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0"/>
    <style:style style:name="ce5" style:family="table-cell" style:parent-style-name="Default" style:data-style-name="N109"/>
    <style:style style:name="ce6" style:family="table-cell" style:parent-style-name="Default">
      <style:text-properties style:font-name="Liberation Sans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  <style:style style:name="T4" style:family="text">
      <style:text-properties style:font-name="Liberation Serif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6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1" office:value-type="float" office:value="80000000" calcext:value-type="float">
            <text:p>8,00E+07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style-name="ce1" office:value-type="float" office:value="1000" calcext:value-type="float">
            <text:p>1,00E+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³ * 10⁷</text:p>
          </table:table-cell>
          <table:table-cell table:number-columns-repeated="2"/>
          <table:table-cell office:value-type="string" calcext:value-type="string">
            <text:p>divider</text:p>
          </table:table-cell>
          <table:table-cell table:formula="of:=DEC2BIN([.E1]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³ * 2⁷ * 5⁷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<text:span text:style-name="T1">10</text:span> * 5⁷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(ms)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/[.A7]*1000" office:value-type="float" office:value="16.6666666666667" calcext:value-type="float">
            <text:p>16,6666666666667</text:p>
          </table:table-cell>
          <table:table-cell table:number-columns-repeated="6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formula="of:=1/[.A8]*1000" office:value-type="float" office:value="16.6389351081531" calcext:value-type="float">
            <text:p>16,6389351081531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6"/>
          <table:table-cell office:value-type="float" office:value="2500" calcext:value-type="float">
            <text:p>250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table:number-columns-repeated="6"/>
          <table:table-cell table:formula="of:=1000/[.G13]" office:value-type="float" office:value="0.4" calcext:value-type="float">
            <text:p>0,4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f<text:span text:style-name="T2">s</text:span></text:p>
          </table:table-cell>
          <table:table-cell office:value-type="string" calcext:value-type="string">
            <text:p>T (ms)</text:p>
          </table:table-cell>
          <table:table-cell table:number-columns-repeated="4"/>
          <table:table-cell table:formula="of:=TRUNC(1000*[.G14])" office:value-type="float" office:value="400" calcext:value-type="float">
            <text:p>400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table:style-name="ce1" office:value-type="float" office:value="1000" calcext:value-type="float">
            <text:p>1,00E+03</text:p>
          </table:table-cell>
          <table:table-cell table:formula="of:=1/[.A16]*1000" office:value-type="float" office:value="1" calcext:value-type="float">
            <text:p>1</text:p>
          </table:table-cell>
          <table:table-cell table:number-columns-repeated="4"/>
          <table:table-cell table:formula="of:=1000000/[.G15]" office:value-type="float" office:value="2500" calcext:value-type="float">
            <text:p>250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table:style-name="ce1" office:value-type="float" office:value="10000" calcext:value-type="float">
            <text:p>1,00E+04</text:p>
          </table:table-cell>
          <table:table-cell table:formula="of:=1/[.A17]*1000"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table:style-name="ce1" office:value-type="float" office:value="100000" calcext:value-type="float">
            <text:p>1,00E+05</text:p>
          </table:table-cell>
          <table:table-cell table:formula="of:=1/[.A18]*1000" office:value-type="float" office:value="0.01" calcext:value-type="float">
            <text:p>0,01</text:p>
          </table:table-cell>
          <table:table-cell table:number-columns-repeated="6"/>
        </table:table-row>
      </table:table>
      <table:table table:name="Sheet2" table:style-name="ta1">
        <table:shapes>
          <draw:frame draw:z-index="0" draw:style-name="gr1" draw:text-style-name="P1" svg:width="19.1cm" svg:height="10.748cm" svg:x="10.012cm" svg:y="0cm">
            <draw:object draw:notify-on-update-of-ranges="Sheet2.A2:Sheet2.A751 Sheet2.B2:Sheet2.B7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Average</text:p>
          </table:table-cell>
          <table:table-cell table:formula="of:=AVERAGE([.A2:.A751])" office:value-type="float" office:value="1205.24933333333" calcext:value-type="float">
            <text:p>1205,2493333333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Min</text:p>
          </table:table-cell>
          <table:table-cell table:formula="of:=MIN([.A2:.A751])"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Max</text:p>
          </table:table-cell>
          <table:table-cell table:formula="of:=MAX([.A2:.A751])"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Average</text:p>
          </table:table-cell>
          <table:table-cell table:formula="of:=AVERAGE([.B2:.B751])" office:value-type="float" office:value="1066.644" calcext:value-type="float">
            <text:p>1066,64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Min</text:p>
          </table:table-cell>
          <table:table-cell table:formula="of:=MIN([.B2:.B751])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Max</text:p>
          </table:table-cell>
          <table:table-cell table:formula="of:=MAX([.B2:.B751])" office:value-type="float" office:value="1887" calcext:value-type="float">
            <text:p>1887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38" calcext:value-type="float">
            <text:p>638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708" calcext:value-type="float">
            <text:p>708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776" calcext:value-type="float">
            <text:p>776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834" calcext:value-type="float">
            <text:p>834</text:p>
          </table:table-cell>
          <table:table-cell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917" calcext:value-type="float">
            <text:p>917</text:p>
          </table:table-cell>
          <table:table-cell table:number-columns-repeated="2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054" calcext:value-type="float">
            <text:p>1054</text:p>
          </table:table-cell>
          <table:table-cell table:number-columns-repeated="2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193" calcext:value-type="float">
            <text:p>1193</text:p>
          </table:table-cell>
          <table:table-cell table:number-columns-repeated="2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281" calcext:value-type="float">
            <text:p>1281</text:p>
          </table:table-cell>
          <table:table-cell table:number-columns-repeated="2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409" calcext:value-type="float">
            <text:p>1409</text:p>
          </table:table-cell>
          <table:table-cell table:number-columns-repeated="2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505" calcext:value-type="float">
            <text:p>1505</text:p>
          </table:table-cell>
          <table:table-cell table:number-columns-repeated="2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593" calcext:value-type="float">
            <text:p>1593</text:p>
          </table:table-cell>
          <table:table-cell table:number-columns-repeated="2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662" calcext:value-type="float">
            <text:p>1662</text:p>
          </table:table-cell>
          <table:table-cell table:number-columns-repeated="2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729" calcext:value-type="float">
            <text:p>1729</text:p>
          </table:table-cell>
          <table:table-cell table:number-columns-repeated="2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778" calcext:value-type="float">
            <text:p>1778</text:p>
          </table:table-cell>
          <table:table-cell table:number-columns-repeated="2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811" calcext:value-type="float">
            <text:p>1811</text:p>
          </table:table-cell>
          <table:table-cell table:number-columns-repeated="2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838" calcext:value-type="float">
            <text:p>1838</text:p>
          </table:table-cell>
          <table:table-cell table:number-columns-repeated="2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849" calcext:value-type="float">
            <text:p>1849</text:p>
          </table:table-cell>
          <table:table-cell table:number-columns-repeated="2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845" calcext:value-type="float">
            <text:p>1845</text:p>
          </table:table-cell>
          <table:table-cell table:number-columns-repeated="2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856" calcext:value-type="float">
            <text:p>1856</text:p>
          </table:table-cell>
          <table:table-cell table:number-columns-repeated="2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1839" calcext:value-type="float">
            <text:p>1839</text:p>
          </table:table-cell>
          <table:table-cell table:number-columns-repeated="2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775" calcext:value-type="float">
            <text:p>1775</text:p>
          </table:table-cell>
          <table:table-cell table:number-columns-repeated="2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1687" calcext:value-type="float">
            <text:p>1687</text:p>
          </table:table-cell>
          <table:table-cell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600" calcext:value-type="float">
            <text:p>1600</text:p>
          </table:table-cell>
          <table:table-cell table:number-columns-repeated="2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511" calcext:value-type="float">
            <text:p>1511</text:p>
          </table:table-cell>
          <table:table-cell table:number-columns-repeated="2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372" calcext:value-type="float">
            <text:p>1372</text:p>
          </table:table-cell>
          <table:table-cell table:number-columns-repeated="2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313" calcext:value-type="float">
            <text:p>1313</text:p>
          </table:table-cell>
          <table:table-cell table:number-columns-repeated="2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209" calcext:value-type="float">
            <text:p>1209</text:p>
          </table:table-cell>
          <table:table-cell table:number-columns-repeated="2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068" calcext:value-type="float">
            <text:p>1068</text:p>
          </table:table-cell>
          <table:table-cell table:number-columns-repeated="2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939" calcext:value-type="float">
            <text:p>939</text:p>
          </table:table-cell>
          <table:table-cell table:number-columns-repeated="2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840" calcext:value-type="float">
            <text:p>840</text:p>
          </table:table-cell>
          <table:table-cell table:number-columns-repeated="2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726" calcext:value-type="float">
            <text:p>726</text:p>
          </table:table-cell>
          <table:table-cell table:number-columns-repeated="2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38" calcext:value-type="float">
            <text:p>638</text:p>
          </table:table-cell>
          <table:table-cell table:number-columns-repeated="2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553" calcext:value-type="float">
            <text:p>553</text:p>
          </table:table-cell>
          <table:table-cell table:number-columns-repeated="2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589" calcext:value-type="float">
            <text:p>589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86" calcext:value-type="float">
            <text:p>686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750" calcext:value-type="float">
            <text:p>750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814" calcext:value-type="float">
            <text:p>814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886" calcext:value-type="float">
            <text:p>886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147" calcext:value-type="float">
            <text:p>1147</text:p>
          </table:table-cell>
          <table:table-cell table:number-columns-repeated="2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259" calcext:value-type="float">
            <text:p>1259</text:p>
          </table:table-cell>
          <table:table-cell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364" calcext:value-type="float">
            <text:p>1364</text:p>
          </table:table-cell>
          <table:table-cell table:number-columns-repeated="2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488" calcext:value-type="float">
            <text:p>1488</text:p>
          </table:table-cell>
          <table:table-cell table:number-columns-repeated="2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563" calcext:value-type="float">
            <text:p>1563</text:p>
          </table:table-cell>
          <table:table-cell table:number-columns-repeated="2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642" calcext:value-type="float">
            <text:p>1642</text:p>
          </table:table-cell>
          <table:table-cell table:number-columns-repeated="2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703" calcext:value-type="float">
            <text:p>1703</text:p>
          </table:table-cell>
          <table:table-cell table:number-columns-repeated="2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755" calcext:value-type="float">
            <text:p>1755</text:p>
          </table:table-cell>
          <table:table-cell table:number-columns-repeated="2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805" calcext:value-type="float">
            <text:p>1805</text:p>
          </table:table-cell>
          <table:table-cell table:number-columns-repeated="2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832" calcext:value-type="float">
            <text:p>1832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853" calcext:value-type="float">
            <text:p>1853</text:p>
          </table:table-cell>
          <table:table-cell table:number-columns-repeated="2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845" calcext:value-type="float">
            <text:p>1845</text:p>
          </table:table-cell>
          <table:table-cell table:number-columns-repeated="2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862" calcext:value-type="float">
            <text:p>1862</text:p>
          </table:table-cell>
          <table:table-cell table:number-columns-repeated="2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1845" calcext:value-type="float">
            <text:p>1845</text:p>
          </table:table-cell>
          <table:table-cell table:number-columns-repeated="2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1805" calcext:value-type="float">
            <text:p>1805</text:p>
          </table:table-cell>
          <table:table-cell table:number-columns-repeated="2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713" calcext:value-type="float">
            <text:p>1713</text:p>
          </table:table-cell>
          <table:table-cell table:number-columns-repeated="2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634" calcext:value-type="float">
            <text:p>1634</text:p>
          </table:table-cell>
          <table:table-cell table:number-columns-repeated="2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544" calcext:value-type="float">
            <text:p>1544</text:p>
          </table:table-cell>
          <table:table-cell table:number-columns-repeated="2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469" calcext:value-type="float">
            <text:p>1469</text:p>
          </table:table-cell>
          <table:table-cell table:number-columns-repeated="2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394" calcext:value-type="float">
            <text:p>1394</text:p>
          </table:table-cell>
          <table:table-cell table:number-columns-repeated="2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336" calcext:value-type="float">
            <text:p>1336</text:p>
          </table:table-cell>
          <table:table-cell table:number-columns-repeated="2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254" calcext:value-type="float">
            <text:p>1254</text:p>
          </table:table-cell>
          <table:table-cell table:number-columns-repeated="2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135" calcext:value-type="float">
            <text:p>1135</text:p>
          </table:table-cell>
          <table:table-cell table:number-columns-repeated="2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989" calcext:value-type="float">
            <text:p>989</text:p>
          </table:table-cell>
          <table:table-cell table:number-columns-repeated="2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883" calcext:value-type="float">
            <text:p>883</text:p>
          </table:table-cell>
          <table:table-cell table:number-columns-repeated="2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769" calcext:value-type="float">
            <text:p>769</text:p>
          </table:table-cell>
          <table:table-cell table:number-columns-repeated="2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672" calcext:value-type="float">
            <text:p>672</text:p>
          </table:table-cell>
          <table:table-cell table:number-columns-repeated="2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583" calcext:value-type="float">
            <text:p>583</text:p>
          </table:table-cell>
          <table:table-cell table:number-columns-repeated="2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55" calcext:value-type="float">
            <text:p>655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733" calcext:value-type="float">
            <text:p>733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794" calcext:value-type="float">
            <text:p>794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852" calcext:value-type="float">
            <text:p>852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950" calcext:value-type="float">
            <text:p>950</text:p>
          </table:table-cell>
          <table:table-cell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107" calcext:value-type="float">
            <text:p>1107</text:p>
          </table:table-cell>
          <table:table-cell table:number-columns-repeated="2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217" calcext:value-type="float">
            <text:p>1217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317" calcext:value-type="float">
            <text:p>1317</text:p>
          </table:table-cell>
          <table:table-cell table:number-columns-repeated="2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439" calcext:value-type="float">
            <text:p>1439</text:p>
          </table:table-cell>
          <table:table-cell table:number-columns-repeated="2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527" calcext:value-type="float">
            <text:p>1527</text:p>
          </table:table-cell>
          <table:table-cell table:number-columns-repeated="2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619" calcext:value-type="float">
            <text:p>1619</text:p>
          </table:table-cell>
          <table:table-cell table:number-columns-repeated="2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86" calcext:value-type="float">
            <text:p>1686</text:p>
          </table:table-cell>
          <table:table-cell table:number-columns-repeated="2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739" calcext:value-type="float">
            <text:p>1739</text:p>
          </table:table-cell>
          <table:table-cell table:number-columns-repeated="2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785" calcext:value-type="float">
            <text:p>1785</text:p>
          </table:table-cell>
          <table:table-cell table:number-columns-repeated="2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823" calcext:value-type="float">
            <text:p>1823</text:p>
          </table:table-cell>
          <table:table-cell table:number-columns-repeated="2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843" calcext:value-type="float">
            <text:p>1843</text:p>
          </table:table-cell>
          <table:table-cell table:number-columns-repeated="2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841" calcext:value-type="float">
            <text:p>1841</text:p>
          </table:table-cell>
          <table:table-cell table:number-columns-repeated="2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853" calcext:value-type="float">
            <text:p>1853</text:p>
          </table:table-cell>
          <table:table-cell table:number-columns-repeated="2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841" calcext:value-type="float">
            <text:p>1841</text:p>
          </table:table-cell>
          <table:table-cell table:number-columns-repeated="2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823" calcext:value-type="float">
            <text:p>1823</text:p>
          </table:table-cell>
          <table:table-cell table:number-columns-repeated="2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1752" calcext:value-type="float">
            <text:p>1752</text:p>
          </table:table-cell>
          <table:table-cell table:number-columns-repeated="2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669" calcext:value-type="float">
            <text:p>1669</text:p>
          </table:table-cell>
          <table:table-cell table:number-columns-repeated="2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1577" calcext:value-type="float">
            <text:p>1577</text:p>
          </table:table-cell>
          <table:table-cell table:number-columns-repeated="2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1494" calcext:value-type="float">
            <text:p>1494</text:p>
          </table:table-cell>
          <table:table-cell table:number-columns-repeated="2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428" calcext:value-type="float">
            <text:p>1428</text:p>
          </table:table-cell>
          <table:table-cell table:number-columns-repeated="2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363" calcext:value-type="float">
            <text:p>1363</text:p>
          </table:table-cell>
          <table:table-cell table:number-columns-repeated="2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291" calcext:value-type="float">
            <text:p>1291</text:p>
          </table:table-cell>
          <table:table-cell table:number-columns-repeated="2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180" calcext:value-type="float">
            <text:p>1180</text:p>
          </table:table-cell>
          <table:table-cell table:number-columns-repeated="2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036" calcext:value-type="float">
            <text:p>1036</text:p>
          </table:table-cell>
          <table:table-cell table:number-columns-repeated="2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920" calcext:value-type="float">
            <text:p>920</text:p>
          </table:table-cell>
          <table:table-cell table:number-columns-repeated="2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817" calcext:value-type="float">
            <text:p>817</text:p>
          </table:table-cell>
          <table:table-cell table:number-columns-repeated="2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704" calcext:value-type="float">
            <text:p>704</text:p>
          </table:table-cell>
          <table:table-cell table:number-columns-repeated="2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619" calcext:value-type="float">
            <text:p>619</text:p>
          </table:table-cell>
          <table:table-cell table:number-columns-repeated="2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22" calcext:value-type="float">
            <text:p>622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702" calcext:value-type="float">
            <text:p>702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769" calcext:value-type="float">
            <text:p>769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827" calcext:value-type="float">
            <text:p>82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02" calcext:value-type="float">
            <text:p>902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040" calcext:value-type="float">
            <text:p>1040</text:p>
          </table:table-cell>
          <table:table-cell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178" calcext:value-type="float">
            <text:p>1178</text:p>
          </table:table-cell>
          <table:table-cell table:number-columns-repeated="2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284" calcext:value-type="float">
            <text:p>1284</text:p>
          </table:table-cell>
          <table:table-cell table:number-columns-repeated="2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393" calcext:value-type="float">
            <text:p>1393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498" calcext:value-type="float">
            <text:p>1498</text:p>
          </table:table-cell>
          <table:table-cell table:number-columns-repeated="2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583" calcext:value-type="float">
            <text:p>1583</text:p>
          </table:table-cell>
          <table:table-cell table:number-columns-repeated="2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661" calcext:value-type="float">
            <text:p>1661</text:p>
          </table:table-cell>
          <table:table-cell table:number-columns-repeated="2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721" calcext:value-type="float">
            <text:p>1721</text:p>
          </table:table-cell>
          <table:table-cell table:number-columns-repeated="2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769" calcext:value-type="float">
            <text:p>1769</text:p>
          </table:table-cell>
          <table:table-cell table:number-columns-repeated="2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808" calcext:value-type="float">
            <text:p>1808</text:p>
          </table:table-cell>
          <table:table-cell table:number-columns-repeated="2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836" calcext:value-type="float">
            <text:p>1836</text:p>
          </table:table-cell>
          <table:table-cell table:number-columns-repeated="2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849" calcext:value-type="float">
            <text:p>1849</text:p>
          </table:table-cell>
          <table:table-cell table:number-columns-repeated="2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845" calcext:value-type="float">
            <text:p>1845</text:p>
          </table:table-cell>
          <table:table-cell table:number-columns-repeated="2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859" calcext:value-type="float">
            <text:p>1859</text:p>
          </table:table-cell>
          <table:table-cell table:number-columns-repeated="2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834" calcext:value-type="float">
            <text:p>1834</text:p>
          </table:table-cell>
          <table:table-cell table:number-columns-repeated="2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785" calcext:value-type="float">
            <text:p>1785</text:p>
          </table:table-cell>
          <table:table-cell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696" calcext:value-type="float">
            <text:p>1696</text:p>
          </table:table-cell>
          <table:table-cell table:number-columns-repeated="2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607" calcext:value-type="float">
            <text:p>1607</text:p>
          </table:table-cell>
          <table:table-cell table:number-columns-repeated="2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535" calcext:value-type="float">
            <text:p>1535</text:p>
          </table:table-cell>
          <table:table-cell table:number-columns-repeated="2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1449" calcext:value-type="float">
            <text:p>1449</text:p>
          </table:table-cell>
          <table:table-cell table:number-columns-repeated="2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386" calcext:value-type="float">
            <text:p>1386</text:p>
          </table:table-cell>
          <table:table-cell table:number-columns-repeated="2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324" calcext:value-type="float">
            <text:p>1324</text:p>
          </table:table-cell>
          <table:table-cell table:number-columns-repeated="2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231" calcext:value-type="float">
            <text:p>1231</text:p>
          </table:table-cell>
          <table:table-cell table:number-columns-repeated="2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963" calcext:value-type="float">
            <text:p>963</text:p>
          </table:table-cell>
          <table:table-cell table:number-columns-repeated="2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844" calcext:value-type="float">
            <text:p>844</text:p>
          </table:table-cell>
          <table:table-cell table:number-columns-repeated="2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750" calcext:value-type="float">
            <text:p>750</text:p>
          </table:table-cell>
          <table:table-cell table:number-columns-repeated="2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661" calcext:value-type="float">
            <text:p>661</text:p>
          </table:table-cell>
          <table:table-cell table:number-columns-repeated="2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594" calcext:value-type="float">
            <text:p>594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79" calcext:value-type="float">
            <text:p>679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749" calcext:value-type="float">
            <text:p>749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811" calcext:value-type="float">
            <text:p>81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985" calcext:value-type="float">
            <text:p>985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129" calcext:value-type="float">
            <text:p>1129</text:p>
          </table:table-cell>
          <table:table-cell table:number-columns-repeated="2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239" calcext:value-type="float">
            <text:p>1239</text:p>
          </table:table-cell>
          <table:table-cell table:number-columns-repeated="2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357" calcext:value-type="float">
            <text:p>1357</text:p>
          </table:table-cell>
          <table:table-cell table:number-columns-repeated="2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462" calcext:value-type="float">
            <text:p>1462</text:p>
          </table:table-cell>
          <table:table-cell table:number-columns-repeated="2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551" calcext:value-type="float">
            <text:p>1551</text:p>
          </table:table-cell>
          <table:table-cell table:number-columns-repeated="2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629" calcext:value-type="float">
            <text:p>1629</text:p>
          </table:table-cell>
          <table:table-cell table:number-columns-repeated="2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693" calcext:value-type="float">
            <text:p>1693</text:p>
          </table:table-cell>
          <table:table-cell table:number-columns-repeated="2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773" calcext:value-type="float">
            <text:p>1773</text:p>
          </table:table-cell>
          <table:table-cell table:number-columns-repeated="2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793" calcext:value-type="float">
            <text:p>1793</text:p>
          </table:table-cell>
          <table:table-cell table:number-columns-repeated="2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829" calcext:value-type="float">
            <text:p>1829</text:p>
          </table:table-cell>
          <table:table-cell table:number-columns-repeated="2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844" calcext:value-type="float">
            <text:p>1844</text:p>
          </table:table-cell>
          <table:table-cell table:number-columns-repeated="2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849" calcext:value-type="float">
            <text:p>1849</text:p>
          </table:table-cell>
          <table:table-cell table:number-columns-repeated="2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862" calcext:value-type="float">
            <text:p>1862</text:p>
          </table:table-cell>
          <table:table-cell table:number-columns-repeated="2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848" calcext:value-type="float">
            <text:p>1848</text:p>
          </table:table-cell>
          <table:table-cell table:number-columns-repeated="2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823" calcext:value-type="float">
            <text:p>1823</text:p>
          </table:table-cell>
          <table:table-cell table:number-columns-repeated="2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1727" calcext:value-type="float">
            <text:p>1727</text:p>
          </table:table-cell>
          <table:table-cell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643" calcext:value-type="float">
            <text:p>1643</text:p>
          </table:table-cell>
          <table:table-cell table:number-columns-repeated="2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557" calcext:value-type="float">
            <text:p>1557</text:p>
          </table:table-cell>
          <table:table-cell table:number-columns-repeated="2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474" calcext:value-type="float">
            <text:p>1474</text:p>
          </table:table-cell>
          <table:table-cell table:number-columns-repeated="2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407" calcext:value-type="float">
            <text:p>1407</text:p>
          </table:table-cell>
          <table:table-cell table:number-columns-repeated="2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342" calcext:value-type="float">
            <text:p>1342</text:p>
          </table:table-cell>
          <table:table-cell table:number-columns-repeated="2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270" calcext:value-type="float">
            <text:p>1270</text:p>
          </table:table-cell>
          <table:table-cell table:number-columns-repeated="2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142" calcext:value-type="float">
            <text:p>1142</text:p>
          </table:table-cell>
          <table:table-cell table:number-columns-repeated="2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992" calcext:value-type="float">
            <text:p>992</text:p>
          </table:table-cell>
          <table:table-cell table:number-columns-repeated="2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897" calcext:value-type="float">
            <text:p>897</text:p>
          </table:table-cell>
          <table:table-cell table:number-columns-repeated="2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791" calcext:value-type="float">
            <text:p>791</text:p>
          </table:table-cell>
          <table:table-cell table:number-columns-repeated="2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681" calcext:value-type="float">
            <text:p>681</text:p>
          </table:table-cell>
          <table:table-cell table:number-columns-repeated="2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597" calcext:value-type="float">
            <text:p>597</text:p>
          </table:table-cell>
          <table:table-cell table:number-columns-repeated="2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43" calcext:value-type="float">
            <text:p>643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722" calcext:value-type="float">
            <text:p>722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89" calcext:value-type="float">
            <text:p>789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847" calcext:value-type="float">
            <text:p>847</text:p>
          </table:table-cell>
          <table:table-cell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935" calcext:value-type="float">
            <text:p>935</text:p>
          </table:table-cell>
          <table:table-cell table:number-columns-repeated="2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074" calcext:value-type="float">
            <text:p>1074</text:p>
          </table:table-cell>
          <table:table-cell table:number-columns-repeated="2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211" calcext:value-type="float">
            <text:p>1211</text:p>
          </table:table-cell>
          <table:table-cell table:number-columns-repeated="2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305" calcext:value-type="float">
            <text:p>1305</text:p>
          </table:table-cell>
          <table:table-cell table:number-columns-repeated="2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423" calcext:value-type="float">
            <text:p>1423</text:p>
          </table:table-cell>
          <table:table-cell table:number-columns-repeated="2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516" calcext:value-type="float">
            <text:p>1516</text:p>
          </table:table-cell>
          <table:table-cell table:number-columns-repeated="2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611" calcext:value-type="float">
            <text:p>1611</text:p>
          </table:table-cell>
          <table:table-cell table:number-columns-repeated="2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667" calcext:value-type="float">
            <text:p>1667</text:p>
          </table:table-cell>
          <table:table-cell table:number-columns-repeated="2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728" calcext:value-type="float">
            <text:p>1728</text:p>
          </table:table-cell>
          <table:table-cell table:number-columns-repeated="2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778" calcext:value-type="float">
            <text:p>1778</text:p>
          </table:table-cell>
          <table:table-cell table:number-columns-repeated="2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301" calcext:value-type="float">
            <text:p>1301</text:p>
          </table:table-cell>
          <table:table-cell table:number-columns-repeated="2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191" calcext:value-type="float">
            <text:p>1191</text:p>
          </table:table-cell>
          <table:table-cell table:number-columns-repeated="2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052" calcext:value-type="float">
            <text:p>1052</text:p>
          </table:table-cell>
          <table:table-cell table:number-columns-repeated="2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925" calcext:value-type="float">
            <text:p>925</text:p>
          </table:table-cell>
          <table:table-cell table:number-columns-repeated="2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823" calcext:value-type="float">
            <text:p>823</text:p>
          </table:table-cell>
          <table:table-cell table:number-columns-repeated="2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711" calcext:value-type="float">
            <text:p>711</text:p>
          </table:table-cell>
          <table:table-cell table:number-columns-repeated="2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623" calcext:value-type="float">
            <text:p>623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541" calcext:value-type="float">
            <text:p>541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19" calcext:value-type="float">
            <text:p>619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764" calcext:value-type="float">
            <text:p>764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839" calcext:value-type="float">
            <text:p>839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889" calcext:value-type="float">
            <text:p>889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035" calcext:value-type="float">
            <text:p>1035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170" calcext:value-type="float">
            <text:p>1170</text:p>
          </table:table-cell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275" calcext:value-type="float">
            <text:p>1275</text:p>
          </table:table-cell>
          <table:table-cell table:number-columns-repeated="2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388" calcext:value-type="float">
            <text:p>1388</text:p>
          </table:table-cell>
          <table:table-cell table:number-columns-repeated="2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484" calcext:value-type="float">
            <text:p>1484</text:p>
          </table:table-cell>
          <table:table-cell table:number-columns-repeated="2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582" calcext:value-type="float">
            <text:p>1582</text:p>
          </table:table-cell>
          <table:table-cell table:number-columns-repeated="2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661" calcext:value-type="float">
            <text:p>1661</text:p>
          </table:table-cell>
          <table:table-cell table:number-columns-repeated="2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715" calcext:value-type="float">
            <text:p>1715</text:p>
          </table:table-cell>
          <table:table-cell table:number-columns-repeated="2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765" calcext:value-type="float">
            <text:p>1765</text:p>
          </table:table-cell>
          <table:table-cell table:number-columns-repeated="2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802" calcext:value-type="float">
            <text:p>1802</text:p>
          </table:table-cell>
          <table:table-cell table:number-columns-repeated="2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833" calcext:value-type="float">
            <text:p>1833</text:p>
          </table:table-cell>
          <table:table-cell table:number-columns-repeated="2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844" calcext:value-type="float">
            <text:p>1844</text:p>
          </table:table-cell>
          <table:table-cell table:number-columns-repeated="2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841" calcext:value-type="float">
            <text:p>1841</text:p>
          </table:table-cell>
          <table:table-cell table:number-columns-repeated="2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831" calcext:value-type="float">
            <text:p>1831</text:p>
          </table:table-cell>
          <table:table-cell table:number-columns-repeated="2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1837" calcext:value-type="float">
            <text:p>1837</text:p>
          </table:table-cell>
          <table:table-cell table:number-columns-repeated="2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786" calcext:value-type="float">
            <text:p>1786</text:p>
          </table:table-cell>
          <table:table-cell table:number-columns-repeated="2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705" calcext:value-type="float">
            <text:p>1705</text:p>
          </table:table-cell>
          <table:table-cell table:number-columns-repeated="2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621" calcext:value-type="float">
            <text:p>1621</text:p>
          </table:table-cell>
          <table:table-cell table:number-columns-repeated="2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531" calcext:value-type="float">
            <text:p>1531</text:p>
          </table:table-cell>
          <table:table-cell table:number-columns-repeated="2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453" calcext:value-type="float">
            <text:p>1453</text:p>
          </table:table-cell>
          <table:table-cell table:number-columns-repeated="2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389" calcext:value-type="float">
            <text:p>1389</text:p>
          </table:table-cell>
          <table:table-cell table:number-columns-repeated="2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327" calcext:value-type="float">
            <text:p>1327</text:p>
          </table:table-cell>
          <table:table-cell table:number-columns-repeated="2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252" calcext:value-type="float">
            <text:p>1252</text:p>
          </table:table-cell>
          <table:table-cell table:number-columns-repeated="2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099" calcext:value-type="float">
            <text:p>1099</text:p>
          </table:table-cell>
          <table:table-cell table:number-columns-repeated="2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968" calcext:value-type="float">
            <text:p>968</text:p>
          </table:table-cell>
          <table:table-cell table:number-columns-repeated="2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864" calcext:value-type="float">
            <text:p>864</text:p>
          </table:table-cell>
          <table:table-cell table:number-columns-repeated="2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746" calcext:value-type="float">
            <text:p>746</text:p>
          </table:table-cell>
          <table:table-cell table:number-columns-repeated="2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610" calcext:value-type="float">
            <text:p>610</text:p>
          </table:table-cell>
          <table:table-cell table:number-columns-repeated="2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86" calcext:value-type="float">
            <text:p>586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70" calcext:value-type="float">
            <text:p>670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734" calcext:value-type="float">
            <text:p>734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813" calcext:value-type="float">
            <text:p>813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862" calcext:value-type="float">
            <text:p>862</text:p>
          </table:table-cell>
          <table:table-cell table:number-columns-repeated="2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985" calcext:value-type="float">
            <text:p>985</text:p>
          </table:table-cell>
          <table:table-cell table:number-columns-repeated="2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111" calcext:value-type="float">
            <text:p>1111</text:p>
          </table:table-cell>
          <table:table-cell table:number-columns-repeated="2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238" calcext:value-type="float">
            <text:p>1238</text:p>
          </table:table-cell>
          <table:table-cell table:number-columns-repeated="2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337" calcext:value-type="float">
            <text:p>1337</text:p>
          </table:table-cell>
          <table:table-cell table:number-columns-repeated="2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453" calcext:value-type="float">
            <text:p>1453</text:p>
          </table:table-cell>
          <table:table-cell table:number-columns-repeated="2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548" calcext:value-type="float">
            <text:p>1548</text:p>
          </table:table-cell>
          <table:table-cell table:number-columns-repeated="2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627" calcext:value-type="float">
            <text:p>1627</text:p>
          </table:table-cell>
          <table:table-cell table:number-columns-repeated="2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685" calcext:value-type="float">
            <text:p>1685</text:p>
          </table:table-cell>
          <table:table-cell table:number-columns-repeated="2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756" calcext:value-type="float">
            <text:p>1756</text:p>
          </table:table-cell>
          <table:table-cell table:number-columns-repeated="2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792" calcext:value-type="float">
            <text:p>1792</text:p>
          </table:table-cell>
          <table:table-cell table:number-columns-repeated="2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826" calcext:value-type="float">
            <text:p>1826</text:p>
          </table:table-cell>
          <table:table-cell table:number-columns-repeated="2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841" calcext:value-type="float">
            <text:p>1841</text:p>
          </table:table-cell>
          <table:table-cell table:number-columns-repeated="2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846" calcext:value-type="float">
            <text:p>1846</text:p>
          </table:table-cell>
          <table:table-cell table:number-columns-repeated="2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887" calcext:value-type="float">
            <text:p>1887</text:p>
          </table:table-cell>
          <table:table-cell table:number-columns-repeated="2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850" calcext:value-type="float">
            <text:p>1850</text:p>
          </table:table-cell>
          <table:table-cell table:number-columns-repeated="2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1815" calcext:value-type="float">
            <text:p>1815</text:p>
          </table:table-cell>
          <table:table-cell table:number-columns-repeated="2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1737" calcext:value-type="float">
            <text:p>1737</text:p>
          </table:table-cell>
          <table:table-cell table:number-columns-repeated="2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1649" calcext:value-type="float">
            <text:p>1649</text:p>
          </table:table-cell>
          <table:table-cell table:number-columns-repeated="2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563" calcext:value-type="float">
            <text:p>1563</text:p>
          </table:table-cell>
          <table:table-cell table:number-columns-repeated="2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475" calcext:value-type="float">
            <text:p>1475</text:p>
          </table:table-cell>
          <table:table-cell table:number-columns-repeated="2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1412" calcext:value-type="float">
            <text:p>1412</text:p>
          </table:table-cell>
          <table:table-cell table:number-columns-repeated="2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347" calcext:value-type="float">
            <text:p>1347</text:p>
          </table:table-cell>
          <table:table-cell table:number-columns-repeated="2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274" calcext:value-type="float">
            <text:p>1274</text:p>
          </table:table-cell>
          <table:table-cell table:number-columns-repeated="2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151" calcext:value-type="float">
            <text:p>1151</text:p>
          </table:table-cell>
          <table:table-cell table:number-columns-repeated="2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015" calcext:value-type="float">
            <text:p>1015</text:p>
          </table:table-cell>
          <table:table-cell table:number-columns-repeated="2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931" calcext:value-type="float">
            <text:p>931</text:p>
          </table:table-cell>
          <table:table-cell table:number-columns-repeated="2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794" calcext:value-type="float">
            <text:p>794</text:p>
          </table:table-cell>
          <table:table-cell table:number-columns-repeated="2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689" calcext:value-type="float">
            <text:p>689</text:p>
          </table:table-cell>
          <table:table-cell table:number-columns-repeated="2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597" calcext:value-type="float">
            <text:p>597</text:p>
          </table:table-cell>
          <table:table-cell table:number-columns-repeated="2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598" calcext:value-type="float">
            <text:p>598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716" calcext:value-type="float">
            <text:p>716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784" calcext:value-type="float">
            <text:p>784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837" calcext:value-type="float">
            <text:p>837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926" calcext:value-type="float">
            <text:p>926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068" calcext:value-type="float">
            <text:p>1068</text:p>
          </table:table-cell>
          <table:table-cell table:number-columns-repeated="2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195" calcext:value-type="float">
            <text:p>1195</text:p>
          </table:table-cell>
          <table:table-cell table:number-columns-repeated="2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304" calcext:value-type="float">
            <text:p>1304</text:p>
          </table:table-cell>
          <table:table-cell table:number-columns-repeated="2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413" calcext:value-type="float">
            <text:p>1413</text:p>
          </table:table-cell>
          <table:table-cell table:number-columns-repeated="2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516" calcext:value-type="float">
            <text:p>1516</text:p>
          </table:table-cell>
          <table:table-cell table:number-columns-repeated="2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598" calcext:value-type="float">
            <text:p>1598</text:p>
          </table:table-cell>
          <table:table-cell table:number-columns-repeated="2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671" calcext:value-type="float">
            <text:p>1671</text:p>
          </table:table-cell>
          <table:table-cell table:number-columns-repeated="2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731" calcext:value-type="float">
            <text:p>1731</text:p>
          </table:table-cell>
          <table:table-cell table:number-columns-repeated="2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780" calcext:value-type="float">
            <text:p>1780</text:p>
          </table:table-cell>
          <table:table-cell table:number-columns-repeated="2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816" calcext:value-type="float">
            <text:p>1816</text:p>
          </table:table-cell>
          <table:table-cell table:number-columns-repeated="2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840" calcext:value-type="float">
            <text:p>1840</text:p>
          </table:table-cell>
          <table:table-cell table:number-columns-repeated="2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847" calcext:value-type="float">
            <text:p>1847</text:p>
          </table:table-cell>
          <table:table-cell table:number-columns-repeated="2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844" calcext:value-type="float">
            <text:p>1844</text:p>
          </table:table-cell>
          <table:table-cell table:number-columns-repeated="2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857" calcext:value-type="float">
            <text:p>1857</text:p>
          </table:table-cell>
          <table:table-cell table:number-columns-repeated="2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829" calcext:value-type="float">
            <text:p>1829</text:p>
          </table:table-cell>
          <table:table-cell table:number-columns-repeated="2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761" calcext:value-type="float">
            <text:p>1761</text:p>
          </table:table-cell>
          <table:table-cell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1686" calcext:value-type="float">
            <text:p>1686</text:p>
          </table:table-cell>
          <table:table-cell table:number-columns-repeated="2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595" calcext:value-type="float">
            <text:p>1595</text:p>
          </table:table-cell>
          <table:table-cell table:number-columns-repeated="2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509" calcext:value-type="float">
            <text:p>1509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435" calcext:value-type="float">
            <text:p>1435</text:p>
          </table:table-cell>
          <table:table-cell table:number-columns-repeated="2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384" calcext:value-type="float">
            <text:p>1384</text:p>
          </table:table-cell>
          <table:table-cell table:number-columns-repeated="2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320" calcext:value-type="float">
            <text:p>1320</text:p>
          </table:table-cell>
          <table:table-cell table:number-columns-repeated="2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205" calcext:value-type="float">
            <text:p>1205</text:p>
          </table:table-cell>
          <table:table-cell table:number-columns-repeated="2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063" calcext:value-type="float">
            <text:p>1063</text:p>
          </table:table-cell>
          <table:table-cell table:number-columns-repeated="2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936" calcext:value-type="float">
            <text:p>936</text:p>
          </table:table-cell>
          <table:table-cell table:number-columns-repeated="2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828" calcext:value-type="float">
            <text:p>828</text:p>
          </table:table-cell>
          <table:table-cell table:number-columns-repeated="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724" calcext:value-type="float">
            <text:p>724</text:p>
          </table:table-cell>
          <table:table-cell table:number-columns-repeated="2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626" calcext:value-type="float">
            <text:p>626</text:p>
          </table:table-cell>
          <table:table-cell table:number-columns-repeated="2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12" calcext:value-type="float">
            <text:p>612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94" calcext:value-type="float">
            <text:p>694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753" calcext:value-type="float">
            <text:p>753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844" calcext:value-type="float">
            <text:p>844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894" calcext:value-type="float">
            <text:p>894</text:p>
          </table:table-cell>
          <table:table-cell table:number-columns-repeated="2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017" calcext:value-type="float">
            <text:p>1017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147" calcext:value-type="float">
            <text:p>1147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264" calcext:value-type="float">
            <text:p>1264</text:p>
          </table:table-cell>
          <table:table-cell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385" calcext:value-type="float">
            <text:p>1385</text:p>
          </table:table-cell>
          <table:table-cell table:number-columns-repeated="2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484" calcext:value-type="float">
            <text:p>1484</text:p>
          </table:table-cell>
          <table:table-cell table:number-columns-repeated="2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556" calcext:value-type="float">
            <text:p>1556</text:p>
          </table:table-cell>
          <table:table-cell table:number-columns-repeated="2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638" calcext:value-type="float">
            <text:p>1638</text:p>
          </table:table-cell>
          <table:table-cell table:number-columns-repeated="2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709" calcext:value-type="float">
            <text:p>1709</text:p>
          </table:table-cell>
          <table:table-cell table:number-columns-repeated="2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760" calcext:value-type="float">
            <text:p>1760</text:p>
          </table:table-cell>
          <table:table-cell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829" calcext:value-type="float">
            <text:p>1829</text:p>
          </table:table-cell>
          <table:table-cell table:number-columns-repeated="2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839" calcext:value-type="float">
            <text:p>1839</text:p>
          </table:table-cell>
          <table:table-cell table:number-columns-repeated="2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844" calcext:value-type="float">
            <text:p>1844</text:p>
          </table:table-cell>
          <table:table-cell table:number-columns-repeated="2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863" calcext:value-type="float">
            <text:p>1863</text:p>
          </table:table-cell>
          <table:table-cell table:number-columns-repeated="2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842" calcext:value-type="float">
            <text:p>1842</text:p>
          </table:table-cell>
          <table:table-cell table:number-columns-repeated="2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1791" calcext:value-type="float">
            <text:p>1791</text:p>
          </table:table-cell>
          <table:table-cell table:number-columns-repeated="2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713" calcext:value-type="float">
            <text:p>1713</text:p>
          </table:table-cell>
          <table:table-cell table:number-columns-repeated="2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1623" calcext:value-type="float">
            <text:p>1623</text:p>
          </table:table-cell>
          <table:table-cell table:number-columns-repeated="2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537" calcext:value-type="float">
            <text:p>1537</text:p>
          </table:table-cell>
          <table:table-cell table:number-columns-repeated="2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460" calcext:value-type="float">
            <text:p>1460</text:p>
          </table:table-cell>
          <table:table-cell table:number-columns-repeated="2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399" calcext:value-type="float">
            <text:p>1399</text:p>
          </table:table-cell>
          <table:table-cell table:number-columns-repeated="2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334" calcext:value-type="float">
            <text:p>1334</text:p>
          </table:table-cell>
          <table:table-cell table:number-columns-repeated="2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252" calcext:value-type="float">
            <text:p>1252</text:p>
          </table:table-cell>
          <table:table-cell table:number-columns-repeated="2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114" calcext:value-type="float">
            <text:p>1114</text:p>
          </table:table-cell>
          <table:table-cell table:number-columns-repeated="2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931" calcext:value-type="float">
            <text:p>931</text:p>
          </table:table-cell>
          <table:table-cell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875" calcext:value-type="float">
            <text:p>875</text:p>
          </table:table-cell>
          <table:table-cell table:number-columns-repeated="2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753" calcext:value-type="float">
            <text:p>753</text:p>
          </table:table-cell>
          <table:table-cell table:number-columns-repeated="2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666" calcext:value-type="float">
            <text:p>666</text:p>
          </table:table-cell>
          <table:table-cell table:number-columns-repeated="2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583" calcext:value-type="float">
            <text:p>583</text:p>
          </table:table-cell>
          <table:table-cell table:number-columns-repeated="2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581" calcext:value-type="float">
            <text:p>581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65" calcext:value-type="float">
            <text:p>665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737" calcext:value-type="float">
            <text:p>737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802" calcext:value-type="float">
            <text:p>802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858" calcext:value-type="float">
            <text:p>858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961" calcext:value-type="float">
            <text:p>961</text:p>
          </table:table-cell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104" calcext:value-type="float">
            <text:p>1104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227" calcext:value-type="float">
            <text:p>1227</text:p>
          </table:table-cell>
          <table:table-cell table:number-columns-repeated="2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327" calcext:value-type="float">
            <text:p>1327</text:p>
          </table:table-cell>
          <table:table-cell table:number-columns-repeated="2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444" calcext:value-type="float">
            <text:p>1444</text:p>
          </table:table-cell>
          <table:table-cell table:number-columns-repeated="2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534" calcext:value-type="float">
            <text:p>1534</text:p>
          </table:table-cell>
          <table:table-cell table:number-columns-repeated="2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624" calcext:value-type="float">
            <text:p>1624</text:p>
          </table:table-cell>
          <table:table-cell table:number-columns-repeated="2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684" calcext:value-type="float">
            <text:p>1684</text:p>
          </table:table-cell>
          <table:table-cell table:number-columns-repeated="2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745" calcext:value-type="float">
            <text:p>1745</text:p>
          </table:table-cell>
          <table:table-cell table:number-columns-repeated="2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785" calcext:value-type="float">
            <text:p>1785</text:p>
          </table:table-cell>
          <table:table-cell table:number-columns-repeated="2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824" calcext:value-type="float">
            <text:p>1824</text:p>
          </table:table-cell>
          <table:table-cell table:number-columns-repeated="2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841" calcext:value-type="float">
            <text:p>1841</text:p>
          </table:table-cell>
          <table:table-cell table:number-columns-repeated="2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852" calcext:value-type="float">
            <text:p>1852</text:p>
          </table:table-cell>
          <table:table-cell table:number-columns-repeated="2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867" calcext:value-type="float">
            <text:p>1867</text:p>
          </table:table-cell>
          <table:table-cell table:number-columns-repeated="2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845" calcext:value-type="float">
            <text:p>1845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823" calcext:value-type="float">
            <text:p>1823</text:p>
          </table:table-cell>
          <table:table-cell table:number-columns-repeated="2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749" calcext:value-type="float">
            <text:p>1749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657" calcext:value-type="float">
            <text:p>1657</text:p>
          </table:table-cell>
          <table:table-cell table:number-columns-repeated="2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573" calcext:value-type="float">
            <text:p>1573</text:p>
          </table:table-cell>
          <table:table-cell table:number-columns-repeated="2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1483" calcext:value-type="float">
            <text:p>1483</text:p>
          </table:table-cell>
          <table:table-cell table:number-columns-repeated="2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423" calcext:value-type="float">
            <text:p>1423</text:p>
          </table:table-cell>
          <table:table-cell table:number-columns-repeated="2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354" calcext:value-type="float">
            <text:p>1354</text:p>
          </table:table-cell>
          <table:table-cell table:number-columns-repeated="2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285" calcext:value-type="float">
            <text:p>1285</text:p>
          </table:table-cell>
          <table:table-cell table:number-columns-repeated="2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161" calcext:value-type="float">
            <text:p>1161</text:p>
          </table:table-cell>
          <table:table-cell table:number-columns-repeated="2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918" calcext:value-type="float">
            <text:p>918</text:p>
          </table:table-cell>
          <table:table-cell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806" calcext:value-type="float">
            <text:p>806</text:p>
          </table:table-cell>
          <table:table-cell table:number-columns-repeated="2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697" calcext:value-type="float">
            <text:p>697</text:p>
          </table:table-cell>
          <table:table-cell table:number-columns-repeated="2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611" calcext:value-type="float">
            <text:p>611</text:p>
          </table:table-cell>
          <table:table-cell table:number-columns-repeated="2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542" calcext:value-type="float">
            <text:p>542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30" calcext:value-type="float">
            <text:p>630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717" calcext:value-type="float">
            <text:p>717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768" calcext:value-type="float">
            <text:p>768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834" calcext:value-type="float">
            <text:p>834</text:p>
          </table:table-cell>
          <table:table-cell table:number-columns-repeated="2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088" calcext:value-type="float">
            <text:p>1088</text:p>
          </table:table-cell>
          <table:table-cell table:number-columns-repeated="2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090" calcext:value-type="float">
            <text:p>1090</text:p>
          </table:table-cell>
          <table:table-cell table:number-columns-repeated="2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1083" calcext:value-type="float">
            <text:p>1083</text:p>
          </table:table-cell>
          <table:table-cell table:number-columns-repeated="2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1090" calcext:value-type="float">
            <text:p>1090</text:p>
          </table:table-cell>
          <table:table-cell table:number-columns-repeated="2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1088" calcext:value-type="float">
            <text:p>1088</text:p>
          </table:table-cell>
          <table:table-cell table:number-columns-repeated="2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090" calcext:value-type="float">
            <text:p>1090</text:p>
          </table:table-cell>
          <table:table-cell table:number-columns-repeated="2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047" calcext:value-type="float">
            <text:p>1047</text:p>
          </table:table-cell>
          <table:table-cell table:number-columns-repeated="2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089" calcext:value-type="float">
            <text:p>1089</text:p>
          </table:table-cell>
          <table:table-cell table:number-columns-repeated="2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088" calcext:value-type="float">
            <text:p>1088</text:p>
          </table:table-cell>
          <table:table-cell table:number-columns-repeated="2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083" calcext:value-type="float">
            <text:p>1083</text:p>
          </table:table-cell>
          <table:table-cell table:number-columns-repeated="2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077" calcext:value-type="float">
            <text:p>1077</text:p>
          </table:table-cell>
          <table:table-cell table:number-columns-repeated="2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088" calcext:value-type="float">
            <text:p>1088</text:p>
          </table:table-cell>
          <table:table-cell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083" calcext:value-type="float">
            <text:p>1083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084" calcext:value-type="float">
            <text:p>1084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083" calcext:value-type="float">
            <text:p>1083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089" calcext:value-type="float">
            <text:p>1089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095" calcext:value-type="float">
            <text:p>1095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083" calcext:value-type="float">
            <text:p>1083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084" calcext:value-type="float">
            <text:p>1084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088" calcext:value-type="float">
            <text:p>1088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084" calcext:value-type="float">
            <text:p>1084</text:p>
          </table:table-cell>
          <table:table-cell table:number-columns-repeated="2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063" calcext:value-type="float">
            <text:p>1063</text:p>
          </table:table-cell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094" calcext:value-type="float">
            <text:p>1094</text:p>
          </table:table-cell>
          <table:table-cell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082" calcext:value-type="float">
            <text:p>1082</text:p>
          </table:table-cell>
          <table:table-cell table:number-columns-repeated="2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083" calcext:value-type="float">
            <text:p>1083</text:p>
          </table:table-cell>
          <table:table-cell table:number-columns-repeated="2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084" calcext:value-type="float">
            <text:p>1084</text:p>
          </table:table-cell>
          <table:table-cell table:number-columns-repeated="2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088" calcext:value-type="float">
            <text:p>1088</text:p>
          </table:table-cell>
          <table:table-cell table:number-columns-repeated="2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089" calcext:value-type="float">
            <text:p>1089</text:p>
          </table:table-cell>
          <table:table-cell table:number-columns-repeated="2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093" calcext:value-type="float">
            <text:p>1093</text:p>
          </table:table-cell>
          <table:table-cell table:number-columns-repeated="2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099" calcext:value-type="float">
            <text:p>1099</text:p>
          </table:table-cell>
          <table:table-cell table:number-columns-repeated="2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1082" calcext:value-type="float">
            <text:p>1082</text:p>
          </table:table-cell>
          <table:table-cell table:number-columns-repeated="2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090" calcext:value-type="float">
            <text:p>1090</text:p>
          </table:table-cell>
          <table:table-cell table:number-columns-repeated="2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090" calcext:value-type="float">
            <text:p>1090</text:p>
          </table:table-cell>
          <table:table-cell table:number-columns-repeated="2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088" calcext:value-type="float">
            <text:p>1088</text:p>
          </table:table-cell>
          <table:table-cell table:number-columns-repeated="2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084" calcext:value-type="float">
            <text:p>1084</text:p>
          </table:table-cell>
          <table:table-cell table:number-columns-repeated="2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083" calcext:value-type="float">
            <text:p>1083</text:p>
          </table:table-cell>
          <table:table-cell table:number-columns-repeated="2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083" calcext:value-type="float">
            <text:p>1083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079" calcext:value-type="float">
            <text:p>1079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084" calcext:value-type="float">
            <text:p>1084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075" calcext:value-type="float">
            <text:p>1075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096" calcext:value-type="float">
            <text:p>1096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081" calcext:value-type="float">
            <text:p>1081</text:p>
          </table:table-cell>
          <table:table-cell table:number-columns-repeated="2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081" calcext:value-type="float">
            <text:p>1081</text:p>
          </table:table-cell>
          <table:table-cell table:number-columns-repeated="2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084" calcext:value-type="float">
            <text:p>1084</text:p>
          </table:table-cell>
          <table:table-cell table:number-columns-repeated="2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077" calcext:value-type="float">
            <text:p>1077</text:p>
          </table:table-cell>
          <table:table-cell table:number-columns-repeated="2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089" calcext:value-type="float">
            <text:p>1089</text:p>
          </table:table-cell>
          <table:table-cell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089" calcext:value-type="float">
            <text:p>1089</text:p>
          </table:table-cell>
          <table:table-cell table:number-columns-repeated="2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088" calcext:value-type="float">
            <text:p>1088</text:p>
          </table:table-cell>
          <table:table-cell table:number-columns-repeated="2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1088" calcext:value-type="float">
            <text:p>1088</text:p>
          </table:table-cell>
          <table:table-cell table:number-columns-repeated="2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1082" calcext:value-type="float">
            <text:p>1082</text:p>
          </table:table-cell>
          <table:table-cell table:number-columns-repeated="2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080" calcext:value-type="float">
            <text:p>1080</text:p>
          </table:table-cell>
          <table:table-cell table:number-columns-repeated="2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080" calcext:value-type="float">
            <text:p>1080</text:p>
          </table:table-cell>
          <table:table-cell table:number-columns-repeated="2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089" calcext:value-type="float">
            <text:p>1089</text:p>
          </table:table-cell>
          <table:table-cell table:number-columns-repeated="2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089" calcext:value-type="float">
            <text:p>1089</text:p>
          </table:table-cell>
          <table:table-cell table:number-columns-repeated="2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084" calcext:value-type="float">
            <text:p>1084</text:p>
          </table:table-cell>
          <table:table-cell table:number-columns-repeated="2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066" calcext:value-type="float">
            <text:p>1066</text:p>
          </table:table-cell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076" calcext:value-type="float">
            <text:p>1076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083" calcext:value-type="float">
            <text:p>1083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083" calcext:value-type="float">
            <text:p>1083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083" calcext:value-type="float">
            <text:p>1083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090" calcext:value-type="float">
            <text:p>1090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083" calcext:value-type="float">
            <text:p>1083</text:p>
          </table:table-cell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082" calcext:value-type="float">
            <text:p>1082</text:p>
          </table:table-cell>
          <table:table-cell table:number-columns-repeated="2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089" calcext:value-type="float">
            <text:p>1089</text:p>
          </table:table-cell>
          <table:table-cell table:number-columns-repeated="2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090" calcext:value-type="float">
            <text:p>1090</text:p>
          </table:table-cell>
          <table:table-cell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088" calcext:value-type="float">
            <text:p>1088</text:p>
          </table:table-cell>
          <table:table-cell table:number-columns-repeated="2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083" calcext:value-type="float">
            <text:p>1083</text:p>
          </table:table-cell>
          <table:table-cell table:number-columns-repeated="2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094" calcext:value-type="float">
            <text:p>1094</text:p>
          </table:table-cell>
          <table:table-cell table:number-columns-repeated="2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079" calcext:value-type="float">
            <text:p>1079</text:p>
          </table:table-cell>
          <table:table-cell table:number-columns-repeated="2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090" calcext:value-type="float">
            <text:p>1090</text:p>
          </table:table-cell>
          <table:table-cell table:number-columns-repeated="2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088" calcext:value-type="float">
            <text:p>1088</text:p>
          </table:table-cell>
          <table:table-cell table:number-columns-repeated="2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054" calcext:value-type="float">
            <text:p>1054</text:p>
          </table:table-cell>
          <table:table-cell table:number-columns-repeated="2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089" calcext:value-type="float">
            <text:p>1089</text:p>
          </table:table-cell>
          <table:table-cell table:number-columns-repeated="2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083" calcext:value-type="float">
            <text:p>1083</text:p>
          </table:table-cell>
          <table:table-cell table:number-columns-repeated="2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081" calcext:value-type="float">
            <text:p>1081</text:p>
          </table:table-cell>
          <table:table-cell table:number-columns-repeated="2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083" calcext:value-type="float">
            <text:p>1083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080" calcext:value-type="float">
            <text:p>1080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090" calcext:value-type="float">
            <text:p>1090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084" calcext:value-type="float">
            <text:p>1084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075" calcext:value-type="float">
            <text:p>1075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083" calcext:value-type="float">
            <text:p>1083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090" calcext:value-type="float">
            <text:p>1090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083" calcext:value-type="float">
            <text:p>1083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084" calcext:value-type="float">
            <text:p>1084</text:p>
          </table:table-cell>
          <table:table-cell table:number-columns-repeated="2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093" calcext:value-type="float">
            <text:p>1093</text:p>
          </table:table-cell>
          <table:table-cell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082" calcext:value-type="float">
            <text:p>1082</text:p>
          </table:table-cell>
          <table:table-cell table:number-columns-repeated="2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082" calcext:value-type="float">
            <text:p>1082</text:p>
          </table:table-cell>
          <table:table-cell table:number-columns-repeated="2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081" calcext:value-type="float">
            <text:p>1081</text:p>
          </table:table-cell>
          <table:table-cell table:number-columns-repeated="2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090" calcext:value-type="float">
            <text:p>1090</text:p>
          </table:table-cell>
          <table:table-cell table:number-columns-repeated="2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088" calcext:value-type="float">
            <text:p>1088</text:p>
          </table:table-cell>
          <table:table-cell table:number-columns-repeated="2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090" calcext:value-type="float">
            <text:p>1090</text:p>
          </table:table-cell>
          <table:table-cell table:number-columns-repeated="2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083" calcext:value-type="float">
            <text:p>1083</text:p>
          </table:table-cell>
          <table:table-cell table:number-columns-repeated="2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1111" calcext:value-type="float">
            <text:p>1111</text:p>
          </table:table-cell>
          <table:table-cell table:number-columns-repeated="2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092" calcext:value-type="float">
            <text:p>1092</text:p>
          </table:table-cell>
          <table:table-cell table:number-columns-repeated="2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096" calcext:value-type="float">
            <text:p>1096</text:p>
          </table:table-cell>
          <table:table-cell table:number-columns-repeated="2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084" calcext:value-type="float">
            <text:p>1084</text:p>
          </table:table-cell>
          <table:table-cell table:number-columns-repeated="2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089" calcext:value-type="float">
            <text:p>1089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079" calcext:value-type="float">
            <text:p>1079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084" calcext:value-type="float">
            <text:p>1084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083" calcext:value-type="float">
            <text:p>1083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083" calcext:value-type="float">
            <text:p>1083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084" calcext:value-type="float">
            <text:p>1084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097" calcext:value-type="float">
            <text:p>1097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127" calcext:value-type="float">
            <text:p>1127</text:p>
          </table:table-cell>
          <table:table-cell table:number-columns-repeated="2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088" calcext:value-type="float">
            <text:p>1088</text:p>
          </table:table-cell>
          <table:table-cell table:number-columns-repeated="2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084" calcext:value-type="float">
            <text:p>1084</text:p>
          </table:table-cell>
          <table:table-cell table:number-columns-repeated="2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089" calcext:value-type="float">
            <text:p>1089</text:p>
          </table:table-cell>
          <table:table-cell table:number-columns-repeated="2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089" calcext:value-type="float">
            <text:p>1089</text:p>
          </table:table-cell>
          <table:table-cell table:number-columns-repeated="2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083" calcext:value-type="float">
            <text:p>1083</text:p>
          </table:table-cell>
          <table:table-cell table:number-columns-repeated="2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1089" calcext:value-type="float">
            <text:p>1089</text:p>
          </table:table-cell>
          <table:table-cell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095" calcext:value-type="float">
            <text:p>1095</text:p>
          </table:table-cell>
          <table:table-cell table:number-columns-repeated="2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084" calcext:value-type="float">
            <text:p>1084</text:p>
          </table:table-cell>
          <table:table-cell table:number-columns-repeated="2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084" calcext:value-type="float">
            <text:p>1084</text:p>
          </table:table-cell>
          <table:table-cell table:number-columns-repeated="2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088" calcext:value-type="float">
            <text:p>1088</text:p>
          </table:table-cell>
          <table:table-cell table:number-columns-repeated="2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088" calcext:value-type="float">
            <text:p>1088</text:p>
          </table:table-cell>
          <table:table-cell table:number-columns-repeated="2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089" calcext:value-type="float">
            <text:p>1089</text:p>
          </table:table-cell>
          <table:table-cell table:number-columns-repeated="2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074" calcext:value-type="float">
            <text:p>1074</text:p>
          </table:table-cell>
          <table:table-cell table:number-columns-repeated="2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084" calcext:value-type="float">
            <text:p>1084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073" calcext:value-type="float">
            <text:p>1073</text:p>
          </table:table-cell>
          <table:table-cell table:number-columns-repeated="2"/>
        </table:table-row>
      </table:table>
      <table:table table:name="Sheet3" table:style-name="ta1">
        <table:shapes>
          <draw:frame draw:z-index="0" draw:style-name="gr1" draw:text-style-name="P1" svg:width="17.401cm" svg:height="10.363cm" svg:x="9.601cm" svg:y="0.903cm">
            <draw:object draw:notify-on-update-of-ranges="Sheet3.A1:Sheet3.A1 Sheet3.A2:Sheet3.A750 Sheet3.B1:Sheet3.B1 Sheet3.B2:Sheet3.B7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formula="of:=[$Sheet2.A2]-[Sheet2.$D$3]" office:value-type="float" office:value="-230.249333333333" calcext:value-type="float">
            <text:p>-230,249333333333</text:p>
          </table:table-cell>
          <table:table-cell table:formula="of:=[$Sheet2.B2]-[Sheet2.$D$8]" office:value-type="float" office:value="-688.644" calcext:value-type="float">
            <text:p>-688,644</text:p>
          </table:table-cell>
        </table:table-row>
        <table:table-row table:style-name="ro1">
          <table:table-cell table:formula="of:=[$Sheet2.A3]-[Sheet2.$D$3]" office:value-type="float" office:value="-257.249333333333" calcext:value-type="float">
            <text:p>-257,249333333333</text:p>
          </table:table-cell>
          <table:table-cell table:formula="of:=[$Sheet2.B3]-[Sheet2.$D$8]" office:value-type="float" office:value="-721.644" calcext:value-type="float">
            <text:p>-721,644</text:p>
          </table:table-cell>
        </table:table-row>
        <table:table-row table:style-name="ro1">
          <table:table-cell table:formula="of:=[$Sheet2.A4]-[Sheet2.$D$3]" office:value-type="float" office:value="-281.249333333333" calcext:value-type="float">
            <text:p>-281,249333333333</text:p>
          </table:table-cell>
          <table:table-cell table:formula="of:=[$Sheet2.B4]-[Sheet2.$D$8]" office:value-type="float" office:value="-721.644" calcext:value-type="float">
            <text:p>-721,644</text:p>
          </table:table-cell>
        </table:table-row>
        <table:table-row table:style-name="ro1">
          <table:table-cell table:formula="of:=[$Sheet2.A5]-[Sheet2.$D$3]" office:value-type="float" office:value="-315.249333333333" calcext:value-type="float">
            <text:p>-315,249333333333</text:p>
          </table:table-cell>
          <table:table-cell table:formula="of:=[$Sheet2.B5]-[Sheet2.$D$8]" office:value-type="float" office:value="-734.644" calcext:value-type="float">
            <text:p>-734,644</text:p>
          </table:table-cell>
        </table:table-row>
        <table:table-row table:style-name="ro1">
          <table:table-cell table:formula="of:=[$Sheet2.A6]-[Sheet2.$D$3]" office:value-type="float" office:value="-324.249333333333" calcext:value-type="float">
            <text:p>-324,249333333333</text:p>
          </table:table-cell>
          <table:table-cell table:formula="of:=[$Sheet2.B6]-[Sheet2.$D$8]" office:value-type="float" office:value="-755.644" calcext:value-type="float">
            <text:p>-755,644</text:p>
          </table:table-cell>
        </table:table-row>
        <table:table-row table:style-name="ro1">
          <table:table-cell table:formula="of:=[$Sheet2.A7]-[Sheet2.$D$3]" office:value-type="float" office:value="-328.249333333333" calcext:value-type="float">
            <text:p>-328,249333333333</text:p>
          </table:table-cell>
          <table:table-cell table:formula="of:=[$Sheet2.B7]-[Sheet2.$D$8]" office:value-type="float" office:value="-729.644" calcext:value-type="float">
            <text:p>-729,644</text:p>
          </table:table-cell>
        </table:table-row>
        <table:table-row table:style-name="ro1">
          <table:table-cell table:formula="of:=[$Sheet2.A8]-[Sheet2.$D$3]" office:value-type="float" office:value="-410.249333333333" calcext:value-type="float">
            <text:p>-410,249333333333</text:p>
          </table:table-cell>
          <table:table-cell table:formula="of:=[$Sheet2.B8]-[Sheet2.$D$8]" office:value-type="float" office:value="-685.644" calcext:value-type="float">
            <text:p>-685,644</text:p>
          </table:table-cell>
        </table:table-row>
        <table:table-row table:style-name="ro1">
          <table:table-cell table:formula="of:=[$Sheet2.A9]-[Sheet2.$D$3]" office:value-type="float" office:value="-382.249333333333" calcext:value-type="float">
            <text:p>-382,249333333333</text:p>
          </table:table-cell>
          <table:table-cell table:formula="of:=[$Sheet2.B9]-[Sheet2.$D$8]" office:value-type="float" office:value="-600.644" calcext:value-type="float">
            <text:p>-600,644</text:p>
          </table:table-cell>
        </table:table-row>
        <table:table-row table:style-name="ro1">
          <table:table-cell table:formula="of:=[$Sheet2.A10]-[Sheet2.$D$3]" office:value-type="float" office:value="-367.249333333333" calcext:value-type="float">
            <text:p>-367,249333333333</text:p>
          </table:table-cell>
          <table:table-cell table:formula="of:=[$Sheet2.B10]-[Sheet2.$D$8]" office:value-type="float" office:value="-506.644" calcext:value-type="float">
            <text:p>-506,644</text:p>
          </table:table-cell>
        </table:table-row>
        <table:table-row table:style-name="ro1">
          <table:table-cell table:formula="of:=[$Sheet2.A11]-[Sheet2.$D$3]" office:value-type="float" office:value="-371.249333333333" calcext:value-type="float">
            <text:p>-371,249333333333</text:p>
          </table:table-cell>
          <table:table-cell table:formula="of:=[$Sheet2.B11]-[Sheet2.$D$8]" office:value-type="float" office:value="-428.644" calcext:value-type="float">
            <text:p>-428,644</text:p>
          </table:table-cell>
        </table:table-row>
        <table:table-row table:style-name="ro1">
          <table:table-cell table:formula="of:=[$Sheet2.A12]-[Sheet2.$D$3]" office:value-type="float" office:value="-361.249333333333" calcext:value-type="float">
            <text:p>-361,249333333333</text:p>
          </table:table-cell>
          <table:table-cell table:formula="of:=[$Sheet2.B12]-[Sheet2.$D$8]" office:value-type="float" office:value="-358.644" calcext:value-type="float">
            <text:p>-358,644</text:p>
          </table:table-cell>
        </table:table-row>
        <table:table-row table:style-name="ro1">
          <table:table-cell table:formula="of:=[$Sheet2.A13]-[Sheet2.$D$3]" office:value-type="float" office:value="-345.249333333333" calcext:value-type="float">
            <text:p>-345,249333333333</text:p>
          </table:table-cell>
          <table:table-cell table:formula="of:=[$Sheet2.B13]-[Sheet2.$D$8]" office:value-type="float" office:value="-290.644" calcext:value-type="float">
            <text:p>-290,644</text:p>
          </table:table-cell>
        </table:table-row>
        <table:table-row table:style-name="ro1">
          <table:table-cell table:formula="of:=[$Sheet2.A14]-[Sheet2.$D$3]" office:value-type="float" office:value="-282.249333333333" calcext:value-type="float">
            <text:p>-282,249333333333</text:p>
          </table:table-cell>
          <table:table-cell table:formula="of:=[$Sheet2.B14]-[Sheet2.$D$8]" office:value-type="float" office:value="-232.644" calcext:value-type="float">
            <text:p>-232,644</text:p>
          </table:table-cell>
        </table:table-row>
        <table:table-row table:style-name="ro1">
          <table:table-cell table:formula="of:=[$Sheet2.A15]-[Sheet2.$D$3]" office:value-type="float" office:value="-180.249333333333" calcext:value-type="float">
            <text:p>-180,249333333333</text:p>
          </table:table-cell>
          <table:table-cell table:formula="of:=[$Sheet2.B15]-[Sheet2.$D$8]" office:value-type="float" office:value="-149.644" calcext:value-type="float">
            <text:p>-149,644</text:p>
          </table:table-cell>
        </table:table-row>
        <table:table-row table:style-name="ro1">
          <table:table-cell table:formula="of:=[$Sheet2.A16]-[Sheet2.$D$3]" office:value-type="float" office:value="-171.249333333333" calcext:value-type="float">
            <text:p>-171,249333333333</text:p>
          </table:table-cell>
          <table:table-cell table:formula="of:=[$Sheet2.B16]-[Sheet2.$D$8]" office:value-type="float" office:value="-12.644" calcext:value-type="float">
            <text:p>-12,644</text:p>
          </table:table-cell>
        </table:table-row>
        <table:table-row table:style-name="ro1">
          <table:table-cell table:formula="of:=[$Sheet2.A17]-[Sheet2.$D$3]" office:value-type="float" office:value="-161.249333333333" calcext:value-type="float">
            <text:p>-161,249333333333</text:p>
          </table:table-cell>
          <table:table-cell table:formula="of:=[$Sheet2.B17]-[Sheet2.$D$8]" office:value-type="float" office:value="126.356" calcext:value-type="float">
            <text:p>126,356</text:p>
          </table:table-cell>
        </table:table-row>
        <table:table-row table:style-name="ro1">
          <table:table-cell table:formula="of:=[$Sheet2.A18]-[Sheet2.$D$3]" office:value-type="float" office:value="-92.2493333333334" calcext:value-type="float">
            <text:p>-92,2493333333334</text:p>
          </table:table-cell>
          <table:table-cell table:formula="of:=[$Sheet2.B18]-[Sheet2.$D$8]" office:value-type="float" office:value="214.356" calcext:value-type="float">
            <text:p>214,356</text:p>
          </table:table-cell>
        </table:table-row>
        <table:table-row table:style-name="ro1">
          <table:table-cell table:formula="of:=[$Sheet2.A19]-[Sheet2.$D$3]" office:value-type="float" office:value="-60.2493333333334" calcext:value-type="float">
            <text:p>-60,2493333333334</text:p>
          </table:table-cell>
          <table:table-cell table:formula="of:=[$Sheet2.B19]-[Sheet2.$D$8]" office:value-type="float" office:value="342.356" calcext:value-type="float">
            <text:p>342,356</text:p>
          </table:table-cell>
        </table:table-row>
        <table:table-row table:style-name="ro1">
          <table:table-cell table:formula="of:=[$Sheet2.A20]-[Sheet2.$D$3]" office:value-type="float" office:value="-0.249333333333425" calcext:value-type="float">
            <text:p>-0,249333333333425</text:p>
          </table:table-cell>
          <table:table-cell table:formula="of:=[$Sheet2.B20]-[Sheet2.$D$8]" office:value-type="float" office:value="438.356" calcext:value-type="float">
            <text:p>438,356</text:p>
          </table:table-cell>
        </table:table-row>
        <table:table-row table:style-name="ro1">
          <table:table-cell table:formula="of:=[$Sheet2.A21]-[Sheet2.$D$3]" office:value-type="float" office:value="36.7506666666666" calcext:value-type="float">
            <text:p>36,7506666666666</text:p>
          </table:table-cell>
          <table:table-cell table:formula="of:=[$Sheet2.B21]-[Sheet2.$D$8]" office:value-type="float" office:value="526.356" calcext:value-type="float">
            <text:p>526,356</text:p>
          </table:table-cell>
        </table:table-row>
        <table:table-row table:style-name="ro1">
          <table:table-cell table:formula="of:=[$Sheet2.A22]-[Sheet2.$D$3]" office:value-type="float" office:value="66.7506666666666" calcext:value-type="float">
            <text:p>66,7506666666666</text:p>
          </table:table-cell>
          <table:table-cell table:formula="of:=[$Sheet2.B22]-[Sheet2.$D$8]" office:value-type="float" office:value="595.356" calcext:value-type="float">
            <text:p>595,356</text:p>
          </table:table-cell>
        </table:table-row>
        <table:table-row table:style-name="ro1">
          <table:table-cell table:formula="of:=[$Sheet2.A23]-[Sheet2.$D$3]" office:value-type="float" office:value="110.750666666667" calcext:value-type="float">
            <text:p>110,750666666667</text:p>
          </table:table-cell>
          <table:table-cell table:formula="of:=[$Sheet2.B23]-[Sheet2.$D$8]" office:value-type="float" office:value="662.356" calcext:value-type="float">
            <text:p>662,356</text:p>
          </table:table-cell>
        </table:table-row>
        <table:table-row table:style-name="ro1">
          <table:table-cell table:formula="of:=[$Sheet2.A24]-[Sheet2.$D$3]" office:value-type="float" office:value="159.750666666667" calcext:value-type="float">
            <text:p>159,750666666667</text:p>
          </table:table-cell>
          <table:table-cell table:formula="of:=[$Sheet2.B24]-[Sheet2.$D$8]" office:value-type="float" office:value="711.356" calcext:value-type="float">
            <text:p>711,356</text:p>
          </table:table-cell>
        </table:table-row>
        <table:table-row table:style-name="ro1">
          <table:table-cell table:formula="of:=[$Sheet2.A25]-[Sheet2.$D$3]" office:value-type="float" office:value="200.750666666667" calcext:value-type="float">
            <text:p>200,750666666667</text:p>
          </table:table-cell>
          <table:table-cell table:formula="of:=[$Sheet2.B25]-[Sheet2.$D$8]" office:value-type="float" office:value="744.356" calcext:value-type="float">
            <text:p>744,356</text:p>
          </table:table-cell>
        </table:table-row>
        <table:table-row table:style-name="ro1">
          <table:table-cell table:formula="of:=[$Sheet2.A26]-[Sheet2.$D$3]" office:value-type="float" office:value="270.750666666667" calcext:value-type="float">
            <text:p>270,750666666667</text:p>
          </table:table-cell>
          <table:table-cell table:formula="of:=[$Sheet2.B26]-[Sheet2.$D$8]" office:value-type="float" office:value="771.356" calcext:value-type="float">
            <text:p>771,356</text:p>
          </table:table-cell>
        </table:table-row>
        <table:table-row table:style-name="ro1">
          <table:table-cell table:formula="of:=[$Sheet2.A27]-[Sheet2.$D$3]" office:value-type="float" office:value="311.750666666667" calcext:value-type="float">
            <text:p>311,750666666667</text:p>
          </table:table-cell>
          <table:table-cell table:formula="of:=[$Sheet2.B27]-[Sheet2.$D$8]" office:value-type="float" office:value="782.356" calcext:value-type="float">
            <text:p>782,356</text:p>
          </table:table-cell>
        </table:table-row>
        <table:table-row table:style-name="ro1">
          <table:table-cell table:formula="of:=[$Sheet2.A28]-[Sheet2.$D$3]" office:value-type="float" office:value="353.750666666667" calcext:value-type="float">
            <text:p>353,750666666667</text:p>
          </table:table-cell>
          <table:table-cell table:formula="of:=[$Sheet2.B28]-[Sheet2.$D$8]" office:value-type="float" office:value="778.356" calcext:value-type="float">
            <text:p>778,356</text:p>
          </table:table-cell>
        </table:table-row>
        <table:table-row table:style-name="ro1">
          <table:table-cell table:formula="of:=[$Sheet2.A29]-[Sheet2.$D$3]" office:value-type="float" office:value="366.750666666667" calcext:value-type="float">
            <text:p>366,750666666667</text:p>
          </table:table-cell>
          <table:table-cell table:formula="of:=[$Sheet2.B29]-[Sheet2.$D$8]" office:value-type="float" office:value="789.356" calcext:value-type="float">
            <text:p>789,356</text:p>
          </table:table-cell>
        </table:table-row>
        <table:table-row table:style-name="ro1">
          <table:table-cell table:formula="of:=[$Sheet2.A30]-[Sheet2.$D$3]" office:value-type="float" office:value="387.750666666667" calcext:value-type="float">
            <text:p>387,750666666667</text:p>
          </table:table-cell>
          <table:table-cell table:formula="of:=[$Sheet2.B30]-[Sheet2.$D$8]" office:value-type="float" office:value="772.356" calcext:value-type="float">
            <text:p>772,356</text:p>
          </table:table-cell>
        </table:table-row>
        <table:table-row table:style-name="ro1">
          <table:table-cell table:formula="of:=[$Sheet2.A31]-[Sheet2.$D$3]" office:value-type="float" office:value="388.750666666667" calcext:value-type="float">
            <text:p>388,750666666667</text:p>
          </table:table-cell>
          <table:table-cell table:formula="of:=[$Sheet2.B31]-[Sheet2.$D$8]" office:value-type="float" office:value="708.356" calcext:value-type="float">
            <text:p>708,356</text:p>
          </table:table-cell>
        </table:table-row>
        <table:table-row table:style-name="ro1">
          <table:table-cell table:formula="of:=[$Sheet2.A32]-[Sheet2.$D$3]" office:value-type="float" office:value="399.750666666667" calcext:value-type="float">
            <text:p>399,750666666667</text:p>
          </table:table-cell>
          <table:table-cell table:formula="of:=[$Sheet2.B32]-[Sheet2.$D$8]" office:value-type="float" office:value="620.356" calcext:value-type="float">
            <text:p>620,356</text:p>
          </table:table-cell>
        </table:table-row>
        <table:table-row table:style-name="ro1">
          <table:table-cell table:formula="of:=[$Sheet2.A33]-[Sheet2.$D$3]" office:value-type="float" office:value="391.750666666667" calcext:value-type="float">
            <text:p>391,750666666667</text:p>
          </table:table-cell>
          <table:table-cell table:formula="of:=[$Sheet2.B33]-[Sheet2.$D$8]" office:value-type="float" office:value="533.356" calcext:value-type="float">
            <text:p>533,356</text:p>
          </table:table-cell>
        </table:table-row>
        <table:table-row table:style-name="ro1">
          <table:table-cell table:formula="of:=[$Sheet2.A34]-[Sheet2.$D$3]" office:value-type="float" office:value="371.750666666667" calcext:value-type="float">
            <text:p>371,750666666667</text:p>
          </table:table-cell>
          <table:table-cell table:formula="of:=[$Sheet2.B34]-[Sheet2.$D$8]" office:value-type="float" office:value="444.356" calcext:value-type="float">
            <text:p>444,356</text:p>
          </table:table-cell>
        </table:table-row>
        <table:table-row table:style-name="ro1">
          <table:table-cell table:formula="of:=[$Sheet2.A35]-[Sheet2.$D$3]" office:value-type="float" office:value="336.750666666667" calcext:value-type="float">
            <text:p>336,750666666667</text:p>
          </table:table-cell>
          <table:table-cell table:formula="of:=[$Sheet2.B35]-[Sheet2.$D$8]" office:value-type="float" office:value="373.356" calcext:value-type="float">
            <text:p>373,356</text:p>
          </table:table-cell>
        </table:table-row>
        <table:table-row table:style-name="ro1">
          <table:table-cell table:formula="of:=[$Sheet2.A36]-[Sheet2.$D$3]" office:value-type="float" office:value="311.750666666667" calcext:value-type="float">
            <text:p>311,750666666667</text:p>
          </table:table-cell>
          <table:table-cell table:formula="of:=[$Sheet2.B36]-[Sheet2.$D$8]" office:value-type="float" office:value="305.356" calcext:value-type="float">
            <text:p>305,356</text:p>
          </table:table-cell>
        </table:table-row>
        <table:table-row table:style-name="ro1">
          <table:table-cell table:formula="of:=[$Sheet2.A37]-[Sheet2.$D$3]" office:value-type="float" office:value="290.750666666667" calcext:value-type="float">
            <text:p>290,750666666667</text:p>
          </table:table-cell>
          <table:table-cell table:formula="of:=[$Sheet2.B37]-[Sheet2.$D$8]" office:value-type="float" office:value="246.356" calcext:value-type="float">
            <text:p>246,356</text:p>
          </table:table-cell>
        </table:table-row>
        <table:table-row table:style-name="ro1">
          <table:table-cell table:formula="of:=[$Sheet2.A38]-[Sheet2.$D$3]" office:value-type="float" office:value="262.750666666667" calcext:value-type="float">
            <text:p>262,750666666667</text:p>
          </table:table-cell>
          <table:table-cell table:formula="of:=[$Sheet2.B38]-[Sheet2.$D$8]" office:value-type="float" office:value="142.356" calcext:value-type="float">
            <text:p>142,356</text:p>
          </table:table-cell>
        </table:table-row>
        <table:table-row table:style-name="ro1">
          <table:table-cell table:formula="of:=[$Sheet2.A39]-[Sheet2.$D$3]" office:value-type="float" office:value="224.750666666667" calcext:value-type="float">
            <text:p>224,750666666667</text:p>
          </table:table-cell>
          <table:table-cell table:formula="of:=[$Sheet2.B39]-[Sheet2.$D$8]" office:value-type="float" office:value="1.35599999999999" calcext:value-type="float">
            <text:p>1,35599999999999</text:p>
          </table:table-cell>
        </table:table-row>
        <table:table-row table:style-name="ro1">
          <table:table-cell table:formula="of:=[$Sheet2.A40]-[Sheet2.$D$3]" office:value-type="float" office:value="169.750666666667" calcext:value-type="float">
            <text:p>169,750666666667</text:p>
          </table:table-cell>
          <table:table-cell table:formula="of:=[$Sheet2.B40]-[Sheet2.$D$8]" office:value-type="float" office:value="-127.644" calcext:value-type="float">
            <text:p>-127,644</text:p>
          </table:table-cell>
        </table:table-row>
        <table:table-row table:style-name="ro1">
          <table:table-cell table:formula="of:=[$Sheet2.A41]-[Sheet2.$D$3]" office:value-type="float" office:value="111.750666666667" calcext:value-type="float">
            <text:p>111,750666666667</text:p>
          </table:table-cell>
          <table:table-cell table:formula="of:=[$Sheet2.B41]-[Sheet2.$D$8]" office:value-type="float" office:value="-226.644" calcext:value-type="float">
            <text:p>-226,644</text:p>
          </table:table-cell>
        </table:table-row>
        <table:table-row table:style-name="ro1">
          <table:table-cell table:formula="of:=[$Sheet2.A42]-[Sheet2.$D$3]" office:value-type="float" office:value="75.7506666666666" calcext:value-type="float">
            <text:p>75,7506666666666</text:p>
          </table:table-cell>
          <table:table-cell table:formula="of:=[$Sheet2.B42]-[Sheet2.$D$8]" office:value-type="float" office:value="-340.644" calcext:value-type="float">
            <text:p>-340,644</text:p>
          </table:table-cell>
        </table:table-row>
        <table:table-row table:style-name="ro1">
          <table:table-cell table:formula="of:=[$Sheet2.A43]-[Sheet2.$D$3]" office:value-type="float" office:value="24.7506666666666" calcext:value-type="float">
            <text:p>24,7506666666666</text:p>
          </table:table-cell>
          <table:table-cell table:formula="of:=[$Sheet2.B43]-[Sheet2.$D$8]" office:value-type="float" office:value="-428.644" calcext:value-type="float">
            <text:p>-428,644</text:p>
          </table:table-cell>
        </table:table-row>
        <table:table-row table:style-name="ro1">
          <table:table-cell table:formula="of:=[$Sheet2.A44]-[Sheet2.$D$3]" office:value-type="float" office:value="-36.2493333333334" calcext:value-type="float">
            <text:p>-36,2493333333334</text:p>
          </table:table-cell>
          <table:table-cell table:formula="of:=[$Sheet2.B44]-[Sheet2.$D$8]" office:value-type="float" office:value="-513.644" calcext:value-type="float">
            <text:p>-513,644</text:p>
          </table:table-cell>
        </table:table-row>
        <table:table-row table:style-name="ro1">
          <table:table-cell table:formula="of:=[$Sheet2.A45]-[Sheet2.$D$3]" office:value-type="float" office:value="-116.249333333333" calcext:value-type="float">
            <text:p>-116,249333333333</text:p>
          </table:table-cell>
          <table:table-cell table:formula="of:=[$Sheet2.B45]-[Sheet2.$D$8]" office:value-type="float" office:value="-580.644" calcext:value-type="float">
            <text:p>-580,644</text:p>
          </table:table-cell>
        </table:table-row>
        <table:table-row table:style-name="ro1">
          <table:table-cell table:formula="of:=[$Sheet2.A46]-[Sheet2.$D$3]" office:value-type="float" office:value="-172.249333333333" calcext:value-type="float">
            <text:p>-172,249333333333</text:p>
          </table:table-cell>
          <table:table-cell table:formula="of:=[$Sheet2.B46]-[Sheet2.$D$8]" office:value-type="float" office:value="-640.644" calcext:value-type="float">
            <text:p>-640,644</text:p>
          </table:table-cell>
        </table:table-row>
        <table:table-row table:style-name="ro1">
          <table:table-cell table:formula="of:=[$Sheet2.A47]-[Sheet2.$D$3]" office:value-type="float" office:value="-214.249333333333" calcext:value-type="float">
            <text:p>-214,249333333333</text:p>
          </table:table-cell>
          <table:table-cell table:formula="of:=[$Sheet2.B47]-[Sheet2.$D$8]" office:value-type="float" office:value="-663.644" calcext:value-type="float">
            <text:p>-663,644</text:p>
          </table:table-cell>
        </table:table-row>
        <table:table-row table:style-name="ro1">
          <table:table-cell table:formula="of:=[$Sheet2.A48]-[Sheet2.$D$3]" office:value-type="float" office:value="-235.249333333333" calcext:value-type="float">
            <text:p>-235,249333333333</text:p>
          </table:table-cell>
          <table:table-cell table:formula="of:=[$Sheet2.B48]-[Sheet2.$D$8]" office:value-type="float" office:value="-701.644" calcext:value-type="float">
            <text:p>-701,644</text:p>
          </table:table-cell>
        </table:table-row>
        <table:table-row table:style-name="ro1">
          <table:table-cell table:formula="of:=[$Sheet2.A49]-[Sheet2.$D$3]" office:value-type="float" office:value="-258.249333333333" calcext:value-type="float">
            <text:p>-258,249333333333</text:p>
          </table:table-cell>
          <table:table-cell table:formula="of:=[$Sheet2.B49]-[Sheet2.$D$8]" office:value-type="float" office:value="-685.644" calcext:value-type="float">
            <text:p>-685,644</text:p>
          </table:table-cell>
        </table:table-row>
        <table:table-row table:style-name="ro1">
          <table:table-cell table:formula="of:=[$Sheet2.A50]-[Sheet2.$D$3]" office:value-type="float" office:value="-301.249333333333" calcext:value-type="float">
            <text:p>-301,249333333333</text:p>
          </table:table-cell>
          <table:table-cell table:formula="of:=[$Sheet2.B50]-[Sheet2.$D$8]" office:value-type="float" office:value="-780.644" calcext:value-type="float">
            <text:p>-780,644</text:p>
          </table:table-cell>
        </table:table-row>
        <table:table-row table:style-name="ro1">
          <table:table-cell table:formula="of:=[$Sheet2.A51]-[Sheet2.$D$3]" office:value-type="float" office:value="-319.249333333333" calcext:value-type="float">
            <text:p>-319,249333333333</text:p>
          </table:table-cell>
          <table:table-cell table:formula="of:=[$Sheet2.B51]-[Sheet2.$D$8]" office:value-type="float" office:value="-746.644" calcext:value-type="float">
            <text:p>-746,644</text:p>
          </table:table-cell>
        </table:table-row>
        <table:table-row table:style-name="ro1">
          <table:table-cell table:formula="of:=[$Sheet2.A52]-[Sheet2.$D$3]" office:value-type="float" office:value="-363.249333333333" calcext:value-type="float">
            <text:p>-363,249333333333</text:p>
          </table:table-cell>
          <table:table-cell table:formula="of:=[$Sheet2.B52]-[Sheet2.$D$8]" office:value-type="float" office:value="-736.644" calcext:value-type="float">
            <text:p>-736,644</text:p>
          </table:table-cell>
        </table:table-row>
        <table:table-row table:style-name="ro1">
          <table:table-cell table:formula="of:=[$Sheet2.A53]-[Sheet2.$D$3]" office:value-type="float" office:value="-401.249333333333" calcext:value-type="float">
            <text:p>-401,249333333333</text:p>
          </table:table-cell>
          <table:table-cell table:formula="of:=[$Sheet2.B53]-[Sheet2.$D$8]" office:value-type="float" office:value="-709.644" calcext:value-type="float">
            <text:p>-709,644</text:p>
          </table:table-cell>
        </table:table-row>
        <table:table-row table:style-name="ro1">
          <table:table-cell table:formula="of:=[$Sheet2.A54]-[Sheet2.$D$3]" office:value-type="float" office:value="-376.249333333333" calcext:value-type="float">
            <text:p>-376,249333333333</text:p>
          </table:table-cell>
          <table:table-cell table:formula="of:=[$Sheet2.B54]-[Sheet2.$D$8]" office:value-type="float" office:value="-637.644" calcext:value-type="float">
            <text:p>-637,644</text:p>
          </table:table-cell>
        </table:table-row>
        <table:table-row table:style-name="ro1">
          <table:table-cell table:formula="of:=[$Sheet2.A55]-[Sheet2.$D$3]" office:value-type="float" office:value="-350.249333333333" calcext:value-type="float">
            <text:p>-350,249333333333</text:p>
          </table:table-cell>
          <table:table-cell table:formula="of:=[$Sheet2.B55]-[Sheet2.$D$8]" office:value-type="float" office:value="-549.644" calcext:value-type="float">
            <text:p>-549,644</text:p>
          </table:table-cell>
        </table:table-row>
        <table:table-row table:style-name="ro1">
          <table:table-cell table:formula="of:=[$Sheet2.A56]-[Sheet2.$D$3]" office:value-type="float" office:value="-347.249333333333" calcext:value-type="float">
            <text:p>-347,249333333333</text:p>
          </table:table-cell>
          <table:table-cell table:formula="of:=[$Sheet2.B56]-[Sheet2.$D$8]" office:value-type="float" office:value="-477.644" calcext:value-type="float">
            <text:p>-477,644</text:p>
          </table:table-cell>
        </table:table-row>
        <table:table-row table:style-name="ro1">
          <table:table-cell table:formula="of:=[$Sheet2.A57]-[Sheet2.$D$3]" office:value-type="float" office:value="-343.249333333333" calcext:value-type="float">
            <text:p>-343,249333333333</text:p>
          </table:table-cell>
          <table:table-cell table:formula="of:=[$Sheet2.B57]-[Sheet2.$D$8]" office:value-type="float" office:value="-380.644" calcext:value-type="float">
            <text:p>-380,644</text:p>
          </table:table-cell>
        </table:table-row>
        <table:table-row table:style-name="ro1">
          <table:table-cell table:formula="of:=[$Sheet2.A58]-[Sheet2.$D$3]" office:value-type="float" office:value="-337.249333333333" calcext:value-type="float">
            <text:p>-337,249333333333</text:p>
          </table:table-cell>
          <table:table-cell table:formula="of:=[$Sheet2.B58]-[Sheet2.$D$8]" office:value-type="float" office:value="-316.644" calcext:value-type="float">
            <text:p>-316,644</text:p>
          </table:table-cell>
        </table:table-row>
        <table:table-row table:style-name="ro1">
          <table:table-cell table:formula="of:=[$Sheet2.A59]-[Sheet2.$D$3]" office:value-type="float" office:value="-327.249333333333" calcext:value-type="float">
            <text:p>-327,249333333333</text:p>
          </table:table-cell>
          <table:table-cell table:formula="of:=[$Sheet2.B59]-[Sheet2.$D$8]" office:value-type="float" office:value="-252.644" calcext:value-type="float">
            <text:p>-252,644</text:p>
          </table:table-cell>
        </table:table-row>
        <table:table-row table:style-name="ro1">
          <table:table-cell table:formula="of:=[$Sheet2.A60]-[Sheet2.$D$3]" office:value-type="float" office:value="-303.249333333333" calcext:value-type="float">
            <text:p>-303,249333333333</text:p>
          </table:table-cell>
          <table:table-cell table:formula="of:=[$Sheet2.B60]-[Sheet2.$D$8]" office:value-type="float" office:value="-180.644" calcext:value-type="float">
            <text:p>-180,644</text:p>
          </table:table-cell>
        </table:table-row>
        <table:table-row table:style-name="ro1">
          <table:table-cell table:formula="of:=[$Sheet2.A61]-[Sheet2.$D$3]" office:value-type="float" office:value="-234.249333333333" calcext:value-type="float">
            <text:p>-234,249333333333</text:p>
          </table:table-cell>
          <table:table-cell table:formula="of:=[$Sheet2.B61]-[Sheet2.$D$8]" office:value-type="float" office:value="-66.644" calcext:value-type="float">
            <text:p>-66,644</text:p>
          </table:table-cell>
        </table:table-row>
        <table:table-row table:style-name="ro1">
          <table:table-cell table:formula="of:=[$Sheet2.A62]-[Sheet2.$D$3]" office:value-type="float" office:value="-206.249333333333" calcext:value-type="float">
            <text:p>-206,249333333333</text:p>
          </table:table-cell>
          <table:table-cell table:formula="of:=[$Sheet2.B62]-[Sheet2.$D$8]" office:value-type="float" office:value="80.356" calcext:value-type="float">
            <text:p>80,356</text:p>
          </table:table-cell>
        </table:table-row>
        <table:table-row table:style-name="ro1">
          <table:table-cell table:formula="of:=[$Sheet2.A63]-[Sheet2.$D$3]" office:value-type="float" office:value="-131.249333333333" calcext:value-type="float">
            <text:p>-131,249333333333</text:p>
          </table:table-cell>
          <table:table-cell table:formula="of:=[$Sheet2.B63]-[Sheet2.$D$8]" office:value-type="float" office:value="192.356" calcext:value-type="float">
            <text:p>192,356</text:p>
          </table:table-cell>
        </table:table-row>
        <table:table-row table:style-name="ro1">
          <table:table-cell table:formula="of:=[$Sheet2.A64]-[Sheet2.$D$3]" office:value-type="float" office:value="-74.2493333333334" calcext:value-type="float">
            <text:p>-74,2493333333334</text:p>
          </table:table-cell>
          <table:table-cell table:formula="of:=[$Sheet2.B64]-[Sheet2.$D$8]" office:value-type="float" office:value="297.356" calcext:value-type="float">
            <text:p>297,356</text:p>
          </table:table-cell>
        </table:table-row>
        <table:table-row table:style-name="ro1">
          <table:table-cell table:formula="of:=[$Sheet2.A65]-[Sheet2.$D$3]" office:value-type="float" office:value="-38.2493333333334" calcext:value-type="float">
            <text:p>-38,2493333333334</text:p>
          </table:table-cell>
          <table:table-cell table:formula="of:=[$Sheet2.B65]-[Sheet2.$D$8]" office:value-type="float" office:value="421.356" calcext:value-type="float">
            <text:p>421,356</text:p>
          </table:table-cell>
        </table:table-row>
        <table:table-row table:style-name="ro1">
          <table:table-cell table:formula="of:=[$Sheet2.A66]-[Sheet2.$D$3]" office:value-type="float" office:value="22.7506666666666" calcext:value-type="float">
            <text:p>22,7506666666666</text:p>
          </table:table-cell>
          <table:table-cell table:formula="of:=[$Sheet2.B66]-[Sheet2.$D$8]" office:value-type="float" office:value="496.356" calcext:value-type="float">
            <text:p>496,356</text:p>
          </table:table-cell>
        </table:table-row>
        <table:table-row table:style-name="ro1">
          <table:table-cell table:formula="of:=[$Sheet2.A67]-[Sheet2.$D$3]" office:value-type="float" office:value="46.7506666666666" calcext:value-type="float">
            <text:p>46,7506666666666</text:p>
          </table:table-cell>
          <table:table-cell table:formula="of:=[$Sheet2.B67]-[Sheet2.$D$8]" office:value-type="float" office:value="575.356" calcext:value-type="float">
            <text:p>575,356</text:p>
          </table:table-cell>
        </table:table-row>
        <table:table-row table:style-name="ro1">
          <table:table-cell table:formula="of:=[$Sheet2.A68]-[Sheet2.$D$3]" office:value-type="float" office:value="86.7506666666666" calcext:value-type="float">
            <text:p>86,7506666666666</text:p>
          </table:table-cell>
          <table:table-cell table:formula="of:=[$Sheet2.B68]-[Sheet2.$D$8]" office:value-type="float" office:value="636.356" calcext:value-type="float">
            <text:p>636,356</text:p>
          </table:table-cell>
        </table:table-row>
        <table:table-row table:style-name="ro1">
          <table:table-cell table:formula="of:=[$Sheet2.A69]-[Sheet2.$D$3]" office:value-type="float" office:value="136.750666666667" calcext:value-type="float">
            <text:p>136,750666666667</text:p>
          </table:table-cell>
          <table:table-cell table:formula="of:=[$Sheet2.B69]-[Sheet2.$D$8]" office:value-type="float" office:value="688.356" calcext:value-type="float">
            <text:p>688,356</text:p>
          </table:table-cell>
        </table:table-row>
        <table:table-row table:style-name="ro1">
          <table:table-cell table:formula="of:=[$Sheet2.A70]-[Sheet2.$D$3]" office:value-type="float" office:value="197.750666666667" calcext:value-type="float">
            <text:p>197,750666666667</text:p>
          </table:table-cell>
          <table:table-cell table:formula="of:=[$Sheet2.B70]-[Sheet2.$D$8]" office:value-type="float" office:value="738.356" calcext:value-type="float">
            <text:p>738,356</text:p>
          </table:table-cell>
        </table:table-row>
        <table:table-row table:style-name="ro1">
          <table:table-cell table:formula="of:=[$Sheet2.A71]-[Sheet2.$D$3]" office:value-type="float" office:value="229.750666666667" calcext:value-type="float">
            <text:p>229,750666666667</text:p>
          </table:table-cell>
          <table:table-cell table:formula="of:=[$Sheet2.B71]-[Sheet2.$D$8]" office:value-type="float" office:value="765.356" calcext:value-type="float">
            <text:p>765,356</text:p>
          </table:table-cell>
        </table:table-row>
        <table:table-row table:style-name="ro1">
          <table:table-cell table:formula="of:=[$Sheet2.A72]-[Sheet2.$D$3]" office:value-type="float" office:value="294.750666666667" calcext:value-type="float">
            <text:p>294,750666666667</text:p>
          </table:table-cell>
          <table:table-cell table:formula="of:=[$Sheet2.B72]-[Sheet2.$D$8]" office:value-type="float" office:value="786.356" calcext:value-type="float">
            <text:p>786,356</text:p>
          </table:table-cell>
        </table:table-row>
        <table:table-row table:style-name="ro1">
          <table:table-cell table:formula="of:=[$Sheet2.A73]-[Sheet2.$D$3]" office:value-type="float" office:value="326.750666666667" calcext:value-type="float">
            <text:p>326,750666666667</text:p>
          </table:table-cell>
          <table:table-cell table:formula="of:=[$Sheet2.B73]-[Sheet2.$D$8]" office:value-type="float" office:value="778.356" calcext:value-type="float">
            <text:p>778,356</text:p>
          </table:table-cell>
        </table:table-row>
        <table:table-row table:style-name="ro1">
          <table:table-cell table:formula="of:=[$Sheet2.A74]-[Sheet2.$D$3]" office:value-type="float" office:value="363.750666666667" calcext:value-type="float">
            <text:p>363,750666666667</text:p>
          </table:table-cell>
          <table:table-cell table:formula="of:=[$Sheet2.B74]-[Sheet2.$D$8]" office:value-type="float" office:value="795.356" calcext:value-type="float">
            <text:p>795,356</text:p>
          </table:table-cell>
        </table:table-row>
        <table:table-row table:style-name="ro1">
          <table:table-cell table:formula="of:=[$Sheet2.A75]-[Sheet2.$D$3]" office:value-type="float" office:value="397.750666666667" calcext:value-type="float">
            <text:p>397,750666666667</text:p>
          </table:table-cell>
          <table:table-cell table:formula="of:=[$Sheet2.B75]-[Sheet2.$D$8]" office:value-type="float" office:value="778.356" calcext:value-type="float">
            <text:p>778,356</text:p>
          </table:table-cell>
        </table:table-row>
        <table:table-row table:style-name="ro1">
          <table:table-cell table:formula="of:=[$Sheet2.A76]-[Sheet2.$D$3]" office:value-type="float" office:value="389.750666666667" calcext:value-type="float">
            <text:p>389,750666666667</text:p>
          </table:table-cell>
          <table:table-cell table:formula="of:=[$Sheet2.B76]-[Sheet2.$D$8]" office:value-type="float" office:value="738.356" calcext:value-type="float">
            <text:p>738,356</text:p>
          </table:table-cell>
        </table:table-row>
        <table:table-row table:style-name="ro1">
          <table:table-cell table:formula="of:=[$Sheet2.A77]-[Sheet2.$D$3]" office:value-type="float" office:value="388.750666666667" calcext:value-type="float">
            <text:p>388,750666666667</text:p>
          </table:table-cell>
          <table:table-cell table:formula="of:=[$Sheet2.B77]-[Sheet2.$D$8]" office:value-type="float" office:value="646.356" calcext:value-type="float">
            <text:p>646,356</text:p>
          </table:table-cell>
        </table:table-row>
        <table:table-row table:style-name="ro1">
          <table:table-cell table:formula="of:=[$Sheet2.A78]-[Sheet2.$D$3]" office:value-type="float" office:value="375.750666666667" calcext:value-type="float">
            <text:p>375,750666666667</text:p>
          </table:table-cell>
          <table:table-cell table:formula="of:=[$Sheet2.B78]-[Sheet2.$D$8]" office:value-type="float" office:value="567.356" calcext:value-type="float">
            <text:p>567,356</text:p>
          </table:table-cell>
        </table:table-row>
        <table:table-row table:style-name="ro1">
          <table:table-cell table:formula="of:=[$Sheet2.A79]-[Sheet2.$D$3]" office:value-type="float" office:value="354.750666666667" calcext:value-type="float">
            <text:p>354,750666666667</text:p>
          </table:table-cell>
          <table:table-cell table:formula="of:=[$Sheet2.B79]-[Sheet2.$D$8]" office:value-type="float" office:value="477.356" calcext:value-type="float">
            <text:p>477,356</text:p>
          </table:table-cell>
        </table:table-row>
        <table:table-row table:style-name="ro1">
          <table:table-cell table:formula="of:=[$Sheet2.A80]-[Sheet2.$D$3]" office:value-type="float" office:value="335.750666666667" calcext:value-type="float">
            <text:p>335,750666666667</text:p>
          </table:table-cell>
          <table:table-cell table:formula="of:=[$Sheet2.B80]-[Sheet2.$D$8]" office:value-type="float" office:value="402.356" calcext:value-type="float">
            <text:p>402,356</text:p>
          </table:table-cell>
        </table:table-row>
        <table:table-row table:style-name="ro1">
          <table:table-cell table:formula="of:=[$Sheet2.A81]-[Sheet2.$D$3]" office:value-type="float" office:value="330.750666666667" calcext:value-type="float">
            <text:p>330,750666666667</text:p>
          </table:table-cell>
          <table:table-cell table:formula="of:=[$Sheet2.B81]-[Sheet2.$D$8]" office:value-type="float" office:value="327.356" calcext:value-type="float">
            <text:p>327,356</text:p>
          </table:table-cell>
        </table:table-row>
        <table:table-row table:style-name="ro1">
          <table:table-cell table:formula="of:=[$Sheet2.A82]-[Sheet2.$D$3]" office:value-type="float" office:value="351.750666666667" calcext:value-type="float">
            <text:p>351,750666666667</text:p>
          </table:table-cell>
          <table:table-cell table:formula="of:=[$Sheet2.B82]-[Sheet2.$D$8]" office:value-type="float" office:value="269.356" calcext:value-type="float">
            <text:p>269,356</text:p>
          </table:table-cell>
        </table:table-row>
        <table:table-row table:style-name="ro1">
          <table:table-cell table:formula="of:=[$Sheet2.A83]-[Sheet2.$D$3]" office:value-type="float" office:value="317.750666666667" calcext:value-type="float">
            <text:p>317,750666666667</text:p>
          </table:table-cell>
          <table:table-cell table:formula="of:=[$Sheet2.B83]-[Sheet2.$D$8]" office:value-type="float" office:value="187.356" calcext:value-type="float">
            <text:p>187,356</text:p>
          </table:table-cell>
        </table:table-row>
        <table:table-row table:style-name="ro1">
          <table:table-cell table:formula="of:=[$Sheet2.A84]-[Sheet2.$D$3]" office:value-type="float" office:value="270.750666666667" calcext:value-type="float">
            <text:p>270,750666666667</text:p>
          </table:table-cell>
          <table:table-cell table:formula="of:=[$Sheet2.B84]-[Sheet2.$D$8]" office:value-type="float" office:value="68.356" calcext:value-type="float">
            <text:p>68,356</text:p>
          </table:table-cell>
        </table:table-row>
        <table:table-row table:style-name="ro1">
          <table:table-cell table:formula="of:=[$Sheet2.A85]-[Sheet2.$D$3]" office:value-type="float" office:value="240.750666666667" calcext:value-type="float">
            <text:p>240,750666666667</text:p>
          </table:table-cell>
          <table:table-cell table:formula="of:=[$Sheet2.B85]-[Sheet2.$D$8]" office:value-type="float" office:value="-77.644" calcext:value-type="float">
            <text:p>-77,644</text:p>
          </table:table-cell>
        </table:table-row>
        <table:table-row table:style-name="ro1">
          <table:table-cell table:formula="of:=[$Sheet2.A86]-[Sheet2.$D$3]" office:value-type="float" office:value="158.750666666667" calcext:value-type="float">
            <text:p>158,750666666667</text:p>
          </table:table-cell>
          <table:table-cell table:formula="of:=[$Sheet2.B86]-[Sheet2.$D$8]" office:value-type="float" office:value="-183.644" calcext:value-type="float">
            <text:p>-183,644</text:p>
          </table:table-cell>
        </table:table-row>
        <table:table-row table:style-name="ro1">
          <table:table-cell table:formula="of:=[$Sheet2.A87]-[Sheet2.$D$3]" office:value-type="float" office:value="97.7506666666666" calcext:value-type="float">
            <text:p>97,7506666666666</text:p>
          </table:table-cell>
          <table:table-cell table:formula="of:=[$Sheet2.B87]-[Sheet2.$D$8]" office:value-type="float" office:value="-297.644" calcext:value-type="float">
            <text:p>-297,644</text:p>
          </table:table-cell>
        </table:table-row>
        <table:table-row table:style-name="ro1">
          <table:table-cell table:formula="of:=[$Sheet2.A88]-[Sheet2.$D$3]" office:value-type="float" office:value="36.7506666666666" calcext:value-type="float">
            <text:p>36,7506666666666</text:p>
          </table:table-cell>
          <table:table-cell table:formula="of:=[$Sheet2.B88]-[Sheet2.$D$8]" office:value-type="float" office:value="-394.644" calcext:value-type="float">
            <text:p>-394,644</text:p>
          </table:table-cell>
        </table:table-row>
        <table:table-row table:style-name="ro1">
          <table:table-cell table:formula="of:=[$Sheet2.A89]-[Sheet2.$D$3]" office:value-type="float" office:value="-16.2493333333334" calcext:value-type="float">
            <text:p>-16,2493333333334</text:p>
          </table:table-cell>
          <table:table-cell table:formula="of:=[$Sheet2.B89]-[Sheet2.$D$8]" office:value-type="float" office:value="-483.644" calcext:value-type="float">
            <text:p>-483,644</text:p>
          </table:table-cell>
        </table:table-row>
        <table:table-row table:style-name="ro1">
          <table:table-cell table:formula="of:=[$Sheet2.A90]-[Sheet2.$D$3]" office:value-type="float" office:value="-82.2493333333334" calcext:value-type="float">
            <text:p>-82,2493333333334</text:p>
          </table:table-cell>
          <table:table-cell table:formula="of:=[$Sheet2.B90]-[Sheet2.$D$8]" office:value-type="float" office:value="-533.644" calcext:value-type="float">
            <text:p>-533,644</text:p>
          </table:table-cell>
        </table:table-row>
        <table:table-row table:style-name="ro1">
          <table:table-cell table:formula="of:=[$Sheet2.A91]-[Sheet2.$D$3]" office:value-type="float" office:value="-151.249333333333" calcext:value-type="float">
            <text:p>-151,249333333333</text:p>
          </table:table-cell>
          <table:table-cell table:formula="of:=[$Sheet2.B91]-[Sheet2.$D$8]" office:value-type="float" office:value="-617.644" calcext:value-type="float">
            <text:p>-617,644</text:p>
          </table:table-cell>
        </table:table-row>
        <table:table-row table:style-name="ro1">
          <table:table-cell table:formula="of:=[$Sheet2.A92]-[Sheet2.$D$3]" office:value-type="float" office:value="-202.249333333333" calcext:value-type="float">
            <text:p>-202,249333333333</text:p>
          </table:table-cell>
          <table:table-cell table:formula="of:=[$Sheet2.B92]-[Sheet2.$D$8]" office:value-type="float" office:value="-666.644" calcext:value-type="float">
            <text:p>-666,644</text:p>
          </table:table-cell>
        </table:table-row>
        <table:table-row table:style-name="ro1">
          <table:table-cell table:formula="of:=[$Sheet2.A93]-[Sheet2.$D$3]" office:value-type="float" office:value="-235.249333333333" calcext:value-type="float">
            <text:p>-235,249333333333</text:p>
          </table:table-cell>
          <table:table-cell table:formula="of:=[$Sheet2.B93]-[Sheet2.$D$8]" office:value-type="float" office:value="-697.644" calcext:value-type="float">
            <text:p>-697,644</text:p>
          </table:table-cell>
        </table:table-row>
        <table:table-row table:style-name="ro1">
          <table:table-cell table:formula="of:=[$Sheet2.A94]-[Sheet2.$D$3]" office:value-type="float" office:value="-242.249333333333" calcext:value-type="float">
            <text:p>-242,249333333333</text:p>
          </table:table-cell>
          <table:table-cell table:formula="of:=[$Sheet2.B94]-[Sheet2.$D$8]" office:value-type="float" office:value="-729.644" calcext:value-type="float">
            <text:p>-729,644</text:p>
          </table:table-cell>
        </table:table-row>
        <table:table-row table:style-name="ro1">
          <table:table-cell table:formula="of:=[$Sheet2.A95]-[Sheet2.$D$3]" office:value-type="float" office:value="-271.249333333333" calcext:value-type="float">
            <text:p>-271,249333333333</text:p>
          </table:table-cell>
          <table:table-cell table:formula="of:=[$Sheet2.B95]-[Sheet2.$D$8]" office:value-type="float" office:value="-736.644" calcext:value-type="float">
            <text:p>-736,644</text:p>
          </table:table-cell>
        </table:table-row>
        <table:table-row table:style-name="ro1">
          <table:table-cell table:formula="of:=[$Sheet2.A96]-[Sheet2.$D$3]" office:value-type="float" office:value="-314.249333333333" calcext:value-type="float">
            <text:p>-314,249333333333</text:p>
          </table:table-cell>
          <table:table-cell table:formula="of:=[$Sheet2.B96]-[Sheet2.$D$8]" office:value-type="float" office:value="-746.644" calcext:value-type="float">
            <text:p>-746,644</text:p>
          </table:table-cell>
        </table:table-row>
        <table:table-row table:style-name="ro1">
          <table:table-cell table:formula="of:=[$Sheet2.A97]-[Sheet2.$D$3]" office:value-type="float" office:value="-347.249333333333" calcext:value-type="float">
            <text:p>-347,249333333333</text:p>
          </table:table-cell>
          <table:table-cell table:formula="of:=[$Sheet2.B97]-[Sheet2.$D$8]" office:value-type="float" office:value="-750.644" calcext:value-type="float">
            <text:p>-750,644</text:p>
          </table:table-cell>
        </table:table-row>
        <table:table-row table:style-name="ro1">
          <table:table-cell table:formula="of:=[$Sheet2.A98]-[Sheet2.$D$3]" office:value-type="float" office:value="-380.249333333333" calcext:value-type="float">
            <text:p>-380,249333333333</text:p>
          </table:table-cell>
          <table:table-cell table:formula="of:=[$Sheet2.B98]-[Sheet2.$D$8]" office:value-type="float" office:value="-717.644" calcext:value-type="float">
            <text:p>-717,644</text:p>
          </table:table-cell>
        </table:table-row>
        <table:table-row table:style-name="ro1">
          <table:table-cell table:formula="of:=[$Sheet2.A99]-[Sheet2.$D$3]" office:value-type="float" office:value="-307.249333333333" calcext:value-type="float">
            <text:p>-307,249333333333</text:p>
          </table:table-cell>
          <table:table-cell table:formula="of:=[$Sheet2.B99]-[Sheet2.$D$8]" office:value-type="float" office:value="-666.644" calcext:value-type="float">
            <text:p>-666,644</text:p>
          </table:table-cell>
        </table:table-row>
        <table:table-row table:style-name="ro1">
          <table:table-cell table:formula="of:=[$Sheet2.A100]-[Sheet2.$D$3]" office:value-type="float" office:value="-343.249333333333" calcext:value-type="float">
            <text:p>-343,249333333333</text:p>
          </table:table-cell>
          <table:table-cell table:formula="of:=[$Sheet2.B100]-[Sheet2.$D$8]" office:value-type="float" office:value="-586.644" calcext:value-type="float">
            <text:p>-586,644</text:p>
          </table:table-cell>
        </table:table-row>
        <table:table-row table:style-name="ro1">
          <table:table-cell table:formula="of:=[$Sheet2.A101]-[Sheet2.$D$3]" office:value-type="float" office:value="-344.249333333333" calcext:value-type="float">
            <text:p>-344,249333333333</text:p>
          </table:table-cell>
          <table:table-cell table:formula="of:=[$Sheet2.B101]-[Sheet2.$D$8]" office:value-type="float" office:value="-494.644" calcext:value-type="float">
            <text:p>-494,644</text:p>
          </table:table-cell>
        </table:table-row>
        <table:table-row table:style-name="ro1">
          <table:table-cell table:formula="of:=[$Sheet2.A102]-[Sheet2.$D$3]" office:value-type="float" office:value="-294.249333333333" calcext:value-type="float">
            <text:p>-294,249333333333</text:p>
          </table:table-cell>
          <table:table-cell table:formula="of:=[$Sheet2.B102]-[Sheet2.$D$8]" office:value-type="float" office:value="-411.644" calcext:value-type="float">
            <text:p>-411,644</text:p>
          </table:table-cell>
        </table:table-row>
        <table:table-row table:style-name="ro1">
          <table:table-cell table:formula="of:=[$Sheet2.A103]-[Sheet2.$D$3]" office:value-type="float" office:value="-257.249333333333" calcext:value-type="float">
            <text:p>-257,249333333333</text:p>
          </table:table-cell>
          <table:table-cell table:formula="of:=[$Sheet2.B103]-[Sheet2.$D$8]" office:value-type="float" office:value="-333.644" calcext:value-type="float">
            <text:p>-333,644</text:p>
          </table:table-cell>
        </table:table-row>
        <table:table-row table:style-name="ro1">
          <table:table-cell table:formula="of:=[$Sheet2.A104]-[Sheet2.$D$3]" office:value-type="float" office:value="-299.249333333333" calcext:value-type="float">
            <text:p>-299,249333333333</text:p>
          </table:table-cell>
          <table:table-cell table:formula="of:=[$Sheet2.B104]-[Sheet2.$D$8]" office:value-type="float" office:value="-272.644" calcext:value-type="float">
            <text:p>-272,644</text:p>
          </table:table-cell>
        </table:table-row>
        <table:table-row table:style-name="ro1">
          <table:table-cell table:formula="of:=[$Sheet2.A105]-[Sheet2.$D$3]" office:value-type="float" office:value="-319.249333333333" calcext:value-type="float">
            <text:p>-319,249333333333</text:p>
          </table:table-cell>
          <table:table-cell table:formula="of:=[$Sheet2.B105]-[Sheet2.$D$8]" office:value-type="float" office:value="-214.644" calcext:value-type="float">
            <text:p>-214,644</text:p>
          </table:table-cell>
        </table:table-row>
        <table:table-row table:style-name="ro1">
          <table:table-cell table:formula="of:=[$Sheet2.A106]-[Sheet2.$D$3]" office:value-type="float" office:value="-235.249333333333" calcext:value-type="float">
            <text:p>-235,249333333333</text:p>
          </table:table-cell>
          <table:table-cell table:formula="of:=[$Sheet2.B106]-[Sheet2.$D$8]" office:value-type="float" office:value="-116.644" calcext:value-type="float">
            <text:p>-116,644</text:p>
          </table:table-cell>
        </table:table-row>
        <table:table-row table:style-name="ro1">
          <table:table-cell table:formula="of:=[$Sheet2.A107]-[Sheet2.$D$3]" office:value-type="float" office:value="-184.249333333333" calcext:value-type="float">
            <text:p>-184,249333333333</text:p>
          </table:table-cell>
          <table:table-cell table:formula="of:=[$Sheet2.B107]-[Sheet2.$D$8]" office:value-type="float" office:value="40.356" calcext:value-type="float">
            <text:p>40,356</text:p>
          </table:table-cell>
        </table:table-row>
        <table:table-row table:style-name="ro1">
          <table:table-cell table:formula="of:=[$Sheet2.A108]-[Sheet2.$D$3]" office:value-type="float" office:value="-188.249333333333" calcext:value-type="float">
            <text:p>-188,249333333333</text:p>
          </table:table-cell>
          <table:table-cell table:formula="of:=[$Sheet2.B108]-[Sheet2.$D$8]" office:value-type="float" office:value="150.356" calcext:value-type="float">
            <text:p>150,356</text:p>
          </table:table-cell>
        </table:table-row>
        <table:table-row table:style-name="ro1">
          <table:table-cell table:formula="of:=[$Sheet2.A109]-[Sheet2.$D$3]" office:value-type="float" office:value="-114.249333333333" calcext:value-type="float">
            <text:p>-114,249333333333</text:p>
          </table:table-cell>
          <table:table-cell table:formula="of:=[$Sheet2.B109]-[Sheet2.$D$8]" office:value-type="float" office:value="250.356" calcext:value-type="float">
            <text:p>250,356</text:p>
          </table:table-cell>
        </table:table-row>
        <table:table-row table:style-name="ro1">
          <table:table-cell table:formula="of:=[$Sheet2.A110]-[Sheet2.$D$3]" office:value-type="float" office:value="-60.2493333333334" calcext:value-type="float">
            <text:p>-60,2493333333334</text:p>
          </table:table-cell>
          <table:table-cell table:formula="of:=[$Sheet2.B110]-[Sheet2.$D$8]" office:value-type="float" office:value="372.356" calcext:value-type="float">
            <text:p>372,356</text:p>
          </table:table-cell>
        </table:table-row>
        <table:table-row table:style-name="ro1">
          <table:table-cell table:formula="of:=[$Sheet2.A111]-[Sheet2.$D$3]" office:value-type="float" office:value="-11.2493333333334" calcext:value-type="float">
            <text:p>-11,2493333333334</text:p>
          </table:table-cell>
          <table:table-cell table:formula="of:=[$Sheet2.B111]-[Sheet2.$D$8]" office:value-type="float" office:value="460.356" calcext:value-type="float">
            <text:p>460,356</text:p>
          </table:table-cell>
        </table:table-row>
        <table:table-row table:style-name="ro1">
          <table:table-cell table:formula="of:=[$Sheet2.A112]-[Sheet2.$D$3]" office:value-type="float" office:value="49.7506666666666" calcext:value-type="float">
            <text:p>49,7506666666666</text:p>
          </table:table-cell>
          <table:table-cell table:formula="of:=[$Sheet2.B112]-[Sheet2.$D$8]" office:value-type="float" office:value="552.356" calcext:value-type="float">
            <text:p>552,356</text:p>
          </table:table-cell>
        </table:table-row>
        <table:table-row table:style-name="ro1">
          <table:table-cell table:formula="of:=[$Sheet2.A113]-[Sheet2.$D$3]" office:value-type="float" office:value="80.7506666666666" calcext:value-type="float">
            <text:p>80,7506666666666</text:p>
          </table:table-cell>
          <table:table-cell table:formula="of:=[$Sheet2.B113]-[Sheet2.$D$8]" office:value-type="float" office:value="619.356" calcext:value-type="float">
            <text:p>619,356</text:p>
          </table:table-cell>
        </table:table-row>
        <table:table-row table:style-name="ro1">
          <table:table-cell table:formula="of:=[$Sheet2.A114]-[Sheet2.$D$3]" office:value-type="float" office:value="121.750666666667" calcext:value-type="float">
            <text:p>121,750666666667</text:p>
          </table:table-cell>
          <table:table-cell table:formula="of:=[$Sheet2.B114]-[Sheet2.$D$8]" office:value-type="float" office:value="672.356" calcext:value-type="float">
            <text:p>672,356</text:p>
          </table:table-cell>
        </table:table-row>
        <table:table-row table:style-name="ro1">
          <table:table-cell table:formula="of:=[$Sheet2.A115]-[Sheet2.$D$3]" office:value-type="float" office:value="170.750666666667" calcext:value-type="float">
            <text:p>170,750666666667</text:p>
          </table:table-cell>
          <table:table-cell table:formula="of:=[$Sheet2.B115]-[Sheet2.$D$8]" office:value-type="float" office:value="718.356" calcext:value-type="float">
            <text:p>718,356</text:p>
          </table:table-cell>
        </table:table-row>
        <table:table-row table:style-name="ro1">
          <table:table-cell table:formula="of:=[$Sheet2.A116]-[Sheet2.$D$3]" office:value-type="float" office:value="228.750666666667" calcext:value-type="float">
            <text:p>228,750666666667</text:p>
          </table:table-cell>
          <table:table-cell table:formula="of:=[$Sheet2.B116]-[Sheet2.$D$8]" office:value-type="float" office:value="756.356" calcext:value-type="float">
            <text:p>756,356</text:p>
          </table:table-cell>
        </table:table-row>
        <table:table-row table:style-name="ro1">
          <table:table-cell table:formula="of:=[$Sheet2.A117]-[Sheet2.$D$3]" office:value-type="float" office:value="271.750666666667" calcext:value-type="float">
            <text:p>271,750666666667</text:p>
          </table:table-cell>
          <table:table-cell table:formula="of:=[$Sheet2.B117]-[Sheet2.$D$8]" office:value-type="float" office:value="776.356" calcext:value-type="float">
            <text:p>776,356</text:p>
          </table:table-cell>
        </table:table-row>
        <table:table-row table:style-name="ro1">
          <table:table-cell table:formula="of:=[$Sheet2.A118]-[Sheet2.$D$3]" office:value-type="float" office:value="314.750666666667" calcext:value-type="float">
            <text:p>314,750666666667</text:p>
          </table:table-cell>
          <table:table-cell table:formula="of:=[$Sheet2.B118]-[Sheet2.$D$8]" office:value-type="float" office:value="774.356" calcext:value-type="float">
            <text:p>774,356</text:p>
          </table:table-cell>
        </table:table-row>
        <table:table-row table:style-name="ro1">
          <table:table-cell table:formula="of:=[$Sheet2.A119]-[Sheet2.$D$3]" office:value-type="float" office:value="346.750666666667" calcext:value-type="float">
            <text:p>346,750666666667</text:p>
          </table:table-cell>
          <table:table-cell table:formula="of:=[$Sheet2.B119]-[Sheet2.$D$8]" office:value-type="float" office:value="786.356" calcext:value-type="float">
            <text:p>786,356</text:p>
          </table:table-cell>
        </table:table-row>
        <table:table-row table:style-name="ro1">
          <table:table-cell table:formula="of:=[$Sheet2.A120]-[Sheet2.$D$3]" office:value-type="float" office:value="395.750666666667" calcext:value-type="float">
            <text:p>395,750666666667</text:p>
          </table:table-cell>
          <table:table-cell table:formula="of:=[$Sheet2.B120]-[Sheet2.$D$8]" office:value-type="float" office:value="774.356" calcext:value-type="float">
            <text:p>774,356</text:p>
          </table:table-cell>
        </table:table-row>
        <table:table-row table:style-name="ro1">
          <table:table-cell table:formula="of:=[$Sheet2.A121]-[Sheet2.$D$3]" office:value-type="float" office:value="388.750666666667" calcext:value-type="float">
            <text:p>388,750666666667</text:p>
          </table:table-cell>
          <table:table-cell table:formula="of:=[$Sheet2.B121]-[Sheet2.$D$8]" office:value-type="float" office:value="756.356" calcext:value-type="float">
            <text:p>756,356</text:p>
          </table:table-cell>
        </table:table-row>
        <table:table-row table:style-name="ro1">
          <table:table-cell table:formula="of:=[$Sheet2.A122]-[Sheet2.$D$3]" office:value-type="float" office:value="428.750666666667" calcext:value-type="float">
            <text:p>428,750666666667</text:p>
          </table:table-cell>
          <table:table-cell table:formula="of:=[$Sheet2.B122]-[Sheet2.$D$8]" office:value-type="float" office:value="685.356" calcext:value-type="float">
            <text:p>685,356</text:p>
          </table:table-cell>
        </table:table-row>
        <table:table-row table:style-name="ro1">
          <table:table-cell table:formula="of:=[$Sheet2.A123]-[Sheet2.$D$3]" office:value-type="float" office:value="424.750666666667" calcext:value-type="float">
            <text:p>424,750666666667</text:p>
          </table:table-cell>
          <table:table-cell table:formula="of:=[$Sheet2.B123]-[Sheet2.$D$8]" office:value-type="float" office:value="602.356" calcext:value-type="float">
            <text:p>602,356</text:p>
          </table:table-cell>
        </table:table-row>
        <table:table-row table:style-name="ro1">
          <table:table-cell table:formula="of:=[$Sheet2.A124]-[Sheet2.$D$3]" office:value-type="float" office:value="411.750666666667" calcext:value-type="float">
            <text:p>411,750666666667</text:p>
          </table:table-cell>
          <table:table-cell table:formula="of:=[$Sheet2.B124]-[Sheet2.$D$8]" office:value-type="float" office:value="510.356" calcext:value-type="float">
            <text:p>510,356</text:p>
          </table:table-cell>
        </table:table-row>
        <table:table-row table:style-name="ro1">
          <table:table-cell table:formula="of:=[$Sheet2.A125]-[Sheet2.$D$3]" office:value-type="float" office:value="383.750666666667" calcext:value-type="float">
            <text:p>383,750666666667</text:p>
          </table:table-cell>
          <table:table-cell table:formula="of:=[$Sheet2.B125]-[Sheet2.$D$8]" office:value-type="float" office:value="427.356" calcext:value-type="float">
            <text:p>427,356</text:p>
          </table:table-cell>
        </table:table-row>
        <table:table-row table:style-name="ro1">
          <table:table-cell table:formula="of:=[$Sheet2.A126]-[Sheet2.$D$3]" office:value-type="float" office:value="347.750666666667" calcext:value-type="float">
            <text:p>347,750666666667</text:p>
          </table:table-cell>
          <table:table-cell table:formula="of:=[$Sheet2.B126]-[Sheet2.$D$8]" office:value-type="float" office:value="361.356" calcext:value-type="float">
            <text:p>361,356</text:p>
          </table:table-cell>
        </table:table-row>
        <table:table-row table:style-name="ro1">
          <table:table-cell table:formula="of:=[$Sheet2.A127]-[Sheet2.$D$3]" office:value-type="float" office:value="316.750666666667" calcext:value-type="float">
            <text:p>316,750666666667</text:p>
          </table:table-cell>
          <table:table-cell table:formula="of:=[$Sheet2.B127]-[Sheet2.$D$8]" office:value-type="float" office:value="296.356" calcext:value-type="float">
            <text:p>296,356</text:p>
          </table:table-cell>
        </table:table-row>
        <table:table-row table:style-name="ro1">
          <table:table-cell table:formula="of:=[$Sheet2.A128]-[Sheet2.$D$3]" office:value-type="float" office:value="283.750666666667" calcext:value-type="float">
            <text:p>283,750666666667</text:p>
          </table:table-cell>
          <table:table-cell table:formula="of:=[$Sheet2.B128]-[Sheet2.$D$8]" office:value-type="float" office:value="224.356" calcext:value-type="float">
            <text:p>224,356</text:p>
          </table:table-cell>
        </table:table-row>
        <table:table-row table:style-name="ro1">
          <table:table-cell table:formula="of:=[$Sheet2.A129]-[Sheet2.$D$3]" office:value-type="float" office:value="250.750666666667" calcext:value-type="float">
            <text:p>250,750666666667</text:p>
          </table:table-cell>
          <table:table-cell table:formula="of:=[$Sheet2.B129]-[Sheet2.$D$8]" office:value-type="float" office:value="113.356" calcext:value-type="float">
            <text:p>113,356</text:p>
          </table:table-cell>
        </table:table-row>
        <table:table-row table:style-name="ro1">
          <table:table-cell table:formula="of:=[$Sheet2.A130]-[Sheet2.$D$3]" office:value-type="float" office:value="208.750666666667" calcext:value-type="float">
            <text:p>208,750666666667</text:p>
          </table:table-cell>
          <table:table-cell table:formula="of:=[$Sheet2.B130]-[Sheet2.$D$8]" office:value-type="float" office:value="-30.644" calcext:value-type="float">
            <text:p>-30,644</text:p>
          </table:table-cell>
        </table:table-row>
        <table:table-row table:style-name="ro1">
          <table:table-cell table:formula="of:=[$Sheet2.A131]-[Sheet2.$D$3]" office:value-type="float" office:value="204.750666666667" calcext:value-type="float">
            <text:p>204,750666666667</text:p>
          </table:table-cell>
          <table:table-cell table:formula="of:=[$Sheet2.B131]-[Sheet2.$D$8]" office:value-type="float" office:value="-146.644" calcext:value-type="float">
            <text:p>-146,644</text:p>
          </table:table-cell>
        </table:table-row>
        <table:table-row table:style-name="ro1">
          <table:table-cell table:formula="of:=[$Sheet2.A132]-[Sheet2.$D$3]" office:value-type="float" office:value="103.750666666667" calcext:value-type="float">
            <text:p>103,750666666667</text:p>
          </table:table-cell>
          <table:table-cell table:formula="of:=[$Sheet2.B132]-[Sheet2.$D$8]" office:value-type="float" office:value="-249.644" calcext:value-type="float">
            <text:p>-249,644</text:p>
          </table:table-cell>
        </table:table-row>
        <table:table-row table:style-name="ro1">
          <table:table-cell table:formula="of:=[$Sheet2.A133]-[Sheet2.$D$3]" office:value-type="float" office:value="60.7506666666666" calcext:value-type="float">
            <text:p>60,7506666666666</text:p>
          </table:table-cell>
          <table:table-cell table:formula="of:=[$Sheet2.B133]-[Sheet2.$D$8]" office:value-type="float" office:value="-362.644" calcext:value-type="float">
            <text:p>-362,644</text:p>
          </table:table-cell>
        </table:table-row>
        <table:table-row table:style-name="ro1">
          <table:table-cell table:formula="of:=[$Sheet2.A134]-[Sheet2.$D$3]" office:value-type="float" office:value="-22.2493333333334" calcext:value-type="float">
            <text:p>-22,2493333333334</text:p>
          </table:table-cell>
          <table:table-cell table:formula="of:=[$Sheet2.B134]-[Sheet2.$D$8]" office:value-type="float" office:value="-447.644" calcext:value-type="float">
            <text:p>-447,644</text:p>
          </table:table-cell>
        </table:table-row>
        <table:table-row table:style-name="ro1">
          <table:table-cell table:formula="of:=[$Sheet2.A135]-[Sheet2.$D$3]" office:value-type="float" office:value="-46.2493333333334" calcext:value-type="float">
            <text:p>-46,2493333333334</text:p>
          </table:table-cell>
          <table:table-cell table:formula="of:=[$Sheet2.B135]-[Sheet2.$D$8]" office:value-type="float" office:value="-533.644" calcext:value-type="float">
            <text:p>-533,644</text:p>
          </table:table-cell>
        </table:table-row>
        <table:table-row table:style-name="ro1">
          <table:table-cell table:formula="of:=[$Sheet2.A136]-[Sheet2.$D$3]" office:value-type="float" office:value="-133.249333333333" calcext:value-type="float">
            <text:p>-133,249333333333</text:p>
          </table:table-cell>
          <table:table-cell table:formula="of:=[$Sheet2.B136]-[Sheet2.$D$8]" office:value-type="float" office:value="-595.644" calcext:value-type="float">
            <text:p>-595,644</text:p>
          </table:table-cell>
        </table:table-row>
        <table:table-row table:style-name="ro1">
          <table:table-cell table:formula="of:=[$Sheet2.A137]-[Sheet2.$D$3]" office:value-type="float" office:value="-180.249333333333" calcext:value-type="float">
            <text:p>-180,249333333333</text:p>
          </table:table-cell>
          <table:table-cell table:formula="of:=[$Sheet2.B137]-[Sheet2.$D$8]" office:value-type="float" office:value="-652.644" calcext:value-type="float">
            <text:p>-652,644</text:p>
          </table:table-cell>
        </table:table-row>
        <table:table-row table:style-name="ro1">
          <table:table-cell table:formula="of:=[$Sheet2.A138]-[Sheet2.$D$3]" office:value-type="float" office:value="-222.249333333333" calcext:value-type="float">
            <text:p>-222,249333333333</text:p>
          </table:table-cell>
          <table:table-cell table:formula="of:=[$Sheet2.B138]-[Sheet2.$D$8]" office:value-type="float" office:value="-686.644" calcext:value-type="float">
            <text:p>-686,644</text:p>
          </table:table-cell>
        </table:table-row>
        <table:table-row table:style-name="ro1">
          <table:table-cell table:formula="of:=[$Sheet2.A139]-[Sheet2.$D$3]" office:value-type="float" office:value="-238.249333333333" calcext:value-type="float">
            <text:p>-238,249333333333</text:p>
          </table:table-cell>
          <table:table-cell table:formula="of:=[$Sheet2.B139]-[Sheet2.$D$8]" office:value-type="float" office:value="-716.644" calcext:value-type="float">
            <text:p>-716,644</text:p>
          </table:table-cell>
        </table:table-row>
        <table:table-row table:style-name="ro1">
          <table:table-cell table:formula="of:=[$Sheet2.A140]-[Sheet2.$D$3]" office:value-type="float" office:value="-265.249333333333" calcext:value-type="float">
            <text:p>-265,249333333333</text:p>
          </table:table-cell>
          <table:table-cell table:formula="of:=[$Sheet2.B140]-[Sheet2.$D$8]" office:value-type="float" office:value="-741.644" calcext:value-type="float">
            <text:p>-741,644</text:p>
          </table:table-cell>
        </table:table-row>
        <table:table-row table:style-name="ro1">
          <table:table-cell table:formula="of:=[$Sheet2.A141]-[Sheet2.$D$3]" office:value-type="float" office:value="-308.249333333333" calcext:value-type="float">
            <text:p>-308,249333333333</text:p>
          </table:table-cell>
          <table:table-cell table:formula="of:=[$Sheet2.B141]-[Sheet2.$D$8]" office:value-type="float" office:value="-733.644" calcext:value-type="float">
            <text:p>-733,644</text:p>
          </table:table-cell>
        </table:table-row>
        <table:table-row table:style-name="ro1">
          <table:table-cell table:formula="of:=[$Sheet2.A142]-[Sheet2.$D$3]" office:value-type="float" office:value="-325.249333333333" calcext:value-type="float">
            <text:p>-325,249333333333</text:p>
          </table:table-cell>
          <table:table-cell table:formula="of:=[$Sheet2.B142]-[Sheet2.$D$8]" office:value-type="float" office:value="-745.644" calcext:value-type="float">
            <text:p>-745,644</text:p>
          </table:table-cell>
        </table:table-row>
        <table:table-row table:style-name="ro1">
          <table:table-cell table:formula="of:=[$Sheet2.A143]-[Sheet2.$D$3]" office:value-type="float" office:value="-345.249333333333" calcext:value-type="float">
            <text:p>-345,249333333333</text:p>
          </table:table-cell>
          <table:table-cell table:formula="of:=[$Sheet2.B143]-[Sheet2.$D$8]" office:value-type="float" office:value="-733.644" calcext:value-type="float">
            <text:p>-733,644</text:p>
          </table:table-cell>
        </table:table-row>
        <table:table-row table:style-name="ro1">
          <table:table-cell table:formula="of:=[$Sheet2.A144]-[Sheet2.$D$3]" office:value-type="float" office:value="-366.249333333333" calcext:value-type="float">
            <text:p>-366,249333333333</text:p>
          </table:table-cell>
          <table:table-cell table:formula="of:=[$Sheet2.B144]-[Sheet2.$D$8]" office:value-type="float" office:value="-693.644" calcext:value-type="float">
            <text:p>-693,644</text:p>
          </table:table-cell>
        </table:table-row>
        <table:table-row table:style-name="ro1">
          <table:table-cell table:formula="of:=[$Sheet2.A145]-[Sheet2.$D$3]" office:value-type="float" office:value="-294.249333333333" calcext:value-type="float">
            <text:p>-294,249333333333</text:p>
          </table:table-cell>
          <table:table-cell table:formula="of:=[$Sheet2.B145]-[Sheet2.$D$8]" office:value-type="float" office:value="-613.644" calcext:value-type="float">
            <text:p>-613,644</text:p>
          </table:table-cell>
        </table:table-row>
        <table:table-row table:style-name="ro1">
          <table:table-cell table:formula="of:=[$Sheet2.A146]-[Sheet2.$D$3]" office:value-type="float" office:value="-288.249333333333" calcext:value-type="float">
            <text:p>-288,249333333333</text:p>
          </table:table-cell>
          <table:table-cell table:formula="of:=[$Sheet2.B146]-[Sheet2.$D$8]" office:value-type="float" office:value="-533.644" calcext:value-type="float">
            <text:p>-533,644</text:p>
          </table:table-cell>
        </table:table-row>
        <table:table-row table:style-name="ro1">
          <table:table-cell table:formula="of:=[$Sheet2.A147]-[Sheet2.$D$3]" office:value-type="float" office:value="-283.249333333333" calcext:value-type="float">
            <text:p>-283,249333333333</text:p>
          </table:table-cell>
          <table:table-cell table:formula="of:=[$Sheet2.B147]-[Sheet2.$D$8]" office:value-type="float" office:value="-444.644" calcext:value-type="float">
            <text:p>-444,644</text:p>
          </table:table-cell>
        </table:table-row>
        <table:table-row table:style-name="ro1">
          <table:table-cell table:formula="of:=[$Sheet2.A148]-[Sheet2.$D$3]" office:value-type="float" office:value="-295.249333333333" calcext:value-type="float">
            <text:p>-295,249333333333</text:p>
          </table:table-cell>
          <table:table-cell table:formula="of:=[$Sheet2.B148]-[Sheet2.$D$8]" office:value-type="float" office:value="-364.644" calcext:value-type="float">
            <text:p>-364,644</text:p>
          </table:table-cell>
        </table:table-row>
        <table:table-row table:style-name="ro1">
          <table:table-cell table:formula="of:=[$Sheet2.A149]-[Sheet2.$D$3]" office:value-type="float" office:value="-301.249333333333" calcext:value-type="float">
            <text:p>-301,249333333333</text:p>
          </table:table-cell>
          <table:table-cell table:formula="of:=[$Sheet2.B149]-[Sheet2.$D$8]" office:value-type="float" office:value="-297.644" calcext:value-type="float">
            <text:p>-297,644</text:p>
          </table:table-cell>
        </table:table-row>
        <table:table-row table:style-name="ro1">
          <table:table-cell table:formula="of:=[$Sheet2.A150]-[Sheet2.$D$3]" office:value-type="float" office:value="-304.249333333333" calcext:value-type="float">
            <text:p>-304,249333333333</text:p>
          </table:table-cell>
          <table:table-cell table:formula="of:=[$Sheet2.B150]-[Sheet2.$D$8]" office:value-type="float" office:value="-239.644" calcext:value-type="float">
            <text:p>-239,644</text:p>
          </table:table-cell>
        </table:table-row>
        <table:table-row table:style-name="ro1">
          <table:table-cell table:formula="of:=[$Sheet2.A151]-[Sheet2.$D$3]" office:value-type="float" office:value="-303.249333333333" calcext:value-type="float">
            <text:p>-303,249333333333</text:p>
          </table:table-cell>
          <table:table-cell table:formula="of:=[$Sheet2.B151]-[Sheet2.$D$8]" office:value-type="float" office:value="-164.644" calcext:value-type="float">
            <text:p>-164,644</text:p>
          </table:table-cell>
        </table:table-row>
        <table:table-row table:style-name="ro1">
          <table:table-cell table:formula="of:=[$Sheet2.A152]-[Sheet2.$D$3]" office:value-type="float" office:value="-269.249333333333" calcext:value-type="float">
            <text:p>-269,249333333333</text:p>
          </table:table-cell>
          <table:table-cell table:formula="of:=[$Sheet2.B152]-[Sheet2.$D$8]" office:value-type="float" office:value="-26.644" calcext:value-type="float">
            <text:p>-26,644</text:p>
          </table:table-cell>
        </table:table-row>
        <table:table-row table:style-name="ro1">
          <table:table-cell table:formula="of:=[$Sheet2.A153]-[Sheet2.$D$3]" office:value-type="float" office:value="-198.249333333333" calcext:value-type="float">
            <text:p>-198,249333333333</text:p>
          </table:table-cell>
          <table:table-cell table:formula="of:=[$Sheet2.B153]-[Sheet2.$D$8]" office:value-type="float" office:value="111.356" calcext:value-type="float">
            <text:p>111,356</text:p>
          </table:table-cell>
        </table:table-row>
        <table:table-row table:style-name="ro1">
          <table:table-cell table:formula="of:=[$Sheet2.A154]-[Sheet2.$D$3]" office:value-type="float" office:value="-107.249333333333" calcext:value-type="float">
            <text:p>-107,249333333333</text:p>
          </table:table-cell>
          <table:table-cell table:formula="of:=[$Sheet2.B154]-[Sheet2.$D$8]" office:value-type="float" office:value="217.356" calcext:value-type="float">
            <text:p>217,356</text:p>
          </table:table-cell>
        </table:table-row>
        <table:table-row table:style-name="ro1">
          <table:table-cell table:formula="of:=[$Sheet2.A155]-[Sheet2.$D$3]" office:value-type="float" office:value="-72.2493333333334" calcext:value-type="float">
            <text:p>-72,2493333333334</text:p>
          </table:table-cell>
          <table:table-cell table:formula="of:=[$Sheet2.B155]-[Sheet2.$D$8]" office:value-type="float" office:value="326.356" calcext:value-type="float">
            <text:p>326,356</text:p>
          </table:table-cell>
        </table:table-row>
        <table:table-row table:style-name="ro1">
          <table:table-cell table:formula="of:=[$Sheet2.A156]-[Sheet2.$D$3]" office:value-type="float" office:value="-5.24933333333343" calcext:value-type="float">
            <text:p>-5,24933333333343</text:p>
          </table:table-cell>
          <table:table-cell table:formula="of:=[$Sheet2.B156]-[Sheet2.$D$8]" office:value-type="float" office:value="431.356" calcext:value-type="float">
            <text:p>431,356</text:p>
          </table:table-cell>
        </table:table-row>
        <table:table-row table:style-name="ro1">
          <table:table-cell table:formula="of:=[$Sheet2.A157]-[Sheet2.$D$3]" office:value-type="float" office:value="30.7506666666666" calcext:value-type="float">
            <text:p>30,7506666666666</text:p>
          </table:table-cell>
          <table:table-cell table:formula="of:=[$Sheet2.B157]-[Sheet2.$D$8]" office:value-type="float" office:value="516.356" calcext:value-type="float">
            <text:p>516,356</text:p>
          </table:table-cell>
        </table:table-row>
        <table:table-row table:style-name="ro1">
          <table:table-cell table:formula="of:=[$Sheet2.A158]-[Sheet2.$D$3]" office:value-type="float" office:value="68.7506666666666" calcext:value-type="float">
            <text:p>68,7506666666666</text:p>
          </table:table-cell>
          <table:table-cell table:formula="of:=[$Sheet2.B158]-[Sheet2.$D$8]" office:value-type="float" office:value="594.356" calcext:value-type="float">
            <text:p>594,356</text:p>
          </table:table-cell>
        </table:table-row>
        <table:table-row table:style-name="ro1">
          <table:table-cell table:formula="of:=[$Sheet2.A159]-[Sheet2.$D$3]" office:value-type="float" office:value="103.750666666667" calcext:value-type="float">
            <text:p>103,750666666667</text:p>
          </table:table-cell>
          <table:table-cell table:formula="of:=[$Sheet2.B159]-[Sheet2.$D$8]" office:value-type="float" office:value="654.356" calcext:value-type="float">
            <text:p>654,356</text:p>
          </table:table-cell>
        </table:table-row>
        <table:table-row table:style-name="ro1">
          <table:table-cell table:formula="of:=[$Sheet2.A160]-[Sheet2.$D$3]" office:value-type="float" office:value="152.750666666667" calcext:value-type="float">
            <text:p>152,750666666667</text:p>
          </table:table-cell>
          <table:table-cell table:formula="of:=[$Sheet2.B160]-[Sheet2.$D$8]" office:value-type="float" office:value="702.356" calcext:value-type="float">
            <text:p>702,356</text:p>
          </table:table-cell>
        </table:table-row>
        <table:table-row table:style-name="ro1">
          <table:table-cell table:formula="of:=[$Sheet2.A161]-[Sheet2.$D$3]" office:value-type="float" office:value="198.750666666667" calcext:value-type="float">
            <text:p>198,750666666667</text:p>
          </table:table-cell>
          <table:table-cell table:formula="of:=[$Sheet2.B161]-[Sheet2.$D$8]" office:value-type="float" office:value="741.356" calcext:value-type="float">
            <text:p>741,356</text:p>
          </table:table-cell>
        </table:table-row>
        <table:table-row table:style-name="ro1">
          <table:table-cell table:formula="of:=[$Sheet2.A162]-[Sheet2.$D$3]" office:value-type="float" office:value="257.750666666667" calcext:value-type="float">
            <text:p>257,750666666667</text:p>
          </table:table-cell>
          <table:table-cell table:formula="of:=[$Sheet2.B162]-[Sheet2.$D$8]" office:value-type="float" office:value="769.356" calcext:value-type="float">
            <text:p>769,356</text:p>
          </table:table-cell>
        </table:table-row>
        <table:table-row table:style-name="ro1">
          <table:table-cell table:formula="of:=[$Sheet2.A163]-[Sheet2.$D$3]" office:value-type="float" office:value="307.750666666667" calcext:value-type="float">
            <text:p>307,750666666667</text:p>
          </table:table-cell>
          <table:table-cell table:formula="of:=[$Sheet2.B163]-[Sheet2.$D$8]" office:value-type="float" office:value="782.356" calcext:value-type="float">
            <text:p>782,356</text:p>
          </table:table-cell>
        </table:table-row>
        <table:table-row table:style-name="ro1">
          <table:table-cell table:formula="of:=[$Sheet2.A164]-[Sheet2.$D$3]" office:value-type="float" office:value="330.750666666667" calcext:value-type="float">
            <text:p>330,750666666667</text:p>
          </table:table-cell>
          <table:table-cell table:formula="of:=[$Sheet2.B164]-[Sheet2.$D$8]" office:value-type="float" office:value="778.356" calcext:value-type="float">
            <text:p>778,356</text:p>
          </table:table-cell>
        </table:table-row>
        <table:table-row table:style-name="ro1">
          <table:table-cell table:formula="of:=[$Sheet2.A165]-[Sheet2.$D$3]" office:value-type="float" office:value="367.750666666667" calcext:value-type="float">
            <text:p>367,750666666667</text:p>
          </table:table-cell>
          <table:table-cell table:formula="of:=[$Sheet2.B165]-[Sheet2.$D$8]" office:value-type="float" office:value="792.356" calcext:value-type="float">
            <text:p>792,356</text:p>
          </table:table-cell>
        </table:table-row>
        <table:table-row table:style-name="ro1">
          <table:table-cell table:formula="of:=[$Sheet2.A166]-[Sheet2.$D$3]" office:value-type="float" office:value="380.750666666667" calcext:value-type="float">
            <text:p>380,750666666667</text:p>
          </table:table-cell>
          <table:table-cell table:formula="of:=[$Sheet2.B166]-[Sheet2.$D$8]" office:value-type="float" office:value="767.356" calcext:value-type="float">
            <text:p>767,356</text:p>
          </table:table-cell>
        </table:table-row>
        <table:table-row table:style-name="ro1">
          <table:table-cell table:formula="of:=[$Sheet2.A167]-[Sheet2.$D$3]" office:value-type="float" office:value="426.750666666667" calcext:value-type="float">
            <text:p>426,750666666667</text:p>
          </table:table-cell>
          <table:table-cell table:formula="of:=[$Sheet2.B167]-[Sheet2.$D$8]" office:value-type="float" office:value="718.356" calcext:value-type="float">
            <text:p>718,356</text:p>
          </table:table-cell>
        </table:table-row>
        <table:table-row table:style-name="ro1">
          <table:table-cell table:formula="of:=[$Sheet2.A168]-[Sheet2.$D$3]" office:value-type="float" office:value="391.750666666667" calcext:value-type="float">
            <text:p>391,750666666667</text:p>
          </table:table-cell>
          <table:table-cell table:formula="of:=[$Sheet2.B168]-[Sheet2.$D$8]" office:value-type="float" office:value="629.356" calcext:value-type="float">
            <text:p>629,356</text:p>
          </table:table-cell>
        </table:table-row>
        <table:table-row table:style-name="ro1">
          <table:table-cell table:formula="of:=[$Sheet2.A169]-[Sheet2.$D$3]" office:value-type="float" office:value="366.750666666667" calcext:value-type="float">
            <text:p>366,750666666667</text:p>
          </table:table-cell>
          <table:table-cell table:formula="of:=[$Sheet2.B169]-[Sheet2.$D$8]" office:value-type="float" office:value="540.356" calcext:value-type="float">
            <text:p>540,356</text:p>
          </table:table-cell>
        </table:table-row>
        <table:table-row table:style-name="ro1">
          <table:table-cell table:formula="of:=[$Sheet2.A170]-[Sheet2.$D$3]" office:value-type="float" office:value="382.750666666667" calcext:value-type="float">
            <text:p>382,750666666667</text:p>
          </table:table-cell>
          <table:table-cell table:formula="of:=[$Sheet2.B170]-[Sheet2.$D$8]" office:value-type="float" office:value="468.356" calcext:value-type="float">
            <text:p>468,356</text:p>
          </table:table-cell>
        </table:table-row>
        <table:table-row table:style-name="ro1">
          <table:table-cell table:formula="of:=[$Sheet2.A171]-[Sheet2.$D$3]" office:value-type="float" office:value="376.750666666667" calcext:value-type="float">
            <text:p>376,750666666667</text:p>
          </table:table-cell>
          <table:table-cell table:formula="of:=[$Sheet2.B171]-[Sheet2.$D$8]" office:value-type="float" office:value="382.356" calcext:value-type="float">
            <text:p>382,356</text:p>
          </table:table-cell>
        </table:table-row>
        <table:table-row table:style-name="ro1">
          <table:table-cell table:formula="of:=[$Sheet2.A172]-[Sheet2.$D$3]" office:value-type="float" office:value="366.750666666667" calcext:value-type="float">
            <text:p>366,750666666667</text:p>
          </table:table-cell>
          <table:table-cell table:formula="of:=[$Sheet2.B172]-[Sheet2.$D$8]" office:value-type="float" office:value="319.356" calcext:value-type="float">
            <text:p>319,356</text:p>
          </table:table-cell>
        </table:table-row>
        <table:table-row table:style-name="ro1">
          <table:table-cell table:formula="of:=[$Sheet2.A173]-[Sheet2.$D$3]" office:value-type="float" office:value="324.750666666667" calcext:value-type="float">
            <text:p>324,750666666667</text:p>
          </table:table-cell>
          <table:table-cell table:formula="of:=[$Sheet2.B173]-[Sheet2.$D$8]" office:value-type="float" office:value="257.356" calcext:value-type="float">
            <text:p>257,356</text:p>
          </table:table-cell>
        </table:table-row>
        <table:table-row table:style-name="ro1">
          <table:table-cell table:formula="of:=[$Sheet2.A174]-[Sheet2.$D$3]" office:value-type="float" office:value="281.750666666667" calcext:value-type="float">
            <text:p>281,750666666667</text:p>
          </table:table-cell>
          <table:table-cell table:formula="of:=[$Sheet2.B174]-[Sheet2.$D$8]" office:value-type="float" office:value="164.356" calcext:value-type="float">
            <text:p>164,356</text:p>
          </table:table-cell>
        </table:table-row>
        <table:table-row table:style-name="ro1">
          <table:table-cell table:formula="of:=[$Sheet2.A175]-[Sheet2.$D$3]" office:value-type="float" office:value="235.750666666667" calcext:value-type="float">
            <text:p>235,750666666667</text:p>
          </table:table-cell>
          <table:table-cell table:formula="of:=[$Sheet2.B175]-[Sheet2.$D$8]" office:value-type="float" office:value="24.356" calcext:value-type="float">
            <text:p>24,356</text:p>
          </table:table-cell>
        </table:table-row>
        <table:table-row table:style-name="ro1">
          <table:table-cell table:formula="of:=[$Sheet2.A176]-[Sheet2.$D$3]" office:value-type="float" office:value="222.750666666667" calcext:value-type="float">
            <text:p>222,750666666667</text:p>
          </table:table-cell>
          <table:table-cell table:formula="of:=[$Sheet2.B176]-[Sheet2.$D$8]" office:value-type="float" office:value="-103.644" calcext:value-type="float">
            <text:p>-103,644</text:p>
          </table:table-cell>
        </table:table-row>
        <table:table-row table:style-name="ro1">
          <table:table-cell table:formula="of:=[$Sheet2.A177]-[Sheet2.$D$3]" office:value-type="float" office:value="140.750666666667" calcext:value-type="float">
            <text:p>140,750666666667</text:p>
          </table:table-cell>
          <table:table-cell table:formula="of:=[$Sheet2.B177]-[Sheet2.$D$8]" office:value-type="float" office:value="-222.644" calcext:value-type="float">
            <text:p>-222,644</text:p>
          </table:table-cell>
        </table:table-row>
        <table:table-row table:style-name="ro1">
          <table:table-cell table:formula="of:=[$Sheet2.A178]-[Sheet2.$D$3]" office:value-type="float" office:value="82.7506666666666" calcext:value-type="float">
            <text:p>82,7506666666666</text:p>
          </table:table-cell>
          <table:table-cell table:formula="of:=[$Sheet2.B178]-[Sheet2.$D$8]" office:value-type="float" office:value="-316.644" calcext:value-type="float">
            <text:p>-316,644</text:p>
          </table:table-cell>
        </table:table-row>
        <table:table-row table:style-name="ro1">
          <table:table-cell table:formula="of:=[$Sheet2.A179]-[Sheet2.$D$3]" office:value-type="float" office:value="26.7506666666666" calcext:value-type="float">
            <text:p>26,7506666666666</text:p>
          </table:table-cell>
          <table:table-cell table:formula="of:=[$Sheet2.B179]-[Sheet2.$D$8]" office:value-type="float" office:value="-405.644" calcext:value-type="float">
            <text:p>-405,644</text:p>
          </table:table-cell>
        </table:table-row>
        <table:table-row table:style-name="ro1">
          <table:table-cell table:formula="of:=[$Sheet2.A180]-[Sheet2.$D$3]" office:value-type="float" office:value="-36.2493333333334" calcext:value-type="float">
            <text:p>-36,2493333333334</text:p>
          </table:table-cell>
          <table:table-cell table:formula="of:=[$Sheet2.B180]-[Sheet2.$D$8]" office:value-type="float" office:value="-504.644" calcext:value-type="float">
            <text:p>-504,644</text:p>
          </table:table-cell>
        </table:table-row>
        <table:table-row table:style-name="ro1">
          <table:table-cell table:formula="of:=[$Sheet2.A181]-[Sheet2.$D$3]" office:value-type="float" office:value="-96.2493333333334" calcext:value-type="float">
            <text:p>-96,2493333333334</text:p>
          </table:table-cell>
          <table:table-cell table:formula="of:=[$Sheet2.B181]-[Sheet2.$D$8]" office:value-type="float" office:value="-573.644" calcext:value-type="float">
            <text:p>-573,644</text:p>
          </table:table-cell>
        </table:table-row>
        <table:table-row table:style-name="ro1">
          <table:table-cell table:formula="of:=[$Sheet2.A182]-[Sheet2.$D$3]" office:value-type="float" office:value="-166.249333333333" calcext:value-type="float">
            <text:p>-166,249333333333</text:p>
          </table:table-cell>
          <table:table-cell table:formula="of:=[$Sheet2.B182]-[Sheet2.$D$8]" office:value-type="float" office:value="-633.644" calcext:value-type="float">
            <text:p>-633,644</text:p>
          </table:table-cell>
        </table:table-row>
        <table:table-row table:style-name="ro1">
          <table:table-cell table:formula="of:=[$Sheet2.A183]-[Sheet2.$D$3]" office:value-type="float" office:value="-217.249333333333" calcext:value-type="float">
            <text:p>-217,249333333333</text:p>
          </table:table-cell>
          <table:table-cell table:formula="of:=[$Sheet2.B183]-[Sheet2.$D$8]" office:value-type="float" office:value="-649.644" calcext:value-type="float">
            <text:p>-649,644</text:p>
          </table:table-cell>
        </table:table-row>
        <table:table-row table:style-name="ro1">
          <table:table-cell table:formula="of:=[$Sheet2.A184]-[Sheet2.$D$3]" office:value-type="float" office:value="-242.249333333333" calcext:value-type="float">
            <text:p>-242,249333333333</text:p>
          </table:table-cell>
          <table:table-cell table:formula="of:=[$Sheet2.B184]-[Sheet2.$D$8]" office:value-type="float" office:value="-712.644" calcext:value-type="float">
            <text:p>-712,644</text:p>
          </table:table-cell>
        </table:table-row>
        <table:table-row table:style-name="ro1">
          <table:table-cell table:formula="of:=[$Sheet2.A185]-[Sheet2.$D$3]" office:value-type="float" office:value="-268.249333333333" calcext:value-type="float">
            <text:p>-268,249333333333</text:p>
          </table:table-cell>
          <table:table-cell table:formula="of:=[$Sheet2.B185]-[Sheet2.$D$8]" office:value-type="float" office:value="-733.644" calcext:value-type="float">
            <text:p>-733,644</text:p>
          </table:table-cell>
        </table:table-row>
        <table:table-row table:style-name="ro1">
          <table:table-cell table:formula="of:=[$Sheet2.A186]-[Sheet2.$D$3]" office:value-type="float" office:value="-279.249333333333" calcext:value-type="float">
            <text:p>-279,249333333333</text:p>
          </table:table-cell>
          <table:table-cell table:formula="of:=[$Sheet2.B186]-[Sheet2.$D$8]" office:value-type="float" office:value="-752.644" calcext:value-type="float">
            <text:p>-752,644</text:p>
          </table:table-cell>
        </table:table-row>
        <table:table-row table:style-name="ro1">
          <table:table-cell table:formula="of:=[$Sheet2.A187]-[Sheet2.$D$3]" office:value-type="float" office:value="-327.249333333333" calcext:value-type="float">
            <text:p>-327,249333333333</text:p>
          </table:table-cell>
          <table:table-cell table:formula="of:=[$Sheet2.B187]-[Sheet2.$D$8]" office:value-type="float" office:value="-740.644" calcext:value-type="float">
            <text:p>-740,644</text:p>
          </table:table-cell>
        </table:table-row>
        <table:table-row table:style-name="ro1">
          <table:table-cell table:formula="of:=[$Sheet2.A188]-[Sheet2.$D$3]" office:value-type="float" office:value="-328.249333333333" calcext:value-type="float">
            <text:p>-328,249333333333</text:p>
          </table:table-cell>
          <table:table-cell table:formula="of:=[$Sheet2.B188]-[Sheet2.$D$8]" office:value-type="float" office:value="-742.644" calcext:value-type="float">
            <text:p>-742,644</text:p>
          </table:table-cell>
        </table:table-row>
        <table:table-row table:style-name="ro1">
          <table:table-cell table:formula="of:=[$Sheet2.A189]-[Sheet2.$D$3]" office:value-type="float" office:value="-387.249333333333" calcext:value-type="float">
            <text:p>-387,249333333333</text:p>
          </table:table-cell>
          <table:table-cell table:formula="of:=[$Sheet2.B189]-[Sheet2.$D$8]" office:value-type="float" office:value="-684.644" calcext:value-type="float">
            <text:p>-684,644</text:p>
          </table:table-cell>
        </table:table-row>
        <table:table-row table:style-name="ro1">
          <table:table-cell table:formula="of:=[$Sheet2.A190]-[Sheet2.$D$3]" office:value-type="float" office:value="-303.249333333333" calcext:value-type="float">
            <text:p>-303,249333333333</text:p>
          </table:table-cell>
          <table:table-cell table:formula="of:=[$Sheet2.B190]-[Sheet2.$D$8]" office:value-type="float" office:value="-681.644" calcext:value-type="float">
            <text:p>-681,644</text:p>
          </table:table-cell>
        </table:table-row>
        <table:table-row table:style-name="ro1">
          <table:table-cell table:formula="of:=[$Sheet2.A191]-[Sheet2.$D$3]" office:value-type="float" office:value="-299.249333333333" calcext:value-type="float">
            <text:p>-299,249333333333</text:p>
          </table:table-cell>
          <table:table-cell table:formula="of:=[$Sheet2.B191]-[Sheet2.$D$8]" office:value-type="float" office:value="-566.644" calcext:value-type="float">
            <text:p>-566,644</text:p>
          </table:table-cell>
        </table:table-row>
        <table:table-row table:style-name="ro1">
          <table:table-cell table:formula="of:=[$Sheet2.A192]-[Sheet2.$D$3]" office:value-type="float" office:value="-295.249333333333" calcext:value-type="float">
            <text:p>-295,249333333333</text:p>
          </table:table-cell>
          <table:table-cell table:formula="of:=[$Sheet2.B192]-[Sheet2.$D$8]" office:value-type="float" office:value="-472.644" calcext:value-type="float">
            <text:p>-472,644</text:p>
          </table:table-cell>
        </table:table-row>
        <table:table-row table:style-name="ro1">
          <table:table-cell table:formula="of:=[$Sheet2.A193]-[Sheet2.$D$3]" office:value-type="float" office:value="-267.249333333333" calcext:value-type="float">
            <text:p>-267,249333333333</text:p>
          </table:table-cell>
          <table:table-cell table:formula="of:=[$Sheet2.B193]-[Sheet2.$D$8]" office:value-type="float" office:value="-387.644" calcext:value-type="float">
            <text:p>-387,644</text:p>
          </table:table-cell>
        </table:table-row>
        <table:table-row table:style-name="ro1">
          <table:table-cell table:formula="of:=[$Sheet2.A194]-[Sheet2.$D$3]" office:value-type="float" office:value="-278.249333333333" calcext:value-type="float">
            <text:p>-278,249333333333</text:p>
          </table:table-cell>
          <table:table-cell table:formula="of:=[$Sheet2.B194]-[Sheet2.$D$8]" office:value-type="float" office:value="-317.644" calcext:value-type="float">
            <text:p>-317,644</text:p>
          </table:table-cell>
        </table:table-row>
        <table:table-row table:style-name="ro1">
          <table:table-cell table:formula="of:=[$Sheet2.A195]-[Sheet2.$D$3]" office:value-type="float" office:value="-293.249333333333" calcext:value-type="float">
            <text:p>-293,249333333333</text:p>
          </table:table-cell>
          <table:table-cell table:formula="of:=[$Sheet2.B195]-[Sheet2.$D$8]" office:value-type="float" office:value="-255.644" calcext:value-type="float">
            <text:p>-255,644</text:p>
          </table:table-cell>
        </table:table-row>
        <table:table-row table:style-name="ro1">
          <table:table-cell table:formula="of:=[$Sheet2.A196]-[Sheet2.$D$3]" office:value-type="float" office:value="-305.249333333333" calcext:value-type="float">
            <text:p>-305,249333333333</text:p>
          </table:table-cell>
          <table:table-cell table:formula="of:=[$Sheet2.B196]-[Sheet2.$D$8]" office:value-type="float" office:value="-166.644" calcext:value-type="float">
            <text:p>-166,644</text:p>
          </table:table-cell>
        </table:table-row>
        <table:table-row table:style-name="ro1">
          <table:table-cell table:formula="of:=[$Sheet2.A197]-[Sheet2.$D$3]" office:value-type="float" office:value="-291.249333333333" calcext:value-type="float">
            <text:p>-291,249333333333</text:p>
          </table:table-cell>
          <table:table-cell table:formula="of:=[$Sheet2.B197]-[Sheet2.$D$8]" office:value-type="float" office:value="-81.644" calcext:value-type="float">
            <text:p>-81,644</text:p>
          </table:table-cell>
        </table:table-row>
        <table:table-row table:style-name="ro1">
          <table:table-cell table:formula="of:=[$Sheet2.A198]-[Sheet2.$D$3]" office:value-type="float" office:value="-219.249333333333" calcext:value-type="float">
            <text:p>-219,249333333333</text:p>
          </table:table-cell>
          <table:table-cell table:formula="of:=[$Sheet2.B198]-[Sheet2.$D$8]" office:value-type="float" office:value="62.356" calcext:value-type="float">
            <text:p>62,356</text:p>
          </table:table-cell>
        </table:table-row>
        <table:table-row table:style-name="ro1">
          <table:table-cell table:formula="of:=[$Sheet2.A199]-[Sheet2.$D$3]" office:value-type="float" office:value="-110.249333333333" calcext:value-type="float">
            <text:p>-110,249333333333</text:p>
          </table:table-cell>
          <table:table-cell table:formula="of:=[$Sheet2.B199]-[Sheet2.$D$8]" office:value-type="float" office:value="172.356" calcext:value-type="float">
            <text:p>172,356</text:p>
          </table:table-cell>
        </table:table-row>
        <table:table-row table:style-name="ro1">
          <table:table-cell table:formula="of:=[$Sheet2.A200]-[Sheet2.$D$3]" office:value-type="float" office:value="-78.2493333333334" calcext:value-type="float">
            <text:p>-78,2493333333334</text:p>
          </table:table-cell>
          <table:table-cell table:formula="of:=[$Sheet2.B200]-[Sheet2.$D$8]" office:value-type="float" office:value="290.356" calcext:value-type="float">
            <text:p>290,356</text:p>
          </table:table-cell>
        </table:table-row>
        <table:table-row table:style-name="ro1">
          <table:table-cell table:formula="of:=[$Sheet2.A201]-[Sheet2.$D$3]" office:value-type="float" office:value="-53.2493333333334" calcext:value-type="float">
            <text:p>-53,2493333333334</text:p>
          </table:table-cell>
          <table:table-cell table:formula="of:=[$Sheet2.B201]-[Sheet2.$D$8]" office:value-type="float" office:value="395.356" calcext:value-type="float">
            <text:p>395,356</text:p>
          </table:table-cell>
        </table:table-row>
        <table:table-row table:style-name="ro1">
          <table:table-cell table:formula="of:=[$Sheet2.A202]-[Sheet2.$D$3]" office:value-type="float" office:value="28.7506666666666" calcext:value-type="float">
            <text:p>28,7506666666666</text:p>
          </table:table-cell>
          <table:table-cell table:formula="of:=[$Sheet2.B202]-[Sheet2.$D$8]" office:value-type="float" office:value="484.356" calcext:value-type="float">
            <text:p>484,356</text:p>
          </table:table-cell>
        </table:table-row>
        <table:table-row table:style-name="ro1">
          <table:table-cell table:formula="of:=[$Sheet2.A203]-[Sheet2.$D$3]" office:value-type="float" office:value="66.7506666666666" calcext:value-type="float">
            <text:p>66,7506666666666</text:p>
          </table:table-cell>
          <table:table-cell table:formula="of:=[$Sheet2.B203]-[Sheet2.$D$8]" office:value-type="float" office:value="562.356" calcext:value-type="float">
            <text:p>562,356</text:p>
          </table:table-cell>
        </table:table-row>
        <table:table-row table:style-name="ro1">
          <table:table-cell table:formula="of:=[$Sheet2.A204]-[Sheet2.$D$3]" office:value-type="float" office:value="108.750666666667" calcext:value-type="float">
            <text:p>108,750666666667</text:p>
          </table:table-cell>
          <table:table-cell table:formula="of:=[$Sheet2.B204]-[Sheet2.$D$8]" office:value-type="float" office:value="626.356" calcext:value-type="float">
            <text:p>626,356</text:p>
          </table:table-cell>
        </table:table-row>
        <table:table-row table:style-name="ro1">
          <table:table-cell table:formula="of:=[$Sheet2.A205]-[Sheet2.$D$3]" office:value-type="float" office:value="131.750666666667" calcext:value-type="float">
            <text:p>131,750666666667</text:p>
          </table:table-cell>
          <table:table-cell table:formula="of:=[$Sheet2.B205]-[Sheet2.$D$8]" office:value-type="float" office:value="706.356" calcext:value-type="float">
            <text:p>706,356</text:p>
          </table:table-cell>
        </table:table-row>
        <table:table-row table:style-name="ro1">
          <table:table-cell table:formula="of:=[$Sheet2.A206]-[Sheet2.$D$3]" office:value-type="float" office:value="182.750666666667" calcext:value-type="float">
            <text:p>182,750666666667</text:p>
          </table:table-cell>
          <table:table-cell table:formula="of:=[$Sheet2.B206]-[Sheet2.$D$8]" office:value-type="float" office:value="726.356" calcext:value-type="float">
            <text:p>726,356</text:p>
          </table:table-cell>
        </table:table-row>
        <table:table-row table:style-name="ro1">
          <table:table-cell table:formula="of:=[$Sheet2.A207]-[Sheet2.$D$3]" office:value-type="float" office:value="248.750666666667" calcext:value-type="float">
            <text:p>248,750666666667</text:p>
          </table:table-cell>
          <table:table-cell table:formula="of:=[$Sheet2.B207]-[Sheet2.$D$8]" office:value-type="float" office:value="762.356" calcext:value-type="float">
            <text:p>762,356</text:p>
          </table:table-cell>
        </table:table-row>
        <table:table-row table:style-name="ro1">
          <table:table-cell table:formula="of:=[$Sheet2.A208]-[Sheet2.$D$3]" office:value-type="float" office:value="305.750666666667" calcext:value-type="float">
            <text:p>305,750666666667</text:p>
          </table:table-cell>
          <table:table-cell table:formula="of:=[$Sheet2.B208]-[Sheet2.$D$8]" office:value-type="float" office:value="777.356" calcext:value-type="float">
            <text:p>777,356</text:p>
          </table:table-cell>
        </table:table-row>
        <table:table-row table:style-name="ro1">
          <table:table-cell table:formula="of:=[$Sheet2.A209]-[Sheet2.$D$3]" office:value-type="float" office:value="318.750666666667" calcext:value-type="float">
            <text:p>318,750666666667</text:p>
          </table:table-cell>
          <table:table-cell table:formula="of:=[$Sheet2.B209]-[Sheet2.$D$8]" office:value-type="float" office:value="782.356" calcext:value-type="float">
            <text:p>782,356</text:p>
          </table:table-cell>
        </table:table-row>
        <table:table-row table:style-name="ro1">
          <table:table-cell table:formula="of:=[$Sheet2.A210]-[Sheet2.$D$3]" office:value-type="float" office:value="346.750666666667" calcext:value-type="float">
            <text:p>346,750666666667</text:p>
          </table:table-cell>
          <table:table-cell table:formula="of:=[$Sheet2.B210]-[Sheet2.$D$8]" office:value-type="float" office:value="795.356" calcext:value-type="float">
            <text:p>795,356</text:p>
          </table:table-cell>
        </table:table-row>
        <table:table-row table:style-name="ro1">
          <table:table-cell table:formula="of:=[$Sheet2.A211]-[Sheet2.$D$3]" office:value-type="float" office:value="380.750666666667" calcext:value-type="float">
            <text:p>380,750666666667</text:p>
          </table:table-cell>
          <table:table-cell table:formula="of:=[$Sheet2.B211]-[Sheet2.$D$8]" office:value-type="float" office:value="781.356" calcext:value-type="float">
            <text:p>781,356</text:p>
          </table:table-cell>
        </table:table-row>
        <table:table-row table:style-name="ro1">
          <table:table-cell table:formula="of:=[$Sheet2.A212]-[Sheet2.$D$3]" office:value-type="float" office:value="430.750666666667" calcext:value-type="float">
            <text:p>430,750666666667</text:p>
          </table:table-cell>
          <table:table-cell table:formula="of:=[$Sheet2.B212]-[Sheet2.$D$8]" office:value-type="float" office:value="756.356" calcext:value-type="float">
            <text:p>756,356</text:p>
          </table:table-cell>
        </table:table-row>
        <table:table-row table:style-name="ro1">
          <table:table-cell table:formula="of:=[$Sheet2.A213]-[Sheet2.$D$3]" office:value-type="float" office:value="411.750666666667" calcext:value-type="float">
            <text:p>411,750666666667</text:p>
          </table:table-cell>
          <table:table-cell table:formula="of:=[$Sheet2.B213]-[Sheet2.$D$8]" office:value-type="float" office:value="660.356" calcext:value-type="float">
            <text:p>660,356</text:p>
          </table:table-cell>
        </table:table-row>
        <table:table-row table:style-name="ro1">
          <table:table-cell table:formula="of:=[$Sheet2.A214]-[Sheet2.$D$3]" office:value-type="float" office:value="391.750666666667" calcext:value-type="float">
            <text:p>391,750666666667</text:p>
          </table:table-cell>
          <table:table-cell table:formula="of:=[$Sheet2.B214]-[Sheet2.$D$8]" office:value-type="float" office:value="576.356" calcext:value-type="float">
            <text:p>576,356</text:p>
          </table:table-cell>
        </table:table-row>
        <table:table-row table:style-name="ro1">
          <table:table-cell table:formula="of:=[$Sheet2.A215]-[Sheet2.$D$3]" office:value-type="float" office:value="370.750666666667" calcext:value-type="float">
            <text:p>370,750666666667</text:p>
          </table:table-cell>
          <table:table-cell table:formula="of:=[$Sheet2.B215]-[Sheet2.$D$8]" office:value-type="float" office:value="490.356" calcext:value-type="float">
            <text:p>490,356</text:p>
          </table:table-cell>
        </table:table-row>
        <table:table-row table:style-name="ro1">
          <table:table-cell table:formula="of:=[$Sheet2.A216]-[Sheet2.$D$3]" office:value-type="float" office:value="342.750666666667" calcext:value-type="float">
            <text:p>342,750666666667</text:p>
          </table:table-cell>
          <table:table-cell table:formula="of:=[$Sheet2.B216]-[Sheet2.$D$8]" office:value-type="float" office:value="407.356" calcext:value-type="float">
            <text:p>407,356</text:p>
          </table:table-cell>
        </table:table-row>
        <table:table-row table:style-name="ro1">
          <table:table-cell table:formula="of:=[$Sheet2.A217]-[Sheet2.$D$3]" office:value-type="float" office:value="321.750666666667" calcext:value-type="float">
            <text:p>321,750666666667</text:p>
          </table:table-cell>
          <table:table-cell table:formula="of:=[$Sheet2.B217]-[Sheet2.$D$8]" office:value-type="float" office:value="340.356" calcext:value-type="float">
            <text:p>340,356</text:p>
          </table:table-cell>
        </table:table-row>
        <table:table-row table:style-name="ro1">
          <table:table-cell table:formula="of:=[$Sheet2.A218]-[Sheet2.$D$3]" office:value-type="float" office:value="303.750666666667" calcext:value-type="float">
            <text:p>303,750666666667</text:p>
          </table:table-cell>
          <table:table-cell table:formula="of:=[$Sheet2.B218]-[Sheet2.$D$8]" office:value-type="float" office:value="275.356" calcext:value-type="float">
            <text:p>275,356</text:p>
          </table:table-cell>
        </table:table-row>
        <table:table-row table:style-name="ro1">
          <table:table-cell table:formula="of:=[$Sheet2.A219]-[Sheet2.$D$3]" office:value-type="float" office:value="314.750666666667" calcext:value-type="float">
            <text:p>314,750666666667</text:p>
          </table:table-cell>
          <table:table-cell table:formula="of:=[$Sheet2.B219]-[Sheet2.$D$8]" office:value-type="float" office:value="203.356" calcext:value-type="float">
            <text:p>203,356</text:p>
          </table:table-cell>
        </table:table-row>
        <table:table-row table:style-name="ro1">
          <table:table-cell table:formula="of:=[$Sheet2.A220]-[Sheet2.$D$3]" office:value-type="float" office:value="296.750666666667" calcext:value-type="float">
            <text:p>296,750666666667</text:p>
          </table:table-cell>
          <table:table-cell table:formula="of:=[$Sheet2.B220]-[Sheet2.$D$8]" office:value-type="float" office:value="75.356" calcext:value-type="float">
            <text:p>75,356</text:p>
          </table:table-cell>
        </table:table-row>
        <table:table-row table:style-name="ro1">
          <table:table-cell table:formula="of:=[$Sheet2.A221]-[Sheet2.$D$3]" office:value-type="float" office:value="206.750666666667" calcext:value-type="float">
            <text:p>206,750666666667</text:p>
          </table:table-cell>
          <table:table-cell table:formula="of:=[$Sheet2.B221]-[Sheet2.$D$8]" office:value-type="float" office:value="-74.644" calcext:value-type="float">
            <text:p>-74,644</text:p>
          </table:table-cell>
        </table:table-row>
        <table:table-row table:style-name="ro1">
          <table:table-cell table:formula="of:=[$Sheet2.A222]-[Sheet2.$D$3]" office:value-type="float" office:value="170.750666666667" calcext:value-type="float">
            <text:p>170,750666666667</text:p>
          </table:table-cell>
          <table:table-cell table:formula="of:=[$Sheet2.B222]-[Sheet2.$D$8]" office:value-type="float" office:value="-169.644" calcext:value-type="float">
            <text:p>-169,644</text:p>
          </table:table-cell>
        </table:table-row>
        <table:table-row table:style-name="ro1">
          <table:table-cell table:formula="of:=[$Sheet2.A223]-[Sheet2.$D$3]" office:value-type="float" office:value="107.750666666667" calcext:value-type="float">
            <text:p>107,750666666667</text:p>
          </table:table-cell>
          <table:table-cell table:formula="of:=[$Sheet2.B223]-[Sheet2.$D$8]" office:value-type="float" office:value="-275.644" calcext:value-type="float">
            <text:p>-275,644</text:p>
          </table:table-cell>
        </table:table-row>
        <table:table-row table:style-name="ro1">
          <table:table-cell table:formula="of:=[$Sheet2.A224]-[Sheet2.$D$3]" office:value-type="float" office:value="31.7506666666666" calcext:value-type="float">
            <text:p>31,7506666666666</text:p>
          </table:table-cell>
          <table:table-cell table:formula="of:=[$Sheet2.B224]-[Sheet2.$D$8]" office:value-type="float" office:value="-385.644" calcext:value-type="float">
            <text:p>-385,644</text:p>
          </table:table-cell>
        </table:table-row>
        <table:table-row table:style-name="ro1">
          <table:table-cell table:formula="of:=[$Sheet2.A225]-[Sheet2.$D$3]" office:value-type="float" office:value="-6.24933333333343" calcext:value-type="float">
            <text:p>-6,24933333333343</text:p>
          </table:table-cell>
          <table:table-cell table:formula="of:=[$Sheet2.B225]-[Sheet2.$D$8]" office:value-type="float" office:value="-469.644" calcext:value-type="float">
            <text:p>-469,644</text:p>
          </table:table-cell>
        </table:table-row>
        <table:table-row table:style-name="ro1">
          <table:table-cell table:formula="of:=[$Sheet2.A226]-[Sheet2.$D$3]" office:value-type="float" office:value="-65.2493333333334" calcext:value-type="float">
            <text:p>-65,2493333333334</text:p>
          </table:table-cell>
          <table:table-cell table:formula="of:=[$Sheet2.B226]-[Sheet2.$D$8]" office:value-type="float" office:value="-547.644" calcext:value-type="float">
            <text:p>-547,644</text:p>
          </table:table-cell>
        </table:table-row>
        <table:table-row table:style-name="ro1">
          <table:table-cell table:formula="of:=[$Sheet2.A227]-[Sheet2.$D$3]" office:value-type="float" office:value="-142.249333333333" calcext:value-type="float">
            <text:p>-142,249333333333</text:p>
          </table:table-cell>
          <table:table-cell table:formula="of:=[$Sheet2.B227]-[Sheet2.$D$8]" office:value-type="float" office:value="-611.644" calcext:value-type="float">
            <text:p>-611,644</text:p>
          </table:table-cell>
        </table:table-row>
        <table:table-row table:style-name="ro1">
          <table:table-cell table:formula="of:=[$Sheet2.A228]-[Sheet2.$D$3]" office:value-type="float" office:value="-190.249333333333" calcext:value-type="float">
            <text:p>-190,249333333333</text:p>
          </table:table-cell>
          <table:table-cell table:formula="of:=[$Sheet2.B228]-[Sheet2.$D$8]" office:value-type="float" office:value="-658.644" calcext:value-type="float">
            <text:p>-658,644</text:p>
          </table:table-cell>
        </table:table-row>
        <table:table-row table:style-name="ro1">
          <table:table-cell table:formula="of:=[$Sheet2.A229]-[Sheet2.$D$3]" office:value-type="float" office:value="-222.249333333333" calcext:value-type="float">
            <text:p>-222,249333333333</text:p>
          </table:table-cell>
          <table:table-cell table:formula="of:=[$Sheet2.B229]-[Sheet2.$D$8]" office:value-type="float" office:value="-698.644" calcext:value-type="float">
            <text:p>-698,644</text:p>
          </table:table-cell>
        </table:table-row>
        <table:table-row table:style-name="ro1">
          <table:table-cell table:formula="of:=[$Sheet2.A230]-[Sheet2.$D$3]" office:value-type="float" office:value="-262.249333333333" calcext:value-type="float">
            <text:p>-262,249333333333</text:p>
          </table:table-cell>
          <table:table-cell table:formula="of:=[$Sheet2.B230]-[Sheet2.$D$8]" office:value-type="float" office:value="-725.644" calcext:value-type="float">
            <text:p>-725,644</text:p>
          </table:table-cell>
        </table:table-row>
        <table:table-row table:style-name="ro1">
          <table:table-cell table:formula="of:=[$Sheet2.A231]-[Sheet2.$D$3]" office:value-type="float" office:value="-294.249333333333" calcext:value-type="float">
            <text:p>-294,249333333333</text:p>
          </table:table-cell>
          <table:table-cell table:formula="of:=[$Sheet2.B231]-[Sheet2.$D$8]" office:value-type="float" office:value="-747.644" calcext:value-type="float">
            <text:p>-747,644</text:p>
          </table:table-cell>
        </table:table-row>
        <table:table-row table:style-name="ro1">
          <table:table-cell table:formula="of:=[$Sheet2.A232]-[Sheet2.$D$3]" office:value-type="float" office:value="-284.249333333333" calcext:value-type="float">
            <text:p>-284,249333333333</text:p>
          </table:table-cell>
          <table:table-cell table:formula="of:=[$Sheet2.B232]-[Sheet2.$D$8]" office:value-type="float" office:value="-734.644" calcext:value-type="float">
            <text:p>-734,644</text:p>
          </table:table-cell>
        </table:table-row>
        <table:table-row table:style-name="ro1">
          <table:table-cell table:formula="of:=[$Sheet2.A233]-[Sheet2.$D$3]" office:value-type="float" office:value="-347.249333333333" calcext:value-type="float">
            <text:p>-347,249333333333</text:p>
          </table:table-cell>
          <table:table-cell table:formula="of:=[$Sheet2.B233]-[Sheet2.$D$8]" office:value-type="float" office:value="-746.644" calcext:value-type="float">
            <text:p>-746,644</text:p>
          </table:table-cell>
        </table:table-row>
        <table:table-row table:style-name="ro1">
          <table:table-cell table:formula="of:=[$Sheet2.A234]-[Sheet2.$D$3]" office:value-type="float" office:value="-390.249333333333" calcext:value-type="float">
            <text:p>-390,249333333333</text:p>
          </table:table-cell>
          <table:table-cell table:formula="of:=[$Sheet2.B234]-[Sheet2.$D$8]" office:value-type="float" office:value="-729.644" calcext:value-type="float">
            <text:p>-729,644</text:p>
          </table:table-cell>
        </table:table-row>
        <table:table-row table:style-name="ro1">
          <table:table-cell table:formula="of:=[$Sheet2.A235]-[Sheet2.$D$3]" office:value-type="float" office:value="-312.249333333333" calcext:value-type="float">
            <text:p>-312,249333333333</text:p>
          </table:table-cell>
          <table:table-cell table:formula="of:=[$Sheet2.B235]-[Sheet2.$D$8]" office:value-type="float" office:value="-676.644" calcext:value-type="float">
            <text:p>-676,644</text:p>
          </table:table-cell>
        </table:table-row>
        <table:table-row table:style-name="ro1">
          <table:table-cell table:formula="of:=[$Sheet2.A236]-[Sheet2.$D$3]" office:value-type="float" office:value="-332.249333333333" calcext:value-type="float">
            <text:p>-332,249333333333</text:p>
          </table:table-cell>
          <table:table-cell table:formula="of:=[$Sheet2.B236]-[Sheet2.$D$8]" office:value-type="float" office:value="-575.644" calcext:value-type="float">
            <text:p>-575,644</text:p>
          </table:table-cell>
        </table:table-row>
        <table:table-row table:style-name="ro1">
          <table:table-cell table:formula="of:=[$Sheet2.A237]-[Sheet2.$D$3]" office:value-type="float" office:value="-347.249333333333" calcext:value-type="float">
            <text:p>-347,249333333333</text:p>
          </table:table-cell>
          <table:table-cell table:formula="of:=[$Sheet2.B237]-[Sheet2.$D$8]" office:value-type="float" office:value="-507.644" calcext:value-type="float">
            <text:p>-507,644</text:p>
          </table:table-cell>
        </table:table-row>
        <table:table-row table:style-name="ro1">
          <table:table-cell table:formula="of:=[$Sheet2.A238]-[Sheet2.$D$3]" office:value-type="float" office:value="-278.249333333333" calcext:value-type="float">
            <text:p>-278,249333333333</text:p>
          </table:table-cell>
          <table:table-cell table:formula="of:=[$Sheet2.B238]-[Sheet2.$D$8]" office:value-type="float" office:value="-423.644" calcext:value-type="float">
            <text:p>-423,644</text:p>
          </table:table-cell>
        </table:table-row>
        <table:table-row table:style-name="ro1">
          <table:table-cell table:formula="of:=[$Sheet2.A239]-[Sheet2.$D$3]" office:value-type="float" office:value="-270.249333333333" calcext:value-type="float">
            <text:p>-270,249333333333</text:p>
          </table:table-cell>
          <table:table-cell table:formula="of:=[$Sheet2.B239]-[Sheet2.$D$8]" office:value-type="float" office:value="-344.644" calcext:value-type="float">
            <text:p>-344,644</text:p>
          </table:table-cell>
        </table:table-row>
        <table:table-row table:style-name="ro1">
          <table:table-cell table:formula="of:=[$Sheet2.A240]-[Sheet2.$D$3]" office:value-type="float" office:value="-305.249333333333" calcext:value-type="float">
            <text:p>-305,249333333333</text:p>
          </table:table-cell>
          <table:table-cell table:formula="of:=[$Sheet2.B240]-[Sheet2.$D$8]" office:value-type="float" office:value="-277.644" calcext:value-type="float">
            <text:p>-277,644</text:p>
          </table:table-cell>
        </table:table-row>
        <table:table-row table:style-name="ro1">
          <table:table-cell table:formula="of:=[$Sheet2.A241]-[Sheet2.$D$3]" office:value-type="float" office:value="-257.249333333333" calcext:value-type="float">
            <text:p>-257,249333333333</text:p>
          </table:table-cell>
          <table:table-cell table:formula="of:=[$Sheet2.B241]-[Sheet2.$D$8]" office:value-type="float" office:value="-219.644" calcext:value-type="float">
            <text:p>-219,644</text:p>
          </table:table-cell>
        </table:table-row>
        <table:table-row table:style-name="ro1">
          <table:table-cell table:formula="of:=[$Sheet2.A242]-[Sheet2.$D$3]" office:value-type="float" office:value="-182.249333333333" calcext:value-type="float">
            <text:p>-182,249333333333</text:p>
          </table:table-cell>
          <table:table-cell table:formula="of:=[$Sheet2.B242]-[Sheet2.$D$8]" office:value-type="float" office:value="-131.644" calcext:value-type="float">
            <text:p>-131,644</text:p>
          </table:table-cell>
        </table:table-row>
        <table:table-row table:style-name="ro1">
          <table:table-cell table:formula="of:=[$Sheet2.A243]-[Sheet2.$D$3]" office:value-type="float" office:value="-150.249333333333" calcext:value-type="float">
            <text:p>-150,249333333333</text:p>
          </table:table-cell>
          <table:table-cell table:formula="of:=[$Sheet2.B243]-[Sheet2.$D$8]" office:value-type="float" office:value="7.35599999999999" calcext:value-type="float">
            <text:p>7,35599999999999</text:p>
          </table:table-cell>
        </table:table-row>
        <table:table-row table:style-name="ro1">
          <table:table-cell table:formula="of:=[$Sheet2.A244]-[Sheet2.$D$3]" office:value-type="float" office:value="-178.249333333333" calcext:value-type="float">
            <text:p>-178,249333333333</text:p>
          </table:table-cell>
          <table:table-cell table:formula="of:=[$Sheet2.B244]-[Sheet2.$D$8]" office:value-type="float" office:value="144.356" calcext:value-type="float">
            <text:p>144,356</text:p>
          </table:table-cell>
        </table:table-row>
        <table:table-row table:style-name="ro1">
          <table:table-cell table:formula="of:=[$Sheet2.A245]-[Sheet2.$D$3]" office:value-type="float" office:value="-86.2493333333334" calcext:value-type="float">
            <text:p>-86,2493333333334</text:p>
          </table:table-cell>
          <table:table-cell table:formula="of:=[$Sheet2.B245]-[Sheet2.$D$8]" office:value-type="float" office:value="238.356" calcext:value-type="float">
            <text:p>238,356</text:p>
          </table:table-cell>
        </table:table-row>
        <table:table-row table:style-name="ro1">
          <table:table-cell table:formula="of:=[$Sheet2.A246]-[Sheet2.$D$3]" office:value-type="float" office:value="-50.2493333333334" calcext:value-type="float">
            <text:p>-50,2493333333334</text:p>
          </table:table-cell>
          <table:table-cell table:formula="of:=[$Sheet2.B246]-[Sheet2.$D$8]" office:value-type="float" office:value="356.356" calcext:value-type="float">
            <text:p>356,356</text:p>
          </table:table-cell>
        </table:table-row>
        <table:table-row table:style-name="ro1">
          <table:table-cell table:formula="of:=[$Sheet2.A247]-[Sheet2.$D$3]" office:value-type="float" office:value="-10.2493333333334" calcext:value-type="float">
            <text:p>-10,2493333333334</text:p>
          </table:table-cell>
          <table:table-cell table:formula="of:=[$Sheet2.B247]-[Sheet2.$D$8]" office:value-type="float" office:value="449.356" calcext:value-type="float">
            <text:p>449,356</text:p>
          </table:table-cell>
        </table:table-row>
        <table:table-row table:style-name="ro1">
          <table:table-cell table:formula="of:=[$Sheet2.A248]-[Sheet2.$D$3]" office:value-type="float" office:value="34.7506666666666" calcext:value-type="float">
            <text:p>34,7506666666666</text:p>
          </table:table-cell>
          <table:table-cell table:formula="of:=[$Sheet2.B248]-[Sheet2.$D$8]" office:value-type="float" office:value="544.356" calcext:value-type="float">
            <text:p>544,356</text:p>
          </table:table-cell>
        </table:table-row>
        <table:table-row table:style-name="ro1">
          <table:table-cell table:formula="of:=[$Sheet2.A249]-[Sheet2.$D$3]" office:value-type="float" office:value="79.7506666666666" calcext:value-type="float">
            <text:p>79,7506666666666</text:p>
          </table:table-cell>
          <table:table-cell table:formula="of:=[$Sheet2.B249]-[Sheet2.$D$8]" office:value-type="float" office:value="600.356" calcext:value-type="float">
            <text:p>600,356</text:p>
          </table:table-cell>
        </table:table-row>
        <table:table-row table:style-name="ro1">
          <table:table-cell table:formula="of:=[$Sheet2.A250]-[Sheet2.$D$3]" office:value-type="float" office:value="116.750666666667" calcext:value-type="float">
            <text:p>116,750666666667</text:p>
          </table:table-cell>
          <table:table-cell table:formula="of:=[$Sheet2.B250]-[Sheet2.$D$8]" office:value-type="float" office:value="661.356" calcext:value-type="float">
            <text:p>661,356</text:p>
          </table:table-cell>
        </table:table-row>
        <table:table-row table:style-name="ro1">
          <table:table-cell table:formula="of:=[$Sheet2.A251]-[Sheet2.$D$3]" office:value-type="float" office:value="166.750666666667" calcext:value-type="float">
            <text:p>166,750666666667</text:p>
          </table:table-cell>
          <table:table-cell table:formula="of:=[$Sheet2.B251]-[Sheet2.$D$8]" office:value-type="float" office:value="711.356" calcext:value-type="float">
            <text:p>711,356</text:p>
          </table:table-cell>
        </table:table-row>
        <table:table-row table:style-name="ro1">
          <table:table-cell table:formula="of:=[$Sheet2.A252]-[Sheet2.$D$3]" office:value-type="float" office:value="65.7506666666666" calcext:value-type="float">
            <text:p>65,7506666666666</text:p>
          </table:table-cell>
          <table:table-cell table:formula="of:=[$Sheet2.B252]-[Sheet2.$D$8]" office:value-type="float" office:value="234.356" calcext:value-type="float">
            <text:p>234,356</text:p>
          </table:table-cell>
        </table:table-row>
        <table:table-row table:style-name="ro1">
          <table:table-cell table:formula="of:=[$Sheet2.A253]-[Sheet2.$D$3]" office:value-type="float" office:value="28.7506666666666" calcext:value-type="float">
            <text:p>28,7506666666666</text:p>
          </table:table-cell>
          <table:table-cell table:formula="of:=[$Sheet2.B253]-[Sheet2.$D$8]" office:value-type="float" office:value="124.356" calcext:value-type="float">
            <text:p>124,356</text:p>
          </table:table-cell>
        </table:table-row>
        <table:table-row table:style-name="ro1">
          <table:table-cell table:formula="of:=[$Sheet2.A254]-[Sheet2.$D$3]" office:value-type="float" office:value="11.7506666666666" calcext:value-type="float">
            <text:p>11,7506666666666</text:p>
          </table:table-cell>
          <table:table-cell table:formula="of:=[$Sheet2.B254]-[Sheet2.$D$8]" office:value-type="float" office:value="-14.644" calcext:value-type="float">
            <text:p>-14,644</text:p>
          </table:table-cell>
        </table:table-row>
        <table:table-row table:style-name="ro1">
          <table:table-cell table:formula="of:=[$Sheet2.A255]-[Sheet2.$D$3]" office:value-type="float" office:value="5.75066666666658" calcext:value-type="float">
            <text:p>5,75066666666658</text:p>
          </table:table-cell>
          <table:table-cell table:formula="of:=[$Sheet2.B255]-[Sheet2.$D$8]" office:value-type="float" office:value="-141.644" calcext:value-type="float">
            <text:p>-141,644</text:p>
          </table:table-cell>
        </table:table-row>
        <table:table-row table:style-name="ro1">
          <table:table-cell table:formula="of:=[$Sheet2.A256]-[Sheet2.$D$3]" office:value-type="float" office:value="-57.2493333333334" calcext:value-type="float">
            <text:p>-57,2493333333334</text:p>
          </table:table-cell>
          <table:table-cell table:formula="of:=[$Sheet2.B256]-[Sheet2.$D$8]" office:value-type="float" office:value="-243.644" calcext:value-type="float">
            <text:p>-243,644</text:p>
          </table:table-cell>
        </table:table-row>
        <table:table-row table:style-name="ro1">
          <table:table-cell table:formula="of:=[$Sheet2.A257]-[Sheet2.$D$3]" office:value-type="float" office:value="-110.249333333333" calcext:value-type="float">
            <text:p>-110,249333333333</text:p>
          </table:table-cell>
          <table:table-cell table:formula="of:=[$Sheet2.B257]-[Sheet2.$D$8]" office:value-type="float" office:value="-355.644" calcext:value-type="float">
            <text:p>-355,644</text:p>
          </table:table-cell>
        </table:table-row>
        <table:table-row table:style-name="ro1">
          <table:table-cell table:formula="of:=[$Sheet2.A258]-[Sheet2.$D$3]" office:value-type="float" office:value="-160.249333333333" calcext:value-type="float">
            <text:p>-160,249333333333</text:p>
          </table:table-cell>
          <table:table-cell table:formula="of:=[$Sheet2.B258]-[Sheet2.$D$8]" office:value-type="float" office:value="-443.644" calcext:value-type="float">
            <text:p>-443,644</text:p>
          </table:table-cell>
        </table:table-row>
        <table:table-row table:style-name="ro1">
          <table:table-cell table:formula="of:=[$Sheet2.A259]-[Sheet2.$D$3]" office:value-type="float" office:value="-240.249333333333" calcext:value-type="float">
            <text:p>-240,249333333333</text:p>
          </table:table-cell>
          <table:table-cell table:formula="of:=[$Sheet2.B259]-[Sheet2.$D$8]" office:value-type="float" office:value="-525.644" calcext:value-type="float">
            <text:p>-525,644</text:p>
          </table:table-cell>
        </table:table-row>
        <table:table-row table:style-name="ro1">
          <table:table-cell table:formula="of:=[$Sheet2.A260]-[Sheet2.$D$3]" office:value-type="float" office:value="-283.249333333333" calcext:value-type="float">
            <text:p>-283,249333333333</text:p>
          </table:table-cell>
          <table:table-cell table:formula="of:=[$Sheet2.B260]-[Sheet2.$D$8]" office:value-type="float" office:value="-605.644" calcext:value-type="float">
            <text:p>-605,644</text:p>
          </table:table-cell>
        </table:table-row>
        <table:table-row table:style-name="ro1">
          <table:table-cell table:formula="of:=[$Sheet2.A261]-[Sheet2.$D$3]" office:value-type="float" office:value="-325.249333333333" calcext:value-type="float">
            <text:p>-325,249333333333</text:p>
          </table:table-cell>
          <table:table-cell table:formula="of:=[$Sheet2.B261]-[Sheet2.$D$8]" office:value-type="float" office:value="-646.644" calcext:value-type="float">
            <text:p>-646,644</text:p>
          </table:table-cell>
        </table:table-row>
        <table:table-row table:style-name="ro1">
          <table:table-cell table:formula="of:=[$Sheet2.A262]-[Sheet2.$D$3]" office:value-type="float" office:value="-359.249333333333" calcext:value-type="float">
            <text:p>-359,249333333333</text:p>
          </table:table-cell>
          <table:table-cell table:formula="of:=[$Sheet2.B262]-[Sheet2.$D$8]" office:value-type="float" office:value="-681.644" calcext:value-type="float">
            <text:p>-681,644</text:p>
          </table:table-cell>
        </table:table-row>
        <table:table-row table:style-name="ro1">
          <table:table-cell table:formula="of:=[$Sheet2.A263]-[Sheet2.$D$3]" office:value-type="float" office:value="-378.249333333333" calcext:value-type="float">
            <text:p>-378,249333333333</text:p>
          </table:table-cell>
          <table:table-cell table:formula="of:=[$Sheet2.B263]-[Sheet2.$D$8]" office:value-type="float" office:value="-717.644" calcext:value-type="float">
            <text:p>-717,644</text:p>
          </table:table-cell>
        </table:table-row>
        <table:table-row table:style-name="ro1">
          <table:table-cell table:formula="of:=[$Sheet2.A264]-[Sheet2.$D$3]" office:value-type="float" office:value="-377.249333333333" calcext:value-type="float">
            <text:p>-377,249333333333</text:p>
          </table:table-cell>
          <table:table-cell table:formula="of:=[$Sheet2.B264]-[Sheet2.$D$8]" office:value-type="float" office:value="-735.644" calcext:value-type="float">
            <text:p>-735,644</text:p>
          </table:table-cell>
        </table:table-row>
        <table:table-row table:style-name="ro1">
          <table:table-cell table:formula="of:=[$Sheet2.A265]-[Sheet2.$D$3]" office:value-type="float" office:value="-417.249333333333" calcext:value-type="float">
            <text:p>-417,249333333333</text:p>
          </table:table-cell>
          <table:table-cell table:formula="of:=[$Sheet2.B265]-[Sheet2.$D$8]" office:value-type="float" office:value="-732.644" calcext:value-type="float">
            <text:p>-732,644</text:p>
          </table:table-cell>
        </table:table-row>
        <table:table-row table:style-name="ro1">
          <table:table-cell table:formula="of:=[$Sheet2.A266]-[Sheet2.$D$3]" office:value-type="float" office:value="-439.249333333333" calcext:value-type="float">
            <text:p>-439,249333333333</text:p>
          </table:table-cell>
          <table:table-cell table:formula="of:=[$Sheet2.B266]-[Sheet2.$D$8]" office:value-type="float" office:value="-758.644" calcext:value-type="float">
            <text:p>-758,644</text:p>
          </table:table-cell>
        </table:table-row>
        <table:table-row table:style-name="ro1">
          <table:table-cell table:formula="of:=[$Sheet2.A267]-[Sheet2.$D$3]" office:value-type="float" office:value="-470.249333333333" calcext:value-type="float">
            <text:p>-470,249333333333</text:p>
          </table:table-cell>
          <table:table-cell table:formula="of:=[$Sheet2.B267]-[Sheet2.$D$8]" office:value-type="float" office:value="-739.644" calcext:value-type="float">
            <text:p>-739,644</text:p>
          </table:table-cell>
        </table:table-row>
        <table:table-row table:style-name="ro1">
          <table:table-cell table:formula="of:=[$Sheet2.A268]-[Sheet2.$D$3]" office:value-type="float" office:value="-405.249333333333" calcext:value-type="float">
            <text:p>-405,249333333333</text:p>
          </table:table-cell>
          <table:table-cell table:formula="of:=[$Sheet2.B268]-[Sheet2.$D$8]" office:value-type="float" office:value="-711.644" calcext:value-type="float">
            <text:p>-711,644</text:p>
          </table:table-cell>
        </table:table-row>
        <table:table-row table:style-name="ro1">
          <table:table-cell table:formula="of:=[$Sheet2.A269]-[Sheet2.$D$3]" office:value-type="float" office:value="-484.249333333333" calcext:value-type="float">
            <text:p>-484,249333333333</text:p>
          </table:table-cell>
          <table:table-cell table:formula="of:=[$Sheet2.B269]-[Sheet2.$D$8]" office:value-type="float" office:value="-637.644" calcext:value-type="float">
            <text:p>-637,644</text:p>
          </table:table-cell>
        </table:table-row>
        <table:table-row table:style-name="ro1">
          <table:table-cell table:formula="of:=[$Sheet2.A270]-[Sheet2.$D$3]" office:value-type="float" office:value="-473.249333333333" calcext:value-type="float">
            <text:p>-473,249333333333</text:p>
          </table:table-cell>
          <table:table-cell table:formula="of:=[$Sheet2.B270]-[Sheet2.$D$8]" office:value-type="float" office:value="-534.644" calcext:value-type="float">
            <text:p>-534,644</text:p>
          </table:table-cell>
        </table:table-row>
        <table:table-row table:style-name="ro1">
          <table:table-cell table:formula="of:=[$Sheet2.A271]-[Sheet2.$D$3]" office:value-type="float" office:value="-443.249333333333" calcext:value-type="float">
            <text:p>-443,249333333333</text:p>
          </table:table-cell>
          <table:table-cell table:formula="of:=[$Sheet2.B271]-[Sheet2.$D$8]" office:value-type="float" office:value="-447.644" calcext:value-type="float">
            <text:p>-447,644</text:p>
          </table:table-cell>
        </table:table-row>
        <table:table-row table:style-name="ro1">
          <table:table-cell table:formula="of:=[$Sheet2.A272]-[Sheet2.$D$3]" office:value-type="float" office:value="-391.249333333333" calcext:value-type="float">
            <text:p>-391,249333333333</text:p>
          </table:table-cell>
          <table:table-cell table:formula="of:=[$Sheet2.B272]-[Sheet2.$D$8]" office:value-type="float" office:value="-366.644" calcext:value-type="float">
            <text:p>-366,644</text:p>
          </table:table-cell>
        </table:table-row>
        <table:table-row table:style-name="ro1">
          <table:table-cell table:formula="of:=[$Sheet2.A273]-[Sheet2.$D$3]" office:value-type="float" office:value="-314.249333333333" calcext:value-type="float">
            <text:p>-314,249333333333</text:p>
          </table:table-cell>
          <table:table-cell table:formula="of:=[$Sheet2.B273]-[Sheet2.$D$8]" office:value-type="float" office:value="-302.644" calcext:value-type="float">
            <text:p>-302,644</text:p>
          </table:table-cell>
        </table:table-row>
        <table:table-row table:style-name="ro1">
          <table:table-cell table:formula="of:=[$Sheet2.A274]-[Sheet2.$D$3]" office:value-type="float" office:value="-332.249333333333" calcext:value-type="float">
            <text:p>-332,249333333333</text:p>
          </table:table-cell>
          <table:table-cell table:formula="of:=[$Sheet2.B274]-[Sheet2.$D$8]" office:value-type="float" office:value="-227.644" calcext:value-type="float">
            <text:p>-227,644</text:p>
          </table:table-cell>
        </table:table-row>
        <table:table-row table:style-name="ro1">
          <table:table-cell table:formula="of:=[$Sheet2.A275]-[Sheet2.$D$3]" office:value-type="float" office:value="-351.249333333333" calcext:value-type="float">
            <text:p>-351,249333333333</text:p>
          </table:table-cell>
          <table:table-cell table:formula="of:=[$Sheet2.B275]-[Sheet2.$D$8]" office:value-type="float" office:value="-177.644" calcext:value-type="float">
            <text:p>-177,644</text:p>
          </table:table-cell>
        </table:table-row>
        <table:table-row table:style-name="ro1">
          <table:table-cell table:formula="of:=[$Sheet2.A276]-[Sheet2.$D$3]" office:value-type="float" office:value="-310.249333333333" calcext:value-type="float">
            <text:p>-310,249333333333</text:p>
          </table:table-cell>
          <table:table-cell table:formula="of:=[$Sheet2.B276]-[Sheet2.$D$8]" office:value-type="float" office:value="-31.644" calcext:value-type="float">
            <text:p>-31,644</text:p>
          </table:table-cell>
        </table:table-row>
        <table:table-row table:style-name="ro1">
          <table:table-cell table:formula="of:=[$Sheet2.A277]-[Sheet2.$D$3]" office:value-type="float" office:value="-225.249333333333" calcext:value-type="float">
            <text:p>-225,249333333333</text:p>
          </table:table-cell>
          <table:table-cell table:formula="of:=[$Sheet2.B277]-[Sheet2.$D$8]" office:value-type="float" office:value="103.356" calcext:value-type="float">
            <text:p>103,356</text:p>
          </table:table-cell>
        </table:table-row>
        <table:table-row table:style-name="ro1">
          <table:table-cell table:formula="of:=[$Sheet2.A278]-[Sheet2.$D$3]" office:value-type="float" office:value="-195.249333333333" calcext:value-type="float">
            <text:p>-195,249333333333</text:p>
          </table:table-cell>
          <table:table-cell table:formula="of:=[$Sheet2.B278]-[Sheet2.$D$8]" office:value-type="float" office:value="208.356" calcext:value-type="float">
            <text:p>208,356</text:p>
          </table:table-cell>
        </table:table-row>
        <table:table-row table:style-name="ro1">
          <table:table-cell table:formula="of:=[$Sheet2.A279]-[Sheet2.$D$3]" office:value-type="float" office:value="-139.249333333333" calcext:value-type="float">
            <text:p>-139,249333333333</text:p>
          </table:table-cell>
          <table:table-cell table:formula="of:=[$Sheet2.B279]-[Sheet2.$D$8]" office:value-type="float" office:value="321.356" calcext:value-type="float">
            <text:p>321,356</text:p>
          </table:table-cell>
        </table:table-row>
        <table:table-row table:style-name="ro1">
          <table:table-cell table:formula="of:=[$Sheet2.A280]-[Sheet2.$D$3]" office:value-type="float" office:value="-48.2493333333334" calcext:value-type="float">
            <text:p>-48,2493333333334</text:p>
          </table:table-cell>
          <table:table-cell table:formula="of:=[$Sheet2.B280]-[Sheet2.$D$8]" office:value-type="float" office:value="417.356" calcext:value-type="float">
            <text:p>417,356</text:p>
          </table:table-cell>
        </table:table-row>
        <table:table-row table:style-name="ro1">
          <table:table-cell table:formula="of:=[$Sheet2.A281]-[Sheet2.$D$3]" office:value-type="float" office:value="-22.2493333333334" calcext:value-type="float">
            <text:p>-22,2493333333334</text:p>
          </table:table-cell>
          <table:table-cell table:formula="of:=[$Sheet2.B281]-[Sheet2.$D$8]" office:value-type="float" office:value="515.356" calcext:value-type="float">
            <text:p>515,356</text:p>
          </table:table-cell>
        </table:table-row>
        <table:table-row table:style-name="ro1">
          <table:table-cell table:formula="of:=[$Sheet2.A282]-[Sheet2.$D$3]" office:value-type="float" office:value="31.7506666666666" calcext:value-type="float">
            <text:p>31,7506666666666</text:p>
          </table:table-cell>
          <table:table-cell table:formula="of:=[$Sheet2.B282]-[Sheet2.$D$8]" office:value-type="float" office:value="594.356" calcext:value-type="float">
            <text:p>594,356</text:p>
          </table:table-cell>
        </table:table-row>
        <table:table-row table:style-name="ro1">
          <table:table-cell table:formula="of:=[$Sheet2.A283]-[Sheet2.$D$3]" office:value-type="float" office:value="62.7506666666666" calcext:value-type="float">
            <text:p>62,7506666666666</text:p>
          </table:table-cell>
          <table:table-cell table:formula="of:=[$Sheet2.B283]-[Sheet2.$D$8]" office:value-type="float" office:value="648.356" calcext:value-type="float">
            <text:p>648,356</text:p>
          </table:table-cell>
        </table:table-row>
        <table:table-row table:style-name="ro1">
          <table:table-cell table:formula="of:=[$Sheet2.A284]-[Sheet2.$D$3]" office:value-type="float" office:value="113.750666666667" calcext:value-type="float">
            <text:p>113,750666666667</text:p>
          </table:table-cell>
          <table:table-cell table:formula="of:=[$Sheet2.B284]-[Sheet2.$D$8]" office:value-type="float" office:value="698.356" calcext:value-type="float">
            <text:p>698,356</text:p>
          </table:table-cell>
        </table:table-row>
        <table:table-row table:style-name="ro1">
          <table:table-cell table:formula="of:=[$Sheet2.A285]-[Sheet2.$D$3]" office:value-type="float" office:value="154.750666666667" calcext:value-type="float">
            <text:p>154,750666666667</text:p>
          </table:table-cell>
          <table:table-cell table:formula="of:=[$Sheet2.B285]-[Sheet2.$D$8]" office:value-type="float" office:value="735.356" calcext:value-type="float">
            <text:p>735,356</text:p>
          </table:table-cell>
        </table:table-row>
        <table:table-row table:style-name="ro1">
          <table:table-cell table:formula="of:=[$Sheet2.A286]-[Sheet2.$D$3]" office:value-type="float" office:value="232.750666666667" calcext:value-type="float">
            <text:p>232,750666666667</text:p>
          </table:table-cell>
          <table:table-cell table:formula="of:=[$Sheet2.B286]-[Sheet2.$D$8]" office:value-type="float" office:value="766.356" calcext:value-type="float">
            <text:p>766,356</text:p>
          </table:table-cell>
        </table:table-row>
        <table:table-row table:style-name="ro1">
          <table:table-cell table:formula="of:=[$Sheet2.A287]-[Sheet2.$D$3]" office:value-type="float" office:value="287.750666666667" calcext:value-type="float">
            <text:p>287,750666666667</text:p>
          </table:table-cell>
          <table:table-cell table:formula="of:=[$Sheet2.B287]-[Sheet2.$D$8]" office:value-type="float" office:value="777.356" calcext:value-type="float">
            <text:p>777,356</text:p>
          </table:table-cell>
        </table:table-row>
        <table:table-row table:style-name="ro1">
          <table:table-cell table:formula="of:=[$Sheet2.A288]-[Sheet2.$D$3]" office:value-type="float" office:value="304.750666666667" calcext:value-type="float">
            <text:p>304,750666666667</text:p>
          </table:table-cell>
          <table:table-cell table:formula="of:=[$Sheet2.B288]-[Sheet2.$D$8]" office:value-type="float" office:value="774.356" calcext:value-type="float">
            <text:p>774,356</text:p>
          </table:table-cell>
        </table:table-row>
        <table:table-row table:style-name="ro1">
          <table:table-cell table:formula="of:=[$Sheet2.A289]-[Sheet2.$D$3]" office:value-type="float" office:value="346.750666666667" calcext:value-type="float">
            <text:p>346,750666666667</text:p>
          </table:table-cell>
          <table:table-cell table:formula="of:=[$Sheet2.B289]-[Sheet2.$D$8]" office:value-type="float" office:value="764.356" calcext:value-type="float">
            <text:p>764,356</text:p>
          </table:table-cell>
        </table:table-row>
        <table:table-row table:style-name="ro1">
          <table:table-cell table:formula="of:=[$Sheet2.A290]-[Sheet2.$D$3]" office:value-type="float" office:value="416.750666666667" calcext:value-type="float">
            <text:p>416,750666666667</text:p>
          </table:table-cell>
          <table:table-cell table:formula="of:=[$Sheet2.B290]-[Sheet2.$D$8]" office:value-type="float" office:value="770.356" calcext:value-type="float">
            <text:p>770,356</text:p>
          </table:table-cell>
        </table:table-row>
        <table:table-row table:style-name="ro1">
          <table:table-cell table:formula="of:=[$Sheet2.A291]-[Sheet2.$D$3]" office:value-type="float" office:value="359.750666666667" calcext:value-type="float">
            <text:p>359,750666666667</text:p>
          </table:table-cell>
          <table:table-cell table:formula="of:=[$Sheet2.B291]-[Sheet2.$D$8]" office:value-type="float" office:value="719.356" calcext:value-type="float">
            <text:p>719,356</text:p>
          </table:table-cell>
        </table:table-row>
        <table:table-row table:style-name="ro1">
          <table:table-cell table:formula="of:=[$Sheet2.A292]-[Sheet2.$D$3]" office:value-type="float" office:value="373.750666666667" calcext:value-type="float">
            <text:p>373,750666666667</text:p>
          </table:table-cell>
          <table:table-cell table:formula="of:=[$Sheet2.B292]-[Sheet2.$D$8]" office:value-type="float" office:value="638.356" calcext:value-type="float">
            <text:p>638,356</text:p>
          </table:table-cell>
        </table:table-row>
        <table:table-row table:style-name="ro1">
          <table:table-cell table:formula="of:=[$Sheet2.A293]-[Sheet2.$D$3]" office:value-type="float" office:value="367.750666666667" calcext:value-type="float">
            <text:p>367,750666666667</text:p>
          </table:table-cell>
          <table:table-cell table:formula="of:=[$Sheet2.B293]-[Sheet2.$D$8]" office:value-type="float" office:value="554.356" calcext:value-type="float">
            <text:p>554,356</text:p>
          </table:table-cell>
        </table:table-row>
        <table:table-row table:style-name="ro1">
          <table:table-cell table:formula="of:=[$Sheet2.A294]-[Sheet2.$D$3]" office:value-type="float" office:value="354.750666666667" calcext:value-type="float">
            <text:p>354,750666666667</text:p>
          </table:table-cell>
          <table:table-cell table:formula="of:=[$Sheet2.B294]-[Sheet2.$D$8]" office:value-type="float" office:value="464.356" calcext:value-type="float">
            <text:p>464,356</text:p>
          </table:table-cell>
        </table:table-row>
        <table:table-row table:style-name="ro1">
          <table:table-cell table:formula="of:=[$Sheet2.A295]-[Sheet2.$D$3]" office:value-type="float" office:value="326.750666666667" calcext:value-type="float">
            <text:p>326,750666666667</text:p>
          </table:table-cell>
          <table:table-cell table:formula="of:=[$Sheet2.B295]-[Sheet2.$D$8]" office:value-type="float" office:value="386.356" calcext:value-type="float">
            <text:p>386,356</text:p>
          </table:table-cell>
        </table:table-row>
        <table:table-row table:style-name="ro1">
          <table:table-cell table:formula="of:=[$Sheet2.A296]-[Sheet2.$D$3]" office:value-type="float" office:value="304.750666666667" calcext:value-type="float">
            <text:p>304,750666666667</text:p>
          </table:table-cell>
          <table:table-cell table:formula="of:=[$Sheet2.B296]-[Sheet2.$D$8]" office:value-type="float" office:value="322.356" calcext:value-type="float">
            <text:p>322,356</text:p>
          </table:table-cell>
        </table:table-row>
        <table:table-row table:style-name="ro1">
          <table:table-cell table:formula="of:=[$Sheet2.A297]-[Sheet2.$D$3]" office:value-type="float" office:value="288.750666666667" calcext:value-type="float">
            <text:p>288,750666666667</text:p>
          </table:table-cell>
          <table:table-cell table:formula="of:=[$Sheet2.B297]-[Sheet2.$D$8]" office:value-type="float" office:value="260.356" calcext:value-type="float">
            <text:p>260,356</text:p>
          </table:table-cell>
        </table:table-row>
        <table:table-row table:style-name="ro1">
          <table:table-cell table:formula="of:=[$Sheet2.A298]-[Sheet2.$D$3]" office:value-type="float" office:value="295.750666666667" calcext:value-type="float">
            <text:p>295,750666666667</text:p>
          </table:table-cell>
          <table:table-cell table:formula="of:=[$Sheet2.B298]-[Sheet2.$D$8]" office:value-type="float" office:value="185.356" calcext:value-type="float">
            <text:p>185,356</text:p>
          </table:table-cell>
        </table:table-row>
        <table:table-row table:style-name="ro1">
          <table:table-cell table:formula="of:=[$Sheet2.A299]-[Sheet2.$D$3]" office:value-type="float" office:value="262.750666666667" calcext:value-type="float">
            <text:p>262,750666666667</text:p>
          </table:table-cell>
          <table:table-cell table:formula="of:=[$Sheet2.B299]-[Sheet2.$D$8]" office:value-type="float" office:value="32.356" calcext:value-type="float">
            <text:p>32,356</text:p>
          </table:table-cell>
        </table:table-row>
        <table:table-row table:style-name="ro1">
          <table:table-cell table:formula="of:=[$Sheet2.A300]-[Sheet2.$D$3]" office:value-type="float" office:value="162.750666666667" calcext:value-type="float">
            <text:p>162,750666666667</text:p>
          </table:table-cell>
          <table:table-cell table:formula="of:=[$Sheet2.B300]-[Sheet2.$D$8]" office:value-type="float" office:value="-98.644" calcext:value-type="float">
            <text:p>-98,644</text:p>
          </table:table-cell>
        </table:table-row>
        <table:table-row table:style-name="ro1">
          <table:table-cell table:formula="of:=[$Sheet2.A301]-[Sheet2.$D$3]" office:value-type="float" office:value="141.750666666667" calcext:value-type="float">
            <text:p>141,750666666667</text:p>
          </table:table-cell>
          <table:table-cell table:formula="of:=[$Sheet2.B301]-[Sheet2.$D$8]" office:value-type="float" office:value="-202.644" calcext:value-type="float">
            <text:p>-202,644</text:p>
          </table:table-cell>
        </table:table-row>
        <table:table-row table:style-name="ro1">
          <table:table-cell table:formula="of:=[$Sheet2.A302]-[Sheet2.$D$3]" office:value-type="float" office:value="80.7506666666666" calcext:value-type="float">
            <text:p>80,7506666666666</text:p>
          </table:table-cell>
          <table:table-cell table:formula="of:=[$Sheet2.B302]-[Sheet2.$D$8]" office:value-type="float" office:value="-320.644" calcext:value-type="float">
            <text:p>-320,644</text:p>
          </table:table-cell>
        </table:table-row>
        <table:table-row table:style-name="ro1">
          <table:table-cell table:formula="of:=[$Sheet2.A303]-[Sheet2.$D$3]" office:value-type="float" office:value="6.75066666666658" calcext:value-type="float">
            <text:p>6,75066666666658</text:p>
          </table:table-cell>
          <table:table-cell table:formula="of:=[$Sheet2.B303]-[Sheet2.$D$8]" office:value-type="float" office:value="-456.644" calcext:value-type="float">
            <text:p>-456,644</text:p>
          </table:table-cell>
        </table:table-row>
        <table:table-row table:style-name="ro1">
          <table:table-cell table:formula="of:=[$Sheet2.A304]-[Sheet2.$D$3]" office:value-type="float" office:value="-41.2493333333334" calcext:value-type="float">
            <text:p>-41,2493333333334</text:p>
          </table:table-cell>
          <table:table-cell table:formula="of:=[$Sheet2.B304]-[Sheet2.$D$8]" office:value-type="float" office:value="-504.644" calcext:value-type="float">
            <text:p>-504,644</text:p>
          </table:table-cell>
        </table:table-row>
        <table:table-row table:style-name="ro1">
          <table:table-cell table:formula="of:=[$Sheet2.A305]-[Sheet2.$D$3]" office:value-type="float" office:value="-115.249333333333" calcext:value-type="float">
            <text:p>-115,249333333333</text:p>
          </table:table-cell>
          <table:table-cell table:formula="of:=[$Sheet2.B305]-[Sheet2.$D$8]" office:value-type="float" office:value="-570.644" calcext:value-type="float">
            <text:p>-570,644</text:p>
          </table:table-cell>
        </table:table-row>
        <table:table-row table:style-name="ro1">
          <table:table-cell table:formula="of:=[$Sheet2.A306]-[Sheet2.$D$3]" office:value-type="float" office:value="-165.249333333333" calcext:value-type="float">
            <text:p>-165,249333333333</text:p>
          </table:table-cell>
          <table:table-cell table:formula="of:=[$Sheet2.B306]-[Sheet2.$D$8]" office:value-type="float" office:value="-629.644" calcext:value-type="float">
            <text:p>-629,644</text:p>
          </table:table-cell>
        </table:table-row>
        <table:table-row table:style-name="ro1">
          <table:table-cell table:formula="of:=[$Sheet2.A307]-[Sheet2.$D$3]" office:value-type="float" office:value="-206.249333333333" calcext:value-type="float">
            <text:p>-206,249333333333</text:p>
          </table:table-cell>
          <table:table-cell table:formula="of:=[$Sheet2.B307]-[Sheet2.$D$8]" office:value-type="float" office:value="-669.644" calcext:value-type="float">
            <text:p>-669,644</text:p>
          </table:table-cell>
        </table:table-row>
        <table:table-row table:style-name="ro1">
          <table:table-cell table:formula="of:=[$Sheet2.A308]-[Sheet2.$D$3]" office:value-type="float" office:value="-227.249333333333" calcext:value-type="float">
            <text:p>-227,249333333333</text:p>
          </table:table-cell>
          <table:table-cell table:formula="of:=[$Sheet2.B308]-[Sheet2.$D$8]" office:value-type="float" office:value="-733.644" calcext:value-type="float">
            <text:p>-733,644</text:p>
          </table:table-cell>
        </table:table-row>
        <table:table-row table:style-name="ro1">
          <table:table-cell table:formula="of:=[$Sheet2.A309]-[Sheet2.$D$3]" office:value-type="float" office:value="-268.249333333333" calcext:value-type="float">
            <text:p>-268,249333333333</text:p>
          </table:table-cell>
          <table:table-cell table:formula="of:=[$Sheet2.B309]-[Sheet2.$D$8]" office:value-type="float" office:value="-724.644" calcext:value-type="float">
            <text:p>-724,644</text:p>
          </table:table-cell>
        </table:table-row>
        <table:table-row table:style-name="ro1">
          <table:table-cell table:formula="of:=[$Sheet2.A310]-[Sheet2.$D$3]" office:value-type="float" office:value="-283.249333333333" calcext:value-type="float">
            <text:p>-283,249333333333</text:p>
          </table:table-cell>
          <table:table-cell table:formula="of:=[$Sheet2.B310]-[Sheet2.$D$8]" office:value-type="float" office:value="-738.644" calcext:value-type="float">
            <text:p>-738,644</text:p>
          </table:table-cell>
        </table:table-row>
        <table:table-row table:style-name="ro1">
          <table:table-cell table:formula="of:=[$Sheet2.A311]-[Sheet2.$D$3]" office:value-type="float" office:value="-310.249333333333" calcext:value-type="float">
            <text:p>-310,249333333333</text:p>
          </table:table-cell>
          <table:table-cell table:formula="of:=[$Sheet2.B311]-[Sheet2.$D$8]" office:value-type="float" office:value="-776.644" calcext:value-type="float">
            <text:p>-776,644</text:p>
          </table:table-cell>
        </table:table-row>
        <table:table-row table:style-name="ro1">
          <table:table-cell table:formula="of:=[$Sheet2.A312]-[Sheet2.$D$3]" office:value-type="float" office:value="-331.249333333333" calcext:value-type="float">
            <text:p>-331,249333333333</text:p>
          </table:table-cell>
          <table:table-cell table:formula="of:=[$Sheet2.B312]-[Sheet2.$D$8]" office:value-type="float" office:value="-746.644" calcext:value-type="float">
            <text:p>-746,644</text:p>
          </table:table-cell>
        </table:table-row>
        <table:table-row table:style-name="ro1">
          <table:table-cell table:formula="of:=[$Sheet2.A313]-[Sheet2.$D$3]" office:value-type="float" office:value="-376.249333333333" calcext:value-type="float">
            <text:p>-376,249333333333</text:p>
          </table:table-cell>
          <table:table-cell table:formula="of:=[$Sheet2.B313]-[Sheet2.$D$8]" office:value-type="float" office:value="-724.644" calcext:value-type="float">
            <text:p>-724,644</text:p>
          </table:table-cell>
        </table:table-row>
        <table:table-row table:style-name="ro1">
          <table:table-cell table:formula="of:=[$Sheet2.A314]-[Sheet2.$D$3]" office:value-type="float" office:value="-391.249333333333" calcext:value-type="float">
            <text:p>-391,249333333333</text:p>
          </table:table-cell>
          <table:table-cell table:formula="of:=[$Sheet2.B314]-[Sheet2.$D$8]" office:value-type="float" office:value="-617.644" calcext:value-type="float">
            <text:p>-617,644</text:p>
          </table:table-cell>
        </table:table-row>
        <table:table-row table:style-name="ro1">
          <table:table-cell table:formula="of:=[$Sheet2.A315]-[Sheet2.$D$3]" office:value-type="float" office:value="-351.249333333333" calcext:value-type="float">
            <text:p>-351,249333333333</text:p>
          </table:table-cell>
          <table:table-cell table:formula="of:=[$Sheet2.B315]-[Sheet2.$D$8]" office:value-type="float" office:value="-570.644" calcext:value-type="float">
            <text:p>-570,644</text:p>
          </table:table-cell>
        </table:table-row>
        <table:table-row table:style-name="ro1">
          <table:table-cell table:formula="of:=[$Sheet2.A316]-[Sheet2.$D$3]" office:value-type="float" office:value="-355.249333333333" calcext:value-type="float">
            <text:p>-355,249333333333</text:p>
          </table:table-cell>
          <table:table-cell table:formula="of:=[$Sheet2.B316]-[Sheet2.$D$8]" office:value-type="float" office:value="-480.644" calcext:value-type="float">
            <text:p>-480,644</text:p>
          </table:table-cell>
        </table:table-row>
        <table:table-row table:style-name="ro1">
          <table:table-cell table:formula="of:=[$Sheet2.A317]-[Sheet2.$D$3]" office:value-type="float" office:value="-355.249333333333" calcext:value-type="float">
            <text:p>-355,249333333333</text:p>
          </table:table-cell>
          <table:table-cell table:formula="of:=[$Sheet2.B317]-[Sheet2.$D$8]" office:value-type="float" office:value="-396.644" calcext:value-type="float">
            <text:p>-396,644</text:p>
          </table:table-cell>
        </table:table-row>
        <table:table-row table:style-name="ro1">
          <table:table-cell table:formula="of:=[$Sheet2.A318]-[Sheet2.$D$3]" office:value-type="float" office:value="-346.249333333333" calcext:value-type="float">
            <text:p>-346,249333333333</text:p>
          </table:table-cell>
          <table:table-cell table:formula="of:=[$Sheet2.B318]-[Sheet2.$D$8]" office:value-type="float" office:value="-332.644" calcext:value-type="float">
            <text:p>-332,644</text:p>
          </table:table-cell>
        </table:table-row>
        <table:table-row table:style-name="ro1">
          <table:table-cell table:formula="of:=[$Sheet2.A319]-[Sheet2.$D$3]" office:value-type="float" office:value="-335.249333333333" calcext:value-type="float">
            <text:p>-335,249333333333</text:p>
          </table:table-cell>
          <table:table-cell table:formula="of:=[$Sheet2.B319]-[Sheet2.$D$8]" office:value-type="float" office:value="-253.644" calcext:value-type="float">
            <text:p>-253,644</text:p>
          </table:table-cell>
        </table:table-row>
        <table:table-row table:style-name="ro1">
          <table:table-cell table:formula="of:=[$Sheet2.A320]-[Sheet2.$D$3]" office:value-type="float" office:value="-297.249333333333" calcext:value-type="float">
            <text:p>-297,249333333333</text:p>
          </table:table-cell>
          <table:table-cell table:formula="of:=[$Sheet2.B320]-[Sheet2.$D$8]" office:value-type="float" office:value="-204.644" calcext:value-type="float">
            <text:p>-204,644</text:p>
          </table:table-cell>
        </table:table-row>
        <table:table-row table:style-name="ro1">
          <table:table-cell table:formula="of:=[$Sheet2.A321]-[Sheet2.$D$3]" office:value-type="float" office:value="-176.249333333333" calcext:value-type="float">
            <text:p>-176,249333333333</text:p>
          </table:table-cell>
          <table:table-cell table:formula="of:=[$Sheet2.B321]-[Sheet2.$D$8]" office:value-type="float" office:value="-81.644" calcext:value-type="float">
            <text:p>-81,644</text:p>
          </table:table-cell>
        </table:table-row>
        <table:table-row table:style-name="ro1">
          <table:table-cell table:formula="of:=[$Sheet2.A322]-[Sheet2.$D$3]" office:value-type="float" office:value="-141.249333333333" calcext:value-type="float">
            <text:p>-141,249333333333</text:p>
          </table:table-cell>
          <table:table-cell table:formula="of:=[$Sheet2.B322]-[Sheet2.$D$8]" office:value-type="float" office:value="44.356" calcext:value-type="float">
            <text:p>44,356</text:p>
          </table:table-cell>
        </table:table-row>
        <table:table-row table:style-name="ro1">
          <table:table-cell table:formula="of:=[$Sheet2.A323]-[Sheet2.$D$3]" office:value-type="float" office:value="-169.249333333333" calcext:value-type="float">
            <text:p>-169,249333333333</text:p>
          </table:table-cell>
          <table:table-cell table:formula="of:=[$Sheet2.B323]-[Sheet2.$D$8]" office:value-type="float" office:value="171.356" calcext:value-type="float">
            <text:p>171,356</text:p>
          </table:table-cell>
        </table:table-row>
        <table:table-row table:style-name="ro1">
          <table:table-cell table:formula="of:=[$Sheet2.A324]-[Sheet2.$D$3]" office:value-type="float" office:value="-120.249333333333" calcext:value-type="float">
            <text:p>-120,249333333333</text:p>
          </table:table-cell>
          <table:table-cell table:formula="of:=[$Sheet2.B324]-[Sheet2.$D$8]" office:value-type="float" office:value="270.356" calcext:value-type="float">
            <text:p>270,356</text:p>
          </table:table-cell>
        </table:table-row>
        <table:table-row table:style-name="ro1">
          <table:table-cell table:formula="of:=[$Sheet2.A325]-[Sheet2.$D$3]" office:value-type="float" office:value="-42.2493333333334" calcext:value-type="float">
            <text:p>-42,2493333333334</text:p>
          </table:table-cell>
          <table:table-cell table:formula="of:=[$Sheet2.B325]-[Sheet2.$D$8]" office:value-type="float" office:value="386.356" calcext:value-type="float">
            <text:p>386,356</text:p>
          </table:table-cell>
        </table:table-row>
        <table:table-row table:style-name="ro1">
          <table:table-cell table:formula="of:=[$Sheet2.A326]-[Sheet2.$D$3]" office:value-type="float" office:value="1.75066666666658" calcext:value-type="float">
            <text:p>1,75066666666658</text:p>
          </table:table-cell>
          <table:table-cell table:formula="of:=[$Sheet2.B326]-[Sheet2.$D$8]" office:value-type="float" office:value="481.356" calcext:value-type="float">
            <text:p>481,356</text:p>
          </table:table-cell>
        </table:table-row>
        <table:table-row table:style-name="ro1">
          <table:table-cell table:formula="of:=[$Sheet2.A327]-[Sheet2.$D$3]" office:value-type="float" office:value="90.7506666666666" calcext:value-type="float">
            <text:p>90,7506666666666</text:p>
          </table:table-cell>
          <table:table-cell table:formula="of:=[$Sheet2.B327]-[Sheet2.$D$8]" office:value-type="float" office:value="560.356" calcext:value-type="float">
            <text:p>560,356</text:p>
          </table:table-cell>
        </table:table-row>
        <table:table-row table:style-name="ro1">
          <table:table-cell table:formula="of:=[$Sheet2.A328]-[Sheet2.$D$3]" office:value-type="float" office:value="86.7506666666666" calcext:value-type="float">
            <text:p>86,7506666666666</text:p>
          </table:table-cell>
          <table:table-cell table:formula="of:=[$Sheet2.B328]-[Sheet2.$D$8]" office:value-type="float" office:value="618.356" calcext:value-type="float">
            <text:p>618,356</text:p>
          </table:table-cell>
        </table:table-row>
        <table:table-row table:style-name="ro1">
          <table:table-cell table:formula="of:=[$Sheet2.A329]-[Sheet2.$D$3]" office:value-type="float" office:value="134.750666666667" calcext:value-type="float">
            <text:p>134,750666666667</text:p>
          </table:table-cell>
          <table:table-cell table:formula="of:=[$Sheet2.B329]-[Sheet2.$D$8]" office:value-type="float" office:value="689.356" calcext:value-type="float">
            <text:p>689,356</text:p>
          </table:table-cell>
        </table:table-row>
        <table:table-row table:style-name="ro1">
          <table:table-cell table:formula="of:=[$Sheet2.A330]-[Sheet2.$D$3]" office:value-type="float" office:value="183.750666666667" calcext:value-type="float">
            <text:p>183,750666666667</text:p>
          </table:table-cell>
          <table:table-cell table:formula="of:=[$Sheet2.B330]-[Sheet2.$D$8]" office:value-type="float" office:value="725.356" calcext:value-type="float">
            <text:p>725,356</text:p>
          </table:table-cell>
        </table:table-row>
        <table:table-row table:style-name="ro1">
          <table:table-cell table:formula="of:=[$Sheet2.A331]-[Sheet2.$D$3]" office:value-type="float" office:value="238.750666666667" calcext:value-type="float">
            <text:p>238,750666666667</text:p>
          </table:table-cell>
          <table:table-cell table:formula="of:=[$Sheet2.B331]-[Sheet2.$D$8]" office:value-type="float" office:value="759.356" calcext:value-type="float">
            <text:p>759,356</text:p>
          </table:table-cell>
        </table:table-row>
        <table:table-row table:style-name="ro1">
          <table:table-cell table:formula="of:=[$Sheet2.A332]-[Sheet2.$D$3]" office:value-type="float" office:value="288.750666666667" calcext:value-type="float">
            <text:p>288,750666666667</text:p>
          </table:table-cell>
          <table:table-cell table:formula="of:=[$Sheet2.B332]-[Sheet2.$D$8]" office:value-type="float" office:value="774.356" calcext:value-type="float">
            <text:p>774,356</text:p>
          </table:table-cell>
        </table:table-row>
        <table:table-row table:style-name="ro1">
          <table:table-cell table:formula="of:=[$Sheet2.A333]-[Sheet2.$D$3]" office:value-type="float" office:value="331.750666666667" calcext:value-type="float">
            <text:p>331,750666666667</text:p>
          </table:table-cell>
          <table:table-cell table:formula="of:=[$Sheet2.B333]-[Sheet2.$D$8]" office:value-type="float" office:value="779.356" calcext:value-type="float">
            <text:p>779,356</text:p>
          </table:table-cell>
        </table:table-row>
        <table:table-row table:style-name="ro1">
          <table:table-cell table:formula="of:=[$Sheet2.A334]-[Sheet2.$D$3]" office:value-type="float" office:value="354.750666666667" calcext:value-type="float">
            <text:p>354,750666666667</text:p>
          </table:table-cell>
          <table:table-cell table:formula="of:=[$Sheet2.B334]-[Sheet2.$D$8]" office:value-type="float" office:value="820.356" calcext:value-type="float">
            <text:p>820,356</text:p>
          </table:table-cell>
        </table:table-row>
        <table:table-row table:style-name="ro1">
          <table:table-cell table:formula="of:=[$Sheet2.A335]-[Sheet2.$D$3]" office:value-type="float" office:value="402.750666666667" calcext:value-type="float">
            <text:p>402,750666666667</text:p>
          </table:table-cell>
          <table:table-cell table:formula="of:=[$Sheet2.B335]-[Sheet2.$D$8]" office:value-type="float" office:value="783.356" calcext:value-type="float">
            <text:p>783,356</text:p>
          </table:table-cell>
        </table:table-row>
        <table:table-row table:style-name="ro1">
          <table:table-cell table:formula="of:=[$Sheet2.A336]-[Sheet2.$D$3]" office:value-type="float" office:value="397.750666666667" calcext:value-type="float">
            <text:p>397,750666666667</text:p>
          </table:table-cell>
          <table:table-cell table:formula="of:=[$Sheet2.B336]-[Sheet2.$D$8]" office:value-type="float" office:value="748.356" calcext:value-type="float">
            <text:p>748,356</text:p>
          </table:table-cell>
        </table:table-row>
        <table:table-row table:style-name="ro1">
          <table:table-cell table:formula="of:=[$Sheet2.A337]-[Sheet2.$D$3]" office:value-type="float" office:value="440.750666666667" calcext:value-type="float">
            <text:p>440,750666666667</text:p>
          </table:table-cell>
          <table:table-cell table:formula="of:=[$Sheet2.B337]-[Sheet2.$D$8]" office:value-type="float" office:value="670.356" calcext:value-type="float">
            <text:p>670,356</text:p>
          </table:table-cell>
        </table:table-row>
        <table:table-row table:style-name="ro1">
          <table:table-cell table:formula="of:=[$Sheet2.A338]-[Sheet2.$D$3]" office:value-type="float" office:value="428.750666666667" calcext:value-type="float">
            <text:p>428,750666666667</text:p>
          </table:table-cell>
          <table:table-cell table:formula="of:=[$Sheet2.B338]-[Sheet2.$D$8]" office:value-type="float" office:value="582.356" calcext:value-type="float">
            <text:p>582,356</text:p>
          </table:table-cell>
        </table:table-row>
        <table:table-row table:style-name="ro1">
          <table:table-cell table:formula="of:=[$Sheet2.A339]-[Sheet2.$D$3]" office:value-type="float" office:value="405.750666666667" calcext:value-type="float">
            <text:p>405,750666666667</text:p>
          </table:table-cell>
          <table:table-cell table:formula="of:=[$Sheet2.B339]-[Sheet2.$D$8]" office:value-type="float" office:value="496.356" calcext:value-type="float">
            <text:p>496,356</text:p>
          </table:table-cell>
        </table:table-row>
        <table:table-row table:style-name="ro1">
          <table:table-cell table:formula="of:=[$Sheet2.A340]-[Sheet2.$D$3]" office:value-type="float" office:value="363.750666666667" calcext:value-type="float">
            <text:p>363,750666666667</text:p>
          </table:table-cell>
          <table:table-cell table:formula="of:=[$Sheet2.B340]-[Sheet2.$D$8]" office:value-type="float" office:value="408.356" calcext:value-type="float">
            <text:p>408,356</text:p>
          </table:table-cell>
        </table:table-row>
        <table:table-row table:style-name="ro1">
          <table:table-cell table:formula="of:=[$Sheet2.A341]-[Sheet2.$D$3]" office:value-type="float" office:value="341.750666666667" calcext:value-type="float">
            <text:p>341,750666666667</text:p>
          </table:table-cell>
          <table:table-cell table:formula="of:=[$Sheet2.B341]-[Sheet2.$D$8]" office:value-type="float" office:value="345.356" calcext:value-type="float">
            <text:p>345,356</text:p>
          </table:table-cell>
        </table:table-row>
        <table:table-row table:style-name="ro1">
          <table:table-cell table:formula="of:=[$Sheet2.A342]-[Sheet2.$D$3]" office:value-type="float" office:value="358.750666666667" calcext:value-type="float">
            <text:p>358,750666666667</text:p>
          </table:table-cell>
          <table:table-cell table:formula="of:=[$Sheet2.B342]-[Sheet2.$D$8]" office:value-type="float" office:value="280.356" calcext:value-type="float">
            <text:p>280,356</text:p>
          </table:table-cell>
        </table:table-row>
        <table:table-row table:style-name="ro1">
          <table:table-cell table:formula="of:=[$Sheet2.A343]-[Sheet2.$D$3]" office:value-type="float" office:value="320.750666666667" calcext:value-type="float">
            <text:p>320,750666666667</text:p>
          </table:table-cell>
          <table:table-cell table:formula="of:=[$Sheet2.B343]-[Sheet2.$D$8]" office:value-type="float" office:value="207.356" calcext:value-type="float">
            <text:p>207,356</text:p>
          </table:table-cell>
        </table:table-row>
        <table:table-row table:style-name="ro1">
          <table:table-cell table:formula="of:=[$Sheet2.A344]-[Sheet2.$D$3]" office:value-type="float" office:value="274.750666666667" calcext:value-type="float">
            <text:p>274,750666666667</text:p>
          </table:table-cell>
          <table:table-cell table:formula="of:=[$Sheet2.B344]-[Sheet2.$D$8]" office:value-type="float" office:value="84.356" calcext:value-type="float">
            <text:p>84,356</text:p>
          </table:table-cell>
        </table:table-row>
        <table:table-row table:style-name="ro1">
          <table:table-cell table:formula="of:=[$Sheet2.A345]-[Sheet2.$D$3]" office:value-type="float" office:value="259.750666666667" calcext:value-type="float">
            <text:p>259,750666666667</text:p>
          </table:table-cell>
          <table:table-cell table:formula="of:=[$Sheet2.B345]-[Sheet2.$D$8]" office:value-type="float" office:value="-51.644" calcext:value-type="float">
            <text:p>-51,644</text:p>
          </table:table-cell>
        </table:table-row>
        <table:table-row table:style-name="ro1">
          <table:table-cell table:formula="of:=[$Sheet2.A346]-[Sheet2.$D$3]" office:value-type="float" office:value="146.750666666667" calcext:value-type="float">
            <text:p>146,750666666667</text:p>
          </table:table-cell>
          <table:table-cell table:formula="of:=[$Sheet2.B346]-[Sheet2.$D$8]" office:value-type="float" office:value="-135.644" calcext:value-type="float">
            <text:p>-135,644</text:p>
          </table:table-cell>
        </table:table-row>
        <table:table-row table:style-name="ro1">
          <table:table-cell table:formula="of:=[$Sheet2.A347]-[Sheet2.$D$3]" office:value-type="float" office:value="112.750666666667" calcext:value-type="float">
            <text:p>112,750666666667</text:p>
          </table:table-cell>
          <table:table-cell table:formula="of:=[$Sheet2.B347]-[Sheet2.$D$8]" office:value-type="float" office:value="-272.644" calcext:value-type="float">
            <text:p>-272,644</text:p>
          </table:table-cell>
        </table:table-row>
        <table:table-row table:style-name="ro1">
          <table:table-cell table:formula="of:=[$Sheet2.A348]-[Sheet2.$D$3]" office:value-type="float" office:value="58.7506666666666" calcext:value-type="float">
            <text:p>58,7506666666666</text:p>
          </table:table-cell>
          <table:table-cell table:formula="of:=[$Sheet2.B348]-[Sheet2.$D$8]" office:value-type="float" office:value="-377.644" calcext:value-type="float">
            <text:p>-377,644</text:p>
          </table:table-cell>
        </table:table-row>
        <table:table-row table:style-name="ro1">
          <table:table-cell table:formula="of:=[$Sheet2.A349]-[Sheet2.$D$3]" office:value-type="float" office:value="-1.24933333333342" calcext:value-type="float">
            <text:p>-1,24933333333342</text:p>
          </table:table-cell>
          <table:table-cell table:formula="of:=[$Sheet2.B349]-[Sheet2.$D$8]" office:value-type="float" office:value="-469.644" calcext:value-type="float">
            <text:p>-469,644</text:p>
          </table:table-cell>
        </table:table-row>
        <table:table-row table:style-name="ro1">
          <table:table-cell table:formula="of:=[$Sheet2.A350]-[Sheet2.$D$3]" office:value-type="float" office:value="-71.2493333333334" calcext:value-type="float">
            <text:p>-71,2493333333334</text:p>
          </table:table-cell>
          <table:table-cell table:formula="of:=[$Sheet2.B350]-[Sheet2.$D$8]" office:value-type="float" office:value="-547.644" calcext:value-type="float">
            <text:p>-547,644</text:p>
          </table:table-cell>
        </table:table-row>
        <table:table-row table:style-name="ro1">
          <table:table-cell table:formula="of:=[$Sheet2.A351]-[Sheet2.$D$3]" office:value-type="float" office:value="-136.249333333333" calcext:value-type="float">
            <text:p>-136,249333333333</text:p>
          </table:table-cell>
          <table:table-cell table:formula="of:=[$Sheet2.B351]-[Sheet2.$D$8]" office:value-type="float" office:value="-603.644" calcext:value-type="float">
            <text:p>-603,644</text:p>
          </table:table-cell>
        </table:table-row>
        <table:table-row table:style-name="ro1">
          <table:table-cell table:formula="of:=[$Sheet2.A352]-[Sheet2.$D$3]" office:value-type="float" office:value="-182.249333333333" calcext:value-type="float">
            <text:p>-182,249333333333</text:p>
          </table:table-cell>
          <table:table-cell table:formula="of:=[$Sheet2.B352]-[Sheet2.$D$8]" office:value-type="float" office:value="-655.644" calcext:value-type="float">
            <text:p>-655,644</text:p>
          </table:table-cell>
        </table:table-row>
        <table:table-row table:style-name="ro1">
          <table:table-cell table:formula="of:=[$Sheet2.A353]-[Sheet2.$D$3]" office:value-type="float" office:value="-221.249333333333" calcext:value-type="float">
            <text:p>-221,249333333333</text:p>
          </table:table-cell>
          <table:table-cell table:formula="of:=[$Sheet2.B353]-[Sheet2.$D$8]" office:value-type="float" office:value="-694.644" calcext:value-type="float">
            <text:p>-694,644</text:p>
          </table:table-cell>
        </table:table-row>
        <table:table-row table:style-name="ro1">
          <table:table-cell table:formula="of:=[$Sheet2.A354]-[Sheet2.$D$3]" office:value-type="float" office:value="-262.249333333333" calcext:value-type="float">
            <text:p>-262,249333333333</text:p>
          </table:table-cell>
          <table:table-cell table:formula="of:=[$Sheet2.B354]-[Sheet2.$D$8]" office:value-type="float" office:value="-732.644" calcext:value-type="float">
            <text:p>-732,644</text:p>
          </table:table-cell>
        </table:table-row>
        <table:table-row table:style-name="ro1">
          <table:table-cell table:formula="of:=[$Sheet2.A355]-[Sheet2.$D$3]" office:value-type="float" office:value="-277.249333333333" calcext:value-type="float">
            <text:p>-277,249333333333</text:p>
          </table:table-cell>
          <table:table-cell table:formula="of:=[$Sheet2.B355]-[Sheet2.$D$8]" office:value-type="float" office:value="-737.644" calcext:value-type="float">
            <text:p>-737,644</text:p>
          </table:table-cell>
        </table:table-row>
        <table:table-row table:style-name="ro1">
          <table:table-cell table:formula="of:=[$Sheet2.A356]-[Sheet2.$D$3]" office:value-type="float" office:value="-302.249333333333" calcext:value-type="float">
            <text:p>-302,249333333333</text:p>
          </table:table-cell>
          <table:table-cell table:formula="of:=[$Sheet2.B356]-[Sheet2.$D$8]" office:value-type="float" office:value="-732.644" calcext:value-type="float">
            <text:p>-732,644</text:p>
          </table:table-cell>
        </table:table-row>
        <table:table-row table:style-name="ro1">
          <table:table-cell table:formula="of:=[$Sheet2.A357]-[Sheet2.$D$3]" office:value-type="float" office:value="-335.249333333333" calcext:value-type="float">
            <text:p>-335,249333333333</text:p>
          </table:table-cell>
          <table:table-cell table:formula="of:=[$Sheet2.B357]-[Sheet2.$D$8]" office:value-type="float" office:value="-746.644" calcext:value-type="float">
            <text:p>-746,644</text:p>
          </table:table-cell>
        </table:table-row>
        <table:table-row table:style-name="ro1">
          <table:table-cell table:formula="of:=[$Sheet2.A358]-[Sheet2.$D$3]" office:value-type="float" office:value="-380.249333333333" calcext:value-type="float">
            <text:p>-380,249333333333</text:p>
          </table:table-cell>
          <table:table-cell table:formula="of:=[$Sheet2.B358]-[Sheet2.$D$8]" office:value-type="float" office:value="-728.644" calcext:value-type="float">
            <text:p>-728,644</text:p>
          </table:table-cell>
        </table:table-row>
        <table:table-row table:style-name="ro1">
          <table:table-cell table:formula="of:=[$Sheet2.A359]-[Sheet2.$D$3]" office:value-type="float" office:value="-313.249333333333" calcext:value-type="float">
            <text:p>-313,249333333333</text:p>
          </table:table-cell>
          <table:table-cell table:formula="of:=[$Sheet2.B359]-[Sheet2.$D$8]" office:value-type="float" office:value="-679.644" calcext:value-type="float">
            <text:p>-679,644</text:p>
          </table:table-cell>
        </table:table-row>
        <table:table-row table:style-name="ro1">
          <table:table-cell table:formula="of:=[$Sheet2.A360]-[Sheet2.$D$3]" office:value-type="float" office:value="-315.249333333333" calcext:value-type="float">
            <text:p>-315,249333333333</text:p>
          </table:table-cell>
          <table:table-cell table:formula="of:=[$Sheet2.B360]-[Sheet2.$D$8]" office:value-type="float" office:value="-574.644" calcext:value-type="float">
            <text:p>-574,644</text:p>
          </table:table-cell>
        </table:table-row>
        <table:table-row table:style-name="ro1">
          <table:table-cell table:formula="of:=[$Sheet2.A361]-[Sheet2.$D$3]" office:value-type="float" office:value="-326.249333333333" calcext:value-type="float">
            <text:p>-326,249333333333</text:p>
          </table:table-cell>
          <table:table-cell table:formula="of:=[$Sheet2.B361]-[Sheet2.$D$8]" office:value-type="float" office:value="-506.644" calcext:value-type="float">
            <text:p>-506,644</text:p>
          </table:table-cell>
        </table:table-row>
        <table:table-row table:style-name="ro1">
          <table:table-cell table:formula="of:=[$Sheet2.A362]-[Sheet2.$D$3]" office:value-type="float" office:value="-282.249333333333" calcext:value-type="float">
            <text:p>-282,249333333333</text:p>
          </table:table-cell>
          <table:table-cell table:formula="of:=[$Sheet2.B362]-[Sheet2.$D$8]" office:value-type="float" office:value="-468.644" calcext:value-type="float">
            <text:p>-468,644</text:p>
          </table:table-cell>
        </table:table-row>
        <table:table-row table:style-name="ro1">
          <table:table-cell table:formula="of:=[$Sheet2.A363]-[Sheet2.$D$3]" office:value-type="float" office:value="-257.249333333333" calcext:value-type="float">
            <text:p>-257,249333333333</text:p>
          </table:table-cell>
          <table:table-cell table:formula="of:=[$Sheet2.B363]-[Sheet2.$D$8]" office:value-type="float" office:value="-350.644" calcext:value-type="float">
            <text:p>-350,644</text:p>
          </table:table-cell>
        </table:table-row>
        <table:table-row table:style-name="ro1">
          <table:table-cell table:formula="of:=[$Sheet2.A364]-[Sheet2.$D$3]" office:value-type="float" office:value="-279.249333333333" calcext:value-type="float">
            <text:p>-279,249333333333</text:p>
          </table:table-cell>
          <table:table-cell table:formula="of:=[$Sheet2.B364]-[Sheet2.$D$8]" office:value-type="float" office:value="-282.644" calcext:value-type="float">
            <text:p>-282,644</text:p>
          </table:table-cell>
        </table:table-row>
        <table:table-row table:style-name="ro1">
          <table:table-cell table:formula="of:=[$Sheet2.A365]-[Sheet2.$D$3]" office:value-type="float" office:value="-298.249333333333" calcext:value-type="float">
            <text:p>-298,249333333333</text:p>
          </table:table-cell>
          <table:table-cell table:formula="of:=[$Sheet2.B365]-[Sheet2.$D$8]" office:value-type="float" office:value="-229.644" calcext:value-type="float">
            <text:p>-229,644</text:p>
          </table:table-cell>
        </table:table-row>
        <table:table-row table:style-name="ro1">
          <table:table-cell table:formula="of:=[$Sheet2.A366]-[Sheet2.$D$3]" office:value-type="float" office:value="-291.249333333333" calcext:value-type="float">
            <text:p>-291,249333333333</text:p>
          </table:table-cell>
          <table:table-cell table:formula="of:=[$Sheet2.B366]-[Sheet2.$D$8]" office:value-type="float" office:value="-140.644" calcext:value-type="float">
            <text:p>-140,644</text:p>
          </table:table-cell>
        </table:table-row>
        <table:table-row table:style-name="ro1">
          <table:table-cell table:formula="of:=[$Sheet2.A367]-[Sheet2.$D$3]" office:value-type="float" office:value="-250.249333333333" calcext:value-type="float">
            <text:p>-250,249333333333</text:p>
          </table:table-cell>
          <table:table-cell table:formula="of:=[$Sheet2.B367]-[Sheet2.$D$8]" office:value-type="float" office:value="1.35599999999999" calcext:value-type="float">
            <text:p>1,35599999999999</text:p>
          </table:table-cell>
        </table:table-row>
        <table:table-row table:style-name="ro1">
          <table:table-cell table:formula="of:=[$Sheet2.A368]-[Sheet2.$D$3]" office:value-type="float" office:value="-151.249333333333" calcext:value-type="float">
            <text:p>-151,249333333333</text:p>
          </table:table-cell>
          <table:table-cell table:formula="of:=[$Sheet2.B368]-[Sheet2.$D$8]" office:value-type="float" office:value="128.356" calcext:value-type="float">
            <text:p>128,356</text:p>
          </table:table-cell>
        </table:table-row>
        <table:table-row table:style-name="ro1">
          <table:table-cell table:formula="of:=[$Sheet2.A369]-[Sheet2.$D$3]" office:value-type="float" office:value="-86.2493333333334" calcext:value-type="float">
            <text:p>-86,2493333333334</text:p>
          </table:table-cell>
          <table:table-cell table:formula="of:=[$Sheet2.B369]-[Sheet2.$D$8]" office:value-type="float" office:value="237.356" calcext:value-type="float">
            <text:p>237,356</text:p>
          </table:table-cell>
        </table:table-row>
        <table:table-row table:style-name="ro1">
          <table:table-cell table:formula="of:=[$Sheet2.A370]-[Sheet2.$D$3]" office:value-type="float" office:value="-46.2493333333334" calcext:value-type="float">
            <text:p>-46,2493333333334</text:p>
          </table:table-cell>
          <table:table-cell table:formula="of:=[$Sheet2.B370]-[Sheet2.$D$8]" office:value-type="float" office:value="346.356" calcext:value-type="float">
            <text:p>346,356</text:p>
          </table:table-cell>
        </table:table-row>
        <table:table-row table:style-name="ro1">
          <table:table-cell table:formula="of:=[$Sheet2.A371]-[Sheet2.$D$3]" office:value-type="float" office:value="6.75066666666658" calcext:value-type="float">
            <text:p>6,75066666666658</text:p>
          </table:table-cell>
          <table:table-cell table:formula="of:=[$Sheet2.B371]-[Sheet2.$D$8]" office:value-type="float" office:value="449.356" calcext:value-type="float">
            <text:p>449,356</text:p>
          </table:table-cell>
        </table:table-row>
        <table:table-row table:style-name="ro1">
          <table:table-cell table:formula="of:=[$Sheet2.A372]-[Sheet2.$D$3]" office:value-type="float" office:value="54.7506666666666" calcext:value-type="float">
            <text:p>54,7506666666666</text:p>
          </table:table-cell>
          <table:table-cell table:formula="of:=[$Sheet2.B372]-[Sheet2.$D$8]" office:value-type="float" office:value="531.356" calcext:value-type="float">
            <text:p>531,356</text:p>
          </table:table-cell>
        </table:table-row>
        <table:table-row table:style-name="ro1">
          <table:table-cell table:formula="of:=[$Sheet2.A373]-[Sheet2.$D$3]" office:value-type="float" office:value="97.7506666666666" calcext:value-type="float">
            <text:p>97,7506666666666</text:p>
          </table:table-cell>
          <table:table-cell table:formula="of:=[$Sheet2.B373]-[Sheet2.$D$8]" office:value-type="float" office:value="604.356" calcext:value-type="float">
            <text:p>604,356</text:p>
          </table:table-cell>
        </table:table-row>
        <table:table-row table:style-name="ro1">
          <table:table-cell table:formula="of:=[$Sheet2.A374]-[Sheet2.$D$3]" office:value-type="float" office:value="118.750666666667" calcext:value-type="float">
            <text:p>118,750666666667</text:p>
          </table:table-cell>
          <table:table-cell table:formula="of:=[$Sheet2.B374]-[Sheet2.$D$8]" office:value-type="float" office:value="664.356" calcext:value-type="float">
            <text:p>664,356</text:p>
          </table:table-cell>
        </table:table-row>
        <table:table-row table:style-name="ro1">
          <table:table-cell table:formula="of:=[$Sheet2.A375]-[Sheet2.$D$3]" office:value-type="float" office:value="166.750666666667" calcext:value-type="float">
            <text:p>166,750666666667</text:p>
          </table:table-cell>
          <table:table-cell table:formula="of:=[$Sheet2.B375]-[Sheet2.$D$8]" office:value-type="float" office:value="713.356" calcext:value-type="float">
            <text:p>713,356</text:p>
          </table:table-cell>
        </table:table-row>
        <table:table-row table:style-name="ro1">
          <table:table-cell table:formula="of:=[$Sheet2.A376]-[Sheet2.$D$3]" office:value-type="float" office:value="223.750666666667" calcext:value-type="float">
            <text:p>223,750666666667</text:p>
          </table:table-cell>
          <table:table-cell table:formula="of:=[$Sheet2.B376]-[Sheet2.$D$8]" office:value-type="float" office:value="749.356" calcext:value-type="float">
            <text:p>749,356</text:p>
          </table:table-cell>
        </table:table-row>
        <table:table-row table:style-name="ro1">
          <table:table-cell table:formula="of:=[$Sheet2.A377]-[Sheet2.$D$3]" office:value-type="float" office:value="254.750666666667" calcext:value-type="float">
            <text:p>254,750666666667</text:p>
          </table:table-cell>
          <table:table-cell table:formula="of:=[$Sheet2.B377]-[Sheet2.$D$8]" office:value-type="float" office:value="773.356" calcext:value-type="float">
            <text:p>773,356</text:p>
          </table:table-cell>
        </table:table-row>
        <table:table-row table:style-name="ro1">
          <table:table-cell table:formula="of:=[$Sheet2.A378]-[Sheet2.$D$3]" office:value-type="float" office:value="321.750666666667" calcext:value-type="float">
            <text:p>321,750666666667</text:p>
          </table:table-cell>
          <table:table-cell table:formula="of:=[$Sheet2.B378]-[Sheet2.$D$8]" office:value-type="float" office:value="780.356" calcext:value-type="float">
            <text:p>780,356</text:p>
          </table:table-cell>
        </table:table-row>
        <table:table-row table:style-name="ro1">
          <table:table-cell table:formula="of:=[$Sheet2.A379]-[Sheet2.$D$3]" office:value-type="float" office:value="349.750666666667" calcext:value-type="float">
            <text:p>349,750666666667</text:p>
          </table:table-cell>
          <table:table-cell table:formula="of:=[$Sheet2.B379]-[Sheet2.$D$8]" office:value-type="float" office:value="777.356" calcext:value-type="float">
            <text:p>777,356</text:p>
          </table:table-cell>
        </table:table-row>
        <table:table-row table:style-name="ro1">
          <table:table-cell table:formula="of:=[$Sheet2.A380]-[Sheet2.$D$3]" office:value-type="float" office:value="375.750666666667" calcext:value-type="float">
            <text:p>375,750666666667</text:p>
          </table:table-cell>
          <table:table-cell table:formula="of:=[$Sheet2.B380]-[Sheet2.$D$8]" office:value-type="float" office:value="790.356" calcext:value-type="float">
            <text:p>790,356</text:p>
          </table:table-cell>
        </table:table-row>
        <table:table-row table:style-name="ro1">
          <table:table-cell table:formula="of:=[$Sheet2.A381]-[Sheet2.$D$3]" office:value-type="float" office:value="415.750666666667" calcext:value-type="float">
            <text:p>415,750666666667</text:p>
          </table:table-cell>
          <table:table-cell table:formula="of:=[$Sheet2.B381]-[Sheet2.$D$8]" office:value-type="float" office:value="762.356" calcext:value-type="float">
            <text:p>762,356</text:p>
          </table:table-cell>
        </table:table-row>
        <table:table-row table:style-name="ro1">
          <table:table-cell table:formula="of:=[$Sheet2.A382]-[Sheet2.$D$3]" office:value-type="float" office:value="388.750666666667" calcext:value-type="float">
            <text:p>388,750666666667</text:p>
          </table:table-cell>
          <table:table-cell table:formula="of:=[$Sheet2.B382]-[Sheet2.$D$8]" office:value-type="float" office:value="694.356" calcext:value-type="float">
            <text:p>694,356</text:p>
          </table:table-cell>
        </table:table-row>
        <table:table-row table:style-name="ro1">
          <table:table-cell table:formula="of:=[$Sheet2.A383]-[Sheet2.$D$3]" office:value-type="float" office:value="392.750666666667" calcext:value-type="float">
            <text:p>392,750666666667</text:p>
          </table:table-cell>
          <table:table-cell table:formula="of:=[$Sheet2.B383]-[Sheet2.$D$8]" office:value-type="float" office:value="619.356" calcext:value-type="float">
            <text:p>619,356</text:p>
          </table:table-cell>
        </table:table-row>
        <table:table-row table:style-name="ro1">
          <table:table-cell table:formula="of:=[$Sheet2.A384]-[Sheet2.$D$3]" office:value-type="float" office:value="462.750666666667" calcext:value-type="float">
            <text:p>462,750666666667</text:p>
          </table:table-cell>
          <table:table-cell table:formula="of:=[$Sheet2.B384]-[Sheet2.$D$8]" office:value-type="float" office:value="528.356" calcext:value-type="float">
            <text:p>528,356</text:p>
          </table:table-cell>
        </table:table-row>
        <table:table-row table:style-name="ro1">
          <table:table-cell table:formula="of:=[$Sheet2.A385]-[Sheet2.$D$3]" office:value-type="float" office:value="356.750666666667" calcext:value-type="float">
            <text:p>356,750666666667</text:p>
          </table:table-cell>
          <table:table-cell table:formula="of:=[$Sheet2.B385]-[Sheet2.$D$8]" office:value-type="float" office:value="442.356" calcext:value-type="float">
            <text:p>442,356</text:p>
          </table:table-cell>
        </table:table-row>
        <table:table-row table:style-name="ro1">
          <table:table-cell table:formula="of:=[$Sheet2.A386]-[Sheet2.$D$3]" office:value-type="float" office:value="344.750666666667" calcext:value-type="float">
            <text:p>344,750666666667</text:p>
          </table:table-cell>
          <table:table-cell table:formula="of:=[$Sheet2.B386]-[Sheet2.$D$8]" office:value-type="float" office:value="368.356" calcext:value-type="float">
            <text:p>368,356</text:p>
          </table:table-cell>
        </table:table-row>
        <table:table-row table:style-name="ro1">
          <table:table-cell table:formula="of:=[$Sheet2.A387]-[Sheet2.$D$3]" office:value-type="float" office:value="316.750666666667" calcext:value-type="float">
            <text:p>316,750666666667</text:p>
          </table:table-cell>
          <table:table-cell table:formula="of:=[$Sheet2.B387]-[Sheet2.$D$8]" office:value-type="float" office:value="317.356" calcext:value-type="float">
            <text:p>317,356</text:p>
          </table:table-cell>
        </table:table-row>
        <table:table-row table:style-name="ro1">
          <table:table-cell table:formula="of:=[$Sheet2.A388]-[Sheet2.$D$3]" office:value-type="float" office:value="335.750666666667" calcext:value-type="float">
            <text:p>335,750666666667</text:p>
          </table:table-cell>
          <table:table-cell table:formula="of:=[$Sheet2.B388]-[Sheet2.$D$8]" office:value-type="float" office:value="253.356" calcext:value-type="float">
            <text:p>253,356</text:p>
          </table:table-cell>
        </table:table-row>
        <table:table-row table:style-name="ro1">
          <table:table-cell table:formula="of:=[$Sheet2.A389]-[Sheet2.$D$3]" office:value-type="float" office:value="322.750666666667" calcext:value-type="float">
            <text:p>322,750666666667</text:p>
          </table:table-cell>
          <table:table-cell table:formula="of:=[$Sheet2.B389]-[Sheet2.$D$8]" office:value-type="float" office:value="138.356" calcext:value-type="float">
            <text:p>138,356</text:p>
          </table:table-cell>
        </table:table-row>
        <table:table-row table:style-name="ro1">
          <table:table-cell table:formula="of:=[$Sheet2.A390]-[Sheet2.$D$3]" office:value-type="float" office:value="282.750666666667" calcext:value-type="float">
            <text:p>282,750666666667</text:p>
          </table:table-cell>
          <table:table-cell table:formula="of:=[$Sheet2.B390]-[Sheet2.$D$8]" office:value-type="float" office:value="-3.64400000000001" calcext:value-type="float">
            <text:p>-3,64400000000001</text:p>
          </table:table-cell>
        </table:table-row>
        <table:table-row table:style-name="ro1">
          <table:table-cell table:formula="of:=[$Sheet2.A391]-[Sheet2.$D$3]" office:value-type="float" office:value="162.750666666667" calcext:value-type="float">
            <text:p>162,750666666667</text:p>
          </table:table-cell>
          <table:table-cell table:formula="of:=[$Sheet2.B391]-[Sheet2.$D$8]" office:value-type="float" office:value="-130.644" calcext:value-type="float">
            <text:p>-130,644</text:p>
          </table:table-cell>
        </table:table-row>
        <table:table-row table:style-name="ro1">
          <table:table-cell table:formula="of:=[$Sheet2.A392]-[Sheet2.$D$3]" office:value-type="float" office:value="131.750666666667" calcext:value-type="float">
            <text:p>131,750666666667</text:p>
          </table:table-cell>
          <table:table-cell table:formula="of:=[$Sheet2.B392]-[Sheet2.$D$8]" office:value-type="float" office:value="-238.644" calcext:value-type="float">
            <text:p>-238,644</text:p>
          </table:table-cell>
        </table:table-row>
        <table:table-row table:style-name="ro1">
          <table:table-cell table:formula="of:=[$Sheet2.A393]-[Sheet2.$D$3]" office:value-type="float" office:value="74.7506666666666" calcext:value-type="float">
            <text:p>74,7506666666666</text:p>
          </table:table-cell>
          <table:table-cell table:formula="of:=[$Sheet2.B393]-[Sheet2.$D$8]" office:value-type="float" office:value="-342.644" calcext:value-type="float">
            <text:p>-342,644</text:p>
          </table:table-cell>
        </table:table-row>
        <table:table-row table:style-name="ro1">
          <table:table-cell table:formula="of:=[$Sheet2.A394]-[Sheet2.$D$3]" office:value-type="float" office:value="15.7506666666666" calcext:value-type="float">
            <text:p>15,7506666666666</text:p>
          </table:table-cell>
          <table:table-cell table:formula="of:=[$Sheet2.B394]-[Sheet2.$D$8]" office:value-type="float" office:value="-440.644" calcext:value-type="float">
            <text:p>-440,644</text:p>
          </table:table-cell>
        </table:table-row>
        <table:table-row table:style-name="ro1">
          <table:table-cell table:formula="of:=[$Sheet2.A395]-[Sheet2.$D$3]" office:value-type="float" office:value="-22.2493333333334" calcext:value-type="float">
            <text:p>-22,2493333333334</text:p>
          </table:table-cell>
          <table:table-cell table:formula="of:=[$Sheet2.B395]-[Sheet2.$D$8]" office:value-type="float" office:value="-523.644" calcext:value-type="float">
            <text:p>-523,644</text:p>
          </table:table-cell>
        </table:table-row>
        <table:table-row table:style-name="ro1">
          <table:table-cell table:formula="of:=[$Sheet2.A396]-[Sheet2.$D$3]" office:value-type="float" office:value="-122.249333333333" calcext:value-type="float">
            <text:p>-122,249333333333</text:p>
          </table:table-cell>
          <table:table-cell table:formula="of:=[$Sheet2.B396]-[Sheet2.$D$8]" office:value-type="float" office:value="-601.644" calcext:value-type="float">
            <text:p>-601,644</text:p>
          </table:table-cell>
        </table:table-row>
        <table:table-row table:style-name="ro1">
          <table:table-cell table:formula="of:=[$Sheet2.A397]-[Sheet2.$D$3]" office:value-type="float" office:value="-167.249333333333" calcext:value-type="float">
            <text:p>-167,249333333333</text:p>
          </table:table-cell>
          <table:table-cell table:formula="of:=[$Sheet2.B397]-[Sheet2.$D$8]" office:value-type="float" office:value="-642.644" calcext:value-type="float">
            <text:p>-642,644</text:p>
          </table:table-cell>
        </table:table-row>
        <table:table-row table:style-name="ro1">
          <table:table-cell table:formula="of:=[$Sheet2.A398]-[Sheet2.$D$3]" office:value-type="float" office:value="-210.249333333333" calcext:value-type="float">
            <text:p>-210,249333333333</text:p>
          </table:table-cell>
          <table:table-cell table:formula="of:=[$Sheet2.B398]-[Sheet2.$D$8]" office:value-type="float" office:value="-681.644" calcext:value-type="float">
            <text:p>-681,644</text:p>
          </table:table-cell>
        </table:table-row>
        <table:table-row table:style-name="ro1">
          <table:table-cell table:formula="of:=[$Sheet2.A399]-[Sheet2.$D$3]" office:value-type="float" office:value="-222.249333333333" calcext:value-type="float">
            <text:p>-222,249333333333</text:p>
          </table:table-cell>
          <table:table-cell table:formula="of:=[$Sheet2.B399]-[Sheet2.$D$8]" office:value-type="float" office:value="-706.644" calcext:value-type="float">
            <text:p>-706,644</text:p>
          </table:table-cell>
        </table:table-row>
        <table:table-row table:style-name="ro1">
          <table:table-cell table:formula="of:=[$Sheet2.A400]-[Sheet2.$D$3]" office:value-type="float" office:value="-264.249333333333" calcext:value-type="float">
            <text:p>-264,249333333333</text:p>
          </table:table-cell>
          <table:table-cell table:formula="of:=[$Sheet2.B400]-[Sheet2.$D$8]" office:value-type="float" office:value="-730.644" calcext:value-type="float">
            <text:p>-730,644</text:p>
          </table:table-cell>
        </table:table-row>
        <table:table-row table:style-name="ro1">
          <table:table-cell table:formula="of:=[$Sheet2.A401]-[Sheet2.$D$3]" office:value-type="float" office:value="-309.249333333333" calcext:value-type="float">
            <text:p>-309,249333333333</text:p>
          </table:table-cell>
          <table:table-cell table:formula="of:=[$Sheet2.B401]-[Sheet2.$D$8]" office:value-type="float" office:value="-738.644" calcext:value-type="float">
            <text:p>-738,644</text:p>
          </table:table-cell>
        </table:table-row>
        <table:table-row table:style-name="ro1">
          <table:table-cell table:formula="of:=[$Sheet2.A402]-[Sheet2.$D$3]" office:value-type="float" office:value="-324.249333333333" calcext:value-type="float">
            <text:p>-324,249333333333</text:p>
          </table:table-cell>
          <table:table-cell table:formula="of:=[$Sheet2.B402]-[Sheet2.$D$8]" office:value-type="float" office:value="-757.644" calcext:value-type="float">
            <text:p>-757,644</text:p>
          </table:table-cell>
        </table:table-row>
        <table:table-row table:style-name="ro1">
          <table:table-cell table:formula="of:=[$Sheet2.A403]-[Sheet2.$D$3]" office:value-type="float" office:value="-347.249333333333" calcext:value-type="float">
            <text:p>-347,249333333333</text:p>
          </table:table-cell>
          <table:table-cell table:formula="of:=[$Sheet2.B403]-[Sheet2.$D$8]" office:value-type="float" office:value="-741.644" calcext:value-type="float">
            <text:p>-741,644</text:p>
          </table:table-cell>
        </table:table-row>
        <table:table-row table:style-name="ro1">
          <table:table-cell table:formula="of:=[$Sheet2.A404]-[Sheet2.$D$3]" office:value-type="float" office:value="-393.249333333333" calcext:value-type="float">
            <text:p>-393,249333333333</text:p>
          </table:table-cell>
          <table:table-cell table:formula="of:=[$Sheet2.B404]-[Sheet2.$D$8]" office:value-type="float" office:value="-700.644" calcext:value-type="float">
            <text:p>-700,644</text:p>
          </table:table-cell>
        </table:table-row>
        <table:table-row table:style-name="ro1">
          <table:table-cell table:formula="of:=[$Sheet2.A405]-[Sheet2.$D$3]" office:value-type="float" office:value="-367.249333333333" calcext:value-type="float">
            <text:p>-367,249333333333</text:p>
          </table:table-cell>
          <table:table-cell table:formula="of:=[$Sheet2.B405]-[Sheet2.$D$8]" office:value-type="float" office:value="-635.644" calcext:value-type="float">
            <text:p>-635,644</text:p>
          </table:table-cell>
        </table:table-row>
        <table:table-row table:style-name="ro1">
          <table:table-cell table:formula="of:=[$Sheet2.A406]-[Sheet2.$D$3]" office:value-type="float" office:value="-329.249333333333" calcext:value-type="float">
            <text:p>-329,249333333333</text:p>
          </table:table-cell>
          <table:table-cell table:formula="of:=[$Sheet2.B406]-[Sheet2.$D$8]" office:value-type="float" office:value="-550.644" calcext:value-type="float">
            <text:p>-550,644</text:p>
          </table:table-cell>
        </table:table-row>
        <table:table-row table:style-name="ro1">
          <table:table-cell table:formula="of:=[$Sheet2.A407]-[Sheet2.$D$3]" office:value-type="float" office:value="-337.249333333333" calcext:value-type="float">
            <text:p>-337,249333333333</text:p>
          </table:table-cell>
          <table:table-cell table:formula="of:=[$Sheet2.B407]-[Sheet2.$D$8]" office:value-type="float" office:value="-454.644" calcext:value-type="float">
            <text:p>-454,644</text:p>
          </table:table-cell>
        </table:table-row>
        <table:table-row table:style-name="ro1">
          <table:table-cell table:formula="of:=[$Sheet2.A408]-[Sheet2.$D$3]" office:value-type="float" office:value="-339.249333333333" calcext:value-type="float">
            <text:p>-339,249333333333</text:p>
          </table:table-cell>
          <table:table-cell table:formula="of:=[$Sheet2.B408]-[Sheet2.$D$8]" office:value-type="float" office:value="-372.644" calcext:value-type="float">
            <text:p>-372,644</text:p>
          </table:table-cell>
        </table:table-row>
        <table:table-row table:style-name="ro1">
          <table:table-cell table:formula="of:=[$Sheet2.A409]-[Sheet2.$D$3]" office:value-type="float" office:value="-342.249333333333" calcext:value-type="float">
            <text:p>-342,249333333333</text:p>
          </table:table-cell>
          <table:table-cell table:formula="of:=[$Sheet2.B409]-[Sheet2.$D$8]" office:value-type="float" office:value="-313.644" calcext:value-type="float">
            <text:p>-313,644</text:p>
          </table:table-cell>
        </table:table-row>
        <table:table-row table:style-name="ro1">
          <table:table-cell table:formula="of:=[$Sheet2.A410]-[Sheet2.$D$3]" office:value-type="float" office:value="-331.249333333333" calcext:value-type="float">
            <text:p>-331,249333333333</text:p>
          </table:table-cell>
          <table:table-cell table:formula="of:=[$Sheet2.B410]-[Sheet2.$D$8]" office:value-type="float" office:value="-222.644" calcext:value-type="float">
            <text:p>-222,644</text:p>
          </table:table-cell>
        </table:table-row>
        <table:table-row table:style-name="ro1">
          <table:table-cell table:formula="of:=[$Sheet2.A411]-[Sheet2.$D$3]" office:value-type="float" office:value="-291.249333333333" calcext:value-type="float">
            <text:p>-291,249333333333</text:p>
          </table:table-cell>
          <table:table-cell table:formula="of:=[$Sheet2.B411]-[Sheet2.$D$8]" office:value-type="float" office:value="-172.644" calcext:value-type="float">
            <text:p>-172,644</text:p>
          </table:table-cell>
        </table:table-row>
        <table:table-row table:style-name="ro1">
          <table:table-cell table:formula="of:=[$Sheet2.A412]-[Sheet2.$D$3]" office:value-type="float" office:value="-186.249333333333" calcext:value-type="float">
            <text:p>-186,249333333333</text:p>
          </table:table-cell>
          <table:table-cell table:formula="of:=[$Sheet2.B412]-[Sheet2.$D$8]" office:value-type="float" office:value="-49.644" calcext:value-type="float">
            <text:p>-49,644</text:p>
          </table:table-cell>
        </table:table-row>
        <table:table-row table:style-name="ro1">
          <table:table-cell table:formula="of:=[$Sheet2.A413]-[Sheet2.$D$3]" office:value-type="float" office:value="-193.249333333333" calcext:value-type="float">
            <text:p>-193,249333333333</text:p>
          </table:table-cell>
          <table:table-cell table:formula="of:=[$Sheet2.B413]-[Sheet2.$D$8]" office:value-type="float" office:value="80.356" calcext:value-type="float">
            <text:p>80,356</text:p>
          </table:table-cell>
        </table:table-row>
        <table:table-row table:style-name="ro1">
          <table:table-cell table:formula="of:=[$Sheet2.A414]-[Sheet2.$D$3]" office:value-type="float" office:value="-124.249333333333" calcext:value-type="float">
            <text:p>-124,249333333333</text:p>
          </table:table-cell>
          <table:table-cell table:formula="of:=[$Sheet2.B414]-[Sheet2.$D$8]" office:value-type="float" office:value="197.356" calcext:value-type="float">
            <text:p>197,356</text:p>
          </table:table-cell>
        </table:table-row>
        <table:table-row table:style-name="ro1">
          <table:table-cell table:formula="of:=[$Sheet2.A415]-[Sheet2.$D$3]" office:value-type="float" office:value="-74.2493333333334" calcext:value-type="float">
            <text:p>-74,2493333333334</text:p>
          </table:table-cell>
          <table:table-cell table:formula="of:=[$Sheet2.B415]-[Sheet2.$D$8]" office:value-type="float" office:value="318.356" calcext:value-type="float">
            <text:p>318,356</text:p>
          </table:table-cell>
        </table:table-row>
        <table:table-row table:style-name="ro1">
          <table:table-cell table:formula="of:=[$Sheet2.A416]-[Sheet2.$D$3]" office:value-type="float" office:value="-49.2493333333334" calcext:value-type="float">
            <text:p>-49,2493333333334</text:p>
          </table:table-cell>
          <table:table-cell table:formula="of:=[$Sheet2.B416]-[Sheet2.$D$8]" office:value-type="float" office:value="417.356" calcext:value-type="float">
            <text:p>417,356</text:p>
          </table:table-cell>
        </table:table-row>
        <table:table-row table:style-name="ro1">
          <table:table-cell table:formula="of:=[$Sheet2.A417]-[Sheet2.$D$3]" office:value-type="float" office:value="37.7506666666666" calcext:value-type="float">
            <text:p>37,7506666666666</text:p>
          </table:table-cell>
          <table:table-cell table:formula="of:=[$Sheet2.B417]-[Sheet2.$D$8]" office:value-type="float" office:value="489.356" calcext:value-type="float">
            <text:p>489,356</text:p>
          </table:table-cell>
        </table:table-row>
        <table:table-row table:style-name="ro1">
          <table:table-cell table:formula="of:=[$Sheet2.A418]-[Sheet2.$D$3]" office:value-type="float" office:value="96.7506666666666" calcext:value-type="float">
            <text:p>96,7506666666666</text:p>
          </table:table-cell>
          <table:table-cell table:formula="of:=[$Sheet2.B418]-[Sheet2.$D$8]" office:value-type="float" office:value="571.356" calcext:value-type="float">
            <text:p>571,356</text:p>
          </table:table-cell>
        </table:table-row>
        <table:table-row table:style-name="ro1">
          <table:table-cell table:formula="of:=[$Sheet2.A419]-[Sheet2.$D$3]" office:value-type="float" office:value="104.750666666667" calcext:value-type="float">
            <text:p>104,750666666667</text:p>
          </table:table-cell>
          <table:table-cell table:formula="of:=[$Sheet2.B419]-[Sheet2.$D$8]" office:value-type="float" office:value="642.356" calcext:value-type="float">
            <text:p>642,356</text:p>
          </table:table-cell>
        </table:table-row>
        <table:table-row table:style-name="ro1">
          <table:table-cell table:formula="of:=[$Sheet2.A420]-[Sheet2.$D$3]" office:value-type="float" office:value="145.750666666667" calcext:value-type="float">
            <text:p>145,750666666667</text:p>
          </table:table-cell>
          <table:table-cell table:formula="of:=[$Sheet2.B420]-[Sheet2.$D$8]" office:value-type="float" office:value="693.356" calcext:value-type="float">
            <text:p>693,356</text:p>
          </table:table-cell>
        </table:table-row>
        <table:table-row table:style-name="ro1">
          <table:table-cell table:formula="of:=[$Sheet2.A421]-[Sheet2.$D$3]" office:value-type="float" office:value="194.750666666667" calcext:value-type="float">
            <text:p>194,750666666667</text:p>
          </table:table-cell>
          <table:table-cell table:formula="of:=[$Sheet2.B421]-[Sheet2.$D$8]" office:value-type="float" office:value="733.356" calcext:value-type="float">
            <text:p>733,356</text:p>
          </table:table-cell>
        </table:table-row>
        <table:table-row table:style-name="ro1">
          <table:table-cell table:formula="of:=[$Sheet2.A422]-[Sheet2.$D$3]" office:value-type="float" office:value="238.750666666667" calcext:value-type="float">
            <text:p>238,750666666667</text:p>
          </table:table-cell>
          <table:table-cell table:formula="of:=[$Sheet2.B422]-[Sheet2.$D$8]" office:value-type="float" office:value="762.356" calcext:value-type="float">
            <text:p>762,356</text:p>
          </table:table-cell>
        </table:table-row>
        <table:table-row table:style-name="ro1">
          <table:table-cell table:formula="of:=[$Sheet2.A423]-[Sheet2.$D$3]" office:value-type="float" office:value="308.750666666667" calcext:value-type="float">
            <text:p>308,750666666667</text:p>
          </table:table-cell>
          <table:table-cell table:formula="of:=[$Sheet2.B423]-[Sheet2.$D$8]" office:value-type="float" office:value="772.356" calcext:value-type="float">
            <text:p>772,356</text:p>
          </table:table-cell>
        </table:table-row>
        <table:table-row table:style-name="ro1">
          <table:table-cell table:formula="of:=[$Sheet2.A424]-[Sheet2.$D$3]" office:value-type="float" office:value="326.750666666667" calcext:value-type="float">
            <text:p>326,750666666667</text:p>
          </table:table-cell>
          <table:table-cell table:formula="of:=[$Sheet2.B424]-[Sheet2.$D$8]" office:value-type="float" office:value="777.356" calcext:value-type="float">
            <text:p>777,356</text:p>
          </table:table-cell>
        </table:table-row>
        <table:table-row table:style-name="ro1">
          <table:table-cell table:formula="of:=[$Sheet2.A425]-[Sheet2.$D$3]" office:value-type="float" office:value="371.750666666667" calcext:value-type="float">
            <text:p>371,750666666667</text:p>
          </table:table-cell>
          <table:table-cell table:formula="of:=[$Sheet2.B425]-[Sheet2.$D$8]" office:value-type="float" office:value="796.356" calcext:value-type="float">
            <text:p>796,356</text:p>
          </table:table-cell>
        </table:table-row>
        <table:table-row table:style-name="ro1">
          <table:table-cell table:formula="of:=[$Sheet2.A426]-[Sheet2.$D$3]" office:value-type="float" office:value="395.750666666667" calcext:value-type="float">
            <text:p>395,750666666667</text:p>
          </table:table-cell>
          <table:table-cell table:formula="of:=[$Sheet2.B426]-[Sheet2.$D$8]" office:value-type="float" office:value="775.356" calcext:value-type="float">
            <text:p>775,356</text:p>
          </table:table-cell>
        </table:table-row>
        <table:table-row table:style-name="ro1">
          <table:table-cell table:formula="of:=[$Sheet2.A427]-[Sheet2.$D$3]" office:value-type="float" office:value="410.750666666667" calcext:value-type="float">
            <text:p>410,750666666667</text:p>
          </table:table-cell>
          <table:table-cell table:formula="of:=[$Sheet2.B427]-[Sheet2.$D$8]" office:value-type="float" office:value="724.356" calcext:value-type="float">
            <text:p>724,356</text:p>
          </table:table-cell>
        </table:table-row>
        <table:table-row table:style-name="ro1">
          <table:table-cell table:formula="of:=[$Sheet2.A428]-[Sheet2.$D$3]" office:value-type="float" office:value="429.750666666667" calcext:value-type="float">
            <text:p>429,750666666667</text:p>
          </table:table-cell>
          <table:table-cell table:formula="of:=[$Sheet2.B428]-[Sheet2.$D$8]" office:value-type="float" office:value="646.356" calcext:value-type="float">
            <text:p>646,356</text:p>
          </table:table-cell>
        </table:table-row>
        <table:table-row table:style-name="ro1">
          <table:table-cell table:formula="of:=[$Sheet2.A429]-[Sheet2.$D$3]" office:value-type="float" office:value="420.750666666667" calcext:value-type="float">
            <text:p>420,750666666667</text:p>
          </table:table-cell>
          <table:table-cell table:formula="of:=[$Sheet2.B429]-[Sheet2.$D$8]" office:value-type="float" office:value="556.356" calcext:value-type="float">
            <text:p>556,356</text:p>
          </table:table-cell>
        </table:table-row>
        <table:table-row table:style-name="ro1">
          <table:table-cell table:formula="of:=[$Sheet2.A430]-[Sheet2.$D$3]" office:value-type="float" office:value="404.750666666667" calcext:value-type="float">
            <text:p>404,750666666667</text:p>
          </table:table-cell>
          <table:table-cell table:formula="of:=[$Sheet2.B430]-[Sheet2.$D$8]" office:value-type="float" office:value="470.356" calcext:value-type="float">
            <text:p>470,356</text:p>
          </table:table-cell>
        </table:table-row>
        <table:table-row table:style-name="ro1">
          <table:table-cell table:formula="of:=[$Sheet2.A431]-[Sheet2.$D$3]" office:value-type="float" office:value="371.750666666667" calcext:value-type="float">
            <text:p>371,750666666667</text:p>
          </table:table-cell>
          <table:table-cell table:formula="of:=[$Sheet2.B431]-[Sheet2.$D$8]" office:value-type="float" office:value="393.356" calcext:value-type="float">
            <text:p>393,356</text:p>
          </table:table-cell>
        </table:table-row>
        <table:table-row table:style-name="ro1">
          <table:table-cell table:formula="of:=[$Sheet2.A432]-[Sheet2.$D$3]" office:value-type="float" office:value="335.750666666667" calcext:value-type="float">
            <text:p>335,750666666667</text:p>
          </table:table-cell>
          <table:table-cell table:formula="of:=[$Sheet2.B432]-[Sheet2.$D$8]" office:value-type="float" office:value="332.356" calcext:value-type="float">
            <text:p>332,356</text:p>
          </table:table-cell>
        </table:table-row>
        <table:table-row table:style-name="ro1">
          <table:table-cell table:formula="of:=[$Sheet2.A433]-[Sheet2.$D$3]" office:value-type="float" office:value="303.750666666667" calcext:value-type="float">
            <text:p>303,750666666667</text:p>
          </table:table-cell>
          <table:table-cell table:formula="of:=[$Sheet2.B433]-[Sheet2.$D$8]" office:value-type="float" office:value="267.356" calcext:value-type="float">
            <text:p>267,356</text:p>
          </table:table-cell>
        </table:table-row>
        <table:table-row table:style-name="ro1">
          <table:table-cell table:formula="of:=[$Sheet2.A434]-[Sheet2.$D$3]" office:value-type="float" office:value="276.750666666667" calcext:value-type="float">
            <text:p>276,750666666667</text:p>
          </table:table-cell>
          <table:table-cell table:formula="of:=[$Sheet2.B434]-[Sheet2.$D$8]" office:value-type="float" office:value="185.356" calcext:value-type="float">
            <text:p>185,356</text:p>
          </table:table-cell>
        </table:table-row>
        <table:table-row table:style-name="ro1">
          <table:table-cell table:formula="of:=[$Sheet2.A435]-[Sheet2.$D$3]" office:value-type="float" office:value="234.750666666667" calcext:value-type="float">
            <text:p>234,750666666667</text:p>
          </table:table-cell>
          <table:table-cell table:formula="of:=[$Sheet2.B435]-[Sheet2.$D$8]" office:value-type="float" office:value="47.356" calcext:value-type="float">
            <text:p>47,356</text:p>
          </table:table-cell>
        </table:table-row>
        <table:table-row table:style-name="ro1">
          <table:table-cell table:formula="of:=[$Sheet2.A436]-[Sheet2.$D$3]" office:value-type="float" office:value="189.750666666667" calcext:value-type="float">
            <text:p>189,750666666667</text:p>
          </table:table-cell>
          <table:table-cell table:formula="of:=[$Sheet2.B436]-[Sheet2.$D$8]" office:value-type="float" office:value="-135.644" calcext:value-type="float">
            <text:p>-135,644</text:p>
          </table:table-cell>
        </table:table-row>
        <table:table-row table:style-name="ro1">
          <table:table-cell table:formula="of:=[$Sheet2.A437]-[Sheet2.$D$3]" office:value-type="float" office:value="144.750666666667" calcext:value-type="float">
            <text:p>144,750666666667</text:p>
          </table:table-cell>
          <table:table-cell table:formula="of:=[$Sheet2.B437]-[Sheet2.$D$8]" office:value-type="float" office:value="-191.644" calcext:value-type="float">
            <text:p>-191,644</text:p>
          </table:table-cell>
        </table:table-row>
        <table:table-row table:style-name="ro1">
          <table:table-cell table:formula="of:=[$Sheet2.A438]-[Sheet2.$D$3]" office:value-type="float" office:value="85.7506666666666" calcext:value-type="float">
            <text:p>85,7506666666666</text:p>
          </table:table-cell>
          <table:table-cell table:formula="of:=[$Sheet2.B438]-[Sheet2.$D$8]" office:value-type="float" office:value="-313.644" calcext:value-type="float">
            <text:p>-313,644</text:p>
          </table:table-cell>
        </table:table-row>
        <table:table-row table:style-name="ro1">
          <table:table-cell table:formula="of:=[$Sheet2.A439]-[Sheet2.$D$3]" office:value-type="float" office:value="30.7506666666666" calcext:value-type="float">
            <text:p>30,7506666666666</text:p>
          </table:table-cell>
          <table:table-cell table:formula="of:=[$Sheet2.B439]-[Sheet2.$D$8]" office:value-type="float" office:value="-400.644" calcext:value-type="float">
            <text:p>-400,644</text:p>
          </table:table-cell>
        </table:table-row>
        <table:table-row table:style-name="ro1">
          <table:table-cell table:formula="of:=[$Sheet2.A440]-[Sheet2.$D$3]" office:value-type="float" office:value="-15.2493333333334" calcext:value-type="float">
            <text:p>-15,2493333333334</text:p>
          </table:table-cell>
          <table:table-cell table:formula="of:=[$Sheet2.B440]-[Sheet2.$D$8]" office:value-type="float" office:value="-483.644" calcext:value-type="float">
            <text:p>-483,644</text:p>
          </table:table-cell>
        </table:table-row>
        <table:table-row table:style-name="ro1">
          <table:table-cell table:formula="of:=[$Sheet2.A441]-[Sheet2.$D$3]" office:value-type="float" office:value="-93.2493333333334" calcext:value-type="float">
            <text:p>-93,2493333333334</text:p>
          </table:table-cell>
          <table:table-cell table:formula="of:=[$Sheet2.B441]-[Sheet2.$D$8]" office:value-type="float" office:value="-561.644" calcext:value-type="float">
            <text:p>-561,644</text:p>
          </table:table-cell>
        </table:table-row>
        <table:table-row table:style-name="ro1">
          <table:table-cell table:formula="of:=[$Sheet2.A442]-[Sheet2.$D$3]" office:value-type="float" office:value="-151.249333333333" calcext:value-type="float">
            <text:p>-151,249333333333</text:p>
          </table:table-cell>
          <table:table-cell table:formula="of:=[$Sheet2.B442]-[Sheet2.$D$8]" office:value-type="float" office:value="-622.644" calcext:value-type="float">
            <text:p>-622,644</text:p>
          </table:table-cell>
        </table:table-row>
        <table:table-row table:style-name="ro1">
          <table:table-cell table:formula="of:=[$Sheet2.A443]-[Sheet2.$D$3]" office:value-type="float" office:value="-197.249333333333" calcext:value-type="float">
            <text:p>-197,249333333333</text:p>
          </table:table-cell>
          <table:table-cell table:formula="of:=[$Sheet2.B443]-[Sheet2.$D$8]" office:value-type="float" office:value="-665.644" calcext:value-type="float">
            <text:p>-665,644</text:p>
          </table:table-cell>
        </table:table-row>
        <table:table-row table:style-name="ro1">
          <table:table-cell table:formula="of:=[$Sheet2.A444]-[Sheet2.$D$3]" office:value-type="float" office:value="-218.249333333333" calcext:value-type="float">
            <text:p>-218,249333333333</text:p>
          </table:table-cell>
          <table:table-cell table:formula="of:=[$Sheet2.B444]-[Sheet2.$D$8]" office:value-type="float" office:value="-706.644" calcext:value-type="float">
            <text:p>-706,644</text:p>
          </table:table-cell>
        </table:table-row>
        <table:table-row table:style-name="ro1">
          <table:table-cell table:formula="of:=[$Sheet2.A445]-[Sheet2.$D$3]" office:value-type="float" office:value="-255.249333333333" calcext:value-type="float">
            <text:p>-255,249333333333</text:p>
          </table:table-cell>
          <table:table-cell table:formula="of:=[$Sheet2.B445]-[Sheet2.$D$8]" office:value-type="float" office:value="-731.644" calcext:value-type="float">
            <text:p>-731,644</text:p>
          </table:table-cell>
        </table:table-row>
        <table:table-row table:style-name="ro1">
          <table:table-cell table:formula="of:=[$Sheet2.A446]-[Sheet2.$D$3]" office:value-type="float" office:value="-270.249333333333" calcext:value-type="float">
            <text:p>-270,249333333333</text:p>
          </table:table-cell>
          <table:table-cell table:formula="of:=[$Sheet2.B446]-[Sheet2.$D$8]" office:value-type="float" office:value="-741.644" calcext:value-type="float">
            <text:p>-741,644</text:p>
          </table:table-cell>
        </table:table-row>
        <table:table-row table:style-name="ro1">
          <table:table-cell table:formula="of:=[$Sheet2.A447]-[Sheet2.$D$3]" office:value-type="float" office:value="-293.249333333333" calcext:value-type="float">
            <text:p>-293,249333333333</text:p>
          </table:table-cell>
          <table:table-cell table:formula="of:=[$Sheet2.B447]-[Sheet2.$D$8]" office:value-type="float" office:value="-734.644" calcext:value-type="float">
            <text:p>-734,644</text:p>
          </table:table-cell>
        </table:table-row>
        <table:table-row table:style-name="ro1">
          <table:table-cell table:formula="of:=[$Sheet2.A448]-[Sheet2.$D$3]" office:value-type="float" office:value="-345.249333333333" calcext:value-type="float">
            <text:p>-345,249333333333</text:p>
          </table:table-cell>
          <table:table-cell table:formula="of:=[$Sheet2.B448]-[Sheet2.$D$8]" office:value-type="float" office:value="-743.644" calcext:value-type="float">
            <text:p>-743,644</text:p>
          </table:table-cell>
        </table:table-row>
        <table:table-row table:style-name="ro1">
          <table:table-cell table:formula="of:=[$Sheet2.A449]-[Sheet2.$D$3]" office:value-type="float" office:value="-347.249333333333" calcext:value-type="float">
            <text:p>-347,249333333333</text:p>
          </table:table-cell>
          <table:table-cell table:formula="of:=[$Sheet2.B449]-[Sheet2.$D$8]" office:value-type="float" office:value="-717.644" calcext:value-type="float">
            <text:p>-717,644</text:p>
          </table:table-cell>
        </table:table-row>
        <table:table-row table:style-name="ro1">
          <table:table-cell table:formula="of:=[$Sheet2.A450]-[Sheet2.$D$3]" office:value-type="float" office:value="-355.249333333333" calcext:value-type="float">
            <text:p>-355,249333333333</text:p>
          </table:table-cell>
          <table:table-cell table:formula="of:=[$Sheet2.B450]-[Sheet2.$D$8]" office:value-type="float" office:value="-661.644" calcext:value-type="float">
            <text:p>-661,644</text:p>
          </table:table-cell>
        </table:table-row>
        <table:table-row table:style-name="ro1">
          <table:table-cell table:formula="of:=[$Sheet2.A451]-[Sheet2.$D$3]" office:value-type="float" office:value="-388.249333333333" calcext:value-type="float">
            <text:p>-388,249333333333</text:p>
          </table:table-cell>
          <table:table-cell table:formula="of:=[$Sheet2.B451]-[Sheet2.$D$8]" office:value-type="float" office:value="-569.644" calcext:value-type="float">
            <text:p>-569,644</text:p>
          </table:table-cell>
        </table:table-row>
        <table:table-row table:style-name="ro1">
          <table:table-cell table:formula="of:=[$Sheet2.A452]-[Sheet2.$D$3]" office:value-type="float" office:value="-390.249333333333" calcext:value-type="float">
            <text:p>-390,249333333333</text:p>
          </table:table-cell>
          <table:table-cell table:formula="of:=[$Sheet2.B452]-[Sheet2.$D$8]" office:value-type="float" office:value="-485.644" calcext:value-type="float">
            <text:p>-485,644</text:p>
          </table:table-cell>
        </table:table-row>
        <table:table-row table:style-name="ro1">
          <table:table-cell table:formula="of:=[$Sheet2.A453]-[Sheet2.$D$3]" office:value-type="float" office:value="-349.249333333333" calcext:value-type="float">
            <text:p>-349,249333333333</text:p>
          </table:table-cell>
          <table:table-cell table:formula="of:=[$Sheet2.B453]-[Sheet2.$D$8]" office:value-type="float" office:value="-401.644" calcext:value-type="float">
            <text:p>-401,644</text:p>
          </table:table-cell>
        </table:table-row>
        <table:table-row table:style-name="ro1">
          <table:table-cell table:formula="of:=[$Sheet2.A454]-[Sheet2.$D$3]" office:value-type="float" office:value="-260.249333333333" calcext:value-type="float">
            <text:p>-260,249333333333</text:p>
          </table:table-cell>
          <table:table-cell table:formula="of:=[$Sheet2.B454]-[Sheet2.$D$8]" office:value-type="float" office:value="-329.644" calcext:value-type="float">
            <text:p>-329,644</text:p>
          </table:table-cell>
        </table:table-row>
        <table:table-row table:style-name="ro1">
          <table:table-cell table:formula="of:=[$Sheet2.A455]-[Sheet2.$D$3]" office:value-type="float" office:value="-230.249333333333" calcext:value-type="float">
            <text:p>-230,249333333333</text:p>
          </table:table-cell>
          <table:table-cell table:formula="of:=[$Sheet2.B455]-[Sheet2.$D$8]" office:value-type="float" office:value="-264.644" calcext:value-type="float">
            <text:p>-264,644</text:p>
          </table:table-cell>
        </table:table-row>
        <table:table-row table:style-name="ro1">
          <table:table-cell table:formula="of:=[$Sheet2.A456]-[Sheet2.$D$3]" office:value-type="float" office:value="-247.249333333333" calcext:value-type="float">
            <text:p>-247,249333333333</text:p>
          </table:table-cell>
          <table:table-cell table:formula="of:=[$Sheet2.B456]-[Sheet2.$D$8]" office:value-type="float" office:value="-208.644" calcext:value-type="float">
            <text:p>-208,644</text:p>
          </table:table-cell>
        </table:table-row>
        <table:table-row table:style-name="ro1">
          <table:table-cell table:formula="of:=[$Sheet2.A457]-[Sheet2.$D$3]" office:value-type="float" office:value="-258.249333333333" calcext:value-type="float">
            <text:p>-258,249333333333</text:p>
          </table:table-cell>
          <table:table-cell table:formula="of:=[$Sheet2.B457]-[Sheet2.$D$8]" office:value-type="float" office:value="-105.644" calcext:value-type="float">
            <text:p>-105,644</text:p>
          </table:table-cell>
        </table:table-row>
        <table:table-row table:style-name="ro1">
          <table:table-cell table:formula="of:=[$Sheet2.A458]-[Sheet2.$D$3]" office:value-type="float" office:value="-194.249333333333" calcext:value-type="float">
            <text:p>-194,249333333333</text:p>
          </table:table-cell>
          <table:table-cell table:formula="of:=[$Sheet2.B458]-[Sheet2.$D$8]" office:value-type="float" office:value="37.356" calcext:value-type="float">
            <text:p>37,356</text:p>
          </table:table-cell>
        </table:table-row>
        <table:table-row table:style-name="ro1">
          <table:table-cell table:formula="of:=[$Sheet2.A459]-[Sheet2.$D$3]" office:value-type="float" office:value="-114.249333333333" calcext:value-type="float">
            <text:p>-114,249333333333</text:p>
          </table:table-cell>
          <table:table-cell table:formula="of:=[$Sheet2.B459]-[Sheet2.$D$8]" office:value-type="float" office:value="160.356" calcext:value-type="float">
            <text:p>160,356</text:p>
          </table:table-cell>
        </table:table-row>
        <table:table-row table:style-name="ro1">
          <table:table-cell table:formula="of:=[$Sheet2.A460]-[Sheet2.$D$3]" office:value-type="float" office:value="-82.2493333333334" calcext:value-type="float">
            <text:p>-82,2493333333334</text:p>
          </table:table-cell>
          <table:table-cell table:formula="of:=[$Sheet2.B460]-[Sheet2.$D$8]" office:value-type="float" office:value="260.356" calcext:value-type="float">
            <text:p>260,356</text:p>
          </table:table-cell>
        </table:table-row>
        <table:table-row table:style-name="ro1">
          <table:table-cell table:formula="of:=[$Sheet2.A461]-[Sheet2.$D$3]" office:value-type="float" office:value="-38.2493333333334" calcext:value-type="float">
            <text:p>-38,2493333333334</text:p>
          </table:table-cell>
          <table:table-cell table:formula="of:=[$Sheet2.B461]-[Sheet2.$D$8]" office:value-type="float" office:value="377.356" calcext:value-type="float">
            <text:p>377,356</text:p>
          </table:table-cell>
        </table:table-row>
        <table:table-row table:style-name="ro1">
          <table:table-cell table:formula="of:=[$Sheet2.A462]-[Sheet2.$D$3]" office:value-type="float" office:value="25.7506666666666" calcext:value-type="float">
            <text:p>25,7506666666666</text:p>
          </table:table-cell>
          <table:table-cell table:formula="of:=[$Sheet2.B462]-[Sheet2.$D$8]" office:value-type="float" office:value="467.356" calcext:value-type="float">
            <text:p>467,356</text:p>
          </table:table-cell>
        </table:table-row>
        <table:table-row table:style-name="ro1">
          <table:table-cell table:formula="of:=[$Sheet2.A463]-[Sheet2.$D$3]" office:value-type="float" office:value="69.7506666666666" calcext:value-type="float">
            <text:p>69,7506666666666</text:p>
          </table:table-cell>
          <table:table-cell table:formula="of:=[$Sheet2.B463]-[Sheet2.$D$8]" office:value-type="float" office:value="557.356" calcext:value-type="float">
            <text:p>557,356</text:p>
          </table:table-cell>
        </table:table-row>
        <table:table-row table:style-name="ro1">
          <table:table-cell table:formula="of:=[$Sheet2.A464]-[Sheet2.$D$3]" office:value-type="float" office:value="73.7506666666666" calcext:value-type="float">
            <text:p>73,7506666666666</text:p>
          </table:table-cell>
          <table:table-cell table:formula="of:=[$Sheet2.B464]-[Sheet2.$D$8]" office:value-type="float" office:value="617.356" calcext:value-type="float">
            <text:p>617,356</text:p>
          </table:table-cell>
        </table:table-row>
        <table:table-row table:style-name="ro1">
          <table:table-cell table:formula="of:=[$Sheet2.A465]-[Sheet2.$D$3]" office:value-type="float" office:value="126.750666666667" calcext:value-type="float">
            <text:p>126,750666666667</text:p>
          </table:table-cell>
          <table:table-cell table:formula="of:=[$Sheet2.B465]-[Sheet2.$D$8]" office:value-type="float" office:value="678.356" calcext:value-type="float">
            <text:p>678,356</text:p>
          </table:table-cell>
        </table:table-row>
        <table:table-row table:style-name="ro1">
          <table:table-cell table:formula="of:=[$Sheet2.A466]-[Sheet2.$D$3]" office:value-type="float" office:value="178.750666666667" calcext:value-type="float">
            <text:p>178,750666666667</text:p>
          </table:table-cell>
          <table:table-cell table:formula="of:=[$Sheet2.B466]-[Sheet2.$D$8]" office:value-type="float" office:value="718.356" calcext:value-type="float">
            <text:p>718,356</text:p>
          </table:table-cell>
        </table:table-row>
        <table:table-row table:style-name="ro1">
          <table:table-cell table:formula="of:=[$Sheet2.A467]-[Sheet2.$D$3]" office:value-type="float" office:value="230.750666666667" calcext:value-type="float">
            <text:p>230,750666666667</text:p>
          </table:table-cell>
          <table:table-cell table:formula="of:=[$Sheet2.B467]-[Sheet2.$D$8]" office:value-type="float" office:value="757.356" calcext:value-type="float">
            <text:p>757,356</text:p>
          </table:table-cell>
        </table:table-row>
        <table:table-row table:style-name="ro1">
          <table:table-cell table:formula="of:=[$Sheet2.A468]-[Sheet2.$D$3]" office:value-type="float" office:value="295.750666666667" calcext:value-type="float">
            <text:p>295,750666666667</text:p>
          </table:table-cell>
          <table:table-cell table:formula="of:=[$Sheet2.B468]-[Sheet2.$D$8]" office:value-type="float" office:value="774.356" calcext:value-type="float">
            <text:p>774,356</text:p>
          </table:table-cell>
        </table:table-row>
        <table:table-row table:style-name="ro1">
          <table:table-cell table:formula="of:=[$Sheet2.A469]-[Sheet2.$D$3]" office:value-type="float" office:value="322.750666666667" calcext:value-type="float">
            <text:p>322,750666666667</text:p>
          </table:table-cell>
          <table:table-cell table:formula="of:=[$Sheet2.B469]-[Sheet2.$D$8]" office:value-type="float" office:value="785.356" calcext:value-type="float">
            <text:p>785,356</text:p>
          </table:table-cell>
        </table:table-row>
        <table:table-row table:style-name="ro1">
          <table:table-cell table:formula="of:=[$Sheet2.A470]-[Sheet2.$D$3]" office:value-type="float" office:value="352.750666666667" calcext:value-type="float">
            <text:p>352,750666666667</text:p>
          </table:table-cell>
          <table:table-cell table:formula="of:=[$Sheet2.B470]-[Sheet2.$D$8]" office:value-type="float" office:value="800.356" calcext:value-type="float">
            <text:p>800,356</text:p>
          </table:table-cell>
        </table:table-row>
        <table:table-row table:style-name="ro1">
          <table:table-cell table:formula="of:=[$Sheet2.A471]-[Sheet2.$D$3]" office:value-type="float" office:value="388.750666666667" calcext:value-type="float">
            <text:p>388,750666666667</text:p>
          </table:table-cell>
          <table:table-cell table:formula="of:=[$Sheet2.B471]-[Sheet2.$D$8]" office:value-type="float" office:value="778.356" calcext:value-type="float">
            <text:p>778,356</text:p>
          </table:table-cell>
        </table:table-row>
        <table:table-row table:style-name="ro1">
          <table:table-cell table:formula="of:=[$Sheet2.A472]-[Sheet2.$D$3]" office:value-type="float" office:value="408.750666666667" calcext:value-type="float">
            <text:p>408,750666666667</text:p>
          </table:table-cell>
          <table:table-cell table:formula="of:=[$Sheet2.B472]-[Sheet2.$D$8]" office:value-type="float" office:value="756.356" calcext:value-type="float">
            <text:p>756,356</text:p>
          </table:table-cell>
        </table:table-row>
        <table:table-row table:style-name="ro1">
          <table:table-cell table:formula="of:=[$Sheet2.A473]-[Sheet2.$D$3]" office:value-type="float" office:value="429.750666666667" calcext:value-type="float">
            <text:p>429,750666666667</text:p>
          </table:table-cell>
          <table:table-cell table:formula="of:=[$Sheet2.B473]-[Sheet2.$D$8]" office:value-type="float" office:value="682.356" calcext:value-type="float">
            <text:p>682,356</text:p>
          </table:table-cell>
        </table:table-row>
        <table:table-row table:style-name="ro1">
          <table:table-cell table:formula="of:=[$Sheet2.A474]-[Sheet2.$D$3]" office:value-type="float" office:value="408.750666666667" calcext:value-type="float">
            <text:p>408,750666666667</text:p>
          </table:table-cell>
          <table:table-cell table:formula="of:=[$Sheet2.B474]-[Sheet2.$D$8]" office:value-type="float" office:value="590.356" calcext:value-type="float">
            <text:p>590,356</text:p>
          </table:table-cell>
        </table:table-row>
        <table:table-row table:style-name="ro1">
          <table:table-cell table:formula="of:=[$Sheet2.A475]-[Sheet2.$D$3]" office:value-type="float" office:value="405.750666666667" calcext:value-type="float">
            <text:p>405,750666666667</text:p>
          </table:table-cell>
          <table:table-cell table:formula="of:=[$Sheet2.B475]-[Sheet2.$D$8]" office:value-type="float" office:value="506.356" calcext:value-type="float">
            <text:p>506,356</text:p>
          </table:table-cell>
        </table:table-row>
        <table:table-row table:style-name="ro1">
          <table:table-cell table:formula="of:=[$Sheet2.A476]-[Sheet2.$D$3]" office:value-type="float" office:value="387.750666666667" calcext:value-type="float">
            <text:p>387,750666666667</text:p>
          </table:table-cell>
          <table:table-cell table:formula="of:=[$Sheet2.B476]-[Sheet2.$D$8]" office:value-type="float" office:value="416.356" calcext:value-type="float">
            <text:p>416,356</text:p>
          </table:table-cell>
        </table:table-row>
        <table:table-row table:style-name="ro1">
          <table:table-cell table:formula="of:=[$Sheet2.A477]-[Sheet2.$D$3]" office:value-type="float" office:value="325.750666666667" calcext:value-type="float">
            <text:p>325,750666666667</text:p>
          </table:table-cell>
          <table:table-cell table:formula="of:=[$Sheet2.B477]-[Sheet2.$D$8]" office:value-type="float" office:value="356.356" calcext:value-type="float">
            <text:p>356,356</text:p>
          </table:table-cell>
        </table:table-row>
        <table:table-row table:style-name="ro1">
          <table:table-cell table:formula="of:=[$Sheet2.A478]-[Sheet2.$D$3]" office:value-type="float" office:value="299.750666666667" calcext:value-type="float">
            <text:p>299,750666666667</text:p>
          </table:table-cell>
          <table:table-cell table:formula="of:=[$Sheet2.B478]-[Sheet2.$D$8]" office:value-type="float" office:value="287.356" calcext:value-type="float">
            <text:p>287,356</text:p>
          </table:table-cell>
        </table:table-row>
        <table:table-row table:style-name="ro1">
          <table:table-cell table:formula="of:=[$Sheet2.A479]-[Sheet2.$D$3]" office:value-type="float" office:value="316.750666666667" calcext:value-type="float">
            <text:p>316,750666666667</text:p>
          </table:table-cell>
          <table:table-cell table:formula="of:=[$Sheet2.B479]-[Sheet2.$D$8]" office:value-type="float" office:value="218.356" calcext:value-type="float">
            <text:p>218,356</text:p>
          </table:table-cell>
        </table:table-row>
        <table:table-row table:style-name="ro1">
          <table:table-cell table:formula="of:=[$Sheet2.A480]-[Sheet2.$D$3]" office:value-type="float" office:value="303.750666666667" calcext:value-type="float">
            <text:p>303,750666666667</text:p>
          </table:table-cell>
          <table:table-cell table:formula="of:=[$Sheet2.B480]-[Sheet2.$D$8]" office:value-type="float" office:value="94.356" calcext:value-type="float">
            <text:p>94,356</text:p>
          </table:table-cell>
        </table:table-row>
        <table:table-row table:style-name="ro1">
          <table:table-cell table:formula="of:=[$Sheet2.A481]-[Sheet2.$D$3]" office:value-type="float" office:value="242.750666666667" calcext:value-type="float">
            <text:p>242,750666666667</text:p>
          </table:table-cell>
          <table:table-cell table:formula="of:=[$Sheet2.B481]-[Sheet2.$D$8]" office:value-type="float" office:value="-42.644" calcext:value-type="float">
            <text:p>-42,644</text:p>
          </table:table-cell>
        </table:table-row>
        <table:table-row table:style-name="ro1">
          <table:table-cell table:formula="of:=[$Sheet2.A482]-[Sheet2.$D$3]" office:value-type="float" office:value="162.750666666667" calcext:value-type="float">
            <text:p>162,750666666667</text:p>
          </table:table-cell>
          <table:table-cell table:formula="of:=[$Sheet2.B482]-[Sheet2.$D$8]" office:value-type="float" office:value="-148.644" calcext:value-type="float">
            <text:p>-148,644</text:p>
          </table:table-cell>
        </table:table-row>
        <table:table-row table:style-name="ro1">
          <table:table-cell table:formula="of:=[$Sheet2.A483]-[Sheet2.$D$3]" office:value-type="float" office:value="114.750666666667" calcext:value-type="float">
            <text:p>114,750666666667</text:p>
          </table:table-cell>
          <table:table-cell table:formula="of:=[$Sheet2.B483]-[Sheet2.$D$8]" office:value-type="float" office:value="-260.644" calcext:value-type="float">
            <text:p>-260,644</text:p>
          </table:table-cell>
        </table:table-row>
        <table:table-row table:style-name="ro1">
          <table:table-cell table:formula="of:=[$Sheet2.A484]-[Sheet2.$D$3]" office:value-type="float" office:value="70.7506666666666" calcext:value-type="float">
            <text:p>70,7506666666666</text:p>
          </table:table-cell>
          <table:table-cell table:formula="of:=[$Sheet2.B484]-[Sheet2.$D$8]" office:value-type="float" office:value="-369.644" calcext:value-type="float">
            <text:p>-369,644</text:p>
          </table:table-cell>
        </table:table-row>
        <table:table-row table:style-name="ro1">
          <table:table-cell table:formula="of:=[$Sheet2.A485]-[Sheet2.$D$3]" office:value-type="float" office:value="12.7506666666666" calcext:value-type="float">
            <text:p>12,7506666666666</text:p>
          </table:table-cell>
          <table:table-cell table:formula="of:=[$Sheet2.B485]-[Sheet2.$D$8]" office:value-type="float" office:value="-455.644" calcext:value-type="float">
            <text:p>-455,644</text:p>
          </table:table-cell>
        </table:table-row>
        <table:table-row table:style-name="ro1">
          <table:table-cell table:formula="of:=[$Sheet2.A486]-[Sheet2.$D$3]" office:value-type="float" office:value="-81.2493333333334" calcext:value-type="float">
            <text:p>-81,2493333333334</text:p>
          </table:table-cell>
          <table:table-cell table:formula="of:=[$Sheet2.B486]-[Sheet2.$D$8]" office:value-type="float" office:value="-541.644" calcext:value-type="float">
            <text:p>-541,644</text:p>
          </table:table-cell>
        </table:table-row>
        <table:table-row table:style-name="ro1">
          <table:table-cell table:formula="of:=[$Sheet2.A487]-[Sheet2.$D$3]" office:value-type="float" office:value="-138.249333333333" calcext:value-type="float">
            <text:p>-138,249333333333</text:p>
          </table:table-cell>
          <table:table-cell table:formula="of:=[$Sheet2.B487]-[Sheet2.$D$8]" office:value-type="float" office:value="-599.644" calcext:value-type="float">
            <text:p>-599,644</text:p>
          </table:table-cell>
        </table:table-row>
        <table:table-row table:style-name="ro1">
          <table:table-cell table:formula="of:=[$Sheet2.A488]-[Sheet2.$D$3]" office:value-type="float" office:value="-184.249333333333" calcext:value-type="float">
            <text:p>-184,249333333333</text:p>
          </table:table-cell>
          <table:table-cell table:formula="of:=[$Sheet2.B488]-[Sheet2.$D$8]" office:value-type="float" office:value="-692.644" calcext:value-type="float">
            <text:p>-692,644</text:p>
          </table:table-cell>
        </table:table-row>
        <table:table-row table:style-name="ro1">
          <table:table-cell table:formula="of:=[$Sheet2.A489]-[Sheet2.$D$3]" office:value-type="float" office:value="-226.249333333333" calcext:value-type="float">
            <text:p>-226,249333333333</text:p>
          </table:table-cell>
          <table:table-cell table:formula="of:=[$Sheet2.B489]-[Sheet2.$D$8]" office:value-type="float" office:value="-681.644" calcext:value-type="float">
            <text:p>-681,644</text:p>
          </table:table-cell>
        </table:table-row>
        <table:table-row table:style-name="ro1">
          <table:table-cell table:formula="of:=[$Sheet2.A490]-[Sheet2.$D$3]" office:value-type="float" office:value="-260.249333333333" calcext:value-type="float">
            <text:p>-260,249333333333</text:p>
          </table:table-cell>
          <table:table-cell table:formula="of:=[$Sheet2.B490]-[Sheet2.$D$8]" office:value-type="float" office:value="-718.644" calcext:value-type="float">
            <text:p>-718,644</text:p>
          </table:table-cell>
        </table:table-row>
        <table:table-row table:style-name="ro1">
          <table:table-cell table:formula="of:=[$Sheet2.A491]-[Sheet2.$D$3]" office:value-type="float" office:value="-266.249333333333" calcext:value-type="float">
            <text:p>-266,249333333333</text:p>
          </table:table-cell>
          <table:table-cell table:formula="of:=[$Sheet2.B491]-[Sheet2.$D$8]" office:value-type="float" office:value="-732.644" calcext:value-type="float">
            <text:p>-732,644</text:p>
          </table:table-cell>
        </table:table-row>
        <table:table-row table:style-name="ro1">
          <table:table-cell table:formula="of:=[$Sheet2.A492]-[Sheet2.$D$3]" office:value-type="float" office:value="-291.249333333333" calcext:value-type="float">
            <text:p>-291,249333333333</text:p>
          </table:table-cell>
          <table:table-cell table:formula="of:=[$Sheet2.B492]-[Sheet2.$D$8]" office:value-type="float" office:value="-732.644" calcext:value-type="float">
            <text:p>-732,644</text:p>
          </table:table-cell>
        </table:table-row>
        <table:table-row table:style-name="ro1">
          <table:table-cell table:formula="of:=[$Sheet2.A493]-[Sheet2.$D$3]" office:value-type="float" office:value="-341.249333333333" calcext:value-type="float">
            <text:p>-341,249333333333</text:p>
          </table:table-cell>
          <table:table-cell table:formula="of:=[$Sheet2.B493]-[Sheet2.$D$8]" office:value-type="float" office:value="-749.644" calcext:value-type="float">
            <text:p>-749,644</text:p>
          </table:table-cell>
        </table:table-row>
        <table:table-row table:style-name="ro1">
          <table:table-cell table:formula="of:=[$Sheet2.A494]-[Sheet2.$D$3]" office:value-type="float" office:value="-359.249333333333" calcext:value-type="float">
            <text:p>-359,249333333333</text:p>
          </table:table-cell>
          <table:table-cell table:formula="of:=[$Sheet2.B494]-[Sheet2.$D$8]" office:value-type="float" office:value="-722.644" calcext:value-type="float">
            <text:p>-722,644</text:p>
          </table:table-cell>
        </table:table-row>
        <table:table-row table:style-name="ro1">
          <table:table-cell table:formula="of:=[$Sheet2.A495]-[Sheet2.$D$3]" office:value-type="float" office:value="-396.249333333333" calcext:value-type="float">
            <text:p>-396,249333333333</text:p>
          </table:table-cell>
          <table:table-cell table:formula="of:=[$Sheet2.B495]-[Sheet2.$D$8]" office:value-type="float" office:value="-682.644" calcext:value-type="float">
            <text:p>-682,644</text:p>
          </table:table-cell>
        </table:table-row>
        <table:table-row table:style-name="ro1">
          <table:table-cell table:formula="of:=[$Sheet2.A496]-[Sheet2.$D$3]" office:value-type="float" office:value="-398.249333333333" calcext:value-type="float">
            <text:p>-398,249333333333</text:p>
          </table:table-cell>
          <table:table-cell table:formula="of:=[$Sheet2.B496]-[Sheet2.$D$8]" office:value-type="float" office:value="-604.644" calcext:value-type="float">
            <text:p>-604,644</text:p>
          </table:table-cell>
        </table:table-row>
        <table:table-row table:style-name="ro1">
          <table:table-cell table:formula="of:=[$Sheet2.A497]-[Sheet2.$D$3]" office:value-type="float" office:value="-383.249333333333" calcext:value-type="float">
            <text:p>-383,249333333333</text:p>
          </table:table-cell>
          <table:table-cell table:formula="of:=[$Sheet2.B497]-[Sheet2.$D$8]" office:value-type="float" office:value="-524.644" calcext:value-type="float">
            <text:p>-524,644</text:p>
          </table:table-cell>
        </table:table-row>
        <table:table-row table:style-name="ro1">
          <table:table-cell table:formula="of:=[$Sheet2.A498]-[Sheet2.$D$3]" office:value-type="float" office:value="-369.249333333333" calcext:value-type="float">
            <text:p>-369,249333333333</text:p>
          </table:table-cell>
          <table:table-cell table:formula="of:=[$Sheet2.B498]-[Sheet2.$D$8]" office:value-type="float" office:value="-436.644" calcext:value-type="float">
            <text:p>-436,644</text:p>
          </table:table-cell>
        </table:table-row>
        <table:table-row table:style-name="ro1">
          <table:table-cell table:formula="of:=[$Sheet2.A499]-[Sheet2.$D$3]" office:value-type="float" office:value="-361.249333333333" calcext:value-type="float">
            <text:p>-361,249333333333</text:p>
          </table:table-cell>
          <table:table-cell table:formula="of:=[$Sheet2.B499]-[Sheet2.$D$8]" office:value-type="float" office:value="-349.644" calcext:value-type="float">
            <text:p>-349,644</text:p>
          </table:table-cell>
        </table:table-row>
        <table:table-row table:style-name="ro1">
          <table:table-cell table:formula="of:=[$Sheet2.A500]-[Sheet2.$D$3]" office:value-type="float" office:value="-332.249333333333" calcext:value-type="float">
            <text:p>-332,249333333333</text:p>
          </table:table-cell>
          <table:table-cell table:formula="of:=[$Sheet2.B500]-[Sheet2.$D$8]" office:value-type="float" office:value="-298.644" calcext:value-type="float">
            <text:p>-298,644</text:p>
          </table:table-cell>
        </table:table-row>
        <table:table-row table:style-name="ro1">
          <table:table-cell table:formula="of:=[$Sheet2.A501]-[Sheet2.$D$3]" office:value-type="float" office:value="-227.249333333333" calcext:value-type="float">
            <text:p>-227,249333333333</text:p>
          </table:table-cell>
          <table:table-cell table:formula="of:=[$Sheet2.B501]-[Sheet2.$D$8]" office:value-type="float" office:value="-232.644" calcext:value-type="float">
            <text:p>-232,644</text:p>
          </table:table-cell>
        </table:table-row>
        <table:table-row table:style-name="ro1">
          <table:table-cell table:formula="of:=[$Sheet2.A502]-[Sheet2.$D$3]" office:value-type="float" office:value="347.750666666667" calcext:value-type="float">
            <text:p>347,750666666667</text:p>
          </table:table-cell>
          <table:table-cell table:formula="of:=[$Sheet2.B502]-[Sheet2.$D$8]" office:value-type="float" office:value="21.356" calcext:value-type="float">
            <text:p>21,356</text:p>
          </table:table-cell>
        </table:table-row>
        <table:table-row table:style-name="ro1">
          <table:table-cell table:formula="of:=[$Sheet2.A503]-[Sheet2.$D$3]" office:value-type="float" office:value="405.750666666667" calcext:value-type="float">
            <text:p>405,750666666667</text:p>
          </table:table-cell>
          <table:table-cell table:formula="of:=[$Sheet2.B503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04]-[Sheet2.$D$3]" office:value-type="float" office:value="429.750666666667" calcext:value-type="float">
            <text:p>429,750666666667</text:p>
          </table:table-cell>
          <table:table-cell table:formula="of:=[$Sheet2.B504]-[Sheet2.$D$8]" office:value-type="float" office:value="23.356" calcext:value-type="float">
            <text:p>23,356</text:p>
          </table:table-cell>
        </table:table-row>
        <table:table-row table:style-name="ro1">
          <table:table-cell table:formula="of:=[$Sheet2.A505]-[Sheet2.$D$3]" office:value-type="float" office:value="401.750666666667" calcext:value-type="float">
            <text:p>401,750666666667</text:p>
          </table:table-cell>
          <table:table-cell table:formula="of:=[$Sheet2.B505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06]-[Sheet2.$D$3]" office:value-type="float" office:value="376.750666666667" calcext:value-type="float">
            <text:p>376,750666666667</text:p>
          </table:table-cell>
          <table:table-cell table:formula="of:=[$Sheet2.B506]-[Sheet2.$D$8]" office:value-type="float" office:value="16.356" calcext:value-type="float">
            <text:p>16,356</text:p>
          </table:table-cell>
        </table:table-row>
        <table:table-row table:style-name="ro1">
          <table:table-cell table:formula="of:=[$Sheet2.A507]-[Sheet2.$D$3]" office:value-type="float" office:value="370.750666666667" calcext:value-type="float">
            <text:p>370,750666666667</text:p>
          </table:table-cell>
          <table:table-cell table:formula="of:=[$Sheet2.B507]-[Sheet2.$D$8]" office:value-type="float" office:value="19.356" calcext:value-type="float">
            <text:p>19,356</text:p>
          </table:table-cell>
        </table:table-row>
        <table:table-row table:style-name="ro1">
          <table:table-cell table:formula="of:=[$Sheet2.A508]-[Sheet2.$D$3]" office:value-type="float" office:value="379.750666666667" calcext:value-type="float">
            <text:p>379,750666666667</text:p>
          </table:table-cell>
          <table:table-cell table:formula="of:=[$Sheet2.B508]-[Sheet2.$D$8]" office:value-type="float" office:value="23.356" calcext:value-type="float">
            <text:p>23,356</text:p>
          </table:table-cell>
        </table:table-row>
        <table:table-row table:style-name="ro1">
          <table:table-cell table:formula="of:=[$Sheet2.A509]-[Sheet2.$D$3]" office:value-type="float" office:value="400.750666666667" calcext:value-type="float">
            <text:p>400,750666666667</text:p>
          </table:table-cell>
          <table:table-cell table:formula="of:=[$Sheet2.B509]-[Sheet2.$D$8]" office:value-type="float" office:value="21.356" calcext:value-type="float">
            <text:p>21,356</text:p>
          </table:table-cell>
        </table:table-row>
        <table:table-row table:style-name="ro1">
          <table:table-cell table:formula="of:=[$Sheet2.A510]-[Sheet2.$D$3]" office:value-type="float" office:value="371.750666666667" calcext:value-type="float">
            <text:p>371,750666666667</text:p>
          </table:table-cell>
          <table:table-cell table:formula="of:=[$Sheet2.B510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11]-[Sheet2.$D$3]" office:value-type="float" office:value="322.750666666667" calcext:value-type="float">
            <text:p>322,750666666667</text:p>
          </table:table-cell>
          <table:table-cell table:formula="of:=[$Sheet2.B511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12]-[Sheet2.$D$3]" office:value-type="float" office:value="272.750666666667" calcext:value-type="float">
            <text:p>272,750666666667</text:p>
          </table:table-cell>
          <table:table-cell table:formula="of:=[$Sheet2.B512]-[Sheet2.$D$8]" office:value-type="float" office:value="23.356" calcext:value-type="float">
            <text:p>23,356</text:p>
          </table:table-cell>
        </table:table-row>
        <table:table-row table:style-name="ro1">
          <table:table-cell table:formula="of:=[$Sheet2.A513]-[Sheet2.$D$3]" office:value-type="float" office:value="230.750666666667" calcext:value-type="float">
            <text:p>230,750666666667</text:p>
          </table:table-cell>
          <table:table-cell table:formula="of:=[$Sheet2.B513]-[Sheet2.$D$8]" office:value-type="float" office:value="-19.644" calcext:value-type="float">
            <text:p>-19,644</text:p>
          </table:table-cell>
        </table:table-row>
        <table:table-row table:style-name="ro1">
          <table:table-cell table:formula="of:=[$Sheet2.A514]-[Sheet2.$D$3]" office:value-type="float" office:value="238.750666666667" calcext:value-type="float">
            <text:p>238,750666666667</text:p>
          </table:table-cell>
          <table:table-cell table:formula="of:=[$Sheet2.B514]-[Sheet2.$D$8]" office:value-type="float" office:value="22.356" calcext:value-type="float">
            <text:p>22,356</text:p>
          </table:table-cell>
        </table:table-row>
        <table:table-row table:style-name="ro1">
          <table:table-cell table:formula="of:=[$Sheet2.A515]-[Sheet2.$D$3]" office:value-type="float" office:value="150.750666666667" calcext:value-type="float">
            <text:p>150,750666666667</text:p>
          </table:table-cell>
          <table:table-cell table:formula="of:=[$Sheet2.B515]-[Sheet2.$D$8]" office:value-type="float" office:value="18.356" calcext:value-type="float">
            <text:p>18,356</text:p>
          </table:table-cell>
        </table:table-row>
        <table:table-row table:style-name="ro1">
          <table:table-cell table:formula="of:=[$Sheet2.A516]-[Sheet2.$D$3]" office:value-type="float" office:value="87.7506666666666" calcext:value-type="float">
            <text:p>87,7506666666666</text:p>
          </table:table-cell>
          <table:table-cell table:formula="of:=[$Sheet2.B516]-[Sheet2.$D$8]" office:value-type="float" office:value="21.356" calcext:value-type="float">
            <text:p>21,356</text:p>
          </table:table-cell>
        </table:table-row>
        <table:table-row table:style-name="ro1">
          <table:table-cell table:formula="of:=[$Sheet2.A517]-[Sheet2.$D$3]" office:value-type="float" office:value="13.7506666666666" calcext:value-type="float">
            <text:p>13,7506666666666</text:p>
          </table:table-cell>
          <table:table-cell table:formula="of:=[$Sheet2.B517]-[Sheet2.$D$8]" office:value-type="float" office:value="16.356" calcext:value-type="float">
            <text:p>16,356</text:p>
          </table:table-cell>
        </table:table-row>
        <table:table-row table:style-name="ro1">
          <table:table-cell table:formula="of:=[$Sheet2.A518]-[Sheet2.$D$3]" office:value-type="float" office:value="-30.2493333333334" calcext:value-type="float">
            <text:p>-30,2493333333334</text:p>
          </table:table-cell>
          <table:table-cell table:formula="of:=[$Sheet2.B518]-[Sheet2.$D$8]" office:value-type="float" office:value="10.356" calcext:value-type="float">
            <text:p>10,356</text:p>
          </table:table-cell>
        </table:table-row>
        <table:table-row table:style-name="ro1">
          <table:table-cell table:formula="of:=[$Sheet2.A519]-[Sheet2.$D$3]" office:value-type="float" office:value="-126.249333333333" calcext:value-type="float">
            <text:p>-126,249333333333</text:p>
          </table:table-cell>
          <table:table-cell table:formula="of:=[$Sheet2.B519]-[Sheet2.$D$8]" office:value-type="float" office:value="21.356" calcext:value-type="float">
            <text:p>21,356</text:p>
          </table:table-cell>
        </table:table-row>
        <table:table-row table:style-name="ro1">
          <table:table-cell table:formula="of:=[$Sheet2.A520]-[Sheet2.$D$3]" office:value-type="float" office:value="-180.249333333333" calcext:value-type="float">
            <text:p>-180,249333333333</text:p>
          </table:table-cell>
          <table:table-cell table:formula="of:=[$Sheet2.B520]-[Sheet2.$D$8]" office:value-type="float" office:value="16.356" calcext:value-type="float">
            <text:p>16,356</text:p>
          </table:table-cell>
        </table:table-row>
        <table:table-row table:style-name="ro1">
          <table:table-cell table:formula="of:=[$Sheet2.A521]-[Sheet2.$D$3]" office:value-type="float" office:value="-222.249333333333" calcext:value-type="float">
            <text:p>-222,249333333333</text:p>
          </table:table-cell>
          <table:table-cell table:formula="of:=[$Sheet2.B521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22]-[Sheet2.$D$3]" office:value-type="float" office:value="-253.249333333333" calcext:value-type="float">
            <text:p>-253,249333333333</text:p>
          </table:table-cell>
          <table:table-cell table:formula="of:=[$Sheet2.B522]-[Sheet2.$D$8]" office:value-type="float" office:value="17.356" calcext:value-type="float">
            <text:p>17,356</text:p>
          </table:table-cell>
        </table:table-row>
        <table:table-row table:style-name="ro1">
          <table:table-cell table:formula="of:=[$Sheet2.A523]-[Sheet2.$D$3]" office:value-type="float" office:value="-287.249333333333" calcext:value-type="float">
            <text:p>-287,249333333333</text:p>
          </table:table-cell>
          <table:table-cell table:formula="of:=[$Sheet2.B523]-[Sheet2.$D$8]" office:value-type="float" office:value="18.356" calcext:value-type="float">
            <text:p>18,356</text:p>
          </table:table-cell>
        </table:table-row>
        <table:table-row table:style-name="ro1">
          <table:table-cell table:formula="of:=[$Sheet2.A524]-[Sheet2.$D$3]" office:value-type="float" office:value="-293.249333333333" calcext:value-type="float">
            <text:p>-293,249333333333</text:p>
          </table:table-cell>
          <table:table-cell table:formula="of:=[$Sheet2.B524]-[Sheet2.$D$8]" office:value-type="float" office:value="16.356" calcext:value-type="float">
            <text:p>16,356</text:p>
          </table:table-cell>
        </table:table-row>
        <table:table-row table:style-name="ro1">
          <table:table-cell table:formula="of:=[$Sheet2.A525]-[Sheet2.$D$3]" office:value-type="float" office:value="-346.249333333333" calcext:value-type="float">
            <text:p>-346,249333333333</text:p>
          </table:table-cell>
          <table:table-cell table:formula="of:=[$Sheet2.B525]-[Sheet2.$D$8]" office:value-type="float" office:value="18.356" calcext:value-type="float">
            <text:p>18,356</text:p>
          </table:table-cell>
        </table:table-row>
        <table:table-row table:style-name="ro1">
          <table:table-cell table:formula="of:=[$Sheet2.A526]-[Sheet2.$D$3]" office:value-type="float" office:value="-387.249333333333" calcext:value-type="float">
            <text:p>-387,249333333333</text:p>
          </table:table-cell>
          <table:table-cell table:formula="of:=[$Sheet2.B526]-[Sheet2.$D$8]" office:value-type="float" office:value="22.356" calcext:value-type="float">
            <text:p>22,356</text:p>
          </table:table-cell>
        </table:table-row>
        <table:table-row table:style-name="ro1">
          <table:table-cell table:formula="of:=[$Sheet2.A527]-[Sheet2.$D$3]" office:value-type="float" office:value="-369.249333333333" calcext:value-type="float">
            <text:p>-369,249333333333</text:p>
          </table:table-cell>
          <table:table-cell table:formula="of:=[$Sheet2.B527]-[Sheet2.$D$8]" office:value-type="float" office:value="28.356" calcext:value-type="float">
            <text:p>28,356</text:p>
          </table:table-cell>
        </table:table-row>
        <table:table-row table:style-name="ro1">
          <table:table-cell table:formula="of:=[$Sheet2.A528]-[Sheet2.$D$3]" office:value-type="float" office:value="-410.249333333333" calcext:value-type="float">
            <text:p>-410,249333333333</text:p>
          </table:table-cell>
          <table:table-cell table:formula="of:=[$Sheet2.B528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29]-[Sheet2.$D$3]" office:value-type="float" office:value="-396.249333333333" calcext:value-type="float">
            <text:p>-396,249333333333</text:p>
          </table:table-cell>
          <table:table-cell table:formula="of:=[$Sheet2.B529]-[Sheet2.$D$8]" office:value-type="float" office:value="16.356" calcext:value-type="float">
            <text:p>16,356</text:p>
          </table:table-cell>
        </table:table-row>
        <table:table-row table:style-name="ro1">
          <table:table-cell table:formula="of:=[$Sheet2.A530]-[Sheet2.$D$3]" office:value-type="float" office:value="-384.249333333333" calcext:value-type="float">
            <text:p>-384,249333333333</text:p>
          </table:table-cell>
          <table:table-cell table:formula="of:=[$Sheet2.B530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31]-[Sheet2.$D$3]" office:value-type="float" office:value="-374.249333333333" calcext:value-type="float">
            <text:p>-374,249333333333</text:p>
          </table:table-cell>
          <table:table-cell table:formula="of:=[$Sheet2.B531]-[Sheet2.$D$8]" office:value-type="float" office:value="24.356" calcext:value-type="float">
            <text:p>24,356</text:p>
          </table:table-cell>
        </table:table-row>
        <table:table-row table:style-name="ro1">
          <table:table-cell table:formula="of:=[$Sheet2.A532]-[Sheet2.$D$3]" office:value-type="float" office:value="-344.249333333333" calcext:value-type="float">
            <text:p>-344,249333333333</text:p>
          </table:table-cell>
          <table:table-cell table:formula="of:=[$Sheet2.B532]-[Sheet2.$D$8]" office:value-type="float" office:value="18.356" calcext:value-type="float">
            <text:p>18,356</text:p>
          </table:table-cell>
        </table:table-row>
        <table:table-row table:style-name="ro1">
          <table:table-cell table:formula="of:=[$Sheet2.A533]-[Sheet2.$D$3]" office:value-type="float" office:value="-211.249333333333" calcext:value-type="float">
            <text:p>-211,249333333333</text:p>
          </table:table-cell>
          <table:table-cell table:formula="of:=[$Sheet2.B533]-[Sheet2.$D$8]" office:value-type="float" office:value="17.356" calcext:value-type="float">
            <text:p>17,356</text:p>
          </table:table-cell>
        </table:table-row>
        <table:table-row table:style-name="ro1">
          <table:table-cell table:formula="of:=[$Sheet2.A534]-[Sheet2.$D$3]" office:value-type="float" office:value="-242.249333333333" calcext:value-type="float">
            <text:p>-242,249333333333</text:p>
          </table:table-cell>
          <table:table-cell table:formula="of:=[$Sheet2.B534]-[Sheet2.$D$8]" office:value-type="float" office:value="21.356" calcext:value-type="float">
            <text:p>21,356</text:p>
          </table:table-cell>
        </table:table-row>
        <table:table-row table:style-name="ro1">
          <table:table-cell table:formula="of:=[$Sheet2.A535]-[Sheet2.$D$3]" office:value-type="float" office:value="-257.249333333333" calcext:value-type="float">
            <text:p>-257,249333333333</text:p>
          </table:table-cell>
          <table:table-cell table:formula="of:=[$Sheet2.B535]-[Sheet2.$D$8]" office:value-type="float" office:value="17.356" calcext:value-type="float">
            <text:p>17,356</text:p>
          </table:table-cell>
        </table:table-row>
        <table:table-row table:style-name="ro1">
          <table:table-cell table:formula="of:=[$Sheet2.A536]-[Sheet2.$D$3]" office:value-type="float" office:value="-177.249333333333" calcext:value-type="float">
            <text:p>-177,249333333333</text:p>
          </table:table-cell>
          <table:table-cell table:formula="of:=[$Sheet2.B536]-[Sheet2.$D$8]" office:value-type="float" office:value="19.356" calcext:value-type="float">
            <text:p>19,356</text:p>
          </table:table-cell>
        </table:table-row>
        <table:table-row table:style-name="ro1">
          <table:table-cell table:formula="of:=[$Sheet2.A537]-[Sheet2.$D$3]" office:value-type="float" office:value="-160.249333333333" calcext:value-type="float">
            <text:p>-160,249333333333</text:p>
          </table:table-cell>
          <table:table-cell table:formula="of:=[$Sheet2.B537]-[Sheet2.$D$8]" office:value-type="float" office:value="-3.64400000000001" calcext:value-type="float">
            <text:p>-3,64400000000001</text:p>
          </table:table-cell>
        </table:table-row>
        <table:table-row table:style-name="ro1">
          <table:table-cell table:formula="of:=[$Sheet2.A538]-[Sheet2.$D$3]" office:value-type="float" office:value="-94.2493333333334" calcext:value-type="float">
            <text:p>-94,2493333333334</text:p>
          </table:table-cell>
          <table:table-cell table:formula="of:=[$Sheet2.B538]-[Sheet2.$D$8]" office:value-type="float" office:value="27.356" calcext:value-type="float">
            <text:p>27,356</text:p>
          </table:table-cell>
        </table:table-row>
        <table:table-row table:style-name="ro1">
          <table:table-cell table:formula="of:=[$Sheet2.A539]-[Sheet2.$D$3]" office:value-type="float" office:value="-55.2493333333334" calcext:value-type="float">
            <text:p>-55,2493333333334</text:p>
          </table:table-cell>
          <table:table-cell table:formula="of:=[$Sheet2.B539]-[Sheet2.$D$8]" office:value-type="float" office:value="19.356" calcext:value-type="float">
            <text:p>19,356</text:p>
          </table:table-cell>
        </table:table-row>
        <table:table-row table:style-name="ro1">
          <table:table-cell table:formula="of:=[$Sheet2.A540]-[Sheet2.$D$3]" office:value-type="float" office:value="24.7506666666666" calcext:value-type="float">
            <text:p>24,7506666666666</text:p>
          </table:table-cell>
          <table:table-cell table:formula="of:=[$Sheet2.B540]-[Sheet2.$D$8]" office:value-type="float" office:value="15.356" calcext:value-type="float">
            <text:p>15,356</text:p>
          </table:table-cell>
        </table:table-row>
        <table:table-row table:style-name="ro1">
          <table:table-cell table:formula="of:=[$Sheet2.A541]-[Sheet2.$D$3]" office:value-type="float" office:value="66.7506666666666" calcext:value-type="float">
            <text:p>66,7506666666666</text:p>
          </table:table-cell>
          <table:table-cell table:formula="of:=[$Sheet2.B541]-[Sheet2.$D$8]" office:value-type="float" office:value="16.356" calcext:value-type="float">
            <text:p>16,356</text:p>
          </table:table-cell>
        </table:table-row>
        <table:table-row table:style-name="ro1">
          <table:table-cell table:formula="of:=[$Sheet2.A542]-[Sheet2.$D$3]" office:value-type="float" office:value="89.7506666666666" calcext:value-type="float">
            <text:p>89,7506666666666</text:p>
          </table:table-cell>
          <table:table-cell table:formula="of:=[$Sheet2.B542]-[Sheet2.$D$8]" office:value-type="float" office:value="19.356" calcext:value-type="float">
            <text:p>19,356</text:p>
          </table:table-cell>
        </table:table-row>
        <table:table-row table:style-name="ro1">
          <table:table-cell table:formula="of:=[$Sheet2.A543]-[Sheet2.$D$3]" office:value-type="float" office:value="134.750666666667" calcext:value-type="float">
            <text:p>134,750666666667</text:p>
          </table:table-cell>
          <table:table-cell table:formula="of:=[$Sheet2.B543]-[Sheet2.$D$8]" office:value-type="float" office:value="17.356" calcext:value-type="float">
            <text:p>17,356</text:p>
          </table:table-cell>
        </table:table-row>
        <table:table-row table:style-name="ro1">
          <table:table-cell table:formula="of:=[$Sheet2.A544]-[Sheet2.$D$3]" office:value-type="float" office:value="187.750666666667" calcext:value-type="float">
            <text:p>187,750666666667</text:p>
          </table:table-cell>
          <table:table-cell table:formula="of:=[$Sheet2.B544]-[Sheet2.$D$8]" office:value-type="float" office:value="21.356" calcext:value-type="float">
            <text:p>21,356</text:p>
          </table:table-cell>
        </table:table-row>
        <table:table-row table:style-name="ro1">
          <table:table-cell table:formula="of:=[$Sheet2.A545]-[Sheet2.$D$3]" office:value-type="float" office:value="292.750666666667" calcext:value-type="float">
            <text:p>292,750666666667</text:p>
          </table:table-cell>
          <table:table-cell table:formula="of:=[$Sheet2.B545]-[Sheet2.$D$8]" office:value-type="float" office:value="22.356" calcext:value-type="float">
            <text:p>22,356</text:p>
          </table:table-cell>
        </table:table-row>
        <table:table-row table:style-name="ro1">
          <table:table-cell table:formula="of:=[$Sheet2.A546]-[Sheet2.$D$3]" office:value-type="float" office:value="310.750666666667" calcext:value-type="float">
            <text:p>310,750666666667</text:p>
          </table:table-cell>
          <table:table-cell table:formula="of:=[$Sheet2.B546]-[Sheet2.$D$8]" office:value-type="float" office:value="26.356" calcext:value-type="float">
            <text:p>26,356</text:p>
          </table:table-cell>
        </table:table-row>
        <table:table-row table:style-name="ro1">
          <table:table-cell table:formula="of:=[$Sheet2.A547]-[Sheet2.$D$3]" office:value-type="float" office:value="355.750666666667" calcext:value-type="float">
            <text:p>355,750666666667</text:p>
          </table:table-cell>
          <table:table-cell table:formula="of:=[$Sheet2.B547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48]-[Sheet2.$D$3]" office:value-type="float" office:value="366.750666666667" calcext:value-type="float">
            <text:p>366,750666666667</text:p>
          </table:table-cell>
          <table:table-cell table:formula="of:=[$Sheet2.B548]-[Sheet2.$D$8]" office:value-type="float" office:value="32.356" calcext:value-type="float">
            <text:p>32,356</text:p>
          </table:table-cell>
        </table:table-row>
        <table:table-row table:style-name="ro1">
          <table:table-cell table:formula="of:=[$Sheet2.A549]-[Sheet2.$D$3]" office:value-type="float" office:value="412.750666666667" calcext:value-type="float">
            <text:p>412,750666666667</text:p>
          </table:table-cell>
          <table:table-cell table:formula="of:=[$Sheet2.B549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50]-[Sheet2.$D$3]" office:value-type="float" office:value="439.750666666667" calcext:value-type="float">
            <text:p>439,750666666667</text:p>
          </table:table-cell>
          <table:table-cell table:formula="of:=[$Sheet2.B550]-[Sheet2.$D$8]" office:value-type="float" office:value="15.356" calcext:value-type="float">
            <text:p>15,356</text:p>
          </table:table-cell>
        </table:table-row>
        <table:table-row table:style-name="ro1">
          <table:table-cell table:formula="of:=[$Sheet2.A551]-[Sheet2.$D$3]" office:value-type="float" office:value="443.750666666667" calcext:value-type="float">
            <text:p>443,750666666667</text:p>
          </table:table-cell>
          <table:table-cell table:formula="of:=[$Sheet2.B551]-[Sheet2.$D$8]" office:value-type="float" office:value="18.356" calcext:value-type="float">
            <text:p>18,356</text:p>
          </table:table-cell>
        </table:table-row>
        <table:table-row table:style-name="ro1">
          <table:table-cell table:formula="of:=[$Sheet2.A552]-[Sheet2.$D$3]" office:value-type="float" office:value="435.750666666667" calcext:value-type="float">
            <text:p>435,750666666667</text:p>
          </table:table-cell>
          <table:table-cell table:formula="of:=[$Sheet2.B552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53]-[Sheet2.$D$3]" office:value-type="float" office:value="424.750666666667" calcext:value-type="float">
            <text:p>424,750666666667</text:p>
          </table:table-cell>
          <table:table-cell table:formula="of:=[$Sheet2.B553]-[Sheet2.$D$8]" office:value-type="float" office:value="23.356" calcext:value-type="float">
            <text:p>23,356</text:p>
          </table:table-cell>
        </table:table-row>
        <table:table-row table:style-name="ro1">
          <table:table-cell table:formula="of:=[$Sheet2.A554]-[Sheet2.$D$3]" office:value-type="float" office:value="388.750666666667" calcext:value-type="float">
            <text:p>388,750666666667</text:p>
          </table:table-cell>
          <table:table-cell table:formula="of:=[$Sheet2.B554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55]-[Sheet2.$D$3]" office:value-type="float" office:value="345.750666666667" calcext:value-type="float">
            <text:p>345,750666666667</text:p>
          </table:table-cell>
          <table:table-cell table:formula="of:=[$Sheet2.B555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56]-[Sheet2.$D$3]" office:value-type="float" office:value="309.750666666667" calcext:value-type="float">
            <text:p>309,750666666667</text:p>
          </table:table-cell>
          <table:table-cell table:formula="of:=[$Sheet2.B556]-[Sheet2.$D$8]" office:value-type="float" office:value="23.356" calcext:value-type="float">
            <text:p>23,356</text:p>
          </table:table-cell>
        </table:table-row>
        <table:table-row table:style-name="ro1">
          <table:table-cell table:formula="of:=[$Sheet2.A557]-[Sheet2.$D$3]" office:value-type="float" office:value="274.750666666667" calcext:value-type="float">
            <text:p>274,750666666667</text:p>
          </table:table-cell>
          <table:table-cell table:formula="of:=[$Sheet2.B557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58]-[Sheet2.$D$3]" office:value-type="float" office:value="230.750666666667" calcext:value-type="float">
            <text:p>230,750666666667</text:p>
          </table:table-cell>
          <table:table-cell table:formula="of:=[$Sheet2.B558]-[Sheet2.$D$8]" office:value-type="float" office:value="24.356" calcext:value-type="float">
            <text:p>24,356</text:p>
          </table:table-cell>
        </table:table-row>
        <table:table-row table:style-name="ro1">
          <table:table-cell table:formula="of:=[$Sheet2.A559]-[Sheet2.$D$3]" office:value-type="float" office:value="190.750666666667" calcext:value-type="float">
            <text:p>190,750666666667</text:p>
          </table:table-cell>
          <table:table-cell table:formula="of:=[$Sheet2.B559]-[Sheet2.$D$8]" office:value-type="float" office:value="21.356" calcext:value-type="float">
            <text:p>21,356</text:p>
          </table:table-cell>
        </table:table-row>
        <table:table-row table:style-name="ro1">
          <table:table-cell table:formula="of:=[$Sheet2.A560]-[Sheet2.$D$3]" office:value-type="float" office:value="161.750666666667" calcext:value-type="float">
            <text:p>161,750666666667</text:p>
          </table:table-cell>
          <table:table-cell table:formula="of:=[$Sheet2.B560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61]-[Sheet2.$D$3]" office:value-type="float" office:value="102.750666666667" calcext:value-type="float">
            <text:p>102,750666666667</text:p>
          </table:table-cell>
          <table:table-cell table:formula="of:=[$Sheet2.B561]-[Sheet2.$D$8]" office:value-type="float" office:value="18.356" calcext:value-type="float">
            <text:p>18,356</text:p>
          </table:table-cell>
        </table:table-row>
        <table:table-row table:style-name="ro1">
          <table:table-cell table:formula="of:=[$Sheet2.A562]-[Sheet2.$D$3]" office:value-type="float" office:value="56.7506666666666" calcext:value-type="float">
            <text:p>56,7506666666666</text:p>
          </table:table-cell>
          <table:table-cell table:formula="of:=[$Sheet2.B562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63]-[Sheet2.$D$3]" office:value-type="float" office:value="-22.2493333333334" calcext:value-type="float">
            <text:p>-22,2493333333334</text:p>
          </table:table-cell>
          <table:table-cell table:formula="of:=[$Sheet2.B563]-[Sheet2.$D$8]" office:value-type="float" office:value="17.356" calcext:value-type="float">
            <text:p>17,356</text:p>
          </table:table-cell>
        </table:table-row>
        <table:table-row table:style-name="ro1">
          <table:table-cell table:formula="of:=[$Sheet2.A564]-[Sheet2.$D$3]" office:value-type="float" office:value="-78.2493333333334" calcext:value-type="float">
            <text:p>-78,2493333333334</text:p>
          </table:table-cell>
          <table:table-cell table:formula="of:=[$Sheet2.B564]-[Sheet2.$D$8]" office:value-type="float" office:value="16.356" calcext:value-type="float">
            <text:p>16,356</text:p>
          </table:table-cell>
        </table:table-row>
        <table:table-row table:style-name="ro1">
          <table:table-cell table:formula="of:=[$Sheet2.A565]-[Sheet2.$D$3]" office:value-type="float" office:value="-162.249333333333" calcext:value-type="float">
            <text:p>-162,249333333333</text:p>
          </table:table-cell>
          <table:table-cell table:formula="of:=[$Sheet2.B565]-[Sheet2.$D$8]" office:value-type="float" office:value="18.356" calcext:value-type="float">
            <text:p>18,356</text:p>
          </table:table-cell>
        </table:table-row>
        <table:table-row table:style-name="ro1">
          <table:table-cell table:formula="of:=[$Sheet2.A566]-[Sheet2.$D$3]" office:value-type="float" office:value="-206.249333333333" calcext:value-type="float">
            <text:p>-206,249333333333</text:p>
          </table:table-cell>
          <table:table-cell table:formula="of:=[$Sheet2.B566]-[Sheet2.$D$8]" office:value-type="float" office:value="24.356" calcext:value-type="float">
            <text:p>24,356</text:p>
          </table:table-cell>
        </table:table-row>
        <table:table-row table:style-name="ro1">
          <table:table-cell table:formula="of:=[$Sheet2.A567]-[Sheet2.$D$3]" office:value-type="float" office:value="-248.249333333333" calcext:value-type="float">
            <text:p>-248,249333333333</text:p>
          </table:table-cell>
          <table:table-cell table:formula="of:=[$Sheet2.B567]-[Sheet2.$D$8]" office:value-type="float" office:value="18.356" calcext:value-type="float">
            <text:p>18,356</text:p>
          </table:table-cell>
        </table:table-row>
        <table:table-row table:style-name="ro1">
          <table:table-cell table:formula="of:=[$Sheet2.A568]-[Sheet2.$D$3]" office:value-type="float" office:value="-283.249333333333" calcext:value-type="float">
            <text:p>-283,249333333333</text:p>
          </table:table-cell>
          <table:table-cell table:formula="of:=[$Sheet2.B568]-[Sheet2.$D$8]" office:value-type="float" office:value="16.356" calcext:value-type="float">
            <text:p>16,356</text:p>
          </table:table-cell>
        </table:table-row>
        <table:table-row table:style-name="ro1">
          <table:table-cell table:formula="of:=[$Sheet2.A569]-[Sheet2.$D$3]" office:value-type="float" office:value="-291.249333333333" calcext:value-type="float">
            <text:p>-291,249333333333</text:p>
          </table:table-cell>
          <table:table-cell table:formula="of:=[$Sheet2.B569]-[Sheet2.$D$8]" office:value-type="float" office:value="12.356" calcext:value-type="float">
            <text:p>12,356</text:p>
          </table:table-cell>
        </table:table-row>
        <table:table-row table:style-name="ro1">
          <table:table-cell table:formula="of:=[$Sheet2.A570]-[Sheet2.$D$3]" office:value-type="float" office:value="-323.249333333333" calcext:value-type="float">
            <text:p>-323,249333333333</text:p>
          </table:table-cell>
          <table:table-cell table:formula="of:=[$Sheet2.B570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71]-[Sheet2.$D$3]" office:value-type="float" office:value="-340.249333333333" calcext:value-type="float">
            <text:p>-340,249333333333</text:p>
          </table:table-cell>
          <table:table-cell table:formula="of:=[$Sheet2.B571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72]-[Sheet2.$D$3]" office:value-type="float" office:value="-347.249333333333" calcext:value-type="float">
            <text:p>-347,249333333333</text:p>
          </table:table-cell>
          <table:table-cell table:formula="of:=[$Sheet2.B572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73]-[Sheet2.$D$3]" office:value-type="float" office:value="-415.249333333333" calcext:value-type="float">
            <text:p>-415,249333333333</text:p>
          </table:table-cell>
          <table:table-cell table:formula="of:=[$Sheet2.B573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74]-[Sheet2.$D$3]" office:value-type="float" office:value="-391.249333333333" calcext:value-type="float">
            <text:p>-391,249333333333</text:p>
          </table:table-cell>
          <table:table-cell table:formula="of:=[$Sheet2.B574]-[Sheet2.$D$8]" office:value-type="float" office:value="18.356" calcext:value-type="float">
            <text:p>18,356</text:p>
          </table:table-cell>
        </table:table-row>
        <table:table-row table:style-name="ro1">
          <table:table-cell table:formula="of:=[$Sheet2.A575]-[Sheet2.$D$3]" office:value-type="float" office:value="-382.249333333333" calcext:value-type="float">
            <text:p>-382,249333333333</text:p>
          </table:table-cell>
          <table:table-cell table:formula="of:=[$Sheet2.B575]-[Sheet2.$D$8]" office:value-type="float" office:value="17.356" calcext:value-type="float">
            <text:p>17,356</text:p>
          </table:table-cell>
        </table:table-row>
        <table:table-row table:style-name="ro1">
          <table:table-cell table:formula="of:=[$Sheet2.A576]-[Sheet2.$D$3]" office:value-type="float" office:value="-379.249333333333" calcext:value-type="float">
            <text:p>-379,249333333333</text:p>
          </table:table-cell>
          <table:table-cell table:formula="of:=[$Sheet2.B576]-[Sheet2.$D$8]" office:value-type="float" office:value="18.356" calcext:value-type="float">
            <text:p>18,356</text:p>
          </table:table-cell>
        </table:table-row>
        <table:table-row table:style-name="ro1">
          <table:table-cell table:formula="of:=[$Sheet2.A577]-[Sheet2.$D$3]" office:value-type="float" office:value="-261.249333333333" calcext:value-type="float">
            <text:p>-261,249333333333</text:p>
          </table:table-cell>
          <table:table-cell table:formula="of:=[$Sheet2.B577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78]-[Sheet2.$D$3]" office:value-type="float" office:value="-299.249333333333" calcext:value-type="float">
            <text:p>-299,249333333333</text:p>
          </table:table-cell>
          <table:table-cell table:formula="of:=[$Sheet2.B578]-[Sheet2.$D$8]" office:value-type="float" office:value="19.356" calcext:value-type="float">
            <text:p>19,356</text:p>
          </table:table-cell>
        </table:table-row>
        <table:table-row table:style-name="ro1">
          <table:table-cell table:formula="of:=[$Sheet2.A579]-[Sheet2.$D$3]" office:value-type="float" office:value="-315.249333333333" calcext:value-type="float">
            <text:p>-315,249333333333</text:p>
          </table:table-cell>
          <table:table-cell table:formula="of:=[$Sheet2.B579]-[Sheet2.$D$8]" office:value-type="float" office:value="8.35599999999999" calcext:value-type="float">
            <text:p>8,35599999999999</text:p>
          </table:table-cell>
        </table:table-row>
        <table:table-row table:style-name="ro1">
          <table:table-cell table:formula="of:=[$Sheet2.A580]-[Sheet2.$D$3]" office:value-type="float" office:value="-308.249333333333" calcext:value-type="float">
            <text:p>-308,249333333333</text:p>
          </table:table-cell>
          <table:table-cell table:formula="of:=[$Sheet2.B580]-[Sheet2.$D$8]" office:value-type="float" office:value="29.356" calcext:value-type="float">
            <text:p>29,356</text:p>
          </table:table-cell>
        </table:table-row>
        <table:table-row table:style-name="ro1">
          <table:table-cell table:formula="of:=[$Sheet2.A581]-[Sheet2.$D$3]" office:value-type="float" office:value="-257.249333333333" calcext:value-type="float">
            <text:p>-257,249333333333</text:p>
          </table:table-cell>
          <table:table-cell table:formula="of:=[$Sheet2.B581]-[Sheet2.$D$8]" office:value-type="float" office:value="14.356" calcext:value-type="float">
            <text:p>14,356</text:p>
          </table:table-cell>
        </table:table-row>
        <table:table-row table:style-name="ro1">
          <table:table-cell table:formula="of:=[$Sheet2.A582]-[Sheet2.$D$3]" office:value-type="float" office:value="-166.249333333333" calcext:value-type="float">
            <text:p>-166,249333333333</text:p>
          </table:table-cell>
          <table:table-cell table:formula="of:=[$Sheet2.B582]-[Sheet2.$D$8]" office:value-type="float" office:value="14.356" calcext:value-type="float">
            <text:p>14,356</text:p>
          </table:table-cell>
        </table:table-row>
        <table:table-row table:style-name="ro1">
          <table:table-cell table:formula="of:=[$Sheet2.A583]-[Sheet2.$D$3]" office:value-type="float" office:value="-130.249333333333" calcext:value-type="float">
            <text:p>-130,249333333333</text:p>
          </table:table-cell>
          <table:table-cell table:formula="of:=[$Sheet2.B583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84]-[Sheet2.$D$3]" office:value-type="float" office:value="-53.2493333333334" calcext:value-type="float">
            <text:p>-53,2493333333334</text:p>
          </table:table-cell>
          <table:table-cell table:formula="of:=[$Sheet2.B584]-[Sheet2.$D$8]" office:value-type="float" office:value="19.356" calcext:value-type="float">
            <text:p>19,356</text:p>
          </table:table-cell>
        </table:table-row>
        <table:table-row table:style-name="ro1">
          <table:table-cell table:formula="of:=[$Sheet2.A585]-[Sheet2.$D$3]" office:value-type="float" office:value="-18.2493333333334" calcext:value-type="float">
            <text:p>-18,2493333333334</text:p>
          </table:table-cell>
          <table:table-cell table:formula="of:=[$Sheet2.B585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86]-[Sheet2.$D$3]" office:value-type="float" office:value="54.7506666666666" calcext:value-type="float">
            <text:p>54,7506666666666</text:p>
          </table:table-cell>
          <table:table-cell table:formula="of:=[$Sheet2.B586]-[Sheet2.$D$8]" office:value-type="float" office:value="17.356" calcext:value-type="float">
            <text:p>17,356</text:p>
          </table:table-cell>
        </table:table-row>
        <table:table-row table:style-name="ro1">
          <table:table-cell table:formula="of:=[$Sheet2.A587]-[Sheet2.$D$3]" office:value-type="float" office:value="78.7506666666666" calcext:value-type="float">
            <text:p>78,7506666666666</text:p>
          </table:table-cell>
          <table:table-cell table:formula="of:=[$Sheet2.B587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88]-[Sheet2.$D$3]" office:value-type="float" office:value="117.750666666667" calcext:value-type="float">
            <text:p>117,750666666667</text:p>
          </table:table-cell>
          <table:table-cell table:formula="of:=[$Sheet2.B588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89]-[Sheet2.$D$3]" office:value-type="float" office:value="166.750666666667" calcext:value-type="float">
            <text:p>166,750666666667</text:p>
          </table:table-cell>
          <table:table-cell table:formula="of:=[$Sheet2.B589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90]-[Sheet2.$D$3]" office:value-type="float" office:value="249.750666666667" calcext:value-type="float">
            <text:p>249,750666666667</text:p>
          </table:table-cell>
          <table:table-cell table:formula="of:=[$Sheet2.B590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91]-[Sheet2.$D$3]" office:value-type="float" office:value="290.750666666667" calcext:value-type="float">
            <text:p>290,750666666667</text:p>
          </table:table-cell>
          <table:table-cell table:formula="of:=[$Sheet2.B591]-[Sheet2.$D$8]" office:value-type="float" office:value="10.356" calcext:value-type="float">
            <text:p>10,356</text:p>
          </table:table-cell>
        </table:table-row>
        <table:table-row table:style-name="ro1">
          <table:table-cell table:formula="of:=[$Sheet2.A592]-[Sheet2.$D$3]" office:value-type="float" office:value="341.750666666667" calcext:value-type="float">
            <text:p>341,750666666667</text:p>
          </table:table-cell>
          <table:table-cell table:formula="of:=[$Sheet2.B592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93]-[Sheet2.$D$3]" office:value-type="float" office:value="360.750666666667" calcext:value-type="float">
            <text:p>360,750666666667</text:p>
          </table:table-cell>
          <table:table-cell table:formula="of:=[$Sheet2.B593]-[Sheet2.$D$8]" office:value-type="float" office:value="22.356" calcext:value-type="float">
            <text:p>22,356</text:p>
          </table:table-cell>
        </table:table-row>
        <table:table-row table:style-name="ro1">
          <table:table-cell table:formula="of:=[$Sheet2.A594]-[Sheet2.$D$3]" office:value-type="float" office:value="391.750666666667" calcext:value-type="float">
            <text:p>391,750666666667</text:p>
          </table:table-cell>
          <table:table-cell table:formula="of:=[$Sheet2.B594]-[Sheet2.$D$8]" office:value-type="float" office:value="22.356" calcext:value-type="float">
            <text:p>22,356</text:p>
          </table:table-cell>
        </table:table-row>
        <table:table-row table:style-name="ro1">
          <table:table-cell table:formula="of:=[$Sheet2.A595]-[Sheet2.$D$3]" office:value-type="float" office:value="375.750666666667" calcext:value-type="float">
            <text:p>375,750666666667</text:p>
          </table:table-cell>
          <table:table-cell table:formula="of:=[$Sheet2.B595]-[Sheet2.$D$8]" office:value-type="float" office:value="21.356" calcext:value-type="float">
            <text:p>21,356</text:p>
          </table:table-cell>
        </table:table-row>
        <table:table-row table:style-name="ro1">
          <table:table-cell table:formula="of:=[$Sheet2.A596]-[Sheet2.$D$3]" office:value-type="float" office:value="407.750666666667" calcext:value-type="float">
            <text:p>407,750666666667</text:p>
          </table:table-cell>
          <table:table-cell table:formula="of:=[$Sheet2.B596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97]-[Sheet2.$D$3]" office:value-type="float" office:value="403.750666666667" calcext:value-type="float">
            <text:p>403,750666666667</text:p>
          </table:table-cell>
          <table:table-cell table:formula="of:=[$Sheet2.B597]-[Sheet2.$D$8]" office:value-type="float" office:value="21.356" calcext:value-type="float">
            <text:p>21,356</text:p>
          </table:table-cell>
        </table:table-row>
        <table:table-row table:style-name="ro1">
          <table:table-cell table:formula="of:=[$Sheet2.A598]-[Sheet2.$D$3]" office:value-type="float" office:value="387.750666666667" calcext:value-type="float">
            <text:p>387,750666666667</text:p>
          </table:table-cell>
          <table:table-cell table:formula="of:=[$Sheet2.B598]-[Sheet2.$D$8]" office:value-type="float" office:value="15.356" calcext:value-type="float">
            <text:p>15,356</text:p>
          </table:table-cell>
        </table:table-row>
        <table:table-row table:style-name="ro1">
          <table:table-cell table:formula="of:=[$Sheet2.A599]-[Sheet2.$D$3]" office:value-type="float" office:value="361.750666666667" calcext:value-type="float">
            <text:p>361,750666666667</text:p>
          </table:table-cell>
          <table:table-cell table:formula="of:=[$Sheet2.B599]-[Sheet2.$D$8]" office:value-type="float" office:value="13.356" calcext:value-type="float">
            <text:p>13,356</text:p>
          </table:table-cell>
        </table:table-row>
        <table:table-row table:style-name="ro1">
          <table:table-cell table:formula="of:=[$Sheet2.A600]-[Sheet2.$D$3]" office:value-type="float" office:value="335.750666666667" calcext:value-type="float">
            <text:p>335,750666666667</text:p>
          </table:table-cell>
          <table:table-cell table:formula="of:=[$Sheet2.B600]-[Sheet2.$D$8]" office:value-type="float" office:value="13.356" calcext:value-type="float">
            <text:p>13,356</text:p>
          </table:table-cell>
        </table:table-row>
        <table:table-row table:style-name="ro1">
          <table:table-cell table:formula="of:=[$Sheet2.A601]-[Sheet2.$D$3]" office:value-type="float" office:value="310.750666666667" calcext:value-type="float">
            <text:p>310,750666666667</text:p>
          </table:table-cell>
          <table:table-cell table:formula="of:=[$Sheet2.B601]-[Sheet2.$D$8]" office:value-type="float" office:value="22.356" calcext:value-type="float">
            <text:p>22,356</text:p>
          </table:table-cell>
        </table:table-row>
        <table:table-row table:style-name="ro1">
          <table:table-cell table:formula="of:=[$Sheet2.A602]-[Sheet2.$D$3]" office:value-type="float" office:value="336.750666666667" calcext:value-type="float">
            <text:p>336,750666666667</text:p>
          </table:table-cell>
          <table:table-cell table:formula="of:=[$Sheet2.B602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03]-[Sheet2.$D$3]" office:value-type="float" office:value="323.750666666667" calcext:value-type="float">
            <text:p>323,750666666667</text:p>
          </table:table-cell>
          <table:table-cell table:formula="of:=[$Sheet2.B603]-[Sheet2.$D$8]" office:value-type="float" office:value="18.356" calcext:value-type="float">
            <text:p>18,356</text:p>
          </table:table-cell>
        </table:table-row>
        <table:table-row table:style-name="ro1">
          <table:table-cell table:formula="of:=[$Sheet2.A604]-[Sheet2.$D$3]" office:value-type="float" office:value="269.750666666667" calcext:value-type="float">
            <text:p>269,750666666667</text:p>
          </table:table-cell>
          <table:table-cell table:formula="of:=[$Sheet2.B604]-[Sheet2.$D$8]" office:value-type="float" office:value="19.356" calcext:value-type="float">
            <text:p>19,356</text:p>
          </table:table-cell>
        </table:table-row>
        <table:table-row table:style-name="ro1">
          <table:table-cell table:formula="of:=[$Sheet2.A605]-[Sheet2.$D$3]" office:value-type="float" office:value="217.750666666667" calcext:value-type="float">
            <text:p>217,750666666667</text:p>
          </table:table-cell>
          <table:table-cell table:formula="of:=[$Sheet2.B605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06]-[Sheet2.$D$3]" office:value-type="float" office:value="144.750666666667" calcext:value-type="float">
            <text:p>144,750666666667</text:p>
          </table:table-cell>
          <table:table-cell table:formula="of:=[$Sheet2.B606]-[Sheet2.$D$8]" office:value-type="float" office:value="22.356" calcext:value-type="float">
            <text:p>22,356</text:p>
          </table:table-cell>
        </table:table-row>
        <table:table-row table:style-name="ro1">
          <table:table-cell table:formula="of:=[$Sheet2.A607]-[Sheet2.$D$3]" office:value-type="float" office:value="49.7506666666666" calcext:value-type="float">
            <text:p>49,7506666666666</text:p>
          </table:table-cell>
          <table:table-cell table:formula="of:=[$Sheet2.B607]-[Sheet2.$D$8]" office:value-type="float" office:value="18.356" calcext:value-type="float">
            <text:p>18,356</text:p>
          </table:table-cell>
        </table:table-row>
        <table:table-row table:style-name="ro1">
          <table:table-cell table:formula="of:=[$Sheet2.A608]-[Sheet2.$D$3]" office:value-type="float" office:value="-4.24933333333343" calcext:value-type="float">
            <text:p>-4,24933333333343</text:p>
          </table:table-cell>
          <table:table-cell table:formula="of:=[$Sheet2.B608]-[Sheet2.$D$8]" office:value-type="float" office:value="17.356" calcext:value-type="float">
            <text:p>17,356</text:p>
          </table:table-cell>
        </table:table-row>
        <table:table-row table:style-name="ro1">
          <table:table-cell table:formula="of:=[$Sheet2.A609]-[Sheet2.$D$3]" office:value-type="float" office:value="-96.2493333333334" calcext:value-type="float">
            <text:p>-96,2493333333334</text:p>
          </table:table-cell>
          <table:table-cell table:formula="of:=[$Sheet2.B609]-[Sheet2.$D$8]" office:value-type="float" office:value="18.356" calcext:value-type="float">
            <text:p>18,356</text:p>
          </table:table-cell>
        </table:table-row>
        <table:table-row table:style-name="ro1">
          <table:table-cell table:formula="of:=[$Sheet2.A610]-[Sheet2.$D$3]" office:value-type="float" office:value="-131.249333333333" calcext:value-type="float">
            <text:p>-131,249333333333</text:p>
          </table:table-cell>
          <table:table-cell table:formula="of:=[$Sheet2.B610]-[Sheet2.$D$8]" office:value-type="float" office:value="-0.644000000000005" calcext:value-type="float">
            <text:p>-0,644000000000005</text:p>
          </table:table-cell>
        </table:table-row>
        <table:table-row table:style-name="ro1">
          <table:table-cell table:formula="of:=[$Sheet2.A611]-[Sheet2.$D$3]" office:value-type="float" office:value="-194.249333333333" calcext:value-type="float">
            <text:p>-194,249333333333</text:p>
          </table:table-cell>
          <table:table-cell table:formula="of:=[$Sheet2.B611]-[Sheet2.$D$8]" office:value-type="float" office:value="9.35599999999999" calcext:value-type="float">
            <text:p>9,35599999999999</text:p>
          </table:table-cell>
        </table:table-row>
        <table:table-row table:style-name="ro1">
          <table:table-cell table:formula="of:=[$Sheet2.A612]-[Sheet2.$D$3]" office:value-type="float" office:value="-236.249333333333" calcext:value-type="float">
            <text:p>-236,249333333333</text:p>
          </table:table-cell>
          <table:table-cell table:formula="of:=[$Sheet2.B612]-[Sheet2.$D$8]" office:value-type="float" office:value="19.356" calcext:value-type="float">
            <text:p>19,356</text:p>
          </table:table-cell>
        </table:table-row>
        <table:table-row table:style-name="ro1">
          <table:table-cell table:formula="of:=[$Sheet2.A613]-[Sheet2.$D$3]" office:value-type="float" office:value="-255.249333333333" calcext:value-type="float">
            <text:p>-255,249333333333</text:p>
          </table:table-cell>
          <table:table-cell table:formula="of:=[$Sheet2.B613]-[Sheet2.$D$8]" office:value-type="float" office:value="16.356" calcext:value-type="float">
            <text:p>16,356</text:p>
          </table:table-cell>
        </table:table-row>
        <table:table-row table:style-name="ro1">
          <table:table-cell table:formula="of:=[$Sheet2.A614]-[Sheet2.$D$3]" office:value-type="float" office:value="-279.249333333333" calcext:value-type="float">
            <text:p>-279,249333333333</text:p>
          </table:table-cell>
          <table:table-cell table:formula="of:=[$Sheet2.B614]-[Sheet2.$D$8]" office:value-type="float" office:value="16.356" calcext:value-type="float">
            <text:p>16,356</text:p>
          </table:table-cell>
        </table:table-row>
        <table:table-row table:style-name="ro1">
          <table:table-cell table:formula="of:=[$Sheet2.A615]-[Sheet2.$D$3]" office:value-type="float" office:value="-316.249333333333" calcext:value-type="float">
            <text:p>-316,249333333333</text:p>
          </table:table-cell>
          <table:table-cell table:formula="of:=[$Sheet2.B615]-[Sheet2.$D$8]" office:value-type="float" office:value="19.356" calcext:value-type="float">
            <text:p>19,356</text:p>
          </table:table-cell>
        </table:table-row>
        <table:table-row table:style-name="ro1">
          <table:table-cell table:formula="of:=[$Sheet2.A616]-[Sheet2.$D$3]" office:value-type="float" office:value="-333.249333333333" calcext:value-type="float">
            <text:p>-333,249333333333</text:p>
          </table:table-cell>
          <table:table-cell table:formula="of:=[$Sheet2.B616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17]-[Sheet2.$D$3]" office:value-type="float" office:value="-338.249333333333" calcext:value-type="float">
            <text:p>-338,249333333333</text:p>
          </table:table-cell>
          <table:table-cell table:formula="of:=[$Sheet2.B617]-[Sheet2.$D$8]" office:value-type="float" office:value="16.356" calcext:value-type="float">
            <text:p>16,356</text:p>
          </table:table-cell>
        </table:table-row>
        <table:table-row table:style-name="ro1">
          <table:table-cell table:formula="of:=[$Sheet2.A618]-[Sheet2.$D$3]" office:value-type="float" office:value="-409.249333333333" calcext:value-type="float">
            <text:p>-409,249333333333</text:p>
          </table:table-cell>
          <table:table-cell table:formula="of:=[$Sheet2.B618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19]-[Sheet2.$D$3]" office:value-type="float" office:value="-343.249333333333" calcext:value-type="float">
            <text:p>-343,249333333333</text:p>
          </table:table-cell>
          <table:table-cell table:formula="of:=[$Sheet2.B619]-[Sheet2.$D$8]" office:value-type="float" office:value="19.356" calcext:value-type="float">
            <text:p>19,356</text:p>
          </table:table-cell>
        </table:table-row>
        <table:table-row table:style-name="ro1">
          <table:table-cell table:formula="of:=[$Sheet2.A620]-[Sheet2.$D$3]" office:value-type="float" office:value="-326.249333333333" calcext:value-type="float">
            <text:p>-326,249333333333</text:p>
          </table:table-cell>
          <table:table-cell table:formula="of:=[$Sheet2.B620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21]-[Sheet2.$D$3]" office:value-type="float" office:value="-335.249333333333" calcext:value-type="float">
            <text:p>-335,249333333333</text:p>
          </table:table-cell>
          <table:table-cell table:formula="of:=[$Sheet2.B621]-[Sheet2.$D$8]" office:value-type="float" office:value="18.356" calcext:value-type="float">
            <text:p>18,356</text:p>
          </table:table-cell>
        </table:table-row>
        <table:table-row table:style-name="ro1">
          <table:table-cell table:formula="of:=[$Sheet2.A622]-[Sheet2.$D$3]" office:value-type="float" office:value="-343.249333333333" calcext:value-type="float">
            <text:p>-343,249333333333</text:p>
          </table:table-cell>
          <table:table-cell table:formula="of:=[$Sheet2.B622]-[Sheet2.$D$8]" office:value-type="float" office:value="23.356" calcext:value-type="float">
            <text:p>23,356</text:p>
          </table:table-cell>
        </table:table-row>
        <table:table-row table:style-name="ro1">
          <table:table-cell table:formula="of:=[$Sheet2.A623]-[Sheet2.$D$3]" office:value-type="float" office:value="-346.249333333333" calcext:value-type="float">
            <text:p>-346,249333333333</text:p>
          </table:table-cell>
          <table:table-cell table:formula="of:=[$Sheet2.B623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24]-[Sheet2.$D$3]" office:value-type="float" office:value="-330.249333333333" calcext:value-type="float">
            <text:p>-330,249333333333</text:p>
          </table:table-cell>
          <table:table-cell table:formula="of:=[$Sheet2.B624]-[Sheet2.$D$8]" office:value-type="float" office:value="24.356" calcext:value-type="float">
            <text:p>24,356</text:p>
          </table:table-cell>
        </table:table-row>
        <table:table-row table:style-name="ro1">
          <table:table-cell table:formula="of:=[$Sheet2.A625]-[Sheet2.$D$3]" office:value-type="float" office:value="-266.249333333333" calcext:value-type="float">
            <text:p>-266,249333333333</text:p>
          </table:table-cell>
          <table:table-cell table:formula="of:=[$Sheet2.B625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26]-[Sheet2.$D$3]" office:value-type="float" office:value="-177.249333333333" calcext:value-type="float">
            <text:p>-177,249333333333</text:p>
          </table:table-cell>
          <table:table-cell table:formula="of:=[$Sheet2.B626]-[Sheet2.$D$8]" office:value-type="float" office:value="16.356" calcext:value-type="float">
            <text:p>16,356</text:p>
          </table:table-cell>
        </table:table-row>
        <table:table-row table:style-name="ro1">
          <table:table-cell table:formula="of:=[$Sheet2.A627]-[Sheet2.$D$3]" office:value-type="float" office:value="-194.249333333333" calcext:value-type="float">
            <text:p>-194,249333333333</text:p>
          </table:table-cell>
          <table:table-cell table:formula="of:=[$Sheet2.B627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28]-[Sheet2.$D$3]" office:value-type="float" office:value="-101.249333333333" calcext:value-type="float">
            <text:p>-101,249333333333</text:p>
          </table:table-cell>
          <table:table-cell table:formula="of:=[$Sheet2.B628]-[Sheet2.$D$8]" office:value-type="float" office:value="24.356" calcext:value-type="float">
            <text:p>24,356</text:p>
          </table:table-cell>
        </table:table-row>
        <table:table-row table:style-name="ro1">
          <table:table-cell table:formula="of:=[$Sheet2.A629]-[Sheet2.$D$3]" office:value-type="float" office:value="-69.2493333333334" calcext:value-type="float">
            <text:p>-69,2493333333334</text:p>
          </table:table-cell>
          <table:table-cell table:formula="of:=[$Sheet2.B629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30]-[Sheet2.$D$3]" office:value-type="float" office:value="-29.2493333333334" calcext:value-type="float">
            <text:p>-29,2493333333334</text:p>
          </table:table-cell>
          <table:table-cell table:formula="of:=[$Sheet2.B630]-[Sheet2.$D$8]" office:value-type="float" office:value="15.356" calcext:value-type="float">
            <text:p>15,356</text:p>
          </table:table-cell>
        </table:table-row>
        <table:table-row table:style-name="ro1">
          <table:table-cell table:formula="of:=[$Sheet2.A631]-[Sheet2.$D$3]" office:value-type="float" office:value="36.7506666666666" calcext:value-type="float">
            <text:p>36,7506666666666</text:p>
          </table:table-cell>
          <table:table-cell table:formula="of:=[$Sheet2.B631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32]-[Sheet2.$D$3]" office:value-type="float" office:value="82.7506666666666" calcext:value-type="float">
            <text:p>82,7506666666666</text:p>
          </table:table-cell>
          <table:table-cell table:formula="of:=[$Sheet2.B632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33]-[Sheet2.$D$3]" office:value-type="float" office:value="100.750666666667" calcext:value-type="float">
            <text:p>100,750666666667</text:p>
          </table:table-cell>
          <table:table-cell table:formula="of:=[$Sheet2.B633]-[Sheet2.$D$8]" office:value-type="float" office:value="22.356" calcext:value-type="float">
            <text:p>22,356</text:p>
          </table:table-cell>
        </table:table-row>
        <table:table-row table:style-name="ro1">
          <table:table-cell table:formula="of:=[$Sheet2.A634]-[Sheet2.$D$3]" office:value-type="float" office:value="150.750666666667" calcext:value-type="float">
            <text:p>150,750666666667</text:p>
          </table:table-cell>
          <table:table-cell table:formula="of:=[$Sheet2.B634]-[Sheet2.$D$8]" office:value-type="float" office:value="23.356" calcext:value-type="float">
            <text:p>23,356</text:p>
          </table:table-cell>
        </table:table-row>
        <table:table-row table:style-name="ro1">
          <table:table-cell table:formula="of:=[$Sheet2.A635]-[Sheet2.$D$3]" office:value-type="float" office:value="195.750666666667" calcext:value-type="float">
            <text:p>195,750666666667</text:p>
          </table:table-cell>
          <table:table-cell table:formula="of:=[$Sheet2.B635]-[Sheet2.$D$8]" office:value-type="float" office:value="21.356" calcext:value-type="float">
            <text:p>21,356</text:p>
          </table:table-cell>
        </table:table-row>
        <table:table-row table:style-name="ro1">
          <table:table-cell table:formula="of:=[$Sheet2.A636]-[Sheet2.$D$3]" office:value-type="float" office:value="326.750666666667" calcext:value-type="float">
            <text:p>326,750666666667</text:p>
          </table:table-cell>
          <table:table-cell table:formula="of:=[$Sheet2.B636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37]-[Sheet2.$D$3]" office:value-type="float" office:value="318.750666666667" calcext:value-type="float">
            <text:p>318,750666666667</text:p>
          </table:table-cell>
          <table:table-cell table:formula="of:=[$Sheet2.B637]-[Sheet2.$D$8]" office:value-type="float" office:value="16.356" calcext:value-type="float">
            <text:p>16,356</text:p>
          </table:table-cell>
        </table:table-row>
        <table:table-row table:style-name="ro1">
          <table:table-cell table:formula="of:=[$Sheet2.A638]-[Sheet2.$D$3]" office:value-type="float" office:value="346.750666666667" calcext:value-type="float">
            <text:p>346,750666666667</text:p>
          </table:table-cell>
          <table:table-cell table:formula="of:=[$Sheet2.B638]-[Sheet2.$D$8]" office:value-type="float" office:value="27.356" calcext:value-type="float">
            <text:p>27,356</text:p>
          </table:table-cell>
        </table:table-row>
        <table:table-row table:style-name="ro1">
          <table:table-cell table:formula="of:=[$Sheet2.A639]-[Sheet2.$D$3]" office:value-type="float" office:value="393.750666666667" calcext:value-type="float">
            <text:p>393,750666666667</text:p>
          </table:table-cell>
          <table:table-cell table:formula="of:=[$Sheet2.B639]-[Sheet2.$D$8]" office:value-type="float" office:value="24.356" calcext:value-type="float">
            <text:p>24,356</text:p>
          </table:table-cell>
        </table:table-row>
        <table:table-row table:style-name="ro1">
          <table:table-cell table:formula="of:=[$Sheet2.A640]-[Sheet2.$D$3]" office:value-type="float" office:value="408.750666666667" calcext:value-type="float">
            <text:p>408,750666666667</text:p>
          </table:table-cell>
          <table:table-cell table:formula="of:=[$Sheet2.B640]-[Sheet2.$D$8]" office:value-type="float" office:value="24.356" calcext:value-type="float">
            <text:p>24,356</text:p>
          </table:table-cell>
        </table:table-row>
        <table:table-row table:style-name="ro1">
          <table:table-cell table:formula="of:=[$Sheet2.A641]-[Sheet2.$D$3]" office:value-type="float" office:value="427.750666666667" calcext:value-type="float">
            <text:p>427,750666666667</text:p>
          </table:table-cell>
          <table:table-cell table:formula="of:=[$Sheet2.B641]-[Sheet2.$D$8]" office:value-type="float" office:value="24.356" calcext:value-type="float">
            <text:p>24,356</text:p>
          </table:table-cell>
        </table:table-row>
        <table:table-row table:style-name="ro1">
          <table:table-cell table:formula="of:=[$Sheet2.A642]-[Sheet2.$D$3]" office:value-type="float" office:value="385.750666666667" calcext:value-type="float">
            <text:p>385,750666666667</text:p>
          </table:table-cell>
          <table:table-cell table:formula="of:=[$Sheet2.B642]-[Sheet2.$D$8]" office:value-type="float" office:value="12.356" calcext:value-type="float">
            <text:p>12,356</text:p>
          </table:table-cell>
        </table:table-row>
        <table:table-row table:style-name="ro1">
          <table:table-cell table:formula="of:=[$Sheet2.A643]-[Sheet2.$D$3]" office:value-type="float" office:value="373.750666666667" calcext:value-type="float">
            <text:p>373,750666666667</text:p>
          </table:table-cell>
          <table:table-cell table:formula="of:=[$Sheet2.B643]-[Sheet2.$D$8]" office:value-type="float" office:value="23.356" calcext:value-type="float">
            <text:p>23,356</text:p>
          </table:table-cell>
        </table:table-row>
        <table:table-row table:style-name="ro1">
          <table:table-cell table:formula="of:=[$Sheet2.A644]-[Sheet2.$D$3]" office:value-type="float" office:value="370.750666666667" calcext:value-type="float">
            <text:p>370,750666666667</text:p>
          </table:table-cell>
          <table:table-cell table:formula="of:=[$Sheet2.B644]-[Sheet2.$D$8]" office:value-type="float" office:value="21.356" calcext:value-type="float">
            <text:p>21,356</text:p>
          </table:table-cell>
        </table:table-row>
        <table:table-row table:style-name="ro1">
          <table:table-cell table:formula="of:=[$Sheet2.A645]-[Sheet2.$D$3]" office:value-type="float" office:value="402.750666666667" calcext:value-type="float">
            <text:p>402,750666666667</text:p>
          </table:table-cell>
          <table:table-cell table:formula="of:=[$Sheet2.B645]-[Sheet2.$D$8]" office:value-type="float" office:value="24.356" calcext:value-type="float">
            <text:p>24,356</text:p>
          </table:table-cell>
        </table:table-row>
        <table:table-row table:style-name="ro1">
          <table:table-cell table:formula="of:=[$Sheet2.A646]-[Sheet2.$D$3]" office:value-type="float" office:value="372.750666666667" calcext:value-type="float">
            <text:p>372,750666666667</text:p>
          </table:table-cell>
          <table:table-cell table:formula="of:=[$Sheet2.B646]-[Sheet2.$D$8]" office:value-type="float" office:value="19.356" calcext:value-type="float">
            <text:p>19,356</text:p>
          </table:table-cell>
        </table:table-row>
        <table:table-row table:style-name="ro1">
          <table:table-cell table:formula="of:=[$Sheet2.A647]-[Sheet2.$D$3]" office:value-type="float" office:value="321.750666666667" calcext:value-type="float">
            <text:p>321,750666666667</text:p>
          </table:table-cell>
          <table:table-cell table:formula="of:=[$Sheet2.B647]-[Sheet2.$D$8]" office:value-type="float" office:value="-12.644" calcext:value-type="float">
            <text:p>-12,644</text:p>
          </table:table-cell>
        </table:table-row>
        <table:table-row table:style-name="ro1">
          <table:table-cell table:formula="of:=[$Sheet2.A648]-[Sheet2.$D$3]" office:value-type="float" office:value="267.750666666667" calcext:value-type="float">
            <text:p>267,750666666667</text:p>
          </table:table-cell>
          <table:table-cell table:formula="of:=[$Sheet2.B648]-[Sheet2.$D$8]" office:value-type="float" office:value="22.356" calcext:value-type="float">
            <text:p>22,356</text:p>
          </table:table-cell>
        </table:table-row>
        <table:table-row table:style-name="ro1">
          <table:table-cell table:formula="of:=[$Sheet2.A649]-[Sheet2.$D$3]" office:value-type="float" office:value="227.750666666667" calcext:value-type="float">
            <text:p>227,750666666667</text:p>
          </table:table-cell>
          <table:table-cell table:formula="of:=[$Sheet2.B649]-[Sheet2.$D$8]" office:value-type="float" office:value="16.356" calcext:value-type="float">
            <text:p>16,356</text:p>
          </table:table-cell>
        </table:table-row>
        <table:table-row table:style-name="ro1">
          <table:table-cell table:formula="of:=[$Sheet2.A650]-[Sheet2.$D$3]" office:value-type="float" office:value="222.750666666667" calcext:value-type="float">
            <text:p>222,750666666667</text:p>
          </table:table-cell>
          <table:table-cell table:formula="of:=[$Sheet2.B650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51]-[Sheet2.$D$3]" office:value-type="float" office:value="127.750666666667" calcext:value-type="float">
            <text:p>127,750666666667</text:p>
          </table:table-cell>
          <table:table-cell table:formula="of:=[$Sheet2.B651]-[Sheet2.$D$8]" office:value-type="float" office:value="14.356" calcext:value-type="float">
            <text:p>14,356</text:p>
          </table:table-cell>
        </table:table-row>
        <table:table-row table:style-name="ro1">
          <table:table-cell table:formula="of:=[$Sheet2.A652]-[Sheet2.$D$3]" office:value-type="float" office:value="90.7506666666666" calcext:value-type="float">
            <text:p>90,7506666666666</text:p>
          </table:table-cell>
          <table:table-cell table:formula="of:=[$Sheet2.B652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53]-[Sheet2.$D$3]" office:value-type="float" office:value="19.7506666666666" calcext:value-type="float">
            <text:p>19,7506666666666</text:p>
          </table:table-cell>
          <table:table-cell table:formula="of:=[$Sheet2.B653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54]-[Sheet2.$D$3]" office:value-type="float" office:value="-51.2493333333334" calcext:value-type="float">
            <text:p>-51,2493333333334</text:p>
          </table:table-cell>
          <table:table-cell table:formula="of:=[$Sheet2.B654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55]-[Sheet2.$D$3]" office:value-type="float" office:value="-92.2493333333334" calcext:value-type="float">
            <text:p>-92,2493333333334</text:p>
          </table:table-cell>
          <table:table-cell table:formula="of:=[$Sheet2.B655]-[Sheet2.$D$8]" office:value-type="float" office:value="19.356" calcext:value-type="float">
            <text:p>19,356</text:p>
          </table:table-cell>
        </table:table-row>
        <table:table-row table:style-name="ro1">
          <table:table-cell table:formula="of:=[$Sheet2.A656]-[Sheet2.$D$3]" office:value-type="float" office:value="-171.249333333333" calcext:value-type="float">
            <text:p>-171,249333333333</text:p>
          </table:table-cell>
          <table:table-cell table:formula="of:=[$Sheet2.B656]-[Sheet2.$D$8]" office:value-type="float" office:value="19.356" calcext:value-type="float">
            <text:p>19,356</text:p>
          </table:table-cell>
        </table:table-row>
        <table:table-row table:style-name="ro1">
          <table:table-cell table:formula="of:=[$Sheet2.A657]-[Sheet2.$D$3]" office:value-type="float" office:value="-218.249333333333" calcext:value-type="float">
            <text:p>-218,249333333333</text:p>
          </table:table-cell>
          <table:table-cell table:formula="of:=[$Sheet2.B657]-[Sheet2.$D$8]" office:value-type="float" office:value="19.356" calcext:value-type="float">
            <text:p>19,356</text:p>
          </table:table-cell>
        </table:table-row>
        <table:table-row table:style-name="ro1">
          <table:table-cell table:formula="of:=[$Sheet2.A658]-[Sheet2.$D$3]" office:value-type="float" office:value="-249.249333333333" calcext:value-type="float">
            <text:p>-249,249333333333</text:p>
          </table:table-cell>
          <table:table-cell table:formula="of:=[$Sheet2.B658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59]-[Sheet2.$D$3]" office:value-type="float" office:value="-281.249333333333" calcext:value-type="float">
            <text:p>-281,249333333333</text:p>
          </table:table-cell>
          <table:table-cell table:formula="of:=[$Sheet2.B659]-[Sheet2.$D$8]" office:value-type="float" office:value="16.356" calcext:value-type="float">
            <text:p>16,356</text:p>
          </table:table-cell>
        </table:table-row>
        <table:table-row table:style-name="ro1">
          <table:table-cell table:formula="of:=[$Sheet2.A660]-[Sheet2.$D$3]" office:value-type="float" office:value="-297.249333333333" calcext:value-type="float">
            <text:p>-297,249333333333</text:p>
          </table:table-cell>
          <table:table-cell table:formula="of:=[$Sheet2.B660]-[Sheet2.$D$8]" office:value-type="float" office:value="13.356" calcext:value-type="float">
            <text:p>13,356</text:p>
          </table:table-cell>
        </table:table-row>
        <table:table-row table:style-name="ro1">
          <table:table-cell table:formula="of:=[$Sheet2.A661]-[Sheet2.$D$3]" office:value-type="float" office:value="-325.249333333333" calcext:value-type="float">
            <text:p>-325,249333333333</text:p>
          </table:table-cell>
          <table:table-cell table:formula="of:=[$Sheet2.B661]-[Sheet2.$D$8]" office:value-type="float" office:value="23.356" calcext:value-type="float">
            <text:p>23,356</text:p>
          </table:table-cell>
        </table:table-row>
        <table:table-row table:style-name="ro1">
          <table:table-cell table:formula="of:=[$Sheet2.A662]-[Sheet2.$D$3]" office:value-type="float" office:value="-382.249333333333" calcext:value-type="float">
            <text:p>-382,249333333333</text:p>
          </table:table-cell>
          <table:table-cell table:formula="of:=[$Sheet2.B662]-[Sheet2.$D$8]" office:value-type="float" office:value="17.356" calcext:value-type="float">
            <text:p>17,356</text:p>
          </table:table-cell>
        </table:table-row>
        <table:table-row table:style-name="ro1">
          <table:table-cell table:formula="of:=[$Sheet2.A663]-[Sheet2.$D$3]" office:value-type="float" office:value="-391.249333333333" calcext:value-type="float">
            <text:p>-391,249333333333</text:p>
          </table:table-cell>
          <table:table-cell table:formula="of:=[$Sheet2.B663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64]-[Sheet2.$D$3]" office:value-type="float" office:value="-407.249333333333" calcext:value-type="float">
            <text:p>-407,249333333333</text:p>
          </table:table-cell>
          <table:table-cell table:formula="of:=[$Sheet2.B664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65]-[Sheet2.$D$3]" office:value-type="float" office:value="-376.249333333333" calcext:value-type="float">
            <text:p>-376,249333333333</text:p>
          </table:table-cell>
          <table:table-cell table:formula="of:=[$Sheet2.B665]-[Sheet2.$D$8]" office:value-type="float" office:value="18.356" calcext:value-type="float">
            <text:p>18,356</text:p>
          </table:table-cell>
        </table:table-row>
        <table:table-row table:style-name="ro1">
          <table:table-cell table:formula="of:=[$Sheet2.A666]-[Sheet2.$D$3]" office:value-type="float" office:value="-372.249333333333" calcext:value-type="float">
            <text:p>-372,249333333333</text:p>
          </table:table-cell>
          <table:table-cell table:formula="of:=[$Sheet2.B666]-[Sheet2.$D$8]" office:value-type="float" office:value="8.35599999999999" calcext:value-type="float">
            <text:p>8,35599999999999</text:p>
          </table:table-cell>
        </table:table-row>
        <table:table-row table:style-name="ro1">
          <table:table-cell table:formula="of:=[$Sheet2.A667]-[Sheet2.$D$3]" office:value-type="float" office:value="-368.249333333333" calcext:value-type="float">
            <text:p>-368,249333333333</text:p>
          </table:table-cell>
          <table:table-cell table:formula="of:=[$Sheet2.B667]-[Sheet2.$D$8]" office:value-type="float" office:value="16.356" calcext:value-type="float">
            <text:p>16,356</text:p>
          </table:table-cell>
        </table:table-row>
        <table:table-row table:style-name="ro1">
          <table:table-cell table:formula="of:=[$Sheet2.A668]-[Sheet2.$D$3]" office:value-type="float" office:value="-361.249333333333" calcext:value-type="float">
            <text:p>-361,249333333333</text:p>
          </table:table-cell>
          <table:table-cell table:formula="of:=[$Sheet2.B668]-[Sheet2.$D$8]" office:value-type="float" office:value="23.356" calcext:value-type="float">
            <text:p>23,356</text:p>
          </table:table-cell>
        </table:table-row>
        <table:table-row table:style-name="ro1">
          <table:table-cell table:formula="of:=[$Sheet2.A669]-[Sheet2.$D$3]" office:value-type="float" office:value="-314.249333333333" calcext:value-type="float">
            <text:p>-314,249333333333</text:p>
          </table:table-cell>
          <table:table-cell table:formula="of:=[$Sheet2.B669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70]-[Sheet2.$D$3]" office:value-type="float" office:value="-197.249333333333" calcext:value-type="float">
            <text:p>-197,249333333333</text:p>
          </table:table-cell>
          <table:table-cell table:formula="of:=[$Sheet2.B670]-[Sheet2.$D$8]" office:value-type="float" office:value="16.356" calcext:value-type="float">
            <text:p>16,356</text:p>
          </table:table-cell>
        </table:table-row>
        <table:table-row table:style-name="ro1">
          <table:table-cell table:formula="of:=[$Sheet2.A671]-[Sheet2.$D$3]" office:value-type="float" office:value="-206.249333333333" calcext:value-type="float">
            <text:p>-206,249333333333</text:p>
          </table:table-cell>
          <table:table-cell table:formula="of:=[$Sheet2.B671]-[Sheet2.$D$8]" office:value-type="float" office:value="17.356" calcext:value-type="float">
            <text:p>17,356</text:p>
          </table:table-cell>
        </table:table-row>
        <table:table-row table:style-name="ro1">
          <table:table-cell table:formula="of:=[$Sheet2.A672]-[Sheet2.$D$3]" office:value-type="float" office:value="-146.249333333333" calcext:value-type="float">
            <text:p>-146,249333333333</text:p>
          </table:table-cell>
          <table:table-cell table:formula="of:=[$Sheet2.B672]-[Sheet2.$D$8]" office:value-type="float" office:value="26.356" calcext:value-type="float">
            <text:p>26,356</text:p>
          </table:table-cell>
        </table:table-row>
        <table:table-row table:style-name="ro1">
          <table:table-cell table:formula="of:=[$Sheet2.A673]-[Sheet2.$D$3]" office:value-type="float" office:value="-184.249333333333" calcext:value-type="float">
            <text:p>-184,249333333333</text:p>
          </table:table-cell>
          <table:table-cell table:formula="of:=[$Sheet2.B673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74]-[Sheet2.$D$3]" office:value-type="float" office:value="-103.249333333333" calcext:value-type="float">
            <text:p>-103,249333333333</text:p>
          </table:table-cell>
          <table:table-cell table:formula="of:=[$Sheet2.B674]-[Sheet2.$D$8]" office:value-type="float" office:value="15.356" calcext:value-type="float">
            <text:p>15,356</text:p>
          </table:table-cell>
        </table:table-row>
        <table:table-row table:style-name="ro1">
          <table:table-cell table:formula="of:=[$Sheet2.A675]-[Sheet2.$D$3]" office:value-type="float" office:value="-52.2493333333334" calcext:value-type="float">
            <text:p>-52,2493333333334</text:p>
          </table:table-cell>
          <table:table-cell table:formula="of:=[$Sheet2.B675]-[Sheet2.$D$8]" office:value-type="float" office:value="15.356" calcext:value-type="float">
            <text:p>15,356</text:p>
          </table:table-cell>
        </table:table-row>
        <table:table-row table:style-name="ro1">
          <table:table-cell table:formula="of:=[$Sheet2.A676]-[Sheet2.$D$3]" office:value-type="float" office:value="8.75066666666658" calcext:value-type="float">
            <text:p>8,75066666666658</text:p>
          </table:table-cell>
          <table:table-cell table:formula="of:=[$Sheet2.B676]-[Sheet2.$D$8]" office:value-type="float" office:value="14.356" calcext:value-type="float">
            <text:p>14,356</text:p>
          </table:table-cell>
        </table:table-row>
        <table:table-row table:style-name="ro1">
          <table:table-cell table:formula="of:=[$Sheet2.A677]-[Sheet2.$D$3]" office:value-type="float" office:value="32.7506666666666" calcext:value-type="float">
            <text:p>32,7506666666666</text:p>
          </table:table-cell>
          <table:table-cell table:formula="of:=[$Sheet2.B677]-[Sheet2.$D$8]" office:value-type="float" office:value="23.356" calcext:value-type="float">
            <text:p>23,356</text:p>
          </table:table-cell>
        </table:table-row>
        <table:table-row table:style-name="ro1">
          <table:table-cell table:formula="of:=[$Sheet2.A678]-[Sheet2.$D$3]" office:value-type="float" office:value="82.7506666666666" calcext:value-type="float">
            <text:p>82,7506666666666</text:p>
          </table:table-cell>
          <table:table-cell table:formula="of:=[$Sheet2.B678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79]-[Sheet2.$D$3]" office:value-type="float" office:value="134.750666666667" calcext:value-type="float">
            <text:p>134,750666666667</text:p>
          </table:table-cell>
          <table:table-cell table:formula="of:=[$Sheet2.B679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80]-[Sheet2.$D$3]" office:value-type="float" office:value="192.750666666667" calcext:value-type="float">
            <text:p>192,750666666667</text:p>
          </table:table-cell>
          <table:table-cell table:formula="of:=[$Sheet2.B680]-[Sheet2.$D$8]" office:value-type="float" office:value="19.356" calcext:value-type="float">
            <text:p>19,356</text:p>
          </table:table-cell>
        </table:table-row>
        <table:table-row table:style-name="ro1">
          <table:table-cell table:formula="of:=[$Sheet2.A681]-[Sheet2.$D$3]" office:value-type="float" office:value="256.750666666667" calcext:value-type="float">
            <text:p>256,750666666667</text:p>
          </table:table-cell>
          <table:table-cell table:formula="of:=[$Sheet2.B681]-[Sheet2.$D$8]" office:value-type="float" office:value="21.356" calcext:value-type="float">
            <text:p>21,356</text:p>
          </table:table-cell>
        </table:table-row>
        <table:table-row table:style-name="ro1">
          <table:table-cell table:formula="of:=[$Sheet2.A682]-[Sheet2.$D$3]" office:value-type="float" office:value="302.750666666667" calcext:value-type="float">
            <text:p>302,750666666667</text:p>
          </table:table-cell>
          <table:table-cell table:formula="of:=[$Sheet2.B682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83]-[Sheet2.$D$3]" office:value-type="float" office:value="350.750666666667" calcext:value-type="float">
            <text:p>350,750666666667</text:p>
          </table:table-cell>
          <table:table-cell table:formula="of:=[$Sheet2.B683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84]-[Sheet2.$D$3]" office:value-type="float" office:value="374.750666666667" calcext:value-type="float">
            <text:p>374,750666666667</text:p>
          </table:table-cell>
          <table:table-cell table:formula="of:=[$Sheet2.B684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85]-[Sheet2.$D$3]" office:value-type="float" office:value="431.750666666667" calcext:value-type="float">
            <text:p>431,750666666667</text:p>
          </table:table-cell>
          <table:table-cell table:formula="of:=[$Sheet2.B685]-[Sheet2.$D$8]" office:value-type="float" office:value="23.356" calcext:value-type="float">
            <text:p>23,356</text:p>
          </table:table-cell>
        </table:table-row>
        <table:table-row table:style-name="ro1">
          <table:table-cell table:formula="of:=[$Sheet2.A686]-[Sheet2.$D$3]" office:value-type="float" office:value="444.750666666667" calcext:value-type="float">
            <text:p>444,750666666667</text:p>
          </table:table-cell>
          <table:table-cell table:formula="of:=[$Sheet2.B686]-[Sheet2.$D$8]" office:value-type="float" office:value="16.356" calcext:value-type="float">
            <text:p>16,356</text:p>
          </table:table-cell>
        </table:table-row>
        <table:table-row table:style-name="ro1">
          <table:table-cell table:formula="of:=[$Sheet2.A687]-[Sheet2.$D$3]" office:value-type="float" office:value="379.750666666667" calcext:value-type="float">
            <text:p>379,750666666667</text:p>
          </table:table-cell>
          <table:table-cell table:formula="of:=[$Sheet2.B687]-[Sheet2.$D$8]" office:value-type="float" office:value="44.356" calcext:value-type="float">
            <text:p>44,356</text:p>
          </table:table-cell>
        </table:table-row>
        <table:table-row table:style-name="ro1">
          <table:table-cell table:formula="of:=[$Sheet2.A688]-[Sheet2.$D$3]" office:value-type="float" office:value="378.750666666667" calcext:value-type="float">
            <text:p>378,750666666667</text:p>
          </table:table-cell>
          <table:table-cell table:formula="of:=[$Sheet2.B688]-[Sheet2.$D$8]" office:value-type="float" office:value="24.356" calcext:value-type="float">
            <text:p>24,356</text:p>
          </table:table-cell>
        </table:table-row>
        <table:table-row table:style-name="ro1">
          <table:table-cell table:formula="of:=[$Sheet2.A689]-[Sheet2.$D$3]" office:value-type="float" office:value="366.750666666667" calcext:value-type="float">
            <text:p>366,750666666667</text:p>
          </table:table-cell>
          <table:table-cell table:formula="of:=[$Sheet2.B689]-[Sheet2.$D$8]" office:value-type="float" office:value="24.356" calcext:value-type="float">
            <text:p>24,356</text:p>
          </table:table-cell>
        </table:table-row>
        <table:table-row table:style-name="ro1">
          <table:table-cell table:formula="of:=[$Sheet2.A690]-[Sheet2.$D$3]" office:value-type="float" office:value="390.750666666667" calcext:value-type="float">
            <text:p>390,750666666667</text:p>
          </table:table-cell>
          <table:table-cell table:formula="of:=[$Sheet2.B690]-[Sheet2.$D$8]" office:value-type="float" office:value="25.356" calcext:value-type="float">
            <text:p>25,356</text:p>
          </table:table-cell>
        </table:table-row>
        <table:table-row table:style-name="ro1">
          <table:table-cell table:formula="of:=[$Sheet2.A691]-[Sheet2.$D$3]" office:value-type="float" office:value="385.750666666667" calcext:value-type="float">
            <text:p>385,750666666667</text:p>
          </table:table-cell>
          <table:table-cell table:formula="of:=[$Sheet2.B691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92]-[Sheet2.$D$3]" office:value-type="float" office:value="328.750666666667" calcext:value-type="float">
            <text:p>328,750666666667</text:p>
          </table:table-cell>
          <table:table-cell table:formula="of:=[$Sheet2.B692]-[Sheet2.$D$8]" office:value-type="float" office:value="29.356" calcext:value-type="float">
            <text:p>29,356</text:p>
          </table:table-cell>
        </table:table-row>
        <table:table-row table:style-name="ro1">
          <table:table-cell table:formula="of:=[$Sheet2.A693]-[Sheet2.$D$3]" office:value-type="float" office:value="290.750666666667" calcext:value-type="float">
            <text:p>290,750666666667</text:p>
          </table:table-cell>
          <table:table-cell table:formula="of:=[$Sheet2.B693]-[Sheet2.$D$8]" office:value-type="float" office:value="24.356" calcext:value-type="float">
            <text:p>24,356</text:p>
          </table:table-cell>
        </table:table-row>
        <table:table-row table:style-name="ro1">
          <table:table-cell table:formula="of:=[$Sheet2.A694]-[Sheet2.$D$3]" office:value-type="float" office:value="248.750666666667" calcext:value-type="float">
            <text:p>248,750666666667</text:p>
          </table:table-cell>
          <table:table-cell table:formula="of:=[$Sheet2.B694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95]-[Sheet2.$D$3]" office:value-type="float" office:value="218.750666666667" calcext:value-type="float">
            <text:p>218,750666666667</text:p>
          </table:table-cell>
          <table:table-cell table:formula="of:=[$Sheet2.B695]-[Sheet2.$D$8]" office:value-type="float" office:value="18.356" calcext:value-type="float">
            <text:p>18,356</text:p>
          </table:table-cell>
        </table:table-row>
        <table:table-row table:style-name="ro1">
          <table:table-cell table:formula="of:=[$Sheet2.A696]-[Sheet2.$D$3]" office:value-type="float" office:value="167.750666666667" calcext:value-type="float">
            <text:p>167,750666666667</text:p>
          </table:table-cell>
          <table:table-cell table:formula="of:=[$Sheet2.B696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97]-[Sheet2.$D$3]" office:value-type="float" office:value="102.750666666667" calcext:value-type="float">
            <text:p>102,750666666667</text:p>
          </table:table-cell>
          <table:table-cell table:formula="of:=[$Sheet2.B697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98]-[Sheet2.$D$3]" office:value-type="float" office:value="55.7506666666666" calcext:value-type="float">
            <text:p>55,7506666666666</text:p>
          </table:table-cell>
          <table:table-cell table:formula="of:=[$Sheet2.B698]-[Sheet2.$D$8]" office:value-type="float" office:value="19.356" calcext:value-type="float">
            <text:p>19,356</text:p>
          </table:table-cell>
        </table:table-row>
        <table:table-row table:style-name="ro1">
          <table:table-cell table:formula="of:=[$Sheet2.A699]-[Sheet2.$D$3]" office:value-type="float" office:value="-4.24933333333343" calcext:value-type="float">
            <text:p>-4,24933333333343</text:p>
          </table:table-cell>
          <table:table-cell table:formula="of:=[$Sheet2.B699]-[Sheet2.$D$8]" office:value-type="float" office:value="17.356" calcext:value-type="float">
            <text:p>17,356</text:p>
          </table:table-cell>
        </table:table-row>
        <table:table-row table:style-name="ro1">
          <table:table-cell table:formula="of:=[$Sheet2.A700]-[Sheet2.$D$3]" office:value-type="float" office:value="-82.2493333333334" calcext:value-type="float">
            <text:p>-82,2493333333334</text:p>
          </table:table-cell>
          <table:table-cell table:formula="of:=[$Sheet2.B700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701]-[Sheet2.$D$3]" office:value-type="float" office:value="-156.249333333333" calcext:value-type="float">
            <text:p>-156,249333333333</text:p>
          </table:table-cell>
          <table:table-cell table:formula="of:=[$Sheet2.B701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702]-[Sheet2.$D$3]" office:value-type="float" office:value="-203.249333333333" calcext:value-type="float">
            <text:p>-203,249333333333</text:p>
          </table:table-cell>
          <table:table-cell table:formula="of:=[$Sheet2.B702]-[Sheet2.$D$8]" office:value-type="float" office:value="19.356" calcext:value-type="float">
            <text:p>19,356</text:p>
          </table:table-cell>
        </table:table-row>
        <table:table-row table:style-name="ro1">
          <table:table-cell table:formula="of:=[$Sheet2.A703]-[Sheet2.$D$3]" office:value-type="float" office:value="-252.249333333333" calcext:value-type="float">
            <text:p>-252,249333333333</text:p>
          </table:table-cell>
          <table:table-cell table:formula="of:=[$Sheet2.B703]-[Sheet2.$D$8]" office:value-type="float" office:value="18.356" calcext:value-type="float">
            <text:p>18,356</text:p>
          </table:table-cell>
        </table:table-row>
        <table:table-row table:style-name="ro1">
          <table:table-cell table:formula="of:=[$Sheet2.A704]-[Sheet2.$D$3]" office:value-type="float" office:value="-280.249333333333" calcext:value-type="float">
            <text:p>-280,249333333333</text:p>
          </table:table-cell>
          <table:table-cell table:formula="of:=[$Sheet2.B704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705]-[Sheet2.$D$3]" office:value-type="float" office:value="-299.249333333333" calcext:value-type="float">
            <text:p>-299,249333333333</text:p>
          </table:table-cell>
          <table:table-cell table:formula="of:=[$Sheet2.B705]-[Sheet2.$D$8]" office:value-type="float" office:value="22.356" calcext:value-type="float">
            <text:p>22,356</text:p>
          </table:table-cell>
        </table:table-row>
        <table:table-row table:style-name="ro1">
          <table:table-cell table:formula="of:=[$Sheet2.A706]-[Sheet2.$D$3]" office:value-type="float" office:value="-318.249333333333" calcext:value-type="float">
            <text:p>-318,249333333333</text:p>
          </table:table-cell>
          <table:table-cell table:formula="of:=[$Sheet2.B706]-[Sheet2.$D$8]" office:value-type="float" office:value="12.356" calcext:value-type="float">
            <text:p>12,356</text:p>
          </table:table-cell>
        </table:table-row>
        <table:table-row table:style-name="ro1">
          <table:table-cell table:formula="of:=[$Sheet2.A707]-[Sheet2.$D$3]" office:value-type="float" office:value="-365.249333333333" calcext:value-type="float">
            <text:p>-365,249333333333</text:p>
          </table:table-cell>
          <table:table-cell table:formula="of:=[$Sheet2.B707]-[Sheet2.$D$8]" office:value-type="float" office:value="17.356" calcext:value-type="float">
            <text:p>17,356</text:p>
          </table:table-cell>
        </table:table-row>
        <table:table-row table:style-name="ro1">
          <table:table-cell table:formula="of:=[$Sheet2.A708]-[Sheet2.$D$3]" office:value-type="float" office:value="-399.249333333333" calcext:value-type="float">
            <text:p>-399,249333333333</text:p>
          </table:table-cell>
          <table:table-cell table:formula="of:=[$Sheet2.B708]-[Sheet2.$D$8]" office:value-type="float" office:value="16.356" calcext:value-type="float">
            <text:p>16,356</text:p>
          </table:table-cell>
        </table:table-row>
        <table:table-row table:style-name="ro1">
          <table:table-cell table:formula="of:=[$Sheet2.A709]-[Sheet2.$D$3]" office:value-type="float" office:value="-328.249333333333" calcext:value-type="float">
            <text:p>-328,249333333333</text:p>
          </table:table-cell>
          <table:table-cell table:formula="of:=[$Sheet2.B709]-[Sheet2.$D$8]" office:value-type="float" office:value="16.356" calcext:value-type="float">
            <text:p>16,356</text:p>
          </table:table-cell>
        </table:table-row>
        <table:table-row table:style-name="ro1">
          <table:table-cell table:formula="of:=[$Sheet2.A710]-[Sheet2.$D$3]" office:value-type="float" office:value="-325.249333333333" calcext:value-type="float">
            <text:p>-325,249333333333</text:p>
          </table:table-cell>
          <table:table-cell table:formula="of:=[$Sheet2.B710]-[Sheet2.$D$8]" office:value-type="float" office:value="17.356" calcext:value-type="float">
            <text:p>17,356</text:p>
          </table:table-cell>
        </table:table-row>
        <table:table-row table:style-name="ro1">
          <table:table-cell table:formula="of:=[$Sheet2.A711]-[Sheet2.$D$3]" office:value-type="float" office:value="-318.249333333333" calcext:value-type="float">
            <text:p>-318,249333333333</text:p>
          </table:table-cell>
          <table:table-cell table:formula="of:=[$Sheet2.B711]-[Sheet2.$D$8]" office:value-type="float" office:value="19.356" calcext:value-type="float">
            <text:p>19,356</text:p>
          </table:table-cell>
        </table:table-row>
        <table:table-row table:style-name="ro1">
          <table:table-cell table:formula="of:=[$Sheet2.A712]-[Sheet2.$D$3]" office:value-type="float" office:value="-266.249333333333" calcext:value-type="float">
            <text:p>-266,249333333333</text:p>
          </table:table-cell>
          <table:table-cell table:formula="of:=[$Sheet2.B712]-[Sheet2.$D$8]" office:value-type="float" office:value="19.356" calcext:value-type="float">
            <text:p>19,356</text:p>
          </table:table-cell>
        </table:table-row>
        <table:table-row table:style-name="ro1">
          <table:table-cell table:formula="of:=[$Sheet2.A713]-[Sheet2.$D$3]" office:value-type="float" office:value="-343.249333333333" calcext:value-type="float">
            <text:p>-343,249333333333</text:p>
          </table:table-cell>
          <table:table-cell table:formula="of:=[$Sheet2.B713]-[Sheet2.$D$8]" office:value-type="float" office:value="30.356" calcext:value-type="float">
            <text:p>30,356</text:p>
          </table:table-cell>
        </table:table-row>
        <table:table-row table:style-name="ro1">
          <table:table-cell table:formula="of:=[$Sheet2.A714]-[Sheet2.$D$3]" office:value-type="float" office:value="-332.249333333333" calcext:value-type="float">
            <text:p>-332,249333333333</text:p>
          </table:table-cell>
          <table:table-cell table:formula="of:=[$Sheet2.B714]-[Sheet2.$D$8]" office:value-type="float" office:value="19.356" calcext:value-type="float">
            <text:p>19,356</text:p>
          </table:table-cell>
        </table:table-row>
        <table:table-row table:style-name="ro1">
          <table:table-cell table:formula="of:=[$Sheet2.A715]-[Sheet2.$D$3]" office:value-type="float" office:value="-192.249333333333" calcext:value-type="float">
            <text:p>-192,249333333333</text:p>
          </table:table-cell>
          <table:table-cell table:formula="of:=[$Sheet2.B715]-[Sheet2.$D$8]" office:value-type="float" office:value="18.356" calcext:value-type="float">
            <text:p>18,356</text:p>
          </table:table-cell>
        </table:table-row>
        <table:table-row table:style-name="ro1">
          <table:table-cell table:formula="of:=[$Sheet2.A716]-[Sheet2.$D$3]" office:value-type="float" office:value="-217.249333333333" calcext:value-type="float">
            <text:p>-217,249333333333</text:p>
          </table:table-cell>
          <table:table-cell table:formula="of:=[$Sheet2.B716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717]-[Sheet2.$D$3]" office:value-type="float" office:value="-182.249333333333" calcext:value-type="float">
            <text:p>-182,249333333333</text:p>
          </table:table-cell>
          <table:table-cell table:formula="of:=[$Sheet2.B717]-[Sheet2.$D$8]" office:value-type="float" office:value="60.356" calcext:value-type="float">
            <text:p>60,356</text:p>
          </table:table-cell>
        </table:table-row>
        <table:table-row table:style-name="ro1">
          <table:table-cell table:formula="of:=[$Sheet2.A718]-[Sheet2.$D$3]" office:value-type="float" office:value="-131.249333333333" calcext:value-type="float">
            <text:p>-131,249333333333</text:p>
          </table:table-cell>
          <table:table-cell table:formula="of:=[$Sheet2.B718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719]-[Sheet2.$D$3]" office:value-type="float" office:value="-86.2493333333334" calcext:value-type="float">
            <text:p>-86,2493333333334</text:p>
          </table:table-cell>
          <table:table-cell table:formula="of:=[$Sheet2.B719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720]-[Sheet2.$D$3]" office:value-type="float" office:value="-56.2493333333334" calcext:value-type="float">
            <text:p>-56,2493333333334</text:p>
          </table:table-cell>
          <table:table-cell table:formula="of:=[$Sheet2.B720]-[Sheet2.$D$8]" office:value-type="float" office:value="21.356" calcext:value-type="float">
            <text:p>21,356</text:p>
          </table:table-cell>
        </table:table-row>
        <table:table-row table:style-name="ro1">
          <table:table-cell table:formula="of:=[$Sheet2.A721]-[Sheet2.$D$3]" office:value-type="float" office:value="-4.24933333333343" calcext:value-type="float">
            <text:p>-4,24933333333343</text:p>
          </table:table-cell>
          <table:table-cell table:formula="of:=[$Sheet2.B721]-[Sheet2.$D$8]" office:value-type="float" office:value="19.356" calcext:value-type="float">
            <text:p>19,356</text:p>
          </table:table-cell>
        </table:table-row>
        <table:table-row table:style-name="ro1">
          <table:table-cell table:formula="of:=[$Sheet2.A722]-[Sheet2.$D$3]" office:value-type="float" office:value="35.7506666666666" calcext:value-type="float">
            <text:p>35,7506666666666</text:p>
          </table:table-cell>
          <table:table-cell table:formula="of:=[$Sheet2.B722]-[Sheet2.$D$8]" office:value-type="float" office:value="17.356" calcext:value-type="float">
            <text:p>17,356</text:p>
          </table:table-cell>
        </table:table-row>
        <table:table-row table:style-name="ro1">
          <table:table-cell table:formula="of:=[$Sheet2.A723]-[Sheet2.$D$3]" office:value-type="float" office:value="102.750666666667" calcext:value-type="float">
            <text:p>102,750666666667</text:p>
          </table:table-cell>
          <table:table-cell table:formula="of:=[$Sheet2.B723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724]-[Sheet2.$D$3]" office:value-type="float" office:value="114.750666666667" calcext:value-type="float">
            <text:p>114,750666666667</text:p>
          </table:table-cell>
          <table:table-cell table:formula="of:=[$Sheet2.B724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725]-[Sheet2.$D$3]" office:value-type="float" office:value="159.750666666667" calcext:value-type="float">
            <text:p>159,750666666667</text:p>
          </table:table-cell>
          <table:table-cell table:formula="of:=[$Sheet2.B725]-[Sheet2.$D$8]" office:value-type="float" office:value="22.356" calcext:value-type="float">
            <text:p>22,356</text:p>
          </table:table-cell>
        </table:table-row>
        <table:table-row table:style-name="ro1">
          <table:table-cell table:formula="of:=[$Sheet2.A726]-[Sheet2.$D$3]" office:value-type="float" office:value="210.750666666667" calcext:value-type="float">
            <text:p>210,750666666667</text:p>
          </table:table-cell>
          <table:table-cell table:formula="of:=[$Sheet2.B726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727]-[Sheet2.$D$3]" office:value-type="float" office:value="281.750666666667" calcext:value-type="float">
            <text:p>281,750666666667</text:p>
          </table:table-cell>
          <table:table-cell table:formula="of:=[$Sheet2.B727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728]-[Sheet2.$D$3]" office:value-type="float" office:value="330.750666666667" calcext:value-type="float">
            <text:p>330,750666666667</text:p>
          </table:table-cell>
          <table:table-cell table:formula="of:=[$Sheet2.B728]-[Sheet2.$D$8]" office:value-type="float" office:value="22.356" calcext:value-type="float">
            <text:p>22,356</text:p>
          </table:table-cell>
        </table:table-row>
        <table:table-row table:style-name="ro1">
          <table:table-cell table:formula="of:=[$Sheet2.A729]-[Sheet2.$D$3]" office:value-type="float" office:value="350.750666666667" calcext:value-type="float">
            <text:p>350,750666666667</text:p>
          </table:table-cell>
          <table:table-cell table:formula="of:=[$Sheet2.B729]-[Sheet2.$D$8]" office:value-type="float" office:value="16.356" calcext:value-type="float">
            <text:p>16,356</text:p>
          </table:table-cell>
        </table:table-row>
        <table:table-row table:style-name="ro1">
          <table:table-cell table:formula="of:=[$Sheet2.A730]-[Sheet2.$D$3]" office:value-type="float" office:value="368.750666666667" calcext:value-type="float">
            <text:p>368,750666666667</text:p>
          </table:table-cell>
          <table:table-cell table:formula="of:=[$Sheet2.B730]-[Sheet2.$D$8]" office:value-type="float" office:value="24.356" calcext:value-type="float">
            <text:p>24,356</text:p>
          </table:table-cell>
        </table:table-row>
        <table:table-row table:style-name="ro1">
          <table:table-cell table:formula="of:=[$Sheet2.A731]-[Sheet2.$D$3]" office:value-type="float" office:value="383.750666666667" calcext:value-type="float">
            <text:p>383,750666666667</text:p>
          </table:table-cell>
          <table:table-cell table:formula="of:=[$Sheet2.B731]-[Sheet2.$D$8]" office:value-type="float" office:value="22.356" calcext:value-type="float">
            <text:p>22,356</text:p>
          </table:table-cell>
        </table:table-row>
        <table:table-row table:style-name="ro1">
          <table:table-cell table:formula="of:=[$Sheet2.A732]-[Sheet2.$D$3]" office:value-type="float" office:value="392.750666666667" calcext:value-type="float">
            <text:p>392,750666666667</text:p>
          </table:table-cell>
          <table:table-cell table:formula="of:=[$Sheet2.B732]-[Sheet2.$D$8]" office:value-type="float" office:value="24.356" calcext:value-type="float">
            <text:p>24,356</text:p>
          </table:table-cell>
        </table:table-row>
        <table:table-row table:style-name="ro1">
          <table:table-cell table:formula="of:=[$Sheet2.A733]-[Sheet2.$D$3]" office:value-type="float" office:value="406.750666666667" calcext:value-type="float">
            <text:p>406,750666666667</text:p>
          </table:table-cell>
          <table:table-cell table:formula="of:=[$Sheet2.B733]-[Sheet2.$D$8]" office:value-type="float" office:value="28.356" calcext:value-type="float">
            <text:p>28,356</text:p>
          </table:table-cell>
        </table:table-row>
        <table:table-row table:style-name="ro1">
          <table:table-cell table:formula="of:=[$Sheet2.A734]-[Sheet2.$D$3]" office:value-type="float" office:value="380.750666666667" calcext:value-type="float">
            <text:p>380,750666666667</text:p>
          </table:table-cell>
          <table:table-cell table:formula="of:=[$Sheet2.B734]-[Sheet2.$D$8]" office:value-type="float" office:value="24.356" calcext:value-type="float">
            <text:p>24,356</text:p>
          </table:table-cell>
        </table:table-row>
        <table:table-row table:style-name="ro1">
          <table:table-cell table:formula="of:=[$Sheet2.A735]-[Sheet2.$D$3]" office:value-type="float" office:value="350.750666666667" calcext:value-type="float">
            <text:p>350,750666666667</text:p>
          </table:table-cell>
          <table:table-cell table:formula="of:=[$Sheet2.B735]-[Sheet2.$D$8]" office:value-type="float" office:value="19.356" calcext:value-type="float">
            <text:p>19,356</text:p>
          </table:table-cell>
        </table:table-row>
        <table:table-row table:style-name="ro1">
          <table:table-cell table:formula="of:=[$Sheet2.A736]-[Sheet2.$D$3]" office:value-type="float" office:value="327.750666666667" calcext:value-type="float">
            <text:p>327,750666666667</text:p>
          </table:table-cell>
          <table:table-cell table:formula="of:=[$Sheet2.B736]-[Sheet2.$D$8]" office:value-type="float" office:value="17.356" calcext:value-type="float">
            <text:p>17,356</text:p>
          </table:table-cell>
        </table:table-row>
        <table:table-row table:style-name="ro1">
          <table:table-cell table:formula="of:=[$Sheet2.A737]-[Sheet2.$D$3]" office:value-type="float" office:value="309.750666666667" calcext:value-type="float">
            <text:p>309,750666666667</text:p>
          </table:table-cell>
          <table:table-cell table:formula="of:=[$Sheet2.B737]-[Sheet2.$D$8]" office:value-type="float" office:value="17.356" calcext:value-type="float">
            <text:p>17,356</text:p>
          </table:table-cell>
        </table:table-row>
        <table:table-row table:style-name="ro1">
          <table:table-cell table:formula="of:=[$Sheet2.A738]-[Sheet2.$D$3]" office:value-type="float" office:value="363.750666666667" calcext:value-type="float">
            <text:p>363,750666666667</text:p>
          </table:table-cell>
          <table:table-cell table:formula="of:=[$Sheet2.B738]-[Sheet2.$D$8]" office:value-type="float" office:value="21.356" calcext:value-type="float">
            <text:p>21,356</text:p>
          </table:table-cell>
        </table:table-row>
        <table:table-row table:style-name="ro1">
          <table:table-cell table:formula="of:=[$Sheet2.A739]-[Sheet2.$D$3]" office:value-type="float" office:value="314.750666666667" calcext:value-type="float">
            <text:p>314,750666666667</text:p>
          </table:table-cell>
          <table:table-cell table:formula="of:=[$Sheet2.B739]-[Sheet2.$D$8]" office:value-type="float" office:value="21.356" calcext:value-type="float">
            <text:p>21,356</text:p>
          </table:table-cell>
        </table:table-row>
        <table:table-row table:style-name="ro1">
          <table:table-cell table:formula="of:=[$Sheet2.A740]-[Sheet2.$D$3]" office:value-type="float" office:value="278.750666666667" calcext:value-type="float">
            <text:p>278,750666666667</text:p>
          </table:table-cell>
          <table:table-cell table:formula="of:=[$Sheet2.B740]-[Sheet2.$D$8]" office:value-type="float" office:value="18.356" calcext:value-type="float">
            <text:p>18,356</text:p>
          </table:table-cell>
        </table:table-row>
        <table:table-row table:style-name="ro1">
          <table:table-cell table:formula="of:=[$Sheet2.A741]-[Sheet2.$D$3]" office:value-type="float" office:value="229.750666666667" calcext:value-type="float">
            <text:p>229,750666666667</text:p>
          </table:table-cell>
          <table:table-cell table:formula="of:=[$Sheet2.B741]-[Sheet2.$D$8]" office:value-type="float" office:value="24.356" calcext:value-type="float">
            <text:p>24,356</text:p>
          </table:table-cell>
        </table:table-row>
        <table:table-row table:style-name="ro1">
          <table:table-cell table:formula="of:=[$Sheet2.A742]-[Sheet2.$D$3]" office:value-type="float" office:value="150.750666666667" calcext:value-type="float">
            <text:p>150,750666666667</text:p>
          </table:table-cell>
          <table:table-cell table:formula="of:=[$Sheet2.B742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743]-[Sheet2.$D$3]" office:value-type="float" office:value="82.7506666666666" calcext:value-type="float">
            <text:p>82,7506666666666</text:p>
          </table:table-cell>
          <table:table-cell table:formula="of:=[$Sheet2.B743]-[Sheet2.$D$8]" office:value-type="float" office:value="22.356" calcext:value-type="float">
            <text:p>22,356</text:p>
          </table:table-cell>
        </table:table-row>
        <table:table-row table:style-name="ro1">
          <table:table-cell table:formula="of:=[$Sheet2.A744]-[Sheet2.$D$3]" office:value-type="float" office:value="-3.24933333333342" calcext:value-type="float">
            <text:p>-3,24933333333342</text:p>
          </table:table-cell>
          <table:table-cell table:formula="of:=[$Sheet2.B744]-[Sheet2.$D$8]" office:value-type="float" office:value="7.35599999999999" calcext:value-type="float">
            <text:p>7,35599999999999</text:p>
          </table:table-cell>
        </table:table-row>
        <table:table-row table:style-name="ro1">
          <table:table-cell table:formula="of:=[$Sheet2.A745]-[Sheet2.$D$3]" office:value-type="float" office:value="-77.2493333333334" calcext:value-type="float">
            <text:p>-77,2493333333334</text:p>
          </table:table-cell>
          <table:table-cell table:formula="of:=[$Sheet2.B745]-[Sheet2.$D$8]" office:value-type="float" office:value="19.356" calcext:value-type="float">
            <text:p>19,356</text:p>
          </table:table-cell>
        </table:table-row>
        <table:table-row table:style-name="ro1">
          <table:table-cell table:formula="of:=[$Sheet2.A746]-[Sheet2.$D$3]" office:value-type="float" office:value="-143.249333333333" calcext:value-type="float">
            <text:p>-143,249333333333</text:p>
          </table:table-cell>
          <table:table-cell table:formula="of:=[$Sheet2.B746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747]-[Sheet2.$D$3]" office:value-type="float" office:value="-179.249333333333" calcext:value-type="float">
            <text:p>-179,249333333333</text:p>
          </table:table-cell>
          <table:table-cell table:formula="of:=[$Sheet2.B747]-[Sheet2.$D$8]" office:value-type="float" office:value="24.356" calcext:value-type="float">
            <text:p>24,356</text:p>
          </table:table-cell>
        </table:table-row>
        <table:table-row table:style-name="ro1">
          <table:table-cell table:formula="of:=[$Sheet2.A748]-[Sheet2.$D$3]" office:value-type="float" office:value="-237.249333333333" calcext:value-type="float">
            <text:p>-237,249333333333</text:p>
          </table:table-cell>
          <table:table-cell table:formula="of:=[$Sheet2.B748]-[Sheet2.$D$8]" office:value-type="float" office:value="17.356" calcext:value-type="float">
            <text:p>17,356</text:p>
          </table:table-cell>
        </table:table-row>
        <table:table-row table:style-name="ro1">
          <table:table-cell table:formula="of:=[$Sheet2.A749]-[Sheet2.$D$3]" office:value-type="float" office:value="-258.249333333333" calcext:value-type="float">
            <text:p>-258,249333333333</text:p>
          </table:table-cell>
          <table:table-cell table:formula="of:=[$Sheet2.B749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750]-[Sheet2.$D$3]" office:value-type="float" office:value="-269.249333333333" calcext:value-type="float">
            <text:p>-269,249333333333</text:p>
          </table:table-cell>
          <table:table-cell table:formula="of:=[$Sheet2.B750]-[Sheet2.$D$8]" office:value-type="float" office:value="24.356" calcext:value-type="float">
            <text:p>24,356</text:p>
          </table:table-cell>
        </table:table-row>
      </table:table>
      <table:table table:name="Sheet4" table:style-name="ta1">
        <table:table-column table:style-name="co1" table:number-columns-repeated="19" table:default-cell-style-name="Default"/>
        <table:table-row table:style-name="ro1">
          <table:table-cell office:value-type="float" office:value="-137.32" calcext:value-type="float">
            <text:p>-137,32</text:p>
          </table:table-cell>
          <table:table-cell office:value-type="float" office:value="-0" calcext:value-type="float">
            <text:p>0</text:p>
          </table:table-cell>
          <table:table-cell/>
          <table:table-cell table:formula="of:=AVERAGE([.A1:.A250])" office:value-type="float" office:value="-7.82044" calcext:value-type="float">
            <text:p>-7,82044</text:p>
          </table:table-cell>
          <table:table-cell table:formula="of:=AVERAGE([.B1:.B250])" office:value-type="float" office:value="0" calcext:value-type="float">
            <text:p>0</text:p>
          </table:table-cell>
          <table:table-cell/>
          <table:table-cell table:formula="of:=[.A1]-[.$D$1]" office:value-type="float" office:value="-129.49956" calcext:value-type="float">
            <text:p>-129,49956</text:p>
          </table:table-cell>
          <table:table-cell table:formula="of:=[.B1]-[.$E$1]" office:value-type="float" office:value="-0" calcext:value-type="float">
            <text:p>0</text:p>
          </table:table-cell>
          <table:table-cell/>
          <table:table-cell table:style-name="ce2" table:formula="of:=COM.MICROSOFT.CONCAT([.G1];&quot; &quot;;[.H1])" office:value-type="string" office:string-value="-129,49956 0" calcext:value-type="string">
            <text:p>-129,49956 0</text:p>
          </table:table-cell>
          <table:table-cell/>
          <table:table-cell table:style-name="ce2" table:formula="of:=SUBSTITUTE([.J1];&quot;,&quot;;&quot;,&quot;)" office:value-type="string" office:string-value="-129,49956 0" calcext:value-type="string">
            <text:p>-129,49956 0</text:p>
          </table:table-cell>
          <table:table-cell table:number-columns-repeated="2"/>
          <table:table-cell table:formula="of:=220*SQRT(2)/([.$D$6]/2)*([.A1]-[.$D$1])" office:value-type="float" office:value="-229.407319342576" calcext:value-type="float">
            <text:p>-229,407319342576</text:p>
          </table:table-cell>
          <table:table-cell/>
          <table:table-cell table:formula="of:=SQRT(1/COUNT([.O1:.O625])*SUMPRODUCT([.O1:.O625];[.O1:.O625]))" office:value-type="float" office:value="208.409989311249" calcext:value-type="float">
            <text:p>208,409989311249</text:p>
          </table:table-cell>
          <table:table-cell table:number-columns-repeated="2"/>
        </table:table-row>
        <table:table-row table:style-name="ro1">
          <table:table-cell office:value-type="float" office:value="-97.87" calcext:value-type="float">
            <text:p>-97,8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]-[.$D$1]" office:value-type="float" office:value="-90.04956" calcext:value-type="float">
            <text:p>-90,04956</text:p>
          </table:table-cell>
          <table:table-cell table:formula="of:=[.B2]-[.$E$1]" office:value-type="float" office:value="-0" calcext:value-type="float">
            <text:p>0</text:p>
          </table:table-cell>
          <table:table-cell/>
          <table:table-cell table:formula="of:=COM.MICROSOFT.CONCAT([.G2];&quot; &quot;;[.H2])" office:value-type="string" office:string-value="-90,04956 0" calcext:value-type="string">
            <text:p>-90,04956 0</text:p>
          </table:table-cell>
          <table:table-cell/>
          <table:table-cell table:formula="of:=SUBSTITUTE([.J2];&quot;,&quot;;&quot;,&quot;)" office:value-type="string" office:string-value="-90,04956 0" calcext:value-type="string">
            <text:p>-90,04956 0</text:p>
          </table:table-cell>
          <table:table-cell table:number-columns-repeated="2"/>
          <table:table-cell table:formula="of:=220*SQRT(2)/([.$D$6]/2)*([.A2]-[.$D$1])" office:value-type="float" office:value="-159.521995036728" calcext:value-type="float">
            <text:p>-159,521995036728</text:p>
          </table:table-cell>
          <table:table-cell table:number-columns-repeated="4"/>
        </table:table-row>
        <table:table-row table:style-name="ro1">
          <table:table-cell office:value-type="float" office:value="-62.21" calcext:value-type="float">
            <text:p>-62,21</text:p>
          </table:table-cell>
          <table:table-cell office:value-type="float" office:value="-0" calcext:value-type="float">
            <text:p>0</text:p>
          </table:table-cell>
          <table:table-cell/>
          <table:table-cell table:formula="of:=MAX([.A1:.A625])" office:value-type="float" office:value="166.15" calcext:value-type="float">
            <text:p>166,15</text:p>
          </table:table-cell>
          <table:table-cell table:number-columns-repeated="2"/>
          <table:table-cell table:formula="of:=[.A3]-[.$D$1]" office:value-type="float" office:value="-54.38956" calcext:value-type="float">
            <text:p>-54,38956</text:p>
          </table:table-cell>
          <table:table-cell table:formula="of:=[.B3]-[.$E$1]" office:value-type="float" office:value="-0" calcext:value-type="float">
            <text:p>0</text:p>
          </table:table-cell>
          <table:table-cell/>
          <table:table-cell table:formula="of:=COM.MICROSOFT.CONCAT([.G3];&quot; &quot;;[.H3])" office:value-type="string" office:string-value="-54,38956 0" calcext:value-type="string">
            <text:p>-54,38956 0</text:p>
          </table:table-cell>
          <table:table-cell/>
          <table:table-cell table:formula="of:=SUBSTITUTE([.J3];&quot;,&quot;;&quot;,&quot;)" office:value-type="string" office:string-value="-54,38956 0" calcext:value-type="string">
            <text:p>-54,38956 0</text:p>
          </table:table-cell>
          <table:table-cell table:number-columns-repeated="2"/>
          <table:table-cell table:formula="of:=220*SQRT(2)/([.$D$6]/2)*([.A3]-[.$D$1])" office:value-type="float" office:value="-96.3506220393506" calcext:value-type="float">
            <text:p>-96,3506220393506</text:p>
          </table:table-cell>
          <table:table-cell/>
          <table:table-cell table:formula="of:=1000/60" office:value-type="float" office:value="16.6666666666667" calcext:value-type="float">
            <text:p>16,6666666666667</text:p>
          </table:table-cell>
          <table:table-cell table:number-columns-repeated="2"/>
        </table:table-row>
        <table:table-row table:style-name="ro1">
          <table:table-cell office:value-type="float" office:value="-16.69" calcext:value-type="float">
            <text:p>-16,69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A2:.A626])" office:value-type="float" office:value="-185.11" calcext:value-type="float">
            <text:p>-185,11</text:p>
          </table:table-cell>
          <table:table-cell table:number-columns-repeated="2"/>
          <table:table-cell table:formula="of:=[.A4]-[.$D$1]" office:value-type="float" office:value="-8.86956" calcext:value-type="float">
            <text:p>-8,86956</text:p>
          </table:table-cell>
          <table:table-cell table:formula="of:=[.B4]-[.$E$1]" office:value-type="float" office:value="0" calcext:value-type="float">
            <text:p>0</text:p>
          </table:table-cell>
          <table:table-cell/>
          <table:table-cell table:formula="of:=COM.MICROSOFT.CONCAT([.G4];&quot; &quot;;[.H4])" office:value-type="string" office:string-value="-8,86956 0" calcext:value-type="string">
            <text:p>-8,86956 0</text:p>
          </table:table-cell>
          <table:table-cell/>
          <table:table-cell table:formula="of:=SUBSTITUTE([.J4];&quot;,&quot;;&quot;,&quot;)" office:value-type="string" office:string-value="-8,86956 0" calcext:value-type="string">
            <text:p>-8,86956 0</text:p>
          </table:table-cell>
          <table:table-cell table:number-columns-repeated="2"/>
          <table:table-cell table:formula="of:=220*SQRT(2)/([.$D$6]/2)*([.A4]-[.$D$1])" office:value-type="float" office:value="-15.7123466932871" calcext:value-type="float">
            <text:p>-15,7123466932871</text:p>
          </table:table-cell>
          <table:table-cell/>
          <table:table-cell table:formula="of:=400/1000" office:value-type="float" office:value="0.4" calcext:value-type="float">
            <text:p>0,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]-[.$D$1]" office:value-type="float" office:value="29.82044" calcext:value-type="float">
            <text:p>29,82044</text:p>
          </table:table-cell>
          <table:table-cell table:formula="of:=[.B5]-[.$E$1]" office:value-type="float" office:value="0" calcext:value-type="float">
            <text:p>0</text:p>
          </table:table-cell>
          <table:table-cell/>
          <table:table-cell table:formula="of:=COM.MICROSOFT.CONCAT([.G5];&quot; &quot;;[.H5])" office:value-type="string" office:string-value="29,82044 0" calcext:value-type="string">
            <text:p>29,82044 0</text:p>
          </table:table-cell>
          <table:table-cell/>
          <table:table-cell table:formula="of:=SUBSTITUTE([.J5];&quot;,&quot;;&quot;,&quot;)" office:value-type="string" office:string-value="29,82044 0" calcext:value-type="string">
            <text:p>29,82044 0</text:p>
          </table:table-cell>
          <table:table-cell table:number-columns-repeated="2"/>
          <table:table-cell table:formula="of:=220*SQRT(2)/([.$D$6]/2)*([.A5]-[.$D$1])" office:value-type="float" office:value="52.826644368646" calcext:value-type="float">
            <text:p>52,826644368646</text:p>
          </table:table-cell>
          <table:table-cell/>
          <table:table-cell table:formula="of:=[.Q3]/[.Q4]" office:value-type="float" office:value="41.6666666666667" calcext:value-type="float">
            <text:p>41,6666666666667</text:p>
          </table:table-cell>
          <table:table-cell/>
          <table:table-cell table:formula="of:=625/[.Q5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.28" calcext:value-type="float">
            <text:p>68,28</text:p>
          </table:table-cell>
          <table:table-cell office:value-type="float" office:value="-0" calcext:value-type="float">
            <text:p>0</text:p>
          </table:table-cell>
          <table:table-cell/>
          <table:table-cell table:formula="of:=[.D3]-[.D4]" office:value-type="float" office:value="351.26" calcext:value-type="float">
            <text:p>351,26</text:p>
          </table:table-cell>
          <table:table-cell table:number-columns-repeated="2"/>
          <table:table-cell table:formula="of:=[.A6]-[.$D$1]" office:value-type="float" office:value="76.10044" calcext:value-type="float">
            <text:p>76,10044</text:p>
          </table:table-cell>
          <table:table-cell table:formula="of:=[.B6]-[.$E$1]" office:value-type="float" office:value="-0" calcext:value-type="float">
            <text:p>0</text:p>
          </table:table-cell>
          <table:table-cell/>
          <table:table-cell table:formula="of:=COM.MICROSOFT.CONCAT([.G6];&quot; &quot;;[.H6])" office:value-type="string" office:string-value="76,10044 0" calcext:value-type="string">
            <text:p>76,10044 0</text:p>
          </table:table-cell>
          <table:table-cell/>
          <table:table-cell table:formula="of:=SUBSTITUTE([.J6];&quot;,&quot;;&quot;,&quot;)" office:value-type="string" office:string-value="76,10044 0" calcext:value-type="string">
            <text:p>76,10044 0</text:p>
          </table:table-cell>
          <table:table-cell table:number-columns-repeated="2"/>
          <table:table-cell table:formula="of:=220*SQRT(2)/([.$D$6]/2)*([.A6]-[.$D$1])" office:value-type="float" office:value="134.811252958624" calcext:value-type="float">
            <text:p>134,811252958624</text:p>
          </table:table-cell>
          <table:table-cell table:number-columns-repeated="4"/>
        </table:table-row>
        <table:table-row table:style-name="ro1">
          <table:table-cell office:value-type="float" office:value="110.01" calcext:value-type="float">
            <text:p>110,0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7]-[.$D$1]" office:value-type="float" office:value="117.83044" calcext:value-type="float">
            <text:p>117,83044</text:p>
          </table:table-cell>
          <table:table-cell table:formula="of:=[.B7]-[.$E$1]" office:value-type="float" office:value="0" calcext:value-type="float">
            <text:p>0</text:p>
          </table:table-cell>
          <table:table-cell/>
          <table:table-cell table:formula="of:=COM.MICROSOFT.CONCAT([.G7];&quot; &quot;;[.H7])" office:value-type="string" office:string-value="117,83044 0" calcext:value-type="string">
            <text:p>117,83044 0</text:p>
          </table:table-cell>
          <table:table-cell/>
          <table:table-cell table:formula="of:=SUBSTITUTE([.J7];&quot;,&quot;;&quot;,&quot;)" office:value-type="string" office:string-value="117,83044 0" calcext:value-type="string">
            <text:p>117,83044 0</text:p>
          </table:table-cell>
          <table:table-cell table:number-columns-repeated="2"/>
          <table:table-cell table:formula="of:=220*SQRT(2)/([.$D$6]/2)*([.A7]-[.$D$1])" office:value-type="float" office:value="208.735576996217" calcext:value-type="float">
            <text:p>208,735576996217</text:p>
          </table:table-cell>
          <table:table-cell table:number-columns-repeated="4"/>
        </table:table-row>
        <table:table-row table:style-name="ro1">
          <table:table-cell office:value-type="float" office:value="141.11" calcext:value-type="float">
            <text:p>141,11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8]-[.$D$1]" office:value-type="float" office:value="148.93044" calcext:value-type="float">
            <text:p>148,93044</text:p>
          </table:table-cell>
          <table:table-cell table:formula="of:=[.B8]-[.$E$1]" office:value-type="float" office:value="-0" calcext:value-type="float">
            <text:p>0</text:p>
          </table:table-cell>
          <table:table-cell/>
          <table:table-cell table:formula="of:=COM.MICROSOFT.CONCAT([.G8];&quot; &quot;;[.H8])" office:value-type="string" office:string-value="148,93044 0" calcext:value-type="string">
            <text:p>148,93044 0</text:p>
          </table:table-cell>
          <table:table-cell/>
          <table:table-cell table:formula="of:=SUBSTITUTE([.J8];&quot;,&quot;;&quot;,&quot;)" office:value-type="string" office:string-value="148,93044 0" calcext:value-type="string">
            <text:p>148,93044 0</text:p>
          </table:table-cell>
          <table:table-cell table:number-columns-repeated="2"/>
          <table:table-cell table:formula="of:=220*SQRT(2)/([.$D$6]/2)*([.A8]-[.$D$1])" office:value-type="float" office:value="263.828950530105" calcext:value-type="float">
            <text:p>263,828950530105</text:p>
          </table:table-cell>
          <table:table-cell table:number-columns-repeated="4"/>
        </table:table-row>
        <table:table-row table:style-name="ro1">
          <table:table-cell office:value-type="float" office:value="156.28" calcext:value-type="float">
            <text:p>156,2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9]-[.$D$1]" office:value-type="float" office:value="164.10044" calcext:value-type="float">
            <text:p>164,10044</text:p>
          </table:table-cell>
          <table:table-cell table:formula="of:=[.B9]-[.$E$1]" office:value-type="float" office:value="0" calcext:value-type="float">
            <text:p>0</text:p>
          </table:table-cell>
          <table:table-cell/>
          <table:table-cell table:formula="of:=COM.MICROSOFT.CONCAT([.G9];&quot; &quot;;[.H9])" office:value-type="string" office:string-value="164,10044 0" calcext:value-type="string">
            <text:p>164,10044 0</text:p>
          </table:table-cell>
          <table:table-cell/>
          <table:table-cell table:formula="of:=SUBSTITUTE([.J9];&quot;,&quot;;&quot;,&quot;)" office:value-type="string" office:string-value="164,10044 0" calcext:value-type="string">
            <text:p>164,10044 0</text:p>
          </table:table-cell>
          <table:table-cell table:number-columns-repeated="2"/>
          <table:table-cell table:formula="of:=220*SQRT(2)/([.$D$6]/2)*([.A9]-[.$D$1])" office:value-type="float" office:value="290.702470675091" calcext:value-type="float">
            <text:p>290,702470675091</text:p>
          </table:table-cell>
          <table:table-cell table:number-columns-repeated="4"/>
        </table:table-row>
        <table:table-row table:style-name="ro1">
          <table:table-cell office:value-type="float" office:value="162.35" calcext:value-type="float">
            <text:p>162,3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10]-[.$D$1]" office:value-type="float" office:value="170.17044" calcext:value-type="float">
            <text:p>170,17044</text:p>
          </table:table-cell>
          <table:table-cell table:formula="of:=[.B10]-[.$E$1]" office:value-type="float" office:value="0" calcext:value-type="float">
            <text:p>0</text:p>
          </table:table-cell>
          <table:table-cell/>
          <table:table-cell table:formula="of:=COM.MICROSOFT.CONCAT([.G10];&quot; &quot;;[.H10])" office:value-type="string" office:string-value="170,17044 0" calcext:value-type="string">
            <text:p>170,17044 0</text:p>
          </table:table-cell>
          <table:table-cell/>
          <table:table-cell table:formula="of:=SUBSTITUTE([.J10];&quot;,&quot;;&quot;,&quot;)" office:value-type="string" office:string-value="170,17044 0" calcext:value-type="string">
            <text:p>170,17044 0</text:p>
          </table:table-cell>
          <table:table-cell table:number-columns-repeated="2"/>
          <table:table-cell table:formula="of:=220*SQRT(2)/([.$D$6]/2)*([.A10]-[.$D$1])" office:value-type="float" office:value="301.455421715307" calcext:value-type="float">
            <text:p>301,455421715307</text:p>
          </table:table-cell>
          <table:table-cell table:number-columns-repeated="4"/>
        </table:table-row>
        <table:table-row table:style-name="ro1">
          <table:table-cell office:value-type="float" office:value="159.32" calcext:value-type="float">
            <text:p>159,3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11]-[.$D$1]" office:value-type="float" office:value="167.14044" calcext:value-type="float">
            <text:p>167,14044</text:p>
          </table:table-cell>
          <table:table-cell table:formula="of:=[.B11]-[.$E$1]" office:value-type="float" office:value="0" calcext:value-type="float">
            <text:p>0</text:p>
          </table:table-cell>
          <table:table-cell/>
          <table:table-cell table:formula="of:=COM.MICROSOFT.CONCAT([.G11];&quot; &quot;;[.H11])" office:value-type="string" office:string-value="167,14044 0" calcext:value-type="string">
            <text:p>167,14044 0</text:p>
          </table:table-cell>
          <table:table-cell/>
          <table:table-cell table:formula="of:=SUBSTITUTE([.J11];&quot;,&quot;;&quot;,&quot;)" office:value-type="string" office:string-value="167,14044 0" calcext:value-type="string">
            <text:p>167,14044 0</text:p>
          </table:table-cell>
          <table:table-cell table:number-columns-repeated="2"/>
          <table:table-cell table:formula="of:=220*SQRT(2)/([.$D$6]/2)*([.A11]-[.$D$1])" office:value-type="float" office:value="296.087803650751" calcext:value-type="float">
            <text:p>296,087803650751</text:p>
          </table:table-cell>
          <table:table-cell table:number-columns-repeated="4"/>
        </table:table-row>
        <table:table-row table:style-name="ro1">
          <table:table-cell office:value-type="float" office:value="133.52" calcext:value-type="float">
            <text:p>133,5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CT bias</text:p>
          </table:table-cell>
          <table:table-cell table:formula="of:=3.3*9870/(21700+9870)" office:value-type="float" office:value="1.03170731707317" calcext:value-type="float">
            <text:p>1,03170731707317</text:p>
          </table:table-cell>
          <table:table-cell/>
          <table:table-cell table:formula="of:=[.A12]-[.$D$1]" office:value-type="float" office:value="141.34044" calcext:value-type="float">
            <text:p>141,34044</text:p>
          </table:table-cell>
          <table:table-cell table:formula="of:=[.B12]-[.$E$1]" office:value-type="float" office:value="0" calcext:value-type="float">
            <text:p>0</text:p>
          </table:table-cell>
          <table:table-cell/>
          <table:table-cell table:formula="of:=COM.MICROSOFT.CONCAT([.G12];&quot; &quot;;[.H12])" office:value-type="string" office:string-value="141,34044 0" calcext:value-type="string">
            <text:p>141,34044 0</text:p>
          </table:table-cell>
          <table:table-cell/>
          <table:table-cell table:formula="of:=SUBSTITUTE([.J12];&quot;,&quot;;&quot;,&quot;)" office:value-type="string" office:string-value="141,34044 0" calcext:value-type="string">
            <text:p>141,34044 0</text:p>
          </table:table-cell>
          <table:table-cell table:number-columns-repeated="2"/>
          <table:table-cell table:formula="of:=220*SQRT(2)/([.$D$6]/2)*([.A12]-[.$D$1])" office:value-type="float" office:value="250.38333300206" calcext:value-type="float">
            <text:p>250,38333300206</text:p>
          </table:table-cell>
          <table:table-cell table:number-columns-repeated="4"/>
        </table:table-row>
        <table:table-row table:style-name="ro1">
          <table:table-cell office:value-type="float" office:value="102.42" calcext:value-type="float">
            <text:p>102,4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MPT bias</text:p>
          </table:table-cell>
          <table:table-cell table:formula="of:=4.4/2*(9970/(9840+9970))" office:value-type="float" office:value="1.10721857647653" calcext:value-type="float">
            <text:p>1,10721857647653</text:p>
          </table:table-cell>
          <table:table-cell/>
          <table:table-cell table:formula="of:=[.A13]-[.$D$1]" office:value-type="float" office:value="110.24044" calcext:value-type="float">
            <text:p>110,24044</text:p>
          </table:table-cell>
          <table:table-cell table:formula="of:=[.B13]-[.$E$1]" office:value-type="float" office:value="0" calcext:value-type="float">
            <text:p>0</text:p>
          </table:table-cell>
          <table:table-cell/>
          <table:table-cell table:formula="of:=COM.MICROSOFT.CONCAT([.G13];&quot; &quot;;[.H13])" office:value-type="string" office:string-value="110,24044 0" calcext:value-type="string">
            <text:p>110,24044 0</text:p>
          </table:table-cell>
          <table:table-cell/>
          <table:table-cell table:formula="of:=SUBSTITUTE([.J13];&quot;,&quot;;&quot;,&quot;)" office:value-type="string" office:string-value="110,24044 0" calcext:value-type="string">
            <text:p>110,24044 0</text:p>
          </table:table-cell>
          <table:table-cell table:number-columns-repeated="2"/>
          <table:table-cell table:formula="of:=220*SQRT(2)/([.$D$6]/2)*([.A13]-[.$D$1])" office:value-type="float" office:value="195.289959468172" calcext:value-type="float">
            <text:p>195,289959468172</text:p>
          </table:table-cell>
          <table:table-cell table:number-columns-repeated="4"/>
        </table:table-row>
        <table:table-row table:style-name="ro1">
          <table:table-cell office:value-type="float" office:value="62.21" calcext:value-type="float">
            <text:p>62,2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14]-[.$D$1]" office:value-type="float" office:value="70.03044" calcext:value-type="float">
            <text:p>70,03044</text:p>
          </table:table-cell>
          <table:table-cell table:formula="of:=[.B14]-[.$E$1]" office:value-type="float" office:value="0" calcext:value-type="float">
            <text:p>0</text:p>
          </table:table-cell>
          <table:table-cell/>
          <table:table-cell table:formula="of:=COM.MICROSOFT.CONCAT([.G14];&quot; &quot;;[.H14])" office:value-type="string" office:string-value="70,03044 0" calcext:value-type="string">
            <text:p>70,03044 0</text:p>
          </table:table-cell>
          <table:table-cell/>
          <table:table-cell table:formula="of:=SUBSTITUTE([.J14];&quot;,&quot;;&quot;,&quot;)" office:value-type="string" office:string-value="70,03044 0" calcext:value-type="string">
            <text:p>70,03044 0</text:p>
          </table:table-cell>
          <table:table-cell table:number-columns-repeated="2"/>
          <table:table-cell table:formula="of:=220*SQRT(2)/([.$D$6]/2)*([.A14]-[.$D$1])" office:value-type="float" office:value="124.058301918409" calcext:value-type="float">
            <text:p>124,058301918409</text:p>
          </table:table-cell>
          <table:table-cell table:number-columns-repeated="4"/>
        </table:table-row>
        <table:table-row table:style-name="ro1">
          <table:table-cell office:value-type="float" office:value="18.97" calcext:value-type="float">
            <text:p>18,9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5]-[.$D$1]" office:value-type="float" office:value="26.79044" calcext:value-type="float">
            <text:p>26,79044</text:p>
          </table:table-cell>
          <table:table-cell table:formula="of:=[.B15]-[.$E$1]" office:value-type="float" office:value="-0" calcext:value-type="float">
            <text:p>0</text:p>
          </table:table-cell>
          <table:table-cell/>
          <table:table-cell table:formula="of:=COM.MICROSOFT.CONCAT([.G15];&quot; &quot;;[.H15])" office:value-type="string" office:string-value="26,79044 0" calcext:value-type="string">
            <text:p>26,79044 0</text:p>
          </table:table-cell>
          <table:table-cell/>
          <table:table-cell table:formula="of:=SUBSTITUTE([.J15];&quot;,&quot;;&quot;,&quot;)" office:value-type="string" office:string-value="26,79044 0" calcext:value-type="string">
            <text:p>26,79044 0</text:p>
          </table:table-cell>
          <table:table-cell table:number-columns-repeated="2"/>
          <table:table-cell table:formula="of:=220*SQRT(2)/([.$D$6]/2)*([.A15]-[.$D$1])" office:value-type="float" office:value="47.4590263040903" calcext:value-type="float">
            <text:p>47,4590263040903</text:p>
          </table:table-cell>
          <table:table-cell table:number-columns-repeated="4"/>
        </table:table-row>
        <table:table-row table:style-name="ro1">
          <table:table-cell office:value-type="float" office:value="-26.55" calcext:value-type="float">
            <text:p>-26,55</text:p>
          </table:table-cell>
          <table:table-cell office:value-type="float" office:value="-0" calcext:value-type="float">
            <text:p>0</text:p>
          </table:table-cell>
          <table:table-cell/>
          <table:table-cell table:formula="of:=2000/466" office:value-type="float" office:value="4.29184549356223" calcext:value-type="float">
            <text:p>4,29184549356223</text:p>
          </table:table-cell>
          <table:table-cell table:number-columns-repeated="2"/>
          <table:table-cell table:formula="of:=[.A16]-[.$D$1]" office:value-type="float" office:value="-18.72956" calcext:value-type="float">
            <text:p>-18,72956</text:p>
          </table:table-cell>
          <table:table-cell table:formula="of:=[.B16]-[.$E$1]" office:value-type="float" office:value="-0" calcext:value-type="float">
            <text:p>0</text:p>
          </table:table-cell>
          <table:table-cell/>
          <table:table-cell table:formula="of:=COM.MICROSOFT.CONCAT([.G16];&quot; &quot;;[.H16])" office:value-type="string" office:string-value="-18,72956 0" calcext:value-type="string">
            <text:p>-18,72956 0</text:p>
          </table:table-cell>
          <table:table-cell/>
          <table:table-cell table:formula="of:=SUBSTITUTE([.J16];&quot;,&quot;;&quot;,&quot;)" office:value-type="string" office:string-value="-18,72956 0" calcext:value-type="string">
            <text:p>-18,72956 0</text:p>
          </table:table-cell>
          <table:table-cell table:number-columns-repeated="2"/>
          <table:table-cell table:formula="of:=220*SQRT(2)/([.$D$6]/2)*([.A16]-[.$D$1])" office:value-type="float" office:value="-33.1792490419731" calcext:value-type="float">
            <text:p>-33,1792490419731</text:p>
          </table:table-cell>
          <table:table-cell table:number-columns-repeated="4"/>
        </table:table-row>
        <table:table-row table:style-name="ro1">
          <table:table-cell office:value-type="float" office:value="-70.56" calcext:value-type="float">
            <text:p>-70,56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7]-[.$D$1]" office:value-type="float" office:value="-62.73956" calcext:value-type="float">
            <text:p>-62,73956</text:p>
          </table:table-cell>
          <table:table-cell table:formula="of:=[.B17]-[.$E$1]" office:value-type="float" office:value="-0" calcext:value-type="float">
            <text:p>0</text:p>
          </table:table-cell>
          <table:table-cell/>
          <table:table-cell table:formula="of:=COM.MICROSOFT.CONCAT([.G17];&quot; &quot;;[.H17])" office:value-type="string" office:string-value="-62,73956 0" calcext:value-type="string">
            <text:p>-62,73956 0</text:p>
          </table:table-cell>
          <table:table-cell/>
          <table:table-cell table:formula="of:=SUBSTITUTE([.J17];&quot;,&quot;;&quot;,&quot;)" office:value-type="string" office:string-value="-62,73956 0" calcext:value-type="string">
            <text:p>-62,73956 0</text:p>
          </table:table-cell>
          <table:table-cell table:number-columns-repeated="2"/>
          <table:table-cell table:formula="of:=220*SQRT(2)/([.$D$6]/2)*([.A17]-[.$D$1])" office:value-type="float" office:value="-111.142572811311" calcext:value-type="float">
            <text:p>-111,142572811311</text:p>
          </table:table-cell>
          <table:table-cell table:number-columns-repeated="4"/>
        </table:table-row>
        <table:table-row table:style-name="ro1">
          <table:table-cell office:value-type="float" office:value="-113.04" calcext:value-type="float">
            <text:p>-113,04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8]-[.$D$1]" office:value-type="float" office:value="-105.21956" calcext:value-type="float">
            <text:p>-105,21956</text:p>
          </table:table-cell>
          <table:table-cell table:formula="of:=[.B18]-[.$E$1]" office:value-type="float" office:value="-0" calcext:value-type="float">
            <text:p>0</text:p>
          </table:table-cell>
          <table:table-cell/>
          <table:table-cell table:formula="of:=COM.MICROSOFT.CONCAT([.G18];&quot; &quot;;[.H18])" office:value-type="string" office:string-value="-105,21956 0" calcext:value-type="string">
            <text:p>-105,21956 0</text:p>
          </table:table-cell>
          <table:table-cell/>
          <table:table-cell table:formula="of:=SUBSTITUTE([.J18];&quot;,&quot;;&quot;,&quot;)" office:value-type="string" office:string-value="-105,21956 0" calcext:value-type="string">
            <text:p>-105,21956 0</text:p>
          </table:table-cell>
          <table:table-cell table:number-columns-repeated="2"/>
          <table:table-cell table:formula="of:=220*SQRT(2)/([.$D$6]/2)*([.A18]-[.$D$1])" office:value-type="float" office:value="-186.395515181715" calcext:value-type="float">
            <text:p>-186,395515181715</text:p>
          </table:table-cell>
          <table:table-cell table:number-columns-repeated="4"/>
        </table:table-row>
        <table:table-row table:style-name="ro1">
          <table:table-cell office:value-type="float" office:value="-143.39" calcext:value-type="float">
            <text:p>-143,39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9]-[.$D$1]" office:value-type="float" office:value="-135.56956" calcext:value-type="float">
            <text:p>-135,56956</text:p>
          </table:table-cell>
          <table:table-cell table:formula="of:=[.B19]-[.$E$1]" office:value-type="float" office:value="-0" calcext:value-type="float">
            <text:p>0</text:p>
          </table:table-cell>
          <table:table-cell/>
          <table:table-cell table:formula="of:=COM.MICROSOFT.CONCAT([.G19];&quot; &quot;;[.H19])" office:value-type="string" office:string-value="-135,56956 0" calcext:value-type="string">
            <text:p>-135,56956 0</text:p>
          </table:table-cell>
          <table:table-cell/>
          <table:table-cell table:formula="of:=SUBSTITUTE([.J19];&quot;,&quot;;&quot;,&quot;)" office:value-type="string" office:string-value="-135,56956 0" calcext:value-type="string">
            <text:p>-135,56956 0</text:p>
          </table:table-cell>
          <table:table-cell table:number-columns-repeated="2"/>
          <table:table-cell table:formula="of:=220*SQRT(2)/([.$D$6]/2)*([.A19]-[.$D$1])" office:value-type="float" office:value="-240.160270382791" calcext:value-type="float">
            <text:p>-240,160270382791</text:p>
          </table:table-cell>
          <table:table-cell table:number-columns-repeated="4"/>
        </table:table-row>
        <table:table-row table:style-name="ro1">
          <table:table-cell office:value-type="float" office:value="-163.11" calcext:value-type="float">
            <text:p>-163,11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0]-[.$D$1]" office:value-type="float" office:value="-155.28956" calcext:value-type="float">
            <text:p>-155,28956</text:p>
          </table:table-cell>
          <table:table-cell table:formula="of:=[.B20]-[.$E$1]" office:value-type="float" office:value="-0" calcext:value-type="float">
            <text:p>0</text:p>
          </table:table-cell>
          <table:table-cell/>
          <table:table-cell table:formula="of:=COM.MICROSOFT.CONCAT([.G20];&quot; &quot;;[.H20])" office:value-type="string" office:string-value="-155,28956 0" calcext:value-type="string">
            <text:p>-155,28956 0</text:p>
          </table:table-cell>
          <table:table-cell/>
          <table:table-cell table:formula="of:=SUBSTITUTE([.J20];&quot;,&quot;;&quot;,&quot;)" office:value-type="string" office:string-value="-155,28956 0" calcext:value-type="string">
            <text:p>-155,28956 0</text:p>
          </table:table-cell>
          <table:table-cell table:number-columns-repeated="2"/>
          <table:table-cell table:formula="of:=220*SQRT(2)/([.$D$6]/2)*([.A20]-[.$D$1])" office:value-type="float" office:value="-275.094075080163" calcext:value-type="float">
            <text:p>-275,094075080163</text:p>
          </table:table-cell>
          <table:table-cell table:number-columns-repeated="4"/>
        </table:table-row>
        <table:table-row table:style-name="ro1">
          <table:table-cell office:value-type="float" office:value="-170.7" calcext:value-type="float">
            <text:p>-170,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1]-[.$D$1]" office:value-type="float" office:value="-162.87956" calcext:value-type="float">
            <text:p>-162,87956</text:p>
          </table:table-cell>
          <table:table-cell table:formula="of:=[.B21]-[.$E$1]" office:value-type="float" office:value="-0" calcext:value-type="float">
            <text:p>0</text:p>
          </table:table-cell>
          <table:table-cell/>
          <table:table-cell table:formula="of:=COM.MICROSOFT.CONCAT([.G21];&quot; &quot;;[.H21])" office:value-type="string" office:string-value="-162,87956 0" calcext:value-type="string">
            <text:p>-162,87956 0</text:p>
          </table:table-cell>
          <table:table-cell/>
          <table:table-cell table:formula="of:=SUBSTITUTE([.J21];&quot;,&quot;;&quot;,&quot;)" office:value-type="string" office:string-value="-162,87956 0" calcext:value-type="string">
            <text:p>-162,87956 0</text:p>
          </table:table-cell>
          <table:table-cell table:number-columns-repeated="2"/>
          <table:table-cell table:formula="of:=220*SQRT(2)/([.$D$6]/2)*([.A21]-[.$D$1])" office:value-type="float" office:value="-288.539692608209" calcext:value-type="float">
            <text:p>-288,539692608209</text:p>
          </table:table-cell>
          <table:table-cell table:number-columns-repeated="4"/>
        </table:table-row>
        <table:table-row table:style-name="ro1">
          <table:table-cell office:value-type="float" office:value="-173.73" calcext:value-type="float">
            <text:p>-173,73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2]-[.$D$1]" office:value-type="float" office:value="-165.90956" calcext:value-type="float">
            <text:p>-165,90956</text:p>
          </table:table-cell>
          <table:table-cell table:formula="of:=[.B22]-[.$E$1]" office:value-type="float" office:value="-0" calcext:value-type="float">
            <text:p>0</text:p>
          </table:table-cell>
          <table:table-cell/>
          <table:table-cell table:formula="of:=COM.MICROSOFT.CONCAT([.G22];&quot; &quot;;[.H22])" office:value-type="string" office:string-value="-165,90956 0" calcext:value-type="string">
            <text:p>-165,90956 0</text:p>
          </table:table-cell>
          <table:table-cell/>
          <table:table-cell table:formula="of:=SUBSTITUTE([.J22];&quot;,&quot;;&quot;,&quot;)" office:value-type="string" office:string-value="-165,90956 0" calcext:value-type="string">
            <text:p>-165,90956 0</text:p>
          </table:table-cell>
          <table:table-cell table:number-columns-repeated="2"/>
          <table:table-cell table:formula="of:=220*SQRT(2)/([.$D$6]/2)*([.A22]-[.$D$1])" office:value-type="float" office:value="-293.907310672764" calcext:value-type="float">
            <text:p>-293,907310672764</text:p>
          </table:table-cell>
          <table:table-cell table:number-columns-repeated="4"/>
        </table:table-row>
        <table:table-row table:style-name="ro1">
          <table:table-cell office:value-type="float" office:value="-154.77" calcext:value-type="float">
            <text:p>-154,7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23]-[.$D$1]" office:value-type="float" office:value="-146.94956" calcext:value-type="float">
            <text:p>-146,94956</text:p>
          </table:table-cell>
          <table:table-cell table:formula="of:=[.B23]-[.$E$1]" office:value-type="float" office:value="0" calcext:value-type="float">
            <text:p>0</text:p>
          </table:table-cell>
          <table:table-cell/>
          <table:table-cell table:formula="of:=COM.MICROSOFT.CONCAT([.G23];&quot; &quot;;[.H23])" office:value-type="string" office:string-value="-146,94956 0" calcext:value-type="string">
            <text:p>-146,94956 0</text:p>
          </table:table-cell>
          <table:table-cell/>
          <table:table-cell table:formula="of:=SUBSTITUTE([.J23];&quot;,&quot;;&quot;,&quot;)" office:value-type="string" office:string-value="-146,94956 0" calcext:value-type="string">
            <text:p>-146,94956 0</text:p>
          </table:table-cell>
          <table:table-cell table:number-columns-repeated="2"/>
          <table:table-cell table:formula="of:=220*SQRT(2)/([.$D$6]/2)*([.A23]-[.$D$1])" office:value-type="float" office:value="-260.319839219307" calcext:value-type="float">
            <text:p>-260,319839219307</text:p>
          </table:table-cell>
          <table:table-cell table:number-columns-repeated="4"/>
        </table:table-row>
        <table:table-row table:style-name="ro1">
          <table:table-cell office:value-type="float" office:value="-125.18" calcext:value-type="float">
            <text:p>-125,1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4]-[.$D$1]" office:value-type="float" office:value="-117.35956" calcext:value-type="float">
            <text:p>-117,35956</text:p>
          </table:table-cell>
          <table:table-cell table:formula="of:=[.B24]-[.$E$1]" office:value-type="float" office:value="-0" calcext:value-type="float">
            <text:p>0</text:p>
          </table:table-cell>
          <table:table-cell/>
          <table:table-cell table:formula="of:=COM.MICROSOFT.CONCAT([.G24];&quot; &quot;;[.H24])" office:value-type="string" office:string-value="-117,35956 0" calcext:value-type="string">
            <text:p>-117,35956 0</text:p>
          </table:table-cell>
          <table:table-cell/>
          <table:table-cell table:formula="of:=SUBSTITUTE([.J24];&quot;,&quot;;&quot;,&quot;)" office:value-type="string" office:string-value="-117,35956 0" calcext:value-type="string">
            <text:p>-117,35956 0</text:p>
          </table:table-cell>
          <table:table-cell table:number-columns-repeated="2"/>
          <table:table-cell table:formula="of:=220*SQRT(2)/([.$D$6]/2)*([.A24]-[.$D$1])" office:value-type="float" office:value="-207.901417262145" calcext:value-type="float">
            <text:p>-207,901417262145</text:p>
          </table:table-cell>
          <table:table-cell table:number-columns-repeated="4"/>
        </table:table-row>
        <table:table-row table:style-name="ro1">
          <table:table-cell office:value-type="float" office:value="-87.25" calcext:value-type="float">
            <text:p>-87,2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25]-[.$D$1]" office:value-type="float" office:value="-79.42956" calcext:value-type="float">
            <text:p>-79,42956</text:p>
          </table:table-cell>
          <table:table-cell table:formula="of:=[.B25]-[.$E$1]" office:value-type="float" office:value="0" calcext:value-type="float">
            <text:p>0</text:p>
          </table:table-cell>
          <table:table-cell/>
          <table:table-cell table:formula="of:=COM.MICROSOFT.CONCAT([.G25];&quot; &quot;;[.H25])" office:value-type="string" office:string-value="-79,42956 0" calcext:value-type="string">
            <text:p>-79,42956 0</text:p>
          </table:table-cell>
          <table:table-cell/>
          <table:table-cell table:formula="of:=SUBSTITUTE([.J25];&quot;,&quot;;&quot;,&quot;)" office:value-type="string" office:string-value="-79,42956 0" calcext:value-type="string">
            <text:p>-79,42956 0</text:p>
          </table:table-cell>
          <table:table-cell table:number-columns-repeated="2"/>
          <table:table-cell table:formula="of:=220*SQRT(2)/([.$D$6]/2)*([.A25]-[.$D$1])" office:value-type="float" office:value="-140.708759444127" calcext:value-type="float">
            <text:p>-140,708759444127</text:p>
          </table:table-cell>
          <table:table-cell table:number-columns-repeated="4"/>
        </table:table-row>
        <table:table-row table:style-name="ro1">
          <table:table-cell office:value-type="float" office:value="-43.24" calcext:value-type="float">
            <text:p>-43,2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26]-[.$D$1]" office:value-type="float" office:value="-35.41956" calcext:value-type="float">
            <text:p>-35,41956</text:p>
          </table:table-cell>
          <table:table-cell table:formula="of:=[.B26]-[.$E$1]" office:value-type="float" office:value="0" calcext:value-type="float">
            <text:p>0</text:p>
          </table:table-cell>
          <table:table-cell/>
          <table:table-cell table:formula="of:=COM.MICROSOFT.CONCAT([.G26];&quot; &quot;;[.H26])" office:value-type="string" office:string-value="-35,41956 0" calcext:value-type="string">
            <text:p>-35,41956 0</text:p>
          </table:table-cell>
          <table:table-cell/>
          <table:table-cell table:formula="of:=SUBSTITUTE([.J26];&quot;,&quot;;&quot;,&quot;)" office:value-type="string" office:string-value="-35,41956 0" calcext:value-type="string">
            <text:p>-35,41956 0</text:p>
          </table:table-cell>
          <table:table-cell table:number-columns-repeated="2"/>
          <table:table-cell table:formula="of:=220*SQRT(2)/([.$D$6]/2)*([.A26]-[.$D$1])" office:value-type="float" office:value="-62.7454356747894" calcext:value-type="float">
            <text:p>-62,7454356747894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,76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7]-[.$D$1]" office:value-type="float" office:value="7.06044" calcext:value-type="float">
            <text:p>7,06044</text:p>
          </table:table-cell>
          <table:table-cell table:formula="of:=[.B27]-[.$E$1]" office:value-type="float" office:value="-0" calcext:value-type="float">
            <text:p>0</text:p>
          </table:table-cell>
          <table:table-cell/>
          <table:table-cell table:formula="of:=COM.MICROSOFT.CONCAT([.G27];&quot; &quot;;[.H27])" office:value-type="string" office:string-value="7,06044 0" calcext:value-type="string">
            <text:p>7,06044 0</text:p>
          </table:table-cell>
          <table:table-cell/>
          <table:table-cell table:formula="of:=SUBSTITUTE([.J27];&quot;,&quot;;&quot;,&quot;)" office:value-type="string" office:string-value="7,06044 0" calcext:value-type="string">
            <text:p>7,06044 0</text:p>
          </table:table-cell>
          <table:table-cell table:number-columns-repeated="2"/>
          <table:table-cell table:formula="of:=220*SQRT(2)/([.$D$6]/2)*([.A27]-[.$D$1])" office:value-type="float" office:value="12.5075066956142" calcext:value-type="float">
            <text:p>12,5075066956142</text:p>
          </table:table-cell>
          <table:table-cell table:number-columns-repeated="4"/>
        </table:table-row>
        <table:table-row table:style-name="ro1">
          <table:table-cell office:value-type="float" office:value="30.35" calcext:value-type="float">
            <text:p>30,35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8]-[.$D$1]" office:value-type="float" office:value="38.17044" calcext:value-type="float">
            <text:p>38,17044</text:p>
          </table:table-cell>
          <table:table-cell table:formula="of:=[.B28]-[.$E$1]" office:value-type="float" office:value="-0" calcext:value-type="float">
            <text:p>0</text:p>
          </table:table-cell>
          <table:table-cell/>
          <table:table-cell table:formula="of:=COM.MICROSOFT.CONCAT([.G28];&quot; &quot;;[.H28])" office:value-type="string" office:string-value="38,17044 0" calcext:value-type="string">
            <text:p>38,17044 0</text:p>
          </table:table-cell>
          <table:table-cell/>
          <table:table-cell table:formula="of:=SUBSTITUTE([.J28];&quot;,&quot;;&quot;,&quot;)" office:value-type="string" office:string-value="38,17044 0" calcext:value-type="string">
            <text:p>38,17044 0</text:p>
          </table:table-cell>
          <table:table-cell table:number-columns-repeated="2"/>
          <table:table-cell table:formula="of:=220*SQRT(2)/([.$D$6]/2)*([.A28]-[.$D$1])" office:value-type="float" office:value="67.6185951406062" calcext:value-type="float">
            <text:p>67,6185951406062</text:p>
          </table:table-cell>
          <table:table-cell table:number-columns-repeated="4"/>
        </table:table-row>
        <table:table-row table:style-name="ro1">
          <table:table-cell office:value-type="float" office:value="57.66" calcext:value-type="float">
            <text:p>57,66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9]-[.$D$1]" office:value-type="float" office:value="65.48044" calcext:value-type="float">
            <text:p>65,48044</text:p>
          </table:table-cell>
          <table:table-cell table:formula="of:=[.B29]-[.$E$1]" office:value-type="float" office:value="-0" calcext:value-type="float">
            <text:p>0</text:p>
          </table:table-cell>
          <table:table-cell/>
          <table:table-cell table:formula="of:=COM.MICROSOFT.CONCAT([.G29];&quot; &quot;;[.H29])" office:value-type="string" office:string-value="65,48044 0" calcext:value-type="string">
            <text:p>65,48044 0</text:p>
          </table:table-cell>
          <table:table-cell/>
          <table:table-cell table:formula="of:=SUBSTITUTE([.J29];&quot;,&quot;;&quot;,&quot;)" office:value-type="string" office:string-value="65,48044 0" calcext:value-type="string">
            <text:p>65,48044 0</text:p>
          </table:table-cell>
          <table:table-cell table:number-columns-repeated="2"/>
          <table:table-cell table:formula="of:=220*SQRT(2)/([.$D$6]/2)*([.A29]-[.$D$1])" office:value-type="float" office:value="115.998017366023" calcext:value-type="float">
            <text:p>115,998017366023</text:p>
          </table:table-cell>
          <table:table-cell table:number-columns-repeated="4"/>
        </table:table-row>
        <table:table-row table:style-name="ro1">
          <table:table-cell office:value-type="float" office:value="91.04" calcext:value-type="float">
            <text:p>91,0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30]-[.$D$1]" office:value-type="float" office:value="98.86044" calcext:value-type="float">
            <text:p>98,86044</text:p>
          </table:table-cell>
          <table:table-cell table:formula="of:=[.B30]-[.$E$1]" office:value-type="float" office:value="0" calcext:value-type="float">
            <text:p>0</text:p>
          </table:table-cell>
          <table:table-cell/>
          <table:table-cell table:formula="of:=COM.MICROSOFT.CONCAT([.G30];&quot; &quot;;[.H30])" office:value-type="string" office:string-value="98,86044 0" calcext:value-type="string">
            <text:p>98,86044 0</text:p>
          </table:table-cell>
          <table:table-cell/>
          <table:table-cell table:formula="of:=SUBSTITUTE([.J30];&quot;,&quot;;&quot;,&quot;)" office:value-type="string" office:string-value="98,86044 0" calcext:value-type="string">
            <text:p>98,86044 0</text:p>
          </table:table-cell>
          <table:table-cell table:number-columns-repeated="2"/>
          <table:table-cell table:formula="of:=220*SQRT(2)/([.$D$6]/2)*([.A30]-[.$D$1])" office:value-type="float" office:value="175.130390631656" calcext:value-type="float">
            <text:p>175,130390631656</text:p>
          </table:table-cell>
          <table:table-cell table:number-columns-repeated="4"/>
        </table:table-row>
        <table:table-row table:style-name="ro1">
          <table:table-cell office:value-type="float" office:value="113.8" calcext:value-type="float">
            <text:p>113,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31]-[.$D$1]" office:value-type="float" office:value="121.62044" calcext:value-type="float">
            <text:p>121,62044</text:p>
          </table:table-cell>
          <table:table-cell table:formula="of:=[.B31]-[.$E$1]" office:value-type="float" office:value="0" calcext:value-type="float">
            <text:p>0</text:p>
          </table:table-cell>
          <table:table-cell/>
          <table:table-cell table:formula="of:=COM.MICROSOFT.CONCAT([.G31];&quot; &quot;;[.H31])" office:value-type="string" office:string-value="121,62044 0" calcext:value-type="string">
            <text:p>121,62044 0</text:p>
          </table:table-cell>
          <table:table-cell/>
          <table:table-cell table:formula="of:=SUBSTITUTE([.J31];&quot;,&quot;;&quot;,&quot;)" office:value-type="string" office:string-value="121,62044 0" calcext:value-type="string">
            <text:p>121,62044 0</text:p>
          </table:table-cell>
          <table:table-cell table:number-columns-repeated="2"/>
          <table:table-cell table:formula="of:=220*SQRT(2)/([.$D$6]/2)*([.A31]-[.$D$1])" office:value-type="float" office:value="215.449528304688" calcext:value-type="float">
            <text:p>215,449528304688</text:p>
          </table:table-cell>
          <table:table-cell table:number-columns-repeated="4"/>
        </table:table-row>
        <table:table-row table:style-name="ro1">
          <table:table-cell office:value-type="float" office:value="134.28" calcext:value-type="float">
            <text:p>134,2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32]-[.$D$1]" office:value-type="float" office:value="142.10044" calcext:value-type="float">
            <text:p>142,10044</text:p>
          </table:table-cell>
          <table:table-cell table:formula="of:=[.B32]-[.$E$1]" office:value-type="float" office:value="0" calcext:value-type="float">
            <text:p>0</text:p>
          </table:table-cell>
          <table:table-cell/>
          <table:table-cell table:formula="of:=COM.MICROSOFT.CONCAT([.G32];&quot; &quot;;[.H32])" office:value-type="string" office:string-value="142,10044 0" calcext:value-type="string">
            <text:p>142,10044 0</text:p>
          </table:table-cell>
          <table:table-cell/>
          <table:table-cell table:formula="of:=SUBSTITUTE([.J32];&quot;,&quot;;&quot;,&quot;)" office:value-type="string" office:string-value="142,10044 0" calcext:value-type="string">
            <text:p>142,10044 0</text:p>
          </table:table-cell>
          <table:table-cell table:number-columns-repeated="2"/>
          <table:table-cell table:formula="of:=220*SQRT(2)/([.$D$6]/2)*([.A32]-[.$D$1])" office:value-type="float" office:value="251.729666245975" calcext:value-type="float">
            <text:p>251,729666245975</text:p>
          </table:table-cell>
          <table:table-cell table:number-columns-repeated="4"/>
        </table:table-row>
        <table:table-row table:style-name="ro1">
          <table:table-cell office:value-type="float" office:value="144.15" calcext:value-type="float">
            <text:p>144,1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33]-[.$D$1]" office:value-type="float" office:value="151.97044" calcext:value-type="float">
            <text:p>151,97044</text:p>
          </table:table-cell>
          <table:table-cell table:formula="of:=[.B33]-[.$E$1]" office:value-type="float" office:value="0" calcext:value-type="float">
            <text:p>0</text:p>
          </table:table-cell>
          <table:table-cell/>
          <table:table-cell table:formula="of:=COM.MICROSOFT.CONCAT([.G33];&quot; &quot;;[.H33])" office:value-type="string" office:string-value="151,97044 0" calcext:value-type="string">
            <text:p>151,97044 0</text:p>
          </table:table-cell>
          <table:table-cell/>
          <table:table-cell table:formula="of:=SUBSTITUTE([.J33];&quot;,&quot;;&quot;,&quot;)" office:value-type="string" office:string-value="151,97044 0" calcext:value-type="string">
            <text:p>151,97044 0</text:p>
          </table:table-cell>
          <table:table-cell table:number-columns-repeated="2"/>
          <table:table-cell table:formula="of:=220*SQRT(2)/([.$D$6]/2)*([.A33]-[.$D$1])" office:value-type="float" office:value="269.214283505765" calcext:value-type="float">
            <text:p>269,214283505765</text:p>
          </table:table-cell>
          <table:table-cell table:number-columns-repeated="4"/>
        </table:table-row>
        <table:table-row table:style-name="ro1">
          <table:table-cell office:value-type="float" office:value="133.52" calcext:value-type="float">
            <text:p>133,52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4]-[.$D$1]" office:value-type="float" office:value="141.34044" calcext:value-type="float">
            <text:p>141,34044</text:p>
          </table:table-cell>
          <table:table-cell table:formula="of:=[.B34]-[.$E$1]" office:value-type="float" office:value="-0" calcext:value-type="float">
            <text:p>0</text:p>
          </table:table-cell>
          <table:table-cell/>
          <table:table-cell table:formula="of:=COM.MICROSOFT.CONCAT([.G34];&quot; &quot;;[.H34])" office:value-type="string" office:string-value="141,34044 0" calcext:value-type="string">
            <text:p>141,34044 0</text:p>
          </table:table-cell>
          <table:table-cell/>
          <table:table-cell table:formula="of:=SUBSTITUTE([.J34];&quot;,&quot;;&quot;,&quot;)" office:value-type="string" office:string-value="141,34044 0" calcext:value-type="string">
            <text:p>141,34044 0</text:p>
          </table:table-cell>
          <table:table-cell table:number-columns-repeated="2"/>
          <table:table-cell table:formula="of:=220*SQRT(2)/([.$D$6]/2)*([.A34]-[.$D$1])" office:value-type="float" office:value="250.38333300206" calcext:value-type="float">
            <text:p>250,38333300206</text:p>
          </table:table-cell>
          <table:table-cell table:number-columns-repeated="4"/>
        </table:table-row>
        <table:table-row table:style-name="ro1">
          <table:table-cell office:value-type="float" office:value="109.25" calcext:value-type="float">
            <text:p>109,25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5]-[.$D$1]" office:value-type="float" office:value="117.07044" calcext:value-type="float">
            <text:p>117,07044</text:p>
          </table:table-cell>
          <table:table-cell table:formula="of:=[.B35]-[.$E$1]" office:value-type="float" office:value="-0" calcext:value-type="float">
            <text:p>0</text:p>
          </table:table-cell>
          <table:table-cell/>
          <table:table-cell table:formula="of:=COM.MICROSOFT.CONCAT([.G35];&quot; &quot;;[.H35])" office:value-type="string" office:string-value="117,07044 0" calcext:value-type="string">
            <text:p>117,07044 0</text:p>
          </table:table-cell>
          <table:table-cell/>
          <table:table-cell table:formula="of:=SUBSTITUTE([.J35];&quot;,&quot;;&quot;,&quot;)" office:value-type="string" office:string-value="117,07044 0" calcext:value-type="string">
            <text:p>117,07044 0</text:p>
          </table:table-cell>
          <table:table-cell table:number-columns-repeated="2"/>
          <table:table-cell table:formula="of:=220*SQRT(2)/([.$D$6]/2)*([.A35]-[.$D$1])" office:value-type="float" office:value="207.389243752302" calcext:value-type="float">
            <text:p>207,389243752302</text:p>
          </table:table-cell>
          <table:table-cell table:number-columns-repeated="4"/>
        </table:table-row>
        <table:table-row table:style-name="ro1">
          <table:table-cell office:value-type="float" office:value="77.38" calcext:value-type="float">
            <text:p>77,3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6]-[.$D$1]" office:value-type="float" office:value="85.20044" calcext:value-type="float">
            <text:p>85,20044</text:p>
          </table:table-cell>
          <table:table-cell table:formula="of:=[.B36]-[.$E$1]" office:value-type="float" office:value="-0" calcext:value-type="float">
            <text:p>0</text:p>
          </table:table-cell>
          <table:table-cell/>
          <table:table-cell table:formula="of:=COM.MICROSOFT.CONCAT([.G36];&quot; &quot;;[.H36])" office:value-type="string" office:string-value="85,20044 0" calcext:value-type="string">
            <text:p>85,20044 0</text:p>
          </table:table-cell>
          <table:table-cell/>
          <table:table-cell table:formula="of:=SUBSTITUTE([.J36];&quot;,&quot;;&quot;,&quot;)" office:value-type="string" office:string-value="85,20044 0" calcext:value-type="string">
            <text:p>85,20044 0</text:p>
          </table:table-cell>
          <table:table-cell table:number-columns-repeated="2"/>
          <table:table-cell table:formula="of:=220*SQRT(2)/([.$D$6]/2)*([.A36]-[.$D$1])" office:value-type="float" office:value="150.931822063395" calcext:value-type="float">
            <text:p>150,931822063395</text:p>
          </table:table-cell>
          <table:table-cell table:number-columns-repeated="4"/>
        </table:table-row>
        <table:table-row table:style-name="ro1">
          <table:table-cell office:value-type="float" office:value="36.42" calcext:value-type="float">
            <text:p>36,42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7]-[.$D$1]" office:value-type="float" office:value="44.24044" calcext:value-type="float">
            <text:p>44,24044</text:p>
          </table:table-cell>
          <table:table-cell table:formula="of:=[.B37]-[.$E$1]" office:value-type="float" office:value="-0" calcext:value-type="float">
            <text:p>0</text:p>
          </table:table-cell>
          <table:table-cell/>
          <table:table-cell table:formula="of:=COM.MICROSOFT.CONCAT([.G37];&quot; &quot;;[.H37])" office:value-type="string" office:string-value="44,24044 0" calcext:value-type="string">
            <text:p>44,24044 0</text:p>
          </table:table-cell>
          <table:table-cell/>
          <table:table-cell table:formula="of:=SUBSTITUTE([.J37];&quot;,&quot;;&quot;,&quot;)" office:value-type="string" office:string-value="44,24044 0" calcext:value-type="string">
            <text:p>44,24044 0</text:p>
          </table:table-cell>
          <table:table-cell table:number-columns-repeated="2"/>
          <table:table-cell table:formula="of:=220*SQRT(2)/([.$D$6]/2)*([.A37]-[.$D$1])" office:value-type="float" office:value="78.3715461808216" calcext:value-type="float">
            <text:p>78,3715461808216</text:p>
          </table:table-cell>
          <table:table-cell table:number-columns-repeated="4"/>
        </table:table-row>
        <table:table-row table:style-name="ro1">
          <table:table-cell office:value-type="float" office:value="-6.83" calcext:value-type="float">
            <text:p>-6,83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8]-[.$D$1]" office:value-type="float" office:value="0.99044" calcext:value-type="float">
            <text:p>0,99044</text:p>
          </table:table-cell>
          <table:table-cell table:formula="of:=[.B38]-[.$E$1]" office:value-type="float" office:value="-0" calcext:value-type="float">
            <text:p>0</text:p>
          </table:table-cell>
          <table:table-cell/>
          <table:table-cell table:formula="of:=COM.MICROSOFT.CONCAT([.G38];&quot; &quot;;[.H38])" office:value-type="string" office:string-value="0,99044 0" calcext:value-type="string">
            <text:p>0,99044 0</text:p>
          </table:table-cell>
          <table:table-cell/>
          <table:table-cell table:formula="of:=SUBSTITUTE([.J38];&quot;,&quot;;&quot;,&quot;)" office:value-type="string" office:string-value="0,99044 0" calcext:value-type="string">
            <text:p>0,99044 0</text:p>
          </table:table-cell>
          <table:table-cell table:number-columns-repeated="2"/>
          <table:table-cell table:formula="of:=220*SQRT(2)/([.$D$6]/2)*([.A38]-[.$D$1])" office:value-type="float" office:value="1.75455565539884" calcext:value-type="float">
            <text:p>1,75455565539884</text:p>
          </table:table-cell>
          <table:table-cell table:number-columns-repeated="4"/>
        </table:table-row>
        <table:table-row table:style-name="ro1">
          <table:table-cell office:value-type="float" office:value="-49.31" calcext:value-type="float">
            <text:p>-49,31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9]-[.$D$1]" office:value-type="float" office:value="-41.48956" calcext:value-type="float">
            <text:p>-41,48956</text:p>
          </table:table-cell>
          <table:table-cell table:formula="of:=[.B39]-[.$E$1]" office:value-type="float" office:value="-0" calcext:value-type="float">
            <text:p>0</text:p>
          </table:table-cell>
          <table:table-cell/>
          <table:table-cell table:formula="of:=COM.MICROSOFT.CONCAT([.G39];&quot; &quot;;[.H39])" office:value-type="string" office:string-value="-41,48956 0" calcext:value-type="string">
            <text:p>-41,48956 0</text:p>
          </table:table-cell>
          <table:table-cell/>
          <table:table-cell table:formula="of:=SUBSTITUTE([.J39];&quot;,&quot;;&quot;,&quot;)" office:value-type="string" office:string-value="-41,48956 0" calcext:value-type="string">
            <text:p>-41,48956 0</text:p>
          </table:table-cell>
          <table:table-cell table:number-columns-repeated="2"/>
          <table:table-cell table:formula="of:=220*SQRT(2)/([.$D$6]/2)*([.A39]-[.$D$1])" office:value-type="float" office:value="-73.4983867150048" calcext:value-type="float">
            <text:p>-73,4983867150048</text:p>
          </table:table-cell>
          <table:table-cell table:number-columns-repeated="4"/>
        </table:table-row>
        <table:table-row table:style-name="ro1">
          <table:table-cell office:value-type="float" office:value="-94.07" calcext:value-type="float">
            <text:p>-94,0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0]-[.$D$1]" office:value-type="float" office:value="-86.24956" calcext:value-type="float">
            <text:p>-86,24956</text:p>
          </table:table-cell>
          <table:table-cell table:formula="of:=[.B40]-[.$E$1]" office:value-type="float" office:value="-0" calcext:value-type="float">
            <text:p>0</text:p>
          </table:table-cell>
          <table:table-cell/>
          <table:table-cell table:formula="of:=COM.MICROSOFT.CONCAT([.G40];&quot; &quot;;[.H40])" office:value-type="string" office:string-value="-86,24956 0" calcext:value-type="string">
            <text:p>-86,24956 0</text:p>
          </table:table-cell>
          <table:table-cell/>
          <table:table-cell table:formula="of:=SUBSTITUTE([.J40];&quot;,&quot;;&quot;,&quot;)" office:value-type="string" office:string-value="-86,24956 0" calcext:value-type="string">
            <text:p>-86,24956 0</text:p>
          </table:table-cell>
          <table:table-cell table:number-columns-repeated="2"/>
          <table:table-cell table:formula="of:=220*SQRT(2)/([.$D$6]/2)*([.A40]-[.$D$1])" office:value-type="float" office:value="-152.790328817153" calcext:value-type="float">
            <text:p>-152,790328817153</text:p>
          </table:table-cell>
          <table:table-cell table:number-columns-repeated="4"/>
        </table:table-row>
        <table:table-row table:style-name="ro1">
          <table:table-cell office:value-type="float" office:value="-130.49" calcext:value-type="float">
            <text:p>-130,4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1]-[.$D$1]" office:value-type="float" office:value="-122.66956" calcext:value-type="float">
            <text:p>-122,66956</text:p>
          </table:table-cell>
          <table:table-cell table:formula="of:=[.B41]-[.$E$1]" office:value-type="float" office:value="0" calcext:value-type="float">
            <text:p>0</text:p>
          </table:table-cell>
          <table:table-cell/>
          <table:table-cell table:formula="of:=COM.MICROSOFT.CONCAT([.G41];&quot; &quot;;[.H41])" office:value-type="string" office:string-value="-122,66956 0" calcext:value-type="string">
            <text:p>-122,66956 0</text:p>
          </table:table-cell>
          <table:table-cell/>
          <table:table-cell table:formula="of:=SUBSTITUTE([.J41];&quot;,&quot;;&quot;,&quot;)" office:value-type="string" office:string-value="-122,66956 0" calcext:value-type="string">
            <text:p>-122,66956 0</text:p>
          </table:table-cell>
          <table:table-cell table:number-columns-repeated="2"/>
          <table:table-cell table:formula="of:=220*SQRT(2)/([.$D$6]/2)*([.A41]-[.$D$1])" office:value-type="float" office:value="-217.308035058446" calcext:value-type="float">
            <text:p>-217,308035058446</text:p>
          </table:table-cell>
          <table:table-cell table:number-columns-repeated="4"/>
        </table:table-row>
        <table:table-row table:style-name="ro1">
          <table:table-cell office:value-type="float" office:value="-154.77" calcext:value-type="float">
            <text:p>-154,7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2]-[.$D$1]" office:value-type="float" office:value="-146.94956" calcext:value-type="float">
            <text:p>-146,94956</text:p>
          </table:table-cell>
          <table:table-cell table:formula="of:=[.B42]-[.$E$1]" office:value-type="float" office:value="-0" calcext:value-type="float">
            <text:p>0</text:p>
          </table:table-cell>
          <table:table-cell/>
          <table:table-cell table:formula="of:=COM.MICROSOFT.CONCAT([.G42];&quot; &quot;;[.H42])" office:value-type="string" office:string-value="-146,94956 0" calcext:value-type="string">
            <text:p>-146,94956 0</text:p>
          </table:table-cell>
          <table:table-cell/>
          <table:table-cell table:formula="of:=SUBSTITUTE([.J42];&quot;,&quot;;&quot;,&quot;)" office:value-type="string" office:string-value="-146,94956 0" calcext:value-type="string">
            <text:p>-146,94956 0</text:p>
          </table:table-cell>
          <table:table-cell table:number-columns-repeated="2"/>
          <table:table-cell table:formula="of:=220*SQRT(2)/([.$D$6]/2)*([.A42]-[.$D$1])" office:value-type="float" office:value="-260.319839219307" calcext:value-type="float">
            <text:p>-260,319839219307</text:p>
          </table:table-cell>
          <table:table-cell table:number-columns-repeated="4"/>
        </table:table-row>
        <table:table-row table:style-name="ro1">
          <table:table-cell office:value-type="float" office:value="-167.66" calcext:value-type="float">
            <text:p>-167,66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3]-[.$D$1]" office:value-type="float" office:value="-159.83956" calcext:value-type="float">
            <text:p>-159,83956</text:p>
          </table:table-cell>
          <table:table-cell table:formula="of:=[.B43]-[.$E$1]" office:value-type="float" office:value="-0" calcext:value-type="float">
            <text:p>0</text:p>
          </table:table-cell>
          <table:table-cell/>
          <table:table-cell table:formula="of:=COM.MICROSOFT.CONCAT([.G43];&quot; &quot;;[.H43])" office:value-type="string" office:string-value="-159,83956 0" calcext:value-type="string">
            <text:p>-159,83956 0</text:p>
          </table:table-cell>
          <table:table-cell/>
          <table:table-cell table:formula="of:=SUBSTITUTE([.J43];&quot;,&quot;;&quot;,&quot;)" office:value-type="string" office:string-value="-159,83956 0" calcext:value-type="string">
            <text:p>-159,83956 0</text:p>
          </table:table-cell>
          <table:table-cell table:number-columns-repeated="2"/>
          <table:table-cell table:formula="of:=220*SQRT(2)/([.$D$6]/2)*([.A43]-[.$D$1])" office:value-type="float" office:value="-283.154359632549" calcext:value-type="float">
            <text:p>-283,154359632549</text:p>
          </table:table-cell>
          <table:table-cell table:number-columns-repeated="4"/>
        </table:table-row>
        <table:table-row table:style-name="ro1">
          <table:table-cell office:value-type="float" office:value="-175.25" calcext:value-type="float">
            <text:p>-175,2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4]-[.$D$1]" office:value-type="float" office:value="-167.42956" calcext:value-type="float">
            <text:p>-167,42956</text:p>
          </table:table-cell>
          <table:table-cell table:formula="of:=[.B44]-[.$E$1]" office:value-type="float" office:value="0" calcext:value-type="float">
            <text:p>0</text:p>
          </table:table-cell>
          <table:table-cell/>
          <table:table-cell table:formula="of:=COM.MICROSOFT.CONCAT([.G44];&quot; &quot;;[.H44])" office:value-type="string" office:string-value="-167,42956 0" calcext:value-type="string">
            <text:p>-167,42956 0</text:p>
          </table:table-cell>
          <table:table-cell/>
          <table:table-cell table:formula="of:=SUBSTITUTE([.J44];&quot;,&quot;;&quot;,&quot;)" office:value-type="string" office:string-value="-167,42956 0" calcext:value-type="string">
            <text:p>-167,42956 0</text:p>
          </table:table-cell>
          <table:table-cell table:number-columns-repeated="2"/>
          <table:table-cell table:formula="of:=220*SQRT(2)/([.$D$6]/2)*([.A44]-[.$D$1])" office:value-type="float" office:value="-296.599977160594" calcext:value-type="float">
            <text:p>-296,599977160594</text:p>
          </table:table-cell>
          <table:table-cell table:number-columns-repeated="4"/>
        </table:table-row>
        <table:table-row table:style-name="ro1">
          <table:table-cell office:value-type="float" office:value="-166.15" calcext:value-type="float">
            <text:p>-166,15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5]-[.$D$1]" office:value-type="float" office:value="-158.32956" calcext:value-type="float">
            <text:p>-158,32956</text:p>
          </table:table-cell>
          <table:table-cell table:formula="of:=[.B45]-[.$E$1]" office:value-type="float" office:value="-0" calcext:value-type="float">
            <text:p>0</text:p>
          </table:table-cell>
          <table:table-cell/>
          <table:table-cell table:formula="of:=COM.MICROSOFT.CONCAT([.G45];&quot; &quot;;[.H45])" office:value-type="string" office:string-value="-158,32956 0" calcext:value-type="string">
            <text:p>-158,32956 0</text:p>
          </table:table-cell>
          <table:table-cell/>
          <table:table-cell table:formula="of:=SUBSTITUTE([.J45];&quot;,&quot;;&quot;,&quot;)" office:value-type="string" office:string-value="-158,32956 0" calcext:value-type="string">
            <text:p>-158,32956 0</text:p>
          </table:table-cell>
          <table:table-cell table:number-columns-repeated="2"/>
          <table:table-cell table:formula="of:=220*SQRT(2)/([.$D$6]/2)*([.A45]-[.$D$1])" office:value-type="float" office:value="-280.479408055823" calcext:value-type="float">
            <text:p>-280,479408055823</text:p>
          </table:table-cell>
          <table:table-cell table:number-columns-repeated="4"/>
        </table:table-row>
        <table:table-row table:style-name="ro1">
          <table:table-cell office:value-type="float" office:value="-142.63" calcext:value-type="float">
            <text:p>-142,6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6]-[.$D$1]" office:value-type="float" office:value="-134.80956" calcext:value-type="float">
            <text:p>-134,80956</text:p>
          </table:table-cell>
          <table:table-cell table:formula="of:=[.B46]-[.$E$1]" office:value-type="float" office:value="0" calcext:value-type="float">
            <text:p>0</text:p>
          </table:table-cell>
          <table:table-cell/>
          <table:table-cell table:formula="of:=COM.MICROSOFT.CONCAT([.G46];&quot; &quot;;[.H46])" office:value-type="string" office:string-value="-134,80956 0" calcext:value-type="string">
            <text:p>-134,80956 0</text:p>
          </table:table-cell>
          <table:table-cell/>
          <table:table-cell table:formula="of:=SUBSTITUTE([.J46];&quot;,&quot;;&quot;,&quot;)" office:value-type="string" office:string-value="-134,80956 0" calcext:value-type="string">
            <text:p>-134,80956 0</text:p>
          </table:table-cell>
          <table:table-cell table:number-columns-repeated="2"/>
          <table:table-cell table:formula="of:=220*SQRT(2)/([.$D$6]/2)*([.A46]-[.$D$1])" office:value-type="float" office:value="-238.813937138877" calcext:value-type="float">
            <text:p>-238,813937138877</text:p>
          </table:table-cell>
          <table:table-cell table:number-columns-repeated="4"/>
        </table:table-row>
        <table:table-row table:style-name="ro1">
          <table:table-cell office:value-type="float" office:value="-109.25" calcext:value-type="float">
            <text:p>-109,2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7]-[.$D$1]" office:value-type="float" office:value="-101.42956" calcext:value-type="float">
            <text:p>-101,42956</text:p>
          </table:table-cell>
          <table:table-cell table:formula="of:=[.B47]-[.$E$1]" office:value-type="float" office:value="0" calcext:value-type="float">
            <text:p>0</text:p>
          </table:table-cell>
          <table:table-cell/>
          <table:table-cell table:formula="of:=COM.MICROSOFT.CONCAT([.G47];&quot; &quot;;[.H47])" office:value-type="string" office:string-value="-101,42956 0" calcext:value-type="string">
            <text:p>-101,42956 0</text:p>
          </table:table-cell>
          <table:table-cell/>
          <table:table-cell table:formula="of:=SUBSTITUTE([.J47];&quot;,&quot;;&quot;,&quot;)" office:value-type="string" office:string-value="-101,42956 0" calcext:value-type="string">
            <text:p>-101,42956 0</text:p>
          </table:table-cell>
          <table:table-cell table:number-columns-repeated="2"/>
          <table:table-cell table:formula="of:=220*SQRT(2)/([.$D$6]/2)*([.A47]-[.$D$1])" office:value-type="float" office:value="-179.681563873244" calcext:value-type="float">
            <text:p>-179,681563873244</text:p>
          </table:table-cell>
          <table:table-cell table:number-columns-repeated="4"/>
        </table:table-row>
        <table:table-row table:style-name="ro1">
          <table:table-cell office:value-type="float" office:value="-69.04" calcext:value-type="float">
            <text:p>-69,0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8]-[.$D$1]" office:value-type="float" office:value="-61.21956" calcext:value-type="float">
            <text:p>-61,21956</text:p>
          </table:table-cell>
          <table:table-cell table:formula="of:=[.B48]-[.$E$1]" office:value-type="float" office:value="0" calcext:value-type="float">
            <text:p>0</text:p>
          </table:table-cell>
          <table:table-cell/>
          <table:table-cell table:formula="of:=COM.MICROSOFT.CONCAT([.G48];&quot; &quot;;[.H48])" office:value-type="string" office:string-value="-61,21956 0" calcext:value-type="string">
            <text:p>-61,21956 0</text:p>
          </table:table-cell>
          <table:table-cell/>
          <table:table-cell table:formula="of:=SUBSTITUTE([.J48];&quot;,&quot;;&quot;,&quot;)" office:value-type="string" office:string-value="-61,21956 0" calcext:value-type="string">
            <text:p>-61,21956 0</text:p>
          </table:table-cell>
          <table:table-cell table:number-columns-repeated="2"/>
          <table:table-cell table:formula="of:=220*SQRT(2)/([.$D$6]/2)*([.A48]-[.$D$1])" office:value-type="float" office:value="-108.449906323481" calcext:value-type="float">
            <text:p>-108,449906323481</text:p>
          </table:table-cell>
          <table:table-cell table:number-columns-repeated="4"/>
        </table:table-row>
        <table:table-row table:style-name="ro1">
          <table:table-cell office:value-type="float" office:value="-25.04" calcext:value-type="float">
            <text:p>-25,0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9]-[.$D$1]" office:value-type="float" office:value="-17.21956" calcext:value-type="float">
            <text:p>-17,21956</text:p>
          </table:table-cell>
          <table:table-cell table:formula="of:=[.B49]-[.$E$1]" office:value-type="float" office:value="0" calcext:value-type="float">
            <text:p>0</text:p>
          </table:table-cell>
          <table:table-cell/>
          <table:table-cell table:formula="of:=COM.MICROSOFT.CONCAT([.G49];&quot; &quot;;[.H49])" office:value-type="string" office:string-value="-17,21956 0" calcext:value-type="string">
            <text:p>-17,21956 0</text:p>
          </table:table-cell>
          <table:table-cell/>
          <table:table-cell table:formula="of:=SUBSTITUTE([.J49];&quot;,&quot;;&quot;,&quot;)" office:value-type="string" office:string-value="-17,21956 0" calcext:value-type="string">
            <text:p>-17,21956 0</text:p>
          </table:table-cell>
          <table:table-cell table:number-columns-repeated="2"/>
          <table:table-cell table:formula="of:=220*SQRT(2)/([.$D$6]/2)*([.A49]-[.$D$1])" office:value-type="float" office:value="-30.5042974652474" calcext:value-type="float">
            <text:p>-30,5042974652474</text:p>
          </table:table-cell>
          <table:table-cell table:number-columns-repeated="4"/>
        </table:table-row>
        <table:table-row table:style-name="ro1">
          <table:table-cell office:value-type="float" office:value="18.97" calcext:value-type="float">
            <text:p>18,9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0]-[.$D$1]" office:value-type="float" office:value="26.79044" calcext:value-type="float">
            <text:p>26,79044</text:p>
          </table:table-cell>
          <table:table-cell table:formula="of:=[.B50]-[.$E$1]" office:value-type="float" office:value="0" calcext:value-type="float">
            <text:p>0</text:p>
          </table:table-cell>
          <table:table-cell/>
          <table:table-cell table:formula="of:=COM.MICROSOFT.CONCAT([.G50];&quot; &quot;;[.H50])" office:value-type="string" office:string-value="26,79044 0" calcext:value-type="string">
            <text:p>26,79044 0</text:p>
          </table:table-cell>
          <table:table-cell/>
          <table:table-cell table:formula="of:=SUBSTITUTE([.J50];&quot;,&quot;;&quot;,&quot;)" office:value-type="string" office:string-value="26,79044 0" calcext:value-type="string">
            <text:p>26,79044 0</text:p>
          </table:table-cell>
          <table:table-cell table:number-columns-repeated="2"/>
          <table:table-cell table:formula="of:=220*SQRT(2)/([.$D$6]/2)*([.A50]-[.$D$1])" office:value-type="float" office:value="47.4590263040903" calcext:value-type="float">
            <text:p>47,4590263040903</text:p>
          </table:table-cell>
          <table:table-cell table:number-columns-repeated="4"/>
        </table:table-row>
        <table:table-row table:style-name="ro1">
          <table:table-cell office:value-type="float" office:value="65.24" calcext:value-type="float">
            <text:p>65,2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1]-[.$D$1]" office:value-type="float" office:value="73.06044" calcext:value-type="float">
            <text:p>73,06044</text:p>
          </table:table-cell>
          <table:table-cell table:formula="of:=[.B51]-[.$E$1]" office:value-type="float" office:value="0" calcext:value-type="float">
            <text:p>0</text:p>
          </table:table-cell>
          <table:table-cell/>
          <table:table-cell table:formula="of:=COM.MICROSOFT.CONCAT([.G51];&quot; &quot;;[.H51])" office:value-type="string" office:string-value="73,06044 0" calcext:value-type="string">
            <text:p>73,06044 0</text:p>
          </table:table-cell>
          <table:table-cell/>
          <table:table-cell table:formula="of:=SUBSTITUTE([.J51];&quot;,&quot;;&quot;,&quot;)" office:value-type="string" office:string-value="73,06044 0" calcext:value-type="string">
            <text:p>73,06044 0</text:p>
          </table:table-cell>
          <table:table-cell table:number-columns-repeated="2"/>
          <table:table-cell table:formula="of:=220*SQRT(2)/([.$D$6]/2)*([.A51]-[.$D$1])" office:value-type="float" office:value="129.425919982965" calcext:value-type="float">
            <text:p>129,425919982965</text:p>
          </table:table-cell>
          <table:table-cell table:number-columns-repeated="4"/>
        </table:table-row>
        <table:table-row table:style-name="ro1">
          <table:table-cell office:value-type="float" office:value="106.21" calcext:value-type="float">
            <text:p>106,2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2]-[.$D$1]" office:value-type="float" office:value="114.03044" calcext:value-type="float">
            <text:p>114,03044</text:p>
          </table:table-cell>
          <table:table-cell table:formula="of:=[.B52]-[.$E$1]" office:value-type="float" office:value="0" calcext:value-type="float">
            <text:p>0</text:p>
          </table:table-cell>
          <table:table-cell/>
          <table:table-cell table:formula="of:=COM.MICROSOFT.CONCAT([.G52];&quot; &quot;;[.H52])" office:value-type="string" office:string-value="114,03044 0" calcext:value-type="string">
            <text:p>114,03044 0</text:p>
          </table:table-cell>
          <table:table-cell/>
          <table:table-cell table:formula="of:=SUBSTITUTE([.J52];&quot;,&quot;;&quot;,&quot;)" office:value-type="string" office:string-value="114,03044 0" calcext:value-type="string">
            <text:p>114,03044 0</text:p>
          </table:table-cell>
          <table:table-cell table:number-columns-repeated="2"/>
          <table:table-cell table:formula="of:=220*SQRT(2)/([.$D$6]/2)*([.A52]-[.$D$1])" office:value-type="float" office:value="202.003910776642" calcext:value-type="float">
            <text:p>202,003910776642</text:p>
          </table:table-cell>
          <table:table-cell table:number-columns-repeated="4"/>
        </table:table-row>
        <table:table-row table:style-name="ro1">
          <table:table-cell office:value-type="float" office:value="138.08" calcext:value-type="float">
            <text:p>138,0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3]-[.$D$1]" office:value-type="float" office:value="145.90044" calcext:value-type="float">
            <text:p>145,90044</text:p>
          </table:table-cell>
          <table:table-cell table:formula="of:=[.B53]-[.$E$1]" office:value-type="float" office:value="-0" calcext:value-type="float">
            <text:p>0</text:p>
          </table:table-cell>
          <table:table-cell/>
          <table:table-cell table:formula="of:=COM.MICROSOFT.CONCAT([.G53];&quot; &quot;;[.H53])" office:value-type="string" office:string-value="145,90044 0" calcext:value-type="string">
            <text:p>145,90044 0</text:p>
          </table:table-cell>
          <table:table-cell/>
          <table:table-cell table:formula="of:=SUBSTITUTE([.J53];&quot;,&quot;;&quot;,&quot;)" office:value-type="string" office:string-value="145,90044 0" calcext:value-type="string">
            <text:p>145,90044 0</text:p>
          </table:table-cell>
          <table:table-cell table:number-columns-repeated="2"/>
          <table:table-cell table:formula="of:=220*SQRT(2)/([.$D$6]/2)*([.A53]-[.$D$1])" office:value-type="float" office:value="258.461332465549" calcext:value-type="float">
            <text:p>258,461332465549</text:p>
          </table:table-cell>
          <table:table-cell table:number-columns-repeated="4"/>
        </table:table-row>
        <table:table-row table:style-name="ro1">
          <table:table-cell office:value-type="float" office:value="152.49" calcext:value-type="float">
            <text:p>152,4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4]-[.$D$1]" office:value-type="float" office:value="160.31044" calcext:value-type="float">
            <text:p>160,31044</text:p>
          </table:table-cell>
          <table:table-cell table:formula="of:=[.B54]-[.$E$1]" office:value-type="float" office:value="0" calcext:value-type="float">
            <text:p>0</text:p>
          </table:table-cell>
          <table:table-cell/>
          <table:table-cell table:formula="of:=COM.MICROSOFT.CONCAT([.G54];&quot; &quot;;[.H54])" office:value-type="string" office:string-value="160,31044 0" calcext:value-type="string">
            <text:p>160,31044 0</text:p>
          </table:table-cell>
          <table:table-cell/>
          <table:table-cell table:formula="of:=SUBSTITUTE([.J54];&quot;,&quot;;&quot;,&quot;)" office:value-type="string" office:string-value="160,31044 0" calcext:value-type="string">
            <text:p>160,31044 0</text:p>
          </table:table-cell>
          <table:table-cell table:number-columns-repeated="2"/>
          <table:table-cell table:formula="of:=220*SQRT(2)/([.$D$6]/2)*([.A54]-[.$D$1])" office:value-type="float" office:value="283.988519366621" calcext:value-type="float">
            <text:p>283,988519366621</text:p>
          </table:table-cell>
          <table:table-cell table:number-columns-repeated="4"/>
        </table:table-row>
        <table:table-row table:style-name="ro1">
          <table:table-cell office:value-type="float" office:value="163.87" calcext:value-type="float">
            <text:p>163,8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5]-[.$D$1]" office:value-type="float" office:value="171.69044" calcext:value-type="float">
            <text:p>171,69044</text:p>
          </table:table-cell>
          <table:table-cell table:formula="of:=[.B55]-[.$E$1]" office:value-type="float" office:value="0" calcext:value-type="float">
            <text:p>0</text:p>
          </table:table-cell>
          <table:table-cell/>
          <table:table-cell table:formula="of:=COM.MICROSOFT.CONCAT([.G55];&quot; &quot;;[.H55])" office:value-type="string" office:string-value="171,69044 0" calcext:value-type="string">
            <text:p>171,69044 0</text:p>
          </table:table-cell>
          <table:table-cell/>
          <table:table-cell table:formula="of:=SUBSTITUTE([.J55];&quot;,&quot;;&quot;,&quot;)" office:value-type="string" office:string-value="171,69044 0" calcext:value-type="string">
            <text:p>171,69044 0</text:p>
          </table:table-cell>
          <table:table-cell table:number-columns-repeated="2"/>
          <table:table-cell table:formula="of:=220*SQRT(2)/([.$D$6]/2)*([.A55]-[.$D$1])" office:value-type="float" office:value="304.148088203137" calcext:value-type="float">
            <text:p>304,148088203137</text:p>
          </table:table-cell>
          <table:table-cell table:number-columns-repeated="4"/>
        </table:table-row>
        <table:table-row table:style-name="ro1">
          <table:table-cell office:value-type="float" office:value="163.87" calcext:value-type="float">
            <text:p>163,8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6]-[.$D$1]" office:value-type="float" office:value="171.69044" calcext:value-type="float">
            <text:p>171,69044</text:p>
          </table:table-cell>
          <table:table-cell table:formula="of:=[.B56]-[.$E$1]" office:value-type="float" office:value="0" calcext:value-type="float">
            <text:p>0</text:p>
          </table:table-cell>
          <table:table-cell/>
          <table:table-cell table:formula="of:=COM.MICROSOFT.CONCAT([.G56];&quot; &quot;;[.H56])" office:value-type="string" office:string-value="171,69044 0" calcext:value-type="string">
            <text:p>171,69044 0</text:p>
          </table:table-cell>
          <table:table-cell/>
          <table:table-cell table:formula="of:=SUBSTITUTE([.J56];&quot;,&quot;;&quot;,&quot;)" office:value-type="string" office:string-value="171,69044 0" calcext:value-type="string">
            <text:p>171,69044 0</text:p>
          </table:table-cell>
          <table:table-cell table:number-columns-repeated="2"/>
          <table:table-cell table:formula="of:=220*SQRT(2)/([.$D$6]/2)*([.A56]-[.$D$1])" office:value-type="float" office:value="304.148088203137" calcext:value-type="float">
            <text:p>304,148088203137</text:p>
          </table:table-cell>
          <table:table-cell table:number-columns-repeated="4"/>
        </table:table-row>
        <table:table-row table:style-name="ro1">
          <table:table-cell office:value-type="float" office:value="144.15" calcext:value-type="float">
            <text:p>144,15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7]-[.$D$1]" office:value-type="float" office:value="151.97044" calcext:value-type="float">
            <text:p>151,97044</text:p>
          </table:table-cell>
          <table:table-cell table:formula="of:=[.B57]-[.$E$1]" office:value-type="float" office:value="-0" calcext:value-type="float">
            <text:p>0</text:p>
          </table:table-cell>
          <table:table-cell/>
          <table:table-cell table:formula="of:=COM.MICROSOFT.CONCAT([.G57];&quot; &quot;;[.H57])" office:value-type="string" office:string-value="151,97044 0" calcext:value-type="string">
            <text:p>151,97044 0</text:p>
          </table:table-cell>
          <table:table-cell/>
          <table:table-cell table:formula="of:=SUBSTITUTE([.J57];&quot;,&quot;;&quot;,&quot;)" office:value-type="string" office:string-value="151,97044 0" calcext:value-type="string">
            <text:p>151,97044 0</text:p>
          </table:table-cell>
          <table:table-cell table:number-columns-repeated="2"/>
          <table:table-cell table:formula="of:=220*SQRT(2)/([.$D$6]/2)*([.A57]-[.$D$1])" office:value-type="float" office:value="269.214283505765" calcext:value-type="float">
            <text:p>269,214283505765</text:p>
          </table:table-cell>
          <table:table-cell table:number-columns-repeated="4"/>
        </table:table-row>
        <table:table-row table:style-name="ro1">
          <table:table-cell office:value-type="float" office:value="110.01" calcext:value-type="float">
            <text:p>110,01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8]-[.$D$1]" office:value-type="float" office:value="117.83044" calcext:value-type="float">
            <text:p>117,83044</text:p>
          </table:table-cell>
          <table:table-cell table:formula="of:=[.B58]-[.$E$1]" office:value-type="float" office:value="-0" calcext:value-type="float">
            <text:p>0</text:p>
          </table:table-cell>
          <table:table-cell/>
          <table:table-cell table:formula="of:=COM.MICROSOFT.CONCAT([.G58];&quot; &quot;;[.H58])" office:value-type="string" office:string-value="117,83044 0" calcext:value-type="string">
            <text:p>117,83044 0</text:p>
          </table:table-cell>
          <table:table-cell/>
          <table:table-cell table:formula="of:=SUBSTITUTE([.J58];&quot;,&quot;;&quot;,&quot;)" office:value-type="string" office:string-value="117,83044 0" calcext:value-type="string">
            <text:p>117,83044 0</text:p>
          </table:table-cell>
          <table:table-cell table:number-columns-repeated="2"/>
          <table:table-cell table:formula="of:=220*SQRT(2)/([.$D$6]/2)*([.A58]-[.$D$1])" office:value-type="float" office:value="208.735576996217" calcext:value-type="float">
            <text:p>208,735576996217</text:p>
          </table:table-cell>
          <table:table-cell table:number-columns-repeated="4"/>
        </table:table-row>
        <table:table-row table:style-name="ro1">
          <table:table-cell office:value-type="float" office:value="70.56" calcext:value-type="float">
            <text:p>70,5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9]-[.$D$1]" office:value-type="float" office:value="78.38044" calcext:value-type="float">
            <text:p>78,38044</text:p>
          </table:table-cell>
          <table:table-cell table:formula="of:=[.B59]-[.$E$1]" office:value-type="float" office:value="0" calcext:value-type="float">
            <text:p>0</text:p>
          </table:table-cell>
          <table:table-cell/>
          <table:table-cell table:formula="of:=COM.MICROSOFT.CONCAT([.G59];&quot; &quot;;[.H59])" office:value-type="string" office:string-value="78,38044 0" calcext:value-type="string">
            <text:p>78,38044 0</text:p>
          </table:table-cell>
          <table:table-cell/>
          <table:table-cell table:formula="of:=SUBSTITUTE([.J59];&quot;,&quot;;&quot;,&quot;)" office:value-type="string" office:string-value="78,38044 0" calcext:value-type="string">
            <text:p>78,38044 0</text:p>
          </table:table-cell>
          <table:table-cell table:number-columns-repeated="2"/>
          <table:table-cell table:formula="of:=220*SQRT(2)/([.$D$6]/2)*([.A59]-[.$D$1])" office:value-type="float" office:value="138.850252690369" calcext:value-type="float">
            <text:p>138,850252690369</text:p>
          </table:table-cell>
          <table:table-cell table:number-columns-repeated="4"/>
        </table:table-row>
        <table:table-row table:style-name="ro1">
          <table:table-cell office:value-type="float" office:value="28.07" calcext:value-type="float">
            <text:p>28,0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60]-[.$D$1]" office:value-type="float" office:value="35.89044" calcext:value-type="float">
            <text:p>35,89044</text:p>
          </table:table-cell>
          <table:table-cell table:formula="of:=[.B60]-[.$E$1]" office:value-type="float" office:value="-0" calcext:value-type="float">
            <text:p>0</text:p>
          </table:table-cell>
          <table:table-cell/>
          <table:table-cell table:formula="of:=COM.MICROSOFT.CONCAT([.G60];&quot; &quot;;[.H60])" office:value-type="string" office:string-value="35,89044 0" calcext:value-type="string">
            <text:p>35,89044 0</text:p>
          </table:table-cell>
          <table:table-cell/>
          <table:table-cell table:formula="of:=SUBSTITUTE([.J60];&quot;,&quot;;&quot;,&quot;)" office:value-type="string" office:string-value="35,89044 0" calcext:value-type="string">
            <text:p>35,89044 0</text:p>
          </table:table-cell>
          <table:table-cell table:number-columns-repeated="2"/>
          <table:table-cell table:formula="of:=220*SQRT(2)/([.$D$6]/2)*([.A60]-[.$D$1])" office:value-type="float" office:value="63.5795954088614" calcext:value-type="float">
            <text:p>63,5795954088614</text:p>
          </table:table-cell>
          <table:table-cell table:number-columns-repeated="4"/>
        </table:table-row>
        <table:table-row table:style-name="ro1">
          <table:table-cell office:value-type="float" office:value="-18.97" calcext:value-type="float">
            <text:p>-18,9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61]-[.$D$1]" office:value-type="float" office:value="-11.14956" calcext:value-type="float">
            <text:p>-11,14956</text:p>
          </table:table-cell>
          <table:table-cell table:formula="of:=[.B61]-[.$E$1]" office:value-type="float" office:value="-0" calcext:value-type="float">
            <text:p>0</text:p>
          </table:table-cell>
          <table:table-cell/>
          <table:table-cell table:formula="of:=COM.MICROSOFT.CONCAT([.G61];&quot; &quot;;[.H61])" office:value-type="string" office:string-value="-11,14956 0" calcext:value-type="string">
            <text:p>-11,14956 0</text:p>
          </table:table-cell>
          <table:table-cell/>
          <table:table-cell table:formula="of:=SUBSTITUTE([.J61];&quot;,&quot;;&quot;,&quot;)" office:value-type="string" office:string-value="-11,14956 0" calcext:value-type="string">
            <text:p>-11,14956 0</text:p>
          </table:table-cell>
          <table:table-cell table:number-columns-repeated="2"/>
          <table:table-cell table:formula="of:=220*SQRT(2)/([.$D$6]/2)*([.A61]-[.$D$1])" office:value-type="float" office:value="-19.751346425032" calcext:value-type="float">
            <text:p>-19,751346425032</text:p>
          </table:table-cell>
          <table:table-cell table:number-columns-repeated="4"/>
        </table:table-row>
        <table:table-row table:style-name="ro1">
          <table:table-cell office:value-type="float" office:value="-62.97" calcext:value-type="float">
            <text:p>-62,9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62]-[.$D$1]" office:value-type="float" office:value="-55.14956" calcext:value-type="float">
            <text:p>-55,14956</text:p>
          </table:table-cell>
          <table:table-cell table:formula="of:=[.B62]-[.$E$1]" office:value-type="float" office:value="-0" calcext:value-type="float">
            <text:p>0</text:p>
          </table:table-cell>
          <table:table-cell/>
          <table:table-cell table:formula="of:=COM.MICROSOFT.CONCAT([.G62];&quot; &quot;;[.H62])" office:value-type="string" office:string-value="-55,14956 0" calcext:value-type="string">
            <text:p>-55,14956 0</text:p>
          </table:table-cell>
          <table:table-cell/>
          <table:table-cell table:formula="of:=SUBSTITUTE([.J62];&quot;,&quot;;&quot;,&quot;)" office:value-type="string" office:string-value="-55,14956 0" calcext:value-type="string">
            <text:p>-55,14956 0</text:p>
          </table:table-cell>
          <table:table-cell table:number-columns-repeated="2"/>
          <table:table-cell table:formula="of:=220*SQRT(2)/([.$D$6]/2)*([.A62]-[.$D$1])" office:value-type="float" office:value="-97.6969552832655" calcext:value-type="float">
            <text:p>-97,6969552832655</text:p>
          </table:table-cell>
          <table:table-cell table:number-columns-repeated="4"/>
        </table:table-row>
        <table:table-row table:style-name="ro1">
          <table:table-cell office:value-type="float" office:value="-103.94" calcext:value-type="float">
            <text:p>-103,94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63]-[.$D$1]" office:value-type="float" office:value="-96.11956" calcext:value-type="float">
            <text:p>-96,11956</text:p>
          </table:table-cell>
          <table:table-cell table:formula="of:=[.B63]-[.$E$1]" office:value-type="float" office:value="-0" calcext:value-type="float">
            <text:p>0</text:p>
          </table:table-cell>
          <table:table-cell/>
          <table:table-cell table:formula="of:=COM.MICROSOFT.CONCAT([.G63];&quot; &quot;;[.H63])" office:value-type="string" office:string-value="-96,11956 0" calcext:value-type="string">
            <text:p>-96,11956 0</text:p>
          </table:table-cell>
          <table:table-cell/>
          <table:table-cell table:formula="of:=SUBSTITUTE([.J63];&quot;,&quot;;&quot;,&quot;)" office:value-type="string" office:string-value="-96,11956 0" calcext:value-type="string">
            <text:p>-96,11956 0</text:p>
          </table:table-cell>
          <table:table-cell table:number-columns-repeated="2"/>
          <table:table-cell table:formula="of:=220*SQRT(2)/([.$D$6]/2)*([.A63]-[.$D$1])" office:value-type="float" office:value="-170.274946076943" calcext:value-type="float">
            <text:p>-170,274946076943</text:p>
          </table:table-cell>
          <table:table-cell table:number-columns-repeated="4"/>
        </table:table-row>
        <table:table-row table:style-name="ro1">
          <table:table-cell office:value-type="float" office:value="-139.59" calcext:value-type="float">
            <text:p>-139,59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64]-[.$D$1]" office:value-type="float" office:value="-131.76956" calcext:value-type="float">
            <text:p>-131,76956</text:p>
          </table:table-cell>
          <table:table-cell table:formula="of:=[.B64]-[.$E$1]" office:value-type="float" office:value="-0" calcext:value-type="float">
            <text:p>0</text:p>
          </table:table-cell>
          <table:table-cell/>
          <table:table-cell table:formula="of:=COM.MICROSOFT.CONCAT([.G64];&quot; &quot;;[.H64])" office:value-type="string" office:string-value="-131,76956 0" calcext:value-type="string">
            <text:p>-131,76956 0</text:p>
          </table:table-cell>
          <table:table-cell/>
          <table:table-cell table:formula="of:=SUBSTITUTE([.J64];&quot;,&quot;;&quot;,&quot;)" office:value-type="string" office:string-value="-131,76956 0" calcext:value-type="string">
            <text:p>-131,76956 0</text:p>
          </table:table-cell>
          <table:table-cell table:number-columns-repeated="2"/>
          <table:table-cell table:formula="of:=220*SQRT(2)/([.$D$6]/2)*([.A64]-[.$D$1])" office:value-type="float" office:value="-233.428604163217" calcext:value-type="float">
            <text:p>-233,428604163217</text:p>
          </table:table-cell>
          <table:table-cell table:number-columns-repeated="4"/>
        </table:table-row>
        <table:table-row table:style-name="ro1">
          <table:table-cell office:value-type="float" office:value="-158.56" calcext:value-type="float">
            <text:p>-158,56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65]-[.$D$1]" office:value-type="float" office:value="-150.73956" calcext:value-type="float">
            <text:p>-150,73956</text:p>
          </table:table-cell>
          <table:table-cell table:formula="of:=[.B65]-[.$E$1]" office:value-type="float" office:value="-0" calcext:value-type="float">
            <text:p>0</text:p>
          </table:table-cell>
          <table:table-cell/>
          <table:table-cell table:formula="of:=COM.MICROSOFT.CONCAT([.G65];&quot; &quot;;[.H65])" office:value-type="string" office:string-value="-150,73956 0" calcext:value-type="string">
            <text:p>-150,73956 0</text:p>
          </table:table-cell>
          <table:table-cell/>
          <table:table-cell table:formula="of:=SUBSTITUTE([.J65];&quot;,&quot;;&quot;,&quot;)" office:value-type="string" office:string-value="-150,73956 0" calcext:value-type="string">
            <text:p>-150,73956 0</text:p>
          </table:table-cell>
          <table:table-cell table:number-columns-repeated="2"/>
          <table:table-cell table:formula="of:=220*SQRT(2)/([.$D$6]/2)*([.A65]-[.$D$1])" office:value-type="float" office:value="-267.033790527778" calcext:value-type="float">
            <text:p>-267,033790527778</text:p>
          </table:table-cell>
          <table:table-cell table:number-columns-repeated="4"/>
        </table:table-row>
        <table:table-row table:style-name="ro1">
          <table:table-cell office:value-type="float" office:value="-167.66" calcext:value-type="float">
            <text:p>-167,66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66]-[.$D$1]" office:value-type="float" office:value="-159.83956" calcext:value-type="float">
            <text:p>-159,83956</text:p>
          </table:table-cell>
          <table:table-cell table:formula="of:=[.B66]-[.$E$1]" office:value-type="float" office:value="-0" calcext:value-type="float">
            <text:p>0</text:p>
          </table:table-cell>
          <table:table-cell/>
          <table:table-cell table:formula="of:=COM.MICROSOFT.CONCAT([.G66];&quot; &quot;;[.H66])" office:value-type="string" office:string-value="-159,83956 0" calcext:value-type="string">
            <text:p>-159,83956 0</text:p>
          </table:table-cell>
          <table:table-cell/>
          <table:table-cell table:formula="of:=SUBSTITUTE([.J66];&quot;,&quot;;&quot;,&quot;)" office:value-type="string" office:string-value="-159,83956 0" calcext:value-type="string">
            <text:p>-159,83956 0</text:p>
          </table:table-cell>
          <table:table-cell table:number-columns-repeated="2"/>
          <table:table-cell table:formula="of:=220*SQRT(2)/([.$D$6]/2)*([.A66]-[.$D$1])" office:value-type="float" office:value="-283.154359632549" calcext:value-type="float">
            <text:p>-283,154359632549</text:p>
          </table:table-cell>
          <table:table-cell table:number-columns-repeated="4"/>
        </table:table-row>
        <table:table-row table:style-name="ro1">
          <table:table-cell office:value-type="float" office:value="-172.97" calcext:value-type="float">
            <text:p>-172,9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67]-[.$D$1]" office:value-type="float" office:value="-165.14956" calcext:value-type="float">
            <text:p>-165,14956</text:p>
          </table:table-cell>
          <table:table-cell table:formula="of:=[.B67]-[.$E$1]" office:value-type="float" office:value="-0" calcext:value-type="float">
            <text:p>0</text:p>
          </table:table-cell>
          <table:table-cell/>
          <table:table-cell table:formula="of:=COM.MICROSOFT.CONCAT([.G67];&quot; &quot;;[.H67])" office:value-type="string" office:string-value="-165,14956 0" calcext:value-type="string">
            <text:p>-165,14956 0</text:p>
          </table:table-cell>
          <table:table-cell/>
          <table:table-cell table:formula="of:=SUBSTITUTE([.J67];&quot;,&quot;;&quot;,&quot;)" office:value-type="string" office:string-value="-165,14956 0" calcext:value-type="string">
            <text:p>-165,14956 0</text:p>
          </table:table-cell>
          <table:table-cell table:number-columns-repeated="2"/>
          <table:table-cell table:formula="of:=220*SQRT(2)/([.$D$6]/2)*([.A67]-[.$D$1])" office:value-type="float" office:value="-292.560977428849" calcext:value-type="float">
            <text:p>-292,560977428849</text:p>
          </table:table-cell>
          <table:table-cell table:number-columns-repeated="4"/>
        </table:table-row>
        <table:table-row table:style-name="ro1">
          <table:table-cell office:value-type="float" office:value="-159.32" calcext:value-type="float">
            <text:p>-159,32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68]-[.$D$1]" office:value-type="float" office:value="-151.49956" calcext:value-type="float">
            <text:p>-151,49956</text:p>
          </table:table-cell>
          <table:table-cell table:formula="of:=[.B68]-[.$E$1]" office:value-type="float" office:value="-0" calcext:value-type="float">
            <text:p>0</text:p>
          </table:table-cell>
          <table:table-cell/>
          <table:table-cell table:formula="of:=COM.MICROSOFT.CONCAT([.G68];&quot; &quot;;[.H68])" office:value-type="string" office:string-value="-151,49956 0" calcext:value-type="string">
            <text:p>-151,49956 0</text:p>
          </table:table-cell>
          <table:table-cell/>
          <table:table-cell table:formula="of:=SUBSTITUTE([.J68];&quot;,&quot;;&quot;,&quot;)" office:value-type="string" office:string-value="-151,49956 0" calcext:value-type="string">
            <text:p>-151,49956 0</text:p>
          </table:table-cell>
          <table:table-cell table:number-columns-repeated="2"/>
          <table:table-cell table:formula="of:=220*SQRT(2)/([.$D$6]/2)*([.A68]-[.$D$1])" office:value-type="float" office:value="-268.380123771693" calcext:value-type="float">
            <text:p>-268,380123771693</text:p>
          </table:table-cell>
          <table:table-cell table:number-columns-repeated="4"/>
        </table:table-row>
        <table:table-row table:style-name="ro1">
          <table:table-cell office:value-type="float" office:value="-131.25" calcext:value-type="float">
            <text:p>-131,25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69]-[.$D$1]" office:value-type="float" office:value="-123.42956" calcext:value-type="float">
            <text:p>-123,42956</text:p>
          </table:table-cell>
          <table:table-cell table:formula="of:=[.B69]-[.$E$1]" office:value-type="float" office:value="-0" calcext:value-type="float">
            <text:p>0</text:p>
          </table:table-cell>
          <table:table-cell/>
          <table:table-cell table:formula="of:=COM.MICROSOFT.CONCAT([.G69];&quot; &quot;;[.H69])" office:value-type="string" office:string-value="-123,42956 0" calcext:value-type="string">
            <text:p>-123,42956 0</text:p>
          </table:table-cell>
          <table:table-cell/>
          <table:table-cell table:formula="of:=SUBSTITUTE([.J69];&quot;,&quot;;&quot;,&quot;)" office:value-type="string" office:string-value="-123,42956 0" calcext:value-type="string">
            <text:p>-123,42956 0</text:p>
          </table:table-cell>
          <table:table-cell table:number-columns-repeated="2"/>
          <table:table-cell table:formula="of:=220*SQRT(2)/([.$D$6]/2)*([.A69]-[.$D$1])" office:value-type="float" office:value="-218.654368302361" calcext:value-type="float">
            <text:p>-218,654368302361</text:p>
          </table:table-cell>
          <table:table-cell table:number-columns-repeated="4"/>
        </table:table-row>
        <table:table-row table:style-name="ro1">
          <table:table-cell office:value-type="float" office:value="-94.83" calcext:value-type="float">
            <text:p>-94,83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70]-[.$D$1]" office:value-type="float" office:value="-87.00956" calcext:value-type="float">
            <text:p>-87,00956</text:p>
          </table:table-cell>
          <table:table-cell table:formula="of:=[.B70]-[.$E$1]" office:value-type="float" office:value="-0" calcext:value-type="float">
            <text:p>0</text:p>
          </table:table-cell>
          <table:table-cell/>
          <table:table-cell table:formula="of:=COM.MICROSOFT.CONCAT([.G70];&quot; &quot;;[.H70])" office:value-type="string" office:string-value="-87,00956 0" calcext:value-type="string">
            <text:p>-87,00956 0</text:p>
          </table:table-cell>
          <table:table-cell/>
          <table:table-cell table:formula="of:=SUBSTITUTE([.J70];&quot;,&quot;;&quot;,&quot;)" office:value-type="string" office:string-value="-87,00956 0" calcext:value-type="string">
            <text:p>-87,00956 0</text:p>
          </table:table-cell>
          <table:table-cell table:number-columns-repeated="2"/>
          <table:table-cell table:formula="of:=220*SQRT(2)/([.$D$6]/2)*([.A70]-[.$D$1])" office:value-type="float" office:value="-154.136662061068" calcext:value-type="float">
            <text:p>-154,136662061068</text:p>
          </table:table-cell>
          <table:table-cell table:number-columns-repeated="4"/>
        </table:table-row>
        <table:table-row table:style-name="ro1">
          <table:table-cell office:value-type="float" office:value="-50.07" calcext:value-type="float">
            <text:p>-50,0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71]-[.$D$1]" office:value-type="float" office:value="-42.24956" calcext:value-type="float">
            <text:p>-42,24956</text:p>
          </table:table-cell>
          <table:table-cell table:formula="of:=[.B71]-[.$E$1]" office:value-type="float" office:value="0" calcext:value-type="float">
            <text:p>0</text:p>
          </table:table-cell>
          <table:table-cell/>
          <table:table-cell table:formula="of:=COM.MICROSOFT.CONCAT([.G71];&quot; &quot;;[.H71])" office:value-type="string" office:string-value="-42,24956 0" calcext:value-type="string">
            <text:p>-42,24956 0</text:p>
          </table:table-cell>
          <table:table-cell/>
          <table:table-cell table:formula="of:=SUBSTITUTE([.J71];&quot;,&quot;;&quot;,&quot;)" office:value-type="string" office:string-value="-42,24956 0" calcext:value-type="string">
            <text:p>-42,24956 0</text:p>
          </table:table-cell>
          <table:table-cell table:number-columns-repeated="2"/>
          <table:table-cell table:formula="of:=220*SQRT(2)/([.$D$6]/2)*([.A71]-[.$D$1])" office:value-type="float" office:value="-74.8447199589198" calcext:value-type="float">
            <text:p>-74,8447199589198</text:p>
          </table:table-cell>
          <table:table-cell table:number-columns-repeated="4"/>
        </table:table-row>
        <table:table-row table:style-name="ro1">
          <table:table-cell office:value-type="float" office:value="-7.59" calcext:value-type="float">
            <text:p>-7,5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72]-[.$D$1]" office:value-type="float" office:value="0.23044" calcext:value-type="float">
            <text:p>0,23044</text:p>
          </table:table-cell>
          <table:table-cell table:formula="of:=[.B72]-[.$E$1]" office:value-type="float" office:value="0" calcext:value-type="float">
            <text:p>0</text:p>
          </table:table-cell>
          <table:table-cell/>
          <table:table-cell table:formula="of:=COM.MICROSOFT.CONCAT([.G72];&quot; &quot;;[.H72])" office:value-type="string" office:string-value="0,23044 0" calcext:value-type="string">
            <text:p>0,23044 0</text:p>
          </table:table-cell>
          <table:table-cell/>
          <table:table-cell table:formula="of:=SUBSTITUTE([.J72];&quot;,&quot;;&quot;,&quot;)" office:value-type="string" office:string-value="0,23044 0" calcext:value-type="string">
            <text:p>0,23044 0</text:p>
          </table:table-cell>
          <table:table-cell table:number-columns-repeated="2"/>
          <table:table-cell table:formula="of:=220*SQRT(2)/([.$D$6]/2)*([.A72]-[.$D$1])" office:value-type="float" office:value="0.408222411483894" calcext:value-type="float">
            <text:p>0,408222411483894</text:p>
          </table:table-cell>
          <table:table-cell table:number-columns-repeated="4"/>
        </table:table-row>
        <table:table-row table:style-name="ro1">
          <table:table-cell office:value-type="float" office:value="38.69" calcext:value-type="float">
            <text:p>38,6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73]-[.$D$1]" office:value-type="float" office:value="46.51044" calcext:value-type="float">
            <text:p>46,51044</text:p>
          </table:table-cell>
          <table:table-cell table:formula="of:=[.B73]-[.$E$1]" office:value-type="float" office:value="0" calcext:value-type="float">
            <text:p>0</text:p>
          </table:table-cell>
          <table:table-cell/>
          <table:table-cell table:formula="of:=COM.MICROSOFT.CONCAT([.G73];&quot; &quot;;[.H73])" office:value-type="string" office:string-value="46,51044 0" calcext:value-type="string">
            <text:p>46,51044 0</text:p>
          </table:table-cell>
          <table:table-cell/>
          <table:table-cell table:formula="of:=SUBSTITUTE([.J73];&quot;,&quot;;&quot;,&quot;)" office:value-type="string" office:string-value="46,51044 0" calcext:value-type="string">
            <text:p>46,51044 0</text:p>
          </table:table-cell>
          <table:table-cell table:number-columns-repeated="2"/>
          <table:table-cell table:formula="of:=220*SQRT(2)/([.$D$6]/2)*([.A73]-[.$D$1])" office:value-type="float" office:value="82.3928310014623" calcext:value-type="float">
            <text:p>82,3928310014623</text:p>
          </table:table-cell>
          <table:table-cell table:number-columns-repeated="4"/>
        </table:table-row>
        <table:table-row table:style-name="ro1">
          <table:table-cell office:value-type="float" office:value="81.94" calcext:value-type="float">
            <text:p>81,9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74]-[.$D$1]" office:value-type="float" office:value="89.76044" calcext:value-type="float">
            <text:p>89,76044</text:p>
          </table:table-cell>
          <table:table-cell table:formula="of:=[.B74]-[.$E$1]" office:value-type="float" office:value="0" calcext:value-type="float">
            <text:p>0</text:p>
          </table:table-cell>
          <table:table-cell/>
          <table:table-cell table:formula="of:=COM.MICROSOFT.CONCAT([.G74];&quot; &quot;;[.H74])" office:value-type="string" office:string-value="89,76044 0" calcext:value-type="string">
            <text:p>89,76044 0</text:p>
          </table:table-cell>
          <table:table-cell/>
          <table:table-cell table:formula="of:=SUBSTITUTE([.J74];&quot;,&quot;;&quot;,&quot;)" office:value-type="string" office:string-value="89,76044 0" calcext:value-type="string">
            <text:p>89,76044 0</text:p>
          </table:table-cell>
          <table:table-cell table:number-columns-repeated="2"/>
          <table:table-cell table:formula="of:=220*SQRT(2)/([.$D$6]/2)*([.A74]-[.$D$1])" office:value-type="float" office:value="159.009821526885" calcext:value-type="float">
            <text:p>159,009821526885</text:p>
          </table:table-cell>
          <table:table-cell table:number-columns-repeated="4"/>
        </table:table-row>
        <table:table-row table:style-name="ro1">
          <table:table-cell office:value-type="float" office:value="118.35" calcext:value-type="float">
            <text:p>118,3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75]-[.$D$1]" office:value-type="float" office:value="126.17044" calcext:value-type="float">
            <text:p>126,17044</text:p>
          </table:table-cell>
          <table:table-cell table:formula="of:=[.B75]-[.$E$1]" office:value-type="float" office:value="0" calcext:value-type="float">
            <text:p>0</text:p>
          </table:table-cell>
          <table:table-cell/>
          <table:table-cell table:formula="of:=COM.MICROSOFT.CONCAT([.G75];&quot; &quot;;[.H75])" office:value-type="string" office:string-value="126,17044 0" calcext:value-type="string">
            <text:p>126,17044 0</text:p>
          </table:table-cell>
          <table:table-cell/>
          <table:table-cell table:formula="of:=SUBSTITUTE([.J75];&quot;,&quot;;&quot;,&quot;)" office:value-type="string" office:string-value="126,17044 0" calcext:value-type="string">
            <text:p>126,17044 0</text:p>
          </table:table-cell>
          <table:table-cell table:number-columns-repeated="2"/>
          <table:table-cell table:formula="of:=220*SQRT(2)/([.$D$6]/2)*([.A75]-[.$D$1])" office:value-type="float" office:value="223.509812857073" calcext:value-type="float">
            <text:p>223,509812857073</text:p>
          </table:table-cell>
          <table:table-cell table:number-columns-repeated="4"/>
        </table:table-row>
        <table:table-row table:style-name="ro1">
          <table:table-cell office:value-type="float" office:value="144.9" calcext:value-type="float">
            <text:p>144,9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76]-[.$D$1]" office:value-type="float" office:value="152.72044" calcext:value-type="float">
            <text:p>152,72044</text:p>
          </table:table-cell>
          <table:table-cell table:formula="of:=[.B76]-[.$E$1]" office:value-type="float" office:value="-0" calcext:value-type="float">
            <text:p>0</text:p>
          </table:table-cell>
          <table:table-cell/>
          <table:table-cell table:formula="of:=COM.MICROSOFT.CONCAT([.G76];&quot; &quot;;[.H76])" office:value-type="string" office:string-value="152,72044 0" calcext:value-type="string">
            <text:p>152,72044 0</text:p>
          </table:table-cell>
          <table:table-cell/>
          <table:table-cell table:formula="of:=SUBSTITUTE([.J76];&quot;,&quot;;&quot;,&quot;)" office:value-type="string" office:string-value="152,72044 0" calcext:value-type="string">
            <text:p>152,72044 0</text:p>
          </table:table-cell>
          <table:table-cell table:number-columns-repeated="2"/>
          <table:table-cell table:formula="of:=220*SQRT(2)/([.$D$6]/2)*([.A76]-[.$D$1])" office:value-type="float" office:value="270.542901838576" calcext:value-type="float">
            <text:p>270,542901838576</text:p>
          </table:table-cell>
          <table:table-cell table:number-columns-repeated="4"/>
        </table:table-row>
        <table:table-row table:style-name="ro1">
          <table:table-cell office:value-type="float" office:value="157.8" calcext:value-type="float">
            <text:p>157,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77]-[.$D$1]" office:value-type="float" office:value="165.62044" calcext:value-type="float">
            <text:p>165,62044</text:p>
          </table:table-cell>
          <table:table-cell table:formula="of:=[.B77]-[.$E$1]" office:value-type="float" office:value="0" calcext:value-type="float">
            <text:p>0</text:p>
          </table:table-cell>
          <table:table-cell/>
          <table:table-cell table:formula="of:=COM.MICROSOFT.CONCAT([.G77];&quot; &quot;;[.H77])" office:value-type="string" office:string-value="165,62044 0" calcext:value-type="string">
            <text:p>165,62044 0</text:p>
          </table:table-cell>
          <table:table-cell/>
          <table:table-cell table:formula="of:=SUBSTITUTE([.J77];&quot;,&quot;;&quot;,&quot;)" office:value-type="string" office:string-value="165,62044 0" calcext:value-type="string">
            <text:p>165,62044 0</text:p>
          </table:table-cell>
          <table:table-cell table:number-columns-repeated="2"/>
          <table:table-cell table:formula="of:=220*SQRT(2)/([.$D$6]/2)*([.A77]-[.$D$1])" office:value-type="float" office:value="293.395137162921" calcext:value-type="float">
            <text:p>293,395137162921</text:p>
          </table:table-cell>
          <table:table-cell table:number-columns-repeated="4"/>
        </table:table-row>
        <table:table-row table:style-name="ro1">
          <table:table-cell office:value-type="float" office:value="165.39" calcext:value-type="float">
            <text:p>165,39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78]-[.$D$1]" office:value-type="float" office:value="173.21044" calcext:value-type="float">
            <text:p>173,21044</text:p>
          </table:table-cell>
          <table:table-cell table:formula="of:=[.B78]-[.$E$1]" office:value-type="float" office:value="-0" calcext:value-type="float">
            <text:p>0</text:p>
          </table:table-cell>
          <table:table-cell/>
          <table:table-cell table:formula="of:=COM.MICROSOFT.CONCAT([.G78];&quot; &quot;;[.H78])" office:value-type="string" office:string-value="173,21044 0" calcext:value-type="string">
            <text:p>173,21044 0</text:p>
          </table:table-cell>
          <table:table-cell/>
          <table:table-cell table:formula="of:=SUBSTITUTE([.J78];&quot;,&quot;;&quot;,&quot;)" office:value-type="string" office:string-value="173,21044 0" calcext:value-type="string">
            <text:p>173,21044 0</text:p>
          </table:table-cell>
          <table:table-cell table:number-columns-repeated="2"/>
          <table:table-cell table:formula="of:=220*SQRT(2)/([.$D$6]/2)*([.A78]-[.$D$1])" office:value-type="float" office:value="306.840754690967" calcext:value-type="float">
            <text:p>306,840754690967</text:p>
          </table:table-cell>
          <table:table-cell table:number-columns-repeated="4"/>
        </table:table-row>
        <table:table-row table:style-name="ro1">
          <table:table-cell office:value-type="float" office:value="155.53" calcext:value-type="float">
            <text:p>155,53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79]-[.$D$1]" office:value-type="float" office:value="163.35044" calcext:value-type="float">
            <text:p>163,35044</text:p>
          </table:table-cell>
          <table:table-cell table:formula="of:=[.B79]-[.$E$1]" office:value-type="float" office:value="-0" calcext:value-type="float">
            <text:p>0</text:p>
          </table:table-cell>
          <table:table-cell/>
          <table:table-cell table:formula="of:=COM.MICROSOFT.CONCAT([.G79];&quot; &quot;;[.H79])" office:value-type="string" office:string-value="163,35044 0" calcext:value-type="string">
            <text:p>163,35044 0</text:p>
          </table:table-cell>
          <table:table-cell/>
          <table:table-cell table:formula="of:=SUBSTITUTE([.J79];&quot;,&quot;;&quot;,&quot;)" office:value-type="string" office:string-value="163,35044 0" calcext:value-type="string">
            <text:p>163,35044 0</text:p>
          </table:table-cell>
          <table:table-cell table:number-columns-repeated="2"/>
          <table:table-cell table:formula="of:=220*SQRT(2)/([.$D$6]/2)*([.A79]-[.$D$1])" office:value-type="float" office:value="289.373852342281" calcext:value-type="float">
            <text:p>289,373852342281</text:p>
          </table:table-cell>
          <table:table-cell table:number-columns-repeated="4"/>
        </table:table-row>
        <table:table-row table:style-name="ro1">
          <table:table-cell office:value-type="float" office:value="128.21" calcext:value-type="float">
            <text:p>128,21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80]-[.$D$1]" office:value-type="float" office:value="136.03044" calcext:value-type="float">
            <text:p>136,03044</text:p>
          </table:table-cell>
          <table:table-cell table:formula="of:=[.B80]-[.$E$1]" office:value-type="float" office:value="-0" calcext:value-type="float">
            <text:p>0</text:p>
          </table:table-cell>
          <table:table-cell/>
          <table:table-cell table:formula="of:=COM.MICROSOFT.CONCAT([.G80];&quot; &quot;;[.H80])" office:value-type="string" office:string-value="136,03044 0" calcext:value-type="string">
            <text:p>136,03044 0</text:p>
          </table:table-cell>
          <table:table-cell/>
          <table:table-cell table:formula="of:=SUBSTITUTE([.J80];&quot;,&quot;;&quot;,&quot;)" office:value-type="string" office:string-value="136,03044 0" calcext:value-type="string">
            <text:p>136,03044 0</text:p>
          </table:table-cell>
          <table:table-cell table:number-columns-repeated="2"/>
          <table:table-cell table:formula="of:=220*SQRT(2)/([.$D$6]/2)*([.A80]-[.$D$1])" office:value-type="float" office:value="240.976715205759" calcext:value-type="float">
            <text:p>240,976715205759</text:p>
          </table:table-cell>
          <table:table-cell table:number-columns-repeated="4"/>
        </table:table-row>
        <table:table-row table:style-name="ro1">
          <table:table-cell office:value-type="float" office:value="96.35" calcext:value-type="float">
            <text:p>96,3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81]-[.$D$1]" office:value-type="float" office:value="104.17044" calcext:value-type="float">
            <text:p>104,17044</text:p>
          </table:table-cell>
          <table:table-cell table:formula="of:=[.B81]-[.$E$1]" office:value-type="float" office:value="0" calcext:value-type="float">
            <text:p>0</text:p>
          </table:table-cell>
          <table:table-cell/>
          <table:table-cell table:formula="of:=COM.MICROSOFT.CONCAT([.G81];&quot; &quot;;[.H81])" office:value-type="string" office:string-value="104,17044 0" calcext:value-type="string">
            <text:p>104,17044 0</text:p>
          </table:table-cell>
          <table:table-cell/>
          <table:table-cell table:formula="of:=SUBSTITUTE([.J81];&quot;,&quot;;&quot;,&quot;)" office:value-type="string" office:string-value="104,17044 0" calcext:value-type="string">
            <text:p>104,17044 0</text:p>
          </table:table-cell>
          <table:table-cell table:number-columns-repeated="2"/>
          <table:table-cell table:formula="of:=220*SQRT(2)/([.$D$6]/2)*([.A81]-[.$D$1])" office:value-type="float" office:value="184.537008427957" calcext:value-type="float">
            <text:p>184,537008427957</text:p>
          </table:table-cell>
          <table:table-cell table:number-columns-repeated="4"/>
        </table:table-row>
        <table:table-row table:style-name="ro1">
          <table:table-cell office:value-type="float" office:value="54.62" calcext:value-type="float">
            <text:p>54,62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82]-[.$D$1]" office:value-type="float" office:value="62.44044" calcext:value-type="float">
            <text:p>62,44044</text:p>
          </table:table-cell>
          <table:table-cell table:formula="of:=[.B82]-[.$E$1]" office:value-type="float" office:value="-0" calcext:value-type="float">
            <text:p>0</text:p>
          </table:table-cell>
          <table:table-cell/>
          <table:table-cell table:formula="of:=COM.MICROSOFT.CONCAT([.G82];&quot; &quot;;[.H82])" office:value-type="string" office:string-value="62,44044 0" calcext:value-type="string">
            <text:p>62,44044 0</text:p>
          </table:table-cell>
          <table:table-cell/>
          <table:table-cell table:formula="of:=SUBSTITUTE([.J82];&quot;,&quot;;&quot;,&quot;)" office:value-type="string" office:string-value="62,44044 0" calcext:value-type="string">
            <text:p>62,44044 0</text:p>
          </table:table-cell>
          <table:table-cell table:number-columns-repeated="2"/>
          <table:table-cell table:formula="of:=220*SQRT(2)/([.$D$6]/2)*([.A82]-[.$D$1])" office:value-type="float" office:value="110.612684390364" calcext:value-type="float">
            <text:p>110,612684390364</text:p>
          </table:table-cell>
          <table:table-cell table:number-columns-repeated="4"/>
        </table:table-row>
        <table:table-row table:style-name="ro1">
          <table:table-cell office:value-type="float" office:value="9.86" calcext:value-type="float">
            <text:p>9,86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83]-[.$D$1]" office:value-type="float" office:value="17.68044" calcext:value-type="float">
            <text:p>17,68044</text:p>
          </table:table-cell>
          <table:table-cell table:formula="of:=[.B83]-[.$E$1]" office:value-type="float" office:value="-0" calcext:value-type="float">
            <text:p>0</text:p>
          </table:table-cell>
          <table:table-cell/>
          <table:table-cell table:formula="of:=COM.MICROSOFT.CONCAT([.G83];&quot; &quot;;[.H83])" office:value-type="string" office:string-value="17,68044 0" calcext:value-type="string">
            <text:p>17,68044 0</text:p>
          </table:table-cell>
          <table:table-cell/>
          <table:table-cell table:formula="of:=SUBSTITUTE([.J83];&quot;,&quot;;&quot;,&quot;)" office:value-type="string" office:string-value="17,68044 0" calcext:value-type="string">
            <text:p>17,68044 0</text:p>
          </table:table-cell>
          <table:table-cell table:number-columns-repeated="2"/>
          <table:table-cell table:formula="of:=220*SQRT(2)/([.$D$6]/2)*([.A83]-[.$D$1])" office:value-type="float" office:value="31.3207422882152" calcext:value-type="float">
            <text:p>31,3207422882152</text:p>
          </table:table-cell>
          <table:table-cell table:number-columns-repeated="4"/>
        </table:table-row>
        <table:table-row table:style-name="ro1">
          <table:table-cell office:value-type="float" office:value="-34.14" calcext:value-type="float">
            <text:p>-34,14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84]-[.$D$1]" office:value-type="float" office:value="-26.31956" calcext:value-type="float">
            <text:p>-26,31956</text:p>
          </table:table-cell>
          <table:table-cell table:formula="of:=[.B84]-[.$E$1]" office:value-type="float" office:value="-0" calcext:value-type="float">
            <text:p>0</text:p>
          </table:table-cell>
          <table:table-cell/>
          <table:table-cell table:formula="of:=COM.MICROSOFT.CONCAT([.G84];&quot; &quot;;[.H84])" office:value-type="string" office:string-value="-26,31956 0" calcext:value-type="string">
            <text:p>-26,31956 0</text:p>
          </table:table-cell>
          <table:table-cell/>
          <table:table-cell table:formula="of:=SUBSTITUTE([.J84];&quot;,&quot;;&quot;,&quot;)" office:value-type="string" office:string-value="-26,31956 0" calcext:value-type="string">
            <text:p>-26,31956 0</text:p>
          </table:table-cell>
          <table:table-cell table:number-columns-repeated="2"/>
          <table:table-cell table:formula="of:=220*SQRT(2)/([.$D$6]/2)*([.A84]-[.$D$1])" office:value-type="float" office:value="-46.6248665700184" calcext:value-type="float">
            <text:p>-46,6248665700184</text:p>
          </table:table-cell>
          <table:table-cell table:number-columns-repeated="4"/>
        </table:table-row>
        <table:table-row table:style-name="ro1">
          <table:table-cell office:value-type="float" office:value="-81.18" calcext:value-type="float">
            <text:p>-81,1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85]-[.$D$1]" office:value-type="float" office:value="-73.35956" calcext:value-type="float">
            <text:p>-73,35956</text:p>
          </table:table-cell>
          <table:table-cell table:formula="of:=[.B85]-[.$E$1]" office:value-type="float" office:value="-0" calcext:value-type="float">
            <text:p>0</text:p>
          </table:table-cell>
          <table:table-cell/>
          <table:table-cell table:formula="of:=COM.MICROSOFT.CONCAT([.G85];&quot; &quot;;[.H85])" office:value-type="string" office:string-value="-73,35956 0" calcext:value-type="string">
            <text:p>-73,35956 0</text:p>
          </table:table-cell>
          <table:table-cell/>
          <table:table-cell table:formula="of:=SUBSTITUTE([.J85];&quot;,&quot;;&quot;,&quot;)" office:value-type="string" office:string-value="-73,35956 0" calcext:value-type="string">
            <text:p>-73,35956 0</text:p>
          </table:table-cell>
          <table:table-cell table:number-columns-repeated="2"/>
          <table:table-cell table:formula="of:=220*SQRT(2)/([.$D$6]/2)*([.A85]-[.$D$1])" office:value-type="float" office:value="-129.955808403912" calcext:value-type="float">
            <text:p>-129,955808403912</text:p>
          </table:table-cell>
          <table:table-cell table:number-columns-repeated="4"/>
        </table:table-row>
        <table:table-row table:style-name="ro1">
          <table:table-cell office:value-type="float" office:value="-119.11" calcext:value-type="float">
            <text:p>-119,11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86]-[.$D$1]" office:value-type="float" office:value="-111.28956" calcext:value-type="float">
            <text:p>-111,28956</text:p>
          </table:table-cell>
          <table:table-cell table:formula="of:=[.B86]-[.$E$1]" office:value-type="float" office:value="-0" calcext:value-type="float">
            <text:p>0</text:p>
          </table:table-cell>
          <table:table-cell/>
          <table:table-cell table:formula="of:=COM.MICROSOFT.CONCAT([.G86];&quot; &quot;;[.H86])" office:value-type="string" office:string-value="-111,28956 0" calcext:value-type="string">
            <text:p>-111,28956 0</text:p>
          </table:table-cell>
          <table:table-cell/>
          <table:table-cell table:formula="of:=SUBSTITUTE([.J86];&quot;,&quot;;&quot;,&quot;)" office:value-type="string" office:string-value="-111,28956 0" calcext:value-type="string">
            <text:p>-111,28956 0</text:p>
          </table:table-cell>
          <table:table-cell table:number-columns-repeated="2"/>
          <table:table-cell table:formula="of:=220*SQRT(2)/([.$D$6]/2)*([.A86]-[.$D$1])" office:value-type="float" office:value="-197.14846622193" calcext:value-type="float">
            <text:p>-197,14846622193</text:p>
          </table:table-cell>
          <table:table-cell table:number-columns-repeated="4"/>
        </table:table-row>
        <table:table-row table:style-name="ro1">
          <table:table-cell office:value-type="float" office:value="-146.42" calcext:value-type="float">
            <text:p>-146,42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87]-[.$D$1]" office:value-type="float" office:value="-138.59956" calcext:value-type="float">
            <text:p>-138,59956</text:p>
          </table:table-cell>
          <table:table-cell table:formula="of:=[.B87]-[.$E$1]" office:value-type="float" office:value="-0" calcext:value-type="float">
            <text:p>0</text:p>
          </table:table-cell>
          <table:table-cell/>
          <table:table-cell table:formula="of:=COM.MICROSOFT.CONCAT([.G87];&quot; &quot;;[.H87])" office:value-type="string" office:string-value="-138,59956 0" calcext:value-type="string">
            <text:p>-138,59956 0</text:p>
          </table:table-cell>
          <table:table-cell/>
          <table:table-cell table:formula="of:=SUBSTITUTE([.J87];&quot;,&quot;;&quot;,&quot;)" office:value-type="string" office:string-value="-138,59956 0" calcext:value-type="string">
            <text:p>-138,59956 0</text:p>
          </table:table-cell>
          <table:table-cell table:number-columns-repeated="2"/>
          <table:table-cell table:formula="of:=220*SQRT(2)/([.$D$6]/2)*([.A87]-[.$D$1])" office:value-type="float" office:value="-245.527888447347" calcext:value-type="float">
            <text:p>-245,527888447347</text:p>
          </table:table-cell>
          <table:table-cell table:number-columns-repeated="4"/>
        </table:table-row>
        <table:table-row table:style-name="ro1">
          <table:table-cell office:value-type="float" office:value="-164.63" calcext:value-type="float">
            <text:p>-164,63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88]-[.$D$1]" office:value-type="float" office:value="-156.80956" calcext:value-type="float">
            <text:p>-156,80956</text:p>
          </table:table-cell>
          <table:table-cell table:formula="of:=[.B88]-[.$E$1]" office:value-type="float" office:value="-0" calcext:value-type="float">
            <text:p>0</text:p>
          </table:table-cell>
          <table:table-cell/>
          <table:table-cell table:formula="of:=COM.MICROSOFT.CONCAT([.G88];&quot; &quot;;[.H88])" office:value-type="string" office:string-value="-156,80956 0" calcext:value-type="string">
            <text:p>-156,80956 0</text:p>
          </table:table-cell>
          <table:table-cell/>
          <table:table-cell table:formula="of:=SUBSTITUTE([.J88];&quot;,&quot;;&quot;,&quot;)" office:value-type="string" office:string-value="-156,80956 0" calcext:value-type="string">
            <text:p>-156,80956 0</text:p>
          </table:table-cell>
          <table:table-cell table:number-columns-repeated="2"/>
          <table:table-cell table:formula="of:=220*SQRT(2)/([.$D$6]/2)*([.A88]-[.$D$1])" office:value-type="float" office:value="-277.786741567993" calcext:value-type="float">
            <text:p>-277,786741567993</text:p>
          </table:table-cell>
          <table:table-cell table:number-columns-repeated="4"/>
        </table:table-row>
        <table:table-row table:style-name="ro1">
          <table:table-cell office:value-type="float" office:value="-170.7" calcext:value-type="float">
            <text:p>-170,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89]-[.$D$1]" office:value-type="float" office:value="-162.87956" calcext:value-type="float">
            <text:p>-162,87956</text:p>
          </table:table-cell>
          <table:table-cell table:formula="of:=[.B89]-[.$E$1]" office:value-type="float" office:value="-0" calcext:value-type="float">
            <text:p>0</text:p>
          </table:table-cell>
          <table:table-cell/>
          <table:table-cell table:formula="of:=COM.MICROSOFT.CONCAT([.G89];&quot; &quot;;[.H89])" office:value-type="string" office:string-value="-162,87956 0" calcext:value-type="string">
            <text:p>-162,87956 0</text:p>
          </table:table-cell>
          <table:table-cell/>
          <table:table-cell table:formula="of:=SUBSTITUTE([.J89];&quot;,&quot;;&quot;,&quot;)" office:value-type="string" office:string-value="-162,87956 0" calcext:value-type="string">
            <text:p>-162,87956 0</text:p>
          </table:table-cell>
          <table:table-cell table:number-columns-repeated="2"/>
          <table:table-cell table:formula="of:=220*SQRT(2)/([.$D$6]/2)*([.A89]-[.$D$1])" office:value-type="float" office:value="-288.539692608209" calcext:value-type="float">
            <text:p>-288,539692608209</text:p>
          </table:table-cell>
          <table:table-cell table:number-columns-repeated="4"/>
        </table:table-row>
        <table:table-row table:style-name="ro1">
          <table:table-cell office:value-type="float" office:value="-167.66" calcext:value-type="float">
            <text:p>-167,66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90]-[.$D$1]" office:value-type="float" office:value="-159.83956" calcext:value-type="float">
            <text:p>-159,83956</text:p>
          </table:table-cell>
          <table:table-cell table:formula="of:=[.B90]-[.$E$1]" office:value-type="float" office:value="-0" calcext:value-type="float">
            <text:p>0</text:p>
          </table:table-cell>
          <table:table-cell/>
          <table:table-cell table:formula="of:=COM.MICROSOFT.CONCAT([.G90];&quot; &quot;;[.H90])" office:value-type="string" office:string-value="-159,83956 0" calcext:value-type="string">
            <text:p>-159,83956 0</text:p>
          </table:table-cell>
          <table:table-cell/>
          <table:table-cell table:formula="of:=SUBSTITUTE([.J90];&quot;,&quot;;&quot;,&quot;)" office:value-type="string" office:string-value="-159,83956 0" calcext:value-type="string">
            <text:p>-159,83956 0</text:p>
          </table:table-cell>
          <table:table-cell table:number-columns-repeated="2"/>
          <table:table-cell table:formula="of:=220*SQRT(2)/([.$D$6]/2)*([.A90]-[.$D$1])" office:value-type="float" office:value="-283.154359632549" calcext:value-type="float">
            <text:p>-283,154359632549</text:p>
          </table:table-cell>
          <table:table-cell table:number-columns-repeated="4"/>
        </table:table-row>
        <table:table-row table:style-name="ro1">
          <table:table-cell office:value-type="float" office:value="-147.94" calcext:value-type="float">
            <text:p>-147,94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91]-[.$D$1]" office:value-type="float" office:value="-140.11956" calcext:value-type="float">
            <text:p>-140,11956</text:p>
          </table:table-cell>
          <table:table-cell table:formula="of:=[.B91]-[.$E$1]" office:value-type="float" office:value="-0" calcext:value-type="float">
            <text:p>0</text:p>
          </table:table-cell>
          <table:table-cell/>
          <table:table-cell table:formula="of:=COM.MICROSOFT.CONCAT([.G91];&quot; &quot;;[.H91])" office:value-type="string" office:string-value="-140,11956 0" calcext:value-type="string">
            <text:p>-140,11956 0</text:p>
          </table:table-cell>
          <table:table-cell/>
          <table:table-cell table:formula="of:=SUBSTITUTE([.J91];&quot;,&quot;;&quot;,&quot;)" office:value-type="string" office:string-value="-140,11956 0" calcext:value-type="string">
            <text:p>-140,11956 0</text:p>
          </table:table-cell>
          <table:table-cell table:number-columns-repeated="2"/>
          <table:table-cell table:formula="of:=220*SQRT(2)/([.$D$6]/2)*([.A91]-[.$D$1])" office:value-type="float" office:value="-248.220554935177" calcext:value-type="float">
            <text:p>-248,220554935177</text:p>
          </table:table-cell>
          <table:table-cell table:number-columns-repeated="4"/>
        </table:table-row>
        <table:table-row table:style-name="ro1">
          <table:table-cell office:value-type="float" office:value="-116.08" calcext:value-type="float">
            <text:p>-116,0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92]-[.$D$1]" office:value-type="float" office:value="-108.25956" calcext:value-type="float">
            <text:p>-108,25956</text:p>
          </table:table-cell>
          <table:table-cell table:formula="of:=[.B92]-[.$E$1]" office:value-type="float" office:value="-0" calcext:value-type="float">
            <text:p>0</text:p>
          </table:table-cell>
          <table:table-cell/>
          <table:table-cell table:formula="of:=COM.MICROSOFT.CONCAT([.G92];&quot; &quot;;[.H92])" office:value-type="string" office:string-value="-108,25956 0" calcext:value-type="string">
            <text:p>-108,25956 0</text:p>
          </table:table-cell>
          <table:table-cell/>
          <table:table-cell table:formula="of:=SUBSTITUTE([.J92];&quot;,&quot;;&quot;,&quot;)" office:value-type="string" office:string-value="-108,25956 0" calcext:value-type="string">
            <text:p>-108,25956 0</text:p>
          </table:table-cell>
          <table:table-cell table:number-columns-repeated="2"/>
          <table:table-cell table:formula="of:=220*SQRT(2)/([.$D$6]/2)*([.A92]-[.$D$1])" office:value-type="float" office:value="-191.780848157374" calcext:value-type="float">
            <text:p>-191,780848157374</text:p>
          </table:table-cell>
          <table:table-cell table:number-columns-repeated="4"/>
        </table:table-row>
        <table:table-row table:style-name="ro1">
          <table:table-cell office:value-type="float" office:value="-76.62" calcext:value-type="float">
            <text:p>-76,6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93]-[.$D$1]" office:value-type="float" office:value="-68.79956" calcext:value-type="float">
            <text:p>-68,79956</text:p>
          </table:table-cell>
          <table:table-cell table:formula="of:=[.B93]-[.$E$1]" office:value-type="float" office:value="0" calcext:value-type="float">
            <text:p>0</text:p>
          </table:table-cell>
          <table:table-cell/>
          <table:table-cell table:formula="of:=COM.MICROSOFT.CONCAT([.G93];&quot; &quot;;[.H93])" office:value-type="string" office:string-value="-68,79956 0" calcext:value-type="string">
            <text:p>-68,79956 0</text:p>
          </table:table-cell>
          <table:table-cell/>
          <table:table-cell table:formula="of:=SUBSTITUTE([.J93];&quot;,&quot;;&quot;,&quot;)" office:value-type="string" office:string-value="-68,79956 0" calcext:value-type="string">
            <text:p>-68,79956 0</text:p>
          </table:table-cell>
          <table:table-cell table:number-columns-repeated="2"/>
          <table:table-cell table:formula="of:=220*SQRT(2)/([.$D$6]/2)*([.A93]-[.$D$1])" office:value-type="float" office:value="-121.877808940422" calcext:value-type="float">
            <text:p>-121,877808940422</text:p>
          </table:table-cell>
          <table:table-cell table:number-columns-repeated="4"/>
        </table:table-row>
        <table:table-row table:style-name="ro1">
          <table:table-cell office:value-type="float" office:value="-33.38" calcext:value-type="float">
            <text:p>-33,3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94]-[.$D$1]" office:value-type="float" office:value="-25.55956" calcext:value-type="float">
            <text:p>-25,55956</text:p>
          </table:table-cell>
          <table:table-cell table:formula="of:=[.B94]-[.$E$1]" office:value-type="float" office:value="-0" calcext:value-type="float">
            <text:p>0</text:p>
          </table:table-cell>
          <table:table-cell/>
          <table:table-cell table:formula="of:=COM.MICROSOFT.CONCAT([.G94];&quot; &quot;;[.H94])" office:value-type="string" office:string-value="-25,55956 0" calcext:value-type="string">
            <text:p>-25,55956 0</text:p>
          </table:table-cell>
          <table:table-cell/>
          <table:table-cell table:formula="of:=SUBSTITUTE([.J94];&quot;,&quot;;&quot;,&quot;)" office:value-type="string" office:string-value="-25,55956 0" calcext:value-type="string">
            <text:p>-25,55956 0</text:p>
          </table:table-cell>
          <table:table-cell table:number-columns-repeated="2"/>
          <table:table-cell table:formula="of:=220*SQRT(2)/([.$D$6]/2)*([.A94]-[.$D$1])" office:value-type="float" office:value="-45.2785333261035" calcext:value-type="float">
            <text:p>-45,2785333261035</text:p>
          </table:table-cell>
          <table:table-cell table:number-columns-repeated="4"/>
        </table:table-row>
        <table:table-row table:style-name="ro1">
          <table:table-cell office:value-type="float" office:value="10.62" calcext:value-type="float">
            <text:p>10,6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95]-[.$D$1]" office:value-type="float" office:value="18.44044" calcext:value-type="float">
            <text:p>18,44044</text:p>
          </table:table-cell>
          <table:table-cell table:formula="of:=[.B95]-[.$E$1]" office:value-type="float" office:value="0" calcext:value-type="float">
            <text:p>0</text:p>
          </table:table-cell>
          <table:table-cell/>
          <table:table-cell table:formula="of:=COM.MICROSOFT.CONCAT([.G95];&quot; &quot;;[.H95])" office:value-type="string" office:string-value="18,44044 0" calcext:value-type="string">
            <text:p>18,44044 0</text:p>
          </table:table-cell>
          <table:table-cell/>
          <table:table-cell table:formula="of:=SUBSTITUTE([.J95];&quot;,&quot;;&quot;,&quot;)" office:value-type="string" office:string-value="18,44044 0" calcext:value-type="string">
            <text:p>18,44044 0</text:p>
          </table:table-cell>
          <table:table-cell table:number-columns-repeated="2"/>
          <table:table-cell table:formula="of:=220*SQRT(2)/([.$D$6]/2)*([.A95]-[.$D$1])" office:value-type="float" office:value="32.6670755321301" calcext:value-type="float">
            <text:p>32,6670755321301</text:p>
          </table:table-cell>
          <table:table-cell table:number-columns-repeated="4"/>
        </table:table-row>
        <table:table-row table:style-name="ro1">
          <table:table-cell office:value-type="float" office:value="55.38" calcext:value-type="float">
            <text:p>55,3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96]-[.$D$1]" office:value-type="float" office:value="63.20044" calcext:value-type="float">
            <text:p>63,20044</text:p>
          </table:table-cell>
          <table:table-cell table:formula="of:=[.B96]-[.$E$1]" office:value-type="float" office:value="0" calcext:value-type="float">
            <text:p>0</text:p>
          </table:table-cell>
          <table:table-cell/>
          <table:table-cell table:formula="of:=COM.MICROSOFT.CONCAT([.G96];&quot; &quot;;[.H96])" office:value-type="string" office:string-value="63,20044 0" calcext:value-type="string">
            <text:p>63,20044 0</text:p>
          </table:table-cell>
          <table:table-cell/>
          <table:table-cell table:formula="of:=SUBSTITUTE([.J96];&quot;,&quot;;&quot;,&quot;)" office:value-type="string" office:string-value="63,20044 0" calcext:value-type="string">
            <text:p>63,20044 0</text:p>
          </table:table-cell>
          <table:table-cell table:number-columns-repeated="2"/>
          <table:table-cell table:formula="of:=220*SQRT(2)/([.$D$6]/2)*([.A96]-[.$D$1])" office:value-type="float" office:value="111.959017634279" calcext:value-type="float">
            <text:p>111,959017634279</text:p>
          </table:table-cell>
          <table:table-cell table:number-columns-repeated="4"/>
        </table:table-row>
        <table:table-row table:style-name="ro1">
          <table:table-cell office:value-type="float" office:value="95.59" calcext:value-type="float">
            <text:p>95,59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97]-[.$D$1]" office:value-type="float" office:value="103.41044" calcext:value-type="float">
            <text:p>103,41044</text:p>
          </table:table-cell>
          <table:table-cell table:formula="of:=[.B97]-[.$E$1]" office:value-type="float" office:value="-0" calcext:value-type="float">
            <text:p>0</text:p>
          </table:table-cell>
          <table:table-cell/>
          <table:table-cell table:formula="of:=COM.MICROSOFT.CONCAT([.G97];&quot; &quot;;[.H97])" office:value-type="string" office:string-value="103,41044 0" calcext:value-type="string">
            <text:p>103,41044 0</text:p>
          </table:table-cell>
          <table:table-cell/>
          <table:table-cell table:formula="of:=SUBSTITUTE([.J97];&quot;,&quot;;&quot;,&quot;)" office:value-type="string" office:string-value="103,41044 0" calcext:value-type="string">
            <text:p>103,41044 0</text:p>
          </table:table-cell>
          <table:table-cell table:number-columns-repeated="2"/>
          <table:table-cell table:formula="of:=220*SQRT(2)/([.$D$6]/2)*([.A97]-[.$D$1])" office:value-type="float" office:value="183.190675184042" calcext:value-type="float">
            <text:p>183,190675184042</text:p>
          </table:table-cell>
          <table:table-cell table:number-columns-repeated="4"/>
        </table:table-row>
        <table:table-row table:style-name="ro1">
          <table:table-cell office:value-type="float" office:value="128.21" calcext:value-type="float">
            <text:p>128,2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98]-[.$D$1]" office:value-type="float" office:value="136.03044" calcext:value-type="float">
            <text:p>136,03044</text:p>
          </table:table-cell>
          <table:table-cell table:formula="of:=[.B98]-[.$E$1]" office:value-type="float" office:value="0" calcext:value-type="float">
            <text:p>0</text:p>
          </table:table-cell>
          <table:table-cell/>
          <table:table-cell table:formula="of:=COM.MICROSOFT.CONCAT([.G98];&quot; &quot;;[.H98])" office:value-type="string" office:string-value="136,03044 0" calcext:value-type="string">
            <text:p>136,03044 0</text:p>
          </table:table-cell>
          <table:table-cell/>
          <table:table-cell table:formula="of:=SUBSTITUTE([.J98];&quot;,&quot;;&quot;,&quot;)" office:value-type="string" office:string-value="136,03044 0" calcext:value-type="string">
            <text:p>136,03044 0</text:p>
          </table:table-cell>
          <table:table-cell table:number-columns-repeated="2"/>
          <table:table-cell table:formula="of:=220*SQRT(2)/([.$D$6]/2)*([.A98]-[.$D$1])" office:value-type="float" office:value="240.976715205759" calcext:value-type="float">
            <text:p>240,976715205759</text:p>
          </table:table-cell>
          <table:table-cell table:number-columns-repeated="4"/>
        </table:table-row>
        <table:table-row table:style-name="ro1">
          <table:table-cell office:value-type="float" office:value="150.97" calcext:value-type="float">
            <text:p>150,9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99]-[.$D$1]" office:value-type="float" office:value="158.79044" calcext:value-type="float">
            <text:p>158,79044</text:p>
          </table:table-cell>
          <table:table-cell table:formula="of:=[.B99]-[.$E$1]" office:value-type="float" office:value="0" calcext:value-type="float">
            <text:p>0</text:p>
          </table:table-cell>
          <table:table-cell/>
          <table:table-cell table:formula="of:=COM.MICROSOFT.CONCAT([.G99];&quot; &quot;;[.H99])" office:value-type="string" office:string-value="158,79044 0" calcext:value-type="string">
            <text:p>158,79044 0</text:p>
          </table:table-cell>
          <table:table-cell/>
          <table:table-cell table:formula="of:=SUBSTITUTE([.J99];&quot;,&quot;;&quot;,&quot;)" office:value-type="string" office:string-value="158,79044 0" calcext:value-type="string">
            <text:p>158,79044 0</text:p>
          </table:table-cell>
          <table:table-cell table:number-columns-repeated="2"/>
          <table:table-cell table:formula="of:=220*SQRT(2)/([.$D$6]/2)*([.A99]-[.$D$1])" office:value-type="float" office:value="281.295852878791" calcext:value-type="float">
            <text:p>281,295852878791</text:p>
          </table:table-cell>
          <table:table-cell table:number-columns-repeated="4"/>
        </table:table-row>
        <table:table-row table:style-name="ro1">
          <table:table-cell office:value-type="float" office:value="160.84" calcext:value-type="float">
            <text:p>160,8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100]-[.$D$1]" office:value-type="float" office:value="168.66044" calcext:value-type="float">
            <text:p>168,66044</text:p>
          </table:table-cell>
          <table:table-cell table:formula="of:=[.B100]-[.$E$1]" office:value-type="float" office:value="0" calcext:value-type="float">
            <text:p>0</text:p>
          </table:table-cell>
          <table:table-cell/>
          <table:table-cell table:formula="of:=COM.MICROSOFT.CONCAT([.G100];&quot; &quot;;[.H100])" office:value-type="string" office:string-value="168,66044 0" calcext:value-type="string">
            <text:p>168,66044 0</text:p>
          </table:table-cell>
          <table:table-cell/>
          <table:table-cell table:formula="of:=SUBSTITUTE([.J100];&quot;,&quot;;&quot;,&quot;)" office:value-type="string" office:string-value="168,66044 0" calcext:value-type="string">
            <text:p>168,66044 0</text:p>
          </table:table-cell>
          <table:table-cell table:number-columns-repeated="2"/>
          <table:table-cell table:formula="of:=220*SQRT(2)/([.$D$6]/2)*([.A100]-[.$D$1])" office:value-type="float" office:value="298.780470138581" calcext:value-type="float">
            <text:p>298,780470138581</text:p>
          </table:table-cell>
          <table:table-cell table:number-columns-repeated="4"/>
        </table:table-row>
        <table:table-row table:style-name="ro1">
          <table:table-cell office:value-type="float" office:value="164.63" calcext:value-type="float">
            <text:p>164,63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01]-[.$D$1]" office:value-type="float" office:value="172.45044" calcext:value-type="float">
            <text:p>172,45044</text:p>
          </table:table-cell>
          <table:table-cell table:formula="of:=[.B101]-[.$E$1]" office:value-type="float" office:value="-0" calcext:value-type="float">
            <text:p>0</text:p>
          </table:table-cell>
          <table:table-cell/>
          <table:table-cell table:formula="of:=COM.MICROSOFT.CONCAT([.G101];&quot; &quot;;[.H101])" office:value-type="string" office:string-value="172,45044 0" calcext:value-type="string">
            <text:p>172,45044 0</text:p>
          </table:table-cell>
          <table:table-cell/>
          <table:table-cell table:formula="of:=SUBSTITUTE([.J101];&quot;,&quot;;&quot;,&quot;)" office:value-type="string" office:string-value="172,45044 0" calcext:value-type="string">
            <text:p>172,45044 0</text:p>
          </table:table-cell>
          <table:table-cell table:number-columns-repeated="2"/>
          <table:table-cell table:formula="of:=220*SQRT(2)/([.$D$6]/2)*([.A101]-[.$D$1])" office:value-type="float" office:value="305.494421447052" calcext:value-type="float">
            <text:p>305,494421447052</text:p>
          </table:table-cell>
          <table:table-cell table:number-columns-repeated="4"/>
        </table:table-row>
        <table:table-row table:style-name="ro1">
          <table:table-cell office:value-type="float" office:value="148.7" calcext:value-type="float">
            <text:p>148,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02]-[.$D$1]" office:value-type="float" office:value="156.52044" calcext:value-type="float">
            <text:p>156,52044</text:p>
          </table:table-cell>
          <table:table-cell table:formula="of:=[.B102]-[.$E$1]" office:value-type="float" office:value="-0" calcext:value-type="float">
            <text:p>0</text:p>
          </table:table-cell>
          <table:table-cell/>
          <table:table-cell table:formula="of:=COM.MICROSOFT.CONCAT([.G102];&quot; &quot;;[.H102])" office:value-type="string" office:string-value="156,52044 0" calcext:value-type="string">
            <text:p>156,52044 0</text:p>
          </table:table-cell>
          <table:table-cell/>
          <table:table-cell table:formula="of:=SUBSTITUTE([.J102];&quot;,&quot;;&quot;,&quot;)" office:value-type="string" office:string-value="156,52044 0" calcext:value-type="string">
            <text:p>156,52044 0</text:p>
          </table:table-cell>
          <table:table-cell table:number-columns-repeated="2"/>
          <table:table-cell table:formula="of:=220*SQRT(2)/([.$D$6]/2)*([.A102]-[.$D$1])" office:value-type="float" office:value="277.27456805815" calcext:value-type="float">
            <text:p>277,27456805815</text:p>
          </table:table-cell>
          <table:table-cell table:number-columns-repeated="4"/>
        </table:table-row>
        <table:table-row table:style-name="ro1">
          <table:table-cell office:value-type="float" office:value="117.59" calcext:value-type="float">
            <text:p>117,59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03]-[.$D$1]" office:value-type="float" office:value="125.41044" calcext:value-type="float">
            <text:p>125,41044</text:p>
          </table:table-cell>
          <table:table-cell table:formula="of:=[.B103]-[.$E$1]" office:value-type="float" office:value="-0" calcext:value-type="float">
            <text:p>0</text:p>
          </table:table-cell>
          <table:table-cell/>
          <table:table-cell table:formula="of:=COM.MICROSOFT.CONCAT([.G103];&quot; &quot;;[.H103])" office:value-type="string" office:string-value="125,41044 0" calcext:value-type="string">
            <text:p>125,41044 0</text:p>
          </table:table-cell>
          <table:table-cell/>
          <table:table-cell table:formula="of:=SUBSTITUTE([.J103];&quot;,&quot;;&quot;,&quot;)" office:value-type="string" office:string-value="125,41044 0" calcext:value-type="string">
            <text:p>125,41044 0</text:p>
          </table:table-cell>
          <table:table-cell table:number-columns-repeated="2"/>
          <table:table-cell table:formula="of:=220*SQRT(2)/([.$D$6]/2)*([.A103]-[.$D$1])" office:value-type="float" office:value="222.163479613158" calcext:value-type="float">
            <text:p>222,163479613158</text:p>
          </table:table-cell>
          <table:table-cell table:number-columns-repeated="4"/>
        </table:table-row>
        <table:table-row table:style-name="ro1">
          <table:table-cell office:value-type="float" office:value="81.18" calcext:value-type="float">
            <text:p>81,1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104]-[.$D$1]" office:value-type="float" office:value="89.00044" calcext:value-type="float">
            <text:p>89,00044</text:p>
          </table:table-cell>
          <table:table-cell table:formula="of:=[.B104]-[.$E$1]" office:value-type="float" office:value="0" calcext:value-type="float">
            <text:p>0</text:p>
          </table:table-cell>
          <table:table-cell/>
          <table:table-cell table:formula="of:=COM.MICROSOFT.CONCAT([.G104];&quot; &quot;;[.H104])" office:value-type="string" office:string-value="89,00044 0" calcext:value-type="string">
            <text:p>89,00044 0</text:p>
          </table:table-cell>
          <table:table-cell/>
          <table:table-cell table:formula="of:=SUBSTITUTE([.J104];&quot;,&quot;;&quot;,&quot;)" office:value-type="string" office:string-value="89,00044 0" calcext:value-type="string">
            <text:p>89,00044 0</text:p>
          </table:table-cell>
          <table:table-cell table:number-columns-repeated="2"/>
          <table:table-cell table:formula="of:=220*SQRT(2)/([.$D$6]/2)*([.A104]-[.$D$1])" office:value-type="float" office:value="157.66348828297" calcext:value-type="float">
            <text:p>157,66348828297</text:p>
          </table:table-cell>
          <table:table-cell table:number-columns-repeated="4"/>
        </table:table-row>
        <table:table-row table:style-name="ro1">
          <table:table-cell office:value-type="float" office:value="35.66" calcext:value-type="float">
            <text:p>35,66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05]-[.$D$1]" office:value-type="float" office:value="43.48044" calcext:value-type="float">
            <text:p>43,48044</text:p>
          </table:table-cell>
          <table:table-cell table:formula="of:=[.B105]-[.$E$1]" office:value-type="float" office:value="-0" calcext:value-type="float">
            <text:p>0</text:p>
          </table:table-cell>
          <table:table-cell/>
          <table:table-cell table:formula="of:=COM.MICROSOFT.CONCAT([.G105];&quot; &quot;;[.H105])" office:value-type="string" office:string-value="43,48044 0" calcext:value-type="string">
            <text:p>43,48044 0</text:p>
          </table:table-cell>
          <table:table-cell/>
          <table:table-cell table:formula="of:=SUBSTITUTE([.J105];&quot;,&quot;;&quot;,&quot;)" office:value-type="string" office:string-value="43,48044 0" calcext:value-type="string">
            <text:p>43,48044 0</text:p>
          </table:table-cell>
          <table:table-cell table:number-columns-repeated="2"/>
          <table:table-cell table:formula="of:=220*SQRT(2)/([.$D$6]/2)*([.A105]-[.$D$1])" office:value-type="float" office:value="77.0252129369066" calcext:value-type="float">
            <text:p>77,0252129369066</text:p>
          </table:table-cell>
          <table:table-cell table:number-columns-repeated="4"/>
        </table:table-row>
        <table:table-row table:style-name="ro1">
          <table:table-cell office:value-type="float" office:value="-7.59" calcext:value-type="float">
            <text:p>-7,59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06]-[.$D$1]" office:value-type="float" office:value="0.23044" calcext:value-type="float">
            <text:p>0,23044</text:p>
          </table:table-cell>
          <table:table-cell table:formula="of:=[.B106]-[.$E$1]" office:value-type="float" office:value="-0" calcext:value-type="float">
            <text:p>0</text:p>
          </table:table-cell>
          <table:table-cell/>
          <table:table-cell table:formula="of:=COM.MICROSOFT.CONCAT([.G106];&quot; &quot;;[.H106])" office:value-type="string" office:string-value="0,23044 0" calcext:value-type="string">
            <text:p>0,23044 0</text:p>
          </table:table-cell>
          <table:table-cell/>
          <table:table-cell table:formula="of:=SUBSTITUTE([.J106];&quot;,&quot;;&quot;,&quot;)" office:value-type="string" office:string-value="0,23044 0" calcext:value-type="string">
            <text:p>0,23044 0</text:p>
          </table:table-cell>
          <table:table-cell table:number-columns-repeated="2"/>
          <table:table-cell table:formula="of:=220*SQRT(2)/([.$D$6]/2)*([.A106]-[.$D$1])" office:value-type="float" office:value="0.408222411483894" calcext:value-type="float">
            <text:p>0,408222411483894</text:p>
          </table:table-cell>
          <table:table-cell table:number-columns-repeated="4"/>
        </table:table-row>
        <table:table-row table:style-name="ro1">
          <table:table-cell office:value-type="float" office:value="-48.55" calcext:value-type="float">
            <text:p>-48,55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07]-[.$D$1]" office:value-type="float" office:value="-40.72956" calcext:value-type="float">
            <text:p>-40,72956</text:p>
          </table:table-cell>
          <table:table-cell table:formula="of:=[.B107]-[.$E$1]" office:value-type="float" office:value="-0" calcext:value-type="float">
            <text:p>0</text:p>
          </table:table-cell>
          <table:table-cell/>
          <table:table-cell table:formula="of:=COM.MICROSOFT.CONCAT([.G107];&quot; &quot;;[.H107])" office:value-type="string" office:string-value="-40,72956 0" calcext:value-type="string">
            <text:p>-40,72956 0</text:p>
          </table:table-cell>
          <table:table-cell/>
          <table:table-cell table:formula="of:=SUBSTITUTE([.J107];&quot;,&quot;;&quot;,&quot;)" office:value-type="string" office:string-value="-40,72956 0" calcext:value-type="string">
            <text:p>-40,72956 0</text:p>
          </table:table-cell>
          <table:table-cell table:number-columns-repeated="2"/>
          <table:table-cell table:formula="of:=220*SQRT(2)/([.$D$6]/2)*([.A107]-[.$D$1])" office:value-type="float" office:value="-72.1520534710899" calcext:value-type="float">
            <text:p>-72,1520534710899</text:p>
          </table:table-cell>
          <table:table-cell table:number-columns-repeated="4"/>
        </table:table-row>
        <table:table-row table:style-name="ro1">
          <table:table-cell office:value-type="float" office:value="-97.87" calcext:value-type="float">
            <text:p>-97,8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08]-[.$D$1]" office:value-type="float" office:value="-90.04956" calcext:value-type="float">
            <text:p>-90,04956</text:p>
          </table:table-cell>
          <table:table-cell table:formula="of:=[.B108]-[.$E$1]" office:value-type="float" office:value="-0" calcext:value-type="float">
            <text:p>0</text:p>
          </table:table-cell>
          <table:table-cell/>
          <table:table-cell table:formula="of:=COM.MICROSOFT.CONCAT([.G108];&quot; &quot;;[.H108])" office:value-type="string" office:string-value="-90,04956 0" calcext:value-type="string">
            <text:p>-90,04956 0</text:p>
          </table:table-cell>
          <table:table-cell/>
          <table:table-cell table:formula="of:=SUBSTITUTE([.J108];&quot;,&quot;;&quot;,&quot;)" office:value-type="string" office:string-value="-90,04956 0" calcext:value-type="string">
            <text:p>-90,04956 0</text:p>
          </table:table-cell>
          <table:table-cell table:number-columns-repeated="2"/>
          <table:table-cell table:formula="of:=220*SQRT(2)/([.$D$6]/2)*([.A108]-[.$D$1])" office:value-type="float" office:value="-159.521995036728" calcext:value-type="float">
            <text:p>-159,521995036728</text:p>
          </table:table-cell>
          <table:table-cell table:number-columns-repeated="4"/>
        </table:table-row>
        <table:table-row table:style-name="ro1">
          <table:table-cell office:value-type="float" office:value="-134.28" calcext:value-type="float">
            <text:p>-134,2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109]-[.$D$1]" office:value-type="float" office:value="-126.45956" calcext:value-type="float">
            <text:p>-126,45956</text:p>
          </table:table-cell>
          <table:table-cell table:formula="of:=[.B109]-[.$E$1]" office:value-type="float" office:value="0" calcext:value-type="float">
            <text:p>0</text:p>
          </table:table-cell>
          <table:table-cell/>
          <table:table-cell table:formula="of:=COM.MICROSOFT.CONCAT([.G109];&quot; &quot;;[.H109])" office:value-type="string" office:string-value="-126,45956 0" calcext:value-type="string">
            <text:p>-126,45956 0</text:p>
          </table:table-cell>
          <table:table-cell/>
          <table:table-cell table:formula="of:=SUBSTITUTE([.J109];&quot;,&quot;;&quot;,&quot;)" office:value-type="string" office:string-value="-126,45956 0" calcext:value-type="string">
            <text:p>-126,45956 0</text:p>
          </table:table-cell>
          <table:table-cell table:number-columns-repeated="2"/>
          <table:table-cell table:formula="of:=220*SQRT(2)/([.$D$6]/2)*([.A109]-[.$D$1])" office:value-type="float" office:value="-224.021986366916" calcext:value-type="float">
            <text:p>-224,021986366916</text:p>
          </table:table-cell>
          <table:table-cell table:number-columns-repeated="4"/>
        </table:table-row>
        <table:table-row table:style-name="ro1">
          <table:table-cell office:value-type="float" office:value="-155.53" calcext:value-type="float">
            <text:p>-155,53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10]-[.$D$1]" office:value-type="float" office:value="-147.70956" calcext:value-type="float">
            <text:p>-147,70956</text:p>
          </table:table-cell>
          <table:table-cell table:formula="of:=[.B110]-[.$E$1]" office:value-type="float" office:value="-0" calcext:value-type="float">
            <text:p>0</text:p>
          </table:table-cell>
          <table:table-cell/>
          <table:table-cell table:formula="of:=COM.MICROSOFT.CONCAT([.G110];&quot; &quot;;[.H110])" office:value-type="string" office:string-value="-147,70956 0" calcext:value-type="string">
            <text:p>-147,70956 0</text:p>
          </table:table-cell>
          <table:table-cell/>
          <table:table-cell table:formula="of:=SUBSTITUTE([.J110];&quot;,&quot;;&quot;,&quot;)" office:value-type="string" office:string-value="-147,70956 0" calcext:value-type="string">
            <text:p>-147,70956 0</text:p>
          </table:table-cell>
          <table:table-cell table:number-columns-repeated="2"/>
          <table:table-cell table:formula="of:=220*SQRT(2)/([.$D$6]/2)*([.A110]-[.$D$1])" office:value-type="float" office:value="-261.666172463222" calcext:value-type="float">
            <text:p>-261,666172463222</text:p>
          </table:table-cell>
          <table:table-cell table:number-columns-repeated="4"/>
        </table:table-row>
        <table:table-row table:style-name="ro1">
          <table:table-cell office:value-type="float" office:value="-166.91" calcext:value-type="float">
            <text:p>-166,9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111]-[.$D$1]" office:value-type="float" office:value="-159.08956" calcext:value-type="float">
            <text:p>-159,08956</text:p>
          </table:table-cell>
          <table:table-cell table:formula="of:=[.B111]-[.$E$1]" office:value-type="float" office:value="0" calcext:value-type="float">
            <text:p>0</text:p>
          </table:table-cell>
          <table:table-cell/>
          <table:table-cell table:formula="of:=COM.MICROSOFT.CONCAT([.G111];&quot; &quot;;[.H111])" office:value-type="string" office:string-value="-159,08956 0" calcext:value-type="string">
            <text:p>-159,08956 0</text:p>
          </table:table-cell>
          <table:table-cell/>
          <table:table-cell table:formula="of:=SUBSTITUTE([.J111];&quot;,&quot;;&quot;,&quot;)" office:value-type="string" office:string-value="-159,08956 0" calcext:value-type="string">
            <text:p>-159,08956 0</text:p>
          </table:table-cell>
          <table:table-cell table:number-columns-repeated="2"/>
          <table:table-cell table:formula="of:=220*SQRT(2)/([.$D$6]/2)*([.A111]-[.$D$1])" office:value-type="float" office:value="-281.825741299738" calcext:value-type="float">
            <text:p>-281,825741299738</text:p>
          </table:table-cell>
          <table:table-cell table:number-columns-repeated="4"/>
        </table:table-row>
        <table:table-row table:style-name="ro1">
          <table:table-cell office:value-type="float" office:value="-173.73" calcext:value-type="float">
            <text:p>-173,73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12]-[.$D$1]" office:value-type="float" office:value="-165.90956" calcext:value-type="float">
            <text:p>-165,90956</text:p>
          </table:table-cell>
          <table:table-cell table:formula="of:=[.B112]-[.$E$1]" office:value-type="float" office:value="-0" calcext:value-type="float">
            <text:p>0</text:p>
          </table:table-cell>
          <table:table-cell/>
          <table:table-cell table:formula="of:=COM.MICROSOFT.CONCAT([.G112];&quot; &quot;;[.H112])" office:value-type="string" office:string-value="-165,90956 0" calcext:value-type="string">
            <text:p>-165,90956 0</text:p>
          </table:table-cell>
          <table:table-cell/>
          <table:table-cell table:formula="of:=SUBSTITUTE([.J112];&quot;,&quot;;&quot;,&quot;)" office:value-type="string" office:string-value="-165,90956 0" calcext:value-type="string">
            <text:p>-165,90956 0</text:p>
          </table:table-cell>
          <table:table-cell table:number-columns-repeated="2"/>
          <table:table-cell table:formula="of:=220*SQRT(2)/([.$D$6]/2)*([.A112]-[.$D$1])" office:value-type="float" office:value="-293.907310672764" calcext:value-type="float">
            <text:p>-293,907310672764</text:p>
          </table:table-cell>
          <table:table-cell table:number-columns-repeated="4"/>
        </table:table-row>
        <table:table-row table:style-name="ro1">
          <table:table-cell office:value-type="float" office:value="-162.35" calcext:value-type="float">
            <text:p>-162,35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13]-[.$D$1]" office:value-type="float" office:value="-154.52956" calcext:value-type="float">
            <text:p>-154,52956</text:p>
          </table:table-cell>
          <table:table-cell table:formula="of:=[.B113]-[.$E$1]" office:value-type="float" office:value="-0" calcext:value-type="float">
            <text:p>0</text:p>
          </table:table-cell>
          <table:table-cell/>
          <table:table-cell table:formula="of:=COM.MICROSOFT.CONCAT([.G113];&quot; &quot;;[.H113])" office:value-type="string" office:string-value="-154,52956 0" calcext:value-type="string">
            <text:p>-154,52956 0</text:p>
          </table:table-cell>
          <table:table-cell/>
          <table:table-cell table:formula="of:=SUBSTITUTE([.J113];&quot;,&quot;;&quot;,&quot;)" office:value-type="string" office:string-value="-154,52956 0" calcext:value-type="string">
            <text:p>-154,52956 0</text:p>
          </table:table-cell>
          <table:table-cell table:number-columns-repeated="2"/>
          <table:table-cell table:formula="of:=220*SQRT(2)/([.$D$6]/2)*([.A113]-[.$D$1])" office:value-type="float" office:value="-273.747741836249" calcext:value-type="float">
            <text:p>-273,747741836249</text:p>
          </table:table-cell>
          <table:table-cell table:number-columns-repeated="4"/>
        </table:table-row>
        <table:table-row table:style-name="ro1">
          <table:table-cell office:value-type="float" office:value="-137.32" calcext:value-type="float">
            <text:p>-137,32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14]-[.$D$1]" office:value-type="float" office:value="-129.49956" calcext:value-type="float">
            <text:p>-129,49956</text:p>
          </table:table-cell>
          <table:table-cell table:formula="of:=[.B114]-[.$E$1]" office:value-type="float" office:value="-0" calcext:value-type="float">
            <text:p>0</text:p>
          </table:table-cell>
          <table:table-cell/>
          <table:table-cell table:formula="of:=COM.MICROSOFT.CONCAT([.G114];&quot; &quot;;[.H114])" office:value-type="string" office:string-value="-129,49956 0" calcext:value-type="string">
            <text:p>-129,49956 0</text:p>
          </table:table-cell>
          <table:table-cell/>
          <table:table-cell table:formula="of:=SUBSTITUTE([.J114];&quot;,&quot;;&quot;,&quot;)" office:value-type="string" office:string-value="-129,49956 0" calcext:value-type="string">
            <text:p>-129,49956 0</text:p>
          </table:table-cell>
          <table:table-cell table:number-columns-repeated="2"/>
          <table:table-cell table:formula="of:=220*SQRT(2)/([.$D$6]/2)*([.A114]-[.$D$1])" office:value-type="float" office:value="-229.407319342576" calcext:value-type="float">
            <text:p>-229,407319342576</text:p>
          </table:table-cell>
          <table:table-cell table:number-columns-repeated="4"/>
        </table:table-row>
        <table:table-row table:style-name="ro1">
          <table:table-cell office:value-type="float" office:value="-103.94" calcext:value-type="float">
            <text:p>-103,9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115]-[.$D$1]" office:value-type="float" office:value="-96.11956" calcext:value-type="float">
            <text:p>-96,11956</text:p>
          </table:table-cell>
          <table:table-cell table:formula="of:=[.B115]-[.$E$1]" office:value-type="float" office:value="0" calcext:value-type="float">
            <text:p>0</text:p>
          </table:table-cell>
          <table:table-cell/>
          <table:table-cell table:formula="of:=COM.MICROSOFT.CONCAT([.G115];&quot; &quot;;[.H115])" office:value-type="string" office:string-value="-96,11956 0" calcext:value-type="string">
            <text:p>-96,11956 0</text:p>
          </table:table-cell>
          <table:table-cell/>
          <table:table-cell table:formula="of:=SUBSTITUTE([.J115];&quot;,&quot;;&quot;,&quot;)" office:value-type="string" office:string-value="-96,11956 0" calcext:value-type="string">
            <text:p>-96,11956 0</text:p>
          </table:table-cell>
          <table:table-cell table:number-columns-repeated="2"/>
          <table:table-cell table:formula="of:=220*SQRT(2)/([.$D$6]/2)*([.A115]-[.$D$1])" office:value-type="float" office:value="-170.274946076943" calcext:value-type="float">
            <text:p>-170,274946076943</text:p>
          </table:table-cell>
          <table:table-cell table:number-columns-repeated="4"/>
        </table:table-row>
        <table:table-row table:style-name="ro1">
          <table:table-cell office:value-type="float" office:value="-60.69" calcext:value-type="float">
            <text:p>-60,69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16]-[.$D$1]" office:value-type="float" office:value="-52.86956" calcext:value-type="float">
            <text:p>-52,86956</text:p>
          </table:table-cell>
          <table:table-cell table:formula="of:=[.B116]-[.$E$1]" office:value-type="float" office:value="-0" calcext:value-type="float">
            <text:p>0</text:p>
          </table:table-cell>
          <table:table-cell/>
          <table:table-cell table:formula="of:=COM.MICROSOFT.CONCAT([.G116];&quot; &quot;;[.H116])" office:value-type="string" office:string-value="-52,86956 0" calcext:value-type="string">
            <text:p>-52,86956 0</text:p>
          </table:table-cell>
          <table:table-cell/>
          <table:table-cell table:formula="of:=SUBSTITUTE([.J116];&quot;,&quot;;&quot;,&quot;)" office:value-type="string" office:string-value="-52,86956 0" calcext:value-type="string">
            <text:p>-52,86956 0</text:p>
          </table:table-cell>
          <table:table-cell table:number-columns-repeated="2"/>
          <table:table-cell table:formula="of:=220*SQRT(2)/([.$D$6]/2)*([.A116]-[.$D$1])" office:value-type="float" office:value="-93.6579555515207" calcext:value-type="float">
            <text:p>-93,6579555515207</text:p>
          </table:table-cell>
          <table:table-cell table:number-columns-repeated="4"/>
        </table:table-row>
        <table:table-row table:style-name="ro1">
          <table:table-cell office:value-type="float" office:value="-17.45" calcext:value-type="float">
            <text:p>-17,4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117]-[.$D$1]" office:value-type="float" office:value="-9.62956" calcext:value-type="float">
            <text:p>-9,62956</text:p>
          </table:table-cell>
          <table:table-cell table:formula="of:=[.B117]-[.$E$1]" office:value-type="float" office:value="0" calcext:value-type="float">
            <text:p>0</text:p>
          </table:table-cell>
          <table:table-cell/>
          <table:table-cell table:formula="of:=COM.MICROSOFT.CONCAT([.G117];&quot; &quot;;[.H117])" office:value-type="string" office:string-value="-9,62956 0" calcext:value-type="string">
            <text:p>-9,62956 0</text:p>
          </table:table-cell>
          <table:table-cell/>
          <table:table-cell table:formula="of:=SUBSTITUTE([.J117];&quot;,&quot;;&quot;,&quot;)" office:value-type="string" office:string-value="-9,62956 0" calcext:value-type="string">
            <text:p>-9,62956 0</text:p>
          </table:table-cell>
          <table:table-cell table:number-columns-repeated="2"/>
          <table:table-cell table:formula="of:=220*SQRT(2)/([.$D$6]/2)*([.A117]-[.$D$1])" office:value-type="float" office:value="-17.0586799372021" calcext:value-type="float">
            <text:p>-17,0586799372021</text:p>
          </table:table-cell>
          <table:table-cell table:number-columns-repeated="4"/>
        </table:table-row>
        <table:table-row table:style-name="ro1">
          <table:table-cell office:value-type="float" office:value="30.35" calcext:value-type="float">
            <text:p>30,3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118]-[.$D$1]" office:value-type="float" office:value="38.17044" calcext:value-type="float">
            <text:p>38,17044</text:p>
          </table:table-cell>
          <table:table-cell table:formula="of:=[.B118]-[.$E$1]" office:value-type="float" office:value="0" calcext:value-type="float">
            <text:p>0</text:p>
          </table:table-cell>
          <table:table-cell/>
          <table:table-cell table:formula="of:=COM.MICROSOFT.CONCAT([.G118];&quot; &quot;;[.H118])" office:value-type="string" office:string-value="38,17044 0" calcext:value-type="string">
            <text:p>38,17044 0</text:p>
          </table:table-cell>
          <table:table-cell/>
          <table:table-cell table:formula="of:=SUBSTITUTE([.J118];&quot;,&quot;;&quot;,&quot;)" office:value-type="string" office:string-value="38,17044 0" calcext:value-type="string">
            <text:p>38,17044 0</text:p>
          </table:table-cell>
          <table:table-cell table:number-columns-repeated="2"/>
          <table:table-cell table:formula="of:=220*SQRT(2)/([.$D$6]/2)*([.A118]-[.$D$1])" office:value-type="float" office:value="67.6185951406062" calcext:value-type="float">
            <text:p>67,6185951406062</text:p>
          </table:table-cell>
          <table:table-cell table:number-columns-repeated="4"/>
        </table:table-row>
        <table:table-row table:style-name="ro1">
          <table:table-cell office:value-type="float" office:value="72.83" calcext:value-type="float">
            <text:p>72,8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119]-[.$D$1]" office:value-type="float" office:value="80.65044" calcext:value-type="float">
            <text:p>80,65044</text:p>
          </table:table-cell>
          <table:table-cell table:formula="of:=[.B119]-[.$E$1]" office:value-type="float" office:value="0" calcext:value-type="float">
            <text:p>0</text:p>
          </table:table-cell>
          <table:table-cell/>
          <table:table-cell table:formula="of:=COM.MICROSOFT.CONCAT([.G119];&quot; &quot;;[.H119])" office:value-type="string" office:string-value="80,65044 0" calcext:value-type="string">
            <text:p>80,65044 0</text:p>
          </table:table-cell>
          <table:table-cell/>
          <table:table-cell table:formula="of:=SUBSTITUTE([.J119];&quot;,&quot;;&quot;,&quot;)" office:value-type="string" office:string-value="80,65044 0" calcext:value-type="string">
            <text:p>80,65044 0</text:p>
          </table:table-cell>
          <table:table-cell table:number-columns-repeated="2"/>
          <table:table-cell table:formula="of:=220*SQRT(2)/([.$D$6]/2)*([.A119]-[.$D$1])" office:value-type="float" office:value="142.87153751101" calcext:value-type="float">
            <text:p>142,87153751101</text:p>
          </table:table-cell>
          <table:table-cell table:number-columns-repeated="4"/>
        </table:table-row>
        <table:table-row table:style-name="ro1">
          <table:table-cell office:value-type="float" office:value="110.01" calcext:value-type="float">
            <text:p>110,0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120]-[.$D$1]" office:value-type="float" office:value="117.83044" calcext:value-type="float">
            <text:p>117,83044</text:p>
          </table:table-cell>
          <table:table-cell table:formula="of:=[.B120]-[.$E$1]" office:value-type="float" office:value="0" calcext:value-type="float">
            <text:p>0</text:p>
          </table:table-cell>
          <table:table-cell/>
          <table:table-cell table:formula="of:=COM.MICROSOFT.CONCAT([.G120];&quot; &quot;;[.H120])" office:value-type="string" office:string-value="117,83044 0" calcext:value-type="string">
            <text:p>117,83044 0</text:p>
          </table:table-cell>
          <table:table-cell/>
          <table:table-cell table:formula="of:=SUBSTITUTE([.J120];&quot;,&quot;;&quot;,&quot;)" office:value-type="string" office:string-value="117,83044 0" calcext:value-type="string">
            <text:p>117,83044 0</text:p>
          </table:table-cell>
          <table:table-cell table:number-columns-repeated="2"/>
          <table:table-cell table:formula="of:=220*SQRT(2)/([.$D$6]/2)*([.A120]-[.$D$1])" office:value-type="float" office:value="208.735576996217" calcext:value-type="float">
            <text:p>208,735576996217</text:p>
          </table:table-cell>
          <table:table-cell table:number-columns-repeated="4"/>
        </table:table-row>
        <table:table-row table:style-name="ro1">
          <table:table-cell office:value-type="float" office:value="142.63" calcext:value-type="float">
            <text:p>142,6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121]-[.$D$1]" office:value-type="float" office:value="150.45044" calcext:value-type="float">
            <text:p>150,45044</text:p>
          </table:table-cell>
          <table:table-cell table:formula="of:=[.B121]-[.$E$1]" office:value-type="float" office:value="0" calcext:value-type="float">
            <text:p>0</text:p>
          </table:table-cell>
          <table:table-cell/>
          <table:table-cell table:formula="of:=COM.MICROSOFT.CONCAT([.G121];&quot; &quot;;[.H121])" office:value-type="string" office:string-value="150,45044 0" calcext:value-type="string">
            <text:p>150,45044 0</text:p>
          </table:table-cell>
          <table:table-cell/>
          <table:table-cell table:formula="of:=SUBSTITUTE([.J121];&quot;,&quot;;&quot;,&quot;)" office:value-type="string" office:string-value="150,45044 0" calcext:value-type="string">
            <text:p>150,45044 0</text:p>
          </table:table-cell>
          <table:table-cell table:number-columns-repeated="2"/>
          <table:table-cell table:formula="of:=220*SQRT(2)/([.$D$6]/2)*([.A121]-[.$D$1])" office:value-type="float" office:value="266.521617017935" calcext:value-type="float">
            <text:p>266,521617017935</text:p>
          </table:table-cell>
          <table:table-cell table:number-columns-repeated="4"/>
        </table:table-row>
        <table:table-row table:style-name="ro1">
          <table:table-cell office:value-type="float" office:value="157.8" calcext:value-type="float">
            <text:p>157,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22]-[.$D$1]" office:value-type="float" office:value="165.62044" calcext:value-type="float">
            <text:p>165,62044</text:p>
          </table:table-cell>
          <table:table-cell table:formula="of:=[.B122]-[.$E$1]" office:value-type="float" office:value="-0" calcext:value-type="float">
            <text:p>0</text:p>
          </table:table-cell>
          <table:table-cell/>
          <table:table-cell table:formula="of:=COM.MICROSOFT.CONCAT([.G122];&quot; &quot;;[.H122])" office:value-type="string" office:string-value="165,62044 0" calcext:value-type="string">
            <text:p>165,62044 0</text:p>
          </table:table-cell>
          <table:table-cell/>
          <table:table-cell table:formula="of:=SUBSTITUTE([.J122];&quot;,&quot;;&quot;,&quot;)" office:value-type="string" office:string-value="165,62044 0" calcext:value-type="string">
            <text:p>165,62044 0</text:p>
          </table:table-cell>
          <table:table-cell table:number-columns-repeated="2"/>
          <table:table-cell table:formula="of:=220*SQRT(2)/([.$D$6]/2)*([.A122]-[.$D$1])" office:value-type="float" office:value="293.395137162921" calcext:value-type="float">
            <text:p>293,395137162921</text:p>
          </table:table-cell>
          <table:table-cell table:number-columns-repeated="4"/>
        </table:table-row>
        <table:table-row table:style-name="ro1">
          <table:table-cell office:value-type="float" office:value="163.11" calcext:value-type="float">
            <text:p>163,11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23]-[.$D$1]" office:value-type="float" office:value="170.93044" calcext:value-type="float">
            <text:p>170,93044</text:p>
          </table:table-cell>
          <table:table-cell table:formula="of:=[.B123]-[.$E$1]" office:value-type="float" office:value="-0" calcext:value-type="float">
            <text:p>0</text:p>
          </table:table-cell>
          <table:table-cell/>
          <table:table-cell table:formula="of:=COM.MICROSOFT.CONCAT([.G123];&quot; &quot;;[.H123])" office:value-type="string" office:string-value="170,93044 0" calcext:value-type="string">
            <text:p>170,93044 0</text:p>
          </table:table-cell>
          <table:table-cell/>
          <table:table-cell table:formula="of:=SUBSTITUTE([.J123];&quot;,&quot;;&quot;,&quot;)" office:value-type="string" office:string-value="170,93044 0" calcext:value-type="string">
            <text:p>170,93044 0</text:p>
          </table:table-cell>
          <table:table-cell table:number-columns-repeated="2"/>
          <table:table-cell table:formula="of:=220*SQRT(2)/([.$D$6]/2)*([.A123]-[.$D$1])" office:value-type="float" office:value="302.801754959222" calcext:value-type="float">
            <text:p>302,801754959222</text:p>
          </table:table-cell>
          <table:table-cell table:number-columns-repeated="4"/>
        </table:table-row>
        <table:table-row table:style-name="ro1">
          <table:table-cell office:value-type="float" office:value="155.53" calcext:value-type="float">
            <text:p>155,5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124]-[.$D$1]" office:value-type="float" office:value="163.35044" calcext:value-type="float">
            <text:p>163,35044</text:p>
          </table:table-cell>
          <table:table-cell table:formula="of:=[.B124]-[.$E$1]" office:value-type="float" office:value="0" calcext:value-type="float">
            <text:p>0</text:p>
          </table:table-cell>
          <table:table-cell/>
          <table:table-cell table:formula="of:=COM.MICROSOFT.CONCAT([.G124];&quot; &quot;;[.H124])" office:value-type="string" office:string-value="163,35044 0" calcext:value-type="string">
            <text:p>163,35044 0</text:p>
          </table:table-cell>
          <table:table-cell/>
          <table:table-cell table:formula="of:=SUBSTITUTE([.J124];&quot;,&quot;;&quot;,&quot;)" office:value-type="string" office:string-value="163,35044 0" calcext:value-type="string">
            <text:p>163,35044 0</text:p>
          </table:table-cell>
          <table:table-cell table:number-columns-repeated="2"/>
          <table:table-cell table:formula="of:=220*SQRT(2)/([.$D$6]/2)*([.A124]-[.$D$1])" office:value-type="float" office:value="289.373852342281" calcext:value-type="float">
            <text:p>289,373852342281</text:p>
          </table:table-cell>
          <table:table-cell table:number-columns-repeated="4"/>
        </table:table-row>
        <table:table-row table:style-name="ro1">
          <table:table-cell office:value-type="float" office:value="134.28" calcext:value-type="float">
            <text:p>134,2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25]-[.$D$1]" office:value-type="float" office:value="142.10044" calcext:value-type="float">
            <text:p>142,10044</text:p>
          </table:table-cell>
          <table:table-cell table:formula="of:=[.B125]-[.$E$1]" office:value-type="float" office:value="-0" calcext:value-type="float">
            <text:p>0</text:p>
          </table:table-cell>
          <table:table-cell/>
          <table:table-cell table:formula="of:=COM.MICROSOFT.CONCAT([.G125];&quot; &quot;;[.H125])" office:value-type="string" office:string-value="142,10044 0" calcext:value-type="string">
            <text:p>142,10044 0</text:p>
          </table:table-cell>
          <table:table-cell/>
          <table:table-cell table:formula="of:=SUBSTITUTE([.J125];&quot;,&quot;;&quot;,&quot;)" office:value-type="string" office:string-value="142,10044 0" calcext:value-type="string">
            <text:p>142,10044 0</text:p>
          </table:table-cell>
          <table:table-cell table:number-columns-repeated="2"/>
          <table:table-cell table:formula="of:=220*SQRT(2)/([.$D$6]/2)*([.A125]-[.$D$1])" office:value-type="float" office:value="251.729666245975" calcext:value-type="float">
            <text:p>251,729666245975</text:p>
          </table:table-cell>
          <table:table-cell table:number-columns-repeated="4"/>
        </table:table-row>
        <table:table-row table:style-name="ro1">
          <table:table-cell office:value-type="float" office:value="100.14" calcext:value-type="float">
            <text:p>100,1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126]-[.$D$1]" office:value-type="float" office:value="107.96044" calcext:value-type="float">
            <text:p>107,96044</text:p>
          </table:table-cell>
          <table:table-cell table:formula="of:=[.B126]-[.$E$1]" office:value-type="float" office:value="0" calcext:value-type="float">
            <text:p>0</text:p>
          </table:table-cell>
          <table:table-cell/>
          <table:table-cell table:formula="of:=COM.MICROSOFT.CONCAT([.G126];&quot; &quot;;[.H126])" office:value-type="string" office:string-value="107,96044 0" calcext:value-type="string">
            <text:p>107,96044 0</text:p>
          </table:table-cell>
          <table:table-cell/>
          <table:table-cell table:formula="of:=SUBSTITUTE([.J126];&quot;,&quot;;&quot;,&quot;)" office:value-type="string" office:string-value="107,96044 0" calcext:value-type="string">
            <text:p>107,96044 0</text:p>
          </table:table-cell>
          <table:table-cell table:number-columns-repeated="2"/>
          <table:table-cell table:formula="of:=220*SQRT(2)/([.$D$6]/2)*([.A126]-[.$D$1])" office:value-type="float" office:value="191.250959736427" calcext:value-type="float">
            <text:p>191,250959736427</text:p>
          </table:table-cell>
          <table:table-cell table:number-columns-repeated="4"/>
        </table:table-row>
        <table:table-row table:style-name="ro1">
          <table:table-cell office:value-type="float" office:value="62.21" calcext:value-type="float">
            <text:p>62,21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27]-[.$D$1]" office:value-type="float" office:value="70.03044" calcext:value-type="float">
            <text:p>70,03044</text:p>
          </table:table-cell>
          <table:table-cell table:formula="of:=[.B127]-[.$E$1]" office:value-type="float" office:value="-0" calcext:value-type="float">
            <text:p>0</text:p>
          </table:table-cell>
          <table:table-cell/>
          <table:table-cell table:formula="of:=COM.MICROSOFT.CONCAT([.G127];&quot; &quot;;[.H127])" office:value-type="string" office:string-value="70,03044 0" calcext:value-type="string">
            <text:p>70,03044 0</text:p>
          </table:table-cell>
          <table:table-cell/>
          <table:table-cell table:formula="of:=SUBSTITUTE([.J127];&quot;,&quot;;&quot;,&quot;)" office:value-type="string" office:string-value="70,03044 0" calcext:value-type="string">
            <text:p>70,03044 0</text:p>
          </table:table-cell>
          <table:table-cell table:number-columns-repeated="2"/>
          <table:table-cell table:formula="of:=220*SQRT(2)/([.$D$6]/2)*([.A127]-[.$D$1])" office:value-type="float" office:value="124.058301918409" calcext:value-type="float">
            <text:p>124,058301918409</text:p>
          </table:table-cell>
          <table:table-cell table:number-columns-repeated="4"/>
        </table:table-row>
        <table:table-row table:style-name="ro1">
          <table:table-cell office:value-type="float" office:value="15.93" calcext:value-type="float">
            <text:p>15,93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28]-[.$D$1]" office:value-type="float" office:value="23.75044" calcext:value-type="float">
            <text:p>23,75044</text:p>
          </table:table-cell>
          <table:table-cell table:formula="of:=[.B128]-[.$E$1]" office:value-type="float" office:value="-0" calcext:value-type="float">
            <text:p>0</text:p>
          </table:table-cell>
          <table:table-cell/>
          <table:table-cell table:formula="of:=COM.MICROSOFT.CONCAT([.G128];&quot; &quot;;[.H128])" office:value-type="string" office:string-value="23,75044 0" calcext:value-type="string">
            <text:p>23,75044 0</text:p>
          </table:table-cell>
          <table:table-cell/>
          <table:table-cell table:formula="of:=SUBSTITUTE([.J128];&quot;,&quot;;&quot;,&quot;)" office:value-type="string" office:string-value="23,75044 0" calcext:value-type="string">
            <text:p>23,75044 0</text:p>
          </table:table-cell>
          <table:table-cell table:number-columns-repeated="2"/>
          <table:table-cell table:formula="of:=220*SQRT(2)/([.$D$6]/2)*([.A128]-[.$D$1])" office:value-type="float" office:value="42.0736933284306" calcext:value-type="float">
            <text:p>42,0736933284306</text:p>
          </table:table-cell>
          <table:table-cell table:number-columns-repeated="4"/>
        </table:table-row>
        <table:table-row table:style-name="ro1">
          <table:table-cell office:value-type="float" office:value="-27.31" calcext:value-type="float">
            <text:p>-27,31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29]-[.$D$1]" office:value-type="float" office:value="-19.48956" calcext:value-type="float">
            <text:p>-19,48956</text:p>
          </table:table-cell>
          <table:table-cell table:formula="of:=[.B129]-[.$E$1]" office:value-type="float" office:value="-0" calcext:value-type="float">
            <text:p>0</text:p>
          </table:table-cell>
          <table:table-cell/>
          <table:table-cell table:formula="of:=COM.MICROSOFT.CONCAT([.G129];&quot; &quot;;[.H129])" office:value-type="string" office:string-value="-19,48956 0" calcext:value-type="string">
            <text:p>-19,48956 0</text:p>
          </table:table-cell>
          <table:table-cell/>
          <table:table-cell table:formula="of:=SUBSTITUTE([.J129];&quot;,&quot;;&quot;,&quot;)" office:value-type="string" office:string-value="-19,48956 0" calcext:value-type="string">
            <text:p>-19,48956 0</text:p>
          </table:table-cell>
          <table:table-cell table:number-columns-repeated="2"/>
          <table:table-cell table:formula="of:=220*SQRT(2)/([.$D$6]/2)*([.A129]-[.$D$1])" office:value-type="float" office:value="-34.525582285888" calcext:value-type="float">
            <text:p>-34,525582285888</text:p>
          </table:table-cell>
          <table:table-cell table:number-columns-repeated="4"/>
        </table:table-row>
        <table:table-row table:style-name="ro1">
          <table:table-cell office:value-type="float" office:value="-72.07" calcext:value-type="float">
            <text:p>-72,0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30]-[.$D$1]" office:value-type="float" office:value="-64.24956" calcext:value-type="float">
            <text:p>-64,24956</text:p>
          </table:table-cell>
          <table:table-cell table:formula="of:=[.B130]-[.$E$1]" office:value-type="float" office:value="-0" calcext:value-type="float">
            <text:p>0</text:p>
          </table:table-cell>
          <table:table-cell/>
          <table:table-cell table:formula="of:=COM.MICROSOFT.CONCAT([.G130];&quot; &quot;;[.H130])" office:value-type="string" office:string-value="-64,24956 0" calcext:value-type="string">
            <text:p>-64,24956 0</text:p>
          </table:table-cell>
          <table:table-cell/>
          <table:table-cell table:formula="of:=SUBSTITUTE([.J130];&quot;,&quot;;&quot;,&quot;)" office:value-type="string" office:string-value="-64,24956 0" calcext:value-type="string">
            <text:p>-64,24956 0</text:p>
          </table:table-cell>
          <table:table-cell table:number-columns-repeated="2"/>
          <table:table-cell table:formula="of:=220*SQRT(2)/([.$D$6]/2)*([.A130]-[.$D$1])" office:value-type="float" office:value="-113.817524388037" calcext:value-type="float">
            <text:p>-113,817524388037</text:p>
          </table:table-cell>
          <table:table-cell table:number-columns-repeated="4"/>
        </table:table-row>
        <table:table-row table:style-name="ro1">
          <table:table-cell office:value-type="float" office:value="-116.08" calcext:value-type="float">
            <text:p>-116,0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31]-[.$D$1]" office:value-type="float" office:value="-108.25956" calcext:value-type="float">
            <text:p>-108,25956</text:p>
          </table:table-cell>
          <table:table-cell table:formula="of:=[.B131]-[.$E$1]" office:value-type="float" office:value="-0" calcext:value-type="float">
            <text:p>0</text:p>
          </table:table-cell>
          <table:table-cell/>
          <table:table-cell table:formula="of:=COM.MICROSOFT.CONCAT([.G131];&quot; &quot;;[.H131])" office:value-type="string" office:string-value="-108,25956 0" calcext:value-type="string">
            <text:p>-108,25956 0</text:p>
          </table:table-cell>
          <table:table-cell/>
          <table:table-cell table:formula="of:=SUBSTITUTE([.J131];&quot;,&quot;;&quot;,&quot;)" office:value-type="string" office:string-value="-108,25956 0" calcext:value-type="string">
            <text:p>-108,25956 0</text:p>
          </table:table-cell>
          <table:table-cell table:number-columns-repeated="2"/>
          <table:table-cell table:formula="of:=220*SQRT(2)/([.$D$6]/2)*([.A131]-[.$D$1])" office:value-type="float" office:value="-191.780848157374" calcext:value-type="float">
            <text:p>-191,780848157374</text:p>
          </table:table-cell>
          <table:table-cell table:number-columns-repeated="4"/>
        </table:table-row>
        <table:table-row table:style-name="ro1">
          <table:table-cell office:value-type="float" office:value="-144.15" calcext:value-type="float">
            <text:p>-144,15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32]-[.$D$1]" office:value-type="float" office:value="-136.32956" calcext:value-type="float">
            <text:p>-136,32956</text:p>
          </table:table-cell>
          <table:table-cell table:formula="of:=[.B132]-[.$E$1]" office:value-type="float" office:value="-0" calcext:value-type="float">
            <text:p>0</text:p>
          </table:table-cell>
          <table:table-cell/>
          <table:table-cell table:formula="of:=COM.MICROSOFT.CONCAT([.G132];&quot; &quot;;[.H132])" office:value-type="string" office:string-value="-136,32956 0" calcext:value-type="string">
            <text:p>-136,32956 0</text:p>
          </table:table-cell>
          <table:table-cell/>
          <table:table-cell table:formula="of:=SUBSTITUTE([.J132];&quot;,&quot;;&quot;,&quot;)" office:value-type="string" office:string-value="-136,32956 0" calcext:value-type="string">
            <text:p>-136,32956 0</text:p>
          </table:table-cell>
          <table:table-cell table:number-columns-repeated="2"/>
          <table:table-cell table:formula="of:=220*SQRT(2)/([.$D$6]/2)*([.A132]-[.$D$1])" office:value-type="float" office:value="-241.506603626706" calcext:value-type="float">
            <text:p>-241,506603626706</text:p>
          </table:table-cell>
          <table:table-cell table:number-columns-repeated="4"/>
        </table:table-row>
        <table:table-row table:style-name="ro1">
          <table:table-cell office:value-type="float" office:value="-162.35" calcext:value-type="float">
            <text:p>-162,35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33]-[.$D$1]" office:value-type="float" office:value="-154.52956" calcext:value-type="float">
            <text:p>-154,52956</text:p>
          </table:table-cell>
          <table:table-cell table:formula="of:=[.B133]-[.$E$1]" office:value-type="float" office:value="-0" calcext:value-type="float">
            <text:p>0</text:p>
          </table:table-cell>
          <table:table-cell/>
          <table:table-cell table:formula="of:=COM.MICROSOFT.CONCAT([.G133];&quot; &quot;;[.H133])" office:value-type="string" office:string-value="-154,52956 0" calcext:value-type="string">
            <text:p>-154,52956 0</text:p>
          </table:table-cell>
          <table:table-cell/>
          <table:table-cell table:formula="of:=SUBSTITUTE([.J133];&quot;,&quot;;&quot;,&quot;)" office:value-type="string" office:string-value="-154,52956 0" calcext:value-type="string">
            <text:p>-154,52956 0</text:p>
          </table:table-cell>
          <table:table-cell table:number-columns-repeated="2"/>
          <table:table-cell table:formula="of:=220*SQRT(2)/([.$D$6]/2)*([.A133]-[.$D$1])" office:value-type="float" office:value="-273.747741836249" calcext:value-type="float">
            <text:p>-273,747741836249</text:p>
          </table:table-cell>
          <table:table-cell table:number-columns-repeated="4"/>
        </table:table-row>
        <table:table-row table:style-name="ro1">
          <table:table-cell office:value-type="float" office:value="-170.7" calcext:value-type="float">
            <text:p>-170,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34]-[.$D$1]" office:value-type="float" office:value="-162.87956" calcext:value-type="float">
            <text:p>-162,87956</text:p>
          </table:table-cell>
          <table:table-cell table:formula="of:=[.B134]-[.$E$1]" office:value-type="float" office:value="-0" calcext:value-type="float">
            <text:p>0</text:p>
          </table:table-cell>
          <table:table-cell/>
          <table:table-cell table:formula="of:=COM.MICROSOFT.CONCAT([.G134];&quot; &quot;;[.H134])" office:value-type="string" office:string-value="-162,87956 0" calcext:value-type="string">
            <text:p>-162,87956 0</text:p>
          </table:table-cell>
          <table:table-cell/>
          <table:table-cell table:formula="of:=SUBSTITUTE([.J134];&quot;,&quot;;&quot;,&quot;)" office:value-type="string" office:string-value="-162,87956 0" calcext:value-type="string">
            <text:p>-162,87956 0</text:p>
          </table:table-cell>
          <table:table-cell table:number-columns-repeated="2"/>
          <table:table-cell table:formula="of:=220*SQRT(2)/([.$D$6]/2)*([.A134]-[.$D$1])" office:value-type="float" office:value="-288.539692608209" calcext:value-type="float">
            <text:p>-288,539692608209</text:p>
          </table:table-cell>
          <table:table-cell table:number-columns-repeated="4"/>
        </table:table-row>
        <table:table-row table:style-name="ro1">
          <table:table-cell office:value-type="float" office:value="-173.73" calcext:value-type="float">
            <text:p>-173,73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35]-[.$D$1]" office:value-type="float" office:value="-165.90956" calcext:value-type="float">
            <text:p>-165,90956</text:p>
          </table:table-cell>
          <table:table-cell table:formula="of:=[.B135]-[.$E$1]" office:value-type="float" office:value="-0" calcext:value-type="float">
            <text:p>0</text:p>
          </table:table-cell>
          <table:table-cell/>
          <table:table-cell table:formula="of:=COM.MICROSOFT.CONCAT([.G135];&quot; &quot;;[.H135])" office:value-type="string" office:string-value="-165,90956 0" calcext:value-type="string">
            <text:p>-165,90956 0</text:p>
          </table:table-cell>
          <table:table-cell/>
          <table:table-cell table:formula="of:=SUBSTITUTE([.J135];&quot;,&quot;;&quot;,&quot;)" office:value-type="string" office:string-value="-165,90956 0" calcext:value-type="string">
            <text:p>-165,90956 0</text:p>
          </table:table-cell>
          <table:table-cell table:number-columns-repeated="2"/>
          <table:table-cell table:formula="of:=220*SQRT(2)/([.$D$6]/2)*([.A135]-[.$D$1])" office:value-type="float" office:value="-293.907310672764" calcext:value-type="float">
            <text:p>-293,907310672764</text:p>
          </table:table-cell>
          <table:table-cell table:number-columns-repeated="4"/>
        </table:table-row>
        <table:table-row table:style-name="ro1">
          <table:table-cell office:value-type="float" office:value="-154.77" calcext:value-type="float">
            <text:p>-154,7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36]-[.$D$1]" office:value-type="float" office:value="-146.94956" calcext:value-type="float">
            <text:p>-146,94956</text:p>
          </table:table-cell>
          <table:table-cell table:formula="of:=[.B136]-[.$E$1]" office:value-type="float" office:value="-0" calcext:value-type="float">
            <text:p>0</text:p>
          </table:table-cell>
          <table:table-cell/>
          <table:table-cell table:formula="of:=COM.MICROSOFT.CONCAT([.G136];&quot; &quot;;[.H136])" office:value-type="string" office:string-value="-146,94956 0" calcext:value-type="string">
            <text:p>-146,94956 0</text:p>
          </table:table-cell>
          <table:table-cell/>
          <table:table-cell table:formula="of:=SUBSTITUTE([.J136];&quot;,&quot;;&quot;,&quot;)" office:value-type="string" office:string-value="-146,94956 0" calcext:value-type="string">
            <text:p>-146,94956 0</text:p>
          </table:table-cell>
          <table:table-cell table:number-columns-repeated="2"/>
          <table:table-cell table:formula="of:=220*SQRT(2)/([.$D$6]/2)*([.A136]-[.$D$1])" office:value-type="float" office:value="-260.319839219307" calcext:value-type="float">
            <text:p>-260,319839219307</text:p>
          </table:table-cell>
          <table:table-cell table:number-columns-repeated="4"/>
        </table:table-row>
        <table:table-row table:style-name="ro1">
          <table:table-cell office:value-type="float" office:value="-124.42" calcext:value-type="float">
            <text:p>-124,4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137]-[.$D$1]" office:value-type="float" office:value="-116.59956" calcext:value-type="float">
            <text:p>-116,59956</text:p>
          </table:table-cell>
          <table:table-cell table:formula="of:=[.B137]-[.$E$1]" office:value-type="float" office:value="0" calcext:value-type="float">
            <text:p>0</text:p>
          </table:table-cell>
          <table:table-cell/>
          <table:table-cell table:formula="of:=COM.MICROSOFT.CONCAT([.G137];&quot; &quot;;[.H137])" office:value-type="string" office:string-value="-116,59956 0" calcext:value-type="string">
            <text:p>-116,59956 0</text:p>
          </table:table-cell>
          <table:table-cell/>
          <table:table-cell table:formula="of:=SUBSTITUTE([.J137];&quot;,&quot;;&quot;,&quot;)" office:value-type="string" office:string-value="-116,59956 0" calcext:value-type="string">
            <text:p>-116,59956 0</text:p>
          </table:table-cell>
          <table:table-cell table:number-columns-repeated="2"/>
          <table:table-cell table:formula="of:=220*SQRT(2)/([.$D$6]/2)*([.A137]-[.$D$1])" office:value-type="float" office:value="-206.55508401823" calcext:value-type="float">
            <text:p>-206,55508401823</text:p>
          </table:table-cell>
          <table:table-cell table:number-columns-repeated="4"/>
        </table:table-row>
        <table:table-row table:style-name="ro1">
          <table:table-cell office:value-type="float" office:value="-85.73" calcext:value-type="float">
            <text:p>-85,7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138]-[.$D$1]" office:value-type="float" office:value="-77.90956" calcext:value-type="float">
            <text:p>-77,90956</text:p>
          </table:table-cell>
          <table:table-cell table:formula="of:=[.B138]-[.$E$1]" office:value-type="float" office:value="0" calcext:value-type="float">
            <text:p>0</text:p>
          </table:table-cell>
          <table:table-cell/>
          <table:table-cell table:formula="of:=COM.MICROSOFT.CONCAT([.G138];&quot; &quot;;[.H138])" office:value-type="string" office:string-value="-77,90956 0" calcext:value-type="string">
            <text:p>-77,90956 0</text:p>
          </table:table-cell>
          <table:table-cell/>
          <table:table-cell table:formula="of:=SUBSTITUTE([.J138];&quot;,&quot;;&quot;,&quot;)" office:value-type="string" office:string-value="-77,90956 0" calcext:value-type="string">
            <text:p>-77,90956 0</text:p>
          </table:table-cell>
          <table:table-cell table:number-columns-repeated="2"/>
          <table:table-cell table:formula="of:=220*SQRT(2)/([.$D$6]/2)*([.A138]-[.$D$1])" office:value-type="float" office:value="-138.016092956297" calcext:value-type="float">
            <text:p>-138,016092956297</text:p>
          </table:table-cell>
          <table:table-cell table:number-columns-repeated="4"/>
        </table:table-row>
        <table:table-row table:style-name="ro1">
          <table:table-cell office:value-type="float" office:value="-42.49" calcext:value-type="float">
            <text:p>-42,4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139]-[.$D$1]" office:value-type="float" office:value="-34.66956" calcext:value-type="float">
            <text:p>-34,66956</text:p>
          </table:table-cell>
          <table:table-cell table:formula="of:=[.B139]-[.$E$1]" office:value-type="float" office:value="0" calcext:value-type="float">
            <text:p>0</text:p>
          </table:table-cell>
          <table:table-cell/>
          <table:table-cell table:formula="of:=COM.MICROSOFT.CONCAT([.G139];&quot; &quot;;[.H139])" office:value-type="string" office:string-value="-34,66956 0" calcext:value-type="string">
            <text:p>-34,66956 0</text:p>
          </table:table-cell>
          <table:table-cell/>
          <table:table-cell table:formula="of:=SUBSTITUTE([.J139];&quot;,&quot;;&quot;,&quot;)" office:value-type="string" office:string-value="-34,66956 0" calcext:value-type="string">
            <text:p>-34,66956 0</text:p>
          </table:table-cell>
          <table:table-cell table:number-columns-repeated="2"/>
          <table:table-cell table:formula="of:=220*SQRT(2)/([.$D$6]/2)*([.A139]-[.$D$1])" office:value-type="float" office:value="-61.4168173419786" calcext:value-type="float">
            <text:p>-61,4168173419786</text:p>
          </table:table-cell>
          <table:table-cell table:number-columns-repeated="4"/>
        </table:table-row>
        <table:table-row table:style-name="ro1">
          <table:table-cell office:value-type="float" office:value="1.52" calcext:value-type="float">
            <text:p>1,52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40]-[.$D$1]" office:value-type="float" office:value="9.34044" calcext:value-type="float">
            <text:p>9,34044</text:p>
          </table:table-cell>
          <table:table-cell table:formula="of:=[.B140]-[.$E$1]" office:value-type="float" office:value="-0" calcext:value-type="float">
            <text:p>0</text:p>
          </table:table-cell>
          <table:table-cell/>
          <table:table-cell table:formula="of:=COM.MICROSOFT.CONCAT([.G140];&quot; &quot;;[.H140])" office:value-type="string" office:string-value="9,34044 0" calcext:value-type="string">
            <text:p>9,34044 0</text:p>
          </table:table-cell>
          <table:table-cell/>
          <table:table-cell table:formula="of:=SUBSTITUTE([.J140];&quot;,&quot;;&quot;,&quot;)" office:value-type="string" office:string-value="9,34044 0" calcext:value-type="string">
            <text:p>9,34044 0</text:p>
          </table:table-cell>
          <table:table-cell table:number-columns-repeated="2"/>
          <table:table-cell table:formula="of:=220*SQRT(2)/([.$D$6]/2)*([.A140]-[.$D$1])" office:value-type="float" office:value="16.5465064273591" calcext:value-type="float">
            <text:p>16,5465064273591</text:p>
          </table:table-cell>
          <table:table-cell table:number-columns-repeated="4"/>
        </table:table-row>
        <table:table-row table:style-name="ro1">
          <table:table-cell office:value-type="float" office:value="47.04" calcext:value-type="float">
            <text:p>47,04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41]-[.$D$1]" office:value-type="float" office:value="54.86044" calcext:value-type="float">
            <text:p>54,86044</text:p>
          </table:table-cell>
          <table:table-cell table:formula="of:=[.B141]-[.$E$1]" office:value-type="float" office:value="-0" calcext:value-type="float">
            <text:p>0</text:p>
          </table:table-cell>
          <table:table-cell/>
          <table:table-cell table:formula="of:=COM.MICROSOFT.CONCAT([.G141];&quot; &quot;;[.H141])" office:value-type="string" office:string-value="54,86044 0" calcext:value-type="string">
            <text:p>54,86044 0</text:p>
          </table:table-cell>
          <table:table-cell/>
          <table:table-cell table:formula="of:=SUBSTITUTE([.J141];&quot;,&quot;;&quot;,&quot;)" office:value-type="string" office:string-value="54,86044 0" calcext:value-type="string">
            <text:p>54,86044 0</text:p>
          </table:table-cell>
          <table:table-cell table:number-columns-repeated="2"/>
          <table:table-cell table:formula="of:=220*SQRT(2)/([.$D$6]/2)*([.A141]-[.$D$1])" office:value-type="float" office:value="97.1847817734225" calcext:value-type="float">
            <text:p>97,1847817734225</text:p>
          </table:table-cell>
          <table:table-cell table:number-columns-repeated="4"/>
        </table:table-row>
        <table:table-row table:style-name="ro1">
          <table:table-cell office:value-type="float" office:value="83.45" calcext:value-type="float">
            <text:p>83,45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42]-[.$D$1]" office:value-type="float" office:value="91.27044" calcext:value-type="float">
            <text:p>91,27044</text:p>
          </table:table-cell>
          <table:table-cell table:formula="of:=[.B142]-[.$E$1]" office:value-type="float" office:value="-0" calcext:value-type="float">
            <text:p>0</text:p>
          </table:table-cell>
          <table:table-cell/>
          <table:table-cell table:formula="of:=COM.MICROSOFT.CONCAT([.G142];&quot; &quot;;[.H142])" office:value-type="string" office:string-value="91,27044 0" calcext:value-type="string">
            <text:p>91,27044 0</text:p>
          </table:table-cell>
          <table:table-cell/>
          <table:table-cell table:formula="of:=SUBSTITUTE([.J142];&quot;,&quot;;&quot;,&quot;)" office:value-type="string" office:string-value="91,27044 0" calcext:value-type="string">
            <text:p>91,27044 0</text:p>
          </table:table-cell>
          <table:table-cell table:number-columns-repeated="2"/>
          <table:table-cell table:formula="of:=220*SQRT(2)/([.$D$6]/2)*([.A142]-[.$D$1])" office:value-type="float" office:value="161.684773103611" calcext:value-type="float">
            <text:p>161,684773103611</text:p>
          </table:table-cell>
          <table:table-cell table:number-columns-repeated="4"/>
        </table:table-row>
        <table:table-row table:style-name="ro1">
          <table:table-cell office:value-type="float" office:value="124.42" calcext:value-type="float">
            <text:p>124,4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143]-[.$D$1]" office:value-type="float" office:value="132.24044" calcext:value-type="float">
            <text:p>132,24044</text:p>
          </table:table-cell>
          <table:table-cell table:formula="of:=[.B143]-[.$E$1]" office:value-type="float" office:value="0" calcext:value-type="float">
            <text:p>0</text:p>
          </table:table-cell>
          <table:table-cell/>
          <table:table-cell table:formula="of:=COM.MICROSOFT.CONCAT([.G143];&quot; &quot;;[.H143])" office:value-type="string" office:string-value="132,24044 0" calcext:value-type="string">
            <text:p>132,24044 0</text:p>
          </table:table-cell>
          <table:table-cell/>
          <table:table-cell table:formula="of:=SUBSTITUTE([.J143];&quot;,&quot;;&quot;,&quot;)" office:value-type="string" office:string-value="132,24044 0" calcext:value-type="string">
            <text:p>132,24044 0</text:p>
          </table:table-cell>
          <table:table-cell table:number-columns-repeated="2"/>
          <table:table-cell table:formula="of:=220*SQRT(2)/([.$D$6]/2)*([.A143]-[.$D$1])" office:value-type="float" office:value="234.262763897289" calcext:value-type="float">
            <text:p>234,262763897289</text:p>
          </table:table-cell>
          <table:table-cell table:number-columns-repeated="4"/>
        </table:table-row>
        <table:table-row table:style-name="ro1">
          <table:table-cell office:value-type="float" office:value="146.42" calcext:value-type="float">
            <text:p>146,4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144]-[.$D$1]" office:value-type="float" office:value="154.24044" calcext:value-type="float">
            <text:p>154,24044</text:p>
          </table:table-cell>
          <table:table-cell table:formula="of:=[.B144]-[.$E$1]" office:value-type="float" office:value="0" calcext:value-type="float">
            <text:p>0</text:p>
          </table:table-cell>
          <table:table-cell/>
          <table:table-cell table:formula="of:=COM.MICROSOFT.CONCAT([.G144];&quot; &quot;;[.H144])" office:value-type="string" office:string-value="154,24044 0" calcext:value-type="string">
            <text:p>154,24044 0</text:p>
          </table:table-cell>
          <table:table-cell/>
          <table:table-cell table:formula="of:=SUBSTITUTE([.J144];&quot;,&quot;;&quot;,&quot;)" office:value-type="string" office:string-value="154,24044 0" calcext:value-type="string">
            <text:p>154,24044 0</text:p>
          </table:table-cell>
          <table:table-cell table:number-columns-repeated="2"/>
          <table:table-cell table:formula="of:=220*SQRT(2)/([.$D$6]/2)*([.A144]-[.$D$1])" office:value-type="float" office:value="273.235568326405" calcext:value-type="float">
            <text:p>273,235568326405</text:p>
          </table:table-cell>
          <table:table-cell table:number-columns-repeated="4"/>
        </table:table-row>
        <table:table-row table:style-name="ro1">
          <table:table-cell office:value-type="float" office:value="157.8" calcext:value-type="float">
            <text:p>157,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145]-[.$D$1]" office:value-type="float" office:value="165.62044" calcext:value-type="float">
            <text:p>165,62044</text:p>
          </table:table-cell>
          <table:table-cell table:formula="of:=[.B145]-[.$E$1]" office:value-type="float" office:value="0" calcext:value-type="float">
            <text:p>0</text:p>
          </table:table-cell>
          <table:table-cell/>
          <table:table-cell table:formula="of:=COM.MICROSOFT.CONCAT([.G145];&quot; &quot;;[.H145])" office:value-type="string" office:string-value="165,62044 0" calcext:value-type="string">
            <text:p>165,62044 0</text:p>
          </table:table-cell>
          <table:table-cell/>
          <table:table-cell table:formula="of:=SUBSTITUTE([.J145];&quot;,&quot;;&quot;,&quot;)" office:value-type="string" office:string-value="165,62044 0" calcext:value-type="string">
            <text:p>165,62044 0</text:p>
          </table:table-cell>
          <table:table-cell table:number-columns-repeated="2"/>
          <table:table-cell table:formula="of:=220*SQRT(2)/([.$D$6]/2)*([.A145]-[.$D$1])" office:value-type="float" office:value="293.395137162921" calcext:value-type="float">
            <text:p>293,395137162921</text:p>
          </table:table-cell>
          <table:table-cell table:number-columns-repeated="4"/>
        </table:table-row>
        <table:table-row table:style-name="ro1">
          <table:table-cell office:value-type="float" office:value="163.87" calcext:value-type="float">
            <text:p>163,8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46]-[.$D$1]" office:value-type="float" office:value="171.69044" calcext:value-type="float">
            <text:p>171,69044</text:p>
          </table:table-cell>
          <table:table-cell table:formula="of:=[.B146]-[.$E$1]" office:value-type="float" office:value="-0" calcext:value-type="float">
            <text:p>0</text:p>
          </table:table-cell>
          <table:table-cell/>
          <table:table-cell table:formula="of:=COM.MICROSOFT.CONCAT([.G146];&quot; &quot;;[.H146])" office:value-type="string" office:string-value="171,69044 0" calcext:value-type="string">
            <text:p>171,69044 0</text:p>
          </table:table-cell>
          <table:table-cell/>
          <table:table-cell table:formula="of:=SUBSTITUTE([.J146];&quot;,&quot;;&quot;,&quot;)" office:value-type="string" office:string-value="171,69044 0" calcext:value-type="string">
            <text:p>171,69044 0</text:p>
          </table:table-cell>
          <table:table-cell table:number-columns-repeated="2"/>
          <table:table-cell table:formula="of:=220*SQRT(2)/([.$D$6]/2)*([.A146]-[.$D$1])" office:value-type="float" office:value="304.148088203137" calcext:value-type="float">
            <text:p>304,148088203137</text:p>
          </table:table-cell>
          <table:table-cell table:number-columns-repeated="4"/>
        </table:table-row>
        <table:table-row table:style-name="ro1">
          <table:table-cell office:value-type="float" office:value="151.73" calcext:value-type="float">
            <text:p>151,73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47]-[.$D$1]" office:value-type="float" office:value="159.55044" calcext:value-type="float">
            <text:p>159,55044</text:p>
          </table:table-cell>
          <table:table-cell table:formula="of:=[.B147]-[.$E$1]" office:value-type="float" office:value="-0" calcext:value-type="float">
            <text:p>0</text:p>
          </table:table-cell>
          <table:table-cell/>
          <table:table-cell table:formula="of:=COM.MICROSOFT.CONCAT([.G147];&quot; &quot;;[.H147])" office:value-type="string" office:string-value="159,55044 0" calcext:value-type="string">
            <text:p>159,55044 0</text:p>
          </table:table-cell>
          <table:table-cell/>
          <table:table-cell table:formula="of:=SUBSTITUTE([.J147];&quot;,&quot;;&quot;,&quot;)" office:value-type="string" office:string-value="159,55044 0" calcext:value-type="string">
            <text:p>159,55044 0</text:p>
          </table:table-cell>
          <table:table-cell table:number-columns-repeated="2"/>
          <table:table-cell table:formula="of:=220*SQRT(2)/([.$D$6]/2)*([.A147]-[.$D$1])" office:value-type="float" office:value="282.642186122706" calcext:value-type="float">
            <text:p>282,642186122706</text:p>
          </table:table-cell>
          <table:table-cell table:number-columns-repeated="4"/>
        </table:table-row>
        <table:table-row table:style-name="ro1">
          <table:table-cell office:value-type="float" office:value="122.14" calcext:value-type="float">
            <text:p>122,14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48]-[.$D$1]" office:value-type="float" office:value="129.96044" calcext:value-type="float">
            <text:p>129,96044</text:p>
          </table:table-cell>
          <table:table-cell table:formula="of:=[.B148]-[.$E$1]" office:value-type="float" office:value="-0" calcext:value-type="float">
            <text:p>0</text:p>
          </table:table-cell>
          <table:table-cell/>
          <table:table-cell table:formula="of:=COM.MICROSOFT.CONCAT([.G148];&quot; &quot;;[.H148])" office:value-type="string" office:string-value="129,96044 0" calcext:value-type="string">
            <text:p>129,96044 0</text:p>
          </table:table-cell>
          <table:table-cell/>
          <table:table-cell table:formula="of:=SUBSTITUTE([.J148];&quot;,&quot;;&quot;,&quot;)" office:value-type="string" office:string-value="129,96044 0" calcext:value-type="string">
            <text:p>129,96044 0</text:p>
          </table:table-cell>
          <table:table-cell table:number-columns-repeated="2"/>
          <table:table-cell table:formula="of:=220*SQRT(2)/([.$D$6]/2)*([.A148]-[.$D$1])" office:value-type="float" office:value="230.223764165544" calcext:value-type="float">
            <text:p>230,223764165544</text:p>
          </table:table-cell>
          <table:table-cell table:number-columns-repeated="4"/>
        </table:table-row>
        <table:table-row table:style-name="ro1">
          <table:table-cell office:value-type="float" office:value="86.49" calcext:value-type="float">
            <text:p>86,49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49]-[.$D$1]" office:value-type="float" office:value="94.31044" calcext:value-type="float">
            <text:p>94,31044</text:p>
          </table:table-cell>
          <table:table-cell table:formula="of:=[.B149]-[.$E$1]" office:value-type="float" office:value="-0" calcext:value-type="float">
            <text:p>0</text:p>
          </table:table-cell>
          <table:table-cell/>
          <table:table-cell table:formula="of:=COM.MICROSOFT.CONCAT([.G149];&quot; &quot;;[.H149])" office:value-type="string" office:string-value="94,31044 0" calcext:value-type="string">
            <text:p>94,31044 0</text:p>
          </table:table-cell>
          <table:table-cell/>
          <table:table-cell table:formula="of:=SUBSTITUTE([.J149];&quot;,&quot;;&quot;,&quot;)" office:value-type="string" office:string-value="94,31044 0" calcext:value-type="string">
            <text:p>94,31044 0</text:p>
          </table:table-cell>
          <table:table-cell table:number-columns-repeated="2"/>
          <table:table-cell table:formula="of:=220*SQRT(2)/([.$D$6]/2)*([.A149]-[.$D$1])" office:value-type="float" office:value="167.070106079271" calcext:value-type="float">
            <text:p>167,070106079271</text:p>
          </table:table-cell>
          <table:table-cell table:number-columns-repeated="4"/>
        </table:table-row>
        <table:table-row table:style-name="ro1">
          <table:table-cell office:value-type="float" office:value="45.52" calcext:value-type="float">
            <text:p>45,52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50]-[.$D$1]" office:value-type="float" office:value="53.34044" calcext:value-type="float">
            <text:p>53,34044</text:p>
          </table:table-cell>
          <table:table-cell table:formula="of:=[.B150]-[.$E$1]" office:value-type="float" office:value="-0" calcext:value-type="float">
            <text:p>0</text:p>
          </table:table-cell>
          <table:table-cell/>
          <table:table-cell table:formula="of:=COM.MICROSOFT.CONCAT([.G150];&quot; &quot;;[.H150])" office:value-type="string" office:string-value="53,34044 0" calcext:value-type="string">
            <text:p>53,34044 0</text:p>
          </table:table-cell>
          <table:table-cell/>
          <table:table-cell table:formula="of:=SUBSTITUTE([.J150];&quot;,&quot;;&quot;,&quot;)" office:value-type="string" office:string-value="53,34044 0" calcext:value-type="string">
            <text:p>53,34044 0</text:p>
          </table:table-cell>
          <table:table-cell table:number-columns-repeated="2"/>
          <table:table-cell table:formula="of:=220*SQRT(2)/([.$D$6]/2)*([.A150]-[.$D$1])" office:value-type="float" office:value="94.4921152855926" calcext:value-type="float">
            <text:p>94,4921152855926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,76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51]-[.$D$1]" office:value-type="float" office:value="7.06044" calcext:value-type="float">
            <text:p>7,06044</text:p>
          </table:table-cell>
          <table:table-cell table:formula="of:=[.B151]-[.$E$1]" office:value-type="float" office:value="-0" calcext:value-type="float">
            <text:p>0</text:p>
          </table:table-cell>
          <table:table-cell/>
          <table:table-cell table:formula="of:=COM.MICROSOFT.CONCAT([.G151];&quot; &quot;;[.H151])" office:value-type="string" office:string-value="7,06044 0" calcext:value-type="string">
            <text:p>7,06044 0</text:p>
          </table:table-cell>
          <table:table-cell/>
          <table:table-cell table:formula="of:=SUBSTITUTE([.J151];&quot;,&quot;;&quot;,&quot;)" office:value-type="string" office:string-value="7,06044 0" calcext:value-type="string">
            <text:p>7,06044 0</text:p>
          </table:table-cell>
          <table:table-cell table:number-columns-repeated="2"/>
          <table:table-cell table:formula="of:=220*SQRT(2)/([.$D$6]/2)*([.A151]-[.$D$1])" office:value-type="float" office:value="12.5075066956142" calcext:value-type="float">
            <text:p>12,5075066956142</text:p>
          </table:table-cell>
          <table:table-cell table:number-columns-repeated="4"/>
        </table:table-row>
        <table:table-row table:style-name="ro1">
          <table:table-cell office:value-type="float" office:value="-45.52" calcext:value-type="float">
            <text:p>-45,52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52]-[.$D$1]" office:value-type="float" office:value="-37.69956" calcext:value-type="float">
            <text:p>-37,69956</text:p>
          </table:table-cell>
          <table:table-cell table:formula="of:=[.B152]-[.$E$1]" office:value-type="float" office:value="-0" calcext:value-type="float">
            <text:p>0</text:p>
          </table:table-cell>
          <table:table-cell/>
          <table:table-cell table:formula="of:=COM.MICROSOFT.CONCAT([.G152];&quot; &quot;;[.H152])" office:value-type="string" office:string-value="-37,69956 0" calcext:value-type="string">
            <text:p>-37,69956 0</text:p>
          </table:table-cell>
          <table:table-cell/>
          <table:table-cell table:formula="of:=SUBSTITUTE([.J152];&quot;,&quot;;&quot;,&quot;)" office:value-type="string" office:string-value="-37,69956 0" calcext:value-type="string">
            <text:p>-37,69956 0</text:p>
          </table:table-cell>
          <table:table-cell table:number-columns-repeated="2"/>
          <table:table-cell table:formula="of:=220*SQRT(2)/([.$D$6]/2)*([.A152]-[.$D$1])" office:value-type="float" office:value="-66.7844354065343" calcext:value-type="float">
            <text:p>-66,7844354065343</text:p>
          </table:table-cell>
          <table:table-cell table:number-columns-repeated="4"/>
        </table:table-row>
        <table:table-row table:style-name="ro1">
          <table:table-cell office:value-type="float" office:value="-88.76" calcext:value-type="float">
            <text:p>-88,76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53]-[.$D$1]" office:value-type="float" office:value="-80.93956" calcext:value-type="float">
            <text:p>-80,93956</text:p>
          </table:table-cell>
          <table:table-cell table:formula="of:=[.B153]-[.$E$1]" office:value-type="float" office:value="-0" calcext:value-type="float">
            <text:p>0</text:p>
          </table:table-cell>
          <table:table-cell/>
          <table:table-cell table:formula="of:=COM.MICROSOFT.CONCAT([.G153];&quot; &quot;;[.H153])" office:value-type="string" office:string-value="-80,93956 0" calcext:value-type="string">
            <text:p>-80,93956 0</text:p>
          </table:table-cell>
          <table:table-cell/>
          <table:table-cell table:formula="of:=SUBSTITUTE([.J153];&quot;,&quot;;&quot;,&quot;)" office:value-type="string" office:string-value="-80,93956 0" calcext:value-type="string">
            <text:p>-80,93956 0</text:p>
          </table:table-cell>
          <table:table-cell table:number-columns-repeated="2"/>
          <table:table-cell table:formula="of:=220*SQRT(2)/([.$D$6]/2)*([.A153]-[.$D$1])" office:value-type="float" office:value="-143.383711020853" calcext:value-type="float">
            <text:p>-143,383711020853</text:p>
          </table:table-cell>
          <table:table-cell table:number-columns-repeated="4"/>
        </table:table-row>
        <table:table-row table:style-name="ro1">
          <table:table-cell office:value-type="float" office:value="-128.21" calcext:value-type="float">
            <text:p>-128,21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54]-[.$D$1]" office:value-type="float" office:value="-120.38956" calcext:value-type="float">
            <text:p>-120,38956</text:p>
          </table:table-cell>
          <table:table-cell table:formula="of:=[.B154]-[.$E$1]" office:value-type="float" office:value="-0" calcext:value-type="float">
            <text:p>0</text:p>
          </table:table-cell>
          <table:table-cell/>
          <table:table-cell table:formula="of:=COM.MICROSOFT.CONCAT([.G154];&quot; &quot;;[.H154])" office:value-type="string" office:string-value="-120,38956 0" calcext:value-type="string">
            <text:p>-120,38956 0</text:p>
          </table:table-cell>
          <table:table-cell/>
          <table:table-cell table:formula="of:=SUBSTITUTE([.J154];&quot;,&quot;;&quot;,&quot;)" office:value-type="string" office:string-value="-120,38956 0" calcext:value-type="string">
            <text:p>-120,38956 0</text:p>
          </table:table-cell>
          <table:table-cell table:number-columns-repeated="2"/>
          <table:table-cell table:formula="of:=220*SQRT(2)/([.$D$6]/2)*([.A154]-[.$D$1])" office:value-type="float" office:value="-213.269035326701" calcext:value-type="float">
            <text:p>-213,269035326701</text:p>
          </table:table-cell>
          <table:table-cell table:number-columns-repeated="4"/>
        </table:table-row>
        <table:table-row table:style-name="ro1">
          <table:table-cell office:value-type="float" office:value="-152.49" calcext:value-type="float">
            <text:p>-152,49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55]-[.$D$1]" office:value-type="float" office:value="-144.66956" calcext:value-type="float">
            <text:p>-144,66956</text:p>
          </table:table-cell>
          <table:table-cell table:formula="of:=[.B155]-[.$E$1]" office:value-type="float" office:value="-0" calcext:value-type="float">
            <text:p>0</text:p>
          </table:table-cell>
          <table:table-cell/>
          <table:table-cell table:formula="of:=COM.MICROSOFT.CONCAT([.G155];&quot; &quot;;[.H155])" office:value-type="string" office:string-value="-144,66956 0" calcext:value-type="string">
            <text:p>-144,66956 0</text:p>
          </table:table-cell>
          <table:table-cell/>
          <table:table-cell table:formula="of:=SUBSTITUTE([.J155];&quot;,&quot;;&quot;,&quot;)" office:value-type="string" office:string-value="-144,66956 0" calcext:value-type="string">
            <text:p>-144,66956 0</text:p>
          </table:table-cell>
          <table:table-cell table:number-columns-repeated="2"/>
          <table:table-cell table:formula="of:=220*SQRT(2)/([.$D$6]/2)*([.A155]-[.$D$1])" office:value-type="float" office:value="-256.280839487563" calcext:value-type="float">
            <text:p>-256,280839487563</text:p>
          </table:table-cell>
          <table:table-cell table:number-columns-repeated="4"/>
        </table:table-row>
        <table:table-row table:style-name="ro1">
          <table:table-cell office:value-type="float" office:value="-166.91" calcext:value-type="float">
            <text:p>-166,91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56]-[.$D$1]" office:value-type="float" office:value="-159.08956" calcext:value-type="float">
            <text:p>-159,08956</text:p>
          </table:table-cell>
          <table:table-cell table:formula="of:=[.B156]-[.$E$1]" office:value-type="float" office:value="-0" calcext:value-type="float">
            <text:p>0</text:p>
          </table:table-cell>
          <table:table-cell/>
          <table:table-cell table:formula="of:=COM.MICROSOFT.CONCAT([.G156];&quot; &quot;;[.H156])" office:value-type="string" office:string-value="-159,08956 0" calcext:value-type="string">
            <text:p>-159,08956 0</text:p>
          </table:table-cell>
          <table:table-cell/>
          <table:table-cell table:formula="of:=SUBSTITUTE([.J156];&quot;,&quot;;&quot;,&quot;)" office:value-type="string" office:string-value="-159,08956 0" calcext:value-type="string">
            <text:p>-159,08956 0</text:p>
          </table:table-cell>
          <table:table-cell table:number-columns-repeated="2"/>
          <table:table-cell table:formula="of:=220*SQRT(2)/([.$D$6]/2)*([.A156]-[.$D$1])" office:value-type="float" office:value="-281.825741299738" calcext:value-type="float">
            <text:p>-281,825741299738</text:p>
          </table:table-cell>
          <table:table-cell table:number-columns-repeated="4"/>
        </table:table-row>
        <table:table-row table:style-name="ro1">
          <table:table-cell office:value-type="float" office:value="-176.01" calcext:value-type="float">
            <text:p>-176,01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57]-[.$D$1]" office:value-type="float" office:value="-168.18956" calcext:value-type="float">
            <text:p>-168,18956</text:p>
          </table:table-cell>
          <table:table-cell table:formula="of:=[.B157]-[.$E$1]" office:value-type="float" office:value="-0" calcext:value-type="float">
            <text:p>0</text:p>
          </table:table-cell>
          <table:table-cell/>
          <table:table-cell table:formula="of:=COM.MICROSOFT.CONCAT([.G157];&quot; &quot;;[.H157])" office:value-type="string" office:string-value="-168,18956 0" calcext:value-type="string">
            <text:p>-168,18956 0</text:p>
          </table:table-cell>
          <table:table-cell/>
          <table:table-cell table:formula="of:=SUBSTITUTE([.J157];&quot;,&quot;;&quot;,&quot;)" office:value-type="string" office:string-value="-168,18956 0" calcext:value-type="string">
            <text:p>-168,18956 0</text:p>
          </table:table-cell>
          <table:table-cell table:number-columns-repeated="2"/>
          <table:table-cell table:formula="of:=220*SQRT(2)/([.$D$6]/2)*([.A157]-[.$D$1])" office:value-type="float" office:value="-297.946310404509" calcext:value-type="float">
            <text:p>-297,946310404509</text:p>
          </table:table-cell>
          <table:table-cell table:number-columns-repeated="4"/>
        </table:table-row>
        <table:table-row table:style-name="ro1">
          <table:table-cell office:value-type="float" office:value="-166.15" calcext:value-type="float">
            <text:p>-166,15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58]-[.$D$1]" office:value-type="float" office:value="-158.32956" calcext:value-type="float">
            <text:p>-158,32956</text:p>
          </table:table-cell>
          <table:table-cell table:formula="of:=[.B158]-[.$E$1]" office:value-type="float" office:value="-0" calcext:value-type="float">
            <text:p>0</text:p>
          </table:table-cell>
          <table:table-cell/>
          <table:table-cell table:formula="of:=COM.MICROSOFT.CONCAT([.G158];&quot; &quot;;[.H158])" office:value-type="string" office:string-value="-158,32956 0" calcext:value-type="string">
            <text:p>-158,32956 0</text:p>
          </table:table-cell>
          <table:table-cell/>
          <table:table-cell table:formula="of:=SUBSTITUTE([.J158];&quot;,&quot;;&quot;,&quot;)" office:value-type="string" office:string-value="-158,32956 0" calcext:value-type="string">
            <text:p>-158,32956 0</text:p>
          </table:table-cell>
          <table:table-cell table:number-columns-repeated="2"/>
          <table:table-cell table:formula="of:=220*SQRT(2)/([.$D$6]/2)*([.A158]-[.$D$1])" office:value-type="float" office:value="-280.479408055823" calcext:value-type="float">
            <text:p>-280,479408055823</text:p>
          </table:table-cell>
          <table:table-cell table:number-columns-repeated="4"/>
        </table:table-row>
        <table:table-row table:style-name="ro1">
          <table:table-cell office:value-type="float" office:value="-144.15" calcext:value-type="float">
            <text:p>-144,1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159]-[.$D$1]" office:value-type="float" office:value="-136.32956" calcext:value-type="float">
            <text:p>-136,32956</text:p>
          </table:table-cell>
          <table:table-cell table:formula="of:=[.B159]-[.$E$1]" office:value-type="float" office:value="0" calcext:value-type="float">
            <text:p>0</text:p>
          </table:table-cell>
          <table:table-cell/>
          <table:table-cell table:formula="of:=COM.MICROSOFT.CONCAT([.G159];&quot; &quot;;[.H159])" office:value-type="string" office:string-value="-136,32956 0" calcext:value-type="string">
            <text:p>-136,32956 0</text:p>
          </table:table-cell>
          <table:table-cell/>
          <table:table-cell table:formula="of:=SUBSTITUTE([.J159];&quot;,&quot;;&quot;,&quot;)" office:value-type="string" office:string-value="-136,32956 0" calcext:value-type="string">
            <text:p>-136,32956 0</text:p>
          </table:table-cell>
          <table:table-cell table:number-columns-repeated="2"/>
          <table:table-cell table:formula="of:=220*SQRT(2)/([.$D$6]/2)*([.A159]-[.$D$1])" office:value-type="float" office:value="-241.506603626706" calcext:value-type="float">
            <text:p>-241,506603626706</text:p>
          </table:table-cell>
          <table:table-cell table:number-columns-repeated="4"/>
        </table:table-row>
        <table:table-row table:style-name="ro1">
          <table:table-cell office:value-type="float" office:value="-110.01" calcext:value-type="float">
            <text:p>-110,01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60]-[.$D$1]" office:value-type="float" office:value="-102.18956" calcext:value-type="float">
            <text:p>-102,18956</text:p>
          </table:table-cell>
          <table:table-cell table:formula="of:=[.B160]-[.$E$1]" office:value-type="float" office:value="-0" calcext:value-type="float">
            <text:p>0</text:p>
          </table:table-cell>
          <table:table-cell/>
          <table:table-cell table:formula="of:=COM.MICROSOFT.CONCAT([.G160];&quot; &quot;;[.H160])" office:value-type="string" office:string-value="-102,18956 0" calcext:value-type="string">
            <text:p>-102,18956 0</text:p>
          </table:table-cell>
          <table:table-cell/>
          <table:table-cell table:formula="of:=SUBSTITUTE([.J160];&quot;,&quot;;&quot;,&quot;)" office:value-type="string" office:string-value="-102,18956 0" calcext:value-type="string">
            <text:p>-102,18956 0</text:p>
          </table:table-cell>
          <table:table-cell table:number-columns-repeated="2"/>
          <table:table-cell table:formula="of:=220*SQRT(2)/([.$D$6]/2)*([.A160]-[.$D$1])" office:value-type="float" office:value="-181.027897117159" calcext:value-type="float">
            <text:p>-181,027897117159</text:p>
          </table:table-cell>
          <table:table-cell table:number-columns-repeated="4"/>
        </table:table-row>
        <table:table-row table:style-name="ro1">
          <table:table-cell office:value-type="float" office:value="-69.8" calcext:value-type="float">
            <text:p>-69,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161]-[.$D$1]" office:value-type="float" office:value="-61.97956" calcext:value-type="float">
            <text:p>-61,97956</text:p>
          </table:table-cell>
          <table:table-cell table:formula="of:=[.B161]-[.$E$1]" office:value-type="float" office:value="0" calcext:value-type="float">
            <text:p>0</text:p>
          </table:table-cell>
          <table:table-cell/>
          <table:table-cell table:formula="of:=COM.MICROSOFT.CONCAT([.G161];&quot; &quot;;[.H161])" office:value-type="string" office:string-value="-61,97956 0" calcext:value-type="string">
            <text:p>-61,97956 0</text:p>
          </table:table-cell>
          <table:table-cell/>
          <table:table-cell table:formula="of:=SUBSTITUTE([.J161];&quot;,&quot;;&quot;,&quot;)" office:value-type="string" office:string-value="-61,97956 0" calcext:value-type="string">
            <text:p>-61,97956 0</text:p>
          </table:table-cell>
          <table:table-cell table:number-columns-repeated="2"/>
          <table:table-cell table:formula="of:=220*SQRT(2)/([.$D$6]/2)*([.A161]-[.$D$1])" office:value-type="float" office:value="-109.796239567396" calcext:value-type="float">
            <text:p>-109,796239567396</text:p>
          </table:table-cell>
          <table:table-cell table:number-columns-repeated="4"/>
        </table:table-row>
        <table:table-row table:style-name="ro1">
          <table:table-cell office:value-type="float" office:value="-25.79" calcext:value-type="float">
            <text:p>-25,7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162]-[.$D$1]" office:value-type="float" office:value="-17.96956" calcext:value-type="float">
            <text:p>-17,96956</text:p>
          </table:table-cell>
          <table:table-cell table:formula="of:=[.B162]-[.$E$1]" office:value-type="float" office:value="0" calcext:value-type="float">
            <text:p>0</text:p>
          </table:table-cell>
          <table:table-cell/>
          <table:table-cell table:formula="of:=COM.MICROSOFT.CONCAT([.G162];&quot; &quot;;[.H162])" office:value-type="string" office:string-value="-17,96956 0" calcext:value-type="string">
            <text:p>-17,96956 0</text:p>
          </table:table-cell>
          <table:table-cell/>
          <table:table-cell table:formula="of:=SUBSTITUTE([.J162];&quot;,&quot;;&quot;,&quot;)" office:value-type="string" office:string-value="-17,96956 0" calcext:value-type="string">
            <text:p>-17,96956 0</text:p>
          </table:table-cell>
          <table:table-cell table:number-columns-repeated="2"/>
          <table:table-cell table:formula="of:=220*SQRT(2)/([.$D$6]/2)*([.A162]-[.$D$1])" office:value-type="float" office:value="-31.8329157980582" calcext:value-type="float">
            <text:p>-31,8329157980582</text:p>
          </table:table-cell>
          <table:table-cell table:number-columns-repeated="4"/>
        </table:table-row>
        <table:table-row table:style-name="ro1">
          <table:table-cell office:value-type="float" office:value="19.73" calcext:value-type="float">
            <text:p>19,73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63]-[.$D$1]" office:value-type="float" office:value="27.55044" calcext:value-type="float">
            <text:p>27,55044</text:p>
          </table:table-cell>
          <table:table-cell table:formula="of:=[.B163]-[.$E$1]" office:value-type="float" office:value="-0" calcext:value-type="float">
            <text:p>0</text:p>
          </table:table-cell>
          <table:table-cell/>
          <table:table-cell table:formula="of:=COM.MICROSOFT.CONCAT([.G163];&quot; &quot;;[.H163])" office:value-type="string" office:string-value="27,55044 0" calcext:value-type="string">
            <text:p>27,55044 0</text:p>
          </table:table-cell>
          <table:table-cell/>
          <table:table-cell table:formula="of:=SUBSTITUTE([.J163];&quot;,&quot;;&quot;,&quot;)" office:value-type="string" office:string-value="27,55044 0" calcext:value-type="string">
            <text:p>27,55044 0</text:p>
          </table:table-cell>
          <table:table-cell table:number-columns-repeated="2"/>
          <table:table-cell table:formula="of:=220*SQRT(2)/([.$D$6]/2)*([.A163]-[.$D$1])" office:value-type="float" office:value="48.8053595480053" calcext:value-type="float">
            <text:p>48,8053595480053</text:p>
          </table:table-cell>
          <table:table-cell table:number-columns-repeated="4"/>
        </table:table-row>
        <table:table-row table:style-name="ro1">
          <table:table-cell office:value-type="float" office:value="62.97" calcext:value-type="float">
            <text:p>62,9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164]-[.$D$1]" office:value-type="float" office:value="70.79044" calcext:value-type="float">
            <text:p>70,79044</text:p>
          </table:table-cell>
          <table:table-cell table:formula="of:=[.B164]-[.$E$1]" office:value-type="float" office:value="0" calcext:value-type="float">
            <text:p>0</text:p>
          </table:table-cell>
          <table:table-cell/>
          <table:table-cell table:formula="of:=COM.MICROSOFT.CONCAT([.G164];&quot; &quot;;[.H164])" office:value-type="string" office:string-value="70,79044 0" calcext:value-type="string">
            <text:p>70,79044 0</text:p>
          </table:table-cell>
          <table:table-cell/>
          <table:table-cell table:formula="of:=SUBSTITUTE([.J164];&quot;,&quot;;&quot;,&quot;)" office:value-type="string" office:string-value="70,79044 0" calcext:value-type="string">
            <text:p>70,79044 0</text:p>
          </table:table-cell>
          <table:table-cell table:number-columns-repeated="2"/>
          <table:table-cell table:formula="of:=220*SQRT(2)/([.$D$6]/2)*([.A164]-[.$D$1])" office:value-type="float" office:value="125.404635162324" calcext:value-type="float">
            <text:p>125,404635162324</text:p>
          </table:table-cell>
          <table:table-cell table:number-columns-repeated="4"/>
        </table:table-row>
        <table:table-row table:style-name="ro1">
          <table:table-cell office:value-type="float" office:value="104.7" calcext:value-type="float">
            <text:p>104,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65]-[.$D$1]" office:value-type="float" office:value="112.52044" calcext:value-type="float">
            <text:p>112,52044</text:p>
          </table:table-cell>
          <table:table-cell table:formula="of:=[.B165]-[.$E$1]" office:value-type="float" office:value="-0" calcext:value-type="float">
            <text:p>0</text:p>
          </table:table-cell>
          <table:table-cell/>
          <table:table-cell table:formula="of:=COM.MICROSOFT.CONCAT([.G165];&quot; &quot;;[.H165])" office:value-type="string" office:string-value="112,52044 0" calcext:value-type="string">
            <text:p>112,52044 0</text:p>
          </table:table-cell>
          <table:table-cell/>
          <table:table-cell table:formula="of:=SUBSTITUTE([.J165];&quot;,&quot;;&quot;,&quot;)" office:value-type="string" office:string-value="112,52044 0" calcext:value-type="string">
            <text:p>112,52044 0</text:p>
          </table:table-cell>
          <table:table-cell table:number-columns-repeated="2"/>
          <table:table-cell table:formula="of:=220*SQRT(2)/([.$D$6]/2)*([.A165]-[.$D$1])" office:value-type="float" office:value="199.328959199917" calcext:value-type="float">
            <text:p>199,328959199917</text:p>
          </table:table-cell>
          <table:table-cell table:number-columns-repeated="4"/>
        </table:table-row>
        <table:table-row table:style-name="ro1">
          <table:table-cell office:value-type="float" office:value="134.28" calcext:value-type="float">
            <text:p>134,2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166]-[.$D$1]" office:value-type="float" office:value="142.10044" calcext:value-type="float">
            <text:p>142,10044</text:p>
          </table:table-cell>
          <table:table-cell table:formula="of:=[.B166]-[.$E$1]" office:value-type="float" office:value="0" calcext:value-type="float">
            <text:p>0</text:p>
          </table:table-cell>
          <table:table-cell/>
          <table:table-cell table:formula="of:=COM.MICROSOFT.CONCAT([.G166];&quot; &quot;;[.H166])" office:value-type="string" office:string-value="142,10044 0" calcext:value-type="string">
            <text:p>142,10044 0</text:p>
          </table:table-cell>
          <table:table-cell/>
          <table:table-cell table:formula="of:=SUBSTITUTE([.J166];&quot;,&quot;;&quot;,&quot;)" office:value-type="string" office:string-value="142,10044 0" calcext:value-type="string">
            <text:p>142,10044 0</text:p>
          </table:table-cell>
          <table:table-cell table:number-columns-repeated="2"/>
          <table:table-cell table:formula="of:=220*SQRT(2)/([.$D$6]/2)*([.A166]-[.$D$1])" office:value-type="float" office:value="251.729666245975" calcext:value-type="float">
            <text:p>251,729666245975</text:p>
          </table:table-cell>
          <table:table-cell table:number-columns-repeated="4"/>
        </table:table-row>
        <table:table-row table:style-name="ro1">
          <table:table-cell office:value-type="float" office:value="147.94" calcext:value-type="float">
            <text:p>147,94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67]-[.$D$1]" office:value-type="float" office:value="155.76044" calcext:value-type="float">
            <text:p>155,76044</text:p>
          </table:table-cell>
          <table:table-cell table:formula="of:=[.B167]-[.$E$1]" office:value-type="float" office:value="-0" calcext:value-type="float">
            <text:p>0</text:p>
          </table:table-cell>
          <table:table-cell/>
          <table:table-cell table:formula="of:=COM.MICROSOFT.CONCAT([.G167];&quot; &quot;;[.H167])" office:value-type="string" office:string-value="155,76044 0" calcext:value-type="string">
            <text:p>155,76044 0</text:p>
          </table:table-cell>
          <table:table-cell/>
          <table:table-cell table:formula="of:=SUBSTITUTE([.J167];&quot;,&quot;;&quot;,&quot;)" office:value-type="string" office:string-value="155,76044 0" calcext:value-type="string">
            <text:p>155,76044 0</text:p>
          </table:table-cell>
          <table:table-cell table:number-columns-repeated="2"/>
          <table:table-cell table:formula="of:=220*SQRT(2)/([.$D$6]/2)*([.A167]-[.$D$1])" office:value-type="float" office:value="275.928234814235" calcext:value-type="float">
            <text:p>275,928234814235</text:p>
          </table:table-cell>
          <table:table-cell table:number-columns-repeated="4"/>
        </table:table-row>
        <table:table-row table:style-name="ro1">
          <table:table-cell office:value-type="float" office:value="145.66" calcext:value-type="float">
            <text:p>145,66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68]-[.$D$1]" office:value-type="float" office:value="153.48044" calcext:value-type="float">
            <text:p>153,48044</text:p>
          </table:table-cell>
          <table:table-cell table:formula="of:=[.B168]-[.$E$1]" office:value-type="float" office:value="-0" calcext:value-type="float">
            <text:p>0</text:p>
          </table:table-cell>
          <table:table-cell/>
          <table:table-cell table:formula="of:=COM.MICROSOFT.CONCAT([.G168];&quot; &quot;;[.H168])" office:value-type="string" office:string-value="153,48044 0" calcext:value-type="string">
            <text:p>153,48044 0</text:p>
          </table:table-cell>
          <table:table-cell/>
          <table:table-cell table:formula="of:=SUBSTITUTE([.J168];&quot;,&quot;;&quot;,&quot;)" office:value-type="string" office:string-value="153,48044 0" calcext:value-type="string">
            <text:p>153,48044 0</text:p>
          </table:table-cell>
          <table:table-cell table:number-columns-repeated="2"/>
          <table:table-cell table:formula="of:=220*SQRT(2)/([.$D$6]/2)*([.A168]-[.$D$1])" office:value-type="float" office:value="271.889235082491" calcext:value-type="float">
            <text:p>271,889235082491</text:p>
          </table:table-cell>
          <table:table-cell table:number-columns-repeated="4"/>
        </table:table-row>
        <table:table-row table:style-name="ro1">
          <table:table-cell office:value-type="float" office:value="128.21" calcext:value-type="float">
            <text:p>128,21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69]-[.$D$1]" office:value-type="float" office:value="136.03044" calcext:value-type="float">
            <text:p>136,03044</text:p>
          </table:table-cell>
          <table:table-cell table:formula="of:=[.B169]-[.$E$1]" office:value-type="float" office:value="-0" calcext:value-type="float">
            <text:p>0</text:p>
          </table:table-cell>
          <table:table-cell/>
          <table:table-cell table:formula="of:=COM.MICROSOFT.CONCAT([.G169];&quot; &quot;;[.H169])" office:value-type="string" office:string-value="136,03044 0" calcext:value-type="string">
            <text:p>136,03044 0</text:p>
          </table:table-cell>
          <table:table-cell/>
          <table:table-cell table:formula="of:=SUBSTITUTE([.J169];&quot;,&quot;;&quot;,&quot;)" office:value-type="string" office:string-value="136,03044 0" calcext:value-type="string">
            <text:p>136,03044 0</text:p>
          </table:table-cell>
          <table:table-cell table:number-columns-repeated="2"/>
          <table:table-cell table:formula="of:=220*SQRT(2)/([.$D$6]/2)*([.A169]-[.$D$1])" office:value-type="float" office:value="240.976715205759" calcext:value-type="float">
            <text:p>240,976715205759</text:p>
          </table:table-cell>
          <table:table-cell table:number-columns-repeated="4"/>
        </table:table-row>
        <table:table-row table:style-name="ro1">
          <table:table-cell office:value-type="float" office:value="106.97" calcext:value-type="float">
            <text:p>106,9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170]-[.$D$1]" office:value-type="float" office:value="114.79044" calcext:value-type="float">
            <text:p>114,79044</text:p>
          </table:table-cell>
          <table:table-cell table:formula="of:=[.B170]-[.$E$1]" office:value-type="float" office:value="0" calcext:value-type="float">
            <text:p>0</text:p>
          </table:table-cell>
          <table:table-cell/>
          <table:table-cell table:formula="of:=COM.MICROSOFT.CONCAT([.G170];&quot; &quot;;[.H170])" office:value-type="string" office:string-value="114,79044 0" calcext:value-type="string">
            <text:p>114,79044 0</text:p>
          </table:table-cell>
          <table:table-cell/>
          <table:table-cell table:formula="of:=SUBSTITUTE([.J170];&quot;,&quot;;&quot;,&quot;)" office:value-type="string" office:string-value="114,79044 0" calcext:value-type="string">
            <text:p>114,79044 0</text:p>
          </table:table-cell>
          <table:table-cell table:number-columns-repeated="2"/>
          <table:table-cell table:formula="of:=220*SQRT(2)/([.$D$6]/2)*([.A170]-[.$D$1])" office:value-type="float" office:value="203.350244020557" calcext:value-type="float">
            <text:p>203,350244020557</text:p>
          </table:table-cell>
          <table:table-cell table:number-columns-repeated="4"/>
        </table:table-row>
        <table:table-row table:style-name="ro1">
          <table:table-cell office:value-type="float" office:value="79.66" calcext:value-type="float">
            <text:p>79,6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171]-[.$D$1]" office:value-type="float" office:value="87.48044" calcext:value-type="float">
            <text:p>87,48044</text:p>
          </table:table-cell>
          <table:table-cell table:formula="of:=[.B171]-[.$E$1]" office:value-type="float" office:value="0" calcext:value-type="float">
            <text:p>0</text:p>
          </table:table-cell>
          <table:table-cell/>
          <table:table-cell table:formula="of:=COM.MICROSOFT.CONCAT([.G171];&quot; &quot;;[.H171])" office:value-type="string" office:string-value="87,48044 0" calcext:value-type="string">
            <text:p>87,48044 0</text:p>
          </table:table-cell>
          <table:table-cell/>
          <table:table-cell table:formula="of:=SUBSTITUTE([.J171];&quot;,&quot;;&quot;,&quot;)" office:value-type="string" office:string-value="87,48044 0" calcext:value-type="string">
            <text:p>87,48044 0</text:p>
          </table:table-cell>
          <table:table-cell table:number-columns-repeated="2"/>
          <table:table-cell table:formula="of:=220*SQRT(2)/([.$D$6]/2)*([.A171]-[.$D$1])" office:value-type="float" office:value="154.97082179514" calcext:value-type="float">
            <text:p>154,97082179514</text:p>
          </table:table-cell>
          <table:table-cell table:number-columns-repeated="4"/>
        </table:table-row>
        <table:table-row table:style-name="ro1">
          <table:table-cell office:value-type="float" office:value="45.52" calcext:value-type="float">
            <text:p>45,5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172]-[.$D$1]" office:value-type="float" office:value="53.34044" calcext:value-type="float">
            <text:p>53,34044</text:p>
          </table:table-cell>
          <table:table-cell table:formula="of:=[.B172]-[.$E$1]" office:value-type="float" office:value="0" calcext:value-type="float">
            <text:p>0</text:p>
          </table:table-cell>
          <table:table-cell/>
          <table:table-cell table:formula="of:=COM.MICROSOFT.CONCAT([.G172];&quot; &quot;;[.H172])" office:value-type="string" office:string-value="53,34044 0" calcext:value-type="string">
            <text:p>53,34044 0</text:p>
          </table:table-cell>
          <table:table-cell/>
          <table:table-cell table:formula="of:=SUBSTITUTE([.J172];&quot;,&quot;;&quot;,&quot;)" office:value-type="string" office:string-value="53,34044 0" calcext:value-type="string">
            <text:p>53,34044 0</text:p>
          </table:table-cell>
          <table:table-cell table:number-columns-repeated="2"/>
          <table:table-cell table:formula="of:=220*SQRT(2)/([.$D$6]/2)*([.A172]-[.$D$1])" office:value-type="float" office:value="94.4921152855926" calcext:value-type="float">
            <text:p>94,4921152855926</text:p>
          </table:table-cell>
          <table:table-cell table:number-columns-repeated="4"/>
        </table:table-row>
        <table:table-row table:style-name="ro1">
          <table:table-cell office:value-type="float" office:value="7.59" calcext:value-type="float">
            <text:p>7,59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73]-[.$D$1]" office:value-type="float" office:value="15.41044" calcext:value-type="float">
            <text:p>15,41044</text:p>
          </table:table-cell>
          <table:table-cell table:formula="of:=[.B173]-[.$E$1]" office:value-type="float" office:value="-0" calcext:value-type="float">
            <text:p>0</text:p>
          </table:table-cell>
          <table:table-cell/>
          <table:table-cell table:formula="of:=COM.MICROSOFT.CONCAT([.G173];&quot; &quot;;[.H173])" office:value-type="string" office:string-value="15,41044 0" calcext:value-type="string">
            <text:p>15,41044 0</text:p>
          </table:table-cell>
          <table:table-cell/>
          <table:table-cell table:formula="of:=SUBSTITUTE([.J173];&quot;,&quot;;&quot;,&quot;)" office:value-type="string" office:string-value="15,41044 0" calcext:value-type="string">
            <text:p>15,41044 0</text:p>
          </table:table-cell>
          <table:table-cell table:number-columns-repeated="2"/>
          <table:table-cell table:formula="of:=220*SQRT(2)/([.$D$6]/2)*([.A173]-[.$D$1])" office:value-type="float" office:value="27.2994574675745" calcext:value-type="float">
            <text:p>27,2994574675745</text:p>
          </table:table-cell>
          <table:table-cell table:number-columns-repeated="4"/>
        </table:table-row>
        <table:table-row table:style-name="ro1">
          <table:table-cell office:value-type="float" office:value="-33.38" calcext:value-type="float">
            <text:p>-33,3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74]-[.$D$1]" office:value-type="float" office:value="-25.55956" calcext:value-type="float">
            <text:p>-25,55956</text:p>
          </table:table-cell>
          <table:table-cell table:formula="of:=[.B174]-[.$E$1]" office:value-type="float" office:value="-0" calcext:value-type="float">
            <text:p>0</text:p>
          </table:table-cell>
          <table:table-cell/>
          <table:table-cell table:formula="of:=COM.MICROSOFT.CONCAT([.G174];&quot; &quot;;[.H174])" office:value-type="string" office:string-value="-25,55956 0" calcext:value-type="string">
            <text:p>-25,55956 0</text:p>
          </table:table-cell>
          <table:table-cell/>
          <table:table-cell table:formula="of:=SUBSTITUTE([.J174];&quot;,&quot;;&quot;,&quot;)" office:value-type="string" office:string-value="-25,55956 0" calcext:value-type="string">
            <text:p>-25,55956 0</text:p>
          </table:table-cell>
          <table:table-cell table:number-columns-repeated="2"/>
          <table:table-cell table:formula="of:=220*SQRT(2)/([.$D$6]/2)*([.A174]-[.$D$1])" office:value-type="float" office:value="-45.2785333261035" calcext:value-type="float">
            <text:p>-45,2785333261035</text:p>
          </table:table-cell>
          <table:table-cell table:number-columns-repeated="4"/>
        </table:table-row>
        <table:table-row table:style-name="ro1">
          <table:table-cell office:value-type="float" office:value="-75.11" calcext:value-type="float">
            <text:p>-75,1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175]-[.$D$1]" office:value-type="float" office:value="-67.28956" calcext:value-type="float">
            <text:p>-67,28956</text:p>
          </table:table-cell>
          <table:table-cell table:formula="of:=[.B175]-[.$E$1]" office:value-type="float" office:value="0" calcext:value-type="float">
            <text:p>0</text:p>
          </table:table-cell>
          <table:table-cell/>
          <table:table-cell table:formula="of:=COM.MICROSOFT.CONCAT([.G175];&quot; &quot;;[.H175])" office:value-type="string" office:string-value="-67,28956 0" calcext:value-type="string">
            <text:p>-67,28956 0</text:p>
          </table:table-cell>
          <table:table-cell/>
          <table:table-cell table:formula="of:=SUBSTITUTE([.J175];&quot;,&quot;;&quot;,&quot;)" office:value-type="string" office:string-value="-67,28956 0" calcext:value-type="string">
            <text:p>-67,28956 0</text:p>
          </table:table-cell>
          <table:table-cell table:number-columns-repeated="2"/>
          <table:table-cell table:formula="of:=220*SQRT(2)/([.$D$6]/2)*([.A175]-[.$D$1])" office:value-type="float" office:value="-119.202857363696" calcext:value-type="float">
            <text:p>-119,202857363696</text:p>
          </table:table-cell>
          <table:table-cell table:number-columns-repeated="4"/>
        </table:table-row>
        <table:table-row table:style-name="ro1">
          <table:table-cell office:value-type="float" office:value="-112.28" calcext:value-type="float">
            <text:p>-112,2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76]-[.$D$1]" office:value-type="float" office:value="-104.45956" calcext:value-type="float">
            <text:p>-104,45956</text:p>
          </table:table-cell>
          <table:table-cell table:formula="of:=[.B176]-[.$E$1]" office:value-type="float" office:value="-0" calcext:value-type="float">
            <text:p>0</text:p>
          </table:table-cell>
          <table:table-cell/>
          <table:table-cell table:formula="of:=COM.MICROSOFT.CONCAT([.G176];&quot; &quot;;[.H176])" office:value-type="string" office:string-value="-104,45956 0" calcext:value-type="string">
            <text:p>-104,45956 0</text:p>
          </table:table-cell>
          <table:table-cell/>
          <table:table-cell table:formula="of:=SUBSTITUTE([.J176];&quot;,&quot;;&quot;,&quot;)" office:value-type="string" office:string-value="-104,45956 0" calcext:value-type="string">
            <text:p>-104,45956 0</text:p>
          </table:table-cell>
          <table:table-cell table:number-columns-repeated="2"/>
          <table:table-cell table:formula="of:=220*SQRT(2)/([.$D$6]/2)*([.A176]-[.$D$1])" office:value-type="float" office:value="-185.0491819378" calcext:value-type="float">
            <text:p>-185,0491819378</text:p>
          </table:table-cell>
          <table:table-cell table:number-columns-repeated="4"/>
        </table:table-row>
        <table:table-row table:style-name="ro1">
          <table:table-cell office:value-type="float" office:value="-146.42" calcext:value-type="float">
            <text:p>-146,4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177]-[.$D$1]" office:value-type="float" office:value="-138.59956" calcext:value-type="float">
            <text:p>-138,59956</text:p>
          </table:table-cell>
          <table:table-cell table:formula="of:=[.B177]-[.$E$1]" office:value-type="float" office:value="0" calcext:value-type="float">
            <text:p>0</text:p>
          </table:table-cell>
          <table:table-cell/>
          <table:table-cell table:formula="of:=COM.MICROSOFT.CONCAT([.G177];&quot; &quot;;[.H177])" office:value-type="string" office:string-value="-138,59956 0" calcext:value-type="string">
            <text:p>-138,59956 0</text:p>
          </table:table-cell>
          <table:table-cell/>
          <table:table-cell table:formula="of:=SUBSTITUTE([.J177];&quot;,&quot;;&quot;,&quot;)" office:value-type="string" office:string-value="-138,59956 0" calcext:value-type="string">
            <text:p>-138,59956 0</text:p>
          </table:table-cell>
          <table:table-cell table:number-columns-repeated="2"/>
          <table:table-cell table:formula="of:=220*SQRT(2)/([.$D$6]/2)*([.A177]-[.$D$1])" office:value-type="float" office:value="-245.527888447347" calcext:value-type="float">
            <text:p>-245,527888447347</text:p>
          </table:table-cell>
          <table:table-cell table:number-columns-repeated="4"/>
        </table:table-row>
        <table:table-row table:style-name="ro1">
          <table:table-cell office:value-type="float" office:value="-165.39" calcext:value-type="float">
            <text:p>-165,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178]-[.$D$1]" office:value-type="float" office:value="-157.56956" calcext:value-type="float">
            <text:p>-157,56956</text:p>
          </table:table-cell>
          <table:table-cell table:formula="of:=[.B178]-[.$E$1]" office:value-type="float" office:value="0" calcext:value-type="float">
            <text:p>0</text:p>
          </table:table-cell>
          <table:table-cell/>
          <table:table-cell table:formula="of:=COM.MICROSOFT.CONCAT([.G178];&quot; &quot;;[.H178])" office:value-type="string" office:string-value="-157,56956 0" calcext:value-type="string">
            <text:p>-157,56956 0</text:p>
          </table:table-cell>
          <table:table-cell/>
          <table:table-cell table:formula="of:=SUBSTITUTE([.J178];&quot;,&quot;;&quot;,&quot;)" office:value-type="string" office:string-value="-157,56956 0" calcext:value-type="string">
            <text:p>-157,56956 0</text:p>
          </table:table-cell>
          <table:table-cell table:number-columns-repeated="2"/>
          <table:table-cell table:formula="of:=220*SQRT(2)/([.$D$6]/2)*([.A178]-[.$D$1])" office:value-type="float" office:value="-279.133074811908" calcext:value-type="float">
            <text:p>-279,133074811908</text:p>
          </table:table-cell>
          <table:table-cell table:number-columns-repeated="4"/>
        </table:table-row>
        <table:table-row table:style-name="ro1">
          <table:table-cell office:value-type="float" office:value="-175.25" calcext:value-type="float">
            <text:p>-175,25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79]-[.$D$1]" office:value-type="float" office:value="-167.42956" calcext:value-type="float">
            <text:p>-167,42956</text:p>
          </table:table-cell>
          <table:table-cell table:formula="of:=[.B179]-[.$E$1]" office:value-type="float" office:value="-0" calcext:value-type="float">
            <text:p>0</text:p>
          </table:table-cell>
          <table:table-cell/>
          <table:table-cell table:formula="of:=COM.MICROSOFT.CONCAT([.G179];&quot; &quot;;[.H179])" office:value-type="string" office:string-value="-167,42956 0" calcext:value-type="string">
            <text:p>-167,42956 0</text:p>
          </table:table-cell>
          <table:table-cell/>
          <table:table-cell table:formula="of:=SUBSTITUTE([.J179];&quot;,&quot;;&quot;,&quot;)" office:value-type="string" office:string-value="-167,42956 0" calcext:value-type="string">
            <text:p>-167,42956 0</text:p>
          </table:table-cell>
          <table:table-cell table:number-columns-repeated="2"/>
          <table:table-cell table:formula="of:=220*SQRT(2)/([.$D$6]/2)*([.A179]-[.$D$1])" office:value-type="float" office:value="-296.599977160594" calcext:value-type="float">
            <text:p>-296,599977160594</text:p>
          </table:table-cell>
          <table:table-cell table:number-columns-repeated="4"/>
        </table:table-row>
        <table:table-row table:style-name="ro1">
          <table:table-cell office:value-type="float" office:value="-177.53" calcext:value-type="float">
            <text:p>-177,5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180]-[.$D$1]" office:value-type="float" office:value="-169.70956" calcext:value-type="float">
            <text:p>-169,70956</text:p>
          </table:table-cell>
          <table:table-cell table:formula="of:=[.B180]-[.$E$1]" office:value-type="float" office:value="0" calcext:value-type="float">
            <text:p>0</text:p>
          </table:table-cell>
          <table:table-cell/>
          <table:table-cell table:formula="of:=COM.MICROSOFT.CONCAT([.G180];&quot; &quot;;[.H180])" office:value-type="string" office:string-value="-169,70956 0" calcext:value-type="string">
            <text:p>-169,70956 0</text:p>
          </table:table-cell>
          <table:table-cell/>
          <table:table-cell table:formula="of:=SUBSTITUTE([.J180];&quot;,&quot;;&quot;,&quot;)" office:value-type="string" office:string-value="-169,70956 0" calcext:value-type="string">
            <text:p>-169,70956 0</text:p>
          </table:table-cell>
          <table:table-cell table:number-columns-repeated="2"/>
          <table:table-cell table:formula="of:=220*SQRT(2)/([.$D$6]/2)*([.A180]-[.$D$1])" office:value-type="float" office:value="-300.638976892339" calcext:value-type="float">
            <text:p>-300,638976892339</text:p>
          </table:table-cell>
          <table:table-cell table:number-columns-repeated="4"/>
        </table:table-row>
        <table:table-row table:style-name="ro1">
          <table:table-cell office:value-type="float" office:value="-162.35" calcext:value-type="float">
            <text:p>-162,35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81]-[.$D$1]" office:value-type="float" office:value="-154.52956" calcext:value-type="float">
            <text:p>-154,52956</text:p>
          </table:table-cell>
          <table:table-cell table:formula="of:=[.B181]-[.$E$1]" office:value-type="float" office:value="-0" calcext:value-type="float">
            <text:p>0</text:p>
          </table:table-cell>
          <table:table-cell/>
          <table:table-cell table:formula="of:=COM.MICROSOFT.CONCAT([.G181];&quot; &quot;;[.H181])" office:value-type="string" office:string-value="-154,52956 0" calcext:value-type="string">
            <text:p>-154,52956 0</text:p>
          </table:table-cell>
          <table:table-cell/>
          <table:table-cell table:formula="of:=SUBSTITUTE([.J181];&quot;,&quot;;&quot;,&quot;)" office:value-type="string" office:string-value="-154,52956 0" calcext:value-type="string">
            <text:p>-154,52956 0</text:p>
          </table:table-cell>
          <table:table-cell table:number-columns-repeated="2"/>
          <table:table-cell table:formula="of:=220*SQRT(2)/([.$D$6]/2)*([.A181]-[.$D$1])" office:value-type="float" office:value="-273.747741836249" calcext:value-type="float">
            <text:p>-273,747741836249</text:p>
          </table:table-cell>
          <table:table-cell table:number-columns-repeated="4"/>
        </table:table-row>
        <table:table-row table:style-name="ro1">
          <table:table-cell office:value-type="float" office:value="-132.77" calcext:value-type="float">
            <text:p>-132,7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82]-[.$D$1]" office:value-type="float" office:value="-124.94956" calcext:value-type="float">
            <text:p>-124,94956</text:p>
          </table:table-cell>
          <table:table-cell table:formula="of:=[.B182]-[.$E$1]" office:value-type="float" office:value="-0" calcext:value-type="float">
            <text:p>0</text:p>
          </table:table-cell>
          <table:table-cell/>
          <table:table-cell table:formula="of:=COM.MICROSOFT.CONCAT([.G182];&quot; &quot;;[.H182])" office:value-type="string" office:string-value="-124,94956 0" calcext:value-type="string">
            <text:p>-124,94956 0</text:p>
          </table:table-cell>
          <table:table-cell/>
          <table:table-cell table:formula="of:=SUBSTITUTE([.J182];&quot;,&quot;;&quot;,&quot;)" office:value-type="string" office:string-value="-124,94956 0" calcext:value-type="string">
            <text:p>-124,94956 0</text:p>
          </table:table-cell>
          <table:table-cell table:number-columns-repeated="2"/>
          <table:table-cell table:formula="of:=220*SQRT(2)/([.$D$6]/2)*([.A182]-[.$D$1])" office:value-type="float" office:value="-221.347034790191" calcext:value-type="float">
            <text:p>-221,347034790191</text:p>
          </table:table-cell>
          <table:table-cell table:number-columns-repeated="4"/>
        </table:table-row>
        <table:table-row table:style-name="ro1">
          <table:table-cell office:value-type="float" office:value="-94.83" calcext:value-type="float">
            <text:p>-94,8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183]-[.$D$1]" office:value-type="float" office:value="-87.00956" calcext:value-type="float">
            <text:p>-87,00956</text:p>
          </table:table-cell>
          <table:table-cell table:formula="of:=[.B183]-[.$E$1]" office:value-type="float" office:value="0" calcext:value-type="float">
            <text:p>0</text:p>
          </table:table-cell>
          <table:table-cell/>
          <table:table-cell table:formula="of:=COM.MICROSOFT.CONCAT([.G183];&quot; &quot;;[.H183])" office:value-type="string" office:string-value="-87,00956 0" calcext:value-type="string">
            <text:p>-87,00956 0</text:p>
          </table:table-cell>
          <table:table-cell/>
          <table:table-cell table:formula="of:=SUBSTITUTE([.J183];&quot;,&quot;;&quot;,&quot;)" office:value-type="string" office:string-value="-87,00956 0" calcext:value-type="string">
            <text:p>-87,00956 0</text:p>
          </table:table-cell>
          <table:table-cell table:number-columns-repeated="2"/>
          <table:table-cell table:formula="of:=220*SQRT(2)/([.$D$6]/2)*([.A183]-[.$D$1])" office:value-type="float" office:value="-154.136662061068" calcext:value-type="float">
            <text:p>-154,136662061068</text:p>
          </table:table-cell>
          <table:table-cell table:number-columns-repeated="4"/>
        </table:table-row>
        <table:table-row table:style-name="ro1">
          <table:table-cell office:value-type="float" office:value="-53.11" calcext:value-type="float">
            <text:p>-53,1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184]-[.$D$1]" office:value-type="float" office:value="-45.28956" calcext:value-type="float">
            <text:p>-45,28956</text:p>
          </table:table-cell>
          <table:table-cell table:formula="of:=[.B184]-[.$E$1]" office:value-type="float" office:value="0" calcext:value-type="float">
            <text:p>0</text:p>
          </table:table-cell>
          <table:table-cell/>
          <table:table-cell table:formula="of:=COM.MICROSOFT.CONCAT([.G184];&quot; &quot;;[.H184])" office:value-type="string" office:string-value="-45,28956 0" calcext:value-type="string">
            <text:p>-45,28956 0</text:p>
          </table:table-cell>
          <table:table-cell/>
          <table:table-cell table:formula="of:=SUBSTITUTE([.J184];&quot;,&quot;;&quot;,&quot;)" office:value-type="string" office:string-value="-45,28956 0" calcext:value-type="string">
            <text:p>-45,28956 0</text:p>
          </table:table-cell>
          <table:table-cell table:number-columns-repeated="2"/>
          <table:table-cell table:formula="of:=220*SQRT(2)/([.$D$6]/2)*([.A184]-[.$D$1])" office:value-type="float" office:value="-80.2300529345796" calcext:value-type="float">
            <text:p>-80,2300529345796</text:p>
          </table:table-cell>
          <table:table-cell table:number-columns-repeated="4"/>
        </table:table-row>
        <table:table-row table:style-name="ro1">
          <table:table-cell office:value-type="float" office:value="-9.1" calcext:value-type="float">
            <text:p>-9,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185]-[.$D$1]" office:value-type="float" office:value="-1.27956" calcext:value-type="float">
            <text:p>-1,27956</text:p>
          </table:table-cell>
          <table:table-cell table:formula="of:=[.B185]-[.$E$1]" office:value-type="float" office:value="0" calcext:value-type="float">
            <text:p>0</text:p>
          </table:table-cell>
          <table:table-cell/>
          <table:table-cell table:formula="of:=COM.MICROSOFT.CONCAT([.G185];&quot; &quot;;[.H185])" office:value-type="string" office:string-value="-1,27956 0" calcext:value-type="string">
            <text:p>-1,27956 0</text:p>
          </table:table-cell>
          <table:table-cell/>
          <table:table-cell table:formula="of:=SUBSTITUTE([.J185];&quot;,&quot;;&quot;,&quot;)" office:value-type="string" office:string-value="-1,27956 0" calcext:value-type="string">
            <text:p>-1,27956 0</text:p>
          </table:table-cell>
          <table:table-cell table:number-columns-repeated="2"/>
          <table:table-cell table:formula="of:=220*SQRT(2)/([.$D$6]/2)*([.A185]-[.$D$1])" office:value-type="float" office:value="-2.26672916524185" calcext:value-type="float">
            <text:p>-2,26672916524185</text:p>
          </table:table-cell>
          <table:table-cell table:number-columns-repeated="4"/>
        </table:table-row>
        <table:table-row table:style-name="ro1">
          <table:table-cell office:value-type="float" office:value="36.42" calcext:value-type="float">
            <text:p>36,42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86]-[.$D$1]" office:value-type="float" office:value="44.24044" calcext:value-type="float">
            <text:p>44,24044</text:p>
          </table:table-cell>
          <table:table-cell table:formula="of:=[.B186]-[.$E$1]" office:value-type="float" office:value="-0" calcext:value-type="float">
            <text:p>0</text:p>
          </table:table-cell>
          <table:table-cell/>
          <table:table-cell table:formula="of:=COM.MICROSOFT.CONCAT([.G186];&quot; &quot;;[.H186])" office:value-type="string" office:string-value="44,24044 0" calcext:value-type="string">
            <text:p>44,24044 0</text:p>
          </table:table-cell>
          <table:table-cell/>
          <table:table-cell table:formula="of:=SUBSTITUTE([.J186];&quot;,&quot;;&quot;,&quot;)" office:value-type="string" office:string-value="44,24044 0" calcext:value-type="string">
            <text:p>44,24044 0</text:p>
          </table:table-cell>
          <table:table-cell table:number-columns-repeated="2"/>
          <table:table-cell table:formula="of:=220*SQRT(2)/([.$D$6]/2)*([.A186]-[.$D$1])" office:value-type="float" office:value="78.3715461808216" calcext:value-type="float">
            <text:p>78,3715461808216</text:p>
          </table:table-cell>
          <table:table-cell table:number-columns-repeated="4"/>
        </table:table-row>
        <table:table-row table:style-name="ro1">
          <table:table-cell office:value-type="float" office:value="80.42" calcext:value-type="float">
            <text:p>80,42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87]-[.$D$1]" office:value-type="float" office:value="88.24044" calcext:value-type="float">
            <text:p>88,24044</text:p>
          </table:table-cell>
          <table:table-cell table:formula="of:=[.B187]-[.$E$1]" office:value-type="float" office:value="-0" calcext:value-type="float">
            <text:p>0</text:p>
          </table:table-cell>
          <table:table-cell/>
          <table:table-cell table:formula="of:=COM.MICROSOFT.CONCAT([.G187];&quot; &quot;;[.H187])" office:value-type="string" office:string-value="88,24044 0" calcext:value-type="string">
            <text:p>88,24044 0</text:p>
          </table:table-cell>
          <table:table-cell/>
          <table:table-cell table:formula="of:=SUBSTITUTE([.J187];&quot;,&quot;;&quot;,&quot;)" office:value-type="string" office:string-value="88,24044 0" calcext:value-type="string">
            <text:p>88,24044 0</text:p>
          </table:table-cell>
          <table:table-cell table:number-columns-repeated="2"/>
          <table:table-cell table:formula="of:=220*SQRT(2)/([.$D$6]/2)*([.A187]-[.$D$1])" office:value-type="float" office:value="156.317155039055" calcext:value-type="float">
            <text:p>156,317155039055</text:p>
          </table:table-cell>
          <table:table-cell table:number-columns-repeated="4"/>
        </table:table-row>
        <table:table-row table:style-name="ro1">
          <table:table-cell office:value-type="float" office:value="113.04" calcext:value-type="float">
            <text:p>113,0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188]-[.$D$1]" office:value-type="float" office:value="120.86044" calcext:value-type="float">
            <text:p>120,86044</text:p>
          </table:table-cell>
          <table:table-cell table:formula="of:=[.B188]-[.$E$1]" office:value-type="float" office:value="0" calcext:value-type="float">
            <text:p>0</text:p>
          </table:table-cell>
          <table:table-cell/>
          <table:table-cell table:formula="of:=COM.MICROSOFT.CONCAT([.G188];&quot; &quot;;[.H188])" office:value-type="string" office:string-value="120,86044 0" calcext:value-type="string">
            <text:p>120,86044 0</text:p>
          </table:table-cell>
          <table:table-cell/>
          <table:table-cell table:formula="of:=SUBSTITUTE([.J188];&quot;,&quot;;&quot;,&quot;)" office:value-type="string" office:string-value="120,86044 0" calcext:value-type="string">
            <text:p>120,86044 0</text:p>
          </table:table-cell>
          <table:table-cell table:number-columns-repeated="2"/>
          <table:table-cell table:formula="of:=220*SQRT(2)/([.$D$6]/2)*([.A188]-[.$D$1])" office:value-type="float" office:value="214.103195060773" calcext:value-type="float">
            <text:p>214,103195060773</text:p>
          </table:table-cell>
          <table:table-cell table:number-columns-repeated="4"/>
        </table:table-row>
        <table:table-row table:style-name="ro1">
          <table:table-cell office:value-type="float" office:value="145.66" calcext:value-type="float">
            <text:p>145,66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89]-[.$D$1]" office:value-type="float" office:value="153.48044" calcext:value-type="float">
            <text:p>153,48044</text:p>
          </table:table-cell>
          <table:table-cell table:formula="of:=[.B189]-[.$E$1]" office:value-type="float" office:value="-0" calcext:value-type="float">
            <text:p>0</text:p>
          </table:table-cell>
          <table:table-cell/>
          <table:table-cell table:formula="of:=COM.MICROSOFT.CONCAT([.G189];&quot; &quot;;[.H189])" office:value-type="string" office:string-value="153,48044 0" calcext:value-type="string">
            <text:p>153,48044 0</text:p>
          </table:table-cell>
          <table:table-cell/>
          <table:table-cell table:formula="of:=SUBSTITUTE([.J189];&quot;,&quot;;&quot;,&quot;)" office:value-type="string" office:string-value="153,48044 0" calcext:value-type="string">
            <text:p>153,48044 0</text:p>
          </table:table-cell>
          <table:table-cell table:number-columns-repeated="2"/>
          <table:table-cell table:formula="of:=220*SQRT(2)/([.$D$6]/2)*([.A189]-[.$D$1])" office:value-type="float" office:value="271.889235082491" calcext:value-type="float">
            <text:p>271,889235082491</text:p>
          </table:table-cell>
          <table:table-cell table:number-columns-repeated="4"/>
        </table:table-row>
        <table:table-row table:style-name="ro1">
          <table:table-cell office:value-type="float" office:value="159.32" calcext:value-type="float">
            <text:p>159,32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90]-[.$D$1]" office:value-type="float" office:value="167.14044" calcext:value-type="float">
            <text:p>167,14044</text:p>
          </table:table-cell>
          <table:table-cell table:formula="of:=[.B190]-[.$E$1]" office:value-type="float" office:value="-0" calcext:value-type="float">
            <text:p>0</text:p>
          </table:table-cell>
          <table:table-cell/>
          <table:table-cell table:formula="of:=COM.MICROSOFT.CONCAT([.G190];&quot; &quot;;[.H190])" office:value-type="string" office:string-value="167,14044 0" calcext:value-type="string">
            <text:p>167,14044 0</text:p>
          </table:table-cell>
          <table:table-cell/>
          <table:table-cell table:formula="of:=SUBSTITUTE([.J190];&quot;,&quot;;&quot;,&quot;)" office:value-type="string" office:string-value="167,14044 0" calcext:value-type="string">
            <text:p>167,14044 0</text:p>
          </table:table-cell>
          <table:table-cell table:number-columns-repeated="2"/>
          <table:table-cell table:formula="of:=220*SQRT(2)/([.$D$6]/2)*([.A190]-[.$D$1])" office:value-type="float" office:value="296.087803650751" calcext:value-type="float">
            <text:p>296,087803650751</text:p>
          </table:table-cell>
          <table:table-cell table:number-columns-repeated="4"/>
        </table:table-row>
        <table:table-row table:style-name="ro1">
          <table:table-cell office:value-type="float" office:value="164.63" calcext:value-type="float">
            <text:p>164,6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191]-[.$D$1]" office:value-type="float" office:value="172.45044" calcext:value-type="float">
            <text:p>172,45044</text:p>
          </table:table-cell>
          <table:table-cell table:formula="of:=[.B191]-[.$E$1]" office:value-type="float" office:value="0" calcext:value-type="float">
            <text:p>0</text:p>
          </table:table-cell>
          <table:table-cell/>
          <table:table-cell table:formula="of:=COM.MICROSOFT.CONCAT([.G191];&quot; &quot;;[.H191])" office:value-type="string" office:string-value="172,45044 0" calcext:value-type="string">
            <text:p>172,45044 0</text:p>
          </table:table-cell>
          <table:table-cell/>
          <table:table-cell table:formula="of:=SUBSTITUTE([.J191];&quot;,&quot;;&quot;,&quot;)" office:value-type="string" office:string-value="172,45044 0" calcext:value-type="string">
            <text:p>172,45044 0</text:p>
          </table:table-cell>
          <table:table-cell table:number-columns-repeated="2"/>
          <table:table-cell table:formula="of:=220*SQRT(2)/([.$D$6]/2)*([.A191]-[.$D$1])" office:value-type="float" office:value="305.494421447052" calcext:value-type="float">
            <text:p>305,494421447052</text:p>
          </table:table-cell>
          <table:table-cell table:number-columns-repeated="4"/>
        </table:table-row>
        <table:table-row table:style-name="ro1">
          <table:table-cell office:value-type="float" office:value="157.8" calcext:value-type="float">
            <text:p>157,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92]-[.$D$1]" office:value-type="float" office:value="165.62044" calcext:value-type="float">
            <text:p>165,62044</text:p>
          </table:table-cell>
          <table:table-cell table:formula="of:=[.B192]-[.$E$1]" office:value-type="float" office:value="-0" calcext:value-type="float">
            <text:p>0</text:p>
          </table:table-cell>
          <table:table-cell/>
          <table:table-cell table:formula="of:=COM.MICROSOFT.CONCAT([.G192];&quot; &quot;;[.H192])" office:value-type="string" office:string-value="165,62044 0" calcext:value-type="string">
            <text:p>165,62044 0</text:p>
          </table:table-cell>
          <table:table-cell/>
          <table:table-cell table:formula="of:=SUBSTITUTE([.J192];&quot;,&quot;;&quot;,&quot;)" office:value-type="string" office:string-value="165,62044 0" calcext:value-type="string">
            <text:p>165,62044 0</text:p>
          </table:table-cell>
          <table:table-cell table:number-columns-repeated="2"/>
          <table:table-cell table:formula="of:=220*SQRT(2)/([.$D$6]/2)*([.A192]-[.$D$1])" office:value-type="float" office:value="293.395137162921" calcext:value-type="float">
            <text:p>293,395137162921</text:p>
          </table:table-cell>
          <table:table-cell table:number-columns-repeated="4"/>
        </table:table-row>
        <table:table-row table:style-name="ro1">
          <table:table-cell office:value-type="float" office:value="130.49" calcext:value-type="float">
            <text:p>130,49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93]-[.$D$1]" office:value-type="float" office:value="138.31044" calcext:value-type="float">
            <text:p>138,31044</text:p>
          </table:table-cell>
          <table:table-cell table:formula="of:=[.B193]-[.$E$1]" office:value-type="float" office:value="-0" calcext:value-type="float">
            <text:p>0</text:p>
          </table:table-cell>
          <table:table-cell/>
          <table:table-cell table:formula="of:=COM.MICROSOFT.CONCAT([.G193];&quot; &quot;;[.H193])" office:value-type="string" office:string-value="138,31044 0" calcext:value-type="string">
            <text:p>138,31044 0</text:p>
          </table:table-cell>
          <table:table-cell/>
          <table:table-cell table:formula="of:=SUBSTITUTE([.J193];&quot;,&quot;;&quot;,&quot;)" office:value-type="string" office:string-value="138,31044 0" calcext:value-type="string">
            <text:p>138,31044 0</text:p>
          </table:table-cell>
          <table:table-cell table:number-columns-repeated="2"/>
          <table:table-cell table:formula="of:=220*SQRT(2)/([.$D$6]/2)*([.A193]-[.$D$1])" office:value-type="float" office:value="245.015714937504" calcext:value-type="float">
            <text:p>245,015714937504</text:p>
          </table:table-cell>
          <table:table-cell table:number-columns-repeated="4"/>
        </table:table-row>
        <table:table-row table:style-name="ro1">
          <table:table-cell office:value-type="float" office:value="97.11" calcext:value-type="float">
            <text:p>97,11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94]-[.$D$1]" office:value-type="float" office:value="104.93044" calcext:value-type="float">
            <text:p>104,93044</text:p>
          </table:table-cell>
          <table:table-cell table:formula="of:=[.B194]-[.$E$1]" office:value-type="float" office:value="-0" calcext:value-type="float">
            <text:p>0</text:p>
          </table:table-cell>
          <table:table-cell/>
          <table:table-cell table:formula="of:=COM.MICROSOFT.CONCAT([.G194];&quot; &quot;;[.H194])" office:value-type="string" office:string-value="104,93044 0" calcext:value-type="string">
            <text:p>104,93044 0</text:p>
          </table:table-cell>
          <table:table-cell/>
          <table:table-cell table:formula="of:=SUBSTITUTE([.J194];&quot;,&quot;;&quot;,&quot;)" office:value-type="string" office:string-value="104,93044 0" calcext:value-type="string">
            <text:p>104,93044 0</text:p>
          </table:table-cell>
          <table:table-cell table:number-columns-repeated="2"/>
          <table:table-cell table:formula="of:=220*SQRT(2)/([.$D$6]/2)*([.A194]-[.$D$1])" office:value-type="float" office:value="185.883341671871" calcext:value-type="float">
            <text:p>185,883341671871</text:p>
          </table:table-cell>
          <table:table-cell table:number-columns-repeated="4"/>
        </table:table-row>
        <table:table-row table:style-name="ro1">
          <table:table-cell office:value-type="float" office:value="56.14" calcext:value-type="float">
            <text:p>56,1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195]-[.$D$1]" office:value-type="float" office:value="63.96044" calcext:value-type="float">
            <text:p>63,96044</text:p>
          </table:table-cell>
          <table:table-cell table:formula="of:=[.B195]-[.$E$1]" office:value-type="float" office:value="0" calcext:value-type="float">
            <text:p>0</text:p>
          </table:table-cell>
          <table:table-cell/>
          <table:table-cell table:formula="of:=COM.MICROSOFT.CONCAT([.G195];&quot; &quot;;[.H195])" office:value-type="string" office:string-value="63,96044 0" calcext:value-type="string">
            <text:p>63,96044 0</text:p>
          </table:table-cell>
          <table:table-cell/>
          <table:table-cell table:formula="of:=SUBSTITUTE([.J195];&quot;,&quot;;&quot;,&quot;)" office:value-type="string" office:string-value="63,96044 0" calcext:value-type="string">
            <text:p>63,96044 0</text:p>
          </table:table-cell>
          <table:table-cell table:number-columns-repeated="2"/>
          <table:table-cell table:formula="of:=220*SQRT(2)/([.$D$6]/2)*([.A195]-[.$D$1])" office:value-type="float" office:value="113.305350878194" calcext:value-type="float">
            <text:p>113,305350878194</text:p>
          </table:table-cell>
          <table:table-cell table:number-columns-repeated="4"/>
        </table:table-row>
        <table:table-row table:style-name="ro1">
          <table:table-cell office:value-type="float" office:value="11.38" calcext:value-type="float">
            <text:p>11,3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96]-[.$D$1]" office:value-type="float" office:value="19.20044" calcext:value-type="float">
            <text:p>19,20044</text:p>
          </table:table-cell>
          <table:table-cell table:formula="of:=[.B196]-[.$E$1]" office:value-type="float" office:value="-0" calcext:value-type="float">
            <text:p>0</text:p>
          </table:table-cell>
          <table:table-cell/>
          <table:table-cell table:formula="of:=COM.MICROSOFT.CONCAT([.G196];&quot; &quot;;[.H196])" office:value-type="string" office:string-value="19,20044 0" calcext:value-type="string">
            <text:p>19,20044 0</text:p>
          </table:table-cell>
          <table:table-cell/>
          <table:table-cell table:formula="of:=SUBSTITUTE([.J196];&quot;,&quot;;&quot;,&quot;)" office:value-type="string" office:string-value="19,20044 0" calcext:value-type="string">
            <text:p>19,20044 0</text:p>
          </table:table-cell>
          <table:table-cell table:number-columns-repeated="2"/>
          <table:table-cell table:formula="of:=220*SQRT(2)/([.$D$6]/2)*([.A196]-[.$D$1])" office:value-type="float" office:value="34.013408776045" calcext:value-type="float">
            <text:p>34,013408776045</text:p>
          </table:table-cell>
          <table:table-cell table:number-columns-repeated="4"/>
        </table:table-row>
        <table:table-row table:style-name="ro1">
          <table:table-cell office:value-type="float" office:value="-35.66" calcext:value-type="float">
            <text:p>-35,66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97]-[.$D$1]" office:value-type="float" office:value="-27.83956" calcext:value-type="float">
            <text:p>-27,83956</text:p>
          </table:table-cell>
          <table:table-cell table:formula="of:=[.B197]-[.$E$1]" office:value-type="float" office:value="-0" calcext:value-type="float">
            <text:p>0</text:p>
          </table:table-cell>
          <table:table-cell/>
          <table:table-cell table:formula="of:=COM.MICROSOFT.CONCAT([.G197];&quot; &quot;;[.H197])" office:value-type="string" office:string-value="-27,83956 0" calcext:value-type="string">
            <text:p>-27,83956 0</text:p>
          </table:table-cell>
          <table:table-cell/>
          <table:table-cell table:formula="of:=SUBSTITUTE([.J197];&quot;,&quot;;&quot;,&quot;)" office:value-type="string" office:string-value="-27,83956 0" calcext:value-type="string">
            <text:p>-27,83956 0</text:p>
          </table:table-cell>
          <table:table-cell table:number-columns-repeated="2"/>
          <table:table-cell table:formula="of:=220*SQRT(2)/([.$D$6]/2)*([.A197]-[.$D$1])" office:value-type="float" office:value="-49.3175330578483" calcext:value-type="float">
            <text:p>-49,3175330578483</text:p>
          </table:table-cell>
          <table:table-cell table:number-columns-repeated="4"/>
        </table:table-row>
        <table:table-row table:style-name="ro1">
          <table:table-cell office:value-type="float" office:value="-80.42" calcext:value-type="float">
            <text:p>-80,42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98]-[.$D$1]" office:value-type="float" office:value="-72.59956" calcext:value-type="float">
            <text:p>-72,59956</text:p>
          </table:table-cell>
          <table:table-cell table:formula="of:=[.B198]-[.$E$1]" office:value-type="float" office:value="-0" calcext:value-type="float">
            <text:p>0</text:p>
          </table:table-cell>
          <table:table-cell/>
          <table:table-cell table:formula="of:=COM.MICROSOFT.CONCAT([.G198];&quot; &quot;;[.H198])" office:value-type="string" office:string-value="-72,59956 0" calcext:value-type="string">
            <text:p>-72,59956 0</text:p>
          </table:table-cell>
          <table:table-cell/>
          <table:table-cell table:formula="of:=SUBSTITUTE([.J198];&quot;,&quot;;&quot;,&quot;)" office:value-type="string" office:string-value="-72,59956 0" calcext:value-type="string">
            <text:p>-72,59956 0</text:p>
          </table:table-cell>
          <table:table-cell table:number-columns-repeated="2"/>
          <table:table-cell table:formula="of:=220*SQRT(2)/([.$D$6]/2)*([.A198]-[.$D$1])" office:value-type="float" office:value="-128.609475159997" calcext:value-type="float">
            <text:p>-128,609475159997</text:p>
          </table:table-cell>
          <table:table-cell table:number-columns-repeated="4"/>
        </table:table-row>
        <table:table-row table:style-name="ro1">
          <table:table-cell office:value-type="float" office:value="-119.87" calcext:value-type="float">
            <text:p>-119,8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199]-[.$D$1]" office:value-type="float" office:value="-112.04956" calcext:value-type="float">
            <text:p>-112,04956</text:p>
          </table:table-cell>
          <table:table-cell table:formula="of:=[.B199]-[.$E$1]" office:value-type="float" office:value="-0" calcext:value-type="float">
            <text:p>0</text:p>
          </table:table-cell>
          <table:table-cell/>
          <table:table-cell table:formula="of:=COM.MICROSOFT.CONCAT([.G199];&quot; &quot;;[.H199])" office:value-type="string" office:string-value="-112,04956 0" calcext:value-type="string">
            <text:p>-112,04956 0</text:p>
          </table:table-cell>
          <table:table-cell/>
          <table:table-cell table:formula="of:=SUBSTITUTE([.J199];&quot;,&quot;;&quot;,&quot;)" office:value-type="string" office:string-value="-112,04956 0" calcext:value-type="string">
            <text:p>-112,04956 0</text:p>
          </table:table-cell>
          <table:table-cell table:number-columns-repeated="2"/>
          <table:table-cell table:formula="of:=220*SQRT(2)/([.$D$6]/2)*([.A199]-[.$D$1])" office:value-type="float" office:value="-198.494799465845" calcext:value-type="float">
            <text:p>-198,494799465845</text:p>
          </table:table-cell>
          <table:table-cell table:number-columns-repeated="4"/>
        </table:table-row>
        <table:table-row table:style-name="ro1">
          <table:table-cell office:value-type="float" office:value="-146.42" calcext:value-type="float">
            <text:p>-146,42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00]-[.$D$1]" office:value-type="float" office:value="-138.59956" calcext:value-type="float">
            <text:p>-138,59956</text:p>
          </table:table-cell>
          <table:table-cell table:formula="of:=[.B200]-[.$E$1]" office:value-type="float" office:value="-0" calcext:value-type="float">
            <text:p>0</text:p>
          </table:table-cell>
          <table:table-cell/>
          <table:table-cell table:formula="of:=COM.MICROSOFT.CONCAT([.G200];&quot; &quot;;[.H200])" office:value-type="string" office:string-value="-138,59956 0" calcext:value-type="string">
            <text:p>-138,59956 0</text:p>
          </table:table-cell>
          <table:table-cell/>
          <table:table-cell table:formula="of:=SUBSTITUTE([.J200];&quot;,&quot;;&quot;,&quot;)" office:value-type="string" office:string-value="-138,59956 0" calcext:value-type="string">
            <text:p>-138,59956 0</text:p>
          </table:table-cell>
          <table:table-cell table:number-columns-repeated="2"/>
          <table:table-cell table:formula="of:=220*SQRT(2)/([.$D$6]/2)*([.A200]-[.$D$1])" office:value-type="float" office:value="-245.527888447347" calcext:value-type="float">
            <text:p>-245,527888447347</text:p>
          </table:table-cell>
          <table:table-cell table:number-columns-repeated="4"/>
        </table:table-row>
        <table:table-row table:style-name="ro1">
          <table:table-cell office:value-type="float" office:value="-163.87" calcext:value-type="float">
            <text:p>-163,8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01]-[.$D$1]" office:value-type="float" office:value="-156.04956" calcext:value-type="float">
            <text:p>-156,04956</text:p>
          </table:table-cell>
          <table:table-cell table:formula="of:=[.B201]-[.$E$1]" office:value-type="float" office:value="-0" calcext:value-type="float">
            <text:p>0</text:p>
          </table:table-cell>
          <table:table-cell/>
          <table:table-cell table:formula="of:=COM.MICROSOFT.CONCAT([.G201];&quot; &quot;;[.H201])" office:value-type="string" office:string-value="-156,04956 0" calcext:value-type="string">
            <text:p>-156,04956 0</text:p>
          </table:table-cell>
          <table:table-cell/>
          <table:table-cell table:formula="of:=SUBSTITUTE([.J201];&quot;,&quot;;&quot;,&quot;)" office:value-type="string" office:string-value="-156,04956 0" calcext:value-type="string">
            <text:p>-156,04956 0</text:p>
          </table:table-cell>
          <table:table-cell table:number-columns-repeated="2"/>
          <table:table-cell table:formula="of:=220*SQRT(2)/([.$D$6]/2)*([.A201]-[.$D$1])" office:value-type="float" office:value="-276.440408324078" calcext:value-type="float">
            <text:p>-276,440408324078</text:p>
          </table:table-cell>
          <table:table-cell table:number-columns-repeated="4"/>
        </table:table-row>
        <table:table-row table:style-name="ro1">
          <table:table-cell office:value-type="float" office:value="-170.7" calcext:value-type="float">
            <text:p>-170,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02]-[.$D$1]" office:value-type="float" office:value="-162.87956" calcext:value-type="float">
            <text:p>-162,87956</text:p>
          </table:table-cell>
          <table:table-cell table:formula="of:=[.B202]-[.$E$1]" office:value-type="float" office:value="-0" calcext:value-type="float">
            <text:p>0</text:p>
          </table:table-cell>
          <table:table-cell/>
          <table:table-cell table:formula="of:=COM.MICROSOFT.CONCAT([.G202];&quot; &quot;;[.H202])" office:value-type="string" office:string-value="-162,87956 0" calcext:value-type="string">
            <text:p>-162,87956 0</text:p>
          </table:table-cell>
          <table:table-cell/>
          <table:table-cell table:formula="of:=SUBSTITUTE([.J202];&quot;,&quot;;&quot;,&quot;)" office:value-type="string" office:string-value="-162,87956 0" calcext:value-type="string">
            <text:p>-162,87956 0</text:p>
          </table:table-cell>
          <table:table-cell table:number-columns-repeated="2"/>
          <table:table-cell table:formula="of:=220*SQRT(2)/([.$D$6]/2)*([.A202]-[.$D$1])" office:value-type="float" office:value="-288.539692608209" calcext:value-type="float">
            <text:p>-288,539692608209</text:p>
          </table:table-cell>
          <table:table-cell table:number-columns-repeated="4"/>
        </table:table-row>
        <table:table-row table:style-name="ro1">
          <table:table-cell office:value-type="float" office:value="-166.15" calcext:value-type="float">
            <text:p>-166,1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203]-[.$D$1]" office:value-type="float" office:value="-158.32956" calcext:value-type="float">
            <text:p>-158,32956</text:p>
          </table:table-cell>
          <table:table-cell table:formula="of:=[.B203]-[.$E$1]" office:value-type="float" office:value="0" calcext:value-type="float">
            <text:p>0</text:p>
          </table:table-cell>
          <table:table-cell/>
          <table:table-cell table:formula="of:=COM.MICROSOFT.CONCAT([.G203];&quot; &quot;;[.H203])" office:value-type="string" office:string-value="-158,32956 0" calcext:value-type="string">
            <text:p>-158,32956 0</text:p>
          </table:table-cell>
          <table:table-cell/>
          <table:table-cell table:formula="of:=SUBSTITUTE([.J203];&quot;,&quot;;&quot;,&quot;)" office:value-type="string" office:string-value="-158,32956 0" calcext:value-type="string">
            <text:p>-158,32956 0</text:p>
          </table:table-cell>
          <table:table-cell table:number-columns-repeated="2"/>
          <table:table-cell table:formula="of:=220*SQRT(2)/([.$D$6]/2)*([.A203]-[.$D$1])" office:value-type="float" office:value="-280.479408055823" calcext:value-type="float">
            <text:p>-280,479408055823</text:p>
          </table:table-cell>
          <table:table-cell table:number-columns-repeated="4"/>
        </table:table-row>
        <table:table-row table:style-name="ro1">
          <table:table-cell office:value-type="float" office:value="-145.66" calcext:value-type="float">
            <text:p>-145,66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04]-[.$D$1]" office:value-type="float" office:value="-137.83956" calcext:value-type="float">
            <text:p>-137,83956</text:p>
          </table:table-cell>
          <table:table-cell table:formula="of:=[.B204]-[.$E$1]" office:value-type="float" office:value="-0" calcext:value-type="float">
            <text:p>0</text:p>
          </table:table-cell>
          <table:table-cell/>
          <table:table-cell table:formula="of:=COM.MICROSOFT.CONCAT([.G204];&quot; &quot;;[.H204])" office:value-type="string" office:string-value="-137,83956 0" calcext:value-type="string">
            <text:p>-137,83956 0</text:p>
          </table:table-cell>
          <table:table-cell/>
          <table:table-cell table:formula="of:=SUBSTITUTE([.J204];&quot;,&quot;;&quot;,&quot;)" office:value-type="string" office:string-value="-137,83956 0" calcext:value-type="string">
            <text:p>-137,83956 0</text:p>
          </table:table-cell>
          <table:table-cell table:number-columns-repeated="2"/>
          <table:table-cell table:formula="of:=220*SQRT(2)/([.$D$6]/2)*([.A204]-[.$D$1])" office:value-type="float" office:value="-244.181555203432" calcext:value-type="float">
            <text:p>-244,181555203432</text:p>
          </table:table-cell>
          <table:table-cell table:number-columns-repeated="4"/>
        </table:table-row>
        <table:table-row table:style-name="ro1">
          <table:table-cell office:value-type="float" office:value="-116.08" calcext:value-type="float">
            <text:p>-116,0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05]-[.$D$1]" office:value-type="float" office:value="-108.25956" calcext:value-type="float">
            <text:p>-108,25956</text:p>
          </table:table-cell>
          <table:table-cell table:formula="of:=[.B205]-[.$E$1]" office:value-type="float" office:value="-0" calcext:value-type="float">
            <text:p>0</text:p>
          </table:table-cell>
          <table:table-cell/>
          <table:table-cell table:formula="of:=COM.MICROSOFT.CONCAT([.G205];&quot; &quot;;[.H205])" office:value-type="string" office:string-value="-108,25956 0" calcext:value-type="string">
            <text:p>-108,25956 0</text:p>
          </table:table-cell>
          <table:table-cell/>
          <table:table-cell table:formula="of:=SUBSTITUTE([.J205];&quot;,&quot;;&quot;,&quot;)" office:value-type="string" office:string-value="-108,25956 0" calcext:value-type="string">
            <text:p>-108,25956 0</text:p>
          </table:table-cell>
          <table:table-cell table:number-columns-repeated="2"/>
          <table:table-cell table:formula="of:=220*SQRT(2)/([.$D$6]/2)*([.A205]-[.$D$1])" office:value-type="float" office:value="-191.780848157374" calcext:value-type="float">
            <text:p>-191,780848157374</text:p>
          </table:table-cell>
          <table:table-cell table:number-columns-repeated="4"/>
        </table:table-row>
        <table:table-row table:style-name="ro1">
          <table:table-cell office:value-type="float" office:value="-76.62" calcext:value-type="float">
            <text:p>-76,6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206]-[.$D$1]" office:value-type="float" office:value="-68.79956" calcext:value-type="float">
            <text:p>-68,79956</text:p>
          </table:table-cell>
          <table:table-cell table:formula="of:=[.B206]-[.$E$1]" office:value-type="float" office:value="0" calcext:value-type="float">
            <text:p>0</text:p>
          </table:table-cell>
          <table:table-cell/>
          <table:table-cell table:formula="of:=COM.MICROSOFT.CONCAT([.G206];&quot; &quot;;[.H206])" office:value-type="string" office:string-value="-68,79956 0" calcext:value-type="string">
            <text:p>-68,79956 0</text:p>
          </table:table-cell>
          <table:table-cell/>
          <table:table-cell table:formula="of:=SUBSTITUTE([.J206];&quot;,&quot;;&quot;,&quot;)" office:value-type="string" office:string-value="-68,79956 0" calcext:value-type="string">
            <text:p>-68,79956 0</text:p>
          </table:table-cell>
          <table:table-cell table:number-columns-repeated="2"/>
          <table:table-cell table:formula="of:=220*SQRT(2)/([.$D$6]/2)*([.A206]-[.$D$1])" office:value-type="float" office:value="-121.877808940422" calcext:value-type="float">
            <text:p>-121,877808940422</text:p>
          </table:table-cell>
          <table:table-cell table:number-columns-repeated="4"/>
        </table:table-row>
        <table:table-row table:style-name="ro1">
          <table:table-cell office:value-type="float" office:value="-31.11" calcext:value-type="float">
            <text:p>-31,1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207]-[.$D$1]" office:value-type="float" office:value="-23.28956" calcext:value-type="float">
            <text:p>-23,28956</text:p>
          </table:table-cell>
          <table:table-cell table:formula="of:=[.B207]-[.$E$1]" office:value-type="float" office:value="0" calcext:value-type="float">
            <text:p>0</text:p>
          </table:table-cell>
          <table:table-cell/>
          <table:table-cell table:formula="of:=COM.MICROSOFT.CONCAT([.G207];&quot; &quot;;[.H207])" office:value-type="string" office:string-value="-23,28956 0" calcext:value-type="string">
            <text:p>-23,28956 0</text:p>
          </table:table-cell>
          <table:table-cell/>
          <table:table-cell table:formula="of:=SUBSTITUTE([.J207];&quot;,&quot;;&quot;,&quot;)" office:value-type="string" office:string-value="-23,28956 0" calcext:value-type="string">
            <text:p>-23,28956 0</text:p>
          </table:table-cell>
          <table:table-cell table:number-columns-repeated="2"/>
          <table:table-cell table:formula="of:=220*SQRT(2)/([.$D$6]/2)*([.A207]-[.$D$1])" office:value-type="float" office:value="-41.2572485054628" calcext:value-type="float">
            <text:p>-41,2572485054628</text:p>
          </table:table-cell>
          <table:table-cell table:number-columns-repeated="4"/>
        </table:table-row>
        <table:table-row table:style-name="ro1"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208]-[.$D$1]" office:value-type="float" office:value="20.72044" calcext:value-type="float">
            <text:p>20,72044</text:p>
          </table:table-cell>
          <table:table-cell table:formula="of:=[.B208]-[.$E$1]" office:value-type="float" office:value="0" calcext:value-type="float">
            <text:p>0</text:p>
          </table:table-cell>
          <table:table-cell/>
          <table:table-cell table:formula="of:=COM.MICROSOFT.CONCAT([.G208];&quot; &quot;;[.H208])" office:value-type="string" office:string-value="20,72044 0" calcext:value-type="string">
            <text:p>20,72044 0</text:p>
          </table:table-cell>
          <table:table-cell/>
          <table:table-cell table:formula="of:=SUBSTITUTE([.J208];&quot;,&quot;;&quot;,&quot;)" office:value-type="string" office:string-value="20,72044 0" calcext:value-type="string">
            <text:p>20,72044 0</text:p>
          </table:table-cell>
          <table:table-cell table:number-columns-repeated="2"/>
          <table:table-cell table:formula="of:=220*SQRT(2)/([.$D$6]/2)*([.A208]-[.$D$1])" office:value-type="float" office:value="36.7060752638749" calcext:value-type="float">
            <text:p>36,7060752638749</text:p>
          </table:table-cell>
          <table:table-cell table:number-columns-repeated="4"/>
        </table:table-row>
        <table:table-row table:style-name="ro1">
          <table:table-cell office:value-type="float" office:value="56.14" calcext:value-type="float">
            <text:p>56,1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209]-[.$D$1]" office:value-type="float" office:value="63.96044" calcext:value-type="float">
            <text:p>63,96044</text:p>
          </table:table-cell>
          <table:table-cell table:formula="of:=[.B209]-[.$E$1]" office:value-type="float" office:value="0" calcext:value-type="float">
            <text:p>0</text:p>
          </table:table-cell>
          <table:table-cell/>
          <table:table-cell table:formula="of:=COM.MICROSOFT.CONCAT([.G209];&quot; &quot;;[.H209])" office:value-type="string" office:string-value="63,96044 0" calcext:value-type="string">
            <text:p>63,96044 0</text:p>
          </table:table-cell>
          <table:table-cell/>
          <table:table-cell table:formula="of:=SUBSTITUTE([.J209];&quot;,&quot;;&quot;,&quot;)" office:value-type="string" office:string-value="63,96044 0" calcext:value-type="string">
            <text:p>63,96044 0</text:p>
          </table:table-cell>
          <table:table-cell table:number-columns-repeated="2"/>
          <table:table-cell table:formula="of:=220*SQRT(2)/([.$D$6]/2)*([.A209]-[.$D$1])" office:value-type="float" office:value="113.305350878194" calcext:value-type="float">
            <text:p>113,305350878194</text:p>
          </table:table-cell>
          <table:table-cell table:number-columns-repeated="4"/>
        </table:table-row>
        <table:table-row table:style-name="ro1">
          <table:table-cell office:value-type="float" office:value="97.87" calcext:value-type="float">
            <text:p>97,8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210]-[.$D$1]" office:value-type="float" office:value="105.69044" calcext:value-type="float">
            <text:p>105,69044</text:p>
          </table:table-cell>
          <table:table-cell table:formula="of:=[.B210]-[.$E$1]" office:value-type="float" office:value="0" calcext:value-type="float">
            <text:p>0</text:p>
          </table:table-cell>
          <table:table-cell/>
          <table:table-cell table:formula="of:=COM.MICROSOFT.CONCAT([.G210];&quot; &quot;;[.H210])" office:value-type="string" office:string-value="105,69044 0" calcext:value-type="string">
            <text:p>105,69044 0</text:p>
          </table:table-cell>
          <table:table-cell/>
          <table:table-cell table:formula="of:=SUBSTITUTE([.J210];&quot;,&quot;;&quot;,&quot;)" office:value-type="string" office:string-value="105,69044 0" calcext:value-type="string">
            <text:p>105,69044 0</text:p>
          </table:table-cell>
          <table:table-cell table:number-columns-repeated="2"/>
          <table:table-cell table:formula="of:=220*SQRT(2)/([.$D$6]/2)*([.A210]-[.$D$1])" office:value-type="float" office:value="187.229674915786" calcext:value-type="float">
            <text:p>187,229674915786</text:p>
          </table:table-cell>
          <table:table-cell table:number-columns-repeated="4"/>
        </table:table-row>
        <table:table-row table:style-name="ro1">
          <table:table-cell office:value-type="float" office:value="128.97" calcext:value-type="float">
            <text:p>128,9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211]-[.$D$1]" office:value-type="float" office:value="136.79044" calcext:value-type="float">
            <text:p>136,79044</text:p>
          </table:table-cell>
          <table:table-cell table:formula="of:=[.B211]-[.$E$1]" office:value-type="float" office:value="0" calcext:value-type="float">
            <text:p>0</text:p>
          </table:table-cell>
          <table:table-cell/>
          <table:table-cell table:formula="of:=COM.MICROSOFT.CONCAT([.G211];&quot; &quot;;[.H211])" office:value-type="string" office:string-value="136,79044 0" calcext:value-type="string">
            <text:p>136,79044 0</text:p>
          </table:table-cell>
          <table:table-cell/>
          <table:table-cell table:formula="of:=SUBSTITUTE([.J211];&quot;,&quot;;&quot;,&quot;)" office:value-type="string" office:string-value="136,79044 0" calcext:value-type="string">
            <text:p>136,79044 0</text:p>
          </table:table-cell>
          <table:table-cell table:number-columns-repeated="2"/>
          <table:table-cell table:formula="of:=220*SQRT(2)/([.$D$6]/2)*([.A211]-[.$D$1])" office:value-type="float" office:value="242.323048449674" calcext:value-type="float">
            <text:p>242,323048449674</text:p>
          </table:table-cell>
          <table:table-cell table:number-columns-repeated="4"/>
        </table:table-row>
        <table:table-row table:style-name="ro1">
          <table:table-cell office:value-type="float" office:value="150.97" calcext:value-type="float">
            <text:p>150,9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212]-[.$D$1]" office:value-type="float" office:value="158.79044" calcext:value-type="float">
            <text:p>158,79044</text:p>
          </table:table-cell>
          <table:table-cell table:formula="of:=[.B212]-[.$E$1]" office:value-type="float" office:value="0" calcext:value-type="float">
            <text:p>0</text:p>
          </table:table-cell>
          <table:table-cell/>
          <table:table-cell table:formula="of:=COM.MICROSOFT.CONCAT([.G212];&quot; &quot;;[.H212])" office:value-type="string" office:string-value="158,79044 0" calcext:value-type="string">
            <text:p>158,79044 0</text:p>
          </table:table-cell>
          <table:table-cell/>
          <table:table-cell table:formula="of:=SUBSTITUTE([.J212];&quot;,&quot;;&quot;,&quot;)" office:value-type="string" office:string-value="158,79044 0" calcext:value-type="string">
            <text:p>158,79044 0</text:p>
          </table:table-cell>
          <table:table-cell table:number-columns-repeated="2"/>
          <table:table-cell table:formula="of:=220*SQRT(2)/([.$D$6]/2)*([.A212]-[.$D$1])" office:value-type="float" office:value="281.295852878791" calcext:value-type="float">
            <text:p>281,295852878791</text:p>
          </table:table-cell>
          <table:table-cell table:number-columns-repeated="4"/>
        </table:table-row>
        <table:table-row table:style-name="ro1">
          <table:table-cell office:value-type="float" office:value="162.35" calcext:value-type="float">
            <text:p>162,35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13]-[.$D$1]" office:value-type="float" office:value="170.17044" calcext:value-type="float">
            <text:p>170,17044</text:p>
          </table:table-cell>
          <table:table-cell table:formula="of:=[.B213]-[.$E$1]" office:value-type="float" office:value="-0" calcext:value-type="float">
            <text:p>0</text:p>
          </table:table-cell>
          <table:table-cell/>
          <table:table-cell table:formula="of:=COM.MICROSOFT.CONCAT([.G213];&quot; &quot;;[.H213])" office:value-type="string" office:string-value="170,17044 0" calcext:value-type="string">
            <text:p>170,17044 0</text:p>
          </table:table-cell>
          <table:table-cell/>
          <table:table-cell table:formula="of:=SUBSTITUTE([.J213];&quot;,&quot;;&quot;,&quot;)" office:value-type="string" office:string-value="170,17044 0" calcext:value-type="string">
            <text:p>170,17044 0</text:p>
          </table:table-cell>
          <table:table-cell table:number-columns-repeated="2"/>
          <table:table-cell table:formula="of:=220*SQRT(2)/([.$D$6]/2)*([.A213]-[.$D$1])" office:value-type="float" office:value="301.455421715307" calcext:value-type="float">
            <text:p>301,455421715307</text:p>
          </table:table-cell>
          <table:table-cell table:number-columns-repeated="4"/>
        </table:table-row>
        <table:table-row table:style-name="ro1">
          <table:table-cell office:value-type="float" office:value="163.87" calcext:value-type="float">
            <text:p>163,8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214]-[.$D$1]" office:value-type="float" office:value="171.69044" calcext:value-type="float">
            <text:p>171,69044</text:p>
          </table:table-cell>
          <table:table-cell table:formula="of:=[.B214]-[.$E$1]" office:value-type="float" office:value="0" calcext:value-type="float">
            <text:p>0</text:p>
          </table:table-cell>
          <table:table-cell/>
          <table:table-cell table:formula="of:=COM.MICROSOFT.CONCAT([.G214];&quot; &quot;;[.H214])" office:value-type="string" office:string-value="171,69044 0" calcext:value-type="string">
            <text:p>171,69044 0</text:p>
          </table:table-cell>
          <table:table-cell/>
          <table:table-cell table:formula="of:=SUBSTITUTE([.J214];&quot;,&quot;;&quot;,&quot;)" office:value-type="string" office:string-value="171,69044 0" calcext:value-type="string">
            <text:p>171,69044 0</text:p>
          </table:table-cell>
          <table:table-cell table:number-columns-repeated="2"/>
          <table:table-cell table:formula="of:=220*SQRT(2)/([.$D$6]/2)*([.A214]-[.$D$1])" office:value-type="float" office:value="304.148088203137" calcext:value-type="float">
            <text:p>304,148088203137</text:p>
          </table:table-cell>
          <table:table-cell table:number-columns-repeated="4"/>
        </table:table-row>
        <table:table-row table:style-name="ro1">
          <table:table-cell office:value-type="float" office:value="148.7" calcext:value-type="float">
            <text:p>148,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15]-[.$D$1]" office:value-type="float" office:value="156.52044" calcext:value-type="float">
            <text:p>156,52044</text:p>
          </table:table-cell>
          <table:table-cell table:formula="of:=[.B215]-[.$E$1]" office:value-type="float" office:value="-0" calcext:value-type="float">
            <text:p>0</text:p>
          </table:table-cell>
          <table:table-cell/>
          <table:table-cell table:formula="of:=COM.MICROSOFT.CONCAT([.G215];&quot; &quot;;[.H215])" office:value-type="string" office:string-value="156,52044 0" calcext:value-type="string">
            <text:p>156,52044 0</text:p>
          </table:table-cell>
          <table:table-cell/>
          <table:table-cell table:formula="of:=SUBSTITUTE([.J215];&quot;,&quot;;&quot;,&quot;)" office:value-type="string" office:string-value="156,52044 0" calcext:value-type="string">
            <text:p>156,52044 0</text:p>
          </table:table-cell>
          <table:table-cell table:number-columns-repeated="2"/>
          <table:table-cell table:formula="of:=220*SQRT(2)/([.$D$6]/2)*([.A215]-[.$D$1])" office:value-type="float" office:value="277.27456805815" calcext:value-type="float">
            <text:p>277,27456805815</text:p>
          </table:table-cell>
          <table:table-cell table:number-columns-repeated="4"/>
        </table:table-row>
        <table:table-row table:style-name="ro1">
          <table:table-cell office:value-type="float" office:value="118.35" calcext:value-type="float">
            <text:p>118,35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16]-[.$D$1]" office:value-type="float" office:value="126.17044" calcext:value-type="float">
            <text:p>126,17044</text:p>
          </table:table-cell>
          <table:table-cell table:formula="of:=[.B216]-[.$E$1]" office:value-type="float" office:value="-0" calcext:value-type="float">
            <text:p>0</text:p>
          </table:table-cell>
          <table:table-cell/>
          <table:table-cell table:formula="of:=COM.MICROSOFT.CONCAT([.G216];&quot; &quot;;[.H216])" office:value-type="string" office:string-value="126,17044 0" calcext:value-type="string">
            <text:p>126,17044 0</text:p>
          </table:table-cell>
          <table:table-cell/>
          <table:table-cell table:formula="of:=SUBSTITUTE([.J216];&quot;,&quot;;&quot;,&quot;)" office:value-type="string" office:string-value="126,17044 0" calcext:value-type="string">
            <text:p>126,17044 0</text:p>
          </table:table-cell>
          <table:table-cell table:number-columns-repeated="2"/>
          <table:table-cell table:formula="of:=220*SQRT(2)/([.$D$6]/2)*([.A216]-[.$D$1])" office:value-type="float" office:value="223.509812857073" calcext:value-type="float">
            <text:p>223,509812857073</text:p>
          </table:table-cell>
          <table:table-cell table:number-columns-repeated="4"/>
        </table:table-row>
        <table:table-row table:style-name="ro1">
          <table:table-cell office:value-type="float" office:value="81.18" calcext:value-type="float">
            <text:p>81,1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217]-[.$D$1]" office:value-type="float" office:value="89.00044" calcext:value-type="float">
            <text:p>89,00044</text:p>
          </table:table-cell>
          <table:table-cell table:formula="of:=[.B217]-[.$E$1]" office:value-type="float" office:value="0" calcext:value-type="float">
            <text:p>0</text:p>
          </table:table-cell>
          <table:table-cell/>
          <table:table-cell table:formula="of:=COM.MICROSOFT.CONCAT([.G217];&quot; &quot;;[.H217])" office:value-type="string" office:string-value="89,00044 0" calcext:value-type="string">
            <text:p>89,00044 0</text:p>
          </table:table-cell>
          <table:table-cell/>
          <table:table-cell table:formula="of:=SUBSTITUTE([.J217];&quot;,&quot;;&quot;,&quot;)" office:value-type="string" office:string-value="89,00044 0" calcext:value-type="string">
            <text:p>89,00044 0</text:p>
          </table:table-cell>
          <table:table-cell table:number-columns-repeated="2"/>
          <table:table-cell table:formula="of:=220*SQRT(2)/([.$D$6]/2)*([.A217]-[.$D$1])" office:value-type="float" office:value="157.66348828297" calcext:value-type="float">
            <text:p>157,66348828297</text:p>
          </table:table-cell>
          <table:table-cell table:number-columns-repeated="4"/>
        </table:table-row>
        <table:table-row table:style-name="ro1">
          <table:table-cell office:value-type="float" office:value="36.42" calcext:value-type="float">
            <text:p>36,42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18]-[.$D$1]" office:value-type="float" office:value="44.24044" calcext:value-type="float">
            <text:p>44,24044</text:p>
          </table:table-cell>
          <table:table-cell table:formula="of:=[.B218]-[.$E$1]" office:value-type="float" office:value="-0" calcext:value-type="float">
            <text:p>0</text:p>
          </table:table-cell>
          <table:table-cell/>
          <table:table-cell table:formula="of:=COM.MICROSOFT.CONCAT([.G218];&quot; &quot;;[.H218])" office:value-type="string" office:string-value="44,24044 0" calcext:value-type="string">
            <text:p>44,24044 0</text:p>
          </table:table-cell>
          <table:table-cell/>
          <table:table-cell table:formula="of:=SUBSTITUTE([.J218];&quot;,&quot;;&quot;,&quot;)" office:value-type="string" office:string-value="44,24044 0" calcext:value-type="string">
            <text:p>44,24044 0</text:p>
          </table:table-cell>
          <table:table-cell table:number-columns-repeated="2"/>
          <table:table-cell table:formula="of:=220*SQRT(2)/([.$D$6]/2)*([.A218]-[.$D$1])" office:value-type="float" office:value="78.3715461808216" calcext:value-type="float">
            <text:p>78,3715461808216</text:p>
          </table:table-cell>
          <table:table-cell table:number-columns-repeated="4"/>
        </table:table-row>
        <table:table-row table:style-name="ro1">
          <table:table-cell office:value-type="float" office:value="-7.59" calcext:value-type="float">
            <text:p>-7,59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19]-[.$D$1]" office:value-type="float" office:value="0.23044" calcext:value-type="float">
            <text:p>0,23044</text:p>
          </table:table-cell>
          <table:table-cell table:formula="of:=[.B219]-[.$E$1]" office:value-type="float" office:value="-0" calcext:value-type="float">
            <text:p>0</text:p>
          </table:table-cell>
          <table:table-cell/>
          <table:table-cell table:formula="of:=COM.MICROSOFT.CONCAT([.G219];&quot; &quot;;[.H219])" office:value-type="string" office:string-value="0,23044 0" calcext:value-type="string">
            <text:p>0,23044 0</text:p>
          </table:table-cell>
          <table:table-cell/>
          <table:table-cell table:formula="of:=SUBSTITUTE([.J219];&quot;,&quot;;&quot;,&quot;)" office:value-type="string" office:string-value="0,23044 0" calcext:value-type="string">
            <text:p>0,23044 0</text:p>
          </table:table-cell>
          <table:table-cell table:number-columns-repeated="2"/>
          <table:table-cell table:formula="of:=220*SQRT(2)/([.$D$6]/2)*([.A219]-[.$D$1])" office:value-type="float" office:value="0.408222411483894" calcext:value-type="float">
            <text:p>0,408222411483894</text:p>
          </table:table-cell>
          <table:table-cell table:number-columns-repeated="4"/>
        </table:table-row>
        <table:table-row table:style-name="ro1">
          <table:table-cell office:value-type="float" office:value="-52.35" calcext:value-type="float">
            <text:p>-52,35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20]-[.$D$1]" office:value-type="float" office:value="-44.52956" calcext:value-type="float">
            <text:p>-44,52956</text:p>
          </table:table-cell>
          <table:table-cell table:formula="of:=[.B220]-[.$E$1]" office:value-type="float" office:value="-0" calcext:value-type="float">
            <text:p>0</text:p>
          </table:table-cell>
          <table:table-cell/>
          <table:table-cell table:formula="of:=COM.MICROSOFT.CONCAT([.G220];&quot; &quot;;[.H220])" office:value-type="string" office:string-value="-44,52956 0" calcext:value-type="string">
            <text:p>-44,52956 0</text:p>
          </table:table-cell>
          <table:table-cell/>
          <table:table-cell table:formula="of:=SUBSTITUTE([.J220];&quot;,&quot;;&quot;,&quot;)" office:value-type="string" office:string-value="-44,52956 0" calcext:value-type="string">
            <text:p>-44,52956 0</text:p>
          </table:table-cell>
          <table:table-cell table:number-columns-repeated="2"/>
          <table:table-cell table:formula="of:=220*SQRT(2)/([.$D$6]/2)*([.A220]-[.$D$1])" office:value-type="float" office:value="-78.8837196906646" calcext:value-type="float">
            <text:p>-78,8837196906646</text:p>
          </table:table-cell>
          <table:table-cell table:number-columns-repeated="4"/>
        </table:table-row>
        <table:table-row table:style-name="ro1">
          <table:table-cell office:value-type="float" office:value="-97.11" calcext:value-type="float">
            <text:p>-97,11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21]-[.$D$1]" office:value-type="float" office:value="-89.28956" calcext:value-type="float">
            <text:p>-89,28956</text:p>
          </table:table-cell>
          <table:table-cell table:formula="of:=[.B221]-[.$E$1]" office:value-type="float" office:value="-0" calcext:value-type="float">
            <text:p>0</text:p>
          </table:table-cell>
          <table:table-cell/>
          <table:table-cell table:formula="of:=COM.MICROSOFT.CONCAT([.G221];&quot; &quot;;[.H221])" office:value-type="string" office:string-value="-89,28956 0" calcext:value-type="string">
            <text:p>-89,28956 0</text:p>
          </table:table-cell>
          <table:table-cell/>
          <table:table-cell table:formula="of:=SUBSTITUTE([.J221];&quot;,&quot;;&quot;,&quot;)" office:value-type="string" office:string-value="-89,28956 0" calcext:value-type="string">
            <text:p>-89,28956 0</text:p>
          </table:table-cell>
          <table:table-cell table:number-columns-repeated="2"/>
          <table:table-cell table:formula="of:=220*SQRT(2)/([.$D$6]/2)*([.A221]-[.$D$1])" office:value-type="float" office:value="-158.175661792813" calcext:value-type="float">
            <text:p>-158,175661792813</text:p>
          </table:table-cell>
          <table:table-cell table:number-columns-repeated="4"/>
        </table:table-row>
        <table:table-row table:style-name="ro1">
          <table:table-cell office:value-type="float" office:value="-133.52" calcext:value-type="float">
            <text:p>-133,5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222]-[.$D$1]" office:value-type="float" office:value="-125.69956" calcext:value-type="float">
            <text:p>-125,69956</text:p>
          </table:table-cell>
          <table:table-cell table:formula="of:=[.B222]-[.$E$1]" office:value-type="float" office:value="0" calcext:value-type="float">
            <text:p>0</text:p>
          </table:table-cell>
          <table:table-cell/>
          <table:table-cell table:formula="of:=COM.MICROSOFT.CONCAT([.G222];&quot; &quot;;[.H222])" office:value-type="string" office:string-value="-125,69956 0" calcext:value-type="string">
            <text:p>-125,69956 0</text:p>
          </table:table-cell>
          <table:table-cell/>
          <table:table-cell table:formula="of:=SUBSTITUTE([.J222];&quot;,&quot;;&quot;,&quot;)" office:value-type="string" office:string-value="-125,69956 0" calcext:value-type="string">
            <text:p>-125,69956 0</text:p>
          </table:table-cell>
          <table:table-cell table:number-columns-repeated="2"/>
          <table:table-cell table:formula="of:=220*SQRT(2)/([.$D$6]/2)*([.A222]-[.$D$1])" office:value-type="float" office:value="-222.675653123001" calcext:value-type="float">
            <text:p>-222,675653123001</text:p>
          </table:table-cell>
          <table:table-cell table:number-columns-repeated="4"/>
        </table:table-row>
        <table:table-row table:style-name="ro1">
          <table:table-cell office:value-type="float" office:value="-154.77" calcext:value-type="float">
            <text:p>-154,7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23]-[.$D$1]" office:value-type="float" office:value="-146.94956" calcext:value-type="float">
            <text:p>-146,94956</text:p>
          </table:table-cell>
          <table:table-cell table:formula="of:=[.B223]-[.$E$1]" office:value-type="float" office:value="-0" calcext:value-type="float">
            <text:p>0</text:p>
          </table:table-cell>
          <table:table-cell/>
          <table:table-cell table:formula="of:=COM.MICROSOFT.CONCAT([.G223];&quot; &quot;;[.H223])" office:value-type="string" office:string-value="-146,94956 0" calcext:value-type="string">
            <text:p>-146,94956 0</text:p>
          </table:table-cell>
          <table:table-cell/>
          <table:table-cell table:formula="of:=SUBSTITUTE([.J223];&quot;,&quot;;&quot;,&quot;)" office:value-type="string" office:string-value="-146,94956 0" calcext:value-type="string">
            <text:p>-146,94956 0</text:p>
          </table:table-cell>
          <table:table-cell table:number-columns-repeated="2"/>
          <table:table-cell table:formula="of:=220*SQRT(2)/([.$D$6]/2)*([.A223]-[.$D$1])" office:value-type="float" office:value="-260.319839219307" calcext:value-type="float">
            <text:p>-260,319839219307</text:p>
          </table:table-cell>
          <table:table-cell table:number-columns-repeated="4"/>
        </table:table-row>
        <table:table-row table:style-name="ro1">
          <table:table-cell office:value-type="float" office:value="-166.15" calcext:value-type="float">
            <text:p>-166,1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224]-[.$D$1]" office:value-type="float" office:value="-158.32956" calcext:value-type="float">
            <text:p>-158,32956</text:p>
          </table:table-cell>
          <table:table-cell table:formula="of:=[.B224]-[.$E$1]" office:value-type="float" office:value="0" calcext:value-type="float">
            <text:p>0</text:p>
          </table:table-cell>
          <table:table-cell/>
          <table:table-cell table:formula="of:=COM.MICROSOFT.CONCAT([.G224];&quot; &quot;;[.H224])" office:value-type="string" office:string-value="-158,32956 0" calcext:value-type="string">
            <text:p>-158,32956 0</text:p>
          </table:table-cell>
          <table:table-cell/>
          <table:table-cell table:formula="of:=SUBSTITUTE([.J224];&quot;,&quot;;&quot;,&quot;)" office:value-type="string" office:string-value="-158,32956 0" calcext:value-type="string">
            <text:p>-158,32956 0</text:p>
          </table:table-cell>
          <table:table-cell table:number-columns-repeated="2"/>
          <table:table-cell table:formula="of:=220*SQRT(2)/([.$D$6]/2)*([.A224]-[.$D$1])" office:value-type="float" office:value="-280.479408055823" calcext:value-type="float">
            <text:p>-280,479408055823</text:p>
          </table:table-cell>
          <table:table-cell table:number-columns-repeated="4"/>
        </table:table-row>
        <table:table-row table:style-name="ro1">
          <table:table-cell office:value-type="float" office:value="-173.73" calcext:value-type="float">
            <text:p>-173,7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225]-[.$D$1]" office:value-type="float" office:value="-165.90956" calcext:value-type="float">
            <text:p>-165,90956</text:p>
          </table:table-cell>
          <table:table-cell table:formula="of:=[.B225]-[.$E$1]" office:value-type="float" office:value="0" calcext:value-type="float">
            <text:p>0</text:p>
          </table:table-cell>
          <table:table-cell/>
          <table:table-cell table:formula="of:=COM.MICROSOFT.CONCAT([.G225];&quot; &quot;;[.H225])" office:value-type="string" office:string-value="-165,90956 0" calcext:value-type="string">
            <text:p>-165,90956 0</text:p>
          </table:table-cell>
          <table:table-cell/>
          <table:table-cell table:formula="of:=SUBSTITUTE([.J225];&quot;,&quot;;&quot;,&quot;)" office:value-type="string" office:string-value="-165,90956 0" calcext:value-type="string">
            <text:p>-165,90956 0</text:p>
          </table:table-cell>
          <table:table-cell table:number-columns-repeated="2"/>
          <table:table-cell table:formula="of:=220*SQRT(2)/([.$D$6]/2)*([.A225]-[.$D$1])" office:value-type="float" office:value="-293.907310672764" calcext:value-type="float">
            <text:p>-293,907310672764</text:p>
          </table:table-cell>
          <table:table-cell table:number-columns-repeated="4"/>
        </table:table-row>
        <table:table-row table:style-name="ro1">
          <table:table-cell office:value-type="float" office:value="-162.35" calcext:value-type="float">
            <text:p>-162,35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26]-[.$D$1]" office:value-type="float" office:value="-154.52956" calcext:value-type="float">
            <text:p>-154,52956</text:p>
          </table:table-cell>
          <table:table-cell table:formula="of:=[.B226]-[.$E$1]" office:value-type="float" office:value="-0" calcext:value-type="float">
            <text:p>0</text:p>
          </table:table-cell>
          <table:table-cell/>
          <table:table-cell table:formula="of:=COM.MICROSOFT.CONCAT([.G226];&quot; &quot;;[.H226])" office:value-type="string" office:string-value="-154,52956 0" calcext:value-type="string">
            <text:p>-154,52956 0</text:p>
          </table:table-cell>
          <table:table-cell/>
          <table:table-cell table:formula="of:=SUBSTITUTE([.J226];&quot;,&quot;;&quot;,&quot;)" office:value-type="string" office:string-value="-154,52956 0" calcext:value-type="string">
            <text:p>-154,52956 0</text:p>
          </table:table-cell>
          <table:table-cell table:number-columns-repeated="2"/>
          <table:table-cell table:formula="of:=220*SQRT(2)/([.$D$6]/2)*([.A226]-[.$D$1])" office:value-type="float" office:value="-273.747741836249" calcext:value-type="float">
            <text:p>-273,747741836249</text:p>
          </table:table-cell>
          <table:table-cell table:number-columns-repeated="4"/>
        </table:table-row>
        <table:table-row table:style-name="ro1">
          <table:table-cell office:value-type="float" office:value="-136.56" calcext:value-type="float">
            <text:p>-136,56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27]-[.$D$1]" office:value-type="float" office:value="-128.73956" calcext:value-type="float">
            <text:p>-128,73956</text:p>
          </table:table-cell>
          <table:table-cell table:formula="of:=[.B227]-[.$E$1]" office:value-type="float" office:value="-0" calcext:value-type="float">
            <text:p>0</text:p>
          </table:table-cell>
          <table:table-cell/>
          <table:table-cell table:formula="of:=COM.MICROSOFT.CONCAT([.G227];&quot; &quot;;[.H227])" office:value-type="string" office:string-value="-128,73956 0" calcext:value-type="string">
            <text:p>-128,73956 0</text:p>
          </table:table-cell>
          <table:table-cell/>
          <table:table-cell table:formula="of:=SUBSTITUTE([.J227];&quot;,&quot;;&quot;,&quot;)" office:value-type="string" office:string-value="-128,73956 0" calcext:value-type="string">
            <text:p>-128,73956 0</text:p>
          </table:table-cell>
          <table:table-cell table:number-columns-repeated="2"/>
          <table:table-cell table:formula="of:=220*SQRT(2)/([.$D$6]/2)*([.A227]-[.$D$1])" office:value-type="float" office:value="-228.060986098661" calcext:value-type="float">
            <text:p>-228,060986098661</text:p>
          </table:table-cell>
          <table:table-cell table:number-columns-repeated="4"/>
        </table:table-row>
        <table:table-row table:style-name="ro1">
          <table:table-cell office:value-type="float" office:value="-100.9" calcext:value-type="float">
            <text:p>-100,9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28]-[.$D$1]" office:value-type="float" office:value="-93.07956" calcext:value-type="float">
            <text:p>-93,07956</text:p>
          </table:table-cell>
          <table:table-cell table:formula="of:=[.B228]-[.$E$1]" office:value-type="float" office:value="-0" calcext:value-type="float">
            <text:p>0</text:p>
          </table:table-cell>
          <table:table-cell/>
          <table:table-cell table:formula="of:=COM.MICROSOFT.CONCAT([.G228];&quot; &quot;;[.H228])" office:value-type="string" office:string-value="-93,07956 0" calcext:value-type="string">
            <text:p>-93,07956 0</text:p>
          </table:table-cell>
          <table:table-cell/>
          <table:table-cell table:formula="of:=SUBSTITUTE([.J228];&quot;,&quot;;&quot;,&quot;)" office:value-type="string" office:string-value="-93,07956 0" calcext:value-type="string">
            <text:p>-93,07956 0</text:p>
          </table:table-cell>
          <table:table-cell table:number-columns-repeated="2"/>
          <table:table-cell table:formula="of:=220*SQRT(2)/([.$D$6]/2)*([.A228]-[.$D$1])" office:value-type="float" office:value="-164.889613101284" calcext:value-type="float">
            <text:p>-164,889613101284</text:p>
          </table:table-cell>
          <table:table-cell table:number-columns-repeated="4"/>
        </table:table-row>
        <table:table-row table:style-name="ro1">
          <table:table-cell office:value-type="float" office:value="-59.93" calcext:value-type="float">
            <text:p>-59,9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229]-[.$D$1]" office:value-type="float" office:value="-52.10956" calcext:value-type="float">
            <text:p>-52,10956</text:p>
          </table:table-cell>
          <table:table-cell table:formula="of:=[.B229]-[.$E$1]" office:value-type="float" office:value="0" calcext:value-type="float">
            <text:p>0</text:p>
          </table:table-cell>
          <table:table-cell/>
          <table:table-cell table:formula="of:=COM.MICROSOFT.CONCAT([.G229];&quot; &quot;;[.H229])" office:value-type="string" office:string-value="-52,10956 0" calcext:value-type="string">
            <text:p>-52,10956 0</text:p>
          </table:table-cell>
          <table:table-cell/>
          <table:table-cell table:formula="of:=SUBSTITUTE([.J229];&quot;,&quot;;&quot;,&quot;)" office:value-type="string" office:string-value="-52,10956 0" calcext:value-type="string">
            <text:p>-52,10956 0</text:p>
          </table:table-cell>
          <table:table-cell table:number-columns-repeated="2"/>
          <table:table-cell table:formula="of:=220*SQRT(2)/([.$D$6]/2)*([.A229]-[.$D$1])" office:value-type="float" office:value="-92.3116223076058" calcext:value-type="float">
            <text:p>-92,3116223076058</text:p>
          </table:table-cell>
          <table:table-cell table:number-columns-repeated="4"/>
        </table:table-row>
        <table:table-row table:style-name="ro1">
          <table:table-cell office:value-type="float" office:value="-15.17" calcext:value-type="float">
            <text:p>-15,1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230]-[.$D$1]" office:value-type="float" office:value="-7.34956" calcext:value-type="float">
            <text:p>-7,34956</text:p>
          </table:table-cell>
          <table:table-cell table:formula="of:=[.B230]-[.$E$1]" office:value-type="float" office:value="0" calcext:value-type="float">
            <text:p>0</text:p>
          </table:table-cell>
          <table:table-cell/>
          <table:table-cell table:formula="of:=COM.MICROSOFT.CONCAT([.G230];&quot; &quot;;[.H230])" office:value-type="string" office:string-value="-7,34956 0" calcext:value-type="string">
            <text:p>-7,34956 0</text:p>
          </table:table-cell>
          <table:table-cell/>
          <table:table-cell table:formula="of:=SUBSTITUTE([.J230];&quot;,&quot;;&quot;,&quot;)" office:value-type="string" office:string-value="-7,34956 0" calcext:value-type="string">
            <text:p>-7,34956 0</text:p>
          </table:table-cell>
          <table:table-cell table:number-columns-repeated="2"/>
          <table:table-cell table:formula="of:=220*SQRT(2)/([.$D$6]/2)*([.A230]-[.$D$1])" office:value-type="float" office:value="-13.0196802054573" calcext:value-type="float">
            <text:p>-13,0196802054573</text:p>
          </table:table-cell>
          <table:table-cell table:number-columns-repeated="4"/>
        </table:table-row>
        <table:table-row table:style-name="ro1">
          <table:table-cell office:value-type="float" office:value="29.59" calcext:value-type="float">
            <text:p>29,59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31]-[.$D$1]" office:value-type="float" office:value="37.41044" calcext:value-type="float">
            <text:p>37,41044</text:p>
          </table:table-cell>
          <table:table-cell table:formula="of:=[.B231]-[.$E$1]" office:value-type="float" office:value="-0" calcext:value-type="float">
            <text:p>0</text:p>
          </table:table-cell>
          <table:table-cell/>
          <table:table-cell table:formula="of:=COM.MICROSOFT.CONCAT([.G231];&quot; &quot;;[.H231])" office:value-type="string" office:string-value="37,41044 0" calcext:value-type="string">
            <text:p>37,41044 0</text:p>
          </table:table-cell>
          <table:table-cell/>
          <table:table-cell table:formula="of:=SUBSTITUTE([.J231];&quot;,&quot;;&quot;,&quot;)" office:value-type="string" office:string-value="37,41044 0" calcext:value-type="string">
            <text:p>37,41044 0</text:p>
          </table:table-cell>
          <table:table-cell table:number-columns-repeated="2"/>
          <table:table-cell table:formula="of:=220*SQRT(2)/([.$D$6]/2)*([.A231]-[.$D$1])" office:value-type="float" office:value="66.2722618966913" calcext:value-type="float">
            <text:p>66,2722618966913</text:p>
          </table:table-cell>
          <table:table-cell table:number-columns-repeated="4"/>
        </table:table-row>
        <table:table-row table:style-name="ro1">
          <table:table-cell office:value-type="float" office:value="72.83" calcext:value-type="float">
            <text:p>72,83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32]-[.$D$1]" office:value-type="float" office:value="80.65044" calcext:value-type="float">
            <text:p>80,65044</text:p>
          </table:table-cell>
          <table:table-cell table:formula="of:=[.B232]-[.$E$1]" office:value-type="float" office:value="-0" calcext:value-type="float">
            <text:p>0</text:p>
          </table:table-cell>
          <table:table-cell/>
          <table:table-cell table:formula="of:=COM.MICROSOFT.CONCAT([.G232];&quot; &quot;;[.H232])" office:value-type="string" office:string-value="80,65044 0" calcext:value-type="string">
            <text:p>80,65044 0</text:p>
          </table:table-cell>
          <table:table-cell/>
          <table:table-cell table:formula="of:=SUBSTITUTE([.J232];&quot;,&quot;;&quot;,&quot;)" office:value-type="string" office:string-value="80,65044 0" calcext:value-type="string">
            <text:p>80,65044 0</text:p>
          </table:table-cell>
          <table:table-cell table:number-columns-repeated="2"/>
          <table:table-cell table:formula="of:=220*SQRT(2)/([.$D$6]/2)*([.A232]-[.$D$1])" office:value-type="float" office:value="142.87153751101" calcext:value-type="float">
            <text:p>142,87153751101</text:p>
          </table:table-cell>
          <table:table-cell table:number-columns-repeated="4"/>
        </table:table-row>
        <table:table-row table:style-name="ro1">
          <table:table-cell office:value-type="float" office:value="110.76" calcext:value-type="float">
            <text:p>110,76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33]-[.$D$1]" office:value-type="float" office:value="118.58044" calcext:value-type="float">
            <text:p>118,58044</text:p>
          </table:table-cell>
          <table:table-cell table:formula="of:=[.B233]-[.$E$1]" office:value-type="float" office:value="-0" calcext:value-type="float">
            <text:p>0</text:p>
          </table:table-cell>
          <table:table-cell/>
          <table:table-cell table:formula="of:=COM.MICROSOFT.CONCAT([.G233];&quot; &quot;;[.H233])" office:value-type="string" office:string-value="118,58044 0" calcext:value-type="string">
            <text:p>118,58044 0</text:p>
          </table:table-cell>
          <table:table-cell/>
          <table:table-cell table:formula="of:=SUBSTITUTE([.J233];&quot;,&quot;;&quot;,&quot;)" office:value-type="string" office:string-value="118,58044 0" calcext:value-type="string">
            <text:p>118,58044 0</text:p>
          </table:table-cell>
          <table:table-cell table:number-columns-repeated="2"/>
          <table:table-cell table:formula="of:=220*SQRT(2)/([.$D$6]/2)*([.A233]-[.$D$1])" office:value-type="float" office:value="210.064195329028" calcext:value-type="float">
            <text:p>210,064195329028</text:p>
          </table:table-cell>
          <table:table-cell table:number-columns-repeated="4"/>
        </table:table-row>
        <table:table-row table:style-name="ro1">
          <table:table-cell office:value-type="float" office:value="139.59" calcext:value-type="float">
            <text:p>139,5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234]-[.$D$1]" office:value-type="float" office:value="147.41044" calcext:value-type="float">
            <text:p>147,41044</text:p>
          </table:table-cell>
          <table:table-cell table:formula="of:=[.B234]-[.$E$1]" office:value-type="float" office:value="0" calcext:value-type="float">
            <text:p>0</text:p>
          </table:table-cell>
          <table:table-cell/>
          <table:table-cell table:formula="of:=COM.MICROSOFT.CONCAT([.G234];&quot; &quot;;[.H234])" office:value-type="string" office:string-value="147,41044 0" calcext:value-type="string">
            <text:p>147,41044 0</text:p>
          </table:table-cell>
          <table:table-cell/>
          <table:table-cell table:formula="of:=SUBSTITUTE([.J234];&quot;,&quot;;&quot;,&quot;)" office:value-type="string" office:string-value="147,41044 0" calcext:value-type="string">
            <text:p>147,41044 0</text:p>
          </table:table-cell>
          <table:table-cell table:number-columns-repeated="2"/>
          <table:table-cell table:formula="of:=220*SQRT(2)/([.$D$6]/2)*([.A234]-[.$D$1])" office:value-type="float" office:value="261.136284042275" calcext:value-type="float">
            <text:p>261,136284042275</text:p>
          </table:table-cell>
          <table:table-cell table:number-columns-repeated="4"/>
        </table:table-row>
        <table:table-row table:style-name="ro1">
          <table:table-cell office:value-type="float" office:value="154.77" calcext:value-type="float">
            <text:p>154,7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35]-[.$D$1]" office:value-type="float" office:value="162.59044" calcext:value-type="float">
            <text:p>162,59044</text:p>
          </table:table-cell>
          <table:table-cell table:formula="of:=[.B235]-[.$E$1]" office:value-type="float" office:value="-0" calcext:value-type="float">
            <text:p>0</text:p>
          </table:table-cell>
          <table:table-cell/>
          <table:table-cell table:formula="of:=COM.MICROSOFT.CONCAT([.G235];&quot; &quot;;[.H235])" office:value-type="string" office:string-value="162,59044 0" calcext:value-type="string">
            <text:p>162,59044 0</text:p>
          </table:table-cell>
          <table:table-cell/>
          <table:table-cell table:formula="of:=SUBSTITUTE([.J235];&quot;,&quot;;&quot;,&quot;)" office:value-type="string" office:string-value="162,59044 0" calcext:value-type="string">
            <text:p>162,59044 0</text:p>
          </table:table-cell>
          <table:table-cell table:number-columns-repeated="2"/>
          <table:table-cell table:formula="of:=220*SQRT(2)/([.$D$6]/2)*([.A235]-[.$D$1])" office:value-type="float" office:value="288.027519098366" calcext:value-type="float">
            <text:p>288,027519098366</text:p>
          </table:table-cell>
          <table:table-cell table:number-columns-repeated="4"/>
        </table:table-row>
        <table:table-row table:style-name="ro1">
          <table:table-cell office:value-type="float" office:value="163.87" calcext:value-type="float">
            <text:p>163,8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36]-[.$D$1]" office:value-type="float" office:value="171.69044" calcext:value-type="float">
            <text:p>171,69044</text:p>
          </table:table-cell>
          <table:table-cell table:formula="of:=[.B236]-[.$E$1]" office:value-type="float" office:value="-0" calcext:value-type="float">
            <text:p>0</text:p>
          </table:table-cell>
          <table:table-cell/>
          <table:table-cell table:formula="of:=COM.MICROSOFT.CONCAT([.G236];&quot; &quot;;[.H236])" office:value-type="string" office:string-value="171,69044 0" calcext:value-type="string">
            <text:p>171,69044 0</text:p>
          </table:table-cell>
          <table:table-cell/>
          <table:table-cell table:formula="of:=SUBSTITUTE([.J236];&quot;,&quot;;&quot;,&quot;)" office:value-type="string" office:string-value="171,69044 0" calcext:value-type="string">
            <text:p>171,69044 0</text:p>
          </table:table-cell>
          <table:table-cell table:number-columns-repeated="2"/>
          <table:table-cell table:formula="of:=220*SQRT(2)/([.$D$6]/2)*([.A236]-[.$D$1])" office:value-type="float" office:value="304.148088203137" calcext:value-type="float">
            <text:p>304,148088203137</text:p>
          </table:table-cell>
          <table:table-cell table:number-columns-repeated="4"/>
        </table:table-row>
        <table:table-row table:style-name="ro1">
          <table:table-cell office:value-type="float" office:value="159.32" calcext:value-type="float">
            <text:p>159,3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237]-[.$D$1]" office:value-type="float" office:value="167.14044" calcext:value-type="float">
            <text:p>167,14044</text:p>
          </table:table-cell>
          <table:table-cell table:formula="of:=[.B237]-[.$E$1]" office:value-type="float" office:value="0" calcext:value-type="float">
            <text:p>0</text:p>
          </table:table-cell>
          <table:table-cell/>
          <table:table-cell table:formula="of:=COM.MICROSOFT.CONCAT([.G237];&quot; &quot;;[.H237])" office:value-type="string" office:string-value="167,14044 0" calcext:value-type="string">
            <text:p>167,14044 0</text:p>
          </table:table-cell>
          <table:table-cell/>
          <table:table-cell table:formula="of:=SUBSTITUTE([.J237];&quot;,&quot;;&quot;,&quot;)" office:value-type="string" office:string-value="167,14044 0" calcext:value-type="string">
            <text:p>167,14044 0</text:p>
          </table:table-cell>
          <table:table-cell table:number-columns-repeated="2"/>
          <table:table-cell table:formula="of:=220*SQRT(2)/([.$D$6]/2)*([.A237]-[.$D$1])" office:value-type="float" office:value="296.087803650751" calcext:value-type="float">
            <text:p>296,087803650751</text:p>
          </table:table-cell>
          <table:table-cell table:number-columns-repeated="4"/>
        </table:table-row>
        <table:table-row table:style-name="ro1">
          <table:table-cell office:value-type="float" office:value="135.04" calcext:value-type="float">
            <text:p>135,04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38]-[.$D$1]" office:value-type="float" office:value="142.86044" calcext:value-type="float">
            <text:p>142,86044</text:p>
          </table:table-cell>
          <table:table-cell table:formula="of:=[.B238]-[.$E$1]" office:value-type="float" office:value="-0" calcext:value-type="float">
            <text:p>0</text:p>
          </table:table-cell>
          <table:table-cell/>
          <table:table-cell table:formula="of:=COM.MICROSOFT.CONCAT([.G238];&quot; &quot;;[.H238])" office:value-type="string" office:string-value="142,86044 0" calcext:value-type="string">
            <text:p>142,86044 0</text:p>
          </table:table-cell>
          <table:table-cell/>
          <table:table-cell table:formula="of:=SUBSTITUTE([.J238];&quot;,&quot;;&quot;,&quot;)" office:value-type="string" office:string-value="142,86044 0" calcext:value-type="string">
            <text:p>142,86044 0</text:p>
          </table:table-cell>
          <table:table-cell table:number-columns-repeated="2"/>
          <table:table-cell table:formula="of:=220*SQRT(2)/([.$D$6]/2)*([.A238]-[.$D$1])" office:value-type="float" office:value="253.07599948989" calcext:value-type="float">
            <text:p>253,07599948989</text:p>
          </table:table-cell>
          <table:table-cell table:number-columns-repeated="4"/>
        </table:table-row>
        <table:table-row table:style-name="ro1">
          <table:table-cell office:value-type="float" office:value="103.18" calcext:value-type="float">
            <text:p>103,1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39]-[.$D$1]" office:value-type="float" office:value="111.00044" calcext:value-type="float">
            <text:p>111,00044</text:p>
          </table:table-cell>
          <table:table-cell table:formula="of:=[.B239]-[.$E$1]" office:value-type="float" office:value="-0" calcext:value-type="float">
            <text:p>0</text:p>
          </table:table-cell>
          <table:table-cell/>
          <table:table-cell table:formula="of:=COM.MICROSOFT.CONCAT([.G239];&quot; &quot;;[.H239])" office:value-type="string" office:string-value="111,00044 0" calcext:value-type="string">
            <text:p>111,00044 0</text:p>
          </table:table-cell>
          <table:table-cell/>
          <table:table-cell table:formula="of:=SUBSTITUTE([.J239];&quot;,&quot;;&quot;,&quot;)" office:value-type="string" office:string-value="111,00044 0" calcext:value-type="string">
            <text:p>111,00044 0</text:p>
          </table:table-cell>
          <table:table-cell table:number-columns-repeated="2"/>
          <table:table-cell table:formula="of:=220*SQRT(2)/([.$D$6]/2)*([.A239]-[.$D$1])" office:value-type="float" office:value="196.636292712087" calcext:value-type="float">
            <text:p>196,636292712087</text:p>
          </table:table-cell>
          <table:table-cell table:number-columns-repeated="4"/>
        </table:table-row>
        <table:table-row table:style-name="ro1">
          <table:table-cell office:value-type="float" office:value="62.21" calcext:value-type="float">
            <text:p>62,2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240]-[.$D$1]" office:value-type="float" office:value="70.03044" calcext:value-type="float">
            <text:p>70,03044</text:p>
          </table:table-cell>
          <table:table-cell table:formula="of:=[.B240]-[.$E$1]" office:value-type="float" office:value="0" calcext:value-type="float">
            <text:p>0</text:p>
          </table:table-cell>
          <table:table-cell/>
          <table:table-cell table:formula="of:=COM.MICROSOFT.CONCAT([.G240];&quot; &quot;;[.H240])" office:value-type="string" office:string-value="70,03044 0" calcext:value-type="string">
            <text:p>70,03044 0</text:p>
          </table:table-cell>
          <table:table-cell/>
          <table:table-cell table:formula="of:=SUBSTITUTE([.J240];&quot;,&quot;;&quot;,&quot;)" office:value-type="string" office:string-value="70,03044 0" calcext:value-type="string">
            <text:p>70,03044 0</text:p>
          </table:table-cell>
          <table:table-cell table:number-columns-repeated="2"/>
          <table:table-cell table:formula="of:=220*SQRT(2)/([.$D$6]/2)*([.A240]-[.$D$1])" office:value-type="float" office:value="124.058301918409" calcext:value-type="float">
            <text:p>124,058301918409</text:p>
          </table:table-cell>
          <table:table-cell table:number-columns-repeated="4"/>
        </table:table-row>
        <table:table-row table:style-name="ro1">
          <table:table-cell office:value-type="float" office:value="17.45" calcext:value-type="float">
            <text:p>17,4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241]-[.$D$1]" office:value-type="float" office:value="25.27044" calcext:value-type="float">
            <text:p>25,27044</text:p>
          </table:table-cell>
          <table:table-cell table:formula="of:=[.B241]-[.$E$1]" office:value-type="float" office:value="0" calcext:value-type="float">
            <text:p>0</text:p>
          </table:table-cell>
          <table:table-cell/>
          <table:table-cell table:formula="of:=COM.MICROSOFT.CONCAT([.G241];&quot; &quot;;[.H241])" office:value-type="string" office:string-value="25,27044 0" calcext:value-type="string">
            <text:p>25,27044 0</text:p>
          </table:table-cell>
          <table:table-cell/>
          <table:table-cell table:formula="of:=SUBSTITUTE([.J241];&quot;,&quot;;&quot;,&quot;)" office:value-type="string" office:string-value="25,27044 0" calcext:value-type="string">
            <text:p>25,27044 0</text:p>
          </table:table-cell>
          <table:table-cell table:number-columns-repeated="2"/>
          <table:table-cell table:formula="of:=220*SQRT(2)/([.$D$6]/2)*([.A241]-[.$D$1])" office:value-type="float" office:value="44.7663598162604" calcext:value-type="float">
            <text:p>44,7663598162604</text:p>
          </table:table-cell>
          <table:table-cell table:number-columns-repeated="4"/>
        </table:table-row>
        <table:table-row table:style-name="ro1">
          <table:table-cell office:value-type="float" office:value="-26.55" calcext:value-type="float">
            <text:p>-26,55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42]-[.$D$1]" office:value-type="float" office:value="-18.72956" calcext:value-type="float">
            <text:p>-18,72956</text:p>
          </table:table-cell>
          <table:table-cell table:formula="of:=[.B242]-[.$E$1]" office:value-type="float" office:value="-0" calcext:value-type="float">
            <text:p>0</text:p>
          </table:table-cell>
          <table:table-cell/>
          <table:table-cell table:formula="of:=COM.MICROSOFT.CONCAT([.G242];&quot; &quot;;[.H242])" office:value-type="string" office:string-value="-18,72956 0" calcext:value-type="string">
            <text:p>-18,72956 0</text:p>
          </table:table-cell>
          <table:table-cell/>
          <table:table-cell table:formula="of:=SUBSTITUTE([.J242];&quot;,&quot;;&quot;,&quot;)" office:value-type="string" office:string-value="-18,72956 0" calcext:value-type="string">
            <text:p>-18,72956 0</text:p>
          </table:table-cell>
          <table:table-cell table:number-columns-repeated="2"/>
          <table:table-cell table:formula="of:=220*SQRT(2)/([.$D$6]/2)*([.A242]-[.$D$1])" office:value-type="float" office:value="-33.1792490419731" calcext:value-type="float">
            <text:p>-33,1792490419731</text:p>
          </table:table-cell>
          <table:table-cell table:number-columns-repeated="4"/>
        </table:table-row>
        <table:table-row table:style-name="ro1">
          <table:table-cell office:value-type="float" office:value="-70.56" calcext:value-type="float">
            <text:p>-70,56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43]-[.$D$1]" office:value-type="float" office:value="-62.73956" calcext:value-type="float">
            <text:p>-62,73956</text:p>
          </table:table-cell>
          <table:table-cell table:formula="of:=[.B243]-[.$E$1]" office:value-type="float" office:value="-0" calcext:value-type="float">
            <text:p>0</text:p>
          </table:table-cell>
          <table:table-cell/>
          <table:table-cell table:formula="of:=COM.MICROSOFT.CONCAT([.G243];&quot; &quot;;[.H243])" office:value-type="string" office:string-value="-62,73956 0" calcext:value-type="string">
            <text:p>-62,73956 0</text:p>
          </table:table-cell>
          <table:table-cell/>
          <table:table-cell table:formula="of:=SUBSTITUTE([.J243];&quot;,&quot;;&quot;,&quot;)" office:value-type="string" office:string-value="-62,73956 0" calcext:value-type="string">
            <text:p>-62,73956 0</text:p>
          </table:table-cell>
          <table:table-cell table:number-columns-repeated="2"/>
          <table:table-cell table:formula="of:=220*SQRT(2)/([.$D$6]/2)*([.A243]-[.$D$1])" office:value-type="float" office:value="-111.142572811311" calcext:value-type="float">
            <text:p>-111,142572811311</text:p>
          </table:table-cell>
          <table:table-cell table:number-columns-repeated="4"/>
        </table:table-row>
        <table:table-row table:style-name="ro1">
          <table:table-cell office:value-type="float" office:value="-113.8" calcext:value-type="float">
            <text:p>-113,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44]-[.$D$1]" office:value-type="float" office:value="-105.97956" calcext:value-type="float">
            <text:p>-105,97956</text:p>
          </table:table-cell>
          <table:table-cell table:formula="of:=[.B244]-[.$E$1]" office:value-type="float" office:value="-0" calcext:value-type="float">
            <text:p>0</text:p>
          </table:table-cell>
          <table:table-cell/>
          <table:table-cell table:formula="of:=COM.MICROSOFT.CONCAT([.G244];&quot; &quot;;[.H244])" office:value-type="string" office:string-value="-105,97956 0" calcext:value-type="string">
            <text:p>-105,97956 0</text:p>
          </table:table-cell>
          <table:table-cell/>
          <table:table-cell table:formula="of:=SUBSTITUTE([.J244];&quot;,&quot;;&quot;,&quot;)" office:value-type="string" office:string-value="-105,97956 0" calcext:value-type="string">
            <text:p>-105,97956 0</text:p>
          </table:table-cell>
          <table:table-cell table:number-columns-repeated="2"/>
          <table:table-cell table:formula="of:=220*SQRT(2)/([.$D$6]/2)*([.A244]-[.$D$1])" office:value-type="float" office:value="-187.741848425629" calcext:value-type="float">
            <text:p>-187,741848425629</text:p>
          </table:table-cell>
          <table:table-cell table:number-columns-repeated="4"/>
        </table:table-row>
        <table:table-row table:style-name="ro1">
          <table:table-cell office:value-type="float" office:value="-143.39" calcext:value-type="float">
            <text:p>-143,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245]-[.$D$1]" office:value-type="float" office:value="-135.56956" calcext:value-type="float">
            <text:p>-135,56956</text:p>
          </table:table-cell>
          <table:table-cell table:formula="of:=[.B245]-[.$E$1]" office:value-type="float" office:value="0" calcext:value-type="float">
            <text:p>0</text:p>
          </table:table-cell>
          <table:table-cell/>
          <table:table-cell table:formula="of:=COM.MICROSOFT.CONCAT([.G245];&quot; &quot;;[.H245])" office:value-type="string" office:string-value="-135,56956 0" calcext:value-type="string">
            <text:p>-135,56956 0</text:p>
          </table:table-cell>
          <table:table-cell/>
          <table:table-cell table:formula="of:=SUBSTITUTE([.J245];&quot;,&quot;;&quot;,&quot;)" office:value-type="string" office:string-value="-135,56956 0" calcext:value-type="string">
            <text:p>-135,56956 0</text:p>
          </table:table-cell>
          <table:table-cell table:number-columns-repeated="2"/>
          <table:table-cell table:formula="of:=220*SQRT(2)/([.$D$6]/2)*([.A245]-[.$D$1])" office:value-type="float" office:value="-240.160270382791" calcext:value-type="float">
            <text:p>-240,160270382791</text:p>
          </table:table-cell>
          <table:table-cell table:number-columns-repeated="4"/>
        </table:table-row>
        <table:table-row table:style-name="ro1">
          <table:table-cell office:value-type="float" office:value="-160.84" calcext:value-type="float">
            <text:p>-160,84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46]-[.$D$1]" office:value-type="float" office:value="-153.01956" calcext:value-type="float">
            <text:p>-153,01956</text:p>
          </table:table-cell>
          <table:table-cell table:formula="of:=[.B246]-[.$E$1]" office:value-type="float" office:value="-0" calcext:value-type="float">
            <text:p>0</text:p>
          </table:table-cell>
          <table:table-cell/>
          <table:table-cell table:formula="of:=COM.MICROSOFT.CONCAT([.G246];&quot; &quot;;[.H246])" office:value-type="string" office:string-value="-153,01956 0" calcext:value-type="string">
            <text:p>-153,01956 0</text:p>
          </table:table-cell>
          <table:table-cell/>
          <table:table-cell table:formula="of:=SUBSTITUTE([.J246];&quot;,&quot;;&quot;,&quot;)" office:value-type="string" office:string-value="-153,01956 0" calcext:value-type="string">
            <text:p>-153,01956 0</text:p>
          </table:table-cell>
          <table:table-cell table:number-columns-repeated="2"/>
          <table:table-cell table:formula="of:=220*SQRT(2)/([.$D$6]/2)*([.A246]-[.$D$1])" office:value-type="float" office:value="-271.072790259523" calcext:value-type="float">
            <text:p>-271,072790259523</text:p>
          </table:table-cell>
          <table:table-cell table:number-columns-repeated="4"/>
        </table:table-row>
        <table:table-row table:style-name="ro1">
          <table:table-cell office:value-type="float" office:value="-169.94" calcext:value-type="float">
            <text:p>-169,94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47]-[.$D$1]" office:value-type="float" office:value="-162.11956" calcext:value-type="float">
            <text:p>-162,11956</text:p>
          </table:table-cell>
          <table:table-cell table:formula="of:=[.B247]-[.$E$1]" office:value-type="float" office:value="-0" calcext:value-type="float">
            <text:p>0</text:p>
          </table:table-cell>
          <table:table-cell/>
          <table:table-cell table:formula="of:=COM.MICROSOFT.CONCAT([.G247];&quot; &quot;;[.H247])" office:value-type="string" office:string-value="-162,11956 0" calcext:value-type="string">
            <text:p>-162,11956 0</text:p>
          </table:table-cell>
          <table:table-cell/>
          <table:table-cell table:formula="of:=SUBSTITUTE([.J247];&quot;,&quot;;&quot;,&quot;)" office:value-type="string" office:string-value="-162,11956 0" calcext:value-type="string">
            <text:p>-162,11956 0</text:p>
          </table:table-cell>
          <table:table-cell table:number-columns-repeated="2"/>
          <table:table-cell table:formula="of:=220*SQRT(2)/([.$D$6]/2)*([.A247]-[.$D$1])" office:value-type="float" office:value="-287.193359364294" calcext:value-type="float">
            <text:p>-287,193359364294</text:p>
          </table:table-cell>
          <table:table-cell table:number-columns-repeated="4"/>
        </table:table-row>
        <table:table-row table:style-name="ro1">
          <table:table-cell office:value-type="float" office:value="-169.18" calcext:value-type="float">
            <text:p>-169,1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48]-[.$D$1]" office:value-type="float" office:value="-161.35956" calcext:value-type="float">
            <text:p>-161,35956</text:p>
          </table:table-cell>
          <table:table-cell table:formula="of:=[.B248]-[.$E$1]" office:value-type="float" office:value="-0" calcext:value-type="float">
            <text:p>0</text:p>
          </table:table-cell>
          <table:table-cell/>
          <table:table-cell table:formula="of:=COM.MICROSOFT.CONCAT([.G248];&quot; &quot;;[.H248])" office:value-type="string" office:string-value="-161,35956 0" calcext:value-type="string">
            <text:p>-161,35956 0</text:p>
          </table:table-cell>
          <table:table-cell/>
          <table:table-cell table:formula="of:=SUBSTITUTE([.J248];&quot;,&quot;;&quot;,&quot;)" office:value-type="string" office:string-value="-161,35956 0" calcext:value-type="string">
            <text:p>-161,35956 0</text:p>
          </table:table-cell>
          <table:table-cell table:number-columns-repeated="2"/>
          <table:table-cell table:formula="of:=220*SQRT(2)/([.$D$6]/2)*([.A248]-[.$D$1])" office:value-type="float" office:value="-285.847026120379" calcext:value-type="float">
            <text:p>-285,847026120379</text:p>
          </table:table-cell>
          <table:table-cell table:number-columns-repeated="4"/>
        </table:table-row>
        <table:table-row table:style-name="ro1">
          <table:table-cell office:value-type="float" office:value="-152.49" calcext:value-type="float">
            <text:p>-152,4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249]-[.$D$1]" office:value-type="float" office:value="-144.66956" calcext:value-type="float">
            <text:p>-144,66956</text:p>
          </table:table-cell>
          <table:table-cell table:formula="of:=[.B249]-[.$E$1]" office:value-type="float" office:value="0" calcext:value-type="float">
            <text:p>0</text:p>
          </table:table-cell>
          <table:table-cell/>
          <table:table-cell table:formula="of:=COM.MICROSOFT.CONCAT([.G249];&quot; &quot;;[.H249])" office:value-type="string" office:string-value="-144,66956 0" calcext:value-type="string">
            <text:p>-144,66956 0</text:p>
          </table:table-cell>
          <table:table-cell/>
          <table:table-cell table:formula="of:=SUBSTITUTE([.J249];&quot;,&quot;;&quot;,&quot;)" office:value-type="string" office:string-value="-144,66956 0" calcext:value-type="string">
            <text:p>-144,66956 0</text:p>
          </table:table-cell>
          <table:table-cell table:number-columns-repeated="2"/>
          <table:table-cell table:formula="of:=220*SQRT(2)/([.$D$6]/2)*([.A249]-[.$D$1])" office:value-type="float" office:value="-256.280839487563" calcext:value-type="float">
            <text:p>-256,280839487563</text:p>
          </table:table-cell>
          <table:table-cell table:number-columns-repeated="4"/>
        </table:table-row>
        <table:table-row table:style-name="ro1">
          <table:table-cell office:value-type="float" office:value="-125.18" calcext:value-type="float">
            <text:p>-125,1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50]-[.$D$1]" office:value-type="float" office:value="-117.35956" calcext:value-type="float">
            <text:p>-117,35956</text:p>
          </table:table-cell>
          <table:table-cell table:formula="of:=[.B250]-[.$E$1]" office:value-type="float" office:value="-0" calcext:value-type="float">
            <text:p>0</text:p>
          </table:table-cell>
          <table:table-cell/>
          <table:table-cell table:formula="of:=COM.MICROSOFT.CONCAT([.G250];&quot; &quot;;[.H250])" office:value-type="string" office:string-value="-117,35956 0" calcext:value-type="string">
            <text:p>-117,35956 0</text:p>
          </table:table-cell>
          <table:table-cell/>
          <table:table-cell table:formula="of:=SUBSTITUTE([.J250];&quot;,&quot;;&quot;,&quot;)" office:value-type="string" office:string-value="-117,35956 0" calcext:value-type="string">
            <text:p>-117,35956 0</text:p>
          </table:table-cell>
          <table:table-cell table:number-columns-repeated="2"/>
          <table:table-cell table:formula="of:=220*SQRT(2)/([.$D$6]/2)*([.A250]-[.$D$1])" office:value-type="float" office:value="-207.901417262145" calcext:value-type="float">
            <text:p>-207,901417262145</text:p>
          </table:table-cell>
          <table:table-cell table:number-columns-repeated="4"/>
        </table:table-row>
        <table:table-row table:style-name="ro1">
          <table:table-cell office:value-type="float" office:value="-84.97" calcext:value-type="float">
            <text:p>-84,9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251]-[.$D$1]" office:value-type="float" office:value="-77.14956" calcext:value-type="float">
            <text:p>-77,14956</text:p>
          </table:table-cell>
          <table:table-cell table:formula="of:=[.B251]-[.$E$1]" office:value-type="float" office:value="0" calcext:value-type="float">
            <text:p>0</text:p>
          </table:table-cell>
          <table:table-cell/>
          <table:table-cell table:formula="of:=COM.MICROSOFT.CONCAT([.G251];&quot; &quot;;[.H251])" office:value-type="string" office:string-value="-77,14956 0" calcext:value-type="string">
            <text:p>-77,14956 0</text:p>
          </table:table-cell>
          <table:table-cell/>
          <table:table-cell table:formula="of:=SUBSTITUTE([.J251];&quot;,&quot;;&quot;,&quot;)" office:value-type="string" office:string-value="-77,14956 0" calcext:value-type="string">
            <text:p>-77,14956 0</text:p>
          </table:table-cell>
          <table:table-cell table:number-columns-repeated="2"/>
          <table:table-cell table:formula="of:=220*SQRT(2)/([.$D$6]/2)*([.A251]-[.$D$1])" office:value-type="float" office:value="-136.669759712382" calcext:value-type="float">
            <text:p>-136,669759712382</text:p>
          </table:table-cell>
          <table:table-cell table:number-columns-repeated="4"/>
        </table:table-row>
        <table:table-row table:style-name="ro1">
          <table:table-cell office:value-type="float" office:value="-43.24" calcext:value-type="float">
            <text:p>-43,24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52]-[.$D$1]" office:value-type="float" office:value="-35.41956" calcext:value-type="float">
            <text:p>-35,41956</text:p>
          </table:table-cell>
          <table:table-cell table:formula="of:=[.B252]-[.$E$1]" office:value-type="float" office:value="-0" calcext:value-type="float">
            <text:p>0</text:p>
          </table:table-cell>
          <table:table-cell/>
          <table:table-cell table:formula="of:=COM.MICROSOFT.CONCAT([.G252];&quot; &quot;;[.H252])" office:value-type="string" office:string-value="-35,41956 0" calcext:value-type="string">
            <text:p>-35,41956 0</text:p>
          </table:table-cell>
          <table:table-cell/>
          <table:table-cell table:formula="of:=SUBSTITUTE([.J252];&quot;,&quot;;&quot;,&quot;)" office:value-type="string" office:string-value="-35,41956 0" calcext:value-type="string">
            <text:p>-35,41956 0</text:p>
          </table:table-cell>
          <table:table-cell table:number-columns-repeated="2"/>
          <table:table-cell table:formula="of:=220*SQRT(2)/([.$D$6]/2)*([.A252]-[.$D$1])" office:value-type="float" office:value="-62.7454356747894" calcext:value-type="float">
            <text:p>-62,7454356747894</text:p>
          </table:table-cell>
          <table:table-cell table:number-columns-repeated="4"/>
        </table:table-row>
        <table:table-row table:style-name="ro1">
          <table:table-cell office:value-type="float" office:value="3.79" calcext:value-type="float">
            <text:p>3,79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53]-[.$D$1]" office:value-type="float" office:value="11.61044" calcext:value-type="float">
            <text:p>11,61044</text:p>
          </table:table-cell>
          <table:table-cell table:formula="of:=[.B253]-[.$E$1]" office:value-type="float" office:value="-0" calcext:value-type="float">
            <text:p>0</text:p>
          </table:table-cell>
          <table:table-cell/>
          <table:table-cell table:formula="of:=COM.MICROSOFT.CONCAT([.G253];&quot; &quot;;[.H253])" office:value-type="string" office:string-value="11,61044 0" calcext:value-type="string">
            <text:p>11,61044 0</text:p>
          </table:table-cell>
          <table:table-cell/>
          <table:table-cell table:formula="of:=SUBSTITUTE([.J253];&quot;,&quot;;&quot;,&quot;)" office:value-type="string" office:string-value="11,61044 0" calcext:value-type="string">
            <text:p>11,61044 0</text:p>
          </table:table-cell>
          <table:table-cell table:number-columns-repeated="2"/>
          <table:table-cell table:formula="of:=220*SQRT(2)/([.$D$6]/2)*([.A253]-[.$D$1])" office:value-type="float" office:value="20.5677912479998" calcext:value-type="float">
            <text:p>20,5677912479998</text:p>
          </table:table-cell>
          <table:table-cell table:number-columns-repeated="4"/>
        </table:table-row>
        <table:table-row table:style-name="ro1">
          <table:table-cell office:value-type="float" office:value="47.8" calcext:value-type="float">
            <text:p>47,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54]-[.$D$1]" office:value-type="float" office:value="55.62044" calcext:value-type="float">
            <text:p>55,62044</text:p>
          </table:table-cell>
          <table:table-cell table:formula="of:=[.B254]-[.$E$1]" office:value-type="float" office:value="-0" calcext:value-type="float">
            <text:p>0</text:p>
          </table:table-cell>
          <table:table-cell/>
          <table:table-cell table:formula="of:=COM.MICROSOFT.CONCAT([.G254];&quot; &quot;;[.H254])" office:value-type="string" office:string-value="55,62044 0" calcext:value-type="string">
            <text:p>55,62044 0</text:p>
          </table:table-cell>
          <table:table-cell/>
          <table:table-cell table:formula="of:=SUBSTITUTE([.J254];&quot;,&quot;;&quot;,&quot;)" office:value-type="string" office:string-value="55,62044 0" calcext:value-type="string">
            <text:p>55,62044 0</text:p>
          </table:table-cell>
          <table:table-cell table:number-columns-repeated="2"/>
          <table:table-cell table:formula="of:=220*SQRT(2)/([.$D$6]/2)*([.A254]-[.$D$1])" office:value-type="float" office:value="98.5311150173375" calcext:value-type="float">
            <text:p>98,5311150173375</text:p>
          </table:table-cell>
          <table:table-cell table:number-columns-repeated="4"/>
        </table:table-row>
        <table:table-row table:style-name="ro1">
          <table:table-cell office:value-type="float" office:value="89.52" calcext:value-type="float">
            <text:p>89,5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255]-[.$D$1]" office:value-type="float" office:value="97.34044" calcext:value-type="float">
            <text:p>97,34044</text:p>
          </table:table-cell>
          <table:table-cell table:formula="of:=[.B255]-[.$E$1]" office:value-type="float" office:value="0" calcext:value-type="float">
            <text:p>0</text:p>
          </table:table-cell>
          <table:table-cell/>
          <table:table-cell table:formula="of:=COM.MICROSOFT.CONCAT([.G255];&quot; &quot;;[.H255])" office:value-type="string" office:string-value="97,34044 0" calcext:value-type="string">
            <text:p>97,34044 0</text:p>
          </table:table-cell>
          <table:table-cell/>
          <table:table-cell table:formula="of:=SUBSTITUTE([.J255];&quot;,&quot;;&quot;,&quot;)" office:value-type="string" office:string-value="97,34044 0" calcext:value-type="string">
            <text:p>97,34044 0</text:p>
          </table:table-cell>
          <table:table-cell table:number-columns-repeated="2"/>
          <table:table-cell table:formula="of:=220*SQRT(2)/([.$D$6]/2)*([.A255]-[.$D$1])" office:value-type="float" office:value="172.437724143826" calcext:value-type="float">
            <text:p>172,437724143826</text:p>
          </table:table-cell>
          <table:table-cell table:number-columns-repeated="4"/>
        </table:table-row>
        <table:table-row table:style-name="ro1">
          <table:table-cell office:value-type="float" office:value="126.7" calcext:value-type="float">
            <text:p>126,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256]-[.$D$1]" office:value-type="float" office:value="134.52044" calcext:value-type="float">
            <text:p>134,52044</text:p>
          </table:table-cell>
          <table:table-cell table:formula="of:=[.B256]-[.$E$1]" office:value-type="float" office:value="0" calcext:value-type="float">
            <text:p>0</text:p>
          </table:table-cell>
          <table:table-cell/>
          <table:table-cell table:formula="of:=COM.MICROSOFT.CONCAT([.G256];&quot; &quot;;[.H256])" office:value-type="string" office:string-value="134,52044 0" calcext:value-type="string">
            <text:p>134,52044 0</text:p>
          </table:table-cell>
          <table:table-cell/>
          <table:table-cell table:formula="of:=SUBSTITUTE([.J256];&quot;,&quot;;&quot;,&quot;)" office:value-type="string" office:string-value="134,52044 0" calcext:value-type="string">
            <text:p>134,52044 0</text:p>
          </table:table-cell>
          <table:table-cell table:number-columns-repeated="2"/>
          <table:table-cell table:formula="of:=220*SQRT(2)/([.$D$6]/2)*([.A256]-[.$D$1])" office:value-type="float" office:value="238.301763629034" calcext:value-type="float">
            <text:p>238,301763629034</text:p>
          </table:table-cell>
          <table:table-cell table:number-columns-repeated="4"/>
        </table:table-row>
        <table:table-row table:style-name="ro1">
          <table:table-cell office:value-type="float" office:value="146.42" calcext:value-type="float">
            <text:p>146,4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257]-[.$D$1]" office:value-type="float" office:value="154.24044" calcext:value-type="float">
            <text:p>154,24044</text:p>
          </table:table-cell>
          <table:table-cell table:formula="of:=[.B257]-[.$E$1]" office:value-type="float" office:value="0" calcext:value-type="float">
            <text:p>0</text:p>
          </table:table-cell>
          <table:table-cell/>
          <table:table-cell table:formula="of:=COM.MICROSOFT.CONCAT([.G257];&quot; &quot;;[.H257])" office:value-type="string" office:string-value="154,24044 0" calcext:value-type="string">
            <text:p>154,24044 0</text:p>
          </table:table-cell>
          <table:table-cell/>
          <table:table-cell table:formula="of:=SUBSTITUTE([.J257];&quot;,&quot;;&quot;,&quot;)" office:value-type="string" office:string-value="154,24044 0" calcext:value-type="string">
            <text:p>154,24044 0</text:p>
          </table:table-cell>
          <table:table-cell table:number-columns-repeated="2"/>
          <table:table-cell table:formula="of:=220*SQRT(2)/([.$D$6]/2)*([.A257]-[.$D$1])" office:value-type="float" office:value="273.235568326405" calcext:value-type="float">
            <text:p>273,235568326405</text:p>
          </table:table-cell>
          <table:table-cell table:number-columns-repeated="4"/>
        </table:table-row>
        <table:table-row table:style-name="ro1">
          <table:table-cell office:value-type="float" office:value="160.84" calcext:value-type="float">
            <text:p>160,84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58]-[.$D$1]" office:value-type="float" office:value="168.66044" calcext:value-type="float">
            <text:p>168,66044</text:p>
          </table:table-cell>
          <table:table-cell table:formula="of:=[.B258]-[.$E$1]" office:value-type="float" office:value="-0" calcext:value-type="float">
            <text:p>0</text:p>
          </table:table-cell>
          <table:table-cell/>
          <table:table-cell table:formula="of:=COM.MICROSOFT.CONCAT([.G258];&quot; &quot;;[.H258])" office:value-type="string" office:string-value="168,66044 0" calcext:value-type="string">
            <text:p>168,66044 0</text:p>
          </table:table-cell>
          <table:table-cell/>
          <table:table-cell table:formula="of:=SUBSTITUTE([.J258];&quot;,&quot;;&quot;,&quot;)" office:value-type="string" office:string-value="168,66044 0" calcext:value-type="string">
            <text:p>168,66044 0</text:p>
          </table:table-cell>
          <table:table-cell table:number-columns-repeated="2"/>
          <table:table-cell table:formula="of:=220*SQRT(2)/([.$D$6]/2)*([.A258]-[.$D$1])" office:value-type="float" office:value="298.780470138581" calcext:value-type="float">
            <text:p>298,780470138581</text:p>
          </table:table-cell>
          <table:table-cell table:number-columns-repeated="4"/>
        </table:table-row>
        <table:table-row table:style-name="ro1">
          <table:table-cell office:value-type="float" office:value="164.63" calcext:value-type="float">
            <text:p>164,63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59]-[.$D$1]" office:value-type="float" office:value="172.45044" calcext:value-type="float">
            <text:p>172,45044</text:p>
          </table:table-cell>
          <table:table-cell table:formula="of:=[.B259]-[.$E$1]" office:value-type="float" office:value="-0" calcext:value-type="float">
            <text:p>0</text:p>
          </table:table-cell>
          <table:table-cell/>
          <table:table-cell table:formula="of:=COM.MICROSOFT.CONCAT([.G259];&quot; &quot;;[.H259])" office:value-type="string" office:string-value="172,45044 0" calcext:value-type="string">
            <text:p>172,45044 0</text:p>
          </table:table-cell>
          <table:table-cell/>
          <table:table-cell table:formula="of:=SUBSTITUTE([.J259];&quot;,&quot;;&quot;,&quot;)" office:value-type="string" office:string-value="172,45044 0" calcext:value-type="string">
            <text:p>172,45044 0</text:p>
          </table:table-cell>
          <table:table-cell table:number-columns-repeated="2"/>
          <table:table-cell table:formula="of:=220*SQRT(2)/([.$D$6]/2)*([.A259]-[.$D$1])" office:value-type="float" office:value="305.494421447052" calcext:value-type="float">
            <text:p>305,494421447052</text:p>
          </table:table-cell>
          <table:table-cell table:number-columns-repeated="4"/>
        </table:table-row>
        <table:table-row table:style-name="ro1">
          <table:table-cell office:value-type="float" office:value="151.73" calcext:value-type="float">
            <text:p>151,73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60]-[.$D$1]" office:value-type="float" office:value="159.55044" calcext:value-type="float">
            <text:p>159,55044</text:p>
          </table:table-cell>
          <table:table-cell table:formula="of:=[.B260]-[.$E$1]" office:value-type="float" office:value="-0" calcext:value-type="float">
            <text:p>0</text:p>
          </table:table-cell>
          <table:table-cell/>
          <table:table-cell table:formula="of:=COM.MICROSOFT.CONCAT([.G260];&quot; &quot;;[.H260])" office:value-type="string" office:string-value="159,55044 0" calcext:value-type="string">
            <text:p>159,55044 0</text:p>
          </table:table-cell>
          <table:table-cell/>
          <table:table-cell table:formula="of:=SUBSTITUTE([.J260];&quot;,&quot;;&quot;,&quot;)" office:value-type="string" office:string-value="159,55044 0" calcext:value-type="string">
            <text:p>159,55044 0</text:p>
          </table:table-cell>
          <table:table-cell table:number-columns-repeated="2"/>
          <table:table-cell table:formula="of:=220*SQRT(2)/([.$D$6]/2)*([.A260]-[.$D$1])" office:value-type="float" office:value="282.642186122706" calcext:value-type="float">
            <text:p>282,642186122706</text:p>
          </table:table-cell>
          <table:table-cell table:number-columns-repeated="4"/>
        </table:table-row>
        <table:table-row table:style-name="ro1">
          <table:table-cell office:value-type="float" office:value="121.39" calcext:value-type="float">
            <text:p>121,39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61]-[.$D$1]" office:value-type="float" office:value="129.21044" calcext:value-type="float">
            <text:p>129,21044</text:p>
          </table:table-cell>
          <table:table-cell table:formula="of:=[.B261]-[.$E$1]" office:value-type="float" office:value="-0" calcext:value-type="float">
            <text:p>0</text:p>
          </table:table-cell>
          <table:table-cell/>
          <table:table-cell table:formula="of:=COM.MICROSOFT.CONCAT([.G261];&quot; &quot;;[.H261])" office:value-type="string" office:string-value="129,21044 0" calcext:value-type="string">
            <text:p>129,21044 0</text:p>
          </table:table-cell>
          <table:table-cell/>
          <table:table-cell table:formula="of:=SUBSTITUTE([.J261];&quot;,&quot;;&quot;,&quot;)" office:value-type="string" office:string-value="129,21044 0" calcext:value-type="string">
            <text:p>129,21044 0</text:p>
          </table:table-cell>
          <table:table-cell table:number-columns-repeated="2"/>
          <table:table-cell table:formula="of:=220*SQRT(2)/([.$D$6]/2)*([.A261]-[.$D$1])" office:value-type="float" office:value="228.895145832733" calcext:value-type="float">
            <text:p>228,895145832733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62]-[.$D$1]" office:value-type="float" office:value="95.82044" calcext:value-type="float">
            <text:p>95,82044</text:p>
          </table:table-cell>
          <table:table-cell table:formula="of:=[.B262]-[.$E$1]" office:value-type="float" office:value="-0" calcext:value-type="float">
            <text:p>0</text:p>
          </table:table-cell>
          <table:table-cell/>
          <table:table-cell table:formula="of:=COM.MICROSOFT.CONCAT([.G262];&quot; &quot;;[.H262])" office:value-type="string" office:string-value="95,82044 0" calcext:value-type="string">
            <text:p>95,82044 0</text:p>
          </table:table-cell>
          <table:table-cell/>
          <table:table-cell table:formula="of:=SUBSTITUTE([.J262];&quot;,&quot;;&quot;,&quot;)" office:value-type="string" office:string-value="95,82044 0" calcext:value-type="string">
            <text:p>95,82044 0</text:p>
          </table:table-cell>
          <table:table-cell table:number-columns-repeated="2"/>
          <table:table-cell table:formula="of:=220*SQRT(2)/([.$D$6]/2)*([.A262]-[.$D$1])" office:value-type="float" office:value="169.745057655996" calcext:value-type="float">
            <text:p>169,745057655996</text:p>
          </table:table-cell>
          <table:table-cell table:number-columns-repeated="4"/>
        </table:table-row>
        <table:table-row table:style-name="ro1">
          <table:table-cell office:value-type="float" office:value="44.76" calcext:value-type="float">
            <text:p>44,76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63]-[.$D$1]" office:value-type="float" office:value="52.58044" calcext:value-type="float">
            <text:p>52,58044</text:p>
          </table:table-cell>
          <table:table-cell table:formula="of:=[.B263]-[.$E$1]" office:value-type="float" office:value="-0" calcext:value-type="float">
            <text:p>0</text:p>
          </table:table-cell>
          <table:table-cell/>
          <table:table-cell table:formula="of:=COM.MICROSOFT.CONCAT([.G263];&quot; &quot;;[.H263])" office:value-type="string" office:string-value="52,58044 0" calcext:value-type="string">
            <text:p>52,58044 0</text:p>
          </table:table-cell>
          <table:table-cell/>
          <table:table-cell table:formula="of:=SUBSTITUTE([.J263];&quot;,&quot;;&quot;,&quot;)" office:value-type="string" office:string-value="52,58044 0" calcext:value-type="string">
            <text:p>52,58044 0</text:p>
          </table:table-cell>
          <table:table-cell table:number-columns-repeated="2"/>
          <table:table-cell table:formula="of:=220*SQRT(2)/([.$D$6]/2)*([.A263]-[.$D$1])" office:value-type="float" office:value="93.1457820416777" calcext:value-type="float">
            <text:p>93,145782041677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[.A264]-[.$D$1]" office:value-type="float" office:value="7.82044" calcext:value-type="float">
            <text:p>7,82044</text:p>
          </table:table-cell>
          <table:table-cell table:formula="of:=[.B264]-[.$E$1]" office:value-type="float" office:value="0" calcext:value-type="float">
            <text:p>0</text:p>
          </table:table-cell>
          <table:table-cell/>
          <table:table-cell table:formula="of:=COM.MICROSOFT.CONCAT([.G264];&quot; &quot;;[.H264])" office:value-type="string" office:string-value="7,82044 0" calcext:value-type="string">
            <text:p>7,82044 0</text:p>
          </table:table-cell>
          <table:table-cell/>
          <table:table-cell table:formula="of:=SUBSTITUTE([.J264];&quot;,&quot;;&quot;,&quot;)" office:value-type="string" office:string-value="7,82044 0" calcext:value-type="string">
            <text:p>7,82044 0</text:p>
          </table:table-cell>
          <table:table-cell table:number-columns-repeated="2"/>
          <table:table-cell table:formula="of:=220*SQRT(2)/([.$D$6]/2)*([.A264]-[.$D$1])" office:value-type="float" office:value="13.8538399395292" calcext:value-type="float">
            <text:p>13,8538399395292</text:p>
          </table:table-cell>
          <table:table-cell table:number-columns-repeated="4"/>
        </table:table-row>
        <table:table-row table:style-name="ro1">
          <table:table-cell office:value-type="float" office:value="-45.52" calcext:value-type="float">
            <text:p>-45,52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65]-[.$D$1]" office:value-type="float" office:value="-37.69956" calcext:value-type="float">
            <text:p>-37,69956</text:p>
          </table:table-cell>
          <table:table-cell table:formula="of:=[.B265]-[.$E$1]" office:value-type="float" office:value="-0" calcext:value-type="float">
            <text:p>0</text:p>
          </table:table-cell>
          <table:table-cell/>
          <table:table-cell table:formula="of:=COM.MICROSOFT.CONCAT([.G265];&quot; &quot;;[.H265])" office:value-type="string" office:string-value="-37,69956 0" calcext:value-type="string">
            <text:p>-37,69956 0</text:p>
          </table:table-cell>
          <table:table-cell/>
          <table:table-cell table:formula="of:=SUBSTITUTE([.J265];&quot;,&quot;;&quot;,&quot;)" office:value-type="string" office:string-value="-37,69956 0" calcext:value-type="string">
            <text:p>-37,69956 0</text:p>
          </table:table-cell>
          <table:table-cell table:number-columns-repeated="2"/>
          <table:table-cell table:formula="of:=220*SQRT(2)/([.$D$6]/2)*([.A265]-[.$D$1])" office:value-type="float" office:value="-66.7844354065343" calcext:value-type="float">
            <text:p>-66,7844354065343</text:p>
          </table:table-cell>
          <table:table-cell table:number-columns-repeated="4"/>
        </table:table-row>
        <table:table-row table:style-name="ro1">
          <table:table-cell office:value-type="float" office:value="-96.35" calcext:value-type="float">
            <text:p>-96,35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66]-[.$D$1]" office:value-type="float" office:value="-88.52956" calcext:value-type="float">
            <text:p>-88,52956</text:p>
          </table:table-cell>
          <table:table-cell table:formula="of:=[.B266]-[.$E$1]" office:value-type="float" office:value="-0" calcext:value-type="float">
            <text:p>0</text:p>
          </table:table-cell>
          <table:table-cell/>
          <table:table-cell table:formula="of:=COM.MICROSOFT.CONCAT([.G266];&quot; &quot;;[.H266])" office:value-type="string" office:string-value="-88,52956 0" calcext:value-type="string">
            <text:p>-88,52956 0</text:p>
          </table:table-cell>
          <table:table-cell/>
          <table:table-cell table:formula="of:=SUBSTITUTE([.J266];&quot;,&quot;;&quot;,&quot;)" office:value-type="string" office:string-value="-88,52956 0" calcext:value-type="string">
            <text:p>-88,52956 0</text:p>
          </table:table-cell>
          <table:table-cell table:number-columns-repeated="2"/>
          <table:table-cell table:formula="of:=220*SQRT(2)/([.$D$6]/2)*([.A266]-[.$D$1])" office:value-type="float" office:value="-156.829328548898" calcext:value-type="float">
            <text:p>-156,829328548898</text:p>
          </table:table-cell>
          <table:table-cell table:number-columns-repeated="4"/>
        </table:table-row>
        <table:table-row table:style-name="ro1">
          <table:table-cell office:value-type="float" office:value="-127.46" calcext:value-type="float">
            <text:p>-127,46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67]-[.$D$1]" office:value-type="float" office:value="-119.63956" calcext:value-type="float">
            <text:p>-119,63956</text:p>
          </table:table-cell>
          <table:table-cell table:formula="of:=[.B267]-[.$E$1]" office:value-type="float" office:value="-0" calcext:value-type="float">
            <text:p>0</text:p>
          </table:table-cell>
          <table:table-cell/>
          <table:table-cell table:formula="of:=COM.MICROSOFT.CONCAT([.G267];&quot; &quot;;[.H267])" office:value-type="string" office:string-value="-119,63956 0" calcext:value-type="string">
            <text:p>-119,63956 0</text:p>
          </table:table-cell>
          <table:table-cell/>
          <table:table-cell table:formula="of:=SUBSTITUTE([.J267];&quot;,&quot;;&quot;,&quot;)" office:value-type="string" office:string-value="-119,63956 0" calcext:value-type="string">
            <text:p>-119,63956 0</text:p>
          </table:table-cell>
          <table:table-cell table:number-columns-repeated="2"/>
          <table:table-cell table:formula="of:=220*SQRT(2)/([.$D$6]/2)*([.A267]-[.$D$1])" office:value-type="float" office:value="-211.94041699389" calcext:value-type="float">
            <text:p>-211,94041699389</text:p>
          </table:table-cell>
          <table:table-cell table:number-columns-repeated="4"/>
        </table:table-row>
        <table:table-row table:style-name="ro1">
          <table:table-cell office:value-type="float" office:value="-152.49" calcext:value-type="float">
            <text:p>-152,49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68]-[.$D$1]" office:value-type="float" office:value="-144.66956" calcext:value-type="float">
            <text:p>-144,66956</text:p>
          </table:table-cell>
          <table:table-cell table:formula="of:=[.B268]-[.$E$1]" office:value-type="float" office:value="-0" calcext:value-type="float">
            <text:p>0</text:p>
          </table:table-cell>
          <table:table-cell/>
          <table:table-cell table:formula="of:=COM.MICROSOFT.CONCAT([.G268];&quot; &quot;;[.H268])" office:value-type="string" office:string-value="-144,66956 0" calcext:value-type="string">
            <text:p>-144,66956 0</text:p>
          </table:table-cell>
          <table:table-cell/>
          <table:table-cell table:formula="of:=SUBSTITUTE([.J268];&quot;,&quot;;&quot;,&quot;)" office:value-type="string" office:string-value="-144,66956 0" calcext:value-type="string">
            <text:p>-144,66956 0</text:p>
          </table:table-cell>
          <table:table-cell table:number-columns-repeated="2"/>
          <table:table-cell table:formula="of:=220*SQRT(2)/([.$D$6]/2)*([.A268]-[.$D$1])" office:value-type="float" office:value="-256.280839487563" calcext:value-type="float">
            <text:p>-256,280839487563</text:p>
          </table:table-cell>
          <table:table-cell table:number-columns-repeated="4"/>
        </table:table-row>
        <table:table-row table:style-name="ro1">
          <table:table-cell office:value-type="float" office:value="-165.39" calcext:value-type="float">
            <text:p>-165,39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69]-[.$D$1]" office:value-type="float" office:value="-157.56956" calcext:value-type="float">
            <text:p>-157,56956</text:p>
          </table:table-cell>
          <table:table-cell table:formula="of:=[.B269]-[.$E$1]" office:value-type="float" office:value="-0" calcext:value-type="float">
            <text:p>0</text:p>
          </table:table-cell>
          <table:table-cell/>
          <table:table-cell table:formula="of:=COM.MICROSOFT.CONCAT([.G269];&quot; &quot;;[.H269])" office:value-type="string" office:string-value="-157,56956 0" calcext:value-type="string">
            <text:p>-157,56956 0</text:p>
          </table:table-cell>
          <table:table-cell/>
          <table:table-cell table:formula="of:=SUBSTITUTE([.J269];&quot;,&quot;;&quot;,&quot;)" office:value-type="string" office:string-value="-157,56956 0" calcext:value-type="string">
            <text:p>-157,56956 0</text:p>
          </table:table-cell>
          <table:table-cell table:number-columns-repeated="2"/>
          <table:table-cell table:formula="of:=220*SQRT(2)/([.$D$6]/2)*([.A269]-[.$D$1])" office:value-type="float" office:value="-279.133074811908" calcext:value-type="float">
            <text:p>-279,133074811908</text:p>
          </table:table-cell>
          <table:table-cell table:number-columns-repeated="4"/>
        </table:table-row>
        <table:table-row table:style-name="ro1">
          <table:table-cell office:value-type="float" office:value="-172.97" calcext:value-type="float">
            <text:p>-172,9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70]-[.$D$1]" office:value-type="float" office:value="-165.14956" calcext:value-type="float">
            <text:p>-165,14956</text:p>
          </table:table-cell>
          <table:table-cell table:formula="of:=[.B270]-[.$E$1]" office:value-type="float" office:value="-0" calcext:value-type="float">
            <text:p>0</text:p>
          </table:table-cell>
          <table:table-cell/>
          <table:table-cell table:formula="of:=COM.MICROSOFT.CONCAT([.G270];&quot; &quot;;[.H270])" office:value-type="string" office:string-value="-165,14956 0" calcext:value-type="string">
            <text:p>-165,14956 0</text:p>
          </table:table-cell>
          <table:table-cell/>
          <table:table-cell table:formula="of:=SUBSTITUTE([.J270];&quot;,&quot;;&quot;,&quot;)" office:value-type="string" office:string-value="-165,14956 0" calcext:value-type="string">
            <text:p>-165,14956 0</text:p>
          </table:table-cell>
          <table:table-cell table:number-columns-repeated="2"/>
          <table:table-cell table:formula="of:=220*SQRT(2)/([.$D$6]/2)*([.A270]-[.$D$1])" office:value-type="float" office:value="-292.560977428849" calcext:value-type="float">
            <text:p>-292,560977428849</text:p>
          </table:table-cell>
          <table:table-cell table:number-columns-repeated="4"/>
        </table:table-row>
        <table:table-row table:style-name="ro1">
          <table:table-cell office:value-type="float" office:value="-166.15" calcext:value-type="float">
            <text:p>-166,15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71]-[.$D$1]" office:value-type="float" office:value="-158.32956" calcext:value-type="float">
            <text:p>-158,32956</text:p>
          </table:table-cell>
          <table:table-cell table:formula="of:=[.B271]-[.$E$1]" office:value-type="float" office:value="-0" calcext:value-type="float">
            <text:p>0</text:p>
          </table:table-cell>
          <table:table-cell/>
          <table:table-cell table:formula="of:=COM.MICROSOFT.CONCAT([.G271];&quot; &quot;;[.H271])" office:value-type="string" office:string-value="-158,32956 0" calcext:value-type="string">
            <text:p>-158,32956 0</text:p>
          </table:table-cell>
          <table:table-cell/>
          <table:table-cell table:formula="of:=SUBSTITUTE([.J271];&quot;,&quot;;&quot;,&quot;)" office:value-type="string" office:string-value="-158,32956 0" calcext:value-type="string">
            <text:p>-158,32956 0</text:p>
          </table:table-cell>
          <table:table-cell table:number-columns-repeated="2"/>
          <table:table-cell table:formula="of:=220*SQRT(2)/([.$D$6]/2)*([.A271]-[.$D$1])" office:value-type="float" office:value="-280.479408055823" calcext:value-type="float">
            <text:p>-280,479408055823</text:p>
          </table:table-cell>
          <table:table-cell table:number-columns-repeated="4"/>
        </table:table-row>
        <table:table-row table:style-name="ro1">
          <table:table-cell office:value-type="float" office:value="-141.87" calcext:value-type="float">
            <text:p>-141,8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72]-[.$D$1]" office:value-type="float" office:value="-134.04956" calcext:value-type="float">
            <text:p>-134,04956</text:p>
          </table:table-cell>
          <table:table-cell table:formula="of:=[.B272]-[.$E$1]" office:value-type="float" office:value="-0" calcext:value-type="float">
            <text:p>0</text:p>
          </table:table-cell>
          <table:table-cell/>
          <table:table-cell table:formula="of:=COM.MICROSOFT.CONCAT([.G272];&quot; &quot;;[.H272])" office:value-type="string" office:string-value="-134,04956 0" calcext:value-type="string">
            <text:p>-134,04956 0</text:p>
          </table:table-cell>
          <table:table-cell/>
          <table:table-cell table:formula="of:=SUBSTITUTE([.J272];&quot;,&quot;;&quot;,&quot;)" office:value-type="string" office:string-value="-134,04956 0" calcext:value-type="string">
            <text:p>-134,04956 0</text:p>
          </table:table-cell>
          <table:table-cell table:number-columns-repeated="2"/>
          <table:table-cell table:formula="of:=220*SQRT(2)/([.$D$6]/2)*([.A272]-[.$D$1])" office:value-type="float" office:value="-237.467603894962" calcext:value-type="float">
            <text:p>-237,467603894962</text:p>
          </table:table-cell>
          <table:table-cell table:number-columns-repeated="4"/>
        </table:table-row>
        <table:table-row table:style-name="ro1">
          <table:table-cell office:value-type="float" office:value="-106.97" calcext:value-type="float">
            <text:p>-106,9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73]-[.$D$1]" office:value-type="float" office:value="-99.14956" calcext:value-type="float">
            <text:p>-99,14956</text:p>
          </table:table-cell>
          <table:table-cell table:formula="of:=[.B273]-[.$E$1]" office:value-type="float" office:value="-0" calcext:value-type="float">
            <text:p>0</text:p>
          </table:table-cell>
          <table:table-cell/>
          <table:table-cell table:formula="of:=COM.MICROSOFT.CONCAT([.G273];&quot; &quot;;[.H273])" office:value-type="string" office:string-value="-99,14956 0" calcext:value-type="string">
            <text:p>-99,14956 0</text:p>
          </table:table-cell>
          <table:table-cell/>
          <table:table-cell table:formula="of:=SUBSTITUTE([.J273];&quot;,&quot;;&quot;,&quot;)" office:value-type="string" office:string-value="-99,14956 0" calcext:value-type="string">
            <text:p>-99,14956 0</text:p>
          </table:table-cell>
          <table:table-cell table:number-columns-repeated="2"/>
          <table:table-cell table:formula="of:=220*SQRT(2)/([.$D$6]/2)*([.A273]-[.$D$1])" office:value-type="float" office:value="-175.642564141499" calcext:value-type="float">
            <text:p>-175,642564141499</text:p>
          </table:table-cell>
          <table:table-cell table:number-columns-repeated="4"/>
        </table:table-row>
        <table:table-row table:style-name="ro1">
          <table:table-cell office:value-type="float" office:value="-68.28" calcext:value-type="float">
            <text:p>-68,2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274]-[.$D$1]" office:value-type="float" office:value="-60.45956" calcext:value-type="float">
            <text:p>-60,45956</text:p>
          </table:table-cell>
          <table:table-cell table:formula="of:=[.B274]-[.$E$1]" office:value-type="float" office:value="0" calcext:value-type="float">
            <text:p>0</text:p>
          </table:table-cell>
          <table:table-cell/>
          <table:table-cell table:formula="of:=COM.MICROSOFT.CONCAT([.G274];&quot; &quot;;[.H274])" office:value-type="string" office:string-value="-60,45956 0" calcext:value-type="string">
            <text:p>-60,45956 0</text:p>
          </table:table-cell>
          <table:table-cell/>
          <table:table-cell table:formula="of:=SUBSTITUTE([.J274];&quot;,&quot;;&quot;,&quot;)" office:value-type="string" office:string-value="-60,45956 0" calcext:value-type="string">
            <text:p>-60,45956 0</text:p>
          </table:table-cell>
          <table:table-cell table:number-columns-repeated="2"/>
          <table:table-cell table:formula="of:=220*SQRT(2)/([.$D$6]/2)*([.A274]-[.$D$1])" office:value-type="float" office:value="-107.103573079566" calcext:value-type="float">
            <text:p>-107,103573079566</text:p>
          </table:table-cell>
          <table:table-cell table:number-columns-repeated="4"/>
        </table:table-row>
        <table:table-row table:style-name="ro1">
          <table:table-cell office:value-type="float" office:value="-26.55" calcext:value-type="float">
            <text:p>-26,55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75]-[.$D$1]" office:value-type="float" office:value="-18.72956" calcext:value-type="float">
            <text:p>-18,72956</text:p>
          </table:table-cell>
          <table:table-cell table:formula="of:=[.B275]-[.$E$1]" office:value-type="float" office:value="-0" calcext:value-type="float">
            <text:p>0</text:p>
          </table:table-cell>
          <table:table-cell/>
          <table:table-cell table:formula="of:=COM.MICROSOFT.CONCAT([.G275];&quot; &quot;;[.H275])" office:value-type="string" office:string-value="-18,72956 0" calcext:value-type="string">
            <text:p>-18,72956 0</text:p>
          </table:table-cell>
          <table:table-cell/>
          <table:table-cell table:formula="of:=SUBSTITUTE([.J275];&quot;,&quot;;&quot;,&quot;)" office:value-type="string" office:string-value="-18,72956 0" calcext:value-type="string">
            <text:p>-18,72956 0</text:p>
          </table:table-cell>
          <table:table-cell table:number-columns-repeated="2"/>
          <table:table-cell table:formula="of:=220*SQRT(2)/([.$D$6]/2)*([.A275]-[.$D$1])" office:value-type="float" office:value="-33.1792490419731" calcext:value-type="float">
            <text:p>-33,1792490419731</text:p>
          </table:table-cell>
          <table:table-cell table:number-columns-repeated="4"/>
        </table:table-row>
        <table:table-row table:style-name="ro1">
          <table:table-cell office:value-type="float" office:value="20.48" calcext:value-type="float">
            <text:p>20,4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276]-[.$D$1]" office:value-type="float" office:value="28.30044" calcext:value-type="float">
            <text:p>28,30044</text:p>
          </table:table-cell>
          <table:table-cell table:formula="of:=[.B276]-[.$E$1]" office:value-type="float" office:value="0" calcext:value-type="float">
            <text:p>0</text:p>
          </table:table-cell>
          <table:table-cell/>
          <table:table-cell table:formula="of:=COM.MICROSOFT.CONCAT([.G276];&quot; &quot;;[.H276])" office:value-type="string" office:string-value="28,30044 0" calcext:value-type="string">
            <text:p>28,30044 0</text:p>
          </table:table-cell>
          <table:table-cell/>
          <table:table-cell table:formula="of:=SUBSTITUTE([.J276];&quot;,&quot;;&quot;,&quot;)" office:value-type="string" office:string-value="28,30044 0" calcext:value-type="string">
            <text:p>28,30044 0</text:p>
          </table:table-cell>
          <table:table-cell table:number-columns-repeated="2"/>
          <table:table-cell table:formula="of:=220*SQRT(2)/([.$D$6]/2)*([.A276]-[.$D$1])" office:value-type="float" office:value="50.1339778808161" calcext:value-type="float">
            <text:p>50,1339778808161</text:p>
          </table:table-cell>
          <table:table-cell table:number-columns-repeated="4"/>
        </table:table-row>
        <table:table-row table:style-name="ro1">
          <table:table-cell office:value-type="float" office:value="63.73" calcext:value-type="float">
            <text:p>63,73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77]-[.$D$1]" office:value-type="float" office:value="71.55044" calcext:value-type="float">
            <text:p>71,55044</text:p>
          </table:table-cell>
          <table:table-cell table:formula="of:=[.B277]-[.$E$1]" office:value-type="float" office:value="-0" calcext:value-type="float">
            <text:p>0</text:p>
          </table:table-cell>
          <table:table-cell/>
          <table:table-cell table:formula="of:=COM.MICROSOFT.CONCAT([.G277];&quot; &quot;;[.H277])" office:value-type="string" office:string-value="71,55044 0" calcext:value-type="string">
            <text:p>71,55044 0</text:p>
          </table:table-cell>
          <table:table-cell/>
          <table:table-cell table:formula="of:=SUBSTITUTE([.J277];&quot;,&quot;;&quot;,&quot;)" office:value-type="string" office:string-value="71,55044 0" calcext:value-type="string">
            <text:p>71,55044 0</text:p>
          </table:table-cell>
          <table:table-cell table:number-columns-repeated="2"/>
          <table:table-cell table:formula="of:=220*SQRT(2)/([.$D$6]/2)*([.A277]-[.$D$1])" office:value-type="float" office:value="126.750968406239" calcext:value-type="float">
            <text:p>126,750968406239</text:p>
          </table:table-cell>
          <table:table-cell table:number-columns-repeated="4"/>
        </table:table-row>
        <table:table-row table:style-name="ro1">
          <table:table-cell office:value-type="float" office:value="103.18" calcext:value-type="float">
            <text:p>103,1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278]-[.$D$1]" office:value-type="float" office:value="111.00044" calcext:value-type="float">
            <text:p>111,00044</text:p>
          </table:table-cell>
          <table:table-cell table:formula="of:=[.B278]-[.$E$1]" office:value-type="float" office:value="0" calcext:value-type="float">
            <text:p>0</text:p>
          </table:table-cell>
          <table:table-cell/>
          <table:table-cell table:formula="of:=COM.MICROSOFT.CONCAT([.G278];&quot; &quot;;[.H278])" office:value-type="string" office:string-value="111,00044 0" calcext:value-type="string">
            <text:p>111,00044 0</text:p>
          </table:table-cell>
          <table:table-cell/>
          <table:table-cell table:formula="of:=SUBSTITUTE([.J278];&quot;,&quot;;&quot;,&quot;)" office:value-type="string" office:string-value="111,00044 0" calcext:value-type="string">
            <text:p>111,00044 0</text:p>
          </table:table-cell>
          <table:table-cell table:number-columns-repeated="2"/>
          <table:table-cell table:formula="of:=220*SQRT(2)/([.$D$6]/2)*([.A278]-[.$D$1])" office:value-type="float" office:value="196.636292712087" calcext:value-type="float">
            <text:p>196,636292712087</text:p>
          </table:table-cell>
          <table:table-cell table:number-columns-repeated="4"/>
        </table:table-row>
        <table:table-row table:style-name="ro1">
          <table:table-cell office:value-type="float" office:value="132.77" calcext:value-type="float">
            <text:p>132,7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79]-[.$D$1]" office:value-type="float" office:value="140.59044" calcext:value-type="float">
            <text:p>140,59044</text:p>
          </table:table-cell>
          <table:table-cell table:formula="of:=[.B279]-[.$E$1]" office:value-type="float" office:value="-0" calcext:value-type="float">
            <text:p>0</text:p>
          </table:table-cell>
          <table:table-cell/>
          <table:table-cell table:formula="of:=COM.MICROSOFT.CONCAT([.G279];&quot; &quot;;[.H279])" office:value-type="string" office:string-value="140,59044 0" calcext:value-type="string">
            <text:p>140,59044 0</text:p>
          </table:table-cell>
          <table:table-cell/>
          <table:table-cell table:formula="of:=SUBSTITUTE([.J279];&quot;,&quot;;&quot;,&quot;)" office:value-type="string" office:string-value="140,59044 0" calcext:value-type="string">
            <text:p>140,59044 0</text:p>
          </table:table-cell>
          <table:table-cell table:number-columns-repeated="2"/>
          <table:table-cell table:formula="of:=220*SQRT(2)/([.$D$6]/2)*([.A279]-[.$D$1])" office:value-type="float" office:value="249.054714669249" calcext:value-type="float">
            <text:p>249,054714669249</text:p>
          </table:table-cell>
          <table:table-cell table:number-columns-repeated="4"/>
        </table:table-row>
        <table:table-row table:style-name="ro1">
          <table:table-cell office:value-type="float" office:value="153.25" calcext:value-type="float">
            <text:p>153,25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80]-[.$D$1]" office:value-type="float" office:value="161.07044" calcext:value-type="float">
            <text:p>161,07044</text:p>
          </table:table-cell>
          <table:table-cell table:formula="of:=[.B280]-[.$E$1]" office:value-type="float" office:value="-0" calcext:value-type="float">
            <text:p>0</text:p>
          </table:table-cell>
          <table:table-cell/>
          <table:table-cell table:formula="of:=COM.MICROSOFT.CONCAT([.G280];&quot; &quot;;[.H280])" office:value-type="string" office:string-value="161,07044 0" calcext:value-type="string">
            <text:p>161,07044 0</text:p>
          </table:table-cell>
          <table:table-cell/>
          <table:table-cell table:formula="of:=SUBSTITUTE([.J280];&quot;,&quot;;&quot;,&quot;)" office:value-type="string" office:string-value="161,07044 0" calcext:value-type="string">
            <text:p>161,07044 0</text:p>
          </table:table-cell>
          <table:table-cell table:number-columns-repeated="2"/>
          <table:table-cell table:formula="of:=220*SQRT(2)/([.$D$6]/2)*([.A280]-[.$D$1])" office:value-type="float" office:value="285.334852610536" calcext:value-type="float">
            <text:p>285,334852610536</text:p>
          </table:table-cell>
          <table:table-cell table:number-columns-repeated="4"/>
        </table:table-row>
        <table:table-row table:style-name="ro1">
          <table:table-cell office:value-type="float" office:value="161.59" calcext:value-type="float">
            <text:p>161,59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81]-[.$D$1]" office:value-type="float" office:value="169.41044" calcext:value-type="float">
            <text:p>169,41044</text:p>
          </table:table-cell>
          <table:table-cell table:formula="of:=[.B281]-[.$E$1]" office:value-type="float" office:value="-0" calcext:value-type="float">
            <text:p>0</text:p>
          </table:table-cell>
          <table:table-cell/>
          <table:table-cell table:formula="of:=COM.MICROSOFT.CONCAT([.G281];&quot; &quot;;[.H281])" office:value-type="string" office:string-value="169,41044 0" calcext:value-type="string">
            <text:p>169,41044 0</text:p>
          </table:table-cell>
          <table:table-cell/>
          <table:table-cell table:formula="of:=SUBSTITUTE([.J281];&quot;,&quot;;&quot;,&quot;)" office:value-type="string" office:string-value="169,41044 0" calcext:value-type="string">
            <text:p>169,41044 0</text:p>
          </table:table-cell>
          <table:table-cell table:number-columns-repeated="2"/>
          <table:table-cell table:formula="of:=220*SQRT(2)/([.$D$6]/2)*([.A281]-[.$D$1])" office:value-type="float" office:value="300.109088471392" calcext:value-type="float">
            <text:p>300,109088471392</text:p>
          </table:table-cell>
          <table:table-cell table:number-columns-repeated="4"/>
        </table:table-row>
        <table:table-row table:style-name="ro1">
          <table:table-cell office:value-type="float" office:value="164.63" calcext:value-type="float">
            <text:p>164,63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82]-[.$D$1]" office:value-type="float" office:value="172.45044" calcext:value-type="float">
            <text:p>172,45044</text:p>
          </table:table-cell>
          <table:table-cell table:formula="of:=[.B282]-[.$E$1]" office:value-type="float" office:value="-0" calcext:value-type="float">
            <text:p>0</text:p>
          </table:table-cell>
          <table:table-cell/>
          <table:table-cell table:formula="of:=COM.MICROSOFT.CONCAT([.G282];&quot; &quot;;[.H282])" office:value-type="string" office:string-value="172,45044 0" calcext:value-type="string">
            <text:p>172,45044 0</text:p>
          </table:table-cell>
          <table:table-cell/>
          <table:table-cell table:formula="of:=SUBSTITUTE([.J282];&quot;,&quot;;&quot;,&quot;)" office:value-type="string" office:string-value="172,45044 0" calcext:value-type="string">
            <text:p>172,45044 0</text:p>
          </table:table-cell>
          <table:table-cell table:number-columns-repeated="2"/>
          <table:table-cell table:formula="of:=220*SQRT(2)/([.$D$6]/2)*([.A282]-[.$D$1])" office:value-type="float" office:value="305.494421447052" calcext:value-type="float">
            <text:p>305,494421447052</text:p>
          </table:table-cell>
          <table:table-cell table:number-columns-repeated="4"/>
        </table:table-row>
        <table:table-row table:style-name="ro1">
          <table:table-cell office:value-type="float" office:value="142.63" calcext:value-type="float">
            <text:p>142,6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283]-[.$D$1]" office:value-type="float" office:value="150.45044" calcext:value-type="float">
            <text:p>150,45044</text:p>
          </table:table-cell>
          <table:table-cell table:formula="of:=[.B283]-[.$E$1]" office:value-type="float" office:value="0" calcext:value-type="float">
            <text:p>0</text:p>
          </table:table-cell>
          <table:table-cell/>
          <table:table-cell table:formula="of:=COM.MICROSOFT.CONCAT([.G283];&quot; &quot;;[.H283])" office:value-type="string" office:string-value="150,45044 0" calcext:value-type="string">
            <text:p>150,45044 0</text:p>
          </table:table-cell>
          <table:table-cell/>
          <table:table-cell table:formula="of:=SUBSTITUTE([.J283];&quot;,&quot;;&quot;,&quot;)" office:value-type="string" office:string-value="150,45044 0" calcext:value-type="string">
            <text:p>150,45044 0</text:p>
          </table:table-cell>
          <table:table-cell table:number-columns-repeated="2"/>
          <table:table-cell table:formula="of:=220*SQRT(2)/([.$D$6]/2)*([.A283]-[.$D$1])" office:value-type="float" office:value="266.521617017935" calcext:value-type="float">
            <text:p>266,521617017935</text:p>
          </table:table-cell>
          <table:table-cell table:number-columns-repeated="4"/>
        </table:table-row>
        <table:table-row table:style-name="ro1">
          <table:table-cell office:value-type="float" office:value="108.49" calcext:value-type="float">
            <text:p>108,49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84]-[.$D$1]" office:value-type="float" office:value="116.31044" calcext:value-type="float">
            <text:p>116,31044</text:p>
          </table:table-cell>
          <table:table-cell table:formula="of:=[.B284]-[.$E$1]" office:value-type="float" office:value="-0" calcext:value-type="float">
            <text:p>0</text:p>
          </table:table-cell>
          <table:table-cell/>
          <table:table-cell table:formula="of:=COM.MICROSOFT.CONCAT([.G284];&quot; &quot;;[.H284])" office:value-type="string" office:string-value="116,31044 0" calcext:value-type="string">
            <text:p>116,31044 0</text:p>
          </table:table-cell>
          <table:table-cell/>
          <table:table-cell table:formula="of:=SUBSTITUTE([.J284];&quot;,&quot;;&quot;,&quot;)" office:value-type="string" office:string-value="116,31044 0" calcext:value-type="string">
            <text:p>116,31044 0</text:p>
          </table:table-cell>
          <table:table-cell table:number-columns-repeated="2"/>
          <table:table-cell table:formula="of:=220*SQRT(2)/([.$D$6]/2)*([.A284]-[.$D$1])" office:value-type="float" office:value="206.042910508387" calcext:value-type="float">
            <text:p>206,042910508387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85]-[.$D$1]" office:value-type="float" office:value="73.82044" calcext:value-type="float">
            <text:p>73,82044</text:p>
          </table:table-cell>
          <table:table-cell table:formula="of:=[.B285]-[.$E$1]" office:value-type="float" office:value="-0" calcext:value-type="float">
            <text:p>0</text:p>
          </table:table-cell>
          <table:table-cell/>
          <table:table-cell table:formula="of:=COM.MICROSOFT.CONCAT([.G285];&quot; &quot;;[.H285])" office:value-type="string" office:string-value="73,82044 0" calcext:value-type="string">
            <text:p>73,82044 0</text:p>
          </table:table-cell>
          <table:table-cell/>
          <table:table-cell table:formula="of:=SUBSTITUTE([.J285];&quot;,&quot;;&quot;,&quot;)" office:value-type="string" office:string-value="73,82044 0" calcext:value-type="string">
            <text:p>73,82044 0</text:p>
          </table:table-cell>
          <table:table-cell table:number-columns-repeated="2"/>
          <table:table-cell table:formula="of:=220*SQRT(2)/([.$D$6]/2)*([.A285]-[.$D$1])" office:value-type="float" office:value="130.77225322688" calcext:value-type="float">
            <text:p>130,77225322688</text:p>
          </table:table-cell>
          <table:table-cell table:number-columns-repeated="4"/>
        </table:table-row>
        <table:table-row table:style-name="ro1">
          <table:table-cell office:value-type="float" office:value="24.28" calcext:value-type="float">
            <text:p>24,2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86]-[.$D$1]" office:value-type="float" office:value="32.10044" calcext:value-type="float">
            <text:p>32,10044</text:p>
          </table:table-cell>
          <table:table-cell table:formula="of:=[.B286]-[.$E$1]" office:value-type="float" office:value="-0" calcext:value-type="float">
            <text:p>0</text:p>
          </table:table-cell>
          <table:table-cell/>
          <table:table-cell table:formula="of:=COM.MICROSOFT.CONCAT([.G286];&quot; &quot;;[.H286])" office:value-type="string" office:string-value="32,10044 0" calcext:value-type="string">
            <text:p>32,10044 0</text:p>
          </table:table-cell>
          <table:table-cell/>
          <table:table-cell table:formula="of:=SUBSTITUTE([.J286];&quot;,&quot;;&quot;,&quot;)" office:value-type="string" office:string-value="32,10044 0" calcext:value-type="string">
            <text:p>32,10044 0</text:p>
          </table:table-cell>
          <table:table-cell table:number-columns-repeated="2"/>
          <table:table-cell table:formula="of:=220*SQRT(2)/([.$D$6]/2)*([.A286]-[.$D$1])" office:value-type="float" office:value="56.8656441003908" calcext:value-type="float">
            <text:p>56,8656441003908</text:p>
          </table:table-cell>
          <table:table-cell table:number-columns-repeated="4"/>
        </table:table-row>
        <table:table-row table:style-name="ro1">
          <table:table-cell office:value-type="float" office:value="-19.73" calcext:value-type="float">
            <text:p>-19,73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87]-[.$D$1]" office:value-type="float" office:value="-11.90956" calcext:value-type="float">
            <text:p>-11,90956</text:p>
          </table:table-cell>
          <table:table-cell table:formula="of:=[.B287]-[.$E$1]" office:value-type="float" office:value="-0" calcext:value-type="float">
            <text:p>0</text:p>
          </table:table-cell>
          <table:table-cell/>
          <table:table-cell table:formula="of:=COM.MICROSOFT.CONCAT([.G287];&quot; &quot;;[.H287])" office:value-type="string" office:string-value="-11,90956 0" calcext:value-type="string">
            <text:p>-11,90956 0</text:p>
          </table:table-cell>
          <table:table-cell/>
          <table:table-cell table:formula="of:=SUBSTITUTE([.J287];&quot;,&quot;;&quot;,&quot;)" office:value-type="string" office:string-value="-11,90956 0" calcext:value-type="string">
            <text:p>-11,90956 0</text:p>
          </table:table-cell>
          <table:table-cell table:number-columns-repeated="2"/>
          <table:table-cell table:formula="of:=220*SQRT(2)/([.$D$6]/2)*([.A287]-[.$D$1])" office:value-type="float" office:value="-21.0976796689469" calcext:value-type="float">
            <text:p>-21,0976796689469</text:p>
          </table:table-cell>
          <table:table-cell table:number-columns-repeated="4"/>
        </table:table-row>
        <table:table-row table:style-name="ro1">
          <table:table-cell office:value-type="float" office:value="-63.73" calcext:value-type="float">
            <text:p>-63,73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88]-[.$D$1]" office:value-type="float" office:value="-55.90956" calcext:value-type="float">
            <text:p>-55,90956</text:p>
          </table:table-cell>
          <table:table-cell table:formula="of:=[.B288]-[.$E$1]" office:value-type="float" office:value="-0" calcext:value-type="float">
            <text:p>0</text:p>
          </table:table-cell>
          <table:table-cell/>
          <table:table-cell table:formula="of:=COM.MICROSOFT.CONCAT([.G288];&quot; &quot;;[.H288])" office:value-type="string" office:string-value="-55,90956 0" calcext:value-type="string">
            <text:p>-55,90956 0</text:p>
          </table:table-cell>
          <table:table-cell/>
          <table:table-cell table:formula="of:=SUBSTITUTE([.J288];&quot;,&quot;;&quot;,&quot;)" office:value-type="string" office:string-value="-55,90956 0" calcext:value-type="string">
            <text:p>-55,90956 0</text:p>
          </table:table-cell>
          <table:table-cell table:number-columns-repeated="2"/>
          <table:table-cell table:formula="of:=220*SQRT(2)/([.$D$6]/2)*([.A288]-[.$D$1])" office:value-type="float" office:value="-99.0432885271805" calcext:value-type="float">
            <text:p>-99,0432885271805</text:p>
          </table:table-cell>
          <table:table-cell table:number-columns-repeated="4"/>
        </table:table-row>
        <table:table-row table:style-name="ro1">
          <table:table-cell office:value-type="float" office:value="-108.49" calcext:value-type="float">
            <text:p>-108,4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289]-[.$D$1]" office:value-type="float" office:value="-100.66956" calcext:value-type="float">
            <text:p>-100,66956</text:p>
          </table:table-cell>
          <table:table-cell table:formula="of:=[.B289]-[.$E$1]" office:value-type="float" office:value="0" calcext:value-type="float">
            <text:p>0</text:p>
          </table:table-cell>
          <table:table-cell/>
          <table:table-cell table:formula="of:=COM.MICROSOFT.CONCAT([.G289];&quot; &quot;;[.H289])" office:value-type="string" office:string-value="-100,66956 0" calcext:value-type="string">
            <text:p>-100,66956 0</text:p>
          </table:table-cell>
          <table:table-cell/>
          <table:table-cell table:formula="of:=SUBSTITUTE([.J289];&quot;,&quot;;&quot;,&quot;)" office:value-type="string" office:string-value="-100,66956 0" calcext:value-type="string">
            <text:p>-100,66956 0</text:p>
          </table:table-cell>
          <table:table-cell table:number-columns-repeated="2"/>
          <table:table-cell table:formula="of:=220*SQRT(2)/([.$D$6]/2)*([.A289]-[.$D$1])" office:value-type="float" office:value="-178.335230629329" calcext:value-type="float">
            <text:p>-178,335230629329</text:p>
          </table:table-cell>
          <table:table-cell table:number-columns-repeated="4"/>
        </table:table-row>
        <table:table-row table:style-name="ro1">
          <table:table-cell office:value-type="float" office:value="-138.84" calcext:value-type="float">
            <text:p>-138,84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90]-[.$D$1]" office:value-type="float" office:value="-131.01956" calcext:value-type="float">
            <text:p>-131,01956</text:p>
          </table:table-cell>
          <table:table-cell table:formula="of:=[.B290]-[.$E$1]" office:value-type="float" office:value="-0" calcext:value-type="float">
            <text:p>0</text:p>
          </table:table-cell>
          <table:table-cell/>
          <table:table-cell table:formula="of:=COM.MICROSOFT.CONCAT([.G290];&quot; &quot;;[.H290])" office:value-type="string" office:string-value="-131,01956 0" calcext:value-type="string">
            <text:p>-131,01956 0</text:p>
          </table:table-cell>
          <table:table-cell/>
          <table:table-cell table:formula="of:=SUBSTITUTE([.J290];&quot;,&quot;;&quot;,&quot;)" office:value-type="string" office:string-value="-131,01956 0" calcext:value-type="string">
            <text:p>-131,01956 0</text:p>
          </table:table-cell>
          <table:table-cell table:number-columns-repeated="2"/>
          <table:table-cell table:formula="of:=220*SQRT(2)/([.$D$6]/2)*([.A290]-[.$D$1])" office:value-type="float" office:value="-232.099985830406" calcext:value-type="float">
            <text:p>-232,099985830406</text:p>
          </table:table-cell>
          <table:table-cell table:number-columns-repeated="4"/>
        </table:table-row>
        <table:table-row table:style-name="ro1">
          <table:table-cell office:value-type="float" office:value="-158.56" calcext:value-type="float">
            <text:p>-158,56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91]-[.$D$1]" office:value-type="float" office:value="-150.73956" calcext:value-type="float">
            <text:p>-150,73956</text:p>
          </table:table-cell>
          <table:table-cell table:formula="of:=[.B291]-[.$E$1]" office:value-type="float" office:value="-0" calcext:value-type="float">
            <text:p>0</text:p>
          </table:table-cell>
          <table:table-cell/>
          <table:table-cell table:formula="of:=COM.MICROSOFT.CONCAT([.G291];&quot; &quot;;[.H291])" office:value-type="string" office:string-value="-150,73956 0" calcext:value-type="string">
            <text:p>-150,73956 0</text:p>
          </table:table-cell>
          <table:table-cell/>
          <table:table-cell table:formula="of:=SUBSTITUTE([.J291];&quot;,&quot;;&quot;,&quot;)" office:value-type="string" office:string-value="-150,73956 0" calcext:value-type="string">
            <text:p>-150,73956 0</text:p>
          </table:table-cell>
          <table:table-cell table:number-columns-repeated="2"/>
          <table:table-cell table:formula="of:=220*SQRT(2)/([.$D$6]/2)*([.A291]-[.$D$1])" office:value-type="float" office:value="-267.033790527778" calcext:value-type="float">
            <text:p>-267,033790527778</text:p>
          </table:table-cell>
          <table:table-cell table:number-columns-repeated="4"/>
        </table:table-row>
        <table:table-row table:style-name="ro1">
          <table:table-cell office:value-type="float" office:value="-169.94" calcext:value-type="float">
            <text:p>-169,9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292]-[.$D$1]" office:value-type="float" office:value="-162.11956" calcext:value-type="float">
            <text:p>-162,11956</text:p>
          </table:table-cell>
          <table:table-cell table:formula="of:=[.B292]-[.$E$1]" office:value-type="float" office:value="0" calcext:value-type="float">
            <text:p>0</text:p>
          </table:table-cell>
          <table:table-cell/>
          <table:table-cell table:formula="of:=COM.MICROSOFT.CONCAT([.G292];&quot; &quot;;[.H292])" office:value-type="string" office:string-value="-162,11956 0" calcext:value-type="string">
            <text:p>-162,11956 0</text:p>
          </table:table-cell>
          <table:table-cell/>
          <table:table-cell table:formula="of:=SUBSTITUTE([.J292];&quot;,&quot;;&quot;,&quot;)" office:value-type="string" office:string-value="-162,11956 0" calcext:value-type="string">
            <text:p>-162,11956 0</text:p>
          </table:table-cell>
          <table:table-cell table:number-columns-repeated="2"/>
          <table:table-cell table:formula="of:=220*SQRT(2)/([.$D$6]/2)*([.A292]-[.$D$1])" office:value-type="float" office:value="-287.193359364294" calcext:value-type="float">
            <text:p>-287,193359364294</text:p>
          </table:table-cell>
          <table:table-cell table:number-columns-repeated="4"/>
        </table:table-row>
        <table:table-row table:style-name="ro1">
          <table:table-cell office:value-type="float" office:value="-171.46" calcext:value-type="float">
            <text:p>-171,4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293]-[.$D$1]" office:value-type="float" office:value="-163.63956" calcext:value-type="float">
            <text:p>-163,63956</text:p>
          </table:table-cell>
          <table:table-cell table:formula="of:=[.B293]-[.$E$1]" office:value-type="float" office:value="0" calcext:value-type="float">
            <text:p>0</text:p>
          </table:table-cell>
          <table:table-cell/>
          <table:table-cell table:formula="of:=COM.MICROSOFT.CONCAT([.G293];&quot; &quot;;[.H293])" office:value-type="string" office:string-value="-163,63956 0" calcext:value-type="string">
            <text:p>-163,63956 0</text:p>
          </table:table-cell>
          <table:table-cell/>
          <table:table-cell table:formula="of:=SUBSTITUTE([.J293];&quot;,&quot;;&quot;,&quot;)" office:value-type="string" office:string-value="-163,63956 0" calcext:value-type="string">
            <text:p>-163,63956 0</text:p>
          </table:table-cell>
          <table:table-cell table:number-columns-repeated="2"/>
          <table:table-cell table:formula="of:=220*SQRT(2)/([.$D$6]/2)*([.A293]-[.$D$1])" office:value-type="float" office:value="-289.886025852124" calcext:value-type="float">
            <text:p>-289,886025852124</text:p>
          </table:table-cell>
          <table:table-cell table:number-columns-repeated="4"/>
        </table:table-row>
        <table:table-row table:style-name="ro1">
          <table:table-cell office:value-type="float" office:value="-157.04" calcext:value-type="float">
            <text:p>-157,0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294]-[.$D$1]" office:value-type="float" office:value="-149.21956" calcext:value-type="float">
            <text:p>-149,21956</text:p>
          </table:table-cell>
          <table:table-cell table:formula="of:=[.B294]-[.$E$1]" office:value-type="float" office:value="0" calcext:value-type="float">
            <text:p>0</text:p>
          </table:table-cell>
          <table:table-cell/>
          <table:table-cell table:formula="of:=COM.MICROSOFT.CONCAT([.G294];&quot; &quot;;[.H294])" office:value-type="string" office:string-value="-149,21956 0" calcext:value-type="string">
            <text:p>-149,21956 0</text:p>
          </table:table-cell>
          <table:table-cell/>
          <table:table-cell table:formula="of:=SUBSTITUTE([.J294];&quot;,&quot;;&quot;,&quot;)" office:value-type="string" office:string-value="-149,21956 0" calcext:value-type="string">
            <text:p>-149,21956 0</text:p>
          </table:table-cell>
          <table:table-cell table:number-columns-repeated="2"/>
          <table:table-cell table:formula="of:=220*SQRT(2)/([.$D$6]/2)*([.A294]-[.$D$1])" office:value-type="float" office:value="-264.341124039948" calcext:value-type="float">
            <text:p>-264,341124039948</text:p>
          </table:table-cell>
          <table:table-cell table:number-columns-repeated="4"/>
        </table:table-row>
        <table:table-row table:style-name="ro1">
          <table:table-cell office:value-type="float" office:value="-128.97" calcext:value-type="float">
            <text:p>-128,9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295]-[.$D$1]" office:value-type="float" office:value="-121.14956" calcext:value-type="float">
            <text:p>-121,14956</text:p>
          </table:table-cell>
          <table:table-cell table:formula="of:=[.B295]-[.$E$1]" office:value-type="float" office:value="0" calcext:value-type="float">
            <text:p>0</text:p>
          </table:table-cell>
          <table:table-cell/>
          <table:table-cell table:formula="of:=COM.MICROSOFT.CONCAT([.G295];&quot; &quot;;[.H295])" office:value-type="string" office:string-value="-121,14956 0" calcext:value-type="string">
            <text:p>-121,14956 0</text:p>
          </table:table-cell>
          <table:table-cell/>
          <table:table-cell table:formula="of:=SUBSTITUTE([.J295];&quot;,&quot;;&quot;,&quot;)" office:value-type="string" office:string-value="-121,14956 0" calcext:value-type="string">
            <text:p>-121,14956 0</text:p>
          </table:table-cell>
          <table:table-cell table:number-columns-repeated="2"/>
          <table:table-cell table:formula="of:=220*SQRT(2)/([.$D$6]/2)*([.A295]-[.$D$1])" office:value-type="float" office:value="-214.615368570616" calcext:value-type="float">
            <text:p>-214,615368570616</text:p>
          </table:table-cell>
          <table:table-cell table:number-columns-repeated="4"/>
        </table:table-row>
        <table:table-row table:style-name="ro1">
          <table:table-cell office:value-type="float" office:value="-94.07" calcext:value-type="float">
            <text:p>-94,0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296]-[.$D$1]" office:value-type="float" office:value="-86.24956" calcext:value-type="float">
            <text:p>-86,24956</text:p>
          </table:table-cell>
          <table:table-cell table:formula="of:=[.B296]-[.$E$1]" office:value-type="float" office:value="0" calcext:value-type="float">
            <text:p>0</text:p>
          </table:table-cell>
          <table:table-cell/>
          <table:table-cell table:formula="of:=COM.MICROSOFT.CONCAT([.G296];&quot; &quot;;[.H296])" office:value-type="string" office:string-value="-86,24956 0" calcext:value-type="string">
            <text:p>-86,24956 0</text:p>
          </table:table-cell>
          <table:table-cell/>
          <table:table-cell table:formula="of:=SUBSTITUTE([.J296];&quot;,&quot;;&quot;,&quot;)" office:value-type="string" office:string-value="-86,24956 0" calcext:value-type="string">
            <text:p>-86,24956 0</text:p>
          </table:table-cell>
          <table:table-cell table:number-columns-repeated="2"/>
          <table:table-cell table:formula="of:=220*SQRT(2)/([.$D$6]/2)*([.A296]-[.$D$1])" office:value-type="float" office:value="-152.790328817153" calcext:value-type="float">
            <text:p>-152,790328817153</text:p>
          </table:table-cell>
          <table:table-cell table:number-columns-repeated="4"/>
        </table:table-row>
        <table:table-row table:style-name="ro1">
          <table:table-cell office:value-type="float" office:value="-50.07" calcext:value-type="float">
            <text:p>-50,0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297]-[.$D$1]" office:value-type="float" office:value="-42.24956" calcext:value-type="float">
            <text:p>-42,24956</text:p>
          </table:table-cell>
          <table:table-cell table:formula="of:=[.B297]-[.$E$1]" office:value-type="float" office:value="0" calcext:value-type="float">
            <text:p>0</text:p>
          </table:table-cell>
          <table:table-cell/>
          <table:table-cell table:formula="of:=COM.MICROSOFT.CONCAT([.G297];&quot; &quot;;[.H297])" office:value-type="string" office:string-value="-42,24956 0" calcext:value-type="string">
            <text:p>-42,24956 0</text:p>
          </table:table-cell>
          <table:table-cell/>
          <table:table-cell table:formula="of:=SUBSTITUTE([.J297];&quot;,&quot;;&quot;,&quot;)" office:value-type="string" office:string-value="-42,24956 0" calcext:value-type="string">
            <text:p>-42,24956 0</text:p>
          </table:table-cell>
          <table:table-cell table:number-columns-repeated="2"/>
          <table:table-cell table:formula="of:=220*SQRT(2)/([.$D$6]/2)*([.A297]-[.$D$1])" office:value-type="float" office:value="-74.8447199589198" calcext:value-type="float">
            <text:p>-74,8447199589198</text:p>
          </table:table-cell>
          <table:table-cell table:number-columns-repeated="4"/>
        </table:table-row>
        <table:table-row table:style-name="ro1">
          <table:table-cell office:value-type="float" office:value="-6.07" calcext:value-type="float">
            <text:p>-6,0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298]-[.$D$1]" office:value-type="float" office:value="1.75044" calcext:value-type="float">
            <text:p>1,75044</text:p>
          </table:table-cell>
          <table:table-cell table:formula="of:=[.B298]-[.$E$1]" office:value-type="float" office:value="0" calcext:value-type="float">
            <text:p>0</text:p>
          </table:table-cell>
          <table:table-cell/>
          <table:table-cell table:formula="of:=COM.MICROSOFT.CONCAT([.G298];&quot; &quot;;[.H298])" office:value-type="string" office:string-value="1,75044 0" calcext:value-type="string">
            <text:p>1,75044 0</text:p>
          </table:table-cell>
          <table:table-cell/>
          <table:table-cell table:formula="of:=SUBSTITUTE([.J298];&quot;,&quot;;&quot;,&quot;)" office:value-type="string" office:string-value="1,75044 0" calcext:value-type="string">
            <text:p>1,75044 0</text:p>
          </table:table-cell>
          <table:table-cell table:number-columns-repeated="2"/>
          <table:table-cell table:formula="of:=220*SQRT(2)/([.$D$6]/2)*([.A298]-[.$D$1])" office:value-type="float" office:value="3.10088889931378" calcext:value-type="float">
            <text:p>3,10088889931378</text:p>
          </table:table-cell>
          <table:table-cell table:number-columns-repeated="4"/>
        </table:table-row>
        <table:table-row table:style-name="ro1">
          <table:table-cell office:value-type="float" office:value="37.93" calcext:value-type="float">
            <text:p>37,93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299]-[.$D$1]" office:value-type="float" office:value="45.75044" calcext:value-type="float">
            <text:p>45,75044</text:p>
          </table:table-cell>
          <table:table-cell table:formula="of:=[.B299]-[.$E$1]" office:value-type="float" office:value="-0" calcext:value-type="float">
            <text:p>0</text:p>
          </table:table-cell>
          <table:table-cell/>
          <table:table-cell table:formula="of:=COM.MICROSOFT.CONCAT([.G299];&quot; &quot;;[.H299])" office:value-type="string" office:string-value="45,75044 0" calcext:value-type="string">
            <text:p>45,75044 0</text:p>
          </table:table-cell>
          <table:table-cell/>
          <table:table-cell table:formula="of:=SUBSTITUTE([.J299];&quot;,&quot;;&quot;,&quot;)" office:value-type="string" office:string-value="45,75044 0" calcext:value-type="string">
            <text:p>45,75044 0</text:p>
          </table:table-cell>
          <table:table-cell table:number-columns-repeated="2"/>
          <table:table-cell table:formula="of:=220*SQRT(2)/([.$D$6]/2)*([.A299]-[.$D$1])" office:value-type="float" office:value="81.0464977575473" calcext:value-type="float">
            <text:p>81,0464977575473</text:p>
          </table:table-cell>
          <table:table-cell table:number-columns-repeated="4"/>
        </table:table-row>
        <table:table-row table:style-name="ro1">
          <table:table-cell office:value-type="float" office:value="81.18" calcext:value-type="float">
            <text:p>81,1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00]-[.$D$1]" office:value-type="float" office:value="89.00044" calcext:value-type="float">
            <text:p>89,00044</text:p>
          </table:table-cell>
          <table:table-cell table:formula="of:=[.B300]-[.$E$1]" office:value-type="float" office:value="-0" calcext:value-type="float">
            <text:p>0</text:p>
          </table:table-cell>
          <table:table-cell/>
          <table:table-cell table:formula="of:=COM.MICROSOFT.CONCAT([.G300];&quot; &quot;;[.H300])" office:value-type="string" office:string-value="89,00044 0" calcext:value-type="string">
            <text:p>89,00044 0</text:p>
          </table:table-cell>
          <table:table-cell/>
          <table:table-cell table:formula="of:=SUBSTITUTE([.J300];&quot;,&quot;;&quot;,&quot;)" office:value-type="string" office:string-value="89,00044 0" calcext:value-type="string">
            <text:p>89,00044 0</text:p>
          </table:table-cell>
          <table:table-cell table:number-columns-repeated="2"/>
          <table:table-cell table:formula="of:=220*SQRT(2)/([.$D$6]/2)*([.A300]-[.$D$1])" office:value-type="float" office:value="157.66348828297" calcext:value-type="float">
            <text:p>157,66348828297</text:p>
          </table:table-cell>
          <table:table-cell table:number-columns-repeated="4"/>
        </table:table-row>
        <table:table-row table:style-name="ro1">
          <table:table-cell office:value-type="float" office:value="118.35" calcext:value-type="float">
            <text:p>118,3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301]-[.$D$1]" office:value-type="float" office:value="126.17044" calcext:value-type="float">
            <text:p>126,17044</text:p>
          </table:table-cell>
          <table:table-cell table:formula="of:=[.B301]-[.$E$1]" office:value-type="float" office:value="0" calcext:value-type="float">
            <text:p>0</text:p>
          </table:table-cell>
          <table:table-cell/>
          <table:table-cell table:formula="of:=COM.MICROSOFT.CONCAT([.G301];&quot; &quot;;[.H301])" office:value-type="string" office:string-value="126,17044 0" calcext:value-type="string">
            <text:p>126,17044 0</text:p>
          </table:table-cell>
          <table:table-cell/>
          <table:table-cell table:formula="of:=SUBSTITUTE([.J301];&quot;,&quot;;&quot;,&quot;)" office:value-type="string" office:string-value="126,17044 0" calcext:value-type="string">
            <text:p>126,17044 0</text:p>
          </table:table-cell>
          <table:table-cell table:number-columns-repeated="2"/>
          <table:table-cell table:formula="of:=220*SQRT(2)/([.$D$6]/2)*([.A301]-[.$D$1])" office:value-type="float" office:value="223.509812857073" calcext:value-type="float">
            <text:p>223,509812857073</text:p>
          </table:table-cell>
          <table:table-cell table:number-columns-repeated="4"/>
        </table:table-row>
        <table:table-row table:style-name="ro1">
          <table:table-cell office:value-type="float" office:value="145.66" calcext:value-type="float">
            <text:p>145,66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02]-[.$D$1]" office:value-type="float" office:value="153.48044" calcext:value-type="float">
            <text:p>153,48044</text:p>
          </table:table-cell>
          <table:table-cell table:formula="of:=[.B302]-[.$E$1]" office:value-type="float" office:value="-0" calcext:value-type="float">
            <text:p>0</text:p>
          </table:table-cell>
          <table:table-cell/>
          <table:table-cell table:formula="of:=COM.MICROSOFT.CONCAT([.G302];&quot; &quot;;[.H302])" office:value-type="string" office:string-value="153,48044 0" calcext:value-type="string">
            <text:p>153,48044 0</text:p>
          </table:table-cell>
          <table:table-cell/>
          <table:table-cell table:formula="of:=SUBSTITUTE([.J302];&quot;,&quot;;&quot;,&quot;)" office:value-type="string" office:string-value="153,48044 0" calcext:value-type="string">
            <text:p>153,48044 0</text:p>
          </table:table-cell>
          <table:table-cell table:number-columns-repeated="2"/>
          <table:table-cell table:formula="of:=220*SQRT(2)/([.$D$6]/2)*([.A302]-[.$D$1])" office:value-type="float" office:value="271.889235082491" calcext:value-type="float">
            <text:p>271,889235082491</text:p>
          </table:table-cell>
          <table:table-cell table:number-columns-repeated="4"/>
        </table:table-row>
        <table:table-row table:style-name="ro1">
          <table:table-cell office:value-type="float" office:value="156.28" calcext:value-type="float">
            <text:p>156,2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303]-[.$D$1]" office:value-type="float" office:value="164.10044" calcext:value-type="float">
            <text:p>164,10044</text:p>
          </table:table-cell>
          <table:table-cell table:formula="of:=[.B303]-[.$E$1]" office:value-type="float" office:value="0" calcext:value-type="float">
            <text:p>0</text:p>
          </table:table-cell>
          <table:table-cell/>
          <table:table-cell table:formula="of:=COM.MICROSOFT.CONCAT([.G303];&quot; &quot;;[.H303])" office:value-type="string" office:string-value="164,10044 0" calcext:value-type="string">
            <text:p>164,10044 0</text:p>
          </table:table-cell>
          <table:table-cell/>
          <table:table-cell table:formula="of:=SUBSTITUTE([.J303];&quot;,&quot;;&quot;,&quot;)" office:value-type="string" office:string-value="164,10044 0" calcext:value-type="string">
            <text:p>164,10044 0</text:p>
          </table:table-cell>
          <table:table-cell table:number-columns-repeated="2"/>
          <table:table-cell table:formula="of:=220*SQRT(2)/([.$D$6]/2)*([.A303]-[.$D$1])" office:value-type="float" office:value="290.702470675091" calcext:value-type="float">
            <text:p>290,702470675091</text:p>
          </table:table-cell>
          <table:table-cell table:number-columns-repeated="4"/>
        </table:table-row>
        <table:table-row table:style-name="ro1">
          <table:table-cell office:value-type="float" office:value="163.87" calcext:value-type="float">
            <text:p>163,8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304]-[.$D$1]" office:value-type="float" office:value="171.69044" calcext:value-type="float">
            <text:p>171,69044</text:p>
          </table:table-cell>
          <table:table-cell table:formula="of:=[.B304]-[.$E$1]" office:value-type="float" office:value="0" calcext:value-type="float">
            <text:p>0</text:p>
          </table:table-cell>
          <table:table-cell/>
          <table:table-cell table:formula="of:=COM.MICROSOFT.CONCAT([.G304];&quot; &quot;;[.H304])" office:value-type="string" office:string-value="171,69044 0" calcext:value-type="string">
            <text:p>171,69044 0</text:p>
          </table:table-cell>
          <table:table-cell/>
          <table:table-cell table:formula="of:=SUBSTITUTE([.J304];&quot;,&quot;;&quot;,&quot;)" office:value-type="string" office:string-value="171,69044 0" calcext:value-type="string">
            <text:p>171,69044 0</text:p>
          </table:table-cell>
          <table:table-cell table:number-columns-repeated="2"/>
          <table:table-cell table:formula="of:=220*SQRT(2)/([.$D$6]/2)*([.A304]-[.$D$1])" office:value-type="float" office:value="304.148088203137" calcext:value-type="float">
            <text:p>304,148088203137</text:p>
          </table:table-cell>
          <table:table-cell table:number-columns-repeated="4"/>
        </table:table-row>
        <table:table-row table:style-name="ro1">
          <table:table-cell office:value-type="float" office:value="154.01" calcext:value-type="float">
            <text:p>154,01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05]-[.$D$1]" office:value-type="float" office:value="161.83044" calcext:value-type="float">
            <text:p>161,83044</text:p>
          </table:table-cell>
          <table:table-cell table:formula="of:=[.B305]-[.$E$1]" office:value-type="float" office:value="-0" calcext:value-type="float">
            <text:p>0</text:p>
          </table:table-cell>
          <table:table-cell/>
          <table:table-cell table:formula="of:=COM.MICROSOFT.CONCAT([.G305];&quot; &quot;;[.H305])" office:value-type="string" office:string-value="161,83044 0" calcext:value-type="string">
            <text:p>161,83044 0</text:p>
          </table:table-cell>
          <table:table-cell/>
          <table:table-cell table:formula="of:=SUBSTITUTE([.J305];&quot;,&quot;;&quot;,&quot;)" office:value-type="string" office:string-value="161,83044 0" calcext:value-type="string">
            <text:p>161,83044 0</text:p>
          </table:table-cell>
          <table:table-cell table:number-columns-repeated="2"/>
          <table:table-cell table:formula="of:=220*SQRT(2)/([.$D$6]/2)*([.A305]-[.$D$1])" office:value-type="float" office:value="286.681185854451" calcext:value-type="float">
            <text:p>286,681185854451</text:p>
          </table:table-cell>
          <table:table-cell table:number-columns-repeated="4"/>
        </table:table-row>
        <table:table-row table:style-name="ro1">
          <table:table-cell office:value-type="float" office:value="117.59" calcext:value-type="float">
            <text:p>117,59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06]-[.$D$1]" office:value-type="float" office:value="125.41044" calcext:value-type="float">
            <text:p>125,41044</text:p>
          </table:table-cell>
          <table:table-cell table:formula="of:=[.B306]-[.$E$1]" office:value-type="float" office:value="-0" calcext:value-type="float">
            <text:p>0</text:p>
          </table:table-cell>
          <table:table-cell/>
          <table:table-cell table:formula="of:=COM.MICROSOFT.CONCAT([.G306];&quot; &quot;;[.H306])" office:value-type="string" office:string-value="125,41044 0" calcext:value-type="string">
            <text:p>125,41044 0</text:p>
          </table:table-cell>
          <table:table-cell/>
          <table:table-cell table:formula="of:=SUBSTITUTE([.J306];&quot;,&quot;;&quot;,&quot;)" office:value-type="string" office:string-value="125,41044 0" calcext:value-type="string">
            <text:p>125,41044 0</text:p>
          </table:table-cell>
          <table:table-cell table:number-columns-repeated="2"/>
          <table:table-cell table:formula="of:=220*SQRT(2)/([.$D$6]/2)*([.A306]-[.$D$1])" office:value-type="float" office:value="222.163479613158" calcext:value-type="float">
            <text:p>222,163479613158</text:p>
          </table:table-cell>
          <table:table-cell table:number-columns-repeated="4"/>
        </table:table-row>
        <table:table-row table:style-name="ro1">
          <table:table-cell office:value-type="float" office:value="69.8" calcext:value-type="float">
            <text:p>69,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07]-[.$D$1]" office:value-type="float" office:value="77.62044" calcext:value-type="float">
            <text:p>77,62044</text:p>
          </table:table-cell>
          <table:table-cell table:formula="of:=[.B307]-[.$E$1]" office:value-type="float" office:value="-0" calcext:value-type="float">
            <text:p>0</text:p>
          </table:table-cell>
          <table:table-cell/>
          <table:table-cell table:formula="of:=COM.MICROSOFT.CONCAT([.G307];&quot; &quot;;[.H307])" office:value-type="string" office:string-value="77,62044 0" calcext:value-type="string">
            <text:p>77,62044 0</text:p>
          </table:table-cell>
          <table:table-cell/>
          <table:table-cell table:formula="of:=SUBSTITUTE([.J307];&quot;,&quot;;&quot;,&quot;)" office:value-type="string" office:string-value="77,62044 0" calcext:value-type="string">
            <text:p>77,62044 0</text:p>
          </table:table-cell>
          <table:table-cell table:number-columns-repeated="2"/>
          <table:table-cell table:formula="of:=220*SQRT(2)/([.$D$6]/2)*([.A307]-[.$D$1])" office:value-type="float" office:value="137.503919446454" calcext:value-type="float">
            <text:p>137,503919446454</text:p>
          </table:table-cell>
          <table:table-cell table:number-columns-repeated="4"/>
        </table:table-row>
        <table:table-row table:style-name="ro1">
          <table:table-cell office:value-type="float" office:value="17.45" calcext:value-type="float">
            <text:p>17,4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308]-[.$D$1]" office:value-type="float" office:value="25.27044" calcext:value-type="float">
            <text:p>25,27044</text:p>
          </table:table-cell>
          <table:table-cell table:formula="of:=[.B308]-[.$E$1]" office:value-type="float" office:value="0" calcext:value-type="float">
            <text:p>0</text:p>
          </table:table-cell>
          <table:table-cell/>
          <table:table-cell table:formula="of:=COM.MICROSOFT.CONCAT([.G308];&quot; &quot;;[.H308])" office:value-type="string" office:string-value="25,27044 0" calcext:value-type="string">
            <text:p>25,27044 0</text:p>
          </table:table-cell>
          <table:table-cell/>
          <table:table-cell table:formula="of:=SUBSTITUTE([.J308];&quot;,&quot;;&quot;,&quot;)" office:value-type="string" office:string-value="25,27044 0" calcext:value-type="string">
            <text:p>25,27044 0</text:p>
          </table:table-cell>
          <table:table-cell table:number-columns-repeated="2"/>
          <table:table-cell table:formula="of:=220*SQRT(2)/([.$D$6]/2)*([.A308]-[.$D$1])" office:value-type="float" office:value="44.7663598162604" calcext:value-type="float">
            <text:p>44,7663598162604</text:p>
          </table:table-cell>
          <table:table-cell table:number-columns-repeated="4"/>
        </table:table-row>
        <table:table-row table:style-name="ro1">
          <table:table-cell office:value-type="float" office:value="-22.76" calcext:value-type="float">
            <text:p>-22,7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309]-[.$D$1]" office:value-type="float" office:value="-14.93956" calcext:value-type="float">
            <text:p>-14,93956</text:p>
          </table:table-cell>
          <table:table-cell table:formula="of:=[.B309]-[.$E$1]" office:value-type="float" office:value="0" calcext:value-type="float">
            <text:p>0</text:p>
          </table:table-cell>
          <table:table-cell/>
          <table:table-cell table:formula="of:=COM.MICROSOFT.CONCAT([.G309];&quot; &quot;;[.H309])" office:value-type="string" office:string-value="-14,93956 0" calcext:value-type="string">
            <text:p>-14,93956 0</text:p>
          </table:table-cell>
          <table:table-cell/>
          <table:table-cell table:formula="of:=SUBSTITUTE([.J309];&quot;,&quot;;&quot;,&quot;)" office:value-type="string" office:string-value="-14,93956 0" calcext:value-type="string">
            <text:p>-14,93956 0</text:p>
          </table:table-cell>
          <table:table-cell table:number-columns-repeated="2"/>
          <table:table-cell table:formula="of:=220*SQRT(2)/([.$D$6]/2)*([.A309]-[.$D$1])" office:value-type="float" office:value="-26.4652977335025" calcext:value-type="float">
            <text:p>-26,4652977335025</text:p>
          </table:table-cell>
          <table:table-cell table:number-columns-repeated="4"/>
        </table:table-row>
        <table:table-row table:style-name="ro1">
          <table:table-cell office:value-type="float" office:value="-64.49" calcext:value-type="float">
            <text:p>-64,4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310]-[.$D$1]" office:value-type="float" office:value="-56.66956" calcext:value-type="float">
            <text:p>-56,66956</text:p>
          </table:table-cell>
          <table:table-cell table:formula="of:=[.B310]-[.$E$1]" office:value-type="float" office:value="0" calcext:value-type="float">
            <text:p>0</text:p>
          </table:table-cell>
          <table:table-cell/>
          <table:table-cell table:formula="of:=COM.MICROSOFT.CONCAT([.G310];&quot; &quot;;[.H310])" office:value-type="string" office:string-value="-56,66956 0" calcext:value-type="string">
            <text:p>-56,66956 0</text:p>
          </table:table-cell>
          <table:table-cell/>
          <table:table-cell table:formula="of:=SUBSTITUTE([.J310];&quot;,&quot;;&quot;,&quot;)" office:value-type="string" office:string-value="-56,66956 0" calcext:value-type="string">
            <text:p>-56,66956 0</text:p>
          </table:table-cell>
          <table:table-cell table:number-columns-repeated="2"/>
          <table:table-cell table:formula="of:=220*SQRT(2)/([.$D$6]/2)*([.A310]-[.$D$1])" office:value-type="float" office:value="-100.389621771095" calcext:value-type="float">
            <text:p>-100,389621771095</text:p>
          </table:table-cell>
          <table:table-cell table:number-columns-repeated="4"/>
        </table:table-row>
        <table:table-row table:style-name="ro1">
          <table:table-cell office:value-type="float" office:value="-103.18" calcext:value-type="float">
            <text:p>-103,1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11]-[.$D$1]" office:value-type="float" office:value="-95.35956" calcext:value-type="float">
            <text:p>-95,35956</text:p>
          </table:table-cell>
          <table:table-cell table:formula="of:=[.B311]-[.$E$1]" office:value-type="float" office:value="-0" calcext:value-type="float">
            <text:p>0</text:p>
          </table:table-cell>
          <table:table-cell/>
          <table:table-cell table:formula="of:=COM.MICROSOFT.CONCAT([.G311];&quot; &quot;;[.H311])" office:value-type="string" office:string-value="-95,35956 0" calcext:value-type="string">
            <text:p>-95,35956 0</text:p>
          </table:table-cell>
          <table:table-cell/>
          <table:table-cell table:formula="of:=SUBSTITUTE([.J311];&quot;,&quot;;&quot;,&quot;)" office:value-type="string" office:string-value="-95,35956 0" calcext:value-type="string">
            <text:p>-95,35956 0</text:p>
          </table:table-cell>
          <table:table-cell table:number-columns-repeated="2"/>
          <table:table-cell table:formula="of:=220*SQRT(2)/([.$D$6]/2)*([.A311]-[.$D$1])" office:value-type="float" office:value="-168.928612833029" calcext:value-type="float">
            <text:p>-168,928612833029</text:p>
          </table:table-cell>
          <table:table-cell table:number-columns-repeated="4"/>
        </table:table-row>
        <table:table-row table:style-name="ro1">
          <table:table-cell office:value-type="float" office:value="-134.28" calcext:value-type="float">
            <text:p>-134,2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12]-[.$D$1]" office:value-type="float" office:value="-126.45956" calcext:value-type="float">
            <text:p>-126,45956</text:p>
          </table:table-cell>
          <table:table-cell table:formula="of:=[.B312]-[.$E$1]" office:value-type="float" office:value="-0" calcext:value-type="float">
            <text:p>0</text:p>
          </table:table-cell>
          <table:table-cell/>
          <table:table-cell table:formula="of:=COM.MICROSOFT.CONCAT([.G312];&quot; &quot;;[.H312])" office:value-type="string" office:string-value="-126,45956 0" calcext:value-type="string">
            <text:p>-126,45956 0</text:p>
          </table:table-cell>
          <table:table-cell/>
          <table:table-cell table:formula="of:=SUBSTITUTE([.J312];&quot;,&quot;;&quot;,&quot;)" office:value-type="string" office:string-value="-126,45956 0" calcext:value-type="string">
            <text:p>-126,45956 0</text:p>
          </table:table-cell>
          <table:table-cell table:number-columns-repeated="2"/>
          <table:table-cell table:formula="of:=220*SQRT(2)/([.$D$6]/2)*([.A312]-[.$D$1])" office:value-type="float" office:value="-224.021986366916" calcext:value-type="float">
            <text:p>-224,021986366916</text:p>
          </table:table-cell>
          <table:table-cell table:number-columns-repeated="4"/>
        </table:table-row>
        <table:table-row table:style-name="ro1">
          <table:table-cell office:value-type="float" office:value="-163.87" calcext:value-type="float">
            <text:p>-163,8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313]-[.$D$1]" office:value-type="float" office:value="-156.04956" calcext:value-type="float">
            <text:p>-156,04956</text:p>
          </table:table-cell>
          <table:table-cell table:formula="of:=[.B313]-[.$E$1]" office:value-type="float" office:value="0" calcext:value-type="float">
            <text:p>0</text:p>
          </table:table-cell>
          <table:table-cell/>
          <table:table-cell table:formula="of:=COM.MICROSOFT.CONCAT([.G313];&quot; &quot;;[.H313])" office:value-type="string" office:string-value="-156,04956 0" calcext:value-type="string">
            <text:p>-156,04956 0</text:p>
          </table:table-cell>
          <table:table-cell/>
          <table:table-cell table:formula="of:=SUBSTITUTE([.J313];&quot;,&quot;;&quot;,&quot;)" office:value-type="string" office:string-value="-156,04956 0" calcext:value-type="string">
            <text:p>-156,04956 0</text:p>
          </table:table-cell>
          <table:table-cell table:number-columns-repeated="2"/>
          <table:table-cell table:formula="of:=220*SQRT(2)/([.$D$6]/2)*([.A313]-[.$D$1])" office:value-type="float" office:value="-276.440408324078" calcext:value-type="float">
            <text:p>-276,440408324078</text:p>
          </table:table-cell>
          <table:table-cell table:number-columns-repeated="4"/>
        </table:table-row>
        <table:table-row table:style-name="ro1">
          <table:table-cell office:value-type="float" office:value="-178.29" calcext:value-type="float">
            <text:p>-178,29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14]-[.$D$1]" office:value-type="float" office:value="-170.46956" calcext:value-type="float">
            <text:p>-170,46956</text:p>
          </table:table-cell>
          <table:table-cell table:formula="of:=[.B314]-[.$E$1]" office:value-type="float" office:value="-0" calcext:value-type="float">
            <text:p>0</text:p>
          </table:table-cell>
          <table:table-cell/>
          <table:table-cell table:formula="of:=COM.MICROSOFT.CONCAT([.G314];&quot; &quot;;[.H314])" office:value-type="string" office:string-value="-170,46956 0" calcext:value-type="string">
            <text:p>-170,46956 0</text:p>
          </table:table-cell>
          <table:table-cell/>
          <table:table-cell table:formula="of:=SUBSTITUTE([.J314];&quot;,&quot;;&quot;,&quot;)" office:value-type="string" office:string-value="-170,46956 0" calcext:value-type="string">
            <text:p>-170,46956 0</text:p>
          </table:table-cell>
          <table:table-cell table:number-columns-repeated="2"/>
          <table:table-cell table:formula="of:=220*SQRT(2)/([.$D$6]/2)*([.A314]-[.$D$1])" office:value-type="float" office:value="-301.985310136254" calcext:value-type="float">
            <text:p>-301,985310136254</text:p>
          </table:table-cell>
          <table:table-cell table:number-columns-repeated="4"/>
        </table:table-row>
        <table:table-row table:style-name="ro1">
          <table:table-cell office:value-type="float" office:value="-185.11" calcext:value-type="float">
            <text:p>-185,1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315]-[.$D$1]" office:value-type="float" office:value="-177.28956" calcext:value-type="float">
            <text:p>-177,28956</text:p>
          </table:table-cell>
          <table:table-cell table:formula="of:=[.B315]-[.$E$1]" office:value-type="float" office:value="0" calcext:value-type="float">
            <text:p>0</text:p>
          </table:table-cell>
          <table:table-cell/>
          <table:table-cell table:formula="of:=COM.MICROSOFT.CONCAT([.G315];&quot; &quot;;[.H315])" office:value-type="string" office:string-value="-177,28956 0" calcext:value-type="string">
            <text:p>-177,28956 0</text:p>
          </table:table-cell>
          <table:table-cell/>
          <table:table-cell table:formula="of:=SUBSTITUTE([.J315];&quot;,&quot;;&quot;,&quot;)" office:value-type="string" office:string-value="-177,28956 0" calcext:value-type="string">
            <text:p>-177,28956 0</text:p>
          </table:table-cell>
          <table:table-cell table:number-columns-repeated="2"/>
          <table:table-cell table:formula="of:=220*SQRT(2)/([.$D$6]/2)*([.A315]-[.$D$1])" office:value-type="float" office:value="-314.06687950928" calcext:value-type="float">
            <text:p>-314,06687950928</text:p>
          </table:table-cell>
          <table:table-cell table:number-columns-repeated="4"/>
        </table:table-row>
        <table:table-row table:style-name="ro1">
          <table:table-cell office:value-type="float" office:value="-177.53" calcext:value-type="float">
            <text:p>-177,53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16]-[.$D$1]" office:value-type="float" office:value="-169.70956" calcext:value-type="float">
            <text:p>-169,70956</text:p>
          </table:table-cell>
          <table:table-cell table:formula="of:=[.B316]-[.$E$1]" office:value-type="float" office:value="-0" calcext:value-type="float">
            <text:p>0</text:p>
          </table:table-cell>
          <table:table-cell/>
          <table:table-cell table:formula="of:=COM.MICROSOFT.CONCAT([.G316];&quot; &quot;;[.H316])" office:value-type="string" office:string-value="-169,70956 0" calcext:value-type="string">
            <text:p>-169,70956 0</text:p>
          </table:table-cell>
          <table:table-cell/>
          <table:table-cell table:formula="of:=SUBSTITUTE([.J316];&quot;,&quot;;&quot;,&quot;)" office:value-type="string" office:string-value="-169,70956 0" calcext:value-type="string">
            <text:p>-169,70956 0</text:p>
          </table:table-cell>
          <table:table-cell table:number-columns-repeated="2"/>
          <table:table-cell table:formula="of:=220*SQRT(2)/([.$D$6]/2)*([.A316]-[.$D$1])" office:value-type="float" office:value="-300.638976892339" calcext:value-type="float">
            <text:p>-300,638976892339</text:p>
          </table:table-cell>
          <table:table-cell table:number-columns-repeated="4"/>
        </table:table-row>
        <table:table-row table:style-name="ro1">
          <table:table-cell office:value-type="float" office:value="-152.49" calcext:value-type="float">
            <text:p>-152,4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317]-[.$D$1]" office:value-type="float" office:value="-144.66956" calcext:value-type="float">
            <text:p>-144,66956</text:p>
          </table:table-cell>
          <table:table-cell table:formula="of:=[.B317]-[.$E$1]" office:value-type="float" office:value="0" calcext:value-type="float">
            <text:p>0</text:p>
          </table:table-cell>
          <table:table-cell/>
          <table:table-cell table:formula="of:=COM.MICROSOFT.CONCAT([.G317];&quot; &quot;;[.H317])" office:value-type="string" office:string-value="-144,66956 0" calcext:value-type="string">
            <text:p>-144,66956 0</text:p>
          </table:table-cell>
          <table:table-cell/>
          <table:table-cell table:formula="of:=SUBSTITUTE([.J317];&quot;,&quot;;&quot;,&quot;)" office:value-type="string" office:string-value="-144,66956 0" calcext:value-type="string">
            <text:p>-144,66956 0</text:p>
          </table:table-cell>
          <table:table-cell table:number-columns-repeated="2"/>
          <table:table-cell table:formula="of:=220*SQRT(2)/([.$D$6]/2)*([.A317]-[.$D$1])" office:value-type="float" office:value="-256.280839487563" calcext:value-type="float">
            <text:p>-256,280839487563</text:p>
          </table:table-cell>
          <table:table-cell table:number-columns-repeated="4"/>
        </table:table-row>
        <table:table-row table:style-name="ro1">
          <table:table-cell office:value-type="float" office:value="-122.9" calcext:value-type="float">
            <text:p>-122,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318]-[.$D$1]" office:value-type="float" office:value="-115.07956" calcext:value-type="float">
            <text:p>-115,07956</text:p>
          </table:table-cell>
          <table:table-cell table:formula="of:=[.B318]-[.$E$1]" office:value-type="float" office:value="0" calcext:value-type="float">
            <text:p>0</text:p>
          </table:table-cell>
          <table:table-cell/>
          <table:table-cell table:formula="of:=COM.MICROSOFT.CONCAT([.G318];&quot; &quot;;[.H318])" office:value-type="string" office:string-value="-115,07956 0" calcext:value-type="string">
            <text:p>-115,07956 0</text:p>
          </table:table-cell>
          <table:table-cell/>
          <table:table-cell table:formula="of:=SUBSTITUTE([.J318];&quot;,&quot;;&quot;,&quot;)" office:value-type="string" office:string-value="-115,07956 0" calcext:value-type="string">
            <text:p>-115,07956 0</text:p>
          </table:table-cell>
          <table:table-cell table:number-columns-repeated="2"/>
          <table:table-cell table:formula="of:=220*SQRT(2)/([.$D$6]/2)*([.A318]-[.$D$1])" office:value-type="float" office:value="-203.8624175304" calcext:value-type="float">
            <text:p>-203,8624175304</text:p>
          </table:table-cell>
          <table:table-cell table:number-columns-repeated="4"/>
        </table:table-row>
        <table:table-row table:style-name="ro1">
          <table:table-cell office:value-type="float" office:value="-80.42" calcext:value-type="float">
            <text:p>-80,4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319]-[.$D$1]" office:value-type="float" office:value="-72.59956" calcext:value-type="float">
            <text:p>-72,59956</text:p>
          </table:table-cell>
          <table:table-cell table:formula="of:=[.B319]-[.$E$1]" office:value-type="float" office:value="0" calcext:value-type="float">
            <text:p>0</text:p>
          </table:table-cell>
          <table:table-cell/>
          <table:table-cell table:formula="of:=COM.MICROSOFT.CONCAT([.G319];&quot; &quot;;[.H319])" office:value-type="string" office:string-value="-72,59956 0" calcext:value-type="string">
            <text:p>-72,59956 0</text:p>
          </table:table-cell>
          <table:table-cell/>
          <table:table-cell table:formula="of:=SUBSTITUTE([.J319];&quot;,&quot;;&quot;,&quot;)" office:value-type="string" office:string-value="-72,59956 0" calcext:value-type="string">
            <text:p>-72,59956 0</text:p>
          </table:table-cell>
          <table:table-cell table:number-columns-repeated="2"/>
          <table:table-cell table:formula="of:=220*SQRT(2)/([.$D$6]/2)*([.A319]-[.$D$1])" office:value-type="float" office:value="-128.609475159997" calcext:value-type="float">
            <text:p>-128,609475159997</text:p>
          </table:table-cell>
          <table:table-cell table:number-columns-repeated="4"/>
        </table:table-row>
        <table:table-row table:style-name="ro1">
          <table:table-cell office:value-type="float" office:value="-34.9" calcext:value-type="float">
            <text:p>-34,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320]-[.$D$1]" office:value-type="float" office:value="-27.07956" calcext:value-type="float">
            <text:p>-27,07956</text:p>
          </table:table-cell>
          <table:table-cell table:formula="of:=[.B320]-[.$E$1]" office:value-type="float" office:value="0" calcext:value-type="float">
            <text:p>0</text:p>
          </table:table-cell>
          <table:table-cell/>
          <table:table-cell table:formula="of:=COM.MICROSOFT.CONCAT([.G320];&quot; &quot;;[.H320])" office:value-type="string" office:string-value="-27,07956 0" calcext:value-type="string">
            <text:p>-27,07956 0</text:p>
          </table:table-cell>
          <table:table-cell/>
          <table:table-cell table:formula="of:=SUBSTITUTE([.J320];&quot;,&quot;;&quot;,&quot;)" office:value-type="string" office:string-value="-27,07956 0" calcext:value-type="string">
            <text:p>-27,07956 0</text:p>
          </table:table-cell>
          <table:table-cell table:number-columns-repeated="2"/>
          <table:table-cell table:formula="of:=220*SQRT(2)/([.$D$6]/2)*([.A320]-[.$D$1])" office:value-type="float" office:value="-47.9711998139334" calcext:value-type="float">
            <text:p>-47,9711998139334</text:p>
          </table:table-cell>
          <table:table-cell table:number-columns-repeated="4"/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321]-[.$D$1]" office:value-type="float" office:value="16.92044" calcext:value-type="float">
            <text:p>16,92044</text:p>
          </table:table-cell>
          <table:table-cell table:formula="of:=[.B321]-[.$E$1]" office:value-type="float" office:value="0" calcext:value-type="float">
            <text:p>0</text:p>
          </table:table-cell>
          <table:table-cell/>
          <table:table-cell table:formula="of:=COM.MICROSOFT.CONCAT([.G321];&quot; &quot;;[.H321])" office:value-type="string" office:string-value="16,92044 0" calcext:value-type="string">
            <text:p>16,92044 0</text:p>
          </table:table-cell>
          <table:table-cell/>
          <table:table-cell table:formula="of:=SUBSTITUTE([.J321];&quot;,&quot;;&quot;,&quot;)" office:value-type="string" office:string-value="16,92044 0" calcext:value-type="string">
            <text:p>16,92044 0</text:p>
          </table:table-cell>
          <table:table-cell table:number-columns-repeated="2"/>
          <table:table-cell table:formula="of:=220*SQRT(2)/([.$D$6]/2)*([.A321]-[.$D$1])" office:value-type="float" office:value="29.9744090443002" calcext:value-type="float">
            <text:p>29,9744090443002</text:p>
          </table:table-cell>
          <table:table-cell table:number-columns-repeated="4"/>
        </table:table-row>
        <table:table-row table:style-name="ro1">
          <table:table-cell office:value-type="float" office:value="54.62" calcext:value-type="float">
            <text:p>54,6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322]-[.$D$1]" office:value-type="float" office:value="62.44044" calcext:value-type="float">
            <text:p>62,44044</text:p>
          </table:table-cell>
          <table:table-cell table:formula="of:=[.B322]-[.$E$1]" office:value-type="float" office:value="0" calcext:value-type="float">
            <text:p>0</text:p>
          </table:table-cell>
          <table:table-cell/>
          <table:table-cell table:formula="of:=COM.MICROSOFT.CONCAT([.G322];&quot; &quot;;[.H322])" office:value-type="string" office:string-value="62,44044 0" calcext:value-type="string">
            <text:p>62,44044 0</text:p>
          </table:table-cell>
          <table:table-cell/>
          <table:table-cell table:formula="of:=SUBSTITUTE([.J322];&quot;,&quot;;&quot;,&quot;)" office:value-type="string" office:string-value="62,44044 0" calcext:value-type="string">
            <text:p>62,44044 0</text:p>
          </table:table-cell>
          <table:table-cell table:number-columns-repeated="2"/>
          <table:table-cell table:formula="of:=220*SQRT(2)/([.$D$6]/2)*([.A322]-[.$D$1])" office:value-type="float" office:value="110.612684390364" calcext:value-type="float">
            <text:p>110,612684390364</text:p>
          </table:table-cell>
          <table:table-cell table:number-columns-repeated="4"/>
        </table:table-row>
        <table:table-row table:style-name="ro1">
          <table:table-cell office:value-type="float" office:value="94.83" calcext:value-type="float">
            <text:p>94,83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23]-[.$D$1]" office:value-type="float" office:value="102.65044" calcext:value-type="float">
            <text:p>102,65044</text:p>
          </table:table-cell>
          <table:table-cell table:formula="of:=[.B323]-[.$E$1]" office:value-type="float" office:value="-0" calcext:value-type="float">
            <text:p>0</text:p>
          </table:table-cell>
          <table:table-cell/>
          <table:table-cell table:formula="of:=COM.MICROSOFT.CONCAT([.G323];&quot; &quot;;[.H323])" office:value-type="string" office:string-value="102,65044 0" calcext:value-type="string">
            <text:p>102,65044 0</text:p>
          </table:table-cell>
          <table:table-cell/>
          <table:table-cell table:formula="of:=SUBSTITUTE([.J323];&quot;,&quot;;&quot;,&quot;)" office:value-type="string" office:string-value="102,65044 0" calcext:value-type="string">
            <text:p>102,65044 0</text:p>
          </table:table-cell>
          <table:table-cell table:number-columns-repeated="2"/>
          <table:table-cell table:formula="of:=220*SQRT(2)/([.$D$6]/2)*([.A323]-[.$D$1])" office:value-type="float" office:value="181.844341940127" calcext:value-type="float">
            <text:p>181,844341940127</text:p>
          </table:table-cell>
          <table:table-cell table:number-columns-repeated="4"/>
        </table:table-row>
        <table:table-row table:style-name="ro1">
          <table:table-cell office:value-type="float" office:value="126.7" calcext:value-type="float">
            <text:p>126,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24]-[.$D$1]" office:value-type="float" office:value="134.52044" calcext:value-type="float">
            <text:p>134,52044</text:p>
          </table:table-cell>
          <table:table-cell table:formula="of:=[.B324]-[.$E$1]" office:value-type="float" office:value="-0" calcext:value-type="float">
            <text:p>0</text:p>
          </table:table-cell>
          <table:table-cell/>
          <table:table-cell table:formula="of:=COM.MICROSOFT.CONCAT([.G324];&quot; &quot;;[.H324])" office:value-type="string" office:string-value="134,52044 0" calcext:value-type="string">
            <text:p>134,52044 0</text:p>
          </table:table-cell>
          <table:table-cell/>
          <table:table-cell table:formula="of:=SUBSTITUTE([.J324];&quot;,&quot;;&quot;,&quot;)" office:value-type="string" office:string-value="134,52044 0" calcext:value-type="string">
            <text:p>134,52044 0</text:p>
          </table:table-cell>
          <table:table-cell table:number-columns-repeated="2"/>
          <table:table-cell table:formula="of:=220*SQRT(2)/([.$D$6]/2)*([.A324]-[.$D$1])" office:value-type="float" office:value="238.301763629034" calcext:value-type="float">
            <text:p>238,301763629034</text:p>
          </table:table-cell>
          <table:table-cell table:number-columns-repeated="4"/>
        </table:table-row>
        <table:table-row table:style-name="ro1">
          <table:table-cell office:value-type="float" office:value="148.7" calcext:value-type="float">
            <text:p>148,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325]-[.$D$1]" office:value-type="float" office:value="156.52044" calcext:value-type="float">
            <text:p>156,52044</text:p>
          </table:table-cell>
          <table:table-cell table:formula="of:=[.B325]-[.$E$1]" office:value-type="float" office:value="0" calcext:value-type="float">
            <text:p>0</text:p>
          </table:table-cell>
          <table:table-cell/>
          <table:table-cell table:formula="of:=COM.MICROSOFT.CONCAT([.G325];&quot; &quot;;[.H325])" office:value-type="string" office:string-value="156,52044 0" calcext:value-type="string">
            <text:p>156,52044 0</text:p>
          </table:table-cell>
          <table:table-cell/>
          <table:table-cell table:formula="of:=SUBSTITUTE([.J325];&quot;,&quot;;&quot;,&quot;)" office:value-type="string" office:string-value="156,52044 0" calcext:value-type="string">
            <text:p>156,52044 0</text:p>
          </table:table-cell>
          <table:table-cell table:number-columns-repeated="2"/>
          <table:table-cell table:formula="of:=220*SQRT(2)/([.$D$6]/2)*([.A325]-[.$D$1])" office:value-type="float" office:value="277.27456805815" calcext:value-type="float">
            <text:p>277,27456805815</text:p>
          </table:table-cell>
          <table:table-cell table:number-columns-repeated="4"/>
        </table:table-row>
        <table:table-row table:style-name="ro1">
          <table:table-cell office:value-type="float" office:value="160.84" calcext:value-type="float">
            <text:p>160,8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326]-[.$D$1]" office:value-type="float" office:value="168.66044" calcext:value-type="float">
            <text:p>168,66044</text:p>
          </table:table-cell>
          <table:table-cell table:formula="of:=[.B326]-[.$E$1]" office:value-type="float" office:value="0" calcext:value-type="float">
            <text:p>0</text:p>
          </table:table-cell>
          <table:table-cell/>
          <table:table-cell table:formula="of:=COM.MICROSOFT.CONCAT([.G326];&quot; &quot;;[.H326])" office:value-type="string" office:string-value="168,66044 0" calcext:value-type="string">
            <text:p>168,66044 0</text:p>
          </table:table-cell>
          <table:table-cell/>
          <table:table-cell table:formula="of:=SUBSTITUTE([.J326];&quot;,&quot;;&quot;,&quot;)" office:value-type="string" office:string-value="168,66044 0" calcext:value-type="string">
            <text:p>168,66044 0</text:p>
          </table:table-cell>
          <table:table-cell table:number-columns-repeated="2"/>
          <table:table-cell table:formula="of:=220*SQRT(2)/([.$D$6]/2)*([.A326]-[.$D$1])" office:value-type="float" office:value="298.780470138581" calcext:value-type="float">
            <text:p>298,780470138581</text:p>
          </table:table-cell>
          <table:table-cell table:number-columns-repeated="4"/>
        </table:table-row>
        <table:table-row table:style-name="ro1">
          <table:table-cell office:value-type="float" office:value="161.59" calcext:value-type="float">
            <text:p>161,5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327]-[.$D$1]" office:value-type="float" office:value="169.41044" calcext:value-type="float">
            <text:p>169,41044</text:p>
          </table:table-cell>
          <table:table-cell table:formula="of:=[.B327]-[.$E$1]" office:value-type="float" office:value="0" calcext:value-type="float">
            <text:p>0</text:p>
          </table:table-cell>
          <table:table-cell/>
          <table:table-cell table:formula="of:=COM.MICROSOFT.CONCAT([.G327];&quot; &quot;;[.H327])" office:value-type="string" office:string-value="169,41044 0" calcext:value-type="string">
            <text:p>169,41044 0</text:p>
          </table:table-cell>
          <table:table-cell/>
          <table:table-cell table:formula="of:=SUBSTITUTE([.J327];&quot;,&quot;;&quot;,&quot;)" office:value-type="string" office:string-value="169,41044 0" calcext:value-type="string">
            <text:p>169,41044 0</text:p>
          </table:table-cell>
          <table:table-cell table:number-columns-repeated="2"/>
          <table:table-cell table:formula="of:=220*SQRT(2)/([.$D$6]/2)*([.A327]-[.$D$1])" office:value-type="float" office:value="300.109088471392" calcext:value-type="float">
            <text:p>300,109088471392</text:p>
          </table:table-cell>
          <table:table-cell table:number-columns-repeated="4"/>
        </table:table-row>
        <table:table-row table:style-name="ro1">
          <table:table-cell office:value-type="float" office:value="146.42" calcext:value-type="float">
            <text:p>146,42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28]-[.$D$1]" office:value-type="float" office:value="154.24044" calcext:value-type="float">
            <text:p>154,24044</text:p>
          </table:table-cell>
          <table:table-cell table:formula="of:=[.B328]-[.$E$1]" office:value-type="float" office:value="-0" calcext:value-type="float">
            <text:p>0</text:p>
          </table:table-cell>
          <table:table-cell/>
          <table:table-cell table:formula="of:=COM.MICROSOFT.CONCAT([.G328];&quot; &quot;;[.H328])" office:value-type="string" office:string-value="154,24044 0" calcext:value-type="string">
            <text:p>154,24044 0</text:p>
          </table:table-cell>
          <table:table-cell/>
          <table:table-cell table:formula="of:=SUBSTITUTE([.J328];&quot;,&quot;;&quot;,&quot;)" office:value-type="string" office:string-value="154,24044 0" calcext:value-type="string">
            <text:p>154,24044 0</text:p>
          </table:table-cell>
          <table:table-cell table:number-columns-repeated="2"/>
          <table:table-cell table:formula="of:=220*SQRT(2)/([.$D$6]/2)*([.A328]-[.$D$1])" office:value-type="float" office:value="273.235568326405" calcext:value-type="float">
            <text:p>273,235568326405</text:p>
          </table:table-cell>
          <table:table-cell table:number-columns-repeated="4"/>
        </table:table-row>
        <table:table-row table:style-name="ro1">
          <table:table-cell office:value-type="float" office:value="116.08" calcext:value-type="float">
            <text:p>116,0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29]-[.$D$1]" office:value-type="float" office:value="123.90044" calcext:value-type="float">
            <text:p>123,90044</text:p>
          </table:table-cell>
          <table:table-cell table:formula="of:=[.B329]-[.$E$1]" office:value-type="float" office:value="-0" calcext:value-type="float">
            <text:p>0</text:p>
          </table:table-cell>
          <table:table-cell/>
          <table:table-cell table:formula="of:=COM.MICROSOFT.CONCAT([.G329];&quot; &quot;;[.H329])" office:value-type="string" office:string-value="123,90044 0" calcext:value-type="string">
            <text:p>123,90044 0</text:p>
          </table:table-cell>
          <table:table-cell/>
          <table:table-cell table:formula="of:=SUBSTITUTE([.J329];&quot;,&quot;;&quot;,&quot;)" office:value-type="string" office:string-value="123,90044 0" calcext:value-type="string">
            <text:p>123,90044 0</text:p>
          </table:table-cell>
          <table:table-cell table:number-columns-repeated="2"/>
          <table:table-cell table:formula="of:=220*SQRT(2)/([.$D$6]/2)*([.A329]-[.$D$1])" office:value-type="float" office:value="219.488528036433" calcext:value-type="float">
            <text:p>219,488528036433</text:p>
          </table:table-cell>
          <table:table-cell table:number-columns-repeated="4"/>
        </table:table-row>
        <table:table-row table:style-name="ro1">
          <table:table-cell office:value-type="float" office:value="78.9" calcext:value-type="float">
            <text:p>78,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330]-[.$D$1]" office:value-type="float" office:value="86.72044" calcext:value-type="float">
            <text:p>86,72044</text:p>
          </table:table-cell>
          <table:table-cell table:formula="of:=[.B330]-[.$E$1]" office:value-type="float" office:value="0" calcext:value-type="float">
            <text:p>0</text:p>
          </table:table-cell>
          <table:table-cell/>
          <table:table-cell table:formula="of:=COM.MICROSOFT.CONCAT([.G330];&quot; &quot;;[.H330])" office:value-type="string" office:string-value="86,72044 0" calcext:value-type="string">
            <text:p>86,72044 0</text:p>
          </table:table-cell>
          <table:table-cell/>
          <table:table-cell table:formula="of:=SUBSTITUTE([.J330];&quot;,&quot;;&quot;,&quot;)" office:value-type="string" office:string-value="86,72044 0" calcext:value-type="string">
            <text:p>86,72044 0</text:p>
          </table:table-cell>
          <table:table-cell table:number-columns-repeated="2"/>
          <table:table-cell table:formula="of:=220*SQRT(2)/([.$D$6]/2)*([.A330]-[.$D$1])" office:value-type="float" office:value="153.624488551225" calcext:value-type="float">
            <text:p>153,624488551225</text:p>
          </table:table-cell>
          <table:table-cell table:number-columns-repeated="4"/>
        </table:table-row>
        <table:table-row table:style-name="ro1">
          <table:table-cell office:value-type="float" office:value="39.45" calcext:value-type="float">
            <text:p>39,45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31]-[.$D$1]" office:value-type="float" office:value="47.27044" calcext:value-type="float">
            <text:p>47,27044</text:p>
          </table:table-cell>
          <table:table-cell table:formula="of:=[.B331]-[.$E$1]" office:value-type="float" office:value="-0" calcext:value-type="float">
            <text:p>0</text:p>
          </table:table-cell>
          <table:table-cell/>
          <table:table-cell table:formula="of:=COM.MICROSOFT.CONCAT([.G331];&quot; &quot;;[.H331])" office:value-type="string" office:string-value="47,27044 0" calcext:value-type="string">
            <text:p>47,27044 0</text:p>
          </table:table-cell>
          <table:table-cell/>
          <table:table-cell table:formula="of:=SUBSTITUTE([.J331];&quot;,&quot;;&quot;,&quot;)" office:value-type="string" office:string-value="47,27044 0" calcext:value-type="string">
            <text:p>47,27044 0</text:p>
          </table:table-cell>
          <table:table-cell table:number-columns-repeated="2"/>
          <table:table-cell table:formula="of:=220*SQRT(2)/([.$D$6]/2)*([.A331]-[.$D$1])" office:value-type="float" office:value="83.7391642453772" calcext:value-type="float">
            <text:p>83,7391642453772</text:p>
          </table:table-cell>
          <table:table-cell table:number-columns-repeated="4"/>
        </table:table-row>
        <table:table-row table:style-name="ro1">
          <table:table-cell office:value-type="float" office:value="-9.86" calcext:value-type="float">
            <text:p>-9,86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32]-[.$D$1]" office:value-type="float" office:value="-2.03956" calcext:value-type="float">
            <text:p>-2,03956</text:p>
          </table:table-cell>
          <table:table-cell table:formula="of:=[.B332]-[.$E$1]" office:value-type="float" office:value="-0" calcext:value-type="float">
            <text:p>0</text:p>
          </table:table-cell>
          <table:table-cell/>
          <table:table-cell table:formula="of:=COM.MICROSOFT.CONCAT([.G332];&quot; &quot;;[.H332])" office:value-type="string" office:string-value="-2,03956 0" calcext:value-type="string">
            <text:p>-2,03956 0</text:p>
          </table:table-cell>
          <table:table-cell/>
          <table:table-cell table:formula="of:=SUBSTITUTE([.J332];&quot;,&quot;;&quot;,&quot;)" office:value-type="string" office:string-value="-2,03956 0" calcext:value-type="string">
            <text:p>-2,03956 0</text:p>
          </table:table-cell>
          <table:table-cell table:number-columns-repeated="2"/>
          <table:table-cell table:formula="of:=220*SQRT(2)/([.$D$6]/2)*([.A332]-[.$D$1])" office:value-type="float" office:value="-3.61306240915679" calcext:value-type="float">
            <text:p>-3,61306240915679</text:p>
          </table:table-cell>
          <table:table-cell table:number-columns-repeated="4"/>
        </table:table-row>
        <table:table-row table:style-name="ro1">
          <table:table-cell office:value-type="float" office:value="-55.38" calcext:value-type="float">
            <text:p>-55,3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33]-[.$D$1]" office:value-type="float" office:value="-47.55956" calcext:value-type="float">
            <text:p>-47,55956</text:p>
          </table:table-cell>
          <table:table-cell table:formula="of:=[.B333]-[.$E$1]" office:value-type="float" office:value="-0" calcext:value-type="float">
            <text:p>0</text:p>
          </table:table-cell>
          <table:table-cell/>
          <table:table-cell table:formula="of:=COM.MICROSOFT.CONCAT([.G333];&quot; &quot;;[.H333])" office:value-type="string" office:string-value="-47,55956 0" calcext:value-type="string">
            <text:p>-47,55956 0</text:p>
          </table:table-cell>
          <table:table-cell/>
          <table:table-cell table:formula="of:=SUBSTITUTE([.J333];&quot;,&quot;;&quot;,&quot;)" office:value-type="string" office:string-value="-47,55956 0" calcext:value-type="string">
            <text:p>-47,55956 0</text:p>
          </table:table-cell>
          <table:table-cell table:number-columns-repeated="2"/>
          <table:table-cell table:formula="of:=220*SQRT(2)/([.$D$6]/2)*([.A333]-[.$D$1])" office:value-type="float" office:value="-84.2513377552202" calcext:value-type="float">
            <text:p>-84,2513377552202</text:p>
          </table:table-cell>
          <table:table-cell table:number-columns-repeated="4"/>
        </table:table-row>
        <table:table-row table:style-name="ro1">
          <table:table-cell office:value-type="float" office:value="-97.11" calcext:value-type="float">
            <text:p>-97,11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34]-[.$D$1]" office:value-type="float" office:value="-89.28956" calcext:value-type="float">
            <text:p>-89,28956</text:p>
          </table:table-cell>
          <table:table-cell table:formula="of:=[.B334]-[.$E$1]" office:value-type="float" office:value="-0" calcext:value-type="float">
            <text:p>0</text:p>
          </table:table-cell>
          <table:table-cell/>
          <table:table-cell table:formula="of:=COM.MICROSOFT.CONCAT([.G334];&quot; &quot;;[.H334])" office:value-type="string" office:string-value="-89,28956 0" calcext:value-type="string">
            <text:p>-89,28956 0</text:p>
          </table:table-cell>
          <table:table-cell/>
          <table:table-cell table:formula="of:=SUBSTITUTE([.J334];&quot;,&quot;;&quot;,&quot;)" office:value-type="string" office:string-value="-89,28956 0" calcext:value-type="string">
            <text:p>-89,28956 0</text:p>
          </table:table-cell>
          <table:table-cell table:number-columns-repeated="2"/>
          <table:table-cell table:formula="of:=220*SQRT(2)/([.$D$6]/2)*([.A334]-[.$D$1])" office:value-type="float" office:value="-158.175661792813" calcext:value-type="float">
            <text:p>-158,175661792813</text:p>
          </table:table-cell>
          <table:table-cell table:number-columns-repeated="4"/>
        </table:table-row>
        <table:table-row table:style-name="ro1">
          <table:table-cell office:value-type="float" office:value="-136.56" calcext:value-type="float">
            <text:p>-136,5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335]-[.$D$1]" office:value-type="float" office:value="-128.73956" calcext:value-type="float">
            <text:p>-128,73956</text:p>
          </table:table-cell>
          <table:table-cell table:formula="of:=[.B335]-[.$E$1]" office:value-type="float" office:value="0" calcext:value-type="float">
            <text:p>0</text:p>
          </table:table-cell>
          <table:table-cell/>
          <table:table-cell table:formula="of:=COM.MICROSOFT.CONCAT([.G335];&quot; &quot;;[.H335])" office:value-type="string" office:string-value="-128,73956 0" calcext:value-type="string">
            <text:p>-128,73956 0</text:p>
          </table:table-cell>
          <table:table-cell/>
          <table:table-cell table:formula="of:=SUBSTITUTE([.J335];&quot;,&quot;;&quot;,&quot;)" office:value-type="string" office:string-value="-128,73956 0" calcext:value-type="string">
            <text:p>-128,73956 0</text:p>
          </table:table-cell>
          <table:table-cell table:number-columns-repeated="2"/>
          <table:table-cell table:formula="of:=220*SQRT(2)/([.$D$6]/2)*([.A335]-[.$D$1])" office:value-type="float" office:value="-228.060986098661" calcext:value-type="float">
            <text:p>-228,060986098661</text:p>
          </table:table-cell>
          <table:table-cell table:number-columns-repeated="4"/>
        </table:table-row>
        <table:table-row table:style-name="ro1">
          <table:table-cell office:value-type="float" office:value="-154.77" calcext:value-type="float">
            <text:p>-154,7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36]-[.$D$1]" office:value-type="float" office:value="-146.94956" calcext:value-type="float">
            <text:p>-146,94956</text:p>
          </table:table-cell>
          <table:table-cell table:formula="of:=[.B336]-[.$E$1]" office:value-type="float" office:value="-0" calcext:value-type="float">
            <text:p>0</text:p>
          </table:table-cell>
          <table:table-cell/>
          <table:table-cell table:formula="of:=COM.MICROSOFT.CONCAT([.G336];&quot; &quot;;[.H336])" office:value-type="string" office:string-value="-146,94956 0" calcext:value-type="string">
            <text:p>-146,94956 0</text:p>
          </table:table-cell>
          <table:table-cell/>
          <table:table-cell table:formula="of:=SUBSTITUTE([.J336];&quot;,&quot;;&quot;,&quot;)" office:value-type="string" office:string-value="-146,94956 0" calcext:value-type="string">
            <text:p>-146,94956 0</text:p>
          </table:table-cell>
          <table:table-cell table:number-columns-repeated="2"/>
          <table:table-cell table:formula="of:=220*SQRT(2)/([.$D$6]/2)*([.A336]-[.$D$1])" office:value-type="float" office:value="-260.319839219307" calcext:value-type="float">
            <text:p>-260,319839219307</text:p>
          </table:table-cell>
          <table:table-cell table:number-columns-repeated="4"/>
        </table:table-row>
        <table:table-row table:style-name="ro1">
          <table:table-cell office:value-type="float" office:value="-167.66" calcext:value-type="float">
            <text:p>-167,6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337]-[.$D$1]" office:value-type="float" office:value="-159.83956" calcext:value-type="float">
            <text:p>-159,83956</text:p>
          </table:table-cell>
          <table:table-cell table:formula="of:=[.B337]-[.$E$1]" office:value-type="float" office:value="0" calcext:value-type="float">
            <text:p>0</text:p>
          </table:table-cell>
          <table:table-cell/>
          <table:table-cell table:formula="of:=COM.MICROSOFT.CONCAT([.G337];&quot; &quot;;[.H337])" office:value-type="string" office:string-value="-159,83956 0" calcext:value-type="string">
            <text:p>-159,83956 0</text:p>
          </table:table-cell>
          <table:table-cell/>
          <table:table-cell table:formula="of:=SUBSTITUTE([.J337];&quot;,&quot;;&quot;,&quot;)" office:value-type="string" office:string-value="-159,83956 0" calcext:value-type="string">
            <text:p>-159,83956 0</text:p>
          </table:table-cell>
          <table:table-cell table:number-columns-repeated="2"/>
          <table:table-cell table:formula="of:=220*SQRT(2)/([.$D$6]/2)*([.A337]-[.$D$1])" office:value-type="float" office:value="-283.154359632549" calcext:value-type="float">
            <text:p>-283,154359632549</text:p>
          </table:table-cell>
          <table:table-cell table:number-columns-repeated="4"/>
        </table:table-row>
        <table:table-row table:style-name="ro1">
          <table:table-cell office:value-type="float" office:value="-169.18" calcext:value-type="float">
            <text:p>-169,1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38]-[.$D$1]" office:value-type="float" office:value="-161.35956" calcext:value-type="float">
            <text:p>-161,35956</text:p>
          </table:table-cell>
          <table:table-cell table:formula="of:=[.B338]-[.$E$1]" office:value-type="float" office:value="-0" calcext:value-type="float">
            <text:p>0</text:p>
          </table:table-cell>
          <table:table-cell/>
          <table:table-cell table:formula="of:=COM.MICROSOFT.CONCAT([.G338];&quot; &quot;;[.H338])" office:value-type="string" office:string-value="-161,35956 0" calcext:value-type="string">
            <text:p>-161,35956 0</text:p>
          </table:table-cell>
          <table:table-cell/>
          <table:table-cell table:formula="of:=SUBSTITUTE([.J338];&quot;,&quot;;&quot;,&quot;)" office:value-type="string" office:string-value="-161,35956 0" calcext:value-type="string">
            <text:p>-161,35956 0</text:p>
          </table:table-cell>
          <table:table-cell table:number-columns-repeated="2"/>
          <table:table-cell table:formula="of:=220*SQRT(2)/([.$D$6]/2)*([.A338]-[.$D$1])" office:value-type="float" office:value="-285.847026120379" calcext:value-type="float">
            <text:p>-285,847026120379</text:p>
          </table:table-cell>
          <table:table-cell table:number-columns-repeated="4"/>
        </table:table-row>
        <table:table-row table:style-name="ro1">
          <table:table-cell office:value-type="float" office:value="-161.59" calcext:value-type="float">
            <text:p>-161,5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339]-[.$D$1]" office:value-type="float" office:value="-153.76956" calcext:value-type="float">
            <text:p>-153,76956</text:p>
          </table:table-cell>
          <table:table-cell table:formula="of:=[.B339]-[.$E$1]" office:value-type="float" office:value="0" calcext:value-type="float">
            <text:p>0</text:p>
          </table:table-cell>
          <table:table-cell/>
          <table:table-cell table:formula="of:=COM.MICROSOFT.CONCAT([.G339];&quot; &quot;;[.H339])" office:value-type="string" office:string-value="-153,76956 0" calcext:value-type="string">
            <text:p>-153,76956 0</text:p>
          </table:table-cell>
          <table:table-cell/>
          <table:table-cell table:formula="of:=SUBSTITUTE([.J339];&quot;,&quot;;&quot;,&quot;)" office:value-type="string" office:string-value="-153,76956 0" calcext:value-type="string">
            <text:p>-153,76956 0</text:p>
          </table:table-cell>
          <table:table-cell table:number-columns-repeated="2"/>
          <table:table-cell table:formula="of:=220*SQRT(2)/([.$D$6]/2)*([.A339]-[.$D$1])" office:value-type="float" office:value="-272.401408592334" calcext:value-type="float">
            <text:p>-272,401408592334</text:p>
          </table:table-cell>
          <table:table-cell table:number-columns-repeated="4"/>
        </table:table-row>
        <table:table-row table:style-name="ro1">
          <table:table-cell office:value-type="float" office:value="-136.56" calcext:value-type="float">
            <text:p>-136,56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40]-[.$D$1]" office:value-type="float" office:value="-128.73956" calcext:value-type="float">
            <text:p>-128,73956</text:p>
          </table:table-cell>
          <table:table-cell table:formula="of:=[.B340]-[.$E$1]" office:value-type="float" office:value="-0" calcext:value-type="float">
            <text:p>0</text:p>
          </table:table-cell>
          <table:table-cell/>
          <table:table-cell table:formula="of:=COM.MICROSOFT.CONCAT([.G340];&quot; &quot;;[.H340])" office:value-type="string" office:string-value="-128,73956 0" calcext:value-type="string">
            <text:p>-128,73956 0</text:p>
          </table:table-cell>
          <table:table-cell/>
          <table:table-cell table:formula="of:=SUBSTITUTE([.J340];&quot;,&quot;;&quot;,&quot;)" office:value-type="string" office:string-value="-128,73956 0" calcext:value-type="string">
            <text:p>-128,73956 0</text:p>
          </table:table-cell>
          <table:table-cell table:number-columns-repeated="2"/>
          <table:table-cell table:formula="of:=220*SQRT(2)/([.$D$6]/2)*([.A340]-[.$D$1])" office:value-type="float" office:value="-228.060986098661" calcext:value-type="float">
            <text:p>-228,060986098661</text:p>
          </table:table-cell>
          <table:table-cell table:number-columns-repeated="4"/>
        </table:table-row>
        <table:table-row table:style-name="ro1">
          <table:table-cell office:value-type="float" office:value="-100.14" calcext:value-type="float">
            <text:p>-100,1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341]-[.$D$1]" office:value-type="float" office:value="-92.31956" calcext:value-type="float">
            <text:p>-92,31956</text:p>
          </table:table-cell>
          <table:table-cell table:formula="of:=[.B341]-[.$E$1]" office:value-type="float" office:value="0" calcext:value-type="float">
            <text:p>0</text:p>
          </table:table-cell>
          <table:table-cell/>
          <table:table-cell table:formula="of:=COM.MICROSOFT.CONCAT([.G341];&quot; &quot;;[.H341])" office:value-type="string" office:string-value="-92,31956 0" calcext:value-type="string">
            <text:p>-92,31956 0</text:p>
          </table:table-cell>
          <table:table-cell/>
          <table:table-cell table:formula="of:=SUBSTITUTE([.J341];&quot;,&quot;;&quot;,&quot;)" office:value-type="string" office:string-value="-92,31956 0" calcext:value-type="string">
            <text:p>-92,31956 0</text:p>
          </table:table-cell>
          <table:table-cell table:number-columns-repeated="2"/>
          <table:table-cell table:formula="of:=220*SQRT(2)/([.$D$6]/2)*([.A341]-[.$D$1])" office:value-type="float" office:value="-163.543279857369" calcext:value-type="float">
            <text:p>-163,543279857369</text:p>
          </table:table-cell>
          <table:table-cell table:number-columns-repeated="4"/>
        </table:table-row>
        <table:table-row table:style-name="ro1">
          <table:table-cell office:value-type="float" office:value="-59.18" calcext:value-type="float">
            <text:p>-59,1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342]-[.$D$1]" office:value-type="float" office:value="-51.35956" calcext:value-type="float">
            <text:p>-51,35956</text:p>
          </table:table-cell>
          <table:table-cell table:formula="of:=[.B342]-[.$E$1]" office:value-type="float" office:value="0" calcext:value-type="float">
            <text:p>0</text:p>
          </table:table-cell>
          <table:table-cell/>
          <table:table-cell table:formula="of:=COM.MICROSOFT.CONCAT([.G342];&quot; &quot;;[.H342])" office:value-type="string" office:string-value="-51,35956 0" calcext:value-type="string">
            <text:p>-51,35956 0</text:p>
          </table:table-cell>
          <table:table-cell/>
          <table:table-cell table:formula="of:=SUBSTITUTE([.J342];&quot;,&quot;;&quot;,&quot;)" office:value-type="string" office:string-value="-51,35956 0" calcext:value-type="string">
            <text:p>-51,35956 0</text:p>
          </table:table-cell>
          <table:table-cell table:number-columns-repeated="2"/>
          <table:table-cell table:formula="of:=220*SQRT(2)/([.$D$6]/2)*([.A342]-[.$D$1])" office:value-type="float" office:value="-90.983003974795" calcext:value-type="float">
            <text:p>-90,983003974795</text:p>
          </table:table-cell>
          <table:table-cell table:number-columns-repeated="4"/>
        </table:table-row>
        <table:table-row table:style-name="ro1">
          <table:table-cell office:value-type="float" office:value="-15.93" calcext:value-type="float">
            <text:p>-15,9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343]-[.$D$1]" office:value-type="float" office:value="-8.10956" calcext:value-type="float">
            <text:p>-8,10956</text:p>
          </table:table-cell>
          <table:table-cell table:formula="of:=[.B343]-[.$E$1]" office:value-type="float" office:value="0" calcext:value-type="float">
            <text:p>0</text:p>
          </table:table-cell>
          <table:table-cell/>
          <table:table-cell table:formula="of:=COM.MICROSOFT.CONCAT([.G343];&quot; &quot;;[.H343])" office:value-type="string" office:string-value="-8,10956 0" calcext:value-type="string">
            <text:p>-8,10956 0</text:p>
          </table:table-cell>
          <table:table-cell/>
          <table:table-cell table:formula="of:=SUBSTITUTE([.J343];&quot;,&quot;;&quot;,&quot;)" office:value-type="string" office:string-value="-8,10956 0" calcext:value-type="string">
            <text:p>-8,10956 0</text:p>
          </table:table-cell>
          <table:table-cell table:number-columns-repeated="2"/>
          <table:table-cell table:formula="of:=220*SQRT(2)/([.$D$6]/2)*([.A343]-[.$D$1])" office:value-type="float" office:value="-14.3660134493722" calcext:value-type="float">
            <text:p>-14,3660134493722</text:p>
          </table:table-cell>
          <table:table-cell table:number-columns-repeated="4"/>
        </table:table-row>
        <table:table-row table:style-name="ro1">
          <table:table-cell office:value-type="float" office:value="29.59" calcext:value-type="float">
            <text:p>29,59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44]-[.$D$1]" office:value-type="float" office:value="37.41044" calcext:value-type="float">
            <text:p>37,41044</text:p>
          </table:table-cell>
          <table:table-cell table:formula="of:=[.B344]-[.$E$1]" office:value-type="float" office:value="-0" calcext:value-type="float">
            <text:p>0</text:p>
          </table:table-cell>
          <table:table-cell/>
          <table:table-cell table:formula="of:=COM.MICROSOFT.CONCAT([.G344];&quot; &quot;;[.H344])" office:value-type="string" office:string-value="37,41044 0" calcext:value-type="string">
            <text:p>37,41044 0</text:p>
          </table:table-cell>
          <table:table-cell/>
          <table:table-cell table:formula="of:=SUBSTITUTE([.J344];&quot;,&quot;;&quot;,&quot;)" office:value-type="string" office:string-value="37,41044 0" calcext:value-type="string">
            <text:p>37,41044 0</text:p>
          </table:table-cell>
          <table:table-cell table:number-columns-repeated="2"/>
          <table:table-cell table:formula="of:=220*SQRT(2)/([.$D$6]/2)*([.A344]-[.$D$1])" office:value-type="float" office:value="66.2722618966913" calcext:value-type="float">
            <text:p>66,2722618966913</text:p>
          </table:table-cell>
          <table:table-cell table:number-columns-repeated="4"/>
        </table:table-row>
        <table:table-row table:style-name="ro1">
          <table:table-cell office:value-type="float" office:value="74.35" calcext:value-type="float">
            <text:p>74,3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345]-[.$D$1]" office:value-type="float" office:value="82.17044" calcext:value-type="float">
            <text:p>82,17044</text:p>
          </table:table-cell>
          <table:table-cell table:formula="of:=[.B345]-[.$E$1]" office:value-type="float" office:value="0" calcext:value-type="float">
            <text:p>0</text:p>
          </table:table-cell>
          <table:table-cell/>
          <table:table-cell table:formula="of:=COM.MICROSOFT.CONCAT([.G345];&quot; &quot;;[.H345])" office:value-type="string" office:string-value="82,17044 0" calcext:value-type="string">
            <text:p>82,17044 0</text:p>
          </table:table-cell>
          <table:table-cell/>
          <table:table-cell table:formula="of:=SUBSTITUTE([.J345];&quot;,&quot;;&quot;,&quot;)" office:value-type="string" office:string-value="82,17044 0" calcext:value-type="string">
            <text:p>82,17044 0</text:p>
          </table:table-cell>
          <table:table-cell table:number-columns-repeated="2"/>
          <table:table-cell table:formula="of:=220*SQRT(2)/([.$D$6]/2)*([.A345]-[.$D$1])" office:value-type="float" office:value="145.56420399884" calcext:value-type="float">
            <text:p>145,56420399884</text:p>
          </table:table-cell>
          <table:table-cell table:number-columns-repeated="4"/>
        </table:table-row>
        <table:table-row table:style-name="ro1">
          <table:table-cell office:value-type="float" office:value="112.28" calcext:value-type="float">
            <text:p>112,2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46]-[.$D$1]" office:value-type="float" office:value="120.10044" calcext:value-type="float">
            <text:p>120,10044</text:p>
          </table:table-cell>
          <table:table-cell table:formula="of:=[.B346]-[.$E$1]" office:value-type="float" office:value="-0" calcext:value-type="float">
            <text:p>0</text:p>
          </table:table-cell>
          <table:table-cell/>
          <table:table-cell table:formula="of:=COM.MICROSOFT.CONCAT([.G346];&quot; &quot;;[.H346])" office:value-type="string" office:string-value="120,10044 0" calcext:value-type="string">
            <text:p>120,10044 0</text:p>
          </table:table-cell>
          <table:table-cell/>
          <table:table-cell table:formula="of:=SUBSTITUTE([.J346];&quot;,&quot;;&quot;,&quot;)" office:value-type="string" office:string-value="120,10044 0" calcext:value-type="string">
            <text:p>120,10044 0</text:p>
          </table:table-cell>
          <table:table-cell table:number-columns-repeated="2"/>
          <table:table-cell table:formula="of:=220*SQRT(2)/([.$D$6]/2)*([.A346]-[.$D$1])" office:value-type="float" office:value="212.756861816858" calcext:value-type="float">
            <text:p>212,756861816858</text:p>
          </table:table-cell>
          <table:table-cell table:number-columns-repeated="4"/>
        </table:table-row>
        <table:table-row table:style-name="ro1">
          <table:table-cell office:value-type="float" office:value="141.87" calcext:value-type="float">
            <text:p>141,8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347]-[.$D$1]" office:value-type="float" office:value="149.69044" calcext:value-type="float">
            <text:p>149,69044</text:p>
          </table:table-cell>
          <table:table-cell table:formula="of:=[.B347]-[.$E$1]" office:value-type="float" office:value="0" calcext:value-type="float">
            <text:p>0</text:p>
          </table:table-cell>
          <table:table-cell/>
          <table:table-cell table:formula="of:=COM.MICROSOFT.CONCAT([.G347];&quot; &quot;;[.H347])" office:value-type="string" office:string-value="149,69044 0" calcext:value-type="string">
            <text:p>149,69044 0</text:p>
          </table:table-cell>
          <table:table-cell/>
          <table:table-cell table:formula="of:=SUBSTITUTE([.J347];&quot;,&quot;;&quot;,&quot;)" office:value-type="string" office:string-value="149,69044 0" calcext:value-type="string">
            <text:p>149,69044 0</text:p>
          </table:table-cell>
          <table:table-cell table:number-columns-repeated="2"/>
          <table:table-cell table:formula="of:=220*SQRT(2)/([.$D$6]/2)*([.A347]-[.$D$1])" office:value-type="float" office:value="265.17528377402" calcext:value-type="float">
            <text:p>265,17528377402</text:p>
          </table:table-cell>
          <table:table-cell table:number-columns-repeated="4"/>
        </table:table-row>
        <table:table-row table:style-name="ro1">
          <table:table-cell office:value-type="float" office:value="157.8" calcext:value-type="float">
            <text:p>157,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48]-[.$D$1]" office:value-type="float" office:value="165.62044" calcext:value-type="float">
            <text:p>165,62044</text:p>
          </table:table-cell>
          <table:table-cell table:formula="of:=[.B348]-[.$E$1]" office:value-type="float" office:value="-0" calcext:value-type="float">
            <text:p>0</text:p>
          </table:table-cell>
          <table:table-cell/>
          <table:table-cell table:formula="of:=COM.MICROSOFT.CONCAT([.G348];&quot; &quot;;[.H348])" office:value-type="string" office:string-value="165,62044 0" calcext:value-type="string">
            <text:p>165,62044 0</text:p>
          </table:table-cell>
          <table:table-cell/>
          <table:table-cell table:formula="of:=SUBSTITUTE([.J348];&quot;,&quot;;&quot;,&quot;)" office:value-type="string" office:string-value="165,62044 0" calcext:value-type="string">
            <text:p>165,62044 0</text:p>
          </table:table-cell>
          <table:table-cell table:number-columns-repeated="2"/>
          <table:table-cell table:formula="of:=220*SQRT(2)/([.$D$6]/2)*([.A348]-[.$D$1])" office:value-type="float" office:value="293.395137162921" calcext:value-type="float">
            <text:p>293,395137162921</text:p>
          </table:table-cell>
          <table:table-cell table:number-columns-repeated="4"/>
        </table:table-row>
        <table:table-row table:style-name="ro1">
          <table:table-cell office:value-type="float" office:value="163.87" calcext:value-type="float">
            <text:p>163,8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49]-[.$D$1]" office:value-type="float" office:value="171.69044" calcext:value-type="float">
            <text:p>171,69044</text:p>
          </table:table-cell>
          <table:table-cell table:formula="of:=[.B349]-[.$E$1]" office:value-type="float" office:value="-0" calcext:value-type="float">
            <text:p>0</text:p>
          </table:table-cell>
          <table:table-cell/>
          <table:table-cell table:formula="of:=COM.MICROSOFT.CONCAT([.G349];&quot; &quot;;[.H349])" office:value-type="string" office:string-value="171,69044 0" calcext:value-type="string">
            <text:p>171,69044 0</text:p>
          </table:table-cell>
          <table:table-cell/>
          <table:table-cell table:formula="of:=SUBSTITUTE([.J349];&quot;,&quot;;&quot;,&quot;)" office:value-type="string" office:string-value="171,69044 0" calcext:value-type="string">
            <text:p>171,69044 0</text:p>
          </table:table-cell>
          <table:table-cell table:number-columns-repeated="2"/>
          <table:table-cell table:formula="of:=220*SQRT(2)/([.$D$6]/2)*([.A349]-[.$D$1])" office:value-type="float" office:value="304.148088203137" calcext:value-type="float">
            <text:p>304,148088203137</text:p>
          </table:table-cell>
          <table:table-cell table:number-columns-repeated="4"/>
        </table:table-row>
        <table:table-row table:style-name="ro1">
          <table:table-cell office:value-type="float" office:value="159.32" calcext:value-type="float">
            <text:p>159,32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50]-[.$D$1]" office:value-type="float" office:value="167.14044" calcext:value-type="float">
            <text:p>167,14044</text:p>
          </table:table-cell>
          <table:table-cell table:formula="of:=[.B350]-[.$E$1]" office:value-type="float" office:value="-0" calcext:value-type="float">
            <text:p>0</text:p>
          </table:table-cell>
          <table:table-cell/>
          <table:table-cell table:formula="of:=COM.MICROSOFT.CONCAT([.G350];&quot; &quot;;[.H350])" office:value-type="string" office:string-value="167,14044 0" calcext:value-type="string">
            <text:p>167,14044 0</text:p>
          </table:table-cell>
          <table:table-cell/>
          <table:table-cell table:formula="of:=SUBSTITUTE([.J350];&quot;,&quot;;&quot;,&quot;)" office:value-type="string" office:string-value="167,14044 0" calcext:value-type="string">
            <text:p>167,14044 0</text:p>
          </table:table-cell>
          <table:table-cell table:number-columns-repeated="2"/>
          <table:table-cell table:formula="of:=220*SQRT(2)/([.$D$6]/2)*([.A350]-[.$D$1])" office:value-type="float" office:value="296.087803650751" calcext:value-type="float">
            <text:p>296,087803650751</text:p>
          </table:table-cell>
          <table:table-cell table:number-columns-repeated="4"/>
        </table:table-row>
        <table:table-row table:style-name="ro1">
          <table:table-cell office:value-type="float" office:value="135.04" calcext:value-type="float">
            <text:p>135,04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51]-[.$D$1]" office:value-type="float" office:value="142.86044" calcext:value-type="float">
            <text:p>142,86044</text:p>
          </table:table-cell>
          <table:table-cell table:formula="of:=[.B351]-[.$E$1]" office:value-type="float" office:value="-0" calcext:value-type="float">
            <text:p>0</text:p>
          </table:table-cell>
          <table:table-cell/>
          <table:table-cell table:formula="of:=COM.MICROSOFT.CONCAT([.G351];&quot; &quot;;[.H351])" office:value-type="string" office:string-value="142,86044 0" calcext:value-type="string">
            <text:p>142,86044 0</text:p>
          </table:table-cell>
          <table:table-cell/>
          <table:table-cell table:formula="of:=SUBSTITUTE([.J351];&quot;,&quot;;&quot;,&quot;)" office:value-type="string" office:string-value="142,86044 0" calcext:value-type="string">
            <text:p>142,86044 0</text:p>
          </table:table-cell>
          <table:table-cell table:number-columns-repeated="2"/>
          <table:table-cell table:formula="of:=220*SQRT(2)/([.$D$6]/2)*([.A351]-[.$D$1])" office:value-type="float" office:value="253.07599948989" calcext:value-type="float">
            <text:p>253,07599948989</text:p>
          </table:table-cell>
          <table:table-cell table:number-columns-repeated="4"/>
        </table:table-row>
        <table:table-row table:style-name="ro1">
          <table:table-cell office:value-type="float" office:value="101.66" calcext:value-type="float">
            <text:p>101,6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352]-[.$D$1]" office:value-type="float" office:value="109.48044" calcext:value-type="float">
            <text:p>109,48044</text:p>
          </table:table-cell>
          <table:table-cell table:formula="of:=[.B352]-[.$E$1]" office:value-type="float" office:value="0" calcext:value-type="float">
            <text:p>0</text:p>
          </table:table-cell>
          <table:table-cell/>
          <table:table-cell table:formula="of:=COM.MICROSOFT.CONCAT([.G352];&quot; &quot;;[.H352])" office:value-type="string" office:string-value="109,48044 0" calcext:value-type="string">
            <text:p>109,48044 0</text:p>
          </table:table-cell>
          <table:table-cell/>
          <table:table-cell table:formula="of:=SUBSTITUTE([.J352];&quot;,&quot;;&quot;,&quot;)" office:value-type="string" office:string-value="109,48044 0" calcext:value-type="string">
            <text:p>109,48044 0</text:p>
          </table:table-cell>
          <table:table-cell table:number-columns-repeated="2"/>
          <table:table-cell table:formula="of:=220*SQRT(2)/([.$D$6]/2)*([.A352]-[.$D$1])" office:value-type="float" office:value="193.943626224257" calcext:value-type="float">
            <text:p>193,943626224257</text:p>
          </table:table-cell>
          <table:table-cell table:number-columns-repeated="4"/>
        </table:table-row>
        <table:table-row table:style-name="ro1">
          <table:table-cell office:value-type="float" office:value="61.45" calcext:value-type="float">
            <text:p>61,45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53]-[.$D$1]" office:value-type="float" office:value="69.27044" calcext:value-type="float">
            <text:p>69,27044</text:p>
          </table:table-cell>
          <table:table-cell table:formula="of:=[.B353]-[.$E$1]" office:value-type="float" office:value="-0" calcext:value-type="float">
            <text:p>0</text:p>
          </table:table-cell>
          <table:table-cell/>
          <table:table-cell table:formula="of:=COM.MICROSOFT.CONCAT([.G353];&quot; &quot;;[.H353])" office:value-type="string" office:string-value="69,27044 0" calcext:value-type="string">
            <text:p>69,27044 0</text:p>
          </table:table-cell>
          <table:table-cell/>
          <table:table-cell table:formula="of:=SUBSTITUTE([.J353];&quot;,&quot;;&quot;,&quot;)" office:value-type="string" office:string-value="69,27044 0" calcext:value-type="string">
            <text:p>69,27044 0</text:p>
          </table:table-cell>
          <table:table-cell table:number-columns-repeated="2"/>
          <table:table-cell table:formula="of:=220*SQRT(2)/([.$D$6]/2)*([.A353]-[.$D$1])" office:value-type="float" office:value="122.711968674494" calcext:value-type="float">
            <text:p>122,711968674494</text:p>
          </table:table-cell>
          <table:table-cell table:number-columns-repeated="4"/>
        </table:table-row>
        <table:table-row table:style-name="ro1">
          <table:table-cell office:value-type="float" office:value="18.21" calcext:value-type="float">
            <text:p>18,21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54]-[.$D$1]" office:value-type="float" office:value="26.03044" calcext:value-type="float">
            <text:p>26,03044</text:p>
          </table:table-cell>
          <table:table-cell table:formula="of:=[.B354]-[.$E$1]" office:value-type="float" office:value="-0" calcext:value-type="float">
            <text:p>0</text:p>
          </table:table-cell>
          <table:table-cell/>
          <table:table-cell table:formula="of:=COM.MICROSOFT.CONCAT([.G354];&quot; &quot;;[.H354])" office:value-type="string" office:string-value="26,03044 0" calcext:value-type="string">
            <text:p>26,03044 0</text:p>
          </table:table-cell>
          <table:table-cell/>
          <table:table-cell table:formula="of:=SUBSTITUTE([.J354];&quot;,&quot;;&quot;,&quot;)" office:value-type="string" office:string-value="26,03044 0" calcext:value-type="string">
            <text:p>26,03044 0</text:p>
          </table:table-cell>
          <table:table-cell table:number-columns-repeated="2"/>
          <table:table-cell table:formula="of:=220*SQRT(2)/([.$D$6]/2)*([.A354]-[.$D$1])" office:value-type="float" office:value="46.1126930601754" calcext:value-type="float">
            <text:p>46,1126930601754</text:p>
          </table:table-cell>
          <table:table-cell table:number-columns-repeated="4"/>
        </table:table-row>
        <table:table-row table:style-name="ro1">
          <table:table-cell office:value-type="float" office:value="-28.83" calcext:value-type="float">
            <text:p>-28,83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55]-[.$D$1]" office:value-type="float" office:value="-21.00956" calcext:value-type="float">
            <text:p>-21,00956</text:p>
          </table:table-cell>
          <table:table-cell table:formula="of:=[.B355]-[.$E$1]" office:value-type="float" office:value="-0" calcext:value-type="float">
            <text:p>0</text:p>
          </table:table-cell>
          <table:table-cell/>
          <table:table-cell table:formula="of:=COM.MICROSOFT.CONCAT([.G355];&quot; &quot;;[.H355])" office:value-type="string" office:string-value="-21,00956 0" calcext:value-type="string">
            <text:p>-21,00956 0</text:p>
          </table:table-cell>
          <table:table-cell/>
          <table:table-cell table:formula="of:=SUBSTITUTE([.J355];&quot;,&quot;;&quot;,&quot;)" office:value-type="string" office:string-value="-21,00956 0" calcext:value-type="string">
            <text:p>-21,00956 0</text:p>
          </table:table-cell>
          <table:table-cell table:number-columns-repeated="2"/>
          <table:table-cell table:formula="of:=220*SQRT(2)/([.$D$6]/2)*([.A355]-[.$D$1])" office:value-type="float" office:value="-37.2182487737179" calcext:value-type="float">
            <text:p>-37,2182487737179</text:p>
          </table:table-cell>
          <table:table-cell table:number-columns-repeated="4"/>
        </table:table-row>
        <table:table-row table:style-name="ro1">
          <table:table-cell office:value-type="float" office:value="-71.31" calcext:value-type="float">
            <text:p>-71,31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56]-[.$D$1]" office:value-type="float" office:value="-63.48956" calcext:value-type="float">
            <text:p>-63,48956</text:p>
          </table:table-cell>
          <table:table-cell table:formula="of:=[.B356]-[.$E$1]" office:value-type="float" office:value="-0" calcext:value-type="float">
            <text:p>0</text:p>
          </table:table-cell>
          <table:table-cell/>
          <table:table-cell table:formula="of:=COM.MICROSOFT.CONCAT([.G356];&quot; &quot;;[.H356])" office:value-type="string" office:string-value="-63,48956 0" calcext:value-type="string">
            <text:p>-63,48956 0</text:p>
          </table:table-cell>
          <table:table-cell/>
          <table:table-cell table:formula="of:=SUBSTITUTE([.J356];&quot;,&quot;;&quot;,&quot;)" office:value-type="string" office:string-value="-63,48956 0" calcext:value-type="string">
            <text:p>-63,48956 0</text:p>
          </table:table-cell>
          <table:table-cell table:number-columns-repeated="2"/>
          <table:table-cell table:formula="of:=220*SQRT(2)/([.$D$6]/2)*([.A356]-[.$D$1])" office:value-type="float" office:value="-112.471191144122" calcext:value-type="float">
            <text:p>-112,471191144122</text:p>
          </table:table-cell>
          <table:table-cell table:number-columns-repeated="4"/>
        </table:table-row>
        <table:table-row table:style-name="ro1">
          <table:table-cell office:value-type="float" office:value="-113.04" calcext:value-type="float">
            <text:p>-113,04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57]-[.$D$1]" office:value-type="float" office:value="-105.21956" calcext:value-type="float">
            <text:p>-105,21956</text:p>
          </table:table-cell>
          <table:table-cell table:formula="of:=[.B357]-[.$E$1]" office:value-type="float" office:value="-0" calcext:value-type="float">
            <text:p>0</text:p>
          </table:table-cell>
          <table:table-cell/>
          <table:table-cell table:formula="of:=COM.MICROSOFT.CONCAT([.G357];&quot; &quot;;[.H357])" office:value-type="string" office:string-value="-105,21956 0" calcext:value-type="string">
            <text:p>-105,21956 0</text:p>
          </table:table-cell>
          <table:table-cell/>
          <table:table-cell table:formula="of:=SUBSTITUTE([.J357];&quot;,&quot;;&quot;,&quot;)" office:value-type="string" office:string-value="-105,21956 0" calcext:value-type="string">
            <text:p>-105,21956 0</text:p>
          </table:table-cell>
          <table:table-cell table:number-columns-repeated="2"/>
          <table:table-cell table:formula="of:=220*SQRT(2)/([.$D$6]/2)*([.A357]-[.$D$1])" office:value-type="float" office:value="-186.395515181715" calcext:value-type="float">
            <text:p>-186,395515181715</text:p>
          </table:table-cell>
          <table:table-cell table:number-columns-repeated="4"/>
        </table:table-row>
        <table:table-row table:style-name="ro1">
          <table:table-cell office:value-type="float" office:value="-144.15" calcext:value-type="float">
            <text:p>-144,15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58]-[.$D$1]" office:value-type="float" office:value="-136.32956" calcext:value-type="float">
            <text:p>-136,32956</text:p>
          </table:table-cell>
          <table:table-cell table:formula="of:=[.B358]-[.$E$1]" office:value-type="float" office:value="-0" calcext:value-type="float">
            <text:p>0</text:p>
          </table:table-cell>
          <table:table-cell/>
          <table:table-cell table:formula="of:=COM.MICROSOFT.CONCAT([.G358];&quot; &quot;;[.H358])" office:value-type="string" office:string-value="-136,32956 0" calcext:value-type="string">
            <text:p>-136,32956 0</text:p>
          </table:table-cell>
          <table:table-cell/>
          <table:table-cell table:formula="of:=SUBSTITUTE([.J358];&quot;,&quot;;&quot;,&quot;)" office:value-type="string" office:string-value="-136,32956 0" calcext:value-type="string">
            <text:p>-136,32956 0</text:p>
          </table:table-cell>
          <table:table-cell table:number-columns-repeated="2"/>
          <table:table-cell table:formula="of:=220*SQRT(2)/([.$D$6]/2)*([.A358]-[.$D$1])" office:value-type="float" office:value="-241.506603626706" calcext:value-type="float">
            <text:p>-241,506603626706</text:p>
          </table:table-cell>
          <table:table-cell table:number-columns-repeated="4"/>
        </table:table-row>
        <table:table-row table:style-name="ro1">
          <table:table-cell office:value-type="float" office:value="-163.11" calcext:value-type="float">
            <text:p>-163,11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59]-[.$D$1]" office:value-type="float" office:value="-155.28956" calcext:value-type="float">
            <text:p>-155,28956</text:p>
          </table:table-cell>
          <table:table-cell table:formula="of:=[.B359]-[.$E$1]" office:value-type="float" office:value="-0" calcext:value-type="float">
            <text:p>0</text:p>
          </table:table-cell>
          <table:table-cell/>
          <table:table-cell table:formula="of:=COM.MICROSOFT.CONCAT([.G359];&quot; &quot;;[.H359])" office:value-type="string" office:string-value="-155,28956 0" calcext:value-type="string">
            <text:p>-155,28956 0</text:p>
          </table:table-cell>
          <table:table-cell/>
          <table:table-cell table:formula="of:=SUBSTITUTE([.J359];&quot;,&quot;;&quot;,&quot;)" office:value-type="string" office:string-value="-155,28956 0" calcext:value-type="string">
            <text:p>-155,28956 0</text:p>
          </table:table-cell>
          <table:table-cell table:number-columns-repeated="2"/>
          <table:table-cell table:formula="of:=220*SQRT(2)/([.$D$6]/2)*([.A359]-[.$D$1])" office:value-type="float" office:value="-275.094075080163" calcext:value-type="float">
            <text:p>-275,094075080163</text:p>
          </table:table-cell>
          <table:table-cell table:number-columns-repeated="4"/>
        </table:table-row>
        <table:table-row table:style-name="ro1">
          <table:table-cell office:value-type="float" office:value="-168.42" calcext:value-type="float">
            <text:p>-168,42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60]-[.$D$1]" office:value-type="float" office:value="-160.59956" calcext:value-type="float">
            <text:p>-160,59956</text:p>
          </table:table-cell>
          <table:table-cell table:formula="of:=[.B360]-[.$E$1]" office:value-type="float" office:value="-0" calcext:value-type="float">
            <text:p>0</text:p>
          </table:table-cell>
          <table:table-cell/>
          <table:table-cell table:formula="of:=COM.MICROSOFT.CONCAT([.G360];&quot; &quot;;[.H360])" office:value-type="string" office:string-value="-160,59956 0" calcext:value-type="string">
            <text:p>-160,59956 0</text:p>
          </table:table-cell>
          <table:table-cell/>
          <table:table-cell table:formula="of:=SUBSTITUTE([.J360];&quot;,&quot;;&quot;,&quot;)" office:value-type="string" office:string-value="-160,59956 0" calcext:value-type="string">
            <text:p>-160,59956 0</text:p>
          </table:table-cell>
          <table:table-cell table:number-columns-repeated="2"/>
          <table:table-cell table:formula="of:=220*SQRT(2)/([.$D$6]/2)*([.A360]-[.$D$1])" office:value-type="float" office:value="-284.500692876464" calcext:value-type="float">
            <text:p>-284,500692876464</text:p>
          </table:table-cell>
          <table:table-cell table:number-columns-repeated="4"/>
        </table:table-row>
        <table:table-row table:style-name="ro1">
          <table:table-cell office:value-type="float" office:value="-171.46" calcext:value-type="float">
            <text:p>-171,46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61]-[.$D$1]" office:value-type="float" office:value="-163.63956" calcext:value-type="float">
            <text:p>-163,63956</text:p>
          </table:table-cell>
          <table:table-cell table:formula="of:=[.B361]-[.$E$1]" office:value-type="float" office:value="-0" calcext:value-type="float">
            <text:p>0</text:p>
          </table:table-cell>
          <table:table-cell/>
          <table:table-cell table:formula="of:=COM.MICROSOFT.CONCAT([.G361];&quot; &quot;;[.H361])" office:value-type="string" office:string-value="-163,63956 0" calcext:value-type="string">
            <text:p>-163,63956 0</text:p>
          </table:table-cell>
          <table:table-cell/>
          <table:table-cell table:formula="of:=SUBSTITUTE([.J361];&quot;,&quot;;&quot;,&quot;)" office:value-type="string" office:string-value="-163,63956 0" calcext:value-type="string">
            <text:p>-163,63956 0</text:p>
          </table:table-cell>
          <table:table-cell table:number-columns-repeated="2"/>
          <table:table-cell table:formula="of:=220*SQRT(2)/([.$D$6]/2)*([.A361]-[.$D$1])" office:value-type="float" office:value="-289.886025852124" calcext:value-type="float">
            <text:p>-289,886025852124</text:p>
          </table:table-cell>
          <table:table-cell table:number-columns-repeated="4"/>
        </table:table-row>
        <table:table-row table:style-name="ro1">
          <table:table-cell office:value-type="float" office:value="-152.49" calcext:value-type="float">
            <text:p>-152,49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62]-[.$D$1]" office:value-type="float" office:value="-144.66956" calcext:value-type="float">
            <text:p>-144,66956</text:p>
          </table:table-cell>
          <table:table-cell table:formula="of:=[.B362]-[.$E$1]" office:value-type="float" office:value="-0" calcext:value-type="float">
            <text:p>0</text:p>
          </table:table-cell>
          <table:table-cell/>
          <table:table-cell table:formula="of:=COM.MICROSOFT.CONCAT([.G362];&quot; &quot;;[.H362])" office:value-type="string" office:string-value="-144,66956 0" calcext:value-type="string">
            <text:p>-144,66956 0</text:p>
          </table:table-cell>
          <table:table-cell/>
          <table:table-cell table:formula="of:=SUBSTITUTE([.J362];&quot;,&quot;;&quot;,&quot;)" office:value-type="string" office:string-value="-144,66956 0" calcext:value-type="string">
            <text:p>-144,66956 0</text:p>
          </table:table-cell>
          <table:table-cell table:number-columns-repeated="2"/>
          <table:table-cell table:formula="of:=220*SQRT(2)/([.$D$6]/2)*([.A362]-[.$D$1])" office:value-type="float" office:value="-256.280839487563" calcext:value-type="float">
            <text:p>-256,280839487563</text:p>
          </table:table-cell>
          <table:table-cell table:number-columns-repeated="4"/>
        </table:table-row>
        <table:table-row table:style-name="ro1">
          <table:table-cell office:value-type="float" office:value="-124.42" calcext:value-type="float">
            <text:p>-124,4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363]-[.$D$1]" office:value-type="float" office:value="-116.59956" calcext:value-type="float">
            <text:p>-116,59956</text:p>
          </table:table-cell>
          <table:table-cell table:formula="of:=[.B363]-[.$E$1]" office:value-type="float" office:value="0" calcext:value-type="float">
            <text:p>0</text:p>
          </table:table-cell>
          <table:table-cell/>
          <table:table-cell table:formula="of:=COM.MICROSOFT.CONCAT([.G363];&quot; &quot;;[.H363])" office:value-type="string" office:string-value="-116,59956 0" calcext:value-type="string">
            <text:p>-116,59956 0</text:p>
          </table:table-cell>
          <table:table-cell/>
          <table:table-cell table:formula="of:=SUBSTITUTE([.J363];&quot;,&quot;;&quot;,&quot;)" office:value-type="string" office:string-value="-116,59956 0" calcext:value-type="string">
            <text:p>-116,59956 0</text:p>
          </table:table-cell>
          <table:table-cell table:number-columns-repeated="2"/>
          <table:table-cell table:formula="of:=220*SQRT(2)/([.$D$6]/2)*([.A363]-[.$D$1])" office:value-type="float" office:value="-206.55508401823" calcext:value-type="float">
            <text:p>-206,55508401823</text:p>
          </table:table-cell>
          <table:table-cell table:number-columns-repeated="4"/>
        </table:table-row>
        <table:table-row table:style-name="ro1">
          <table:table-cell office:value-type="float" office:value="-84.97" calcext:value-type="float">
            <text:p>-84,9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64]-[.$D$1]" office:value-type="float" office:value="-77.14956" calcext:value-type="float">
            <text:p>-77,14956</text:p>
          </table:table-cell>
          <table:table-cell table:formula="of:=[.B364]-[.$E$1]" office:value-type="float" office:value="-0" calcext:value-type="float">
            <text:p>0</text:p>
          </table:table-cell>
          <table:table-cell/>
          <table:table-cell table:formula="of:=COM.MICROSOFT.CONCAT([.G364];&quot; &quot;;[.H364])" office:value-type="string" office:string-value="-77,14956 0" calcext:value-type="string">
            <text:p>-77,14956 0</text:p>
          </table:table-cell>
          <table:table-cell/>
          <table:table-cell table:formula="of:=SUBSTITUTE([.J364];&quot;,&quot;;&quot;,&quot;)" office:value-type="string" office:string-value="-77,14956 0" calcext:value-type="string">
            <text:p>-77,14956 0</text:p>
          </table:table-cell>
          <table:table-cell table:number-columns-repeated="2"/>
          <table:table-cell table:formula="of:=220*SQRT(2)/([.$D$6]/2)*([.A364]-[.$D$1])" office:value-type="float" office:value="-136.669759712382" calcext:value-type="float">
            <text:p>-136,669759712382</text:p>
          </table:table-cell>
          <table:table-cell table:number-columns-repeated="4"/>
        </table:table-row>
        <table:table-row table:style-name="ro1">
          <table:table-cell office:value-type="float" office:value="-41.73" calcext:value-type="float">
            <text:p>-41,7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365]-[.$D$1]" office:value-type="float" office:value="-33.90956" calcext:value-type="float">
            <text:p>-33,90956</text:p>
          </table:table-cell>
          <table:table-cell table:formula="of:=[.B365]-[.$E$1]" office:value-type="float" office:value="0" calcext:value-type="float">
            <text:p>0</text:p>
          </table:table-cell>
          <table:table-cell/>
          <table:table-cell table:formula="of:=COM.MICROSOFT.CONCAT([.G365];&quot; &quot;;[.H365])" office:value-type="string" office:string-value="-33,90956 0" calcext:value-type="string">
            <text:p>-33,90956 0</text:p>
          </table:table-cell>
          <table:table-cell/>
          <table:table-cell table:formula="of:=SUBSTITUTE([.J365];&quot;,&quot;;&quot;,&quot;)" office:value-type="string" office:string-value="-33,90956 0" calcext:value-type="string">
            <text:p>-33,90956 0</text:p>
          </table:table-cell>
          <table:table-cell table:number-columns-repeated="2"/>
          <table:table-cell table:formula="of:=220*SQRT(2)/([.$D$6]/2)*([.A365]-[.$D$1])" office:value-type="float" office:value="-60.0704840980637" calcext:value-type="float">
            <text:p>-60,0704840980637</text:p>
          </table:table-cell>
          <table:table-cell table:number-columns-repeated="4"/>
        </table:table-row>
        <table:table-row table:style-name="ro1">
          <table:table-cell office:value-type="float" office:value="3.03" calcext:value-type="float">
            <text:p>3,0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366]-[.$D$1]" office:value-type="float" office:value="10.85044" calcext:value-type="float">
            <text:p>10,85044</text:p>
          </table:table-cell>
          <table:table-cell table:formula="of:=[.B366]-[.$E$1]" office:value-type="float" office:value="0" calcext:value-type="float">
            <text:p>0</text:p>
          </table:table-cell>
          <table:table-cell/>
          <table:table-cell table:formula="of:=COM.MICROSOFT.CONCAT([.G366];&quot; &quot;;[.H366])" office:value-type="string" office:string-value="10,85044 0" calcext:value-type="string">
            <text:p>10,85044 0</text:p>
          </table:table-cell>
          <table:table-cell/>
          <table:table-cell table:formula="of:=SUBSTITUTE([.J366];&quot;,&quot;;&quot;,&quot;)" office:value-type="string" office:string-value="10,85044 0" calcext:value-type="string">
            <text:p>10,85044 0</text:p>
          </table:table-cell>
          <table:table-cell table:number-columns-repeated="2"/>
          <table:table-cell table:formula="of:=220*SQRT(2)/([.$D$6]/2)*([.A366]-[.$D$1])" office:value-type="float" office:value="19.2214580040848" calcext:value-type="float">
            <text:p>19,2214580040848</text:p>
          </table:table-cell>
          <table:table-cell table:number-columns-repeated="4"/>
        </table:table-row>
        <table:table-row table:style-name="ro1">
          <table:table-cell office:value-type="float" office:value="47.8" calcext:value-type="float">
            <text:p>47,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367]-[.$D$1]" office:value-type="float" office:value="55.62044" calcext:value-type="float">
            <text:p>55,62044</text:p>
          </table:table-cell>
          <table:table-cell table:formula="of:=[.B367]-[.$E$1]" office:value-type="float" office:value="0" calcext:value-type="float">
            <text:p>0</text:p>
          </table:table-cell>
          <table:table-cell/>
          <table:table-cell table:formula="of:=COM.MICROSOFT.CONCAT([.G367];&quot; &quot;;[.H367])" office:value-type="string" office:string-value="55,62044 0" calcext:value-type="string">
            <text:p>55,62044 0</text:p>
          </table:table-cell>
          <table:table-cell/>
          <table:table-cell table:formula="of:=SUBSTITUTE([.J367];&quot;,&quot;;&quot;,&quot;)" office:value-type="string" office:string-value="55,62044 0" calcext:value-type="string">
            <text:p>55,62044 0</text:p>
          </table:table-cell>
          <table:table-cell table:number-columns-repeated="2"/>
          <table:table-cell table:formula="of:=220*SQRT(2)/([.$D$6]/2)*([.A367]-[.$D$1])" office:value-type="float" office:value="98.5311150173375" calcext:value-type="float">
            <text:p>98,5311150173375</text:p>
          </table:table-cell>
          <table:table-cell table:number-columns-repeated="4"/>
        </table:table-row>
        <table:table-row table:style-name="ro1">
          <table:table-cell office:value-type="float" office:value="89.52" calcext:value-type="float">
            <text:p>89,52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68]-[.$D$1]" office:value-type="float" office:value="97.34044" calcext:value-type="float">
            <text:p>97,34044</text:p>
          </table:table-cell>
          <table:table-cell table:formula="of:=[.B368]-[.$E$1]" office:value-type="float" office:value="-0" calcext:value-type="float">
            <text:p>0</text:p>
          </table:table-cell>
          <table:table-cell/>
          <table:table-cell table:formula="of:=COM.MICROSOFT.CONCAT([.G368];&quot; &quot;;[.H368])" office:value-type="string" office:string-value="97,34044 0" calcext:value-type="string">
            <text:p>97,34044 0</text:p>
          </table:table-cell>
          <table:table-cell/>
          <table:table-cell table:formula="of:=SUBSTITUTE([.J368];&quot;,&quot;;&quot;,&quot;)" office:value-type="string" office:string-value="97,34044 0" calcext:value-type="string">
            <text:p>97,34044 0</text:p>
          </table:table-cell>
          <table:table-cell table:number-columns-repeated="2"/>
          <table:table-cell table:formula="of:=220*SQRT(2)/([.$D$6]/2)*([.A368]-[.$D$1])" office:value-type="float" office:value="172.437724143826" calcext:value-type="float">
            <text:p>172,437724143826</text:p>
          </table:table-cell>
          <table:table-cell table:number-columns-repeated="4"/>
        </table:table-row>
        <table:table-row table:style-name="ro1">
          <table:table-cell office:value-type="float" office:value="124.42" calcext:value-type="float">
            <text:p>124,42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69]-[.$D$1]" office:value-type="float" office:value="132.24044" calcext:value-type="float">
            <text:p>132,24044</text:p>
          </table:table-cell>
          <table:table-cell table:formula="of:=[.B369]-[.$E$1]" office:value-type="float" office:value="-0" calcext:value-type="float">
            <text:p>0</text:p>
          </table:table-cell>
          <table:table-cell/>
          <table:table-cell table:formula="of:=COM.MICROSOFT.CONCAT([.G369];&quot; &quot;;[.H369])" office:value-type="string" office:string-value="132,24044 0" calcext:value-type="string">
            <text:p>132,24044 0</text:p>
          </table:table-cell>
          <table:table-cell/>
          <table:table-cell table:formula="of:=SUBSTITUTE([.J369];&quot;,&quot;;&quot;,&quot;)" office:value-type="string" office:string-value="132,24044 0" calcext:value-type="string">
            <text:p>132,24044 0</text:p>
          </table:table-cell>
          <table:table-cell table:number-columns-repeated="2"/>
          <table:table-cell table:formula="of:=220*SQRT(2)/([.$D$6]/2)*([.A369]-[.$D$1])" office:value-type="float" office:value="234.262763897289" calcext:value-type="float">
            <text:p>234,262763897289</text:p>
          </table:table-cell>
          <table:table-cell table:number-columns-repeated="4"/>
        </table:table-row>
        <table:table-row table:style-name="ro1">
          <table:table-cell office:value-type="float" office:value="147.94" calcext:value-type="float">
            <text:p>147,9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370]-[.$D$1]" office:value-type="float" office:value="155.76044" calcext:value-type="float">
            <text:p>155,76044</text:p>
          </table:table-cell>
          <table:table-cell table:formula="of:=[.B370]-[.$E$1]" office:value-type="float" office:value="0" calcext:value-type="float">
            <text:p>0</text:p>
          </table:table-cell>
          <table:table-cell/>
          <table:table-cell table:formula="of:=COM.MICROSOFT.CONCAT([.G370];&quot; &quot;;[.H370])" office:value-type="string" office:string-value="155,76044 0" calcext:value-type="string">
            <text:p>155,76044 0</text:p>
          </table:table-cell>
          <table:table-cell/>
          <table:table-cell table:formula="of:=SUBSTITUTE([.J370];&quot;,&quot;;&quot;,&quot;)" office:value-type="string" office:string-value="155,76044 0" calcext:value-type="string">
            <text:p>155,76044 0</text:p>
          </table:table-cell>
          <table:table-cell table:number-columns-repeated="2"/>
          <table:table-cell table:formula="of:=220*SQRT(2)/([.$D$6]/2)*([.A370]-[.$D$1])" office:value-type="float" office:value="275.928234814235" calcext:value-type="float">
            <text:p>275,928234814235</text:p>
          </table:table-cell>
          <table:table-cell table:number-columns-repeated="4"/>
        </table:table-row>
        <table:table-row table:style-name="ro1">
          <table:table-cell office:value-type="float" office:value="160.84" calcext:value-type="float">
            <text:p>160,8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371]-[.$D$1]" office:value-type="float" office:value="168.66044" calcext:value-type="float">
            <text:p>168,66044</text:p>
          </table:table-cell>
          <table:table-cell table:formula="of:=[.B371]-[.$E$1]" office:value-type="float" office:value="0" calcext:value-type="float">
            <text:p>0</text:p>
          </table:table-cell>
          <table:table-cell/>
          <table:table-cell table:formula="of:=COM.MICROSOFT.CONCAT([.G371];&quot; &quot;;[.H371])" office:value-type="string" office:string-value="168,66044 0" calcext:value-type="string">
            <text:p>168,66044 0</text:p>
          </table:table-cell>
          <table:table-cell/>
          <table:table-cell table:formula="of:=SUBSTITUTE([.J371];&quot;,&quot;;&quot;,&quot;)" office:value-type="string" office:string-value="168,66044 0" calcext:value-type="string">
            <text:p>168,66044 0</text:p>
          </table:table-cell>
          <table:table-cell table:number-columns-repeated="2"/>
          <table:table-cell table:formula="of:=220*SQRT(2)/([.$D$6]/2)*([.A371]-[.$D$1])" office:value-type="float" office:value="298.780470138581" calcext:value-type="float">
            <text:p>298,780470138581</text:p>
          </table:table-cell>
          <table:table-cell table:number-columns-repeated="4"/>
        </table:table-row>
        <table:table-row table:style-name="ro1">
          <table:table-cell office:value-type="float" office:value="164.63" calcext:value-type="float">
            <text:p>164,63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72]-[.$D$1]" office:value-type="float" office:value="172.45044" calcext:value-type="float">
            <text:p>172,45044</text:p>
          </table:table-cell>
          <table:table-cell table:formula="of:=[.B372]-[.$E$1]" office:value-type="float" office:value="-0" calcext:value-type="float">
            <text:p>0</text:p>
          </table:table-cell>
          <table:table-cell/>
          <table:table-cell table:formula="of:=COM.MICROSOFT.CONCAT([.G372];&quot; &quot;;[.H372])" office:value-type="string" office:string-value="172,45044 0" calcext:value-type="string">
            <text:p>172,45044 0</text:p>
          </table:table-cell>
          <table:table-cell/>
          <table:table-cell table:formula="of:=SUBSTITUTE([.J372];&quot;,&quot;;&quot;,&quot;)" office:value-type="string" office:string-value="172,45044 0" calcext:value-type="string">
            <text:p>172,45044 0</text:p>
          </table:table-cell>
          <table:table-cell table:number-columns-repeated="2"/>
          <table:table-cell table:formula="of:=220*SQRT(2)/([.$D$6]/2)*([.A372]-[.$D$1])" office:value-type="float" office:value="305.494421447052" calcext:value-type="float">
            <text:p>305,494421447052</text:p>
          </table:table-cell>
          <table:table-cell table:number-columns-repeated="4"/>
        </table:table-row>
        <table:table-row table:style-name="ro1">
          <table:table-cell office:value-type="float" office:value="152.49" calcext:value-type="float">
            <text:p>152,49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73]-[.$D$1]" office:value-type="float" office:value="160.31044" calcext:value-type="float">
            <text:p>160,31044</text:p>
          </table:table-cell>
          <table:table-cell table:formula="of:=[.B373]-[.$E$1]" office:value-type="float" office:value="-0" calcext:value-type="float">
            <text:p>0</text:p>
          </table:table-cell>
          <table:table-cell/>
          <table:table-cell table:formula="of:=COM.MICROSOFT.CONCAT([.G373];&quot; &quot;;[.H373])" office:value-type="string" office:string-value="160,31044 0" calcext:value-type="string">
            <text:p>160,31044 0</text:p>
          </table:table-cell>
          <table:table-cell/>
          <table:table-cell table:formula="of:=SUBSTITUTE([.J373];&quot;,&quot;;&quot;,&quot;)" office:value-type="string" office:string-value="160,31044 0" calcext:value-type="string">
            <text:p>160,31044 0</text:p>
          </table:table-cell>
          <table:table-cell table:number-columns-repeated="2"/>
          <table:table-cell table:formula="of:=220*SQRT(2)/([.$D$6]/2)*([.A373]-[.$D$1])" office:value-type="float" office:value="283.988519366621" calcext:value-type="float">
            <text:p>283,988519366621</text:p>
          </table:table-cell>
          <table:table-cell table:number-columns-repeated="4"/>
        </table:table-row>
        <table:table-row table:style-name="ro1">
          <table:table-cell office:value-type="float" office:value="123.66" calcext:value-type="float">
            <text:p>123,6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374]-[.$D$1]" office:value-type="float" office:value="131.48044" calcext:value-type="float">
            <text:p>131,48044</text:p>
          </table:table-cell>
          <table:table-cell table:formula="of:=[.B374]-[.$E$1]" office:value-type="float" office:value="0" calcext:value-type="float">
            <text:p>0</text:p>
          </table:table-cell>
          <table:table-cell/>
          <table:table-cell table:formula="of:=COM.MICROSOFT.CONCAT([.G374];&quot; &quot;;[.H374])" office:value-type="string" office:string-value="131,48044 0" calcext:value-type="string">
            <text:p>131,48044 0</text:p>
          </table:table-cell>
          <table:table-cell/>
          <table:table-cell table:formula="of:=SUBSTITUTE([.J374];&quot;,&quot;;&quot;,&quot;)" office:value-type="string" office:string-value="131,48044 0" calcext:value-type="string">
            <text:p>131,48044 0</text:p>
          </table:table-cell>
          <table:table-cell table:number-columns-repeated="2"/>
          <table:table-cell table:formula="of:=220*SQRT(2)/([.$D$6]/2)*([.A374]-[.$D$1])" office:value-type="float" office:value="232.916430653374" calcext:value-type="float">
            <text:p>232,916430653374</text:p>
          </table:table-cell>
          <table:table-cell table:number-columns-repeated="4"/>
        </table:table-row>
        <table:table-row table:style-name="ro1">
          <table:table-cell office:value-type="float" office:value="85.73" calcext:value-type="float">
            <text:p>85,73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75]-[.$D$1]" office:value-type="float" office:value="93.55044" calcext:value-type="float">
            <text:p>93,55044</text:p>
          </table:table-cell>
          <table:table-cell table:formula="of:=[.B375]-[.$E$1]" office:value-type="float" office:value="-0" calcext:value-type="float">
            <text:p>0</text:p>
          </table:table-cell>
          <table:table-cell/>
          <table:table-cell table:formula="of:=COM.MICROSOFT.CONCAT([.G375];&quot; &quot;;[.H375])" office:value-type="string" office:string-value="93,55044 0" calcext:value-type="string">
            <text:p>93,55044 0</text:p>
          </table:table-cell>
          <table:table-cell/>
          <table:table-cell table:formula="of:=SUBSTITUTE([.J375];&quot;,&quot;;&quot;,&quot;)" office:value-type="string" office:string-value="93,55044 0" calcext:value-type="string">
            <text:p>93,55044 0</text:p>
          </table:table-cell>
          <table:table-cell table:number-columns-repeated="2"/>
          <table:table-cell table:formula="of:=220*SQRT(2)/([.$D$6]/2)*([.A375]-[.$D$1])" office:value-type="float" office:value="165.723772835356" calcext:value-type="float">
            <text:p>165,723772835356</text:p>
          </table:table-cell>
          <table:table-cell table:number-columns-repeated="4"/>
        </table:table-row>
        <table:table-row table:style-name="ro1">
          <table:table-cell office:value-type="float" office:value="45.52" calcext:value-type="float">
            <text:p>45,52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76]-[.$D$1]" office:value-type="float" office:value="53.34044" calcext:value-type="float">
            <text:p>53,34044</text:p>
          </table:table-cell>
          <table:table-cell table:formula="of:=[.B376]-[.$E$1]" office:value-type="float" office:value="-0" calcext:value-type="float">
            <text:p>0</text:p>
          </table:table-cell>
          <table:table-cell/>
          <table:table-cell table:formula="of:=COM.MICROSOFT.CONCAT([.G376];&quot; &quot;;[.H376])" office:value-type="string" office:string-value="53,34044 0" calcext:value-type="string">
            <text:p>53,34044 0</text:p>
          </table:table-cell>
          <table:table-cell/>
          <table:table-cell table:formula="of:=SUBSTITUTE([.J376];&quot;,&quot;;&quot;,&quot;)" office:value-type="string" office:string-value="53,34044 0" calcext:value-type="string">
            <text:p>53,34044 0</text:p>
          </table:table-cell>
          <table:table-cell table:number-columns-repeated="2"/>
          <table:table-cell table:formula="of:=220*SQRT(2)/([.$D$6]/2)*([.A376]-[.$D$1])" office:value-type="float" office:value="94.4921152855926" calcext:value-type="float">
            <text:p>94,4921152855926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,76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77]-[.$D$1]" office:value-type="float" office:value="7.06044" calcext:value-type="float">
            <text:p>7,06044</text:p>
          </table:table-cell>
          <table:table-cell table:formula="of:=[.B377]-[.$E$1]" office:value-type="float" office:value="-0" calcext:value-type="float">
            <text:p>0</text:p>
          </table:table-cell>
          <table:table-cell/>
          <table:table-cell table:formula="of:=COM.MICROSOFT.CONCAT([.G377];&quot; &quot;;[.H377])" office:value-type="string" office:string-value="7,06044 0" calcext:value-type="string">
            <text:p>7,06044 0</text:p>
          </table:table-cell>
          <table:table-cell/>
          <table:table-cell table:formula="of:=SUBSTITUTE([.J377];&quot;,&quot;;&quot;,&quot;)" office:value-type="string" office:string-value="7,06044 0" calcext:value-type="string">
            <text:p>7,06044 0</text:p>
          </table:table-cell>
          <table:table-cell table:number-columns-repeated="2"/>
          <table:table-cell table:formula="of:=220*SQRT(2)/([.$D$6]/2)*([.A377]-[.$D$1])" office:value-type="float" office:value="12.5075066956142" calcext:value-type="float">
            <text:p>12,5075066956142</text:p>
          </table:table-cell>
          <table:table-cell table:number-columns-repeated="4"/>
        </table:table-row>
        <table:table-row table:style-name="ro1">
          <table:table-cell office:value-type="float" office:value="-47.8" calcext:value-type="float">
            <text:p>-47,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78]-[.$D$1]" office:value-type="float" office:value="-39.97956" calcext:value-type="float">
            <text:p>-39,97956</text:p>
          </table:table-cell>
          <table:table-cell table:formula="of:=[.B378]-[.$E$1]" office:value-type="float" office:value="-0" calcext:value-type="float">
            <text:p>0</text:p>
          </table:table-cell>
          <table:table-cell/>
          <table:table-cell table:formula="of:=COM.MICROSOFT.CONCAT([.G378];&quot; &quot;;[.H378])" office:value-type="string" office:string-value="-39,97956 0" calcext:value-type="string">
            <text:p>-39,97956 0</text:p>
          </table:table-cell>
          <table:table-cell/>
          <table:table-cell table:formula="of:=SUBSTITUTE([.J378];&quot;,&quot;;&quot;,&quot;)" office:value-type="string" office:string-value="-39,97956 0" calcext:value-type="string">
            <text:p>-39,97956 0</text:p>
          </table:table-cell>
          <table:table-cell table:number-columns-repeated="2"/>
          <table:table-cell table:formula="of:=220*SQRT(2)/([.$D$6]/2)*([.A378]-[.$D$1])" office:value-type="float" office:value="-70.8234351382791" calcext:value-type="float">
            <text:p>-70,8234351382791</text:p>
          </table:table-cell>
          <table:table-cell table:number-columns-repeated="4"/>
        </table:table-row>
        <table:table-row table:style-name="ro1">
          <table:table-cell office:value-type="float" office:value="-90.28" calcext:value-type="float">
            <text:p>-90,2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79]-[.$D$1]" office:value-type="float" office:value="-82.45956" calcext:value-type="float">
            <text:p>-82,45956</text:p>
          </table:table-cell>
          <table:table-cell table:formula="of:=[.B379]-[.$E$1]" office:value-type="float" office:value="-0" calcext:value-type="float">
            <text:p>0</text:p>
          </table:table-cell>
          <table:table-cell/>
          <table:table-cell table:formula="of:=COM.MICROSOFT.CONCAT([.G379];&quot; &quot;;[.H379])" office:value-type="string" office:string-value="-82,45956 0" calcext:value-type="string">
            <text:p>-82,45956 0</text:p>
          </table:table-cell>
          <table:table-cell/>
          <table:table-cell table:formula="of:=SUBSTITUTE([.J379];&quot;,&quot;;&quot;,&quot;)" office:value-type="string" office:string-value="-82,45956 0" calcext:value-type="string">
            <text:p>-82,45956 0</text:p>
          </table:table-cell>
          <table:table-cell table:number-columns-repeated="2"/>
          <table:table-cell table:formula="of:=220*SQRT(2)/([.$D$6]/2)*([.A379]-[.$D$1])" office:value-type="float" office:value="-146.076377508683" calcext:value-type="float">
            <text:p>-146,076377508683</text:p>
          </table:table-cell>
          <table:table-cell table:number-columns-repeated="4"/>
        </table:table-row>
        <table:table-row table:style-name="ro1">
          <table:table-cell office:value-type="float" office:value="-128.21" calcext:value-type="float">
            <text:p>-128,21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80]-[.$D$1]" office:value-type="float" office:value="-120.38956" calcext:value-type="float">
            <text:p>-120,38956</text:p>
          </table:table-cell>
          <table:table-cell table:formula="of:=[.B380]-[.$E$1]" office:value-type="float" office:value="-0" calcext:value-type="float">
            <text:p>0</text:p>
          </table:table-cell>
          <table:table-cell/>
          <table:table-cell table:formula="of:=COM.MICROSOFT.CONCAT([.G380];&quot; &quot;;[.H380])" office:value-type="string" office:string-value="-120,38956 0" calcext:value-type="string">
            <text:p>-120,38956 0</text:p>
          </table:table-cell>
          <table:table-cell/>
          <table:table-cell table:formula="of:=SUBSTITUTE([.J380];&quot;,&quot;;&quot;,&quot;)" office:value-type="string" office:string-value="-120,38956 0" calcext:value-type="string">
            <text:p>-120,38956 0</text:p>
          </table:table-cell>
          <table:table-cell table:number-columns-repeated="2"/>
          <table:table-cell table:formula="of:=220*SQRT(2)/([.$D$6]/2)*([.A380]-[.$D$1])" office:value-type="float" office:value="-213.269035326701" calcext:value-type="float">
            <text:p>-213,269035326701</text:p>
          </table:table-cell>
          <table:table-cell table:number-columns-repeated="4"/>
        </table:table-row>
        <table:table-row table:style-name="ro1">
          <table:table-cell office:value-type="float" office:value="-152.49" calcext:value-type="float">
            <text:p>-152,4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381]-[.$D$1]" office:value-type="float" office:value="-144.66956" calcext:value-type="float">
            <text:p>-144,66956</text:p>
          </table:table-cell>
          <table:table-cell table:formula="of:=[.B381]-[.$E$1]" office:value-type="float" office:value="0" calcext:value-type="float">
            <text:p>0</text:p>
          </table:table-cell>
          <table:table-cell/>
          <table:table-cell table:formula="of:=COM.MICROSOFT.CONCAT([.G381];&quot; &quot;;[.H381])" office:value-type="string" office:string-value="-144,66956 0" calcext:value-type="string">
            <text:p>-144,66956 0</text:p>
          </table:table-cell>
          <table:table-cell/>
          <table:table-cell table:formula="of:=SUBSTITUTE([.J381];&quot;,&quot;;&quot;,&quot;)" office:value-type="string" office:string-value="-144,66956 0" calcext:value-type="string">
            <text:p>-144,66956 0</text:p>
          </table:table-cell>
          <table:table-cell table:number-columns-repeated="2"/>
          <table:table-cell table:formula="of:=220*SQRT(2)/([.$D$6]/2)*([.A381]-[.$D$1])" office:value-type="float" office:value="-256.280839487563" calcext:value-type="float">
            <text:p>-256,280839487563</text:p>
          </table:table-cell>
          <table:table-cell table:number-columns-repeated="4"/>
        </table:table-row>
        <table:table-row table:style-name="ro1">
          <table:table-cell office:value-type="float" office:value="-165.39" calcext:value-type="float">
            <text:p>-165,39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82]-[.$D$1]" office:value-type="float" office:value="-157.56956" calcext:value-type="float">
            <text:p>-157,56956</text:p>
          </table:table-cell>
          <table:table-cell table:formula="of:=[.B382]-[.$E$1]" office:value-type="float" office:value="-0" calcext:value-type="float">
            <text:p>0</text:p>
          </table:table-cell>
          <table:table-cell/>
          <table:table-cell table:formula="of:=COM.MICROSOFT.CONCAT([.G382];&quot; &quot;;[.H382])" office:value-type="string" office:string-value="-157,56956 0" calcext:value-type="string">
            <text:p>-157,56956 0</text:p>
          </table:table-cell>
          <table:table-cell/>
          <table:table-cell table:formula="of:=SUBSTITUTE([.J382];&quot;,&quot;;&quot;,&quot;)" office:value-type="string" office:string-value="-157,56956 0" calcext:value-type="string">
            <text:p>-157,56956 0</text:p>
          </table:table-cell>
          <table:table-cell table:number-columns-repeated="2"/>
          <table:table-cell table:formula="of:=220*SQRT(2)/([.$D$6]/2)*([.A382]-[.$D$1])" office:value-type="float" office:value="-279.133074811908" calcext:value-type="float">
            <text:p>-279,133074811908</text:p>
          </table:table-cell>
          <table:table-cell table:number-columns-repeated="4"/>
        </table:table-row>
        <table:table-row table:style-name="ro1">
          <table:table-cell office:value-type="float" office:value="-169.18" calcext:value-type="float">
            <text:p>-169,1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83]-[.$D$1]" office:value-type="float" office:value="-161.35956" calcext:value-type="float">
            <text:p>-161,35956</text:p>
          </table:table-cell>
          <table:table-cell table:formula="of:=[.B383]-[.$E$1]" office:value-type="float" office:value="-0" calcext:value-type="float">
            <text:p>0</text:p>
          </table:table-cell>
          <table:table-cell/>
          <table:table-cell table:formula="of:=COM.MICROSOFT.CONCAT([.G383];&quot; &quot;;[.H383])" office:value-type="string" office:string-value="-161,35956 0" calcext:value-type="string">
            <text:p>-161,35956 0</text:p>
          </table:table-cell>
          <table:table-cell/>
          <table:table-cell table:formula="of:=SUBSTITUTE([.J383];&quot;,&quot;;&quot;,&quot;)" office:value-type="string" office:string-value="-161,35956 0" calcext:value-type="string">
            <text:p>-161,35956 0</text:p>
          </table:table-cell>
          <table:table-cell table:number-columns-repeated="2"/>
          <table:table-cell table:formula="of:=220*SQRT(2)/([.$D$6]/2)*([.A383]-[.$D$1])" office:value-type="float" office:value="-285.847026120379" calcext:value-type="float">
            <text:p>-285,847026120379</text:p>
          </table:table-cell>
          <table:table-cell table:number-columns-repeated="4"/>
        </table:table-row>
        <table:table-row table:style-name="ro1">
          <table:table-cell office:value-type="float" office:value="-164.63" calcext:value-type="float">
            <text:p>-164,6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384]-[.$D$1]" office:value-type="float" office:value="-156.80956" calcext:value-type="float">
            <text:p>-156,80956</text:p>
          </table:table-cell>
          <table:table-cell table:formula="of:=[.B384]-[.$E$1]" office:value-type="float" office:value="0" calcext:value-type="float">
            <text:p>0</text:p>
          </table:table-cell>
          <table:table-cell/>
          <table:table-cell table:formula="of:=COM.MICROSOFT.CONCAT([.G384];&quot; &quot;;[.H384])" office:value-type="string" office:string-value="-156,80956 0" calcext:value-type="string">
            <text:p>-156,80956 0</text:p>
          </table:table-cell>
          <table:table-cell/>
          <table:table-cell table:formula="of:=SUBSTITUTE([.J384];&quot;,&quot;;&quot;,&quot;)" office:value-type="string" office:string-value="-156,80956 0" calcext:value-type="string">
            <text:p>-156,80956 0</text:p>
          </table:table-cell>
          <table:table-cell table:number-columns-repeated="2"/>
          <table:table-cell table:formula="of:=220*SQRT(2)/([.$D$6]/2)*([.A384]-[.$D$1])" office:value-type="float" office:value="-277.786741567993" calcext:value-type="float">
            <text:p>-277,786741567993</text:p>
          </table:table-cell>
          <table:table-cell table:number-columns-repeated="4"/>
        </table:table-row>
        <table:table-row table:style-name="ro1">
          <table:table-cell office:value-type="float" office:value="-140.35" calcext:value-type="float">
            <text:p>-140,3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385]-[.$D$1]" office:value-type="float" office:value="-132.52956" calcext:value-type="float">
            <text:p>-132,52956</text:p>
          </table:table-cell>
          <table:table-cell table:formula="of:=[.B385]-[.$E$1]" office:value-type="float" office:value="0" calcext:value-type="float">
            <text:p>0</text:p>
          </table:table-cell>
          <table:table-cell/>
          <table:table-cell table:formula="of:=COM.MICROSOFT.CONCAT([.G385];&quot; &quot;;[.H385])" office:value-type="string" office:string-value="-132,52956 0" calcext:value-type="string">
            <text:p>-132,52956 0</text:p>
          </table:table-cell>
          <table:table-cell/>
          <table:table-cell table:formula="of:=SUBSTITUTE([.J385];&quot;,&quot;;&quot;,&quot;)" office:value-type="string" office:string-value="-132,52956 0" calcext:value-type="string">
            <text:p>-132,52956 0</text:p>
          </table:table-cell>
          <table:table-cell table:number-columns-repeated="2"/>
          <table:table-cell table:formula="of:=220*SQRT(2)/([.$D$6]/2)*([.A385]-[.$D$1])" office:value-type="float" office:value="-234.774937407132" calcext:value-type="float">
            <text:p>-234,774937407132</text:p>
          </table:table-cell>
          <table:table-cell table:number-columns-repeated="4"/>
        </table:table-row>
        <table:table-row table:style-name="ro1">
          <table:table-cell office:value-type="float" office:value="-106.97" calcext:value-type="float">
            <text:p>-106,9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86]-[.$D$1]" office:value-type="float" office:value="-99.14956" calcext:value-type="float">
            <text:p>-99,14956</text:p>
          </table:table-cell>
          <table:table-cell table:formula="of:=[.B386]-[.$E$1]" office:value-type="float" office:value="-0" calcext:value-type="float">
            <text:p>0</text:p>
          </table:table-cell>
          <table:table-cell/>
          <table:table-cell table:formula="of:=COM.MICROSOFT.CONCAT([.G386];&quot; &quot;;[.H386])" office:value-type="string" office:string-value="-99,14956 0" calcext:value-type="string">
            <text:p>-99,14956 0</text:p>
          </table:table-cell>
          <table:table-cell/>
          <table:table-cell table:formula="of:=SUBSTITUTE([.J386];&quot;,&quot;;&quot;,&quot;)" office:value-type="string" office:string-value="-99,14956 0" calcext:value-type="string">
            <text:p>-99,14956 0</text:p>
          </table:table-cell>
          <table:table-cell table:number-columns-repeated="2"/>
          <table:table-cell table:formula="of:=220*SQRT(2)/([.$D$6]/2)*([.A386]-[.$D$1])" office:value-type="float" office:value="-175.642564141499" calcext:value-type="float">
            <text:p>-175,642564141499</text:p>
          </table:table-cell>
          <table:table-cell table:number-columns-repeated="4"/>
        </table:table-row>
        <table:table-row table:style-name="ro1">
          <table:table-cell office:value-type="float" office:value="-67.52" calcext:value-type="float">
            <text:p>-67,5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387]-[.$D$1]" office:value-type="float" office:value="-59.69956" calcext:value-type="float">
            <text:p>-59,69956</text:p>
          </table:table-cell>
          <table:table-cell table:formula="of:=[.B387]-[.$E$1]" office:value-type="float" office:value="0" calcext:value-type="float">
            <text:p>0</text:p>
          </table:table-cell>
          <table:table-cell/>
          <table:table-cell table:formula="of:=COM.MICROSOFT.CONCAT([.G387];&quot; &quot;;[.H387])" office:value-type="string" office:string-value="-59,69956 0" calcext:value-type="string">
            <text:p>-59,69956 0</text:p>
          </table:table-cell>
          <table:table-cell/>
          <table:table-cell table:formula="of:=SUBSTITUTE([.J387];&quot;,&quot;;&quot;,&quot;)" office:value-type="string" office:string-value="-59,69956 0" calcext:value-type="string">
            <text:p>-59,69956 0</text:p>
          </table:table-cell>
          <table:table-cell table:number-columns-repeated="2"/>
          <table:table-cell table:formula="of:=220*SQRT(2)/([.$D$6]/2)*([.A387]-[.$D$1])" office:value-type="float" office:value="-105.757239835651" calcext:value-type="float">
            <text:p>-105,757239835651</text:p>
          </table:table-cell>
          <table:table-cell table:number-columns-repeated="4"/>
        </table:table-row>
        <table:table-row table:style-name="ro1">
          <table:table-cell office:value-type="float" office:value="-23.52" calcext:value-type="float">
            <text:p>-23,52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88]-[.$D$1]" office:value-type="float" office:value="-15.69956" calcext:value-type="float">
            <text:p>-15,69956</text:p>
          </table:table-cell>
          <table:table-cell table:formula="of:=[.B388]-[.$E$1]" office:value-type="float" office:value="-0" calcext:value-type="float">
            <text:p>0</text:p>
          </table:table-cell>
          <table:table-cell/>
          <table:table-cell table:formula="of:=COM.MICROSOFT.CONCAT([.G388];&quot; &quot;;[.H388])" office:value-type="string" office:string-value="-15,69956 0" calcext:value-type="string">
            <text:p>-15,69956 0</text:p>
          </table:table-cell>
          <table:table-cell/>
          <table:table-cell table:formula="of:=SUBSTITUTE([.J388];&quot;,&quot;;&quot;,&quot;)" office:value-type="string" office:string-value="-15,69956 0" calcext:value-type="string">
            <text:p>-15,69956 0</text:p>
          </table:table-cell>
          <table:table-cell table:number-columns-repeated="2"/>
          <table:table-cell table:formula="of:=220*SQRT(2)/([.$D$6]/2)*([.A388]-[.$D$1])" office:value-type="float" office:value="-27.8116309774175" calcext:value-type="float">
            <text:p>-27,8116309774175</text:p>
          </table:table-cell>
          <table:table-cell table:number-columns-repeated="4"/>
        </table:table-row>
        <table:table-row table:style-name="ro1">
          <table:table-cell office:value-type="float" office:value="22.76" calcext:value-type="float">
            <text:p>22,7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389]-[.$D$1]" office:value-type="float" office:value="30.58044" calcext:value-type="float">
            <text:p>30,58044</text:p>
          </table:table-cell>
          <table:table-cell table:formula="of:=[.B389]-[.$E$1]" office:value-type="float" office:value="0" calcext:value-type="float">
            <text:p>0</text:p>
          </table:table-cell>
          <table:table-cell/>
          <table:table-cell table:formula="of:=COM.MICROSOFT.CONCAT([.G389];&quot; &quot;;[.H389])" office:value-type="string" office:string-value="30,58044 0" calcext:value-type="string">
            <text:p>30,58044 0</text:p>
          </table:table-cell>
          <table:table-cell/>
          <table:table-cell table:formula="of:=SUBSTITUTE([.J389];&quot;,&quot;;&quot;,&quot;)" office:value-type="string" office:string-value="30,58044 0" calcext:value-type="string">
            <text:p>30,58044 0</text:p>
          </table:table-cell>
          <table:table-cell table:number-columns-repeated="2"/>
          <table:table-cell table:formula="of:=220*SQRT(2)/([.$D$6]/2)*([.A389]-[.$D$1])" office:value-type="float" office:value="54.1729776125609" calcext:value-type="float">
            <text:p>54,1729776125609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90]-[.$D$1]" office:value-type="float" office:value="73.82044" calcext:value-type="float">
            <text:p>73,82044</text:p>
          </table:table-cell>
          <table:table-cell table:formula="of:=[.B390]-[.$E$1]" office:value-type="float" office:value="-0" calcext:value-type="float">
            <text:p>0</text:p>
          </table:table-cell>
          <table:table-cell/>
          <table:table-cell table:formula="of:=COM.MICROSOFT.CONCAT([.G390];&quot; &quot;;[.H390])" office:value-type="string" office:string-value="73,82044 0" calcext:value-type="string">
            <text:p>73,82044 0</text:p>
          </table:table-cell>
          <table:table-cell/>
          <table:table-cell table:formula="of:=SUBSTITUTE([.J390];&quot;,&quot;;&quot;,&quot;)" office:value-type="string" office:string-value="73,82044 0" calcext:value-type="string">
            <text:p>73,82044 0</text:p>
          </table:table-cell>
          <table:table-cell table:number-columns-repeated="2"/>
          <table:table-cell table:formula="of:=220*SQRT(2)/([.$D$6]/2)*([.A390]-[.$D$1])" office:value-type="float" office:value="130.77225322688" calcext:value-type="float">
            <text:p>130,77225322688</text:p>
          </table:table-cell>
          <table:table-cell table:number-columns-repeated="4"/>
        </table:table-row>
        <table:table-row table:style-name="ro1">
          <table:table-cell office:value-type="float" office:value="105.45" calcext:value-type="float">
            <text:p>105,4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391]-[.$D$1]" office:value-type="float" office:value="113.27044" calcext:value-type="float">
            <text:p>113,27044</text:p>
          </table:table-cell>
          <table:table-cell table:formula="of:=[.B391]-[.$E$1]" office:value-type="float" office:value="0" calcext:value-type="float">
            <text:p>0</text:p>
          </table:table-cell>
          <table:table-cell/>
          <table:table-cell table:formula="of:=COM.MICROSOFT.CONCAT([.G391];&quot; &quot;;[.H391])" office:value-type="string" office:string-value="113,27044 0" calcext:value-type="string">
            <text:p>113,27044 0</text:p>
          </table:table-cell>
          <table:table-cell/>
          <table:table-cell table:formula="of:=SUBSTITUTE([.J391];&quot;,&quot;;&quot;,&quot;)" office:value-type="string" office:string-value="113,27044 0" calcext:value-type="string">
            <text:p>113,27044 0</text:p>
          </table:table-cell>
          <table:table-cell table:number-columns-repeated="2"/>
          <table:table-cell table:formula="of:=220*SQRT(2)/([.$D$6]/2)*([.A391]-[.$D$1])" office:value-type="float" office:value="200.657577532728" calcext:value-type="float">
            <text:p>200,657577532728</text:p>
          </table:table-cell>
          <table:table-cell table:number-columns-repeated="4"/>
        </table:table-row>
        <table:table-row table:style-name="ro1">
          <table:table-cell office:value-type="float" office:value="135.04" calcext:value-type="float">
            <text:p>135,0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392]-[.$D$1]" office:value-type="float" office:value="142.86044" calcext:value-type="float">
            <text:p>142,86044</text:p>
          </table:table-cell>
          <table:table-cell table:formula="of:=[.B392]-[.$E$1]" office:value-type="float" office:value="0" calcext:value-type="float">
            <text:p>0</text:p>
          </table:table-cell>
          <table:table-cell/>
          <table:table-cell table:formula="of:=COM.MICROSOFT.CONCAT([.G392];&quot; &quot;;[.H392])" office:value-type="string" office:string-value="142,86044 0" calcext:value-type="string">
            <text:p>142,86044 0</text:p>
          </table:table-cell>
          <table:table-cell/>
          <table:table-cell table:formula="of:=SUBSTITUTE([.J392];&quot;,&quot;;&quot;,&quot;)" office:value-type="string" office:string-value="142,86044 0" calcext:value-type="string">
            <text:p>142,86044 0</text:p>
          </table:table-cell>
          <table:table-cell table:number-columns-repeated="2"/>
          <table:table-cell table:formula="of:=220*SQRT(2)/([.$D$6]/2)*([.A392]-[.$D$1])" office:value-type="float" office:value="253.07599948989" calcext:value-type="float">
            <text:p>253,07599948989</text:p>
          </table:table-cell>
          <table:table-cell table:number-columns-repeated="4"/>
        </table:table-row>
        <table:table-row table:style-name="ro1">
          <table:table-cell office:value-type="float" office:value="-8.35" calcext:value-type="float">
            <text:p>-8,3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393]-[.$D$1]" office:value-type="float" office:value="-0.52956" calcext:value-type="float">
            <text:p>-0,52956</text:p>
          </table:table-cell>
          <table:table-cell table:formula="of:=[.B393]-[.$E$1]" office:value-type="float" office:value="0" calcext:value-type="float">
            <text:p>0</text:p>
          </table:table-cell>
          <table:table-cell/>
          <table:table-cell table:formula="of:=COM.MICROSOFT.CONCAT([.G393];&quot; &quot;;[.H393])" office:value-type="string" office:string-value="-0,52956 0" calcext:value-type="string">
            <text:p>-0,52956 0</text:p>
          </table:table-cell>
          <table:table-cell/>
          <table:table-cell table:formula="of:=SUBSTITUTE([.J393];&quot;,&quot;;&quot;,&quot;)" office:value-type="string" office:string-value="-0,52956 0" calcext:value-type="string">
            <text:p>-0,52956 0</text:p>
          </table:table-cell>
          <table:table-cell table:number-columns-repeated="2"/>
          <table:table-cell table:formula="of:=220*SQRT(2)/([.$D$6]/2)*([.A393]-[.$D$1])" office:value-type="float" office:value="-0.938110832431049" calcext:value-type="float">
            <text:p>-0,938110832431049</text:p>
          </table:table-cell>
          <table:table-cell table:number-columns-repeated="4"/>
        </table:table-row>
        <table:table-row table:style-name="ro1">
          <table:table-cell office:value-type="float" office:value="35.66" calcext:value-type="float">
            <text:p>35,6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394]-[.$D$1]" office:value-type="float" office:value="43.48044" calcext:value-type="float">
            <text:p>43,48044</text:p>
          </table:table-cell>
          <table:table-cell table:formula="of:=[.B394]-[.$E$1]" office:value-type="float" office:value="0" calcext:value-type="float">
            <text:p>0</text:p>
          </table:table-cell>
          <table:table-cell/>
          <table:table-cell table:formula="of:=COM.MICROSOFT.CONCAT([.G394];&quot; &quot;;[.H394])" office:value-type="string" office:string-value="43,48044 0" calcext:value-type="string">
            <text:p>43,48044 0</text:p>
          </table:table-cell>
          <table:table-cell/>
          <table:table-cell table:formula="of:=SUBSTITUTE([.J394];&quot;,&quot;;&quot;,&quot;)" office:value-type="string" office:string-value="43,48044 0" calcext:value-type="string">
            <text:p>43,48044 0</text:p>
          </table:table-cell>
          <table:table-cell table:number-columns-repeated="2"/>
          <table:table-cell table:formula="of:=220*SQRT(2)/([.$D$6]/2)*([.A394]-[.$D$1])" office:value-type="float" office:value="77.0252129369066" calcext:value-type="float">
            <text:p>77,0252129369066</text:p>
          </table:table-cell>
          <table:table-cell table:number-columns-repeated="4"/>
        </table:table-row>
        <table:table-row table:style-name="ro1">
          <table:table-cell office:value-type="float" office:value="77.38" calcext:value-type="float">
            <text:p>77,3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95]-[.$D$1]" office:value-type="float" office:value="85.20044" calcext:value-type="float">
            <text:p>85,20044</text:p>
          </table:table-cell>
          <table:table-cell table:formula="of:=[.B395]-[.$E$1]" office:value-type="float" office:value="-0" calcext:value-type="float">
            <text:p>0</text:p>
          </table:table-cell>
          <table:table-cell/>
          <table:table-cell table:formula="of:=COM.MICROSOFT.CONCAT([.G395];&quot; &quot;;[.H395])" office:value-type="string" office:string-value="85,20044 0" calcext:value-type="string">
            <text:p>85,20044 0</text:p>
          </table:table-cell>
          <table:table-cell/>
          <table:table-cell table:formula="of:=SUBSTITUTE([.J395];&quot;,&quot;;&quot;,&quot;)" office:value-type="string" office:string-value="85,20044 0" calcext:value-type="string">
            <text:p>85,20044 0</text:p>
          </table:table-cell>
          <table:table-cell table:number-columns-repeated="2"/>
          <table:table-cell table:formula="of:=220*SQRT(2)/([.$D$6]/2)*([.A395]-[.$D$1])" office:value-type="float" office:value="150.931822063395" calcext:value-type="float">
            <text:p>150,931822063395</text:p>
          </table:table-cell>
          <table:table-cell table:number-columns-repeated="4"/>
        </table:table-row>
        <table:table-row table:style-name="ro1">
          <table:table-cell office:value-type="float" office:value="115.32" calcext:value-type="float">
            <text:p>115,32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96]-[.$D$1]" office:value-type="float" office:value="123.14044" calcext:value-type="float">
            <text:p>123,14044</text:p>
          </table:table-cell>
          <table:table-cell table:formula="of:=[.B396]-[.$E$1]" office:value-type="float" office:value="-0" calcext:value-type="float">
            <text:p>0</text:p>
          </table:table-cell>
          <table:table-cell/>
          <table:table-cell table:formula="of:=COM.MICROSOFT.CONCAT([.G396];&quot; &quot;;[.H396])" office:value-type="string" office:string-value="123,14044 0" calcext:value-type="string">
            <text:p>123,14044 0</text:p>
          </table:table-cell>
          <table:table-cell/>
          <table:table-cell table:formula="of:=SUBSTITUTE([.J396];&quot;,&quot;;&quot;,&quot;)" office:value-type="string" office:string-value="123,14044 0" calcext:value-type="string">
            <text:p>123,14044 0</text:p>
          </table:table-cell>
          <table:table-cell table:number-columns-repeated="2"/>
          <table:table-cell table:formula="of:=220*SQRT(2)/([.$D$6]/2)*([.A396]-[.$D$1])" office:value-type="float" office:value="218.142194792518" calcext:value-type="float">
            <text:p>218,142194792518</text:p>
          </table:table-cell>
          <table:table-cell table:number-columns-repeated="4"/>
        </table:table-row>
        <table:table-row table:style-name="ro1">
          <table:table-cell office:value-type="float" office:value="143.39" calcext:value-type="float">
            <text:p>143,39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97]-[.$D$1]" office:value-type="float" office:value="151.21044" calcext:value-type="float">
            <text:p>151,21044</text:p>
          </table:table-cell>
          <table:table-cell table:formula="of:=[.B397]-[.$E$1]" office:value-type="float" office:value="-0" calcext:value-type="float">
            <text:p>0</text:p>
          </table:table-cell>
          <table:table-cell/>
          <table:table-cell table:formula="of:=COM.MICROSOFT.CONCAT([.G397];&quot; &quot;;[.H397])" office:value-type="string" office:string-value="151,21044 0" calcext:value-type="string">
            <text:p>151,21044 0</text:p>
          </table:table-cell>
          <table:table-cell/>
          <table:table-cell table:formula="of:=SUBSTITUTE([.J397];&quot;,&quot;;&quot;,&quot;)" office:value-type="string" office:string-value="151,21044 0" calcext:value-type="string">
            <text:p>151,21044 0</text:p>
          </table:table-cell>
          <table:table-cell table:number-columns-repeated="2"/>
          <table:table-cell table:formula="of:=220*SQRT(2)/([.$D$6]/2)*([.A397]-[.$D$1])" office:value-type="float" office:value="267.86795026185" calcext:value-type="float">
            <text:p>267,86795026185</text:p>
          </table:table-cell>
          <table:table-cell table:number-columns-repeated="4"/>
        </table:table-row>
        <table:table-row table:style-name="ro1">
          <table:table-cell office:value-type="float" office:value="157.8" calcext:value-type="float">
            <text:p>157,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98]-[.$D$1]" office:value-type="float" office:value="165.62044" calcext:value-type="float">
            <text:p>165,62044</text:p>
          </table:table-cell>
          <table:table-cell table:formula="of:=[.B398]-[.$E$1]" office:value-type="float" office:value="-0" calcext:value-type="float">
            <text:p>0</text:p>
          </table:table-cell>
          <table:table-cell/>
          <table:table-cell table:formula="of:=COM.MICROSOFT.CONCAT([.G398];&quot; &quot;;[.H398])" office:value-type="string" office:string-value="165,62044 0" calcext:value-type="string">
            <text:p>165,62044 0</text:p>
          </table:table-cell>
          <table:table-cell/>
          <table:table-cell table:formula="of:=SUBSTITUTE([.J398];&quot;,&quot;;&quot;,&quot;)" office:value-type="string" office:string-value="165,62044 0" calcext:value-type="string">
            <text:p>165,62044 0</text:p>
          </table:table-cell>
          <table:table-cell table:number-columns-repeated="2"/>
          <table:table-cell table:formula="of:=220*SQRT(2)/([.$D$6]/2)*([.A398]-[.$D$1])" office:value-type="float" office:value="293.395137162921" calcext:value-type="float">
            <text:p>293,395137162921</text:p>
          </table:table-cell>
          <table:table-cell table:number-columns-repeated="4"/>
        </table:table-row>
        <table:table-row table:style-name="ro1">
          <table:table-cell office:value-type="float" office:value="164.63" calcext:value-type="float">
            <text:p>164,63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399]-[.$D$1]" office:value-type="float" office:value="172.45044" calcext:value-type="float">
            <text:p>172,45044</text:p>
          </table:table-cell>
          <table:table-cell table:formula="of:=[.B399]-[.$E$1]" office:value-type="float" office:value="-0" calcext:value-type="float">
            <text:p>0</text:p>
          </table:table-cell>
          <table:table-cell/>
          <table:table-cell table:formula="of:=COM.MICROSOFT.CONCAT([.G399];&quot; &quot;;[.H399])" office:value-type="string" office:string-value="172,45044 0" calcext:value-type="string">
            <text:p>172,45044 0</text:p>
          </table:table-cell>
          <table:table-cell/>
          <table:table-cell table:formula="of:=SUBSTITUTE([.J399];&quot;,&quot;;&quot;,&quot;)" office:value-type="string" office:string-value="172,45044 0" calcext:value-type="string">
            <text:p>172,45044 0</text:p>
          </table:table-cell>
          <table:table-cell table:number-columns-repeated="2"/>
          <table:table-cell table:formula="of:=220*SQRT(2)/([.$D$6]/2)*([.A399]-[.$D$1])" office:value-type="float" office:value="305.494421447052" calcext:value-type="float">
            <text:p>305,494421447052</text:p>
          </table:table-cell>
          <table:table-cell table:number-columns-repeated="4"/>
        </table:table-row>
        <table:table-row table:style-name="ro1">
          <table:table-cell office:value-type="float" office:value="158.56" calcext:value-type="float">
            <text:p>158,5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00]-[.$D$1]" office:value-type="float" office:value="166.38044" calcext:value-type="float">
            <text:p>166,38044</text:p>
          </table:table-cell>
          <table:table-cell table:formula="of:=[.B400]-[.$E$1]" office:value-type="float" office:value="0" calcext:value-type="float">
            <text:p>0</text:p>
          </table:table-cell>
          <table:table-cell/>
          <table:table-cell table:formula="of:=COM.MICROSOFT.CONCAT([.G400];&quot; &quot;;[.H400])" office:value-type="string" office:string-value="166,38044 0" calcext:value-type="string">
            <text:p>166,38044 0</text:p>
          </table:table-cell>
          <table:table-cell/>
          <table:table-cell table:formula="of:=SUBSTITUTE([.J400];&quot;,&quot;;&quot;,&quot;)" office:value-type="string" office:string-value="166,38044 0" calcext:value-type="string">
            <text:p>166,38044 0</text:p>
          </table:table-cell>
          <table:table-cell table:number-columns-repeated="2"/>
          <table:table-cell table:formula="of:=220*SQRT(2)/([.$D$6]/2)*([.A400]-[.$D$1])" office:value-type="float" office:value="294.741470406836" calcext:value-type="float">
            <text:p>294,741470406836</text:p>
          </table:table-cell>
          <table:table-cell table:number-columns-repeated="4"/>
        </table:table-row>
        <table:table-row table:style-name="ro1">
          <table:table-cell office:value-type="float" office:value="133.52" calcext:value-type="float">
            <text:p>133,52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01]-[.$D$1]" office:value-type="float" office:value="141.34044" calcext:value-type="float">
            <text:p>141,34044</text:p>
          </table:table-cell>
          <table:table-cell table:formula="of:=[.B401]-[.$E$1]" office:value-type="float" office:value="-0" calcext:value-type="float">
            <text:p>0</text:p>
          </table:table-cell>
          <table:table-cell/>
          <table:table-cell table:formula="of:=COM.MICROSOFT.CONCAT([.G401];&quot; &quot;;[.H401])" office:value-type="string" office:string-value="141,34044 0" calcext:value-type="string">
            <text:p>141,34044 0</text:p>
          </table:table-cell>
          <table:table-cell/>
          <table:table-cell table:formula="of:=SUBSTITUTE([.J401];&quot;,&quot;;&quot;,&quot;)" office:value-type="string" office:string-value="141,34044 0" calcext:value-type="string">
            <text:p>141,34044 0</text:p>
          </table:table-cell>
          <table:table-cell table:number-columns-repeated="2"/>
          <table:table-cell table:formula="of:=220*SQRT(2)/([.$D$6]/2)*([.A401]-[.$D$1])" office:value-type="float" office:value="250.38333300206" calcext:value-type="float">
            <text:p>250,38333300206</text:p>
          </table:table-cell>
          <table:table-cell table:number-columns-repeated="4"/>
        </table:table-row>
        <table:table-row table:style-name="ro1">
          <table:table-cell office:value-type="float" office:value="101.66" calcext:value-type="float">
            <text:p>101,66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02]-[.$D$1]" office:value-type="float" office:value="109.48044" calcext:value-type="float">
            <text:p>109,48044</text:p>
          </table:table-cell>
          <table:table-cell table:formula="of:=[.B402]-[.$E$1]" office:value-type="float" office:value="-0" calcext:value-type="float">
            <text:p>0</text:p>
          </table:table-cell>
          <table:table-cell/>
          <table:table-cell table:formula="of:=COM.MICROSOFT.CONCAT([.G402];&quot; &quot;;[.H402])" office:value-type="string" office:string-value="109,48044 0" calcext:value-type="string">
            <text:p>109,48044 0</text:p>
          </table:table-cell>
          <table:table-cell/>
          <table:table-cell table:formula="of:=SUBSTITUTE([.J402];&quot;,&quot;;&quot;,&quot;)" office:value-type="string" office:string-value="109,48044 0" calcext:value-type="string">
            <text:p>109,48044 0</text:p>
          </table:table-cell>
          <table:table-cell table:number-columns-repeated="2"/>
          <table:table-cell table:formula="of:=220*SQRT(2)/([.$D$6]/2)*([.A402]-[.$D$1])" office:value-type="float" office:value="193.943626224257" calcext:value-type="float">
            <text:p>193,943626224257</text:p>
          </table:table-cell>
          <table:table-cell table:number-columns-repeated="4"/>
        </table:table-row>
        <table:table-row table:style-name="ro1">
          <table:table-cell office:value-type="float" office:value="60.69" calcext:value-type="float">
            <text:p>60,69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03]-[.$D$1]" office:value-type="float" office:value="68.51044" calcext:value-type="float">
            <text:p>68,51044</text:p>
          </table:table-cell>
          <table:table-cell table:formula="of:=[.B403]-[.$E$1]" office:value-type="float" office:value="-0" calcext:value-type="float">
            <text:p>0</text:p>
          </table:table-cell>
          <table:table-cell/>
          <table:table-cell table:formula="of:=COM.MICROSOFT.CONCAT([.G403];&quot; &quot;;[.H403])" office:value-type="string" office:string-value="68,51044 0" calcext:value-type="string">
            <text:p>68,51044 0</text:p>
          </table:table-cell>
          <table:table-cell/>
          <table:table-cell table:formula="of:=SUBSTITUTE([.J403];&quot;,&quot;;&quot;,&quot;)" office:value-type="string" office:string-value="68,51044 0" calcext:value-type="string">
            <text:p>68,51044 0</text:p>
          </table:table-cell>
          <table:table-cell table:number-columns-repeated="2"/>
          <table:table-cell table:formula="of:=220*SQRT(2)/([.$D$6]/2)*([.A403]-[.$D$1])" office:value-type="float" office:value="121.365635430579" calcext:value-type="float">
            <text:p>121,365635430579</text:p>
          </table:table-cell>
          <table:table-cell table:number-columns-repeated="4"/>
        </table:table-row>
        <table:table-row table:style-name="ro1">
          <table:table-cell office:value-type="float" office:value="17.45" calcext:value-type="float">
            <text:p>17,45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04]-[.$D$1]" office:value-type="float" office:value="25.27044" calcext:value-type="float">
            <text:p>25,27044</text:p>
          </table:table-cell>
          <table:table-cell table:formula="of:=[.B404]-[.$E$1]" office:value-type="float" office:value="-0" calcext:value-type="float">
            <text:p>0</text:p>
          </table:table-cell>
          <table:table-cell/>
          <table:table-cell table:formula="of:=COM.MICROSOFT.CONCAT([.G404];&quot; &quot;;[.H404])" office:value-type="string" office:string-value="25,27044 0" calcext:value-type="string">
            <text:p>25,27044 0</text:p>
          </table:table-cell>
          <table:table-cell/>
          <table:table-cell table:formula="of:=SUBSTITUTE([.J404];&quot;,&quot;;&quot;,&quot;)" office:value-type="string" office:string-value="25,27044 0" calcext:value-type="string">
            <text:p>25,27044 0</text:p>
          </table:table-cell>
          <table:table-cell table:number-columns-repeated="2"/>
          <table:table-cell table:formula="of:=220*SQRT(2)/([.$D$6]/2)*([.A404]-[.$D$1])" office:value-type="float" office:value="44.7663598162604" calcext:value-type="float">
            <text:p>44,7663598162604</text:p>
          </table:table-cell>
          <table:table-cell table:number-columns-repeated="4"/>
        </table:table-row>
        <table:table-row table:style-name="ro1">
          <table:table-cell office:value-type="float" office:value="-26.55" calcext:value-type="float">
            <text:p>-26,55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05]-[.$D$1]" office:value-type="float" office:value="-18.72956" calcext:value-type="float">
            <text:p>-18,72956</text:p>
          </table:table-cell>
          <table:table-cell table:formula="of:=[.B405]-[.$E$1]" office:value-type="float" office:value="-0" calcext:value-type="float">
            <text:p>0</text:p>
          </table:table-cell>
          <table:table-cell/>
          <table:table-cell table:formula="of:=COM.MICROSOFT.CONCAT([.G405];&quot; &quot;;[.H405])" office:value-type="string" office:string-value="-18,72956 0" calcext:value-type="string">
            <text:p>-18,72956 0</text:p>
          </table:table-cell>
          <table:table-cell/>
          <table:table-cell table:formula="of:=SUBSTITUTE([.J405];&quot;,&quot;;&quot;,&quot;)" office:value-type="string" office:string-value="-18,72956 0" calcext:value-type="string">
            <text:p>-18,72956 0</text:p>
          </table:table-cell>
          <table:table-cell table:number-columns-repeated="2"/>
          <table:table-cell table:formula="of:=220*SQRT(2)/([.$D$6]/2)*([.A405]-[.$D$1])" office:value-type="float" office:value="-33.1792490419731" calcext:value-type="float">
            <text:p>-33,1792490419731</text:p>
          </table:table-cell>
          <table:table-cell table:number-columns-repeated="4"/>
        </table:table-row>
        <table:table-row table:style-name="ro1">
          <table:table-cell office:value-type="float" office:value="-70.56" calcext:value-type="float">
            <text:p>-70,56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06]-[.$D$1]" office:value-type="float" office:value="-62.73956" calcext:value-type="float">
            <text:p>-62,73956</text:p>
          </table:table-cell>
          <table:table-cell table:formula="of:=[.B406]-[.$E$1]" office:value-type="float" office:value="-0" calcext:value-type="float">
            <text:p>0</text:p>
          </table:table-cell>
          <table:table-cell/>
          <table:table-cell table:formula="of:=COM.MICROSOFT.CONCAT([.G406];&quot; &quot;;[.H406])" office:value-type="string" office:string-value="-62,73956 0" calcext:value-type="string">
            <text:p>-62,73956 0</text:p>
          </table:table-cell>
          <table:table-cell/>
          <table:table-cell table:formula="of:=SUBSTITUTE([.J406];&quot;,&quot;;&quot;,&quot;)" office:value-type="string" office:string-value="-62,73956 0" calcext:value-type="string">
            <text:p>-62,73956 0</text:p>
          </table:table-cell>
          <table:table-cell table:number-columns-repeated="2"/>
          <table:table-cell table:formula="of:=220*SQRT(2)/([.$D$6]/2)*([.A406]-[.$D$1])" office:value-type="float" office:value="-111.142572811311" calcext:value-type="float">
            <text:p>-111,142572811311</text:p>
          </table:table-cell>
          <table:table-cell table:number-columns-repeated="4"/>
        </table:table-row>
        <table:table-row table:style-name="ro1">
          <table:table-cell office:value-type="float" office:value="-113.04" calcext:value-type="float">
            <text:p>-113,04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07]-[.$D$1]" office:value-type="float" office:value="-105.21956" calcext:value-type="float">
            <text:p>-105,21956</text:p>
          </table:table-cell>
          <table:table-cell table:formula="of:=[.B407]-[.$E$1]" office:value-type="float" office:value="-0" calcext:value-type="float">
            <text:p>0</text:p>
          </table:table-cell>
          <table:table-cell/>
          <table:table-cell table:formula="of:=COM.MICROSOFT.CONCAT([.G407];&quot; &quot;;[.H407])" office:value-type="string" office:string-value="-105,21956 0" calcext:value-type="string">
            <text:p>-105,21956 0</text:p>
          </table:table-cell>
          <table:table-cell/>
          <table:table-cell table:formula="of:=SUBSTITUTE([.J407];&quot;,&quot;;&quot;,&quot;)" office:value-type="string" office:string-value="-105,21956 0" calcext:value-type="string">
            <text:p>-105,21956 0</text:p>
          </table:table-cell>
          <table:table-cell table:number-columns-repeated="2"/>
          <table:table-cell table:formula="of:=220*SQRT(2)/([.$D$6]/2)*([.A407]-[.$D$1])" office:value-type="float" office:value="-186.395515181715" calcext:value-type="float">
            <text:p>-186,395515181715</text:p>
          </table:table-cell>
          <table:table-cell table:number-columns-repeated="4"/>
        </table:table-row>
        <table:table-row table:style-name="ro1">
          <table:table-cell office:value-type="float" office:value="-141.87" calcext:value-type="float">
            <text:p>-141,8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08]-[.$D$1]" office:value-type="float" office:value="-134.04956" calcext:value-type="float">
            <text:p>-134,04956</text:p>
          </table:table-cell>
          <table:table-cell table:formula="of:=[.B408]-[.$E$1]" office:value-type="float" office:value="-0" calcext:value-type="float">
            <text:p>0</text:p>
          </table:table-cell>
          <table:table-cell/>
          <table:table-cell table:formula="of:=COM.MICROSOFT.CONCAT([.G408];&quot; &quot;;[.H408])" office:value-type="string" office:string-value="-134,04956 0" calcext:value-type="string">
            <text:p>-134,04956 0</text:p>
          </table:table-cell>
          <table:table-cell/>
          <table:table-cell table:formula="of:=SUBSTITUTE([.J408];&quot;,&quot;;&quot;,&quot;)" office:value-type="string" office:string-value="-134,04956 0" calcext:value-type="string">
            <text:p>-134,04956 0</text:p>
          </table:table-cell>
          <table:table-cell table:number-columns-repeated="2"/>
          <table:table-cell table:formula="of:=220*SQRT(2)/([.$D$6]/2)*([.A408]-[.$D$1])" office:value-type="float" office:value="-237.467603894962" calcext:value-type="float">
            <text:p>-237,467603894962</text:p>
          </table:table-cell>
          <table:table-cell table:number-columns-repeated="4"/>
        </table:table-row>
        <table:table-row table:style-name="ro1">
          <table:table-cell office:value-type="float" office:value="-162.35" calcext:value-type="float">
            <text:p>-162,35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09]-[.$D$1]" office:value-type="float" office:value="-154.52956" calcext:value-type="float">
            <text:p>-154,52956</text:p>
          </table:table-cell>
          <table:table-cell table:formula="of:=[.B409]-[.$E$1]" office:value-type="float" office:value="-0" calcext:value-type="float">
            <text:p>0</text:p>
          </table:table-cell>
          <table:table-cell/>
          <table:table-cell table:formula="of:=COM.MICROSOFT.CONCAT([.G409];&quot; &quot;;[.H409])" office:value-type="string" office:string-value="-154,52956 0" calcext:value-type="string">
            <text:p>-154,52956 0</text:p>
          </table:table-cell>
          <table:table-cell/>
          <table:table-cell table:formula="of:=SUBSTITUTE([.J409];&quot;,&quot;;&quot;,&quot;)" office:value-type="string" office:string-value="-154,52956 0" calcext:value-type="string">
            <text:p>-154,52956 0</text:p>
          </table:table-cell>
          <table:table-cell table:number-columns-repeated="2"/>
          <table:table-cell table:formula="of:=220*SQRT(2)/([.$D$6]/2)*([.A409]-[.$D$1])" office:value-type="float" office:value="-273.747741836249" calcext:value-type="float">
            <text:p>-273,747741836249</text:p>
          </table:table-cell>
          <table:table-cell table:number-columns-repeated="4"/>
        </table:table-row>
        <table:table-row table:style-name="ro1">
          <table:table-cell office:value-type="float" office:value="-169.94" calcext:value-type="float">
            <text:p>-169,94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10]-[.$D$1]" office:value-type="float" office:value="-162.11956" calcext:value-type="float">
            <text:p>-162,11956</text:p>
          </table:table-cell>
          <table:table-cell table:formula="of:=[.B410]-[.$E$1]" office:value-type="float" office:value="-0" calcext:value-type="float">
            <text:p>0</text:p>
          </table:table-cell>
          <table:table-cell/>
          <table:table-cell table:formula="of:=COM.MICROSOFT.CONCAT([.G410];&quot; &quot;;[.H410])" office:value-type="string" office:string-value="-162,11956 0" calcext:value-type="string">
            <text:p>-162,11956 0</text:p>
          </table:table-cell>
          <table:table-cell/>
          <table:table-cell table:formula="of:=SUBSTITUTE([.J410];&quot;,&quot;;&quot;,&quot;)" office:value-type="string" office:string-value="-162,11956 0" calcext:value-type="string">
            <text:p>-162,11956 0</text:p>
          </table:table-cell>
          <table:table-cell table:number-columns-repeated="2"/>
          <table:table-cell table:formula="of:=220*SQRT(2)/([.$D$6]/2)*([.A410]-[.$D$1])" office:value-type="float" office:value="-287.193359364294" calcext:value-type="float">
            <text:p>-287,193359364294</text:p>
          </table:table-cell>
          <table:table-cell table:number-columns-repeated="4"/>
        </table:table-row>
        <table:table-row table:style-name="ro1">
          <table:table-cell office:value-type="float" office:value="-169.94" calcext:value-type="float">
            <text:p>-169,94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11]-[.$D$1]" office:value-type="float" office:value="-162.11956" calcext:value-type="float">
            <text:p>-162,11956</text:p>
          </table:table-cell>
          <table:table-cell table:formula="of:=[.B411]-[.$E$1]" office:value-type="float" office:value="-0" calcext:value-type="float">
            <text:p>0</text:p>
          </table:table-cell>
          <table:table-cell/>
          <table:table-cell table:formula="of:=COM.MICROSOFT.CONCAT([.G411];&quot; &quot;;[.H411])" office:value-type="string" office:string-value="-162,11956 0" calcext:value-type="string">
            <text:p>-162,11956 0</text:p>
          </table:table-cell>
          <table:table-cell/>
          <table:table-cell table:formula="of:=SUBSTITUTE([.J411];&quot;,&quot;;&quot;,&quot;)" office:value-type="string" office:string-value="-162,11956 0" calcext:value-type="string">
            <text:p>-162,11956 0</text:p>
          </table:table-cell>
          <table:table-cell table:number-columns-repeated="2"/>
          <table:table-cell table:formula="of:=220*SQRT(2)/([.$D$6]/2)*([.A411]-[.$D$1])" office:value-type="float" office:value="-287.193359364294" calcext:value-type="float">
            <text:p>-287,193359364294</text:p>
          </table:table-cell>
          <table:table-cell table:number-columns-repeated="4"/>
        </table:table-row>
        <table:table-row table:style-name="ro1">
          <table:table-cell office:value-type="float" office:value="-153.25" calcext:value-type="float">
            <text:p>-153,2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12]-[.$D$1]" office:value-type="float" office:value="-145.42956" calcext:value-type="float">
            <text:p>-145,42956</text:p>
          </table:table-cell>
          <table:table-cell table:formula="of:=[.B412]-[.$E$1]" office:value-type="float" office:value="0" calcext:value-type="float">
            <text:p>0</text:p>
          </table:table-cell>
          <table:table-cell/>
          <table:table-cell table:formula="of:=COM.MICROSOFT.CONCAT([.G412];&quot; &quot;;[.H412])" office:value-type="string" office:string-value="-145,42956 0" calcext:value-type="string">
            <text:p>-145,42956 0</text:p>
          </table:table-cell>
          <table:table-cell/>
          <table:table-cell table:formula="of:=SUBSTITUTE([.J412];&quot;,&quot;;&quot;,&quot;)" office:value-type="string" office:string-value="-145,42956 0" calcext:value-type="string">
            <text:p>-145,42956 0</text:p>
          </table:table-cell>
          <table:table-cell table:number-columns-repeated="2"/>
          <table:table-cell table:formula="of:=220*SQRT(2)/([.$D$6]/2)*([.A412]-[.$D$1])" office:value-type="float" office:value="-257.627172731478" calcext:value-type="float">
            <text:p>-257,627172731478</text:p>
          </table:table-cell>
          <table:table-cell table:number-columns-repeated="4"/>
        </table:table-row>
        <table:table-row table:style-name="ro1">
          <table:table-cell office:value-type="float" office:value="-123.66" calcext:value-type="float">
            <text:p>-123,6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13]-[.$D$1]" office:value-type="float" office:value="-115.83956" calcext:value-type="float">
            <text:p>-115,83956</text:p>
          </table:table-cell>
          <table:table-cell table:formula="of:=[.B413]-[.$E$1]" office:value-type="float" office:value="0" calcext:value-type="float">
            <text:p>0</text:p>
          </table:table-cell>
          <table:table-cell/>
          <table:table-cell table:formula="of:=COM.MICROSOFT.CONCAT([.G413];&quot; &quot;;[.H413])" office:value-type="string" office:string-value="-115,83956 0" calcext:value-type="string">
            <text:p>-115,83956 0</text:p>
          </table:table-cell>
          <table:table-cell/>
          <table:table-cell table:formula="of:=SUBSTITUTE([.J413];&quot;,&quot;;&quot;,&quot;)" office:value-type="string" office:string-value="-115,83956 0" calcext:value-type="string">
            <text:p>-115,83956 0</text:p>
          </table:table-cell>
          <table:table-cell table:number-columns-repeated="2"/>
          <table:table-cell table:formula="of:=220*SQRT(2)/([.$D$6]/2)*([.A413]-[.$D$1])" office:value-type="float" office:value="-205.208750774315" calcext:value-type="float">
            <text:p>-205,208750774315</text:p>
          </table:table-cell>
          <table:table-cell table:number-columns-repeated="4"/>
        </table:table-row>
        <table:table-row table:style-name="ro1">
          <table:table-cell office:value-type="float" office:value="-85.73" calcext:value-type="float">
            <text:p>-85,7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14]-[.$D$1]" office:value-type="float" office:value="-77.90956" calcext:value-type="float">
            <text:p>-77,90956</text:p>
          </table:table-cell>
          <table:table-cell table:formula="of:=[.B414]-[.$E$1]" office:value-type="float" office:value="0" calcext:value-type="float">
            <text:p>0</text:p>
          </table:table-cell>
          <table:table-cell/>
          <table:table-cell table:formula="of:=COM.MICROSOFT.CONCAT([.G414];&quot; &quot;;[.H414])" office:value-type="string" office:string-value="-77,90956 0" calcext:value-type="string">
            <text:p>-77,90956 0</text:p>
          </table:table-cell>
          <table:table-cell/>
          <table:table-cell table:formula="of:=SUBSTITUTE([.J414];&quot;,&quot;;&quot;,&quot;)" office:value-type="string" office:string-value="-77,90956 0" calcext:value-type="string">
            <text:p>-77,90956 0</text:p>
          </table:table-cell>
          <table:table-cell table:number-columns-repeated="2"/>
          <table:table-cell table:formula="of:=220*SQRT(2)/([.$D$6]/2)*([.A414]-[.$D$1])" office:value-type="float" office:value="-138.016092956297" calcext:value-type="float">
            <text:p>-138,016092956297</text:p>
          </table:table-cell>
          <table:table-cell table:number-columns-repeated="4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15]-[.$D$1]" office:value-type="float" office:value="-36.17956" calcext:value-type="float">
            <text:p>-36,17956</text:p>
          </table:table-cell>
          <table:table-cell table:formula="of:=[.B415]-[.$E$1]" office:value-type="float" office:value="0" calcext:value-type="float">
            <text:p>0</text:p>
          </table:table-cell>
          <table:table-cell/>
          <table:table-cell table:formula="of:=COM.MICROSOFT.CONCAT([.G415];&quot; &quot;;[.H415])" office:value-type="string" office:string-value="-36,17956 0" calcext:value-type="string">
            <text:p>-36,17956 0</text:p>
          </table:table-cell>
          <table:table-cell/>
          <table:table-cell table:formula="of:=SUBSTITUTE([.J415];&quot;,&quot;;&quot;,&quot;)" office:value-type="string" office:string-value="-36,17956 0" calcext:value-type="string">
            <text:p>-36,17956 0</text:p>
          </table:table-cell>
          <table:table-cell table:number-columns-repeated="2"/>
          <table:table-cell table:formula="of:=220*SQRT(2)/([.$D$6]/2)*([.A415]-[.$D$1])" office:value-type="float" office:value="-64.0917689187044" calcext:value-type="float">
            <text:p>-64,091768918704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[.A416]-[.$D$1]" office:value-type="float" office:value="7.82044" calcext:value-type="float">
            <text:p>7,82044</text:p>
          </table:table-cell>
          <table:table-cell table:formula="of:=[.B416]-[.$E$1]" office:value-type="float" office:value="0" calcext:value-type="float">
            <text:p>0</text:p>
          </table:table-cell>
          <table:table-cell/>
          <table:table-cell table:formula="of:=COM.MICROSOFT.CONCAT([.G416];&quot; &quot;;[.H416])" office:value-type="string" office:string-value="7,82044 0" calcext:value-type="string">
            <text:p>7,82044 0</text:p>
          </table:table-cell>
          <table:table-cell/>
          <table:table-cell table:formula="of:=SUBSTITUTE([.J416];&quot;,&quot;;&quot;,&quot;)" office:value-type="string" office:string-value="7,82044 0" calcext:value-type="string">
            <text:p>7,82044 0</text:p>
          </table:table-cell>
          <table:table-cell table:number-columns-repeated="2"/>
          <table:table-cell table:formula="of:=220*SQRT(2)/([.$D$6]/2)*([.A416]-[.$D$1])" office:value-type="float" office:value="13.8538399395292" calcext:value-type="float">
            <text:p>13,8538399395292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17]-[.$D$1]" office:value-type="float" office:value="51.82044" calcext:value-type="float">
            <text:p>51,82044</text:p>
          </table:table-cell>
          <table:table-cell table:formula="of:=[.B417]-[.$E$1]" office:value-type="float" office:value="0" calcext:value-type="float">
            <text:p>0</text:p>
          </table:table-cell>
          <table:table-cell/>
          <table:table-cell table:formula="of:=COM.MICROSOFT.CONCAT([.G417];&quot; &quot;;[.H417])" office:value-type="string" office:string-value="51,82044 0" calcext:value-type="string">
            <text:p>51,82044 0</text:p>
          </table:table-cell>
          <table:table-cell/>
          <table:table-cell table:formula="of:=SUBSTITUTE([.J417];&quot;,&quot;;&quot;,&quot;)" office:value-type="string" office:string-value="51,82044 0" calcext:value-type="string">
            <text:p>51,82044 0</text:p>
          </table:table-cell>
          <table:table-cell table:number-columns-repeated="2"/>
          <table:table-cell table:formula="of:=220*SQRT(2)/([.$D$6]/2)*([.A417]-[.$D$1])" office:value-type="float" office:value="91.7994487977627" calcext:value-type="float">
            <text:p>91,7994487977627</text:p>
          </table:table-cell>
          <table:table-cell table:number-columns-repeated="4"/>
        </table:table-row>
        <table:table-row table:style-name="ro1">
          <table:table-cell office:value-type="float" office:value="87.25" calcext:value-type="float">
            <text:p>87,25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18]-[.$D$1]" office:value-type="float" office:value="95.07044" calcext:value-type="float">
            <text:p>95,07044</text:p>
          </table:table-cell>
          <table:table-cell table:formula="of:=[.B418]-[.$E$1]" office:value-type="float" office:value="-0" calcext:value-type="float">
            <text:p>0</text:p>
          </table:table-cell>
          <table:table-cell/>
          <table:table-cell table:formula="of:=COM.MICROSOFT.CONCAT([.G418];&quot; &quot;;[.H418])" office:value-type="string" office:string-value="95,07044 0" calcext:value-type="string">
            <text:p>95,07044 0</text:p>
          </table:table-cell>
          <table:table-cell/>
          <table:table-cell table:formula="of:=SUBSTITUTE([.J418];&quot;,&quot;;&quot;,&quot;)" office:value-type="string" office:string-value="95,07044 0" calcext:value-type="string">
            <text:p>95,07044 0</text:p>
          </table:table-cell>
          <table:table-cell table:number-columns-repeated="2"/>
          <table:table-cell table:formula="of:=220*SQRT(2)/([.$D$6]/2)*([.A418]-[.$D$1])" office:value-type="float" office:value="168.416439323186" calcext:value-type="float">
            <text:p>168,416439323186</text:p>
          </table:table-cell>
          <table:table-cell table:number-columns-repeated="4"/>
        </table:table-row>
        <table:table-row table:style-name="ro1">
          <table:table-cell office:value-type="float" office:value="121.39" calcext:value-type="float">
            <text:p>121,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19]-[.$D$1]" office:value-type="float" office:value="129.21044" calcext:value-type="float">
            <text:p>129,21044</text:p>
          </table:table-cell>
          <table:table-cell table:formula="of:=[.B419]-[.$E$1]" office:value-type="float" office:value="0" calcext:value-type="float">
            <text:p>0</text:p>
          </table:table-cell>
          <table:table-cell/>
          <table:table-cell table:formula="of:=COM.MICROSOFT.CONCAT([.G419];&quot; &quot;;[.H419])" office:value-type="string" office:string-value="129,21044 0" calcext:value-type="string">
            <text:p>129,21044 0</text:p>
          </table:table-cell>
          <table:table-cell/>
          <table:table-cell table:formula="of:=SUBSTITUTE([.J419];&quot;,&quot;;&quot;,&quot;)" office:value-type="string" office:string-value="129,21044 0" calcext:value-type="string">
            <text:p>129,21044 0</text:p>
          </table:table-cell>
          <table:table-cell table:number-columns-repeated="2"/>
          <table:table-cell table:formula="of:=220*SQRT(2)/([.$D$6]/2)*([.A419]-[.$D$1])" office:value-type="float" office:value="228.895145832733" calcext:value-type="float">
            <text:p>228,895145832733</text:p>
          </table:table-cell>
          <table:table-cell table:number-columns-repeated="4"/>
        </table:table-row>
        <table:table-row table:style-name="ro1">
          <table:table-cell office:value-type="float" office:value="145.66" calcext:value-type="float">
            <text:p>145,66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20]-[.$D$1]" office:value-type="float" office:value="153.48044" calcext:value-type="float">
            <text:p>153,48044</text:p>
          </table:table-cell>
          <table:table-cell table:formula="of:=[.B420]-[.$E$1]" office:value-type="float" office:value="-0" calcext:value-type="float">
            <text:p>0</text:p>
          </table:table-cell>
          <table:table-cell/>
          <table:table-cell table:formula="of:=COM.MICROSOFT.CONCAT([.G420];&quot; &quot;;[.H420])" office:value-type="string" office:string-value="153,48044 0" calcext:value-type="string">
            <text:p>153,48044 0</text:p>
          </table:table-cell>
          <table:table-cell/>
          <table:table-cell table:formula="of:=SUBSTITUTE([.J420];&quot;,&quot;;&quot;,&quot;)" office:value-type="string" office:string-value="153,48044 0" calcext:value-type="string">
            <text:p>153,48044 0</text:p>
          </table:table-cell>
          <table:table-cell table:number-columns-repeated="2"/>
          <table:table-cell table:formula="of:=220*SQRT(2)/([.$D$6]/2)*([.A420]-[.$D$1])" office:value-type="float" office:value="271.889235082491" calcext:value-type="float">
            <text:p>271,889235082491</text:p>
          </table:table-cell>
          <table:table-cell table:number-columns-repeated="4"/>
        </table:table-row>
        <table:table-row table:style-name="ro1">
          <table:table-cell office:value-type="float" office:value="160.84" calcext:value-type="float">
            <text:p>160,8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21]-[.$D$1]" office:value-type="float" office:value="168.66044" calcext:value-type="float">
            <text:p>168,66044</text:p>
          </table:table-cell>
          <table:table-cell table:formula="of:=[.B421]-[.$E$1]" office:value-type="float" office:value="0" calcext:value-type="float">
            <text:p>0</text:p>
          </table:table-cell>
          <table:table-cell/>
          <table:table-cell table:formula="of:=COM.MICROSOFT.CONCAT([.G421];&quot; &quot;;[.H421])" office:value-type="string" office:string-value="168,66044 0" calcext:value-type="string">
            <text:p>168,66044 0</text:p>
          </table:table-cell>
          <table:table-cell/>
          <table:table-cell table:formula="of:=SUBSTITUTE([.J421];&quot;,&quot;;&quot;,&quot;)" office:value-type="string" office:string-value="168,66044 0" calcext:value-type="string">
            <text:p>168,66044 0</text:p>
          </table:table-cell>
          <table:table-cell table:number-columns-repeated="2"/>
          <table:table-cell table:formula="of:=220*SQRT(2)/([.$D$6]/2)*([.A421]-[.$D$1])" office:value-type="float" office:value="298.780470138581" calcext:value-type="float">
            <text:p>298,780470138581</text:p>
          </table:table-cell>
          <table:table-cell table:number-columns-repeated="4"/>
        </table:table-row>
        <table:table-row table:style-name="ro1">
          <table:table-cell office:value-type="float" office:value="163.11" calcext:value-type="float">
            <text:p>163,1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22]-[.$D$1]" office:value-type="float" office:value="170.93044" calcext:value-type="float">
            <text:p>170,93044</text:p>
          </table:table-cell>
          <table:table-cell table:formula="of:=[.B422]-[.$E$1]" office:value-type="float" office:value="0" calcext:value-type="float">
            <text:p>0</text:p>
          </table:table-cell>
          <table:table-cell/>
          <table:table-cell table:formula="of:=COM.MICROSOFT.CONCAT([.G422];&quot; &quot;;[.H422])" office:value-type="string" office:string-value="170,93044 0" calcext:value-type="string">
            <text:p>170,93044 0</text:p>
          </table:table-cell>
          <table:table-cell/>
          <table:table-cell table:formula="of:=SUBSTITUTE([.J422];&quot;,&quot;;&quot;,&quot;)" office:value-type="string" office:string-value="170,93044 0" calcext:value-type="string">
            <text:p>170,93044 0</text:p>
          </table:table-cell>
          <table:table-cell table:number-columns-repeated="2"/>
          <table:table-cell table:formula="of:=220*SQRT(2)/([.$D$6]/2)*([.A422]-[.$D$1])" office:value-type="float" office:value="302.801754959222" calcext:value-type="float">
            <text:p>302,801754959222</text:p>
          </table:table-cell>
          <table:table-cell table:number-columns-repeated="4"/>
        </table:table-row>
        <table:table-row table:style-name="ro1">
          <table:table-cell office:value-type="float" office:value="155.53" calcext:value-type="float">
            <text:p>155,5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23]-[.$D$1]" office:value-type="float" office:value="163.35044" calcext:value-type="float">
            <text:p>163,35044</text:p>
          </table:table-cell>
          <table:table-cell table:formula="of:=[.B423]-[.$E$1]" office:value-type="float" office:value="0" calcext:value-type="float">
            <text:p>0</text:p>
          </table:table-cell>
          <table:table-cell/>
          <table:table-cell table:formula="of:=COM.MICROSOFT.CONCAT([.G423];&quot; &quot;;[.H423])" office:value-type="string" office:string-value="163,35044 0" calcext:value-type="string">
            <text:p>163,35044 0</text:p>
          </table:table-cell>
          <table:table-cell/>
          <table:table-cell table:formula="of:=SUBSTITUTE([.J423];&quot;,&quot;;&quot;,&quot;)" office:value-type="string" office:string-value="163,35044 0" calcext:value-type="string">
            <text:p>163,35044 0</text:p>
          </table:table-cell>
          <table:table-cell table:number-columns-repeated="2"/>
          <table:table-cell table:formula="of:=220*SQRT(2)/([.$D$6]/2)*([.A423]-[.$D$1])" office:value-type="float" office:value="289.373852342281" calcext:value-type="float">
            <text:p>289,373852342281</text:p>
          </table:table-cell>
          <table:table-cell table:number-columns-repeated="4"/>
        </table:table-row>
        <table:table-row table:style-name="ro1">
          <table:table-cell office:value-type="float" office:value="126.7" calcext:value-type="float">
            <text:p>126,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24]-[.$D$1]" office:value-type="float" office:value="134.52044" calcext:value-type="float">
            <text:p>134,52044</text:p>
          </table:table-cell>
          <table:table-cell table:formula="of:=[.B424]-[.$E$1]" office:value-type="float" office:value="-0" calcext:value-type="float">
            <text:p>0</text:p>
          </table:table-cell>
          <table:table-cell/>
          <table:table-cell table:formula="of:=COM.MICROSOFT.CONCAT([.G424];&quot; &quot;;[.H424])" office:value-type="string" office:string-value="134,52044 0" calcext:value-type="string">
            <text:p>134,52044 0</text:p>
          </table:table-cell>
          <table:table-cell/>
          <table:table-cell table:formula="of:=SUBSTITUTE([.J424];&quot;,&quot;;&quot;,&quot;)" office:value-type="string" office:string-value="134,52044 0" calcext:value-type="string">
            <text:p>134,52044 0</text:p>
          </table:table-cell>
          <table:table-cell table:number-columns-repeated="2"/>
          <table:table-cell table:formula="of:=220*SQRT(2)/([.$D$6]/2)*([.A424]-[.$D$1])" office:value-type="float" office:value="238.301763629034" calcext:value-type="float">
            <text:p>238,301763629034</text:p>
          </table:table-cell>
          <table:table-cell table:number-columns-repeated="4"/>
        </table:table-row>
        <table:table-row table:style-name="ro1">
          <table:table-cell office:value-type="float" office:value="94.07" calcext:value-type="float">
            <text:p>94,0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25]-[.$D$1]" office:value-type="float" office:value="101.89044" calcext:value-type="float">
            <text:p>101,89044</text:p>
          </table:table-cell>
          <table:table-cell table:formula="of:=[.B425]-[.$E$1]" office:value-type="float" office:value="0" calcext:value-type="float">
            <text:p>0</text:p>
          </table:table-cell>
          <table:table-cell/>
          <table:table-cell table:formula="of:=COM.MICROSOFT.CONCAT([.G425];&quot; &quot;;[.H425])" office:value-type="string" office:string-value="101,89044 0" calcext:value-type="string">
            <text:p>101,89044 0</text:p>
          </table:table-cell>
          <table:table-cell/>
          <table:table-cell table:formula="of:=SUBSTITUTE([.J425];&quot;,&quot;;&quot;,&quot;)" office:value-type="string" office:string-value="101,89044 0" calcext:value-type="string">
            <text:p>101,89044 0</text:p>
          </table:table-cell>
          <table:table-cell table:number-columns-repeated="2"/>
          <table:table-cell table:formula="of:=220*SQRT(2)/([.$D$6]/2)*([.A425]-[.$D$1])" office:value-type="float" office:value="180.498008696212" calcext:value-type="float">
            <text:p>180,498008696212</text:p>
          </table:table-cell>
          <table:table-cell table:number-columns-repeated="4"/>
        </table:table-row>
        <table:table-row table:style-name="ro1">
          <table:table-cell office:value-type="float" office:value="51.59" calcext:value-type="float">
            <text:p>51,59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26]-[.$D$1]" office:value-type="float" office:value="59.41044" calcext:value-type="float">
            <text:p>59,41044</text:p>
          </table:table-cell>
          <table:table-cell table:formula="of:=[.B426]-[.$E$1]" office:value-type="float" office:value="-0" calcext:value-type="float">
            <text:p>0</text:p>
          </table:table-cell>
          <table:table-cell/>
          <table:table-cell table:formula="of:=COM.MICROSOFT.CONCAT([.G426];&quot; &quot;;[.H426])" office:value-type="string" office:string-value="59,41044 0" calcext:value-type="string">
            <text:p>59,41044 0</text:p>
          </table:table-cell>
          <table:table-cell/>
          <table:table-cell table:formula="of:=SUBSTITUTE([.J426];&quot;,&quot;;&quot;,&quot;)" office:value-type="string" office:string-value="59,41044 0" calcext:value-type="string">
            <text:p>59,41044 0</text:p>
          </table:table-cell>
          <table:table-cell table:number-columns-repeated="2"/>
          <table:table-cell table:formula="of:=220*SQRT(2)/([.$D$6]/2)*([.A426]-[.$D$1])" office:value-type="float" office:value="105.245066325808" calcext:value-type="float">
            <text:p>105,245066325808</text:p>
          </table:table-cell>
          <table:table-cell table:number-columns-repeated="4"/>
        </table:table-row>
        <table:table-row table:style-name="ro1">
          <table:table-cell office:value-type="float" office:value="7.59" calcext:value-type="float">
            <text:p>7,59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27]-[.$D$1]" office:value-type="float" office:value="15.41044" calcext:value-type="float">
            <text:p>15,41044</text:p>
          </table:table-cell>
          <table:table-cell table:formula="of:=[.B427]-[.$E$1]" office:value-type="float" office:value="-0" calcext:value-type="float">
            <text:p>0</text:p>
          </table:table-cell>
          <table:table-cell/>
          <table:table-cell table:formula="of:=COM.MICROSOFT.CONCAT([.G427];&quot; &quot;;[.H427])" office:value-type="string" office:string-value="15,41044 0" calcext:value-type="string">
            <text:p>15,41044 0</text:p>
          </table:table-cell>
          <table:table-cell/>
          <table:table-cell table:formula="of:=SUBSTITUTE([.J427];&quot;,&quot;;&quot;,&quot;)" office:value-type="string" office:string-value="15,41044 0" calcext:value-type="string">
            <text:p>15,41044 0</text:p>
          </table:table-cell>
          <table:table-cell table:number-columns-repeated="2"/>
          <table:table-cell table:formula="of:=220*SQRT(2)/([.$D$6]/2)*([.A427]-[.$D$1])" office:value-type="float" office:value="27.2994574675745" calcext:value-type="float">
            <text:p>27,2994574675745</text:p>
          </table:table-cell>
          <table:table-cell table:number-columns-repeated="4"/>
        </table:table-row>
        <table:table-row table:style-name="ro1">
          <table:table-cell office:value-type="float" office:value="-38.69" calcext:value-type="float">
            <text:p>-38,69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28]-[.$D$1]" office:value-type="float" office:value="-30.86956" calcext:value-type="float">
            <text:p>-30,86956</text:p>
          </table:table-cell>
          <table:table-cell table:formula="of:=[.B428]-[.$E$1]" office:value-type="float" office:value="-0" calcext:value-type="float">
            <text:p>0</text:p>
          </table:table-cell>
          <table:table-cell/>
          <table:table-cell table:formula="of:=COM.MICROSOFT.CONCAT([.G428];&quot; &quot;;[.H428])" office:value-type="string" office:string-value="-30,86956 0" calcext:value-type="string">
            <text:p>-30,86956 0</text:p>
          </table:table-cell>
          <table:table-cell/>
          <table:table-cell table:formula="of:=SUBSTITUTE([.J428];&quot;,&quot;;&quot;,&quot;)" office:value-type="string" office:string-value="-30,86956 0" calcext:value-type="string">
            <text:p>-30,86956 0</text:p>
          </table:table-cell>
          <table:table-cell table:number-columns-repeated="2"/>
          <table:table-cell table:formula="of:=220*SQRT(2)/([.$D$6]/2)*([.A428]-[.$D$1])" office:value-type="float" office:value="-54.6851511224039" calcext:value-type="float">
            <text:p>-54,6851511224039</text:p>
          </table:table-cell>
          <table:table-cell table:number-columns-repeated="4"/>
        </table:table-row>
        <table:table-row table:style-name="ro1">
          <table:table-cell office:value-type="float" office:value="-86.49" calcext:value-type="float">
            <text:p>-86,49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29]-[.$D$1]" office:value-type="float" office:value="-78.66956" calcext:value-type="float">
            <text:p>-78,66956</text:p>
          </table:table-cell>
          <table:table-cell table:formula="of:=[.B429]-[.$E$1]" office:value-type="float" office:value="-0" calcext:value-type="float">
            <text:p>0</text:p>
          </table:table-cell>
          <table:table-cell/>
          <table:table-cell table:formula="of:=COM.MICROSOFT.CONCAT([.G429];&quot; &quot;;[.H429])" office:value-type="string" office:string-value="-78,66956 0" calcext:value-type="string">
            <text:p>-78,66956 0</text:p>
          </table:table-cell>
          <table:table-cell/>
          <table:table-cell table:formula="of:=SUBSTITUTE([.J429];&quot;,&quot;;&quot;,&quot;)" office:value-type="string" office:string-value="-78,66956 0" calcext:value-type="string">
            <text:p>-78,66956 0</text:p>
          </table:table-cell>
          <table:table-cell table:number-columns-repeated="2"/>
          <table:table-cell table:formula="of:=220*SQRT(2)/([.$D$6]/2)*([.A429]-[.$D$1])" office:value-type="float" office:value="-139.362426200212" calcext:value-type="float">
            <text:p>-139,362426200212</text:p>
          </table:table-cell>
          <table:table-cell table:number-columns-repeated="4"/>
        </table:table-row>
        <table:table-row table:style-name="ro1">
          <table:table-cell office:value-type="float" office:value="-121.39" calcext:value-type="float">
            <text:p>-121,39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30]-[.$D$1]" office:value-type="float" office:value="-113.56956" calcext:value-type="float">
            <text:p>-113,56956</text:p>
          </table:table-cell>
          <table:table-cell table:formula="of:=[.B430]-[.$E$1]" office:value-type="float" office:value="-0" calcext:value-type="float">
            <text:p>0</text:p>
          </table:table-cell>
          <table:table-cell/>
          <table:table-cell table:formula="of:=COM.MICROSOFT.CONCAT([.G430];&quot; &quot;;[.H430])" office:value-type="string" office:string-value="-113,56956 0" calcext:value-type="string">
            <text:p>-113,56956 0</text:p>
          </table:table-cell>
          <table:table-cell/>
          <table:table-cell table:formula="of:=SUBSTITUTE([.J430];&quot;,&quot;;&quot;,&quot;)" office:value-type="string" office:string-value="-113,56956 0" calcext:value-type="string">
            <text:p>-113,56956 0</text:p>
          </table:table-cell>
          <table:table-cell table:number-columns-repeated="2"/>
          <table:table-cell table:formula="of:=220*SQRT(2)/([.$D$6]/2)*([.A430]-[.$D$1])" office:value-type="float" office:value="-201.187465953675" calcext:value-type="float">
            <text:p>-201,187465953675</text:p>
          </table:table-cell>
          <table:table-cell table:number-columns-repeated="4"/>
        </table:table-row>
        <table:table-row table:style-name="ro1">
          <table:table-cell office:value-type="float" office:value="-147.18" calcext:value-type="float">
            <text:p>-147,1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31]-[.$D$1]" office:value-type="float" office:value="-139.35956" calcext:value-type="float">
            <text:p>-139,35956</text:p>
          </table:table-cell>
          <table:table-cell table:formula="of:=[.B431]-[.$E$1]" office:value-type="float" office:value="-0" calcext:value-type="float">
            <text:p>0</text:p>
          </table:table-cell>
          <table:table-cell/>
          <table:table-cell table:formula="of:=COM.MICROSOFT.CONCAT([.G431];&quot; &quot;;[.H431])" office:value-type="string" office:string-value="-139,35956 0" calcext:value-type="string">
            <text:p>-139,35956 0</text:p>
          </table:table-cell>
          <table:table-cell/>
          <table:table-cell table:formula="of:=SUBSTITUTE([.J431];&quot;,&quot;;&quot;,&quot;)" office:value-type="string" office:string-value="-139,35956 0" calcext:value-type="string">
            <text:p>-139,35956 0</text:p>
          </table:table-cell>
          <table:table-cell table:number-columns-repeated="2"/>
          <table:table-cell table:formula="of:=220*SQRT(2)/([.$D$6]/2)*([.A431]-[.$D$1])" office:value-type="float" office:value="-246.874221691262" calcext:value-type="float">
            <text:p>-246,874221691262</text:p>
          </table:table-cell>
          <table:table-cell table:number-columns-repeated="4"/>
        </table:table-row>
        <table:table-row table:style-name="ro1">
          <table:table-cell office:value-type="float" office:value="-164.63" calcext:value-type="float">
            <text:p>-164,6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32]-[.$D$1]" office:value-type="float" office:value="-156.80956" calcext:value-type="float">
            <text:p>-156,80956</text:p>
          </table:table-cell>
          <table:table-cell table:formula="of:=[.B432]-[.$E$1]" office:value-type="float" office:value="0" calcext:value-type="float">
            <text:p>0</text:p>
          </table:table-cell>
          <table:table-cell/>
          <table:table-cell table:formula="of:=COM.MICROSOFT.CONCAT([.G432];&quot; &quot;;[.H432])" office:value-type="string" office:string-value="-156,80956 0" calcext:value-type="string">
            <text:p>-156,80956 0</text:p>
          </table:table-cell>
          <table:table-cell/>
          <table:table-cell table:formula="of:=SUBSTITUTE([.J432];&quot;,&quot;;&quot;,&quot;)" office:value-type="string" office:string-value="-156,80956 0" calcext:value-type="string">
            <text:p>-156,80956 0</text:p>
          </table:table-cell>
          <table:table-cell table:number-columns-repeated="2"/>
          <table:table-cell table:formula="of:=220*SQRT(2)/([.$D$6]/2)*([.A432]-[.$D$1])" office:value-type="float" office:value="-277.786741567993" calcext:value-type="float">
            <text:p>-277,786741567993</text:p>
          </table:table-cell>
          <table:table-cell table:number-columns-repeated="4"/>
        </table:table-row>
        <table:table-row table:style-name="ro1">
          <table:table-cell office:value-type="float" office:value="-170.7" calcext:value-type="float">
            <text:p>-170,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33]-[.$D$1]" office:value-type="float" office:value="-162.87956" calcext:value-type="float">
            <text:p>-162,87956</text:p>
          </table:table-cell>
          <table:table-cell table:formula="of:=[.B433]-[.$E$1]" office:value-type="float" office:value="0" calcext:value-type="float">
            <text:p>0</text:p>
          </table:table-cell>
          <table:table-cell/>
          <table:table-cell table:formula="of:=COM.MICROSOFT.CONCAT([.G433];&quot; &quot;;[.H433])" office:value-type="string" office:string-value="-162,87956 0" calcext:value-type="string">
            <text:p>-162,87956 0</text:p>
          </table:table-cell>
          <table:table-cell/>
          <table:table-cell table:formula="of:=SUBSTITUTE([.J433];&quot;,&quot;;&quot;,&quot;)" office:value-type="string" office:string-value="-162,87956 0" calcext:value-type="string">
            <text:p>-162,87956 0</text:p>
          </table:table-cell>
          <table:table-cell table:number-columns-repeated="2"/>
          <table:table-cell table:formula="of:=220*SQRT(2)/([.$D$6]/2)*([.A433]-[.$D$1])" office:value-type="float" office:value="-288.539692608209" calcext:value-type="float">
            <text:p>-288,539692608209</text:p>
          </table:table-cell>
          <table:table-cell table:number-columns-repeated="4"/>
        </table:table-row>
        <table:table-row table:style-name="ro1">
          <table:table-cell office:value-type="float" office:value="-168.42" calcext:value-type="float">
            <text:p>-168,4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34]-[.$D$1]" office:value-type="float" office:value="-160.59956" calcext:value-type="float">
            <text:p>-160,59956</text:p>
          </table:table-cell>
          <table:table-cell table:formula="of:=[.B434]-[.$E$1]" office:value-type="float" office:value="0" calcext:value-type="float">
            <text:p>0</text:p>
          </table:table-cell>
          <table:table-cell/>
          <table:table-cell table:formula="of:=COM.MICROSOFT.CONCAT([.G434];&quot; &quot;;[.H434])" office:value-type="string" office:string-value="-160,59956 0" calcext:value-type="string">
            <text:p>-160,59956 0</text:p>
          </table:table-cell>
          <table:table-cell/>
          <table:table-cell table:formula="of:=SUBSTITUTE([.J434];&quot;,&quot;;&quot;,&quot;)" office:value-type="string" office:string-value="-160,59956 0" calcext:value-type="string">
            <text:p>-160,59956 0</text:p>
          </table:table-cell>
          <table:table-cell table:number-columns-repeated="2"/>
          <table:table-cell table:formula="of:=220*SQRT(2)/([.$D$6]/2)*([.A434]-[.$D$1])" office:value-type="float" office:value="-284.500692876464" calcext:value-type="float">
            <text:p>-284,500692876464</text:p>
          </table:table-cell>
          <table:table-cell table:number-columns-repeated="4"/>
        </table:table-row>
        <table:table-row table:style-name="ro1">
          <table:table-cell office:value-type="float" office:value="-147.18" calcext:value-type="float">
            <text:p>-147,1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35]-[.$D$1]" office:value-type="float" office:value="-139.35956" calcext:value-type="float">
            <text:p>-139,35956</text:p>
          </table:table-cell>
          <table:table-cell table:formula="of:=[.B435]-[.$E$1]" office:value-type="float" office:value="0" calcext:value-type="float">
            <text:p>0</text:p>
          </table:table-cell>
          <table:table-cell/>
          <table:table-cell table:formula="of:=COM.MICROSOFT.CONCAT([.G435];&quot; &quot;;[.H435])" office:value-type="string" office:string-value="-139,35956 0" calcext:value-type="string">
            <text:p>-139,35956 0</text:p>
          </table:table-cell>
          <table:table-cell/>
          <table:table-cell table:formula="of:=SUBSTITUTE([.J435];&quot;,&quot;;&quot;,&quot;)" office:value-type="string" office:string-value="-139,35956 0" calcext:value-type="string">
            <text:p>-139,35956 0</text:p>
          </table:table-cell>
          <table:table-cell table:number-columns-repeated="2"/>
          <table:table-cell table:formula="of:=220*SQRT(2)/([.$D$6]/2)*([.A435]-[.$D$1])" office:value-type="float" office:value="-246.874221691262" calcext:value-type="float">
            <text:p>-246,874221691262</text:p>
          </table:table-cell>
          <table:table-cell table:number-columns-repeated="4"/>
        </table:table-row>
        <table:table-row table:style-name="ro1">
          <table:table-cell office:value-type="float" office:value="-122.9" calcext:value-type="float">
            <text:p>-122,9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36]-[.$D$1]" office:value-type="float" office:value="-115.07956" calcext:value-type="float">
            <text:p>-115,07956</text:p>
          </table:table-cell>
          <table:table-cell table:formula="of:=[.B436]-[.$E$1]" office:value-type="float" office:value="-0" calcext:value-type="float">
            <text:p>0</text:p>
          </table:table-cell>
          <table:table-cell/>
          <table:table-cell table:formula="of:=COM.MICROSOFT.CONCAT([.G436];&quot; &quot;;[.H436])" office:value-type="string" office:string-value="-115,07956 0" calcext:value-type="string">
            <text:p>-115,07956 0</text:p>
          </table:table-cell>
          <table:table-cell/>
          <table:table-cell table:formula="of:=SUBSTITUTE([.J436];&quot;,&quot;;&quot;,&quot;)" office:value-type="string" office:string-value="-115,07956 0" calcext:value-type="string">
            <text:p>-115,07956 0</text:p>
          </table:table-cell>
          <table:table-cell table:number-columns-repeated="2"/>
          <table:table-cell table:formula="of:=220*SQRT(2)/([.$D$6]/2)*([.A436]-[.$D$1])" office:value-type="float" office:value="-203.8624175304" calcext:value-type="float">
            <text:p>-203,8624175304</text:p>
          </table:table-cell>
          <table:table-cell table:number-columns-repeated="4"/>
        </table:table-row>
        <table:table-row table:style-name="ro1">
          <table:table-cell office:value-type="float" office:value="-94.83" calcext:value-type="float">
            <text:p>-94,8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37]-[.$D$1]" office:value-type="float" office:value="-87.00956" calcext:value-type="float">
            <text:p>-87,00956</text:p>
          </table:table-cell>
          <table:table-cell table:formula="of:=[.B437]-[.$E$1]" office:value-type="float" office:value="0" calcext:value-type="float">
            <text:p>0</text:p>
          </table:table-cell>
          <table:table-cell/>
          <table:table-cell table:formula="of:=COM.MICROSOFT.CONCAT([.G437];&quot; &quot;;[.H437])" office:value-type="string" office:string-value="-87,00956 0" calcext:value-type="string">
            <text:p>-87,00956 0</text:p>
          </table:table-cell>
          <table:table-cell/>
          <table:table-cell table:formula="of:=SUBSTITUTE([.J437];&quot;,&quot;;&quot;,&quot;)" office:value-type="string" office:string-value="-87,00956 0" calcext:value-type="string">
            <text:p>-87,00956 0</text:p>
          </table:table-cell>
          <table:table-cell table:number-columns-repeated="2"/>
          <table:table-cell table:formula="of:=220*SQRT(2)/([.$D$6]/2)*([.A437]-[.$D$1])" office:value-type="float" office:value="-154.136662061068" calcext:value-type="float">
            <text:p>-154,136662061068</text:p>
          </table:table-cell>
          <table:table-cell table:number-columns-repeated="4"/>
        </table:table-row>
        <table:table-row table:style-name="ro1">
          <table:table-cell office:value-type="float" office:value="-63.73" calcext:value-type="float">
            <text:p>-63,7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38]-[.$D$1]" office:value-type="float" office:value="-55.90956" calcext:value-type="float">
            <text:p>-55,90956</text:p>
          </table:table-cell>
          <table:table-cell table:formula="of:=[.B438]-[.$E$1]" office:value-type="float" office:value="0" calcext:value-type="float">
            <text:p>0</text:p>
          </table:table-cell>
          <table:table-cell/>
          <table:table-cell table:formula="of:=COM.MICROSOFT.CONCAT([.G438];&quot; &quot;;[.H438])" office:value-type="string" office:string-value="-55,90956 0" calcext:value-type="string">
            <text:p>-55,90956 0</text:p>
          </table:table-cell>
          <table:table-cell/>
          <table:table-cell table:formula="of:=SUBSTITUTE([.J438];&quot;,&quot;;&quot;,&quot;)" office:value-type="string" office:string-value="-55,90956 0" calcext:value-type="string">
            <text:p>-55,90956 0</text:p>
          </table:table-cell>
          <table:table-cell table:number-columns-repeated="2"/>
          <table:table-cell table:formula="of:=220*SQRT(2)/([.$D$6]/2)*([.A438]-[.$D$1])" office:value-type="float" office:value="-99.0432885271805" calcext:value-type="float">
            <text:p>-99,0432885271805</text:p>
          </table:table-cell>
          <table:table-cell table:number-columns-repeated="4"/>
        </table:table-row>
        <table:table-row table:style-name="ro1">
          <table:table-cell office:value-type="float" office:value="-25.04" calcext:value-type="float">
            <text:p>-25,0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39]-[.$D$1]" office:value-type="float" office:value="-17.21956" calcext:value-type="float">
            <text:p>-17,21956</text:p>
          </table:table-cell>
          <table:table-cell table:formula="of:=[.B439]-[.$E$1]" office:value-type="float" office:value="0" calcext:value-type="float">
            <text:p>0</text:p>
          </table:table-cell>
          <table:table-cell/>
          <table:table-cell table:formula="of:=COM.MICROSOFT.CONCAT([.G439];&quot; &quot;;[.H439])" office:value-type="string" office:string-value="-17,21956 0" calcext:value-type="string">
            <text:p>-17,21956 0</text:p>
          </table:table-cell>
          <table:table-cell/>
          <table:table-cell table:formula="of:=SUBSTITUTE([.J439];&quot;,&quot;;&quot;,&quot;)" office:value-type="string" office:string-value="-17,21956 0" calcext:value-type="string">
            <text:p>-17,21956 0</text:p>
          </table:table-cell>
          <table:table-cell table:number-columns-repeated="2"/>
          <table:table-cell table:formula="of:=220*SQRT(2)/([.$D$6]/2)*([.A439]-[.$D$1])" office:value-type="float" office:value="-30.5042974652474" calcext:value-type="float">
            <text:p>-30,5042974652474</text:p>
          </table:table-cell>
          <table:table-cell table:number-columns-repeated="4"/>
        </table:table-row>
        <table:table-row table:style-name="ro1">
          <table:table-cell office:value-type="float" office:value="23.52" calcext:value-type="float">
            <text:p>23,5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40]-[.$D$1]" office:value-type="float" office:value="31.34044" calcext:value-type="float">
            <text:p>31,34044</text:p>
          </table:table-cell>
          <table:table-cell table:formula="of:=[.B440]-[.$E$1]" office:value-type="float" office:value="0" calcext:value-type="float">
            <text:p>0</text:p>
          </table:table-cell>
          <table:table-cell/>
          <table:table-cell table:formula="of:=COM.MICROSOFT.CONCAT([.G440];&quot; &quot;;[.H440])" office:value-type="string" office:string-value="31,34044 0" calcext:value-type="string">
            <text:p>31,34044 0</text:p>
          </table:table-cell>
          <table:table-cell/>
          <table:table-cell table:formula="of:=SUBSTITUTE([.J440];&quot;,&quot;;&quot;,&quot;)" office:value-type="string" office:string-value="31,34044 0" calcext:value-type="string">
            <text:p>31,34044 0</text:p>
          </table:table-cell>
          <table:table-cell table:number-columns-repeated="2"/>
          <table:table-cell table:formula="of:=220*SQRT(2)/([.$D$6]/2)*([.A440]-[.$D$1])" office:value-type="float" office:value="55.5193108564759" calcext:value-type="float">
            <text:p>55,5193108564759</text:p>
          </table:table-cell>
          <table:table-cell table:number-columns-repeated="4"/>
        </table:table-row>
        <table:table-row table:style-name="ro1">
          <table:table-cell office:value-type="float" office:value="69.8" calcext:value-type="float">
            <text:p>69,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41]-[.$D$1]" office:value-type="float" office:value="77.62044" calcext:value-type="float">
            <text:p>77,62044</text:p>
          </table:table-cell>
          <table:table-cell table:formula="of:=[.B441]-[.$E$1]" office:value-type="float" office:value="0" calcext:value-type="float">
            <text:p>0</text:p>
          </table:table-cell>
          <table:table-cell/>
          <table:table-cell table:formula="of:=COM.MICROSOFT.CONCAT([.G441];&quot; &quot;;[.H441])" office:value-type="string" office:string-value="77,62044 0" calcext:value-type="string">
            <text:p>77,62044 0</text:p>
          </table:table-cell>
          <table:table-cell/>
          <table:table-cell table:formula="of:=SUBSTITUTE([.J441];&quot;,&quot;;&quot;,&quot;)" office:value-type="string" office:string-value="77,62044 0" calcext:value-type="string">
            <text:p>77,62044 0</text:p>
          </table:table-cell>
          <table:table-cell table:number-columns-repeated="2"/>
          <table:table-cell table:formula="of:=220*SQRT(2)/([.$D$6]/2)*([.A441]-[.$D$1])" office:value-type="float" office:value="137.503919446454" calcext:value-type="float">
            <text:p>137,503919446454</text:p>
          </table:table-cell>
          <table:table-cell table:number-columns-repeated="4"/>
        </table:table-row>
        <table:table-row table:style-name="ro1">
          <table:table-cell office:value-type="float" office:value="106.97" calcext:value-type="float">
            <text:p>106,9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42]-[.$D$1]" office:value-type="float" office:value="114.79044" calcext:value-type="float">
            <text:p>114,79044</text:p>
          </table:table-cell>
          <table:table-cell table:formula="of:=[.B442]-[.$E$1]" office:value-type="float" office:value="0" calcext:value-type="float">
            <text:p>0</text:p>
          </table:table-cell>
          <table:table-cell/>
          <table:table-cell table:formula="of:=COM.MICROSOFT.CONCAT([.G442];&quot; &quot;;[.H442])" office:value-type="string" office:string-value="114,79044 0" calcext:value-type="string">
            <text:p>114,79044 0</text:p>
          </table:table-cell>
          <table:table-cell/>
          <table:table-cell table:formula="of:=SUBSTITUTE([.J442];&quot;,&quot;;&quot;,&quot;)" office:value-type="string" office:string-value="114,79044 0" calcext:value-type="string">
            <text:p>114,79044 0</text:p>
          </table:table-cell>
          <table:table-cell table:number-columns-repeated="2"/>
          <table:table-cell table:formula="of:=220*SQRT(2)/([.$D$6]/2)*([.A442]-[.$D$1])" office:value-type="float" office:value="203.350244020557" calcext:value-type="float">
            <text:p>203,350244020557</text:p>
          </table:table-cell>
          <table:table-cell table:number-columns-repeated="4"/>
        </table:table-row>
        <table:table-row table:style-name="ro1">
          <table:table-cell office:value-type="float" office:value="130.49" calcext:value-type="float">
            <text:p>130,4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43]-[.$D$1]" office:value-type="float" office:value="138.31044" calcext:value-type="float">
            <text:p>138,31044</text:p>
          </table:table-cell>
          <table:table-cell table:formula="of:=[.B443]-[.$E$1]" office:value-type="float" office:value="0" calcext:value-type="float">
            <text:p>0</text:p>
          </table:table-cell>
          <table:table-cell/>
          <table:table-cell table:formula="of:=COM.MICROSOFT.CONCAT([.G443];&quot; &quot;;[.H443])" office:value-type="string" office:string-value="138,31044 0" calcext:value-type="string">
            <text:p>138,31044 0</text:p>
          </table:table-cell>
          <table:table-cell/>
          <table:table-cell table:formula="of:=SUBSTITUTE([.J443];&quot;,&quot;;&quot;,&quot;)" office:value-type="string" office:string-value="138,31044 0" calcext:value-type="string">
            <text:p>138,31044 0</text:p>
          </table:table-cell>
          <table:table-cell table:number-columns-repeated="2"/>
          <table:table-cell table:formula="of:=220*SQRT(2)/([.$D$6]/2)*([.A443]-[.$D$1])" office:value-type="float" office:value="245.015714937504" calcext:value-type="float">
            <text:p>245,015714937504</text:p>
          </table:table-cell>
          <table:table-cell table:number-columns-repeated="4"/>
        </table:table-row>
        <table:table-row table:style-name="ro1">
          <table:table-cell office:value-type="float" office:value="149.46" calcext:value-type="float">
            <text:p>149,4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44]-[.$D$1]" office:value-type="float" office:value="157.28044" calcext:value-type="float">
            <text:p>157,28044</text:p>
          </table:table-cell>
          <table:table-cell table:formula="of:=[.B444]-[.$E$1]" office:value-type="float" office:value="0" calcext:value-type="float">
            <text:p>0</text:p>
          </table:table-cell>
          <table:table-cell/>
          <table:table-cell table:formula="of:=COM.MICROSOFT.CONCAT([.G444];&quot; &quot;;[.H444])" office:value-type="string" office:string-value="157,28044 0" calcext:value-type="string">
            <text:p>157,28044 0</text:p>
          </table:table-cell>
          <table:table-cell/>
          <table:table-cell table:formula="of:=SUBSTITUTE([.J444];&quot;,&quot;;&quot;,&quot;)" office:value-type="string" office:string-value="157,28044 0" calcext:value-type="string">
            <text:p>157,28044 0</text:p>
          </table:table-cell>
          <table:table-cell table:number-columns-repeated="2"/>
          <table:table-cell table:formula="of:=220*SQRT(2)/([.$D$6]/2)*([.A444]-[.$D$1])" office:value-type="float" office:value="278.620901302065" calcext:value-type="float">
            <text:p>278,620901302065</text:p>
          </table:table-cell>
          <table:table-cell table:number-columns-repeated="4"/>
        </table:table-row>
        <table:table-row table:style-name="ro1">
          <table:table-cell office:value-type="float" office:value="153.25" calcext:value-type="float">
            <text:p>153,2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45]-[.$D$1]" office:value-type="float" office:value="161.07044" calcext:value-type="float">
            <text:p>161,07044</text:p>
          </table:table-cell>
          <table:table-cell table:formula="of:=[.B445]-[.$E$1]" office:value-type="float" office:value="0" calcext:value-type="float">
            <text:p>0</text:p>
          </table:table-cell>
          <table:table-cell/>
          <table:table-cell table:formula="of:=COM.MICROSOFT.CONCAT([.G445];&quot; &quot;;[.H445])" office:value-type="string" office:string-value="161,07044 0" calcext:value-type="string">
            <text:p>161,07044 0</text:p>
          </table:table-cell>
          <table:table-cell/>
          <table:table-cell table:formula="of:=SUBSTITUTE([.J445];&quot;,&quot;;&quot;,&quot;)" office:value-type="string" office:string-value="161,07044 0" calcext:value-type="string">
            <text:p>161,07044 0</text:p>
          </table:table-cell>
          <table:table-cell table:number-columns-repeated="2"/>
          <table:table-cell table:formula="of:=220*SQRT(2)/([.$D$6]/2)*([.A445]-[.$D$1])" office:value-type="float" office:value="285.334852610536" calcext:value-type="float">
            <text:p>285,334852610536</text:p>
          </table:table-cell>
          <table:table-cell table:number-columns-repeated="4"/>
        </table:table-row>
        <table:table-row table:style-name="ro1">
          <table:table-cell office:value-type="float" office:value="143.39" calcext:value-type="float">
            <text:p>143,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46]-[.$D$1]" office:value-type="float" office:value="151.21044" calcext:value-type="float">
            <text:p>151,21044</text:p>
          </table:table-cell>
          <table:table-cell table:formula="of:=[.B446]-[.$E$1]" office:value-type="float" office:value="0" calcext:value-type="float">
            <text:p>0</text:p>
          </table:table-cell>
          <table:table-cell/>
          <table:table-cell table:formula="of:=COM.MICROSOFT.CONCAT([.G446];&quot; &quot;;[.H446])" office:value-type="string" office:string-value="151,21044 0" calcext:value-type="string">
            <text:p>151,21044 0</text:p>
          </table:table-cell>
          <table:table-cell/>
          <table:table-cell table:formula="of:=SUBSTITUTE([.J446];&quot;,&quot;;&quot;,&quot;)" office:value-type="string" office:string-value="151,21044 0" calcext:value-type="string">
            <text:p>151,21044 0</text:p>
          </table:table-cell>
          <table:table-cell table:number-columns-repeated="2"/>
          <table:table-cell table:formula="of:=220*SQRT(2)/([.$D$6]/2)*([.A446]-[.$D$1])" office:value-type="float" office:value="267.86795026185" calcext:value-type="float">
            <text:p>267,86795026185</text:p>
          </table:table-cell>
          <table:table-cell table:number-columns-repeated="4"/>
        </table:table-row>
        <table:table-row table:style-name="ro1">
          <table:table-cell office:value-type="float" office:value="114.56" calcext:value-type="float">
            <text:p>114,56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47]-[.$D$1]" office:value-type="float" office:value="122.38044" calcext:value-type="float">
            <text:p>122,38044</text:p>
          </table:table-cell>
          <table:table-cell table:formula="of:=[.B447]-[.$E$1]" office:value-type="float" office:value="-0" calcext:value-type="float">
            <text:p>0</text:p>
          </table:table-cell>
          <table:table-cell/>
          <table:table-cell table:formula="of:=COM.MICROSOFT.CONCAT([.G447];&quot; &quot;;[.H447])" office:value-type="string" office:string-value="122,38044 0" calcext:value-type="string">
            <text:p>122,38044 0</text:p>
          </table:table-cell>
          <table:table-cell/>
          <table:table-cell table:formula="of:=SUBSTITUTE([.J447];&quot;,&quot;;&quot;,&quot;)" office:value-type="string" office:string-value="122,38044 0" calcext:value-type="string">
            <text:p>122,38044 0</text:p>
          </table:table-cell>
          <table:table-cell table:number-columns-repeated="2"/>
          <table:table-cell table:formula="of:=220*SQRT(2)/([.$D$6]/2)*([.A447]-[.$D$1])" office:value-type="float" office:value="216.795861548603" calcext:value-type="float">
            <text:p>216,795861548603</text:p>
          </table:table-cell>
          <table:table-cell table:number-columns-repeated="4"/>
        </table:table-row>
        <table:table-row table:style-name="ro1">
          <table:table-cell office:value-type="float" office:value="78.9" calcext:value-type="float">
            <text:p>78,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48]-[.$D$1]" office:value-type="float" office:value="86.72044" calcext:value-type="float">
            <text:p>86,72044</text:p>
          </table:table-cell>
          <table:table-cell table:formula="of:=[.B448]-[.$E$1]" office:value-type="float" office:value="0" calcext:value-type="float">
            <text:p>0</text:p>
          </table:table-cell>
          <table:table-cell/>
          <table:table-cell table:formula="of:=COM.MICROSOFT.CONCAT([.G448];&quot; &quot;;[.H448])" office:value-type="string" office:string-value="86,72044 0" calcext:value-type="string">
            <text:p>86,72044 0</text:p>
          </table:table-cell>
          <table:table-cell/>
          <table:table-cell table:formula="of:=SUBSTITUTE([.J448];&quot;,&quot;;&quot;,&quot;)" office:value-type="string" office:string-value="86,72044 0" calcext:value-type="string">
            <text:p>86,72044 0</text:p>
          </table:table-cell>
          <table:table-cell table:number-columns-repeated="2"/>
          <table:table-cell table:formula="of:=220*SQRT(2)/([.$D$6]/2)*([.A448]-[.$D$1])" office:value-type="float" office:value="153.624488551225" calcext:value-type="float">
            <text:p>153,624488551225</text:p>
          </table:table-cell>
          <table:table-cell table:number-columns-repeated="4"/>
        </table:table-row>
        <table:table-row table:style-name="ro1">
          <table:table-cell office:value-type="float" office:value="40.21" calcext:value-type="float">
            <text:p>40,21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49]-[.$D$1]" office:value-type="float" office:value="48.03044" calcext:value-type="float">
            <text:p>48,03044</text:p>
          </table:table-cell>
          <table:table-cell table:formula="of:=[.B449]-[.$E$1]" office:value-type="float" office:value="-0" calcext:value-type="float">
            <text:p>0</text:p>
          </table:table-cell>
          <table:table-cell/>
          <table:table-cell table:formula="of:=COM.MICROSOFT.CONCAT([.G449];&quot; &quot;;[.H449])" office:value-type="string" office:string-value="48,03044 0" calcext:value-type="string">
            <text:p>48,03044 0</text:p>
          </table:table-cell>
          <table:table-cell/>
          <table:table-cell table:formula="of:=SUBSTITUTE([.J449];&quot;,&quot;;&quot;,&quot;)" office:value-type="string" office:string-value="48,03044 0" calcext:value-type="string">
            <text:p>48,03044 0</text:p>
          </table:table-cell>
          <table:table-cell table:number-columns-repeated="2"/>
          <table:table-cell table:formula="of:=220*SQRT(2)/([.$D$6]/2)*([.A449]-[.$D$1])" office:value-type="float" office:value="85.0854974892922" calcext:value-type="float">
            <text:p>85,0854974892922</text:p>
          </table:table-cell>
          <table:table-cell table:number-columns-repeated="4"/>
        </table:table-row>
        <table:table-row table:style-name="ro1">
          <table:table-cell office:value-type="float" office:value="-6.07" calcext:value-type="float">
            <text:p>-6,0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50]-[.$D$1]" office:value-type="float" office:value="1.75044" calcext:value-type="float">
            <text:p>1,75044</text:p>
          </table:table-cell>
          <table:table-cell table:formula="of:=[.B450]-[.$E$1]" office:value-type="float" office:value="-0" calcext:value-type="float">
            <text:p>0</text:p>
          </table:table-cell>
          <table:table-cell/>
          <table:table-cell table:formula="of:=COM.MICROSOFT.CONCAT([.G450];&quot; &quot;;[.H450])" office:value-type="string" office:string-value="1,75044 0" calcext:value-type="string">
            <text:p>1,75044 0</text:p>
          </table:table-cell>
          <table:table-cell/>
          <table:table-cell table:formula="of:=SUBSTITUTE([.J450];&quot;,&quot;;&quot;,&quot;)" office:value-type="string" office:string-value="1,75044 0" calcext:value-type="string">
            <text:p>1,75044 0</text:p>
          </table:table-cell>
          <table:table-cell table:number-columns-repeated="2"/>
          <table:table-cell table:formula="of:=220*SQRT(2)/([.$D$6]/2)*([.A450]-[.$D$1])" office:value-type="float" office:value="3.10088889931378" calcext:value-type="float">
            <text:p>3,10088889931378</text:p>
          </table:table-cell>
          <table:table-cell table:number-columns-repeated="4"/>
        </table:table-row>
        <table:table-row table:style-name="ro1">
          <table:table-cell office:value-type="float" office:value="-49.31" calcext:value-type="float">
            <text:p>-49,31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51]-[.$D$1]" office:value-type="float" office:value="-41.48956" calcext:value-type="float">
            <text:p>-41,48956</text:p>
          </table:table-cell>
          <table:table-cell table:formula="of:=[.B451]-[.$E$1]" office:value-type="float" office:value="-0" calcext:value-type="float">
            <text:p>0</text:p>
          </table:table-cell>
          <table:table-cell/>
          <table:table-cell table:formula="of:=COM.MICROSOFT.CONCAT([.G451];&quot; &quot;;[.H451])" office:value-type="string" office:string-value="-41,48956 0" calcext:value-type="string">
            <text:p>-41,48956 0</text:p>
          </table:table-cell>
          <table:table-cell/>
          <table:table-cell table:formula="of:=SUBSTITUTE([.J451];&quot;,&quot;;&quot;,&quot;)" office:value-type="string" office:string-value="-41,48956 0" calcext:value-type="string">
            <text:p>-41,48956 0</text:p>
          </table:table-cell>
          <table:table-cell table:number-columns-repeated="2"/>
          <table:table-cell table:formula="of:=220*SQRT(2)/([.$D$6]/2)*([.A451]-[.$D$1])" office:value-type="float" office:value="-73.4983867150048" calcext:value-type="float">
            <text:p>-73,4983867150048</text:p>
          </table:table-cell>
          <table:table-cell table:number-columns-repeated="4"/>
        </table:table-row>
        <table:table-row table:style-name="ro1">
          <table:table-cell office:value-type="float" office:value="-92.56" calcext:value-type="float">
            <text:p>-92,56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52]-[.$D$1]" office:value-type="float" office:value="-84.73956" calcext:value-type="float">
            <text:p>-84,73956</text:p>
          </table:table-cell>
          <table:table-cell table:formula="of:=[.B452]-[.$E$1]" office:value-type="float" office:value="-0" calcext:value-type="float">
            <text:p>0</text:p>
          </table:table-cell>
          <table:table-cell/>
          <table:table-cell table:formula="of:=COM.MICROSOFT.CONCAT([.G452];&quot; &quot;;[.H452])" office:value-type="string" office:string-value="-84,73956 0" calcext:value-type="string">
            <text:p>-84,73956 0</text:p>
          </table:table-cell>
          <table:table-cell/>
          <table:table-cell table:formula="of:=SUBSTITUTE([.J452];&quot;,&quot;;&quot;,&quot;)" office:value-type="string" office:string-value="-84,73956 0" calcext:value-type="string">
            <text:p>-84,73956 0</text:p>
          </table:table-cell>
          <table:table-cell table:number-columns-repeated="2"/>
          <table:table-cell table:formula="of:=220*SQRT(2)/([.$D$6]/2)*([.A452]-[.$D$1])" office:value-type="float" office:value="-150.115377240428" calcext:value-type="float">
            <text:p>-150,115377240428</text:p>
          </table:table-cell>
          <table:table-cell table:number-columns-repeated="4"/>
        </table:table-row>
        <table:table-row table:style-name="ro1">
          <table:table-cell office:value-type="float" office:value="-128.21" calcext:value-type="float">
            <text:p>-128,21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53]-[.$D$1]" office:value-type="float" office:value="-120.38956" calcext:value-type="float">
            <text:p>-120,38956</text:p>
          </table:table-cell>
          <table:table-cell table:formula="of:=[.B453]-[.$E$1]" office:value-type="float" office:value="-0" calcext:value-type="float">
            <text:p>0</text:p>
          </table:table-cell>
          <table:table-cell/>
          <table:table-cell table:formula="of:=COM.MICROSOFT.CONCAT([.G453];&quot; &quot;;[.H453])" office:value-type="string" office:string-value="-120,38956 0" calcext:value-type="string">
            <text:p>-120,38956 0</text:p>
          </table:table-cell>
          <table:table-cell/>
          <table:table-cell table:formula="of:=SUBSTITUTE([.J453];&quot;,&quot;;&quot;,&quot;)" office:value-type="string" office:string-value="-120,38956 0" calcext:value-type="string">
            <text:p>-120,38956 0</text:p>
          </table:table-cell>
          <table:table-cell table:number-columns-repeated="2"/>
          <table:table-cell table:formula="of:=220*SQRT(2)/([.$D$6]/2)*([.A453]-[.$D$1])" office:value-type="float" office:value="-213.269035326701" calcext:value-type="float">
            <text:p>-213,269035326701</text:p>
          </table:table-cell>
          <table:table-cell table:number-columns-repeated="4"/>
        </table:table-row>
        <table:table-row table:style-name="ro1">
          <table:table-cell office:value-type="float" office:value="-154.77" calcext:value-type="float">
            <text:p>-154,7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54]-[.$D$1]" office:value-type="float" office:value="-146.94956" calcext:value-type="float">
            <text:p>-146,94956</text:p>
          </table:table-cell>
          <table:table-cell table:formula="of:=[.B454]-[.$E$1]" office:value-type="float" office:value="0" calcext:value-type="float">
            <text:p>0</text:p>
          </table:table-cell>
          <table:table-cell/>
          <table:table-cell table:formula="of:=COM.MICROSOFT.CONCAT([.G454];&quot; &quot;;[.H454])" office:value-type="string" office:string-value="-146,94956 0" calcext:value-type="string">
            <text:p>-146,94956 0</text:p>
          </table:table-cell>
          <table:table-cell/>
          <table:table-cell table:formula="of:=SUBSTITUTE([.J454];&quot;,&quot;;&quot;,&quot;)" office:value-type="string" office:string-value="-146,94956 0" calcext:value-type="string">
            <text:p>-146,94956 0</text:p>
          </table:table-cell>
          <table:table-cell table:number-columns-repeated="2"/>
          <table:table-cell table:formula="of:=220*SQRT(2)/([.$D$6]/2)*([.A454]-[.$D$1])" office:value-type="float" office:value="-260.319839219307" calcext:value-type="float">
            <text:p>-260,319839219307</text:p>
          </table:table-cell>
          <table:table-cell table:number-columns-repeated="4"/>
        </table:table-row>
        <table:table-row table:style-name="ro1">
          <table:table-cell office:value-type="float" office:value="-165.39" calcext:value-type="float">
            <text:p>-165,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55]-[.$D$1]" office:value-type="float" office:value="-157.56956" calcext:value-type="float">
            <text:p>-157,56956</text:p>
          </table:table-cell>
          <table:table-cell table:formula="of:=[.B455]-[.$E$1]" office:value-type="float" office:value="0" calcext:value-type="float">
            <text:p>0</text:p>
          </table:table-cell>
          <table:table-cell/>
          <table:table-cell table:formula="of:=COM.MICROSOFT.CONCAT([.G455];&quot; &quot;;[.H455])" office:value-type="string" office:string-value="-157,56956 0" calcext:value-type="string">
            <text:p>-157,56956 0</text:p>
          </table:table-cell>
          <table:table-cell/>
          <table:table-cell table:formula="of:=SUBSTITUTE([.J455];&quot;,&quot;;&quot;,&quot;)" office:value-type="string" office:string-value="-157,56956 0" calcext:value-type="string">
            <text:p>-157,56956 0</text:p>
          </table:table-cell>
          <table:table-cell table:number-columns-repeated="2"/>
          <table:table-cell table:formula="of:=220*SQRT(2)/([.$D$6]/2)*([.A455]-[.$D$1])" office:value-type="float" office:value="-279.133074811908" calcext:value-type="float">
            <text:p>-279,133074811908</text:p>
          </table:table-cell>
          <table:table-cell table:number-columns-repeated="4"/>
        </table:table-row>
        <table:table-row table:style-name="ro1">
          <table:table-cell office:value-type="float" office:value="-172.22" calcext:value-type="float">
            <text:p>-172,22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56]-[.$D$1]" office:value-type="float" office:value="-164.39956" calcext:value-type="float">
            <text:p>-164,39956</text:p>
          </table:table-cell>
          <table:table-cell table:formula="of:=[.B456]-[.$E$1]" office:value-type="float" office:value="-0" calcext:value-type="float">
            <text:p>0</text:p>
          </table:table-cell>
          <table:table-cell/>
          <table:table-cell table:formula="of:=COM.MICROSOFT.CONCAT([.G456];&quot; &quot;;[.H456])" office:value-type="string" office:string-value="-164,39956 0" calcext:value-type="string">
            <text:p>-164,39956 0</text:p>
          </table:table-cell>
          <table:table-cell/>
          <table:table-cell table:formula="of:=SUBSTITUTE([.J456];&quot;,&quot;;&quot;,&quot;)" office:value-type="string" office:string-value="-164,39956 0" calcext:value-type="string">
            <text:p>-164,39956 0</text:p>
          </table:table-cell>
          <table:table-cell table:number-columns-repeated="2"/>
          <table:table-cell table:formula="of:=220*SQRT(2)/([.$D$6]/2)*([.A456]-[.$D$1])" office:value-type="float" office:value="-291.232359096039" calcext:value-type="float">
            <text:p>-291,232359096039</text:p>
          </table:table-cell>
          <table:table-cell table:number-columns-repeated="4"/>
        </table:table-row>
        <table:table-row table:style-name="ro1">
          <table:table-cell office:value-type="float" office:value="-165.39" calcext:value-type="float">
            <text:p>-165,39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57]-[.$D$1]" office:value-type="float" office:value="-157.56956" calcext:value-type="float">
            <text:p>-157,56956</text:p>
          </table:table-cell>
          <table:table-cell table:formula="of:=[.B457]-[.$E$1]" office:value-type="float" office:value="-0" calcext:value-type="float">
            <text:p>0</text:p>
          </table:table-cell>
          <table:table-cell/>
          <table:table-cell table:formula="of:=COM.MICROSOFT.CONCAT([.G457];&quot; &quot;;[.H457])" office:value-type="string" office:string-value="-157,56956 0" calcext:value-type="string">
            <text:p>-157,56956 0</text:p>
          </table:table-cell>
          <table:table-cell/>
          <table:table-cell table:formula="of:=SUBSTITUTE([.J457];&quot;,&quot;;&quot;,&quot;)" office:value-type="string" office:string-value="-157,56956 0" calcext:value-type="string">
            <text:p>-157,56956 0</text:p>
          </table:table-cell>
          <table:table-cell table:number-columns-repeated="2"/>
          <table:table-cell table:formula="of:=220*SQRT(2)/([.$D$6]/2)*([.A457]-[.$D$1])" office:value-type="float" office:value="-279.133074811908" calcext:value-type="float">
            <text:p>-279,133074811908</text:p>
          </table:table-cell>
          <table:table-cell table:number-columns-repeated="4"/>
        </table:table-row>
        <table:table-row table:style-name="ro1">
          <table:table-cell office:value-type="float" office:value="-138.84" calcext:value-type="float">
            <text:p>-138,8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58]-[.$D$1]" office:value-type="float" office:value="-131.01956" calcext:value-type="float">
            <text:p>-131,01956</text:p>
          </table:table-cell>
          <table:table-cell table:formula="of:=[.B458]-[.$E$1]" office:value-type="float" office:value="0" calcext:value-type="float">
            <text:p>0</text:p>
          </table:table-cell>
          <table:table-cell/>
          <table:table-cell table:formula="of:=COM.MICROSOFT.CONCAT([.G458];&quot; &quot;;[.H458])" office:value-type="string" office:string-value="-131,01956 0" calcext:value-type="string">
            <text:p>-131,01956 0</text:p>
          </table:table-cell>
          <table:table-cell/>
          <table:table-cell table:formula="of:=SUBSTITUTE([.J458];&quot;,&quot;;&quot;,&quot;)" office:value-type="string" office:string-value="-131,01956 0" calcext:value-type="string">
            <text:p>-131,01956 0</text:p>
          </table:table-cell>
          <table:table-cell table:number-columns-repeated="2"/>
          <table:table-cell table:formula="of:=220*SQRT(2)/([.$D$6]/2)*([.A458]-[.$D$1])" office:value-type="float" office:value="-232.099985830406" calcext:value-type="float">
            <text:p>-232,099985830406</text:p>
          </table:table-cell>
          <table:table-cell table:number-columns-repeated="4"/>
        </table:table-row>
        <table:table-row table:style-name="ro1">
          <table:table-cell office:value-type="float" office:value="-109.25" calcext:value-type="float">
            <text:p>-109,2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59]-[.$D$1]" office:value-type="float" office:value="-101.42956" calcext:value-type="float">
            <text:p>-101,42956</text:p>
          </table:table-cell>
          <table:table-cell table:formula="of:=[.B459]-[.$E$1]" office:value-type="float" office:value="0" calcext:value-type="float">
            <text:p>0</text:p>
          </table:table-cell>
          <table:table-cell/>
          <table:table-cell table:formula="of:=COM.MICROSOFT.CONCAT([.G459];&quot; &quot;;[.H459])" office:value-type="string" office:string-value="-101,42956 0" calcext:value-type="string">
            <text:p>-101,42956 0</text:p>
          </table:table-cell>
          <table:table-cell/>
          <table:table-cell table:formula="of:=SUBSTITUTE([.J459];&quot;,&quot;;&quot;,&quot;)" office:value-type="string" office:string-value="-101,42956 0" calcext:value-type="string">
            <text:p>-101,42956 0</text:p>
          </table:table-cell>
          <table:table-cell table:number-columns-repeated="2"/>
          <table:table-cell table:formula="of:=220*SQRT(2)/([.$D$6]/2)*([.A459]-[.$D$1])" office:value-type="float" office:value="-179.681563873244" calcext:value-type="float">
            <text:p>-179,681563873244</text:p>
          </table:table-cell>
          <table:table-cell table:number-columns-repeated="4"/>
        </table:table-row>
        <table:table-row table:style-name="ro1">
          <table:table-cell office:value-type="float" office:value="-68.28" calcext:value-type="float">
            <text:p>-68,2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60]-[.$D$1]" office:value-type="float" office:value="-60.45956" calcext:value-type="float">
            <text:p>-60,45956</text:p>
          </table:table-cell>
          <table:table-cell table:formula="of:=[.B460]-[.$E$1]" office:value-type="float" office:value="-0" calcext:value-type="float">
            <text:p>0</text:p>
          </table:table-cell>
          <table:table-cell/>
          <table:table-cell table:formula="of:=COM.MICROSOFT.CONCAT([.G460];&quot; &quot;;[.H460])" office:value-type="string" office:string-value="-60,45956 0" calcext:value-type="string">
            <text:p>-60,45956 0</text:p>
          </table:table-cell>
          <table:table-cell/>
          <table:table-cell table:formula="of:=SUBSTITUTE([.J460];&quot;,&quot;;&quot;,&quot;)" office:value-type="string" office:string-value="-60,45956 0" calcext:value-type="string">
            <text:p>-60,45956 0</text:p>
          </table:table-cell>
          <table:table-cell table:number-columns-repeated="2"/>
          <table:table-cell table:formula="of:=220*SQRT(2)/([.$D$6]/2)*([.A460]-[.$D$1])" office:value-type="float" office:value="-107.103573079566" calcext:value-type="float">
            <text:p>-107,103573079566</text:p>
          </table:table-cell>
          <table:table-cell table:number-columns-repeated="4"/>
        </table:table-row>
        <table:table-row table:style-name="ro1">
          <table:table-cell office:value-type="float" office:value="-23.52" calcext:value-type="float">
            <text:p>-23,5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61]-[.$D$1]" office:value-type="float" office:value="-15.69956" calcext:value-type="float">
            <text:p>-15,69956</text:p>
          </table:table-cell>
          <table:table-cell table:formula="of:=[.B461]-[.$E$1]" office:value-type="float" office:value="0" calcext:value-type="float">
            <text:p>0</text:p>
          </table:table-cell>
          <table:table-cell/>
          <table:table-cell table:formula="of:=COM.MICROSOFT.CONCAT([.G461];&quot; &quot;;[.H461])" office:value-type="string" office:string-value="-15,69956 0" calcext:value-type="string">
            <text:p>-15,69956 0</text:p>
          </table:table-cell>
          <table:table-cell/>
          <table:table-cell table:formula="of:=SUBSTITUTE([.J461];&quot;,&quot;;&quot;,&quot;)" office:value-type="string" office:string-value="-15,69956 0" calcext:value-type="string">
            <text:p>-15,69956 0</text:p>
          </table:table-cell>
          <table:table-cell table:number-columns-repeated="2"/>
          <table:table-cell table:formula="of:=220*SQRT(2)/([.$D$6]/2)*([.A461]-[.$D$1])" office:value-type="float" office:value="-27.8116309774175" calcext:value-type="float">
            <text:p>-27,8116309774175</text:p>
          </table:table-cell>
          <table:table-cell table:number-columns-repeated="4"/>
        </table:table-row>
        <table:table-row table:style-name="ro1">
          <table:table-cell office:value-type="float" office:value="18.21" calcext:value-type="float">
            <text:p>18,21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62]-[.$D$1]" office:value-type="float" office:value="26.03044" calcext:value-type="float">
            <text:p>26,03044</text:p>
          </table:table-cell>
          <table:table-cell table:formula="of:=[.B462]-[.$E$1]" office:value-type="float" office:value="-0" calcext:value-type="float">
            <text:p>0</text:p>
          </table:table-cell>
          <table:table-cell/>
          <table:table-cell table:formula="of:=COM.MICROSOFT.CONCAT([.G462];&quot; &quot;;[.H462])" office:value-type="string" office:string-value="26,03044 0" calcext:value-type="string">
            <text:p>26,03044 0</text:p>
          </table:table-cell>
          <table:table-cell/>
          <table:table-cell table:formula="of:=SUBSTITUTE([.J462];&quot;,&quot;;&quot;,&quot;)" office:value-type="string" office:string-value="26,03044 0" calcext:value-type="string">
            <text:p>26,03044 0</text:p>
          </table:table-cell>
          <table:table-cell table:number-columns-repeated="2"/>
          <table:table-cell table:formula="of:=220*SQRT(2)/([.$D$6]/2)*([.A462]-[.$D$1])" office:value-type="float" office:value="46.1126930601754" calcext:value-type="float">
            <text:p>46,1126930601754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63]-[.$D$1]" office:value-type="float" office:value="73.82044" calcext:value-type="float">
            <text:p>73,82044</text:p>
          </table:table-cell>
          <table:table-cell table:formula="of:=[.B463]-[.$E$1]" office:value-type="float" office:value="-0" calcext:value-type="float">
            <text:p>0</text:p>
          </table:table-cell>
          <table:table-cell/>
          <table:table-cell table:formula="of:=COM.MICROSOFT.CONCAT([.G463];&quot; &quot;;[.H463])" office:value-type="string" office:string-value="73,82044 0" calcext:value-type="string">
            <text:p>73,82044 0</text:p>
          </table:table-cell>
          <table:table-cell/>
          <table:table-cell table:formula="of:=SUBSTITUTE([.J463];&quot;,&quot;;&quot;,&quot;)" office:value-type="string" office:string-value="73,82044 0" calcext:value-type="string">
            <text:p>73,82044 0</text:p>
          </table:table-cell>
          <table:table-cell table:number-columns-repeated="2"/>
          <table:table-cell table:formula="of:=220*SQRT(2)/([.$D$6]/2)*([.A463]-[.$D$1])" office:value-type="float" office:value="130.77225322688" calcext:value-type="float">
            <text:p>130,77225322688</text:p>
          </table:table-cell>
          <table:table-cell table:number-columns-repeated="4"/>
        </table:table-row>
        <table:table-row table:style-name="ro1">
          <table:table-cell office:value-type="float" office:value="104.7" calcext:value-type="float">
            <text:p>104,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64]-[.$D$1]" office:value-type="float" office:value="112.52044" calcext:value-type="float">
            <text:p>112,52044</text:p>
          </table:table-cell>
          <table:table-cell table:formula="of:=[.B464]-[.$E$1]" office:value-type="float" office:value="0" calcext:value-type="float">
            <text:p>0</text:p>
          </table:table-cell>
          <table:table-cell/>
          <table:table-cell table:formula="of:=COM.MICROSOFT.CONCAT([.G464];&quot; &quot;;[.H464])" office:value-type="string" office:string-value="112,52044 0" calcext:value-type="string">
            <text:p>112,52044 0</text:p>
          </table:table-cell>
          <table:table-cell/>
          <table:table-cell table:formula="of:=SUBSTITUTE([.J464];&quot;,&quot;;&quot;,&quot;)" office:value-type="string" office:string-value="112,52044 0" calcext:value-type="string">
            <text:p>112,52044 0</text:p>
          </table:table-cell>
          <table:table-cell table:number-columns-repeated="2"/>
          <table:table-cell table:formula="of:=220*SQRT(2)/([.$D$6]/2)*([.A464]-[.$D$1])" office:value-type="float" office:value="199.328959199917" calcext:value-type="float">
            <text:p>199,328959199917</text:p>
          </table:table-cell>
          <table:table-cell table:number-columns-repeated="4"/>
        </table:table-row>
        <table:table-row table:style-name="ro1">
          <table:table-cell office:value-type="float" office:value="133.52" calcext:value-type="float">
            <text:p>133,5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65]-[.$D$1]" office:value-type="float" office:value="141.34044" calcext:value-type="float">
            <text:p>141,34044</text:p>
          </table:table-cell>
          <table:table-cell table:formula="of:=[.B465]-[.$E$1]" office:value-type="float" office:value="0" calcext:value-type="float">
            <text:p>0</text:p>
          </table:table-cell>
          <table:table-cell/>
          <table:table-cell table:formula="of:=COM.MICROSOFT.CONCAT([.G465];&quot; &quot;;[.H465])" office:value-type="string" office:string-value="141,34044 0" calcext:value-type="string">
            <text:p>141,34044 0</text:p>
          </table:table-cell>
          <table:table-cell/>
          <table:table-cell table:formula="of:=SUBSTITUTE([.J465];&quot;,&quot;;&quot;,&quot;)" office:value-type="string" office:string-value="141,34044 0" calcext:value-type="string">
            <text:p>141,34044 0</text:p>
          </table:table-cell>
          <table:table-cell table:number-columns-repeated="2"/>
          <table:table-cell table:formula="of:=220*SQRT(2)/([.$D$6]/2)*([.A465]-[.$D$1])" office:value-type="float" office:value="250.38333300206" calcext:value-type="float">
            <text:p>250,38333300206</text:p>
          </table:table-cell>
          <table:table-cell table:number-columns-repeated="4"/>
        </table:table-row>
        <table:table-row table:style-name="ro1">
          <table:table-cell office:value-type="float" office:value="154.77" calcext:value-type="float">
            <text:p>154,7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66]-[.$D$1]" office:value-type="float" office:value="162.59044" calcext:value-type="float">
            <text:p>162,59044</text:p>
          </table:table-cell>
          <table:table-cell table:formula="of:=[.B466]-[.$E$1]" office:value-type="float" office:value="0" calcext:value-type="float">
            <text:p>0</text:p>
          </table:table-cell>
          <table:table-cell/>
          <table:table-cell table:formula="of:=COM.MICROSOFT.CONCAT([.G466];&quot; &quot;;[.H466])" office:value-type="string" office:string-value="162,59044 0" calcext:value-type="string">
            <text:p>162,59044 0</text:p>
          </table:table-cell>
          <table:table-cell/>
          <table:table-cell table:formula="of:=SUBSTITUTE([.J466];&quot;,&quot;;&quot;,&quot;)" office:value-type="string" office:string-value="162,59044 0" calcext:value-type="string">
            <text:p>162,59044 0</text:p>
          </table:table-cell>
          <table:table-cell table:number-columns-repeated="2"/>
          <table:table-cell table:formula="of:=220*SQRT(2)/([.$D$6]/2)*([.A466]-[.$D$1])" office:value-type="float" office:value="288.027519098366" calcext:value-type="float">
            <text:p>288,027519098366</text:p>
          </table:table-cell>
          <table:table-cell table:number-columns-repeated="4"/>
        </table:table-row>
        <table:table-row table:style-name="ro1">
          <table:table-cell office:value-type="float" office:value="165.39" calcext:value-type="float">
            <text:p>165,39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67]-[.$D$1]" office:value-type="float" office:value="173.21044" calcext:value-type="float">
            <text:p>173,21044</text:p>
          </table:table-cell>
          <table:table-cell table:formula="of:=[.B467]-[.$E$1]" office:value-type="float" office:value="-0" calcext:value-type="float">
            <text:p>0</text:p>
          </table:table-cell>
          <table:table-cell/>
          <table:table-cell table:formula="of:=COM.MICROSOFT.CONCAT([.G467];&quot; &quot;;[.H467])" office:value-type="string" office:string-value="173,21044 0" calcext:value-type="string">
            <text:p>173,21044 0</text:p>
          </table:table-cell>
          <table:table-cell/>
          <table:table-cell table:formula="of:=SUBSTITUTE([.J467];&quot;,&quot;;&quot;,&quot;)" office:value-type="string" office:string-value="173,21044 0" calcext:value-type="string">
            <text:p>173,21044 0</text:p>
          </table:table-cell>
          <table:table-cell table:number-columns-repeated="2"/>
          <table:table-cell table:formula="of:=220*SQRT(2)/([.$D$6]/2)*([.A467]-[.$D$1])" office:value-type="float" office:value="306.840754690967" calcext:value-type="float">
            <text:p>306,840754690967</text:p>
          </table:table-cell>
          <table:table-cell table:number-columns-repeated="4"/>
        </table:table-row>
        <table:table-row table:style-name="ro1">
          <table:table-cell office:value-type="float" office:value="163.87" calcext:value-type="float">
            <text:p>163,8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68]-[.$D$1]" office:value-type="float" office:value="171.69044" calcext:value-type="float">
            <text:p>171,69044</text:p>
          </table:table-cell>
          <table:table-cell table:formula="of:=[.B468]-[.$E$1]" office:value-type="float" office:value="-0" calcext:value-type="float">
            <text:p>0</text:p>
          </table:table-cell>
          <table:table-cell/>
          <table:table-cell table:formula="of:=COM.MICROSOFT.CONCAT([.G468];&quot; &quot;;[.H468])" office:value-type="string" office:string-value="171,69044 0" calcext:value-type="string">
            <text:p>171,69044 0</text:p>
          </table:table-cell>
          <table:table-cell/>
          <table:table-cell table:formula="of:=SUBSTITUTE([.J468];&quot;,&quot;;&quot;,&quot;)" office:value-type="string" office:string-value="171,69044 0" calcext:value-type="string">
            <text:p>171,69044 0</text:p>
          </table:table-cell>
          <table:table-cell table:number-columns-repeated="2"/>
          <table:table-cell table:formula="of:=220*SQRT(2)/([.$D$6]/2)*([.A468]-[.$D$1])" office:value-type="float" office:value="304.148088203137" calcext:value-type="float">
            <text:p>304,148088203137</text:p>
          </table:table-cell>
          <table:table-cell table:number-columns-repeated="4"/>
        </table:table-row>
        <table:table-row table:style-name="ro1">
          <table:table-cell office:value-type="float" office:value="147.18" calcext:value-type="float">
            <text:p>147,1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69]-[.$D$1]" office:value-type="float" office:value="155.00044" calcext:value-type="float">
            <text:p>155,00044</text:p>
          </table:table-cell>
          <table:table-cell table:formula="of:=[.B469]-[.$E$1]" office:value-type="float" office:value="0" calcext:value-type="float">
            <text:p>0</text:p>
          </table:table-cell>
          <table:table-cell/>
          <table:table-cell table:formula="of:=COM.MICROSOFT.CONCAT([.G469];&quot; &quot;;[.H469])" office:value-type="string" office:string-value="155,00044 0" calcext:value-type="string">
            <text:p>155,00044 0</text:p>
          </table:table-cell>
          <table:table-cell/>
          <table:table-cell table:formula="of:=SUBSTITUTE([.J469];&quot;,&quot;;&quot;,&quot;)" office:value-type="string" office:string-value="155,00044 0" calcext:value-type="string">
            <text:p>155,00044 0</text:p>
          </table:table-cell>
          <table:table-cell table:number-columns-repeated="2"/>
          <table:table-cell table:formula="of:=220*SQRT(2)/([.$D$6]/2)*([.A469]-[.$D$1])" office:value-type="float" office:value="274.58190157032" calcext:value-type="float">
            <text:p>274,58190157032</text:p>
          </table:table-cell>
          <table:table-cell table:number-columns-repeated="4"/>
        </table:table-row>
        <table:table-row table:style-name="ro1">
          <table:table-cell office:value-type="float" office:value="113.8" calcext:value-type="float">
            <text:p>113,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70]-[.$D$1]" office:value-type="float" office:value="121.62044" calcext:value-type="float">
            <text:p>121,62044</text:p>
          </table:table-cell>
          <table:table-cell table:formula="of:=[.B470]-[.$E$1]" office:value-type="float" office:value="-0" calcext:value-type="float">
            <text:p>0</text:p>
          </table:table-cell>
          <table:table-cell/>
          <table:table-cell table:formula="of:=COM.MICROSOFT.CONCAT([.G470];&quot; &quot;;[.H470])" office:value-type="string" office:string-value="121,62044 0" calcext:value-type="string">
            <text:p>121,62044 0</text:p>
          </table:table-cell>
          <table:table-cell/>
          <table:table-cell table:formula="of:=SUBSTITUTE([.J470];&quot;,&quot;;&quot;,&quot;)" office:value-type="string" office:string-value="121,62044 0" calcext:value-type="string">
            <text:p>121,62044 0</text:p>
          </table:table-cell>
          <table:table-cell table:number-columns-repeated="2"/>
          <table:table-cell table:formula="of:=220*SQRT(2)/([.$D$6]/2)*([.A470]-[.$D$1])" office:value-type="float" office:value="215.449528304688" calcext:value-type="float">
            <text:p>215,449528304688</text:p>
          </table:table-cell>
          <table:table-cell table:number-columns-repeated="4"/>
        </table:table-row>
        <table:table-row table:style-name="ro1">
          <table:table-cell office:value-type="float" office:value="80.42" calcext:value-type="float">
            <text:p>80,42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71]-[.$D$1]" office:value-type="float" office:value="88.24044" calcext:value-type="float">
            <text:p>88,24044</text:p>
          </table:table-cell>
          <table:table-cell table:formula="of:=[.B471]-[.$E$1]" office:value-type="float" office:value="-0" calcext:value-type="float">
            <text:p>0</text:p>
          </table:table-cell>
          <table:table-cell/>
          <table:table-cell table:formula="of:=COM.MICROSOFT.CONCAT([.G471];&quot; &quot;;[.H471])" office:value-type="string" office:string-value="88,24044 0" calcext:value-type="string">
            <text:p>88,24044 0</text:p>
          </table:table-cell>
          <table:table-cell/>
          <table:table-cell table:formula="of:=SUBSTITUTE([.J471];&quot;,&quot;;&quot;,&quot;)" office:value-type="string" office:string-value="88,24044 0" calcext:value-type="string">
            <text:p>88,24044 0</text:p>
          </table:table-cell>
          <table:table-cell table:number-columns-repeated="2"/>
          <table:table-cell table:formula="of:=220*SQRT(2)/([.$D$6]/2)*([.A471]-[.$D$1])" office:value-type="float" office:value="156.317155039055" calcext:value-type="float">
            <text:p>156,317155039055</text:p>
          </table:table-cell>
          <table:table-cell table:number-columns-repeated="4"/>
        </table:table-row>
        <table:table-row table:style-name="ro1">
          <table:table-cell office:value-type="float" office:value="34.9" calcext:value-type="float">
            <text:p>34,9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72]-[.$D$1]" office:value-type="float" office:value="42.72044" calcext:value-type="float">
            <text:p>42,72044</text:p>
          </table:table-cell>
          <table:table-cell table:formula="of:=[.B472]-[.$E$1]" office:value-type="float" office:value="-0" calcext:value-type="float">
            <text:p>0</text:p>
          </table:table-cell>
          <table:table-cell/>
          <table:table-cell table:formula="of:=COM.MICROSOFT.CONCAT([.G472];&quot; &quot;;[.H472])" office:value-type="string" office:string-value="42,72044 0" calcext:value-type="string">
            <text:p>42,72044 0</text:p>
          </table:table-cell>
          <table:table-cell/>
          <table:table-cell table:formula="of:=SUBSTITUTE([.J472];&quot;,&quot;;&quot;,&quot;)" office:value-type="string" office:string-value="42,72044 0" calcext:value-type="string">
            <text:p>42,72044 0</text:p>
          </table:table-cell>
          <table:table-cell table:number-columns-repeated="2"/>
          <table:table-cell table:formula="of:=220*SQRT(2)/([.$D$6]/2)*([.A472]-[.$D$1])" office:value-type="float" office:value="75.6788796929917" calcext:value-type="float">
            <text:p>75,6788796929917</text:p>
          </table:table-cell>
          <table:table-cell table:number-columns-repeated="4"/>
        </table:table-row>
        <table:table-row table:style-name="ro1">
          <table:table-cell office:value-type="float" office:value="-9.86" calcext:value-type="float">
            <text:p>-9,8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73]-[.$D$1]" office:value-type="float" office:value="-2.03956" calcext:value-type="float">
            <text:p>-2,03956</text:p>
          </table:table-cell>
          <table:table-cell table:formula="of:=[.B473]-[.$E$1]" office:value-type="float" office:value="0" calcext:value-type="float">
            <text:p>0</text:p>
          </table:table-cell>
          <table:table-cell/>
          <table:table-cell table:formula="of:=COM.MICROSOFT.CONCAT([.G473];&quot; &quot;;[.H473])" office:value-type="string" office:string-value="-2,03956 0" calcext:value-type="string">
            <text:p>-2,03956 0</text:p>
          </table:table-cell>
          <table:table-cell/>
          <table:table-cell table:formula="of:=SUBSTITUTE([.J473];&quot;,&quot;;&quot;,&quot;)" office:value-type="string" office:string-value="-2,03956 0" calcext:value-type="string">
            <text:p>-2,03956 0</text:p>
          </table:table-cell>
          <table:table-cell table:number-columns-repeated="2"/>
          <table:table-cell table:formula="of:=220*SQRT(2)/([.$D$6]/2)*([.A473]-[.$D$1])" office:value-type="float" office:value="-3.61306240915679" calcext:value-type="float">
            <text:p>-3,61306240915679</text:p>
          </table:table-cell>
          <table:table-cell table:number-columns-repeated="4"/>
        </table:table-row>
        <table:table-row table:style-name="ro1">
          <table:table-cell office:value-type="float" office:value="-57.66" calcext:value-type="float">
            <text:p>-57,6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74]-[.$D$1]" office:value-type="float" office:value="-49.83956" calcext:value-type="float">
            <text:p>-49,83956</text:p>
          </table:table-cell>
          <table:table-cell table:formula="of:=[.B474]-[.$E$1]" office:value-type="float" office:value="0" calcext:value-type="float">
            <text:p>0</text:p>
          </table:table-cell>
          <table:table-cell/>
          <table:table-cell table:formula="of:=COM.MICROSOFT.CONCAT([.G474];&quot; &quot;;[.H474])" office:value-type="string" office:string-value="-49,83956 0" calcext:value-type="string">
            <text:p>-49,83956 0</text:p>
          </table:table-cell>
          <table:table-cell/>
          <table:table-cell table:formula="of:=SUBSTITUTE([.J474];&quot;,&quot;;&quot;,&quot;)" office:value-type="string" office:string-value="-49,83956 0" calcext:value-type="string">
            <text:p>-49,83956 0</text:p>
          </table:table-cell>
          <table:table-cell table:number-columns-repeated="2"/>
          <table:table-cell table:formula="of:=220*SQRT(2)/([.$D$6]/2)*([.A474]-[.$D$1])" office:value-type="float" office:value="-88.2903374869651" calcext:value-type="float">
            <text:p>-88,2903374869651</text:p>
          </table:table-cell>
          <table:table-cell table:number-columns-repeated="4"/>
        </table:table-row>
        <table:table-row table:style-name="ro1">
          <table:table-cell office:value-type="float" office:value="-97.87" calcext:value-type="float">
            <text:p>-97,8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75]-[.$D$1]" office:value-type="float" office:value="-90.04956" calcext:value-type="float">
            <text:p>-90,04956</text:p>
          </table:table-cell>
          <table:table-cell table:formula="of:=[.B475]-[.$E$1]" office:value-type="float" office:value="0" calcext:value-type="float">
            <text:p>0</text:p>
          </table:table-cell>
          <table:table-cell/>
          <table:table-cell table:formula="of:=COM.MICROSOFT.CONCAT([.G475];&quot; &quot;;[.H475])" office:value-type="string" office:string-value="-90,04956 0" calcext:value-type="string">
            <text:p>-90,04956 0</text:p>
          </table:table-cell>
          <table:table-cell/>
          <table:table-cell table:formula="of:=SUBSTITUTE([.J475];&quot;,&quot;;&quot;,&quot;)" office:value-type="string" office:string-value="-90,04956 0" calcext:value-type="string">
            <text:p>-90,04956 0</text:p>
          </table:table-cell>
          <table:table-cell table:number-columns-repeated="2"/>
          <table:table-cell table:formula="of:=220*SQRT(2)/([.$D$6]/2)*([.A475]-[.$D$1])" office:value-type="float" office:value="-159.521995036728" calcext:value-type="float">
            <text:p>-159,521995036728</text:p>
          </table:table-cell>
          <table:table-cell table:number-columns-repeated="4"/>
        </table:table-row>
        <table:table-row table:style-name="ro1">
          <table:table-cell office:value-type="float" office:value="-133.52" calcext:value-type="float">
            <text:p>-133,52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76]-[.$D$1]" office:value-type="float" office:value="-125.69956" calcext:value-type="float">
            <text:p>-125,69956</text:p>
          </table:table-cell>
          <table:table-cell table:formula="of:=[.B476]-[.$E$1]" office:value-type="float" office:value="-0" calcext:value-type="float">
            <text:p>0</text:p>
          </table:table-cell>
          <table:table-cell/>
          <table:table-cell table:formula="of:=COM.MICROSOFT.CONCAT([.G476];&quot; &quot;;[.H476])" office:value-type="string" office:string-value="-125,69956 0" calcext:value-type="string">
            <text:p>-125,69956 0</text:p>
          </table:table-cell>
          <table:table-cell/>
          <table:table-cell table:formula="of:=SUBSTITUTE([.J476];&quot;,&quot;;&quot;,&quot;)" office:value-type="string" office:string-value="-125,69956 0" calcext:value-type="string">
            <text:p>-125,69956 0</text:p>
          </table:table-cell>
          <table:table-cell table:number-columns-repeated="2"/>
          <table:table-cell table:formula="of:=220*SQRT(2)/([.$D$6]/2)*([.A476]-[.$D$1])" office:value-type="float" office:value="-222.675653123001" calcext:value-type="float">
            <text:p>-222,675653123001</text:p>
          </table:table-cell>
          <table:table-cell table:number-columns-repeated="4"/>
        </table:table-row>
        <table:table-row table:style-name="ro1">
          <table:table-cell office:value-type="float" office:value="-155.53" calcext:value-type="float">
            <text:p>-155,53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77]-[.$D$1]" office:value-type="float" office:value="-147.70956" calcext:value-type="float">
            <text:p>-147,70956</text:p>
          </table:table-cell>
          <table:table-cell table:formula="of:=[.B477]-[.$E$1]" office:value-type="float" office:value="-0" calcext:value-type="float">
            <text:p>0</text:p>
          </table:table-cell>
          <table:table-cell/>
          <table:table-cell table:formula="of:=COM.MICROSOFT.CONCAT([.G477];&quot; &quot;;[.H477])" office:value-type="string" office:string-value="-147,70956 0" calcext:value-type="string">
            <text:p>-147,70956 0</text:p>
          </table:table-cell>
          <table:table-cell/>
          <table:table-cell table:formula="of:=SUBSTITUTE([.J477];&quot;,&quot;;&quot;,&quot;)" office:value-type="string" office:string-value="-147,70956 0" calcext:value-type="string">
            <text:p>-147,70956 0</text:p>
          </table:table-cell>
          <table:table-cell table:number-columns-repeated="2"/>
          <table:table-cell table:formula="of:=220*SQRT(2)/([.$D$6]/2)*([.A477]-[.$D$1])" office:value-type="float" office:value="-261.666172463222" calcext:value-type="float">
            <text:p>-261,666172463222</text:p>
          </table:table-cell>
          <table:table-cell table:number-columns-repeated="4"/>
        </table:table-row>
        <table:table-row table:style-name="ro1">
          <table:table-cell office:value-type="float" office:value="-166.91" calcext:value-type="float">
            <text:p>-166,91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78]-[.$D$1]" office:value-type="float" office:value="-159.08956" calcext:value-type="float">
            <text:p>-159,08956</text:p>
          </table:table-cell>
          <table:table-cell table:formula="of:=[.B478]-[.$E$1]" office:value-type="float" office:value="-0" calcext:value-type="float">
            <text:p>0</text:p>
          </table:table-cell>
          <table:table-cell/>
          <table:table-cell table:formula="of:=COM.MICROSOFT.CONCAT([.G478];&quot; &quot;;[.H478])" office:value-type="string" office:string-value="-159,08956 0" calcext:value-type="string">
            <text:p>-159,08956 0</text:p>
          </table:table-cell>
          <table:table-cell/>
          <table:table-cell table:formula="of:=SUBSTITUTE([.J478];&quot;,&quot;;&quot;,&quot;)" office:value-type="string" office:string-value="-159,08956 0" calcext:value-type="string">
            <text:p>-159,08956 0</text:p>
          </table:table-cell>
          <table:table-cell table:number-columns-repeated="2"/>
          <table:table-cell table:formula="of:=220*SQRT(2)/([.$D$6]/2)*([.A478]-[.$D$1])" office:value-type="float" office:value="-281.825741299738" calcext:value-type="float">
            <text:p>-281,825741299738</text:p>
          </table:table-cell>
          <table:table-cell table:number-columns-repeated="4"/>
        </table:table-row>
        <table:table-row table:style-name="ro1">
          <table:table-cell office:value-type="float" office:value="-170.7" calcext:value-type="float">
            <text:p>-170,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79]-[.$D$1]" office:value-type="float" office:value="-162.87956" calcext:value-type="float">
            <text:p>-162,87956</text:p>
          </table:table-cell>
          <table:table-cell table:formula="of:=[.B479]-[.$E$1]" office:value-type="float" office:value="-0" calcext:value-type="float">
            <text:p>0</text:p>
          </table:table-cell>
          <table:table-cell/>
          <table:table-cell table:formula="of:=COM.MICROSOFT.CONCAT([.G479];&quot; &quot;;[.H479])" office:value-type="string" office:string-value="-162,87956 0" calcext:value-type="string">
            <text:p>-162,87956 0</text:p>
          </table:table-cell>
          <table:table-cell/>
          <table:table-cell table:formula="of:=SUBSTITUTE([.J479];&quot;,&quot;;&quot;,&quot;)" office:value-type="string" office:string-value="-162,87956 0" calcext:value-type="string">
            <text:p>-162,87956 0</text:p>
          </table:table-cell>
          <table:table-cell table:number-columns-repeated="2"/>
          <table:table-cell table:formula="of:=220*SQRT(2)/([.$D$6]/2)*([.A479]-[.$D$1])" office:value-type="float" office:value="-288.539692608209" calcext:value-type="float">
            <text:p>-288,539692608209</text:p>
          </table:table-cell>
          <table:table-cell table:number-columns-repeated="4"/>
        </table:table-row>
        <table:table-row table:style-name="ro1">
          <table:table-cell office:value-type="float" office:value="-160.84" calcext:value-type="float">
            <text:p>-160,84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80]-[.$D$1]" office:value-type="float" office:value="-153.01956" calcext:value-type="float">
            <text:p>-153,01956</text:p>
          </table:table-cell>
          <table:table-cell table:formula="of:=[.B480]-[.$E$1]" office:value-type="float" office:value="-0" calcext:value-type="float">
            <text:p>0</text:p>
          </table:table-cell>
          <table:table-cell/>
          <table:table-cell table:formula="of:=COM.MICROSOFT.CONCAT([.G480];&quot; &quot;;[.H480])" office:value-type="string" office:string-value="-153,01956 0" calcext:value-type="string">
            <text:p>-153,01956 0</text:p>
          </table:table-cell>
          <table:table-cell/>
          <table:table-cell table:formula="of:=SUBSTITUTE([.J480];&quot;,&quot;;&quot;,&quot;)" office:value-type="string" office:string-value="-153,01956 0" calcext:value-type="string">
            <text:p>-153,01956 0</text:p>
          </table:table-cell>
          <table:table-cell table:number-columns-repeated="2"/>
          <table:table-cell table:formula="of:=220*SQRT(2)/([.$D$6]/2)*([.A480]-[.$D$1])" office:value-type="float" office:value="-271.072790259523" calcext:value-type="float">
            <text:p>-271,072790259523</text:p>
          </table:table-cell>
          <table:table-cell table:number-columns-repeated="4"/>
        </table:table-row>
        <table:table-row table:style-name="ro1">
          <table:table-cell office:value-type="float" office:value="-134.28" calcext:value-type="float">
            <text:p>-134,2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81]-[.$D$1]" office:value-type="float" office:value="-126.45956" calcext:value-type="float">
            <text:p>-126,45956</text:p>
          </table:table-cell>
          <table:table-cell table:formula="of:=[.B481]-[.$E$1]" office:value-type="float" office:value="-0" calcext:value-type="float">
            <text:p>0</text:p>
          </table:table-cell>
          <table:table-cell/>
          <table:table-cell table:formula="of:=COM.MICROSOFT.CONCAT([.G481];&quot; &quot;;[.H481])" office:value-type="string" office:string-value="-126,45956 0" calcext:value-type="string">
            <text:p>-126,45956 0</text:p>
          </table:table-cell>
          <table:table-cell/>
          <table:table-cell table:formula="of:=SUBSTITUTE([.J481];&quot;,&quot;;&quot;,&quot;)" office:value-type="string" office:string-value="-126,45956 0" calcext:value-type="string">
            <text:p>-126,45956 0</text:p>
          </table:table-cell>
          <table:table-cell table:number-columns-repeated="2"/>
          <table:table-cell table:formula="of:=220*SQRT(2)/([.$D$6]/2)*([.A481]-[.$D$1])" office:value-type="float" office:value="-224.021986366916" calcext:value-type="float">
            <text:p>-224,021986366916</text:p>
          </table:table-cell>
          <table:table-cell table:number-columns-repeated="4"/>
        </table:table-row>
        <table:table-row table:style-name="ro1">
          <table:table-cell office:value-type="float" office:value="-99.38" calcext:value-type="float">
            <text:p>-99,3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82]-[.$D$1]" office:value-type="float" office:value="-91.55956" calcext:value-type="float">
            <text:p>-91,55956</text:p>
          </table:table-cell>
          <table:table-cell table:formula="of:=[.B482]-[.$E$1]" office:value-type="float" office:value="-0" calcext:value-type="float">
            <text:p>0</text:p>
          </table:table-cell>
          <table:table-cell/>
          <table:table-cell table:formula="of:=COM.MICROSOFT.CONCAT([.G482];&quot; &quot;;[.H482])" office:value-type="string" office:string-value="-91,55956 0" calcext:value-type="string">
            <text:p>-91,55956 0</text:p>
          </table:table-cell>
          <table:table-cell/>
          <table:table-cell table:formula="of:=SUBSTITUTE([.J482];&quot;,&quot;;&quot;,&quot;)" office:value-type="string" office:string-value="-91,55956 0" calcext:value-type="string">
            <text:p>-91,55956 0</text:p>
          </table:table-cell>
          <table:table-cell table:number-columns-repeated="2"/>
          <table:table-cell table:formula="of:=220*SQRT(2)/([.$D$6]/2)*([.A482]-[.$D$1])" office:value-type="float" office:value="-162.196946613454" calcext:value-type="float">
            <text:p>-162,196946613454</text:p>
          </table:table-cell>
          <table:table-cell table:number-columns-repeated="4"/>
        </table:table-row>
        <table:table-row table:style-name="ro1">
          <table:table-cell office:value-type="float" office:value="-59.18" calcext:value-type="float">
            <text:p>-59,1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83]-[.$D$1]" office:value-type="float" office:value="-51.35956" calcext:value-type="float">
            <text:p>-51,35956</text:p>
          </table:table-cell>
          <table:table-cell table:formula="of:=[.B483]-[.$E$1]" office:value-type="float" office:value="0" calcext:value-type="float">
            <text:p>0</text:p>
          </table:table-cell>
          <table:table-cell/>
          <table:table-cell table:formula="of:=COM.MICROSOFT.CONCAT([.G483];&quot; &quot;;[.H483])" office:value-type="string" office:string-value="-51,35956 0" calcext:value-type="string">
            <text:p>-51,35956 0</text:p>
          </table:table-cell>
          <table:table-cell/>
          <table:table-cell table:formula="of:=SUBSTITUTE([.J483];&quot;,&quot;;&quot;,&quot;)" office:value-type="string" office:string-value="-51,35956 0" calcext:value-type="string">
            <text:p>-51,35956 0</text:p>
          </table:table-cell>
          <table:table-cell table:number-columns-repeated="2"/>
          <table:table-cell table:formula="of:=220*SQRT(2)/([.$D$6]/2)*([.A483]-[.$D$1])" office:value-type="float" office:value="-90.983003974795" calcext:value-type="float">
            <text:p>-90,983003974795</text:p>
          </table:table-cell>
          <table:table-cell table:number-columns-repeated="4"/>
        </table:table-row>
        <table:table-row table:style-name="ro1">
          <table:table-cell office:value-type="float" office:value="-13.66" calcext:value-type="float">
            <text:p>-13,6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84]-[.$D$1]" office:value-type="float" office:value="-5.83956" calcext:value-type="float">
            <text:p>-5,83956</text:p>
          </table:table-cell>
          <table:table-cell table:formula="of:=[.B484]-[.$E$1]" office:value-type="float" office:value="0" calcext:value-type="float">
            <text:p>0</text:p>
          </table:table-cell>
          <table:table-cell/>
          <table:table-cell table:formula="of:=COM.MICROSOFT.CONCAT([.G484];&quot; &quot;;[.H484])" office:value-type="string" office:string-value="-5,83956 0" calcext:value-type="string">
            <text:p>-5,83956 0</text:p>
          </table:table-cell>
          <table:table-cell/>
          <table:table-cell table:formula="of:=SUBSTITUTE([.J484];&quot;,&quot;;&quot;,&quot;)" office:value-type="string" office:string-value="-5,83956 0" calcext:value-type="string">
            <text:p>-5,83956 0</text:p>
          </table:table-cell>
          <table:table-cell table:number-columns-repeated="2"/>
          <table:table-cell table:formula="of:=220*SQRT(2)/([.$D$6]/2)*([.A484]-[.$D$1])" office:value-type="float" office:value="-10.3447286287315" calcext:value-type="float">
            <text:p>-10,3447286287315</text:p>
          </table:table-cell>
          <table:table-cell table:number-columns-repeated="4"/>
        </table:table-row>
        <table:table-row table:style-name="ro1">
          <table:table-cell office:value-type="float" office:value="31.11" calcext:value-type="float">
            <text:p>31,11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85]-[.$D$1]" office:value-type="float" office:value="38.93044" calcext:value-type="float">
            <text:p>38,93044</text:p>
          </table:table-cell>
          <table:table-cell table:formula="of:=[.B485]-[.$E$1]" office:value-type="float" office:value="-0" calcext:value-type="float">
            <text:p>0</text:p>
          </table:table-cell>
          <table:table-cell/>
          <table:table-cell table:formula="of:=COM.MICROSOFT.CONCAT([.G485];&quot; &quot;;[.H485])" office:value-type="string" office:string-value="38,93044 0" calcext:value-type="string">
            <text:p>38,93044 0</text:p>
          </table:table-cell>
          <table:table-cell/>
          <table:table-cell table:formula="of:=SUBSTITUTE([.J485];&quot;,&quot;;&quot;,&quot;)" office:value-type="string" office:string-value="38,93044 0" calcext:value-type="string">
            <text:p>38,93044 0</text:p>
          </table:table-cell>
          <table:table-cell table:number-columns-repeated="2"/>
          <table:table-cell table:formula="of:=220*SQRT(2)/([.$D$6]/2)*([.A485]-[.$D$1])" office:value-type="float" office:value="68.9649283845211" calcext:value-type="float">
            <text:p>68,9649283845211</text:p>
          </table:table-cell>
          <table:table-cell table:number-columns-repeated="4"/>
        </table:table-row>
        <table:table-row table:style-name="ro1">
          <table:table-cell office:value-type="float" office:value="73.59" calcext:value-type="float">
            <text:p>73,5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86]-[.$D$1]" office:value-type="float" office:value="81.41044" calcext:value-type="float">
            <text:p>81,41044</text:p>
          </table:table-cell>
          <table:table-cell table:formula="of:=[.B486]-[.$E$1]" office:value-type="float" office:value="0" calcext:value-type="float">
            <text:p>0</text:p>
          </table:table-cell>
          <table:table-cell/>
          <table:table-cell table:formula="of:=COM.MICROSOFT.CONCAT([.G486];&quot; &quot;;[.H486])" office:value-type="string" office:string-value="81,41044 0" calcext:value-type="string">
            <text:p>81,41044 0</text:p>
          </table:table-cell>
          <table:table-cell/>
          <table:table-cell table:formula="of:=SUBSTITUTE([.J486];&quot;,&quot;;&quot;,&quot;)" office:value-type="string" office:string-value="81,41044 0" calcext:value-type="string">
            <text:p>81,41044 0</text:p>
          </table:table-cell>
          <table:table-cell table:number-columns-repeated="2"/>
          <table:table-cell table:formula="of:=220*SQRT(2)/([.$D$6]/2)*([.A486]-[.$D$1])" office:value-type="float" office:value="144.217870754925" calcext:value-type="float">
            <text:p>144,217870754925</text:p>
          </table:table-cell>
          <table:table-cell table:number-columns-repeated="4"/>
        </table:table-row>
        <table:table-row table:style-name="ro1">
          <table:table-cell office:value-type="float" office:value="109.25" calcext:value-type="float">
            <text:p>109,2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87]-[.$D$1]" office:value-type="float" office:value="117.07044" calcext:value-type="float">
            <text:p>117,07044</text:p>
          </table:table-cell>
          <table:table-cell table:formula="of:=[.B487]-[.$E$1]" office:value-type="float" office:value="0" calcext:value-type="float">
            <text:p>0</text:p>
          </table:table-cell>
          <table:table-cell/>
          <table:table-cell table:formula="of:=COM.MICROSOFT.CONCAT([.G487];&quot; &quot;;[.H487])" office:value-type="string" office:string-value="117,07044 0" calcext:value-type="string">
            <text:p>117,07044 0</text:p>
          </table:table-cell>
          <table:table-cell/>
          <table:table-cell table:formula="of:=SUBSTITUTE([.J487];&quot;,&quot;;&quot;,&quot;)" office:value-type="string" office:string-value="117,07044 0" calcext:value-type="string">
            <text:p>117,07044 0</text:p>
          </table:table-cell>
          <table:table-cell table:number-columns-repeated="2"/>
          <table:table-cell table:formula="of:=220*SQRT(2)/([.$D$6]/2)*([.A487]-[.$D$1])" office:value-type="float" office:value="207.389243752302" calcext:value-type="float">
            <text:p>207,389243752302</text:p>
          </table:table-cell>
          <table:table-cell table:number-columns-repeated="4"/>
        </table:table-row>
        <table:table-row table:style-name="ro1">
          <table:table-cell office:value-type="float" office:value="141.87" calcext:value-type="float">
            <text:p>141,8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88]-[.$D$1]" office:value-type="float" office:value="149.69044" calcext:value-type="float">
            <text:p>149,69044</text:p>
          </table:table-cell>
          <table:table-cell table:formula="of:=[.B488]-[.$E$1]" office:value-type="float" office:value="-0" calcext:value-type="float">
            <text:p>0</text:p>
          </table:table-cell>
          <table:table-cell/>
          <table:table-cell table:formula="of:=COM.MICROSOFT.CONCAT([.G488];&quot; &quot;;[.H488])" office:value-type="string" office:string-value="149,69044 0" calcext:value-type="string">
            <text:p>149,69044 0</text:p>
          </table:table-cell>
          <table:table-cell/>
          <table:table-cell table:formula="of:=SUBSTITUTE([.J488];&quot;,&quot;;&quot;,&quot;)" office:value-type="string" office:string-value="149,69044 0" calcext:value-type="string">
            <text:p>149,69044 0</text:p>
          </table:table-cell>
          <table:table-cell table:number-columns-repeated="2"/>
          <table:table-cell table:formula="of:=220*SQRT(2)/([.$D$6]/2)*([.A488]-[.$D$1])" office:value-type="float" office:value="265.17528377402" calcext:value-type="float">
            <text:p>265,17528377402</text:p>
          </table:table-cell>
          <table:table-cell table:number-columns-repeated="4"/>
        </table:table-row>
        <table:table-row table:style-name="ro1">
          <table:table-cell office:value-type="float" office:value="157.04" calcext:value-type="float">
            <text:p>157,0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89]-[.$D$1]" office:value-type="float" office:value="164.86044" calcext:value-type="float">
            <text:p>164,86044</text:p>
          </table:table-cell>
          <table:table-cell table:formula="of:=[.B489]-[.$E$1]" office:value-type="float" office:value="0" calcext:value-type="float">
            <text:p>0</text:p>
          </table:table-cell>
          <table:table-cell/>
          <table:table-cell table:formula="of:=COM.MICROSOFT.CONCAT([.G489];&quot; &quot;;[.H489])" office:value-type="string" office:string-value="164,86044 0" calcext:value-type="string">
            <text:p>164,86044 0</text:p>
          </table:table-cell>
          <table:table-cell/>
          <table:table-cell table:formula="of:=SUBSTITUTE([.J489];&quot;,&quot;;&quot;,&quot;)" office:value-type="string" office:string-value="164,86044 0" calcext:value-type="string">
            <text:p>164,86044 0</text:p>
          </table:table-cell>
          <table:table-cell table:number-columns-repeated="2"/>
          <table:table-cell table:formula="of:=220*SQRT(2)/([.$D$6]/2)*([.A489]-[.$D$1])" office:value-type="float" office:value="292.048803919006" calcext:value-type="float">
            <text:p>292,048803919006</text:p>
          </table:table-cell>
          <table:table-cell table:number-columns-repeated="4"/>
        </table:table-row>
        <table:table-row table:style-name="ro1">
          <table:table-cell office:value-type="float" office:value="165.39" calcext:value-type="float">
            <text:p>165,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490]-[.$D$1]" office:value-type="float" office:value="173.21044" calcext:value-type="float">
            <text:p>173,21044</text:p>
          </table:table-cell>
          <table:table-cell table:formula="of:=[.B490]-[.$E$1]" office:value-type="float" office:value="0" calcext:value-type="float">
            <text:p>0</text:p>
          </table:table-cell>
          <table:table-cell/>
          <table:table-cell table:formula="of:=COM.MICROSOFT.CONCAT([.G490];&quot; &quot;;[.H490])" office:value-type="string" office:string-value="173,21044 0" calcext:value-type="string">
            <text:p>173,21044 0</text:p>
          </table:table-cell>
          <table:table-cell/>
          <table:table-cell table:formula="of:=SUBSTITUTE([.J490];&quot;,&quot;;&quot;,&quot;)" office:value-type="string" office:string-value="173,21044 0" calcext:value-type="string">
            <text:p>173,21044 0</text:p>
          </table:table-cell>
          <table:table-cell table:number-columns-repeated="2"/>
          <table:table-cell table:formula="of:=220*SQRT(2)/([.$D$6]/2)*([.A490]-[.$D$1])" office:value-type="float" office:value="306.840754690967" calcext:value-type="float">
            <text:p>306,840754690967</text:p>
          </table:table-cell>
          <table:table-cell table:number-columns-repeated="4"/>
        </table:table-row>
        <table:table-row table:style-name="ro1">
          <table:table-cell office:value-type="float" office:value="161.59" calcext:value-type="float">
            <text:p>161,59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91]-[.$D$1]" office:value-type="float" office:value="169.41044" calcext:value-type="float">
            <text:p>169,41044</text:p>
          </table:table-cell>
          <table:table-cell table:formula="of:=[.B491]-[.$E$1]" office:value-type="float" office:value="-0" calcext:value-type="float">
            <text:p>0</text:p>
          </table:table-cell>
          <table:table-cell/>
          <table:table-cell table:formula="of:=COM.MICROSOFT.CONCAT([.G491];&quot; &quot;;[.H491])" office:value-type="string" office:string-value="169,41044 0" calcext:value-type="string">
            <text:p>169,41044 0</text:p>
          </table:table-cell>
          <table:table-cell/>
          <table:table-cell table:formula="of:=SUBSTITUTE([.J491];&quot;,&quot;;&quot;,&quot;)" office:value-type="string" office:string-value="169,41044 0" calcext:value-type="string">
            <text:p>169,41044 0</text:p>
          </table:table-cell>
          <table:table-cell table:number-columns-repeated="2"/>
          <table:table-cell table:formula="of:=220*SQRT(2)/([.$D$6]/2)*([.A491]-[.$D$1])" office:value-type="float" office:value="300.109088471392" calcext:value-type="float">
            <text:p>300,109088471392</text:p>
          </table:table-cell>
          <table:table-cell table:number-columns-repeated="4"/>
        </table:table-row>
        <table:table-row table:style-name="ro1">
          <table:table-cell office:value-type="float" office:value="141.87" calcext:value-type="float">
            <text:p>141,8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92]-[.$D$1]" office:value-type="float" office:value="149.69044" calcext:value-type="float">
            <text:p>149,69044</text:p>
          </table:table-cell>
          <table:table-cell table:formula="of:=[.B492]-[.$E$1]" office:value-type="float" office:value="-0" calcext:value-type="float">
            <text:p>0</text:p>
          </table:table-cell>
          <table:table-cell/>
          <table:table-cell table:formula="of:=COM.MICROSOFT.CONCAT([.G492];&quot; &quot;;[.H492])" office:value-type="string" office:string-value="149,69044 0" calcext:value-type="string">
            <text:p>149,69044 0</text:p>
          </table:table-cell>
          <table:table-cell/>
          <table:table-cell table:formula="of:=SUBSTITUTE([.J492];&quot;,&quot;;&quot;,&quot;)" office:value-type="string" office:string-value="149,69044 0" calcext:value-type="string">
            <text:p>149,69044 0</text:p>
          </table:table-cell>
          <table:table-cell table:number-columns-repeated="2"/>
          <table:table-cell table:formula="of:=220*SQRT(2)/([.$D$6]/2)*([.A492]-[.$D$1])" office:value-type="float" office:value="265.17528377402" calcext:value-type="float">
            <text:p>265,17528377402</text:p>
          </table:table-cell>
          <table:table-cell table:number-columns-repeated="4"/>
        </table:table-row>
        <table:table-row table:style-name="ro1">
          <table:table-cell office:value-type="float" office:value="106.21" calcext:value-type="float">
            <text:p>106,21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93]-[.$D$1]" office:value-type="float" office:value="114.03044" calcext:value-type="float">
            <text:p>114,03044</text:p>
          </table:table-cell>
          <table:table-cell table:formula="of:=[.B493]-[.$E$1]" office:value-type="float" office:value="-0" calcext:value-type="float">
            <text:p>0</text:p>
          </table:table-cell>
          <table:table-cell/>
          <table:table-cell table:formula="of:=COM.MICROSOFT.CONCAT([.G493];&quot; &quot;;[.H493])" office:value-type="string" office:string-value="114,03044 0" calcext:value-type="string">
            <text:p>114,03044 0</text:p>
          </table:table-cell>
          <table:table-cell/>
          <table:table-cell table:formula="of:=SUBSTITUTE([.J493];&quot;,&quot;;&quot;,&quot;)" office:value-type="string" office:string-value="114,03044 0" calcext:value-type="string">
            <text:p>114,03044 0</text:p>
          </table:table-cell>
          <table:table-cell table:number-columns-repeated="2"/>
          <table:table-cell table:formula="of:=220*SQRT(2)/([.$D$6]/2)*([.A493]-[.$D$1])" office:value-type="float" office:value="202.003910776642" calcext:value-type="float">
            <text:p>202,003910776642</text:p>
          </table:table-cell>
          <table:table-cell table:number-columns-repeated="4"/>
        </table:table-row>
        <table:table-row table:style-name="ro1">
          <table:table-cell office:value-type="float" office:value="68.28" calcext:value-type="float">
            <text:p>68,2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94]-[.$D$1]" office:value-type="float" office:value="76.10044" calcext:value-type="float">
            <text:p>76,10044</text:p>
          </table:table-cell>
          <table:table-cell table:formula="of:=[.B494]-[.$E$1]" office:value-type="float" office:value="-0" calcext:value-type="float">
            <text:p>0</text:p>
          </table:table-cell>
          <table:table-cell/>
          <table:table-cell table:formula="of:=COM.MICROSOFT.CONCAT([.G494];&quot; &quot;;[.H494])" office:value-type="string" office:string-value="76,10044 0" calcext:value-type="string">
            <text:p>76,10044 0</text:p>
          </table:table-cell>
          <table:table-cell/>
          <table:table-cell table:formula="of:=SUBSTITUTE([.J494];&quot;,&quot;;&quot;,&quot;)" office:value-type="string" office:string-value="76,10044 0" calcext:value-type="string">
            <text:p>76,10044 0</text:p>
          </table:table-cell>
          <table:table-cell table:number-columns-repeated="2"/>
          <table:table-cell table:formula="of:=220*SQRT(2)/([.$D$6]/2)*([.A494]-[.$D$1])" office:value-type="float" office:value="134.811252958624" calcext:value-type="float">
            <text:p>134,811252958624</text:p>
          </table:table-cell>
          <table:table-cell table:number-columns-repeated="4"/>
        </table:table-row>
        <table:table-row table:style-name="ro1">
          <table:table-cell office:value-type="float" office:value="25.04" calcext:value-type="float">
            <text:p>25,04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95]-[.$D$1]" office:value-type="float" office:value="32.86044" calcext:value-type="float">
            <text:p>32,86044</text:p>
          </table:table-cell>
          <table:table-cell table:formula="of:=[.B495]-[.$E$1]" office:value-type="float" office:value="-0" calcext:value-type="float">
            <text:p>0</text:p>
          </table:table-cell>
          <table:table-cell/>
          <table:table-cell table:formula="of:=COM.MICROSOFT.CONCAT([.G495];&quot; &quot;;[.H495])" office:value-type="string" office:string-value="32,86044 0" calcext:value-type="string">
            <text:p>32,86044 0</text:p>
          </table:table-cell>
          <table:table-cell/>
          <table:table-cell table:formula="of:=SUBSTITUTE([.J495];&quot;,&quot;;&quot;,&quot;)" office:value-type="string" office:string-value="32,86044 0" calcext:value-type="string">
            <text:p>32,86044 0</text:p>
          </table:table-cell>
          <table:table-cell table:number-columns-repeated="2"/>
          <table:table-cell table:formula="of:=220*SQRT(2)/([.$D$6]/2)*([.A495]-[.$D$1])" office:value-type="float" office:value="58.2119773443057" calcext:value-type="float">
            <text:p>58,2119773443057</text:p>
          </table:table-cell>
          <table:table-cell table:number-columns-repeated="4"/>
        </table:table-row>
        <table:table-row table:style-name="ro1">
          <table:table-cell office:value-type="float" office:value="-21.24" calcext:value-type="float">
            <text:p>-21,24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96]-[.$D$1]" office:value-type="float" office:value="-13.41956" calcext:value-type="float">
            <text:p>-13,41956</text:p>
          </table:table-cell>
          <table:table-cell table:formula="of:=[.B496]-[.$E$1]" office:value-type="float" office:value="-0" calcext:value-type="float">
            <text:p>0</text:p>
          </table:table-cell>
          <table:table-cell/>
          <table:table-cell table:formula="of:=COM.MICROSOFT.CONCAT([.G496];&quot; &quot;;[.H496])" office:value-type="string" office:string-value="-13,41956 0" calcext:value-type="string">
            <text:p>-13,41956 0</text:p>
          </table:table-cell>
          <table:table-cell/>
          <table:table-cell table:formula="of:=SUBSTITUTE([.J496];&quot;,&quot;;&quot;,&quot;)" office:value-type="string" office:string-value="-13,41956 0" calcext:value-type="string">
            <text:p>-13,41956 0</text:p>
          </table:table-cell>
          <table:table-cell table:number-columns-repeated="2"/>
          <table:table-cell table:formula="of:=220*SQRT(2)/([.$D$6]/2)*([.A496]-[.$D$1])" office:value-type="float" office:value="-23.7726312456726" calcext:value-type="float">
            <text:p>-23,7726312456726</text:p>
          </table:table-cell>
          <table:table-cell table:number-columns-repeated="4"/>
        </table:table-row>
        <table:table-row table:style-name="ro1">
          <table:table-cell office:value-type="float" office:value="-65.24" calcext:value-type="float">
            <text:p>-65,24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97]-[.$D$1]" office:value-type="float" office:value="-57.41956" calcext:value-type="float">
            <text:p>-57,41956</text:p>
          </table:table-cell>
          <table:table-cell table:formula="of:=[.B497]-[.$E$1]" office:value-type="float" office:value="-0" calcext:value-type="float">
            <text:p>0</text:p>
          </table:table-cell>
          <table:table-cell/>
          <table:table-cell table:formula="of:=COM.MICROSOFT.CONCAT([.G497];&quot; &quot;;[.H497])" office:value-type="string" office:string-value="-57,41956 0" calcext:value-type="string">
            <text:p>-57,41956 0</text:p>
          </table:table-cell>
          <table:table-cell/>
          <table:table-cell table:formula="of:=SUBSTITUTE([.J497];&quot;,&quot;;&quot;,&quot;)" office:value-type="string" office:string-value="-57,41956 0" calcext:value-type="string">
            <text:p>-57,41956 0</text:p>
          </table:table-cell>
          <table:table-cell table:number-columns-repeated="2"/>
          <table:table-cell table:formula="of:=220*SQRT(2)/([.$D$6]/2)*([.A497]-[.$D$1])" office:value-type="float" office:value="-101.718240103906" calcext:value-type="float">
            <text:p>-101,718240103906</text:p>
          </table:table-cell>
          <table:table-cell table:number-columns-repeated="4"/>
        </table:table-row>
        <table:table-row table:style-name="ro1">
          <table:table-cell office:value-type="float" office:value="-106.97" calcext:value-type="float">
            <text:p>-106,9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98]-[.$D$1]" office:value-type="float" office:value="-99.14956" calcext:value-type="float">
            <text:p>-99,14956</text:p>
          </table:table-cell>
          <table:table-cell table:formula="of:=[.B498]-[.$E$1]" office:value-type="float" office:value="-0" calcext:value-type="float">
            <text:p>0</text:p>
          </table:table-cell>
          <table:table-cell/>
          <table:table-cell table:formula="of:=COM.MICROSOFT.CONCAT([.G498];&quot; &quot;;[.H498])" office:value-type="string" office:string-value="-99,14956 0" calcext:value-type="string">
            <text:p>-99,14956 0</text:p>
          </table:table-cell>
          <table:table-cell/>
          <table:table-cell table:formula="of:=SUBSTITUTE([.J498];&quot;,&quot;;&quot;,&quot;)" office:value-type="string" office:string-value="-99,14956 0" calcext:value-type="string">
            <text:p>-99,14956 0</text:p>
          </table:table-cell>
          <table:table-cell table:number-columns-repeated="2"/>
          <table:table-cell table:formula="of:=220*SQRT(2)/([.$D$6]/2)*([.A498]-[.$D$1])" office:value-type="float" office:value="-175.642564141499" calcext:value-type="float">
            <text:p>-175,642564141499</text:p>
          </table:table-cell>
          <table:table-cell table:number-columns-repeated="4"/>
        </table:table-row>
        <table:table-row table:style-name="ro1">
          <table:table-cell office:value-type="float" office:value="-138.84" calcext:value-type="float">
            <text:p>-138,84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499]-[.$D$1]" office:value-type="float" office:value="-131.01956" calcext:value-type="float">
            <text:p>-131,01956</text:p>
          </table:table-cell>
          <table:table-cell table:formula="of:=[.B499]-[.$E$1]" office:value-type="float" office:value="-0" calcext:value-type="float">
            <text:p>0</text:p>
          </table:table-cell>
          <table:table-cell/>
          <table:table-cell table:formula="of:=COM.MICROSOFT.CONCAT([.G499];&quot; &quot;;[.H499])" office:value-type="string" office:string-value="-131,01956 0" calcext:value-type="string">
            <text:p>-131,01956 0</text:p>
          </table:table-cell>
          <table:table-cell/>
          <table:table-cell table:formula="of:=SUBSTITUTE([.J499];&quot;,&quot;;&quot;,&quot;)" office:value-type="string" office:string-value="-131,01956 0" calcext:value-type="string">
            <text:p>-131,01956 0</text:p>
          </table:table-cell>
          <table:table-cell table:number-columns-repeated="2"/>
          <table:table-cell table:formula="of:=220*SQRT(2)/([.$D$6]/2)*([.A499]-[.$D$1])" office:value-type="float" office:value="-232.099985830406" calcext:value-type="float">
            <text:p>-232,099985830406</text:p>
          </table:table-cell>
          <table:table-cell table:number-columns-repeated="4"/>
        </table:table-row>
        <table:table-row table:style-name="ro1">
          <table:table-cell office:value-type="float" office:value="-157.8" calcext:value-type="float">
            <text:p>-157,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00]-[.$D$1]" office:value-type="float" office:value="-149.97956" calcext:value-type="float">
            <text:p>-149,97956</text:p>
          </table:table-cell>
          <table:table-cell table:formula="of:=[.B500]-[.$E$1]" office:value-type="float" office:value="-0" calcext:value-type="float">
            <text:p>0</text:p>
          </table:table-cell>
          <table:table-cell/>
          <table:table-cell table:formula="of:=COM.MICROSOFT.CONCAT([.G500];&quot; &quot;;[.H500])" office:value-type="string" office:string-value="-149,97956 0" calcext:value-type="string">
            <text:p>-149,97956 0</text:p>
          </table:table-cell>
          <table:table-cell/>
          <table:table-cell table:formula="of:=SUBSTITUTE([.J500];&quot;,&quot;;&quot;,&quot;)" office:value-type="string" office:string-value="-149,97956 0" calcext:value-type="string">
            <text:p>-149,97956 0</text:p>
          </table:table-cell>
          <table:table-cell table:number-columns-repeated="2"/>
          <table:table-cell table:formula="of:=220*SQRT(2)/([.$D$6]/2)*([.A500]-[.$D$1])" office:value-type="float" office:value="-265.687457283863" calcext:value-type="float">
            <text:p>-265,687457283863</text:p>
          </table:table-cell>
          <table:table-cell table:number-columns-repeated="4"/>
        </table:table-row>
        <table:table-row table:style-name="ro1">
          <table:table-cell office:value-type="float" office:value="-167.66" calcext:value-type="float">
            <text:p>-167,6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01]-[.$D$1]" office:value-type="float" office:value="-159.83956" calcext:value-type="float">
            <text:p>-159,83956</text:p>
          </table:table-cell>
          <table:table-cell table:formula="of:=[.B501]-[.$E$1]" office:value-type="float" office:value="0" calcext:value-type="float">
            <text:p>0</text:p>
          </table:table-cell>
          <table:table-cell/>
          <table:table-cell table:formula="of:=COM.MICROSOFT.CONCAT([.G501];&quot; &quot;;[.H501])" office:value-type="string" office:string-value="-159,83956 0" calcext:value-type="string">
            <text:p>-159,83956 0</text:p>
          </table:table-cell>
          <table:table-cell/>
          <table:table-cell table:formula="of:=SUBSTITUTE([.J501];&quot;,&quot;;&quot;,&quot;)" office:value-type="string" office:string-value="-159,83956 0" calcext:value-type="string">
            <text:p>-159,83956 0</text:p>
          </table:table-cell>
          <table:table-cell table:number-columns-repeated="2"/>
          <table:table-cell table:formula="of:=220*SQRT(2)/([.$D$6]/2)*([.A501]-[.$D$1])" office:value-type="float" office:value="-283.154359632549" calcext:value-type="float">
            <text:p>-283,154359632549</text:p>
          </table:table-cell>
          <table:table-cell table:number-columns-repeated="4"/>
        </table:table-row>
        <table:table-row table:style-name="ro1">
          <table:table-cell office:value-type="float" office:value="-170.7" calcext:value-type="float">
            <text:p>-170,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02]-[.$D$1]" office:value-type="float" office:value="-162.87956" calcext:value-type="float">
            <text:p>-162,87956</text:p>
          </table:table-cell>
          <table:table-cell table:formula="of:=[.B502]-[.$E$1]" office:value-type="float" office:value="0" calcext:value-type="float">
            <text:p>0</text:p>
          </table:table-cell>
          <table:table-cell/>
          <table:table-cell table:formula="of:=COM.MICROSOFT.CONCAT([.G502];&quot; &quot;;[.H502])" office:value-type="string" office:string-value="-162,87956 0" calcext:value-type="string">
            <text:p>-162,87956 0</text:p>
          </table:table-cell>
          <table:table-cell/>
          <table:table-cell table:formula="of:=SUBSTITUTE([.J502];&quot;,&quot;;&quot;,&quot;)" office:value-type="string" office:string-value="-162,87956 0" calcext:value-type="string">
            <text:p>-162,87956 0</text:p>
          </table:table-cell>
          <table:table-cell table:number-columns-repeated="2"/>
          <table:table-cell table:formula="of:=220*SQRT(2)/([.$D$6]/2)*([.A502]-[.$D$1])" office:value-type="float" office:value="-288.539692608209" calcext:value-type="float">
            <text:p>-288,539692608209</text:p>
          </table:table-cell>
          <table:table-cell table:number-columns-repeated="4"/>
        </table:table-row>
        <table:table-row table:style-name="ro1">
          <table:table-cell office:value-type="float" office:value="-155.53" calcext:value-type="float">
            <text:p>-155,5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03]-[.$D$1]" office:value-type="float" office:value="-147.70956" calcext:value-type="float">
            <text:p>-147,70956</text:p>
          </table:table-cell>
          <table:table-cell table:formula="of:=[.B503]-[.$E$1]" office:value-type="float" office:value="0" calcext:value-type="float">
            <text:p>0</text:p>
          </table:table-cell>
          <table:table-cell/>
          <table:table-cell table:formula="of:=COM.MICROSOFT.CONCAT([.G503];&quot; &quot;;[.H503])" office:value-type="string" office:string-value="-147,70956 0" calcext:value-type="string">
            <text:p>-147,70956 0</text:p>
          </table:table-cell>
          <table:table-cell/>
          <table:table-cell table:formula="of:=SUBSTITUTE([.J503];&quot;,&quot;;&quot;,&quot;)" office:value-type="string" office:string-value="-147,70956 0" calcext:value-type="string">
            <text:p>-147,70956 0</text:p>
          </table:table-cell>
          <table:table-cell table:number-columns-repeated="2"/>
          <table:table-cell table:formula="of:=220*SQRT(2)/([.$D$6]/2)*([.A503]-[.$D$1])" office:value-type="float" office:value="-261.666172463222" calcext:value-type="float">
            <text:p>-261,666172463222</text:p>
          </table:table-cell>
          <table:table-cell table:number-columns-repeated="4"/>
        </table:table-row>
        <table:table-row table:style-name="ro1">
          <table:table-cell office:value-type="float" office:value="-128.97" calcext:value-type="float">
            <text:p>-128,9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04]-[.$D$1]" office:value-type="float" office:value="-121.14956" calcext:value-type="float">
            <text:p>-121,14956</text:p>
          </table:table-cell>
          <table:table-cell table:formula="of:=[.B504]-[.$E$1]" office:value-type="float" office:value="0" calcext:value-type="float">
            <text:p>0</text:p>
          </table:table-cell>
          <table:table-cell/>
          <table:table-cell table:formula="of:=COM.MICROSOFT.CONCAT([.G504];&quot; &quot;;[.H504])" office:value-type="string" office:string-value="-121,14956 0" calcext:value-type="string">
            <text:p>-121,14956 0</text:p>
          </table:table-cell>
          <table:table-cell/>
          <table:table-cell table:formula="of:=SUBSTITUTE([.J504];&quot;,&quot;;&quot;,&quot;)" office:value-type="string" office:string-value="-121,14956 0" calcext:value-type="string">
            <text:p>-121,14956 0</text:p>
          </table:table-cell>
          <table:table-cell table:number-columns-repeated="2"/>
          <table:table-cell table:formula="of:=220*SQRT(2)/([.$D$6]/2)*([.A504]-[.$D$1])" office:value-type="float" office:value="-214.615368570616" calcext:value-type="float">
            <text:p>-214,615368570616</text:p>
          </table:table-cell>
          <table:table-cell table:number-columns-repeated="4"/>
        </table:table-row>
        <table:table-row table:style-name="ro1">
          <table:table-cell office:value-type="float" office:value="-89.52" calcext:value-type="float">
            <text:p>-89,5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05]-[.$D$1]" office:value-type="float" office:value="-81.69956" calcext:value-type="float">
            <text:p>-81,69956</text:p>
          </table:table-cell>
          <table:table-cell table:formula="of:=[.B505]-[.$E$1]" office:value-type="float" office:value="0" calcext:value-type="float">
            <text:p>0</text:p>
          </table:table-cell>
          <table:table-cell/>
          <table:table-cell table:formula="of:=COM.MICROSOFT.CONCAT([.G505];&quot; &quot;;[.H505])" office:value-type="string" office:string-value="-81,69956 0" calcext:value-type="string">
            <text:p>-81,69956 0</text:p>
          </table:table-cell>
          <table:table-cell/>
          <table:table-cell table:formula="of:=SUBSTITUTE([.J505];&quot;,&quot;;&quot;,&quot;)" office:value-type="string" office:string-value="-81,69956 0" calcext:value-type="string">
            <text:p>-81,69956 0</text:p>
          </table:table-cell>
          <table:table-cell table:number-columns-repeated="2"/>
          <table:table-cell table:formula="of:=220*SQRT(2)/([.$D$6]/2)*([.A505]-[.$D$1])" office:value-type="float" office:value="-144.730044264768" calcext:value-type="float">
            <text:p>-144,730044264768</text:p>
          </table:table-cell>
          <table:table-cell table:number-columns-repeated="4"/>
        </table:table-row>
        <table:table-row table:style-name="ro1">
          <table:table-cell office:value-type="float" office:value="-49.31" calcext:value-type="float">
            <text:p>-49,31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06]-[.$D$1]" office:value-type="float" office:value="-41.48956" calcext:value-type="float">
            <text:p>-41,48956</text:p>
          </table:table-cell>
          <table:table-cell table:formula="of:=[.B506]-[.$E$1]" office:value-type="float" office:value="-0" calcext:value-type="float">
            <text:p>0</text:p>
          </table:table-cell>
          <table:table-cell/>
          <table:table-cell table:formula="of:=COM.MICROSOFT.CONCAT([.G506];&quot; &quot;;[.H506])" office:value-type="string" office:string-value="-41,48956 0" calcext:value-type="string">
            <text:p>-41,48956 0</text:p>
          </table:table-cell>
          <table:table-cell/>
          <table:table-cell table:formula="of:=SUBSTITUTE([.J506];&quot;,&quot;;&quot;,&quot;)" office:value-type="string" office:string-value="-41,48956 0" calcext:value-type="string">
            <text:p>-41,48956 0</text:p>
          </table:table-cell>
          <table:table-cell table:number-columns-repeated="2"/>
          <table:table-cell table:formula="of:=220*SQRT(2)/([.$D$6]/2)*([.A506]-[.$D$1])" office:value-type="float" office:value="-73.4983867150048" calcext:value-type="float">
            <text:p>-73,4983867150048</text:p>
          </table:table-cell>
          <table:table-cell table:number-columns-repeated="4"/>
        </table:table-row>
        <table:table-row table:style-name="ro1">
          <table:table-cell office:value-type="float" office:value="-6.07" calcext:value-type="float">
            <text:p>-6,0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07]-[.$D$1]" office:value-type="float" office:value="1.75044" calcext:value-type="float">
            <text:p>1,75044</text:p>
          </table:table-cell>
          <table:table-cell table:formula="of:=[.B507]-[.$E$1]" office:value-type="float" office:value="0" calcext:value-type="float">
            <text:p>0</text:p>
          </table:table-cell>
          <table:table-cell/>
          <table:table-cell table:formula="of:=COM.MICROSOFT.CONCAT([.G507];&quot; &quot;;[.H507])" office:value-type="string" office:string-value="1,75044 0" calcext:value-type="string">
            <text:p>1,75044 0</text:p>
          </table:table-cell>
          <table:table-cell/>
          <table:table-cell table:formula="of:=SUBSTITUTE([.J507];&quot;,&quot;;&quot;,&quot;)" office:value-type="string" office:string-value="1,75044 0" calcext:value-type="string">
            <text:p>1,75044 0</text:p>
          </table:table-cell>
          <table:table-cell table:number-columns-repeated="2"/>
          <table:table-cell table:formula="of:=220*SQRT(2)/([.$D$6]/2)*([.A507]-[.$D$1])" office:value-type="float" office:value="3.10088889931378" calcext:value-type="float">
            <text:p>3,10088889931378</text:p>
          </table:table-cell>
          <table:table-cell table:number-columns-repeated="4"/>
        </table:table-row>
        <table:table-row table:style-name="ro1">
          <table:table-cell office:value-type="float" office:value="37.93" calcext:value-type="float">
            <text:p>37,9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08]-[.$D$1]" office:value-type="float" office:value="45.75044" calcext:value-type="float">
            <text:p>45,75044</text:p>
          </table:table-cell>
          <table:table-cell table:formula="of:=[.B508]-[.$E$1]" office:value-type="float" office:value="0" calcext:value-type="float">
            <text:p>0</text:p>
          </table:table-cell>
          <table:table-cell/>
          <table:table-cell table:formula="of:=COM.MICROSOFT.CONCAT([.G508];&quot; &quot;;[.H508])" office:value-type="string" office:string-value="45,75044 0" calcext:value-type="string">
            <text:p>45,75044 0</text:p>
          </table:table-cell>
          <table:table-cell/>
          <table:table-cell table:formula="of:=SUBSTITUTE([.J508];&quot;,&quot;;&quot;,&quot;)" office:value-type="string" office:string-value="45,75044 0" calcext:value-type="string">
            <text:p>45,75044 0</text:p>
          </table:table-cell>
          <table:table-cell table:number-columns-repeated="2"/>
          <table:table-cell table:formula="of:=220*SQRT(2)/([.$D$6]/2)*([.A508]-[.$D$1])" office:value-type="float" office:value="81.0464977575473" calcext:value-type="float">
            <text:p>81,0464977575473</text:p>
          </table:table-cell>
          <table:table-cell table:number-columns-repeated="4"/>
        </table:table-row>
        <table:table-row table:style-name="ro1">
          <table:table-cell office:value-type="float" office:value="81.94" calcext:value-type="float">
            <text:p>81,9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09]-[.$D$1]" office:value-type="float" office:value="89.76044" calcext:value-type="float">
            <text:p>89,76044</text:p>
          </table:table-cell>
          <table:table-cell table:formula="of:=[.B509]-[.$E$1]" office:value-type="float" office:value="0" calcext:value-type="float">
            <text:p>0</text:p>
          </table:table-cell>
          <table:table-cell/>
          <table:table-cell table:formula="of:=COM.MICROSOFT.CONCAT([.G509];&quot; &quot;;[.H509])" office:value-type="string" office:string-value="89,76044 0" calcext:value-type="string">
            <text:p>89,76044 0</text:p>
          </table:table-cell>
          <table:table-cell/>
          <table:table-cell table:formula="of:=SUBSTITUTE([.J509];&quot;,&quot;;&quot;,&quot;)" office:value-type="string" office:string-value="89,76044 0" calcext:value-type="string">
            <text:p>89,76044 0</text:p>
          </table:table-cell>
          <table:table-cell table:number-columns-repeated="2"/>
          <table:table-cell table:formula="of:=220*SQRT(2)/([.$D$6]/2)*([.A509]-[.$D$1])" office:value-type="float" office:value="159.009821526885" calcext:value-type="float">
            <text:p>159,009821526885</text:p>
          </table:table-cell>
          <table:table-cell table:number-columns-repeated="4"/>
        </table:table-row>
        <table:table-row table:style-name="ro1">
          <table:table-cell office:value-type="float" office:value="121.39" calcext:value-type="float">
            <text:p>121,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10]-[.$D$1]" office:value-type="float" office:value="129.21044" calcext:value-type="float">
            <text:p>129,21044</text:p>
          </table:table-cell>
          <table:table-cell table:formula="of:=[.B510]-[.$E$1]" office:value-type="float" office:value="0" calcext:value-type="float">
            <text:p>0</text:p>
          </table:table-cell>
          <table:table-cell/>
          <table:table-cell table:formula="of:=COM.MICROSOFT.CONCAT([.G510];&quot; &quot;;[.H510])" office:value-type="string" office:string-value="129,21044 0" calcext:value-type="string">
            <text:p>129,21044 0</text:p>
          </table:table-cell>
          <table:table-cell/>
          <table:table-cell table:formula="of:=SUBSTITUTE([.J510];&quot;,&quot;;&quot;,&quot;)" office:value-type="string" office:string-value="129,21044 0" calcext:value-type="string">
            <text:p>129,21044 0</text:p>
          </table:table-cell>
          <table:table-cell table:number-columns-repeated="2"/>
          <table:table-cell table:formula="of:=220*SQRT(2)/([.$D$6]/2)*([.A510]-[.$D$1])" office:value-type="float" office:value="228.895145832733" calcext:value-type="float">
            <text:p>228,895145832733</text:p>
          </table:table-cell>
          <table:table-cell table:number-columns-repeated="4"/>
        </table:table-row>
        <table:table-row table:style-name="ro1">
          <table:table-cell office:value-type="float" office:value="145.66" calcext:value-type="float">
            <text:p>145,66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11]-[.$D$1]" office:value-type="float" office:value="153.48044" calcext:value-type="float">
            <text:p>153,48044</text:p>
          </table:table-cell>
          <table:table-cell table:formula="of:=[.B511]-[.$E$1]" office:value-type="float" office:value="-0" calcext:value-type="float">
            <text:p>0</text:p>
          </table:table-cell>
          <table:table-cell/>
          <table:table-cell table:formula="of:=COM.MICROSOFT.CONCAT([.G511];&quot; &quot;;[.H511])" office:value-type="string" office:string-value="153,48044 0" calcext:value-type="string">
            <text:p>153,48044 0</text:p>
          </table:table-cell>
          <table:table-cell/>
          <table:table-cell table:formula="of:=SUBSTITUTE([.J511];&quot;,&quot;;&quot;,&quot;)" office:value-type="string" office:string-value="153,48044 0" calcext:value-type="string">
            <text:p>153,48044 0</text:p>
          </table:table-cell>
          <table:table-cell table:number-columns-repeated="2"/>
          <table:table-cell table:formula="of:=220*SQRT(2)/([.$D$6]/2)*([.A511]-[.$D$1])" office:value-type="float" office:value="271.889235082491" calcext:value-type="float">
            <text:p>271,889235082491</text:p>
          </table:table-cell>
          <table:table-cell table:number-columns-repeated="4"/>
        </table:table-row>
        <table:table-row table:style-name="ro1">
          <table:table-cell office:value-type="float" office:value="158.56" calcext:value-type="float">
            <text:p>158,5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12]-[.$D$1]" office:value-type="float" office:value="166.38044" calcext:value-type="float">
            <text:p>166,38044</text:p>
          </table:table-cell>
          <table:table-cell table:formula="of:=[.B512]-[.$E$1]" office:value-type="float" office:value="0" calcext:value-type="float">
            <text:p>0</text:p>
          </table:table-cell>
          <table:table-cell/>
          <table:table-cell table:formula="of:=COM.MICROSOFT.CONCAT([.G512];&quot; &quot;;[.H512])" office:value-type="string" office:string-value="166,38044 0" calcext:value-type="string">
            <text:p>166,38044 0</text:p>
          </table:table-cell>
          <table:table-cell/>
          <table:table-cell table:formula="of:=SUBSTITUTE([.J512];&quot;,&quot;;&quot;,&quot;)" office:value-type="string" office:string-value="166,38044 0" calcext:value-type="string">
            <text:p>166,38044 0</text:p>
          </table:table-cell>
          <table:table-cell table:number-columns-repeated="2"/>
          <table:table-cell table:formula="of:=220*SQRT(2)/([.$D$6]/2)*([.A512]-[.$D$1])" office:value-type="float" office:value="294.741470406836" calcext:value-type="float">
            <text:p>294,741470406836</text:p>
          </table:table-cell>
          <table:table-cell table:number-columns-repeated="4"/>
        </table:table-row>
        <table:table-row table:style-name="ro1">
          <table:table-cell office:value-type="float" office:value="166.15" calcext:value-type="float">
            <text:p>166,1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13]-[.$D$1]" office:value-type="float" office:value="173.97044" calcext:value-type="float">
            <text:p>173,97044</text:p>
          </table:table-cell>
          <table:table-cell table:formula="of:=[.B513]-[.$E$1]" office:value-type="float" office:value="0" calcext:value-type="float">
            <text:p>0</text:p>
          </table:table-cell>
          <table:table-cell/>
          <table:table-cell table:formula="of:=COM.MICROSOFT.CONCAT([.G513];&quot; &quot;;[.H513])" office:value-type="string" office:string-value="173,97044 0" calcext:value-type="string">
            <text:p>173,97044 0</text:p>
          </table:table-cell>
          <table:table-cell/>
          <table:table-cell table:formula="of:=SUBSTITUTE([.J513];&quot;,&quot;;&quot;,&quot;)" office:value-type="string" office:string-value="173,97044 0" calcext:value-type="string">
            <text:p>173,97044 0</text:p>
          </table:table-cell>
          <table:table-cell table:number-columns-repeated="2"/>
          <table:table-cell table:formula="of:=220*SQRT(2)/([.$D$6]/2)*([.A513]-[.$D$1])" office:value-type="float" office:value="308.187087934882" calcext:value-type="float">
            <text:p>308,187087934882</text:p>
          </table:table-cell>
          <table:table-cell table:number-columns-repeated="4"/>
        </table:table-row>
        <table:table-row table:style-name="ro1">
          <table:table-cell office:value-type="float" office:value="157.8" calcext:value-type="float">
            <text:p>157,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14]-[.$D$1]" office:value-type="float" office:value="165.62044" calcext:value-type="float">
            <text:p>165,62044</text:p>
          </table:table-cell>
          <table:table-cell table:formula="of:=[.B514]-[.$E$1]" office:value-type="float" office:value="-0" calcext:value-type="float">
            <text:p>0</text:p>
          </table:table-cell>
          <table:table-cell/>
          <table:table-cell table:formula="of:=COM.MICROSOFT.CONCAT([.G514];&quot; &quot;;[.H514])" office:value-type="string" office:string-value="165,62044 0" calcext:value-type="string">
            <text:p>165,62044 0</text:p>
          </table:table-cell>
          <table:table-cell/>
          <table:table-cell table:formula="of:=SUBSTITUTE([.J514];&quot;,&quot;;&quot;,&quot;)" office:value-type="string" office:string-value="165,62044 0" calcext:value-type="string">
            <text:p>165,62044 0</text:p>
          </table:table-cell>
          <table:table-cell table:number-columns-repeated="2"/>
          <table:table-cell table:formula="of:=220*SQRT(2)/([.$D$6]/2)*([.A514]-[.$D$1])" office:value-type="float" office:value="293.395137162921" calcext:value-type="float">
            <text:p>293,395137162921</text:p>
          </table:table-cell>
          <table:table-cell table:number-columns-repeated="4"/>
        </table:table-row>
        <table:table-row table:style-name="ro1">
          <table:table-cell office:value-type="float" office:value="133.52" calcext:value-type="float">
            <text:p>133,5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15]-[.$D$1]" office:value-type="float" office:value="141.34044" calcext:value-type="float">
            <text:p>141,34044</text:p>
          </table:table-cell>
          <table:table-cell table:formula="of:=[.B515]-[.$E$1]" office:value-type="float" office:value="0" calcext:value-type="float">
            <text:p>0</text:p>
          </table:table-cell>
          <table:table-cell/>
          <table:table-cell table:formula="of:=COM.MICROSOFT.CONCAT([.G515];&quot; &quot;;[.H515])" office:value-type="string" office:string-value="141,34044 0" calcext:value-type="string">
            <text:p>141,34044 0</text:p>
          </table:table-cell>
          <table:table-cell/>
          <table:table-cell table:formula="of:=SUBSTITUTE([.J515];&quot;,&quot;;&quot;,&quot;)" office:value-type="string" office:string-value="141,34044 0" calcext:value-type="string">
            <text:p>141,34044 0</text:p>
          </table:table-cell>
          <table:table-cell table:number-columns-repeated="2"/>
          <table:table-cell table:formula="of:=220*SQRT(2)/([.$D$6]/2)*([.A515]-[.$D$1])" office:value-type="float" office:value="250.38333300206" calcext:value-type="float">
            <text:p>250,38333300206</text:p>
          </table:table-cell>
          <table:table-cell table:number-columns-repeated="4"/>
        </table:table-row>
        <table:table-row table:style-name="ro1">
          <table:table-cell office:value-type="float" office:value="97.87" calcext:value-type="float">
            <text:p>97,8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16]-[.$D$1]" office:value-type="float" office:value="105.69044" calcext:value-type="float">
            <text:p>105,69044</text:p>
          </table:table-cell>
          <table:table-cell table:formula="of:=[.B516]-[.$E$1]" office:value-type="float" office:value="-0" calcext:value-type="float">
            <text:p>0</text:p>
          </table:table-cell>
          <table:table-cell/>
          <table:table-cell table:formula="of:=COM.MICROSOFT.CONCAT([.G516];&quot; &quot;;[.H516])" office:value-type="string" office:string-value="105,69044 0" calcext:value-type="string">
            <text:p>105,69044 0</text:p>
          </table:table-cell>
          <table:table-cell/>
          <table:table-cell table:formula="of:=SUBSTITUTE([.J516];&quot;,&quot;;&quot;,&quot;)" office:value-type="string" office:string-value="105,69044 0" calcext:value-type="string">
            <text:p>105,69044 0</text:p>
          </table:table-cell>
          <table:table-cell table:number-columns-repeated="2"/>
          <table:table-cell table:formula="of:=220*SQRT(2)/([.$D$6]/2)*([.A516]-[.$D$1])" office:value-type="float" office:value="187.229674915786" calcext:value-type="float">
            <text:p>187,229674915786</text:p>
          </table:table-cell>
          <table:table-cell table:number-columns-repeated="4"/>
        </table:table-row>
        <table:table-row table:style-name="ro1">
          <table:table-cell office:value-type="float" office:value="59.18" calcext:value-type="float">
            <text:p>59,1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17]-[.$D$1]" office:value-type="float" office:value="67.00044" calcext:value-type="float">
            <text:p>67,00044</text:p>
          </table:table-cell>
          <table:table-cell table:formula="of:=[.B517]-[.$E$1]" office:value-type="float" office:value="-0" calcext:value-type="float">
            <text:p>0</text:p>
          </table:table-cell>
          <table:table-cell/>
          <table:table-cell table:formula="of:=COM.MICROSOFT.CONCAT([.G517];&quot; &quot;;[.H517])" office:value-type="string" office:string-value="67,00044 0" calcext:value-type="string">
            <text:p>67,00044 0</text:p>
          </table:table-cell>
          <table:table-cell/>
          <table:table-cell table:formula="of:=SUBSTITUTE([.J517];&quot;,&quot;;&quot;,&quot;)" office:value-type="string" office:string-value="67,00044 0" calcext:value-type="string">
            <text:p>67,00044 0</text:p>
          </table:table-cell>
          <table:table-cell table:number-columns-repeated="2"/>
          <table:table-cell table:formula="of:=220*SQRT(2)/([.$D$6]/2)*([.A517]-[.$D$1])" office:value-type="float" office:value="118.690683853853" calcext:value-type="float">
            <text:p>118,690683853853</text:p>
          </table:table-cell>
          <table:table-cell table:number-columns-repeated="4"/>
        </table:table-row>
        <table:table-row table:style-name="ro1">
          <table:table-cell office:value-type="float" office:value="14.41" calcext:value-type="float">
            <text:p>14,41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18]-[.$D$1]" office:value-type="float" office:value="22.23044" calcext:value-type="float">
            <text:p>22,23044</text:p>
          </table:table-cell>
          <table:table-cell table:formula="of:=[.B518]-[.$E$1]" office:value-type="float" office:value="-0" calcext:value-type="float">
            <text:p>0</text:p>
          </table:table-cell>
          <table:table-cell/>
          <table:table-cell table:formula="of:=COM.MICROSOFT.CONCAT([.G518];&quot; &quot;;[.H518])" office:value-type="string" office:string-value="22,23044 0" calcext:value-type="string">
            <text:p>22,23044 0</text:p>
          </table:table-cell>
          <table:table-cell/>
          <table:table-cell table:formula="of:=SUBSTITUTE([.J518];&quot;,&quot;;&quot;,&quot;)" office:value-type="string" office:string-value="22,23044 0" calcext:value-type="string">
            <text:p>22,23044 0</text:p>
          </table:table-cell>
          <table:table-cell table:number-columns-repeated="2"/>
          <table:table-cell table:formula="of:=220*SQRT(2)/([.$D$6]/2)*([.A518]-[.$D$1])" office:value-type="float" office:value="39.3810268406007" calcext:value-type="float">
            <text:p>39,3810268406007</text:p>
          </table:table-cell>
          <table:table-cell table:number-columns-repeated="4"/>
        </table:table-row>
        <table:table-row table:style-name="ro1">
          <table:table-cell office:value-type="float" office:value="-31.11" calcext:value-type="float">
            <text:p>-31,11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19]-[.$D$1]" office:value-type="float" office:value="-23.28956" calcext:value-type="float">
            <text:p>-23,28956</text:p>
          </table:table-cell>
          <table:table-cell table:formula="of:=[.B519]-[.$E$1]" office:value-type="float" office:value="-0" calcext:value-type="float">
            <text:p>0</text:p>
          </table:table-cell>
          <table:table-cell/>
          <table:table-cell table:formula="of:=COM.MICROSOFT.CONCAT([.G519];&quot; &quot;;[.H519])" office:value-type="string" office:string-value="-23,28956 0" calcext:value-type="string">
            <text:p>-23,28956 0</text:p>
          </table:table-cell>
          <table:table-cell/>
          <table:table-cell table:formula="of:=SUBSTITUTE([.J519];&quot;,&quot;;&quot;,&quot;)" office:value-type="string" office:string-value="-23,28956 0" calcext:value-type="string">
            <text:p>-23,28956 0</text:p>
          </table:table-cell>
          <table:table-cell table:number-columns-repeated="2"/>
          <table:table-cell table:formula="of:=220*SQRT(2)/([.$D$6]/2)*([.A519]-[.$D$1])" office:value-type="float" office:value="-41.2572485054628" calcext:value-type="float">
            <text:p>-41,2572485054628</text:p>
          </table:table-cell>
          <table:table-cell table:number-columns-repeated="4"/>
        </table:table-row>
        <table:table-row table:style-name="ro1">
          <table:table-cell office:value-type="float" office:value="-73.59" calcext:value-type="float">
            <text:p>-73,59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20]-[.$D$1]" office:value-type="float" office:value="-65.76956" calcext:value-type="float">
            <text:p>-65,76956</text:p>
          </table:table-cell>
          <table:table-cell table:formula="of:=[.B520]-[.$E$1]" office:value-type="float" office:value="-0" calcext:value-type="float">
            <text:p>0</text:p>
          </table:table-cell>
          <table:table-cell/>
          <table:table-cell table:formula="of:=COM.MICROSOFT.CONCAT([.G520];&quot; &quot;;[.H520])" office:value-type="string" office:string-value="-65,76956 0" calcext:value-type="string">
            <text:p>-65,76956 0</text:p>
          </table:table-cell>
          <table:table-cell/>
          <table:table-cell table:formula="of:=SUBSTITUTE([.J520];&quot;,&quot;;&quot;,&quot;)" office:value-type="string" office:string-value="-65,76956 0" calcext:value-type="string">
            <text:p>-65,76956 0</text:p>
          </table:table-cell>
          <table:table-cell table:number-columns-repeated="2"/>
          <table:table-cell table:formula="of:=220*SQRT(2)/([.$D$6]/2)*([.A520]-[.$D$1])" office:value-type="float" office:value="-116.510190875866" calcext:value-type="float">
            <text:p>-116,510190875866</text:p>
          </table:table-cell>
          <table:table-cell table:number-columns-repeated="4"/>
        </table:table-row>
        <table:table-row table:style-name="ro1">
          <table:table-cell office:value-type="float" office:value="-113.8" calcext:value-type="float">
            <text:p>-113,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21]-[.$D$1]" office:value-type="float" office:value="-105.97956" calcext:value-type="float">
            <text:p>-105,97956</text:p>
          </table:table-cell>
          <table:table-cell table:formula="of:=[.B521]-[.$E$1]" office:value-type="float" office:value="0" calcext:value-type="float">
            <text:p>0</text:p>
          </table:table-cell>
          <table:table-cell/>
          <table:table-cell table:formula="of:=COM.MICROSOFT.CONCAT([.G521];&quot; &quot;;[.H521])" office:value-type="string" office:string-value="-105,97956 0" calcext:value-type="string">
            <text:p>-105,97956 0</text:p>
          </table:table-cell>
          <table:table-cell/>
          <table:table-cell table:formula="of:=SUBSTITUTE([.J521];&quot;,&quot;;&quot;,&quot;)" office:value-type="string" office:string-value="-105,97956 0" calcext:value-type="string">
            <text:p>-105,97956 0</text:p>
          </table:table-cell>
          <table:table-cell table:number-columns-repeated="2"/>
          <table:table-cell table:formula="of:=220*SQRT(2)/([.$D$6]/2)*([.A521]-[.$D$1])" office:value-type="float" office:value="-187.741848425629" calcext:value-type="float">
            <text:p>-187,741848425629</text:p>
          </table:table-cell>
          <table:table-cell table:number-columns-repeated="4"/>
        </table:table-row>
        <table:table-row table:style-name="ro1">
          <table:table-cell office:value-type="float" office:value="-145.66" calcext:value-type="float">
            <text:p>-145,6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22]-[.$D$1]" office:value-type="float" office:value="-137.83956" calcext:value-type="float">
            <text:p>-137,83956</text:p>
          </table:table-cell>
          <table:table-cell table:formula="of:=[.B522]-[.$E$1]" office:value-type="float" office:value="0" calcext:value-type="float">
            <text:p>0</text:p>
          </table:table-cell>
          <table:table-cell/>
          <table:table-cell table:formula="of:=COM.MICROSOFT.CONCAT([.G522];&quot; &quot;;[.H522])" office:value-type="string" office:string-value="-137,83956 0" calcext:value-type="string">
            <text:p>-137,83956 0</text:p>
          </table:table-cell>
          <table:table-cell/>
          <table:table-cell table:formula="of:=SUBSTITUTE([.J522];&quot;,&quot;;&quot;,&quot;)" office:value-type="string" office:string-value="-137,83956 0" calcext:value-type="string">
            <text:p>-137,83956 0</text:p>
          </table:table-cell>
          <table:table-cell table:number-columns-repeated="2"/>
          <table:table-cell table:formula="of:=220*SQRT(2)/([.$D$6]/2)*([.A522]-[.$D$1])" office:value-type="float" office:value="-244.181555203432" calcext:value-type="float">
            <text:p>-244,181555203432</text:p>
          </table:table-cell>
          <table:table-cell table:number-columns-repeated="4"/>
        </table:table-row>
        <table:table-row table:style-name="ro1">
          <table:table-cell office:value-type="float" office:value="-163.11" calcext:value-type="float">
            <text:p>-163,11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23]-[.$D$1]" office:value-type="float" office:value="-155.28956" calcext:value-type="float">
            <text:p>-155,28956</text:p>
          </table:table-cell>
          <table:table-cell table:formula="of:=[.B523]-[.$E$1]" office:value-type="float" office:value="-0" calcext:value-type="float">
            <text:p>0</text:p>
          </table:table-cell>
          <table:table-cell/>
          <table:table-cell table:formula="of:=COM.MICROSOFT.CONCAT([.G523];&quot; &quot;;[.H523])" office:value-type="string" office:string-value="-155,28956 0" calcext:value-type="string">
            <text:p>-155,28956 0</text:p>
          </table:table-cell>
          <table:table-cell/>
          <table:table-cell table:formula="of:=SUBSTITUTE([.J523];&quot;,&quot;;&quot;,&quot;)" office:value-type="string" office:string-value="-155,28956 0" calcext:value-type="string">
            <text:p>-155,28956 0</text:p>
          </table:table-cell>
          <table:table-cell table:number-columns-repeated="2"/>
          <table:table-cell table:formula="of:=220*SQRT(2)/([.$D$6]/2)*([.A523]-[.$D$1])" office:value-type="float" office:value="-275.094075080163" calcext:value-type="float">
            <text:p>-275,094075080163</text:p>
          </table:table-cell>
          <table:table-cell table:number-columns-repeated="4"/>
        </table:table-row>
        <table:table-row table:style-name="ro1">
          <table:table-cell office:value-type="float" office:value="-169.94" calcext:value-type="float">
            <text:p>-169,9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24]-[.$D$1]" office:value-type="float" office:value="-162.11956" calcext:value-type="float">
            <text:p>-162,11956</text:p>
          </table:table-cell>
          <table:table-cell table:formula="of:=[.B524]-[.$E$1]" office:value-type="float" office:value="0" calcext:value-type="float">
            <text:p>0</text:p>
          </table:table-cell>
          <table:table-cell/>
          <table:table-cell table:formula="of:=COM.MICROSOFT.CONCAT([.G524];&quot; &quot;;[.H524])" office:value-type="string" office:string-value="-162,11956 0" calcext:value-type="string">
            <text:p>-162,11956 0</text:p>
          </table:table-cell>
          <table:table-cell/>
          <table:table-cell table:formula="of:=SUBSTITUTE([.J524];&quot;,&quot;;&quot;,&quot;)" office:value-type="string" office:string-value="-162,11956 0" calcext:value-type="string">
            <text:p>-162,11956 0</text:p>
          </table:table-cell>
          <table:table-cell table:number-columns-repeated="2"/>
          <table:table-cell table:formula="of:=220*SQRT(2)/([.$D$6]/2)*([.A524]-[.$D$1])" office:value-type="float" office:value="-287.193359364294" calcext:value-type="float">
            <text:p>-287,193359364294</text:p>
          </table:table-cell>
          <table:table-cell table:number-columns-repeated="4"/>
        </table:table-row>
        <table:table-row table:style-name="ro1">
          <table:table-cell office:value-type="float" office:value="-169.94" calcext:value-type="float">
            <text:p>-169,94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25]-[.$D$1]" office:value-type="float" office:value="-162.11956" calcext:value-type="float">
            <text:p>-162,11956</text:p>
          </table:table-cell>
          <table:table-cell table:formula="of:=[.B525]-[.$E$1]" office:value-type="float" office:value="-0" calcext:value-type="float">
            <text:p>0</text:p>
          </table:table-cell>
          <table:table-cell/>
          <table:table-cell table:formula="of:=COM.MICROSOFT.CONCAT([.G525];&quot; &quot;;[.H525])" office:value-type="string" office:string-value="-162,11956 0" calcext:value-type="string">
            <text:p>-162,11956 0</text:p>
          </table:table-cell>
          <table:table-cell/>
          <table:table-cell table:formula="of:=SUBSTITUTE([.J525];&quot;,&quot;;&quot;,&quot;)" office:value-type="string" office:string-value="-162,11956 0" calcext:value-type="string">
            <text:p>-162,11956 0</text:p>
          </table:table-cell>
          <table:table-cell table:number-columns-repeated="2"/>
          <table:table-cell table:formula="of:=220*SQRT(2)/([.$D$6]/2)*([.A525]-[.$D$1])" office:value-type="float" office:value="-287.193359364294" calcext:value-type="float">
            <text:p>-287,193359364294</text:p>
          </table:table-cell>
          <table:table-cell table:number-columns-repeated="4"/>
        </table:table-row>
        <table:table-row table:style-name="ro1">
          <table:table-cell office:value-type="float" office:value="-152.49" calcext:value-type="float">
            <text:p>-152,4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26]-[.$D$1]" office:value-type="float" office:value="-144.66956" calcext:value-type="float">
            <text:p>-144,66956</text:p>
          </table:table-cell>
          <table:table-cell table:formula="of:=[.B526]-[.$E$1]" office:value-type="float" office:value="0" calcext:value-type="float">
            <text:p>0</text:p>
          </table:table-cell>
          <table:table-cell/>
          <table:table-cell table:formula="of:=COM.MICROSOFT.CONCAT([.G526];&quot; &quot;;[.H526])" office:value-type="string" office:string-value="-144,66956 0" calcext:value-type="string">
            <text:p>-144,66956 0</text:p>
          </table:table-cell>
          <table:table-cell/>
          <table:table-cell table:formula="of:=SUBSTITUTE([.J526];&quot;,&quot;;&quot;,&quot;)" office:value-type="string" office:string-value="-144,66956 0" calcext:value-type="string">
            <text:p>-144,66956 0</text:p>
          </table:table-cell>
          <table:table-cell table:number-columns-repeated="2"/>
          <table:table-cell table:formula="of:=220*SQRT(2)/([.$D$6]/2)*([.A526]-[.$D$1])" office:value-type="float" office:value="-256.280839487563" calcext:value-type="float">
            <text:p>-256,280839487563</text:p>
          </table:table-cell>
          <table:table-cell table:number-columns-repeated="4"/>
        </table:table-row>
        <table:table-row table:style-name="ro1">
          <table:table-cell office:value-type="float" office:value="-122.9" calcext:value-type="float">
            <text:p>-122,9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27]-[.$D$1]" office:value-type="float" office:value="-115.07956" calcext:value-type="float">
            <text:p>-115,07956</text:p>
          </table:table-cell>
          <table:table-cell table:formula="of:=[.B527]-[.$E$1]" office:value-type="float" office:value="-0" calcext:value-type="float">
            <text:p>0</text:p>
          </table:table-cell>
          <table:table-cell/>
          <table:table-cell table:formula="of:=COM.MICROSOFT.CONCAT([.G527];&quot; &quot;;[.H527])" office:value-type="string" office:string-value="-115,07956 0" calcext:value-type="string">
            <text:p>-115,07956 0</text:p>
          </table:table-cell>
          <table:table-cell/>
          <table:table-cell table:formula="of:=SUBSTITUTE([.J527];&quot;,&quot;;&quot;,&quot;)" office:value-type="string" office:string-value="-115,07956 0" calcext:value-type="string">
            <text:p>-115,07956 0</text:p>
          </table:table-cell>
          <table:table-cell table:number-columns-repeated="2"/>
          <table:table-cell table:formula="of:=220*SQRT(2)/([.$D$6]/2)*([.A527]-[.$D$1])" office:value-type="float" office:value="-203.8624175304" calcext:value-type="float">
            <text:p>-203,8624175304</text:p>
          </table:table-cell>
          <table:table-cell table:number-columns-repeated="4"/>
        </table:table-row>
        <table:table-row table:style-name="ro1">
          <table:table-cell office:value-type="float" office:value="-85.73" calcext:value-type="float">
            <text:p>-85,7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28]-[.$D$1]" office:value-type="float" office:value="-77.90956" calcext:value-type="float">
            <text:p>-77,90956</text:p>
          </table:table-cell>
          <table:table-cell table:formula="of:=[.B528]-[.$E$1]" office:value-type="float" office:value="0" calcext:value-type="float">
            <text:p>0</text:p>
          </table:table-cell>
          <table:table-cell/>
          <table:table-cell table:formula="of:=COM.MICROSOFT.CONCAT([.G528];&quot; &quot;;[.H528])" office:value-type="string" office:string-value="-77,90956 0" calcext:value-type="string">
            <text:p>-77,90956 0</text:p>
          </table:table-cell>
          <table:table-cell/>
          <table:table-cell table:formula="of:=SUBSTITUTE([.J528];&quot;,&quot;;&quot;,&quot;)" office:value-type="string" office:string-value="-77,90956 0" calcext:value-type="string">
            <text:p>-77,90956 0</text:p>
          </table:table-cell>
          <table:table-cell table:number-columns-repeated="2"/>
          <table:table-cell table:formula="of:=220*SQRT(2)/([.$D$6]/2)*([.A528]-[.$D$1])" office:value-type="float" office:value="-138.016092956297" calcext:value-type="float">
            <text:p>-138,016092956297</text:p>
          </table:table-cell>
          <table:table-cell table:number-columns-repeated="4"/>
        </table:table-row>
        <table:table-row table:style-name="ro1">
          <table:table-cell office:value-type="float" office:value="-40.97" calcext:value-type="float">
            <text:p>-40,9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29]-[.$D$1]" office:value-type="float" office:value="-33.14956" calcext:value-type="float">
            <text:p>-33,14956</text:p>
          </table:table-cell>
          <table:table-cell table:formula="of:=[.B529]-[.$E$1]" office:value-type="float" office:value="0" calcext:value-type="float">
            <text:p>0</text:p>
          </table:table-cell>
          <table:table-cell/>
          <table:table-cell table:formula="of:=COM.MICROSOFT.CONCAT([.G529];&quot; &quot;;[.H529])" office:value-type="string" office:string-value="-33,14956 0" calcext:value-type="string">
            <text:p>-33,14956 0</text:p>
          </table:table-cell>
          <table:table-cell/>
          <table:table-cell table:formula="of:=SUBSTITUTE([.J529];&quot;,&quot;;&quot;,&quot;)" office:value-type="string" office:string-value="-33,14956 0" calcext:value-type="string">
            <text:p>-33,14956 0</text:p>
          </table:table-cell>
          <table:table-cell table:number-columns-repeated="2"/>
          <table:table-cell table:formula="of:=220*SQRT(2)/([.$D$6]/2)*([.A529]-[.$D$1])" office:value-type="float" office:value="-58.7241508541488" calcext:value-type="float">
            <text:p>-58,7241508541488</text:p>
          </table:table-cell>
          <table:table-cell table:number-columns-repeated="4"/>
        </table:table-row>
        <table:table-row table:style-name="ro1">
          <table:table-cell office:value-type="float" office:value="4.55" calcext:value-type="float">
            <text:p>4,5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30]-[.$D$1]" office:value-type="float" office:value="12.37044" calcext:value-type="float">
            <text:p>12,37044</text:p>
          </table:table-cell>
          <table:table-cell table:formula="of:=[.B530]-[.$E$1]" office:value-type="float" office:value="0" calcext:value-type="float">
            <text:p>0</text:p>
          </table:table-cell>
          <table:table-cell/>
          <table:table-cell table:formula="of:=COM.MICROSOFT.CONCAT([.G530];&quot; &quot;;[.H530])" office:value-type="string" office:string-value="12,37044 0" calcext:value-type="string">
            <text:p>12,37044 0</text:p>
          </table:table-cell>
          <table:table-cell/>
          <table:table-cell table:formula="of:=SUBSTITUTE([.J530];&quot;,&quot;;&quot;,&quot;)" office:value-type="string" office:string-value="12,37044 0" calcext:value-type="string">
            <text:p>12,37044 0</text:p>
          </table:table-cell>
          <table:table-cell table:number-columns-repeated="2"/>
          <table:table-cell table:formula="of:=220*SQRT(2)/([.$D$6]/2)*([.A530]-[.$D$1])" office:value-type="float" office:value="21.9141244919147" calcext:value-type="float">
            <text:p>21,9141244919147</text:p>
          </table:table-cell>
          <table:table-cell table:number-columns-repeated="4"/>
        </table:table-row>
        <table:table-row table:style-name="ro1">
          <table:table-cell office:value-type="float" office:value="47.8" calcext:value-type="float">
            <text:p>47,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31]-[.$D$1]" office:value-type="float" office:value="55.62044" calcext:value-type="float">
            <text:p>55,62044</text:p>
          </table:table-cell>
          <table:table-cell table:formula="of:=[.B531]-[.$E$1]" office:value-type="float" office:value="0" calcext:value-type="float">
            <text:p>0</text:p>
          </table:table-cell>
          <table:table-cell/>
          <table:table-cell table:formula="of:=COM.MICROSOFT.CONCAT([.G531];&quot; &quot;;[.H531])" office:value-type="string" office:string-value="55,62044 0" calcext:value-type="string">
            <text:p>55,62044 0</text:p>
          </table:table-cell>
          <table:table-cell/>
          <table:table-cell table:formula="of:=SUBSTITUTE([.J531];&quot;,&quot;;&quot;,&quot;)" office:value-type="string" office:string-value="55,62044 0" calcext:value-type="string">
            <text:p>55,62044 0</text:p>
          </table:table-cell>
          <table:table-cell table:number-columns-repeated="2"/>
          <table:table-cell table:formula="of:=220*SQRT(2)/([.$D$6]/2)*([.A531]-[.$D$1])" office:value-type="float" office:value="98.5311150173375" calcext:value-type="float">
            <text:p>98,5311150173375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32]-[.$D$1]" office:value-type="float" office:value="95.82044" calcext:value-type="float">
            <text:p>95,82044</text:p>
          </table:table-cell>
          <table:table-cell table:formula="of:=[.B532]-[.$E$1]" office:value-type="float" office:value="-0" calcext:value-type="float">
            <text:p>0</text:p>
          </table:table-cell>
          <table:table-cell/>
          <table:table-cell table:formula="of:=COM.MICROSOFT.CONCAT([.G532];&quot; &quot;;[.H532])" office:value-type="string" office:string-value="95,82044 0" calcext:value-type="string">
            <text:p>95,82044 0</text:p>
          </table:table-cell>
          <table:table-cell/>
          <table:table-cell table:formula="of:=SUBSTITUTE([.J532];&quot;,&quot;;&quot;,&quot;)" office:value-type="string" office:string-value="95,82044 0" calcext:value-type="string">
            <text:p>95,82044 0</text:p>
          </table:table-cell>
          <table:table-cell table:number-columns-repeated="2"/>
          <table:table-cell table:formula="of:=220*SQRT(2)/([.$D$6]/2)*([.A532]-[.$D$1])" office:value-type="float" office:value="169.745057655996" calcext:value-type="float">
            <text:p>169,745057655996</text:p>
          </table:table-cell>
          <table:table-cell table:number-columns-repeated="4"/>
        </table:table-row>
        <table:table-row table:style-name="ro1">
          <table:table-cell office:value-type="float" office:value="124.42" calcext:value-type="float">
            <text:p>124,42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33]-[.$D$1]" office:value-type="float" office:value="132.24044" calcext:value-type="float">
            <text:p>132,24044</text:p>
          </table:table-cell>
          <table:table-cell table:formula="of:=[.B533]-[.$E$1]" office:value-type="float" office:value="-0" calcext:value-type="float">
            <text:p>0</text:p>
          </table:table-cell>
          <table:table-cell/>
          <table:table-cell table:formula="of:=COM.MICROSOFT.CONCAT([.G533];&quot; &quot;;[.H533])" office:value-type="string" office:string-value="132,24044 0" calcext:value-type="string">
            <text:p>132,24044 0</text:p>
          </table:table-cell>
          <table:table-cell/>
          <table:table-cell table:formula="of:=SUBSTITUTE([.J533];&quot;,&quot;;&quot;,&quot;)" office:value-type="string" office:string-value="132,24044 0" calcext:value-type="string">
            <text:p>132,24044 0</text:p>
          </table:table-cell>
          <table:table-cell table:number-columns-repeated="2"/>
          <table:table-cell table:formula="of:=220*SQRT(2)/([.$D$6]/2)*([.A533]-[.$D$1])" office:value-type="float" office:value="234.262763897289" calcext:value-type="float">
            <text:p>234,262763897289</text:p>
          </table:table-cell>
          <table:table-cell table:number-columns-repeated="4"/>
        </table:table-row>
        <table:table-row table:style-name="ro1">
          <table:table-cell office:value-type="float" office:value="147.94" calcext:value-type="float">
            <text:p>147,9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34]-[.$D$1]" office:value-type="float" office:value="155.76044" calcext:value-type="float">
            <text:p>155,76044</text:p>
          </table:table-cell>
          <table:table-cell table:formula="of:=[.B534]-[.$E$1]" office:value-type="float" office:value="0" calcext:value-type="float">
            <text:p>0</text:p>
          </table:table-cell>
          <table:table-cell/>
          <table:table-cell table:formula="of:=COM.MICROSOFT.CONCAT([.G534];&quot; &quot;;[.H534])" office:value-type="string" office:string-value="155,76044 0" calcext:value-type="string">
            <text:p>155,76044 0</text:p>
          </table:table-cell>
          <table:table-cell/>
          <table:table-cell table:formula="of:=SUBSTITUTE([.J534];&quot;,&quot;;&quot;,&quot;)" office:value-type="string" office:string-value="155,76044 0" calcext:value-type="string">
            <text:p>155,76044 0</text:p>
          </table:table-cell>
          <table:table-cell table:number-columns-repeated="2"/>
          <table:table-cell table:formula="of:=220*SQRT(2)/([.$D$6]/2)*([.A534]-[.$D$1])" office:value-type="float" office:value="275.928234814235" calcext:value-type="float">
            <text:p>275,928234814235</text:p>
          </table:table-cell>
          <table:table-cell table:number-columns-repeated="4"/>
        </table:table-row>
        <table:table-row table:style-name="ro1">
          <table:table-cell office:value-type="float" office:value="160.08" calcext:value-type="float">
            <text:p>160,0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35]-[.$D$1]" office:value-type="float" office:value="167.90044" calcext:value-type="float">
            <text:p>167,90044</text:p>
          </table:table-cell>
          <table:table-cell table:formula="of:=[.B535]-[.$E$1]" office:value-type="float" office:value="-0" calcext:value-type="float">
            <text:p>0</text:p>
          </table:table-cell>
          <table:table-cell/>
          <table:table-cell table:formula="of:=COM.MICROSOFT.CONCAT([.G535];&quot; &quot;;[.H535])" office:value-type="string" office:string-value="167,90044 0" calcext:value-type="string">
            <text:p>167,90044 0</text:p>
          </table:table-cell>
          <table:table-cell/>
          <table:table-cell table:formula="of:=SUBSTITUTE([.J535];&quot;,&quot;;&quot;,&quot;)" office:value-type="string" office:string-value="167,90044 0" calcext:value-type="string">
            <text:p>167,90044 0</text:p>
          </table:table-cell>
          <table:table-cell table:number-columns-repeated="2"/>
          <table:table-cell table:formula="of:=220*SQRT(2)/([.$D$6]/2)*([.A535]-[.$D$1])" office:value-type="float" office:value="297.434136894666" calcext:value-type="float">
            <text:p>297,434136894666</text:p>
          </table:table-cell>
          <table:table-cell table:number-columns-repeated="4"/>
        </table:table-row>
        <table:table-row table:style-name="ro1">
          <table:table-cell office:value-type="float" office:value="164.63" calcext:value-type="float">
            <text:p>164,63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36]-[.$D$1]" office:value-type="float" office:value="172.45044" calcext:value-type="float">
            <text:p>172,45044</text:p>
          </table:table-cell>
          <table:table-cell table:formula="of:=[.B536]-[.$E$1]" office:value-type="float" office:value="-0" calcext:value-type="float">
            <text:p>0</text:p>
          </table:table-cell>
          <table:table-cell/>
          <table:table-cell table:formula="of:=COM.MICROSOFT.CONCAT([.G536];&quot; &quot;;[.H536])" office:value-type="string" office:string-value="172,45044 0" calcext:value-type="string">
            <text:p>172,45044 0</text:p>
          </table:table-cell>
          <table:table-cell/>
          <table:table-cell table:formula="of:=SUBSTITUTE([.J536];&quot;,&quot;;&quot;,&quot;)" office:value-type="string" office:string-value="172,45044 0" calcext:value-type="string">
            <text:p>172,45044 0</text:p>
          </table:table-cell>
          <table:table-cell table:number-columns-repeated="2"/>
          <table:table-cell table:formula="of:=220*SQRT(2)/([.$D$6]/2)*([.A536]-[.$D$1])" office:value-type="float" office:value="305.494421447052" calcext:value-type="float">
            <text:p>305,494421447052</text:p>
          </table:table-cell>
          <table:table-cell table:number-columns-repeated="4"/>
        </table:table-row>
        <table:table-row table:style-name="ro1">
          <table:table-cell office:value-type="float" office:value="154.77" calcext:value-type="float">
            <text:p>154,7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37]-[.$D$1]" office:value-type="float" office:value="162.59044" calcext:value-type="float">
            <text:p>162,59044</text:p>
          </table:table-cell>
          <table:table-cell table:formula="of:=[.B537]-[.$E$1]" office:value-type="float" office:value="0" calcext:value-type="float">
            <text:p>0</text:p>
          </table:table-cell>
          <table:table-cell/>
          <table:table-cell table:formula="of:=COM.MICROSOFT.CONCAT([.G537];&quot; &quot;;[.H537])" office:value-type="string" office:string-value="162,59044 0" calcext:value-type="string">
            <text:p>162,59044 0</text:p>
          </table:table-cell>
          <table:table-cell/>
          <table:table-cell table:formula="of:=SUBSTITUTE([.J537];&quot;,&quot;;&quot;,&quot;)" office:value-type="string" office:string-value="162,59044 0" calcext:value-type="string">
            <text:p>162,59044 0</text:p>
          </table:table-cell>
          <table:table-cell table:number-columns-repeated="2"/>
          <table:table-cell table:formula="of:=220*SQRT(2)/([.$D$6]/2)*([.A537]-[.$D$1])" office:value-type="float" office:value="288.027519098366" calcext:value-type="float">
            <text:p>288,027519098366</text:p>
          </table:table-cell>
          <table:table-cell table:number-columns-repeated="4"/>
        </table:table-row>
        <table:table-row table:style-name="ro1">
          <table:table-cell office:value-type="float" office:value="125.94" calcext:value-type="float">
            <text:p>125,94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38]-[.$D$1]" office:value-type="float" office:value="133.76044" calcext:value-type="float">
            <text:p>133,76044</text:p>
          </table:table-cell>
          <table:table-cell table:formula="of:=[.B538]-[.$E$1]" office:value-type="float" office:value="-0" calcext:value-type="float">
            <text:p>0</text:p>
          </table:table-cell>
          <table:table-cell/>
          <table:table-cell table:formula="of:=COM.MICROSOFT.CONCAT([.G538];&quot; &quot;;[.H538])" office:value-type="string" office:string-value="133,76044 0" calcext:value-type="string">
            <text:p>133,76044 0</text:p>
          </table:table-cell>
          <table:table-cell/>
          <table:table-cell table:formula="of:=SUBSTITUTE([.J538];&quot;,&quot;;&quot;,&quot;)" office:value-type="string" office:string-value="133,76044 0" calcext:value-type="string">
            <text:p>133,76044 0</text:p>
          </table:table-cell>
          <table:table-cell table:number-columns-repeated="2"/>
          <table:table-cell table:formula="of:=220*SQRT(2)/([.$D$6]/2)*([.A538]-[.$D$1])" office:value-type="float" office:value="236.955430385119" calcext:value-type="float">
            <text:p>236,955430385119</text:p>
          </table:table-cell>
          <table:table-cell table:number-columns-repeated="4"/>
        </table:table-row>
        <table:table-row table:style-name="ro1">
          <table:table-cell office:value-type="float" office:value="90.28" calcext:value-type="float">
            <text:p>90,2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39]-[.$D$1]" office:value-type="float" office:value="98.10044" calcext:value-type="float">
            <text:p>98,10044</text:p>
          </table:table-cell>
          <table:table-cell table:formula="of:=[.B539]-[.$E$1]" office:value-type="float" office:value="-0" calcext:value-type="float">
            <text:p>0</text:p>
          </table:table-cell>
          <table:table-cell/>
          <table:table-cell table:formula="of:=COM.MICROSOFT.CONCAT([.G539];&quot; &quot;;[.H539])" office:value-type="string" office:string-value="98,10044 0" calcext:value-type="string">
            <text:p>98,10044 0</text:p>
          </table:table-cell>
          <table:table-cell/>
          <table:table-cell table:formula="of:=SUBSTITUTE([.J539];&quot;,&quot;;&quot;,&quot;)" office:value-type="string" office:string-value="98,10044 0" calcext:value-type="string">
            <text:p>98,10044 0</text:p>
          </table:table-cell>
          <table:table-cell table:number-columns-repeated="2"/>
          <table:table-cell table:formula="of:=220*SQRT(2)/([.$D$6]/2)*([.A539]-[.$D$1])" office:value-type="float" office:value="173.784057387741" calcext:value-type="float">
            <text:p>173,784057387741</text:p>
          </table:table-cell>
          <table:table-cell table:number-columns-repeated="4"/>
        </table:table-row>
        <table:table-row table:style-name="ro1">
          <table:table-cell office:value-type="float" office:value="48.55" calcext:value-type="float">
            <text:p>48,5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40]-[.$D$1]" office:value-type="float" office:value="56.37044" calcext:value-type="float">
            <text:p>56,37044</text:p>
          </table:table-cell>
          <table:table-cell table:formula="of:=[.B540]-[.$E$1]" office:value-type="float" office:value="0" calcext:value-type="float">
            <text:p>0</text:p>
          </table:table-cell>
          <table:table-cell/>
          <table:table-cell table:formula="of:=COM.MICROSOFT.CONCAT([.G540];&quot; &quot;;[.H540])" office:value-type="string" office:string-value="56,37044 0" calcext:value-type="string">
            <text:p>56,37044 0</text:p>
          </table:table-cell>
          <table:table-cell/>
          <table:table-cell table:formula="of:=SUBSTITUTE([.J540];&quot;,&quot;;&quot;,&quot;)" office:value-type="string" office:string-value="56,37044 0" calcext:value-type="string">
            <text:p>56,37044 0</text:p>
          </table:table-cell>
          <table:table-cell table:number-columns-repeated="2"/>
          <table:table-cell table:formula="of:=220*SQRT(2)/([.$D$6]/2)*([.A540]-[.$D$1])" office:value-type="float" office:value="99.8597333501482" calcext:value-type="float">
            <text:p>99,8597333501482</text:p>
          </table:table-cell>
          <table:table-cell table:number-columns-repeated="4"/>
        </table:table-row>
        <table:table-row table:style-name="ro1">
          <table:table-cell office:value-type="float" office:value="5.31" calcext:value-type="float">
            <text:p>5,31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41]-[.$D$1]" office:value-type="float" office:value="13.13044" calcext:value-type="float">
            <text:p>13,13044</text:p>
          </table:table-cell>
          <table:table-cell table:formula="of:=[.B541]-[.$E$1]" office:value-type="float" office:value="-0" calcext:value-type="float">
            <text:p>0</text:p>
          </table:table-cell>
          <table:table-cell/>
          <table:table-cell table:formula="of:=COM.MICROSOFT.CONCAT([.G541];&quot; &quot;;[.H541])" office:value-type="string" office:string-value="13,13044 0" calcext:value-type="string">
            <text:p>13,13044 0</text:p>
          </table:table-cell>
          <table:table-cell/>
          <table:table-cell table:formula="of:=SUBSTITUTE([.J541];&quot;,&quot;;&quot;,&quot;)" office:value-type="string" office:string-value="13,13044 0" calcext:value-type="string">
            <text:p>13,13044 0</text:p>
          </table:table-cell>
          <table:table-cell table:number-columns-repeated="2"/>
          <table:table-cell table:formula="of:=220*SQRT(2)/([.$D$6]/2)*([.A541]-[.$D$1])" office:value-type="float" office:value="23.2604577358296" calcext:value-type="float">
            <text:p>23,2604577358296</text:p>
          </table:table-cell>
          <table:table-cell table:number-columns-repeated="4"/>
        </table:table-row>
        <table:table-row table:style-name="ro1">
          <table:table-cell office:value-type="float" office:value="-40.97" calcext:value-type="float">
            <text:p>-40,9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42]-[.$D$1]" office:value-type="float" office:value="-33.14956" calcext:value-type="float">
            <text:p>-33,14956</text:p>
          </table:table-cell>
          <table:table-cell table:formula="of:=[.B542]-[.$E$1]" office:value-type="float" office:value="-0" calcext:value-type="float">
            <text:p>0</text:p>
          </table:table-cell>
          <table:table-cell/>
          <table:table-cell table:formula="of:=COM.MICROSOFT.CONCAT([.G542];&quot; &quot;;[.H542])" office:value-type="string" office:string-value="-33,14956 0" calcext:value-type="string">
            <text:p>-33,14956 0</text:p>
          </table:table-cell>
          <table:table-cell/>
          <table:table-cell table:formula="of:=SUBSTITUTE([.J542];&quot;,&quot;;&quot;,&quot;)" office:value-type="string" office:string-value="-33,14956 0" calcext:value-type="string">
            <text:p>-33,14956 0</text:p>
          </table:table-cell>
          <table:table-cell table:number-columns-repeated="2"/>
          <table:table-cell table:formula="of:=220*SQRT(2)/([.$D$6]/2)*([.A542]-[.$D$1])" office:value-type="float" office:value="-58.7241508541488" calcext:value-type="float">
            <text:p>-58,7241508541488</text:p>
          </table:table-cell>
          <table:table-cell table:number-columns-repeated="4"/>
        </table:table-row>
        <table:table-row table:style-name="ro1">
          <table:table-cell office:value-type="float" office:value="-86.49" calcext:value-type="float">
            <text:p>-86,49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43]-[.$D$1]" office:value-type="float" office:value="-78.66956" calcext:value-type="float">
            <text:p>-78,66956</text:p>
          </table:table-cell>
          <table:table-cell table:formula="of:=[.B543]-[.$E$1]" office:value-type="float" office:value="-0" calcext:value-type="float">
            <text:p>0</text:p>
          </table:table-cell>
          <table:table-cell/>
          <table:table-cell table:formula="of:=COM.MICROSOFT.CONCAT([.G543];&quot; &quot;;[.H543])" office:value-type="string" office:string-value="-78,66956 0" calcext:value-type="string">
            <text:p>-78,66956 0</text:p>
          </table:table-cell>
          <table:table-cell/>
          <table:table-cell table:formula="of:=SUBSTITUTE([.J543];&quot;,&quot;;&quot;,&quot;)" office:value-type="string" office:string-value="-78,66956 0" calcext:value-type="string">
            <text:p>-78,66956 0</text:p>
          </table:table-cell>
          <table:table-cell table:number-columns-repeated="2"/>
          <table:table-cell table:formula="of:=220*SQRT(2)/([.$D$6]/2)*([.A543]-[.$D$1])" office:value-type="float" office:value="-139.362426200212" calcext:value-type="float">
            <text:p>-139,362426200212</text:p>
          </table:table-cell>
          <table:table-cell table:number-columns-repeated="4"/>
        </table:table-row>
        <table:table-row table:style-name="ro1">
          <table:table-cell office:value-type="float" office:value="-128.97" calcext:value-type="float">
            <text:p>-128,9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44]-[.$D$1]" office:value-type="float" office:value="-121.14956" calcext:value-type="float">
            <text:p>-121,14956</text:p>
          </table:table-cell>
          <table:table-cell table:formula="of:=[.B544]-[.$E$1]" office:value-type="float" office:value="-0" calcext:value-type="float">
            <text:p>0</text:p>
          </table:table-cell>
          <table:table-cell/>
          <table:table-cell table:formula="of:=COM.MICROSOFT.CONCAT([.G544];&quot; &quot;;[.H544])" office:value-type="string" office:string-value="-121,14956 0" calcext:value-type="string">
            <text:p>-121,14956 0</text:p>
          </table:table-cell>
          <table:table-cell/>
          <table:table-cell table:formula="of:=SUBSTITUTE([.J544];&quot;,&quot;;&quot;,&quot;)" office:value-type="string" office:string-value="-121,14956 0" calcext:value-type="string">
            <text:p>-121,14956 0</text:p>
          </table:table-cell>
          <table:table-cell table:number-columns-repeated="2"/>
          <table:table-cell table:formula="of:=220*SQRT(2)/([.$D$6]/2)*([.A544]-[.$D$1])" office:value-type="float" office:value="-214.615368570616" calcext:value-type="float">
            <text:p>-214,615368570616</text:p>
          </table:table-cell>
          <table:table-cell table:number-columns-repeated="4"/>
        </table:table-row>
        <table:table-row table:style-name="ro1">
          <table:table-cell office:value-type="float" office:value="-149.46" calcext:value-type="float">
            <text:p>-149,46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45]-[.$D$1]" office:value-type="float" office:value="-141.63956" calcext:value-type="float">
            <text:p>-141,63956</text:p>
          </table:table-cell>
          <table:table-cell table:formula="of:=[.B545]-[.$E$1]" office:value-type="float" office:value="-0" calcext:value-type="float">
            <text:p>0</text:p>
          </table:table-cell>
          <table:table-cell/>
          <table:table-cell table:formula="of:=COM.MICROSOFT.CONCAT([.G545];&quot; &quot;;[.H545])" office:value-type="string" office:string-value="-141,63956 0" calcext:value-type="string">
            <text:p>-141,63956 0</text:p>
          </table:table-cell>
          <table:table-cell/>
          <table:table-cell table:formula="of:=SUBSTITUTE([.J545];&quot;,&quot;;&quot;,&quot;)" office:value-type="string" office:string-value="-141,63956 0" calcext:value-type="string">
            <text:p>-141,63956 0</text:p>
          </table:table-cell>
          <table:table-cell table:number-columns-repeated="2"/>
          <table:table-cell table:formula="of:=220*SQRT(2)/([.$D$6]/2)*([.A545]-[.$D$1])" office:value-type="float" office:value="-250.913221423007" calcext:value-type="float">
            <text:p>-250,913221423007</text:p>
          </table:table-cell>
          <table:table-cell table:number-columns-repeated="4"/>
        </table:table-row>
        <table:table-row table:style-name="ro1">
          <table:table-cell office:value-type="float" office:value="-164.63" calcext:value-type="float">
            <text:p>-164,63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46]-[.$D$1]" office:value-type="float" office:value="-156.80956" calcext:value-type="float">
            <text:p>-156,80956</text:p>
          </table:table-cell>
          <table:table-cell table:formula="of:=[.B546]-[.$E$1]" office:value-type="float" office:value="-0" calcext:value-type="float">
            <text:p>0</text:p>
          </table:table-cell>
          <table:table-cell/>
          <table:table-cell table:formula="of:=COM.MICROSOFT.CONCAT([.G546];&quot; &quot;;[.H546])" office:value-type="string" office:string-value="-156,80956 0" calcext:value-type="string">
            <text:p>-156,80956 0</text:p>
          </table:table-cell>
          <table:table-cell/>
          <table:table-cell table:formula="of:=SUBSTITUTE([.J546];&quot;,&quot;;&quot;,&quot;)" office:value-type="string" office:string-value="-156,80956 0" calcext:value-type="string">
            <text:p>-156,80956 0</text:p>
          </table:table-cell>
          <table:table-cell table:number-columns-repeated="2"/>
          <table:table-cell table:formula="of:=220*SQRT(2)/([.$D$6]/2)*([.A546]-[.$D$1])" office:value-type="float" office:value="-277.786741567993" calcext:value-type="float">
            <text:p>-277,786741567993</text:p>
          </table:table-cell>
          <table:table-cell table:number-columns-repeated="4"/>
        </table:table-row>
        <table:table-row table:style-name="ro1">
          <table:table-cell office:value-type="float" office:value="-170.7" calcext:value-type="float">
            <text:p>-170,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47]-[.$D$1]" office:value-type="float" office:value="-162.87956" calcext:value-type="float">
            <text:p>-162,87956</text:p>
          </table:table-cell>
          <table:table-cell table:formula="of:=[.B547]-[.$E$1]" office:value-type="float" office:value="-0" calcext:value-type="float">
            <text:p>0</text:p>
          </table:table-cell>
          <table:table-cell/>
          <table:table-cell table:formula="of:=COM.MICROSOFT.CONCAT([.G547];&quot; &quot;;[.H547])" office:value-type="string" office:string-value="-162,87956 0" calcext:value-type="string">
            <text:p>-162,87956 0</text:p>
          </table:table-cell>
          <table:table-cell/>
          <table:table-cell table:formula="of:=SUBSTITUTE([.J547];&quot;,&quot;;&quot;,&quot;)" office:value-type="string" office:string-value="-162,87956 0" calcext:value-type="string">
            <text:p>-162,87956 0</text:p>
          </table:table-cell>
          <table:table-cell table:number-columns-repeated="2"/>
          <table:table-cell table:formula="of:=220*SQRT(2)/([.$D$6]/2)*([.A547]-[.$D$1])" office:value-type="float" office:value="-288.539692608209" calcext:value-type="float">
            <text:p>-288,539692608209</text:p>
          </table:table-cell>
          <table:table-cell table:number-columns-repeated="4"/>
        </table:table-row>
        <table:table-row table:style-name="ro1">
          <table:table-cell office:value-type="float" office:value="-166.15" calcext:value-type="float">
            <text:p>-166,1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48]-[.$D$1]" office:value-type="float" office:value="-158.32956" calcext:value-type="float">
            <text:p>-158,32956</text:p>
          </table:table-cell>
          <table:table-cell table:formula="of:=[.B548]-[.$E$1]" office:value-type="float" office:value="0" calcext:value-type="float">
            <text:p>0</text:p>
          </table:table-cell>
          <table:table-cell/>
          <table:table-cell table:formula="of:=COM.MICROSOFT.CONCAT([.G548];&quot; &quot;;[.H548])" office:value-type="string" office:string-value="-158,32956 0" calcext:value-type="string">
            <text:p>-158,32956 0</text:p>
          </table:table-cell>
          <table:table-cell/>
          <table:table-cell table:formula="of:=SUBSTITUTE([.J548];&quot;,&quot;;&quot;,&quot;)" office:value-type="string" office:string-value="-158,32956 0" calcext:value-type="string">
            <text:p>-158,32956 0</text:p>
          </table:table-cell>
          <table:table-cell table:number-columns-repeated="2"/>
          <table:table-cell table:formula="of:=220*SQRT(2)/([.$D$6]/2)*([.A548]-[.$D$1])" office:value-type="float" office:value="-280.479408055823" calcext:value-type="float">
            <text:p>-280,479408055823</text:p>
          </table:table-cell>
          <table:table-cell table:number-columns-repeated="4"/>
        </table:table-row>
        <table:table-row table:style-name="ro1">
          <table:table-cell office:value-type="float" office:value="-145.66" calcext:value-type="float">
            <text:p>-145,66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49]-[.$D$1]" office:value-type="float" office:value="-137.83956" calcext:value-type="float">
            <text:p>-137,83956</text:p>
          </table:table-cell>
          <table:table-cell table:formula="of:=[.B549]-[.$E$1]" office:value-type="float" office:value="-0" calcext:value-type="float">
            <text:p>0</text:p>
          </table:table-cell>
          <table:table-cell/>
          <table:table-cell table:formula="of:=COM.MICROSOFT.CONCAT([.G549];&quot; &quot;;[.H549])" office:value-type="string" office:string-value="-137,83956 0" calcext:value-type="string">
            <text:p>-137,83956 0</text:p>
          </table:table-cell>
          <table:table-cell/>
          <table:table-cell table:formula="of:=SUBSTITUTE([.J549];&quot;,&quot;;&quot;,&quot;)" office:value-type="string" office:string-value="-137,83956 0" calcext:value-type="string">
            <text:p>-137,83956 0</text:p>
          </table:table-cell>
          <table:table-cell table:number-columns-repeated="2"/>
          <table:table-cell table:formula="of:=220*SQRT(2)/([.$D$6]/2)*([.A549]-[.$D$1])" office:value-type="float" office:value="-244.181555203432" calcext:value-type="float">
            <text:p>-244,181555203432</text:p>
          </table:table-cell>
          <table:table-cell table:number-columns-repeated="4"/>
        </table:table-row>
        <table:table-row table:style-name="ro1">
          <table:table-cell office:value-type="float" office:value="-115.32" calcext:value-type="float">
            <text:p>-115,3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50]-[.$D$1]" office:value-type="float" office:value="-107.49956" calcext:value-type="float">
            <text:p>-107,49956</text:p>
          </table:table-cell>
          <table:table-cell table:formula="of:=[.B550]-[.$E$1]" office:value-type="float" office:value="0" calcext:value-type="float">
            <text:p>0</text:p>
          </table:table-cell>
          <table:table-cell/>
          <table:table-cell table:formula="of:=COM.MICROSOFT.CONCAT([.G550];&quot; &quot;;[.H550])" office:value-type="string" office:string-value="-107,49956 0" calcext:value-type="string">
            <text:p>-107,49956 0</text:p>
          </table:table-cell>
          <table:table-cell/>
          <table:table-cell table:formula="of:=SUBSTITUTE([.J550];&quot;,&quot;;&quot;,&quot;)" office:value-type="string" office:string-value="-107,49956 0" calcext:value-type="string">
            <text:p>-107,49956 0</text:p>
          </table:table-cell>
          <table:table-cell table:number-columns-repeated="2"/>
          <table:table-cell table:formula="of:=220*SQRT(2)/([.$D$6]/2)*([.A550]-[.$D$1])" office:value-type="float" office:value="-190.434514913459" calcext:value-type="float">
            <text:p>-190,434514913459</text:p>
          </table:table-cell>
          <table:table-cell table:number-columns-repeated="4"/>
        </table:table-row>
        <table:table-row table:style-name="ro1">
          <table:table-cell office:value-type="float" office:value="-76.62" calcext:value-type="float">
            <text:p>-76,62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51]-[.$D$1]" office:value-type="float" office:value="-68.79956" calcext:value-type="float">
            <text:p>-68,79956</text:p>
          </table:table-cell>
          <table:table-cell table:formula="of:=[.B551]-[.$E$1]" office:value-type="float" office:value="-0" calcext:value-type="float">
            <text:p>0</text:p>
          </table:table-cell>
          <table:table-cell/>
          <table:table-cell table:formula="of:=COM.MICROSOFT.CONCAT([.G551];&quot; &quot;;[.H551])" office:value-type="string" office:string-value="-68,79956 0" calcext:value-type="string">
            <text:p>-68,79956 0</text:p>
          </table:table-cell>
          <table:table-cell/>
          <table:table-cell table:formula="of:=SUBSTITUTE([.J551];&quot;,&quot;;&quot;,&quot;)" office:value-type="string" office:string-value="-68,79956 0" calcext:value-type="string">
            <text:p>-68,79956 0</text:p>
          </table:table-cell>
          <table:table-cell table:number-columns-repeated="2"/>
          <table:table-cell table:formula="of:=220*SQRT(2)/([.$D$6]/2)*([.A551]-[.$D$1])" office:value-type="float" office:value="-121.877808940422" calcext:value-type="float">
            <text:p>-121,877808940422</text:p>
          </table:table-cell>
          <table:table-cell table:number-columns-repeated="4"/>
        </table:table-row>
        <table:table-row table:style-name="ro1">
          <table:table-cell office:value-type="float" office:value="-31.11" calcext:value-type="float">
            <text:p>-31,1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52]-[.$D$1]" office:value-type="float" office:value="-23.28956" calcext:value-type="float">
            <text:p>-23,28956</text:p>
          </table:table-cell>
          <table:table-cell table:formula="of:=[.B552]-[.$E$1]" office:value-type="float" office:value="0" calcext:value-type="float">
            <text:p>0</text:p>
          </table:table-cell>
          <table:table-cell/>
          <table:table-cell table:formula="of:=COM.MICROSOFT.CONCAT([.G552];&quot; &quot;;[.H552])" office:value-type="string" office:string-value="-23,28956 0" calcext:value-type="string">
            <text:p>-23,28956 0</text:p>
          </table:table-cell>
          <table:table-cell/>
          <table:table-cell table:formula="of:=SUBSTITUTE([.J552];&quot;,&quot;;&quot;,&quot;)" office:value-type="string" office:string-value="-23,28956 0" calcext:value-type="string">
            <text:p>-23,28956 0</text:p>
          </table:table-cell>
          <table:table-cell table:number-columns-repeated="2"/>
          <table:table-cell table:formula="of:=220*SQRT(2)/([.$D$6]/2)*([.A552]-[.$D$1])" office:value-type="float" office:value="-41.2572485054628" calcext:value-type="float">
            <text:p>-41,2572485054628</text:p>
          </table:table-cell>
          <table:table-cell table:number-columns-repeated="4"/>
        </table:table-row>
        <table:table-row table:style-name="ro1"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53]-[.$D$1]" office:value-type="float" office:value="20.72044" calcext:value-type="float">
            <text:p>20,72044</text:p>
          </table:table-cell>
          <table:table-cell table:formula="of:=[.B553]-[.$E$1]" office:value-type="float" office:value="0" calcext:value-type="float">
            <text:p>0</text:p>
          </table:table-cell>
          <table:table-cell/>
          <table:table-cell table:formula="of:=COM.MICROSOFT.CONCAT([.G553];&quot; &quot;;[.H553])" office:value-type="string" office:string-value="20,72044 0" calcext:value-type="string">
            <text:p>20,72044 0</text:p>
          </table:table-cell>
          <table:table-cell/>
          <table:table-cell table:formula="of:=SUBSTITUTE([.J553];&quot;,&quot;;&quot;,&quot;)" office:value-type="string" office:string-value="20,72044 0" calcext:value-type="string">
            <text:p>20,72044 0</text:p>
          </table:table-cell>
          <table:table-cell table:number-columns-repeated="2"/>
          <table:table-cell table:formula="of:=220*SQRT(2)/([.$D$6]/2)*([.A553]-[.$D$1])" office:value-type="float" office:value="36.7060752638749" calcext:value-type="float">
            <text:p>36,7060752638749</text:p>
          </table:table-cell>
          <table:table-cell table:number-columns-repeated="4"/>
        </table:table-row>
        <table:table-row table:style-name="ro1">
          <table:table-cell office:value-type="float" office:value="54.62" calcext:value-type="float">
            <text:p>54,6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54]-[.$D$1]" office:value-type="float" office:value="62.44044" calcext:value-type="float">
            <text:p>62,44044</text:p>
          </table:table-cell>
          <table:table-cell table:formula="of:=[.B554]-[.$E$1]" office:value-type="float" office:value="0" calcext:value-type="float">
            <text:p>0</text:p>
          </table:table-cell>
          <table:table-cell/>
          <table:table-cell table:formula="of:=COM.MICROSOFT.CONCAT([.G554];&quot; &quot;;[.H554])" office:value-type="string" office:string-value="62,44044 0" calcext:value-type="string">
            <text:p>62,44044 0</text:p>
          </table:table-cell>
          <table:table-cell/>
          <table:table-cell table:formula="of:=SUBSTITUTE([.J554];&quot;,&quot;;&quot;,&quot;)" office:value-type="string" office:string-value="62,44044 0" calcext:value-type="string">
            <text:p>62,44044 0</text:p>
          </table:table-cell>
          <table:table-cell table:number-columns-repeated="2"/>
          <table:table-cell table:formula="of:=220*SQRT(2)/([.$D$6]/2)*([.A554]-[.$D$1])" office:value-type="float" office:value="110.612684390364" calcext:value-type="float">
            <text:p>110,612684390364</text:p>
          </table:table-cell>
          <table:table-cell table:number-columns-repeated="4"/>
        </table:table-row>
        <table:table-row table:style-name="ro1">
          <table:table-cell office:value-type="float" office:value="97.87" calcext:value-type="float">
            <text:p>97,8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55]-[.$D$1]" office:value-type="float" office:value="105.69044" calcext:value-type="float">
            <text:p>105,69044</text:p>
          </table:table-cell>
          <table:table-cell table:formula="of:=[.B555]-[.$E$1]" office:value-type="float" office:value="0" calcext:value-type="float">
            <text:p>0</text:p>
          </table:table-cell>
          <table:table-cell/>
          <table:table-cell table:formula="of:=COM.MICROSOFT.CONCAT([.G555];&quot; &quot;;[.H555])" office:value-type="string" office:string-value="105,69044 0" calcext:value-type="string">
            <text:p>105,69044 0</text:p>
          </table:table-cell>
          <table:table-cell/>
          <table:table-cell table:formula="of:=SUBSTITUTE([.J555];&quot;,&quot;;&quot;,&quot;)" office:value-type="string" office:string-value="105,69044 0" calcext:value-type="string">
            <text:p>105,69044 0</text:p>
          </table:table-cell>
          <table:table-cell table:number-columns-repeated="2"/>
          <table:table-cell table:formula="of:=220*SQRT(2)/([.$D$6]/2)*([.A555]-[.$D$1])" office:value-type="float" office:value="187.229674915786" calcext:value-type="float">
            <text:p>187,229674915786</text:p>
          </table:table-cell>
          <table:table-cell table:number-columns-repeated="4"/>
        </table:table-row>
        <table:table-row table:style-name="ro1">
          <table:table-cell office:value-type="float" office:value="128.97" calcext:value-type="float">
            <text:p>128,9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56]-[.$D$1]" office:value-type="float" office:value="136.79044" calcext:value-type="float">
            <text:p>136,79044</text:p>
          </table:table-cell>
          <table:table-cell table:formula="of:=[.B556]-[.$E$1]" office:value-type="float" office:value="-0" calcext:value-type="float">
            <text:p>0</text:p>
          </table:table-cell>
          <table:table-cell/>
          <table:table-cell table:formula="of:=COM.MICROSOFT.CONCAT([.G556];&quot; &quot;;[.H556])" office:value-type="string" office:string-value="136,79044 0" calcext:value-type="string">
            <text:p>136,79044 0</text:p>
          </table:table-cell>
          <table:table-cell/>
          <table:table-cell table:formula="of:=SUBSTITUTE([.J556];&quot;,&quot;;&quot;,&quot;)" office:value-type="string" office:string-value="136,79044 0" calcext:value-type="string">
            <text:p>136,79044 0</text:p>
          </table:table-cell>
          <table:table-cell table:number-columns-repeated="2"/>
          <table:table-cell table:formula="of:=220*SQRT(2)/([.$D$6]/2)*([.A556]-[.$D$1])" office:value-type="float" office:value="242.323048449674" calcext:value-type="float">
            <text:p>242,323048449674</text:p>
          </table:table-cell>
          <table:table-cell table:number-columns-repeated="4"/>
        </table:table-row>
        <table:table-row table:style-name="ro1">
          <table:table-cell office:value-type="float" office:value="150.97" calcext:value-type="float">
            <text:p>150,9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57]-[.$D$1]" office:value-type="float" office:value="158.79044" calcext:value-type="float">
            <text:p>158,79044</text:p>
          </table:table-cell>
          <table:table-cell table:formula="of:=[.B557]-[.$E$1]" office:value-type="float" office:value="-0" calcext:value-type="float">
            <text:p>0</text:p>
          </table:table-cell>
          <table:table-cell/>
          <table:table-cell table:formula="of:=COM.MICROSOFT.CONCAT([.G557];&quot; &quot;;[.H557])" office:value-type="string" office:string-value="158,79044 0" calcext:value-type="string">
            <text:p>158,79044 0</text:p>
          </table:table-cell>
          <table:table-cell/>
          <table:table-cell table:formula="of:=SUBSTITUTE([.J557];&quot;,&quot;;&quot;,&quot;)" office:value-type="string" office:string-value="158,79044 0" calcext:value-type="string">
            <text:p>158,79044 0</text:p>
          </table:table-cell>
          <table:table-cell table:number-columns-repeated="2"/>
          <table:table-cell table:formula="of:=220*SQRT(2)/([.$D$6]/2)*([.A557]-[.$D$1])" office:value-type="float" office:value="281.295852878791" calcext:value-type="float">
            <text:p>281,295852878791</text:p>
          </table:table-cell>
          <table:table-cell table:number-columns-repeated="4"/>
        </table:table-row>
        <table:table-row table:style-name="ro1">
          <table:table-cell office:value-type="float" office:value="163.11" calcext:value-type="float">
            <text:p>163,1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58]-[.$D$1]" office:value-type="float" office:value="170.93044" calcext:value-type="float">
            <text:p>170,93044</text:p>
          </table:table-cell>
          <table:table-cell table:formula="of:=[.B558]-[.$E$1]" office:value-type="float" office:value="0" calcext:value-type="float">
            <text:p>0</text:p>
          </table:table-cell>
          <table:table-cell/>
          <table:table-cell table:formula="of:=COM.MICROSOFT.CONCAT([.G558];&quot; &quot;;[.H558])" office:value-type="string" office:string-value="170,93044 0" calcext:value-type="string">
            <text:p>170,93044 0</text:p>
          </table:table-cell>
          <table:table-cell/>
          <table:table-cell table:formula="of:=SUBSTITUTE([.J558];&quot;,&quot;;&quot;,&quot;)" office:value-type="string" office:string-value="170,93044 0" calcext:value-type="string">
            <text:p>170,93044 0</text:p>
          </table:table-cell>
          <table:table-cell table:number-columns-repeated="2"/>
          <table:table-cell table:formula="of:=220*SQRT(2)/([.$D$6]/2)*([.A558]-[.$D$1])" office:value-type="float" office:value="302.801754959222" calcext:value-type="float">
            <text:p>302,801754959222</text:p>
          </table:table-cell>
          <table:table-cell table:number-columns-repeated="4"/>
        </table:table-row>
        <table:table-row table:style-name="ro1">
          <table:table-cell office:value-type="float" office:value="163.87" calcext:value-type="float">
            <text:p>163,8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59]-[.$D$1]" office:value-type="float" office:value="171.69044" calcext:value-type="float">
            <text:p>171,69044</text:p>
          </table:table-cell>
          <table:table-cell table:formula="of:=[.B559]-[.$E$1]" office:value-type="float" office:value="0" calcext:value-type="float">
            <text:p>0</text:p>
          </table:table-cell>
          <table:table-cell/>
          <table:table-cell table:formula="of:=COM.MICROSOFT.CONCAT([.G559];&quot; &quot;;[.H559])" office:value-type="string" office:string-value="171,69044 0" calcext:value-type="string">
            <text:p>171,69044 0</text:p>
          </table:table-cell>
          <table:table-cell/>
          <table:table-cell table:formula="of:=SUBSTITUTE([.J559];&quot;,&quot;;&quot;,&quot;)" office:value-type="string" office:string-value="171,69044 0" calcext:value-type="string">
            <text:p>171,69044 0</text:p>
          </table:table-cell>
          <table:table-cell table:number-columns-repeated="2"/>
          <table:table-cell table:formula="of:=220*SQRT(2)/([.$D$6]/2)*([.A559]-[.$D$1])" office:value-type="float" office:value="304.148088203137" calcext:value-type="float">
            <text:p>304,148088203137</text:p>
          </table:table-cell>
          <table:table-cell table:number-columns-repeated="4"/>
        </table:table-row>
        <table:table-row table:style-name="ro1">
          <table:table-cell office:value-type="float" office:value="150.21" calcext:value-type="float">
            <text:p>150,2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60]-[.$D$1]" office:value-type="float" office:value="158.03044" calcext:value-type="float">
            <text:p>158,03044</text:p>
          </table:table-cell>
          <table:table-cell table:formula="of:=[.B560]-[.$E$1]" office:value-type="float" office:value="0" calcext:value-type="float">
            <text:p>0</text:p>
          </table:table-cell>
          <table:table-cell/>
          <table:table-cell table:formula="of:=COM.MICROSOFT.CONCAT([.G560];&quot; &quot;;[.H560])" office:value-type="string" office:string-value="158,03044 0" calcext:value-type="string">
            <text:p>158,03044 0</text:p>
          </table:table-cell>
          <table:table-cell/>
          <table:table-cell table:formula="of:=SUBSTITUTE([.J560];&quot;,&quot;;&quot;,&quot;)" office:value-type="string" office:string-value="158,03044 0" calcext:value-type="string">
            <text:p>158,03044 0</text:p>
          </table:table-cell>
          <table:table-cell table:number-columns-repeated="2"/>
          <table:table-cell table:formula="of:=220*SQRT(2)/([.$D$6]/2)*([.A560]-[.$D$1])" office:value-type="float" office:value="279.949519634876" calcext:value-type="float">
            <text:p>279,949519634876</text:p>
          </table:table-cell>
          <table:table-cell table:number-columns-repeated="4"/>
        </table:table-row>
        <table:table-row table:style-name="ro1">
          <table:table-cell office:value-type="float" office:value="116.08" calcext:value-type="float">
            <text:p>116,0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61]-[.$D$1]" office:value-type="float" office:value="123.90044" calcext:value-type="float">
            <text:p>123,90044</text:p>
          </table:table-cell>
          <table:table-cell table:formula="of:=[.B561]-[.$E$1]" office:value-type="float" office:value="-0" calcext:value-type="float">
            <text:p>0</text:p>
          </table:table-cell>
          <table:table-cell/>
          <table:table-cell table:formula="of:=COM.MICROSOFT.CONCAT([.G561];&quot; &quot;;[.H561])" office:value-type="string" office:string-value="123,90044 0" calcext:value-type="string">
            <text:p>123,90044 0</text:p>
          </table:table-cell>
          <table:table-cell/>
          <table:table-cell table:formula="of:=SUBSTITUTE([.J561];&quot;,&quot;;&quot;,&quot;)" office:value-type="string" office:string-value="123,90044 0" calcext:value-type="string">
            <text:p>123,90044 0</text:p>
          </table:table-cell>
          <table:table-cell table:number-columns-repeated="2"/>
          <table:table-cell table:formula="of:=220*SQRT(2)/([.$D$6]/2)*([.A561]-[.$D$1])" office:value-type="float" office:value="219.488528036433" calcext:value-type="float">
            <text:p>219,488528036433</text:p>
          </table:table-cell>
          <table:table-cell table:number-columns-repeated="4"/>
        </table:table-row>
        <table:table-row table:style-name="ro1">
          <table:table-cell office:value-type="float" office:value="81.94" calcext:value-type="float">
            <text:p>81,94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62]-[.$D$1]" office:value-type="float" office:value="89.76044" calcext:value-type="float">
            <text:p>89,76044</text:p>
          </table:table-cell>
          <table:table-cell table:formula="of:=[.B562]-[.$E$1]" office:value-type="float" office:value="-0" calcext:value-type="float">
            <text:p>0</text:p>
          </table:table-cell>
          <table:table-cell/>
          <table:table-cell table:formula="of:=COM.MICROSOFT.CONCAT([.G562];&quot; &quot;;[.H562])" office:value-type="string" office:string-value="89,76044 0" calcext:value-type="string">
            <text:p>89,76044 0</text:p>
          </table:table-cell>
          <table:table-cell/>
          <table:table-cell table:formula="of:=SUBSTITUTE([.J562];&quot;,&quot;;&quot;,&quot;)" office:value-type="string" office:string-value="89,76044 0" calcext:value-type="string">
            <text:p>89,76044 0</text:p>
          </table:table-cell>
          <table:table-cell table:number-columns-repeated="2"/>
          <table:table-cell table:formula="of:=220*SQRT(2)/([.$D$6]/2)*([.A562]-[.$D$1])" office:value-type="float" office:value="159.009821526885" calcext:value-type="float">
            <text:p>159,009821526885</text:p>
          </table:table-cell>
          <table:table-cell table:number-columns-repeated="4"/>
        </table:table-row>
        <table:table-row table:style-name="ro1">
          <table:table-cell office:value-type="float" office:value="38.69" calcext:value-type="float">
            <text:p>38,6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63]-[.$D$1]" office:value-type="float" office:value="46.51044" calcext:value-type="float">
            <text:p>46,51044</text:p>
          </table:table-cell>
          <table:table-cell table:formula="of:=[.B563]-[.$E$1]" office:value-type="float" office:value="0" calcext:value-type="float">
            <text:p>0</text:p>
          </table:table-cell>
          <table:table-cell/>
          <table:table-cell table:formula="of:=COM.MICROSOFT.CONCAT([.G563];&quot; &quot;;[.H563])" office:value-type="string" office:string-value="46,51044 0" calcext:value-type="string">
            <text:p>46,51044 0</text:p>
          </table:table-cell>
          <table:table-cell/>
          <table:table-cell table:formula="of:=SUBSTITUTE([.J563];&quot;,&quot;;&quot;,&quot;)" office:value-type="string" office:string-value="46,51044 0" calcext:value-type="string">
            <text:p>46,51044 0</text:p>
          </table:table-cell>
          <table:table-cell table:number-columns-repeated="2"/>
          <table:table-cell table:formula="of:=220*SQRT(2)/([.$D$6]/2)*([.A563]-[.$D$1])" office:value-type="float" office:value="82.3928310014623" calcext:value-type="float">
            <text:p>82,3928310014623</text:p>
          </table:table-cell>
          <table:table-cell table:number-columns-repeated="4"/>
        </table:table-row>
        <table:table-row table:style-name="ro1">
          <table:table-cell office:value-type="float" office:value="-6.07" calcext:value-type="float">
            <text:p>-6,0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64]-[.$D$1]" office:value-type="float" office:value="1.75044" calcext:value-type="float">
            <text:p>1,75044</text:p>
          </table:table-cell>
          <table:table-cell table:formula="of:=[.B564]-[.$E$1]" office:value-type="float" office:value="-0" calcext:value-type="float">
            <text:p>0</text:p>
          </table:table-cell>
          <table:table-cell/>
          <table:table-cell table:formula="of:=COM.MICROSOFT.CONCAT([.G564];&quot; &quot;;[.H564])" office:value-type="string" office:string-value="1,75044 0" calcext:value-type="string">
            <text:p>1,75044 0</text:p>
          </table:table-cell>
          <table:table-cell/>
          <table:table-cell table:formula="of:=SUBSTITUTE([.J564];&quot;,&quot;;&quot;,&quot;)" office:value-type="string" office:string-value="1,75044 0" calcext:value-type="string">
            <text:p>1,75044 0</text:p>
          </table:table-cell>
          <table:table-cell table:number-columns-repeated="2"/>
          <table:table-cell table:formula="of:=220*SQRT(2)/([.$D$6]/2)*([.A564]-[.$D$1])" office:value-type="float" office:value="3.10088889931378" calcext:value-type="float">
            <text:p>3,10088889931378</text:p>
          </table:table-cell>
          <table:table-cell table:number-columns-repeated="4"/>
        </table:table-row>
        <table:table-row table:style-name="ro1">
          <table:table-cell office:value-type="float" office:value="-57.66" calcext:value-type="float">
            <text:p>-57,66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65]-[.$D$1]" office:value-type="float" office:value="-49.83956" calcext:value-type="float">
            <text:p>-49,83956</text:p>
          </table:table-cell>
          <table:table-cell table:formula="of:=[.B565]-[.$E$1]" office:value-type="float" office:value="-0" calcext:value-type="float">
            <text:p>0</text:p>
          </table:table-cell>
          <table:table-cell/>
          <table:table-cell table:formula="of:=COM.MICROSOFT.CONCAT([.G565];&quot; &quot;;[.H565])" office:value-type="string" office:string-value="-49,83956 0" calcext:value-type="string">
            <text:p>-49,83956 0</text:p>
          </table:table-cell>
          <table:table-cell/>
          <table:table-cell table:formula="of:=SUBSTITUTE([.J565];&quot;,&quot;;&quot;,&quot;)" office:value-type="string" office:string-value="-49,83956 0" calcext:value-type="string">
            <text:p>-49,83956 0</text:p>
          </table:table-cell>
          <table:table-cell table:number-columns-repeated="2"/>
          <table:table-cell table:formula="of:=220*SQRT(2)/([.$D$6]/2)*([.A565]-[.$D$1])" office:value-type="float" office:value="-88.2903374869651" calcext:value-type="float">
            <text:p>-88,2903374869651</text:p>
          </table:table-cell>
          <table:table-cell table:number-columns-repeated="4"/>
        </table:table-row>
        <table:table-row table:style-name="ro1">
          <table:table-cell office:value-type="float" office:value="-92.56" calcext:value-type="float">
            <text:p>-92,5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66]-[.$D$1]" office:value-type="float" office:value="-84.73956" calcext:value-type="float">
            <text:p>-84,73956</text:p>
          </table:table-cell>
          <table:table-cell table:formula="of:=[.B566]-[.$E$1]" office:value-type="float" office:value="0" calcext:value-type="float">
            <text:p>0</text:p>
          </table:table-cell>
          <table:table-cell/>
          <table:table-cell table:formula="of:=COM.MICROSOFT.CONCAT([.G566];&quot; &quot;;[.H566])" office:value-type="string" office:string-value="-84,73956 0" calcext:value-type="string">
            <text:p>-84,73956 0</text:p>
          </table:table-cell>
          <table:table-cell/>
          <table:table-cell table:formula="of:=SUBSTITUTE([.J566];&quot;,&quot;;&quot;,&quot;)" office:value-type="string" office:string-value="-84,73956 0" calcext:value-type="string">
            <text:p>-84,73956 0</text:p>
          </table:table-cell>
          <table:table-cell table:number-columns-repeated="2"/>
          <table:table-cell table:formula="of:=220*SQRT(2)/([.$D$6]/2)*([.A566]-[.$D$1])" office:value-type="float" office:value="-150.115377240428" calcext:value-type="float">
            <text:p>-150,115377240428</text:p>
          </table:table-cell>
          <table:table-cell table:number-columns-repeated="4"/>
        </table:table-row>
        <table:table-row table:style-name="ro1">
          <table:table-cell office:value-type="float" office:value="-130.49" calcext:value-type="float">
            <text:p>-130,49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67]-[.$D$1]" office:value-type="float" office:value="-122.66956" calcext:value-type="float">
            <text:p>-122,66956</text:p>
          </table:table-cell>
          <table:table-cell table:formula="of:=[.B567]-[.$E$1]" office:value-type="float" office:value="-0" calcext:value-type="float">
            <text:p>0</text:p>
          </table:table-cell>
          <table:table-cell/>
          <table:table-cell table:formula="of:=COM.MICROSOFT.CONCAT([.G567];&quot; &quot;;[.H567])" office:value-type="string" office:string-value="-122,66956 0" calcext:value-type="string">
            <text:p>-122,66956 0</text:p>
          </table:table-cell>
          <table:table-cell/>
          <table:table-cell table:formula="of:=SUBSTITUTE([.J567];&quot;,&quot;;&quot;,&quot;)" office:value-type="string" office:string-value="-122,66956 0" calcext:value-type="string">
            <text:p>-122,66956 0</text:p>
          </table:table-cell>
          <table:table-cell table:number-columns-repeated="2"/>
          <table:table-cell table:formula="of:=220*SQRT(2)/([.$D$6]/2)*([.A567]-[.$D$1])" office:value-type="float" office:value="-217.308035058446" calcext:value-type="float">
            <text:p>-217,308035058446</text:p>
          </table:table-cell>
          <table:table-cell table:number-columns-repeated="4"/>
        </table:table-row>
        <table:table-row table:style-name="ro1">
          <table:table-cell office:value-type="float" office:value="-154.77" calcext:value-type="float">
            <text:p>-154,7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68]-[.$D$1]" office:value-type="float" office:value="-146.94956" calcext:value-type="float">
            <text:p>-146,94956</text:p>
          </table:table-cell>
          <table:table-cell table:formula="of:=[.B568]-[.$E$1]" office:value-type="float" office:value="-0" calcext:value-type="float">
            <text:p>0</text:p>
          </table:table-cell>
          <table:table-cell/>
          <table:table-cell table:formula="of:=COM.MICROSOFT.CONCAT([.G568];&quot; &quot;;[.H568])" office:value-type="string" office:string-value="-146,94956 0" calcext:value-type="string">
            <text:p>-146,94956 0</text:p>
          </table:table-cell>
          <table:table-cell/>
          <table:table-cell table:formula="of:=SUBSTITUTE([.J568];&quot;,&quot;;&quot;,&quot;)" office:value-type="string" office:string-value="-146,94956 0" calcext:value-type="string">
            <text:p>-146,94956 0</text:p>
          </table:table-cell>
          <table:table-cell table:number-columns-repeated="2"/>
          <table:table-cell table:formula="of:=220*SQRT(2)/([.$D$6]/2)*([.A568]-[.$D$1])" office:value-type="float" office:value="-260.319839219307" calcext:value-type="float">
            <text:p>-260,319839219307</text:p>
          </table:table-cell>
          <table:table-cell table:number-columns-repeated="4"/>
        </table:table-row>
        <table:table-row table:style-name="ro1">
          <table:table-cell office:value-type="float" office:value="-166.91" calcext:value-type="float">
            <text:p>-166,91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69]-[.$D$1]" office:value-type="float" office:value="-159.08956" calcext:value-type="float">
            <text:p>-159,08956</text:p>
          </table:table-cell>
          <table:table-cell table:formula="of:=[.B569]-[.$E$1]" office:value-type="float" office:value="-0" calcext:value-type="float">
            <text:p>0</text:p>
          </table:table-cell>
          <table:table-cell/>
          <table:table-cell table:formula="of:=COM.MICROSOFT.CONCAT([.G569];&quot; &quot;;[.H569])" office:value-type="string" office:string-value="-159,08956 0" calcext:value-type="string">
            <text:p>-159,08956 0</text:p>
          </table:table-cell>
          <table:table-cell/>
          <table:table-cell table:formula="of:=SUBSTITUTE([.J569];&quot;,&quot;;&quot;,&quot;)" office:value-type="string" office:string-value="-159,08956 0" calcext:value-type="string">
            <text:p>-159,08956 0</text:p>
          </table:table-cell>
          <table:table-cell table:number-columns-repeated="2"/>
          <table:table-cell table:formula="of:=220*SQRT(2)/([.$D$6]/2)*([.A569]-[.$D$1])" office:value-type="float" office:value="-281.825741299738" calcext:value-type="float">
            <text:p>-281,825741299738</text:p>
          </table:table-cell>
          <table:table-cell table:number-columns-repeated="4"/>
        </table:table-row>
        <table:table-row table:style-name="ro1">
          <table:table-cell office:value-type="float" office:value="-176.01" calcext:value-type="float">
            <text:p>-176,01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70]-[.$D$1]" office:value-type="float" office:value="-168.18956" calcext:value-type="float">
            <text:p>-168,18956</text:p>
          </table:table-cell>
          <table:table-cell table:formula="of:=[.B570]-[.$E$1]" office:value-type="float" office:value="-0" calcext:value-type="float">
            <text:p>0</text:p>
          </table:table-cell>
          <table:table-cell/>
          <table:table-cell table:formula="of:=COM.MICROSOFT.CONCAT([.G570];&quot; &quot;;[.H570])" office:value-type="string" office:string-value="-168,18956 0" calcext:value-type="string">
            <text:p>-168,18956 0</text:p>
          </table:table-cell>
          <table:table-cell/>
          <table:table-cell table:formula="of:=SUBSTITUTE([.J570];&quot;,&quot;;&quot;,&quot;)" office:value-type="string" office:string-value="-168,18956 0" calcext:value-type="string">
            <text:p>-168,18956 0</text:p>
          </table:table-cell>
          <table:table-cell table:number-columns-repeated="2"/>
          <table:table-cell table:formula="of:=220*SQRT(2)/([.$D$6]/2)*([.A570]-[.$D$1])" office:value-type="float" office:value="-297.946310404509" calcext:value-type="float">
            <text:p>-297,946310404509</text:p>
          </table:table-cell>
          <table:table-cell table:number-columns-repeated="4"/>
        </table:table-row>
        <table:table-row table:style-name="ro1">
          <table:table-cell office:value-type="float" office:value="-165.39" calcext:value-type="float">
            <text:p>-165,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71]-[.$D$1]" office:value-type="float" office:value="-157.56956" calcext:value-type="float">
            <text:p>-157,56956</text:p>
          </table:table-cell>
          <table:table-cell table:formula="of:=[.B571]-[.$E$1]" office:value-type="float" office:value="0" calcext:value-type="float">
            <text:p>0</text:p>
          </table:table-cell>
          <table:table-cell/>
          <table:table-cell table:formula="of:=COM.MICROSOFT.CONCAT([.G571];&quot; &quot;;[.H571])" office:value-type="string" office:string-value="-157,56956 0" calcext:value-type="string">
            <text:p>-157,56956 0</text:p>
          </table:table-cell>
          <table:table-cell/>
          <table:table-cell table:formula="of:=SUBSTITUTE([.J571];&quot;,&quot;;&quot;,&quot;)" office:value-type="string" office:string-value="-157,56956 0" calcext:value-type="string">
            <text:p>-157,56956 0</text:p>
          </table:table-cell>
          <table:table-cell table:number-columns-repeated="2"/>
          <table:table-cell table:formula="of:=220*SQRT(2)/([.$D$6]/2)*([.A571]-[.$D$1])" office:value-type="float" office:value="-279.133074811908" calcext:value-type="float">
            <text:p>-279,133074811908</text:p>
          </table:table-cell>
          <table:table-cell table:number-columns-repeated="4"/>
        </table:table-row>
        <table:table-row table:style-name="ro1">
          <table:table-cell office:value-type="float" office:value="-141.11" calcext:value-type="float">
            <text:p>-141,11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72]-[.$D$1]" office:value-type="float" office:value="-133.28956" calcext:value-type="float">
            <text:p>-133,28956</text:p>
          </table:table-cell>
          <table:table-cell table:formula="of:=[.B572]-[.$E$1]" office:value-type="float" office:value="-0" calcext:value-type="float">
            <text:p>0</text:p>
          </table:table-cell>
          <table:table-cell/>
          <table:table-cell table:formula="of:=COM.MICROSOFT.CONCAT([.G572];&quot; &quot;;[.H572])" office:value-type="string" office:string-value="-133,28956 0" calcext:value-type="string">
            <text:p>-133,28956 0</text:p>
          </table:table-cell>
          <table:table-cell/>
          <table:table-cell table:formula="of:=SUBSTITUTE([.J572];&quot;,&quot;;&quot;,&quot;)" office:value-type="string" office:string-value="-133,28956 0" calcext:value-type="string">
            <text:p>-133,28956 0</text:p>
          </table:table-cell>
          <table:table-cell table:number-columns-repeated="2"/>
          <table:table-cell table:formula="of:=220*SQRT(2)/([.$D$6]/2)*([.A572]-[.$D$1])" office:value-type="float" office:value="-236.121270651047" calcext:value-type="float">
            <text:p>-236,121270651047</text:p>
          </table:table-cell>
          <table:table-cell table:number-columns-repeated="4"/>
        </table:table-row>
        <table:table-row table:style-name="ro1">
          <table:table-cell office:value-type="float" office:value="-108.49" calcext:value-type="float">
            <text:p>-108,4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73]-[.$D$1]" office:value-type="float" office:value="-100.66956" calcext:value-type="float">
            <text:p>-100,66956</text:p>
          </table:table-cell>
          <table:table-cell table:formula="of:=[.B573]-[.$E$1]" office:value-type="float" office:value="0" calcext:value-type="float">
            <text:p>0</text:p>
          </table:table-cell>
          <table:table-cell/>
          <table:table-cell table:formula="of:=COM.MICROSOFT.CONCAT([.G573];&quot; &quot;;[.H573])" office:value-type="string" office:string-value="-100,66956 0" calcext:value-type="string">
            <text:p>-100,66956 0</text:p>
          </table:table-cell>
          <table:table-cell/>
          <table:table-cell table:formula="of:=SUBSTITUTE([.J573];&quot;,&quot;;&quot;,&quot;)" office:value-type="string" office:string-value="-100,66956 0" calcext:value-type="string">
            <text:p>-100,66956 0</text:p>
          </table:table-cell>
          <table:table-cell table:number-columns-repeated="2"/>
          <table:table-cell table:formula="of:=220*SQRT(2)/([.$D$6]/2)*([.A573]-[.$D$1])" office:value-type="float" office:value="-178.335230629329" calcext:value-type="float">
            <text:p>-178,335230629329</text:p>
          </table:table-cell>
          <table:table-cell table:number-columns-repeated="4"/>
        </table:table-row>
        <table:table-row table:style-name="ro1">
          <table:table-cell office:value-type="float" office:value="-69.04" calcext:value-type="float">
            <text:p>-69,0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74]-[.$D$1]" office:value-type="float" office:value="-61.21956" calcext:value-type="float">
            <text:p>-61,21956</text:p>
          </table:table-cell>
          <table:table-cell table:formula="of:=[.B574]-[.$E$1]" office:value-type="float" office:value="0" calcext:value-type="float">
            <text:p>0</text:p>
          </table:table-cell>
          <table:table-cell/>
          <table:table-cell table:formula="of:=COM.MICROSOFT.CONCAT([.G574];&quot; &quot;;[.H574])" office:value-type="string" office:string-value="-61,21956 0" calcext:value-type="string">
            <text:p>-61,21956 0</text:p>
          </table:table-cell>
          <table:table-cell/>
          <table:table-cell table:formula="of:=SUBSTITUTE([.J574];&quot;,&quot;;&quot;,&quot;)" office:value-type="string" office:string-value="-61,21956 0" calcext:value-type="string">
            <text:p>-61,21956 0</text:p>
          </table:table-cell>
          <table:table-cell table:number-columns-repeated="2"/>
          <table:table-cell table:formula="of:=220*SQRT(2)/([.$D$6]/2)*([.A574]-[.$D$1])" office:value-type="float" office:value="-108.449906323481" calcext:value-type="float">
            <text:p>-108,449906323481</text:p>
          </table:table-cell>
          <table:table-cell table:number-columns-repeated="4"/>
        </table:table-row>
        <table:table-row table:style-name="ro1">
          <table:table-cell office:value-type="float" office:value="-24.28" calcext:value-type="float">
            <text:p>-24,2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75]-[.$D$1]" office:value-type="float" office:value="-16.45956" calcext:value-type="float">
            <text:p>-16,45956</text:p>
          </table:table-cell>
          <table:table-cell table:formula="of:=[.B575]-[.$E$1]" office:value-type="float" office:value="-0" calcext:value-type="float">
            <text:p>0</text:p>
          </table:table-cell>
          <table:table-cell/>
          <table:table-cell table:formula="of:=COM.MICROSOFT.CONCAT([.G575];&quot; &quot;;[.H575])" office:value-type="string" office:string-value="-16,45956 0" calcext:value-type="string">
            <text:p>-16,45956 0</text:p>
          </table:table-cell>
          <table:table-cell/>
          <table:table-cell table:formula="of:=SUBSTITUTE([.J575];&quot;,&quot;;&quot;,&quot;)" office:value-type="string" office:string-value="-16,45956 0" calcext:value-type="string">
            <text:p>-16,45956 0</text:p>
          </table:table-cell>
          <table:table-cell table:number-columns-repeated="2"/>
          <table:table-cell table:formula="of:=220*SQRT(2)/([.$D$6]/2)*([.A575]-[.$D$1])" office:value-type="float" office:value="-29.1579642213324" calcext:value-type="float">
            <text:p>-29,1579642213324</text:p>
          </table:table-cell>
          <table:table-cell table:number-columns-repeated="4"/>
        </table:table-row>
        <table:table-row table:style-name="ro1">
          <table:table-cell office:value-type="float" office:value="14.41" calcext:value-type="float">
            <text:p>14,41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76]-[.$D$1]" office:value-type="float" office:value="22.23044" calcext:value-type="float">
            <text:p>22,23044</text:p>
          </table:table-cell>
          <table:table-cell table:formula="of:=[.B576]-[.$E$1]" office:value-type="float" office:value="-0" calcext:value-type="float">
            <text:p>0</text:p>
          </table:table-cell>
          <table:table-cell/>
          <table:table-cell table:formula="of:=COM.MICROSOFT.CONCAT([.G576];&quot; &quot;;[.H576])" office:value-type="string" office:string-value="22,23044 0" calcext:value-type="string">
            <text:p>22,23044 0</text:p>
          </table:table-cell>
          <table:table-cell/>
          <table:table-cell table:formula="of:=SUBSTITUTE([.J576];&quot;,&quot;;&quot;,&quot;)" office:value-type="string" office:string-value="22,23044 0" calcext:value-type="string">
            <text:p>22,23044 0</text:p>
          </table:table-cell>
          <table:table-cell table:number-columns-repeated="2"/>
          <table:table-cell table:formula="of:=220*SQRT(2)/([.$D$6]/2)*([.A576]-[.$D$1])" office:value-type="float" office:value="39.3810268406007" calcext:value-type="float">
            <text:p>39,3810268406007</text:p>
          </table:table-cell>
          <table:table-cell table:number-columns-repeated="4"/>
        </table:table-row>
        <table:table-row table:style-name="ro1">
          <table:table-cell office:value-type="float" office:value="47.8" calcext:value-type="float">
            <text:p>47,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77]-[.$D$1]" office:value-type="float" office:value="55.62044" calcext:value-type="float">
            <text:p>55,62044</text:p>
          </table:table-cell>
          <table:table-cell table:formula="of:=[.B577]-[.$E$1]" office:value-type="float" office:value="0" calcext:value-type="float">
            <text:p>0</text:p>
          </table:table-cell>
          <table:table-cell/>
          <table:table-cell table:formula="of:=COM.MICROSOFT.CONCAT([.G577];&quot; &quot;;[.H577])" office:value-type="string" office:string-value="55,62044 0" calcext:value-type="string">
            <text:p>55,62044 0</text:p>
          </table:table-cell>
          <table:table-cell/>
          <table:table-cell table:formula="of:=SUBSTITUTE([.J577];&quot;,&quot;;&quot;,&quot;)" office:value-type="string" office:string-value="55,62044 0" calcext:value-type="string">
            <text:p>55,62044 0</text:p>
          </table:table-cell>
          <table:table-cell table:number-columns-repeated="2"/>
          <table:table-cell table:formula="of:=220*SQRT(2)/([.$D$6]/2)*([.A577]-[.$D$1])" office:value-type="float" office:value="98.5311150173375" calcext:value-type="float">
            <text:p>98,5311150173375</text:p>
          </table:table-cell>
          <table:table-cell table:number-columns-repeated="4"/>
        </table:table-row>
        <table:table-row table:style-name="ro1">
          <table:table-cell office:value-type="float" office:value="72.83" calcext:value-type="float">
            <text:p>72,83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78]-[.$D$1]" office:value-type="float" office:value="80.65044" calcext:value-type="float">
            <text:p>80,65044</text:p>
          </table:table-cell>
          <table:table-cell table:formula="of:=[.B578]-[.$E$1]" office:value-type="float" office:value="-0" calcext:value-type="float">
            <text:p>0</text:p>
          </table:table-cell>
          <table:table-cell/>
          <table:table-cell table:formula="of:=COM.MICROSOFT.CONCAT([.G578];&quot; &quot;;[.H578])" office:value-type="string" office:string-value="80,65044 0" calcext:value-type="string">
            <text:p>80,65044 0</text:p>
          </table:table-cell>
          <table:table-cell/>
          <table:table-cell table:formula="of:=SUBSTITUTE([.J578];&quot;,&quot;;&quot;,&quot;)" office:value-type="string" office:string-value="80,65044 0" calcext:value-type="string">
            <text:p>80,65044 0</text:p>
          </table:table-cell>
          <table:table-cell table:number-columns-repeated="2"/>
          <table:table-cell table:formula="of:=220*SQRT(2)/([.$D$6]/2)*([.A578]-[.$D$1])" office:value-type="float" office:value="142.87153751101" calcext:value-type="float">
            <text:p>142,87153751101</text:p>
          </table:table-cell>
          <table:table-cell table:number-columns-repeated="4"/>
        </table:table-row>
        <table:table-row table:style-name="ro1">
          <table:table-cell office:value-type="float" office:value="98.63" calcext:value-type="float">
            <text:p>98,63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79]-[.$D$1]" office:value-type="float" office:value="106.45044" calcext:value-type="float">
            <text:p>106,45044</text:p>
          </table:table-cell>
          <table:table-cell table:formula="of:=[.B579]-[.$E$1]" office:value-type="float" office:value="-0" calcext:value-type="float">
            <text:p>0</text:p>
          </table:table-cell>
          <table:table-cell/>
          <table:table-cell table:formula="of:=COM.MICROSOFT.CONCAT([.G579];&quot; &quot;;[.H579])" office:value-type="string" office:string-value="106,45044 0" calcext:value-type="string">
            <text:p>106,45044 0</text:p>
          </table:table-cell>
          <table:table-cell/>
          <table:table-cell table:formula="of:=SUBSTITUTE([.J579];&quot;,&quot;;&quot;,&quot;)" office:value-type="string" office:string-value="106,45044 0" calcext:value-type="string">
            <text:p>106,45044 0</text:p>
          </table:table-cell>
          <table:table-cell table:number-columns-repeated="2"/>
          <table:table-cell table:formula="of:=220*SQRT(2)/([.$D$6]/2)*([.A579]-[.$D$1])" office:value-type="float" office:value="188.576008159701" calcext:value-type="float">
            <text:p>188,576008159701</text:p>
          </table:table-cell>
          <table:table-cell table:number-columns-repeated="4"/>
        </table:table-row>
        <table:table-row table:style-name="ro1">
          <table:table-cell office:value-type="float" office:value="121.39" calcext:value-type="float">
            <text:p>121,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80]-[.$D$1]" office:value-type="float" office:value="129.21044" calcext:value-type="float">
            <text:p>129,21044</text:p>
          </table:table-cell>
          <table:table-cell table:formula="of:=[.B580]-[.$E$1]" office:value-type="float" office:value="0" calcext:value-type="float">
            <text:p>0</text:p>
          </table:table-cell>
          <table:table-cell/>
          <table:table-cell table:formula="of:=COM.MICROSOFT.CONCAT([.G580];&quot; &quot;;[.H580])" office:value-type="string" office:string-value="129,21044 0" calcext:value-type="string">
            <text:p>129,21044 0</text:p>
          </table:table-cell>
          <table:table-cell/>
          <table:table-cell table:formula="of:=SUBSTITUTE([.J580];&quot;,&quot;;&quot;,&quot;)" office:value-type="string" office:string-value="129,21044 0" calcext:value-type="string">
            <text:p>129,21044 0</text:p>
          </table:table-cell>
          <table:table-cell table:number-columns-repeated="2"/>
          <table:table-cell table:formula="of:=220*SQRT(2)/([.$D$6]/2)*([.A580]-[.$D$1])" office:value-type="float" office:value="228.895145832733" calcext:value-type="float">
            <text:p>228,895145832733</text:p>
          </table:table-cell>
          <table:table-cell table:number-columns-repeated="4"/>
        </table:table-row>
        <table:table-row table:style-name="ro1">
          <table:table-cell office:value-type="float" office:value="135.8" calcext:value-type="float">
            <text:p>135,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81]-[.$D$1]" office:value-type="float" office:value="143.62044" calcext:value-type="float">
            <text:p>143,62044</text:p>
          </table:table-cell>
          <table:table-cell table:formula="of:=[.B581]-[.$E$1]" office:value-type="float" office:value="0" calcext:value-type="float">
            <text:p>0</text:p>
          </table:table-cell>
          <table:table-cell/>
          <table:table-cell table:formula="of:=COM.MICROSOFT.CONCAT([.G581];&quot; &quot;;[.H581])" office:value-type="string" office:string-value="143,62044 0" calcext:value-type="string">
            <text:p>143,62044 0</text:p>
          </table:table-cell>
          <table:table-cell/>
          <table:table-cell table:formula="of:=SUBSTITUTE([.J581];&quot;,&quot;;&quot;,&quot;)" office:value-type="string" office:string-value="143,62044 0" calcext:value-type="string">
            <text:p>143,62044 0</text:p>
          </table:table-cell>
          <table:table-cell table:number-columns-repeated="2"/>
          <table:table-cell table:formula="of:=220*SQRT(2)/([.$D$6]/2)*([.A581]-[.$D$1])" office:value-type="float" office:value="254.422332733805" calcext:value-type="float">
            <text:p>254,422332733805</text:p>
          </table:table-cell>
          <table:table-cell table:number-columns-repeated="4"/>
        </table:table-row>
        <table:table-row table:style-name="ro1">
          <table:table-cell office:value-type="float" office:value="145.66" calcext:value-type="float">
            <text:p>145,6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82]-[.$D$1]" office:value-type="float" office:value="153.48044" calcext:value-type="float">
            <text:p>153,48044</text:p>
          </table:table-cell>
          <table:table-cell table:formula="of:=[.B582]-[.$E$1]" office:value-type="float" office:value="0" calcext:value-type="float">
            <text:p>0</text:p>
          </table:table-cell>
          <table:table-cell/>
          <table:table-cell table:formula="of:=COM.MICROSOFT.CONCAT([.G582];&quot; &quot;;[.H582])" office:value-type="string" office:string-value="153,48044 0" calcext:value-type="string">
            <text:p>153,48044 0</text:p>
          </table:table-cell>
          <table:table-cell/>
          <table:table-cell table:formula="of:=SUBSTITUTE([.J582];&quot;,&quot;;&quot;,&quot;)" office:value-type="string" office:string-value="153,48044 0" calcext:value-type="string">
            <text:p>153,48044 0</text:p>
          </table:table-cell>
          <table:table-cell table:number-columns-repeated="2"/>
          <table:table-cell table:formula="of:=220*SQRT(2)/([.$D$6]/2)*([.A582]-[.$D$1])" office:value-type="float" office:value="271.889235082491" calcext:value-type="float">
            <text:p>271,889235082491</text:p>
          </table:table-cell>
          <table:table-cell table:number-columns-repeated="4"/>
        </table:table-row>
        <table:table-row table:style-name="ro1">
          <table:table-cell office:value-type="float" office:value="126.7" calcext:value-type="float">
            <text:p>126,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83]-[.$D$1]" office:value-type="float" office:value="134.52044" calcext:value-type="float">
            <text:p>134,52044</text:p>
          </table:table-cell>
          <table:table-cell table:formula="of:=[.B583]-[.$E$1]" office:value-type="float" office:value="-0" calcext:value-type="float">
            <text:p>0</text:p>
          </table:table-cell>
          <table:table-cell/>
          <table:table-cell table:formula="of:=COM.MICROSOFT.CONCAT([.G583];&quot; &quot;;[.H583])" office:value-type="string" office:string-value="134,52044 0" calcext:value-type="string">
            <text:p>134,52044 0</text:p>
          </table:table-cell>
          <table:table-cell/>
          <table:table-cell table:formula="of:=SUBSTITUTE([.J583];&quot;,&quot;;&quot;,&quot;)" office:value-type="string" office:string-value="134,52044 0" calcext:value-type="string">
            <text:p>134,52044 0</text:p>
          </table:table-cell>
          <table:table-cell table:number-columns-repeated="2"/>
          <table:table-cell table:formula="of:=220*SQRT(2)/([.$D$6]/2)*([.A583]-[.$D$1])" office:value-type="float" office:value="238.301763629034" calcext:value-type="float">
            <text:p>238,301763629034</text:p>
          </table:table-cell>
          <table:table-cell table:number-columns-repeated="4"/>
        </table:table-row>
        <table:table-row table:style-name="ro1">
          <table:table-cell office:value-type="float" office:value="100.14" calcext:value-type="float">
            <text:p>100,1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84]-[.$D$1]" office:value-type="float" office:value="107.96044" calcext:value-type="float">
            <text:p>107,96044</text:p>
          </table:table-cell>
          <table:table-cell table:formula="of:=[.B584]-[.$E$1]" office:value-type="float" office:value="0" calcext:value-type="float">
            <text:p>0</text:p>
          </table:table-cell>
          <table:table-cell/>
          <table:table-cell table:formula="of:=COM.MICROSOFT.CONCAT([.G584];&quot; &quot;;[.H584])" office:value-type="string" office:string-value="107,96044 0" calcext:value-type="string">
            <text:p>107,96044 0</text:p>
          </table:table-cell>
          <table:table-cell/>
          <table:table-cell table:formula="of:=SUBSTITUTE([.J584];&quot;,&quot;;&quot;,&quot;)" office:value-type="string" office:string-value="107,96044 0" calcext:value-type="string">
            <text:p>107,96044 0</text:p>
          </table:table-cell>
          <table:table-cell table:number-columns-repeated="2"/>
          <table:table-cell table:formula="of:=220*SQRT(2)/([.$D$6]/2)*([.A584]-[.$D$1])" office:value-type="float" office:value="191.250959736427" calcext:value-type="float">
            <text:p>191,250959736427</text:p>
          </table:table-cell>
          <table:table-cell table:number-columns-repeated="4"/>
        </table:table-row>
        <table:table-row table:style-name="ro1">
          <table:table-cell office:value-type="float" office:value="63.73" calcext:value-type="float">
            <text:p>63,73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85]-[.$D$1]" office:value-type="float" office:value="71.55044" calcext:value-type="float">
            <text:p>71,55044</text:p>
          </table:table-cell>
          <table:table-cell table:formula="of:=[.B585]-[.$E$1]" office:value-type="float" office:value="-0" calcext:value-type="float">
            <text:p>0</text:p>
          </table:table-cell>
          <table:table-cell/>
          <table:table-cell table:formula="of:=COM.MICROSOFT.CONCAT([.G585];&quot; &quot;;[.H585])" office:value-type="string" office:string-value="71,55044 0" calcext:value-type="string">
            <text:p>71,55044 0</text:p>
          </table:table-cell>
          <table:table-cell/>
          <table:table-cell table:formula="of:=SUBSTITUTE([.J585];&quot;,&quot;;&quot;,&quot;)" office:value-type="string" office:string-value="71,55044 0" calcext:value-type="string">
            <text:p>71,55044 0</text:p>
          </table:table-cell>
          <table:table-cell table:number-columns-repeated="2"/>
          <table:table-cell table:formula="of:=220*SQRT(2)/([.$D$6]/2)*([.A585]-[.$D$1])" office:value-type="float" office:value="126.750968406239" calcext:value-type="float">
            <text:p>126,750968406239</text:p>
          </table:table-cell>
          <table:table-cell table:number-columns-repeated="4"/>
        </table:table-row>
        <table:table-row table:style-name="ro1">
          <table:table-cell office:value-type="float" office:value="23.52" calcext:value-type="float">
            <text:p>23,52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86]-[.$D$1]" office:value-type="float" office:value="31.34044" calcext:value-type="float">
            <text:p>31,34044</text:p>
          </table:table-cell>
          <table:table-cell table:formula="of:=[.B586]-[.$E$1]" office:value-type="float" office:value="-0" calcext:value-type="float">
            <text:p>0</text:p>
          </table:table-cell>
          <table:table-cell/>
          <table:table-cell table:formula="of:=COM.MICROSOFT.CONCAT([.G586];&quot; &quot;;[.H586])" office:value-type="string" office:string-value="31,34044 0" calcext:value-type="string">
            <text:p>31,34044 0</text:p>
          </table:table-cell>
          <table:table-cell/>
          <table:table-cell table:formula="of:=SUBSTITUTE([.J586];&quot;,&quot;;&quot;,&quot;)" office:value-type="string" office:string-value="31,34044 0" calcext:value-type="string">
            <text:p>31,34044 0</text:p>
          </table:table-cell>
          <table:table-cell table:number-columns-repeated="2"/>
          <table:table-cell table:formula="of:=220*SQRT(2)/([.$D$6]/2)*([.A586]-[.$D$1])" office:value-type="float" office:value="55.5193108564759" calcext:value-type="float">
            <text:p>55,5193108564759</text:p>
          </table:table-cell>
          <table:table-cell table:number-columns-repeated="4"/>
        </table:table-row>
        <table:table-row table:style-name="ro1">
          <table:table-cell office:value-type="float" office:value="-21.24" calcext:value-type="float">
            <text:p>-21,24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87]-[.$D$1]" office:value-type="float" office:value="-13.41956" calcext:value-type="float">
            <text:p>-13,41956</text:p>
          </table:table-cell>
          <table:table-cell table:formula="of:=[.B587]-[.$E$1]" office:value-type="float" office:value="-0" calcext:value-type="float">
            <text:p>0</text:p>
          </table:table-cell>
          <table:table-cell/>
          <table:table-cell table:formula="of:=COM.MICROSOFT.CONCAT([.G587];&quot; &quot;;[.H587])" office:value-type="string" office:string-value="-13,41956 0" calcext:value-type="string">
            <text:p>-13,41956 0</text:p>
          </table:table-cell>
          <table:table-cell/>
          <table:table-cell table:formula="of:=SUBSTITUTE([.J587];&quot;,&quot;;&quot;,&quot;)" office:value-type="string" office:string-value="-13,41956 0" calcext:value-type="string">
            <text:p>-13,41956 0</text:p>
          </table:table-cell>
          <table:table-cell table:number-columns-repeated="2"/>
          <table:table-cell table:formula="of:=220*SQRT(2)/([.$D$6]/2)*([.A587]-[.$D$1])" office:value-type="float" office:value="-23.7726312456726" calcext:value-type="float">
            <text:p>-23,7726312456726</text:p>
          </table:table-cell>
          <table:table-cell table:number-columns-repeated="4"/>
        </table:table-row>
        <table:table-row table:style-name="ro1">
          <table:table-cell office:value-type="float" office:value="-64.49" calcext:value-type="float">
            <text:p>-64,49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88]-[.$D$1]" office:value-type="float" office:value="-56.66956" calcext:value-type="float">
            <text:p>-56,66956</text:p>
          </table:table-cell>
          <table:table-cell table:formula="of:=[.B588]-[.$E$1]" office:value-type="float" office:value="-0" calcext:value-type="float">
            <text:p>0</text:p>
          </table:table-cell>
          <table:table-cell/>
          <table:table-cell table:formula="of:=COM.MICROSOFT.CONCAT([.G588];&quot; &quot;;[.H588])" office:value-type="string" office:string-value="-56,66956 0" calcext:value-type="string">
            <text:p>-56,66956 0</text:p>
          </table:table-cell>
          <table:table-cell/>
          <table:table-cell table:formula="of:=SUBSTITUTE([.J588];&quot;,&quot;;&quot;,&quot;)" office:value-type="string" office:string-value="-56,66956 0" calcext:value-type="string">
            <text:p>-56,66956 0</text:p>
          </table:table-cell>
          <table:table-cell table:number-columns-repeated="2"/>
          <table:table-cell table:formula="of:=220*SQRT(2)/([.$D$6]/2)*([.A588]-[.$D$1])" office:value-type="float" office:value="-100.389621771095" calcext:value-type="float">
            <text:p>-100,389621771095</text:p>
          </table:table-cell>
          <table:table-cell table:number-columns-repeated="4"/>
        </table:table-row>
        <table:table-row table:style-name="ro1">
          <table:table-cell office:value-type="float" office:value="-106.21" calcext:value-type="float">
            <text:p>-106,21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89]-[.$D$1]" office:value-type="float" office:value="-98.38956" calcext:value-type="float">
            <text:p>-98,38956</text:p>
          </table:table-cell>
          <table:table-cell table:formula="of:=[.B589]-[.$E$1]" office:value-type="float" office:value="-0" calcext:value-type="float">
            <text:p>0</text:p>
          </table:table-cell>
          <table:table-cell/>
          <table:table-cell table:formula="of:=COM.MICROSOFT.CONCAT([.G589];&quot; &quot;;[.H589])" office:value-type="string" office:string-value="-98,38956 0" calcext:value-type="string">
            <text:p>-98,38956 0</text:p>
          </table:table-cell>
          <table:table-cell/>
          <table:table-cell table:formula="of:=SUBSTITUTE([.J589];&quot;,&quot;;&quot;,&quot;)" office:value-type="string" office:string-value="-98,38956 0" calcext:value-type="string">
            <text:p>-98,38956 0</text:p>
          </table:table-cell>
          <table:table-cell table:number-columns-repeated="2"/>
          <table:table-cell table:formula="of:=220*SQRT(2)/([.$D$6]/2)*([.A589]-[.$D$1])" office:value-type="float" office:value="-174.296230897584" calcext:value-type="float">
            <text:p>-174,296230897584</text:p>
          </table:table-cell>
          <table:table-cell table:number-columns-repeated="4"/>
        </table:table-row>
        <table:table-row table:style-name="ro1">
          <table:table-cell office:value-type="float" office:value="-140.35" calcext:value-type="float">
            <text:p>-140,3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90]-[.$D$1]" office:value-type="float" office:value="-132.52956" calcext:value-type="float">
            <text:p>-132,52956</text:p>
          </table:table-cell>
          <table:table-cell table:formula="of:=[.B590]-[.$E$1]" office:value-type="float" office:value="0" calcext:value-type="float">
            <text:p>0</text:p>
          </table:table-cell>
          <table:table-cell/>
          <table:table-cell table:formula="of:=COM.MICROSOFT.CONCAT([.G590];&quot; &quot;;[.H590])" office:value-type="string" office:string-value="-132,52956 0" calcext:value-type="string">
            <text:p>-132,52956 0</text:p>
          </table:table-cell>
          <table:table-cell/>
          <table:table-cell table:formula="of:=SUBSTITUTE([.J590];&quot;,&quot;;&quot;,&quot;)" office:value-type="string" office:string-value="-132,52956 0" calcext:value-type="string">
            <text:p>-132,52956 0</text:p>
          </table:table-cell>
          <table:table-cell table:number-columns-repeated="2"/>
          <table:table-cell table:formula="of:=220*SQRT(2)/([.$D$6]/2)*([.A590]-[.$D$1])" office:value-type="float" office:value="-234.774937407132" calcext:value-type="float">
            <text:p>-234,774937407132</text:p>
          </table:table-cell>
          <table:table-cell table:number-columns-repeated="4"/>
        </table:table-row>
        <table:table-row table:style-name="ro1">
          <table:table-cell office:value-type="float" office:value="-160.08" calcext:value-type="float">
            <text:p>-160,0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91]-[.$D$1]" office:value-type="float" office:value="-152.25956" calcext:value-type="float">
            <text:p>-152,25956</text:p>
          </table:table-cell>
          <table:table-cell table:formula="of:=[.B591]-[.$E$1]" office:value-type="float" office:value="0" calcext:value-type="float">
            <text:p>0</text:p>
          </table:table-cell>
          <table:table-cell/>
          <table:table-cell table:formula="of:=COM.MICROSOFT.CONCAT([.G591];&quot; &quot;;[.H591])" office:value-type="string" office:string-value="-152,25956 0" calcext:value-type="string">
            <text:p>-152,25956 0</text:p>
          </table:table-cell>
          <table:table-cell/>
          <table:table-cell table:formula="of:=SUBSTITUTE([.J591];&quot;,&quot;;&quot;,&quot;)" office:value-type="string" office:string-value="-152,25956 0" calcext:value-type="string">
            <text:p>-152,25956 0</text:p>
          </table:table-cell>
          <table:table-cell table:number-columns-repeated="2"/>
          <table:table-cell table:formula="of:=220*SQRT(2)/([.$D$6]/2)*([.A591]-[.$D$1])" office:value-type="float" office:value="-269.726457015608" calcext:value-type="float">
            <text:p>-269,726457015608</text:p>
          </table:table-cell>
          <table:table-cell table:number-columns-repeated="4"/>
        </table:table-row>
        <table:table-row table:style-name="ro1">
          <table:table-cell office:value-type="float" office:value="-169.94" calcext:value-type="float">
            <text:p>-169,9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92]-[.$D$1]" office:value-type="float" office:value="-162.11956" calcext:value-type="float">
            <text:p>-162,11956</text:p>
          </table:table-cell>
          <table:table-cell table:formula="of:=[.B592]-[.$E$1]" office:value-type="float" office:value="0" calcext:value-type="float">
            <text:p>0</text:p>
          </table:table-cell>
          <table:table-cell/>
          <table:table-cell table:formula="of:=COM.MICROSOFT.CONCAT([.G592];&quot; &quot;;[.H592])" office:value-type="string" office:string-value="-162,11956 0" calcext:value-type="string">
            <text:p>-162,11956 0</text:p>
          </table:table-cell>
          <table:table-cell/>
          <table:table-cell table:formula="of:=SUBSTITUTE([.J592];&quot;,&quot;;&quot;,&quot;)" office:value-type="string" office:string-value="-162,11956 0" calcext:value-type="string">
            <text:p>-162,11956 0</text:p>
          </table:table-cell>
          <table:table-cell table:number-columns-repeated="2"/>
          <table:table-cell table:formula="of:=220*SQRT(2)/([.$D$6]/2)*([.A592]-[.$D$1])" office:value-type="float" office:value="-287.193359364294" calcext:value-type="float">
            <text:p>-287,193359364294</text:p>
          </table:table-cell>
          <table:table-cell table:number-columns-repeated="4"/>
        </table:table-row>
        <table:table-row table:style-name="ro1">
          <table:table-cell office:value-type="float" office:value="-173.73" calcext:value-type="float">
            <text:p>-173,7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93]-[.$D$1]" office:value-type="float" office:value="-165.90956" calcext:value-type="float">
            <text:p>-165,90956</text:p>
          </table:table-cell>
          <table:table-cell table:formula="of:=[.B593]-[.$E$1]" office:value-type="float" office:value="0" calcext:value-type="float">
            <text:p>0</text:p>
          </table:table-cell>
          <table:table-cell/>
          <table:table-cell table:formula="of:=COM.MICROSOFT.CONCAT([.G593];&quot; &quot;;[.H593])" office:value-type="string" office:string-value="-165,90956 0" calcext:value-type="string">
            <text:p>-165,90956 0</text:p>
          </table:table-cell>
          <table:table-cell/>
          <table:table-cell table:formula="of:=SUBSTITUTE([.J593];&quot;,&quot;;&quot;,&quot;)" office:value-type="string" office:string-value="-165,90956 0" calcext:value-type="string">
            <text:p>-165,90956 0</text:p>
          </table:table-cell>
          <table:table-cell table:number-columns-repeated="2"/>
          <table:table-cell table:formula="of:=220*SQRT(2)/([.$D$6]/2)*([.A593]-[.$D$1])" office:value-type="float" office:value="-293.907310672764" calcext:value-type="float">
            <text:p>-293,907310672764</text:p>
          </table:table-cell>
          <table:table-cell table:number-columns-repeated="4"/>
        </table:table-row>
        <table:table-row table:style-name="ro1">
          <table:table-cell office:value-type="float" office:value="-158.56" calcext:value-type="float">
            <text:p>-158,56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94]-[.$D$1]" office:value-type="float" office:value="-150.73956" calcext:value-type="float">
            <text:p>-150,73956</text:p>
          </table:table-cell>
          <table:table-cell table:formula="of:=[.B594]-[.$E$1]" office:value-type="float" office:value="-0" calcext:value-type="float">
            <text:p>0</text:p>
          </table:table-cell>
          <table:table-cell/>
          <table:table-cell table:formula="of:=COM.MICROSOFT.CONCAT([.G594];&quot; &quot;;[.H594])" office:value-type="string" office:string-value="-150,73956 0" calcext:value-type="string">
            <text:p>-150,73956 0</text:p>
          </table:table-cell>
          <table:table-cell/>
          <table:table-cell table:formula="of:=SUBSTITUTE([.J594];&quot;,&quot;;&quot;,&quot;)" office:value-type="string" office:string-value="-150,73956 0" calcext:value-type="string">
            <text:p>-150,73956 0</text:p>
          </table:table-cell>
          <table:table-cell table:number-columns-repeated="2"/>
          <table:table-cell table:formula="of:=220*SQRT(2)/([.$D$6]/2)*([.A594]-[.$D$1])" office:value-type="float" office:value="-267.033790527778" calcext:value-type="float">
            <text:p>-267,033790527778</text:p>
          </table:table-cell>
          <table:table-cell table:number-columns-repeated="4"/>
        </table:table-row>
        <table:table-row table:style-name="ro1">
          <table:table-cell office:value-type="float" office:value="-134.28" calcext:value-type="float">
            <text:p>-134,2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595]-[.$D$1]" office:value-type="float" office:value="-126.45956" calcext:value-type="float">
            <text:p>-126,45956</text:p>
          </table:table-cell>
          <table:table-cell table:formula="of:=[.B595]-[.$E$1]" office:value-type="float" office:value="-0" calcext:value-type="float">
            <text:p>0</text:p>
          </table:table-cell>
          <table:table-cell/>
          <table:table-cell table:formula="of:=COM.MICROSOFT.CONCAT([.G595];&quot; &quot;;[.H595])" office:value-type="string" office:string-value="-126,45956 0" calcext:value-type="string">
            <text:p>-126,45956 0</text:p>
          </table:table-cell>
          <table:table-cell/>
          <table:table-cell table:formula="of:=SUBSTITUTE([.J595];&quot;,&quot;;&quot;,&quot;)" office:value-type="string" office:string-value="-126,45956 0" calcext:value-type="string">
            <text:p>-126,45956 0</text:p>
          </table:table-cell>
          <table:table-cell table:number-columns-repeated="2"/>
          <table:table-cell table:formula="of:=220*SQRT(2)/([.$D$6]/2)*([.A595]-[.$D$1])" office:value-type="float" office:value="-224.021986366916" calcext:value-type="float">
            <text:p>-224,021986366916</text:p>
          </table:table-cell>
          <table:table-cell table:number-columns-repeated="4"/>
        </table:table-row>
        <table:table-row table:style-name="ro1">
          <table:table-cell office:value-type="float" office:value="-100.14" calcext:value-type="float">
            <text:p>-100,1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96]-[.$D$1]" office:value-type="float" office:value="-92.31956" calcext:value-type="float">
            <text:p>-92,31956</text:p>
          </table:table-cell>
          <table:table-cell table:formula="of:=[.B596]-[.$E$1]" office:value-type="float" office:value="0" calcext:value-type="float">
            <text:p>0</text:p>
          </table:table-cell>
          <table:table-cell/>
          <table:table-cell table:formula="of:=COM.MICROSOFT.CONCAT([.G596];&quot; &quot;;[.H596])" office:value-type="string" office:string-value="-92,31956 0" calcext:value-type="string">
            <text:p>-92,31956 0</text:p>
          </table:table-cell>
          <table:table-cell/>
          <table:table-cell table:formula="of:=SUBSTITUTE([.J596];&quot;,&quot;;&quot;,&quot;)" office:value-type="string" office:string-value="-92,31956 0" calcext:value-type="string">
            <text:p>-92,31956 0</text:p>
          </table:table-cell>
          <table:table-cell table:number-columns-repeated="2"/>
          <table:table-cell table:formula="of:=220*SQRT(2)/([.$D$6]/2)*([.A596]-[.$D$1])" office:value-type="float" office:value="-163.543279857369" calcext:value-type="float">
            <text:p>-163,543279857369</text:p>
          </table:table-cell>
          <table:table-cell table:number-columns-repeated="4"/>
        </table:table-row>
        <table:table-row table:style-name="ro1">
          <table:table-cell office:value-type="float" office:value="-56.9" calcext:value-type="float">
            <text:p>-56,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97]-[.$D$1]" office:value-type="float" office:value="-49.07956" calcext:value-type="float">
            <text:p>-49,07956</text:p>
          </table:table-cell>
          <table:table-cell table:formula="of:=[.B597]-[.$E$1]" office:value-type="float" office:value="0" calcext:value-type="float">
            <text:p>0</text:p>
          </table:table-cell>
          <table:table-cell/>
          <table:table-cell table:formula="of:=COM.MICROSOFT.CONCAT([.G597];&quot; &quot;;[.H597])" office:value-type="string" office:string-value="-49,07956 0" calcext:value-type="string">
            <text:p>-49,07956 0</text:p>
          </table:table-cell>
          <table:table-cell/>
          <table:table-cell table:formula="of:=SUBSTITUTE([.J597];&quot;,&quot;;&quot;,&quot;)" office:value-type="string" office:string-value="-49,07956 0" calcext:value-type="string">
            <text:p>-49,07956 0</text:p>
          </table:table-cell>
          <table:table-cell table:number-columns-repeated="2"/>
          <table:table-cell table:formula="of:=220*SQRT(2)/([.$D$6]/2)*([.A597]-[.$D$1])" office:value-type="float" office:value="-86.9440042430501" calcext:value-type="float">
            <text:p>-86,9440042430501</text:p>
          </table:table-cell>
          <table:table-cell table:number-columns-repeated="4"/>
        </table:table-row>
        <table:table-row table:style-name="ro1">
          <table:table-cell office:value-type="float" office:value="-12.9" calcext:value-type="float">
            <text:p>-12,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98]-[.$D$1]" office:value-type="float" office:value="-5.07956" calcext:value-type="float">
            <text:p>-5,07956</text:p>
          </table:table-cell>
          <table:table-cell table:formula="of:=[.B598]-[.$E$1]" office:value-type="float" office:value="0" calcext:value-type="float">
            <text:p>0</text:p>
          </table:table-cell>
          <table:table-cell/>
          <table:table-cell table:formula="of:=COM.MICROSOFT.CONCAT([.G598];&quot; &quot;;[.H598])" office:value-type="string" office:string-value="-5,07956 0" calcext:value-type="string">
            <text:p>-5,07956 0</text:p>
          </table:table-cell>
          <table:table-cell/>
          <table:table-cell table:formula="of:=SUBSTITUTE([.J598];&quot;,&quot;;&quot;,&quot;)" office:value-type="string" office:string-value="-5,07956 0" calcext:value-type="string">
            <text:p>-5,07956 0</text:p>
          </table:table-cell>
          <table:table-cell table:number-columns-repeated="2"/>
          <table:table-cell table:formula="of:=220*SQRT(2)/([.$D$6]/2)*([.A598]-[.$D$1])" office:value-type="float" office:value="-8.99839538481657" calcext:value-type="float">
            <text:p>-8,99839538481657</text:p>
          </table:table-cell>
          <table:table-cell table:number-columns-repeated="4"/>
        </table:table-row>
        <table:table-row table:style-name="ro1">
          <table:table-cell office:value-type="float" office:value="31.11" calcext:value-type="float">
            <text:p>31,1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599]-[.$D$1]" office:value-type="float" office:value="38.93044" calcext:value-type="float">
            <text:p>38,93044</text:p>
          </table:table-cell>
          <table:table-cell table:formula="of:=[.B599]-[.$E$1]" office:value-type="float" office:value="0" calcext:value-type="float">
            <text:p>0</text:p>
          </table:table-cell>
          <table:table-cell/>
          <table:table-cell table:formula="of:=COM.MICROSOFT.CONCAT([.G599];&quot; &quot;;[.H599])" office:value-type="string" office:string-value="38,93044 0" calcext:value-type="string">
            <text:p>38,93044 0</text:p>
          </table:table-cell>
          <table:table-cell/>
          <table:table-cell table:formula="of:=SUBSTITUTE([.J599];&quot;,&quot;;&quot;,&quot;)" office:value-type="string" office:string-value="38,93044 0" calcext:value-type="string">
            <text:p>38,93044 0</text:p>
          </table:table-cell>
          <table:table-cell table:number-columns-repeated="2"/>
          <table:table-cell table:formula="of:=220*SQRT(2)/([.$D$6]/2)*([.A599]-[.$D$1])" office:value-type="float" office:value="68.9649283845211" calcext:value-type="float">
            <text:p>68,9649283845211</text:p>
          </table:table-cell>
          <table:table-cell table:number-columns-repeated="4"/>
        </table:table-row>
        <table:table-row table:style-name="ro1">
          <table:table-cell office:value-type="float" office:value="75.11" calcext:value-type="float">
            <text:p>75,1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600]-[.$D$1]" office:value-type="float" office:value="82.93044" calcext:value-type="float">
            <text:p>82,93044</text:p>
          </table:table-cell>
          <table:table-cell table:formula="of:=[.B600]-[.$E$1]" office:value-type="float" office:value="0" calcext:value-type="float">
            <text:p>0</text:p>
          </table:table-cell>
          <table:table-cell/>
          <table:table-cell table:formula="of:=COM.MICROSOFT.CONCAT([.G600];&quot; &quot;;[.H600])" office:value-type="string" office:string-value="82,93044 0" calcext:value-type="string">
            <text:p>82,93044 0</text:p>
          </table:table-cell>
          <table:table-cell/>
          <table:table-cell table:formula="of:=SUBSTITUTE([.J600];&quot;,&quot;;&quot;,&quot;)" office:value-type="string" office:string-value="82,93044 0" calcext:value-type="string">
            <text:p>82,93044 0</text:p>
          </table:table-cell>
          <table:table-cell table:number-columns-repeated="2"/>
          <table:table-cell table:formula="of:=220*SQRT(2)/([.$D$6]/2)*([.A600]-[.$D$1])" office:value-type="float" office:value="146.910537242755" calcext:value-type="float">
            <text:p>146,910537242755</text:p>
          </table:table-cell>
          <table:table-cell table:number-columns-repeated="4"/>
        </table:table-row>
        <table:table-row table:style-name="ro1">
          <table:table-cell office:value-type="float" office:value="111.52" calcext:value-type="float">
            <text:p>111,52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601]-[.$D$1]" office:value-type="float" office:value="119.34044" calcext:value-type="float">
            <text:p>119,34044</text:p>
          </table:table-cell>
          <table:table-cell table:formula="of:=[.B601]-[.$E$1]" office:value-type="float" office:value="-0" calcext:value-type="float">
            <text:p>0</text:p>
          </table:table-cell>
          <table:table-cell/>
          <table:table-cell table:formula="of:=COM.MICROSOFT.CONCAT([.G601];&quot; &quot;;[.H601])" office:value-type="string" office:string-value="119,34044 0" calcext:value-type="string">
            <text:p>119,34044 0</text:p>
          </table:table-cell>
          <table:table-cell/>
          <table:table-cell table:formula="of:=SUBSTITUTE([.J601];&quot;,&quot;;&quot;,&quot;)" office:value-type="string" office:string-value="119,34044 0" calcext:value-type="string">
            <text:p>119,34044 0</text:p>
          </table:table-cell>
          <table:table-cell table:number-columns-repeated="2"/>
          <table:table-cell table:formula="of:=220*SQRT(2)/([.$D$6]/2)*([.A601]-[.$D$1])" office:value-type="float" office:value="211.410528572943" calcext:value-type="float">
            <text:p>211,410528572943</text:p>
          </table:table-cell>
          <table:table-cell table:number-columns-repeated="4"/>
        </table:table-row>
        <table:table-row table:style-name="ro1">
          <table:table-cell office:value-type="float" office:value="145.66" calcext:value-type="float">
            <text:p>145,66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602]-[.$D$1]" office:value-type="float" office:value="153.48044" calcext:value-type="float">
            <text:p>153,48044</text:p>
          </table:table-cell>
          <table:table-cell table:formula="of:=[.B602]-[.$E$1]" office:value-type="float" office:value="-0" calcext:value-type="float">
            <text:p>0</text:p>
          </table:table-cell>
          <table:table-cell/>
          <table:table-cell table:formula="of:=COM.MICROSOFT.CONCAT([.G602];&quot; &quot;;[.H602])" office:value-type="string" office:string-value="153,48044 0" calcext:value-type="string">
            <text:p>153,48044 0</text:p>
          </table:table-cell>
          <table:table-cell/>
          <table:table-cell table:formula="of:=SUBSTITUTE([.J602];&quot;,&quot;;&quot;,&quot;)" office:value-type="string" office:string-value="153,48044 0" calcext:value-type="string">
            <text:p>153,48044 0</text:p>
          </table:table-cell>
          <table:table-cell table:number-columns-repeated="2"/>
          <table:table-cell table:formula="of:=220*SQRT(2)/([.$D$6]/2)*([.A602]-[.$D$1])" office:value-type="float" office:value="271.889235082491" calcext:value-type="float">
            <text:p>271,889235082491</text:p>
          </table:table-cell>
          <table:table-cell table:number-columns-repeated="4"/>
        </table:table-row>
        <table:table-row table:style-name="ro1">
          <table:table-cell office:value-type="float" office:value="157.8" calcext:value-type="float">
            <text:p>157,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603]-[.$D$1]" office:value-type="float" office:value="165.62044" calcext:value-type="float">
            <text:p>165,62044</text:p>
          </table:table-cell>
          <table:table-cell table:formula="of:=[.B603]-[.$E$1]" office:value-type="float" office:value="-0" calcext:value-type="float">
            <text:p>0</text:p>
          </table:table-cell>
          <table:table-cell/>
          <table:table-cell table:formula="of:=COM.MICROSOFT.CONCAT([.G603];&quot; &quot;;[.H603])" office:value-type="string" office:string-value="165,62044 0" calcext:value-type="string">
            <text:p>165,62044 0</text:p>
          </table:table-cell>
          <table:table-cell/>
          <table:table-cell table:formula="of:=SUBSTITUTE([.J603];&quot;,&quot;;&quot;,&quot;)" office:value-type="string" office:string-value="165,62044 0" calcext:value-type="string">
            <text:p>165,62044 0</text:p>
          </table:table-cell>
          <table:table-cell table:number-columns-repeated="2"/>
          <table:table-cell table:formula="of:=220*SQRT(2)/([.$D$6]/2)*([.A603]-[.$D$1])" office:value-type="float" office:value="293.395137162921" calcext:value-type="float">
            <text:p>293,395137162921</text:p>
          </table:table-cell>
          <table:table-cell table:number-columns-repeated="4"/>
        </table:table-row>
        <table:table-row table:style-name="ro1">
          <table:table-cell office:value-type="float" office:value="165.39" calcext:value-type="float">
            <text:p>165,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604]-[.$D$1]" office:value-type="float" office:value="173.21044" calcext:value-type="float">
            <text:p>173,21044</text:p>
          </table:table-cell>
          <table:table-cell table:formula="of:=[.B604]-[.$E$1]" office:value-type="float" office:value="0" calcext:value-type="float">
            <text:p>0</text:p>
          </table:table-cell>
          <table:table-cell/>
          <table:table-cell table:formula="of:=COM.MICROSOFT.CONCAT([.G604];&quot; &quot;;[.H604])" office:value-type="string" office:string-value="173,21044 0" calcext:value-type="string">
            <text:p>173,21044 0</text:p>
          </table:table-cell>
          <table:table-cell/>
          <table:table-cell table:formula="of:=SUBSTITUTE([.J604];&quot;,&quot;;&quot;,&quot;)" office:value-type="string" office:string-value="173,21044 0" calcext:value-type="string">
            <text:p>173,21044 0</text:p>
          </table:table-cell>
          <table:table-cell table:number-columns-repeated="2"/>
          <table:table-cell table:formula="of:=220*SQRT(2)/([.$D$6]/2)*([.A604]-[.$D$1])" office:value-type="float" office:value="306.840754690967" calcext:value-type="float">
            <text:p>306,840754690967</text:p>
          </table:table-cell>
          <table:table-cell table:number-columns-repeated="4"/>
        </table:table-row>
        <table:table-row table:style-name="ro1">
          <table:table-cell office:value-type="float" office:value="163.87" calcext:value-type="float">
            <text:p>163,8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605]-[.$D$1]" office:value-type="float" office:value="171.69044" calcext:value-type="float">
            <text:p>171,69044</text:p>
          </table:table-cell>
          <table:table-cell table:formula="of:=[.B605]-[.$E$1]" office:value-type="float" office:value="0" calcext:value-type="float">
            <text:p>0</text:p>
          </table:table-cell>
          <table:table-cell/>
          <table:table-cell table:formula="of:=COM.MICROSOFT.CONCAT([.G605];&quot; &quot;;[.H605])" office:value-type="string" office:string-value="171,69044 0" calcext:value-type="string">
            <text:p>171,69044 0</text:p>
          </table:table-cell>
          <table:table-cell/>
          <table:table-cell table:formula="of:=SUBSTITUTE([.J605];&quot;,&quot;;&quot;,&quot;)" office:value-type="string" office:string-value="171,69044 0" calcext:value-type="string">
            <text:p>171,69044 0</text:p>
          </table:table-cell>
          <table:table-cell table:number-columns-repeated="2"/>
          <table:table-cell table:formula="of:=220*SQRT(2)/([.$D$6]/2)*([.A605]-[.$D$1])" office:value-type="float" office:value="304.148088203137" calcext:value-type="float">
            <text:p>304,148088203137</text:p>
          </table:table-cell>
          <table:table-cell table:number-columns-repeated="4"/>
        </table:table-row>
        <table:table-row table:style-name="ro1">
          <table:table-cell office:value-type="float" office:value="139.59" calcext:value-type="float">
            <text:p>139,59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606]-[.$D$1]" office:value-type="float" office:value="147.41044" calcext:value-type="float">
            <text:p>147,41044</text:p>
          </table:table-cell>
          <table:table-cell table:formula="of:=[.B606]-[.$E$1]" office:value-type="float" office:value="-0" calcext:value-type="float">
            <text:p>0</text:p>
          </table:table-cell>
          <table:table-cell/>
          <table:table-cell table:formula="of:=COM.MICROSOFT.CONCAT([.G606];&quot; &quot;;[.H606])" office:value-type="string" office:string-value="147,41044 0" calcext:value-type="string">
            <text:p>147,41044 0</text:p>
          </table:table-cell>
          <table:table-cell/>
          <table:table-cell table:formula="of:=SUBSTITUTE([.J606];&quot;,&quot;;&quot;,&quot;)" office:value-type="string" office:string-value="147,41044 0" calcext:value-type="string">
            <text:p>147,41044 0</text:p>
          </table:table-cell>
          <table:table-cell table:number-columns-repeated="2"/>
          <table:table-cell table:formula="of:=220*SQRT(2)/([.$D$6]/2)*([.A606]-[.$D$1])" office:value-type="float" office:value="261.136284042275" calcext:value-type="float">
            <text:p>261,136284042275</text:p>
          </table:table-cell>
          <table:table-cell table:number-columns-repeated="4"/>
        </table:table-row>
        <table:table-row table:style-name="ro1">
          <table:table-cell office:value-type="float" office:value="106.21" calcext:value-type="float">
            <text:p>106,21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607]-[.$D$1]" office:value-type="float" office:value="114.03044" calcext:value-type="float">
            <text:p>114,03044</text:p>
          </table:table-cell>
          <table:table-cell table:formula="of:=[.B607]-[.$E$1]" office:value-type="float" office:value="-0" calcext:value-type="float">
            <text:p>0</text:p>
          </table:table-cell>
          <table:table-cell/>
          <table:table-cell table:formula="of:=COM.MICROSOFT.CONCAT([.G607];&quot; &quot;;[.H607])" office:value-type="string" office:string-value="114,03044 0" calcext:value-type="string">
            <text:p>114,03044 0</text:p>
          </table:table-cell>
          <table:table-cell/>
          <table:table-cell table:formula="of:=SUBSTITUTE([.J607];&quot;,&quot;;&quot;,&quot;)" office:value-type="string" office:string-value="114,03044 0" calcext:value-type="string">
            <text:p>114,03044 0</text:p>
          </table:table-cell>
          <table:table-cell table:number-columns-repeated="2"/>
          <table:table-cell table:formula="of:=220*SQRT(2)/([.$D$6]/2)*([.A607]-[.$D$1])" office:value-type="float" office:value="202.003910776642" calcext:value-type="float">
            <text:p>202,003910776642</text:p>
          </table:table-cell>
          <table:table-cell table:number-columns-repeated="4"/>
        </table:table-row>
        <table:table-row table:style-name="ro1">
          <table:table-cell office:value-type="float" office:value="65.24" calcext:value-type="float">
            <text:p>65,2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608]-[.$D$1]" office:value-type="float" office:value="73.06044" calcext:value-type="float">
            <text:p>73,06044</text:p>
          </table:table-cell>
          <table:table-cell table:formula="of:=[.B608]-[.$E$1]" office:value-type="float" office:value="0" calcext:value-type="float">
            <text:p>0</text:p>
          </table:table-cell>
          <table:table-cell/>
          <table:table-cell table:formula="of:=COM.MICROSOFT.CONCAT([.G608];&quot; &quot;;[.H608])" office:value-type="string" office:string-value="73,06044 0" calcext:value-type="string">
            <text:p>73,06044 0</text:p>
          </table:table-cell>
          <table:table-cell/>
          <table:table-cell table:formula="of:=SUBSTITUTE([.J608];&quot;,&quot;;&quot;,&quot;)" office:value-type="string" office:string-value="73,06044 0" calcext:value-type="string">
            <text:p>73,06044 0</text:p>
          </table:table-cell>
          <table:table-cell table:number-columns-repeated="2"/>
          <table:table-cell table:formula="of:=220*SQRT(2)/([.$D$6]/2)*([.A608]-[.$D$1])" office:value-type="float" office:value="129.425919982965" calcext:value-type="float">
            <text:p>129,425919982965</text:p>
          </table:table-cell>
          <table:table-cell table:number-columns-repeated="4"/>
        </table:table-row>
        <table:table-row table:style-name="ro1">
          <table:table-cell office:value-type="float" office:value="20.48" calcext:value-type="float">
            <text:p>20,4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609]-[.$D$1]" office:value-type="float" office:value="28.30044" calcext:value-type="float">
            <text:p>28,30044</text:p>
          </table:table-cell>
          <table:table-cell table:formula="of:=[.B609]-[.$E$1]" office:value-type="float" office:value="0" calcext:value-type="float">
            <text:p>0</text:p>
          </table:table-cell>
          <table:table-cell/>
          <table:table-cell table:formula="of:=COM.MICROSOFT.CONCAT([.G609];&quot; &quot;;[.H609])" office:value-type="string" office:string-value="28,30044 0" calcext:value-type="string">
            <text:p>28,30044 0</text:p>
          </table:table-cell>
          <table:table-cell/>
          <table:table-cell table:formula="of:=SUBSTITUTE([.J609];&quot;,&quot;;&quot;,&quot;)" office:value-type="string" office:string-value="28,30044 0" calcext:value-type="string">
            <text:p>28,30044 0</text:p>
          </table:table-cell>
          <table:table-cell table:number-columns-repeated="2"/>
          <table:table-cell table:formula="of:=220*SQRT(2)/([.$D$6]/2)*([.A609]-[.$D$1])" office:value-type="float" office:value="50.1339778808161" calcext:value-type="float">
            <text:p>50,1339778808161</text:p>
          </table:table-cell>
          <table:table-cell table:number-columns-repeated="4"/>
        </table:table-row>
        <table:table-row table:style-name="ro1">
          <table:table-cell office:value-type="float" office:value="-24.28" calcext:value-type="float">
            <text:p>-24,2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610]-[.$D$1]" office:value-type="float" office:value="-16.45956" calcext:value-type="float">
            <text:p>-16,45956</text:p>
          </table:table-cell>
          <table:table-cell table:formula="of:=[.B610]-[.$E$1]" office:value-type="float" office:value="-0" calcext:value-type="float">
            <text:p>0</text:p>
          </table:table-cell>
          <table:table-cell/>
          <table:table-cell table:formula="of:=COM.MICROSOFT.CONCAT([.G610];&quot; &quot;;[.H610])" office:value-type="string" office:string-value="-16,45956 0" calcext:value-type="string">
            <text:p>-16,45956 0</text:p>
          </table:table-cell>
          <table:table-cell/>
          <table:table-cell table:formula="of:=SUBSTITUTE([.J610];&quot;,&quot;;&quot;,&quot;)" office:value-type="string" office:string-value="-16,45956 0" calcext:value-type="string">
            <text:p>-16,45956 0</text:p>
          </table:table-cell>
          <table:table-cell table:number-columns-repeated="2"/>
          <table:table-cell table:formula="of:=220*SQRT(2)/([.$D$6]/2)*([.A610]-[.$D$1])" office:value-type="float" office:value="-29.1579642213324" calcext:value-type="float">
            <text:p>-29,1579642213324</text:p>
          </table:table-cell>
          <table:table-cell table:number-columns-repeated="4"/>
        </table:table-row>
        <table:table-row table:style-name="ro1">
          <table:table-cell office:value-type="float" office:value="-67.52" calcext:value-type="float">
            <text:p>-67,52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611]-[.$D$1]" office:value-type="float" office:value="-59.69956" calcext:value-type="float">
            <text:p>-59,69956</text:p>
          </table:table-cell>
          <table:table-cell table:formula="of:=[.B611]-[.$E$1]" office:value-type="float" office:value="-0" calcext:value-type="float">
            <text:p>0</text:p>
          </table:table-cell>
          <table:table-cell/>
          <table:table-cell table:formula="of:=COM.MICROSOFT.CONCAT([.G611];&quot; &quot;;[.H611])" office:value-type="string" office:string-value="-59,69956 0" calcext:value-type="string">
            <text:p>-59,69956 0</text:p>
          </table:table-cell>
          <table:table-cell/>
          <table:table-cell table:formula="of:=SUBSTITUTE([.J611];&quot;,&quot;;&quot;,&quot;)" office:value-type="string" office:string-value="-59,69956 0" calcext:value-type="string">
            <text:p>-59,69956 0</text:p>
          </table:table-cell>
          <table:table-cell table:number-columns-repeated="2"/>
          <table:table-cell table:formula="of:=220*SQRT(2)/([.$D$6]/2)*([.A611]-[.$D$1])" office:value-type="float" office:value="-105.757239835651" calcext:value-type="float">
            <text:p>-105,757239835651</text:p>
          </table:table-cell>
          <table:table-cell table:number-columns-repeated="4"/>
        </table:table-row>
        <table:table-row table:style-name="ro1">
          <table:table-cell office:value-type="float" office:value="-109.25" calcext:value-type="float">
            <text:p>-109,2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612]-[.$D$1]" office:value-type="float" office:value="-101.42956" calcext:value-type="float">
            <text:p>-101,42956</text:p>
          </table:table-cell>
          <table:table-cell table:formula="of:=[.B612]-[.$E$1]" office:value-type="float" office:value="0" calcext:value-type="float">
            <text:p>0</text:p>
          </table:table-cell>
          <table:table-cell/>
          <table:table-cell table:formula="of:=COM.MICROSOFT.CONCAT([.G612];&quot; &quot;;[.H612])" office:value-type="string" office:string-value="-101,42956 0" calcext:value-type="string">
            <text:p>-101,42956 0</text:p>
          </table:table-cell>
          <table:table-cell/>
          <table:table-cell table:formula="of:=SUBSTITUTE([.J612];&quot;,&quot;;&quot;,&quot;)" office:value-type="string" office:string-value="-101,42956 0" calcext:value-type="string">
            <text:p>-101,42956 0</text:p>
          </table:table-cell>
          <table:table-cell table:number-columns-repeated="2"/>
          <table:table-cell table:formula="of:=220*SQRT(2)/([.$D$6]/2)*([.A612]-[.$D$1])" office:value-type="float" office:value="-179.681563873244" calcext:value-type="float">
            <text:p>-179,681563873244</text:p>
          </table:table-cell>
          <table:table-cell table:number-columns-repeated="4"/>
        </table:table-row>
        <table:table-row table:style-name="ro1">
          <table:table-cell office:value-type="float" office:value="-141.87" calcext:value-type="float">
            <text:p>-141,8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613]-[.$D$1]" office:value-type="float" office:value="-134.04956" calcext:value-type="float">
            <text:p>-134,04956</text:p>
          </table:table-cell>
          <table:table-cell table:formula="of:=[.B613]-[.$E$1]" office:value-type="float" office:value="-0" calcext:value-type="float">
            <text:p>0</text:p>
          </table:table-cell>
          <table:table-cell/>
          <table:table-cell table:formula="of:=COM.MICROSOFT.CONCAT([.G613];&quot; &quot;;[.H613])" office:value-type="string" office:string-value="-134,04956 0" calcext:value-type="string">
            <text:p>-134,04956 0</text:p>
          </table:table-cell>
          <table:table-cell/>
          <table:table-cell table:formula="of:=SUBSTITUTE([.J613];&quot;,&quot;;&quot;,&quot;)" office:value-type="string" office:string-value="-134,04956 0" calcext:value-type="string">
            <text:p>-134,04956 0</text:p>
          </table:table-cell>
          <table:table-cell table:number-columns-repeated="2"/>
          <table:table-cell table:formula="of:=220*SQRT(2)/([.$D$6]/2)*([.A613]-[.$D$1])" office:value-type="float" office:value="-237.467603894962" calcext:value-type="float">
            <text:p>-237,467603894962</text:p>
          </table:table-cell>
          <table:table-cell table:number-columns-repeated="4"/>
        </table:table-row>
        <table:table-row table:style-name="ro1">
          <table:table-cell office:value-type="float" office:value="-160.08" calcext:value-type="float">
            <text:p>-160,08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614]-[.$D$1]" office:value-type="float" office:value="-152.25956" calcext:value-type="float">
            <text:p>-152,25956</text:p>
          </table:table-cell>
          <table:table-cell table:formula="of:=[.B614]-[.$E$1]" office:value-type="float" office:value="-0" calcext:value-type="float">
            <text:p>0</text:p>
          </table:table-cell>
          <table:table-cell/>
          <table:table-cell table:formula="of:=COM.MICROSOFT.CONCAT([.G614];&quot; &quot;;[.H614])" office:value-type="string" office:string-value="-152,25956 0" calcext:value-type="string">
            <text:p>-152,25956 0</text:p>
          </table:table-cell>
          <table:table-cell/>
          <table:table-cell table:formula="of:=SUBSTITUTE([.J614];&quot;,&quot;;&quot;,&quot;)" office:value-type="string" office:string-value="-152,25956 0" calcext:value-type="string">
            <text:p>-152,25956 0</text:p>
          </table:table-cell>
          <table:table-cell table:number-columns-repeated="2"/>
          <table:table-cell table:formula="of:=220*SQRT(2)/([.$D$6]/2)*([.A614]-[.$D$1])" office:value-type="float" office:value="-269.726457015608" calcext:value-type="float">
            <text:p>-269,726457015608</text:p>
          </table:table-cell>
          <table:table-cell table:number-columns-repeated="4"/>
        </table:table-row>
        <table:table-row table:style-name="ro1">
          <table:table-cell office:value-type="float" office:value="-166.91" calcext:value-type="float">
            <text:p>-166,91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615]-[.$D$1]" office:value-type="float" office:value="-159.08956" calcext:value-type="float">
            <text:p>-159,08956</text:p>
          </table:table-cell>
          <table:table-cell table:formula="of:=[.B615]-[.$E$1]" office:value-type="float" office:value="-0" calcext:value-type="float">
            <text:p>0</text:p>
          </table:table-cell>
          <table:table-cell/>
          <table:table-cell table:formula="of:=COM.MICROSOFT.CONCAT([.G615];&quot; &quot;;[.H615])" office:value-type="string" office:string-value="-159,08956 0" calcext:value-type="string">
            <text:p>-159,08956 0</text:p>
          </table:table-cell>
          <table:table-cell/>
          <table:table-cell table:formula="of:=SUBSTITUTE([.J615];&quot;,&quot;;&quot;,&quot;)" office:value-type="string" office:string-value="-159,08956 0" calcext:value-type="string">
            <text:p>-159,08956 0</text:p>
          </table:table-cell>
          <table:table-cell table:number-columns-repeated="2"/>
          <table:table-cell table:formula="of:=220*SQRT(2)/([.$D$6]/2)*([.A615]-[.$D$1])" office:value-type="float" office:value="-281.825741299738" calcext:value-type="float">
            <text:p>-281,825741299738</text:p>
          </table:table-cell>
          <table:table-cell table:number-columns-repeated="4"/>
        </table:table-row>
        <table:table-row table:style-name="ro1">
          <table:table-cell office:value-type="float" office:value="-170.7" calcext:value-type="float">
            <text:p>-170,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616]-[.$D$1]" office:value-type="float" office:value="-162.87956" calcext:value-type="float">
            <text:p>-162,87956</text:p>
          </table:table-cell>
          <table:table-cell table:formula="of:=[.B616]-[.$E$1]" office:value-type="float" office:value="-0" calcext:value-type="float">
            <text:p>0</text:p>
          </table:table-cell>
          <table:table-cell/>
          <table:table-cell table:formula="of:=COM.MICROSOFT.CONCAT([.G616];&quot; &quot;;[.H616])" office:value-type="string" office:string-value="-162,87956 0" calcext:value-type="string">
            <text:p>-162,87956 0</text:p>
          </table:table-cell>
          <table:table-cell/>
          <table:table-cell table:formula="of:=SUBSTITUTE([.J616];&quot;,&quot;;&quot;,&quot;)" office:value-type="string" office:string-value="-162,87956 0" calcext:value-type="string">
            <text:p>-162,87956 0</text:p>
          </table:table-cell>
          <table:table-cell table:number-columns-repeated="2"/>
          <table:table-cell table:formula="of:=220*SQRT(2)/([.$D$6]/2)*([.A616]-[.$D$1])" office:value-type="float" office:value="-288.539692608209" calcext:value-type="float">
            <text:p>-288,539692608209</text:p>
          </table:table-cell>
          <table:table-cell table:number-columns-repeated="4"/>
        </table:table-row>
        <table:table-row table:style-name="ro1">
          <table:table-cell office:value-type="float" office:value="-155.53" calcext:value-type="float">
            <text:p>-155,5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617]-[.$D$1]" office:value-type="float" office:value="-147.70956" calcext:value-type="float">
            <text:p>-147,70956</text:p>
          </table:table-cell>
          <table:table-cell table:formula="of:=[.B617]-[.$E$1]" office:value-type="float" office:value="0" calcext:value-type="float">
            <text:p>0</text:p>
          </table:table-cell>
          <table:table-cell/>
          <table:table-cell table:formula="of:=COM.MICROSOFT.CONCAT([.G617];&quot; &quot;;[.H617])" office:value-type="string" office:string-value="-147,70956 0" calcext:value-type="string">
            <text:p>-147,70956 0</text:p>
          </table:table-cell>
          <table:table-cell/>
          <table:table-cell table:formula="of:=SUBSTITUTE([.J617];&quot;,&quot;;&quot;,&quot;)" office:value-type="string" office:string-value="-147,70956 0" calcext:value-type="string">
            <text:p>-147,70956 0</text:p>
          </table:table-cell>
          <table:table-cell table:number-columns-repeated="2"/>
          <table:table-cell table:formula="of:=220*SQRT(2)/([.$D$6]/2)*([.A617]-[.$D$1])" office:value-type="float" office:value="-261.666172463222" calcext:value-type="float">
            <text:p>-261,666172463222</text:p>
          </table:table-cell>
          <table:table-cell table:number-columns-repeated="4"/>
        </table:table-row>
        <table:table-row table:style-name="ro1">
          <table:table-cell office:value-type="float" office:value="-126.7" calcext:value-type="float">
            <text:p>-126,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618]-[.$D$1]" office:value-type="float" office:value="-118.87956" calcext:value-type="float">
            <text:p>-118,87956</text:p>
          </table:table-cell>
          <table:table-cell table:formula="of:=[.B618]-[.$E$1]" office:value-type="float" office:value="0" calcext:value-type="float">
            <text:p>0</text:p>
          </table:table-cell>
          <table:table-cell/>
          <table:table-cell table:formula="of:=COM.MICROSOFT.CONCAT([.G618];&quot; &quot;;[.H618])" office:value-type="string" office:string-value="-118,87956 0" calcext:value-type="string">
            <text:p>-118,87956 0</text:p>
          </table:table-cell>
          <table:table-cell/>
          <table:table-cell table:formula="of:=SUBSTITUTE([.J618];&quot;,&quot;;&quot;,&quot;)" office:value-type="string" office:string-value="-118,87956 0" calcext:value-type="string">
            <text:p>-118,87956 0</text:p>
          </table:table-cell>
          <table:table-cell table:number-columns-repeated="2"/>
          <table:table-cell table:formula="of:=220*SQRT(2)/([.$D$6]/2)*([.A618]-[.$D$1])" office:value-type="float" office:value="-210.594083749975" calcext:value-type="float">
            <text:p>-210,594083749975</text:p>
          </table:table-cell>
          <table:table-cell table:number-columns-repeated="4"/>
        </table:table-row>
        <table:table-row table:style-name="ro1">
          <table:table-cell office:value-type="float" office:value="-90.28" calcext:value-type="float">
            <text:p>-90,2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619]-[.$D$1]" office:value-type="float" office:value="-82.45956" calcext:value-type="float">
            <text:p>-82,45956</text:p>
          </table:table-cell>
          <table:table-cell table:formula="of:=[.B619]-[.$E$1]" office:value-type="float" office:value="0" calcext:value-type="float">
            <text:p>0</text:p>
          </table:table-cell>
          <table:table-cell/>
          <table:table-cell table:formula="of:=COM.MICROSOFT.CONCAT([.G619];&quot; &quot;;[.H619])" office:value-type="string" office:string-value="-82,45956 0" calcext:value-type="string">
            <text:p>-82,45956 0</text:p>
          </table:table-cell>
          <table:table-cell/>
          <table:table-cell table:formula="of:=SUBSTITUTE([.J619];&quot;,&quot;;&quot;,&quot;)" office:value-type="string" office:string-value="-82,45956 0" calcext:value-type="string">
            <text:p>-82,45956 0</text:p>
          </table:table-cell>
          <table:table-cell table:number-columns-repeated="2"/>
          <table:table-cell table:formula="of:=220*SQRT(2)/([.$D$6]/2)*([.A619]-[.$D$1])" office:value-type="float" office:value="-146.076377508683" calcext:value-type="float">
            <text:p>-146,076377508683</text:p>
          </table:table-cell>
          <table:table-cell table:number-columns-repeated="4"/>
        </table:table-row>
        <table:table-row table:style-name="ro1">
          <table:table-cell office:value-type="float" office:value="-50.07" calcext:value-type="float">
            <text:p>-50,0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620]-[.$D$1]" office:value-type="float" office:value="-42.24956" calcext:value-type="float">
            <text:p>-42,24956</text:p>
          </table:table-cell>
          <table:table-cell table:formula="of:=[.B620]-[.$E$1]" office:value-type="float" office:value="-0" calcext:value-type="float">
            <text:p>0</text:p>
          </table:table-cell>
          <table:table-cell/>
          <table:table-cell table:formula="of:=COM.MICROSOFT.CONCAT([.G620];&quot; &quot;;[.H620])" office:value-type="string" office:string-value="-42,24956 0" calcext:value-type="string">
            <text:p>-42,24956 0</text:p>
          </table:table-cell>
          <table:table-cell/>
          <table:table-cell table:formula="of:=SUBSTITUTE([.J620];&quot;,&quot;;&quot;,&quot;)" office:value-type="string" office:string-value="-42,24956 0" calcext:value-type="string">
            <text:p>-42,24956 0</text:p>
          </table:table-cell>
          <table:table-cell table:number-columns-repeated="2"/>
          <table:table-cell table:formula="of:=220*SQRT(2)/([.$D$6]/2)*([.A620]-[.$D$1])" office:value-type="float" office:value="-74.8447199589198" calcext:value-type="float">
            <text:p>-74,8447199589198</text:p>
          </table:table-cell>
          <table:table-cell table:number-columns-repeated="4"/>
        </table:table-row>
        <table:table-row table:style-name="ro1">
          <table:table-cell office:value-type="float" office:value="-3.79" calcext:value-type="float">
            <text:p>-3,7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621]-[.$D$1]" office:value-type="float" office:value="4.03044" calcext:value-type="float">
            <text:p>4,03044</text:p>
          </table:table-cell>
          <table:table-cell table:formula="of:=[.B621]-[.$E$1]" office:value-type="float" office:value="0" calcext:value-type="float">
            <text:p>0</text:p>
          </table:table-cell>
          <table:table-cell/>
          <table:table-cell table:formula="of:=COM.MICROSOFT.CONCAT([.G621];&quot; &quot;;[.H621])" office:value-type="string" office:string-value="4,03044 0" calcext:value-type="string">
            <text:p>4,03044 0</text:p>
          </table:table-cell>
          <table:table-cell/>
          <table:table-cell table:formula="of:=SUBSTITUTE([.J621];&quot;,&quot;;&quot;,&quot;)" office:value-type="string" office:string-value="4,03044 0" calcext:value-type="string">
            <text:p>4,03044 0</text:p>
          </table:table-cell>
          <table:table-cell table:number-columns-repeated="2"/>
          <table:table-cell table:formula="of:=220*SQRT(2)/([.$D$6]/2)*([.A621]-[.$D$1])" office:value-type="float" office:value="7.13988863105861" calcext:value-type="float">
            <text:p>7,13988863105861</text:p>
          </table:table-cell>
          <table:table-cell table:number-columns-repeated="4"/>
        </table:table-row>
        <table:table-row table:style-name="ro1">
          <table:table-cell office:value-type="float" office:value="41.73" calcext:value-type="float">
            <text:p>41,7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622]-[.$D$1]" office:value-type="float" office:value="49.55044" calcext:value-type="float">
            <text:p>49,55044</text:p>
          </table:table-cell>
          <table:table-cell table:formula="of:=[.B622]-[.$E$1]" office:value-type="float" office:value="0" calcext:value-type="float">
            <text:p>0</text:p>
          </table:table-cell>
          <table:table-cell/>
          <table:table-cell table:formula="of:=COM.MICROSOFT.CONCAT([.G622];&quot; &quot;;[.H622])" office:value-type="string" office:string-value="49,55044 0" calcext:value-type="string">
            <text:p>49,55044 0</text:p>
          </table:table-cell>
          <table:table-cell/>
          <table:table-cell table:formula="of:=SUBSTITUTE([.J622];&quot;,&quot;;&quot;,&quot;)" office:value-type="string" office:string-value="49,55044 0" calcext:value-type="string">
            <text:p>49,55044 0</text:p>
          </table:table-cell>
          <table:table-cell table:number-columns-repeated="2"/>
          <table:table-cell table:formula="of:=220*SQRT(2)/([.$D$6]/2)*([.A622]-[.$D$1])" office:value-type="float" office:value="87.778163977122" calcext:value-type="float">
            <text:p>87,778163977122</text:p>
          </table:table-cell>
          <table:table-cell table:number-columns-repeated="4"/>
        </table:table-row>
        <table:table-row table:style-name="ro1">
          <table:table-cell office:value-type="float" office:value="84.21" calcext:value-type="float">
            <text:p>84,2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623]-[.$D$1]" office:value-type="float" office:value="92.03044" calcext:value-type="float">
            <text:p>92,03044</text:p>
          </table:table-cell>
          <table:table-cell table:formula="of:=[.B623]-[.$E$1]" office:value-type="float" office:value="0" calcext:value-type="float">
            <text:p>0</text:p>
          </table:table-cell>
          <table:table-cell/>
          <table:table-cell table:formula="of:=COM.MICROSOFT.CONCAT([.G623];&quot; &quot;;[.H623])" office:value-type="string" office:string-value="92,03044 0" calcext:value-type="string">
            <text:p>92,03044 0</text:p>
          </table:table-cell>
          <table:table-cell/>
          <table:table-cell table:formula="of:=SUBSTITUTE([.J623];&quot;,&quot;;&quot;,&quot;)" office:value-type="string" office:string-value="92,03044 0" calcext:value-type="string">
            <text:p>92,03044 0</text:p>
          </table:table-cell>
          <table:table-cell table:number-columns-repeated="2"/>
          <table:table-cell table:formula="of:=220*SQRT(2)/([.$D$6]/2)*([.A623]-[.$D$1])" office:value-type="float" office:value="163.031106347526" calcext:value-type="float">
            <text:p>163,031106347526</text:p>
          </table:table-cell>
          <table:table-cell table:number-columns-repeated="4"/>
        </table:table-row>
        <table:table-row table:style-name="ro1">
          <table:table-cell office:value-type="float" office:value="120.63" calcext:value-type="float">
            <text:p>120,63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table:formula="of:=[.A624]-[.$D$1]" office:value-type="float" office:value="128.45044" calcext:value-type="float">
            <text:p>128,45044</text:p>
          </table:table-cell>
          <table:table-cell table:formula="of:=[.B624]-[.$E$1]" office:value-type="float" office:value="-0" calcext:value-type="float">
            <text:p>0</text:p>
          </table:table-cell>
          <table:table-cell/>
          <table:table-cell table:formula="of:=COM.MICROSOFT.CONCAT([.G624];&quot; &quot;;[.H624])" office:value-type="string" office:string-value="128,45044 0" calcext:value-type="string">
            <text:p>128,45044 0</text:p>
          </table:table-cell>
          <table:table-cell/>
          <table:table-cell table:formula="of:=SUBSTITUTE([.J624];&quot;,&quot;;&quot;,&quot;)" office:value-type="string" office:string-value="128,45044 0" calcext:value-type="string">
            <text:p>128,45044 0</text:p>
          </table:table-cell>
          <table:table-cell table:number-columns-repeated="2"/>
          <table:table-cell table:formula="of:=220*SQRT(2)/([.$D$6]/2)*([.A624]-[.$D$1])" office:value-type="float" office:value="227.548812588818" calcext:value-type="float">
            <text:p>227,548812588818</text:p>
          </table:table-cell>
          <table:table-cell table:number-columns-repeated="4"/>
        </table:table-row>
        <table:table-row table:style-name="ro1">
          <table:table-cell office:value-type="float" office:value="147.94" calcext:value-type="float">
            <text:p>147,9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625]-[.$D$1]" office:value-type="float" office:value="155.76044" calcext:value-type="float">
            <text:p>155,76044</text:p>
          </table:table-cell>
          <table:table-cell table:formula="of:=[.B625]-[.$E$1]" office:value-type="float" office:value="0" calcext:value-type="float">
            <text:p>0</text:p>
          </table:table-cell>
          <table:table-cell/>
          <table:table-cell table:formula="of:=COM.MICROSOFT.CONCAT([.G625];&quot; &quot;;[.H625])" office:value-type="string" office:string-value="155,76044 0" calcext:value-type="string">
            <text:p>155,76044 0</text:p>
          </table:table-cell>
          <table:table-cell/>
          <table:table-cell table:formula="of:=SUBSTITUTE([.J625];&quot;,&quot;;&quot;,&quot;)" office:value-type="string" office:string-value="155,76044 0" calcext:value-type="string">
            <text:p>155,76044 0</text:p>
          </table:table-cell>
          <table:table-cell table:number-columns-repeated="2"/>
          <table:table-cell table:formula="of:=220*SQRT(2)/([.$D$6]/2)*([.A625]-[.$D$1])" office:value-type="float" office:value="275.928234814235" calcext:value-type="float">
            <text:p>275,928234814235</text:p>
          </table:table-cell>
          <table:table-cell table:number-columns-repeated="4"/>
        </table:table-row>
      </table:table>
      <table:table table:name="Sheet5" table:style-name="ta1">
        <table:table-column table:style-name="co1" table:default-cell-style-name="Default"/>
        <table:table-column table:style-name="co1" table:default-cell-style-name="ce5"/>
        <table:table-column table:style-name="co1" table:number-columns-repeated="10" table:default-cell-style-name="Default"/>
        <table:table-row table:style-name="ro3">
          <table:table-cell office:value-type="string" calcext:value-type="string">
            <text:p>n</text:p>
          </table:table-cell>
          <table:table-cell table:style-name="Default"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<text:span text:style-name="T3">f</text:span><text:span text:style-name="T2">s</text:span><text:span text:style-name="T3"> (Hz)</text:span>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string" calcext:value-type="string">
            <text:p>T<text:span text:style-name="T2">s</text:span> (s)</text:p>
          </table:table-cell>
          <table:table-cell table:formula="of:=1/[.F1]" office:value-type="float" office:value="0.0004" calcext:value-type="float">
            <text:p>0,000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[.$I$1]" office:value-type="float" office:value="0" calcext:value-type="float">
            <text:p>0,0000</text:p>
          </table:table-cell>
          <table:table-cell table:formula="of:=[.$F$4]*COS([.$L$2]*[.B2]+[.$I$5])" office:value-type="float" office:value="311.126983722081" calcext:value-type="float">
            <text:p>311,126983722081</text:p>
          </table:table-cell>
          <table:table-cell/>
          <table:table-cell office:value-type="string" calcext:value-type="string">
            <text:p>f (Hz)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T (s)</text:p>
          </table:table-cell>
          <table:table-cell table:formula="of:=1/[.F2]" office:value-type="float" office:value="0.0166666666666667" calcext:value-type="float">
            <text:p>0,016666666666667</text:p>
          </table:table-cell>
          <table:table-cell/>
          <table:table-cell table:style-name="ce6" office:value-type="string" calcext:value-type="string">
            <text:p>ω (rad/s)</text:p>
          </table:table-cell>
          <table:table-cell table:formula="of:=2*PI()*[.F2]" office:value-type="float" office:value="376.991118430775" calcext:value-type="float">
            <text:p>376,9911184307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A3]*[.$I$1]" office:value-type="float" office:value="0.0004" calcext:value-type="float">
            <text:p>0,0004</text:p>
          </table:table-cell>
          <table:table-cell table:formula="of:=[.$F$4]*COS([.$L$2]*[.B3]+[.$I$5])" office:value-type="float" office:value="307.59623529188" calcext:value-type="float">
            <text:p>307,59623529188</text:p>
          </table:table-cell>
          <table:table-cell/>
          <table:table-cell office:value-type="string" calcext:value-type="string">
            <text:p>A<text:span text:style-name="T2">rms</text:span> (V)</text:p>
          </table:table-cell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*[.$I$1]" office:value-type="float" office:value="0.0008" calcext:value-type="float">
            <text:p>0,0008</text:p>
          </table:table-cell>
          <table:table-cell table:formula="of:=[.$F$4]*COS([.$L$2]*[.B4]+[.$I$5])" office:value-type="float" office:value="297.084125670181" calcext:value-type="float">
            <text:p>297,084125670181</text:p>
          </table:table-cell>
          <table:table-cell/>
          <table:table-cell office:value-type="string" calcext:value-type="string">
            <text:p>A (V)</text:p>
          </table:table-cell>
          <table:table-cell table:formula="of:=[.F3]*SQRT(2)" office:value-type="float" office:value="311.126983722081" calcext:value-type="float">
            <text:p>311,12698372208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*[.$I$1]" office:value-type="float" office:value="0.0012" calcext:value-type="float">
            <text:p>0,0012</text:p>
          </table:table-cell>
          <table:table-cell table:formula="of:=[.$F$4]*COS([.$L$2]*[.B5]+[.$I$5])" office:value-type="float" office:value="279.829243063644" calcext:value-type="float">
            <text:p>279,829243063644</text:p>
          </table:table-cell>
          <table:table-cell/>
          <table:table-cell table:style-name="ce6" office:value-type="string" calcext:value-type="string">
            <text:p>Φ (<text:span text:style-name="T4">°)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5">Φ (rad</text:span><text:span text:style-name="T6">)</text:span></text:p>
          </table:table-cell>
          <table:table-cell table:formula="of:=RADIANS([.F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*[.$I$1]" office:value-type="float" office:value="0.0016" calcext:value-type="float">
            <text:p>0,0016</text:p>
          </table:table-cell>
          <table:table-cell table:formula="of:=[.$F$4]*COS([.$L$2]*[.B6]+[.$I$5])" office:value-type="float" office:value="256.223213096943" calcext:value-type="float">
            <text:p>256,223213096943</text:p>
          </table:table-cell>
          <table:table-cell/>
          <table:table-cell table:formula="of:=COS(RADIANS(90))" office:value-type="float" office:value="6.12323399573677E-017" calcext:value-type="float">
            <text:p>6,12323399573677E-1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*[.$I$1]" office:value-type="float" office:value="0.002" calcext:value-type="float">
            <text:p>0,0020</text:p>
          </table:table-cell>
          <table:table-cell table:formula="of:=[.$F$4]*COS([.$L$2]*[.B7]+[.$I$5])" office:value-type="float" office:value="226.801810277649" calcext:value-type="float">
            <text:p>226,801810277649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*[.$I$1]" office:value-type="float" office:value="0.0024" calcext:value-type="float">
            <text:p>0,0024</text:p>
          </table:table-cell>
          <table:table-cell table:formula="of:=[.$F$4]*COS([.$L$2]*[.B8]+[.$I$5])" office:value-type="float" office:value="192.232797784488" calcext:value-type="float">
            <text:p>192,232797784488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*[.$I$1]" office:value-type="float" office:value="0.0028" calcext:value-type="float">
            <text:p>0,0028</text:p>
          </table:table-cell>
          <table:table-cell table:formula="of:=[.$F$4]*COS([.$L$2]*[.B9]+[.$I$5])" office:value-type="float" office:value="153.30077157332" calcext:value-type="float">
            <text:p>153,3007715733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*[.$I$1]" office:value-type="float" office:value="0.0032" calcext:value-type="float">
            <text:p>0,0032</text:p>
          </table:table-cell>
          <table:table-cell table:formula="of:=[.$F$4]*COS([.$L$2]*[.B10]+[.$I$5])" office:value-type="float" office:value="110.889352786774" calcext:value-type="float">
            <text:p>110,889352786774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*[.$I$1]" office:value-type="float" office:value="0.0036" calcext:value-type="float">
            <text:p>0,0036</text:p>
          </table:table-cell>
          <table:table-cell table:formula="of:=[.$F$4]*COS([.$L$2]*[.B11]+[.$I$5])" office:value-type="float" office:value="65.9611326376845" calcext:value-type="float">
            <text:p>65,961132637684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*[.$I$1]" office:value-type="float" office:value="0.004" calcext:value-type="float">
            <text:p>0,0040</text:p>
          </table:table-cell>
          <table:table-cell table:formula="of:=[.$F$4]*COS([.$L$2]*[.B12]+[.$I$5])" office:value-type="float" office:value="19.5358249474977" calcext:value-type="float">
            <text:p>19,5358249474977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*[.$I$1]" office:value-type="float" office:value="0.0044" calcext:value-type="float">
            <text:p>0,0044</text:p>
          </table:table-cell>
          <table:table-cell table:formula="of:=[.$F$4]*COS([.$L$2]*[.B13]+[.$I$5])" office:value-type="float" office:value="-27.3328777992084" calcext:value-type="float">
            <text:p>-27,3328777992084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*[.$I$1]" office:value-type="float" office:value="0.0048" calcext:value-type="float">
            <text:p>0,0048</text:p>
          </table:table-cell>
          <table:table-cell table:formula="of:=[.$F$4]*COS([.$L$2]*[.B14]+[.$I$5])" office:value-type="float" office:value="-73.5812195972889" calcext:value-type="float">
            <text:p>-73,5812195972889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*[.$I$1]" office:value-type="float" office:value="0.0052" calcext:value-type="float">
            <text:p>0,0052</text:p>
          </table:table-cell>
          <table:table-cell table:formula="of:=[.$F$4]*COS([.$L$2]*[.B15]+[.$I$5])" office:value-type="float" office:value="-118.159524470398" calcext:value-type="float">
            <text:p>-118,159524470398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*[.$I$1]" office:value-type="float" office:value="0.0056" calcext:value-type="float">
            <text:p>0,0056</text:p>
          </table:table-cell>
          <table:table-cell table:formula="of:=[.$F$4]*COS([.$L$2]*[.B16]+[.$I$5])" office:value-type="float" office:value="-160.056020452834" calcext:value-type="float">
            <text:p>-160,056020452834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*[.$I$1]" office:value-type="float" office:value="0.006" calcext:value-type="float">
            <text:p>0,0060</text:p>
          </table:table-cell>
          <table:table-cell table:formula="of:=[.$F$4]*COS([.$L$2]*[.B17]+[.$I$5])" office:value-type="float" office:value="-198.319803282604" calcext:value-type="float">
            <text:p>-198,319803282604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*[.$I$1]" office:value-type="float" office:value="0.0064" calcext:value-type="float">
            <text:p>0,0064</text:p>
          </table:table-cell>
          <table:table-cell table:formula="of:=[.$F$4]*COS([.$L$2]*[.B18]+[.$I$5])" office:value-type="float" office:value="-232.08241861002" calcext:value-type="float">
            <text:p>-232,08241861002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*[.$I$1]" office:value-type="float" office:value="0.0068" calcext:value-type="float">
            <text:p>0,0068</text:p>
          </table:table-cell>
          <table:table-cell table:formula="of:=[.$F$4]*COS([.$L$2]*[.B19]+[.$I$5])" office:value-type="float" office:value="-260.577572880978" calcext:value-type="float">
            <text:p>-260,577572880978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*[.$I$1]" office:value-type="float" office:value="0.0072" calcext:value-type="float">
            <text:p>0,0072</text:p>
          </table:table-cell>
          <table:table-cell table:formula="of:=[.$F$4]*COS([.$L$2]*[.B20]+[.$I$5])" office:value-type="float" office:value="-283.158525526679" calcext:value-type="float">
            <text:p>-283,158525526679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*[.$I$1]" office:value-type="float" office:value="0.0076" calcext:value-type="float">
            <text:p>0,0076</text:p>
          </table:table-cell>
          <table:table-cell table:formula="of:=[.$F$4]*COS([.$L$2]*[.B21]+[.$I$5])" office:value-type="float" office:value="-299.312767717756" calcext:value-type="float">
            <text:p>-299,312767717756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*[.$I$1]" office:value-type="float" office:value="0.008" calcext:value-type="float">
            <text:p>0,0080</text:p>
          </table:table-cell>
          <table:table-cell table:formula="of:=[.$F$4]*COS([.$L$2]*[.B22]+[.$I$5])" office:value-type="float" office:value="-308.673654526307" calcext:value-type="float">
            <text:p>-308,673654526307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*[.$I$1]" office:value-type="float" office:value="0.0084" calcext:value-type="float">
            <text:p>0,0084</text:p>
          </table:table-cell>
          <table:table-cell table:formula="of:=[.$F$4]*COS([.$L$2]*[.B23]+[.$I$5])" office:value-type="float" office:value="-311.028726486367" calcext:value-type="float">
            <text:p>-311,028726486367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*[.$I$1]" office:value-type="float" office:value="0.0088" calcext:value-type="float">
            <text:p>0,0088</text:p>
          </table:table-cell>
          <table:table-cell table:formula="of:=[.$F$4]*COS([.$L$2]*[.B24]+[.$I$5])" office:value-type="float" office:value="-306.324531682409" calcext:value-type="float">
            <text:p>-306,324531682409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*[.$I$1]" office:value-type="float" office:value="0.0092" calcext:value-type="float">
            <text:p>0,0092</text:p>
          </table:table-cell>
          <table:table-cell table:formula="of:=[.$F$4]*COS([.$L$2]*[.B25]+[.$I$5])" office:value-type="float" office:value="-294.66783892131" calcext:value-type="float">
            <text:p>-294,66783892131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*[.$I$1]" office:value-type="float" office:value="0.0096" calcext:value-type="float">
            <text:p>0,0096</text:p>
          </table:table-cell>
          <table:table-cell table:formula="of:=[.$F$4]*COS([.$L$2]*[.B26]+[.$I$5])" office:value-type="float" office:value="-276.323214452998" calcext:value-type="float">
            <text:p>-276,323214452998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*[.$I$1]" office:value-type="float" office:value="0.01" calcext:value-type="float">
            <text:p>0,0100</text:p>
          </table:table-cell>
          <table:table-cell table:formula="of:=[.$F$4]*COS([.$L$2]*[.B27]+[.$I$5])" office:value-type="float" office:value="-251.707017239781" calcext:value-type="float">
            <text:p>-251,707017239781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*[.$I$1]" office:value-type="float" office:value="0.0104" calcext:value-type="float">
            <text:p>0,0104</text:p>
          </table:table-cell>
          <table:table-cell table:formula="of:=[.$F$4]*COS([.$L$2]*[.B28]+[.$I$5])" office:value-type="float" office:value="-221.377949060773" calcext:value-type="float">
            <text:p>-221,377949060773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*[.$I$1]" office:value-type="float" office:value="0.0108" calcext:value-type="float">
            <text:p>0,0108</text:p>
          </table:table-cell>
          <table:table-cell table:formula="of:=[.$F$4]*COS([.$L$2]*[.B29]+[.$I$5])" office:value-type="float" office:value="-186.024373931088" calcext:value-type="float">
            <text:p>-186,024373931088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*[.$I$1]" office:value-type="float" office:value="0.0112" calcext:value-type="float">
            <text:p>0,0112</text:p>
          </table:table-cell>
          <table:table-cell table:formula="of:=[.$F$4]*COS([.$L$2]*[.B30]+[.$I$5])" office:value-type="float" office:value="-146.448694640723" calcext:value-type="float">
            <text:p>-146,448694640723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*[.$I$1]" office:value-type="float" office:value="0.0116" calcext:value-type="float">
            <text:p>0,0116</text:p>
          </table:table-cell>
          <table:table-cell table:formula="of:=[.$F$4]*COS([.$L$2]*[.B31]+[.$I$5])" office:value-type="float" office:value="-103.549141011194" calcext:value-type="float">
            <text:p>-103,549141011194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*[.$I$1]" office:value-type="float" office:value="0.012" calcext:value-type="float">
            <text:p>0,0120</text:p>
          </table:table-cell>
          <table:table-cell table:formula="of:=[.$F$4]*COS([.$L$2]*[.B32]+[.$I$5])" office:value-type="float" office:value="-58.2993832129349" calcext:value-type="float">
            <text:p>-58,2993832129349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*[.$I$1]" office:value-type="float" office:value="0.0124" calcext:value-type="float">
            <text:p>0,0124</text:p>
          </table:table-cell>
          <table:table-cell table:formula="of:=[.$F$4]*COS([.$L$2]*[.B33]+[.$I$5])" office:value-type="float" office:value="-11.7264328500309" calcext:value-type="float">
            <text:p>-11,7264328500309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*[.$I$1]" office:value-type="float" office:value="0.0128" calcext:value-type="float">
            <text:p>0,0128</text:p>
          </table:table-cell>
          <table:table-cell table:formula="of:=[.$F$4]*COS([.$L$2]*[.B34]+[.$I$5])" office:value-type="float" office:value="35.1126666194646" calcext:value-type="float">
            <text:p>35,1126666194646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*[.$I$1]" office:value-type="float" office:value="0.0132" calcext:value-type="float">
            <text:p>0,0132</text:p>
          </table:table-cell>
          <table:table-cell table:formula="of:=[.$F$4]*COS([.$L$2]*[.B35]+[.$I$5])" office:value-type="float" office:value="81.1548310814996" calcext:value-type="float">
            <text:p>81,1548310814996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*[.$I$1]" office:value-type="float" office:value="0.0136" calcext:value-type="float">
            <text:p>0,0136</text:p>
          </table:table-cell>
          <table:table-cell table:formula="of:=[.$F$4]*COS([.$L$2]*[.B36]+[.$I$5])" office:value-type="float" office:value="125.355064065806" calcext:value-type="float">
            <text:p>125,355064065806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*[.$I$1]" office:value-type="float" office:value="0.014" calcext:value-type="float">
            <text:p>0,0140</text:p>
          </table:table-cell>
          <table:table-cell table:formula="of:=[.$F$4]*COS([.$L$2]*[.B37]+[.$I$5])" office:value-type="float" office:value="166.710174519285" calcext:value-type="float">
            <text:p>166,710174519285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*[.$I$1]" office:value-type="float" office:value="0.0144" calcext:value-type="float">
            <text:p>0,0144</text:p>
          </table:table-cell>
          <table:table-cell table:formula="of:=[.$F$4]*COS([.$L$2]*[.B38]+[.$I$5])" office:value-type="float" office:value="204.2815457423" calcext:value-type="float">
            <text:p>204,2815457423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*[.$I$1]" office:value-type="float" office:value="0.0148" calcext:value-type="float">
            <text:p>0,0148</text:p>
          </table:table-cell>
          <table:table-cell table:formula="of:=[.$F$4]*COS([.$L$2]*[.B39]+[.$I$5])" office:value-type="float" office:value="237.216438712481" calcext:value-type="float">
            <text:p>237,216438712481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*[.$I$1]" office:value-type="float" office:value="0.0152" calcext:value-type="float">
            <text:p>0,0152</text:p>
          </table:table-cell>
          <table:table-cell table:formula="of:=[.$F$4]*COS([.$L$2]*[.B40]+[.$I$5])" office:value-type="float" office:value="264.767346284918" calcext:value-type="float">
            <text:p>264,767346284918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*[.$I$1]" office:value-type="float" office:value="0.0156" calcext:value-type="float">
            <text:p>0,0156</text:p>
          </table:table-cell>
          <table:table-cell table:formula="of:=[.$F$4]*COS([.$L$2]*[.B41]+[.$I$5])" office:value-type="float" office:value="286.308958995942" calcext:value-type="float">
            <text:p>286,308958995942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*[.$I$1]" office:value-type="float" office:value="0.016" calcext:value-type="float">
            <text:p>0,0160</text:p>
          </table:table-cell>
          <table:table-cell table:formula="of:=[.$F$4]*COS([.$L$2]*[.B42]+[.$I$5])" office:value-type="float" office:value="301.352357405949" calcext:value-type="float">
            <text:p>301,352357405949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*[.$I$1]" office:value-type="float" office:value="0.0164" calcext:value-type="float">
            <text:p>0,0164</text:p>
          </table:table-cell>
          <table:table-cell table:formula="of:=[.$F$4]*COS([.$L$2]*[.B43]+[.$I$5])" office:value-type="float" office:value="309.556108864609" calcext:value-type="float">
            <text:p>309,556108864609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*[.$I$1]" office:value-type="float" office:value="0.0168" calcext:value-type="float">
            <text:p>0,0168</text:p>
          </table:table-cell>
          <table:table-cell table:formula="of:=[.$F$4]*COS([.$L$2]*[.B44]+[.$I$5])" office:value-type="float" office:value="310.734016840601" calcext:value-type="float">
            <text:p>310,734016840601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*[.$I$1]" office:value-type="float" office:value="0.0172" calcext:value-type="float">
            <text:p>0,0172</text:p>
          </table:table-cell>
          <table:table-cell table:formula="of:=[.$F$4]*COS([.$L$2]*[.B45]+[.$I$5])" office:value-type="float" office:value="304.859346933152" calcext:value-type="float">
            <text:p>304,859346933152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*[.$I$1]" office:value-type="float" office:value="0.0176" calcext:value-type="float">
            <text:p>0,0176</text:p>
          </table:table-cell>
          <table:table-cell table:formula="of:=[.$F$4]*COS([.$L$2]*[.B46]+[.$I$5])" office:value-type="float" office:value="292.065433649643" calcext:value-type="float">
            <text:p>292,065433649643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*[.$I$1]" office:value-type="float" office:value="0.018" calcext:value-type="float">
            <text:p>0,0180</text:p>
          </table:table-cell>
          <table:table-cell table:formula="of:=[.$F$4]*COS([.$L$2]*[.B47]+[.$I$5])" office:value-type="float" office:value="272.642654177558" calcext:value-type="float">
            <text:p>272,642654177558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*[.$I$1]" office:value-type="float" office:value="0.0184" calcext:value-type="float">
            <text:p>0,0184</text:p>
          </table:table-cell>
          <table:table-cell table:formula="of:=[.$F$4]*COS([.$L$2]*[.B48]+[.$I$5])" office:value-type="float" office:value="247.031837835594" calcext:value-type="float">
            <text:p>247,031837835594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*[.$I$1]" office:value-type="float" office:value="0.0188" calcext:value-type="float">
            <text:p>0,0188</text:p>
          </table:table-cell>
          <table:table-cell table:formula="of:=[.$F$4]*COS([.$L$2]*[.B49]+[.$I$5])" office:value-type="float" office:value="215.814260786388" calcext:value-type="float">
            <text:p>215,814260786388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*[.$I$1]" office:value-type="float" office:value="0.0192" calcext:value-type="float">
            <text:p>0,0192</text:p>
          </table:table-cell>
          <table:table-cell table:formula="of:=[.$F$4]*COS([.$L$2]*[.B50]+[.$I$5])" office:value-type="float" office:value="179.698453095978" calcext:value-type="float">
            <text:p>179,698453095978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*[.$I$1]" office:value-type="float" office:value="0.0196" calcext:value-type="float">
            <text:p>0,0196</text:p>
          </table:table-cell>
          <table:table-cell table:formula="of:=[.$F$4]*COS([.$L$2]*[.B51]+[.$I$5])" office:value-type="float" office:value="139.504117573698" calcext:value-type="float">
            <text:p>139,504117573698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*[.$I$1]" office:value-type="float" office:value="0.02" calcext:value-type="float">
            <text:p>0,0200</text:p>
          </table:table-cell>
          <table:table-cell table:formula="of:=[.$F$4]*COS([.$L$2]*[.B52]+[.$I$5])" office:value-type="float" office:value="96.1435253787407" calcext:value-type="float">
            <text:p>96,1435253787407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*[.$I$1]" office:value-type="float" office:value="0.0204" calcext:value-type="float">
            <text:p>0,0204</text:p>
          </table:table-cell>
          <table:table-cell table:formula="of:=[.$F$4]*COS([.$L$2]*[.B53]+[.$I$5])" office:value-type="float" office:value="50.6008106481939" calcext:value-type="float">
            <text:p>50,6008106481939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*[.$I$1]" office:value-type="float" office:value="0.0208" calcext:value-type="float">
            <text:p>0,0208</text:p>
          </table:table-cell>
          <table:table-cell table:formula="of:=[.$F$4]*COS([.$L$2]*[.B54]+[.$I$5])" office:value-type="float" office:value="3.90963408623872" calcext:value-type="float">
            <text:p>3,90963408623872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*[.$I$1]" office:value-type="float" office:value="0.0212" calcext:value-type="float">
            <text:p>0,0212</text:p>
          </table:table-cell>
          <table:table-cell table:formula="of:=[.$F$4]*COS([.$L$2]*[.B55]+[.$I$5])" office:value-type="float" office:value="-42.8702775268999" calcext:value-type="float">
            <text:p>-42,8702775268999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*[.$I$1]" office:value-type="float" office:value="0.0216" calcext:value-type="float">
            <text:p>0,0216</text:p>
          </table:table-cell>
          <table:table-cell table:formula="of:=[.$F$4]*COS([.$L$2]*[.B56]+[.$I$5])" office:value-type="float" office:value="-88.6771834349756" calcext:value-type="float">
            <text:p>-88,6771834349756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*[.$I$1]" office:value-type="float" office:value="0.022" calcext:value-type="float">
            <text:p>0,0220</text:p>
          </table:table-cell>
          <table:table-cell table:formula="of:=[.$F$4]*COS([.$L$2]*[.B57]+[.$I$5])" office:value-type="float" office:value="-132.471426715966" calcext:value-type="float">
            <text:p>-132,471426715966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*[.$I$1]" office:value-type="float" office:value="0.0224" calcext:value-type="float">
            <text:p>0,0224</text:p>
          </table:table-cell>
          <table:table-cell table:formula="of:=[.$F$4]*COS([.$L$2]*[.B58]+[.$I$5])" office:value-type="float" office:value="-173.259030866344" calcext:value-type="float">
            <text:p>-173,259030866344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*[.$I$1]" office:value-type="float" office:value="0.0228" calcext:value-type="float">
            <text:p>0,0228</text:p>
          </table:table-cell>
          <table:table-cell table:formula="of:=[.$F$4]*COS([.$L$2]*[.B59]+[.$I$5])" office:value-type="float" office:value="-210.114259599257" calcext:value-type="float">
            <text:p>-210,114259599257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*[.$I$1]" office:value-type="float" office:value="0.0232" calcext:value-type="float">
            <text:p>0,0232</text:p>
          </table:table-cell>
          <table:table-cell table:formula="of:=[.$F$4]*COS([.$L$2]*[.B60]+[.$I$5])" office:value-type="float" office:value="-242.200627827897" calcext:value-type="float">
            <text:p>-242,200627827897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*[.$I$1]" office:value-type="float" office:value="0.0236" calcext:value-type="float">
            <text:p>0,0236</text:p>
          </table:table-cell>
          <table:table-cell table:formula="of:=[.$F$4]*COS([.$L$2]*[.B61]+[.$I$5])" office:value-type="float" office:value="-268.78988695808" calcext:value-type="float">
            <text:p>-268,78988695808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*[.$I$1]" office:value-type="float" office:value="0.024" calcext:value-type="float">
            <text:p>0,0240</text:p>
          </table:table-cell>
          <table:table-cell table:formula="of:=[.$F$4]*COS([.$L$2]*[.B62]+[.$I$5])" office:value-type="float" office:value="-289.278553590128" calcext:value-type="float">
            <text:p>-289,278553590128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*[.$I$1]" office:value-type="float" office:value="0.0244" calcext:value-type="float">
            <text:p>0,0244</text:p>
          </table:table-cell>
          <table:table-cell table:formula="of:=[.$F$4]*COS([.$L$2]*[.B63]+[.$I$5])" office:value-type="float" office:value="-303.2016064862" calcext:value-type="float">
            <text:p>-303,2016064862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*[.$I$1]" office:value-type="float" office:value="0.0248" calcext:value-type="float">
            <text:p>0,0248</text:p>
          </table:table-cell>
          <table:table-cell table:formula="of:=[.$F$4]*COS([.$L$2]*[.B64]+[.$I$5])" office:value-type="float" office:value="-310.243040929712" calcext:value-type="float">
            <text:p>-310,243040929712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*[.$I$1]" office:value-type="float" office:value="0.0252" calcext:value-type="float">
            <text:p>0,0252</text:p>
          </table:table-cell>
          <table:table-cell table:formula="of:=[.$F$4]*COS([.$L$2]*[.B65]+[.$I$5])" office:value-type="float" office:value="-310.243040929712" calcext:value-type="float">
            <text:p>-310,243040929712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*[.$I$1]" office:value-type="float" office:value="0.0256" calcext:value-type="float">
            <text:p>0,0256</text:p>
          </table:table-cell>
          <table:table-cell table:formula="of:=[.$F$4]*COS([.$L$2]*[.B66]+[.$I$5])" office:value-type="float" office:value="-303.2016064862" calcext:value-type="float">
            <text:p>-303,2016064862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*[.$I$1]" office:value-type="float" office:value="0.026" calcext:value-type="float">
            <text:p>0,0260</text:p>
          </table:table-cell>
          <table:table-cell table:formula="of:=[.$F$4]*COS([.$L$2]*[.B67]+[.$I$5])" office:value-type="float" office:value="-289.278553590128" calcext:value-type="float">
            <text:p>-289,278553590128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8]*[.$I$1]" office:value-type="float" office:value="0.0264" calcext:value-type="float">
            <text:p>0,0264</text:p>
          </table:table-cell>
          <table:table-cell table:formula="of:=[.$F$4]*COS([.$L$2]*[.B68]+[.$I$5])" office:value-type="float" office:value="-268.78988695808" calcext:value-type="float">
            <text:p>-268,78988695808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9]*[.$I$1]" office:value-type="float" office:value="0.0268" calcext:value-type="float">
            <text:p>0,0268</text:p>
          </table:table-cell>
          <table:table-cell table:formula="of:=[.$F$4]*COS([.$L$2]*[.B69]+[.$I$5])" office:value-type="float" office:value="-242.200627827897" calcext:value-type="float">
            <text:p>-242,200627827897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0]*[.$I$1]" office:value-type="float" office:value="0.0272" calcext:value-type="float">
            <text:p>0,0272</text:p>
          </table:table-cell>
          <table:table-cell table:formula="of:=[.$F$4]*COS([.$L$2]*[.B70]+[.$I$5])" office:value-type="float" office:value="-210.114259599257" calcext:value-type="float">
            <text:p>-210,114259599257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1]*[.$I$1]" office:value-type="float" office:value="0.0276" calcext:value-type="float">
            <text:p>0,0276</text:p>
          </table:table-cell>
          <table:table-cell table:formula="of:=[.$F$4]*COS([.$L$2]*[.B71]+[.$I$5])" office:value-type="float" office:value="-173.259030866344" calcext:value-type="float">
            <text:p>-173,259030866344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2]*[.$I$1]" office:value-type="float" office:value="0.028" calcext:value-type="float">
            <text:p>0,0280</text:p>
          </table:table-cell>
          <table:table-cell table:formula="of:=[.$F$4]*COS([.$L$2]*[.B72]+[.$I$5])" office:value-type="float" office:value="-132.471426715966" calcext:value-type="float">
            <text:p>-132,471426715966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3]*[.$I$1]" office:value-type="float" office:value="0.0284" calcext:value-type="float">
            <text:p>0,0284</text:p>
          </table:table-cell>
          <table:table-cell table:formula="of:=[.$F$4]*COS([.$L$2]*[.B73]+[.$I$5])" office:value-type="float" office:value="-88.6771834349758" calcext:value-type="float">
            <text:p>-88,6771834349758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4]*[.$I$1]" office:value-type="float" office:value="0.0288" calcext:value-type="float">
            <text:p>0,0288</text:p>
          </table:table-cell>
          <table:table-cell table:formula="of:=[.$F$4]*COS([.$L$2]*[.B74]+[.$I$5])" office:value-type="float" office:value="-42.8702775269004" calcext:value-type="float">
            <text:p>-42,8702775269004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5]*[.$I$1]" office:value-type="float" office:value="0.0292" calcext:value-type="float">
            <text:p>0,0292</text:p>
          </table:table-cell>
          <table:table-cell table:formula="of:=[.$F$4]*COS([.$L$2]*[.B75]+[.$I$5])" office:value-type="float" office:value="3.90963408623849" calcext:value-type="float">
            <text:p>3,90963408623849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6]*[.$I$1]" office:value-type="float" office:value="0.0296" calcext:value-type="float">
            <text:p>0,0296</text:p>
          </table:table-cell>
          <table:table-cell table:formula="of:=[.$F$4]*COS([.$L$2]*[.B76]+[.$I$5])" office:value-type="float" office:value="50.600810648194" calcext:value-type="float">
            <text:p>50,600810648194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*[.$I$1]" office:value-type="float" office:value="0.03" calcext:value-type="float">
            <text:p>0,0300</text:p>
          </table:table-cell>
          <table:table-cell table:formula="of:=[.$F$4]*COS([.$L$2]*[.B77]+[.$I$5])" office:value-type="float" office:value="96.1435253787405" calcext:value-type="float">
            <text:p>96,1435253787405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8]*[.$I$1]" office:value-type="float" office:value="0.0304" calcext:value-type="float">
            <text:p>0,0304</text:p>
          </table:table-cell>
          <table:table-cell table:formula="of:=[.$F$4]*COS([.$L$2]*[.B78]+[.$I$5])" office:value-type="float" office:value="139.504117573698" calcext:value-type="float">
            <text:p>139,504117573698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9]*[.$I$1]" office:value-type="float" office:value="0.0308" calcext:value-type="float">
            <text:p>0,0308</text:p>
          </table:table-cell>
          <table:table-cell table:formula="of:=[.$F$4]*COS([.$L$2]*[.B79]+[.$I$5])" office:value-type="float" office:value="179.698453095978" calcext:value-type="float">
            <text:p>179,698453095978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0]*[.$I$1]" office:value-type="float" office:value="0.0312" calcext:value-type="float">
            <text:p>0,0312</text:p>
          </table:table-cell>
          <table:table-cell table:formula="of:=[.$F$4]*COS([.$L$2]*[.B80]+[.$I$5])" office:value-type="float" office:value="215.814260786388" calcext:value-type="float">
            <text:p>215,814260786388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1]*[.$I$1]" office:value-type="float" office:value="0.0316" calcext:value-type="float">
            <text:p>0,0316</text:p>
          </table:table-cell>
          <table:table-cell table:formula="of:=[.$F$4]*COS([.$L$2]*[.B81]+[.$I$5])" office:value-type="float" office:value="247.031837835593" calcext:value-type="float">
            <text:p>247,031837835593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2]*[.$I$1]" office:value-type="float" office:value="0.032" calcext:value-type="float">
            <text:p>0,0320</text:p>
          </table:table-cell>
          <table:table-cell table:formula="of:=[.$F$4]*COS([.$L$2]*[.B82]+[.$I$5])" office:value-type="float" office:value="272.642654177558" calcext:value-type="float">
            <text:p>272,642654177558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3]*[.$I$1]" office:value-type="float" office:value="0.0324" calcext:value-type="float">
            <text:p>0,0324</text:p>
          </table:table-cell>
          <table:table-cell table:formula="of:=[.$F$4]*COS([.$L$2]*[.B83]+[.$I$5])" office:value-type="float" office:value="292.065433649643" calcext:value-type="float">
            <text:p>292,065433649643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]*[.$I$1]" office:value-type="float" office:value="0.0328" calcext:value-type="float">
            <text:p>0,0328</text:p>
          </table:table-cell>
          <table:table-cell table:formula="of:=[.$F$4]*COS([.$L$2]*[.B84]+[.$I$5])" office:value-type="float" office:value="304.859346933152" calcext:value-type="float">
            <text:p>304,859346933152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5]*[.$I$1]" office:value-type="float" office:value="0.0332" calcext:value-type="float">
            <text:p>0,0332</text:p>
          </table:table-cell>
          <table:table-cell table:formula="of:=[.$F$4]*COS([.$L$2]*[.B85]+[.$I$5])" office:value-type="float" office:value="310.734016840601" calcext:value-type="float">
            <text:p>310,734016840601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]*[.$I$1]" office:value-type="float" office:value="0.0336" calcext:value-type="float">
            <text:p>0,0336</text:p>
          </table:table-cell>
          <table:table-cell table:formula="of:=[.$F$4]*COS([.$L$2]*[.B86]+[.$I$5])" office:value-type="float" office:value="309.556108864609" calcext:value-type="float">
            <text:p>309,556108864609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7]*[.$I$1]" office:value-type="float" office:value="0.034" calcext:value-type="float">
            <text:p>0,0340</text:p>
          </table:table-cell>
          <table:table-cell table:formula="of:=[.$F$4]*COS([.$L$2]*[.B87]+[.$I$5])" office:value-type="float" office:value="301.352357405949" calcext:value-type="float">
            <text:p>301,352357405949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8]*[.$I$1]" office:value-type="float" office:value="0.0344" calcext:value-type="float">
            <text:p>0,0344</text:p>
          </table:table-cell>
          <table:table-cell table:formula="of:=[.$F$4]*COS([.$L$2]*[.B88]+[.$I$5])" office:value-type="float" office:value="286.308958995942" calcext:value-type="float">
            <text:p>286,308958995942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9]*[.$I$1]" office:value-type="float" office:value="0.0348" calcext:value-type="float">
            <text:p>0,0348</text:p>
          </table:table-cell>
          <table:table-cell table:formula="of:=[.$F$4]*COS([.$L$2]*[.B89]+[.$I$5])" office:value-type="float" office:value="264.767346284918" calcext:value-type="float">
            <text:p>264,767346284918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0]*[.$I$1]" office:value-type="float" office:value="0.0352" calcext:value-type="float">
            <text:p>0,0352</text:p>
          </table:table-cell>
          <table:table-cell table:formula="of:=[.$F$4]*COS([.$L$2]*[.B90]+[.$I$5])" office:value-type="float" office:value="237.216438712481" calcext:value-type="float">
            <text:p>237,216438712481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1]*[.$I$1]" office:value-type="float" office:value="0.0356" calcext:value-type="float">
            <text:p>0,0356</text:p>
          </table:table-cell>
          <table:table-cell table:formula="of:=[.$F$4]*COS([.$L$2]*[.B91]+[.$I$5])" office:value-type="float" office:value="204.281545742301" calcext:value-type="float">
            <text:p>204,281545742301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2]*[.$I$1]" office:value-type="float" office:value="0.036" calcext:value-type="float">
            <text:p>0,0360</text:p>
          </table:table-cell>
          <table:table-cell table:formula="of:=[.$F$4]*COS([.$L$2]*[.B92]+[.$I$5])" office:value-type="float" office:value="166.710174519285" calcext:value-type="float">
            <text:p>166,710174519285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3]*[.$I$1]" office:value-type="float" office:value="0.0364" calcext:value-type="float">
            <text:p>0,0364</text:p>
          </table:table-cell>
          <table:table-cell table:formula="of:=[.$F$4]*COS([.$L$2]*[.B93]+[.$I$5])" office:value-type="float" office:value="125.355064065807" calcext:value-type="float">
            <text:p>125,355064065807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4]*[.$I$1]" office:value-type="float" office:value="0.0368" calcext:value-type="float">
            <text:p>0,0368</text:p>
          </table:table-cell>
          <table:table-cell table:formula="of:=[.$F$4]*COS([.$L$2]*[.B94]+[.$I$5])" office:value-type="float" office:value="81.1548310815004" calcext:value-type="float">
            <text:p>81,1548310815004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5]*[.$I$1]" office:value-type="float" office:value="0.0372" calcext:value-type="float">
            <text:p>0,0372</text:p>
          </table:table-cell>
          <table:table-cell table:formula="of:=[.$F$4]*COS([.$L$2]*[.B95]+[.$I$5])" office:value-type="float" office:value="35.1126666194648" calcext:value-type="float">
            <text:p>35,1126666194648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6]*[.$I$1]" office:value-type="float" office:value="0.0376" calcext:value-type="float">
            <text:p>0,0376</text:p>
          </table:table-cell>
          <table:table-cell table:formula="of:=[.$F$4]*COS([.$L$2]*[.B96]+[.$I$5])" office:value-type="float" office:value="-11.7264328500306" calcext:value-type="float">
            <text:p>-11,7264328500306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7]*[.$I$1]" office:value-type="float" office:value="0.038" calcext:value-type="float">
            <text:p>0,0380</text:p>
          </table:table-cell>
          <table:table-cell table:formula="of:=[.$F$4]*COS([.$L$2]*[.B97]+[.$I$5])" office:value-type="float" office:value="-58.2993832129344" calcext:value-type="float">
            <text:p>-58,2993832129344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8]*[.$I$1]" office:value-type="float" office:value="0.0384" calcext:value-type="float">
            <text:p>0,0384</text:p>
          </table:table-cell>
          <table:table-cell table:formula="of:=[.$F$4]*COS([.$L$2]*[.B98]+[.$I$5])" office:value-type="float" office:value="-103.549141011194" calcext:value-type="float">
            <text:p>-103,549141011194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9]*[.$I$1]" office:value-type="float" office:value="0.0388" calcext:value-type="float">
            <text:p>0,0388</text:p>
          </table:table-cell>
          <table:table-cell table:formula="of:=[.$F$4]*COS([.$L$2]*[.B99]+[.$I$5])" office:value-type="float" office:value="-146.448694640723" calcext:value-type="float">
            <text:p>-146,448694640723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0]*[.$I$1]" office:value-type="float" office:value="0.0392" calcext:value-type="float">
            <text:p>0,0392</text:p>
          </table:table-cell>
          <table:table-cell table:formula="of:=[.$F$4]*COS([.$L$2]*[.B100]+[.$I$5])" office:value-type="float" office:value="-186.024373931087" calcext:value-type="float">
            <text:p>-186,024373931087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1]*[.$I$1]" office:value-type="float" office:value="0.0396" calcext:value-type="float">
            <text:p>0,0396</text:p>
          </table:table-cell>
          <table:table-cell table:formula="of:=[.$F$4]*COS([.$L$2]*[.B101]+[.$I$5])" office:value-type="float" office:value="-221.377949060773" calcext:value-type="float">
            <text:p>-221,377949060773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2]*[.$I$1]" office:value-type="float" office:value="0.04" calcext:value-type="float">
            <text:p>0,0400</text:p>
          </table:table-cell>
          <table:table-cell table:formula="of:=[.$F$4]*COS([.$L$2]*[.B102]+[.$I$5])" office:value-type="float" office:value="-251.707017239781" calcext:value-type="float">
            <text:p>-251,707017239781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3]*[.$I$1]" office:value-type="float" office:value="0.0404" calcext:value-type="float">
            <text:p>0,0404</text:p>
          </table:table-cell>
          <table:table-cell table:formula="of:=[.$F$4]*COS([.$L$2]*[.B103]+[.$I$5])" office:value-type="float" office:value="-276.323214452999" calcext:value-type="float">
            <text:p>-276,323214452999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4]*[.$I$1]" office:value-type="float" office:value="0.0408" calcext:value-type="float">
            <text:p>0,0408</text:p>
          </table:table-cell>
          <table:table-cell table:formula="of:=[.$F$4]*COS([.$L$2]*[.B104]+[.$I$5])" office:value-type="float" office:value="-294.66783892131" calcext:value-type="float">
            <text:p>-294,66783892131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5]*[.$I$1]" office:value-type="float" office:value="0.0412" calcext:value-type="float">
            <text:p>0,0412</text:p>
          </table:table-cell>
          <table:table-cell table:formula="of:=[.$F$4]*COS([.$L$2]*[.B105]+[.$I$5])" office:value-type="float" office:value="-306.324531682409" calcext:value-type="float">
            <text:p>-306,324531682409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6]*[.$I$1]" office:value-type="float" office:value="0.0416" calcext:value-type="float">
            <text:p>0,0416</text:p>
          </table:table-cell>
          <table:table-cell table:formula="of:=[.$F$4]*COS([.$L$2]*[.B106]+[.$I$5])" office:value-type="float" office:value="-311.028726486367" calcext:value-type="float">
            <text:p>-311,028726486367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7]*[.$I$1]" office:value-type="float" office:value="0.042" calcext:value-type="float">
            <text:p>0,0420</text:p>
          </table:table-cell>
          <table:table-cell table:formula="of:=[.$F$4]*COS([.$L$2]*[.B107]+[.$I$5])" office:value-type="float" office:value="-308.673654526307" calcext:value-type="float">
            <text:p>-308,673654526307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8]*[.$I$1]" office:value-type="float" office:value="0.0424" calcext:value-type="float">
            <text:p>0,0424</text:p>
          </table:table-cell>
          <table:table-cell table:formula="of:=[.$F$4]*COS([.$L$2]*[.B108]+[.$I$5])" office:value-type="float" office:value="-299.312767717756" calcext:value-type="float">
            <text:p>-299,312767717756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9]*[.$I$1]" office:value-type="float" office:value="0.0428" calcext:value-type="float">
            <text:p>0,0428</text:p>
          </table:table-cell>
          <table:table-cell table:formula="of:=[.$F$4]*COS([.$L$2]*[.B109]+[.$I$5])" office:value-type="float" office:value="-283.158525526679" calcext:value-type="float">
            <text:p>-283,158525526679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0]*[.$I$1]" office:value-type="float" office:value="0.0432" calcext:value-type="float">
            <text:p>0,0432</text:p>
          </table:table-cell>
          <table:table-cell table:formula="of:=[.$F$4]*COS([.$L$2]*[.B110]+[.$I$5])" office:value-type="float" office:value="-260.577572880978" calcext:value-type="float">
            <text:p>-260,577572880978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1]*[.$I$1]" office:value-type="float" office:value="0.0436" calcext:value-type="float">
            <text:p>0,0436</text:p>
          </table:table-cell>
          <table:table-cell table:formula="of:=[.$F$4]*COS([.$L$2]*[.B111]+[.$I$5])" office:value-type="float" office:value="-232.082418610021" calcext:value-type="float">
            <text:p>-232,082418610021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2]*[.$I$1]" office:value-type="float" office:value="0.044" calcext:value-type="float">
            <text:p>0,0440</text:p>
          </table:table-cell>
          <table:table-cell table:formula="of:=[.$F$4]*COS([.$L$2]*[.B112]+[.$I$5])" office:value-type="float" office:value="-198.319803282604" calcext:value-type="float">
            <text:p>-198,319803282604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3]*[.$I$1]" office:value-type="float" office:value="0.0444" calcext:value-type="float">
            <text:p>0,0444</text:p>
          </table:table-cell>
          <table:table-cell table:formula="of:=[.$F$4]*COS([.$L$2]*[.B113]+[.$I$5])" office:value-type="float" office:value="-160.056020452834" calcext:value-type="float">
            <text:p>-160,056020452834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4]*[.$I$1]" office:value-type="float" office:value="0.0448" calcext:value-type="float">
            <text:p>0,0448</text:p>
          </table:table-cell>
          <table:table-cell table:formula="of:=[.$F$4]*COS([.$L$2]*[.B114]+[.$I$5])" office:value-type="float" office:value="-118.159524470399" calcext:value-type="float">
            <text:p>-118,159524470399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5]*[.$I$1]" office:value-type="float" office:value="0.0452" calcext:value-type="float">
            <text:p>0,0452</text:p>
          </table:table-cell>
          <table:table-cell table:formula="of:=[.$F$4]*COS([.$L$2]*[.B115]+[.$I$5])" office:value-type="float" office:value="-73.5812195972894" calcext:value-type="float">
            <text:p>-73,5812195972894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6]*[.$I$1]" office:value-type="float" office:value="0.0456" calcext:value-type="float">
            <text:p>0,0456</text:p>
          </table:table-cell>
          <table:table-cell table:formula="of:=[.$F$4]*COS([.$L$2]*[.B116]+[.$I$5])" office:value-type="float" office:value="-27.3328777992086" calcext:value-type="float">
            <text:p>-27,3328777992086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7]*[.$I$1]" office:value-type="float" office:value="0.046" calcext:value-type="float">
            <text:p>0,0460</text:p>
          </table:table-cell>
          <table:table-cell table:formula="of:=[.$F$4]*COS([.$L$2]*[.B117]+[.$I$5])" office:value-type="float" office:value="19.5358249474968" calcext:value-type="float">
            <text:p>19,5358249474968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8]*[.$I$1]" office:value-type="float" office:value="0.0464" calcext:value-type="float">
            <text:p>0,0464</text:p>
          </table:table-cell>
          <table:table-cell table:formula="of:=[.$F$4]*COS([.$L$2]*[.B118]+[.$I$5])" office:value-type="float" office:value="65.961132637684" calcext:value-type="float">
            <text:p>65,961132637684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9]*[.$I$1]" office:value-type="float" office:value="0.0468" calcext:value-type="float">
            <text:p>0,0468</text:p>
          </table:table-cell>
          <table:table-cell table:formula="of:=[.$F$4]*COS([.$L$2]*[.B119]+[.$I$5])" office:value-type="float" office:value="110.889352786774" calcext:value-type="float">
            <text:p>110,889352786774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0]*[.$I$1]" office:value-type="float" office:value="0.0472" calcext:value-type="float">
            <text:p>0,0472</text:p>
          </table:table-cell>
          <table:table-cell table:formula="of:=[.$F$4]*COS([.$L$2]*[.B120]+[.$I$5])" office:value-type="float" office:value="153.300771573319" calcext:value-type="float">
            <text:p>153,300771573319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1]*[.$I$1]" office:value-type="float" office:value="0.0476" calcext:value-type="float">
            <text:p>0,0476</text:p>
          </table:table-cell>
          <table:table-cell table:formula="of:=[.$F$4]*COS([.$L$2]*[.B121]+[.$I$5])" office:value-type="float" office:value="192.232797784487" calcext:value-type="float">
            <text:p>192,232797784487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2]*[.$I$1]" office:value-type="float" office:value="0.048" calcext:value-type="float">
            <text:p>0,0480</text:p>
          </table:table-cell>
          <table:table-cell table:formula="of:=[.$F$4]*COS([.$L$2]*[.B122]+[.$I$5])" office:value-type="float" office:value="226.801810277649" calcext:value-type="float">
            <text:p>226,801810277649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3]*[.$I$1]" office:value-type="float" office:value="0.0484" calcext:value-type="float">
            <text:p>0,0484</text:p>
          </table:table-cell>
          <table:table-cell table:formula="of:=[.$F$4]*COS([.$L$2]*[.B123]+[.$I$5])" office:value-type="float" office:value="256.223213096943" calcext:value-type="float">
            <text:p>256,223213096943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4]*[.$I$1]" office:value-type="float" office:value="0.0488" calcext:value-type="float">
            <text:p>0,0488</text:p>
          </table:table-cell>
          <table:table-cell table:formula="of:=[.$F$4]*COS([.$L$2]*[.B124]+[.$I$5])" office:value-type="float" office:value="279.829243063644" calcext:value-type="float">
            <text:p>279,829243063644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5]*[.$I$1]" office:value-type="float" office:value="0.0492" calcext:value-type="float">
            <text:p>0,0492</text:p>
          </table:table-cell>
          <table:table-cell table:formula="of:=[.$F$4]*COS([.$L$2]*[.B125]+[.$I$5])" office:value-type="float" office:value="297.084125670181" calcext:value-type="float">
            <text:p>297,084125670181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6]*[.$I$1]" office:value-type="float" office:value="0.0496" calcext:value-type="float">
            <text:p>0,0496</text:p>
          </table:table-cell>
          <table:table-cell table:formula="of:=[.$F$4]*COS([.$L$2]*[.B126]+[.$I$5])" office:value-type="float" office:value="307.59623529188" calcext:value-type="float">
            <text:p>307,59623529188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7]*[.$I$1]" office:value-type="float" office:value="0.05" calcext:value-type="float">
            <text:p>0,0500</text:p>
          </table:table-cell>
          <table:table-cell table:formula="of:=[.$F$4]*COS([.$L$2]*[.B127]+[.$I$5])" office:value-type="float" office:value="311.126983722081" calcext:value-type="float">
            <text:p>311,126983722081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8]*[.$I$1]" office:value-type="float" office:value="0.0504" calcext:value-type="float">
            <text:p>0,0504</text:p>
          </table:table-cell>
          <table:table-cell table:formula="of:=[.$F$4]*COS([.$L$2]*[.B128]+[.$I$5])" office:value-type="float" office:value="307.59623529188" calcext:value-type="float">
            <text:p>307,59623529188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9]*[.$I$1]" office:value-type="float" office:value="0.0508" calcext:value-type="float">
            <text:p>0,0508</text:p>
          </table:table-cell>
          <table:table-cell table:formula="of:=[.$F$4]*COS([.$L$2]*[.B129]+[.$I$5])" office:value-type="float" office:value="297.084125670181" calcext:value-type="float">
            <text:p>297,084125670181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0]*[.$I$1]" office:value-type="float" office:value="0.0512" calcext:value-type="float">
            <text:p>0,0512</text:p>
          </table:table-cell>
          <table:table-cell table:formula="of:=[.$F$4]*COS([.$L$2]*[.B130]+[.$I$5])" office:value-type="float" office:value="279.829243063644" calcext:value-type="float">
            <text:p>279,829243063644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1]*[.$I$1]" office:value-type="float" office:value="0.0516" calcext:value-type="float">
            <text:p>0,0516</text:p>
          </table:table-cell>
          <table:table-cell table:formula="of:=[.$F$4]*COS([.$L$2]*[.B131]+[.$I$5])" office:value-type="float" office:value="256.223213096943" calcext:value-type="float">
            <text:p>256,223213096943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2]*[.$I$1]" office:value-type="float" office:value="0.052" calcext:value-type="float">
            <text:p>0,0520</text:p>
          </table:table-cell>
          <table:table-cell table:formula="of:=[.$F$4]*COS([.$L$2]*[.B132]+[.$I$5])" office:value-type="float" office:value="226.801810277649" calcext:value-type="float">
            <text:p>226,801810277649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3]*[.$I$1]" office:value-type="float" office:value="0.0524" calcext:value-type="float">
            <text:p>0,0524</text:p>
          </table:table-cell>
          <table:table-cell table:formula="of:=[.$F$4]*COS([.$L$2]*[.B133]+[.$I$5])" office:value-type="float" office:value="192.232797784488" calcext:value-type="float">
            <text:p>192,232797784488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4]*[.$I$1]" office:value-type="float" office:value="0.0528" calcext:value-type="float">
            <text:p>0,0528</text:p>
          </table:table-cell>
          <table:table-cell table:formula="of:=[.$F$4]*COS([.$L$2]*[.B134]+[.$I$5])" office:value-type="float" office:value="153.30077157332" calcext:value-type="float">
            <text:p>153,30077157332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5]*[.$I$1]" office:value-type="float" office:value="0.0532" calcext:value-type="float">
            <text:p>0,0532</text:p>
          </table:table-cell>
          <table:table-cell table:formula="of:=[.$F$4]*COS([.$L$2]*[.B135]+[.$I$5])" office:value-type="float" office:value="110.889352786774" calcext:value-type="float">
            <text:p>110,889352786774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6]*[.$I$1]" office:value-type="float" office:value="0.0536" calcext:value-type="float">
            <text:p>0,0536</text:p>
          </table:table-cell>
          <table:table-cell table:formula="of:=[.$F$4]*COS([.$L$2]*[.B136]+[.$I$5])" office:value-type="float" office:value="65.9611326376845" calcext:value-type="float">
            <text:p>65,9611326376845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7]*[.$I$1]" office:value-type="float" office:value="0.054" calcext:value-type="float">
            <text:p>0,0540</text:p>
          </table:table-cell>
          <table:table-cell table:formula="of:=[.$F$4]*COS([.$L$2]*[.B137]+[.$I$5])" office:value-type="float" office:value="19.5358249474984" calcext:value-type="float">
            <text:p>19,5358249474984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8]*[.$I$1]" office:value-type="float" office:value="0.0544" calcext:value-type="float">
            <text:p>0,0544</text:p>
          </table:table-cell>
          <table:table-cell table:formula="of:=[.$F$4]*COS([.$L$2]*[.B138]+[.$I$5])" office:value-type="float" office:value="-27.3328777992081" calcext:value-type="float">
            <text:p>-27,3328777992081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9]*[.$I$1]" office:value-type="float" office:value="0.0548" calcext:value-type="float">
            <text:p>0,0548</text:p>
          </table:table-cell>
          <table:table-cell table:formula="of:=[.$F$4]*COS([.$L$2]*[.B139]+[.$I$5])" office:value-type="float" office:value="-73.5812195972879" calcext:value-type="float">
            <text:p>-73,5812195972879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0]*[.$I$1]" office:value-type="float" office:value="0.0552" calcext:value-type="float">
            <text:p>0,0552</text:p>
          </table:table-cell>
          <table:table-cell table:formula="of:=[.$F$4]*COS([.$L$2]*[.B140]+[.$I$5])" office:value-type="float" office:value="-118.159524470399" calcext:value-type="float">
            <text:p>-118,159524470399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1]*[.$I$1]" office:value-type="float" office:value="0.0556" calcext:value-type="float">
            <text:p>0,0556</text:p>
          </table:table-cell>
          <table:table-cell table:formula="of:=[.$F$4]*COS([.$L$2]*[.B141]+[.$I$5])" office:value-type="float" office:value="-160.056020452833" calcext:value-type="float">
            <text:p>-160,056020452833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2]*[.$I$1]" office:value-type="float" office:value="0.056" calcext:value-type="float">
            <text:p>0,0560</text:p>
          </table:table-cell>
          <table:table-cell table:formula="of:=[.$F$4]*COS([.$L$2]*[.B142]+[.$I$5])" office:value-type="float" office:value="-198.319803282604" calcext:value-type="float">
            <text:p>-198,319803282604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3]*[.$I$1]" office:value-type="float" office:value="0.0564" calcext:value-type="float">
            <text:p>0,0564</text:p>
          </table:table-cell>
          <table:table-cell table:formula="of:=[.$F$4]*COS([.$L$2]*[.B143]+[.$I$5])" office:value-type="float" office:value="-232.08241861002" calcext:value-type="float">
            <text:p>-232,08241861002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4]*[.$I$1]" office:value-type="float" office:value="0.0568" calcext:value-type="float">
            <text:p>0,0568</text:p>
          </table:table-cell>
          <table:table-cell table:formula="of:=[.$F$4]*COS([.$L$2]*[.B144]+[.$I$5])" office:value-type="float" office:value="-260.577572880978" calcext:value-type="float">
            <text:p>-260,577572880978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5]*[.$I$1]" office:value-type="float" office:value="0.0572" calcext:value-type="float">
            <text:p>0,0572</text:p>
          </table:table-cell>
          <table:table-cell table:formula="of:=[.$F$4]*COS([.$L$2]*[.B145]+[.$I$5])" office:value-type="float" office:value="-283.158525526679" calcext:value-type="float">
            <text:p>-283,158525526679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6]*[.$I$1]" office:value-type="float" office:value="0.0576" calcext:value-type="float">
            <text:p>0,0576</text:p>
          </table:table-cell>
          <table:table-cell table:formula="of:=[.$F$4]*COS([.$L$2]*[.B146]+[.$I$5])" office:value-type="float" office:value="-299.312767717755" calcext:value-type="float">
            <text:p>-299,312767717755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7]*[.$I$1]" office:value-type="float" office:value="0.058" calcext:value-type="float">
            <text:p>0,0580</text:p>
          </table:table-cell>
          <table:table-cell table:formula="of:=[.$F$4]*COS([.$L$2]*[.B147]+[.$I$5])" office:value-type="float" office:value="-308.673654526307" calcext:value-type="float">
            <text:p>-308,673654526307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8]*[.$I$1]" office:value-type="float" office:value="0.0584" calcext:value-type="float">
            <text:p>0,0584</text:p>
          </table:table-cell>
          <table:table-cell table:formula="of:=[.$F$4]*COS([.$L$2]*[.B148]+[.$I$5])" office:value-type="float" office:value="-311.028726486367" calcext:value-type="float">
            <text:p>-311,028726486367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9]*[.$I$1]" office:value-type="float" office:value="0.0588" calcext:value-type="float">
            <text:p>0,0588</text:p>
          </table:table-cell>
          <table:table-cell table:formula="of:=[.$F$4]*COS([.$L$2]*[.B149]+[.$I$5])" office:value-type="float" office:value="-306.32453168241" calcext:value-type="float">
            <text:p>-306,32453168241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0]*[.$I$1]" office:value-type="float" office:value="0.0592" calcext:value-type="float">
            <text:p>0,0592</text:p>
          </table:table-cell>
          <table:table-cell table:formula="of:=[.$F$4]*COS([.$L$2]*[.B150]+[.$I$5])" office:value-type="float" office:value="-294.66783892131" calcext:value-type="float">
            <text:p>-294,66783892131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1]*[.$I$1]" office:value-type="float" office:value="0.0596" calcext:value-type="float">
            <text:p>0,0596</text:p>
          </table:table-cell>
          <table:table-cell table:formula="of:=[.$F$4]*COS([.$L$2]*[.B151]+[.$I$5])" office:value-type="float" office:value="-276.323214452999" calcext:value-type="float">
            <text:p>-276,323214452999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2]*[.$I$1]" office:value-type="float" office:value="0.06" calcext:value-type="float">
            <text:p>0,0600</text:p>
          </table:table-cell>
          <table:table-cell table:formula="of:=[.$F$4]*COS([.$L$2]*[.B152]+[.$I$5])" office:value-type="float" office:value="-251.707017239781" calcext:value-type="float">
            <text:p>-251,707017239781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3]*[.$I$1]" office:value-type="float" office:value="0.0604" calcext:value-type="float">
            <text:p>0,0604</text:p>
          </table:table-cell>
          <table:table-cell table:formula="of:=[.$F$4]*COS([.$L$2]*[.B153]+[.$I$5])" office:value-type="float" office:value="-221.377949060774" calcext:value-type="float">
            <text:p>-221,377949060774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4]*[.$I$1]" office:value-type="float" office:value="0.0608" calcext:value-type="float">
            <text:p>0,0608</text:p>
          </table:table-cell>
          <table:table-cell table:formula="of:=[.$F$4]*COS([.$L$2]*[.B154]+[.$I$5])" office:value-type="float" office:value="-186.024373931088" calcext:value-type="float">
            <text:p>-186,024373931088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5]*[.$I$1]" office:value-type="float" office:value="0.0612" calcext:value-type="float">
            <text:p>0,0612</text:p>
          </table:table-cell>
          <table:table-cell table:formula="of:=[.$F$4]*COS([.$L$2]*[.B155]+[.$I$5])" office:value-type="float" office:value="-146.448694640723" calcext:value-type="float">
            <text:p>-146,448694640723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6]*[.$I$1]" office:value-type="float" office:value="0.0616" calcext:value-type="float">
            <text:p>0,0616</text:p>
          </table:table-cell>
          <table:table-cell table:formula="of:=[.$F$4]*COS([.$L$2]*[.B156]+[.$I$5])" office:value-type="float" office:value="-103.549141011195" calcext:value-type="float">
            <text:p>-103,549141011195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7]*[.$I$1]" office:value-type="float" office:value="0.062" calcext:value-type="float">
            <text:p>0,0620</text:p>
          </table:table-cell>
          <table:table-cell table:formula="of:=[.$F$4]*COS([.$L$2]*[.B157]+[.$I$5])" office:value-type="float" office:value="-58.2993832129354" calcext:value-type="float">
            <text:p>-58,2993832129354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8]*[.$I$1]" office:value-type="float" office:value="0.0624" calcext:value-type="float">
            <text:p>0,0624</text:p>
          </table:table-cell>
          <table:table-cell table:formula="of:=[.$F$4]*COS([.$L$2]*[.B158]+[.$I$5])" office:value-type="float" office:value="-11.7264328500311" calcext:value-type="float">
            <text:p>-11,7264328500311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59]*[.$I$1]" office:value-type="float" office:value="0.0628" calcext:value-type="float">
            <text:p>0,0628</text:p>
          </table:table-cell>
          <table:table-cell table:formula="of:=[.$F$4]*COS([.$L$2]*[.B159]+[.$I$5])" office:value-type="float" office:value="35.1126666194649" calcext:value-type="float">
            <text:p>35,1126666194649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0]*[.$I$1]" office:value-type="float" office:value="0.0632" calcext:value-type="float">
            <text:p>0,0632</text:p>
          </table:table-cell>
          <table:table-cell table:formula="of:=[.$F$4]*COS([.$L$2]*[.B160]+[.$I$5])" office:value-type="float" office:value="81.1548310814994" calcext:value-type="float">
            <text:p>81,1548310814994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1]*[.$I$1]" office:value-type="float" office:value="0.0636" calcext:value-type="float">
            <text:p>0,0636</text:p>
          </table:table-cell>
          <table:table-cell table:formula="of:=[.$F$4]*COS([.$L$2]*[.B161]+[.$I$5])" office:value-type="float" office:value="125.355064065806" calcext:value-type="float">
            <text:p>125,355064065806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2]*[.$I$1]" office:value-type="float" office:value="0.064" calcext:value-type="float">
            <text:p>0,0640</text:p>
          </table:table-cell>
          <table:table-cell table:formula="of:=[.$F$4]*COS([.$L$2]*[.B162]+[.$I$5])" office:value-type="float" office:value="166.710174519284" calcext:value-type="float">
            <text:p>166,710174519284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3]*[.$I$1]" office:value-type="float" office:value="0.0644" calcext:value-type="float">
            <text:p>0,0644</text:p>
          </table:table-cell>
          <table:table-cell table:formula="of:=[.$F$4]*COS([.$L$2]*[.B163]+[.$I$5])" office:value-type="float" office:value="204.281545742299" calcext:value-type="float">
            <text:p>204,281545742299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4]*[.$I$1]" office:value-type="float" office:value="0.0648" calcext:value-type="float">
            <text:p>0,0648</text:p>
          </table:table-cell>
          <table:table-cell table:formula="of:=[.$F$4]*COS([.$L$2]*[.B164]+[.$I$5])" office:value-type="float" office:value="237.216438712481" calcext:value-type="float">
            <text:p>237,216438712481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5]*[.$I$1]" office:value-type="float" office:value="0.0652" calcext:value-type="float">
            <text:p>0,0652</text:p>
          </table:table-cell>
          <table:table-cell table:formula="of:=[.$F$4]*COS([.$L$2]*[.B165]+[.$I$5])" office:value-type="float" office:value="264.767346284918" calcext:value-type="float">
            <text:p>264,767346284918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6]*[.$I$1]" office:value-type="float" office:value="0.0656" calcext:value-type="float">
            <text:p>0,0656</text:p>
          </table:table-cell>
          <table:table-cell table:formula="of:=[.$F$4]*COS([.$L$2]*[.B166]+[.$I$5])" office:value-type="float" office:value="286.308958995942" calcext:value-type="float">
            <text:p>286,308958995942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7]*[.$I$1]" office:value-type="float" office:value="0.066" calcext:value-type="float">
            <text:p>0,0660</text:p>
          </table:table-cell>
          <table:table-cell table:formula="of:=[.$F$4]*COS([.$L$2]*[.B167]+[.$I$5])" office:value-type="float" office:value="301.352357405949" calcext:value-type="float">
            <text:p>301,352357405949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8]*[.$I$1]" office:value-type="float" office:value="0.0664" calcext:value-type="float">
            <text:p>0,0664</text:p>
          </table:table-cell>
          <table:table-cell table:formula="of:=[.$F$4]*COS([.$L$2]*[.B168]+[.$I$5])" office:value-type="float" office:value="309.556108864609" calcext:value-type="float">
            <text:p>309,556108864609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69]*[.$I$1]" office:value-type="float" office:value="0.0668" calcext:value-type="float">
            <text:p>0,0668</text:p>
          </table:table-cell>
          <table:table-cell table:formula="of:=[.$F$4]*COS([.$L$2]*[.B169]+[.$I$5])" office:value-type="float" office:value="310.734016840601" calcext:value-type="float">
            <text:p>310,734016840601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0]*[.$I$1]" office:value-type="float" office:value="0.0672" calcext:value-type="float">
            <text:p>0,0672</text:p>
          </table:table-cell>
          <table:table-cell table:formula="of:=[.$F$4]*COS([.$L$2]*[.B170]+[.$I$5])" office:value-type="float" office:value="304.859346933152" calcext:value-type="float">
            <text:p>304,859346933152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1]*[.$I$1]" office:value-type="float" office:value="0.0676" calcext:value-type="float">
            <text:p>0,0676</text:p>
          </table:table-cell>
          <table:table-cell table:formula="of:=[.$F$4]*COS([.$L$2]*[.B171]+[.$I$5])" office:value-type="float" office:value="292.065433649643" calcext:value-type="float">
            <text:p>292,065433649643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2]*[.$I$1]" office:value-type="float" office:value="0.068" calcext:value-type="float">
            <text:p>0,0680</text:p>
          </table:table-cell>
          <table:table-cell table:formula="of:=[.$F$4]*COS([.$L$2]*[.B172]+[.$I$5])" office:value-type="float" office:value="272.642654177558" calcext:value-type="float">
            <text:p>272,642654177558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3]*[.$I$1]" office:value-type="float" office:value="0.0684" calcext:value-type="float">
            <text:p>0,0684</text:p>
          </table:table-cell>
          <table:table-cell table:formula="of:=[.$F$4]*COS([.$L$2]*[.B173]+[.$I$5])" office:value-type="float" office:value="247.031837835594" calcext:value-type="float">
            <text:p>247,031837835594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4]*[.$I$1]" office:value-type="float" office:value="0.0688" calcext:value-type="float">
            <text:p>0,0688</text:p>
          </table:table-cell>
          <table:table-cell table:formula="of:=[.$F$4]*COS([.$L$2]*[.B174]+[.$I$5])" office:value-type="float" office:value="215.814260786389" calcext:value-type="float">
            <text:p>215,814260786389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5]*[.$I$1]" office:value-type="float" office:value="0.0692" calcext:value-type="float">
            <text:p>0,0692</text:p>
          </table:table-cell>
          <table:table-cell table:formula="of:=[.$F$4]*COS([.$L$2]*[.B175]+[.$I$5])" office:value-type="float" office:value="179.698453095979" calcext:value-type="float">
            <text:p>179,698453095979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6]*[.$I$1]" office:value-type="float" office:value="0.0696" calcext:value-type="float">
            <text:p>0,0696</text:p>
          </table:table-cell>
          <table:table-cell table:formula="of:=[.$F$4]*COS([.$L$2]*[.B176]+[.$I$5])" office:value-type="float" office:value="139.504117573697" calcext:value-type="float">
            <text:p>139,504117573697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7]*[.$I$1]" office:value-type="float" office:value="0.07" calcext:value-type="float">
            <text:p>0,0700</text:p>
          </table:table-cell>
          <table:table-cell table:formula="of:=[.$F$4]*COS([.$L$2]*[.B177]+[.$I$5])" office:value-type="float" office:value="96.1435253787409" calcext:value-type="float">
            <text:p>96,1435253787409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8]*[.$I$1]" office:value-type="float" office:value="0.0704" calcext:value-type="float">
            <text:p>0,0704</text:p>
          </table:table-cell>
          <table:table-cell table:formula="of:=[.$F$4]*COS([.$L$2]*[.B178]+[.$I$5])" office:value-type="float" office:value="50.6008106481939" calcext:value-type="float">
            <text:p>50,6008106481939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79]*[.$I$1]" office:value-type="float" office:value="0.0708" calcext:value-type="float">
            <text:p>0,0708</text:p>
          </table:table-cell>
          <table:table-cell table:formula="of:=[.$F$4]*COS([.$L$2]*[.B179]+[.$I$5])" office:value-type="float" office:value="3.9096340862395" calcext:value-type="float">
            <text:p>3,9096340862395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0]*[.$I$1]" office:value-type="float" office:value="0.0712" calcext:value-type="float">
            <text:p>0,0712</text:p>
          </table:table-cell>
          <table:table-cell table:formula="of:=[.$F$4]*COS([.$L$2]*[.B180]+[.$I$5])" office:value-type="float" office:value="-42.8702775268989" calcext:value-type="float">
            <text:p>-42,8702775268989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1]*[.$I$1]" office:value-type="float" office:value="0.0716" calcext:value-type="float">
            <text:p>0,0716</text:p>
          </table:table-cell>
          <table:table-cell table:formula="of:=[.$F$4]*COS([.$L$2]*[.B181]+[.$I$5])" office:value-type="float" office:value="-88.6771834349749" calcext:value-type="float">
            <text:p>-88,6771834349749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2]*[.$I$1]" office:value-type="float" office:value="0.072" calcext:value-type="float">
            <text:p>0,0720</text:p>
          </table:table-cell>
          <table:table-cell table:formula="of:=[.$F$4]*COS([.$L$2]*[.B182]+[.$I$5])" office:value-type="float" office:value="-132.471426715966" calcext:value-type="float">
            <text:p>-132,471426715966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3]*[.$I$1]" office:value-type="float" office:value="0.0724" calcext:value-type="float">
            <text:p>0,0724</text:p>
          </table:table-cell>
          <table:table-cell table:formula="of:=[.$F$4]*COS([.$L$2]*[.B183]+[.$I$5])" office:value-type="float" office:value="-173.259030866344" calcext:value-type="float">
            <text:p>-173,259030866344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4]*[.$I$1]" office:value-type="float" office:value="0.0728" calcext:value-type="float">
            <text:p>0,0728</text:p>
          </table:table-cell>
          <table:table-cell table:formula="of:=[.$F$4]*COS([.$L$2]*[.B184]+[.$I$5])" office:value-type="float" office:value="-210.114259599256" calcext:value-type="float">
            <text:p>-210,114259599256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5]*[.$I$1]" office:value-type="float" office:value="0.0732" calcext:value-type="float">
            <text:p>0,0732</text:p>
          </table:table-cell>
          <table:table-cell table:formula="of:=[.$F$4]*COS([.$L$2]*[.B185]+[.$I$5])" office:value-type="float" office:value="-242.200627827897" calcext:value-type="float">
            <text:p>-242,200627827897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6]*[.$I$1]" office:value-type="float" office:value="0.0736" calcext:value-type="float">
            <text:p>0,0736</text:p>
          </table:table-cell>
          <table:table-cell table:formula="of:=[.$F$4]*COS([.$L$2]*[.B186]+[.$I$5])" office:value-type="float" office:value="-268.789886958079" calcext:value-type="float">
            <text:p>-268,789886958079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7]*[.$I$1]" office:value-type="float" office:value="0.074" calcext:value-type="float">
            <text:p>0,0740</text:p>
          </table:table-cell>
          <table:table-cell table:formula="of:=[.$F$4]*COS([.$L$2]*[.B187]+[.$I$5])" office:value-type="float" office:value="-289.278553590128" calcext:value-type="float">
            <text:p>-289,278553590128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8]*[.$I$1]" office:value-type="float" office:value="0.0744" calcext:value-type="float">
            <text:p>0,0744</text:p>
          </table:table-cell>
          <table:table-cell table:formula="of:=[.$F$4]*COS([.$L$2]*[.B188]+[.$I$5])" office:value-type="float" office:value="-303.2016064862" calcext:value-type="float">
            <text:p>-303,2016064862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89]*[.$I$1]" office:value-type="float" office:value="0.0748" calcext:value-type="float">
            <text:p>0,0748</text:p>
          </table:table-cell>
          <table:table-cell table:formula="of:=[.$F$4]*COS([.$L$2]*[.B189]+[.$I$5])" office:value-type="float" office:value="-310.243040929712" calcext:value-type="float">
            <text:p>-310,243040929712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0]*[.$I$1]" office:value-type="float" office:value="0.0752" calcext:value-type="float">
            <text:p>0,0752</text:p>
          </table:table-cell>
          <table:table-cell table:formula="of:=[.$F$4]*COS([.$L$2]*[.B190]+[.$I$5])" office:value-type="float" office:value="-310.243040929712" calcext:value-type="float">
            <text:p>-310,243040929712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1]*[.$I$1]" office:value-type="float" office:value="0.0756" calcext:value-type="float">
            <text:p>0,0756</text:p>
          </table:table-cell>
          <table:table-cell table:formula="of:=[.$F$4]*COS([.$L$2]*[.B191]+[.$I$5])" office:value-type="float" office:value="-303.2016064862" calcext:value-type="float">
            <text:p>-303,2016064862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2]*[.$I$1]" office:value-type="float" office:value="0.076" calcext:value-type="float">
            <text:p>0,0760</text:p>
          </table:table-cell>
          <table:table-cell table:formula="of:=[.$F$4]*COS([.$L$2]*[.B192]+[.$I$5])" office:value-type="float" office:value="-289.278553590128" calcext:value-type="float">
            <text:p>-289,278553590128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3]*[.$I$1]" office:value-type="float" office:value="0.0764" calcext:value-type="float">
            <text:p>0,0764</text:p>
          </table:table-cell>
          <table:table-cell table:formula="of:=[.$F$4]*COS([.$L$2]*[.B193]+[.$I$5])" office:value-type="float" office:value="-268.78988695808" calcext:value-type="float">
            <text:p>-268,78988695808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4]*[.$I$1]" office:value-type="float" office:value="0.0768" calcext:value-type="float">
            <text:p>0,0768</text:p>
          </table:table-cell>
          <table:table-cell table:formula="of:=[.$F$4]*COS([.$L$2]*[.B194]+[.$I$5])" office:value-type="float" office:value="-242.200627827897" calcext:value-type="float">
            <text:p>-242,200627827897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5]*[.$I$1]" office:value-type="float" office:value="0.0772" calcext:value-type="float">
            <text:p>0,0772</text:p>
          </table:table-cell>
          <table:table-cell table:formula="of:=[.$F$4]*COS([.$L$2]*[.B195]+[.$I$5])" office:value-type="float" office:value="-210.114259599258" calcext:value-type="float">
            <text:p>-210,114259599258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6]*[.$I$1]" office:value-type="float" office:value="0.0776" calcext:value-type="float">
            <text:p>0,0776</text:p>
          </table:table-cell>
          <table:table-cell table:formula="of:=[.$F$4]*COS([.$L$2]*[.B196]+[.$I$5])" office:value-type="float" office:value="-173.259030866345" calcext:value-type="float">
            <text:p>-173,259030866345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7]*[.$I$1]" office:value-type="float" office:value="0.078" calcext:value-type="float">
            <text:p>0,0780</text:p>
          </table:table-cell>
          <table:table-cell table:formula="of:=[.$F$4]*COS([.$L$2]*[.B197]+[.$I$5])" office:value-type="float" office:value="-132.471426715967" calcext:value-type="float">
            <text:p>-132,471426715967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8]*[.$I$1]" office:value-type="float" office:value="0.0784" calcext:value-type="float">
            <text:p>0,0784</text:p>
          </table:table-cell>
          <table:table-cell table:formula="of:=[.$F$4]*COS([.$L$2]*[.B198]+[.$I$5])" office:value-type="float" office:value="-88.6771834349766" calcext:value-type="float">
            <text:p>-88,6771834349766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99]*[.$I$1]" office:value-type="float" office:value="0.0788" calcext:value-type="float">
            <text:p>0,0788</text:p>
          </table:table-cell>
          <table:table-cell table:formula="of:=[.$F$4]*COS([.$L$2]*[.B199]+[.$I$5])" office:value-type="float" office:value="-42.8702775269006" calcext:value-type="float">
            <text:p>-42,8702775269006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0]*[.$I$1]" office:value-type="float" office:value="0.0792" calcext:value-type="float">
            <text:p>0,0792</text:p>
          </table:table-cell>
          <table:table-cell table:formula="of:=[.$F$4]*COS([.$L$2]*[.B200]+[.$I$5])" office:value-type="float" office:value="3.90963408623881" calcext:value-type="float">
            <text:p>3,90963408623881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1]*[.$I$1]" office:value-type="float" office:value="0.0796" calcext:value-type="float">
            <text:p>0,0796</text:p>
          </table:table-cell>
          <table:table-cell table:formula="of:=[.$F$4]*COS([.$L$2]*[.B201]+[.$I$5])" office:value-type="float" office:value="50.6008106481932" calcext:value-type="float">
            <text:p>50,6008106481932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2]*[.$I$1]" office:value-type="float" office:value="0.08" calcext:value-type="float">
            <text:p>0,0800</text:p>
          </table:table-cell>
          <table:table-cell table:formula="of:=[.$F$4]*COS([.$L$2]*[.B202]+[.$I$5])" office:value-type="float" office:value="96.1435253787403" calcext:value-type="float">
            <text:p>96,1435253787403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3]*[.$I$1]" office:value-type="float" office:value="0.0804" calcext:value-type="float">
            <text:p>0,0804</text:p>
          </table:table-cell>
          <table:table-cell table:formula="of:=[.$F$4]*COS([.$L$2]*[.B203]+[.$I$5])" office:value-type="float" office:value="139.504117573697" calcext:value-type="float">
            <text:p>139,504117573697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4]*[.$I$1]" office:value-type="float" office:value="0.0808" calcext:value-type="float">
            <text:p>0,0808</text:p>
          </table:table-cell>
          <table:table-cell table:formula="of:=[.$F$4]*COS([.$L$2]*[.B204]+[.$I$5])" office:value-type="float" office:value="179.698453095978" calcext:value-type="float">
            <text:p>179,698453095978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5]*[.$I$1]" office:value-type="float" office:value="0.0812" calcext:value-type="float">
            <text:p>0,0812</text:p>
          </table:table-cell>
          <table:table-cell table:formula="of:=[.$F$4]*COS([.$L$2]*[.B205]+[.$I$5])" office:value-type="float" office:value="215.814260786388" calcext:value-type="float">
            <text:p>215,814260786388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6]*[.$I$1]" office:value-type="float" office:value="0.0816" calcext:value-type="float">
            <text:p>0,0816</text:p>
          </table:table-cell>
          <table:table-cell table:formula="of:=[.$F$4]*COS([.$L$2]*[.B206]+[.$I$5])" office:value-type="float" office:value="247.031837835594" calcext:value-type="float">
            <text:p>247,031837835594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7]*[.$I$1]" office:value-type="float" office:value="0.082" calcext:value-type="float">
            <text:p>0,0820</text:p>
          </table:table-cell>
          <table:table-cell table:formula="of:=[.$F$4]*COS([.$L$2]*[.B207]+[.$I$5])" office:value-type="float" office:value="272.642654177558" calcext:value-type="float">
            <text:p>272,642654177558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08]*[.$I$1]" office:value-type="float" office:value="0.0824" calcext:value-type="float">
            <text:p>0,0824</text:p>
          </table:table-cell>
          <table:table-cell table:formula="of:=[.$F$4]*COS([.$L$2]*[.B208]+[.$I$5])" office:value-type="float" office:value="292.065433649643" calcext:value-type="float">
            <text:p>292,065433649643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09]*[.$I$1]" office:value-type="float" office:value="0.0828" calcext:value-type="float">
            <text:p>0,0828</text:p>
          </table:table-cell>
          <table:table-cell table:formula="of:=[.$F$4]*COS([.$L$2]*[.B209]+[.$I$5])" office:value-type="float" office:value="304.859346933152" calcext:value-type="float">
            <text:p>304,859346933152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0]*[.$I$1]" office:value-type="float" office:value="0.0832" calcext:value-type="float">
            <text:p>0,0832</text:p>
          </table:table-cell>
          <table:table-cell table:formula="of:=[.$F$4]*COS([.$L$2]*[.B210]+[.$I$5])" office:value-type="float" office:value="310.734016840601" calcext:value-type="float">
            <text:p>310,734016840601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1]*[.$I$1]" office:value-type="float" office:value="0.0836" calcext:value-type="float">
            <text:p>0,0836</text:p>
          </table:table-cell>
          <table:table-cell table:formula="of:=[.$F$4]*COS([.$L$2]*[.B211]+[.$I$5])" office:value-type="float" office:value="309.556108864609" calcext:value-type="float">
            <text:p>309,556108864609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2]*[.$I$1]" office:value-type="float" office:value="0.084" calcext:value-type="float">
            <text:p>0,0840</text:p>
          </table:table-cell>
          <table:table-cell table:formula="of:=[.$F$4]*COS([.$L$2]*[.B212]+[.$I$5])" office:value-type="float" office:value="301.352357405949" calcext:value-type="float">
            <text:p>301,352357405949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3]*[.$I$1]" office:value-type="float" office:value="0.0844" calcext:value-type="float">
            <text:p>0,0844</text:p>
          </table:table-cell>
          <table:table-cell table:formula="of:=[.$F$4]*COS([.$L$2]*[.B213]+[.$I$5])" office:value-type="float" office:value="286.308958995942" calcext:value-type="float">
            <text:p>286,308958995942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4]*[.$I$1]" office:value-type="float" office:value="0.0848" calcext:value-type="float">
            <text:p>0,0848</text:p>
          </table:table-cell>
          <table:table-cell table:formula="of:=[.$F$4]*COS([.$L$2]*[.B214]+[.$I$5])" office:value-type="float" office:value="264.767346284918" calcext:value-type="float">
            <text:p>264,767346284918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5]*[.$I$1]" office:value-type="float" office:value="0.0852" calcext:value-type="float">
            <text:p>0,0852</text:p>
          </table:table-cell>
          <table:table-cell table:formula="of:=[.$F$4]*COS([.$L$2]*[.B215]+[.$I$5])" office:value-type="float" office:value="237.216438712482" calcext:value-type="float">
            <text:p>237,216438712482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6]*[.$I$1]" office:value-type="float" office:value="0.0856" calcext:value-type="float">
            <text:p>0,0856</text:p>
          </table:table-cell>
          <table:table-cell table:formula="of:=[.$F$4]*COS([.$L$2]*[.B216]+[.$I$5])" office:value-type="float" office:value="204.2815457423" calcext:value-type="float">
            <text:p>204,2815457423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7]*[.$I$1]" office:value-type="float" office:value="0.086" calcext:value-type="float">
            <text:p>0,0860</text:p>
          </table:table-cell>
          <table:table-cell table:formula="of:=[.$F$4]*COS([.$L$2]*[.B217]+[.$I$5])" office:value-type="float" office:value="166.710174519285" calcext:value-type="float">
            <text:p>166,710174519285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8]*[.$I$1]" office:value-type="float" office:value="0.0864" calcext:value-type="float">
            <text:p>0,0864</text:p>
          </table:table-cell>
          <table:table-cell table:formula="of:=[.$F$4]*COS([.$L$2]*[.B218]+[.$I$5])" office:value-type="float" office:value="125.355064065807" calcext:value-type="float">
            <text:p>125,355064065807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19]*[.$I$1]" office:value-type="float" office:value="0.0868" calcext:value-type="float">
            <text:p>0,0868</text:p>
          </table:table-cell>
          <table:table-cell table:formula="of:=[.$F$4]*COS([.$L$2]*[.B219]+[.$I$5])" office:value-type="float" office:value="81.1548310815011" calcext:value-type="float">
            <text:p>81,1548310815011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0]*[.$I$1]" office:value-type="float" office:value="0.0872" calcext:value-type="float">
            <text:p>0,0872</text:p>
          </table:table-cell>
          <table:table-cell table:formula="of:=[.$F$4]*COS([.$L$2]*[.B220]+[.$I$5])" office:value-type="float" office:value="35.1126666194667" calcext:value-type="float">
            <text:p>35,1126666194667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1]*[.$I$1]" office:value-type="float" office:value="0.0876" calcext:value-type="float">
            <text:p>0,0876</text:p>
          </table:table-cell>
          <table:table-cell table:formula="of:=[.$F$4]*COS([.$L$2]*[.B221]+[.$I$5])" office:value-type="float" office:value="-11.7264328500304" calcext:value-type="float">
            <text:p>-11,7264328500304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2]*[.$I$1]" office:value-type="float" office:value="0.088" calcext:value-type="float">
            <text:p>0,0880</text:p>
          </table:table-cell>
          <table:table-cell table:formula="of:=[.$F$4]*COS([.$L$2]*[.B222]+[.$I$5])" office:value-type="float" office:value="-58.2993832129358" calcext:value-type="float">
            <text:p>-58,2993832129358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3]*[.$I$1]" office:value-type="float" office:value="0.0884" calcext:value-type="float">
            <text:p>0,0884</text:p>
          </table:table-cell>
          <table:table-cell table:formula="of:=[.$F$4]*COS([.$L$2]*[.B223]+[.$I$5])" office:value-type="float" office:value="-103.549141011194" calcext:value-type="float">
            <text:p>-103,549141011194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4]*[.$I$1]" office:value-type="float" office:value="0.0888" calcext:value-type="float">
            <text:p>0,0888</text:p>
          </table:table-cell>
          <table:table-cell table:formula="of:=[.$F$4]*COS([.$L$2]*[.B224]+[.$I$5])" office:value-type="float" office:value="-146.448694640722" calcext:value-type="float">
            <text:p>-146,448694640722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5]*[.$I$1]" office:value-type="float" office:value="0.0892" calcext:value-type="float">
            <text:p>0,0892</text:p>
          </table:table-cell>
          <table:table-cell table:formula="of:=[.$F$4]*COS([.$L$2]*[.B225]+[.$I$5])" office:value-type="float" office:value="-186.024373931087" calcext:value-type="float">
            <text:p>-186,024373931087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6]*[.$I$1]" office:value-type="float" office:value="0.0896" calcext:value-type="float">
            <text:p>0,0896</text:p>
          </table:table-cell>
          <table:table-cell table:formula="of:=[.$F$4]*COS([.$L$2]*[.B226]+[.$I$5])" office:value-type="float" office:value="-221.377949060772" calcext:value-type="float">
            <text:p>-221,377949060772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27]*[.$I$1]" office:value-type="float" office:value="0.09" calcext:value-type="float">
            <text:p>0,0900</text:p>
          </table:table-cell>
          <table:table-cell table:formula="of:=[.$F$4]*COS([.$L$2]*[.B227]+[.$I$5])" office:value-type="float" office:value="-251.707017239781" calcext:value-type="float">
            <text:p>-251,707017239781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28]*[.$I$1]" office:value-type="float" office:value="0.0904" calcext:value-type="float">
            <text:p>0,0904</text:p>
          </table:table-cell>
          <table:table-cell table:formula="of:=[.$F$4]*COS([.$L$2]*[.B228]+[.$I$5])" office:value-type="float" office:value="-276.323214452998" calcext:value-type="float">
            <text:p>-276,323214452998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29]*[.$I$1]" office:value-type="float" office:value="0.0908" calcext:value-type="float">
            <text:p>0,0908</text:p>
          </table:table-cell>
          <table:table-cell table:formula="of:=[.$F$4]*COS([.$L$2]*[.B229]+[.$I$5])" office:value-type="float" office:value="-294.66783892131" calcext:value-type="float">
            <text:p>-294,66783892131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30]*[.$I$1]" office:value-type="float" office:value="0.0912" calcext:value-type="float">
            <text:p>0,0912</text:p>
          </table:table-cell>
          <table:table-cell table:formula="of:=[.$F$4]*COS([.$L$2]*[.B230]+[.$I$5])" office:value-type="float" office:value="-306.324531682409" calcext:value-type="float">
            <text:p>-306,324531682409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1]*[.$I$1]" office:value-type="float" office:value="0.0916" calcext:value-type="float">
            <text:p>0,0916</text:p>
          </table:table-cell>
          <table:table-cell table:formula="of:=[.$F$4]*COS([.$L$2]*[.B231]+[.$I$5])" office:value-type="float" office:value="-311.028726486367" calcext:value-type="float">
            <text:p>-311,028726486367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2]*[.$I$1]" office:value-type="float" office:value="0.092" calcext:value-type="float">
            <text:p>0,0920</text:p>
          </table:table-cell>
          <table:table-cell table:formula="of:=[.$F$4]*COS([.$L$2]*[.B232]+[.$I$5])" office:value-type="float" office:value="-308.673654526307" calcext:value-type="float">
            <text:p>-308,673654526307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3]*[.$I$1]" office:value-type="float" office:value="0.0924" calcext:value-type="float">
            <text:p>0,0924</text:p>
          </table:table-cell>
          <table:table-cell table:formula="of:=[.$F$4]*COS([.$L$2]*[.B233]+[.$I$5])" office:value-type="float" office:value="-299.312767717756" calcext:value-type="float">
            <text:p>-299,312767717756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4]*[.$I$1]" office:value-type="float" office:value="0.0928" calcext:value-type="float">
            <text:p>0,0928</text:p>
          </table:table-cell>
          <table:table-cell table:formula="of:=[.$F$4]*COS([.$L$2]*[.B234]+[.$I$5])" office:value-type="float" office:value="-283.15852552668" calcext:value-type="float">
            <text:p>-283,15852552668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5]*[.$I$1]" office:value-type="float" office:value="0.0932" calcext:value-type="float">
            <text:p>0,0932</text:p>
          </table:table-cell>
          <table:table-cell table:formula="of:=[.$F$4]*COS([.$L$2]*[.B235]+[.$I$5])" office:value-type="float" office:value="-260.577572880979" calcext:value-type="float">
            <text:p>-260,577572880979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6]*[.$I$1]" office:value-type="float" office:value="0.0936" calcext:value-type="float">
            <text:p>0,0936</text:p>
          </table:table-cell>
          <table:table-cell table:formula="of:=[.$F$4]*COS([.$L$2]*[.B236]+[.$I$5])" office:value-type="float" office:value="-232.08241861002" calcext:value-type="float">
            <text:p>-232,08241861002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37]*[.$I$1]" office:value-type="float" office:value="0.094" calcext:value-type="float">
            <text:p>0,0940</text:p>
          </table:table-cell>
          <table:table-cell table:formula="of:=[.$F$4]*COS([.$L$2]*[.B237]+[.$I$5])" office:value-type="float" office:value="-198.319803282605" calcext:value-type="float">
            <text:p>-198,319803282605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38]*[.$I$1]" office:value-type="float" office:value="0.0944" calcext:value-type="float">
            <text:p>0,0944</text:p>
          </table:table-cell>
          <table:table-cell table:formula="of:=[.$F$4]*COS([.$L$2]*[.B238]+[.$I$5])" office:value-type="float" office:value="-160.056020452835" calcext:value-type="float">
            <text:p>-160,056020452835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39]*[.$I$1]" office:value-type="float" office:value="0.0948" calcext:value-type="float">
            <text:p>0,0948</text:p>
          </table:table-cell>
          <table:table-cell table:formula="of:=[.$F$4]*COS([.$L$2]*[.B239]+[.$I$5])" office:value-type="float" office:value="-118.159524470398" calcext:value-type="float">
            <text:p>-118,159524470398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40]*[.$I$1]" office:value-type="float" office:value="0.0952" calcext:value-type="float">
            <text:p>0,0952</text:p>
          </table:table-cell>
          <table:table-cell table:formula="of:=[.$F$4]*COS([.$L$2]*[.B240]+[.$I$5])" office:value-type="float" office:value="-73.5812195972896" calcext:value-type="float">
            <text:p>-73,5812195972896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1]*[.$I$1]" office:value-type="float" office:value="0.0956" calcext:value-type="float">
            <text:p>0,0956</text:p>
          </table:table-cell>
          <table:table-cell table:formula="of:=[.$F$4]*COS([.$L$2]*[.B241]+[.$I$5])" office:value-type="float" office:value="-27.3328777992099" calcext:value-type="float">
            <text:p>-27,3328777992099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2]*[.$I$1]" office:value-type="float" office:value="0.096" calcext:value-type="float">
            <text:p>0,0960</text:p>
          </table:table-cell>
          <table:table-cell table:formula="of:=[.$F$4]*COS([.$L$2]*[.B242]+[.$I$5])" office:value-type="float" office:value="19.5358249474977" calcext:value-type="float">
            <text:p>19,5358249474977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3]*[.$I$1]" office:value-type="float" office:value="0.0964" calcext:value-type="float">
            <text:p>0,0964</text:p>
          </table:table-cell>
          <table:table-cell table:formula="of:=[.$F$4]*COS([.$L$2]*[.B243]+[.$I$5])" office:value-type="float" office:value="65.9611326376838" calcext:value-type="float">
            <text:p>65,9611326376838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4]*[.$I$1]" office:value-type="float" office:value="0.0968" calcext:value-type="float">
            <text:p>0,0968</text:p>
          </table:table-cell>
          <table:table-cell table:formula="of:=[.$F$4]*COS([.$L$2]*[.B244]+[.$I$5])" office:value-type="float" office:value="110.889352786775" calcext:value-type="float">
            <text:p>110,889352786775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5]*[.$I$1]" office:value-type="float" office:value="0.0972" calcext:value-type="float">
            <text:p>0,0972</text:p>
          </table:table-cell>
          <table:table-cell table:formula="of:=[.$F$4]*COS([.$L$2]*[.B245]+[.$I$5])" office:value-type="float" office:value="153.30077157332" calcext:value-type="float">
            <text:p>153,30077157332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6]*[.$I$1]" office:value-type="float" office:value="0.0976" calcext:value-type="float">
            <text:p>0,0976</text:p>
          </table:table-cell>
          <table:table-cell table:formula="of:=[.$F$4]*COS([.$L$2]*[.B246]+[.$I$5])" office:value-type="float" office:value="192.232797784487" calcext:value-type="float">
            <text:p>192,232797784487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47]*[.$I$1]" office:value-type="float" office:value="0.098" calcext:value-type="float">
            <text:p>0,0980</text:p>
          </table:table-cell>
          <table:table-cell table:formula="of:=[.$F$4]*COS([.$L$2]*[.B247]+[.$I$5])" office:value-type="float" office:value="226.801810277648" calcext:value-type="float">
            <text:p>226,801810277648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48]*[.$I$1]" office:value-type="float" office:value="0.0984" calcext:value-type="float">
            <text:p>0,0984</text:p>
          </table:table-cell>
          <table:table-cell table:formula="of:=[.$F$4]*COS([.$L$2]*[.B248]+[.$I$5])" office:value-type="float" office:value="256.223213096942" calcext:value-type="float">
            <text:p>256,223213096942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49]*[.$I$1]" office:value-type="float" office:value="0.0988" calcext:value-type="float">
            <text:p>0,0988</text:p>
          </table:table-cell>
          <table:table-cell table:formula="of:=[.$F$4]*COS([.$L$2]*[.B249]+[.$I$5])" office:value-type="float" office:value="279.829243063644" calcext:value-type="float">
            <text:p>279,829243063644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50]*[.$I$1]" office:value-type="float" office:value="0.0992" calcext:value-type="float">
            <text:p>0,0992</text:p>
          </table:table-cell>
          <table:table-cell table:formula="of:=[.$F$4]*COS([.$L$2]*[.B250]+[.$I$5])" office:value-type="float" office:value="297.084125670181" calcext:value-type="float">
            <text:p>297,084125670181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1]*[.$I$1]" office:value-type="float" office:value="0.0996" calcext:value-type="float">
            <text:p>0,0996</text:p>
          </table:table-cell>
          <table:table-cell table:formula="of:=[.$F$4]*COS([.$L$2]*[.B251]+[.$I$5])" office:value-type="float" office:value="307.59623529188" calcext:value-type="float">
            <text:p>307,59623529188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2]*[.$I$1]" office:value-type="float" office:value="0.1" calcext:value-type="float">
            <text:p>0,1000</text:p>
          </table:table-cell>
          <table:table-cell table:formula="of:=[.$F$4]*COS([.$L$2]*[.B252]+[.$I$5])" office:value-type="float" office:value="311.126983722081" calcext:value-type="float">
            <text:p>311,126983722081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3]*[.$I$1]" office:value-type="float" office:value="0.1004" calcext:value-type="float">
            <text:p>0,1004</text:p>
          </table:table-cell>
          <table:table-cell table:formula="of:=[.$F$4]*COS([.$L$2]*[.B253]+[.$I$5])" office:value-type="float" office:value="307.59623529188" calcext:value-type="float">
            <text:p>307,59623529188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4]*[.$I$1]" office:value-type="float" office:value="0.1008" calcext:value-type="float">
            <text:p>0,1008</text:p>
          </table:table-cell>
          <table:table-cell table:formula="of:=[.$F$4]*COS([.$L$2]*[.B254]+[.$I$5])" office:value-type="float" office:value="297.084125670182" calcext:value-type="float">
            <text:p>297,084125670182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5]*[.$I$1]" office:value-type="float" office:value="0.1012" calcext:value-type="float">
            <text:p>0,1012</text:p>
          </table:table-cell>
          <table:table-cell table:formula="of:=[.$F$4]*COS([.$L$2]*[.B255]+[.$I$5])" office:value-type="float" office:value="279.829243063646" calcext:value-type="float">
            <text:p>279,829243063646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6]*[.$I$1]" office:value-type="float" office:value="0.1016" calcext:value-type="float">
            <text:p>0,1016</text:p>
          </table:table-cell>
          <table:table-cell table:formula="of:=[.$F$4]*COS([.$L$2]*[.B256]+[.$I$5])" office:value-type="float" office:value="256.223213096943" calcext:value-type="float">
            <text:p>256,223213096943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57]*[.$I$1]" office:value-type="float" office:value="0.102" calcext:value-type="float">
            <text:p>0,1020</text:p>
          </table:table-cell>
          <table:table-cell table:formula="of:=[.$F$4]*COS([.$L$2]*[.B257]+[.$I$5])" office:value-type="float" office:value="226.801810277649" calcext:value-type="float">
            <text:p>226,801810277649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58]*[.$I$1]" office:value-type="float" office:value="0.1024" calcext:value-type="float">
            <text:p>0,1024</text:p>
          </table:table-cell>
          <table:table-cell table:formula="of:=[.$F$4]*COS([.$L$2]*[.B258]+[.$I$5])" office:value-type="float" office:value="192.232797784488" calcext:value-type="float">
            <text:p>192,232797784488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259]*[.$I$1]" office:value-type="float" office:value="0.1028" calcext:value-type="float">
            <text:p>0,1028</text:p>
          </table:table-cell>
          <table:table-cell table:formula="of:=[.$F$4]*COS([.$L$2]*[.B259]+[.$I$5])" office:value-type="float" office:value="153.30077157332" calcext:value-type="float">
            <text:p>153,30077157332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260]*[.$I$1]" office:value-type="float" office:value="0.1032" calcext:value-type="float">
            <text:p>0,1032</text:p>
          </table:table-cell>
          <table:table-cell table:formula="of:=[.$F$4]*COS([.$L$2]*[.B260]+[.$I$5])" office:value-type="float" office:value="110.889352786775" calcext:value-type="float">
            <text:p>110,889352786775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261]*[.$I$1]" office:value-type="float" office:value="0.1036" calcext:value-type="float">
            <text:p>0,1036</text:p>
          </table:table-cell>
          <table:table-cell table:formula="of:=[.$F$4]*COS([.$L$2]*[.B261]+[.$I$5])" office:value-type="float" office:value="65.9611326376847" calcext:value-type="float">
            <text:p>65,9611326376847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62]*[.$I$1]" office:value-type="float" office:value="0.104" calcext:value-type="float">
            <text:p>0,1040</text:p>
          </table:table-cell>
          <table:table-cell table:formula="of:=[.$F$4]*COS([.$L$2]*[.B262]+[.$I$5])" office:value-type="float" office:value="19.5358249474986" calcext:value-type="float">
            <text:p>19,5358249474986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263]*[.$I$1]" office:value-type="float" office:value="0.1044" calcext:value-type="float">
            <text:p>0,1044</text:p>
          </table:table-cell>
          <table:table-cell table:formula="of:=[.$F$4]*COS([.$L$2]*[.B263]+[.$I$5])" office:value-type="float" office:value="-27.3328777992068" calcext:value-type="float">
            <text:p>-27,3328777992068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264]*[.$I$1]" office:value-type="float" office:value="0.1048" calcext:value-type="float">
            <text:p>0,1048</text:p>
          </table:table-cell>
          <table:table-cell table:formula="of:=[.$F$4]*COS([.$L$2]*[.B264]+[.$I$5])" office:value-type="float" office:value="-73.5812195972887" calcext:value-type="float">
            <text:p>-73,5812195972887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265]*[.$I$1]" office:value-type="float" office:value="0.1052" calcext:value-type="float">
            <text:p>0,1052</text:p>
          </table:table-cell>
          <table:table-cell table:formula="of:=[.$F$4]*COS([.$L$2]*[.B265]+[.$I$5])" office:value-type="float" office:value="-118.159524470397" calcext:value-type="float">
            <text:p>-118,159524470397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266]*[.$I$1]" office:value-type="float" office:value="0.1056" calcext:value-type="float">
            <text:p>0,1056</text:p>
          </table:table-cell>
          <table:table-cell table:formula="of:=[.$F$4]*COS([.$L$2]*[.B266]+[.$I$5])" office:value-type="float" office:value="-160.056020452832" calcext:value-type="float">
            <text:p>-160,056020452832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267]*[.$I$1]" office:value-type="float" office:value="0.106" calcext:value-type="float">
            <text:p>0,1060</text:p>
          </table:table-cell>
          <table:table-cell table:formula="of:=[.$F$4]*COS([.$L$2]*[.B267]+[.$I$5])" office:value-type="float" office:value="-198.319803282604" calcext:value-type="float">
            <text:p>-198,319803282604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268]*[.$I$1]" office:value-type="float" office:value="0.1064" calcext:value-type="float">
            <text:p>0,1064</text:p>
          </table:table-cell>
          <table:table-cell table:formula="of:=[.$F$4]*COS([.$L$2]*[.B268]+[.$I$5])" office:value-type="float" office:value="-232.082418610019" calcext:value-type="float">
            <text:p>-232,082418610019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269]*[.$I$1]" office:value-type="float" office:value="0.1068" calcext:value-type="float">
            <text:p>0,1068</text:p>
          </table:table-cell>
          <table:table-cell table:formula="of:=[.$F$4]*COS([.$L$2]*[.B269]+[.$I$5])" office:value-type="float" office:value="-260.577572880977" calcext:value-type="float">
            <text:p>-260,577572880977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70]*[.$I$1]" office:value-type="float" office:value="0.1072" calcext:value-type="float">
            <text:p>0,1072</text:p>
          </table:table-cell>
          <table:table-cell table:formula="of:=[.$F$4]*COS([.$L$2]*[.B270]+[.$I$5])" office:value-type="float" office:value="-283.158525526679" calcext:value-type="float">
            <text:p>-283,158525526679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271]*[.$I$1]" office:value-type="float" office:value="0.1076" calcext:value-type="float">
            <text:p>0,1076</text:p>
          </table:table-cell>
          <table:table-cell table:formula="of:=[.$F$4]*COS([.$L$2]*[.B271]+[.$I$5])" office:value-type="float" office:value="-299.312767717755" calcext:value-type="float">
            <text:p>-299,312767717755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72]*[.$I$1]" office:value-type="float" office:value="0.108" calcext:value-type="float">
            <text:p>0,1080</text:p>
          </table:table-cell>
          <table:table-cell table:formula="of:=[.$F$4]*COS([.$L$2]*[.B272]+[.$I$5])" office:value-type="float" office:value="-308.673654526307" calcext:value-type="float">
            <text:p>-308,673654526307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273]*[.$I$1]" office:value-type="float" office:value="0.1084" calcext:value-type="float">
            <text:p>0,1084</text:p>
          </table:table-cell>
          <table:table-cell table:formula="of:=[.$F$4]*COS([.$L$2]*[.B273]+[.$I$5])" office:value-type="float" office:value="-311.028726486367" calcext:value-type="float">
            <text:p>-311,028726486367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274]*[.$I$1]" office:value-type="float" office:value="0.1088" calcext:value-type="float">
            <text:p>0,1088</text:p>
          </table:table-cell>
          <table:table-cell table:formula="of:=[.$F$4]*COS([.$L$2]*[.B274]+[.$I$5])" office:value-type="float" office:value="-306.32453168241" calcext:value-type="float">
            <text:p>-306,32453168241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275]*[.$I$1]" office:value-type="float" office:value="0.1092" calcext:value-type="float">
            <text:p>0,1092</text:p>
          </table:table-cell>
          <table:table-cell table:formula="of:=[.$F$4]*COS([.$L$2]*[.B275]+[.$I$5])" office:value-type="float" office:value="-294.667838921311" calcext:value-type="float">
            <text:p>-294,667838921311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76]*[.$I$1]" office:value-type="float" office:value="0.1096" calcext:value-type="float">
            <text:p>0,1096</text:p>
          </table:table-cell>
          <table:table-cell table:formula="of:=[.$F$4]*COS([.$L$2]*[.B276]+[.$I$5])" office:value-type="float" office:value="-276.323214452999" calcext:value-type="float">
            <text:p>-276,323214452999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277]*[.$I$1]" office:value-type="float" office:value="0.11" calcext:value-type="float">
            <text:p>0,1100</text:p>
          </table:table-cell>
          <table:table-cell table:formula="of:=[.$F$4]*COS([.$L$2]*[.B277]+[.$I$5])" office:value-type="float" office:value="-251.707017239781" calcext:value-type="float">
            <text:p>-251,707017239781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278]*[.$I$1]" office:value-type="float" office:value="0.1104" calcext:value-type="float">
            <text:p>0,1104</text:p>
          </table:table-cell>
          <table:table-cell table:formula="of:=[.$F$4]*COS([.$L$2]*[.B278]+[.$I$5])" office:value-type="float" office:value="-221.377949060772" calcext:value-type="float">
            <text:p>-221,377949060772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279]*[.$I$1]" office:value-type="float" office:value="0.1108" calcext:value-type="float">
            <text:p>0,1108</text:p>
          </table:table-cell>
          <table:table-cell table:formula="of:=[.$F$4]*COS([.$L$2]*[.B279]+[.$I$5])" office:value-type="float" office:value="-186.024373931088" calcext:value-type="float">
            <text:p>-186,024373931088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280]*[.$I$1]" office:value-type="float" office:value="0.1112" calcext:value-type="float">
            <text:p>0,1112</text:p>
          </table:table-cell>
          <table:table-cell table:formula="of:=[.$F$4]*COS([.$L$2]*[.B280]+[.$I$5])" office:value-type="float" office:value="-146.448694640723" calcext:value-type="float">
            <text:p>-146,448694640723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281]*[.$I$1]" office:value-type="float" office:value="0.1116" calcext:value-type="float">
            <text:p>0,1116</text:p>
          </table:table-cell>
          <table:table-cell table:formula="of:=[.$F$4]*COS([.$L$2]*[.B281]+[.$I$5])" office:value-type="float" office:value="-103.549141011195" calcext:value-type="float">
            <text:p>-103,549141011195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82]*[.$I$1]" office:value-type="float" office:value="0.112" calcext:value-type="float">
            <text:p>0,1120</text:p>
          </table:table-cell>
          <table:table-cell table:formula="of:=[.$F$4]*COS([.$L$2]*[.B282]+[.$I$5])" office:value-type="float" office:value="-58.2993832129367" calcext:value-type="float">
            <text:p>-58,2993832129367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283]*[.$I$1]" office:value-type="float" office:value="0.1124" calcext:value-type="float">
            <text:p>0,1124</text:p>
          </table:table-cell>
          <table:table-cell table:formula="of:=[.$F$4]*COS([.$L$2]*[.B283]+[.$I$5])" office:value-type="float" office:value="-11.7264328500335" calcext:value-type="float">
            <text:p>-11,7264328500335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284]*[.$I$1]" office:value-type="float" office:value="0.1128" calcext:value-type="float">
            <text:p>0,1128</text:p>
          </table:table-cell>
          <table:table-cell table:formula="of:=[.$F$4]*COS([.$L$2]*[.B284]+[.$I$5])" office:value-type="float" office:value="35.1126666194636" calcext:value-type="float">
            <text:p>35,1126666194636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285]*[.$I$1]" office:value-type="float" office:value="0.1132" calcext:value-type="float">
            <text:p>0,1132</text:p>
          </table:table-cell>
          <table:table-cell table:formula="of:=[.$F$4]*COS([.$L$2]*[.B285]+[.$I$5])" office:value-type="float" office:value="81.1548310815003" calcext:value-type="float">
            <text:p>81,1548310815003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286]*[.$I$1]" office:value-type="float" office:value="0.1136" calcext:value-type="float">
            <text:p>0,1136</text:p>
          </table:table-cell>
          <table:table-cell table:formula="of:=[.$F$4]*COS([.$L$2]*[.B286]+[.$I$5])" office:value-type="float" office:value="125.355064065806" calcext:value-type="float">
            <text:p>125,355064065806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287]*[.$I$1]" office:value-type="float" office:value="0.114" calcext:value-type="float">
            <text:p>0,1140</text:p>
          </table:table-cell>
          <table:table-cell table:formula="of:=[.$F$4]*COS([.$L$2]*[.B287]+[.$I$5])" office:value-type="float" office:value="166.710174519284" calcext:value-type="float">
            <text:p>166,710174519284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288]*[.$I$1]" office:value-type="float" office:value="0.1144" calcext:value-type="float">
            <text:p>0,1144</text:p>
          </table:table-cell>
          <table:table-cell table:formula="of:=[.$F$4]*COS([.$L$2]*[.B288]+[.$I$5])" office:value-type="float" office:value="204.281545742299" calcext:value-type="float">
            <text:p>204,281545742299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289]*[.$I$1]" office:value-type="float" office:value="0.1148" calcext:value-type="float">
            <text:p>0,1148</text:p>
          </table:table-cell>
          <table:table-cell table:formula="of:=[.$F$4]*COS([.$L$2]*[.B289]+[.$I$5])" office:value-type="float" office:value="237.21643871248" calcext:value-type="float">
            <text:p>237,21643871248</text:p>
          </table:table-cell>
          <table:table-cell table:number-columns-repeated="9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90]*[.$I$1]" office:value-type="float" office:value="0.1152" calcext:value-type="float">
            <text:p>0,1152</text:p>
          </table:table-cell>
          <table:table-cell table:formula="of:=[.$F$4]*COS([.$L$2]*[.B290]+[.$I$5])" office:value-type="float" office:value="264.767346284917" calcext:value-type="float">
            <text:p>264,767346284917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291]*[.$I$1]" office:value-type="float" office:value="0.1156" calcext:value-type="float">
            <text:p>0,1156</text:p>
          </table:table-cell>
          <table:table-cell table:formula="of:=[.$F$4]*COS([.$L$2]*[.B291]+[.$I$5])" office:value-type="float" office:value="286.308958995941" calcext:value-type="float">
            <text:p>286,308958995941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292]*[.$I$1]" office:value-type="float" office:value="0.116" calcext:value-type="float">
            <text:p>0,1160</text:p>
          </table:table-cell>
          <table:table-cell table:formula="of:=[.$F$4]*COS([.$L$2]*[.B292]+[.$I$5])" office:value-type="float" office:value="301.352357405949" calcext:value-type="float">
            <text:p>301,352357405949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293]*[.$I$1]" office:value-type="float" office:value="0.1164" calcext:value-type="float">
            <text:p>0,1164</text:p>
          </table:table-cell>
          <table:table-cell table:formula="of:=[.$F$4]*COS([.$L$2]*[.B293]+[.$I$5])" office:value-type="float" office:value="309.556108864609" calcext:value-type="float">
            <text:p>309,556108864609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294]*[.$I$1]" office:value-type="float" office:value="0.1168" calcext:value-type="float">
            <text:p>0,1168</text:p>
          </table:table-cell>
          <table:table-cell table:formula="of:=[.$F$4]*COS([.$L$2]*[.B294]+[.$I$5])" office:value-type="float" office:value="310.734016840601" calcext:value-type="float">
            <text:p>310,734016840601</text:p>
          </table:table-cell>
          <table:table-cell table:number-columns-repeated="9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295]*[.$I$1]" office:value-type="float" office:value="0.1172" calcext:value-type="float">
            <text:p>0,1172</text:p>
          </table:table-cell>
          <table:table-cell table:formula="of:=[.$F$4]*COS([.$L$2]*[.B295]+[.$I$5])" office:value-type="float" office:value="304.859346933152" calcext:value-type="float">
            <text:p>304,859346933152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296]*[.$I$1]" office:value-type="float" office:value="0.1176" calcext:value-type="float">
            <text:p>0,1176</text:p>
          </table:table-cell>
          <table:table-cell table:formula="of:=[.$F$4]*COS([.$L$2]*[.B296]+[.$I$5])" office:value-type="float" office:value="292.065433649643" calcext:value-type="float">
            <text:p>292,065433649643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297]*[.$I$1]" office:value-type="float" office:value="0.118" calcext:value-type="float">
            <text:p>0,1180</text:p>
          </table:table-cell>
          <table:table-cell table:formula="of:=[.$F$4]*COS([.$L$2]*[.B297]+[.$I$5])" office:value-type="float" office:value="272.642654177559" calcext:value-type="float">
            <text:p>272,642654177559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298]*[.$I$1]" office:value-type="float" office:value="0.1184" calcext:value-type="float">
            <text:p>0,1184</text:p>
          </table:table-cell>
          <table:table-cell table:formula="of:=[.$F$4]*COS([.$L$2]*[.B298]+[.$I$5])" office:value-type="float" office:value="247.031837835594" calcext:value-type="float">
            <text:p>247,031837835594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299]*[.$I$1]" office:value-type="float" office:value="0.1188" calcext:value-type="float">
            <text:p>0,1188</text:p>
          </table:table-cell>
          <table:table-cell table:formula="of:=[.$F$4]*COS([.$L$2]*[.B299]+[.$I$5])" office:value-type="float" office:value="215.814260786389" calcext:value-type="float">
            <text:p>215,814260786389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300]*[.$I$1]" office:value-type="float" office:value="0.1192" calcext:value-type="float">
            <text:p>0,1192</text:p>
          </table:table-cell>
          <table:table-cell table:formula="of:=[.$F$4]*COS([.$L$2]*[.B300]+[.$I$5])" office:value-type="float" office:value="179.698453095979" calcext:value-type="float">
            <text:p>179,698453095979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301]*[.$I$1]" office:value-type="float" office:value="0.1196" calcext:value-type="float">
            <text:p>0,1196</text:p>
          </table:table-cell>
          <table:table-cell table:formula="of:=[.$F$4]*COS([.$L$2]*[.B301]+[.$I$5])" office:value-type="float" office:value="139.504117573698" calcext:value-type="float">
            <text:p>139,504117573698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02]*[.$I$1]" office:value-type="float" office:value="0.12" calcext:value-type="float">
            <text:p>0,1200</text:p>
          </table:table-cell>
          <table:table-cell table:formula="of:=[.$F$4]*COS([.$L$2]*[.B302]+[.$I$5])" office:value-type="float" office:value="96.1435253787412" calcext:value-type="float">
            <text:p>96,1435253787412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303]*[.$I$1]" office:value-type="float" office:value="0.1204" calcext:value-type="float">
            <text:p>0,1204</text:p>
          </table:table-cell>
          <table:table-cell table:formula="of:=[.$F$4]*COS([.$L$2]*[.B303]+[.$I$5])" office:value-type="float" office:value="50.6008106481952" calcext:value-type="float">
            <text:p>50,6008106481952</text:p>
          </table:table-cell>
          <table:table-cell table:number-columns-repeated="9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304]*[.$I$1]" office:value-type="float" office:value="0.1208" calcext:value-type="float">
            <text:p>0,1208</text:p>
          </table:table-cell>
          <table:table-cell table:formula="of:=[.$F$4]*COS([.$L$2]*[.B304]+[.$I$5])" office:value-type="float" office:value="3.90963408624083" calcext:value-type="float">
            <text:p>3,90963408624083</text:p>
          </table:table-cell>
          <table:table-cell table:number-columns-repeated="9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305]*[.$I$1]" office:value-type="float" office:value="0.1212" calcext:value-type="float">
            <text:p>0,1212</text:p>
          </table:table-cell>
          <table:table-cell table:formula="of:=[.$F$4]*COS([.$L$2]*[.B305]+[.$I$5])" office:value-type="float" office:value="-42.8702775268997" calcext:value-type="float">
            <text:p>-42,8702775268997</text:p>
          </table:table-cell>
          <table:table-cell table:number-columns-repeated="9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306]*[.$I$1]" office:value-type="float" office:value="0.1216" calcext:value-type="float">
            <text:p>0,1216</text:p>
          </table:table-cell>
          <table:table-cell table:formula="of:=[.$F$4]*COS([.$L$2]*[.B306]+[.$I$5])" office:value-type="float" office:value="-88.6771834349746" calcext:value-type="float">
            <text:p>-88,6771834349746</text:p>
          </table:table-cell>
          <table:table-cell table:number-columns-repeated="9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307]*[.$I$1]" office:value-type="float" office:value="0.122" calcext:value-type="float">
            <text:p>0,1220</text:p>
          </table:table-cell>
          <table:table-cell table:formula="of:=[.$F$4]*COS([.$L$2]*[.B307]+[.$I$5])" office:value-type="float" office:value="-132.471426715966" calcext:value-type="float">
            <text:p>-132,471426715966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308]*[.$I$1]" office:value-type="float" office:value="0.1224" calcext:value-type="float">
            <text:p>0,1224</text:p>
          </table:table-cell>
          <table:table-cell table:formula="of:=[.$F$4]*COS([.$L$2]*[.B308]+[.$I$5])" office:value-type="float" office:value="-173.259030866344" calcext:value-type="float">
            <text:p>-173,259030866344</text:p>
          </table:table-cell>
          <table:table-cell table:number-columns-repeated="9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309]*[.$I$1]" office:value-type="float" office:value="0.1228" calcext:value-type="float">
            <text:p>0,1228</text:p>
          </table:table-cell>
          <table:table-cell table:formula="of:=[.$F$4]*COS([.$L$2]*[.B309]+[.$I$5])" office:value-type="float" office:value="-210.114259599256" calcext:value-type="float">
            <text:p>-210,114259599256</text:p>
          </table:table-cell>
          <table:table-cell table:number-columns-repeated="9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310]*[.$I$1]" office:value-type="float" office:value="0.1232" calcext:value-type="float">
            <text:p>0,1232</text:p>
          </table:table-cell>
          <table:table-cell table:formula="of:=[.$F$4]*COS([.$L$2]*[.B310]+[.$I$5])" office:value-type="float" office:value="-242.200627827896" calcext:value-type="float">
            <text:p>-242,200627827896</text:p>
          </table:table-cell>
          <table:table-cell table:number-columns-repeated="9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311]*[.$I$1]" office:value-type="float" office:value="0.1236" calcext:value-type="float">
            <text:p>0,1236</text:p>
          </table:table-cell>
          <table:table-cell table:formula="of:=[.$F$4]*COS([.$L$2]*[.B311]+[.$I$5])" office:value-type="float" office:value="-268.789886958079" calcext:value-type="float">
            <text:p>-268,789886958079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12]*[.$I$1]" office:value-type="float" office:value="0.124" calcext:value-type="float">
            <text:p>0,1240</text:p>
          </table:table-cell>
          <table:table-cell table:formula="of:=[.$F$4]*COS([.$L$2]*[.B312]+[.$I$5])" office:value-type="float" office:value="-289.278553590127" calcext:value-type="float">
            <text:p>-289,278553590127</text:p>
          </table:table-cell>
          <table:table-cell table:number-columns-repeated="9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313]*[.$I$1]" office:value-type="float" office:value="0.1244" calcext:value-type="float">
            <text:p>0,1244</text:p>
          </table:table-cell>
          <table:table-cell table:formula="of:=[.$F$4]*COS([.$L$2]*[.B313]+[.$I$5])" office:value-type="float" office:value="-303.2016064862" calcext:value-type="float">
            <text:p>-303,2016064862</text:p>
          </table:table-cell>
          <table:table-cell table:number-columns-repeated="9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314]*[.$I$1]" office:value-type="float" office:value="0.1248" calcext:value-type="float">
            <text:p>0,1248</text:p>
          </table:table-cell>
          <table:table-cell table:formula="of:=[.$F$4]*COS([.$L$2]*[.B314]+[.$I$5])" office:value-type="float" office:value="-310.243040929712" calcext:value-type="float">
            <text:p>-310,243040929712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315]*[.$I$1]" office:value-type="float" office:value="0.1252" calcext:value-type="float">
            <text:p>0,1252</text:p>
          </table:table-cell>
          <table:table-cell table:formula="of:=[.$F$4]*COS([.$L$2]*[.B315]+[.$I$5])" office:value-type="float" office:value="-310.243040929712" calcext:value-type="float">
            <text:p>-310,243040929712</text:p>
          </table:table-cell>
          <table:table-cell table:number-columns-repeated="9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316]*[.$I$1]" office:value-type="float" office:value="0.1256" calcext:value-type="float">
            <text:p>0,1256</text:p>
          </table:table-cell>
          <table:table-cell table:formula="of:=[.$F$4]*COS([.$L$2]*[.B316]+[.$I$5])" office:value-type="float" office:value="-303.2016064862" calcext:value-type="float">
            <text:p>-303,2016064862</text:p>
          </table:table-cell>
          <table:table-cell table:number-columns-repeated="9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317]*[.$I$1]" office:value-type="float" office:value="0.126" calcext:value-type="float">
            <text:p>0,1260</text:p>
          </table:table-cell>
          <table:table-cell table:formula="of:=[.$F$4]*COS([.$L$2]*[.B317]+[.$I$5])" office:value-type="float" office:value="-289.278553590128" calcext:value-type="float">
            <text:p>-289,278553590128</text:p>
          </table:table-cell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318]*[.$I$1]" office:value-type="float" office:value="0.1264" calcext:value-type="float">
            <text:p>0,1264</text:p>
          </table:table-cell>
          <table:table-cell table:formula="of:=[.$F$4]*COS([.$L$2]*[.B318]+[.$I$5])" office:value-type="float" office:value="-268.78988695808" calcext:value-type="float">
            <text:p>-268,78988695808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319]*[.$I$1]" office:value-type="float" office:value="0.1268" calcext:value-type="float">
            <text:p>0,1268</text:p>
          </table:table-cell>
          <table:table-cell table:formula="of:=[.$F$4]*COS([.$L$2]*[.B319]+[.$I$5])" office:value-type="float" office:value="-242.200627827898" calcext:value-type="float">
            <text:p>-242,200627827898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320]*[.$I$1]" office:value-type="float" office:value="0.1272" calcext:value-type="float">
            <text:p>0,1272</text:p>
          </table:table-cell>
          <table:table-cell table:formula="of:=[.$F$4]*COS([.$L$2]*[.B320]+[.$I$5])" office:value-type="float" office:value="-210.114259599257" calcext:value-type="float">
            <text:p>-210,114259599257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321]*[.$I$1]" office:value-type="float" office:value="0.1276" calcext:value-type="float">
            <text:p>0,1276</text:p>
          </table:table-cell>
          <table:table-cell table:formula="of:=[.$F$4]*COS([.$L$2]*[.B321]+[.$I$5])" office:value-type="float" office:value="-173.259030866343" calcext:value-type="float">
            <text:p>-173,259030866343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22]*[.$I$1]" office:value-type="float" office:value="0.128" calcext:value-type="float">
            <text:p>0,1280</text:p>
          </table:table-cell>
          <table:table-cell table:formula="of:=[.$F$4]*COS([.$L$2]*[.B322]+[.$I$5])" office:value-type="float" office:value="-132.471426715967" calcext:value-type="float">
            <text:p>-132,471426715967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323]*[.$I$1]" office:value-type="float" office:value="0.1284" calcext:value-type="float">
            <text:p>0,1284</text:p>
          </table:table-cell>
          <table:table-cell table:formula="of:=[.$F$4]*COS([.$L$2]*[.B323]+[.$I$5])" office:value-type="float" office:value="-88.6771834349758" calcext:value-type="float">
            <text:p>-88,6771834349758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324]*[.$I$1]" office:value-type="float" office:value="0.1288" calcext:value-type="float">
            <text:p>0,1288</text:p>
          </table:table-cell>
          <table:table-cell table:formula="of:=[.$F$4]*COS([.$L$2]*[.B324]+[.$I$5])" office:value-type="float" office:value="-42.8702775269031" calcext:value-type="float">
            <text:p>-42,8702775269031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325]*[.$I$1]" office:value-type="float" office:value="0.1292" calcext:value-type="float">
            <text:p>0,1292</text:p>
          </table:table-cell>
          <table:table-cell table:formula="of:=[.$F$4]*COS([.$L$2]*[.B325]+[.$I$5])" office:value-type="float" office:value="3.90963408623748" calcext:value-type="float">
            <text:p>3,90963408623748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326]*[.$I$1]" office:value-type="float" office:value="0.1296" calcext:value-type="float">
            <text:p>0,1296</text:p>
          </table:table-cell>
          <table:table-cell table:formula="of:=[.$F$4]*COS([.$L$2]*[.B326]+[.$I$5])" office:value-type="float" office:value="50.6008106481919" calcext:value-type="float">
            <text:p>50,6008106481919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327]*[.$I$1]" office:value-type="float" office:value="0.13" calcext:value-type="float">
            <text:p>0,1300</text:p>
          </table:table-cell>
          <table:table-cell table:formula="of:=[.$F$4]*COS([.$L$2]*[.B327]+[.$I$5])" office:value-type="float" office:value="96.1435253787401" calcext:value-type="float">
            <text:p>96,1435253787401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328]*[.$I$1]" office:value-type="float" office:value="0.1304" calcext:value-type="float">
            <text:p>0,1304</text:p>
          </table:table-cell>
          <table:table-cell table:formula="of:=[.$F$4]*COS([.$L$2]*[.B328]+[.$I$5])" office:value-type="float" office:value="139.504117573699" calcext:value-type="float">
            <text:p>139,504117573699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329]*[.$I$1]" office:value-type="float" office:value="0.1308" calcext:value-type="float">
            <text:p>0,1308</text:p>
          </table:table-cell>
          <table:table-cell table:formula="of:=[.$F$4]*COS([.$L$2]*[.B329]+[.$I$5])" office:value-type="float" office:value="179.698453095976" calcext:value-type="float">
            <text:p>179,698453095976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330]*[.$I$1]" office:value-type="float" office:value="0.1312" calcext:value-type="float">
            <text:p>0,1312</text:p>
          </table:table-cell>
          <table:table-cell table:formula="of:=[.$F$4]*COS([.$L$2]*[.B330]+[.$I$5])" office:value-type="float" office:value="215.814260786388" calcext:value-type="float">
            <text:p>215,814260786388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331]*[.$I$1]" office:value-type="float" office:value="0.1316" calcext:value-type="float">
            <text:p>0,1316</text:p>
          </table:table-cell>
          <table:table-cell table:formula="of:=[.$F$4]*COS([.$L$2]*[.B331]+[.$I$5])" office:value-type="float" office:value="247.031837835592" calcext:value-type="float">
            <text:p>247,031837835592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32]*[.$I$1]" office:value-type="float" office:value="0.132" calcext:value-type="float">
            <text:p>0,1320</text:p>
          </table:table-cell>
          <table:table-cell table:formula="of:=[.$F$4]*COS([.$L$2]*[.B332]+[.$I$5])" office:value-type="float" office:value="272.642654177557" calcext:value-type="float">
            <text:p>272,642654177557</text:p>
          </table:table-cell>
          <table:table-cell table:number-columns-repeated="9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333]*[.$I$1]" office:value-type="float" office:value="0.1324" calcext:value-type="float">
            <text:p>0,1324</text:p>
          </table:table-cell>
          <table:table-cell table:formula="of:=[.$F$4]*COS([.$L$2]*[.B333]+[.$I$5])" office:value-type="float" office:value="292.065433649643" calcext:value-type="float">
            <text:p>292,065433649643</text:p>
          </table:table-cell>
          <table:table-cell table:number-columns-repeated="9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334]*[.$I$1]" office:value-type="float" office:value="0.1328" calcext:value-type="float">
            <text:p>0,1328</text:p>
          </table:table-cell>
          <table:table-cell table:formula="of:=[.$F$4]*COS([.$L$2]*[.B334]+[.$I$5])" office:value-type="float" office:value="304.859346933152" calcext:value-type="float">
            <text:p>304,859346933152</text:p>
          </table:table-cell>
          <table:table-cell table:number-columns-repeated="9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335]*[.$I$1]" office:value-type="float" office:value="0.1332" calcext:value-type="float">
            <text:p>0,1332</text:p>
          </table:table-cell>
          <table:table-cell table:formula="of:=[.$F$4]*COS([.$L$2]*[.B335]+[.$I$5])" office:value-type="float" office:value="310.734016840601" calcext:value-type="float">
            <text:p>310,734016840601</text:p>
          </table:table-cell>
          <table:table-cell table:number-columns-repeated="9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336]*[.$I$1]" office:value-type="float" office:value="0.1336" calcext:value-type="float">
            <text:p>0,1336</text:p>
          </table:table-cell>
          <table:table-cell table:formula="of:=[.$F$4]*COS([.$L$2]*[.B336]+[.$I$5])" office:value-type="float" office:value="309.556108864609" calcext:value-type="float">
            <text:p>309,556108864609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337]*[.$I$1]" office:value-type="float" office:value="0.134" calcext:value-type="float">
            <text:p>0,1340</text:p>
          </table:table-cell>
          <table:table-cell table:formula="of:=[.$F$4]*COS([.$L$2]*[.B337]+[.$I$5])" office:value-type="float" office:value="301.35235740595" calcext:value-type="float">
            <text:p>301,35235740595</text:p>
          </table:table-cell>
          <table:table-cell table:number-columns-repeated="9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338]*[.$I$1]" office:value-type="float" office:value="0.1344" calcext:value-type="float">
            <text:p>0,1344</text:p>
          </table:table-cell>
          <table:table-cell table:formula="of:=[.$F$4]*COS([.$L$2]*[.B338]+[.$I$5])" office:value-type="float" office:value="286.308958995941" calcext:value-type="float">
            <text:p>286,308958995941</text:p>
          </table:table-cell>
          <table:table-cell table:number-columns-repeated="9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339]*[.$I$1]" office:value-type="float" office:value="0.1348" calcext:value-type="float">
            <text:p>0,1348</text:p>
          </table:table-cell>
          <table:table-cell table:formula="of:=[.$F$4]*COS([.$L$2]*[.B339]+[.$I$5])" office:value-type="float" office:value="264.767346284919" calcext:value-type="float">
            <text:p>264,767346284919</text:p>
          </table:table-cell>
          <table:table-cell table:number-columns-repeated="9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340]*[.$I$1]" office:value-type="float" office:value="0.1352" calcext:value-type="float">
            <text:p>0,1352</text:p>
          </table:table-cell>
          <table:table-cell table:formula="of:=[.$F$4]*COS([.$L$2]*[.B340]+[.$I$5])" office:value-type="float" office:value="237.216438712482" calcext:value-type="float">
            <text:p>237,216438712482</text:p>
          </table:table-cell>
          <table:table-cell table:number-columns-repeated="9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341]*[.$I$1]" office:value-type="float" office:value="0.1356" calcext:value-type="float">
            <text:p>0,1356</text:p>
          </table:table-cell>
          <table:table-cell table:formula="of:=[.$F$4]*COS([.$L$2]*[.B341]+[.$I$5])" office:value-type="float" office:value="204.281545742302" calcext:value-type="float">
            <text:p>204,281545742302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42]*[.$I$1]" office:value-type="float" office:value="0.136" calcext:value-type="float">
            <text:p>0,1360</text:p>
          </table:table-cell>
          <table:table-cell table:formula="of:=[.$F$4]*COS([.$L$2]*[.B342]+[.$I$5])" office:value-type="float" office:value="166.710174519285" calcext:value-type="float">
            <text:p>166,710174519285</text:p>
          </table:table-cell>
          <table:table-cell table:number-columns-repeated="9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343]*[.$I$1]" office:value-type="float" office:value="0.1364" calcext:value-type="float">
            <text:p>0,1364</text:p>
          </table:table-cell>
          <table:table-cell table:formula="of:=[.$F$4]*COS([.$L$2]*[.B343]+[.$I$5])" office:value-type="float" office:value="125.355064065809" calcext:value-type="float">
            <text:p>125,355064065809</text:p>
          </table:table-cell>
          <table:table-cell table:number-columns-repeated="9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344]*[.$I$1]" office:value-type="float" office:value="0.1368" calcext:value-type="float">
            <text:p>0,1368</text:p>
          </table:table-cell>
          <table:table-cell table:formula="of:=[.$F$4]*COS([.$L$2]*[.B344]+[.$I$5])" office:value-type="float" office:value="81.1548310815014" calcext:value-type="float">
            <text:p>81,1548310815014</text:p>
          </table:table-cell>
          <table:table-cell table:number-columns-repeated="9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345]*[.$I$1]" office:value-type="float" office:value="0.1372" calcext:value-type="float">
            <text:p>0,1372</text:p>
          </table:table-cell>
          <table:table-cell table:formula="of:=[.$F$4]*COS([.$L$2]*[.B345]+[.$I$5])" office:value-type="float" office:value="35.1126666194647" calcext:value-type="float">
            <text:p>35,1126666194647</text:p>
          </table:table-cell>
          <table:table-cell table:number-columns-repeated="9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346]*[.$I$1]" office:value-type="float" office:value="0.1376" calcext:value-type="float">
            <text:p>0,1376</text:p>
          </table:table-cell>
          <table:table-cell table:formula="of:=[.$F$4]*COS([.$L$2]*[.B346]+[.$I$5])" office:value-type="float" office:value="-11.7264328500302" calcext:value-type="float">
            <text:p>-11,7264328500302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347]*[.$I$1]" office:value-type="float" office:value="0.138" calcext:value-type="float">
            <text:p>0,1380</text:p>
          </table:table-cell>
          <table:table-cell table:formula="of:=[.$F$4]*COS([.$L$2]*[.B347]+[.$I$5])" office:value-type="float" office:value="-58.2993832129334" calcext:value-type="float">
            <text:p>-58,2993832129334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348]*[.$I$1]" office:value-type="float" office:value="0.1384" calcext:value-type="float">
            <text:p>0,1384</text:p>
          </table:table-cell>
          <table:table-cell table:formula="of:=[.$F$4]*COS([.$L$2]*[.B348]+[.$I$5])" office:value-type="float" office:value="-103.549141011192" calcext:value-type="float">
            <text:p>-103,549141011192</text:p>
          </table:table-cell>
          <table:table-cell table:number-columns-repeated="9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349]*[.$I$1]" office:value-type="float" office:value="0.1388" calcext:value-type="float">
            <text:p>0,1388</text:p>
          </table:table-cell>
          <table:table-cell table:formula="of:=[.$F$4]*COS([.$L$2]*[.B349]+[.$I$5])" office:value-type="float" office:value="-146.448694640722" calcext:value-type="float">
            <text:p>-146,448694640722</text:p>
          </table:table-cell>
          <table:table-cell table:number-columns-repeated="9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350]*[.$I$1]" office:value-type="float" office:value="0.1392" calcext:value-type="float">
            <text:p>0,1392</text:p>
          </table:table-cell>
          <table:table-cell table:formula="of:=[.$F$4]*COS([.$L$2]*[.B350]+[.$I$5])" office:value-type="float" office:value="-186.024373931088" calcext:value-type="float">
            <text:p>-186,024373931088</text:p>
          </table:table-cell>
          <table:table-cell table:number-columns-repeated="9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51]*[.$I$1]" office:value-type="float" office:value="0.1396" calcext:value-type="float">
            <text:p>0,1396</text:p>
          </table:table-cell>
          <table:table-cell table:formula="of:=[.$F$4]*COS([.$L$2]*[.B351]+[.$I$5])" office:value-type="float" office:value="-221.377949060772" calcext:value-type="float">
            <text:p>-221,377949060772</text:p>
          </table:table-cell>
          <table:table-cell table:number-columns-repeated="9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52]*[.$I$1]" office:value-type="float" office:value="0.14" calcext:value-type="float">
            <text:p>0,1400</text:p>
          </table:table-cell>
          <table:table-cell table:formula="of:=[.$F$4]*COS([.$L$2]*[.B352]+[.$I$5])" office:value-type="float" office:value="-251.707017239781" calcext:value-type="float">
            <text:p>-251,707017239781</text:p>
          </table:table-cell>
          <table:table-cell table:number-columns-repeated="9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353]*[.$I$1]" office:value-type="float" office:value="0.1404" calcext:value-type="float">
            <text:p>0,1404</text:p>
          </table:table-cell>
          <table:table-cell table:formula="of:=[.$F$4]*COS([.$L$2]*[.B353]+[.$I$5])" office:value-type="float" office:value="-276.323214452998" calcext:value-type="float">
            <text:p>-276,323214452998</text:p>
          </table:table-cell>
          <table:table-cell table:number-columns-repeated="9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354]*[.$I$1]" office:value-type="float" office:value="0.1408" calcext:value-type="float">
            <text:p>0,1408</text:p>
          </table:table-cell>
          <table:table-cell table:formula="of:=[.$F$4]*COS([.$L$2]*[.B354]+[.$I$5])" office:value-type="float" office:value="-294.66783892131" calcext:value-type="float">
            <text:p>-294,66783892131</text:p>
          </table:table-cell>
          <table:table-cell table:number-columns-repeated="9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355]*[.$I$1]" office:value-type="float" office:value="0.1412" calcext:value-type="float">
            <text:p>0,1412</text:p>
          </table:table-cell>
          <table:table-cell table:formula="of:=[.$F$4]*COS([.$L$2]*[.B355]+[.$I$5])" office:value-type="float" office:value="-306.324531682409" calcext:value-type="float">
            <text:p>-306,324531682409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356]*[.$I$1]" office:value-type="float" office:value="0.1416" calcext:value-type="float">
            <text:p>0,1416</text:p>
          </table:table-cell>
          <table:table-cell table:formula="of:=[.$F$4]*COS([.$L$2]*[.B356]+[.$I$5])" office:value-type="float" office:value="-311.028726486367" calcext:value-type="float">
            <text:p>-311,028726486367</text:p>
          </table:table-cell>
          <table:table-cell table:number-columns-repeated="9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357]*[.$I$1]" office:value-type="float" office:value="0.142" calcext:value-type="float">
            <text:p>0,1420</text:p>
          </table:table-cell>
          <table:table-cell table:formula="of:=[.$F$4]*COS([.$L$2]*[.B357]+[.$I$5])" office:value-type="float" office:value="-308.673654526307" calcext:value-type="float">
            <text:p>-308,673654526307</text:p>
          </table:table-cell>
          <table:table-cell table:number-columns-repeated="9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358]*[.$I$1]" office:value-type="float" office:value="0.1424" calcext:value-type="float">
            <text:p>0,1424</text:p>
          </table:table-cell>
          <table:table-cell table:formula="of:=[.$F$4]*COS([.$L$2]*[.B358]+[.$I$5])" office:value-type="float" office:value="-299.312767717756" calcext:value-type="float">
            <text:p>-299,312767717756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359]*[.$I$1]" office:value-type="float" office:value="0.1428" calcext:value-type="float">
            <text:p>0,1428</text:p>
          </table:table-cell>
          <table:table-cell table:formula="of:=[.$F$4]*COS([.$L$2]*[.B359]+[.$I$5])" office:value-type="float" office:value="-283.15852552668" calcext:value-type="float">
            <text:p>-283,15852552668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360]*[.$I$1]" office:value-type="float" office:value="0.1432" calcext:value-type="float">
            <text:p>0,1432</text:p>
          </table:table-cell>
          <table:table-cell table:formula="of:=[.$F$4]*COS([.$L$2]*[.B360]+[.$I$5])" office:value-type="float" office:value="-260.577572880979" calcext:value-type="float">
            <text:p>-260,577572880979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361]*[.$I$1]" office:value-type="float" office:value="0.1436" calcext:value-type="float">
            <text:p>0,1436</text:p>
          </table:table-cell>
          <table:table-cell table:formula="of:=[.$F$4]*COS([.$L$2]*[.B361]+[.$I$5])" office:value-type="float" office:value="-232.08241861002" calcext:value-type="float">
            <text:p>-232,08241861002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62]*[.$I$1]" office:value-type="float" office:value="0.144" calcext:value-type="float">
            <text:p>0,1440</text:p>
          </table:table-cell>
          <table:table-cell table:formula="of:=[.$F$4]*COS([.$L$2]*[.B362]+[.$I$5])" office:value-type="float" office:value="-198.319803282604" calcext:value-type="float">
            <text:p>-198,319803282604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363]*[.$I$1]" office:value-type="float" office:value="0.1444" calcext:value-type="float">
            <text:p>0,1444</text:p>
          </table:table-cell>
          <table:table-cell table:formula="of:=[.$F$4]*COS([.$L$2]*[.B363]+[.$I$5])" office:value-type="float" office:value="-160.056020452835" calcext:value-type="float">
            <text:p>-160,056020452835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364]*[.$I$1]" office:value-type="float" office:value="0.1448" calcext:value-type="float">
            <text:p>0,1448</text:p>
          </table:table-cell>
          <table:table-cell table:formula="of:=[.$F$4]*COS([.$L$2]*[.B364]+[.$I$5])" office:value-type="float" office:value="-118.159524470398" calcext:value-type="float">
            <text:p>-118,159524470398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365]*[.$I$1]" office:value-type="float" office:value="0.1452" calcext:value-type="float">
            <text:p>0,1452</text:p>
          </table:table-cell>
          <table:table-cell table:formula="of:=[.$F$4]*COS([.$L$2]*[.B365]+[.$I$5])" office:value-type="float" office:value="-73.581219597292" calcext:value-type="float">
            <text:p>-73,581219597292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366]*[.$I$1]" office:value-type="float" office:value="0.1456" calcext:value-type="float">
            <text:p>0,1456</text:p>
          </table:table-cell>
          <table:table-cell table:formula="of:=[.$F$4]*COS([.$L$2]*[.B366]+[.$I$5])" office:value-type="float" office:value="-27.3328777992101" calcext:value-type="float">
            <text:p>-27,3328777992101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367]*[.$I$1]" office:value-type="float" office:value="0.146" calcext:value-type="float">
            <text:p>0,1460</text:p>
          </table:table-cell>
          <table:table-cell table:formula="of:=[.$F$4]*COS([.$L$2]*[.B367]+[.$I$5])" office:value-type="float" office:value="19.5358249474975" calcext:value-type="float">
            <text:p>19,5358249474975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368]*[.$I$1]" office:value-type="float" office:value="0.1464" calcext:value-type="float">
            <text:p>0,1464</text:p>
          </table:table-cell>
          <table:table-cell table:formula="of:=[.$F$4]*COS([.$L$2]*[.B368]+[.$I$5])" office:value-type="float" office:value="65.9611326376836" calcext:value-type="float">
            <text:p>65,9611326376836</text:p>
          </table:table-cell>
          <table:table-cell table:number-columns-repeated="9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369]*[.$I$1]" office:value-type="float" office:value="0.1468" calcext:value-type="float">
            <text:p>0,1468</text:p>
          </table:table-cell>
          <table:table-cell table:formula="of:=[.$F$4]*COS([.$L$2]*[.B369]+[.$I$5])" office:value-type="float" office:value="110.889352786774" calcext:value-type="float">
            <text:p>110,889352786774</text:p>
          </table:table-cell>
          <table:table-cell table:number-columns-repeated="9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370]*[.$I$1]" office:value-type="float" office:value="0.1472" calcext:value-type="float">
            <text:p>0,1472</text:p>
          </table:table-cell>
          <table:table-cell table:formula="of:=[.$F$4]*COS([.$L$2]*[.B370]+[.$I$5])" office:value-type="float" office:value="153.300771573317" calcext:value-type="float">
            <text:p>153,300771573317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371]*[.$I$1]" office:value-type="float" office:value="0.1476" calcext:value-type="float">
            <text:p>0,1476</text:p>
          </table:table-cell>
          <table:table-cell table:formula="of:=[.$F$4]*COS([.$L$2]*[.B371]+[.$I$5])" office:value-type="float" office:value="192.232797784487" calcext:value-type="float">
            <text:p>192,232797784487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72]*[.$I$1]" office:value-type="float" office:value="0.148" calcext:value-type="float">
            <text:p>0,1480</text:p>
          </table:table-cell>
          <table:table-cell table:formula="of:=[.$F$4]*COS([.$L$2]*[.B372]+[.$I$5])" office:value-type="float" office:value="226.80181027765" calcext:value-type="float">
            <text:p>226,80181027765</text:p>
          </table:table-cell>
          <table:table-cell table:number-columns-repeated="9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73]*[.$I$1]" office:value-type="float" office:value="0.1484" calcext:value-type="float">
            <text:p>0,1484</text:p>
          </table:table-cell>
          <table:table-cell table:formula="of:=[.$F$4]*COS([.$L$2]*[.B373]+[.$I$5])" office:value-type="float" office:value="256.223213096941" calcext:value-type="float">
            <text:p>256,223213096941</text:p>
          </table:table-cell>
          <table:table-cell table:number-columns-repeated="9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374]*[.$I$1]" office:value-type="float" office:value="0.1488" calcext:value-type="float">
            <text:p>0,1488</text:p>
          </table:table-cell>
          <table:table-cell table:formula="of:=[.$F$4]*COS([.$L$2]*[.B374]+[.$I$5])" office:value-type="float" office:value="279.829243063644" calcext:value-type="float">
            <text:p>279,829243063644</text:p>
          </table:table-cell>
          <table:table-cell table:number-columns-repeated="9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375]*[.$I$1]" office:value-type="float" office:value="0.1492" calcext:value-type="float">
            <text:p>0,1492</text:p>
          </table:table-cell>
          <table:table-cell table:formula="of:=[.$F$4]*COS([.$L$2]*[.B375]+[.$I$5])" office:value-type="float" office:value="297.084125670181" calcext:value-type="float">
            <text:p>297,084125670181</text:p>
          </table:table-cell>
          <table:table-cell table:number-columns-repeated="9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376]*[.$I$1]" office:value-type="float" office:value="0.1496" calcext:value-type="float">
            <text:p>0,1496</text:p>
          </table:table-cell>
          <table:table-cell table:formula="of:=[.$F$4]*COS([.$L$2]*[.B376]+[.$I$5])" office:value-type="float" office:value="307.59623529188" calcext:value-type="float">
            <text:p>307,59623529188</text:p>
          </table:table-cell>
          <table:table-cell table:number-columns-repeated="9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377]*[.$I$1]" office:value-type="float" office:value="0.15" calcext:value-type="float">
            <text:p>0,1500</text:p>
          </table:table-cell>
          <table:table-cell table:formula="of:=[.$F$4]*COS([.$L$2]*[.B377]+[.$I$5])" office:value-type="float" office:value="311.126983722081" calcext:value-type="float">
            <text:p>311,126983722081</text:p>
          </table:table-cell>
          <table:table-cell table:number-columns-repeated="9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378]*[.$I$1]" office:value-type="float" office:value="0.1504" calcext:value-type="float">
            <text:p>0,1504</text:p>
          </table:table-cell>
          <table:table-cell table:formula="of:=[.$F$4]*COS([.$L$2]*[.B378]+[.$I$5])" office:value-type="float" office:value="307.59623529188" calcext:value-type="float">
            <text:p>307,59623529188</text:p>
          </table:table-cell>
          <table:table-cell table:number-columns-repeated="9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379]*[.$I$1]" office:value-type="float" office:value="0.1508" calcext:value-type="float">
            <text:p>0,1508</text:p>
          </table:table-cell>
          <table:table-cell table:formula="of:=[.$F$4]*COS([.$L$2]*[.B379]+[.$I$5])" office:value-type="float" office:value="297.084125670181" calcext:value-type="float">
            <text:p>297,084125670181</text:p>
          </table:table-cell>
          <table:table-cell table:number-columns-repeated="9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380]*[.$I$1]" office:value-type="float" office:value="0.1512" calcext:value-type="float">
            <text:p>0,1512</text:p>
          </table:table-cell>
          <table:table-cell table:formula="of:=[.$F$4]*COS([.$L$2]*[.B380]+[.$I$5])" office:value-type="float" office:value="279.829243063646" calcext:value-type="float">
            <text:p>279,829243063646</text:p>
          </table:table-cell>
          <table:table-cell table:number-columns-repeated="9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381]*[.$I$1]" office:value-type="float" office:value="0.1516" calcext:value-type="float">
            <text:p>0,1516</text:p>
          </table:table-cell>
          <table:table-cell table:formula="of:=[.$F$4]*COS([.$L$2]*[.B381]+[.$I$5])" office:value-type="float" office:value="256.223213096943" calcext:value-type="float">
            <text:p>256,223213096943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82]*[.$I$1]" office:value-type="float" office:value="0.152" calcext:value-type="float">
            <text:p>0,1520</text:p>
          </table:table-cell>
          <table:table-cell table:formula="of:=[.$F$4]*COS([.$L$2]*[.B382]+[.$I$5])" office:value-type="float" office:value="226.801810277651" calcext:value-type="float">
            <text:p>226,801810277651</text:p>
          </table:table-cell>
          <table:table-cell table:number-columns-repeated="9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383]*[.$I$1]" office:value-type="float" office:value="0.1524" calcext:value-type="float">
            <text:p>0,1524</text:p>
          </table:table-cell>
          <table:table-cell table:formula="of:=[.$F$4]*COS([.$L$2]*[.B383]+[.$I$5])" office:value-type="float" office:value="192.232797784488" calcext:value-type="float">
            <text:p>192,232797784488</text:p>
          </table:table-cell>
          <table:table-cell table:number-columns-repeated="9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384]*[.$I$1]" office:value-type="float" office:value="0.1528" calcext:value-type="float">
            <text:p>0,1528</text:p>
          </table:table-cell>
          <table:table-cell table:formula="of:=[.$F$4]*COS([.$L$2]*[.B384]+[.$I$5])" office:value-type="float" office:value="153.300771573319" calcext:value-type="float">
            <text:p>153,300771573319</text:p>
          </table:table-cell>
          <table:table-cell table:number-columns-repeated="9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385]*[.$I$1]" office:value-type="float" office:value="0.1532" calcext:value-type="float">
            <text:p>0,1532</text:p>
          </table:table-cell>
          <table:table-cell table:formula="of:=[.$F$4]*COS([.$L$2]*[.B385]+[.$I$5])" office:value-type="float" office:value="110.889352786776" calcext:value-type="float">
            <text:p>110,889352786776</text:p>
          </table:table-cell>
          <table:table-cell table:number-columns-repeated="9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386]*[.$I$1]" office:value-type="float" office:value="0.1536" calcext:value-type="float">
            <text:p>0,1536</text:p>
          </table:table-cell>
          <table:table-cell table:formula="of:=[.$F$4]*COS([.$L$2]*[.B386]+[.$I$5])" office:value-type="float" office:value="65.9611326376849" calcext:value-type="float">
            <text:p>65,9611326376849</text:p>
          </table:table-cell>
          <table:table-cell table:number-columns-repeated="9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387]*[.$I$1]" office:value-type="float" office:value="0.154" calcext:value-type="float">
            <text:p>0,1540</text:p>
          </table:table-cell>
          <table:table-cell table:formula="of:=[.$F$4]*COS([.$L$2]*[.B387]+[.$I$5])" office:value-type="float" office:value="19.535824947501" calcext:value-type="float">
            <text:p>19,535824947501</text:p>
          </table:table-cell>
          <table:table-cell table:number-columns-repeated="9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388]*[.$I$1]" office:value-type="float" office:value="0.1544" calcext:value-type="float">
            <text:p>0,1544</text:p>
          </table:table-cell>
          <table:table-cell table:formula="of:=[.$F$4]*COS([.$L$2]*[.B388]+[.$I$5])" office:value-type="float" office:value="-27.3328777992066" calcext:value-type="float">
            <text:p>-27,3328777992066</text:p>
          </table:table-cell>
          <table:table-cell table:number-columns-repeated="9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A389]*[.$I$1]" office:value-type="float" office:value="0.1548" calcext:value-type="float">
            <text:p>0,1548</text:p>
          </table:table-cell>
          <table:table-cell table:formula="of:=[.$F$4]*COS([.$L$2]*[.B389]+[.$I$5])" office:value-type="float" office:value="-73.5812195972885" calcext:value-type="float">
            <text:p>-73,5812195972885</text:p>
          </table:table-cell>
          <table:table-cell table:number-columns-repeated="9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390]*[.$I$1]" office:value-type="float" office:value="0.1552" calcext:value-type="float">
            <text:p>0,1552</text:p>
          </table:table-cell>
          <table:table-cell table:formula="of:=[.$F$4]*COS([.$L$2]*[.B390]+[.$I$5])" office:value-type="float" office:value="-118.159524470397" calcext:value-type="float">
            <text:p>-118,159524470397</text:p>
          </table:table-cell>
          <table:table-cell table:number-columns-repeated="9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391]*[.$I$1]" office:value-type="float" office:value="0.1556" calcext:value-type="float">
            <text:p>0,1556</text:p>
          </table:table-cell>
          <table:table-cell table:formula="of:=[.$F$4]*COS([.$L$2]*[.B391]+[.$I$5])" office:value-type="float" office:value="-160.056020452834" calcext:value-type="float">
            <text:p>-160,056020452834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392]*[.$I$1]" office:value-type="float" office:value="0.156" calcext:value-type="float">
            <text:p>0,1560</text:p>
          </table:table-cell>
          <table:table-cell table:formula="of:=[.$F$4]*COS([.$L$2]*[.B392]+[.$I$5])" office:value-type="float" office:value="-198.319803282603" calcext:value-type="float">
            <text:p>-198,319803282603</text:p>
          </table:table-cell>
          <table:table-cell table:number-columns-repeated="9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393]*[.$I$1]" office:value-type="float" office:value="0.1564" calcext:value-type="float">
            <text:p>0,1564</text:p>
          </table:table-cell>
          <table:table-cell table:formula="of:=[.$F$4]*COS([.$L$2]*[.B393]+[.$I$5])" office:value-type="float" office:value="-232.082418610019" calcext:value-type="float">
            <text:p>-232,082418610019</text:p>
          </table:table-cell>
          <table:table-cell table:number-columns-repeated="9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394]*[.$I$1]" office:value-type="float" office:value="0.1568" calcext:value-type="float">
            <text:p>0,1568</text:p>
          </table:table-cell>
          <table:table-cell table:formula="of:=[.$F$4]*COS([.$L$2]*[.B394]+[.$I$5])" office:value-type="float" office:value="-260.577572880977" calcext:value-type="float">
            <text:p>-260,577572880977</text:p>
          </table:table-cell>
          <table:table-cell table:number-columns-repeated="9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395]*[.$I$1]" office:value-type="float" office:value="0.1572" calcext:value-type="float">
            <text:p>0,1572</text:p>
          </table:table-cell>
          <table:table-cell table:formula="of:=[.$F$4]*COS([.$L$2]*[.B395]+[.$I$5])" office:value-type="float" office:value="-283.158525526678" calcext:value-type="float">
            <text:p>-283,158525526678</text:p>
          </table:table-cell>
          <table:table-cell table:number-columns-repeated="9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396]*[.$I$1]" office:value-type="float" office:value="0.1576" calcext:value-type="float">
            <text:p>0,1576</text:p>
          </table:table-cell>
          <table:table-cell table:formula="of:=[.$F$4]*COS([.$L$2]*[.B396]+[.$I$5])" office:value-type="float" office:value="-299.312767717755" calcext:value-type="float">
            <text:p>-299,312767717755</text:p>
          </table:table-cell>
          <table:table-cell table:number-columns-repeated="9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397]*[.$I$1]" office:value-type="float" office:value="0.158" calcext:value-type="float">
            <text:p>0,1580</text:p>
          </table:table-cell>
          <table:table-cell table:formula="of:=[.$F$4]*COS([.$L$2]*[.B397]+[.$I$5])" office:value-type="float" office:value="-308.673654526306" calcext:value-type="float">
            <text:p>-308,673654526306</text:p>
          </table:table-cell>
          <table:table-cell table:number-columns-repeated="9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398]*[.$I$1]" office:value-type="float" office:value="0.1584" calcext:value-type="float">
            <text:p>0,1584</text:p>
          </table:table-cell>
          <table:table-cell table:formula="of:=[.$F$4]*COS([.$L$2]*[.B398]+[.$I$5])" office:value-type="float" office:value="-311.028726486367" calcext:value-type="float">
            <text:p>-311,028726486367</text:p>
          </table:table-cell>
          <table:table-cell table:number-columns-repeated="9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399]*[.$I$1]" office:value-type="float" office:value="0.1588" calcext:value-type="float">
            <text:p>0,1588</text:p>
          </table:table-cell>
          <table:table-cell table:formula="of:=[.$F$4]*COS([.$L$2]*[.B399]+[.$I$5])" office:value-type="float" office:value="-306.32453168241" calcext:value-type="float">
            <text:p>-306,32453168241</text:p>
          </table:table-cell>
          <table:table-cell table:number-columns-repeated="9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400]*[.$I$1]" office:value-type="float" office:value="0.1592" calcext:value-type="float">
            <text:p>0,1592</text:p>
          </table:table-cell>
          <table:table-cell table:formula="of:=[.$F$4]*COS([.$L$2]*[.B400]+[.$I$5])" office:value-type="float" office:value="-294.667838921311" calcext:value-type="float">
            <text:p>-294,667838921311</text:p>
          </table:table-cell>
          <table:table-cell table:number-columns-repeated="9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A401]*[.$I$1]" office:value-type="float" office:value="0.1596" calcext:value-type="float">
            <text:p>0,1596</text:p>
          </table:table-cell>
          <table:table-cell table:formula="of:=[.$F$4]*COS([.$L$2]*[.B401]+[.$I$5])" office:value-type="float" office:value="-276.323214452998" calcext:value-type="float">
            <text:p>-276,323214452998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02]*[.$I$1]" office:value-type="float" office:value="0.16" calcext:value-type="float">
            <text:p>0,1600</text:p>
          </table:table-cell>
          <table:table-cell table:formula="of:=[.$F$4]*COS([.$L$2]*[.B402]+[.$I$5])" office:value-type="float" office:value="-251.707017239781" calcext:value-type="float">
            <text:p>-251,707017239781</text:p>
          </table:table-cell>
          <table:table-cell table:number-columns-repeated="9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403]*[.$I$1]" office:value-type="float" office:value="0.1604" calcext:value-type="float">
            <text:p>0,1604</text:p>
          </table:table-cell>
          <table:table-cell table:formula="of:=[.$F$4]*COS([.$L$2]*[.B403]+[.$I$5])" office:value-type="float" office:value="-221.377949060774" calcext:value-type="float">
            <text:p>-221,377949060774</text:p>
          </table:table-cell>
          <table:table-cell table:number-columns-repeated="9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A404]*[.$I$1]" office:value-type="float" office:value="0.1608" calcext:value-type="float">
            <text:p>0,1608</text:p>
          </table:table-cell>
          <table:table-cell table:formula="of:=[.$F$4]*COS([.$L$2]*[.B404]+[.$I$5])" office:value-type="float" office:value="-186.024373931089" calcext:value-type="float">
            <text:p>-186,024373931089</text:p>
          </table:table-cell>
          <table:table-cell table:number-columns-repeated="9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405]*[.$I$1]" office:value-type="float" office:value="0.1612" calcext:value-type="float">
            <text:p>0,1612</text:p>
          </table:table-cell>
          <table:table-cell table:formula="of:=[.$F$4]*COS([.$L$2]*[.B405]+[.$I$5])" office:value-type="float" office:value="-146.448694640724" calcext:value-type="float">
            <text:p>-146,448694640724</text:p>
          </table:table-cell>
          <table:table-cell table:number-columns-repeated="9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406]*[.$I$1]" office:value-type="float" office:value="0.1616" calcext:value-type="float">
            <text:p>0,1616</text:p>
          </table:table-cell>
          <table:table-cell table:formula="of:=[.$F$4]*COS([.$L$2]*[.B406]+[.$I$5])" office:value-type="float" office:value="-103.549141011193" calcext:value-type="float">
            <text:p>-103,549141011193</text:p>
          </table:table-cell>
          <table:table-cell table:number-columns-repeated="9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407]*[.$I$1]" office:value-type="float" office:value="0.162" calcext:value-type="float">
            <text:p>0,1620</text:p>
          </table:table-cell>
          <table:table-cell table:formula="of:=[.$F$4]*COS([.$L$2]*[.B407]+[.$I$5])" office:value-type="float" office:value="-58.2993832129369" calcext:value-type="float">
            <text:p>-58,2993832129369</text:p>
          </table:table-cell>
          <table:table-cell table:number-columns-repeated="9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A408]*[.$I$1]" office:value-type="float" office:value="0.1624" calcext:value-type="float">
            <text:p>0,1624</text:p>
          </table:table-cell>
          <table:table-cell table:formula="of:=[.$F$4]*COS([.$L$2]*[.B408]+[.$I$5])" office:value-type="float" office:value="-11.7264328500315" calcext:value-type="float">
            <text:p>-11,7264328500315</text:p>
          </table:table-cell>
          <table:table-cell table:number-columns-repeated="9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A409]*[.$I$1]" office:value-type="float" office:value="0.1628" calcext:value-type="float">
            <text:p>0,1628</text:p>
          </table:table-cell>
          <table:table-cell table:formula="of:=[.$F$4]*COS([.$L$2]*[.B409]+[.$I$5])" office:value-type="float" office:value="35.1126666194634" calcext:value-type="float">
            <text:p>35,1126666194634</text:p>
          </table:table-cell>
          <table:table-cell table:number-columns-repeated="9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A410]*[.$I$1]" office:value-type="float" office:value="0.1632" calcext:value-type="float">
            <text:p>0,1632</text:p>
          </table:table-cell>
          <table:table-cell table:formula="of:=[.$F$4]*COS([.$L$2]*[.B410]+[.$I$5])" office:value-type="float" office:value="81.1548310815001" calcext:value-type="float">
            <text:p>81,1548310815001</text:p>
          </table:table-cell>
          <table:table-cell table:number-columns-repeated="9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411]*[.$I$1]" office:value-type="float" office:value="0.1636" calcext:value-type="float">
            <text:p>0,1636</text:p>
          </table:table-cell>
          <table:table-cell table:formula="of:=[.$F$4]*COS([.$L$2]*[.B411]+[.$I$5])" office:value-type="float" office:value="125.355064065804" calcext:value-type="float">
            <text:p>125,355064065804</text:p>
          </table:table-cell>
          <table:table-cell table:number-columns-repeated="9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12]*[.$I$1]" office:value-type="float" office:value="0.164" calcext:value-type="float">
            <text:p>0,1640</text:p>
          </table:table-cell>
          <table:table-cell table:formula="of:=[.$F$4]*COS([.$L$2]*[.B412]+[.$I$5])" office:value-type="float" office:value="166.710174519284" calcext:value-type="float">
            <text:p>166,710174519284</text:p>
          </table:table-cell>
          <table:table-cell table:number-columns-repeated="9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A413]*[.$I$1]" office:value-type="float" office:value="0.1644" calcext:value-type="float">
            <text:p>0,1644</text:p>
          </table:table-cell>
          <table:table-cell table:formula="of:=[.$F$4]*COS([.$L$2]*[.B413]+[.$I$5])" office:value-type="float" office:value="204.281545742301" calcext:value-type="float">
            <text:p>204,281545742301</text:p>
          </table:table-cell>
          <table:table-cell table:number-columns-repeated="9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414]*[.$I$1]" office:value-type="float" office:value="0.1648" calcext:value-type="float">
            <text:p>0,1648</text:p>
          </table:table-cell>
          <table:table-cell table:formula="of:=[.$F$4]*COS([.$L$2]*[.B414]+[.$I$5])" office:value-type="float" office:value="237.21643871248" calcext:value-type="float">
            <text:p>237,21643871248</text:p>
          </table:table-cell>
          <table:table-cell table:number-columns-repeated="9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415]*[.$I$1]" office:value-type="float" office:value="0.1652" calcext:value-type="float">
            <text:p>0,1652</text:p>
          </table:table-cell>
          <table:table-cell table:formula="of:=[.$F$4]*COS([.$L$2]*[.B415]+[.$I$5])" office:value-type="float" office:value="264.767346284917" calcext:value-type="float">
            <text:p>264,767346284917</text:p>
          </table:table-cell>
          <table:table-cell table:number-columns-repeated="9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416]*[.$I$1]" office:value-type="float" office:value="0.1656" calcext:value-type="float">
            <text:p>0,1656</text:p>
          </table:table-cell>
          <table:table-cell table:formula="of:=[.$F$4]*COS([.$L$2]*[.B416]+[.$I$5])" office:value-type="float" office:value="286.308958995941" calcext:value-type="float">
            <text:p>286,308958995941</text:p>
          </table:table-cell>
          <table:table-cell table:number-columns-repeated="9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A417]*[.$I$1]" office:value-type="float" office:value="0.166" calcext:value-type="float">
            <text:p>0,1660</text:p>
          </table:table-cell>
          <table:table-cell table:formula="of:=[.$F$4]*COS([.$L$2]*[.B417]+[.$I$5])" office:value-type="float" office:value="301.352357405949" calcext:value-type="float">
            <text:p>301,352357405949</text:p>
          </table:table-cell>
          <table:table-cell table:number-columns-repeated="9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A418]*[.$I$1]" office:value-type="float" office:value="0.1664" calcext:value-type="float">
            <text:p>0,1664</text:p>
          </table:table-cell>
          <table:table-cell table:formula="of:=[.$F$4]*COS([.$L$2]*[.B418]+[.$I$5])" office:value-type="float" office:value="309.556108864609" calcext:value-type="float">
            <text:p>309,556108864609</text:p>
          </table:table-cell>
          <table:table-cell table:number-columns-repeated="9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A419]*[.$I$1]" office:value-type="float" office:value="0.1668" calcext:value-type="float">
            <text:p>0,1668</text:p>
          </table:table-cell>
          <table:table-cell table:formula="of:=[.$F$4]*COS([.$L$2]*[.B419]+[.$I$5])" office:value-type="float" office:value="310.734016840601" calcext:value-type="float">
            <text:p>310,734016840601</text:p>
          </table:table-cell>
          <table:table-cell table:number-columns-repeated="9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420]*[.$I$1]" office:value-type="float" office:value="0.1672" calcext:value-type="float">
            <text:p>0,1672</text:p>
          </table:table-cell>
          <table:table-cell table:formula="of:=[.$F$4]*COS([.$L$2]*[.B420]+[.$I$5])" office:value-type="float" office:value="304.859346933152" calcext:value-type="float">
            <text:p>304,859346933152</text:p>
          </table:table-cell>
          <table:table-cell table:number-columns-repeated="9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421]*[.$I$1]" office:value-type="float" office:value="0.1676" calcext:value-type="float">
            <text:p>0,1676</text:p>
          </table:table-cell>
          <table:table-cell table:formula="of:=[.$F$4]*COS([.$L$2]*[.B421]+[.$I$5])" office:value-type="float" office:value="292.065433649644" calcext:value-type="float">
            <text:p>292,065433649644</text:p>
          </table:table-cell>
          <table:table-cell table:number-columns-repeated="9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22]*[.$I$1]" office:value-type="float" office:value="0.168" calcext:value-type="float">
            <text:p>0,1680</text:p>
          </table:table-cell>
          <table:table-cell table:formula="of:=[.$F$4]*COS([.$L$2]*[.B422]+[.$I$5])" office:value-type="float" office:value="272.642654177559" calcext:value-type="float">
            <text:p>272,642654177559</text:p>
          </table:table-cell>
          <table:table-cell table:number-columns-repeated="9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A423]*[.$I$1]" office:value-type="float" office:value="0.1684" calcext:value-type="float">
            <text:p>0,1684</text:p>
          </table:table-cell>
          <table:table-cell table:formula="of:=[.$F$4]*COS([.$L$2]*[.B423]+[.$I$5])" office:value-type="float" office:value="247.031837835594" calcext:value-type="float">
            <text:p>247,031837835594</text:p>
          </table:table-cell>
          <table:table-cell table:number-columns-repeated="9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424]*[.$I$1]" office:value-type="float" office:value="0.1688" calcext:value-type="float">
            <text:p>0,1688</text:p>
          </table:table-cell>
          <table:table-cell table:formula="of:=[.$F$4]*COS([.$L$2]*[.B424]+[.$I$5])" office:value-type="float" office:value="215.814260786389" calcext:value-type="float">
            <text:p>215,814260786389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425]*[.$I$1]" office:value-type="float" office:value="0.1692" calcext:value-type="float">
            <text:p>0,1692</text:p>
          </table:table-cell>
          <table:table-cell table:formula="of:=[.$F$4]*COS([.$L$2]*[.B425]+[.$I$5])" office:value-type="float" office:value="179.698453095978" calcext:value-type="float">
            <text:p>179,698453095978</text:p>
          </table:table-cell>
          <table:table-cell table:number-columns-repeated="9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426]*[.$I$1]" office:value-type="float" office:value="0.1696" calcext:value-type="float">
            <text:p>0,1696</text:p>
          </table:table-cell>
          <table:table-cell table:formula="of:=[.$F$4]*COS([.$L$2]*[.B426]+[.$I$5])" office:value-type="float" office:value="139.5041175737" calcext:value-type="float">
            <text:p>139,5041175737</text:p>
          </table:table-cell>
          <table:table-cell table:number-columns-repeated="9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427]*[.$I$1]" office:value-type="float" office:value="0.17" calcext:value-type="float">
            <text:p>0,1700</text:p>
          </table:table-cell>
          <table:table-cell table:formula="of:=[.$F$4]*COS([.$L$2]*[.B427]+[.$I$5])" office:value-type="float" office:value="96.1435253787435" calcext:value-type="float">
            <text:p>96,1435253787435</text:p>
          </table:table-cell>
          <table:table-cell table:number-columns-repeated="9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428]*[.$I$1]" office:value-type="float" office:value="0.1704" calcext:value-type="float">
            <text:p>0,1704</text:p>
          </table:table-cell>
          <table:table-cell table:formula="of:=[.$F$4]*COS([.$L$2]*[.B428]+[.$I$5])" office:value-type="float" office:value="50.6008106481954" calcext:value-type="float">
            <text:p>50,6008106481954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429]*[.$I$1]" office:value-type="float" office:value="0.1708" calcext:value-type="float">
            <text:p>0,1708</text:p>
          </table:table-cell>
          <table:table-cell table:formula="of:=[.$F$4]*COS([.$L$2]*[.B429]+[.$I$5])" office:value-type="float" office:value="3.90963408623885" calcext:value-type="float">
            <text:p>3,90963408623885</text:p>
          </table:table-cell>
          <table:table-cell table:number-columns-repeated="9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430]*[.$I$1]" office:value-type="float" office:value="0.1712" calcext:value-type="float">
            <text:p>0,1712</text:p>
          </table:table-cell>
          <table:table-cell table:formula="of:=[.$F$4]*COS([.$L$2]*[.B430]+[.$I$5])" office:value-type="float" office:value="-42.8702775269017" calcext:value-type="float">
            <text:p>-42,8702775269017</text:p>
          </table:table-cell>
          <table:table-cell table:number-columns-repeated="9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431]*[.$I$1]" office:value-type="float" office:value="0.1716" calcext:value-type="float">
            <text:p>0,1716</text:p>
          </table:table-cell>
          <table:table-cell table:formula="of:=[.$F$4]*COS([.$L$2]*[.B431]+[.$I$5])" office:value-type="float" office:value="-88.6771834349744" calcext:value-type="float">
            <text:p>-88,6771834349744</text:p>
          </table:table-cell>
          <table:table-cell table:number-columns-repeated="9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32]*[.$I$1]" office:value-type="float" office:value="0.172" calcext:value-type="float">
            <text:p>0,1720</text:p>
          </table:table-cell>
          <table:table-cell table:formula="of:=[.$F$4]*COS([.$L$2]*[.B432]+[.$I$5])" office:value-type="float" office:value="-132.471426715966" calcext:value-type="float">
            <text:p>-132,471426715966</text:p>
          </table:table-cell>
          <table:table-cell table:number-columns-repeated="9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433]*[.$I$1]" office:value-type="float" office:value="0.1724" calcext:value-type="float">
            <text:p>0,1724</text:p>
          </table:table-cell>
          <table:table-cell table:formula="of:=[.$F$4]*COS([.$L$2]*[.B433]+[.$I$5])" office:value-type="float" office:value="-173.259030866342" calcext:value-type="float">
            <text:p>-173,259030866342</text:p>
          </table:table-cell>
          <table:table-cell table:number-columns-repeated="9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434]*[.$I$1]" office:value-type="float" office:value="0.1728" calcext:value-type="float">
            <text:p>0,1728</text:p>
          </table:table-cell>
          <table:table-cell table:formula="of:=[.$F$4]*COS([.$L$2]*[.B434]+[.$I$5])" office:value-type="float" office:value="-210.114259599256" calcext:value-type="float">
            <text:p>-210,114259599256</text:p>
          </table:table-cell>
          <table:table-cell table:number-columns-repeated="9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435]*[.$I$1]" office:value-type="float" office:value="0.1732" calcext:value-type="float">
            <text:p>0,1732</text:p>
          </table:table-cell>
          <table:table-cell table:formula="of:=[.$F$4]*COS([.$L$2]*[.B435]+[.$I$5])" office:value-type="float" office:value="-242.200627827897" calcext:value-type="float">
            <text:p>-242,200627827897</text:p>
          </table:table-cell>
          <table:table-cell table:number-columns-repeated="9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A436]*[.$I$1]" office:value-type="float" office:value="0.1736" calcext:value-type="float">
            <text:p>0,1736</text:p>
          </table:table-cell>
          <table:table-cell table:formula="of:=[.$F$4]*COS([.$L$2]*[.B436]+[.$I$5])" office:value-type="float" office:value="-268.789886958078" calcext:value-type="float">
            <text:p>-268,789886958078</text:p>
          </table:table-cell>
          <table:table-cell table:number-columns-repeated="9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437]*[.$I$1]" office:value-type="float" office:value="0.174" calcext:value-type="float">
            <text:p>0,1740</text:p>
          </table:table-cell>
          <table:table-cell table:formula="of:=[.$F$4]*COS([.$L$2]*[.B437]+[.$I$5])" office:value-type="float" office:value="-289.278553590127" calcext:value-type="float">
            <text:p>-289,278553590127</text:p>
          </table:table-cell>
          <table:table-cell table:number-columns-repeated="9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438]*[.$I$1]" office:value-type="float" office:value="0.1744" calcext:value-type="float">
            <text:p>0,1744</text:p>
          </table:table-cell>
          <table:table-cell table:formula="of:=[.$F$4]*COS([.$L$2]*[.B438]+[.$I$5])" office:value-type="float" office:value="-303.201606486199" calcext:value-type="float">
            <text:p>-303,201606486199</text:p>
          </table:table-cell>
          <table:table-cell table:number-columns-repeated="9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439]*[.$I$1]" office:value-type="float" office:value="0.1748" calcext:value-type="float">
            <text:p>0,1748</text:p>
          </table:table-cell>
          <table:table-cell table:formula="of:=[.$F$4]*COS([.$L$2]*[.B439]+[.$I$5])" office:value-type="float" office:value="-310.243040929712" calcext:value-type="float">
            <text:p>-310,243040929712</text:p>
          </table:table-cell>
          <table:table-cell table:number-columns-repeated="9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A440]*[.$I$1]" office:value-type="float" office:value="0.1752" calcext:value-type="float">
            <text:p>0,1752</text:p>
          </table:table-cell>
          <table:table-cell table:formula="of:=[.$F$4]*COS([.$L$2]*[.B440]+[.$I$5])" office:value-type="float" office:value="-310.243040929712" calcext:value-type="float">
            <text:p>-310,243040929712</text:p>
          </table:table-cell>
          <table:table-cell table:number-columns-repeated="9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441]*[.$I$1]" office:value-type="float" office:value="0.1756" calcext:value-type="float">
            <text:p>0,1756</text:p>
          </table:table-cell>
          <table:table-cell table:formula="of:=[.$F$4]*COS([.$L$2]*[.B441]+[.$I$5])" office:value-type="float" office:value="-303.2016064862" calcext:value-type="float">
            <text:p>-303,2016064862</text:p>
          </table:table-cell>
          <table:table-cell table:number-columns-repeated="9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42]*[.$I$1]" office:value-type="float" office:value="0.176" calcext:value-type="float">
            <text:p>0,1760</text:p>
          </table:table-cell>
          <table:table-cell table:formula="of:=[.$F$4]*COS([.$L$2]*[.B442]+[.$I$5])" office:value-type="float" office:value="-289.278553590127" calcext:value-type="float">
            <text:p>-289,278553590127</text:p>
          </table:table-cell>
          <table:table-cell table:number-columns-repeated="9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A443]*[.$I$1]" office:value-type="float" office:value="0.1764" calcext:value-type="float">
            <text:p>0,1764</text:p>
          </table:table-cell>
          <table:table-cell table:formula="of:=[.$F$4]*COS([.$L$2]*[.B443]+[.$I$5])" office:value-type="float" office:value="-268.78988695808" calcext:value-type="float">
            <text:p>-268,78988695808</text:p>
          </table:table-cell>
          <table:table-cell table:number-columns-repeated="9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A444]*[.$I$1]" office:value-type="float" office:value="0.1768" calcext:value-type="float">
            <text:p>0,1768</text:p>
          </table:table-cell>
          <table:table-cell table:formula="of:=[.$F$4]*COS([.$L$2]*[.B444]+[.$I$5])" office:value-type="float" office:value="-242.200627827897" calcext:value-type="float">
            <text:p>-242,200627827897</text:p>
          </table:table-cell>
          <table:table-cell table:number-columns-repeated="9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445]*[.$I$1]" office:value-type="float" office:value="0.1772" calcext:value-type="float">
            <text:p>0,1772</text:p>
          </table:table-cell>
          <table:table-cell table:formula="of:=[.$F$4]*COS([.$L$2]*[.B445]+[.$I$5])" office:value-type="float" office:value="-210.114259599259" calcext:value-type="float">
            <text:p>-210,114259599259</text:p>
          </table:table-cell>
          <table:table-cell table:number-columns-repeated="9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446]*[.$I$1]" office:value-type="float" office:value="0.1776" calcext:value-type="float">
            <text:p>0,1776</text:p>
          </table:table-cell>
          <table:table-cell table:formula="of:=[.$F$4]*COS([.$L$2]*[.B446]+[.$I$5])" office:value-type="float" office:value="-173.259030866345" calcext:value-type="float">
            <text:p>-173,259030866345</text:p>
          </table:table-cell>
          <table:table-cell table:number-columns-repeated="9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447]*[.$I$1]" office:value-type="float" office:value="0.178" calcext:value-type="float">
            <text:p>0,1780</text:p>
          </table:table-cell>
          <table:table-cell table:formula="of:=[.$F$4]*COS([.$L$2]*[.B447]+[.$I$5])" office:value-type="float" office:value="-132.471426715965" calcext:value-type="float">
            <text:p>-132,471426715965</text:p>
          </table:table-cell>
          <table:table-cell table:number-columns-repeated="9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A448]*[.$I$1]" office:value-type="float" office:value="0.1784" calcext:value-type="float">
            <text:p>0,1784</text:p>
          </table:table-cell>
          <table:table-cell table:formula="of:=[.$F$4]*COS([.$L$2]*[.B448]+[.$I$5])" office:value-type="float" office:value="-88.6771834349781" calcext:value-type="float">
            <text:p>-88,6771834349781</text:p>
          </table:table-cell>
          <table:table-cell table:number-columns-repeated="9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A449]*[.$I$1]" office:value-type="float" office:value="0.1788" calcext:value-type="float">
            <text:p>0,1788</text:p>
          </table:table-cell>
          <table:table-cell table:formula="of:=[.$F$4]*COS([.$L$2]*[.B449]+[.$I$5])" office:value-type="float" office:value="-42.8702775269011" calcext:value-type="float">
            <text:p>-42,8702775269011</text:p>
          </table:table-cell>
          <table:table-cell table:number-columns-repeated="9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450]*[.$I$1]" office:value-type="float" office:value="0.1792" calcext:value-type="float">
            <text:p>0,1792</text:p>
          </table:table-cell>
          <table:table-cell table:formula="of:=[.$F$4]*COS([.$L$2]*[.B450]+[.$I$5])" office:value-type="float" office:value="3.90963408623504" calcext:value-type="float">
            <text:p>3,90963408623504</text:p>
          </table:table-cell>
          <table:table-cell table:number-columns-repeated="9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451]*[.$I$1]" office:value-type="float" office:value="0.1796" calcext:value-type="float">
            <text:p>0,1796</text:p>
          </table:table-cell>
          <table:table-cell table:formula="of:=[.$F$4]*COS([.$L$2]*[.B451]+[.$I$5])" office:value-type="float" office:value="50.6008106481916" calcext:value-type="float">
            <text:p>50,6008106481916</text:p>
          </table:table-cell>
          <table:table-cell table:number-columns-repeated="9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52]*[.$I$1]" office:value-type="float" office:value="0.18" calcext:value-type="float">
            <text:p>0,1800</text:p>
          </table:table-cell>
          <table:table-cell table:formula="of:=[.$F$4]*COS([.$L$2]*[.B452]+[.$I$5])" office:value-type="float" office:value="96.1435253787399" calcext:value-type="float">
            <text:p>96,1435253787399</text:p>
          </table:table-cell>
          <table:table-cell table:number-columns-repeated="9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453]*[.$I$1]" office:value-type="float" office:value="0.1804" calcext:value-type="float">
            <text:p>0,1804</text:p>
          </table:table-cell>
          <table:table-cell table:formula="of:=[.$F$4]*COS([.$L$2]*[.B453]+[.$I$5])" office:value-type="float" office:value="139.504117573694" calcext:value-type="float">
            <text:p>139,504117573694</text:p>
          </table:table-cell>
          <table:table-cell table:number-columns-repeated="9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454]*[.$I$1]" office:value-type="float" office:value="0.1808" calcext:value-type="float">
            <text:p>0,1808</text:p>
          </table:table-cell>
          <table:table-cell table:formula="of:=[.$F$4]*COS([.$L$2]*[.B454]+[.$I$5])" office:value-type="float" office:value="179.698453095976" calcext:value-type="float">
            <text:p>179,698453095976</text:p>
          </table:table-cell>
          <table:table-cell table:number-columns-repeated="9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455]*[.$I$1]" office:value-type="float" office:value="0.1812" calcext:value-type="float">
            <text:p>0,1812</text:p>
          </table:table-cell>
          <table:table-cell table:formula="of:=[.$F$4]*COS([.$L$2]*[.B455]+[.$I$5])" office:value-type="float" office:value="215.814260786388" calcext:value-type="float">
            <text:p>215,814260786388</text:p>
          </table:table-cell>
          <table:table-cell table:number-columns-repeated="9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456]*[.$I$1]" office:value-type="float" office:value="0.1816" calcext:value-type="float">
            <text:p>0,1816</text:p>
          </table:table-cell>
          <table:table-cell table:formula="of:=[.$F$4]*COS([.$L$2]*[.B456]+[.$I$5])" office:value-type="float" office:value="247.031837835594" calcext:value-type="float">
            <text:p>247,031837835594</text:p>
          </table:table-cell>
          <table:table-cell table:number-columns-repeated="9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457]*[.$I$1]" office:value-type="float" office:value="0.182" calcext:value-type="float">
            <text:p>0,1820</text:p>
          </table:table-cell>
          <table:table-cell table:formula="of:=[.$F$4]*COS([.$L$2]*[.B457]+[.$I$5])" office:value-type="float" office:value="272.642654177557" calcext:value-type="float">
            <text:p>272,642654177557</text:p>
          </table:table-cell>
          <table:table-cell table:number-columns-repeated="9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458]*[.$I$1]" office:value-type="float" office:value="0.1824" calcext:value-type="float">
            <text:p>0,1824</text:p>
          </table:table-cell>
          <table:table-cell table:formula="of:=[.$F$4]*COS([.$L$2]*[.B458]+[.$I$5])" office:value-type="float" office:value="292.065433649643" calcext:value-type="float">
            <text:p>292,065433649643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459]*[.$I$1]" office:value-type="float" office:value="0.1828" calcext:value-type="float">
            <text:p>0,1828</text:p>
          </table:table-cell>
          <table:table-cell table:formula="of:=[.$F$4]*COS([.$L$2]*[.B459]+[.$I$5])" office:value-type="float" office:value="304.859346933152" calcext:value-type="float">
            <text:p>304,859346933152</text:p>
          </table:table-cell>
          <table:table-cell table:number-columns-repeated="9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60]*[.$I$1]" office:value-type="float" office:value="0.1832" calcext:value-type="float">
            <text:p>0,1832</text:p>
          </table:table-cell>
          <table:table-cell table:formula="of:=[.$F$4]*COS([.$L$2]*[.B460]+[.$I$5])" office:value-type="float" office:value="310.734016840601" calcext:value-type="float">
            <text:p>310,734016840601</text:p>
          </table:table-cell>
          <table:table-cell table:number-columns-repeated="9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61]*[.$I$1]" office:value-type="float" office:value="0.1836" calcext:value-type="float">
            <text:p>0,1836</text:p>
          </table:table-cell>
          <table:table-cell table:formula="of:=[.$F$4]*COS([.$L$2]*[.B461]+[.$I$5])" office:value-type="float" office:value="309.556108864609" calcext:value-type="float">
            <text:p>309,556108864609</text:p>
          </table:table-cell>
          <table:table-cell table:number-columns-repeated="9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62]*[.$I$1]" office:value-type="float" office:value="0.184" calcext:value-type="float">
            <text:p>0,1840</text:p>
          </table:table-cell>
          <table:table-cell table:formula="of:=[.$F$4]*COS([.$L$2]*[.B462]+[.$I$5])" office:value-type="float" office:value="301.35235740595" calcext:value-type="float">
            <text:p>301,35235740595</text:p>
          </table:table-cell>
          <table:table-cell table:number-columns-repeated="9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463]*[.$I$1]" office:value-type="float" office:value="0.1844" calcext:value-type="float">
            <text:p>0,1844</text:p>
          </table:table-cell>
          <table:table-cell table:formula="of:=[.$F$4]*COS([.$L$2]*[.B463]+[.$I$5])" office:value-type="float" office:value="286.308958995942" calcext:value-type="float">
            <text:p>286,308958995942</text:p>
          </table:table-cell>
          <table:table-cell table:number-columns-repeated="9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A464]*[.$I$1]" office:value-type="float" office:value="0.1848" calcext:value-type="float">
            <text:p>0,1848</text:p>
          </table:table-cell>
          <table:table-cell table:formula="of:=[.$F$4]*COS([.$L$2]*[.B464]+[.$I$5])" office:value-type="float" office:value="264.767346284918" calcext:value-type="float">
            <text:p>264,767346284918</text:p>
          </table:table-cell>
          <table:table-cell table:number-columns-repeated="9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65]*[.$I$1]" office:value-type="float" office:value="0.1852" calcext:value-type="float">
            <text:p>0,1852</text:p>
          </table:table-cell>
          <table:table-cell table:formula="of:=[.$F$4]*COS([.$L$2]*[.B465]+[.$I$5])" office:value-type="float" office:value="237.216438712483" calcext:value-type="float">
            <text:p>237,216438712483</text:p>
          </table:table-cell>
          <table:table-cell table:number-columns-repeated="9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A466]*[.$I$1]" office:value-type="float" office:value="0.1856" calcext:value-type="float">
            <text:p>0,1856</text:p>
          </table:table-cell>
          <table:table-cell table:formula="of:=[.$F$4]*COS([.$L$2]*[.B466]+[.$I$5])" office:value-type="float" office:value="204.281545742302" calcext:value-type="float">
            <text:p>204,281545742302</text:p>
          </table:table-cell>
          <table:table-cell table:number-columns-repeated="9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467]*[.$I$1]" office:value-type="float" office:value="0.186" calcext:value-type="float">
            <text:p>0,1860</text:p>
          </table:table-cell>
          <table:table-cell table:formula="of:=[.$F$4]*COS([.$L$2]*[.B467]+[.$I$5])" office:value-type="float" office:value="166.710174519289" calcext:value-type="float">
            <text:p>166,710174519289</text:p>
          </table:table-cell>
          <table:table-cell table:number-columns-repeated="9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A468]*[.$I$1]" office:value-type="float" office:value="0.1864" calcext:value-type="float">
            <text:p>0,1864</text:p>
          </table:table-cell>
          <table:table-cell table:formula="of:=[.$F$4]*COS([.$L$2]*[.B468]+[.$I$5])" office:value-type="float" office:value="125.355064065809" calcext:value-type="float">
            <text:p>125,355064065809</text:p>
          </table:table-cell>
          <table:table-cell table:number-columns-repeated="9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469]*[.$I$1]" office:value-type="float" office:value="0.1868" calcext:value-type="float">
            <text:p>0,1868</text:p>
          </table:table-cell>
          <table:table-cell table:formula="of:=[.$F$4]*COS([.$L$2]*[.B469]+[.$I$5])" office:value-type="float" office:value="81.1548310815016" calcext:value-type="float">
            <text:p>81,1548310815016</text:p>
          </table:table-cell>
          <table:table-cell table:number-columns-repeated="9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A470]*[.$I$1]" office:value-type="float" office:value="0.1872" calcext:value-type="float">
            <text:p>0,1872</text:p>
          </table:table-cell>
          <table:table-cell table:formula="of:=[.$F$4]*COS([.$L$2]*[.B470]+[.$I$5])" office:value-type="float" office:value="35.112666619465" calcext:value-type="float">
            <text:p>35,112666619465</text:p>
          </table:table-cell>
          <table:table-cell table:number-columns-repeated="9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471]*[.$I$1]" office:value-type="float" office:value="0.1876" calcext:value-type="float">
            <text:p>0,1876</text:p>
          </table:table-cell>
          <table:table-cell table:formula="of:=[.$F$4]*COS([.$L$2]*[.B471]+[.$I$5])" office:value-type="float" office:value="-11.7264328500322" calcext:value-type="float">
            <text:p>-11,7264328500322</text:p>
          </table:table-cell>
          <table:table-cell table:number-columns-repeated="9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72]*[.$I$1]" office:value-type="float" office:value="0.188" calcext:value-type="float">
            <text:p>0,1880</text:p>
          </table:table-cell>
          <table:table-cell table:formula="of:=[.$F$4]*COS([.$L$2]*[.B472]+[.$I$5])" office:value-type="float" office:value="-58.2993832129332" calcext:value-type="float">
            <text:p>-58,2993832129332</text:p>
          </table:table-cell>
          <table:table-cell table:number-columns-repeated="9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A473]*[.$I$1]" office:value-type="float" office:value="0.1884" calcext:value-type="float">
            <text:p>0,1884</text:p>
          </table:table-cell>
          <table:table-cell table:formula="of:=[.$F$4]*COS([.$L$2]*[.B473]+[.$I$5])" office:value-type="float" office:value="-103.549141011193" calcext:value-type="float">
            <text:p>-103,549141011193</text:p>
          </table:table-cell>
          <table:table-cell table:number-columns-repeated="9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A474]*[.$I$1]" office:value-type="float" office:value="0.1888" calcext:value-type="float">
            <text:p>0,1888</text:p>
          </table:table-cell>
          <table:table-cell table:formula="of:=[.$F$4]*COS([.$L$2]*[.B474]+[.$I$5])" office:value-type="float" office:value="-146.44869464072" calcext:value-type="float">
            <text:p>-146,44869464072</text:p>
          </table:table-cell>
          <table:table-cell table:number-columns-repeated="9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475]*[.$I$1]" office:value-type="float" office:value="0.1892" calcext:value-type="float">
            <text:p>0,1892</text:p>
          </table:table-cell>
          <table:table-cell table:formula="of:=[.$F$4]*COS([.$L$2]*[.B475]+[.$I$5])" office:value-type="float" office:value="-186.024373931086" calcext:value-type="float">
            <text:p>-186,024373931086</text:p>
          </table:table-cell>
          <table:table-cell table:number-columns-repeated="9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476]*[.$I$1]" office:value-type="float" office:value="0.1896" calcext:value-type="float">
            <text:p>0,1896</text:p>
          </table:table-cell>
          <table:table-cell table:formula="of:=[.$F$4]*COS([.$L$2]*[.B476]+[.$I$5])" office:value-type="float" office:value="-221.377949060773" calcext:value-type="float">
            <text:p>-221,377949060773</text:p>
          </table:table-cell>
          <table:table-cell table:number-columns-repeated="9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77]*[.$I$1]" office:value-type="float" office:value="0.19" calcext:value-type="float">
            <text:p>0,1900</text:p>
          </table:table-cell>
          <table:table-cell table:formula="of:=[.$F$4]*COS([.$L$2]*[.B477]+[.$I$5])" office:value-type="float" office:value="-251.707017239779" calcext:value-type="float">
            <text:p>-251,707017239779</text:p>
          </table:table-cell>
          <table:table-cell table:number-columns-repeated="9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78]*[.$I$1]" office:value-type="float" office:value="0.1904" calcext:value-type="float">
            <text:p>0,1904</text:p>
          </table:table-cell>
          <table:table-cell table:formula="of:=[.$F$4]*COS([.$L$2]*[.B478]+[.$I$5])" office:value-type="float" office:value="-276.323214452998" calcext:value-type="float">
            <text:p>-276,323214452998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479]*[.$I$1]" office:value-type="float" office:value="0.1908" calcext:value-type="float">
            <text:p>0,1908</text:p>
          </table:table-cell>
          <table:table-cell table:formula="of:=[.$F$4]*COS([.$L$2]*[.B479]+[.$I$5])" office:value-type="float" office:value="-294.667838921309" calcext:value-type="float">
            <text:p>-294,667838921309</text:p>
          </table:table-cell>
          <table:table-cell table:number-columns-repeated="9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A480]*[.$I$1]" office:value-type="float" office:value="0.1912" calcext:value-type="float">
            <text:p>0,1912</text:p>
          </table:table-cell>
          <table:table-cell table:formula="of:=[.$F$4]*COS([.$L$2]*[.B480]+[.$I$5])" office:value-type="float" office:value="-306.324531682409" calcext:value-type="float">
            <text:p>-306,324531682409</text:p>
          </table:table-cell>
          <table:table-cell table:number-columns-repeated="9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81]*[.$I$1]" office:value-type="float" office:value="0.1916" calcext:value-type="float">
            <text:p>0,1916</text:p>
          </table:table-cell>
          <table:table-cell table:formula="of:=[.$F$4]*COS([.$L$2]*[.B481]+[.$I$5])" office:value-type="float" office:value="-311.028726486367" calcext:value-type="float">
            <text:p>-311,028726486367</text:p>
          </table:table-cell>
          <table:table-cell table:number-columns-repeated="9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82]*[.$I$1]" office:value-type="float" office:value="0.192" calcext:value-type="float">
            <text:p>0,1920</text:p>
          </table:table-cell>
          <table:table-cell table:formula="of:=[.$F$4]*COS([.$L$2]*[.B482]+[.$I$5])" office:value-type="float" office:value="-308.673654526307" calcext:value-type="float">
            <text:p>-308,673654526307</text:p>
          </table:table-cell>
          <table:table-cell table:number-columns-repeated="9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A483]*[.$I$1]" office:value-type="float" office:value="0.1924" calcext:value-type="float">
            <text:p>0,1924</text:p>
          </table:table-cell>
          <table:table-cell table:formula="of:=[.$F$4]*COS([.$L$2]*[.B483]+[.$I$5])" office:value-type="float" office:value="-299.312767717756" calcext:value-type="float">
            <text:p>-299,312767717756</text:p>
          </table:table-cell>
          <table:table-cell table:number-columns-repeated="9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A484]*[.$I$1]" office:value-type="float" office:value="0.1928" calcext:value-type="float">
            <text:p>0,1928</text:p>
          </table:table-cell>
          <table:table-cell table:formula="of:=[.$F$4]*COS([.$L$2]*[.B484]+[.$I$5])" office:value-type="float" office:value="-283.15852552668" calcext:value-type="float">
            <text:p>-283,15852552668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485]*[.$I$1]" office:value-type="float" office:value="0.1932" calcext:value-type="float">
            <text:p>0,1932</text:p>
          </table:table-cell>
          <table:table-cell table:formula="of:=[.$F$4]*COS([.$L$2]*[.B485]+[.$I$5])" office:value-type="float" office:value="-260.577572880978" calcext:value-type="float">
            <text:p>-260,577572880978</text:p>
          </table:table-cell>
          <table:table-cell table:number-columns-repeated="9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A486]*[.$I$1]" office:value-type="float" office:value="0.1936" calcext:value-type="float">
            <text:p>0,1936</text:p>
          </table:table-cell>
          <table:table-cell table:formula="of:=[.$F$4]*COS([.$L$2]*[.B486]+[.$I$5])" office:value-type="float" office:value="-232.082418610019" calcext:value-type="float">
            <text:p>-232,082418610019</text:p>
          </table:table-cell>
          <table:table-cell table:number-columns-repeated="9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87]*[.$I$1]" office:value-type="float" office:value="0.194" calcext:value-type="float">
            <text:p>0,1940</text:p>
          </table:table-cell>
          <table:table-cell table:formula="of:=[.$F$4]*COS([.$L$2]*[.B487]+[.$I$5])" office:value-type="float" office:value="-198.319803282605" calcext:value-type="float">
            <text:p>-198,319803282605</text:p>
          </table:table-cell>
          <table:table-cell table:number-columns-repeated="9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88]*[.$I$1]" office:value-type="float" office:value="0.1944" calcext:value-type="float">
            <text:p>0,1944</text:p>
          </table:table-cell>
          <table:table-cell table:formula="of:=[.$F$4]*COS([.$L$2]*[.B488]+[.$I$5])" office:value-type="float" office:value="-160.056020452834" calcext:value-type="float">
            <text:p>-160,056020452834</text:p>
          </table:table-cell>
          <table:table-cell table:number-columns-repeated="9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89]*[.$I$1]" office:value-type="float" office:value="0.1948" calcext:value-type="float">
            <text:p>0,1948</text:p>
          </table:table-cell>
          <table:table-cell table:formula="of:=[.$F$4]*COS([.$L$2]*[.B489]+[.$I$5])" office:value-type="float" office:value="-118.159524470401" calcext:value-type="float">
            <text:p>-118,159524470401</text:p>
          </table:table-cell>
          <table:table-cell table:number-columns-repeated="9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490]*[.$I$1]" office:value-type="float" office:value="0.1952" calcext:value-type="float">
            <text:p>0,1952</text:p>
          </table:table-cell>
          <table:table-cell table:formula="of:=[.$F$4]*COS([.$L$2]*[.B490]+[.$I$5])" office:value-type="float" office:value="-73.5812195972901" calcext:value-type="float">
            <text:p>-73,5812195972901</text:p>
          </table:table-cell>
          <table:table-cell table:number-columns-repeated="9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91]*[.$I$1]" office:value-type="float" office:value="0.1956" calcext:value-type="float">
            <text:p>0,1956</text:p>
          </table:table-cell>
          <table:table-cell table:formula="of:=[.$F$4]*COS([.$L$2]*[.B491]+[.$I$5])" office:value-type="float" office:value="-27.3328777992126" calcext:value-type="float">
            <text:p>-27,3328777992126</text:p>
          </table:table-cell>
          <table:table-cell table:number-columns-repeated="9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92]*[.$I$1]" office:value-type="float" office:value="0.196" calcext:value-type="float">
            <text:p>0,1960</text:p>
          </table:table-cell>
          <table:table-cell table:formula="of:=[.$F$4]*COS([.$L$2]*[.B492]+[.$I$5])" office:value-type="float" office:value="19.535824947495" calcext:value-type="float">
            <text:p>19,535824947495</text:p>
          </table:table-cell>
          <table:table-cell table:number-columns-repeated="9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A493]*[.$I$1]" office:value-type="float" office:value="0.1964" calcext:value-type="float">
            <text:p>0,1964</text:p>
          </table:table-cell>
          <table:table-cell table:formula="of:=[.$F$4]*COS([.$L$2]*[.B493]+[.$I$5])" office:value-type="float" office:value="65.9611326376834" calcext:value-type="float">
            <text:p>65,9611326376834</text:p>
          </table:table-cell>
          <table:table-cell table:number-columns-repeated="9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94]*[.$I$1]" office:value-type="float" office:value="0.1968" calcext:value-type="float">
            <text:p>0,1968</text:p>
          </table:table-cell>
          <table:table-cell table:formula="of:=[.$F$4]*COS([.$L$2]*[.B494]+[.$I$5])" office:value-type="float" office:value="110.88935278677" calcext:value-type="float">
            <text:p>110,88935278677</text:p>
          </table:table-cell>
          <table:table-cell table:number-columns-repeated="9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495]*[.$I$1]" office:value-type="float" office:value="0.1972" calcext:value-type="float">
            <text:p>0,1972</text:p>
          </table:table-cell>
          <table:table-cell table:formula="of:=[.$F$4]*COS([.$L$2]*[.B495]+[.$I$5])" office:value-type="float" office:value="153.300771573317" calcext:value-type="float">
            <text:p>153,300771573317</text:p>
          </table:table-cell>
          <table:table-cell table:number-columns-repeated="9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A496]*[.$I$1]" office:value-type="float" office:value="0.1976" calcext:value-type="float">
            <text:p>0,1976</text:p>
          </table:table-cell>
          <table:table-cell table:formula="of:=[.$F$4]*COS([.$L$2]*[.B496]+[.$I$5])" office:value-type="float" office:value="192.232797784487" calcext:value-type="float">
            <text:p>192,232797784487</text:p>
          </table:table-cell>
          <table:table-cell table:number-columns-repeated="9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497]*[.$I$1]" office:value-type="float" office:value="0.198" calcext:value-type="float">
            <text:p>0,1980</text:p>
          </table:table-cell>
          <table:table-cell table:formula="of:=[.$F$4]*COS([.$L$2]*[.B497]+[.$I$5])" office:value-type="float" office:value="226.801810277649" calcext:value-type="float">
            <text:p>226,801810277649</text:p>
          </table:table-cell>
          <table:table-cell table:number-columns-repeated="9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498]*[.$I$1]" office:value-type="float" office:value="0.1984" calcext:value-type="float">
            <text:p>0,1984</text:p>
          </table:table-cell>
          <table:table-cell table:formula="of:=[.$F$4]*COS([.$L$2]*[.B498]+[.$I$5])" office:value-type="float" office:value="256.223213096944" calcext:value-type="float">
            <text:p>256,223213096944</text:p>
          </table:table-cell>
          <table:table-cell table:number-columns-repeated="9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499]*[.$I$1]" office:value-type="float" office:value="0.1988" calcext:value-type="float">
            <text:p>0,1988</text:p>
          </table:table-cell>
          <table:table-cell table:formula="of:=[.$F$4]*COS([.$L$2]*[.B499]+[.$I$5])" office:value-type="float" office:value="279.829243063644" calcext:value-type="float">
            <text:p>279,829243063644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500]*[.$I$1]" office:value-type="float" office:value="0.1992" calcext:value-type="float">
            <text:p>0,1992</text:p>
          </table:table-cell>
          <table:table-cell table:formula="of:=[.$F$4]*COS([.$L$2]*[.B500]+[.$I$5])" office:value-type="float" office:value="297.084125670181" calcext:value-type="float">
            <text:p>297,084125670181</text:p>
          </table:table-cell>
          <table:table-cell table:number-columns-repeated="9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501]*[.$I$1]" office:value-type="float" office:value="0.1996" calcext:value-type="float">
            <text:p>0,1996</text:p>
          </table:table-cell>
          <table:table-cell table:formula="of:=[.$F$4]*COS([.$L$2]*[.B501]+[.$I$5])" office:value-type="float" office:value="307.59623529188" calcext:value-type="float">
            <text:p>307,59623529188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02]*[.$I$1]" office:value-type="float" office:value="0.2" calcext:value-type="float">
            <text:p>0,2000</text:p>
          </table:table-cell>
          <table:table-cell table:formula="of:=[.$F$4]*COS([.$L$2]*[.B502]+[.$I$5])" office:value-type="float" office:value="311.126983722081" calcext:value-type="float">
            <text:p>311,126983722081</text:p>
          </table:table-cell>
          <table:table-cell table:number-columns-repeated="9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503]*[.$I$1]" office:value-type="float" office:value="0.2004" calcext:value-type="float">
            <text:p>0,2004</text:p>
          </table:table-cell>
          <table:table-cell table:formula="of:=[.$F$4]*COS([.$L$2]*[.B503]+[.$I$5])" office:value-type="float" office:value="307.59623529188" calcext:value-type="float">
            <text:p>307,59623529188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504]*[.$I$1]" office:value-type="float" office:value="0.2008" calcext:value-type="float">
            <text:p>0,2008</text:p>
          </table:table-cell>
          <table:table-cell table:formula="of:=[.$F$4]*COS([.$L$2]*[.B504]+[.$I$5])" office:value-type="float" office:value="297.084125670182" calcext:value-type="float">
            <text:p>297,084125670182</text:p>
          </table:table-cell>
          <table:table-cell table:number-columns-repeated="9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505]*[.$I$1]" office:value-type="float" office:value="0.2012" calcext:value-type="float">
            <text:p>0,2012</text:p>
          </table:table-cell>
          <table:table-cell table:formula="of:=[.$F$4]*COS([.$L$2]*[.B505]+[.$I$5])" office:value-type="float" office:value="279.829243063645" calcext:value-type="float">
            <text:p>279,829243063645</text:p>
          </table:table-cell>
          <table:table-cell table:number-columns-repeated="9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A506]*[.$I$1]" office:value-type="float" office:value="0.2016" calcext:value-type="float">
            <text:p>0,2016</text:p>
          </table:table-cell>
          <table:table-cell table:formula="of:=[.$F$4]*COS([.$L$2]*[.B506]+[.$I$5])" office:value-type="float" office:value="256.223213096945" calcext:value-type="float">
            <text:p>256,223213096945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A507]*[.$I$1]" office:value-type="float" office:value="0.202" calcext:value-type="float">
            <text:p>0,2020</text:p>
          </table:table-cell>
          <table:table-cell table:formula="of:=[.$F$4]*COS([.$L$2]*[.B507]+[.$I$5])" office:value-type="float" office:value="226.801810277651" calcext:value-type="float">
            <text:p>226,801810277651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508]*[.$I$1]" office:value-type="float" office:value="0.2024" calcext:value-type="float">
            <text:p>0,2024</text:p>
          </table:table-cell>
          <table:table-cell table:formula="of:=[.$F$4]*COS([.$L$2]*[.B508]+[.$I$5])" office:value-type="float" office:value="192.232797784492" calcext:value-type="float">
            <text:p>192,232797784492</text:p>
          </table:table-cell>
          <table:table-cell table:number-columns-repeated="9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509]*[.$I$1]" office:value-type="float" office:value="0.2028" calcext:value-type="float">
            <text:p>0,2028</text:p>
          </table:table-cell>
          <table:table-cell table:formula="of:=[.$F$4]*COS([.$L$2]*[.B509]+[.$I$5])" office:value-type="float" office:value="153.300771573323" calcext:value-type="float">
            <text:p>153,300771573323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510]*[.$I$1]" office:value-type="float" office:value="0.2032" calcext:value-type="float">
            <text:p>0,2032</text:p>
          </table:table-cell>
          <table:table-cell table:formula="of:=[.$F$4]*COS([.$L$2]*[.B510]+[.$I$5])" office:value-type="float" office:value="110.889352786776" calcext:value-type="float">
            <text:p>110,889352786776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511]*[.$I$1]" office:value-type="float" office:value="0.2036" calcext:value-type="float">
            <text:p>0,2036</text:p>
          </table:table-cell>
          <table:table-cell table:formula="of:=[.$F$4]*COS([.$L$2]*[.B511]+[.$I$5])" office:value-type="float" office:value="65.9611326376852" calcext:value-type="float">
            <text:p>65,9611326376852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12]*[.$I$1]" office:value-type="float" office:value="0.204" calcext:value-type="float">
            <text:p>0,2040</text:p>
          </table:table-cell>
          <table:table-cell table:formula="of:=[.$F$4]*COS([.$L$2]*[.B512]+[.$I$5])" office:value-type="float" office:value="19.5358249474969" calcext:value-type="float">
            <text:p>19,5358249474969</text:p>
          </table:table-cell>
          <table:table-cell table:number-columns-repeated="9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513]*[.$I$1]" office:value-type="float" office:value="0.2044" calcext:value-type="float">
            <text:p>0,2044</text:p>
          </table:table-cell>
          <table:table-cell table:formula="of:=[.$F$4]*COS([.$L$2]*[.B513]+[.$I$5])" office:value-type="float" office:value="-27.3328777992063" calcext:value-type="float">
            <text:p>-27,3328777992063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514]*[.$I$1]" office:value-type="float" office:value="0.2048" calcext:value-type="float">
            <text:p>0,2048</text:p>
          </table:table-cell>
          <table:table-cell table:formula="of:=[.$F$4]*COS([.$L$2]*[.B514]+[.$I$5])" office:value-type="float" office:value="-73.5812195972883" calcext:value-type="float">
            <text:p>-73,5812195972883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515]*[.$I$1]" office:value-type="float" office:value="0.2052" calcext:value-type="float">
            <text:p>0,2052</text:p>
          </table:table-cell>
          <table:table-cell table:formula="of:=[.$F$4]*COS([.$L$2]*[.B515]+[.$I$5])" office:value-type="float" office:value="-118.159524470399" calcext:value-type="float">
            <text:p>-118,159524470399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A516]*[.$I$1]" office:value-type="float" office:value="0.2056" calcext:value-type="float">
            <text:p>0,2056</text:p>
          </table:table-cell>
          <table:table-cell table:formula="of:=[.$F$4]*COS([.$L$2]*[.B516]+[.$I$5])" office:value-type="float" office:value="-160.056020452832" calcext:value-type="float">
            <text:p>-160,056020452832</text:p>
          </table:table-cell>
          <table:table-cell table:number-columns-repeated="9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A517]*[.$I$1]" office:value-type="float" office:value="0.206" calcext:value-type="float">
            <text:p>0,2060</text:p>
          </table:table-cell>
          <table:table-cell table:formula="of:=[.$F$4]*COS([.$L$2]*[.B517]+[.$I$5])" office:value-type="float" office:value="-198.319803282604" calcext:value-type="float">
            <text:p>-198,319803282604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A518]*[.$I$1]" office:value-type="float" office:value="0.2064" calcext:value-type="float">
            <text:p>0,2064</text:p>
          </table:table-cell>
          <table:table-cell table:formula="of:=[.$F$4]*COS([.$L$2]*[.B518]+[.$I$5])" office:value-type="float" office:value="-232.082418610018" calcext:value-type="float">
            <text:p>-232,082418610018</text:p>
          </table:table-cell>
          <table:table-cell table:number-columns-repeated="9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519]*[.$I$1]" office:value-type="float" office:value="0.2068" calcext:value-type="float">
            <text:p>0,2068</text:p>
          </table:table-cell>
          <table:table-cell table:formula="of:=[.$F$4]*COS([.$L$2]*[.B519]+[.$I$5])" office:value-type="float" office:value="-260.577572880977" calcext:value-type="float">
            <text:p>-260,577572880977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A520]*[.$I$1]" office:value-type="float" office:value="0.2072" calcext:value-type="float">
            <text:p>0,2072</text:p>
          </table:table-cell>
          <table:table-cell table:formula="of:=[.$F$4]*COS([.$L$2]*[.B520]+[.$I$5])" office:value-type="float" office:value="-283.158525526679" calcext:value-type="float">
            <text:p>-283,158525526679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A521]*[.$I$1]" office:value-type="float" office:value="0.2076" calcext:value-type="float">
            <text:p>0,2076</text:p>
          </table:table-cell>
          <table:table-cell table:formula="of:=[.$F$4]*COS([.$L$2]*[.B521]+[.$I$5])" office:value-type="float" office:value="-299.312767717755" calcext:value-type="float">
            <text:p>-299,312767717755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22]*[.$I$1]" office:value-type="float" office:value="0.208" calcext:value-type="float">
            <text:p>0,2080</text:p>
          </table:table-cell>
          <table:table-cell table:formula="of:=[.$F$4]*COS([.$L$2]*[.B522]+[.$I$5])" office:value-type="float" office:value="-308.673654526306" calcext:value-type="float">
            <text:p>-308,673654526306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A523]*[.$I$1]" office:value-type="float" office:value="0.2084" calcext:value-type="float">
            <text:p>0,2084</text:p>
          </table:table-cell>
          <table:table-cell table:formula="of:=[.$F$4]*COS([.$L$2]*[.B523]+[.$I$5])" office:value-type="float" office:value="-311.028726486367" calcext:value-type="float">
            <text:p>-311,028726486367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A524]*[.$I$1]" office:value-type="float" office:value="0.2088" calcext:value-type="float">
            <text:p>0,2088</text:p>
          </table:table-cell>
          <table:table-cell table:formula="of:=[.$F$4]*COS([.$L$2]*[.B524]+[.$I$5])" office:value-type="float" office:value="-306.32453168241" calcext:value-type="float">
            <text:p>-306,32453168241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A525]*[.$I$1]" office:value-type="float" office:value="0.2092" calcext:value-type="float">
            <text:p>0,2092</text:p>
          </table:table-cell>
          <table:table-cell table:formula="of:=[.$F$4]*COS([.$L$2]*[.B525]+[.$I$5])" office:value-type="float" office:value="-294.667838921311" calcext:value-type="float">
            <text:p>-294,667838921311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A526]*[.$I$1]" office:value-type="float" office:value="0.2096" calcext:value-type="float">
            <text:p>0,2096</text:p>
          </table:table-cell>
          <table:table-cell table:formula="of:=[.$F$4]*COS([.$L$2]*[.B526]+[.$I$5])" office:value-type="float" office:value="-276.323214452999" calcext:value-type="float">
            <text:p>-276,323214452999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A527]*[.$I$1]" office:value-type="float" office:value="0.21" calcext:value-type="float">
            <text:p>0,2100</text:p>
          </table:table-cell>
          <table:table-cell table:formula="of:=[.$F$4]*COS([.$L$2]*[.B527]+[.$I$5])" office:value-type="float" office:value="-251.70701723978" calcext:value-type="float">
            <text:p>-251,70701723978</text:p>
          </table:table-cell>
          <table:table-cell table:number-columns-repeated="9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A528]*[.$I$1]" office:value-type="float" office:value="0.2104" calcext:value-type="float">
            <text:p>0,2104</text:p>
          </table:table-cell>
          <table:table-cell table:formula="of:=[.$F$4]*COS([.$L$2]*[.B528]+[.$I$5])" office:value-type="float" office:value="-221.377949060774" calcext:value-type="float">
            <text:p>-221,377949060774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A529]*[.$I$1]" office:value-type="float" office:value="0.2108" calcext:value-type="float">
            <text:p>0,2108</text:p>
          </table:table-cell>
          <table:table-cell table:formula="of:=[.$F$4]*COS([.$L$2]*[.B529]+[.$I$5])" office:value-type="float" office:value="-186.024373931088" calcext:value-type="float">
            <text:p>-186,024373931088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A530]*[.$I$1]" office:value-type="float" office:value="0.2112" calcext:value-type="float">
            <text:p>0,2112</text:p>
          </table:table-cell>
          <table:table-cell table:formula="of:=[.$F$4]*COS([.$L$2]*[.B530]+[.$I$5])" office:value-type="float" office:value="-146.448694640726" calcext:value-type="float">
            <text:p>-146,448694640726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A531]*[.$I$1]" office:value-type="float" office:value="0.2116" calcext:value-type="float">
            <text:p>0,2116</text:p>
          </table:table-cell>
          <table:table-cell table:formula="of:=[.$F$4]*COS([.$L$2]*[.B531]+[.$I$5])" office:value-type="float" office:value="-103.549141011195" calcext:value-type="float">
            <text:p>-103,549141011195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32]*[.$I$1]" office:value-type="float" office:value="0.212" calcext:value-type="float">
            <text:p>0,2120</text:p>
          </table:table-cell>
          <table:table-cell table:formula="of:=[.$F$4]*COS([.$L$2]*[.B532]+[.$I$5])" office:value-type="float" office:value="-58.299383212935" calcext:value-type="float">
            <text:p>-58,299383212935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A533]*[.$I$1]" office:value-type="float" office:value="0.2124" calcext:value-type="float">
            <text:p>0,2124</text:p>
          </table:table-cell>
          <table:table-cell table:formula="of:=[.$F$4]*COS([.$L$2]*[.B533]+[.$I$5])" office:value-type="float" office:value="-11.726432850034" calcext:value-type="float">
            <text:p>-11,726432850034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534]*[.$I$1]" office:value-type="float" office:value="0.2128" calcext:value-type="float">
            <text:p>0,2128</text:p>
          </table:table-cell>
          <table:table-cell table:formula="of:=[.$F$4]*COS([.$L$2]*[.B534]+[.$I$5])" office:value-type="float" office:value="35.1126666194631" calcext:value-type="float">
            <text:p>35,1126666194631</text:p>
          </table:table-cell>
          <table:table-cell table:number-columns-repeated="9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A535]*[.$I$1]" office:value-type="float" office:value="0.2132" calcext:value-type="float">
            <text:p>0,2132</text:p>
          </table:table-cell>
          <table:table-cell table:formula="of:=[.$F$4]*COS([.$L$2]*[.B535]+[.$I$5])" office:value-type="float" office:value="81.1548310814956" calcext:value-type="float">
            <text:p>81,1548310814956</text:p>
          </table:table-cell>
          <table:table-cell table:number-columns-repeated="9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A536]*[.$I$1]" office:value-type="float" office:value="0.2136" calcext:value-type="float">
            <text:p>0,2136</text:p>
          </table:table-cell>
          <table:table-cell table:formula="of:=[.$F$4]*COS([.$L$2]*[.B536]+[.$I$5])" office:value-type="float" office:value="125.355064065804" calcext:value-type="float">
            <text:p>125,355064065804</text:p>
          </table:table-cell>
          <table:table-cell table:number-columns-repeated="9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537]*[.$I$1]" office:value-type="float" office:value="0.214" calcext:value-type="float">
            <text:p>0,2140</text:p>
          </table:table-cell>
          <table:table-cell table:formula="of:=[.$F$4]*COS([.$L$2]*[.B537]+[.$I$5])" office:value-type="float" office:value="166.710174519284" calcext:value-type="float">
            <text:p>166,710174519284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A538]*[.$I$1]" office:value-type="float" office:value="0.2144" calcext:value-type="float">
            <text:p>0,2144</text:p>
          </table:table-cell>
          <table:table-cell table:formula="of:=[.$F$4]*COS([.$L$2]*[.B538]+[.$I$5])" office:value-type="float" office:value="204.2815457423" calcext:value-type="float">
            <text:p>204,2815457423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A539]*[.$I$1]" office:value-type="float" office:value="0.2148" calcext:value-type="float">
            <text:p>0,2148</text:p>
          </table:table-cell>
          <table:table-cell table:formula="of:=[.$F$4]*COS([.$L$2]*[.B539]+[.$I$5])" office:value-type="float" office:value="237.216438712479" calcext:value-type="float">
            <text:p>237,216438712479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A540]*[.$I$1]" office:value-type="float" office:value="0.2152" calcext:value-type="float">
            <text:p>0,2152</text:p>
          </table:table-cell>
          <table:table-cell table:formula="of:=[.$F$4]*COS([.$L$2]*[.B540]+[.$I$5])" office:value-type="float" office:value="264.767346284917" calcext:value-type="float">
            <text:p>264,767346284917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A541]*[.$I$1]" office:value-type="float" office:value="0.2156" calcext:value-type="float">
            <text:p>0,2156</text:p>
          </table:table-cell>
          <table:table-cell table:formula="of:=[.$F$4]*COS([.$L$2]*[.B541]+[.$I$5])" office:value-type="float" office:value="286.308958995942" calcext:value-type="float">
            <text:p>286,308958995942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42]*[.$I$1]" office:value-type="float" office:value="0.216" calcext:value-type="float">
            <text:p>0,2160</text:p>
          </table:table-cell>
          <table:table-cell table:formula="of:=[.$F$4]*COS([.$L$2]*[.B542]+[.$I$5])" office:value-type="float" office:value="301.352357405949" calcext:value-type="float">
            <text:p>301,352357405949</text:p>
          </table:table-cell>
          <table:table-cell table:number-columns-repeated="9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A543]*[.$I$1]" office:value-type="float" office:value="0.2164" calcext:value-type="float">
            <text:p>0,2164</text:p>
          </table:table-cell>
          <table:table-cell table:formula="of:=[.$F$4]*COS([.$L$2]*[.B543]+[.$I$5])" office:value-type="float" office:value="309.556108864609" calcext:value-type="float">
            <text:p>309,556108864609</text:p>
          </table:table-cell>
          <table:table-cell table:number-columns-repeated="9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A544]*[.$I$1]" office:value-type="float" office:value="0.2168" calcext:value-type="float">
            <text:p>0,2168</text:p>
          </table:table-cell>
          <table:table-cell table:formula="of:=[.$F$4]*COS([.$L$2]*[.B544]+[.$I$5])" office:value-type="float" office:value="310.734016840601" calcext:value-type="float">
            <text:p>310,734016840601</text:p>
          </table:table-cell>
          <table:table-cell table:number-columns-repeated="9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A545]*[.$I$1]" office:value-type="float" office:value="0.2172" calcext:value-type="float">
            <text:p>0,2172</text:p>
          </table:table-cell>
          <table:table-cell table:formula="of:=[.$F$4]*COS([.$L$2]*[.B545]+[.$I$5])" office:value-type="float" office:value="304.859346933153" calcext:value-type="float">
            <text:p>304,859346933153</text:p>
          </table:table-cell>
          <table:table-cell table:number-columns-repeated="9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A546]*[.$I$1]" office:value-type="float" office:value="0.2176" calcext:value-type="float">
            <text:p>0,2176</text:p>
          </table:table-cell>
          <table:table-cell table:formula="of:=[.$F$4]*COS([.$L$2]*[.B546]+[.$I$5])" office:value-type="float" office:value="292.065433649643" calcext:value-type="float">
            <text:p>292,065433649643</text:p>
          </table:table-cell>
          <table:table-cell table:number-columns-repeated="9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A547]*[.$I$1]" office:value-type="float" office:value="0.218" calcext:value-type="float">
            <text:p>0,2180</text:p>
          </table:table-cell>
          <table:table-cell table:formula="of:=[.$F$4]*COS([.$L$2]*[.B547]+[.$I$5])" office:value-type="float" office:value="272.64265417756" calcext:value-type="float">
            <text:p>272,64265417756</text:p>
          </table:table-cell>
          <table:table-cell table:number-columns-repeated="9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A548]*[.$I$1]" office:value-type="float" office:value="0.2184" calcext:value-type="float">
            <text:p>0,2184</text:p>
          </table:table-cell>
          <table:table-cell table:formula="of:=[.$F$4]*COS([.$L$2]*[.B548]+[.$I$5])" office:value-type="float" office:value="247.031837835595" calcext:value-type="float">
            <text:p>247,031837835595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A549]*[.$I$1]" office:value-type="float" office:value="0.2188" calcext:value-type="float">
            <text:p>0,2188</text:p>
          </table:table-cell>
          <table:table-cell table:formula="of:=[.$F$4]*COS([.$L$2]*[.B549]+[.$I$5])" office:value-type="float" office:value="215.814260786389" calcext:value-type="float">
            <text:p>215,814260786389</text:p>
          </table:table-cell>
          <table:table-cell table:number-columns-repeated="9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A550]*[.$I$1]" office:value-type="float" office:value="0.2192" calcext:value-type="float">
            <text:p>0,2192</text:p>
          </table:table-cell>
          <table:table-cell table:formula="of:=[.$F$4]*COS([.$L$2]*[.B550]+[.$I$5])" office:value-type="float" office:value="179.698453095981" calcext:value-type="float">
            <text:p>179,698453095981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A551]*[.$I$1]" office:value-type="float" office:value="0.2196" calcext:value-type="float">
            <text:p>0,2196</text:p>
          </table:table-cell>
          <table:table-cell table:formula="of:=[.$F$4]*COS([.$L$2]*[.B551]+[.$I$5])" office:value-type="float" office:value="139.5041175737" calcext:value-type="float">
            <text:p>139,5041175737</text:p>
          </table:table-cell>
          <table:table-cell table:number-columns-repeated="9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52]*[.$I$1]" office:value-type="float" office:value="0.22" calcext:value-type="float">
            <text:p>0,2200</text:p>
          </table:table-cell>
          <table:table-cell table:formula="of:=[.$F$4]*COS([.$L$2]*[.B552]+[.$I$5])" office:value-type="float" office:value="96.1435253787416" calcext:value-type="float">
            <text:p>96,1435253787416</text:p>
          </table:table-cell>
          <table:table-cell table:number-columns-repeated="9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A553]*[.$I$1]" office:value-type="float" office:value="0.2204" calcext:value-type="float">
            <text:p>0,2204</text:p>
          </table:table-cell>
          <table:table-cell table:formula="of:=[.$F$4]*COS([.$L$2]*[.B553]+[.$I$5])" office:value-type="float" office:value="50.6008106481935" calcext:value-type="float">
            <text:p>50,6008106481935</text:p>
          </table:table-cell>
          <table:table-cell table:number-columns-repeated="9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A554]*[.$I$1]" office:value-type="float" office:value="0.2208" calcext:value-type="float">
            <text:p>0,2208</text:p>
          </table:table-cell>
          <table:table-cell table:formula="of:=[.$F$4]*COS([.$L$2]*[.B554]+[.$I$5])" office:value-type="float" office:value="3.90963408623687" calcext:value-type="float">
            <text:p>3,90963408623687</text:p>
          </table:table-cell>
          <table:table-cell table:number-columns-repeated="9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A555]*[.$I$1]" office:value-type="float" office:value="0.2212" calcext:value-type="float">
            <text:p>0,2212</text:p>
          </table:table-cell>
          <table:table-cell table:formula="of:=[.$F$4]*COS([.$L$2]*[.B555]+[.$I$5])" office:value-type="float" office:value="-42.8702775268993" calcext:value-type="float">
            <text:p>-42,8702775268993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A556]*[.$I$1]" office:value-type="float" office:value="0.2216" calcext:value-type="float">
            <text:p>0,2216</text:p>
          </table:table-cell>
          <table:table-cell table:formula="of:=[.$F$4]*COS([.$L$2]*[.B556]+[.$I$5])" office:value-type="float" office:value="-88.6771834349763" calcext:value-type="float">
            <text:p>-88,6771834349763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A557]*[.$I$1]" office:value-type="float" office:value="0.222" calcext:value-type="float">
            <text:p>0,2220</text:p>
          </table:table-cell>
          <table:table-cell table:formula="of:=[.$F$4]*COS([.$L$2]*[.B557]+[.$I$5])" office:value-type="float" office:value="-132.471426715963" calcext:value-type="float">
            <text:p>-132,471426715963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A558]*[.$I$1]" office:value-type="float" office:value="0.2224" calcext:value-type="float">
            <text:p>0,2224</text:p>
          </table:table-cell>
          <table:table-cell table:formula="of:=[.$F$4]*COS([.$L$2]*[.B558]+[.$I$5])" office:value-type="float" office:value="-173.259030866344" calcext:value-type="float">
            <text:p>-173,259030866344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A559]*[.$I$1]" office:value-type="float" office:value="0.2228" calcext:value-type="float">
            <text:p>0,2228</text:p>
          </table:table-cell>
          <table:table-cell table:formula="of:=[.$F$4]*COS([.$L$2]*[.B559]+[.$I$5])" office:value-type="float" office:value="-210.114259599254" calcext:value-type="float">
            <text:p>-210,114259599254</text:p>
          </table:table-cell>
          <table:table-cell table:number-columns-repeated="9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A560]*[.$I$1]" office:value-type="float" office:value="0.2232" calcext:value-type="float">
            <text:p>0,2232</text:p>
          </table:table-cell>
          <table:table-cell table:formula="of:=[.$F$4]*COS([.$L$2]*[.B560]+[.$I$5])" office:value-type="float" office:value="-242.200627827896" calcext:value-type="float">
            <text:p>-242,200627827896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561]*[.$I$1]" office:value-type="float" office:value="0.2236" calcext:value-type="float">
            <text:p>0,2236</text:p>
          </table:table-cell>
          <table:table-cell table:formula="of:=[.$F$4]*COS([.$L$2]*[.B561]+[.$I$5])" office:value-type="float" office:value="-268.789886958079" calcext:value-type="float">
            <text:p>-268,789886958079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62]*[.$I$1]" office:value-type="float" office:value="0.224" calcext:value-type="float">
            <text:p>0,2240</text:p>
          </table:table-cell>
          <table:table-cell table:formula="of:=[.$F$4]*COS([.$L$2]*[.B562]+[.$I$5])" office:value-type="float" office:value="-289.278553590126" calcext:value-type="float">
            <text:p>-289,278553590126</text:p>
          </table:table-cell>
          <table:table-cell table:number-columns-repeated="9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A563]*[.$I$1]" office:value-type="float" office:value="0.2244" calcext:value-type="float">
            <text:p>0,2244</text:p>
          </table:table-cell>
          <table:table-cell table:formula="of:=[.$F$4]*COS([.$L$2]*[.B563]+[.$I$5])" office:value-type="float" office:value="-303.201606486199" calcext:value-type="float">
            <text:p>-303,201606486199</text:p>
          </table:table-cell>
          <table:table-cell table:number-columns-repeated="9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A564]*[.$I$1]" office:value-type="float" office:value="0.2248" calcext:value-type="float">
            <text:p>0,2248</text:p>
          </table:table-cell>
          <table:table-cell table:formula="of:=[.$F$4]*COS([.$L$2]*[.B564]+[.$I$5])" office:value-type="float" office:value="-310.243040929712" calcext:value-type="float">
            <text:p>-310,243040929712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A565]*[.$I$1]" office:value-type="float" office:value="0.2252" calcext:value-type="float">
            <text:p>0,2252</text:p>
          </table:table-cell>
          <table:table-cell table:formula="of:=[.$F$4]*COS([.$L$2]*[.B565]+[.$I$5])" office:value-type="float" office:value="-310.243040929712" calcext:value-type="float">
            <text:p>-310,243040929712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A566]*[.$I$1]" office:value-type="float" office:value="0.2256" calcext:value-type="float">
            <text:p>0,2256</text:p>
          </table:table-cell>
          <table:table-cell table:formula="of:=[.$F$4]*COS([.$L$2]*[.B566]+[.$I$5])" office:value-type="float" office:value="-303.2016064862" calcext:value-type="float">
            <text:p>-303,2016064862</text:p>
          </table:table-cell>
          <table:table-cell table:number-columns-repeated="9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A567]*[.$I$1]" office:value-type="float" office:value="0.226" calcext:value-type="float">
            <text:p>0,2260</text:p>
          </table:table-cell>
          <table:table-cell table:formula="of:=[.$F$4]*COS([.$L$2]*[.B567]+[.$I$5])" office:value-type="float" office:value="-289.278553590128" calcext:value-type="float">
            <text:p>-289,278553590128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A568]*[.$I$1]" office:value-type="float" office:value="0.2264" calcext:value-type="float">
            <text:p>0,2264</text:p>
          </table:table-cell>
          <table:table-cell table:formula="of:=[.$F$4]*COS([.$L$2]*[.B568]+[.$I$5])" office:value-type="float" office:value="-268.789886958079" calcext:value-type="float">
            <text:p>-268,789886958079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A569]*[.$I$1]" office:value-type="float" office:value="0.2268" calcext:value-type="float">
            <text:p>0,2268</text:p>
          </table:table-cell>
          <table:table-cell table:formula="of:=[.$F$4]*COS([.$L$2]*[.B569]+[.$I$5])" office:value-type="float" office:value="-242.200627827898" calcext:value-type="float">
            <text:p>-242,200627827898</text:p>
          </table:table-cell>
          <table:table-cell table:number-columns-repeated="9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A570]*[.$I$1]" office:value-type="float" office:value="0.2272" calcext:value-type="float">
            <text:p>0,2272</text:p>
          </table:table-cell>
          <table:table-cell table:formula="of:=[.$F$4]*COS([.$L$2]*[.B570]+[.$I$5])" office:value-type="float" office:value="-210.114259599258" calcext:value-type="float">
            <text:p>-210,114259599258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A571]*[.$I$1]" office:value-type="float" office:value="0.2276" calcext:value-type="float">
            <text:p>0,2276</text:p>
          </table:table-cell>
          <table:table-cell table:formula="of:=[.$F$4]*COS([.$L$2]*[.B571]+[.$I$5])" office:value-type="float" office:value="-173.259030866343" calcext:value-type="float">
            <text:p>-173,259030866343</text:p>
          </table:table-cell>
          <table:table-cell table:number-columns-repeated="9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72]*[.$I$1]" office:value-type="float" office:value="0.228" calcext:value-type="float">
            <text:p>0,2280</text:p>
          </table:table-cell>
          <table:table-cell table:formula="of:=[.$F$4]*COS([.$L$2]*[.B572]+[.$I$5])" office:value-type="float" office:value="-132.471426715967" calcext:value-type="float">
            <text:p>-132,471426715967</text:p>
          </table:table-cell>
          <table:table-cell table:number-columns-repeated="9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A573]*[.$I$1]" office:value-type="float" office:value="0.2284" calcext:value-type="float">
            <text:p>0,2284</text:p>
          </table:table-cell>
          <table:table-cell table:formula="of:=[.$F$4]*COS([.$L$2]*[.B573]+[.$I$5])" office:value-type="float" office:value="-88.6771834349762" calcext:value-type="float">
            <text:p>-88,6771834349762</text:p>
          </table:table-cell>
          <table:table-cell table:number-columns-repeated="9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A574]*[.$I$1]" office:value-type="float" office:value="0.2288" calcext:value-type="float">
            <text:p>0,2288</text:p>
          </table:table-cell>
          <table:table-cell table:formula="of:=[.$F$4]*COS([.$L$2]*[.B574]+[.$I$5])" office:value-type="float" office:value="-42.8702775269035" calcext:value-type="float">
            <text:p>-42,8702775269035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A575]*[.$I$1]" office:value-type="float" office:value="0.2292" calcext:value-type="float">
            <text:p>0,2292</text:p>
          </table:table-cell>
          <table:table-cell table:formula="of:=[.$F$4]*COS([.$L$2]*[.B575]+[.$I$5])" office:value-type="float" office:value="3.90963408623702" calcext:value-type="float">
            <text:p>3,90963408623702</text:p>
          </table:table-cell>
          <table:table-cell table:number-columns-repeated="9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A576]*[.$I$1]" office:value-type="float" office:value="0.2296" calcext:value-type="float">
            <text:p>0,2296</text:p>
          </table:table-cell>
          <table:table-cell table:formula="of:=[.$F$4]*COS([.$L$2]*[.B576]+[.$I$5])" office:value-type="float" office:value="50.6008106481892" calcext:value-type="float">
            <text:p>50,6008106481892</text:p>
          </table:table-cell>
          <table:table-cell table:number-columns-repeated="9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A577]*[.$I$1]" office:value-type="float" office:value="0.23" calcext:value-type="float">
            <text:p>0,2300</text:p>
          </table:table-cell>
          <table:table-cell table:formula="of:=[.$F$4]*COS([.$L$2]*[.B577]+[.$I$5])" office:value-type="float" office:value="96.1435253787375" calcext:value-type="float">
            <text:p>96,1435253787375</text:p>
          </table:table-cell>
          <table:table-cell table:number-columns-repeated="9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A578]*[.$I$1]" office:value-type="float" office:value="0.2304" calcext:value-type="float">
            <text:p>0,2304</text:p>
          </table:table-cell>
          <table:table-cell table:formula="of:=[.$F$4]*COS([.$L$2]*[.B578]+[.$I$5])" office:value-type="float" office:value="139.504117573696" calcext:value-type="float">
            <text:p>139,504117573696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A579]*[.$I$1]" office:value-type="float" office:value="0.2308" calcext:value-type="float">
            <text:p>0,2308</text:p>
          </table:table-cell>
          <table:table-cell table:formula="of:=[.$F$4]*COS([.$L$2]*[.B579]+[.$I$5])" office:value-type="float" office:value="179.698453095974" calcext:value-type="float">
            <text:p>179,698453095974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A580]*[.$I$1]" office:value-type="float" office:value="0.2312" calcext:value-type="float">
            <text:p>0,2312</text:p>
          </table:table-cell>
          <table:table-cell table:formula="of:=[.$F$4]*COS([.$L$2]*[.B580]+[.$I$5])" office:value-type="float" office:value="215.814260786386" calcext:value-type="float">
            <text:p>215,814260786386</text:p>
          </table:table-cell>
          <table:table-cell table:number-columns-repeated="9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A581]*[.$I$1]" office:value-type="float" office:value="0.2316" calcext:value-type="float">
            <text:p>0,2316</text:p>
          </table:table-cell>
          <table:table-cell table:formula="of:=[.$F$4]*COS([.$L$2]*[.B581]+[.$I$5])" office:value-type="float" office:value="247.031837835593" calcext:value-type="float">
            <text:p>247,031837835593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582]*[.$I$1]" office:value-type="float" office:value="0.232" calcext:value-type="float">
            <text:p>0,2320</text:p>
          </table:table-cell>
          <table:table-cell table:formula="of:=[.$F$4]*COS([.$L$2]*[.B582]+[.$I$5])" office:value-type="float" office:value="272.642654177558" calcext:value-type="float">
            <text:p>272,642654177558</text:p>
          </table:table-cell>
          <table:table-cell table:number-columns-repeated="9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A583]*[.$I$1]" office:value-type="float" office:value="0.2324" calcext:value-type="float">
            <text:p>0,2324</text:p>
          </table:table-cell>
          <table:table-cell table:formula="of:=[.$F$4]*COS([.$L$2]*[.B583]+[.$I$5])" office:value-type="float" office:value="292.065433649644" calcext:value-type="float">
            <text:p>292,065433649644</text:p>
          </table:table-cell>
          <table:table-cell table:number-columns-repeated="9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A584]*[.$I$1]" office:value-type="float" office:value="0.2328" calcext:value-type="float">
            <text:p>0,2328</text:p>
          </table:table-cell>
          <table:table-cell table:formula="of:=[.$F$4]*COS([.$L$2]*[.B584]+[.$I$5])" office:value-type="float" office:value="304.859346933152" calcext:value-type="float">
            <text:p>304,859346933152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A585]*[.$I$1]" office:value-type="float" office:value="0.2332" calcext:value-type="float">
            <text:p>0,2332</text:p>
          </table:table-cell>
          <table:table-cell table:formula="of:=[.$F$4]*COS([.$L$2]*[.B585]+[.$I$5])" office:value-type="float" office:value="310.734016840601" calcext:value-type="float">
            <text:p>310,734016840601</text:p>
          </table:table-cell>
          <table:table-cell table:number-columns-repeated="9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A586]*[.$I$1]" office:value-type="float" office:value="0.2336" calcext:value-type="float">
            <text:p>0,2336</text:p>
          </table:table-cell>
          <table:table-cell table:formula="of:=[.$F$4]*COS([.$L$2]*[.B586]+[.$I$5])" office:value-type="float" office:value="309.556108864609" calcext:value-type="float">
            <text:p>309,556108864609</text:p>
          </table:table-cell>
          <table:table-cell table:number-columns-repeated="9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A587]*[.$I$1]" office:value-type="float" office:value="0.234" calcext:value-type="float">
            <text:p>0,2340</text:p>
          </table:table-cell>
          <table:table-cell table:formula="of:=[.$F$4]*COS([.$L$2]*[.B587]+[.$I$5])" office:value-type="float" office:value="301.35235740595" calcext:value-type="float">
            <text:p>301,35235740595</text:p>
          </table:table-cell>
          <table:table-cell table:number-columns-repeated="9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A588]*[.$I$1]" office:value-type="float" office:value="0.2344" calcext:value-type="float">
            <text:p>0,2344</text:p>
          </table:table-cell>
          <table:table-cell table:formula="of:=[.$F$4]*COS([.$L$2]*[.B588]+[.$I$5])" office:value-type="float" office:value="286.308958995942" calcext:value-type="float">
            <text:p>286,308958995942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A589]*[.$I$1]" office:value-type="float" office:value="0.2348" calcext:value-type="float">
            <text:p>0,2348</text:p>
          </table:table-cell>
          <table:table-cell table:formula="of:=[.$F$4]*COS([.$L$2]*[.B589]+[.$I$5])" office:value-type="float" office:value="264.767346284919" calcext:value-type="float">
            <text:p>264,767346284919</text:p>
          </table:table-cell>
          <table:table-cell table:number-columns-repeated="9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A590]*[.$I$1]" office:value-type="float" office:value="0.2352" calcext:value-type="float">
            <text:p>0,2352</text:p>
          </table:table-cell>
          <table:table-cell table:formula="of:=[.$F$4]*COS([.$L$2]*[.B590]+[.$I$5])" office:value-type="float" office:value="237.216438712482" calcext:value-type="float">
            <text:p>237,216438712482</text:p>
          </table:table-cell>
          <table:table-cell table:number-columns-repeated="9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A591]*[.$I$1]" office:value-type="float" office:value="0.2356" calcext:value-type="float">
            <text:p>0,2356</text:p>
          </table:table-cell>
          <table:table-cell table:formula="of:=[.$F$4]*COS([.$L$2]*[.B591]+[.$I$5])" office:value-type="float" office:value="204.281545742304" calcext:value-type="float">
            <text:p>204,281545742304</text:p>
          </table:table-cell>
          <table:table-cell table:number-columns-repeated="9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592]*[.$I$1]" office:value-type="float" office:value="0.236" calcext:value-type="float">
            <text:p>0,2360</text:p>
          </table:table-cell>
          <table:table-cell table:formula="of:=[.$F$4]*COS([.$L$2]*[.B592]+[.$I$5])" office:value-type="float" office:value="166.710174519287" calcext:value-type="float">
            <text:p>166,710174519287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A593]*[.$I$1]" office:value-type="float" office:value="0.2364" calcext:value-type="float">
            <text:p>0,2364</text:p>
          </table:table-cell>
          <table:table-cell table:formula="of:=[.$F$4]*COS([.$L$2]*[.B593]+[.$I$5])" office:value-type="float" office:value="125.355064065808" calcext:value-type="float">
            <text:p>125,355064065808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A594]*[.$I$1]" office:value-type="float" office:value="0.2368" calcext:value-type="float">
            <text:p>0,2368</text:p>
          </table:table-cell>
          <table:table-cell table:formula="of:=[.$F$4]*COS([.$L$2]*[.B594]+[.$I$5])" office:value-type="float" office:value="81.1548310814997" calcext:value-type="float">
            <text:p>81,1548310814997</text:p>
          </table:table-cell>
          <table:table-cell table:number-columns-repeated="9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A595]*[.$I$1]" office:value-type="float" office:value="0.2372" calcext:value-type="float">
            <text:p>0,2372</text:p>
          </table:table-cell>
          <table:table-cell table:formula="of:=[.$F$4]*COS([.$L$2]*[.B595]+[.$I$5])" office:value-type="float" office:value="35.1126666194674" calcext:value-type="float">
            <text:p>35,1126666194674</text:p>
          </table:table-cell>
          <table:table-cell table:number-columns-repeated="9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A596]*[.$I$1]" office:value-type="float" office:value="0.2376" calcext:value-type="float">
            <text:p>0,2376</text:p>
          </table:table-cell>
          <table:table-cell table:formula="of:=[.$F$4]*COS([.$L$2]*[.B596]+[.$I$5])" office:value-type="float" office:value="-11.7264328500297" calcext:value-type="float">
            <text:p>-11,7264328500297</text:p>
          </table:table-cell>
          <table:table-cell table:number-columns-repeated="9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A597]*[.$I$1]" office:value-type="float" office:value="0.238" calcext:value-type="float">
            <text:p>0,2380</text:p>
          </table:table-cell>
          <table:table-cell table:formula="of:=[.$F$4]*COS([.$L$2]*[.B597]+[.$I$5])" office:value-type="float" office:value="-58.2993832129351" calcext:value-type="float">
            <text:p>-58,2993832129351</text:p>
          </table:table-cell>
          <table:table-cell table:number-columns-repeated="9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A598]*[.$I$1]" office:value-type="float" office:value="0.2384" calcext:value-type="float">
            <text:p>0,2384</text:p>
          </table:table-cell>
          <table:table-cell table:formula="of:=[.$F$4]*COS([.$L$2]*[.B598]+[.$I$5])" office:value-type="float" office:value="-103.549141011191" calcext:value-type="float">
            <text:p>-103,549141011191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A599]*[.$I$1]" office:value-type="float" office:value="0.2388" calcext:value-type="float">
            <text:p>0,2388</text:p>
          </table:table-cell>
          <table:table-cell table:formula="of:=[.$F$4]*COS([.$L$2]*[.B599]+[.$I$5])" office:value-type="float" office:value="-146.448694640722" calcext:value-type="float">
            <text:p>-146,448694640722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A600]*[.$I$1]" office:value-type="float" office:value="0.2392" calcext:value-type="float">
            <text:p>0,2392</text:p>
          </table:table-cell>
          <table:table-cell table:formula="of:=[.$F$4]*COS([.$L$2]*[.B600]+[.$I$5])" office:value-type="float" office:value="-186.024373931088" calcext:value-type="float">
            <text:p>-186,024373931088</text:p>
          </table:table-cell>
          <table:table-cell table:number-columns-repeated="9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A601]*[.$I$1]" office:value-type="float" office:value="0.2396" calcext:value-type="float">
            <text:p>0,2396</text:p>
          </table:table-cell>
          <table:table-cell table:formula="of:=[.$F$4]*COS([.$L$2]*[.B601]+[.$I$5])" office:value-type="float" office:value="-221.377949060771" calcext:value-type="float">
            <text:p>-221,377949060771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02]*[.$I$1]" office:value-type="float" office:value="0.24" calcext:value-type="float">
            <text:p>0,2400</text:p>
          </table:table-cell>
          <table:table-cell table:formula="of:=[.$F$4]*COS([.$L$2]*[.B602]+[.$I$5])" office:value-type="float" office:value="-251.70701723978" calcext:value-type="float">
            <text:p>-251,70701723978</text:p>
          </table:table-cell>
          <table:table-cell table:number-columns-repeated="9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603]*[.$I$1]" office:value-type="float" office:value="0.2404" calcext:value-type="float">
            <text:p>0,2404</text:p>
          </table:table-cell>
          <table:table-cell table:formula="of:=[.$F$4]*COS([.$L$2]*[.B603]+[.$I$5])" office:value-type="float" office:value="-276.323214452997" calcext:value-type="float">
            <text:p>-276,323214452997</text:p>
          </table:table-cell>
          <table:table-cell table:number-columns-repeated="9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A604]*[.$I$1]" office:value-type="float" office:value="0.2408" calcext:value-type="float">
            <text:p>0,2408</text:p>
          </table:table-cell>
          <table:table-cell table:formula="of:=[.$F$4]*COS([.$L$2]*[.B604]+[.$I$5])" office:value-type="float" office:value="-294.667838921309" calcext:value-type="float">
            <text:p>-294,667838921309</text:p>
          </table:table-cell>
          <table:table-cell table:number-columns-repeated="9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A605]*[.$I$1]" office:value-type="float" office:value="0.2412" calcext:value-type="float">
            <text:p>0,2412</text:p>
          </table:table-cell>
          <table:table-cell table:formula="of:=[.$F$4]*COS([.$L$2]*[.B605]+[.$I$5])" office:value-type="float" office:value="-306.324531682409" calcext:value-type="float">
            <text:p>-306,324531682409</text:p>
          </table:table-cell>
          <table:table-cell table:number-columns-repeated="9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A606]*[.$I$1]" office:value-type="float" office:value="0.2416" calcext:value-type="float">
            <text:p>0,2416</text:p>
          </table:table-cell>
          <table:table-cell table:formula="of:=[.$F$4]*COS([.$L$2]*[.B606]+[.$I$5])" office:value-type="float" office:value="-311.028726486367" calcext:value-type="float">
            <text:p>-311,028726486367</text:p>
          </table:table-cell>
          <table:table-cell table:number-columns-repeated="9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A607]*[.$I$1]" office:value-type="float" office:value="0.242" calcext:value-type="float">
            <text:p>0,2420</text:p>
          </table:table-cell>
          <table:table-cell table:formula="of:=[.$F$4]*COS([.$L$2]*[.B607]+[.$I$5])" office:value-type="float" office:value="-308.673654526307" calcext:value-type="float">
            <text:p>-308,673654526307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A608]*[.$I$1]" office:value-type="float" office:value="0.2424" calcext:value-type="float">
            <text:p>0,2424</text:p>
          </table:table-cell>
          <table:table-cell table:formula="of:=[.$F$4]*COS([.$L$2]*[.B608]+[.$I$5])" office:value-type="float" office:value="-299.312767717756" calcext:value-type="float">
            <text:p>-299,312767717756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A609]*[.$I$1]" office:value-type="float" office:value="0.2428" calcext:value-type="float">
            <text:p>0,2428</text:p>
          </table:table-cell>
          <table:table-cell table:formula="of:=[.$F$4]*COS([.$L$2]*[.B609]+[.$I$5])" office:value-type="float" office:value="-283.158525526679" calcext:value-type="float">
            <text:p>-283,158525526679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A610]*[.$I$1]" office:value-type="float" office:value="0.2432" calcext:value-type="float">
            <text:p>0,2432</text:p>
          </table:table-cell>
          <table:table-cell table:formula="of:=[.$F$4]*COS([.$L$2]*[.B610]+[.$I$5])" office:value-type="float" office:value="-260.577572880979" calcext:value-type="float">
            <text:p>-260,577572880979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A611]*[.$I$1]" office:value-type="float" office:value="0.2436" calcext:value-type="float">
            <text:p>0,2436</text:p>
          </table:table-cell>
          <table:table-cell table:formula="of:=[.$F$4]*COS([.$L$2]*[.B611]+[.$I$5])" office:value-type="float" office:value="-232.08241861002" calcext:value-type="float">
            <text:p>-232,08241861002</text:p>
          </table:table-cell>
          <table:table-cell table:number-columns-repeated="9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12]*[.$I$1]" office:value-type="float" office:value="0.244" calcext:value-type="float">
            <text:p>0,2440</text:p>
          </table:table-cell>
          <table:table-cell table:formula="of:=[.$F$4]*COS([.$L$2]*[.B612]+[.$I$5])" office:value-type="float" office:value="-198.319803282604" calcext:value-type="float">
            <text:p>-198,319803282604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A613]*[.$I$1]" office:value-type="float" office:value="0.2444" calcext:value-type="float">
            <text:p>0,2444</text:p>
          </table:table-cell>
          <table:table-cell table:formula="of:=[.$F$4]*COS([.$L$2]*[.B613]+[.$I$5])" office:value-type="float" office:value="-160.056020452836" calcext:value-type="float">
            <text:p>-160,056020452836</text:p>
          </table:table-cell>
          <table:table-cell table:number-columns-repeated="9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A614]*[.$I$1]" office:value-type="float" office:value="0.2448" calcext:value-type="float">
            <text:p>0,2448</text:p>
          </table:table-cell>
          <table:table-cell table:formula="of:=[.$F$4]*COS([.$L$2]*[.B614]+[.$I$5])" office:value-type="float" office:value="-118.159524470399" calcext:value-type="float">
            <text:p>-118,159524470399</text:p>
          </table:table-cell>
          <table:table-cell table:number-columns-repeated="9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A615]*[.$I$1]" office:value-type="float" office:value="0.2452" calcext:value-type="float">
            <text:p>0,2452</text:p>
          </table:table-cell>
          <table:table-cell table:formula="of:=[.$F$4]*COS([.$L$2]*[.B615]+[.$I$5])" office:value-type="float" office:value="-73.5812195972924" calcext:value-type="float">
            <text:p>-73,5812195972924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A616]*[.$I$1]" office:value-type="float" office:value="0.2456" calcext:value-type="float">
            <text:p>0,2456</text:p>
          </table:table-cell>
          <table:table-cell table:formula="of:=[.$F$4]*COS([.$L$2]*[.B616]+[.$I$5])" office:value-type="float" office:value="-27.3328777992106" calcext:value-type="float">
            <text:p>-27,3328777992106</text:p>
          </table:table-cell>
          <table:table-cell table:number-columns-repeated="9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617]*[.$I$1]" office:value-type="float" office:value="0.246" calcext:value-type="float">
            <text:p>0,2460</text:p>
          </table:table-cell>
          <table:table-cell table:formula="of:=[.$F$4]*COS([.$L$2]*[.B617]+[.$I$5])" office:value-type="float" office:value="19.535824947497" calcext:value-type="float">
            <text:p>19,535824947497</text:p>
          </table:table-cell>
          <table:table-cell table:number-columns-repeated="9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A618]*[.$I$1]" office:value-type="float" office:value="0.2464" calcext:value-type="float">
            <text:p>0,2464</text:p>
          </table:table-cell>
          <table:table-cell table:formula="of:=[.$F$4]*COS([.$L$2]*[.B618]+[.$I$5])" office:value-type="float" office:value="65.961132637681" calcext:value-type="float">
            <text:p>65,961132637681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A619]*[.$I$1]" office:value-type="float" office:value="0.2468" calcext:value-type="float">
            <text:p>0,2468</text:p>
          </table:table-cell>
          <table:table-cell table:formula="of:=[.$F$4]*COS([.$L$2]*[.B619]+[.$I$5])" office:value-type="float" office:value="110.889352786772" calcext:value-type="float">
            <text:p>110,889352786772</text:p>
          </table:table-cell>
          <table:table-cell table:number-columns-repeated="9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A620]*[.$I$1]" office:value-type="float" office:value="0.2472" calcext:value-type="float">
            <text:p>0,2472</text:p>
          </table:table-cell>
          <table:table-cell table:formula="of:=[.$F$4]*COS([.$L$2]*[.B620]+[.$I$5])" office:value-type="float" office:value="153.300771573315" calcext:value-type="float">
            <text:p>153,300771573315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A621]*[.$I$1]" office:value-type="float" office:value="0.2476" calcext:value-type="float">
            <text:p>0,2476</text:p>
          </table:table-cell>
          <table:table-cell table:formula="of:=[.$F$4]*COS([.$L$2]*[.B621]+[.$I$5])" office:value-type="float" office:value="192.232797784485" calcext:value-type="float">
            <text:p>192,232797784485</text:p>
          </table:table-cell>
          <table:table-cell table:number-columns-repeated="9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22]*[.$I$1]" office:value-type="float" office:value="0.248" calcext:value-type="float">
            <text:p>0,2480</text:p>
          </table:table-cell>
          <table:table-cell table:formula="of:=[.$F$4]*COS([.$L$2]*[.B622]+[.$I$5])" office:value-type="float" office:value="226.801810277648" calcext:value-type="float">
            <text:p>226,801810277648</text:p>
          </table:table-cell>
          <table:table-cell table:number-columns-repeated="9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A623]*[.$I$1]" office:value-type="float" office:value="0.2484" calcext:value-type="float">
            <text:p>0,2484</text:p>
          </table:table-cell>
          <table:table-cell table:formula="of:=[.$F$4]*COS([.$L$2]*[.B623]+[.$I$5])" office:value-type="float" office:value="256.223213096942" calcext:value-type="float">
            <text:p>256,223213096942</text:p>
          </table:table-cell>
          <table:table-cell table:number-columns-repeated="9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A624]*[.$I$1]" office:value-type="float" office:value="0.2488" calcext:value-type="float">
            <text:p>0,2488</text:p>
          </table:table-cell>
          <table:table-cell table:formula="of:=[.$F$4]*COS([.$L$2]*[.B624]+[.$I$5])" office:value-type="float" office:value="279.829243063645" calcext:value-type="float">
            <text:p>279,829243063645</text:p>
          </table:table-cell>
          <table:table-cell table:number-columns-repeated="9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A625]*[.$I$1]" office:value-type="float" office:value="0.2492" calcext:value-type="float">
            <text:p>0,2492</text:p>
          </table:table-cell>
          <table:table-cell table:formula="of:=[.$F$4]*COS([.$L$2]*[.B625]+[.$I$5])" office:value-type="float" office:value="297.08412567018" calcext:value-type="float">
            <text:p>297,08412567018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A626]*[.$I$1]" office:value-type="float" office:value="0.2496" calcext:value-type="float">
            <text:p>0,2496</text:p>
          </table:table-cell>
          <table:table-cell table:formula="of:=[.$F$4]*COS([.$L$2]*[.B626]+[.$I$5])" office:value-type="float" office:value="307.59623529188" calcext:value-type="float">
            <text:p>307,5962352918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 style:data-style-name="N2" text:time-value="17:23:05.9583582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6T12:05:12.189004997</meta:creation-date>
    <dc:date>2022-03-04T17:37:52.915295129</dc:date>
    <meta:editing-duration>PT18H49M54S</meta:editing-duration>
    <meta:editing-cycles>6</meta:editing-cycles>
    <meta:generator>LibreOffice/6.4.7.2$Linux_X86_64 LibreOffice_project/40$Build-2</meta:generator>
    <meta:document-statistic meta:table-count="5" meta:cell-count="933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101cm" svg:height="10.749cm" xlink:href=".." xlink:type="simple" chart:class="chart:line" chart:style-name="ch1">
        <chart:legend chart:legend-position="end" svg:x="16.249cm" svg:y="4.826cm" style:legend-expansion="high" chart:style-name="ch2"/>
        <chart:plot-area chart:style-name="ch3" table:cell-range-address="Sheet2.A2:Sheet2.B751" svg:x="0.382cm" svg:y="0.214cm" svg:width="15.485cm" svg:height="10.321cm">
          <chartooo:coordinate-region svg:x="1.374cm" svg:y="0.335cm" svg:width="14.493cm" svg:height="9.1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2:Sheet2.A751" chart:class="chart:line">
            <chart:data-point chart:repeated="750"/>
          </chart:series>
          <chart:series chart:style-name="ch7" chart:values-cell-range-address="Sheet2.B2:Sheet2.B751" chart:class="chart:line">
            <chart:data-point chart:repeated="7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5">
                <text:p>975</text:p>
                <draw:g>
                  <svg:desc>Sheet2.A2:Sheet2.A751</svg:desc>
                </draw:g>
              </table:table-cell>
              <table:table-cell office:value-type="float" office:value="378">
                <text:p>378</text:p>
                <draw:g>
                  <svg:desc>Sheet2.B2:Sheet2.B7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8">
                <text:p>94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4">
                <text:p>92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0">
                <text:p>89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1">
                <text:p>88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7">
                <text:p>87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5">
                <text:p>795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3">
                <text:p>823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38">
                <text:p>838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4">
                <text:p>834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4">
                <text:p>844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0">
                <text:p>86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3">
                <text:p>923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5">
                <text:p>1025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34">
                <text:p>1034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44">
                <text:p>1044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13">
                <text:p>1113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45">
                <text:p>1145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5">
                <text:p>1205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42">
                <text:p>1242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72">
                <text:p>1272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16">
                <text:p>1316</text:p>
              </table:table-cell>
              <table:table-cell office:value-type="float" office:value="1729">
                <text:p>17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65">
                <text:p>1365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06">
                <text:p>1406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76">
                <text:p>1476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17">
                <text:p>1517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59">
                <text:p>1559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72">
                <text:p>1572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93">
                <text:p>1593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94">
                <text:p>1594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05">
                <text:p>1605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97">
                <text:p>159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77">
                <text:p>1577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42">
                <text:p>1542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17">
                <text:p>1517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96">
                <text:p>1496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8">
                <text:p>1468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30">
                <text:p>1430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75">
                <text:p>1375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17">
                <text:p>1317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81">
                <text:p>1281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0">
                <text:p>1230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69">
                <text:p>1169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89">
                <text:p>1089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3">
                <text:p>1033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1">
                <text:p>991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70">
                <text:p>97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7">
                <text:p>947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4">
                <text:p>904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86">
                <text:p>886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42">
                <text:p>842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04">
                <text:p>804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29">
                <text:p>829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5">
                <text:p>855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58">
                <text:p>858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62">
                <text:p>862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68">
                <text:p>868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78">
                <text:p>878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2">
                <text:p>902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71">
                <text:p>97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99">
                <text:p>999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74">
                <text:p>1074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31">
                <text:p>1131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67">
                <text:p>1167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28">
                <text:p>1228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52">
                <text:p>1252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92">
                <text:p>1292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42">
                <text:p>1342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03">
                <text:p>1403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35">
                <text:p>1435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00">
                <text:p>1500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32">
                <text:p>1532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69">
                <text:p>1569</text:p>
              </table:table-cell>
              <table:table-cell office:value-type="float" office:value="1862">
                <text:p>18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03">
                <text:p>1603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95">
                <text:p>1595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94">
                <text:p>1594</text:p>
              </table:table-cell>
              <table:table-cell office:value-type="float" office:value="1713">
                <text:p>17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81">
                <text:p>1581</text:p>
              </table:table-cell>
              <table:table-cell office:value-type="float" office:value="1634">
                <text:p>16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60">
                <text:p>1560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41">
                <text:p>1541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36">
                <text:p>1536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57">
                <text:p>1557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23">
                <text:p>1523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76">
                <text:p>1476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46">
                <text:p>1446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64">
                <text:p>1364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03">
                <text:p>1303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42">
                <text:p>1242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89">
                <text:p>1189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23">
                <text:p>1123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4">
                <text:p>1054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3">
                <text:p>100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70">
                <text:p>97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63">
                <text:p>963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4">
                <text:p>934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91">
                <text:p>89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58">
                <text:p>858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25">
                <text:p>82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98">
                <text:p>89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62">
                <text:p>86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61">
                <text:p>861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11">
                <text:p>911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48">
                <text:p>948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06">
                <text:p>906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86">
                <text:p>886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70">
                <text:p>970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21">
                <text:p>1021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17">
                <text:p>1017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91">
                <text:p>1091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5">
                <text:p>1145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94">
                <text:p>1194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5">
                <text:p>1255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86">
                <text:p>1286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27">
                <text:p>1327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76">
                <text:p>1376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34">
                <text:p>1434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77">
                <text:p>1477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20">
                <text:p>1520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52">
                <text:p>1552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01">
                <text:p>1601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94">
                <text:p>1594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34">
                <text:p>1634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30">
                <text:p>1630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17">
                <text:p>1617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89">
                <text:p>1589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53">
                <text:p>1553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22">
                <text:p>1522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89">
                <text:p>1489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56">
                <text:p>1456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14">
                <text:p>1414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10">
                <text:p>141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9">
                <text:p>1309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66">
                <text:p>1266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83">
                <text:p>1183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59">
                <text:p>1159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72">
                <text:p>1072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25">
                <text:p>1025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83">
                <text:p>983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67">
                <text:p>96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40">
                <text:p>94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97">
                <text:p>897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80">
                <text:p>88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60">
                <text:p>86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39">
                <text:p>839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11">
                <text:p>911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17">
                <text:p>917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22">
                <text:p>922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10">
                <text:p>910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04">
                <text:p>904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01">
                <text:p>901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02">
                <text:p>902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36">
                <text:p>936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07">
                <text:p>1007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98">
                <text:p>1098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33">
                <text:p>1133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00">
                <text:p>1200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36">
                <text:p>1236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74">
                <text:p>1274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09">
                <text:p>1309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58">
                <text:p>1358</text:p>
              </table:table-cell>
              <table:table-cell office:value-type="float" office:value="1769">
                <text:p>17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04">
                <text:p>1404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63">
                <text:p>1463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13">
                <text:p>1513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36">
                <text:p>1536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73">
                <text:p>1573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86">
                <text:p>1586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32">
                <text:p>1632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97">
                <text:p>1597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72">
                <text:p>1572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88">
                <text:p>1588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82">
                <text:p>1582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72">
                <text:p>1572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30">
                <text:p>1530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87">
                <text:p>1487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41">
                <text:p>1441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28">
                <text:p>1428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46">
                <text:p>1346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88">
                <text:p>1288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32">
                <text:p>1232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69">
                <text:p>1169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09">
                <text:p>1109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39">
                <text:p>1039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88">
                <text:p>988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63">
                <text:p>963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37">
                <text:p>937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6">
                <text:p>92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78">
                <text:p>878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77">
                <text:p>877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18">
                <text:p>818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02">
                <text:p>902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06">
                <text:p>90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10">
                <text:p>910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38">
                <text:p>938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7">
                <text:p>927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12">
                <text:p>912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14">
                <text:p>914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6">
                <text:p>986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95">
                <text:p>1095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27">
                <text:p>1127</text:p>
              </table:table-cell>
              <table:table-cell office:value-type="float" office:value="1357">
                <text:p>13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52">
                <text:p>1152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34">
                <text:p>1234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72">
                <text:p>1272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14">
                <text:p>1314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37">
                <text:p>1337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88">
                <text:p>1388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54">
                <text:p>1454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11">
                <text:p>1511</text:p>
              </table:table-cell>
              <table:table-cell office:value-type="float" office:value="1844">
                <text:p>18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24">
                <text:p>1524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52">
                <text:p>1552</text:p>
              </table:table-cell>
              <table:table-cell office:value-type="float" office:value="1862">
                <text:p>18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86">
                <text:p>1586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36">
                <text:p>1636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17">
                <text:p>1617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97">
                <text:p>1597</text:p>
              </table:table-cell>
              <table:table-cell office:value-type="float" office:value="1643">
                <text:p>164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76">
                <text:p>1576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48">
                <text:p>1548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27">
                <text:p>1527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09">
                <text:p>1509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20">
                <text:p>1520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02">
                <text:p>1502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12">
                <text:p>1412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76">
                <text:p>1376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13">
                <text:p>1313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37">
                <text:p>1237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99">
                <text:p>1199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40">
                <text:p>1140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63">
                <text:p>10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15">
                <text:p>1015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83">
                <text:p>983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43">
                <text:p>943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11">
                <text:p>91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21">
                <text:p>921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58">
                <text:p>858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15">
                <text:p>815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93">
                <text:p>89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73">
                <text:p>87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58">
                <text:p>858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27">
                <text:p>927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35">
                <text:p>935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00">
                <text:p>900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48">
                <text:p>948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23">
                <text:p>1023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55">
                <text:p>1055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27">
                <text:p>1027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19">
                <text:p>1119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55">
                <text:p>1155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95">
                <text:p>1195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40">
                <text:p>1240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85">
                <text:p>128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22">
                <text:p>1322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72">
                <text:p>1372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71">
                <text:p>1271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34">
                <text:p>1234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17">
                <text:p>1217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11">
                <text:p>1211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48">
                <text:p>1148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95">
                <text:p>1095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45">
                <text:p>1045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65">
                <text:p>965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22">
                <text:p>922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80">
                <text:p>88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46">
                <text:p>84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27">
                <text:p>827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28">
                <text:p>828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88">
                <text:p>788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66">
                <text:p>766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35">
                <text:p>735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00">
                <text:p>80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21">
                <text:p>721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32">
                <text:p>732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62">
                <text:p>762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14">
                <text:p>814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91">
                <text:p>891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73">
                <text:p>87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54">
                <text:p>854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95">
                <text:p>895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80">
                <text:p>980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10">
                <text:p>1010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66">
                <text:p>1066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57">
                <text:p>1157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83">
                <text:p>1183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37">
                <text:p>1237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68">
                <text:p>1268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319">
                <text:p>1319</text:p>
              </table:table-cell>
              <table:table-cell office:value-type="float" office:value="1765">
                <text:p>176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360">
                <text:p>1360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38">
                <text:p>1438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93">
                <text:p>1493</text:p>
              </table:table-cell>
              <table:table-cell office:value-type="float" office:value="1844">
                <text:p>184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510">
                <text:p>1510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552">
                <text:p>1552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22">
                <text:p>1622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65">
                <text:p>1565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579">
                <text:p>1579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73">
                <text:p>1573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60">
                <text:p>1560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32">
                <text:p>1532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10">
                <text:p>1510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94">
                <text:p>1494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01">
                <text:p>1501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68">
                <text:p>1468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68">
                <text:p>1368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347">
                <text:p>1347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86">
                <text:p>1286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12">
                <text:p>121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64">
                <text:p>1164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90">
                <text:p>109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40">
                <text:p>1040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99">
                <text:p>999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78">
                <text:p>978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37">
                <text:p>937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22">
                <text:p>922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95">
                <text:p>89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74">
                <text:p>87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29">
                <text:p>829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14">
                <text:p>814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54">
                <text:p>85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50">
                <text:p>850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50">
                <text:p>85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59">
                <text:p>859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70">
                <text:p>870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08">
                <text:p>908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29">
                <text:p>1029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64">
                <text:p>1064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36">
                <text:p>1036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85">
                <text:p>1085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63">
                <text:p>1163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07">
                <text:p>1207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296">
                <text:p>1296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292">
                <text:p>1292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40">
                <text:p>1340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89">
                <text:p>1389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44">
                <text:p>1444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494">
                <text:p>1494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37">
                <text:p>1537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60">
                <text:p>1560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08">
                <text:p>1608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03">
                <text:p>1603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46">
                <text:p>1646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34">
                <text:p>1634</text:p>
              </table:table-cell>
              <table:table-cell office:value-type="float" office:value="1649">
                <text:p>164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11">
                <text:p>1611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69">
                <text:p>1569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47">
                <text:p>1547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64">
                <text:p>1564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26">
                <text:p>1526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80">
                <text:p>1480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65">
                <text:p>1465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52">
                <text:p>1352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18">
                <text:p>1318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64">
                <text:p>1264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204">
                <text:p>1204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34">
                <text:p>1134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69">
                <text:p>1069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23">
                <text:p>1023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84">
                <text:p>984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43">
                <text:p>943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28">
                <text:p>928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03">
                <text:p>903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70">
                <text:p>87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25">
                <text:p>825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92">
                <text:p>892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90">
                <text:p>890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79">
                <text:p>879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23">
                <text:p>923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48">
                <text:p>948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26">
                <text:p>926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07">
                <text:p>907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14">
                <text:p>914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55">
                <text:p>955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54">
                <text:p>1054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19">
                <text:p>1119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59">
                <text:p>1159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12">
                <text:p>1212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60">
                <text:p>1260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303">
                <text:p>1303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324">
                <text:p>1324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372">
                <text:p>1372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29">
                <text:p>1429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60">
                <text:p>1460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27">
                <text:p>1527</text:p>
              </table:table-cell>
              <table:table-cell office:value-type="float" office:value="1847">
                <text:p>184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555">
                <text:p>1555</text:p>
              </table:table-cell>
              <table:table-cell office:value-type="float" office:value="1844">
                <text:p>184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81">
                <text:p>1581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21">
                <text:p>1621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594">
                <text:p>1594</text:p>
              </table:table-cell>
              <table:table-cell office:value-type="float" office:value="1761">
                <text:p>176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98">
                <text:p>1598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668">
                <text:p>1668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562">
                <text:p>1562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50">
                <text:p>1550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22">
                <text:p>1522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41">
                <text:p>1541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528">
                <text:p>1528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88">
                <text:p>1488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68">
                <text:p>1368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37">
                <text:p>1337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80">
                <text:p>1280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21">
                <text:p>1221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183">
                <text:p>1183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83">
                <text:p>1083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38">
                <text:p>1038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95">
                <text:p>99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83">
                <text:p>983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41">
                <text:p>941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96">
                <text:p>896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81">
                <text:p>881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58">
                <text:p>858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12">
                <text:p>812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38">
                <text:p>838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76">
                <text:p>876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68">
                <text:p>868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66">
                <text:p>866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63">
                <text:p>863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74">
                <text:p>874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14">
                <text:p>914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19">
                <text:p>1019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12">
                <text:p>1012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81">
                <text:p>1081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131">
                <text:p>1131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156">
                <text:p>1156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243">
                <text:p>1243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02">
                <text:p>1302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10">
                <text:p>1310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51">
                <text:p>1351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00">
                <text:p>140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44">
                <text:p>1444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514">
                <text:p>1514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532">
                <text:p>1532</text:p>
              </table:table-cell>
              <table:table-cell office:value-type="float" office:value="1844">
                <text:p>184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77">
                <text:p>1577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601">
                <text:p>1601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616">
                <text:p>1616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635">
                <text:p>1635</text:p>
              </table:table-cell>
              <table:table-cell office:value-type="float" office:value="1713">
                <text:p>171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626">
                <text:p>1626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610">
                <text:p>1610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77">
                <text:p>1577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541">
                <text:p>1541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09">
                <text:p>1509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82">
                <text:p>1482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40">
                <text:p>1440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395">
                <text:p>1395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350">
                <text:p>1350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91">
                <text:p>1291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236">
                <text:p>1236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90">
                <text:p>1190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12">
                <text:p>1112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54">
                <text:p>1054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08">
                <text:p>1008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87">
                <text:p>987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50">
                <text:p>95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35">
                <text:p>93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12">
                <text:p>91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60">
                <text:p>86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58">
                <text:p>85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50">
                <text:p>85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17">
                <text:p>81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15">
                <text:p>815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56">
                <text:p>856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45">
                <text:p>945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75">
                <text:p>975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58">
                <text:p>958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47">
                <text:p>947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11">
                <text:p>1011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91">
                <text:p>1091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123">
                <text:p>1123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67">
                <text:p>1167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231">
                <text:p>1231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275">
                <text:p>1275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79">
                <text:p>1279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32">
                <text:p>1332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384">
                <text:p>1384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36">
                <text:p>1436</text:p>
              </table:table-cell>
              <table:table-cell office:value-type="float" office:value="1824">
                <text:p>182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01">
                <text:p>1501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28">
                <text:p>1528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58">
                <text:p>1558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94">
                <text:p>1594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614">
                <text:p>1614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635">
                <text:p>1635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614">
                <text:p>1614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611">
                <text:p>1611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93">
                <text:p>1593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31">
                <text:p>1531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05">
                <text:p>1505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22">
                <text:p>1522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09">
                <text:p>1509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48">
                <text:p>144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368">
                <text:p>1368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320">
                <text:p>1320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76">
                <text:p>1276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18">
                <text:p>1218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124">
                <text:p>1124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67">
                <text:p>1067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21">
                <text:p>1021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9">
                <text:p>979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45">
                <text:p>94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39">
                <text:p>939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14">
                <text:p>91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64">
                <text:p>86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46">
                <text:p>846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09">
                <text:p>809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07">
                <text:p>807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22">
                <text:p>822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36">
                <text:p>836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44">
                <text:p>844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73">
                <text:p>873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78">
                <text:p>978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53">
                <text:p>1553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611">
                <text:p>1611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35">
                <text:p>1635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07">
                <text:p>1607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582">
                <text:p>1582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576">
                <text:p>1576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585">
                <text:p>1585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06">
                <text:p>1606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577">
                <text:p>1577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528">
                <text:p>1528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478">
                <text:p>1478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36">
                <text:p>1436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444">
                <text:p>1444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356">
                <text:p>1356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293">
                <text:p>1293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219">
                <text:p>1219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175">
                <text:p>1175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79">
                <text:p>1079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25">
                <text:p>1025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83">
                <text:p>983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52">
                <text:p>95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918">
                <text:p>918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12">
                <text:p>912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59">
                <text:p>859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18">
                <text:p>818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36">
                <text:p>836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95">
                <text:p>795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09">
                <text:p>809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21">
                <text:p>821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31">
                <text:p>831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61">
                <text:p>861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94">
                <text:p>99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963">
                <text:p>963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48">
                <text:p>948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28">
                <text:p>1028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45">
                <text:p>1045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11">
                <text:p>1111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150">
                <text:p>1150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230">
                <text:p>1230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272">
                <text:p>1272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295">
                <text:p>1295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340">
                <text:p>1340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93">
                <text:p>1393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498">
                <text:p>1498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516">
                <text:p>1516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561">
                <text:p>1561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72">
                <text:p>1572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618">
                <text:p>1618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645">
                <text:p>1645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649">
                <text:p>1649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641">
                <text:p>1641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630">
                <text:p>1630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594">
                <text:p>1594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551">
                <text:p>1551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515">
                <text:p>1515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480">
                <text:p>1480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436">
                <text:p>1436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396">
                <text:p>1396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367">
                <text:p>1367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308">
                <text:p>1308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262">
                <text:p>1262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83">
                <text:p>118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27">
                <text:p>1127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043">
                <text:p>1043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99">
                <text:p>999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57">
                <text:p>957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22">
                <text:p>922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14">
                <text:p>914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82">
                <text:p>882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65">
                <text:p>865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58">
                <text:p>858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90">
                <text:p>790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14">
                <text:p>814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23">
                <text:p>82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26">
                <text:p>826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944">
                <text:p>944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906">
                <text:p>906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90">
                <text:p>890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97">
                <text:p>897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48">
                <text:p>948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39">
                <text:p>1039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75">
                <text:p>1075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52">
                <text:p>1152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87">
                <text:p>1187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260">
                <text:p>1260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284">
                <text:p>1284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323">
                <text:p>1323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372">
                <text:p>1372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455">
                <text:p>1455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96">
                <text:p>1496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547">
                <text:p>1547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566">
                <text:p>1566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597">
                <text:p>1597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581">
                <text:p>1581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613">
                <text:p>1613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609">
                <text:p>1609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593">
                <text:p>1593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567">
                <text:p>1567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541">
                <text:p>1541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16">
                <text:p>1516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542">
                <text:p>1542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529">
                <text:p>1529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475">
                <text:p>1475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423">
                <text:p>1423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350">
                <text:p>1350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55">
                <text:p>1255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01">
                <text:p>1201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109">
                <text:p>1109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74">
                <text:p>1074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011">
                <text:p>1011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969">
                <text:p>969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950">
                <text:p>950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26">
                <text:p>926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89">
                <text:p>889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72">
                <text:p>872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67">
                <text:p>867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96">
                <text:p>796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62">
                <text:p>862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79">
                <text:p>879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70">
                <text:p>870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62">
                <text:p>862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59">
                <text:p>859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75">
                <text:p>875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39">
                <text:p>939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028">
                <text:p>1028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011">
                <text:p>1011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104">
                <text:p>1104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136">
                <text:p>1136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176">
                <text:p>1176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42">
                <text:p>1242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88">
                <text:p>1288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306">
                <text:p>1306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356">
                <text:p>1356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401">
                <text:p>1401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532">
                <text:p>1532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524">
                <text:p>1524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552">
                <text:p>1552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599">
                <text:p>1599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614">
                <text:p>1614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633">
                <text:p>1633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591">
                <text:p>1591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579">
                <text:p>1579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576">
                <text:p>1576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608">
                <text:p>1608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578">
                <text:p>1578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527">
                <text:p>1527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73">
                <text:p>1473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33">
                <text:p>1433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28">
                <text:p>1428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33">
                <text:p>1333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296">
                <text:p>1296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225">
                <text:p>1225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154">
                <text:p>1154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13">
                <text:p>1113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034">
                <text:p>1034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987">
                <text:p>987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956">
                <text:p>956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924">
                <text:p>924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908">
                <text:p>908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80">
                <text:p>880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823">
                <text:p>82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14">
                <text:p>814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98">
                <text:p>798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29">
                <text:p>829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33">
                <text:p>833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37">
                <text:p>837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44">
                <text:p>844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91">
                <text:p>891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008">
                <text:p>1008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999">
                <text:p>999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059">
                <text:p>1059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021">
                <text:p>1021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102">
                <text:p>1102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153">
                <text:p>1153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214">
                <text:p>1214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238">
                <text:p>1238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288">
                <text:p>1288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40">
                <text:p>1340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98">
                <text:p>1398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62">
                <text:p>1462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508">
                <text:p>1508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556">
                <text:p>1556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580">
                <text:p>1580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637">
                <text:p>1637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650">
                <text:p>1650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585">
                <text:p>1585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584">
                <text:p>1584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572">
                <text:p>1572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596">
                <text:p>1596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591">
                <text:p>1591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534">
                <text:p>1534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96">
                <text:p>1496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54">
                <text:p>1454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24">
                <text:p>1424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73">
                <text:p>1373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08">
                <text:p>1308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261">
                <text:p>1261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201">
                <text:p>1201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123">
                <text:p>1123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049">
                <text:p>1049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002">
                <text:p>1002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953">
                <text:p>953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25">
                <text:p>925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06">
                <text:p>906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87">
                <text:p>887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40">
                <text:p>840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06">
                <text:p>806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77">
                <text:p>877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80">
                <text:p>880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87">
                <text:p>887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939">
                <text:p>939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62">
                <text:p>862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73">
                <text:p>873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013">
                <text:p>1013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88">
                <text:p>988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023">
                <text:p>1023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074">
                <text:p>1074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119">
                <text:p>1119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149">
                <text:p>1149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201">
                <text:p>1201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241">
                <text:p>1241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308">
                <text:p>1308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320">
                <text:p>1320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365">
                <text:p>1365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16">
                <text:p>1416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87">
                <text:p>1487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36">
                <text:p>1536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56">
                <text:p>1556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574">
                <text:p>1574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89">
                <text:p>1589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98">
                <text:p>1598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612">
                <text:p>1612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86">
                <text:p>1586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556">
                <text:p>1556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33">
                <text:p>153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15">
                <text:p>151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69">
                <text:p>1569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20">
                <text:p>1520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84">
                <text:p>1484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35">
                <text:p>1435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356">
                <text:p>1356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288">
                <text:p>1288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202">
                <text:p>1202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128">
                <text:p>1128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062">
                <text:p>1062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026">
                <text:p>1026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968">
                <text:p>968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947">
                <text:p>947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936">
                <text:p>936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90">
                <text:p>890</text:p>
              </table:table-cell>
              <table:table-cell office:value-type="float" office:value="1073">
                <text:p>10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402cm" svg:height="10.364cm" xlink:href=".." xlink:type="simple" chart:class="chart:line" chart:style-name="ch1">
        <chart:legend chart:legend-position="end" svg:x="15.82cm" svg:y="4.634cm" style:legend-expansion="high" chart:style-name="ch2"/>
        <chart:plot-area chart:style-name="ch3" table:cell-range-address="Sheet3.A1:Sheet3.B750" chart:data-source-has-labels="row" svg:x="0.348cm" svg:y="0.207cm" svg:width="15.124cm" svg:height="9.95cm">
          <chartooo:coordinate-region svg:x="1.446cm" svg:y="0.406cm" svg:width="14.026cm" svg:height="9.5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2:Sheet3.A750" chart:label-cell-address="Sheet3.A1:Sheet3.A1" chart:class="chart:line">
            <chart:data-point chart:repeated="749"/>
          </chart:series>
          <chart:series chart:style-name="ch7" chart:values-cell-range-address="Sheet3.B2:Sheet3.B750" chart:label-cell-address="Sheet3.B1:Sheet3.B1" chart:class="chart:line">
            <chart:data-point chart:repeated="7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</text:p>
                <draw:g>
                  <svg:desc>Sheet3.A1:Sheet3.A1</svg:desc>
                </draw:g>
              </table:table-cell>
              <table:table-cell office:value-type="string">
                <text:p>I</text:p>
                <draw:g>
                  <svg:desc>Sheet3.B1:Sheet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30.249333333333">
                <text:p>-230.249333333333</text:p>
                <draw:g>
                  <svg:desc>Sheet3.A2:Sheet3.A750</svg:desc>
                </draw:g>
              </table:table-cell>
              <table:table-cell office:value-type="float" office:value="-688.644">
                <text:p>-688.644</text:p>
                <draw:g>
                  <svg:desc>Sheet3.B2:Sheet3.B7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57.249333333333">
                <text:p>-257.249333333333</text:p>
              </table:table-cell>
              <table:table-cell office:value-type="float" office:value="-721.644">
                <text:p>-721.6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81.249333333333">
                <text:p>-281.249333333333</text:p>
              </table:table-cell>
              <table:table-cell office:value-type="float" office:value="-721.644">
                <text:p>-721.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15.249333333333">
                <text:p>-315.249333333333</text:p>
              </table:table-cell>
              <table:table-cell office:value-type="float" office:value="-734.644">
                <text:p>-734.6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24.249333333333">
                <text:p>-324.249333333333</text:p>
              </table:table-cell>
              <table:table-cell office:value-type="float" office:value="-755.644">
                <text:p>-755.6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28.249333333333">
                <text:p>-328.249333333333</text:p>
              </table:table-cell>
              <table:table-cell office:value-type="float" office:value="-729.644">
                <text:p>-729.6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10.249333333333">
                <text:p>-410.249333333333</text:p>
              </table:table-cell>
              <table:table-cell office:value-type="float" office:value="-685.644">
                <text:p>-685.6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82.249333333333">
                <text:p>-382.249333333333</text:p>
              </table:table-cell>
              <table:table-cell office:value-type="float" office:value="-600.644">
                <text:p>-600.6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67.249333333333">
                <text:p>-367.249333333333</text:p>
              </table:table-cell>
              <table:table-cell office:value-type="float" office:value="-506.644">
                <text:p>-506.6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71.249333333333">
                <text:p>-371.249333333333</text:p>
              </table:table-cell>
              <table:table-cell office:value-type="float" office:value="-428.644">
                <text:p>-428.6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61.249333333333">
                <text:p>-361.249333333333</text:p>
              </table:table-cell>
              <table:table-cell office:value-type="float" office:value="-358.644">
                <text:p>-358.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45.249333333333">
                <text:p>-345.249333333333</text:p>
              </table:table-cell>
              <table:table-cell office:value-type="float" office:value="-290.644">
                <text:p>-290.6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82.249333333333">
                <text:p>-282.249333333333</text:p>
              </table:table-cell>
              <table:table-cell office:value-type="float" office:value="-232.644">
                <text:p>-232.6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80.249333333333">
                <text:p>-180.249333333333</text:p>
              </table:table-cell>
              <table:table-cell office:value-type="float" office:value="-149.644">
                <text:p>-149.6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71.249333333333">
                <text:p>-171.249333333333</text:p>
              </table:table-cell>
              <table:table-cell office:value-type="float" office:value="-12.644">
                <text:p>-12.6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61.249333333333">
                <text:p>-161.249333333333</text:p>
              </table:table-cell>
              <table:table-cell office:value-type="float" office:value="126.356">
                <text:p>126.3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92.2493333333334">
                <text:p>-92.2493333333334</text:p>
              </table:table-cell>
              <table:table-cell office:value-type="float" office:value="214.356">
                <text:p>214.3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0.2493333333334">
                <text:p>-60.2493333333334</text:p>
              </table:table-cell>
              <table:table-cell office:value-type="float" office:value="342.356">
                <text:p>342.3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249333333333425">
                <text:p>-0.249333333333425</text:p>
              </table:table-cell>
              <table:table-cell office:value-type="float" office:value="438.356">
                <text:p>438.3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7506666666666">
                <text:p>36.7506666666666</text:p>
              </table:table-cell>
              <table:table-cell office:value-type="float" office:value="526.356">
                <text:p>526.3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.7506666666666">
                <text:p>66.7506666666666</text:p>
              </table:table-cell>
              <table:table-cell office:value-type="float" office:value="595.356">
                <text:p>595.3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.750666666667">
                <text:p>110.750666666667</text:p>
              </table:table-cell>
              <table:table-cell office:value-type="float" office:value="662.356">
                <text:p>662.3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9.750666666667">
                <text:p>159.750666666667</text:p>
              </table:table-cell>
              <table:table-cell office:value-type="float" office:value="711.356">
                <text:p>711.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.750666666667">
                <text:p>200.750666666667</text:p>
              </table:table-cell>
              <table:table-cell office:value-type="float" office:value="744.356">
                <text:p>744.3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0.750666666667">
                <text:p>270.750666666667</text:p>
              </table:table-cell>
              <table:table-cell office:value-type="float" office:value="771.356">
                <text:p>771.3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1.750666666667">
                <text:p>311.750666666667</text:p>
              </table:table-cell>
              <table:table-cell office:value-type="float" office:value="782.356">
                <text:p>782.3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3.750666666667">
                <text:p>353.750666666667</text:p>
              </table:table-cell>
              <table:table-cell office:value-type="float" office:value="778.356">
                <text:p>778.3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6.750666666667">
                <text:p>366.750666666667</text:p>
              </table:table-cell>
              <table:table-cell office:value-type="float" office:value="789.356">
                <text:p>789.3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7.750666666667">
                <text:p>387.750666666667</text:p>
              </table:table-cell>
              <table:table-cell office:value-type="float" office:value="772.356">
                <text:p>772.3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8.750666666667">
                <text:p>388.750666666667</text:p>
              </table:table-cell>
              <table:table-cell office:value-type="float" office:value="708.356">
                <text:p>708.3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9.750666666667">
                <text:p>399.750666666667</text:p>
              </table:table-cell>
              <table:table-cell office:value-type="float" office:value="620.356">
                <text:p>620.3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1.750666666667">
                <text:p>391.750666666667</text:p>
              </table:table-cell>
              <table:table-cell office:value-type="float" office:value="533.356">
                <text:p>533.3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1.750666666667">
                <text:p>371.750666666667</text:p>
              </table:table-cell>
              <table:table-cell office:value-type="float" office:value="444.356">
                <text:p>444.3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6.750666666667">
                <text:p>336.750666666667</text:p>
              </table:table-cell>
              <table:table-cell office:value-type="float" office:value="373.356">
                <text:p>373.3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1.750666666667">
                <text:p>311.750666666667</text:p>
              </table:table-cell>
              <table:table-cell office:value-type="float" office:value="305.356">
                <text:p>305.3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0.750666666667">
                <text:p>290.750666666667</text:p>
              </table:table-cell>
              <table:table-cell office:value-type="float" office:value="246.356">
                <text:p>246.3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2.750666666667">
                <text:p>262.750666666667</text:p>
              </table:table-cell>
              <table:table-cell office:value-type="float" office:value="142.356">
                <text:p>142.3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4.750666666667">
                <text:p>224.750666666667</text:p>
              </table:table-cell>
              <table:table-cell office:value-type="float" office:value="1.35599999999999">
                <text:p>1.355999999999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9.750666666667">
                <text:p>169.750666666667</text:p>
              </table:table-cell>
              <table:table-cell office:value-type="float" office:value="-127.644">
                <text:p>-127.6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1.750666666667">
                <text:p>111.750666666667</text:p>
              </table:table-cell>
              <table:table-cell office:value-type="float" office:value="-226.644">
                <text:p>-226.6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5.7506666666666">
                <text:p>75.7506666666666</text:p>
              </table:table-cell>
              <table:table-cell office:value-type="float" office:value="-340.644">
                <text:p>-340.6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.7506666666666">
                <text:p>24.7506666666666</text:p>
              </table:table-cell>
              <table:table-cell office:value-type="float" office:value="-428.644">
                <text:p>-428.6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6.2493333333334">
                <text:p>-36.2493333333334</text:p>
              </table:table-cell>
              <table:table-cell office:value-type="float" office:value="-513.644">
                <text:p>-513.6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16.249333333333">
                <text:p>-116.249333333333</text:p>
              </table:table-cell>
              <table:table-cell office:value-type="float" office:value="-580.644">
                <text:p>-580.6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72.249333333333">
                <text:p>-172.249333333333</text:p>
              </table:table-cell>
              <table:table-cell office:value-type="float" office:value="-640.644">
                <text:p>-640.6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14.249333333333">
                <text:p>-214.249333333333</text:p>
              </table:table-cell>
              <table:table-cell office:value-type="float" office:value="-663.644">
                <text:p>-663.6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35.249333333333">
                <text:p>-235.249333333333</text:p>
              </table:table-cell>
              <table:table-cell office:value-type="float" office:value="-701.644">
                <text:p>-701.6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58.249333333333">
                <text:p>-258.249333333333</text:p>
              </table:table-cell>
              <table:table-cell office:value-type="float" office:value="-685.644">
                <text:p>-685.6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01.249333333333">
                <text:p>-301.249333333333</text:p>
              </table:table-cell>
              <table:table-cell office:value-type="float" office:value="-780.644">
                <text:p>-780.6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19.249333333333">
                <text:p>-319.249333333333</text:p>
              </table:table-cell>
              <table:table-cell office:value-type="float" office:value="-746.644">
                <text:p>-746.6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63.249333333333">
                <text:p>-363.249333333333</text:p>
              </table:table-cell>
              <table:table-cell office:value-type="float" office:value="-736.644">
                <text:p>-736.6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01.249333333333">
                <text:p>-401.249333333333</text:p>
              </table:table-cell>
              <table:table-cell office:value-type="float" office:value="-709.644">
                <text:p>-709.6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76.249333333333">
                <text:p>-376.249333333333</text:p>
              </table:table-cell>
              <table:table-cell office:value-type="float" office:value="-637.644">
                <text:p>-637.6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50.249333333333">
                <text:p>-350.249333333333</text:p>
              </table:table-cell>
              <table:table-cell office:value-type="float" office:value="-549.644">
                <text:p>-549.6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47.249333333333">
                <text:p>-347.249333333333</text:p>
              </table:table-cell>
              <table:table-cell office:value-type="float" office:value="-477.644">
                <text:p>-477.6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43.249333333333">
                <text:p>-343.249333333333</text:p>
              </table:table-cell>
              <table:table-cell office:value-type="float" office:value="-380.644">
                <text:p>-380.6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37.249333333333">
                <text:p>-337.249333333333</text:p>
              </table:table-cell>
              <table:table-cell office:value-type="float" office:value="-316.644">
                <text:p>-316.6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27.249333333333">
                <text:p>-327.249333333333</text:p>
              </table:table-cell>
              <table:table-cell office:value-type="float" office:value="-252.644">
                <text:p>-252.6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03.249333333333">
                <text:p>-303.249333333333</text:p>
              </table:table-cell>
              <table:table-cell office:value-type="float" office:value="-180.644">
                <text:p>-180.6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34.249333333333">
                <text:p>-234.249333333333</text:p>
              </table:table-cell>
              <table:table-cell office:value-type="float" office:value="-66.644">
                <text:p>-66.6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06.249333333333">
                <text:p>-206.249333333333</text:p>
              </table:table-cell>
              <table:table-cell office:value-type="float" office:value="80.356">
                <text:p>80.3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31.249333333333">
                <text:p>-131.249333333333</text:p>
              </table:table-cell>
              <table:table-cell office:value-type="float" office:value="192.356">
                <text:p>192.3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74.2493333333334">
                <text:p>-74.2493333333334</text:p>
              </table:table-cell>
              <table:table-cell office:value-type="float" office:value="297.356">
                <text:p>297.3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8.2493333333334">
                <text:p>-38.2493333333334</text:p>
              </table:table-cell>
              <table:table-cell office:value-type="float" office:value="421.356">
                <text:p>421.3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.7506666666666">
                <text:p>22.7506666666666</text:p>
              </table:table-cell>
              <table:table-cell office:value-type="float" office:value="496.356">
                <text:p>496.3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6.7506666666666">
                <text:p>46.7506666666666</text:p>
              </table:table-cell>
              <table:table-cell office:value-type="float" office:value="575.356">
                <text:p>575.3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6.7506666666666">
                <text:p>86.7506666666666</text:p>
              </table:table-cell>
              <table:table-cell office:value-type="float" office:value="636.356">
                <text:p>636.3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.750666666667">
                <text:p>136.750666666667</text:p>
              </table:table-cell>
              <table:table-cell office:value-type="float" office:value="688.356">
                <text:p>688.3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7.750666666667">
                <text:p>197.750666666667</text:p>
              </table:table-cell>
              <table:table-cell office:value-type="float" office:value="738.356">
                <text:p>738.3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9.750666666667">
                <text:p>229.750666666667</text:p>
              </table:table-cell>
              <table:table-cell office:value-type="float" office:value="765.356">
                <text:p>765.3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4.750666666667">
                <text:p>294.750666666667</text:p>
              </table:table-cell>
              <table:table-cell office:value-type="float" office:value="786.356">
                <text:p>786.3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6.750666666667">
                <text:p>326.750666666667</text:p>
              </table:table-cell>
              <table:table-cell office:value-type="float" office:value="778.356">
                <text:p>778.3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3.750666666667">
                <text:p>363.750666666667</text:p>
              </table:table-cell>
              <table:table-cell office:value-type="float" office:value="795.356">
                <text:p>795.3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7.750666666667">
                <text:p>397.750666666667</text:p>
              </table:table-cell>
              <table:table-cell office:value-type="float" office:value="778.356">
                <text:p>778.3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9.750666666667">
                <text:p>389.750666666667</text:p>
              </table:table-cell>
              <table:table-cell office:value-type="float" office:value="738.356">
                <text:p>738.3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8.750666666667">
                <text:p>388.750666666667</text:p>
              </table:table-cell>
              <table:table-cell office:value-type="float" office:value="646.356">
                <text:p>646.3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5.750666666667">
                <text:p>375.750666666667</text:p>
              </table:table-cell>
              <table:table-cell office:value-type="float" office:value="567.356">
                <text:p>567.3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4.750666666667">
                <text:p>354.750666666667</text:p>
              </table:table-cell>
              <table:table-cell office:value-type="float" office:value="477.356">
                <text:p>477.3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5.750666666667">
                <text:p>335.750666666667</text:p>
              </table:table-cell>
              <table:table-cell office:value-type="float" office:value="402.356">
                <text:p>402.3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0.750666666667">
                <text:p>330.750666666667</text:p>
              </table:table-cell>
              <table:table-cell office:value-type="float" office:value="327.356">
                <text:p>327.3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1.750666666667">
                <text:p>351.750666666667</text:p>
              </table:table-cell>
              <table:table-cell office:value-type="float" office:value="269.356">
                <text:p>269.3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7.750666666667">
                <text:p>317.750666666667</text:p>
              </table:table-cell>
              <table:table-cell office:value-type="float" office:value="187.356">
                <text:p>187.3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0.750666666667">
                <text:p>270.750666666667</text:p>
              </table:table-cell>
              <table:table-cell office:value-type="float" office:value="68.356">
                <text:p>68.3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0.750666666667">
                <text:p>240.750666666667</text:p>
              </table:table-cell>
              <table:table-cell office:value-type="float" office:value="-77.644">
                <text:p>-77.6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8.750666666667">
                <text:p>158.750666666667</text:p>
              </table:table-cell>
              <table:table-cell office:value-type="float" office:value="-183.644">
                <text:p>-183.6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7.7506666666666">
                <text:p>97.7506666666666</text:p>
              </table:table-cell>
              <table:table-cell office:value-type="float" office:value="-297.644">
                <text:p>-297.6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.7506666666666">
                <text:p>36.7506666666666</text:p>
              </table:table-cell>
              <table:table-cell office:value-type="float" office:value="-394.644">
                <text:p>-394.6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6.2493333333334">
                <text:p>-16.2493333333334</text:p>
              </table:table-cell>
              <table:table-cell office:value-type="float" office:value="-483.644">
                <text:p>-483.6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82.2493333333334">
                <text:p>-82.2493333333334</text:p>
              </table:table-cell>
              <table:table-cell office:value-type="float" office:value="-533.644">
                <text:p>-533.6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51.249333333333">
                <text:p>-151.249333333333</text:p>
              </table:table-cell>
              <table:table-cell office:value-type="float" office:value="-617.644">
                <text:p>-617.6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202.249333333333">
                <text:p>-202.249333333333</text:p>
              </table:table-cell>
              <table:table-cell office:value-type="float" office:value="-666.644">
                <text:p>-666.6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35.249333333333">
                <text:p>-235.249333333333</text:p>
              </table:table-cell>
              <table:table-cell office:value-type="float" office:value="-697.644">
                <text:p>-697.6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42.249333333333">
                <text:p>-242.249333333333</text:p>
              </table:table-cell>
              <table:table-cell office:value-type="float" office:value="-729.644">
                <text:p>-729.6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71.249333333333">
                <text:p>-271.249333333333</text:p>
              </table:table-cell>
              <table:table-cell office:value-type="float" office:value="-736.644">
                <text:p>-736.6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14.249333333333">
                <text:p>-314.249333333333</text:p>
              </table:table-cell>
              <table:table-cell office:value-type="float" office:value="-746.644">
                <text:p>-746.6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47.249333333333">
                <text:p>-347.249333333333</text:p>
              </table:table-cell>
              <table:table-cell office:value-type="float" office:value="-750.644">
                <text:p>-750.6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80.249333333333">
                <text:p>-380.249333333333</text:p>
              </table:table-cell>
              <table:table-cell office:value-type="float" office:value="-717.644">
                <text:p>-717.6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07.249333333333">
                <text:p>-307.249333333333</text:p>
              </table:table-cell>
              <table:table-cell office:value-type="float" office:value="-666.644">
                <text:p>-666.6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343.249333333333">
                <text:p>-343.249333333333</text:p>
              </table:table-cell>
              <table:table-cell office:value-type="float" office:value="-586.644">
                <text:p>-586.6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344.249333333333">
                <text:p>-344.249333333333</text:p>
              </table:table-cell>
              <table:table-cell office:value-type="float" office:value="-494.644">
                <text:p>-494.6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94.249333333333">
                <text:p>-294.249333333333</text:p>
              </table:table-cell>
              <table:table-cell office:value-type="float" office:value="-411.644">
                <text:p>-411.6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57.249333333333">
                <text:p>-257.249333333333</text:p>
              </table:table-cell>
              <table:table-cell office:value-type="float" office:value="-333.644">
                <text:p>-333.6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99.249333333333">
                <text:p>-299.249333333333</text:p>
              </table:table-cell>
              <table:table-cell office:value-type="float" office:value="-272.644">
                <text:p>-272.6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319.249333333333">
                <text:p>-319.249333333333</text:p>
              </table:table-cell>
              <table:table-cell office:value-type="float" office:value="-214.644">
                <text:p>-214.6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35.249333333333">
                <text:p>-235.249333333333</text:p>
              </table:table-cell>
              <table:table-cell office:value-type="float" office:value="-116.644">
                <text:p>-116.6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84.249333333333">
                <text:p>-184.249333333333</text:p>
              </table:table-cell>
              <table:table-cell office:value-type="float" office:value="40.356">
                <text:p>40.3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88.249333333333">
                <text:p>-188.249333333333</text:p>
              </table:table-cell>
              <table:table-cell office:value-type="float" office:value="150.356">
                <text:p>150.3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14.249333333333">
                <text:p>-114.249333333333</text:p>
              </table:table-cell>
              <table:table-cell office:value-type="float" office:value="250.356">
                <text:p>250.3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60.2493333333334">
                <text:p>-60.2493333333334</text:p>
              </table:table-cell>
              <table:table-cell office:value-type="float" office:value="372.356">
                <text:p>372.3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1.2493333333334">
                <text:p>-11.2493333333334</text:p>
              </table:table-cell>
              <table:table-cell office:value-type="float" office:value="460.356">
                <text:p>460.3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9.7506666666666">
                <text:p>49.7506666666666</text:p>
              </table:table-cell>
              <table:table-cell office:value-type="float" office:value="552.356">
                <text:p>552.3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0.7506666666666">
                <text:p>80.7506666666666</text:p>
              </table:table-cell>
              <table:table-cell office:value-type="float" office:value="619.356">
                <text:p>619.3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1.750666666667">
                <text:p>121.750666666667</text:p>
              </table:table-cell>
              <table:table-cell office:value-type="float" office:value="672.356">
                <text:p>672.3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0.750666666667">
                <text:p>170.750666666667</text:p>
              </table:table-cell>
              <table:table-cell office:value-type="float" office:value="718.356">
                <text:p>718.3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8.750666666667">
                <text:p>228.750666666667</text:p>
              </table:table-cell>
              <table:table-cell office:value-type="float" office:value="756.356">
                <text:p>756.3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1.750666666667">
                <text:p>271.750666666667</text:p>
              </table:table-cell>
              <table:table-cell office:value-type="float" office:value="776.356">
                <text:p>776.3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4.750666666667">
                <text:p>314.750666666667</text:p>
              </table:table-cell>
              <table:table-cell office:value-type="float" office:value="774.356">
                <text:p>774.3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6.750666666667">
                <text:p>346.750666666667</text:p>
              </table:table-cell>
              <table:table-cell office:value-type="float" office:value="786.356">
                <text:p>786.3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95.750666666667">
                <text:p>395.750666666667</text:p>
              </table:table-cell>
              <table:table-cell office:value-type="float" office:value="774.356">
                <text:p>774.3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88.750666666667">
                <text:p>388.750666666667</text:p>
              </table:table-cell>
              <table:table-cell office:value-type="float" office:value="756.356">
                <text:p>756.3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8.750666666667">
                <text:p>428.750666666667</text:p>
              </table:table-cell>
              <table:table-cell office:value-type="float" office:value="685.356">
                <text:p>685.3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4.750666666667">
                <text:p>424.750666666667</text:p>
              </table:table-cell>
              <table:table-cell office:value-type="float" office:value="602.356">
                <text:p>602.3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11.750666666667">
                <text:p>411.750666666667</text:p>
              </table:table-cell>
              <table:table-cell office:value-type="float" office:value="510.356">
                <text:p>510.3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83.750666666667">
                <text:p>383.750666666667</text:p>
              </table:table-cell>
              <table:table-cell office:value-type="float" office:value="427.356">
                <text:p>427.3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7.750666666667">
                <text:p>347.750666666667</text:p>
              </table:table-cell>
              <table:table-cell office:value-type="float" office:value="361.356">
                <text:p>361.3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6.750666666667">
                <text:p>316.750666666667</text:p>
              </table:table-cell>
              <table:table-cell office:value-type="float" office:value="296.356">
                <text:p>296.3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83.750666666667">
                <text:p>283.750666666667</text:p>
              </table:table-cell>
              <table:table-cell office:value-type="float" office:value="224.356">
                <text:p>224.3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0.750666666667">
                <text:p>250.750666666667</text:p>
              </table:table-cell>
              <table:table-cell office:value-type="float" office:value="113.356">
                <text:p>113.3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8.750666666667">
                <text:p>208.750666666667</text:p>
              </table:table-cell>
              <table:table-cell office:value-type="float" office:value="-30.644">
                <text:p>-30.6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4.750666666667">
                <text:p>204.750666666667</text:p>
              </table:table-cell>
              <table:table-cell office:value-type="float" office:value="-146.644">
                <text:p>-146.6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3.750666666667">
                <text:p>103.750666666667</text:p>
              </table:table-cell>
              <table:table-cell office:value-type="float" office:value="-249.644">
                <text:p>-249.6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0.7506666666666">
                <text:p>60.7506666666666</text:p>
              </table:table-cell>
              <table:table-cell office:value-type="float" office:value="-362.644">
                <text:p>-362.6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22.2493333333334">
                <text:p>-22.2493333333334</text:p>
              </table:table-cell>
              <table:table-cell office:value-type="float" office:value="-447.644">
                <text:p>-447.6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46.2493333333334">
                <text:p>-46.2493333333334</text:p>
              </table:table-cell>
              <table:table-cell office:value-type="float" office:value="-533.644">
                <text:p>-533.6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33.249333333333">
                <text:p>-133.249333333333</text:p>
              </table:table-cell>
              <table:table-cell office:value-type="float" office:value="-595.644">
                <text:p>-595.6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80.249333333333">
                <text:p>-180.249333333333</text:p>
              </table:table-cell>
              <table:table-cell office:value-type="float" office:value="-652.644">
                <text:p>-652.6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222.249333333333">
                <text:p>-222.249333333333</text:p>
              </table:table-cell>
              <table:table-cell office:value-type="float" office:value="-686.644">
                <text:p>-686.6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238.249333333333">
                <text:p>-238.249333333333</text:p>
              </table:table-cell>
              <table:table-cell office:value-type="float" office:value="-716.644">
                <text:p>-716.6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265.249333333333">
                <text:p>-265.249333333333</text:p>
              </table:table-cell>
              <table:table-cell office:value-type="float" office:value="-741.644">
                <text:p>-741.6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08.249333333333">
                <text:p>-308.249333333333</text:p>
              </table:table-cell>
              <table:table-cell office:value-type="float" office:value="-733.644">
                <text:p>-733.6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25.249333333333">
                <text:p>-325.249333333333</text:p>
              </table:table-cell>
              <table:table-cell office:value-type="float" office:value="-745.644">
                <text:p>-745.6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45.249333333333">
                <text:p>-345.249333333333</text:p>
              </table:table-cell>
              <table:table-cell office:value-type="float" office:value="-733.644">
                <text:p>-733.6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366.249333333333">
                <text:p>-366.249333333333</text:p>
              </table:table-cell>
              <table:table-cell office:value-type="float" office:value="-693.644">
                <text:p>-693.6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294.249333333333">
                <text:p>-294.249333333333</text:p>
              </table:table-cell>
              <table:table-cell office:value-type="float" office:value="-613.644">
                <text:p>-613.6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288.249333333333">
                <text:p>-288.249333333333</text:p>
              </table:table-cell>
              <table:table-cell office:value-type="float" office:value="-533.644">
                <text:p>-533.6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283.249333333333">
                <text:p>-283.249333333333</text:p>
              </table:table-cell>
              <table:table-cell office:value-type="float" office:value="-444.644">
                <text:p>-444.6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95.249333333333">
                <text:p>-295.249333333333</text:p>
              </table:table-cell>
              <table:table-cell office:value-type="float" office:value="-364.644">
                <text:p>-364.6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301.249333333333">
                <text:p>-301.249333333333</text:p>
              </table:table-cell>
              <table:table-cell office:value-type="float" office:value="-297.644">
                <text:p>-297.6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04.249333333333">
                <text:p>-304.249333333333</text:p>
              </table:table-cell>
              <table:table-cell office:value-type="float" office:value="-239.644">
                <text:p>-239.6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303.249333333333">
                <text:p>-303.249333333333</text:p>
              </table:table-cell>
              <table:table-cell office:value-type="float" office:value="-164.644">
                <text:p>-164.6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269.249333333333">
                <text:p>-269.249333333333</text:p>
              </table:table-cell>
              <table:table-cell office:value-type="float" office:value="-26.644">
                <text:p>-26.6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98.249333333333">
                <text:p>-198.249333333333</text:p>
              </table:table-cell>
              <table:table-cell office:value-type="float" office:value="111.356">
                <text:p>111.3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07.249333333333">
                <text:p>-107.249333333333</text:p>
              </table:table-cell>
              <table:table-cell office:value-type="float" office:value="217.356">
                <text:p>217.3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72.2493333333334">
                <text:p>-72.2493333333334</text:p>
              </table:table-cell>
              <table:table-cell office:value-type="float" office:value="326.356">
                <text:p>326.3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5.24933333333343">
                <text:p>-5.24933333333343</text:p>
              </table:table-cell>
              <table:table-cell office:value-type="float" office:value="431.356">
                <text:p>431.3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.7506666666666">
                <text:p>30.7506666666666</text:p>
              </table:table-cell>
              <table:table-cell office:value-type="float" office:value="516.356">
                <text:p>516.3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8.7506666666666">
                <text:p>68.7506666666666</text:p>
              </table:table-cell>
              <table:table-cell office:value-type="float" office:value="594.356">
                <text:p>594.3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3.750666666667">
                <text:p>103.750666666667</text:p>
              </table:table-cell>
              <table:table-cell office:value-type="float" office:value="654.356">
                <text:p>654.3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2.750666666667">
                <text:p>152.750666666667</text:p>
              </table:table-cell>
              <table:table-cell office:value-type="float" office:value="702.356">
                <text:p>702.3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8.750666666667">
                <text:p>198.750666666667</text:p>
              </table:table-cell>
              <table:table-cell office:value-type="float" office:value="741.356">
                <text:p>741.3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7.750666666667">
                <text:p>257.750666666667</text:p>
              </table:table-cell>
              <table:table-cell office:value-type="float" office:value="769.356">
                <text:p>769.3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7.750666666667">
                <text:p>307.750666666667</text:p>
              </table:table-cell>
              <table:table-cell office:value-type="float" office:value="782.356">
                <text:p>782.3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30.750666666667">
                <text:p>330.750666666667</text:p>
              </table:table-cell>
              <table:table-cell office:value-type="float" office:value="778.356">
                <text:p>778.3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67.750666666667">
                <text:p>367.750666666667</text:p>
              </table:table-cell>
              <table:table-cell office:value-type="float" office:value="792.356">
                <text:p>792.3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0.750666666667">
                <text:p>380.750666666667</text:p>
              </table:table-cell>
              <table:table-cell office:value-type="float" office:value="767.356">
                <text:p>767.3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6.750666666667">
                <text:p>426.750666666667</text:p>
              </table:table-cell>
              <table:table-cell office:value-type="float" office:value="718.356">
                <text:p>718.3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91.750666666667">
                <text:p>391.750666666667</text:p>
              </table:table-cell>
              <table:table-cell office:value-type="float" office:value="629.356">
                <text:p>629.3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6.750666666667">
                <text:p>366.750666666667</text:p>
              </table:table-cell>
              <table:table-cell office:value-type="float" office:value="540.356">
                <text:p>540.3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2.750666666667">
                <text:p>382.750666666667</text:p>
              </table:table-cell>
              <table:table-cell office:value-type="float" office:value="468.356">
                <text:p>468.3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76.750666666667">
                <text:p>376.750666666667</text:p>
              </table:table-cell>
              <table:table-cell office:value-type="float" office:value="382.356">
                <text:p>382.3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66.750666666667">
                <text:p>366.750666666667</text:p>
              </table:table-cell>
              <table:table-cell office:value-type="float" office:value="319.356">
                <text:p>319.3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24.750666666667">
                <text:p>324.750666666667</text:p>
              </table:table-cell>
              <table:table-cell office:value-type="float" office:value="257.356">
                <text:p>257.3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1.750666666667">
                <text:p>281.750666666667</text:p>
              </table:table-cell>
              <table:table-cell office:value-type="float" office:value="164.356">
                <text:p>164.3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5.750666666667">
                <text:p>235.750666666667</text:p>
              </table:table-cell>
              <table:table-cell office:value-type="float" office:value="24.356">
                <text:p>24.3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2.750666666667">
                <text:p>222.750666666667</text:p>
              </table:table-cell>
              <table:table-cell office:value-type="float" office:value="-103.644">
                <text:p>-103.6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0.750666666667">
                <text:p>140.750666666667</text:p>
              </table:table-cell>
              <table:table-cell office:value-type="float" office:value="-222.644">
                <text:p>-222.6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2.7506666666666">
                <text:p>82.7506666666666</text:p>
              </table:table-cell>
              <table:table-cell office:value-type="float" office:value="-316.644">
                <text:p>-316.6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6.7506666666666">
                <text:p>26.7506666666666</text:p>
              </table:table-cell>
              <table:table-cell office:value-type="float" office:value="-405.644">
                <text:p>-405.6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36.2493333333334">
                <text:p>-36.2493333333334</text:p>
              </table:table-cell>
              <table:table-cell office:value-type="float" office:value="-504.644">
                <text:p>-504.6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96.2493333333334">
                <text:p>-96.2493333333334</text:p>
              </table:table-cell>
              <table:table-cell office:value-type="float" office:value="-573.644">
                <text:p>-573.6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66.249333333333">
                <text:p>-166.249333333333</text:p>
              </table:table-cell>
              <table:table-cell office:value-type="float" office:value="-633.644">
                <text:p>-633.6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217.249333333333">
                <text:p>-217.249333333333</text:p>
              </table:table-cell>
              <table:table-cell office:value-type="float" office:value="-649.644">
                <text:p>-649.6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242.249333333333">
                <text:p>-242.249333333333</text:p>
              </table:table-cell>
              <table:table-cell office:value-type="float" office:value="-712.644">
                <text:p>-712.6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268.249333333333">
                <text:p>-268.249333333333</text:p>
              </table:table-cell>
              <table:table-cell office:value-type="float" office:value="-733.644">
                <text:p>-733.6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279.249333333333">
                <text:p>-279.249333333333</text:p>
              </table:table-cell>
              <table:table-cell office:value-type="float" office:value="-752.644">
                <text:p>-752.6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327.249333333333">
                <text:p>-327.249333333333</text:p>
              </table:table-cell>
              <table:table-cell office:value-type="float" office:value="-740.644">
                <text:p>-740.6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328.249333333333">
                <text:p>-328.249333333333</text:p>
              </table:table-cell>
              <table:table-cell office:value-type="float" office:value="-742.644">
                <text:p>-742.6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387.249333333333">
                <text:p>-387.249333333333</text:p>
              </table:table-cell>
              <table:table-cell office:value-type="float" office:value="-684.644">
                <text:p>-684.6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303.249333333333">
                <text:p>-303.249333333333</text:p>
              </table:table-cell>
              <table:table-cell office:value-type="float" office:value="-681.644">
                <text:p>-681.6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299.249333333333">
                <text:p>-299.249333333333</text:p>
              </table:table-cell>
              <table:table-cell office:value-type="float" office:value="-566.644">
                <text:p>-566.6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295.249333333333">
                <text:p>-295.249333333333</text:p>
              </table:table-cell>
              <table:table-cell office:value-type="float" office:value="-472.644">
                <text:p>-472.64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267.249333333333">
                <text:p>-267.249333333333</text:p>
              </table:table-cell>
              <table:table-cell office:value-type="float" office:value="-387.644">
                <text:p>-387.6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278.249333333333">
                <text:p>-278.249333333333</text:p>
              </table:table-cell>
              <table:table-cell office:value-type="float" office:value="-317.644">
                <text:p>-317.6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293.249333333333">
                <text:p>-293.249333333333</text:p>
              </table:table-cell>
              <table:table-cell office:value-type="float" office:value="-255.644">
                <text:p>-255.6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305.249333333333">
                <text:p>-305.249333333333</text:p>
              </table:table-cell>
              <table:table-cell office:value-type="float" office:value="-166.644">
                <text:p>-166.6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291.249333333333">
                <text:p>-291.249333333333</text:p>
              </table:table-cell>
              <table:table-cell office:value-type="float" office:value="-81.644">
                <text:p>-81.6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219.249333333333">
                <text:p>-219.249333333333</text:p>
              </table:table-cell>
              <table:table-cell office:value-type="float" office:value="62.356">
                <text:p>62.3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10.249333333333">
                <text:p>-110.249333333333</text:p>
              </table:table-cell>
              <table:table-cell office:value-type="float" office:value="172.356">
                <text:p>172.3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78.2493333333334">
                <text:p>-78.2493333333334</text:p>
              </table:table-cell>
              <table:table-cell office:value-type="float" office:value="290.356">
                <text:p>290.3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53.2493333333334">
                <text:p>-53.2493333333334</text:p>
              </table:table-cell>
              <table:table-cell office:value-type="float" office:value="395.356">
                <text:p>395.3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8.7506666666666">
                <text:p>28.7506666666666</text:p>
              </table:table-cell>
              <table:table-cell office:value-type="float" office:value="484.356">
                <text:p>484.3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6.7506666666666">
                <text:p>66.7506666666666</text:p>
              </table:table-cell>
              <table:table-cell office:value-type="float" office:value="562.356">
                <text:p>562.3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8.750666666667">
                <text:p>108.750666666667</text:p>
              </table:table-cell>
              <table:table-cell office:value-type="float" office:value="626.356">
                <text:p>626.3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1.750666666667">
                <text:p>131.750666666667</text:p>
              </table:table-cell>
              <table:table-cell office:value-type="float" office:value="706.356">
                <text:p>706.3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2.750666666667">
                <text:p>182.750666666667</text:p>
              </table:table-cell>
              <table:table-cell office:value-type="float" office:value="726.356">
                <text:p>726.3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8.750666666667">
                <text:p>248.750666666667</text:p>
              </table:table-cell>
              <table:table-cell office:value-type="float" office:value="762.356">
                <text:p>762.3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05.750666666667">
                <text:p>305.750666666667</text:p>
              </table:table-cell>
              <table:table-cell office:value-type="float" office:value="777.356">
                <text:p>777.3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18.750666666667">
                <text:p>318.750666666667</text:p>
              </table:table-cell>
              <table:table-cell office:value-type="float" office:value="782.356">
                <text:p>782.3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46.750666666667">
                <text:p>346.750666666667</text:p>
              </table:table-cell>
              <table:table-cell office:value-type="float" office:value="795.356">
                <text:p>795.3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80.750666666667">
                <text:p>380.750666666667</text:p>
              </table:table-cell>
              <table:table-cell office:value-type="float" office:value="781.356">
                <text:p>781.3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30.750666666667">
                <text:p>430.750666666667</text:p>
              </table:table-cell>
              <table:table-cell office:value-type="float" office:value="756.356">
                <text:p>756.3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11.750666666667">
                <text:p>411.750666666667</text:p>
              </table:table-cell>
              <table:table-cell office:value-type="float" office:value="660.356">
                <text:p>660.3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91.750666666667">
                <text:p>391.750666666667</text:p>
              </table:table-cell>
              <table:table-cell office:value-type="float" office:value="576.356">
                <text:p>576.3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70.750666666667">
                <text:p>370.750666666667</text:p>
              </table:table-cell>
              <table:table-cell office:value-type="float" office:value="490.356">
                <text:p>490.35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2.750666666667">
                <text:p>342.750666666667</text:p>
              </table:table-cell>
              <table:table-cell office:value-type="float" office:value="407.356">
                <text:p>407.3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21.750666666667">
                <text:p>321.750666666667</text:p>
              </table:table-cell>
              <table:table-cell office:value-type="float" office:value="340.356">
                <text:p>340.35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03.750666666667">
                <text:p>303.750666666667</text:p>
              </table:table-cell>
              <table:table-cell office:value-type="float" office:value="275.356">
                <text:p>275.3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14.750666666667">
                <text:p>314.750666666667</text:p>
              </table:table-cell>
              <table:table-cell office:value-type="float" office:value="203.356">
                <text:p>203.3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96.750666666667">
                <text:p>296.750666666667</text:p>
              </table:table-cell>
              <table:table-cell office:value-type="float" office:value="75.356">
                <text:p>75.3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6.750666666667">
                <text:p>206.750666666667</text:p>
              </table:table-cell>
              <table:table-cell office:value-type="float" office:value="-74.644">
                <text:p>-74.64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70.750666666667">
                <text:p>170.750666666667</text:p>
              </table:table-cell>
              <table:table-cell office:value-type="float" office:value="-169.644">
                <text:p>-169.64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7.750666666667">
                <text:p>107.750666666667</text:p>
              </table:table-cell>
              <table:table-cell office:value-type="float" office:value="-275.644">
                <text:p>-275.6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1.7506666666666">
                <text:p>31.7506666666666</text:p>
              </table:table-cell>
              <table:table-cell office:value-type="float" office:value="-385.644">
                <text:p>-385.6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6.24933333333343">
                <text:p>-6.24933333333343</text:p>
              </table:table-cell>
              <table:table-cell office:value-type="float" office:value="-469.644">
                <text:p>-469.6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65.2493333333334">
                <text:p>-65.2493333333334</text:p>
              </table:table-cell>
              <table:table-cell office:value-type="float" office:value="-547.644">
                <text:p>-547.6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42.249333333333">
                <text:p>-142.249333333333</text:p>
              </table:table-cell>
              <table:table-cell office:value-type="float" office:value="-611.644">
                <text:p>-611.64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90.249333333333">
                <text:p>-190.249333333333</text:p>
              </table:table-cell>
              <table:table-cell office:value-type="float" office:value="-658.644">
                <text:p>-658.64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222.249333333333">
                <text:p>-222.249333333333</text:p>
              </table:table-cell>
              <table:table-cell office:value-type="float" office:value="-698.644">
                <text:p>-698.6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262.249333333333">
                <text:p>-262.249333333333</text:p>
              </table:table-cell>
              <table:table-cell office:value-type="float" office:value="-725.644">
                <text:p>-725.6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294.249333333333">
                <text:p>-294.249333333333</text:p>
              </table:table-cell>
              <table:table-cell office:value-type="float" office:value="-747.644">
                <text:p>-747.64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284.249333333333">
                <text:p>-284.249333333333</text:p>
              </table:table-cell>
              <table:table-cell office:value-type="float" office:value="-734.644">
                <text:p>-734.6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347.249333333333">
                <text:p>-347.249333333333</text:p>
              </table:table-cell>
              <table:table-cell office:value-type="float" office:value="-746.644">
                <text:p>-746.64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390.249333333333">
                <text:p>-390.249333333333</text:p>
              </table:table-cell>
              <table:table-cell office:value-type="float" office:value="-729.644">
                <text:p>-729.64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312.249333333333">
                <text:p>-312.249333333333</text:p>
              </table:table-cell>
              <table:table-cell office:value-type="float" office:value="-676.644">
                <text:p>-676.64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332.249333333333">
                <text:p>-332.249333333333</text:p>
              </table:table-cell>
              <table:table-cell office:value-type="float" office:value="-575.644">
                <text:p>-575.64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347.249333333333">
                <text:p>-347.249333333333</text:p>
              </table:table-cell>
              <table:table-cell office:value-type="float" office:value="-507.644">
                <text:p>-507.64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278.249333333333">
                <text:p>-278.249333333333</text:p>
              </table:table-cell>
              <table:table-cell office:value-type="float" office:value="-423.644">
                <text:p>-423.64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270.249333333333">
                <text:p>-270.249333333333</text:p>
              </table:table-cell>
              <table:table-cell office:value-type="float" office:value="-344.644">
                <text:p>-344.64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305.249333333333">
                <text:p>-305.249333333333</text:p>
              </table:table-cell>
              <table:table-cell office:value-type="float" office:value="-277.644">
                <text:p>-277.6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257.249333333333">
                <text:p>-257.249333333333</text:p>
              </table:table-cell>
              <table:table-cell office:value-type="float" office:value="-219.644">
                <text:p>-219.6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82.249333333333">
                <text:p>-182.249333333333</text:p>
              </table:table-cell>
              <table:table-cell office:value-type="float" office:value="-131.644">
                <text:p>-131.64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50.249333333333">
                <text:p>-150.249333333333</text:p>
              </table:table-cell>
              <table:table-cell office:value-type="float" office:value="7.35599999999999">
                <text:p>7.3559999999999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78.249333333333">
                <text:p>-178.249333333333</text:p>
              </table:table-cell>
              <table:table-cell office:value-type="float" office:value="144.356">
                <text:p>144.3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86.2493333333334">
                <text:p>-86.2493333333334</text:p>
              </table:table-cell>
              <table:table-cell office:value-type="float" office:value="238.356">
                <text:p>238.3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50.2493333333334">
                <text:p>-50.2493333333334</text:p>
              </table:table-cell>
              <table:table-cell office:value-type="float" office:value="356.356">
                <text:p>356.3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0.2493333333334">
                <text:p>-10.2493333333334</text:p>
              </table:table-cell>
              <table:table-cell office:value-type="float" office:value="449.356">
                <text:p>449.3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.7506666666666">
                <text:p>34.7506666666666</text:p>
              </table:table-cell>
              <table:table-cell office:value-type="float" office:value="544.356">
                <text:p>544.3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9.7506666666666">
                <text:p>79.7506666666666</text:p>
              </table:table-cell>
              <table:table-cell office:value-type="float" office:value="600.356">
                <text:p>600.3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6.750666666667">
                <text:p>116.750666666667</text:p>
              </table:table-cell>
              <table:table-cell office:value-type="float" office:value="661.356">
                <text:p>661.3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6.750666666667">
                <text:p>166.750666666667</text:p>
              </table:table-cell>
              <table:table-cell office:value-type="float" office:value="711.356">
                <text:p>711.3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5.7506666666666">
                <text:p>65.7506666666666</text:p>
              </table:table-cell>
              <table:table-cell office:value-type="float" office:value="234.356">
                <text:p>234.3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8.7506666666666">
                <text:p>28.7506666666666</text:p>
              </table:table-cell>
              <table:table-cell office:value-type="float" office:value="124.356">
                <text:p>124.3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.7506666666666">
                <text:p>11.7506666666666</text:p>
              </table:table-cell>
              <table:table-cell office:value-type="float" office:value="-14.644">
                <text:p>-14.6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75066666666658">
                <text:p>5.75066666666658</text:p>
              </table:table-cell>
              <table:table-cell office:value-type="float" office:value="-141.644">
                <text:p>-141.6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57.2493333333334">
                <text:p>-57.2493333333334</text:p>
              </table:table-cell>
              <table:table-cell office:value-type="float" office:value="-243.644">
                <text:p>-243.64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10.249333333333">
                <text:p>-110.249333333333</text:p>
              </table:table-cell>
              <table:table-cell office:value-type="float" office:value="-355.644">
                <text:p>-355.64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60.249333333333">
                <text:p>-160.249333333333</text:p>
              </table:table-cell>
              <table:table-cell office:value-type="float" office:value="-443.644">
                <text:p>-443.6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240.249333333333">
                <text:p>-240.249333333333</text:p>
              </table:table-cell>
              <table:table-cell office:value-type="float" office:value="-525.644">
                <text:p>-525.64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283.249333333333">
                <text:p>-283.249333333333</text:p>
              </table:table-cell>
              <table:table-cell office:value-type="float" office:value="-605.644">
                <text:p>-605.64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325.249333333333">
                <text:p>-325.249333333333</text:p>
              </table:table-cell>
              <table:table-cell office:value-type="float" office:value="-646.644">
                <text:p>-646.64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359.249333333333">
                <text:p>-359.249333333333</text:p>
              </table:table-cell>
              <table:table-cell office:value-type="float" office:value="-681.644">
                <text:p>-681.64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378.249333333333">
                <text:p>-378.249333333333</text:p>
              </table:table-cell>
              <table:table-cell office:value-type="float" office:value="-717.644">
                <text:p>-717.6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377.249333333333">
                <text:p>-377.249333333333</text:p>
              </table:table-cell>
              <table:table-cell office:value-type="float" office:value="-735.644">
                <text:p>-735.6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417.249333333333">
                <text:p>-417.249333333333</text:p>
              </table:table-cell>
              <table:table-cell office:value-type="float" office:value="-732.644">
                <text:p>-732.6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439.249333333333">
                <text:p>-439.249333333333</text:p>
              </table:table-cell>
              <table:table-cell office:value-type="float" office:value="-758.644">
                <text:p>-758.6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470.249333333333">
                <text:p>-470.249333333333</text:p>
              </table:table-cell>
              <table:table-cell office:value-type="float" office:value="-739.644">
                <text:p>-739.64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405.249333333333">
                <text:p>-405.249333333333</text:p>
              </table:table-cell>
              <table:table-cell office:value-type="float" office:value="-711.644">
                <text:p>-711.64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484.249333333333">
                <text:p>-484.249333333333</text:p>
              </table:table-cell>
              <table:table-cell office:value-type="float" office:value="-637.644">
                <text:p>-637.6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473.249333333333">
                <text:p>-473.249333333333</text:p>
              </table:table-cell>
              <table:table-cell office:value-type="float" office:value="-534.644">
                <text:p>-534.6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443.249333333333">
                <text:p>-443.249333333333</text:p>
              </table:table-cell>
              <table:table-cell office:value-type="float" office:value="-447.644">
                <text:p>-447.64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391.249333333333">
                <text:p>-391.249333333333</text:p>
              </table:table-cell>
              <table:table-cell office:value-type="float" office:value="-366.644">
                <text:p>-366.6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314.249333333333">
                <text:p>-314.249333333333</text:p>
              </table:table-cell>
              <table:table-cell office:value-type="float" office:value="-302.644">
                <text:p>-302.64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332.249333333333">
                <text:p>-332.249333333333</text:p>
              </table:table-cell>
              <table:table-cell office:value-type="float" office:value="-227.644">
                <text:p>-227.6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351.249333333333">
                <text:p>-351.249333333333</text:p>
              </table:table-cell>
              <table:table-cell office:value-type="float" office:value="-177.644">
                <text:p>-177.6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310.249333333333">
                <text:p>-310.249333333333</text:p>
              </table:table-cell>
              <table:table-cell office:value-type="float" office:value="-31.644">
                <text:p>-31.64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225.249333333333">
                <text:p>-225.249333333333</text:p>
              </table:table-cell>
              <table:table-cell office:value-type="float" office:value="103.356">
                <text:p>103.3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95.249333333333">
                <text:p>-195.249333333333</text:p>
              </table:table-cell>
              <table:table-cell office:value-type="float" office:value="208.356">
                <text:p>208.3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39.249333333333">
                <text:p>-139.249333333333</text:p>
              </table:table-cell>
              <table:table-cell office:value-type="float" office:value="321.356">
                <text:p>321.35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48.2493333333334">
                <text:p>-48.2493333333334</text:p>
              </table:table-cell>
              <table:table-cell office:value-type="float" office:value="417.356">
                <text:p>417.35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22.2493333333334">
                <text:p>-22.2493333333334</text:p>
              </table:table-cell>
              <table:table-cell office:value-type="float" office:value="515.356">
                <text:p>515.35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1.7506666666666">
                <text:p>31.7506666666666</text:p>
              </table:table-cell>
              <table:table-cell office:value-type="float" office:value="594.356">
                <text:p>594.35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2.7506666666666">
                <text:p>62.7506666666666</text:p>
              </table:table-cell>
              <table:table-cell office:value-type="float" office:value="648.356">
                <text:p>648.35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3.750666666667">
                <text:p>113.750666666667</text:p>
              </table:table-cell>
              <table:table-cell office:value-type="float" office:value="698.356">
                <text:p>698.35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54.750666666667">
                <text:p>154.750666666667</text:p>
              </table:table-cell>
              <table:table-cell office:value-type="float" office:value="735.356">
                <text:p>735.35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32.750666666667">
                <text:p>232.750666666667</text:p>
              </table:table-cell>
              <table:table-cell office:value-type="float" office:value="766.356">
                <text:p>766.35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7.750666666667">
                <text:p>287.750666666667</text:p>
              </table:table-cell>
              <table:table-cell office:value-type="float" office:value="777.356">
                <text:p>777.35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04.750666666667">
                <text:p>304.750666666667</text:p>
              </table:table-cell>
              <table:table-cell office:value-type="float" office:value="774.356">
                <text:p>774.35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46.750666666667">
                <text:p>346.750666666667</text:p>
              </table:table-cell>
              <table:table-cell office:value-type="float" office:value="764.356">
                <text:p>764.35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16.750666666667">
                <text:p>416.750666666667</text:p>
              </table:table-cell>
              <table:table-cell office:value-type="float" office:value="770.356">
                <text:p>770.3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59.750666666667">
                <text:p>359.750666666667</text:p>
              </table:table-cell>
              <table:table-cell office:value-type="float" office:value="719.356">
                <text:p>719.35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73.750666666667">
                <text:p>373.750666666667</text:p>
              </table:table-cell>
              <table:table-cell office:value-type="float" office:value="638.356">
                <text:p>638.3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67.750666666667">
                <text:p>367.750666666667</text:p>
              </table:table-cell>
              <table:table-cell office:value-type="float" office:value="554.356">
                <text:p>554.35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54.750666666667">
                <text:p>354.750666666667</text:p>
              </table:table-cell>
              <table:table-cell office:value-type="float" office:value="464.356">
                <text:p>464.3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26.750666666667">
                <text:p>326.750666666667</text:p>
              </table:table-cell>
              <table:table-cell office:value-type="float" office:value="386.356">
                <text:p>386.35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4.750666666667">
                <text:p>304.750666666667</text:p>
              </table:table-cell>
              <table:table-cell office:value-type="float" office:value="322.356">
                <text:p>322.35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88.750666666667">
                <text:p>288.750666666667</text:p>
              </table:table-cell>
              <table:table-cell office:value-type="float" office:value="260.356">
                <text:p>260.35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5.750666666667">
                <text:p>295.750666666667</text:p>
              </table:table-cell>
              <table:table-cell office:value-type="float" office:value="185.356">
                <text:p>185.3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62.750666666667">
                <text:p>262.750666666667</text:p>
              </table:table-cell>
              <table:table-cell office:value-type="float" office:value="32.356">
                <text:p>32.35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2.750666666667">
                <text:p>162.750666666667</text:p>
              </table:table-cell>
              <table:table-cell office:value-type="float" office:value="-98.644">
                <text:p>-98.64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1.750666666667">
                <text:p>141.750666666667</text:p>
              </table:table-cell>
              <table:table-cell office:value-type="float" office:value="-202.644">
                <text:p>-202.64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0.7506666666666">
                <text:p>80.7506666666666</text:p>
              </table:table-cell>
              <table:table-cell office:value-type="float" office:value="-320.644">
                <text:p>-320.64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.75066666666658">
                <text:p>6.75066666666658</text:p>
              </table:table-cell>
              <table:table-cell office:value-type="float" office:value="-456.644">
                <text:p>-456.6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41.2493333333334">
                <text:p>-41.2493333333334</text:p>
              </table:table-cell>
              <table:table-cell office:value-type="float" office:value="-504.644">
                <text:p>-504.64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115.249333333333">
                <text:p>-115.249333333333</text:p>
              </table:table-cell>
              <table:table-cell office:value-type="float" office:value="-570.644">
                <text:p>-570.64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65.249333333333">
                <text:p>-165.249333333333</text:p>
              </table:table-cell>
              <table:table-cell office:value-type="float" office:value="-629.644">
                <text:p>-629.64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206.249333333333">
                <text:p>-206.249333333333</text:p>
              </table:table-cell>
              <table:table-cell office:value-type="float" office:value="-669.644">
                <text:p>-669.6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227.249333333333">
                <text:p>-227.249333333333</text:p>
              </table:table-cell>
              <table:table-cell office:value-type="float" office:value="-733.644">
                <text:p>-733.64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268.249333333333">
                <text:p>-268.249333333333</text:p>
              </table:table-cell>
              <table:table-cell office:value-type="float" office:value="-724.644">
                <text:p>-724.64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283.249333333333">
                <text:p>-283.249333333333</text:p>
              </table:table-cell>
              <table:table-cell office:value-type="float" office:value="-738.644">
                <text:p>-738.64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310.249333333333">
                <text:p>-310.249333333333</text:p>
              </table:table-cell>
              <table:table-cell office:value-type="float" office:value="-776.644">
                <text:p>-776.64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331.249333333333">
                <text:p>-331.249333333333</text:p>
              </table:table-cell>
              <table:table-cell office:value-type="float" office:value="-746.644">
                <text:p>-746.64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376.249333333333">
                <text:p>-376.249333333333</text:p>
              </table:table-cell>
              <table:table-cell office:value-type="float" office:value="-724.644">
                <text:p>-724.6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391.249333333333">
                <text:p>-391.249333333333</text:p>
              </table:table-cell>
              <table:table-cell office:value-type="float" office:value="-617.644">
                <text:p>-617.64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351.249333333333">
                <text:p>-351.249333333333</text:p>
              </table:table-cell>
              <table:table-cell office:value-type="float" office:value="-570.644">
                <text:p>-570.64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355.249333333333">
                <text:p>-355.249333333333</text:p>
              </table:table-cell>
              <table:table-cell office:value-type="float" office:value="-480.644">
                <text:p>-480.64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355.249333333333">
                <text:p>-355.249333333333</text:p>
              </table:table-cell>
              <table:table-cell office:value-type="float" office:value="-396.644">
                <text:p>-396.64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346.249333333333">
                <text:p>-346.249333333333</text:p>
              </table:table-cell>
              <table:table-cell office:value-type="float" office:value="-332.644">
                <text:p>-332.64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335.249333333333">
                <text:p>-335.249333333333</text:p>
              </table:table-cell>
              <table:table-cell office:value-type="float" office:value="-253.644">
                <text:p>-253.64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297.249333333333">
                <text:p>-297.249333333333</text:p>
              </table:table-cell>
              <table:table-cell office:value-type="float" office:value="-204.644">
                <text:p>-204.64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76.249333333333">
                <text:p>-176.249333333333</text:p>
              </table:table-cell>
              <table:table-cell office:value-type="float" office:value="-81.644">
                <text:p>-81.64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41.249333333333">
                <text:p>-141.249333333333</text:p>
              </table:table-cell>
              <table:table-cell office:value-type="float" office:value="44.356">
                <text:p>44.35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69.249333333333">
                <text:p>-169.249333333333</text:p>
              </table:table-cell>
              <table:table-cell office:value-type="float" office:value="171.356">
                <text:p>171.35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20.249333333333">
                <text:p>-120.249333333333</text:p>
              </table:table-cell>
              <table:table-cell office:value-type="float" office:value="270.356">
                <text:p>270.35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42.2493333333334">
                <text:p>-42.2493333333334</text:p>
              </table:table-cell>
              <table:table-cell office:value-type="float" office:value="386.356">
                <text:p>386.35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75066666666658">
                <text:p>1.75066666666658</text:p>
              </table:table-cell>
              <table:table-cell office:value-type="float" office:value="481.356">
                <text:p>481.35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0.7506666666666">
                <text:p>90.7506666666666</text:p>
              </table:table-cell>
              <table:table-cell office:value-type="float" office:value="560.356">
                <text:p>560.35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6.7506666666666">
                <text:p>86.7506666666666</text:p>
              </table:table-cell>
              <table:table-cell office:value-type="float" office:value="618.356">
                <text:p>618.35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4.750666666667">
                <text:p>134.750666666667</text:p>
              </table:table-cell>
              <table:table-cell office:value-type="float" office:value="689.356">
                <text:p>689.35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3.750666666667">
                <text:p>183.750666666667</text:p>
              </table:table-cell>
              <table:table-cell office:value-type="float" office:value="725.356">
                <text:p>725.35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38.750666666667">
                <text:p>238.750666666667</text:p>
              </table:table-cell>
              <table:table-cell office:value-type="float" office:value="759.356">
                <text:p>759.3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88.750666666667">
                <text:p>288.750666666667</text:p>
              </table:table-cell>
              <table:table-cell office:value-type="float" office:value="774.356">
                <text:p>774.35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.750666666667">
                <text:p>331.750666666667</text:p>
              </table:table-cell>
              <table:table-cell office:value-type="float" office:value="779.356">
                <text:p>779.35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54.750666666667">
                <text:p>354.750666666667</text:p>
              </table:table-cell>
              <table:table-cell office:value-type="float" office:value="820.356">
                <text:p>820.35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02.750666666667">
                <text:p>402.750666666667</text:p>
              </table:table-cell>
              <table:table-cell office:value-type="float" office:value="783.356">
                <text:p>783.35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97.750666666667">
                <text:p>397.750666666667</text:p>
              </table:table-cell>
              <table:table-cell office:value-type="float" office:value="748.356">
                <text:p>748.35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40.750666666667">
                <text:p>440.750666666667</text:p>
              </table:table-cell>
              <table:table-cell office:value-type="float" office:value="670.356">
                <text:p>670.35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28.750666666667">
                <text:p>428.750666666667</text:p>
              </table:table-cell>
              <table:table-cell office:value-type="float" office:value="582.356">
                <text:p>582.35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05.750666666667">
                <text:p>405.750666666667</text:p>
              </table:table-cell>
              <table:table-cell office:value-type="float" office:value="496.356">
                <text:p>496.35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63.750666666667">
                <text:p>363.750666666667</text:p>
              </table:table-cell>
              <table:table-cell office:value-type="float" office:value="408.356">
                <text:p>408.35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1.750666666667">
                <text:p>341.750666666667</text:p>
              </table:table-cell>
              <table:table-cell office:value-type="float" office:value="345.356">
                <text:p>345.35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58.750666666667">
                <text:p>358.750666666667</text:p>
              </table:table-cell>
              <table:table-cell office:value-type="float" office:value="280.356">
                <text:p>280.35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20.750666666667">
                <text:p>320.750666666667</text:p>
              </table:table-cell>
              <table:table-cell office:value-type="float" office:value="207.356">
                <text:p>207.35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74.750666666667">
                <text:p>274.750666666667</text:p>
              </table:table-cell>
              <table:table-cell office:value-type="float" office:value="84.356">
                <text:p>84.35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59.750666666667">
                <text:p>259.750666666667</text:p>
              </table:table-cell>
              <table:table-cell office:value-type="float" office:value="-51.644">
                <text:p>-51.64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6.750666666667">
                <text:p>146.750666666667</text:p>
              </table:table-cell>
              <table:table-cell office:value-type="float" office:value="-135.644">
                <text:p>-135.64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2.750666666667">
                <text:p>112.750666666667</text:p>
              </table:table-cell>
              <table:table-cell office:value-type="float" office:value="-272.644">
                <text:p>-272.64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8.7506666666666">
                <text:p>58.7506666666666</text:p>
              </table:table-cell>
              <table:table-cell office:value-type="float" office:value="-377.644">
                <text:p>-377.64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.24933333333342">
                <text:p>-1.24933333333342</text:p>
              </table:table-cell>
              <table:table-cell office:value-type="float" office:value="-469.644">
                <text:p>-469.64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71.2493333333334">
                <text:p>-71.2493333333334</text:p>
              </table:table-cell>
              <table:table-cell office:value-type="float" office:value="-547.644">
                <text:p>-547.64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36.249333333333">
                <text:p>-136.249333333333</text:p>
              </table:table-cell>
              <table:table-cell office:value-type="float" office:value="-603.644">
                <text:p>-603.64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82.249333333333">
                <text:p>-182.249333333333</text:p>
              </table:table-cell>
              <table:table-cell office:value-type="float" office:value="-655.644">
                <text:p>-655.64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221.249333333333">
                <text:p>-221.249333333333</text:p>
              </table:table-cell>
              <table:table-cell office:value-type="float" office:value="-694.644">
                <text:p>-694.64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262.249333333333">
                <text:p>-262.249333333333</text:p>
              </table:table-cell>
              <table:table-cell office:value-type="float" office:value="-732.644">
                <text:p>-732.64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277.249333333333">
                <text:p>-277.249333333333</text:p>
              </table:table-cell>
              <table:table-cell office:value-type="float" office:value="-737.644">
                <text:p>-737.64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302.249333333333">
                <text:p>-302.249333333333</text:p>
              </table:table-cell>
              <table:table-cell office:value-type="float" office:value="-732.644">
                <text:p>-732.64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335.249333333333">
                <text:p>-335.249333333333</text:p>
              </table:table-cell>
              <table:table-cell office:value-type="float" office:value="-746.644">
                <text:p>-746.64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380.249333333333">
                <text:p>-380.249333333333</text:p>
              </table:table-cell>
              <table:table-cell office:value-type="float" office:value="-728.644">
                <text:p>-728.6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313.249333333333">
                <text:p>-313.249333333333</text:p>
              </table:table-cell>
              <table:table-cell office:value-type="float" office:value="-679.644">
                <text:p>-679.64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315.249333333333">
                <text:p>-315.249333333333</text:p>
              </table:table-cell>
              <table:table-cell office:value-type="float" office:value="-574.644">
                <text:p>-574.64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326.249333333333">
                <text:p>-326.249333333333</text:p>
              </table:table-cell>
              <table:table-cell office:value-type="float" office:value="-506.644">
                <text:p>-506.64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282.249333333333">
                <text:p>-282.249333333333</text:p>
              </table:table-cell>
              <table:table-cell office:value-type="float" office:value="-468.644">
                <text:p>-468.6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257.249333333333">
                <text:p>-257.249333333333</text:p>
              </table:table-cell>
              <table:table-cell office:value-type="float" office:value="-350.644">
                <text:p>-350.64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279.249333333333">
                <text:p>-279.249333333333</text:p>
              </table:table-cell>
              <table:table-cell office:value-type="float" office:value="-282.644">
                <text:p>-282.64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298.249333333333">
                <text:p>-298.249333333333</text:p>
              </table:table-cell>
              <table:table-cell office:value-type="float" office:value="-229.644">
                <text:p>-229.64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291.249333333333">
                <text:p>-291.249333333333</text:p>
              </table:table-cell>
              <table:table-cell office:value-type="float" office:value="-140.644">
                <text:p>-140.64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250.249333333333">
                <text:p>-250.249333333333</text:p>
              </table:table-cell>
              <table:table-cell office:value-type="float" office:value="1.35599999999999">
                <text:p>1.355999999999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51.249333333333">
                <text:p>-151.249333333333</text:p>
              </table:table-cell>
              <table:table-cell office:value-type="float" office:value="128.356">
                <text:p>128.35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86.2493333333334">
                <text:p>-86.2493333333334</text:p>
              </table:table-cell>
              <table:table-cell office:value-type="float" office:value="237.356">
                <text:p>237.35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46.2493333333334">
                <text:p>-46.2493333333334</text:p>
              </table:table-cell>
              <table:table-cell office:value-type="float" office:value="346.356">
                <text:p>346.35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.75066666666658">
                <text:p>6.75066666666658</text:p>
              </table:table-cell>
              <table:table-cell office:value-type="float" office:value="449.356">
                <text:p>449.35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4.7506666666666">
                <text:p>54.7506666666666</text:p>
              </table:table-cell>
              <table:table-cell office:value-type="float" office:value="531.356">
                <text:p>531.35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7.7506666666666">
                <text:p>97.7506666666666</text:p>
              </table:table-cell>
              <table:table-cell office:value-type="float" office:value="604.356">
                <text:p>604.35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8.750666666667">
                <text:p>118.750666666667</text:p>
              </table:table-cell>
              <table:table-cell office:value-type="float" office:value="664.356">
                <text:p>664.35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6.750666666667">
                <text:p>166.750666666667</text:p>
              </table:table-cell>
              <table:table-cell office:value-type="float" office:value="713.356">
                <text:p>713.35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23.750666666667">
                <text:p>223.750666666667</text:p>
              </table:table-cell>
              <table:table-cell office:value-type="float" office:value="749.356">
                <text:p>749.35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54.750666666667">
                <text:p>254.750666666667</text:p>
              </table:table-cell>
              <table:table-cell office:value-type="float" office:value="773.356">
                <text:p>773.35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21.750666666667">
                <text:p>321.750666666667</text:p>
              </table:table-cell>
              <table:table-cell office:value-type="float" office:value="780.356">
                <text:p>780.35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49.750666666667">
                <text:p>349.750666666667</text:p>
              </table:table-cell>
              <table:table-cell office:value-type="float" office:value="777.356">
                <text:p>777.35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5.750666666667">
                <text:p>375.750666666667</text:p>
              </table:table-cell>
              <table:table-cell office:value-type="float" office:value="790.356">
                <text:p>790.35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15.750666666667">
                <text:p>415.750666666667</text:p>
              </table:table-cell>
              <table:table-cell office:value-type="float" office:value="762.356">
                <text:p>762.35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8.750666666667">
                <text:p>388.750666666667</text:p>
              </table:table-cell>
              <table:table-cell office:value-type="float" office:value="694.356">
                <text:p>694.35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92.750666666667">
                <text:p>392.750666666667</text:p>
              </table:table-cell>
              <table:table-cell office:value-type="float" office:value="619.356">
                <text:p>619.35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62.750666666667">
                <text:p>462.750666666667</text:p>
              </table:table-cell>
              <table:table-cell office:value-type="float" office:value="528.356">
                <text:p>528.35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56.750666666667">
                <text:p>356.750666666667</text:p>
              </table:table-cell>
              <table:table-cell office:value-type="float" office:value="442.356">
                <text:p>442.35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44.750666666667">
                <text:p>344.750666666667</text:p>
              </table:table-cell>
              <table:table-cell office:value-type="float" office:value="368.356">
                <text:p>368.3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16.750666666667">
                <text:p>316.750666666667</text:p>
              </table:table-cell>
              <table:table-cell office:value-type="float" office:value="317.356">
                <text:p>317.35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35.750666666667">
                <text:p>335.750666666667</text:p>
              </table:table-cell>
              <table:table-cell office:value-type="float" office:value="253.356">
                <text:p>253.35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22.750666666667">
                <text:p>322.750666666667</text:p>
              </table:table-cell>
              <table:table-cell office:value-type="float" office:value="138.356">
                <text:p>138.35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82.750666666667">
                <text:p>282.750666666667</text:p>
              </table:table-cell>
              <table:table-cell office:value-type="float" office:value="-3.64400000000001">
                <text:p>-3.6440000000000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62.750666666667">
                <text:p>162.750666666667</text:p>
              </table:table-cell>
              <table:table-cell office:value-type="float" office:value="-130.644">
                <text:p>-130.64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1.750666666667">
                <text:p>131.750666666667</text:p>
              </table:table-cell>
              <table:table-cell office:value-type="float" office:value="-238.644">
                <text:p>-238.64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4.7506666666666">
                <text:p>74.7506666666666</text:p>
              </table:table-cell>
              <table:table-cell office:value-type="float" office:value="-342.644">
                <text:p>-342.64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.7506666666666">
                <text:p>15.7506666666666</text:p>
              </table:table-cell>
              <table:table-cell office:value-type="float" office:value="-440.644">
                <text:p>-440.64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22.2493333333334">
                <text:p>-22.2493333333334</text:p>
              </table:table-cell>
              <table:table-cell office:value-type="float" office:value="-523.644">
                <text:p>-523.64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22.249333333333">
                <text:p>-122.249333333333</text:p>
              </table:table-cell>
              <table:table-cell office:value-type="float" office:value="-601.644">
                <text:p>-601.6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67.249333333333">
                <text:p>-167.249333333333</text:p>
              </table:table-cell>
              <table:table-cell office:value-type="float" office:value="-642.644">
                <text:p>-642.64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210.249333333333">
                <text:p>-210.249333333333</text:p>
              </table:table-cell>
              <table:table-cell office:value-type="float" office:value="-681.644">
                <text:p>-681.64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222.249333333333">
                <text:p>-222.249333333333</text:p>
              </table:table-cell>
              <table:table-cell office:value-type="float" office:value="-706.644">
                <text:p>-706.64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264.249333333333">
                <text:p>-264.249333333333</text:p>
              </table:table-cell>
              <table:table-cell office:value-type="float" office:value="-730.644">
                <text:p>-730.64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309.249333333333">
                <text:p>-309.249333333333</text:p>
              </table:table-cell>
              <table:table-cell office:value-type="float" office:value="-738.644">
                <text:p>-738.64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324.249333333333">
                <text:p>-324.249333333333</text:p>
              </table:table-cell>
              <table:table-cell office:value-type="float" office:value="-757.644">
                <text:p>-757.64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347.249333333333">
                <text:p>-347.249333333333</text:p>
              </table:table-cell>
              <table:table-cell office:value-type="float" office:value="-741.644">
                <text:p>-741.64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393.249333333333">
                <text:p>-393.249333333333</text:p>
              </table:table-cell>
              <table:table-cell office:value-type="float" office:value="-700.644">
                <text:p>-700.64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367.249333333333">
                <text:p>-367.249333333333</text:p>
              </table:table-cell>
              <table:table-cell office:value-type="float" office:value="-635.644">
                <text:p>-635.64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329.249333333333">
                <text:p>-329.249333333333</text:p>
              </table:table-cell>
              <table:table-cell office:value-type="float" office:value="-550.644">
                <text:p>-550.64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337.249333333333">
                <text:p>-337.249333333333</text:p>
              </table:table-cell>
              <table:table-cell office:value-type="float" office:value="-454.644">
                <text:p>-454.64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339.249333333333">
                <text:p>-339.249333333333</text:p>
              </table:table-cell>
              <table:table-cell office:value-type="float" office:value="-372.644">
                <text:p>-372.6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342.249333333333">
                <text:p>-342.249333333333</text:p>
              </table:table-cell>
              <table:table-cell office:value-type="float" office:value="-313.644">
                <text:p>-313.64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331.249333333333">
                <text:p>-331.249333333333</text:p>
              </table:table-cell>
              <table:table-cell office:value-type="float" office:value="-222.644">
                <text:p>-222.64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291.249333333333">
                <text:p>-291.249333333333</text:p>
              </table:table-cell>
              <table:table-cell office:value-type="float" office:value="-172.644">
                <text:p>-172.64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186.249333333333">
                <text:p>-186.249333333333</text:p>
              </table:table-cell>
              <table:table-cell office:value-type="float" office:value="-49.644">
                <text:p>-49.64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193.249333333333">
                <text:p>-193.249333333333</text:p>
              </table:table-cell>
              <table:table-cell office:value-type="float" office:value="80.356">
                <text:p>80.35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124.249333333333">
                <text:p>-124.249333333333</text:p>
              </table:table-cell>
              <table:table-cell office:value-type="float" office:value="197.356">
                <text:p>197.35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74.2493333333334">
                <text:p>-74.2493333333334</text:p>
              </table:table-cell>
              <table:table-cell office:value-type="float" office:value="318.356">
                <text:p>318.35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49.2493333333334">
                <text:p>-49.2493333333334</text:p>
              </table:table-cell>
              <table:table-cell office:value-type="float" office:value="417.356">
                <text:p>417.35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7.7506666666666">
                <text:p>37.7506666666666</text:p>
              </table:table-cell>
              <table:table-cell office:value-type="float" office:value="489.356">
                <text:p>489.35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6.7506666666666">
                <text:p>96.7506666666666</text:p>
              </table:table-cell>
              <table:table-cell office:value-type="float" office:value="571.356">
                <text:p>571.35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4.750666666667">
                <text:p>104.750666666667</text:p>
              </table:table-cell>
              <table:table-cell office:value-type="float" office:value="642.356">
                <text:p>642.35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45.750666666667">
                <text:p>145.750666666667</text:p>
              </table:table-cell>
              <table:table-cell office:value-type="float" office:value="693.356">
                <text:p>693.35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94.750666666667">
                <text:p>194.750666666667</text:p>
              </table:table-cell>
              <table:table-cell office:value-type="float" office:value="733.356">
                <text:p>733.35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38.750666666667">
                <text:p>238.750666666667</text:p>
              </table:table-cell>
              <table:table-cell office:value-type="float" office:value="762.356">
                <text:p>762.35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08.750666666667">
                <text:p>308.750666666667</text:p>
              </table:table-cell>
              <table:table-cell office:value-type="float" office:value="772.356">
                <text:p>772.35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26.750666666667">
                <text:p>326.750666666667</text:p>
              </table:table-cell>
              <table:table-cell office:value-type="float" office:value="777.356">
                <text:p>777.35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71.750666666667">
                <text:p>371.750666666667</text:p>
              </table:table-cell>
              <table:table-cell office:value-type="float" office:value="796.356">
                <text:p>796.35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95.750666666667">
                <text:p>395.750666666667</text:p>
              </table:table-cell>
              <table:table-cell office:value-type="float" office:value="775.356">
                <text:p>775.35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10.750666666667">
                <text:p>410.750666666667</text:p>
              </table:table-cell>
              <table:table-cell office:value-type="float" office:value="724.356">
                <text:p>724.35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9.750666666667">
                <text:p>429.750666666667</text:p>
              </table:table-cell>
              <table:table-cell office:value-type="float" office:value="646.356">
                <text:p>646.35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0.750666666667">
                <text:p>420.750666666667</text:p>
              </table:table-cell>
              <table:table-cell office:value-type="float" office:value="556.356">
                <text:p>556.35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04.750666666667">
                <text:p>404.750666666667</text:p>
              </table:table-cell>
              <table:table-cell office:value-type="float" office:value="470.356">
                <text:p>470.35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71.750666666667">
                <text:p>371.750666666667</text:p>
              </table:table-cell>
              <table:table-cell office:value-type="float" office:value="393.356">
                <text:p>393.35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35.750666666667">
                <text:p>335.750666666667</text:p>
              </table:table-cell>
              <table:table-cell office:value-type="float" office:value="332.356">
                <text:p>332.35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03.750666666667">
                <text:p>303.750666666667</text:p>
              </table:table-cell>
              <table:table-cell office:value-type="float" office:value="267.356">
                <text:p>267.35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76.750666666667">
                <text:p>276.750666666667</text:p>
              </table:table-cell>
              <table:table-cell office:value-type="float" office:value="185.356">
                <text:p>185.35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34.750666666667">
                <text:p>234.750666666667</text:p>
              </table:table-cell>
              <table:table-cell office:value-type="float" office:value="47.356">
                <text:p>47.35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89.750666666667">
                <text:p>189.750666666667</text:p>
              </table:table-cell>
              <table:table-cell office:value-type="float" office:value="-135.644">
                <text:p>-135.64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4.750666666667">
                <text:p>144.750666666667</text:p>
              </table:table-cell>
              <table:table-cell office:value-type="float" office:value="-191.644">
                <text:p>-191.64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5.7506666666666">
                <text:p>85.7506666666666</text:p>
              </table:table-cell>
              <table:table-cell office:value-type="float" office:value="-313.644">
                <text:p>-313.64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0.7506666666666">
                <text:p>30.7506666666666</text:p>
              </table:table-cell>
              <table:table-cell office:value-type="float" office:value="-400.644">
                <text:p>-400.64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15.2493333333334">
                <text:p>-15.2493333333334</text:p>
              </table:table-cell>
              <table:table-cell office:value-type="float" office:value="-483.644">
                <text:p>-483.64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93.2493333333334">
                <text:p>-93.2493333333334</text:p>
              </table:table-cell>
              <table:table-cell office:value-type="float" office:value="-561.644">
                <text:p>-561.64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151.249333333333">
                <text:p>-151.249333333333</text:p>
              </table:table-cell>
              <table:table-cell office:value-type="float" office:value="-622.644">
                <text:p>-622.64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197.249333333333">
                <text:p>-197.249333333333</text:p>
              </table:table-cell>
              <table:table-cell office:value-type="float" office:value="-665.644">
                <text:p>-665.64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218.249333333333">
                <text:p>-218.249333333333</text:p>
              </table:table-cell>
              <table:table-cell office:value-type="float" office:value="-706.644">
                <text:p>-706.64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255.249333333333">
                <text:p>-255.249333333333</text:p>
              </table:table-cell>
              <table:table-cell office:value-type="float" office:value="-731.644">
                <text:p>-731.64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270.249333333333">
                <text:p>-270.249333333333</text:p>
              </table:table-cell>
              <table:table-cell office:value-type="float" office:value="-741.644">
                <text:p>-741.64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293.249333333333">
                <text:p>-293.249333333333</text:p>
              </table:table-cell>
              <table:table-cell office:value-type="float" office:value="-734.644">
                <text:p>-734.64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345.249333333333">
                <text:p>-345.249333333333</text:p>
              </table:table-cell>
              <table:table-cell office:value-type="float" office:value="-743.644">
                <text:p>-743.64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347.249333333333">
                <text:p>-347.249333333333</text:p>
              </table:table-cell>
              <table:table-cell office:value-type="float" office:value="-717.644">
                <text:p>-717.64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355.249333333333">
                <text:p>-355.249333333333</text:p>
              </table:table-cell>
              <table:table-cell office:value-type="float" office:value="-661.644">
                <text:p>-661.64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388.249333333333">
                <text:p>-388.249333333333</text:p>
              </table:table-cell>
              <table:table-cell office:value-type="float" office:value="-569.644">
                <text:p>-569.64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390.249333333333">
                <text:p>-390.249333333333</text:p>
              </table:table-cell>
              <table:table-cell office:value-type="float" office:value="-485.644">
                <text:p>-485.64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349.249333333333">
                <text:p>-349.249333333333</text:p>
              </table:table-cell>
              <table:table-cell office:value-type="float" office:value="-401.644">
                <text:p>-401.64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260.249333333333">
                <text:p>-260.249333333333</text:p>
              </table:table-cell>
              <table:table-cell office:value-type="float" office:value="-329.644">
                <text:p>-329.64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230.249333333333">
                <text:p>-230.249333333333</text:p>
              </table:table-cell>
              <table:table-cell office:value-type="float" office:value="-264.644">
                <text:p>-264.64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247.249333333333">
                <text:p>-247.249333333333</text:p>
              </table:table-cell>
              <table:table-cell office:value-type="float" office:value="-208.644">
                <text:p>-208.64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258.249333333333">
                <text:p>-258.249333333333</text:p>
              </table:table-cell>
              <table:table-cell office:value-type="float" office:value="-105.644">
                <text:p>-105.64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194.249333333333">
                <text:p>-194.249333333333</text:p>
              </table:table-cell>
              <table:table-cell office:value-type="float" office:value="37.356">
                <text:p>37.35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114.249333333333">
                <text:p>-114.249333333333</text:p>
              </table:table-cell>
              <table:table-cell office:value-type="float" office:value="160.356">
                <text:p>160.35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82.2493333333334">
                <text:p>-82.2493333333334</text:p>
              </table:table-cell>
              <table:table-cell office:value-type="float" office:value="260.356">
                <text:p>260.35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38.2493333333334">
                <text:p>-38.2493333333334</text:p>
              </table:table-cell>
              <table:table-cell office:value-type="float" office:value="377.356">
                <text:p>377.35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5.7506666666666">
                <text:p>25.7506666666666</text:p>
              </table:table-cell>
              <table:table-cell office:value-type="float" office:value="467.356">
                <text:p>467.35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9.7506666666666">
                <text:p>69.7506666666666</text:p>
              </table:table-cell>
              <table:table-cell office:value-type="float" office:value="557.356">
                <text:p>557.35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3.7506666666666">
                <text:p>73.7506666666666</text:p>
              </table:table-cell>
              <table:table-cell office:value-type="float" office:value="617.356">
                <text:p>617.35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26.750666666667">
                <text:p>126.750666666667</text:p>
              </table:table-cell>
              <table:table-cell office:value-type="float" office:value="678.356">
                <text:p>678.35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78.750666666667">
                <text:p>178.750666666667</text:p>
              </table:table-cell>
              <table:table-cell office:value-type="float" office:value="718.356">
                <text:p>718.35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30.750666666667">
                <text:p>230.750666666667</text:p>
              </table:table-cell>
              <table:table-cell office:value-type="float" office:value="757.356">
                <text:p>757.35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95.750666666667">
                <text:p>295.750666666667</text:p>
              </table:table-cell>
              <table:table-cell office:value-type="float" office:value="774.356">
                <text:p>774.35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22.750666666667">
                <text:p>322.750666666667</text:p>
              </table:table-cell>
              <table:table-cell office:value-type="float" office:value="785.356">
                <text:p>785.35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52.750666666667">
                <text:p>352.750666666667</text:p>
              </table:table-cell>
              <table:table-cell office:value-type="float" office:value="800.356">
                <text:p>800.35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88.750666666667">
                <text:p>388.750666666667</text:p>
              </table:table-cell>
              <table:table-cell office:value-type="float" office:value="778.356">
                <text:p>778.35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08.750666666667">
                <text:p>408.750666666667</text:p>
              </table:table-cell>
              <table:table-cell office:value-type="float" office:value="756.356">
                <text:p>756.35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29.750666666667">
                <text:p>429.750666666667</text:p>
              </table:table-cell>
              <table:table-cell office:value-type="float" office:value="682.356">
                <text:p>682.35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08.750666666667">
                <text:p>408.750666666667</text:p>
              </table:table-cell>
              <table:table-cell office:value-type="float" office:value="590.356">
                <text:p>590.35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05.750666666667">
                <text:p>405.750666666667</text:p>
              </table:table-cell>
              <table:table-cell office:value-type="float" office:value="506.356">
                <text:p>506.35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87.750666666667">
                <text:p>387.750666666667</text:p>
              </table:table-cell>
              <table:table-cell office:value-type="float" office:value="416.356">
                <text:p>416.35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25.750666666667">
                <text:p>325.750666666667</text:p>
              </table:table-cell>
              <table:table-cell office:value-type="float" office:value="356.356">
                <text:p>356.35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99.750666666667">
                <text:p>299.750666666667</text:p>
              </table:table-cell>
              <table:table-cell office:value-type="float" office:value="287.356">
                <text:p>287.35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16.750666666667">
                <text:p>316.750666666667</text:p>
              </table:table-cell>
              <table:table-cell office:value-type="float" office:value="218.356">
                <text:p>218.35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03.750666666667">
                <text:p>303.750666666667</text:p>
              </table:table-cell>
              <table:table-cell office:value-type="float" office:value="94.356">
                <text:p>94.35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42.750666666667">
                <text:p>242.750666666667</text:p>
              </table:table-cell>
              <table:table-cell office:value-type="float" office:value="-42.644">
                <text:p>-42.6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62.750666666667">
                <text:p>162.750666666667</text:p>
              </table:table-cell>
              <table:table-cell office:value-type="float" office:value="-148.644">
                <text:p>-148.64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14.750666666667">
                <text:p>114.750666666667</text:p>
              </table:table-cell>
              <table:table-cell office:value-type="float" office:value="-260.644">
                <text:p>-260.64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0.7506666666666">
                <text:p>70.7506666666666</text:p>
              </table:table-cell>
              <table:table-cell office:value-type="float" office:value="-369.644">
                <text:p>-369.64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.7506666666666">
                <text:p>12.7506666666666</text:p>
              </table:table-cell>
              <table:table-cell office:value-type="float" office:value="-455.644">
                <text:p>-455.64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81.2493333333334">
                <text:p>-81.2493333333334</text:p>
              </table:table-cell>
              <table:table-cell office:value-type="float" office:value="-541.644">
                <text:p>-541.64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138.249333333333">
                <text:p>-138.249333333333</text:p>
              </table:table-cell>
              <table:table-cell office:value-type="float" office:value="-599.644">
                <text:p>-599.64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184.249333333333">
                <text:p>-184.249333333333</text:p>
              </table:table-cell>
              <table:table-cell office:value-type="float" office:value="-692.644">
                <text:p>-692.64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226.249333333333">
                <text:p>-226.249333333333</text:p>
              </table:table-cell>
              <table:table-cell office:value-type="float" office:value="-681.644">
                <text:p>-681.64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260.249333333333">
                <text:p>-260.249333333333</text:p>
              </table:table-cell>
              <table:table-cell office:value-type="float" office:value="-718.644">
                <text:p>-718.64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266.249333333333">
                <text:p>-266.249333333333</text:p>
              </table:table-cell>
              <table:table-cell office:value-type="float" office:value="-732.644">
                <text:p>-732.64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291.249333333333">
                <text:p>-291.249333333333</text:p>
              </table:table-cell>
              <table:table-cell office:value-type="float" office:value="-732.644">
                <text:p>-732.64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341.249333333333">
                <text:p>-341.249333333333</text:p>
              </table:table-cell>
              <table:table-cell office:value-type="float" office:value="-749.644">
                <text:p>-749.64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359.249333333333">
                <text:p>-359.249333333333</text:p>
              </table:table-cell>
              <table:table-cell office:value-type="float" office:value="-722.644">
                <text:p>-722.64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396.249333333333">
                <text:p>-396.249333333333</text:p>
              </table:table-cell>
              <table:table-cell office:value-type="float" office:value="-682.644">
                <text:p>-682.64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398.249333333333">
                <text:p>-398.249333333333</text:p>
              </table:table-cell>
              <table:table-cell office:value-type="float" office:value="-604.644">
                <text:p>-604.64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383.249333333333">
                <text:p>-383.249333333333</text:p>
              </table:table-cell>
              <table:table-cell office:value-type="float" office:value="-524.644">
                <text:p>-524.64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369.249333333333">
                <text:p>-369.249333333333</text:p>
              </table:table-cell>
              <table:table-cell office:value-type="float" office:value="-436.644">
                <text:p>-436.64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361.249333333333">
                <text:p>-361.249333333333</text:p>
              </table:table-cell>
              <table:table-cell office:value-type="float" office:value="-349.644">
                <text:p>-349.64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332.249333333333">
                <text:p>-332.249333333333</text:p>
              </table:table-cell>
              <table:table-cell office:value-type="float" office:value="-298.644">
                <text:p>-298.64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227.249333333333">
                <text:p>-227.249333333333</text:p>
              </table:table-cell>
              <table:table-cell office:value-type="float" office:value="-232.644">
                <text:p>-232.64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47.750666666667">
                <text:p>347.750666666667</text:p>
              </table:table-cell>
              <table:table-cell office:value-type="float" office:value="21.356">
                <text:p>21.35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05.750666666667">
                <text:p>405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29.750666666667">
                <text:p>429.750666666667</text:p>
              </table:table-cell>
              <table:table-cell office:value-type="float" office:value="23.356">
                <text:p>23.35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01.750666666667">
                <text:p>401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76.750666666667">
                <text:p>376.750666666667</text:p>
              </table:table-cell>
              <table:table-cell office:value-type="float" office:value="16.356">
                <text:p>16.35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70.750666666667">
                <text:p>370.750666666667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79.750666666667">
                <text:p>379.750666666667</text:p>
              </table:table-cell>
              <table:table-cell office:value-type="float" office:value="23.356">
                <text:p>23.35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00.750666666667">
                <text:p>400.750666666667</text:p>
              </table:table-cell>
              <table:table-cell office:value-type="float" office:value="21.356">
                <text:p>21.35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71.750666666667">
                <text:p>371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22.750666666667">
                <text:p>322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72.750666666667">
                <text:p>272.750666666667</text:p>
              </table:table-cell>
              <table:table-cell office:value-type="float" office:value="23.356">
                <text:p>23.35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30.750666666667">
                <text:p>230.750666666667</text:p>
              </table:table-cell>
              <table:table-cell office:value-type="float" office:value="-19.644">
                <text:p>-19.64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38.750666666667">
                <text:p>238.750666666667</text:p>
              </table:table-cell>
              <table:table-cell office:value-type="float" office:value="22.356">
                <text:p>22.35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50.750666666667">
                <text:p>150.750666666667</text:p>
              </table:table-cell>
              <table:table-cell office:value-type="float" office:value="18.356">
                <text:p>18.35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7.7506666666666">
                <text:p>87.7506666666666</text:p>
              </table:table-cell>
              <table:table-cell office:value-type="float" office:value="21.356">
                <text:p>21.35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3.7506666666666">
                <text:p>13.7506666666666</text:p>
              </table:table-cell>
              <table:table-cell office:value-type="float" office:value="16.356">
                <text:p>16.35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30.2493333333334">
                <text:p>-30.2493333333334</text:p>
              </table:table-cell>
              <table:table-cell office:value-type="float" office:value="10.356">
                <text:p>10.35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126.249333333333">
                <text:p>-126.249333333333</text:p>
              </table:table-cell>
              <table:table-cell office:value-type="float" office:value="21.356">
                <text:p>21.35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180.249333333333">
                <text:p>-180.249333333333</text:p>
              </table:table-cell>
              <table:table-cell office:value-type="float" office:value="16.356">
                <text:p>16.35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222.249333333333">
                <text:p>-222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253.249333333333">
                <text:p>-253.249333333333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287.249333333333">
                <text:p>-287.249333333333</text:p>
              </table:table-cell>
              <table:table-cell office:value-type="float" office:value="18.356">
                <text:p>18.35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293.249333333333">
                <text:p>-293.249333333333</text:p>
              </table:table-cell>
              <table:table-cell office:value-type="float" office:value="16.356">
                <text:p>16.35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346.249333333333">
                <text:p>-346.249333333333</text:p>
              </table:table-cell>
              <table:table-cell office:value-type="float" office:value="18.356">
                <text:p>18.35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387.249333333333">
                <text:p>-387.249333333333</text:p>
              </table:table-cell>
              <table:table-cell office:value-type="float" office:value="22.356">
                <text:p>22.35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369.249333333333">
                <text:p>-369.249333333333</text:p>
              </table:table-cell>
              <table:table-cell office:value-type="float" office:value="28.356">
                <text:p>28.35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410.249333333333">
                <text:p>-410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396.249333333333">
                <text:p>-396.249333333333</text:p>
              </table:table-cell>
              <table:table-cell office:value-type="float" office:value="16.356">
                <text:p>16.35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384.249333333333">
                <text:p>-384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374.249333333333">
                <text:p>-374.249333333333</text:p>
              </table:table-cell>
              <table:table-cell office:value-type="float" office:value="24.356">
                <text:p>24.35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344.249333333333">
                <text:p>-344.249333333333</text:p>
              </table:table-cell>
              <table:table-cell office:value-type="float" office:value="18.356">
                <text:p>18.35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211.249333333333">
                <text:p>-211.249333333333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242.249333333333">
                <text:p>-242.249333333333</text:p>
              </table:table-cell>
              <table:table-cell office:value-type="float" office:value="21.356">
                <text:p>21.35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257.249333333333">
                <text:p>-257.249333333333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177.249333333333">
                <text:p>-177.249333333333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160.249333333333">
                <text:p>-160.249333333333</text:p>
              </table:table-cell>
              <table:table-cell office:value-type="float" office:value="-3.64400000000001">
                <text:p>-3.6440000000000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94.2493333333334">
                <text:p>-94.2493333333334</text:p>
              </table:table-cell>
              <table:table-cell office:value-type="float" office:value="27.356">
                <text:p>27.35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55.2493333333334">
                <text:p>-55.2493333333334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4.7506666666666">
                <text:p>24.7506666666666</text:p>
              </table:table-cell>
              <table:table-cell office:value-type="float" office:value="15.356">
                <text:p>15.35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6.7506666666666">
                <text:p>66.7506666666666</text:p>
              </table:table-cell>
              <table:table-cell office:value-type="float" office:value="16.356">
                <text:p>16.35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9.7506666666666">
                <text:p>89.7506666666666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34.750666666667">
                <text:p>134.750666666667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87.750666666667">
                <text:p>187.750666666667</text:p>
              </table:table-cell>
              <table:table-cell office:value-type="float" office:value="21.356">
                <text:p>21.35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92.750666666667">
                <text:p>292.750666666667</text:p>
              </table:table-cell>
              <table:table-cell office:value-type="float" office:value="22.356">
                <text:p>22.35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10.750666666667">
                <text:p>310.750666666667</text:p>
              </table:table-cell>
              <table:table-cell office:value-type="float" office:value="26.356">
                <text:p>26.35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55.750666666667">
                <text:p>355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66.750666666667">
                <text:p>366.750666666667</text:p>
              </table:table-cell>
              <table:table-cell office:value-type="float" office:value="32.356">
                <text:p>32.35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12.750666666667">
                <text:p>412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39.750666666667">
                <text:p>439.750666666667</text:p>
              </table:table-cell>
              <table:table-cell office:value-type="float" office:value="15.356">
                <text:p>15.35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43.750666666667">
                <text:p>443.750666666667</text:p>
              </table:table-cell>
              <table:table-cell office:value-type="float" office:value="18.356">
                <text:p>18.35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35.750666666667">
                <text:p>435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24.750666666667">
                <text:p>424.750666666667</text:p>
              </table:table-cell>
              <table:table-cell office:value-type="float" office:value="23.356">
                <text:p>23.35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88.750666666667">
                <text:p>388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45.750666666667">
                <text:p>345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09.750666666667">
                <text:p>309.750666666667</text:p>
              </table:table-cell>
              <table:table-cell office:value-type="float" office:value="23.356">
                <text:p>23.35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74.750666666667">
                <text:p>274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30.750666666667">
                <text:p>230.750666666667</text:p>
              </table:table-cell>
              <table:table-cell office:value-type="float" office:value="24.356">
                <text:p>24.35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90.750666666667">
                <text:p>190.750666666667</text:p>
              </table:table-cell>
              <table:table-cell office:value-type="float" office:value="21.356">
                <text:p>21.35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61.750666666667">
                <text:p>161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02.750666666667">
                <text:p>102.750666666667</text:p>
              </table:table-cell>
              <table:table-cell office:value-type="float" office:value="18.356">
                <text:p>18.35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.7506666666666">
                <text:p>56.7506666666666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22.2493333333334">
                <text:p>-22.2493333333334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78.2493333333334">
                <text:p>-78.2493333333334</text:p>
              </table:table-cell>
              <table:table-cell office:value-type="float" office:value="16.356">
                <text:p>16.35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162.249333333333">
                <text:p>-162.249333333333</text:p>
              </table:table-cell>
              <table:table-cell office:value-type="float" office:value="18.356">
                <text:p>18.35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206.249333333333">
                <text:p>-206.249333333333</text:p>
              </table:table-cell>
              <table:table-cell office:value-type="float" office:value="24.356">
                <text:p>24.35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248.249333333333">
                <text:p>-248.249333333333</text:p>
              </table:table-cell>
              <table:table-cell office:value-type="float" office:value="18.356">
                <text:p>18.35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283.249333333333">
                <text:p>-283.249333333333</text:p>
              </table:table-cell>
              <table:table-cell office:value-type="float" office:value="16.356">
                <text:p>16.35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291.249333333333">
                <text:p>-291.249333333333</text:p>
              </table:table-cell>
              <table:table-cell office:value-type="float" office:value="12.356">
                <text:p>12.35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323.249333333333">
                <text:p>-323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340.249333333333">
                <text:p>-340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347.249333333333">
                <text:p>-347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415.249333333333">
                <text:p>-415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391.249333333333">
                <text:p>-391.249333333333</text:p>
              </table:table-cell>
              <table:table-cell office:value-type="float" office:value="18.356">
                <text:p>18.35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382.249333333333">
                <text:p>-382.249333333333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379.249333333333">
                <text:p>-379.249333333333</text:p>
              </table:table-cell>
              <table:table-cell office:value-type="float" office:value="18.356">
                <text:p>18.35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261.249333333333">
                <text:p>-261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299.249333333333">
                <text:p>-299.249333333333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315.249333333333">
                <text:p>-315.249333333333</text:p>
              </table:table-cell>
              <table:table-cell office:value-type="float" office:value="8.35599999999999">
                <text:p>8.3559999999999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308.249333333333">
                <text:p>-308.249333333333</text:p>
              </table:table-cell>
              <table:table-cell office:value-type="float" office:value="29.356">
                <text:p>29.35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257.249333333333">
                <text:p>-257.249333333333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166.249333333333">
                <text:p>-166.249333333333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130.249333333333">
                <text:p>-130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53.2493333333334">
                <text:p>-53.2493333333334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18.2493333333334">
                <text:p>-18.2493333333334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4.7506666666666">
                <text:p>54.7506666666666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8.7506666666666">
                <text:p>78.7506666666666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7.750666666667">
                <text:p>117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66.750666666667">
                <text:p>166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49.750666666667">
                <text:p>249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90.750666666667">
                <text:p>290.750666666667</text:p>
              </table:table-cell>
              <table:table-cell office:value-type="float" office:value="10.356">
                <text:p>10.35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41.750666666667">
                <text:p>341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60.750666666667">
                <text:p>360.750666666667</text:p>
              </table:table-cell>
              <table:table-cell office:value-type="float" office:value="22.356">
                <text:p>22.35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91.750666666667">
                <text:p>391.750666666667</text:p>
              </table:table-cell>
              <table:table-cell office:value-type="float" office:value="22.356">
                <text:p>22.35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75.750666666667">
                <text:p>375.750666666667</text:p>
              </table:table-cell>
              <table:table-cell office:value-type="float" office:value="21.356">
                <text:p>21.35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07.750666666667">
                <text:p>407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03.750666666667">
                <text:p>403.750666666667</text:p>
              </table:table-cell>
              <table:table-cell office:value-type="float" office:value="21.356">
                <text:p>21.35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87.750666666667">
                <text:p>387.750666666667</text:p>
              </table:table-cell>
              <table:table-cell office:value-type="float" office:value="15.356">
                <text:p>15.35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61.750666666667">
                <text:p>361.750666666667</text:p>
              </table:table-cell>
              <table:table-cell office:value-type="float" office:value="13.356">
                <text:p>13.35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35.750666666667">
                <text:p>335.750666666667</text:p>
              </table:table-cell>
              <table:table-cell office:value-type="float" office:value="13.356">
                <text:p>13.35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10.750666666667">
                <text:p>310.750666666667</text:p>
              </table:table-cell>
              <table:table-cell office:value-type="float" office:value="22.356">
                <text:p>22.35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36.750666666667">
                <text:p>336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23.750666666667">
                <text:p>323.750666666667</text:p>
              </table:table-cell>
              <table:table-cell office:value-type="float" office:value="18.356">
                <text:p>18.35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69.750666666667">
                <text:p>269.750666666667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17.750666666667">
                <text:p>217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44.750666666667">
                <text:p>144.750666666667</text:p>
              </table:table-cell>
              <table:table-cell office:value-type="float" office:value="22.356">
                <text:p>22.35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9.7506666666666">
                <text:p>49.7506666666666</text:p>
              </table:table-cell>
              <table:table-cell office:value-type="float" office:value="18.356">
                <text:p>18.35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4.24933333333343">
                <text:p>-4.24933333333343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96.2493333333334">
                <text:p>-96.2493333333334</text:p>
              </table:table-cell>
              <table:table-cell office:value-type="float" office:value="18.356">
                <text:p>18.35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131.249333333333">
                <text:p>-131.249333333333</text:p>
              </table:table-cell>
              <table:table-cell office:value-type="float" office:value="-0.644000000000005">
                <text:p>-0.64400000000000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194.249333333333">
                <text:p>-194.249333333333</text:p>
              </table:table-cell>
              <table:table-cell office:value-type="float" office:value="9.35599999999999">
                <text:p>9.3559999999999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236.249333333333">
                <text:p>-236.249333333333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255.249333333333">
                <text:p>-255.249333333333</text:p>
              </table:table-cell>
              <table:table-cell office:value-type="float" office:value="16.356">
                <text:p>16.35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279.249333333333">
                <text:p>-279.249333333333</text:p>
              </table:table-cell>
              <table:table-cell office:value-type="float" office:value="16.356">
                <text:p>16.35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316.249333333333">
                <text:p>-316.249333333333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333.249333333333">
                <text:p>-333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338.249333333333">
                <text:p>-338.249333333333</text:p>
              </table:table-cell>
              <table:table-cell office:value-type="float" office:value="16.356">
                <text:p>16.35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409.249333333333">
                <text:p>-409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343.249333333333">
                <text:p>-343.249333333333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326.249333333333">
                <text:p>-326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335.249333333333">
                <text:p>-335.249333333333</text:p>
              </table:table-cell>
              <table:table-cell office:value-type="float" office:value="18.356">
                <text:p>18.35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343.249333333333">
                <text:p>-343.249333333333</text:p>
              </table:table-cell>
              <table:table-cell office:value-type="float" office:value="23.356">
                <text:p>23.35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346.249333333333">
                <text:p>-346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330.249333333333">
                <text:p>-330.249333333333</text:p>
              </table:table-cell>
              <table:table-cell office:value-type="float" office:value="24.356">
                <text:p>24.35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266.249333333333">
                <text:p>-266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177.249333333333">
                <text:p>-177.249333333333</text:p>
              </table:table-cell>
              <table:table-cell office:value-type="float" office:value="16.356">
                <text:p>16.35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194.249333333333">
                <text:p>-194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101.249333333333">
                <text:p>-101.249333333333</text:p>
              </table:table-cell>
              <table:table-cell office:value-type="float" office:value="24.356">
                <text:p>24.35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69.2493333333334">
                <text:p>-69.2493333333334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29.2493333333334">
                <text:p>-29.2493333333334</text:p>
              </table:table-cell>
              <table:table-cell office:value-type="float" office:value="15.356">
                <text:p>15.35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6.7506666666666">
                <text:p>36.7506666666666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82.7506666666666">
                <text:p>82.7506666666666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00.750666666667">
                <text:p>100.750666666667</text:p>
              </table:table-cell>
              <table:table-cell office:value-type="float" office:value="22.356">
                <text:p>22.35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50.750666666667">
                <text:p>150.750666666667</text:p>
              </table:table-cell>
              <table:table-cell office:value-type="float" office:value="23.356">
                <text:p>23.35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95.750666666667">
                <text:p>195.750666666667</text:p>
              </table:table-cell>
              <table:table-cell office:value-type="float" office:value="21.356">
                <text:p>21.35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26.750666666667">
                <text:p>326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18.750666666667">
                <text:p>318.750666666667</text:p>
              </table:table-cell>
              <table:table-cell office:value-type="float" office:value="16.356">
                <text:p>16.35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46.750666666667">
                <text:p>346.750666666667</text:p>
              </table:table-cell>
              <table:table-cell office:value-type="float" office:value="27.356">
                <text:p>27.35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93.750666666667">
                <text:p>393.750666666667</text:p>
              </table:table-cell>
              <table:table-cell office:value-type="float" office:value="24.356">
                <text:p>24.35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08.750666666667">
                <text:p>408.750666666667</text:p>
              </table:table-cell>
              <table:table-cell office:value-type="float" office:value="24.356">
                <text:p>24.35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27.750666666667">
                <text:p>427.750666666667</text:p>
              </table:table-cell>
              <table:table-cell office:value-type="float" office:value="24.356">
                <text:p>24.35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85.750666666667">
                <text:p>385.750666666667</text:p>
              </table:table-cell>
              <table:table-cell office:value-type="float" office:value="12.356">
                <text:p>12.35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73.750666666667">
                <text:p>373.750666666667</text:p>
              </table:table-cell>
              <table:table-cell office:value-type="float" office:value="23.356">
                <text:p>23.35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70.750666666667">
                <text:p>370.750666666667</text:p>
              </table:table-cell>
              <table:table-cell office:value-type="float" office:value="21.356">
                <text:p>21.35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02.750666666667">
                <text:p>402.750666666667</text:p>
              </table:table-cell>
              <table:table-cell office:value-type="float" office:value="24.356">
                <text:p>24.35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72.750666666667">
                <text:p>372.750666666667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21.750666666667">
                <text:p>321.750666666667</text:p>
              </table:table-cell>
              <table:table-cell office:value-type="float" office:value="-12.644">
                <text:p>-12.64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67.750666666667">
                <text:p>267.750666666667</text:p>
              </table:table-cell>
              <table:table-cell office:value-type="float" office:value="22.356">
                <text:p>22.35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27.750666666667">
                <text:p>227.750666666667</text:p>
              </table:table-cell>
              <table:table-cell office:value-type="float" office:value="16.356">
                <text:p>16.35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22.750666666667">
                <text:p>222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7.750666666667">
                <text:p>127.750666666667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0.7506666666666">
                <text:p>90.7506666666666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9.7506666666666">
                <text:p>19.7506666666666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51.2493333333334">
                <text:p>-51.2493333333334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92.2493333333334">
                <text:p>-92.2493333333334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171.249333333333">
                <text:p>-171.249333333333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218.249333333333">
                <text:p>-218.249333333333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249.249333333333">
                <text:p>-249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281.249333333333">
                <text:p>-281.249333333333</text:p>
              </table:table-cell>
              <table:table-cell office:value-type="float" office:value="16.356">
                <text:p>16.35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297.249333333333">
                <text:p>-297.249333333333</text:p>
              </table:table-cell>
              <table:table-cell office:value-type="float" office:value="13.356">
                <text:p>13.35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325.249333333333">
                <text:p>-325.249333333333</text:p>
              </table:table-cell>
              <table:table-cell office:value-type="float" office:value="23.356">
                <text:p>23.35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382.249333333333">
                <text:p>-382.249333333333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391.249333333333">
                <text:p>-391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407.249333333333">
                <text:p>-407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376.249333333333">
                <text:p>-376.249333333333</text:p>
              </table:table-cell>
              <table:table-cell office:value-type="float" office:value="18.356">
                <text:p>18.35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372.249333333333">
                <text:p>-372.249333333333</text:p>
              </table:table-cell>
              <table:table-cell office:value-type="float" office:value="8.35599999999999">
                <text:p>8.3559999999999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368.249333333333">
                <text:p>-368.249333333333</text:p>
              </table:table-cell>
              <table:table-cell office:value-type="float" office:value="16.356">
                <text:p>16.35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361.249333333333">
                <text:p>-361.249333333333</text:p>
              </table:table-cell>
              <table:table-cell office:value-type="float" office:value="23.356">
                <text:p>23.35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314.249333333333">
                <text:p>-314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197.249333333333">
                <text:p>-197.249333333333</text:p>
              </table:table-cell>
              <table:table-cell office:value-type="float" office:value="16.356">
                <text:p>16.35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206.249333333333">
                <text:p>-206.249333333333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146.249333333333">
                <text:p>-146.249333333333</text:p>
              </table:table-cell>
              <table:table-cell office:value-type="float" office:value="26.356">
                <text:p>26.35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184.249333333333">
                <text:p>-184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103.249333333333">
                <text:p>-103.249333333333</text:p>
              </table:table-cell>
              <table:table-cell office:value-type="float" office:value="15.356">
                <text:p>15.35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52.2493333333334">
                <text:p>-52.2493333333334</text:p>
              </table:table-cell>
              <table:table-cell office:value-type="float" office:value="15.356">
                <text:p>15.35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.75066666666658">
                <text:p>8.75066666666658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2.7506666666666">
                <text:p>32.7506666666666</text:p>
              </table:table-cell>
              <table:table-cell office:value-type="float" office:value="23.356">
                <text:p>23.35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2.7506666666666">
                <text:p>82.7506666666666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4.750666666667">
                <text:p>134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92.750666666667">
                <text:p>192.750666666667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56.750666666667">
                <text:p>256.750666666667</text:p>
              </table:table-cell>
              <table:table-cell office:value-type="float" office:value="21.356">
                <text:p>21.35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02.750666666667">
                <text:p>302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50.750666666667">
                <text:p>350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74.750666666667">
                <text:p>374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31.750666666667">
                <text:p>431.750666666667</text:p>
              </table:table-cell>
              <table:table-cell office:value-type="float" office:value="23.356">
                <text:p>23.35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44.750666666667">
                <text:p>444.750666666667</text:p>
              </table:table-cell>
              <table:table-cell office:value-type="float" office:value="16.356">
                <text:p>16.35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79.750666666667">
                <text:p>379.750666666667</text:p>
              </table:table-cell>
              <table:table-cell office:value-type="float" office:value="44.356">
                <text:p>44.35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78.750666666667">
                <text:p>378.750666666667</text:p>
              </table:table-cell>
              <table:table-cell office:value-type="float" office:value="24.356">
                <text:p>24.35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66.750666666667">
                <text:p>366.750666666667</text:p>
              </table:table-cell>
              <table:table-cell office:value-type="float" office:value="24.356">
                <text:p>24.35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90.750666666667">
                <text:p>390.750666666667</text:p>
              </table:table-cell>
              <table:table-cell office:value-type="float" office:value="25.356">
                <text:p>25.35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85.750666666667">
                <text:p>385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28.750666666667">
                <text:p>328.750666666667</text:p>
              </table:table-cell>
              <table:table-cell office:value-type="float" office:value="29.356">
                <text:p>29.35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90.750666666667">
                <text:p>290.750666666667</text:p>
              </table:table-cell>
              <table:table-cell office:value-type="float" office:value="24.356">
                <text:p>24.35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48.750666666667">
                <text:p>248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18.750666666667">
                <text:p>218.750666666667</text:p>
              </table:table-cell>
              <table:table-cell office:value-type="float" office:value="18.356">
                <text:p>18.35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67.750666666667">
                <text:p>167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02.750666666667">
                <text:p>102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5.7506666666666">
                <text:p>55.7506666666666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4.24933333333343">
                <text:p>-4.24933333333343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82.2493333333334">
                <text:p>-82.2493333333334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156.249333333333">
                <text:p>-156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203.249333333333">
                <text:p>-203.249333333333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252.249333333333">
                <text:p>-252.249333333333</text:p>
              </table:table-cell>
              <table:table-cell office:value-type="float" office:value="18.356">
                <text:p>18.35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280.249333333333">
                <text:p>-280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299.249333333333">
                <text:p>-299.249333333333</text:p>
              </table:table-cell>
              <table:table-cell office:value-type="float" office:value="22.356">
                <text:p>22.35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318.249333333333">
                <text:p>-318.249333333333</text:p>
              </table:table-cell>
              <table:table-cell office:value-type="float" office:value="12.356">
                <text:p>12.35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365.249333333333">
                <text:p>-365.249333333333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399.249333333333">
                <text:p>-399.249333333333</text:p>
              </table:table-cell>
              <table:table-cell office:value-type="float" office:value="16.356">
                <text:p>16.35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328.249333333333">
                <text:p>-328.249333333333</text:p>
              </table:table-cell>
              <table:table-cell office:value-type="float" office:value="16.356">
                <text:p>16.35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325.249333333333">
                <text:p>-325.249333333333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318.249333333333">
                <text:p>-318.249333333333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266.249333333333">
                <text:p>-266.249333333333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343.249333333333">
                <text:p>-343.249333333333</text:p>
              </table:table-cell>
              <table:table-cell office:value-type="float" office:value="30.356">
                <text:p>30.35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332.249333333333">
                <text:p>-332.249333333333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192.249333333333">
                <text:p>-192.249333333333</text:p>
              </table:table-cell>
              <table:table-cell office:value-type="float" office:value="18.356">
                <text:p>18.35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217.249333333333">
                <text:p>-217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182.249333333333">
                <text:p>-182.249333333333</text:p>
              </table:table-cell>
              <table:table-cell office:value-type="float" office:value="60.356">
                <text:p>60.35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131.249333333333">
                <text:p>-131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86.2493333333334">
                <text:p>-86.2493333333334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56.2493333333334">
                <text:p>-56.2493333333334</text:p>
              </table:table-cell>
              <table:table-cell office:value-type="float" office:value="21.356">
                <text:p>21.35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4.24933333333343">
                <text:p>-4.24933333333343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5.7506666666666">
                <text:p>35.7506666666666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02.750666666667">
                <text:p>102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14.750666666667">
                <text:p>114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59.750666666667">
                <text:p>159.750666666667</text:p>
              </table:table-cell>
              <table:table-cell office:value-type="float" office:value="22.356">
                <text:p>22.35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10.750666666667">
                <text:p>210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81.750666666667">
                <text:p>281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30.750666666667">
                <text:p>330.750666666667</text:p>
              </table:table-cell>
              <table:table-cell office:value-type="float" office:value="22.356">
                <text:p>22.35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50.750666666667">
                <text:p>350.750666666667</text:p>
              </table:table-cell>
              <table:table-cell office:value-type="float" office:value="16.356">
                <text:p>16.35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68.750666666667">
                <text:p>368.750666666667</text:p>
              </table:table-cell>
              <table:table-cell office:value-type="float" office:value="24.356">
                <text:p>24.35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83.750666666667">
                <text:p>383.750666666667</text:p>
              </table:table-cell>
              <table:table-cell office:value-type="float" office:value="22.356">
                <text:p>22.35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92.750666666667">
                <text:p>392.750666666667</text:p>
              </table:table-cell>
              <table:table-cell office:value-type="float" office:value="24.356">
                <text:p>24.35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06.750666666667">
                <text:p>406.750666666667</text:p>
              </table:table-cell>
              <table:table-cell office:value-type="float" office:value="28.356">
                <text:p>28.35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80.750666666667">
                <text:p>380.750666666667</text:p>
              </table:table-cell>
              <table:table-cell office:value-type="float" office:value="24.356">
                <text:p>24.35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50.750666666667">
                <text:p>350.750666666667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27.750666666667">
                <text:p>327.750666666667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09.750666666667">
                <text:p>309.750666666667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63.750666666667">
                <text:p>363.750666666667</text:p>
              </table:table-cell>
              <table:table-cell office:value-type="float" office:value="21.356">
                <text:p>21.35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14.750666666667">
                <text:p>314.750666666667</text:p>
              </table:table-cell>
              <table:table-cell office:value-type="float" office:value="21.356">
                <text:p>21.35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78.750666666667">
                <text:p>278.750666666667</text:p>
              </table:table-cell>
              <table:table-cell office:value-type="float" office:value="18.356">
                <text:p>18.35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29.750666666667">
                <text:p>229.750666666667</text:p>
              </table:table-cell>
              <table:table-cell office:value-type="float" office:value="24.356">
                <text:p>24.35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0.750666666667">
                <text:p>150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2.7506666666666">
                <text:p>82.7506666666666</text:p>
              </table:table-cell>
              <table:table-cell office:value-type="float" office:value="22.356">
                <text:p>22.35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3.24933333333342">
                <text:p>-3.24933333333342</text:p>
              </table:table-cell>
              <table:table-cell office:value-type="float" office:value="7.35599999999999">
                <text:p>7.3559999999999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77.2493333333334">
                <text:p>-77.2493333333334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143.249333333333">
                <text:p>-143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179.249333333333">
                <text:p>-179.249333333333</text:p>
              </table:table-cell>
              <table:table-cell office:value-type="float" office:value="24.356">
                <text:p>24.35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237.249333333333">
                <text:p>-237.249333333333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258.249333333333">
                <text:p>-258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269.249333333333">
                <text:p>-269.249333333333</text:p>
              </table:table-cell>
              <table:table-cell office:value-type="float" office:value="24.356">
                <text:p>24.3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